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59.9mm"/>
    </style:style>
    <style:style style:name="co3" style:family="table-column">
      <style:table-column-properties fo:break-before="auto" style:column-width="26.95mm"/>
    </style:style>
    <style:style style:name="co4" style:family="table-column">
      <style:table-column-properties fo:break-before="auto" style:column-width="39.48mm"/>
    </style:style>
    <style:style style:name="co5" style:family="table-column">
      <style:table-column-properties fo:break-before="auto" style:column-width="22.58mm"/>
    </style:style>
    <style:style style:name="co6" style:family="table-column">
      <style:table-column-properties fo:break-before="auto" style:column-width="13.6mm"/>
    </style:style>
    <style:style style:name="co7" style:family="table-column">
      <style:table-column-properties fo:break-before="auto" style:column-width="52.83mm"/>
    </style:style>
    <style:style style:name="co8" style:family="table-column">
      <style:table-column-properties fo:break-before="auto" style:column-width="23.41mm"/>
    </style:style>
    <style:style style:name="co9" style:family="table-column">
      <style:table-column-properties fo:break-before="auto" style:column-width="24.24mm"/>
    </style:style>
    <style:style style:name="co10" style:family="table-column">
      <style:table-column-properties fo:break-before="auto" style:column-width="17.69mm"/>
    </style:style>
    <style:style style:name="co11" style:family="table-column">
      <style:table-column-properties fo:break-before="auto" style:column-width="19.6mm"/>
    </style:style>
    <style:style style:name="co12" style:family="table-column">
      <style:table-column-properties fo:break-before="auto" style:column-width="22.05mm"/>
    </style:style>
    <style:style style:name="co13" style:family="table-column">
      <style:table-column-properties fo:break-before="auto" style:column-width="26.14mm"/>
    </style:style>
    <style:style style:name="co14" style:family="table-column">
      <style:table-column-properties fo:break-before="auto" style:column-width="58.76mm"/>
    </style:style>
    <style:style style:name="co15" style:family="table-column">
      <style:table-column-properties fo:break-before="auto" style:column-width="54.45mm"/>
    </style:style>
    <style:style style:name="ro1" style:family="table-row">
      <style:table-row-properties style:row-height="4.52mm" fo:break-before="auto" style:use-optimal-row-height="false"/>
    </style:style>
    <style:style style:name="ro2" style:family="table-row">
      <style:table-row-properties style:row-height="7.92mm" fo:break-before="auto" style:use-optimal-row-height="false"/>
    </style:style>
    <style:style style:name="ro3" style:family="table-row">
      <style:table-row-properties style:row-height="16.92mm" fo:break-before="auto" style:use-optimal-row-height="false"/>
    </style:style>
    <style:style style:name="ro4" style:family="table-row">
      <style:table-row-properties style:row-height="6.86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9.79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25.61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7.25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38.15mm" fo:break-before="auto" style:use-optimal-row-height="true"/>
    </style:style>
    <style:style style:name="ro15" style:family="table-row">
      <style:table-row-properties style:row-height="33.97mm" fo:break-before="auto" style:use-optimal-row-height="true"/>
    </style:style>
    <style:style style:name="ro16" style:family="table-row">
      <style:table-row-properties style:row-height="16.39mm" fo:break-before="auto" style:use-optimal-row-height="true"/>
    </style:style>
    <style:style style:name="ro17" style:family="table-row">
      <style:table-row-properties style:row-height="28.29mm" fo:break-before="auto" style:use-optimal-row-height="true"/>
    </style:style>
    <style:style style:name="ro18" style:family="table-row">
      <style:table-row-properties style:row-height="24.32mm" fo:break-before="auto" style:use-optimal-row-height="true"/>
    </style:style>
    <style:style style:name="ro19" style:family="table-row">
      <style:table-row-properties style:row-height="21.43mm" fo:break-before="auto" style:use-optimal-row-height="true"/>
    </style:style>
    <style:style style:name="ro20" style:family="table-row">
      <style:table-row-properties style:row-height="6.95mm" fo:break-before="auto" style:use-optimal-row-height="true"/>
    </style:style>
    <style:style style:name="ro21" style:family="table-row">
      <style:table-row-properties style:row-height="96.63mm" fo:break-before="auto" style:use-optimal-row-height="true"/>
    </style:style>
    <style:style style:name="ro22" style:family="table-row">
      <style:table-row-properties style:row-height="88.2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fo:wrap-option="wrap" style:vertical-align="middle"/>
      <style:paragraph-properties fo:text-align="start" fo:margin-left="0mm"/>
    </style:style>
    <style:style style:name="ce7" style:family="table-cell" style:parent-style-name="Default">
      <style:table-cell-properties style:text-align-source="fix" style:repeat-content="false" fo:wrap-option="no-wrap" style:vertical-align="middle"/>
      <style:paragraph-properties fo:text-align="start" fo:margin-left="0mm"/>
    </style:style>
    <style:style style:name="ce8"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 style:family="table-cell" style:parent-style-name="Default">
      <style:table-cell-properties fo:wrap-option="wrap"/>
    </style:style>
    <style:style style:name="ce10" style:family="table-cell" style:parent-style-name="Default">
      <style:table-cell-properties style:text-align-source="fix" style:repeat-content="false" fo:wrap-option="wrap" style:vertical-align="middle"/>
      <style:paragraph-properties fo:text-align="start" fo:margin-left="0mm"/>
      <style:text-properties style:font-name="Liberation Sans" style:font-name-asian="Noto Sans CJK SC Regular" style:font-name-complex="FreeSans"/>
    </style:style>
    <style:style style:name="ce11" style:family="table-cell" style:parent-style-name="Default">
      <style:table-cell-properties style:text-align-source="fix" style:repeat-content="false" fo:wrap-option="no-wrap" style:vertical-align="middle"/>
      <style:paragraph-properties fo:text-align="center" fo:margin-left="0mm"/>
    </style:style>
    <style:style style:name="ce12" style:family="table-cell" style:parent-style-name="Default" style:data-style-name="N41">
      <style:table-cell-properties style:text-align-source="fix" style:repeat-content="false"/>
      <style:paragraph-properties fo:text-align="center" fo:margin-left="0mm"/>
    </style:style>
    <style:style style:name="ce13" style:family="table-cell" style:parent-style-name="Default" style:data-style-name="N41">
      <style:table-cell-properties style:text-align-source="fix" style:repeat-content="false" fo:wrap-option="wrap" style:vertical-align="middle"/>
      <style:paragraph-properties fo:text-align="center" fo:margin-left="0mm"/>
    </style:style>
    <style:style style:name="ce14" style:family="table-cell" style:parent-style-name="Default" style:data-style-name="N41"/>
    <style:style style:name="ce15" style:family="table-cell" style:parent-style-name="Default">
      <style:table-cell-properties style:text-align-source="fix" style:repeat-content="false" style:vertical-align="middle"/>
      <style:paragraph-properties fo:text-align="start" fo:margin-left="0mm"/>
    </style:style>
    <style:style style:name="ce16" style:family="table-cell" style:parent-style-name="Default">
      <style:table-cell-properties style:text-align-source="fix" style:repeat-content="false"/>
      <style:paragraph-properties fo:text-align="end" fo:margin-left="0mm"/>
    </style:style>
    <style:style style:name="ce17" style:family="table-cell" style:parent-style-name="Default" style:data-style-name="N41">
      <style:table-cell-properties style:text-align-source="fix" style:repeat-content="false" style:vertical-align="middle"/>
      <style:paragraph-properties fo:text-align="center" fo:margin-left="0mm"/>
    </style:style>
    <style:style style:name="ce18" style:family="table-cell" style:parent-style-name="Default" style:data-style-name="N0"/>
    <style:style style:name="T1" style:family="text">
      <style:text-properties fo:font-size="10pt" style:font-size-asian="10pt" style:font-size-complex="10pt"/>
    </style:style>
  </office:automatic-styles>
  <office:body>
    <office:spreadsheet>
      <table:calculation-settings table:automatic-find-labels="false"/>
      <table:table table:name="Test cases" table:style-name="ta1">
        <table:table-column table:style-name="co1" table:default-cell-style-name="ce3"/>
        <table:table-column table:style-name="co2" table:default-cell-style-name="ce6"/>
        <table:table-column table:style-name="co3" table:default-cell-style-name="ce1"/>
        <table:table-column table:style-name="co4" table:default-cell-style-name="ce3"/>
        <table:table-column table:style-name="co1" table:number-columns-repeated="8" table:default-cell-style-name="ce3"/>
        <table:table-column table:style-name="co5" table:number-columns-repeated="1012" table:default-cell-style-name="ce3"/>
        <table:table-row table:style-name="ro1">
          <table:table-cell table:style-name="ce1" office:value-type="string" calcext:value-type="string">
            <text:p>Legend</text:p>
          </table:table-cell>
          <table:table-cell table:number-columns-repeated="2"/>
          <table:table-cell table:style-name="ce1" table:number-columns-repeated="1021"/>
        </table:table-row>
        <table:table-row table:style-name="ro2">
          <table:table-cell table:style-name="ce1" office:value-type="string" calcext:value-type="string">
            <text:p>Receiver</text:p>
          </table:table-cell>
          <table:table-cell table:style-name="ce7" office:value-type="string" calcext:value-type="string">
            <text:p>smartphone device that listens to the messages sended by transmitters (beacons)</text:p>
          </table:table-cell>
          <table:table-cell table:style-name="ce11"/>
          <table:table-cell table:style-name="ce1" table:number-columns-repeated="1021"/>
        </table:table-row>
        <table:table-row table:style-name="ro2">
          <table:table-cell table:style-name="ce1" office:value-type="string" calcext:value-type="string">
            <text:p>Transmitter</text:p>
          </table:table-cell>
          <table:table-cell table:style-name="ce7" office:value-type="string" calcext:value-type="string">
            <text:p>bluetooth low energy device that sends broadcast ‘advertisment’ messages (beacon)</text:p>
          </table:table-cell>
          <table:table-cell table:style-name="ce11"/>
          <table:table-cell table:style-name="ce1" table:number-columns-repeated="1021"/>
        </table:table-row>
        <table:table-row table:style-name="ro2">
          <table:table-cell table:style-name="ce1" office:value-type="string" calcext:value-type="string">
            <text:p>|</text:p>
          </table:table-cell>
          <table:table-cell table:style-name="ce7" office:value-type="string" calcext:value-type="string">
            <text:p>receiver orientation: smartphone is held in a vertical position, display in front of an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F-</text:p>
          </table:table-cell>
          <table:table-cell table:style-name="ce7" office:value-type="string" calcext:value-type="string">
            <text:p>receiver orientation: smartphone is held in a horizontal position, display points to the ceiling (content is visible to the user), user is NOT an obstacle on line of sigh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receiver orientation: smartphone is held in a horizontal position, display points to the ceiling (content is visible to the user), user is an obstacle on line of sight</text:p>
          </table:table-cell>
          <table:table-cell table:style-name="ce11"/>
          <table:table-cell table:style-name="ce1" table:number-columns-repeated="1021"/>
        </table:table-row>
        <table:table-row table:style-name="ro2">
          <table:table-cell table:style-name="ce1" office:value-type="string" calcext:value-type="string">
            <text:p>P</text:p>
          </table:table-cell>
          <table:table-cell table:style-name="ce7" office:value-type="string" calcext:value-type="string">
            <text:p>receiver orientation: smartphone is held in an user pocket</text:p>
          </table:table-cell>
          <table:table-cell table:style-name="ce11"/>
          <table:table-cell table:style-name="ce1" table:number-columns-repeated="1021"/>
        </table:table-row>
        <table:table-row table:style-name="ro2">
          <table:table-cell table:style-name="ce1" office:value-type="string" calcext:value-type="string">
            <text:p>B</text:p>
          </table:table-cell>
          <table:table-cell table:style-name="ce7" office:value-type="string" calcext:value-type="string">
            <text:p>smartphone „Blackberry Z10” device</text:p>
          </table:table-cell>
          <table:table-cell table:style-name="ce11"/>
          <table:table-cell table:style-name="ce1" table:number-columns-repeated="1021"/>
        </table:table-row>
        <table:table-row table:style-name="ro2">
          <table:table-cell table:style-name="ce1" office:value-type="string" calcext:value-type="string">
            <text:p>S</text:p>
          </table:table-cell>
          <table:table-cell table:style-name="ce7" office:value-type="string" calcext:value-type="string">
            <text:p>smartphone „Smasung Galaxy S7” device</text:p>
          </table:table-cell>
          <table:table-cell table:style-name="ce11"/>
          <table:table-cell table:style-name="ce1" table:number-columns-repeated="1021"/>
        </table:table-row>
        <table:table-row table:style-name="ro1">
          <table:table-cell table:style-name="ce1" office:value-type="string" calcext:value-type="string">
            <text:p>TEST</text:p>
          </table:table-cell>
          <table:table-cell table:style-name="ce7" office:value-type="string" calcext:value-type="string">
            <text:p>parameter that was evaluated during the test</text:p>
          </table:table-cell>
          <table:table-cell table:style-name="ce11"/>
          <table:table-cell table:style-name="ce1" table:number-columns-repeated="1021"/>
        </table:table-row>
        <table:table-row table:style-name="ro1" table:number-rows-repeated="2">
          <table:table-cell table:style-name="ce1"/>
          <table:table-cell table:number-columns-repeated="2"/>
          <table:table-cell table:style-name="ce1" table:number-columns-repeated="1021"/>
        </table:table-row>
        <table:table-row table:style-name="ro3">
          <table:table-cell table:style-name="ce1" office:value-type="string" calcext:value-type="string">
            <text:p>Test case number</text:p>
          </table:table-cell>
          <table:table-cell table:style-name="ce1" office:value-type="string" calcext:value-type="string">
            <text:p>Description</text:p>
          </table:table-cell>
          <table:table-cell office:value-type="string" calcext:value-type="string">
            <text:p>Measurement</text:p>
          </table:table-cell>
          <table:table-cell table:style-name="ce1" office:value-type="string" calcext:value-type="string">
            <text:p>Receiver distance from transmitter</text:p>
          </table:table-cell>
          <table:table-cell table:style-name="ce1" office:value-type="string" calcext:value-type="string">
            <text:p>Receiver orientation</text:p>
          </table:table-cell>
          <table:table-cell table:style-name="ce1" office:value-type="string" calcext:value-type="string">
            <text:p>Receiver type</text:p>
          </table:table-cell>
          <table:table-cell table:style-name="ce1" office:value-type="string" calcext:value-type="string">
            <text:p>Transmitter type</text:p>
          </table:table-cell>
          <table:table-cell table:style-name="ce1" office:value-type="string" calcext:value-type="string">
            <text:p>Transmitter power</text:p>
          </table:table-cell>
          <table:table-cell table:style-name="ce1" office:value-type="string" calcext:value-type="string">
            <text:p>Transmitter placement</text:p>
          </table:table-cell>
          <table:table-cell table:style-name="ce1" office:value-type="string" calcext:value-type="string">
            <text:p>Transmitter antenna direction</text:p>
          </table:table-cell>
          <table:table-cell table:style-name="ce1" office:value-type="string" calcext:value-type="string">
            <text:p>Amount of transmitters</text:p>
          </table:table-cell>
          <table:table-cell table:style-name="ce1" office:value-type="string" calcext:value-type="string">
            <text:p>Distance between transmitters</text:p>
          </table:table-cell>
          <table:table-cell table:style-name="ce1" table:number-columns-repeated="1012"/>
        </table:table-row>
        <table:table-row table:style-name="ro4">
          <table:table-cell table:style-name="ce2"/>
          <table:table-cell table:style-name="ce8"/>
          <table:table-cell table:style-name="ce2" office:value-type="string" calcext:value-type="string">
            <text:p>[hh:mm]</text:p>
          </table:table-cell>
          <table:table-cell table:style-name="ce2" office:value-type="string" calcext:value-type="string">
            <text:p>[m]</text:p>
          </table:table-cell>
          <table:table-cell table:style-name="ce2" office:value-type="string" calcext:value-type="string">
            <text:p>{ |, F-, B-, P} </text:p>
          </table:table-cell>
          <table:table-cell table:style-name="ce2" office:value-type="string" calcext:value-type="string">
            <text:p>{B, S}</text:p>
          </table:table-cell>
          <table:table-cell table:style-name="ce2" office:value-type="string" calcext:value-type="string">
            <text:p>{B1, B2, B3, B4}</text:p>
          </table:table-cell>
          <table:table-cell table:style-name="ce2" office:value-type="string" calcext:value-type="string">
            <text:p>[dBm]</text:p>
          </table:table-cell>
          <table:table-cell table:style-name="ce2" office:value-type="string" calcext:value-type="string">
            <text:p>{Ceiling, Wall}</text:p>
          </table:table-cell>
          <table:table-cell table:style-name="ce2" office:value-type="string" calcext:value-type="string">
            <text:p>{<text:span text:style-name="T1">↓, →</text:span>)</text:p>
          </table:table-cell>
          <table:table-cell table:style-name="ce2" office:value-type="string" calcext:value-type="string">
            <text:p>{1, 3}</text:p>
          </table:table-cell>
          <table:table-cell table:style-name="ce2" office:value-type="string" calcext:value-type="string">
            <text:p>{-, 10m, 15m}</text:p>
          </table:table-cell>
          <table:table-cell table:style-name="ce2" table:number-columns-repeated="1012"/>
        </table:table-row>
        <table:table-row table:style-name="ro5">
          <table:table-cell office:value-type="float" office:value="1" calcext:value-type="float">
            <text:p>1</text:p>
          </table:table-cell>
          <table:table-cell office:value-type="string" calcext:value-type="string">
            <text:p>Obtain transmitters power attenuation curve</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table:style-name="ce4" office:value-type="float" office:value="1.1" calcext:value-type="float">
            <text:p>1,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number-columns-repeated="4"/>
          <table:table-cell office:value-type="string" calcext:value-type="string">
            <text:p>4dBm</text:p>
          </table:table-cell>
          <table:table-cell table:number-columns-repeated="1016"/>
        </table:table-row>
        <table:table-row table:style-name="ro6">
          <table:table-cell office:value-type="float" office:value="1.2" calcext:value-type="float">
            <text:p>1,2</text:p>
          </table:table-cell>
          <table:table-cell office:value-type="string" calcext:value-type="string">
            <text:p>* -16dBm transmitter power; power density measured on discrete distances from signal source</text:p>
          </table:table-cell>
          <table:table-cell office:value-type="string" calcext:value-type="string">
            <text:p>12:43(35m) – 12:55(0m)</text:p>
          </table:table-cell>
          <table:table-cell table:number-columns-repeated="4"/>
          <table:table-cell office:value-type="string" calcext:value-type="string">
            <text:p>-16dBm</text:p>
          </table:table-cell>
          <table:table-cell table:number-columns-repeated="1016"/>
        </table:table-row>
        <table:table-row table:style-name="ro7">
          <table:table-cell office:value-type="float" office:value="2" calcext:value-type="float">
            <text:p>2</text:p>
          </table:table-cell>
          <table:table-cell office:value-type="string" calcext:value-type="string">
            <text:p>Signal range per given tx power setting and rx in „pocket” orientation. Dynamic tests in a sequence: * 5 sec under the tx, * move 5 meters away (actor is an obstacle), * 5 sec on 5 meters distance</text:p>
          </table:table-cell>
          <table:table-cell/>
          <table:table-cell office:value-type="string" calcext:value-type="string">
            <text:p>{0m, 0-5m, 5m}</text:p>
          </table:table-cell>
          <table:table-cell office:value-type="string" calcext:value-type="string">
            <text:p>P</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table:style-name="ce5" office:value-type="float" office:value="2.1" calcext:value-type="float">
            <text:p>2,1</text:p>
          </table:table-cell>
          <table:table-cell table:style-name="ce9" office:value-type="string" calcext:value-type="string">
            <text:p>* -12dBm tx power</text:p>
          </table:table-cell>
          <table:table-cell table:style-name="ce12" office:value-type="time" office:time-value="PT13H20M00S" calcext:value-type="time">
            <text:p>13:20:00</text:p>
          </table:table-cell>
          <table:table-cell table:number-columns-repeated="4"/>
          <table:table-cell office:value-type="string" calcext:value-type="string">
            <text:p>-12dBm</text:p>
          </table:table-cell>
          <table:table-cell table:number-columns-repeated="1016"/>
        </table:table-row>
        <table:table-row table:style-name="ro8">
          <table:table-cell office:value-type="float" office:value="2.2" calcext:value-type="float">
            <text:p>2,2</text:p>
          </table:table-cell>
          <table:table-cell office:value-type="string" calcext:value-type="string">
            <text:p>* -16dBm tx power</text:p>
          </table:table-cell>
          <table:table-cell table:style-name="ce13" office:value-type="time" office:time-value="PT13H14M00S" calcext:value-type="time">
            <text:p>13:14:00</text:p>
          </table:table-cell>
          <table:table-cell table:number-columns-repeated="4"/>
          <table:table-cell office:value-type="string" calcext:value-type="string">
            <text:p>-16dBm</text:p>
          </table:table-cell>
          <table:table-cell table:number-columns-repeated="1016"/>
        </table:table-row>
        <table:table-row table:style-name="ro8">
          <table:table-cell office:value-type="float" office:value="2.3" calcext:value-type="float">
            <text:p>2,3</text:p>
          </table:table-cell>
          <table:table-cell office:value-type="string" calcext:value-type="string">
            <text:p>* -20dBm tx power</text:p>
          </table:table-cell>
          <table:table-cell table:style-name="ce13" office:value-type="time" office:time-value="PT13H09M00S" calcext:value-type="time">
            <text:p>13:09:00</text:p>
          </table:table-cell>
          <table:table-cell table:number-columns-repeated="4"/>
          <table:table-cell office:value-type="string" calcext:value-type="string">
            <text:p>-20dBm</text:p>
          </table:table-cell>
          <table:table-cell table:number-columns-repeated="1016"/>
        </table:table-row>
        <table:table-row table:style-name="ro8">
          <table:table-cell table:style-name="ce5" office:value-type="float" office:value="2.4" calcext:value-type="float">
            <text:p>2,4</text:p>
          </table:table-cell>
          <table:table-cell table:style-name="ce9" office:value-type="string" calcext:value-type="string">
            <text:p>* -30dBm tx power</text:p>
          </table:table-cell>
          <table:table-cell table:style-name="ce12" office:value-type="time" office:time-value="PT13H06M00S" calcext:value-type="time">
            <text:p>13:06:00</text:p>
          </table:table-cell>
          <table:table-cell table:number-columns-repeated="4"/>
          <table:table-cell office:value-type="string" calcext:value-type="string">
            <text:p>-30dBm</text:p>
          </table:table-cell>
          <table:table-cell table:number-columns-repeated="1016"/>
        </table:table-row>
        <table:table-row table:style-name="ro9">
          <table:table-cell office:value-type="float" office:value="3" calcext:value-type="float">
            <text:p>3</text:p>
          </table:table-cell>
          <table:table-cell office:value-type="string" calcext:value-type="string">
            <text:p>Singal range per given tx power setting and different rx orientation. Static test: directly under the tx</text:p>
          </table:table-cell>
          <table:table-cell/>
          <table:table-cell office:value-type="string" calcext:value-type="string">
            <text:p>0m</text:p>
          </table:table-cell>
          <table:table-cell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TEST</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8">
          <table:table-cell office:value-type="float" office:value="3.1" calcext:value-type="float">
            <text:p>3,1</text:p>
          </table:table-cell>
          <table:table-cell table:style-name="ce9" office:value-type="string" calcext:value-type="string">
            <text:p>* -12dBm tx power; orientation: -</text:p>
          </table:table-cell>
          <table:table-cell table:style-name="ce13" office:value-type="time" office:time-value="PT13H18M00S" calcext:value-type="time">
            <text:p>13:18:00</text:p>
          </table:table-cell>
          <table:table-cell/>
          <table:table-cell office:value-type="string" calcext:value-type="string">
            <text:p>B-</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2" calcext:value-type="float">
            <text:p>3,2</text:p>
          </table:table-cell>
          <table:table-cell table:style-name="ce9" office:value-type="string" calcext:value-type="string">
            <text:p>* -12dBm tx power; orientation: |</text:p>
          </table:table-cell>
          <table:table-cell table:style-name="ce13" office:value-type="time" office:time-value="PT13H19M00S" calcext:value-type="time">
            <text:p>13:19:00</text:p>
          </table:table-cell>
          <table:table-cell/>
          <table:table-cell office:value-type="string" calcext:value-type="string">
            <text: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3" calcext:value-type="float">
            <text:p>3,3</text:p>
          </table:table-cell>
          <table:table-cell table:style-name="ce9" office:value-type="string" calcext:value-type="string">
            <text:p>* -12dBm tx power; orientation: P</text:p>
          </table:table-cell>
          <table:table-cell table:style-name="ce13" office:value-type="time" office:time-value="PT13H20M00S" calcext:value-type="time">
            <text:p>13:20:00</text:p>
          </table:table-cell>
          <table:table-cell/>
          <table:table-cell office:value-type="string" calcext:value-type="string">
            <text:p>P</text:p>
          </table:table-cell>
          <table:table-cell table:number-columns-repeated="2"/>
          <table:table-cell office:value-type="string" calcext:value-type="string">
            <text:p>-12dBm</text:p>
          </table:table-cell>
          <table:table-cell table:number-columns-repeated="1016"/>
        </table:table-row>
        <table:table-row table:style-name="ro8">
          <table:table-cell office:value-type="float" office:value="3.4" calcext:value-type="float">
            <text:p>3,4</text:p>
          </table:table-cell>
          <table:table-cell office:value-type="string" calcext:value-type="string">
            <text:p>* -16dBm tx power; orientation: -</text:p>
          </table:table-cell>
          <table:table-cell table:style-name="ce13" office:value-type="time" office:time-value="PT12H55M00S" calcext:value-type="time">
            <text:p>12:55:00</text:p>
          </table:table-cell>
          <table:table-cell/>
          <table:table-cell office:value-type="string" calcext:value-type="string">
            <text:p>B-</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5" calcext:value-type="float">
            <text:p>3,5</text:p>
          </table:table-cell>
          <table:table-cell office:value-type="string" calcext:value-type="string">
            <text:p>* -16dBm tx power; orientation: |</text:p>
          </table:table-cell>
          <table:table-cell table:style-name="ce13" office:value-type="time" office:time-value="PT13H16M00S" calcext:value-type="time">
            <text:p>13:16:00</text:p>
          </table:table-cell>
          <table:table-cell/>
          <table:table-cell office:value-type="string" calcext:value-type="string">
            <text:p>|</text:p>
          </table:table-cell>
          <table:table-cell table:number-columns-repeated="2"/>
          <table:table-cell office:value-type="string" calcext:value-type="string">
            <text:p>-16dBm</text:p>
          </table:table-cell>
          <table:table-cell table:number-columns-repeated="1016"/>
        </table:table-row>
        <table:table-row table:style-name="ro8">
          <table:table-cell table:style-name="ce5" office:value-type="float" office:value="3.6" calcext:value-type="float">
            <text:p>3,6</text:p>
          </table:table-cell>
          <table:table-cell office:value-type="string" calcext:value-type="string">
            <text:p>* -16dBm tx power; orientation: P</text:p>
          </table:table-cell>
          <table:table-cell table:style-name="ce13" office:value-type="time" office:time-value="PT13H14M00S" calcext:value-type="time">
            <text:p>13:14:00</text:p>
          </table:table-cell>
          <table:table-cell/>
          <table:table-cell office:value-type="string" calcext:value-type="string">
            <text:p>P</text:p>
          </table:table-cell>
          <table:table-cell table:number-columns-repeated="2"/>
          <table:table-cell office:value-type="string" calcext:value-type="string">
            <text:p>-16dBm</text:p>
          </table:table-cell>
          <table:table-cell table:number-columns-repeated="1016"/>
        </table:table-row>
        <table:table-row table:style-name="ro8">
          <table:table-cell office:value-type="float" office:value="3.7" calcext:value-type="float">
            <text:p>3,7</text:p>
          </table:table-cell>
          <table:table-cell office:value-type="string" calcext:value-type="string">
            <text:p>* -20dBm tx power; orientation: -</text:p>
          </table:table-cell>
          <table:table-cell table:style-name="ce13" office:value-type="time" office:time-value="PT13H10M00S" calcext:value-type="time">
            <text:p>13:10:00</text:p>
          </table:table-cell>
          <table:table-cell/>
          <table:table-cell office:value-type="string" calcext:value-type="string">
            <text:p>B-</text:p>
          </table:table-cell>
          <table:table-cell table:number-columns-repeated="2"/>
          <table:table-cell office:value-type="string" calcext:value-type="string">
            <text:p>-20dBm</text:p>
          </table:table-cell>
          <table:table-cell table:number-columns-repeated="1016"/>
        </table:table-row>
        <table:table-row table:style-name="ro8">
          <table:table-cell table:style-name="ce5" office:value-type="float" office:value="3.8" calcext:value-type="float">
            <text:p>3,8</text:p>
          </table:table-cell>
          <table:table-cell office:value-type="string" calcext:value-type="string">
            <text:p>* -20dBm tx power; orientation: |</text:p>
          </table:table-cell>
          <table:table-cell table:style-name="ce13" office:value-type="time" office:time-value="PT13H12M00S" calcext:value-type="time">
            <text:p>13:12:00</text:p>
          </table:table-cell>
          <table:table-cell/>
          <table:table-cell office:value-type="string" calcext:value-type="string">
            <text:p>|</text:p>
          </table:table-cell>
          <table:table-cell table:number-columns-repeated="2"/>
          <table:table-cell office:value-type="string" calcext:value-type="string">
            <text:p>-20dBm</text:p>
          </table:table-cell>
          <table:table-cell table:number-columns-repeated="1016"/>
        </table:table-row>
        <table:table-row table:style-name="ro8">
          <table:table-cell office:value-type="float" office:value="3.9" calcext:value-type="float">
            <text:p>3,9</text:p>
          </table:table-cell>
          <table:table-cell office:value-type="string" calcext:value-type="string">
            <text:p>* -20dBm tx power; orientation: P</text:p>
          </table:table-cell>
          <table:table-cell table:style-name="ce13" office:value-type="time" office:time-value="PT13H09M00S" calcext:value-type="time">
            <text:p>13:09:00</text:p>
          </table:table-cell>
          <table:table-cell/>
          <table:table-cell office:value-type="string" calcext:value-type="string">
            <text:p>P</text:p>
          </table:table-cell>
          <table:table-cell table:number-columns-repeated="2"/>
          <table:table-cell office:value-type="string" calcext:value-type="string">
            <text:p>-20dBm</text:p>
          </table:table-cell>
          <table:table-cell table:number-columns-repeated="1016"/>
        </table:table-row>
        <table:table-row table:style-name="ro8">
          <table:table-cell table:formula="of:=&quot;3,10&quot;" office:value-type="string" office:string-value="3,10" calcext:value-type="string">
            <text:p>3,10</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B-</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1&quot;" office:value-type="string" office:string-value="3,11" calcext:value-type="string">
            <text:p>3,11</text:p>
          </table:table-cell>
          <table:table-cell table:style-name="ce9" office:value-type="string" calcext:value-type="string">
            <text:p>* -30dBm tx power; orientation: |</text:p>
          </table:table-cell>
          <table:table-cell office:value-type="string" calcext:value-type="string">
            <text:p>missing</text:p>
          </table:table-cell>
          <table:table-cell/>
          <table:table-cell office:value-type="string" calcext:value-type="string">
            <text:p>|</text:p>
          </table:table-cell>
          <table:table-cell table:number-columns-repeated="2"/>
          <table:table-cell office:value-type="string" calcext:value-type="string">
            <text:p>-30dBm</text:p>
          </table:table-cell>
          <table:table-cell table:number-columns-repeated="1016"/>
        </table:table-row>
        <table:table-row table:style-name="ro8">
          <table:table-cell table:formula="of:=&quot;3,12&quot;" office:value-type="string" office:string-value="3,12" calcext:value-type="string">
            <text:p>3,12</text:p>
          </table:table-cell>
          <table:table-cell table:style-name="ce9" office:value-type="string" calcext:value-type="string">
            <text:p>* -30dBm tx power; orientation: P</text:p>
          </table:table-cell>
          <table:table-cell table:style-name="ce13" office:value-type="time" office:time-value="PT13H06M00S" calcext:value-type="time">
            <text:p>13:06:00</text:p>
          </table:table-cell>
          <table:table-cell/>
          <table:table-cell office:value-type="string" calcext:value-type="string">
            <text:p>P</text:p>
          </table:table-cell>
          <table:table-cell table:number-columns-repeated="2"/>
          <table:table-cell office:value-type="string" calcext:value-type="string">
            <text:p>-30dBm</text:p>
          </table:table-cell>
          <table:table-cell table:number-columns-repeated="1016"/>
        </table:table-row>
        <table:table-row table:style-name="ro10">
          <table:table-cell office:value-type="float" office:value="4" calcext:value-type="float">
            <text:p>4</text:p>
          </table:table-cell>
          <table:table-cell office:value-type="string" calcext:value-type="string">
            <text:p>Line of sight (LOS) test. Tests performed with no LOS condition. Rest parameters same as in test 1,1. Test is designed to be compared with results of analogue test no. 1,1</text:p>
          </table:table-cell>
          <table:table-cell/>
          <table:table-cell office:value-type="string" calcext:value-type="string">
            <text:p>TEST</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4.1" calcext:value-type="float">
            <text:p>4,1</text:p>
          </table:table-cell>
          <table:table-cell office:value-type="string" calcext:value-type="string">
            <text:p>* With LOS (source not shadowed, same as 1.1)</text:p>
          </table:table-cell>
          <table:table-cell office:value-type="string" calcext:value-type="string">
            <text:p>10:53(90m) – 11:29(0m)</text:p>
          </table:table-cell>
          <table:table-cell table:number-columns-repeated="1021"/>
        </table:table-row>
        <table:table-row table:style-name="ro11">
          <table:table-cell table:style-name="ce5" office:value-type="float" office:value="4.2" calcext:value-type="float">
            <text:p>4,2</text:p>
          </table:table-cell>
          <table:table-cell table:style-name="ce9" office:value-type="string" calcext:value-type="string">
            <text:p>* Without LOS (source not visible due to corridor shape)</text:p>
          </table:table-cell>
          <table:table-cell office:value-type="string" calcext:value-type="string">
            <text:p>11:56(90m) – 12:37(0m)</text:p>
          </table:table-cell>
          <table:table-cell table:number-columns-repeated="1021"/>
        </table:table-row>
        <table:table-row table:style-name="ro12">
          <table:table-cell office:value-type="float" office:value="5" calcext:value-type="float">
            <text:p>5</text:p>
          </table:table-cell>
          <table:table-cell office:value-type="string" calcext:value-type="string">
            <text:p>Impact of actor position; obtain attenuation curve in case where an actor is an obstacle between transmitter and receiver</text:p>
          </table:table-cell>
          <table:table-cell/>
          <table:table-cell table:number-columns-repeated="2"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4dBm</text:p>
          </table:table-cell>
          <table:table-cell office:value-type="string" calcext:value-type="string">
            <text:p>Ceiling</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6">
          <table:table-cell office:value-type="float" office:value="5.1" calcext:value-type="float">
            <text:p>5,1</text:p>
          </table:table-cell>
          <table:table-cell office:value-type="string" calcext:value-type="string">
            <text:p>* 4dBm transmitter power; power density measured on discrete distances from signal source</text:p>
          </table:table-cell>
          <table:table-cell office:value-type="string" calcext:value-type="string">
            <text:p>10:53(90m) – 11:29(0m)</text:p>
          </table:table-cell>
          <table:table-cell/>
          <table:table-cell office:value-type="string" calcext:value-type="string">
            <text:p>F-</text:p>
          </table:table-cell>
          <table:table-cell table:number-columns-repeated="1019"/>
        </table:table-row>
        <table:table-row table:style-name="ro13">
          <table:table-cell office:value-type="float" office:value="5.2" calcext:value-type="float">
            <text:p>5,2</text:p>
          </table:table-cell>
          <table:table-cell office:value-type="string" calcext:value-type="string">
            <text:p>* 4dBm transmitter power; power density measured on discrete distances from signal source; actor in an obstacle</text:p>
          </table:table-cell>
          <table:table-cell office:value-type="string" calcext:value-type="string">
            <text:p>11:29(0m) – 11:54(95m)</text:p>
          </table:table-cell>
          <table:table-cell/>
          <table:table-cell office:value-type="string" calcext:value-type="string">
            <text:p>B-</text:p>
          </table:table-cell>
          <table:table-cell table:number-columns-repeated="1019"/>
        </table:table-row>
        <table:table-row table:style-name="ro9">
          <table:table-cell office:value-type="float" office:value="6" calcext:value-type="float">
            <text:p>6</text:p>
          </table:table-cell>
          <table:table-cell office:value-type="string" calcext:value-type="string">
            <text:p>Obtain tx signal attenuation curve per different tx antenna directions for tx mounted on ceiling</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Ceiling</text:p>
          </table:table-cell>
          <table:table-cell office:value-type="string" calcext:value-type="string">
            <text:p>TEST</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5">
          <table:table-cell office:value-type="float" office:value="6.1" calcext:value-type="float">
            <text:p>6,1</text:p>
          </table:table-cell>
          <table:table-cell table:style-name="ce10" office:value-type="string" calcext:value-type="string">
            <text:p>↓direction</text:p>
          </table:table-cell>
          <table:table-cell office:value-type="string" calcext:value-type="string">
            <text:p>12:43(35m) – 12:55(0m)</text:p>
          </table:table-cell>
          <table:table-cell table:number-columns-repeated="6"/>
          <table:table-cell office:value-type="string" calcext:value-type="string">
            <text:p>↓</text:p>
          </table:table-cell>
          <table:table-cell table:number-columns-repeated="1014"/>
        </table:table-row>
        <table:table-row table:style-name="ro12">
          <table:table-cell office:value-type="float" office:value="6.2" calcext:value-type="float">
            <text:p>6,2</text:p>
          </table:table-cell>
          <table:table-cell table:style-name="ce10" office:value-type="string" calcext:value-type="string">
            <text:p>→direction</text:p>
          </table:table-cell>
          <table:table-cell office:value-type="string" calcext:value-type="string">
            <text:p>none(35m-20m), 14:24(20m) – 14:35(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7" calcext:value-type="float">
            <text:p>7</text:p>
          </table:table-cell>
          <table:table-cell office:value-type="string" calcext:value-type="string">
            <text:p>Obtain tx signal attenuation curve per different tx antenna directions for tx mounted on wall</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ST</text:p>
          </table:table-cell>
          <table:table-cell office:value-type="float" office:value="1" calcext:value-type="float">
            <text:p>1</text:p>
          </table:table-cell>
          <table:table-cell table:number-columns-repeated="1013"/>
        </table:table-row>
        <table:table-row table:style-name="ro6">
          <table:table-cell office:value-type="float" office:value="7.1" calcext:value-type="float">
            <text:p>7,1</text:p>
          </table:table-cell>
          <table:table-cell table:style-name="ce10" office:value-type="string" calcext:value-type="string">
            <text:p>↓direction</text:p>
          </table:table-cell>
          <table:table-cell office:value-type="string" calcext:value-type="string">
            <text:p>none(35m), 14:44(25m) – 14:56(0m)</text:p>
          </table:table-cell>
          <table:table-cell table:number-columns-repeated="6"/>
          <table:table-cell office:value-type="string" calcext:value-type="string">
            <text:p>↓</text:p>
          </table:table-cell>
          <table:table-cell table:number-columns-repeated="1014"/>
        </table:table-row>
        <table:table-row table:style-name="ro12">
          <table:table-cell office:value-type="float" office:value="7.2" calcext:value-type="float">
            <text:p>7,2</text:p>
          </table:table-cell>
          <table:table-cell table:style-name="ce10" office:value-type="string" calcext:value-type="string">
            <text:p>→direction</text:p>
          </table:table-cell>
          <table:table-cell office:value-type="string" calcext:value-type="string">
            <text:p>none(35m-20m), 15:20(15m) – 15:29:51(0m)</text:p>
          </table:table-cell>
          <table:table-cell table:number-columns-repeated="6"/>
          <table:table-cell office:value-type="string" calcext:value-type="string">
            <text:p>→</text:p>
          </table:table-cell>
          <table:table-cell table:number-columns-repeated="1014"/>
        </table:table-row>
        <table:table-row table:style-name="ro9">
          <table:table-cell office:value-type="float" office:value="8" calcext:value-type="float">
            <text:p>8</text:p>
          </table:table-cell>
          <table:table-cell office:value-type="string" calcext:value-type="string">
            <text:p>Obtain tx signal attenuation curve for different transmitters microcontrollers and hardware</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S</text:p>
          </table:table-cell>
          <table:table-cell office:value-type="string" calcext:value-type="string">
            <text:p>TEST</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8.1" calcext:value-type="float">
            <text:p>8,1</text:p>
          </table:table-cell>
          <table:table-cell office:value-type="string" calcext:value-type="string">
            <text:p>* B1</text:p>
          </table:table-cell>
          <table:table-cell office:value-type="string" calcext:value-type="string">
            <text:p>none(35m), 14:44(25m) – 14:56(0m)</text:p>
          </table:table-cell>
          <table:table-cell table:number-columns-repeated="3"/>
          <table:table-cell office:value-type="string" calcext:value-type="string">
            <text:p>B1</text:p>
          </table:table-cell>
          <table:table-cell table:number-columns-repeated="1017"/>
        </table:table-row>
        <table:table-row table:style-name="ro11">
          <table:table-cell office:value-type="float" office:value="8.2" calcext:value-type="float">
            <text:p>8,2</text:p>
          </table:table-cell>
          <table:table-cell office:value-type="string" calcext:value-type="string">
            <text:p>* B2 <text:s/>- default tx power (not changed for tests)</text:p>
          </table:table-cell>
          <table:table-cell office:value-type="string" calcext:value-type="string">
            <text:p>15:43(35m) – 15:54(0m)</text:p>
          </table:table-cell>
          <table:table-cell table:number-columns-repeated="3"/>
          <table:table-cell office:value-type="string" calcext:value-type="string">
            <text:p>B2</text:p>
          </table:table-cell>
          <table:table-cell table:number-columns-repeated="1017"/>
        </table:table-row>
        <table:table-row table:style-name="ro12">
          <table:table-cell office:value-type="float" office:value="8.3" calcext:value-type="float">
            <text:p>8,3</text:p>
          </table:table-cell>
          <table:table-cell office:value-type="string" calcext:value-type="string">
            <text:p>* B3 – was set to -8dBm, but result was observable like -16dBm in B1</text:p>
          </table:table-cell>
          <table:table-cell office:value-type="string" calcext:value-type="string">
            <text:p>none(35m-20m), 16:08(20m) – 16:16(0m)</text:p>
          </table:table-cell>
          <table:table-cell table:number-columns-repeated="3"/>
          <table:table-cell office:value-type="string" calcext:value-type="string">
            <text:p>B3</text:p>
          </table:table-cell>
          <table:table-cell office:value-type="string" calcext:value-type="string">
            <text:p>-8dBm</text:p>
          </table:table-cell>
          <table:table-cell table:number-columns-repeated="1016"/>
        </table:table-row>
        <table:table-row table:style-name="ro6">
          <table:table-cell office:value-type="float" office:value="8.4" calcext:value-type="float">
            <text:p>8,4</text:p>
          </table:table-cell>
          <table:table-cell office:value-type="string" calcext:value-type="string">
            <text:p>* B4</text:p>
          </table:table-cell>
          <table:table-cell office:value-type="string" calcext:value-type="string">
            <text:p>none(35m), 16:20(25m) – 16:29(0m)</text:p>
          </table:table-cell>
          <table:table-cell table:number-columns-repeated="3"/>
          <table:table-cell office:value-type="string" calcext:value-type="string">
            <text:p>B4</text:p>
          </table:table-cell>
          <table:table-cell table:number-columns-repeated="1017"/>
        </table:table-row>
        <table:table-row table:style-name="ro9">
          <table:table-cell office:value-type="float" office:value="9" calcext:value-type="float">
            <text:p>9</text:p>
          </table:table-cell>
          <table:table-cell office:value-type="string" calcext:value-type="string">
            <text:p>Obtain tx signal attenuation curve for different reicevers (smartphones)</text:p>
          </table:table-cell>
          <table:table-cell/>
          <table:table-cell table:style-name="ce1" office:value-type="string" calcext:value-type="string">
            <text:p>{0m, 1m, 2m, 3m, 4m, 6m, 8m, 10m, 12.5m, 15m, 20m, 25m, 35m}</text:p>
          </table:table-cell>
          <table:table-cell office:value-type="string" calcext:value-type="string">
            <text:p>F-</text:p>
          </table:table-cell>
          <table:table-cell office:value-type="string" calcext:value-type="string">
            <text:p>TEST</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table:number-columns-repeated="1012"/>
        </table:table-row>
        <table:table-row table:style-name="ro9">
          <table:table-cell office:value-type="float" office:value="9.1" calcext:value-type="float">
            <text:p>9,1</text:p>
          </table:table-cell>
          <table:table-cell office:value-type="string" calcext:value-type="string">
            <text:p>* Samsung Galaxy S7 (BLE 4.1)</text:p>
          </table:table-cell>
          <table:table-cell office:value-type="string" calcext:value-type="string">
            <text:p>none(35m), 14:44(25m) – 14:56(0m)</text:p>
          </table:table-cell>
          <table:table-cell table:number-columns-repeated="2"/>
          <table:table-cell office:value-type="string" calcext:value-type="string">
            <text:p>S</text:p>
          </table:table-cell>
          <table:table-cell table:number-columns-repeated="1018"/>
        </table:table-row>
        <table:table-row table:style-name="ro12">
          <table:table-cell office:value-type="float" office:value="9.2" calcext:value-type="float">
            <text:p>9,2</text:p>
          </table:table-cell>
          <table:table-cell office:value-type="string" calcext:value-type="string">
            <text:p>* Blackberry Z10 (BLE 4.0)</text:p>
          </table:table-cell>
          <table:table-cell office:value-type="string" calcext:value-type="string">
            <text:p>none(35m-25m), 16:56(20m) – 17:04:56(0m)</text:p>
          </table:table-cell>
          <table:table-cell table:number-columns-repeated="2"/>
          <table:table-cell office:value-type="string" calcext:value-type="string">
            <text:p>B</text:p>
          </table:table-cell>
          <table:table-cell table:number-columns-repeated="1018"/>
        </table:table-row>
        <table:table-row table:style-name="ro14">
          <table:table-cell office:value-type="float" office:value="10" calcext:value-type="float">
            <text:p>10</text:p>
          </table:table-cell>
          <table:table-cell office:value-type="string"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table-cell table:style-name="ce1" office:value-type="string" calcext:value-type="string">
            <text:p>20m before first tx – 20m after last tx (beacon)</text:p>
          </table:table-cell>
          <table:table-cell table:style-name="ce1" office:value-type="string" calcext:value-type="string">
            <text:p>F-/B-</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TEST</text:p>
          </table:table-cell>
          <table:table-cell table:number-columns-repeated="1012"/>
        </table:table-row>
        <table:table-row table:style-name="ro11">
          <table:table-cell office:value-type="float" office:value="10.1" calcext:value-type="float">
            <text:p>10,1</text:p>
          </table:table-cell>
          <table:table-cell office:value-type="string" calcext:value-type="string">
            <text:p>* tx in 10m intervals (two tests: there + way back)</text:p>
          </table:table-cell>
          <table:table-cell office:value-type="string" calcext:value-type="string">
            <text:p>16:38, 16:40</text:p>
          </table:table-cell>
          <table:table-cell table:number-columns-repeated="8"/>
          <table:table-cell office:value-type="string" calcext:value-type="string">
            <text:p>10m</text:p>
          </table:table-cell>
          <table:table-cell table:number-columns-repeated="1012"/>
        </table:table-row>
        <table:table-row table:style-name="ro11">
          <table:table-cell office:value-type="float" office:value="10.2" calcext:value-type="float">
            <text:p>10,2</text:p>
          </table:table-cell>
          <table:table-cell office:value-type="string" calcext:value-type="string">
            <text:p>* tx in 15m intervals (two test: there + way backs)</text:p>
          </table:table-cell>
          <table:table-cell office:value-type="string" calcext:value-type="string">
            <text:p>16:48, 16:49</text:p>
          </table:table-cell>
          <table:table-cell table:number-columns-repeated="8"/>
          <table:table-cell office:value-type="string" calcext:value-type="string">
            <text:p>15m</text:p>
          </table:table-cell>
          <table:table-cell table:number-columns-repeated="1012"/>
        </table:table-row>
        <table:table-row table:style-name="ro15">
          <table:table-cell office:value-type="float" office:value="11" calcext:value-type="float">
            <text:p>11</text:p>
          </table:table-cell>
          <table:table-cell office:value-type="string"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table-cell table:style-name="ce1" office:value-type="string" calcext:value-type="string">
            <text:p>20m before first tx – 20m after last tx (beacon)</text:p>
          </table:table-cell>
          <table:table-cell table:style-name="ce1" office:value-type="string" calcext:value-type="string">
            <text:p>TEST</text:p>
          </table:table-cell>
          <table:table-cell office:value-type="string" calcext:value-type="string">
            <text:p>S</text:p>
          </table:table-cell>
          <table:table-cell office:value-type="string" calcext:value-type="string">
            <text:p>B1</text:p>
          </table:table-cell>
          <table:table-cell office:value-type="string" calcext:value-type="string">
            <text:p>-16dBm</text:p>
          </table:table-cell>
          <table:table-cell office:value-type="string" calcext:value-type="string">
            <text:p>Wall</text:p>
          </table:table-cell>
          <table:table-cell office:value-type="string" calcext:value-type="string">
            <text:p>↓</text:p>
          </table:table-cell>
          <table:table-cell office:value-type="float" office:value="3" calcext:value-type="float">
            <text:p>3</text:p>
          </table:table-cell>
          <table:table-cell office:value-type="string" calcext:value-type="string">
            <text:p>10m</text:p>
          </table:table-cell>
          <table:table-cell table:number-columns-repeated="1012"/>
        </table:table-row>
        <table:table-row table:style-name="ro11">
          <table:table-cell office:value-type="float" office:value="11.1" calcext:value-type="float">
            <text:p>11,1</text:p>
          </table:table-cell>
          <table:table-cell office:value-type="string" calcext:value-type="string">
            <text:p>* F-/B- (due to movement) rx orientation</text:p>
          </table:table-cell>
          <table:table-cell office:value-type="string" calcext:value-type="string">
            <text:p>16:38, 16:40</text:p>
          </table:table-cell>
          <table:table-cell/>
          <table:table-cell office:value-type="string" calcext:value-type="string">
            <text:p>F-/B-</text:p>
          </table:table-cell>
          <table:table-cell table:number-columns-repeated="1019"/>
        </table:table-row>
        <table:table-row table:style-name="ro8">
          <table:table-cell office:value-type="float" office:value="11.2" calcext:value-type="float">
            <text:p>11,2</text:p>
          </table:table-cell>
          <table:table-cell office:value-type="string" calcext:value-type="string">
            <text:p>* P rx orientation</text:p>
          </table:table-cell>
          <table:table-cell office:value-type="string" calcext:value-type="string">
            <text:p>16:42, 16:44</text:p>
          </table:table-cell>
          <table:table-cell/>
          <table:table-cell office:value-type="string" calcext:value-type="string">
            <text:p>P</text:p>
          </table:table-cell>
          <table:table-cell table:number-columns-repeated="1019"/>
        </table:table-row>
        <table:table-row table:style-name="ro8" table:number-rows-repeated="1048514">
          <table:table-cell table:number-columns-repeated="1024"/>
        </table:table-row>
        <table:table-row table:style-name="ro8">
          <table:table-cell table:number-columns-repeated="1024"/>
        </table:table-row>
      </table:table>
      <table:table table:name="#1 Long distance" table:style-name="ta1">
        <table:table-column table:style-name="co6" table:default-cell-style-name="ce5"/>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1">
          <table:table-cell table:style-name="ce3" table:formula="of:=['Test cases'.A15]" office:value-type="float" office:value="1" calcext:value-type="float">
            <text:p>1</text:p>
          </table:table-cell>
          <table:table-cell table:style-name="ce6" table:formula="of:=['Test cases'.B15]" office:value-type="string" office:string-value="Obtain transmitters power attenuation curve" calcext:value-type="string">
            <text:p>Obtain transmitters power attenuation curve</text:p>
          </table:table-cell>
          <table:table-cell table:style-name="ce3"/>
          <table:table-cell table:style-name="ce3" table:formula="of:=['Test cases'.D15]" office:value-type="string" office:string-value="TEST" calcext:value-type="string">
            <text:p>TEST</text:p>
          </table:table-cell>
          <table:table-cell table:style-name="ce3" table:formula="of:=['Test cases'.E15]" office:value-type="string" office:string-value="F-" calcext:value-type="string">
            <text:p>F-</text:p>
          </table:table-cell>
          <table:table-cell table:style-name="ce3" table:formula="of:=['Test cases'.F15]" office:value-type="string" office:string-value="S" calcext:value-type="string">
            <text:p>S</text:p>
          </table:table-cell>
          <table:table-cell table:style-name="ce3" table:formula="of:=['Test cases'.G15]" office:value-type="string" office:string-value="B1" calcext:value-type="string">
            <text:p>B1</text:p>
          </table:table-cell>
          <table:table-cell table:style-name="ce3" table:formula="of:=['Test cases'.H15]" office:value-type="string" office:string-value="TEST" calcext:value-type="string">
            <text:p>TEST</text:p>
          </table:table-cell>
          <table:table-cell table:style-name="ce3" table:formula="of:=['Test cases'.I15]" office:value-type="string" office:string-value="Ceiling" calcext:value-type="string">
            <text:p>Ceiling</text:p>
          </table:table-cell>
          <table:table-cell table:style-name="ce3" table:formula="of:=['Test cases'.J15]" office:value-type="string" office:string-value="↓" calcext:value-type="string">
            <text:p>↓</text:p>
          </table:table-cell>
          <table:table-cell table:style-name="ce3" table:formula="of:=['Test cases'.K15]" office:value-type="float" office:value="1" calcext:value-type="float">
            <text:p>1</text:p>
          </table:table-cell>
          <table:table-cell table:style-name="ce3" table:formula="of:=['Test cases'.L15]" office:value-type="string" office:string-value="-" calcext:value-type="string">
            <text:p>-</text:p>
          </table:table-cell>
          <table:table-cell table:number-columns-repeated="1012"/>
        </table:table-row>
        <table:table-row table:style-name="ro9">
          <table:table-cell table:style-name="ce3" table:formula="of:=['Test cases'.A16]" office:value-type="float" office:value="1.1" calcext:value-type="float">
            <text:p>1,1</text:p>
          </table:table-cell>
          <table:table-cell table:style-name="ce6" table:formula="of:=['Test cases'.B16]"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16]" office:value-type="string" office:string-value="10:53(90m) – 11:29(0m)" calcext:value-type="string">
            <text:p>10:53(90m) – 11:29(0m)</text:p>
          </table:table-cell>
          <table:table-cell table:style-name="ce3" table:number-columns-repeated="4"/>
          <table:table-cell table:style-name="ce3" table:formula="of:=['Test cases'.H16]" office:value-type="string" office:string-value="4dBm" calcext:value-type="string">
            <text:p>4dBm</text:p>
          </table:table-cell>
          <table:table-cell table:style-name="ce3" table:number-columns-repeated="4"/>
          <table:table-cell table:number-columns-repeated="1012"/>
        </table:table-row>
        <table:table-row table:style-name="ro16">
          <table:table-cell table:style-name="ce3" table:formula="of:=['Test cases'.A17]" office:value-type="float" office:value="1.2" calcext:value-type="float">
            <text:p>1,2</text:p>
          </table:table-cell>
          <table:table-cell table:style-name="ce6" table:formula="of:=['Test cases'.B17]" office:value-type="string" office:string-value="* -16dBm transmitter power; power density measured on discrete distances from signal source" calcext:value-type="string">
            <text:p>* -16dBm transmitter power; power density measured on discrete distances from signal source</text:p>
          </table:table-cell>
          <table:table-cell table:style-name="ce1" table:formula="of:=['Test cases'.C17]" office:value-type="string" office:string-value="12:43(35m) – 12:55(0m)" calcext:value-type="string">
            <text:p>12:43(35m) – 12:55(0m)</text:p>
          </table:table-cell>
          <table:table-cell table:style-name="ce3" table:number-columns-repeated="4"/>
          <table:table-cell table:style-name="ce3" table:formula="of:=['Test cases'.H17]" office:value-type="string" office:string-value="-16dBm" calcext:value-type="string">
            <text:p>-16dBm</text:p>
          </table:table-cell>
          <table:table-cell table:style-name="ce3" table:number-columns-repeated="4"/>
          <table:table-cell table:number-columns-repeated="1012"/>
        </table:table-row>
        <table:table-row table:style-name="ro8">
          <table:table-cell table:number-columns-repeated="1024"/>
        </table:table-row>
        <table:table-row table:style-name="ro8">
          <table:table-cell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1.1" calcext:value-type="float">
            <text:p>1,1</text:p>
          </table:table-cell>
          <table:table-cell office:value-type="float" office:value="0" calcext:value-type="float">
            <text:p>0</text:p>
          </table:table-cell>
          <table:table-cell table:style-name="ce14"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table:style-name="ce14"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table-cell office:value-type="float" office:value="2" calcext:value-type="float">
            <text:p>2</text:p>
          </table:table-cell>
          <table:table-cell table:style-name="ce14"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table-cell office:value-type="float" office:value="3" calcext:value-type="float">
            <text:p>3</text:p>
          </table:table-cell>
          <table:table-cell table:style-name="ce14"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table-cell office:value-type="float" office:value="4" calcext:value-type="float">
            <text:p>4</text:p>
          </table:table-cell>
          <table:table-cell table:style-name="ce14"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table-cell office:value-type="float" office:value="5" calcext:value-type="float">
            <text:p>5</text:p>
          </table:table-cell>
          <table:table-cell table:style-name="ce14"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table-cell office:value-type="float" office:value="6" calcext:value-type="float">
            <text:p>6</text:p>
          </table:table-cell>
          <table:table-cell table:style-name="ce14"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table-cell office:value-type="float" office:value="7" calcext:value-type="float">
            <text:p>7</text:p>
          </table:table-cell>
          <table:table-cell table:style-name="ce14"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table-cell office:value-type="float" office:value="8" calcext:value-type="float">
            <text:p>8</text:p>
          </table:table-cell>
          <table:table-cell table:style-name="ce14"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9" calcext:value-type="float">
            <text:p>9</text:p>
          </table:table-cell>
          <table:table-cell table:style-name="ce14"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table-cell office:value-type="float" office:value="10" calcext:value-type="float">
            <text:p>10</text:p>
          </table:table-cell>
          <table:table-cell table:style-name="ce14"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table-cell office:value-type="float" office:value="12.5" calcext:value-type="float">
            <text:p>12,5</text:p>
          </table:table-cell>
          <table:table-cell table:style-name="ce14"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table:style-name="ce14"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table:style-name="ce14"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table:style-name="ce14"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table:style-name="ce14"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table:style-name="ce14"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table:style-name="ce14"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table:style-name="ce14"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table:style-name="ce14"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table:style-name="ce14"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table:style-name="ce14"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table:style-name="ce14"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table:style-name="ce14"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1.2" calcext:value-type="float">
            <text:p>1,2</text:p>
          </table:table-cell>
          <table:table-cell office:value-type="float" office:value="0" calcext:value-type="float">
            <text:p>0</text:p>
          </table:table-cell>
          <table:table-cell table:style-name="ce14"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table:style-name="ce14"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table:style-name="ce14"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table:style-name="ce14"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table:style-name="ce14"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table:style-name="ce14"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table:style-name="ce14"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table:style-name="ce14"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table:style-name="ce14"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table:style-name="ce14"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table:style-name="ce14"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table-cell office:value-type="float" office:value="35" calcext:value-type="float">
            <text:p>35</text:p>
          </table:table-cell>
          <table:table-cell table:style-name="ce14"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table:table-cell office:value-type="float" office:value="45" calcext:value-type="float">
            <text:p>45</text:p>
          </table:table-cell>
          <table:table-cell office:value-type="string" calcext:value-type="string">
            <text:p>no signal</text:p>
          </table:table-cell>
          <table:table-cell table:number-columns-repeated="1021"/>
        </table:table-row>
        <table:table-row table:style-name="ro8" table:number-rows-repeated="1048529">
          <table:table-cell table:number-columns-repeated="1024"/>
        </table:table-row>
        <table:table-row table:style-name="ro8">
          <table:table-cell table:number-columns-repeated="1024"/>
        </table:table-row>
      </table:table>
      <table:table table:name="#2 Pocket" table:style-name="ta1">
        <table:table-column table:style-name="co6" table:default-cell-style-name="Default"/>
        <table:table-column table:style-name="co7" table:default-cell-style-name="Default"/>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7">
          <table:table-cell table:style-name="ce1" table:formula="of:=['Test cases'.A18]" office:value-type="float" office:value="2" calcext:value-type="float">
            <text:p>2</text:p>
          </table:table-cell>
          <table:table-cell table:style-name="ce6" table:formula="of:=['Test cases'.B18]" office:value-type="string" office:string-value="Signal range per given tx power setting and rx in „pocket” orientation. Dynamic tests in a sequence: * 5 sec under the tx, * move 5 meters away (actor is an obstacle), * 5 sec on 5 meters distance" calcext:value-type="string">
            <text:p>Signal range per given tx power setting and rx in „pocket” orientation. Dynamic tests in a sequence: * 5 sec under the tx, * move 5 meters away (actor is an obstacle), * 5 sec on 5 meters distance</text:p>
          </table:table-cell>
          <table:table-cell table:style-name="ce1" table:formula="of:=['Test cases'.C18]" office:value-type="float" office:value="0" calcext:value-type="float">
            <text:p>0</text:p>
          </table:table-cell>
          <table:table-cell table:style-name="ce1" table:formula="of:=['Test cases'.D18]" office:value-type="string" office:string-value="{0m, 0-5m, 5m}" calcext:value-type="string">
            <text:p>{0m, 0-5m, 5m}</text:p>
          </table:table-cell>
          <table:table-cell table:style-name="ce1" table:formula="of:=['Test cases'.E18]" office:value-type="string" office:string-value="P" calcext:value-type="string">
            <text:p>P</text:p>
          </table:table-cell>
          <table:table-cell table:style-name="ce1" table:formula="of:=['Test cases'.F18]" office:value-type="string" office:string-value="S" calcext:value-type="string">
            <text:p>S</text:p>
          </table:table-cell>
          <table:table-cell table:style-name="ce1" table:formula="of:=['Test cases'.G18]" office:value-type="string" office:string-value="B1" calcext:value-type="string">
            <text:p>B1</text:p>
          </table:table-cell>
          <table:table-cell table:style-name="ce1" table:formula="of:=['Test cases'.H18]" office:value-type="string" office:string-value="TEST" calcext:value-type="string">
            <text:p>TEST</text:p>
          </table:table-cell>
          <table:table-cell table:style-name="ce1" table:formula="of:=['Test cases'.I18]" office:value-type="string" office:string-value="Ceiling" calcext:value-type="string">
            <text:p>Ceiling</text:p>
          </table:table-cell>
          <table:table-cell table:style-name="ce1" table:formula="of:=['Test cases'.J18]" office:value-type="string" office:string-value="↓" calcext:value-type="string">
            <text:p>↓</text:p>
          </table:table-cell>
          <table:table-cell table:style-name="ce1" table:formula="of:=['Test cases'.K18]" office:value-type="float" office:value="1" calcext:value-type="float">
            <text:p>1</text:p>
          </table:table-cell>
          <table:table-cell table:style-name="ce1" table:formula="of:=['Test cases'.L18]" office:value-type="string" office:string-value="-" calcext:value-type="string">
            <text:p>-</text:p>
          </table:table-cell>
          <table:table-cell table:style-name="ce9" table:number-columns-repeated="1012"/>
        </table:table-row>
        <table:table-row table:style-name="ro8">
          <table:table-cell table:style-name="ce3" table:formula="of:=['Test cases'.A19]" office:value-type="float" office:value="2.1" calcext:value-type="float">
            <text:p>2,1</text:p>
          </table:table-cell>
          <table:table-cell table:style-name="ce15" table:formula="of:=['Test cases'.B19]" office:value-type="string" office:string-value="* -12dBm tx power" calcext:value-type="string">
            <text:p>* -12dBm tx power</text:p>
          </table:table-cell>
          <table:table-cell table:style-name="ce17" table:formula="of:=['Test cases'.C19]" office:value-type="time" office:time-value="PT13H20M00S" calcext:value-type="time">
            <text:p>13:20:00</text:p>
          </table:table-cell>
          <table:table-cell table:style-name="ce3" table:number-columns-repeated="4"/>
          <table:table-cell table:style-name="ce3" table:formula="of:=['Test cases'.H19]" office:value-type="string" office:string-value="-12dBm" calcext:value-type="string">
            <text:p>-12dBm</text:p>
          </table:table-cell>
          <table:table-cell table:style-name="ce3" table:number-columns-repeated="4"/>
          <table:table-cell table:number-columns-repeated="1012"/>
        </table:table-row>
        <table:table-row table:style-name="ro8">
          <table:table-cell table:style-name="ce3" table:formula="of:=['Test cases'.A20]" office:value-type="float" office:value="2.2" calcext:value-type="float">
            <text:p>2,2</text:p>
          </table:table-cell>
          <table:table-cell table:style-name="ce15" table:formula="of:=['Test cases'.B20]" office:value-type="string" office:string-value="* -16dBm tx power" calcext:value-type="string">
            <text:p>* -16dBm tx power</text:p>
          </table:table-cell>
          <table:table-cell table:style-name="ce17" table:formula="of:=['Test cases'.C20]" office:value-type="time" office:time-value="PT13H14M00S" calcext:value-type="time">
            <text:p>13:14:00</text:p>
          </table:table-cell>
          <table:table-cell table:style-name="ce3" table:number-columns-repeated="4"/>
          <table:table-cell table:style-name="ce3" table:formula="of:=['Test cases'.H20]" office:value-type="string" office:string-value="-16dBm" calcext:value-type="string">
            <text:p>-16dBm</text:p>
          </table:table-cell>
          <table:table-cell table:style-name="ce3" table:number-columns-repeated="4"/>
          <table:table-cell table:number-columns-repeated="1012"/>
        </table:table-row>
        <table:table-row table:style-name="ro8">
          <table:table-cell table:style-name="ce3" table:formula="of:=['Test cases'.A21]" office:value-type="float" office:value="2.3" calcext:value-type="float">
            <text:p>2,3</text:p>
          </table:table-cell>
          <table:table-cell table:style-name="ce15" table:formula="of:=['Test cases'.B21]" office:value-type="string" office:string-value="* -20dBm tx power" calcext:value-type="string">
            <text:p>* -20dBm tx power</text:p>
          </table:table-cell>
          <table:table-cell table:style-name="ce17" table:formula="of:=['Test cases'.C21]" office:value-type="time" office:time-value="PT13H09M00S" calcext:value-type="time">
            <text:p>13:09:00</text:p>
          </table:table-cell>
          <table:table-cell table:style-name="ce3" table:number-columns-repeated="4"/>
          <table:table-cell table:style-name="ce3" table:formula="of:=['Test cases'.H21]" office:value-type="string" office:string-value="-20dBm" calcext:value-type="string">
            <text:p>-20dBm</text:p>
          </table:table-cell>
          <table:table-cell table:style-name="ce3" table:number-columns-repeated="4"/>
          <table:table-cell table:number-columns-repeated="1012"/>
        </table:table-row>
        <table:table-row table:style-name="ro8">
          <table:table-cell table:style-name="ce3" table:formula="of:=['Test cases'.A22]" office:value-type="float" office:value="2.4" calcext:value-type="float">
            <text:p>2,4</text:p>
          </table:table-cell>
          <table:table-cell table:style-name="ce15" table:formula="of:=['Test cases'.B22]" office:value-type="string" office:string-value="* -30dBm tx power" calcext:value-type="string">
            <text:p>* -30dBm tx power</text:p>
          </table:table-cell>
          <table:table-cell table:style-name="ce17" table:formula="of:=['Test cases'.C22]" office:value-type="time" office:time-value="PT13H06M00S" calcext:value-type="time">
            <text:p>13:06:00</text:p>
          </table:table-cell>
          <table:table-cell table:style-name="ce3" table:number-columns-repeated="4"/>
          <table:table-cell table:style-name="ce3" table:formula="of:=['Test cases'.H22]" office:value-type="string" office:string-value="-30dBm" calcext:value-type="string">
            <text:p>-30dBm</text:p>
          </table:table-cell>
          <table:table-cell table:style-name="ce3" table:number-columns-repeated="4"/>
          <table:table-cell table:number-columns-repeated="1012"/>
        </table:table-row>
        <table:table-row table:style-name="ro8">
          <table:table-cell table:style-name="ce3"/>
          <table:table-cell table:number-columns-repeated="1023"/>
        </table:table-row>
        <table:table-row table:style-name="ro8" table:number-rows-repeated="2">
          <table:table-cell table:number-columns-repeated="1024"/>
        </table:table-row>
        <table:table-row table:style-name="ro8">
          <table:table-cell table:style-name="ce5" office:value-type="string" calcext:value-type="string">
            <text:p>Data</text:p>
          </table:table-cell>
          <table:table-cell table:number-columns-repeated="1023"/>
        </table:table-row>
        <table:table-row table:style-name="ro5">
          <table:table-cell table:style-name="ce1" office:value-type="string" calcext:value-type="string">
            <text:p>Test case</text:p>
          </table:table-cell>
          <table:table-cell office:value-type="string" calcext:value-type="string">
            <text:p>Distance [m]</text:p>
          </table:table-cell>
          <table:table-cell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2.1" calcext:value-type="float">
            <text:p>2,1</text:p>
          </table:table-cell>
          <table:table-cell office:value-type="float" office:value="0" calcext:value-type="float">
            <text:p>0</text:p>
          </table:table-cell>
          <table:table-cell table:style-name="ce14"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table:number-columns-repeated="978"/>
        </table:table-row>
        <table:table-row table:style-name="ro8">
          <table:table-cell/>
          <table:table-cell office:value-type="float" office:value="5" calcext:value-type="float">
            <text:p>5</text:p>
          </table:table-cell>
          <table:table-cell table:number-columns-repeated="3"/>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1013"/>
        </table:table-row>
        <table:table-row table:style-name="ro8">
          <table:table-cell office:value-type="float" office:value="2.2" calcext:value-type="float">
            <text:p>2,2</text:p>
          </table:table-cell>
          <table:table-cell office:value-type="float" office:value="0" calcext:value-type="float">
            <text:p>0</text:p>
          </table:table-cell>
          <table:table-cell table:style-name="ce14"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office:value-type="float" office:value="-88" calcext:value-type="float">
            <text:p>-88</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table:number-columns-repeated="976"/>
        </table:table-row>
        <table:table-row table:style-name="ro8">
          <table:table-cell/>
          <table:table-cell office:value-type="float" office:value="5" calcext:value-type="float">
            <text:p>5</text:p>
          </table:table-cell>
          <table:table-cell table:number-columns-repeated="3"/>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1013"/>
        </table:table-row>
        <table:table-row table:style-name="ro8">
          <table:table-cell office:value-type="float" office:value="2.3" calcext:value-type="float">
            <text:p>2,3</text:p>
          </table:table-cell>
          <table:table-cell office:value-type="float" office:value="0" calcext:value-type="float">
            <text:p>0</text:p>
          </table:table-cell>
          <table:table-cell table:style-name="ce14"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table:number-columns-repeated="983"/>
        </table:table-row>
        <table:table-row table:style-name="ro8">
          <table:table-cell/>
          <table:table-cell office:value-type="float" office:value="5" calcext:value-type="float">
            <text:p>5</text:p>
          </table:table-cell>
          <table:table-cell table:number-columns-repeated="3"/>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1013"/>
        </table:table-row>
        <table:table-row table:style-name="ro8">
          <table:table-cell office:value-type="float" office:value="2.4" calcext:value-type="float">
            <text:p>2,4</text:p>
          </table:table-cell>
          <table:table-cell office:value-type="float" office:value="0" calcext:value-type="float">
            <text:p>0</text:p>
          </table:table-cell>
          <table:table-cell table:style-name="ce14"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6" office:value-type="string" calcext:value-type="string">
            <text:p>n/a</text:p>
          </table:table-cell>
          <table:table-cell table:number-columns-repeated="1013"/>
        </table:table-row>
        <table:table-row table:style-name="ro8">
          <table:table-cell/>
          <table:table-cell table:style-name="ce16" office:value-type="string" calcext:value-type="string">
            <text:p>0-5</text:p>
          </table:table-cell>
          <table:table-cell table:number-columns-repeated="3"/>
          <table:table-cell table:number-columns-repeated="7" office:value-type="string" calcext:value-type="string">
            <text:p>n/a</text:p>
          </table:table-cell>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table:number-columns-repeated="989"/>
        </table:table-row>
        <table:table-row table:style-name="ro8">
          <table:table-cell/>
          <table:table-cell office:value-type="float" office:value="5" calcext:value-type="float">
            <text:p>5</text:p>
          </table:table-cell>
          <table:table-cell table:number-columns-repeated="3"/>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2" office:value-type="string" calcext:value-type="string">
            <text:p>n/a</text:p>
          </table:table-cell>
          <table:table-cell table:number-columns-repeated="1013"/>
        </table:table-row>
      </table:table>
      <table:table table:name="#3 Power and orient." table:style-name="ta1">
        <table:table-column table:style-name="co6" table:default-cell-style-name="ce1"/>
        <table:table-column table:style-name="co14"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6">
          <table:table-cell table:formula="of:=['Test cases'.A23]" office:value-type="float" office:value="3" calcext:value-type="float">
            <text:p>3</text:p>
          </table:table-cell>
          <table:table-cell table:style-name="ce6" table:formula="of:=['Test cases'.B23]" office:value-type="string" office:string-value="Singal range per given tx power setting and different rx orientation. Static test: directly under the tx" calcext:value-type="string">
            <text:p>Singal range per given tx power setting and different rx orientation. Static test: directly under the tx</text:p>
          </table:table-cell>
          <table:table-cell table:style-name="ce1" table:formula="of:=['Test cases'.C23]" office:value-type="float" office:value="0" calcext:value-type="float">
            <text:p>0</text:p>
          </table:table-cell>
          <table:table-cell table:style-name="ce1" table:formula="of:=['Test cases'.D23]" office:value-type="string" office:string-value="0m" calcext:value-type="string">
            <text:p>0m</text:p>
          </table:table-cell>
          <table:table-cell table:style-name="ce1" table:formula="of:=['Test cases'.E23]" office:value-type="string" office:string-value="TEST" calcext:value-type="string">
            <text:p>TEST</text:p>
          </table:table-cell>
          <table:table-cell table:style-name="ce1" table:formula="of:=['Test cases'.F23]" office:value-type="string" office:string-value="S" calcext:value-type="string">
            <text:p>S</text:p>
          </table:table-cell>
          <table:table-cell table:style-name="ce1" table:formula="of:=['Test cases'.G23]" office:value-type="string" office:string-value="B1" calcext:value-type="string">
            <text:p>B1</text:p>
          </table:table-cell>
          <table:table-cell table:style-name="ce1" table:formula="of:=['Test cases'.H23]" office:value-type="string" office:string-value="TEST" calcext:value-type="string">
            <text:p>TEST</text:p>
          </table:table-cell>
          <table:table-cell table:style-name="ce1" table:formula="of:=['Test cases'.I23]" office:value-type="string" office:string-value="Ceiling" calcext:value-type="string">
            <text:p>Ceiling</text:p>
          </table:table-cell>
          <table:table-cell table:style-name="ce1" table:formula="of:=['Test cases'.J23]" office:value-type="string" office:string-value="↓" calcext:value-type="string">
            <text:p>↓</text:p>
          </table:table-cell>
          <table:table-cell table:style-name="ce1" table:formula="of:=['Test cases'.K23]" office:value-type="float" office:value="1" calcext:value-type="float">
            <text:p>1</text:p>
          </table:table-cell>
          <table:table-cell table:style-name="ce1" table:formula="of:=['Test cases'.L23]" office:value-type="string" office:string-value="-" calcext:value-type="string">
            <text:p>-</text:p>
          </table:table-cell>
          <table:table-cell table:style-name="ce9" table:number-columns-repeated="1012"/>
        </table:table-row>
        <table:table-row table:style-name="ro8">
          <table:table-cell table:formula="of:=['Test cases'.A24]" office:value-type="float" office:value="3.1" calcext:value-type="float">
            <text:p>3,1</text:p>
          </table:table-cell>
          <table:table-cell table:style-name="ce6" table:formula="of:=['Test cases'.B24]" office:value-type="string" office:string-value="* -12dBm tx power; orientation: -" calcext:value-type="string">
            <text:p>* -12dBm tx power; orientation: -</text:p>
          </table:table-cell>
          <table:table-cell table:style-name="ce13" table:formula="of:=['Test cases'.C24]" office:value-type="time" office:time-value="PT13H18M00S" calcext:value-type="time">
            <text:p>13:18:00</text:p>
          </table:table-cell>
          <table:table-cell table:style-name="ce1"/>
          <table:table-cell table:style-name="ce1" table:formula="of:=['Test cases'.E24]" office:value-type="string" office:string-value="B-" calcext:value-type="string">
            <text:p>B-</text:p>
          </table:table-cell>
          <table:table-cell table:style-name="ce1" table:number-columns-repeated="2"/>
          <table:table-cell table:style-name="ce1" table:formula="of:=['Test cases'.H24]"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5]" office:value-type="float" office:value="3.2" calcext:value-type="float">
            <text:p>3,2</text:p>
          </table:table-cell>
          <table:table-cell table:style-name="ce6" table:formula="of:=['Test cases'.B25]" office:value-type="string" office:string-value="* -12dBm tx power; orientation: |" calcext:value-type="string">
            <text:p>* -12dBm tx power; orientation: |</text:p>
          </table:table-cell>
          <table:table-cell table:style-name="ce13" table:formula="of:=['Test cases'.C25]" office:value-type="time" office:time-value="PT13H19M00S" calcext:value-type="time">
            <text:p>13:19:00</text:p>
          </table:table-cell>
          <table:table-cell table:style-name="ce1"/>
          <table:table-cell table:style-name="ce1" table:formula="of:=['Test cases'.E25]" office:value-type="string" office:string-value="|" calcext:value-type="string">
            <text:p>|</text:p>
          </table:table-cell>
          <table:table-cell table:style-name="ce1" table:number-columns-repeated="2"/>
          <table:table-cell table:style-name="ce1" table:formula="of:=['Test cases'.H25]"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6]" office:value-type="float" office:value="3.3" calcext:value-type="float">
            <text:p>3,3</text:p>
          </table:table-cell>
          <table:table-cell table:style-name="ce6" table:formula="of:=['Test cases'.B26]" office:value-type="string" office:string-value="* -12dBm tx power; orientation: P" calcext:value-type="string">
            <text:p>* -12dBm tx power; orientation: P</text:p>
          </table:table-cell>
          <table:table-cell table:style-name="ce13" table:formula="of:=['Test cases'.C26]" office:value-type="time" office:time-value="PT13H20M00S" calcext:value-type="time">
            <text:p>13:20:00</text:p>
          </table:table-cell>
          <table:table-cell table:style-name="ce1"/>
          <table:table-cell table:style-name="ce1" table:formula="of:=['Test cases'.E26]" office:value-type="string" office:string-value="P" calcext:value-type="string">
            <text:p>P</text:p>
          </table:table-cell>
          <table:table-cell table:style-name="ce1" table:number-columns-repeated="2"/>
          <table:table-cell table:style-name="ce1" table:formula="of:=['Test cases'.H26]" office:value-type="string" office:string-value="-12dBm" calcext:value-type="string">
            <text:p>-12dBm</text:p>
          </table:table-cell>
          <table:table-cell table:style-name="ce1" table:number-columns-repeated="4"/>
          <table:table-cell table:number-columns-repeated="1012"/>
        </table:table-row>
        <table:table-row table:style-name="ro8">
          <table:table-cell table:formula="of:=['Test cases'.A27]" office:value-type="float" office:value="3.4" calcext:value-type="float">
            <text:p>3,4</text:p>
          </table:table-cell>
          <table:table-cell table:style-name="ce6" table:formula="of:=['Test cases'.B27]" office:value-type="string" office:string-value="* -16dBm tx power; orientation: -" calcext:value-type="string">
            <text:p>* -16dBm tx power; orientation: -</text:p>
          </table:table-cell>
          <table:table-cell table:style-name="ce13" table:formula="of:=['Test cases'.C27]" office:value-type="time" office:time-value="PT12H55M00S" calcext:value-type="time">
            <text:p>12:55:00</text:p>
          </table:table-cell>
          <table:table-cell table:style-name="ce1"/>
          <table:table-cell table:style-name="ce1" table:formula="of:=['Test cases'.E27]" office:value-type="string" office:string-value="B-" calcext:value-type="string">
            <text:p>B-</text:p>
          </table:table-cell>
          <table:table-cell table:style-name="ce1" table:number-columns-repeated="2"/>
          <table:table-cell table:style-name="ce1" table:formula="of:=['Test cases'.H27]"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8]" office:value-type="float" office:value="3.5" calcext:value-type="float">
            <text:p>3,5</text:p>
          </table:table-cell>
          <table:table-cell table:style-name="ce6" table:formula="of:=['Test cases'.B28]" office:value-type="string" office:string-value="* -16dBm tx power; orientation: |" calcext:value-type="string">
            <text:p>* -16dBm tx power; orientation: |</text:p>
          </table:table-cell>
          <table:table-cell table:style-name="ce13" table:formula="of:=['Test cases'.C28]" office:value-type="time" office:time-value="PT13H16M00S" calcext:value-type="time">
            <text:p>13:16:00</text:p>
          </table:table-cell>
          <table:table-cell table:style-name="ce1"/>
          <table:table-cell table:style-name="ce1" table:formula="of:=['Test cases'.E28]" office:value-type="string" office:string-value="|" calcext:value-type="string">
            <text:p>|</text:p>
          </table:table-cell>
          <table:table-cell table:style-name="ce1" table:number-columns-repeated="2"/>
          <table:table-cell table:style-name="ce1" table:formula="of:=['Test cases'.H28]"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29]" office:value-type="float" office:value="3.6" calcext:value-type="float">
            <text:p>3,6</text:p>
          </table:table-cell>
          <table:table-cell table:style-name="ce6" table:formula="of:=['Test cases'.B29]" office:value-type="string" office:string-value="* -16dBm tx power; orientation: P" calcext:value-type="string">
            <text:p>* -16dBm tx power; orientation: P</text:p>
          </table:table-cell>
          <table:table-cell table:style-name="ce13" table:formula="of:=['Test cases'.C29]" office:value-type="time" office:time-value="PT13H14M00S" calcext:value-type="time">
            <text:p>13:14:00</text:p>
          </table:table-cell>
          <table:table-cell table:style-name="ce1"/>
          <table:table-cell table:style-name="ce1" table:formula="of:=['Test cases'.E29]" office:value-type="string" office:string-value="P" calcext:value-type="string">
            <text:p>P</text:p>
          </table:table-cell>
          <table:table-cell table:style-name="ce1" table:number-columns-repeated="2"/>
          <table:table-cell table:style-name="ce1" table:formula="of:=['Test cases'.H29]" office:value-type="string" office:string-value="-16dBm" calcext:value-type="string">
            <text:p>-16dBm</text:p>
          </table:table-cell>
          <table:table-cell table:style-name="ce1" table:number-columns-repeated="4"/>
          <table:table-cell table:number-columns-repeated="1012"/>
        </table:table-row>
        <table:table-row table:style-name="ro8">
          <table:table-cell table:formula="of:=['Test cases'.A30]" office:value-type="float" office:value="3.7" calcext:value-type="float">
            <text:p>3,7</text:p>
          </table:table-cell>
          <table:table-cell table:style-name="ce6" table:formula="of:=['Test cases'.B30]" office:value-type="string" office:string-value="* -20dBm tx power; orientation: -" calcext:value-type="string">
            <text:p>* -20dBm tx power; orientation: -</text:p>
          </table:table-cell>
          <table:table-cell table:style-name="ce13" table:formula="of:=['Test cases'.C30]" office:value-type="time" office:time-value="PT13H10M00S" calcext:value-type="time">
            <text:p>13:10:00</text:p>
          </table:table-cell>
          <table:table-cell table:style-name="ce1"/>
          <table:table-cell table:style-name="ce1" table:formula="of:=['Test cases'.E30]" office:value-type="string" office:string-value="B-" calcext:value-type="string">
            <text:p>B-</text:p>
          </table:table-cell>
          <table:table-cell table:style-name="ce1" table:number-columns-repeated="2"/>
          <table:table-cell table:style-name="ce1" table:formula="of:=['Test cases'.H30]"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1]" office:value-type="float" office:value="3.8" calcext:value-type="float">
            <text:p>3,8</text:p>
          </table:table-cell>
          <table:table-cell table:style-name="ce6" table:formula="of:=['Test cases'.B31]" office:value-type="string" office:string-value="* -20dBm tx power; orientation: |" calcext:value-type="string">
            <text:p>* -20dBm tx power; orientation: |</text:p>
          </table:table-cell>
          <table:table-cell table:style-name="ce13" table:formula="of:=['Test cases'.C31]" office:value-type="time" office:time-value="PT13H12M00S" calcext:value-type="time">
            <text:p>13:12:00</text:p>
          </table:table-cell>
          <table:table-cell table:style-name="ce1"/>
          <table:table-cell table:style-name="ce1" table:formula="of:=['Test cases'.E31]" office:value-type="string" office:string-value="|" calcext:value-type="string">
            <text:p>|</text:p>
          </table:table-cell>
          <table:table-cell table:style-name="ce1" table:number-columns-repeated="2"/>
          <table:table-cell table:style-name="ce1" table:formula="of:=['Test cases'.H31]"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2]" office:value-type="float" office:value="3.9" calcext:value-type="float">
            <text:p>3,9</text:p>
          </table:table-cell>
          <table:table-cell table:style-name="ce6" table:formula="of:=['Test cases'.B32]" office:value-type="string" office:string-value="* -20dBm tx power; orientation: P" calcext:value-type="string">
            <text:p>* -20dBm tx power; orientation: P</text:p>
          </table:table-cell>
          <table:table-cell table:style-name="ce13" table:formula="of:=['Test cases'.C32]" office:value-type="time" office:time-value="PT13H09M00S" calcext:value-type="time">
            <text:p>13:09:00</text:p>
          </table:table-cell>
          <table:table-cell table:style-name="ce1"/>
          <table:table-cell table:style-name="ce1" table:formula="of:=['Test cases'.E32]" office:value-type="string" office:string-value="P" calcext:value-type="string">
            <text:p>P</text:p>
          </table:table-cell>
          <table:table-cell table:style-name="ce1" table:number-columns-repeated="2"/>
          <table:table-cell table:style-name="ce1" table:formula="of:=['Test cases'.H32]" office:value-type="string" office:string-value="-20dBm" calcext:value-type="string">
            <text:p>-20dBm</text:p>
          </table:table-cell>
          <table:table-cell table:style-name="ce1" table:number-columns-repeated="4"/>
          <table:table-cell table:number-columns-repeated="1012"/>
        </table:table-row>
        <table:table-row table:style-name="ro8">
          <table:table-cell table:formula="of:=['Test cases'.A33]" office:value-type="string" office:string-value="3,10" calcext:value-type="string">
            <text:p>3,10</text:p>
          </table:table-cell>
          <table:table-cell table:style-name="ce6" table:formula="of:=['Test cases'.B33]" office:value-type="string" office:string-value="* -30dBm tx power; orientation: -" calcext:value-type="string">
            <text:p>* -30dBm tx power; orientation: -</text:p>
          </table:table-cell>
          <table:table-cell table:style-name="ce1" table:formula="of:=['Test cases'.C33]" office:value-type="string" office:string-value="missing" calcext:value-type="string">
            <text:p>missing</text:p>
          </table:table-cell>
          <table:table-cell table:style-name="ce1"/>
          <table:table-cell table:style-name="ce1" table:formula="of:=['Test cases'.E33]" office:value-type="string" office:string-value="B-" calcext:value-type="string">
            <text:p>B-</text:p>
          </table:table-cell>
          <table:table-cell table:style-name="ce1" table:number-columns-repeated="2"/>
          <table:table-cell table:style-name="ce1" table:formula="of:=['Test cases'.H33]"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4]" office:value-type="string" office:string-value="3,11" calcext:value-type="string">
            <text:p>3,11</text:p>
          </table:table-cell>
          <table:table-cell table:style-name="ce6" table:formula="of:=['Test cases'.B34]" office:value-type="string" office:string-value="* -30dBm tx power; orientation: |" calcext:value-type="string">
            <text:p>* -30dBm tx power; orientation: |</text:p>
          </table:table-cell>
          <table:table-cell table:style-name="ce1" table:formula="of:=['Test cases'.C34]" office:value-type="string" office:string-value="missing" calcext:value-type="string">
            <text:p>missing</text:p>
          </table:table-cell>
          <table:table-cell table:style-name="ce1"/>
          <table:table-cell table:style-name="ce1" table:formula="of:=['Test cases'.E34]" office:value-type="string" office:string-value="|" calcext:value-type="string">
            <text:p>|</text:p>
          </table:table-cell>
          <table:table-cell table:style-name="ce1" table:number-columns-repeated="2"/>
          <table:table-cell table:style-name="ce1" table:formula="of:=['Test cases'.H34]" office:value-type="string" office:string-value="-30dBm" calcext:value-type="string">
            <text:p>-30dBm</text:p>
          </table:table-cell>
          <table:table-cell table:style-name="ce1" table:number-columns-repeated="4"/>
          <table:table-cell table:number-columns-repeated="1012"/>
        </table:table-row>
        <table:table-row table:style-name="ro8">
          <table:table-cell table:formula="of:=['Test cases'.A35]" office:value-type="string" office:string-value="3,12" calcext:value-type="string">
            <text:p>3,12</text:p>
          </table:table-cell>
          <table:table-cell table:style-name="ce6" table:formula="of:=['Test cases'.B35]" office:value-type="string" office:string-value="* -30dBm tx power; orientation: P" calcext:value-type="string">
            <text:p>* -30dBm tx power; orientation: P</text:p>
          </table:table-cell>
          <table:table-cell table:style-name="ce13" table:formula="of:=['Test cases'.C35]" office:value-type="time" office:time-value="PT13H06M00S" calcext:value-type="time">
            <text:p>13:06:00</text:p>
          </table:table-cell>
          <table:table-cell table:style-name="ce1"/>
          <table:table-cell table:style-name="ce1" table:formula="of:=['Test cases'.E35]" office:value-type="string" office:string-value="P" calcext:value-type="string">
            <text:p>P</text:p>
          </table:table-cell>
          <table:table-cell table:style-name="ce1" table:number-columns-repeated="2"/>
          <table:table-cell table:style-name="ce1" table:formula="of:=['Test cases'.H35]" office:value-type="string" office:string-value="-30dBm" calcext:value-type="string">
            <text:p>-30dBm</text:p>
          </table:table-cell>
          <table:table-cell table:style-name="ce1" table:number-columns-repeated="4"/>
          <table:table-cell table:number-columns-repeated="1012"/>
        </table:table-row>
        <table:table-row table:style-name="ro8">
          <table:table-cell table:style-name="Default"/>
          <table:table-cell/>
          <table:table-cell table:style-name="Default"/>
          <table:table-cell table:number-columns-repeated="1021"/>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3.1" calcext:value-type="float">
            <text:p>3,1</text:p>
          </table:table-cell>
          <table:table-cell office:value-type="float" office:value="0" calcext:value-type="float">
            <text:p>0</text:p>
          </table:table-cell>
          <table:table-cell office:value-type="time" office:time-value="PT13H18M00S" calcext:value-type="time">
            <text:p>13:18:00</text:p>
          </table:table-cell>
          <table:table-cell office:value-type="string" calcext:value-type="string">
            <text:p>"B1 (1)"</text:p>
          </table:table-cell>
          <table:table-cell office:value-type="string" calcext:value-type="string">
            <text:p>"CB:5D:42:C1:F7:36"</text:p>
          </table:table-cell>
          <table:table-cell office:value-type="float" office:value="-63.5" calcext:value-type="float">
            <text:p>-63,5</text:p>
          </table:table-cell>
          <table:table-cell table:number-columns-repeated="2" office:value-type="float" office:value="-62.7" calcext:value-type="float">
            <text:p>-62,7</text:p>
          </table:table-cell>
          <table:table-cell office:value-type="float" office:value="-62.3" calcext:value-type="float">
            <text:p>-62,3</text:p>
          </table:table-cell>
          <table:table-cell office:value-type="float" office:value="-62" calcext:value-type="float">
            <text:p>-62</text:p>
          </table:table-cell>
          <table:table-cell office:value-type="float" office:value="-62.2" calcext:value-type="float">
            <text:p>-62,2</text:p>
          </table:table-cell>
          <table:table-cell office:value-type="float" office:value="-62.6" calcext:value-type="float">
            <text:p>-62,6</text:p>
          </table:table-cell>
          <table:table-cell office:value-type="float" office:value="-62.7" calcext:value-type="float">
            <text:p>-62,7</text:p>
          </table:table-cell>
          <table:table-cell office:value-type="float" office:value="-63.3" calcext:value-type="float">
            <text:p>-63,3</text:p>
          </table:table-cell>
          <table:table-cell office:value-type="float" office:value="-65.7" calcext:value-type="float">
            <text:p>-65,7</text:p>
          </table:table-cell>
          <table:table-cell office:value-type="float" office:value="-67.6" calcext:value-type="float">
            <text:p>-67,6</text:p>
          </table:table-cell>
          <table:table-cell office:value-type="float" office:value="-67.9" calcext:value-type="float">
            <text:p>-67,9</text:p>
          </table:table-cell>
          <table:table-cell office:value-type="float" office:value="-68.5" calcext:value-type="float">
            <text:p>-68,5</text:p>
          </table:table-cell>
          <table:table-cell office:value-type="float" office:value="-68.8" calcext:value-type="float">
            <text:p>-68,8</text:p>
          </table:table-cell>
          <table:table-cell office:value-type="float" office:value="-68.7" calcext:value-type="float">
            <text:p>-68,7</text:p>
          </table:table-cell>
          <table:table-cell office:value-type="float" office:value="-68.6" calcext:value-type="float">
            <text:p>-68,6</text:p>
          </table:table-cell>
          <table:table-cell office:value-type="float" office:value="-68.4" calcext:value-type="float">
            <text:p>-68,4</text:p>
          </table:table-cell>
          <table:table-cell office:value-type="float" office:value="-68.5" calcext:value-type="float">
            <text:p>-68,5</text:p>
          </table:table-cell>
          <table:table-cell office:value-type="float" office:value="-68.4" calcext:value-type="float">
            <text:p>-68,4</text:p>
          </table:table-cell>
          <table:table-cell office:value-type="float" office:value="-66.9" calcext:value-type="float">
            <text:p>-66,9</text:p>
          </table:table-cell>
          <table:table-cell office:value-type="float" office:value="-65.7" calcext:value-type="float">
            <text:p>-65,7</text:p>
          </table:table-cell>
          <table:table-cell office:value-type="float" office:value="-65.4" calcext:value-type="float">
            <text:p>-65,4</text:p>
          </table:table-cell>
          <table:table-cell table:number-columns-repeated="2" office:value-type="float" office:value="-65.3" calcext:value-type="float">
            <text:p>-65,3</text:p>
          </table:table-cell>
          <table:table-cell office:value-type="float" office:value="-64.8" calcext:value-type="float">
            <text:p>-64,8</text:p>
          </table:table-cell>
          <table:table-cell office:value-type="float" office:value="-64.3" calcext:value-type="float">
            <text:p>-64,3</text:p>
          </table:table-cell>
          <table:table-cell office:value-type="float" office:value="-64.2" calcext:value-type="float">
            <text:p>-64,2</text:p>
          </table:table-cell>
          <table:table-cell office:value-type="float" office:value="-64.3" calcext:value-type="float">
            <text:p>-64,3</text:p>
          </table:table-cell>
          <table:table-cell office:value-type="float" office:value="-64.1" calcext:value-type="float">
            <text:p>-64,1</text:p>
          </table:table-cell>
          <table:table-cell office:value-type="float" office:value="-63.1" calcext:value-type="float">
            <text:p>-63,1</text:p>
          </table:table-cell>
          <table:table-cell office:value-type="float" office:value="-62.9" calcext:value-type="float">
            <text:p>-62,9</text:p>
          </table:table-cell>
          <table:table-cell office:value-type="float" office:value="-63.5" calcext:value-type="float">
            <text:p>-63,5</text:p>
          </table:table-cell>
          <table:table-cell office:value-type="float" office:value="-63.4" calcext:value-type="float">
            <text:p>-63,4</text:p>
          </table:table-cell>
          <table:table-cell office:value-type="float" office:value="-63.2" calcext:value-type="float">
            <text:p>-63,2</text:p>
          </table:table-cell>
          <table:table-cell office:value-type="float" office:value="-63.4" calcext:value-type="float">
            <text:p>-63,4</text:p>
          </table:table-cell>
          <table:table-cell office:value-type="float" office:value="-63.5" calcext:value-type="float">
            <text:p>-63,5</text:p>
          </table:table-cell>
          <table:table-cell office:value-type="float" office:value="-62.8" calcext:value-type="float">
            <text:p>-62,8</text:p>
          </table:table-cell>
          <table:table-cell office:value-type="float" office:value="-62.3" calcext:value-type="float">
            <text:p>-62,3</text:p>
          </table:table-cell>
          <table:table-cell office:value-type="float" office:value="-63.1" calcext:value-type="float">
            <text:p>-63,1</text:p>
          </table:table-cell>
          <table:table-cell office:value-type="float" office:value="-66.8" calcext:value-type="float">
            <text:p>-66,8</text:p>
          </table:table-cell>
          <table:table-cell office:value-type="float" office:value="-69.6" calcext:value-type="float">
            <text:p>-69,6</text:p>
          </table:table-cell>
          <table:table-cell table:number-columns-repeated="2" office:value-type="float" office:value="-69.5" calcext:value-type="float">
            <text:p>-69,5</text:p>
          </table:table-cell>
          <table:table-cell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70.3" calcext:value-type="float">
            <text:p>-70,3</text:p>
          </table:table-cell>
          <table:table-cell office:value-type="float" office:value="-70.8" calcext:value-type="float">
            <text:p>-70,8</text:p>
          </table:table-cell>
          <table:table-cell office:value-type="float" office:value="-70" calcext:value-type="float">
            <text:p>-70</text:p>
          </table:table-cell>
          <table:table-cell office:value-type="float" office:value="-66.9" calcext:value-type="float">
            <text:p>-66,9</text:p>
          </table:table-cell>
          <table:table-cell table:number-columns-repeated="3" office:value-type="float" office:value="-62.9" calcext:value-type="float">
            <text:p>-62,9</text:p>
          </table:table-cell>
          <table:table-cell office:value-type="float" office:value="-63" calcext:value-type="float">
            <text:p>-63</text:p>
          </table:table-cell>
          <table:table-cell office:value-type="float" office:value="-63.4" calcext:value-type="float">
            <text:p>-63,4</text:p>
          </table:table-cell>
          <table:table-cell office:value-type="float" office:value="-63.5" calcext:value-type="float">
            <text:p>-63,5</text:p>
          </table:table-cell>
          <table:table-cell table:number-columns-repeated="3" office:value-type="float" office:value="-63.2" calcext:value-type="float">
            <text:p>-63,2</text:p>
          </table:table-cell>
          <table:table-cell office:value-type="float" office:value="-63.8" calcext:value-type="float">
            <text:p>-63,8</text:p>
          </table:table-cell>
          <table:table-cell office:value-type="float" office:value="-63.9" calcext:value-type="float">
            <text:p>-63,9</text:p>
          </table:table-cell>
          <table:table-cell office:value-type="float" office:value="-63.5" calcext:value-type="float">
            <text:p>-63,5</text:p>
          </table:table-cell>
          <table:table-cell table:number-columns-repeated="2" office:value-type="float" office:value="-63.3" calcext:value-type="float">
            <text:p>-63,3</text:p>
          </table:table-cell>
          <table:table-cell office:value-type="float" office:value="-63.8" calcext:value-type="float">
            <text:p>-63,8</text:p>
          </table:table-cell>
          <table:table-cell table:number-columns-repeated="2" office:value-type="float" office:value="-63.7" calcext:value-type="float">
            <text:p>-63,7</text:p>
          </table:table-cell>
          <table:table-cell office:value-type="float" office:value="-64" calcext:value-type="float">
            <text:p>-64</text:p>
          </table:table-cell>
          <table:table-cell office:value-type="float" office:value="-64.5" calcext:value-type="float">
            <text:p>-64,5</text:p>
          </table:table-cell>
          <table:table-cell office:value-type="float" office:value="-67.1" calcext:value-type="float">
            <text:p>-67,1</text:p>
          </table:table-cell>
          <table:table-cell office:value-type="float" office:value="-69.1" calcext:value-type="float">
            <text:p>-69,1</text:p>
          </table:table-cell>
          <table:table-cell office:value-type="float" office:value="-69" calcext:value-type="float">
            <text:p>-69</text:p>
          </table:table-cell>
          <table:table-cell office:value-type="float" office:value="-68.9" calcext:value-type="float">
            <text:p>-68,9</text:p>
          </table:table-cell>
          <table:table-cell office:value-type="float" office:value="-68.8" calcext:value-type="float">
            <text:p>-68,8</text:p>
          </table:table-cell>
          <table:table-cell office:value-type="float" office:value="-68.9" calcext:value-type="float">
            <text:p>-68,9</text:p>
          </table:table-cell>
          <table:table-cell table:number-columns-repeated="2" office:value-type="float" office:value="-69" calcext:value-type="float">
            <text:p>-69</text:p>
          </table:table-cell>
          <table:table-cell table:number-columns-repeated="2" office:value-type="float" office:value="-69.3" calcext:value-type="float">
            <text:p>-69,3</text:p>
          </table:table-cell>
          <table:table-cell office:value-type="float" office:value="-68.1" calcext:value-type="float">
            <text:p>-68,1</text:p>
          </table:table-cell>
          <table:table-cell office:value-type="float" office:value="-66.4" calcext:value-type="float">
            <text:p>-66,4</text:p>
          </table:table-cell>
          <table:table-cell office:value-type="float" office:value="-65.8" calcext:value-type="float">
            <text:p>-65,8</text:p>
          </table:table-cell>
          <table:table-cell office:value-type="float" office:value="-65.2" calcext:value-type="float">
            <text:p>-65,2</text:p>
          </table:table-cell>
          <table:table-cell office:value-type="float" office:value="-65.1" calcext:value-type="float">
            <text:p>-65,1</text:p>
          </table:table-cell>
          <table:table-cell office:value-type="float" office:value="-64.8" calcext:value-type="float">
            <text:p>-64,8</text:p>
          </table:table-cell>
          <table:table-cell office:value-type="float" office:value="-65" calcext:value-type="float">
            <text:p>-65</text:p>
          </table:table-cell>
          <table:table-cell office:value-type="float" office:value="-65.2" calcext:value-type="float">
            <text:p>-65,2</text:p>
          </table:table-cell>
          <table:table-cell office:value-type="float" office:value="-64.7" calcext:value-type="float">
            <text:p>-64,7</text:p>
          </table:table-cell>
          <table:table-cell office:value-type="float" office:value="-64.1" calcext:value-type="float">
            <text:p>-64,1</text:p>
          </table:table-cell>
          <table:table-cell office:value-type="float" office:value="-63.8" calcext:value-type="float">
            <text:p>-63,8</text:p>
          </table:table-cell>
          <table:table-cell table:number-columns-repeated="929"/>
        </table:table-row>
        <table:table-row table:style-name="ro8">
          <table:table-cell table:style-name="ce5" office:value-type="float" office:value="3.2" calcext:value-type="float">
            <text:p>3,2</text:p>
          </table:table-cell>
          <table:table-cell office:value-type="float" office:value="0" calcext:value-type="float">
            <text:p>0</text:p>
          </table:table-cell>
          <table:table-cell office:value-type="time" office:time-value="PT13H19M00S" calcext:value-type="time">
            <text:p>13:19:00</text:p>
          </table:table-cell>
          <table:table-cell office:value-type="string" calcext:value-type="string">
            <text:p>"B1 (1)"</text:p>
          </table:table-cell>
          <table:table-cell office:value-type="string" calcext:value-type="string">
            <text:p>"CB:5D:42:C1:F7:36"</text:p>
          </table:table-cell>
          <table:table-cell office:value-type="float" office:value="-64.8" calcext:value-type="float">
            <text:p>-64,8</text:p>
          </table:table-cell>
          <table:table-cell office:value-type="float" office:value="-65.8" calcext:value-type="float">
            <text:p>-65,8</text:p>
          </table:table-cell>
          <table:table-cell table:number-columns-repeated="2" office:value-type="float" office:value="-66" calcext:value-type="float">
            <text:p>-66</text:p>
          </table:table-cell>
          <table:table-cell office:value-type="float" office:value="-66.7" calcext:value-type="float">
            <text:p>-66,7</text:p>
          </table:table-cell>
          <table:table-cell office:value-type="float" office:value="-70.2" calcext:value-type="float">
            <text:p>-70,2</text:p>
          </table:table-cell>
          <table:table-cell office:value-type="float" office:value="-73.1" calcext:value-type="float">
            <text:p>-73,1</text:p>
          </table:table-cell>
          <table:table-cell table:number-columns-repeated="2" office:value-type="float" office:value="-73.2" calcext:value-type="float">
            <text:p>-73,2</text:p>
          </table:table-cell>
          <table:table-cell table:number-columns-repeated="6" office:value-type="float" office:value="-73" calcext:value-type="float">
            <text:p>-73</text:p>
          </table:table-cell>
          <table:table-cell office:value-type="float" office:value="-69.8" calcext:value-type="float">
            <text:p>-69,8</text:p>
          </table:table-cell>
          <table:table-cell office:value-type="float" office:value="-67.5" calcext:value-type="float">
            <text:p>-67,5</text:p>
          </table:table-cell>
          <table:table-cell office:value-type="float" office:value="-67.1" calcext:value-type="float">
            <text:p>-67,1</text:p>
          </table:table-cell>
          <table:table-cell table:number-columns-repeated="2" office:value-type="float" office:value="-67.2" calcext:value-type="float">
            <text:p>-67,2</text:p>
          </table:table-cell>
          <table:table-cell table:number-columns-repeated="2" office:value-type="float" office:value="-67.4" calcext:value-type="float">
            <text:p>-67,4</text:p>
          </table:table-cell>
          <table:table-cell table:number-columns-repeated="2" office:value-type="float" office:value="-67.3" calcext:value-type="float">
            <text:p>-67,3</text:p>
          </table:table-cell>
          <table:table-cell office:value-type="float" office:value="-67.5" calcext:value-type="float">
            <text:p>-67,5</text:p>
          </table:table-cell>
          <table:table-cell office:value-type="float" office:value="-66.8" calcext:value-type="float">
            <text:p>-66,8</text:p>
          </table:table-cell>
          <table:table-cell office:value-type="float" office:value="-65.7" calcext:value-type="float">
            <text:p>-65,7</text:p>
          </table:table-cell>
          <table:table-cell office:value-type="float" office:value="-65.5" calcext:value-type="float">
            <text:p>-65,5</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9" calcext:value-type="float">
            <text:p>-64,9</text:p>
          </table:table-cell>
          <table:table-cell table:number-columns-repeated="2" office:value-type="float" office:value="-64.8" calcext:value-type="float">
            <text:p>-64,8</text:p>
          </table:table-cell>
          <table:table-cell office:value-type="float" office:value="-64.6" calcext:value-type="float">
            <text:p>-64,6</text:p>
          </table:table-cell>
          <table:table-cell office:value-type="float" office:value="-69.3" calcext:value-type="float">
            <text:p>-69,3</text:p>
          </table:table-cell>
          <table:table-cell office:value-type="float" office:value="-74" calcext:value-type="float">
            <text:p>-74</text:p>
          </table:table-cell>
          <table:table-cell office:value-type="float" office:value="-74.2" calcext:value-type="float">
            <text:p>-74,2</text:p>
          </table:table-cell>
          <table:table-cell office:value-type="float" office:value="-74.6" calcext:value-type="float">
            <text:p>-74,6</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1" calcext:value-type="float">
            <text:p>-75,1</text:p>
          </table:table-cell>
          <table:table-cell office:value-type="float" office:value="-75" calcext:value-type="float">
            <text:p>-75</text:p>
          </table:table-cell>
          <table:table-cell office:value-type="float" office:value="-74.9" calcext:value-type="float">
            <text:p>-74,9</text:p>
          </table:table-cell>
          <table:table-cell office:value-type="float" office:value="-71.8" calcext:value-type="float">
            <text:p>-71,8</text:p>
          </table:table-cell>
          <table:table-cell office:value-type="float" office:value="-67.8" calcext:value-type="float">
            <text:p>-67,8</text:p>
          </table:table-cell>
          <table:table-cell office:value-type="float" office:value="-66.9" calcext:value-type="float">
            <text:p>-66,9</text:p>
          </table:table-cell>
          <table:table-cell office:value-type="float" office:value="-66.6" calcext:value-type="float">
            <text:p>-66,6</text:p>
          </table:table-cell>
          <table:table-cell office:value-type="float" office:value="-66.4" calcext:value-type="float">
            <text:p>-66,4</text:p>
          </table:table-cell>
          <table:table-cell office:value-type="float" office:value="-66.1" calcext:value-type="float">
            <text:p>-66,1</text:p>
          </table:table-cell>
          <table:table-cell office:value-type="float" office:value="-65.9" calcext:value-type="float">
            <text:p>-65,9</text:p>
          </table:table-cell>
          <table:table-cell office:value-type="float" office:value="-65.8" calcext:value-type="float">
            <text:p>-65,8</text:p>
          </table:table-cell>
          <table:table-cell office:value-type="float" office:value="-65.4" calcext:value-type="float">
            <text:p>-65,4</text:p>
          </table:table-cell>
          <table:table-cell office:value-type="float" office:value="-65.5" calcext:value-type="float">
            <text:p>-65,5</text:p>
          </table:table-cell>
          <table:table-cell office:value-type="float" office:value="-65.1" calcext:value-type="float">
            <text:p>-65,1</text:p>
          </table:table-cell>
          <table:table-cell office:value-type="float" office:value="-63.9" calcext:value-type="float">
            <text:p>-63,9</text:p>
          </table:table-cell>
          <table:table-cell office:value-type="float" office:value="-63.7" calcext:value-type="float">
            <text:p>-63,7</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table:number-columns-repeated="2" office:value-type="float" office:value="-64" calcext:value-type="float">
            <text:p>-64</text:p>
          </table:table-cell>
          <table:table-cell office:value-type="float" office:value="-64.1" calcext:value-type="float">
            <text:p>-64,1</text:p>
          </table:table-cell>
          <table:table-cell office:value-type="float" office:value="-68.5" calcext:value-type="float">
            <text:p>-68,5</text:p>
          </table:table-cell>
          <table:table-cell office:value-type="float" office:value="-74" calcext:value-type="float">
            <text:p>-74</text:p>
          </table:table-cell>
          <table:table-cell office:value-type="float" office:value="-75" calcext:value-type="float">
            <text:p>-75</text:p>
          </table:table-cell>
          <table:table-cell office:value-type="float" office:value="-75.3" calcext:value-type="float">
            <text:p>-75,3</text:p>
          </table:table-cell>
          <table:table-cell table:number-columns-repeated="2" office:value-type="float" office:value="-75.6" calcext:value-type="float">
            <text:p>-75,6</text:p>
          </table:table-cell>
          <table:table-cell office:value-type="float" office:value="-74.9" calcext:value-type="float">
            <text:p>-74,9</text:p>
          </table:table-cell>
          <table:table-cell office:value-type="float" office:value="-73.8" calcext:value-type="float">
            <text:p>-73,8</text:p>
          </table:table-cell>
          <table:table-cell office:value-type="float" office:value="-73.5" calcext:value-type="float">
            <text:p>-73,5</text:p>
          </table:table-cell>
          <table:table-cell office:value-type="float" office:value="-73.7" calcext:value-type="float">
            <text:p>-73,7</text:p>
          </table:table-cell>
          <table:table-cell office:value-type="float" office:value="-70.5" calcext:value-type="float">
            <text:p>-70,5</text:p>
          </table:table-cell>
          <table:table-cell office:value-type="float" office:value="-68" calcext:value-type="float">
            <text:p>-68</text:p>
          </table:table-cell>
          <table:table-cell office:value-type="float" office:value="-66.8" calcext:value-type="float">
            <text:p>-66,8</text:p>
          </table:table-cell>
          <table:table-cell office:value-type="float" office:value="-65.9" calcext:value-type="float">
            <text:p>-65,9</text:p>
          </table:table-cell>
          <table:table-cell office:value-type="float" office:value="-65.3" calcext:value-type="float">
            <text:p>-65,3</text:p>
          </table:table-cell>
          <table:table-cell office:value-type="float" office:value="-65.2" calcext:value-type="float">
            <text:p>-65,2</text:p>
          </table:table-cell>
          <table:table-cell office:value-type="float" office:value="-65.1" calcext:value-type="float">
            <text:p>-65,1</text:p>
          </table:table-cell>
          <table:table-cell office:value-type="float" office:value="-64.6" calcext:value-type="float">
            <text:p>-64,6</text:p>
          </table:table-cell>
          <table:table-cell office:value-type="float" office:value="-64" calcext:value-type="float">
            <text:p>-64</text:p>
          </table:table-cell>
          <table:table-cell office:value-type="float" office:value="-64.3" calcext:value-type="float">
            <text:p>-64,3</text:p>
          </table:table-cell>
          <table:table-cell office:value-type="float" office:value="-64.1" calcext:value-type="float">
            <text:p>-64,1</text:p>
          </table:table-cell>
          <table:table-cell office:value-type="float" office:value="-63.6" calcext:value-type="float">
            <text:p>-63,6</text:p>
          </table:table-cell>
          <table:table-cell office:value-type="float" office:value="-63.9" calcext:value-type="float">
            <text:p>-63,9</text:p>
          </table:table-cell>
          <table:table-cell office:value-type="float" office:value="-64.111115" calcext:value-type="float">
            <text:p>-64,111115</text:p>
          </table:table-cell>
          <table:table-cell office:value-type="float" office:value="-64.25" calcext:value-type="float">
            <text:p>-64,25</text:p>
          </table:table-cell>
          <table:table-cell table:number-columns-repeated="929"/>
        </table:table-row>
        <table:table-row table:style-name="ro8">
          <table:table-cell table:style-name="ce5" office:value-type="float" office:value="3.3" calcext:value-type="float">
            <text:p>3,3</text:p>
          </table:table-cell>
          <table:table-cell office:value-type="float" office:value="0" calcext:value-type="float">
            <text:p>0</text:p>
          </table:table-cell>
          <table:table-cell office:value-type="time" office:time-value="PT13H20M00S" calcext:value-type="time">
            <text:p>13:2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6.9" calcext:value-type="float">
            <text:p>-86,9</text:p>
          </table:table-cell>
          <table:table-cell office:value-type="float" office:value="-88.5" calcext:value-type="float">
            <text:p>-88,5</text:p>
          </table:table-cell>
          <table:table-cell office:value-type="float" office:value="-91.5" calcext:value-type="float">
            <text:p>-91,5</text:p>
          </table:table-cell>
          <table:table-cell table:number-columns-repeated="2" office:value-type="float" office:value="-91.2" calcext:value-type="float">
            <text:p>-91,2</text:p>
          </table:table-cell>
          <table:table-cell office:value-type="float" office:value="-91.8" calcext:value-type="float">
            <text:p>-91,8</text:p>
          </table:table-cell>
          <table:table-cell office:value-type="float" office:value="-91.7" calcext:value-type="float">
            <text:p>-91,7</text:p>
          </table:table-cell>
          <table:table-cell office:value-type="float" office:value="-91.2" calcext:value-type="float">
            <text:p>-91,2</text:p>
          </table:table-cell>
          <table:table-cell office:value-type="float" office:value="-90.6" calcext:value-type="float">
            <text:p>-90,6</text:p>
          </table:table-cell>
          <table:table-cell office:value-type="float" office:value="-87.1" calcext:value-type="float">
            <text:p>-87,1</text:p>
          </table:table-cell>
          <table:table-cell table:number-columns-repeated="2" office:value-type="float" office:value="-84.6" calcext:value-type="float">
            <text:p>-84,6</text:p>
          </table:table-cell>
          <table:table-cell office:value-type="float" office:value="-84.7" calcext:value-type="float">
            <text:p>-84,7</text:p>
          </table:table-cell>
          <table:table-cell office:value-type="float" office:value="-85.7" calcext:value-type="float">
            <text:p>-85,7</text:p>
          </table:table-cell>
          <table:table-cell office:value-type="float" office:value="-86.8" calcext:value-type="float">
            <text:p>-86,8</text:p>
          </table:table-cell>
          <table:table-cell office:value-type="float" office:value="-86.9" calcext:value-type="float">
            <text:p>-86,9</text:p>
          </table:table-cell>
          <table:table-cell office:value-type="float" office:value="-88.9" calcext:value-type="float">
            <text:p>-88,9</text:p>
          </table:table-cell>
          <table:table-cell office:value-type="float" office:value="-90.1" calcext:value-type="float">
            <text:p>-90,1</text:p>
          </table:table-cell>
          <table:table-cell office:value-type="float" office:value="-89.6" calcext:value-type="float">
            <text:p>-89,6</text:p>
          </table:table-cell>
          <table:table-cell office:value-type="float" office:value="-90.4" calcext:value-type="float">
            <text:p>-90,4</text:p>
          </table:table-cell>
          <table:table-cell office:value-type="float" office:value="-89.5" calcext:value-type="float">
            <text:p>-89,5</text:p>
          </table:table-cell>
          <table:table-cell office:value-type="float" office:value="-87.1" calcext:value-type="float">
            <text:p>-87,1</text:p>
          </table:table-cell>
          <table:table-cell office:value-type="float" office:value="-85.2" calcext:value-type="float">
            <text:p>-85,2</text:p>
          </table:table-cell>
          <table:table-cell office:value-type="float" office:value="-86.2" calcext:value-type="float">
            <text:p>-86,2</text:p>
          </table:table-cell>
          <table:table-cell office:value-type="float" office:value="-85.4" calcext:value-type="float">
            <text:p>-85,4</text:p>
          </table:table-cell>
          <table:table-cell office:value-type="float" office:value="-82.2" calcext:value-type="float">
            <text:p>-82,2</text:p>
          </table:table-cell>
          <table:table-cell office:value-type="float" office:value="-82.1" calcext:value-type="float">
            <text:p>-82,1</text:p>
          </table:table-cell>
          <table:table-cell office:value-type="float" office:value="-82" calcext:value-type="float">
            <text:p>-82</text:p>
          </table:table-cell>
          <table:table-cell office:value-type="float" office:value="-80.5" calcext:value-type="float">
            <text:p>-80,5</text:p>
          </table:table-cell>
          <table:table-cell office:value-type="float" office:value="-80.8" calcext:value-type="float">
            <text:p>-80,8</text:p>
          </table:table-cell>
          <table:table-cell office:value-type="float" office:value="-83.4" calcext:value-type="float">
            <text:p>-83,4</text:p>
          </table:table-cell>
          <table:table-cell office:value-type="float" office:value="-86.5" calcext:value-type="float">
            <text:p>-86,5</text:p>
          </table:table-cell>
          <table:table-cell office:value-type="float" office:value="-85.2" calcext:value-type="float">
            <text:p>-85,2</text:p>
          </table:table-cell>
          <table:table-cell office:value-type="float" office:value="-81.1" calcext:value-type="float">
            <text:p>-81,1</text:p>
          </table:table-cell>
          <table:table-cell office:value-type="float" office:value="-79.7" calcext:value-type="float">
            <text:p>-79,7</text:p>
          </table:table-cell>
          <table:table-cell office:value-type="float" office:value="-80" calcext:value-type="float">
            <text:p>-80</text:p>
          </table:table-cell>
          <table:table-cell office:value-type="float" office:value="-80.3" calcext:value-type="float">
            <text:p>-80,3</text:p>
          </table:table-cell>
          <table:table-cell office:value-type="float" office:value="-81.2" calcext:value-type="float">
            <text:p>-81,2</text:p>
          </table:table-cell>
          <table:table-cell office:value-type="float" office:value="-81.7" calcext:value-type="float">
            <text:p>-81,7</text:p>
          </table:table-cell>
          <table:table-cell office:value-type="float" office:value="-80.2" calcext:value-type="float">
            <text:p>-80,2</text:p>
          </table:table-cell>
          <table:table-cell office:value-type="float" office:value="-79" calcext:value-type="float">
            <text:p>-79</text:p>
          </table:table-cell>
          <table:table-cell office:value-type="float" office:value="-79.3" calcext:value-type="float">
            <text:p>-79,3</text:p>
          </table:table-cell>
          <table:table-cell office:value-type="float" office:value="-79" calcext:value-type="float">
            <text:p>-79</text:p>
          </table:table-cell>
          <table:table-cell office:value-type="float" office:value="-79.3" calcext:value-type="float">
            <text:p>-79,3</text:p>
          </table:table-cell>
          <table:table-cell office:value-type="float" office:value="-79.9" calcext:value-type="float">
            <text:p>-79,9</text:p>
          </table:table-cell>
          <table:table-cell office:value-type="float" office:value="-80" calcext:value-type="float">
            <text:p>-80</text:p>
          </table:table-cell>
          <table:table-cell office:value-type="float" office:value="-81.2" calcext:value-type="float">
            <text:p>-81,2</text:p>
          </table:table-cell>
          <table:table-cell office:value-type="float" office:value="-82.6" calcext:value-type="float">
            <text:p>-82,6</text:p>
          </table:table-cell>
          <table:table-cell office:value-type="float" office:value="-85.9" calcext:value-type="float">
            <text:p>-85,9</text:p>
          </table:table-cell>
          <table:table-cell office:value-type="float" office:value="-83.8" calcext:value-type="float">
            <text:p>-83,8</text:p>
          </table:table-cell>
          <table:table-cell office:value-type="float" office:value="-71.55556" calcext:value-type="float">
            <text:p>-71,55556</text:p>
          </table:table-cell>
          <table:table-cell office:value-type="float" office:value="-63" calcext:value-type="float">
            <text:p>-63</text:p>
          </table:table-cell>
          <table:table-cell table:number-columns-repeated="966"/>
        </table:table-row>
        <table:table-row table:style-name="ro8">
          <table:table-cell table:style-name="ce5" office:value-type="float" office:value="3.4" calcext:value-type="float">
            <text:p>3,4</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style-name="ce5" office:value-type="float" office:value="3.5" calcext:value-type="float">
            <text:p>3,5</text:p>
          </table:table-cell>
          <table:table-cell office:value-type="float" office:value="0" calcext:value-type="float">
            <text:p>0</text:p>
          </table:table-cell>
          <table:table-cell office:value-type="time" office:time-value="PT13H16M00S" calcext:value-type="time">
            <text:p>13:16:00</text:p>
          </table:table-cell>
          <table:table-cell office:value-type="string" calcext:value-type="string">
            <text:p>"B1 (1)"</text:p>
          </table:table-cell>
          <table:table-cell office:value-type="string" calcext:value-type="string">
            <text:p>"CB:5D:42:C1:F7:36"</text:p>
          </table:table-cell>
          <table:table-cell office:value-type="float" office:value="-67.6" calcext:value-type="float">
            <text:p>-67,6</text:p>
          </table:table-cell>
          <table:table-cell office:value-type="float" office:value="-67.1" calcext:value-type="float">
            <text:p>-67,1</text:p>
          </table:table-cell>
          <table:table-cell office:value-type="float" office:value="-67.4" calcext:value-type="float">
            <text:p>-67,4</text:p>
          </table:table-cell>
          <table:table-cell office:value-type="float" office:value="-66.9" calcext:value-type="float">
            <text:p>-66,9</text:p>
          </table:table-cell>
          <table:table-cell office:value-type="float" office:value="-66.1" calcext:value-type="float">
            <text:p>-66,1</text:p>
          </table:table-cell>
          <table:table-cell office:value-type="float" office:value="-65.7" calcext:value-type="float">
            <text:p>-65,7</text:p>
          </table:table-cell>
          <table:table-cell office:value-type="float" office:value="-65.6" calcext:value-type="float">
            <text:p>-65,6</text:p>
          </table:table-cell>
          <table:table-cell table:number-columns-repeated="2" office:value-type="float" office:value="-66" calcext:value-type="float">
            <text:p>-66</text:p>
          </table:table-cell>
          <table:table-cell office:value-type="float" office:value="-65.7" calcext:value-type="float">
            <text:p>-65,7</text:p>
          </table:table-cell>
          <table:table-cell office:value-type="float" office:value="-67.9" calcext:value-type="float">
            <text:p>-67,9</text:p>
          </table:table-cell>
          <table:table-cell office:value-type="float" office:value="-73.6" calcext:value-type="float">
            <text:p>-73,6</text:p>
          </table:table-cell>
          <table:table-cell office:value-type="float" office:value="-76.6" calcext:value-type="float">
            <text:p>-76,6</text:p>
          </table:table-cell>
          <table:table-cell office:value-type="float" office:value="-76.5" calcext:value-type="float">
            <text:p>-76,5</text:p>
          </table:table-cell>
          <table:table-cell table:number-columns-repeated="2" office:value-type="float" office:value="-76.7" calcext:value-type="float">
            <text:p>-76,7</text:p>
          </table:table-cell>
          <table:table-cell office:value-type="float" office:value="-76.6" calcext:value-type="float">
            <text:p>-76,6</text:p>
          </table:table-cell>
          <table:table-cell office:value-type="float" office:value="-76.7" calcext:value-type="float">
            <text:p>-76,7</text:p>
          </table:table-cell>
          <table:table-cell office:value-type="float" office:value="-76.9" calcext:value-type="float">
            <text:p>-76,9</text:p>
          </table:table-cell>
          <table:table-cell office:value-type="float" office:value="-77" calcext:value-type="float">
            <text:p>-77</text:p>
          </table:table-cell>
          <table:table-cell office:value-type="float" office:value="-74.7" calcext:value-type="float">
            <text:p>-74,7</text:p>
          </table:table-cell>
          <table:table-cell office:value-type="float" office:value="-72.1" calcext:value-type="float">
            <text:p>-72,1</text:p>
          </table:table-cell>
          <table:table-cell office:value-type="float" office:value="-69.9" calcext:value-type="float">
            <text:p>-69,9</text:p>
          </table:table-cell>
          <table:table-cell office:value-type="float" office:value="-69.3" calcext:value-type="float">
            <text:p>-69,3</text:p>
          </table:table-cell>
          <table:table-cell office:value-type="float" office:value="-68.3" calcext:value-type="float">
            <text:p>-68,3</text:p>
          </table:table-cell>
          <table:table-cell office:value-type="float" office:value="-68.8" calcext:value-type="float">
            <text:p>-68,8</text:p>
          </table:table-cell>
          <table:table-cell office:value-type="float" office:value="-69.6" calcext:value-type="float">
            <text:p>-69,6</text:p>
          </table:table-cell>
          <table:table-cell office:value-type="float" office:value="-69.4" calcext:value-type="float">
            <text:p>-69,4</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7.1" calcext:value-type="float">
            <text:p>-67,1</text:p>
          </table:table-cell>
          <table:table-cell office:value-type="float" office:value="-66.3" calcext:value-type="float">
            <text:p>-66,3</text:p>
          </table:table-cell>
          <table:table-cell office:value-type="float" office:value="-66.2" calcext:value-type="float">
            <text:p>-66,2</text:p>
          </table:table-cell>
          <table:table-cell office:value-type="float" office:value="-66.5" calcext:value-type="float">
            <text:p>-66,5</text:p>
          </table:table-cell>
          <table:table-cell office:value-type="float" office:value="-66.6" calcext:value-type="float">
            <text:p>-66,6</text:p>
          </table:table-cell>
          <table:table-cell office:value-type="float" office:value="-66.5" calcext:value-type="float">
            <text:p>-66,5</text:p>
          </table:table-cell>
          <table:table-cell office:value-type="float" office:value="-66.4" calcext:value-type="float">
            <text:p>-66,4</text:p>
          </table:table-cell>
          <table:table-cell office:value-type="float" office:value="-66.2" calcext:value-type="float">
            <text:p>-66,2</text:p>
          </table:table-cell>
          <table:table-cell office:value-type="float" office:value="-66.7" calcext:value-type="float">
            <text:p>-66,7</text:p>
          </table:table-cell>
          <table:table-cell office:value-type="float" office:value="-68.8" calcext:value-type="float">
            <text:p>-68,8</text:p>
          </table:table-cell>
          <table:table-cell office:value-type="float" office:value="-72.8" calcext:value-type="float">
            <text:p>-72,8</text:p>
          </table:table-cell>
          <table:table-cell office:value-type="float" office:value="-75.3" calcext:value-type="float">
            <text:p>-75,3</text:p>
          </table:table-cell>
          <table:table-cell table:number-columns-repeated="2" office:value-type="float" office:value="-75.2" calcext:value-type="float">
            <text:p>-75,2</text:p>
          </table:table-cell>
          <table:table-cell office:value-type="float" office:value="-75.5" calcext:value-type="float">
            <text:p>-75,5</text:p>
          </table:table-cell>
          <table:table-cell office:value-type="float" office:value="-75.6" calcext:value-type="float">
            <text:p>-75,6</text:p>
          </table:table-cell>
          <table:table-cell office:value-type="float" office:value="-76.2" calcext:value-type="float">
            <text:p>-76,2</text:p>
          </table:table-cell>
          <table:table-cell office:value-type="float" office:value="-76.4" calcext:value-type="float">
            <text:p>-76,4</text:p>
          </table:table-cell>
          <table:table-cell office:value-type="float" office:value="-75.8" calcext:value-type="float">
            <text:p>-75,8</text:p>
          </table:table-cell>
          <table:table-cell office:value-type="float" office:value="-74.4" calcext:value-type="float">
            <text:p>-74,4</text:p>
          </table:table-cell>
          <table:table-cell office:value-type="float" office:value="-72" calcext:value-type="float">
            <text:p>-72</text:p>
          </table:table-cell>
          <table:table-cell office:value-type="float" office:value="-70" calcext:value-type="float">
            <text:p>-70</text:p>
          </table:table-cell>
          <table:table-cell office:value-type="float" office:value="-70.2" calcext:value-type="float">
            <text:p>-70,2</text:p>
          </table:table-cell>
          <table:table-cell office:value-type="float" office:value="-70" calcext:value-type="float">
            <text:p>-70</text:p>
          </table:table-cell>
          <table:table-cell office:value-type="float" office:value="-70.2" calcext:value-type="float">
            <text:p>-70,2</text:p>
          </table:table-cell>
          <table:table-cell office:value-type="float" office:value="-70.4" calcext:value-type="float">
            <text:p>-70,4</text:p>
          </table:table-cell>
          <table:table-cell office:value-type="float" office:value="-70.3" calcext:value-type="float">
            <text:p>-70,3</text:p>
          </table:table-cell>
          <table:table-cell office:value-type="float" office:value="-69.5" calcext:value-type="float">
            <text:p>-69,5</text:p>
          </table:table-cell>
          <table:table-cell office:value-type="float" office:value="-69.2" calcext:value-type="float">
            <text:p>-69,2</text:p>
          </table:table-cell>
          <table:table-cell office:value-type="float" office:value="-68.8" calcext:value-type="float">
            <text:p>-68,8</text:p>
          </table:table-cell>
          <table:table-cell office:value-type="float" office:value="-66.8" calcext:value-type="float">
            <text:p>-66,8</text:p>
          </table:table-cell>
          <table:table-cell office:value-type="float" office:value="-65.8" calcext:value-type="float">
            <text:p>-65,8</text:p>
          </table:table-cell>
          <table:table-cell office:value-type="float" office:value="-66.6" calcext:value-type="float">
            <text:p>-66,6</text:p>
          </table:table-cell>
          <table:table-cell office:value-type="float" office:value="-66.8" calcext:value-type="float">
            <text:p>-66,8</text:p>
          </table:table-cell>
          <table:table-cell office:value-type="float" office:value="-67.3" calcext:value-type="float">
            <text:p>-67,3</text:p>
          </table:table-cell>
          <table:table-cell office:value-type="float" office:value="-67.6" calcext:value-type="float">
            <text:p>-67,6</text:p>
          </table:table-cell>
          <table:table-cell office:value-type="float" office:value="-67.4" calcext:value-type="float">
            <text:p>-67,4</text:p>
          </table:table-cell>
          <table:table-cell office:value-type="float" office:value="-67.7" calcext:value-type="float">
            <text:p>-67,7</text:p>
          </table:table-cell>
          <table:table-cell office:value-type="float" office:value="-68.1" calcext:value-type="float">
            <text:p>-68,1</text:p>
          </table:table-cell>
          <table:table-cell office:value-type="float" office:value="-69.7" calcext:value-type="float">
            <text:p>-69,7</text:p>
          </table:table-cell>
          <table:table-cell office:value-type="float" office:value="-72" calcext:value-type="float">
            <text:p>-72</text:p>
          </table:table-cell>
          <table:table-cell office:value-type="float" office:value="-74.9" calcext:value-type="float">
            <text:p>-74,9</text:p>
          </table:table-cell>
          <table:table-cell office:value-type="float" office:value="-75.4" calcext:value-type="float">
            <text:p>-75,4</text:p>
          </table:table-cell>
          <table:table-cell office:value-type="float" office:value="-75.8" calcext:value-type="float">
            <text:p>-75,8</text:p>
          </table:table-cell>
          <table:table-cell office:value-type="float" office:value="-76" calcext:value-type="float">
            <text:p>-76</text:p>
          </table:table-cell>
          <table:table-cell table:number-columns-repeated="2" office:value-type="float" office:value="-76.2" calcext:value-type="float">
            <text:p>-76,2</text:p>
          </table:table-cell>
          <table:table-cell office:value-type="float" office:value="-76.5" calcext:value-type="float">
            <text:p>-76,5</text:p>
          </table:table-cell>
          <table:table-cell office:value-type="float" office:value="-76.8" calcext:value-type="float">
            <text:p>-76,8</text:p>
          </table:table-cell>
          <table:table-cell office:value-type="float" office:value="-75.7" calcext:value-type="float">
            <text:p>-75,7</text:p>
          </table:table-cell>
          <table:table-cell office:value-type="float" office:value="-72.9" calcext:value-type="float">
            <text:p>-72,9</text:p>
          </table:table-cell>
          <table:table-cell office:value-type="float" office:value="-69.5" calcext:value-type="float">
            <text:p>-69,5</text:p>
          </table:table-cell>
          <table:table-cell office:value-type="float" office:value="-68.9" calcext:value-type="float">
            <text:p>-68,9</text:p>
          </table:table-cell>
          <table:table-cell office:value-type="float" office:value="-68.5" calcext:value-type="float">
            <text:p>-68,5</text:p>
          </table:table-cell>
          <table:table-cell office:value-type="float" office:value="-68.6" calcext:value-type="float">
            <text:p>-68,6</text:p>
          </table:table-cell>
          <table:table-cell office:value-type="float" office:value="-68.4" calcext:value-type="float">
            <text:p>-68,4</text:p>
          </table:table-cell>
          <table:table-cell office:value-type="float" office:value="-68.3" calcext:value-type="float">
            <text:p>-68,3</text:p>
          </table:table-cell>
          <table:table-cell office:value-type="float" office:value="-67.9" calcext:value-type="float">
            <text:p>-67,9</text:p>
          </table:table-cell>
          <table:table-cell office:value-type="float" office:value="-67.4" calcext:value-type="float">
            <text:p>-67,4</text:p>
          </table:table-cell>
          <table:table-cell office:value-type="float" office:value="-67.1" calcext:value-type="float">
            <text:p>-67,1</text:p>
          </table:table-cell>
          <table:table-cell office:value-type="float" office:value="-66.2" calcext:value-type="float">
            <text:p>-66,2</text:p>
          </table:table-cell>
          <table:table-cell office:value-type="float" office:value="-65.7" calcext:value-type="float">
            <text:p>-65,7</text:p>
          </table:table-cell>
          <table:table-cell office:value-type="float" office:value="-65.666664" calcext:value-type="float">
            <text:p>-65,666664</text:p>
          </table:table-cell>
          <table:table-cell office:value-type="float" office:value="-65.2" calcext:value-type="float">
            <text:p>-65,2</text:p>
          </table:table-cell>
          <table:table-cell table:number-columns-repeated="924"/>
        </table:table-row>
        <table:table-row table:style-name="ro8">
          <table:table-cell table:style-name="ce5" office:value-type="float" office:value="3.6" calcext:value-type="float">
            <text:p>3,6</text:p>
          </table:table-cell>
          <table:table-cell office:value-type="float" office:value="0" calcext:value-type="float">
            <text:p>0</text:p>
          </table:table-cell>
          <table:table-cell table:formula="of:=['#3 Power and orient.'.C9]" office:value-type="time" office:time-value="PT13H14M00S" calcext:value-type="time">
            <text:p>13:14:00</text:p>
          </table:table-cell>
          <table:table-cell office:value-type="string" calcext:value-type="string">
            <text:p>"B1 (1)"</text:p>
          </table:table-cell>
          <table:table-cell office:value-type="string" calcext:value-type="string">
            <text:p>"CB:5D:42:C1:F7:36"</text:p>
          </table:table-cell>
          <table:table-cell office:value-type="float" office:value="-90.3" calcext:value-type="float">
            <text:p>-90,3</text:p>
          </table:table-cell>
          <table:table-cell office:value-type="float" office:value="-87.2" calcext:value-type="float">
            <text:p>-87,2</text:p>
          </table:table-cell>
          <table:table-cell office:value-type="float" office:value="-88.8" calcext:value-type="float">
            <text:p>-88,8</text:p>
          </table:table-cell>
          <table:table-cell office:value-type="float" office:value="-89.4" calcext:value-type="float">
            <text:p>-89,4</text:p>
          </table:table-cell>
          <table:table-cell office:value-type="float" office:value="-87.9" calcext:value-type="float">
            <text:p>-87,9</text:p>
          </table:table-cell>
          <table:table-cell table:number-columns-repeated="2" office:value-type="float" office:value="-88" calcext:value-type="float">
            <text:p>-88</text:p>
          </table:table-cell>
          <table:table-cell office:value-type="float" office:value="-88.2" calcext:value-type="float">
            <text:p>-88,2</text:p>
          </table:table-cell>
          <table:table-cell office:value-type="float" office:value="-88.5" calcext:value-type="float">
            <text:p>-88,5</text:p>
          </table:table-cell>
          <table:table-cell office:value-type="float" office:value="-90.3" calcext:value-type="float">
            <text:p>-90,3</text:p>
          </table:table-cell>
          <table:table-cell office:value-type="float" office:value="-95" calcext:value-type="float">
            <text:p>-95</text:p>
          </table:table-cell>
          <table:table-cell office:value-type="float" office:value="-96.9" calcext:value-type="float">
            <text:p>-96,9</text:p>
          </table:table-cell>
          <table:table-cell office:value-type="float" office:value="-95.7" calcext:value-type="float">
            <text:p>-95,7</text:p>
          </table:table-cell>
          <table:table-cell office:value-type="float" office:value="-93.8" calcext:value-type="float">
            <text:p>-93,8</text:p>
          </table:table-cell>
          <table:table-cell office:value-type="float" office:value="-93.3" calcext:value-type="float">
            <text:p>-93,3</text:p>
          </table:table-cell>
          <table:table-cell office:value-type="float" office:value="-93.7" calcext:value-type="float">
            <text:p>-93,7</text:p>
          </table:table-cell>
          <table:table-cell office:value-type="float" office:value="-93.4" calcext:value-type="float">
            <text:p>-93,4</text:p>
          </table:table-cell>
          <table:table-cell office:value-type="float" office:value="-91.9" calcext:value-type="float">
            <text:p>-91,9</text:p>
          </table:table-cell>
          <table:table-cell office:value-type="float" office:value="-91.3" calcext:value-type="float">
            <text:p>-91,3</text:p>
          </table:table-cell>
          <table:table-cell office:value-type="float" office:value="-91.9" calcext:value-type="float">
            <text:p>-91,9</text:p>
          </table:table-cell>
          <table:table-cell office:value-type="float" office:value="-94.3" calcext:value-type="float">
            <text:p>-94,3</text:p>
          </table:table-cell>
          <table:table-cell office:value-type="float" office:value="-94.4" calcext:value-type="float">
            <text:p>-94,4</text:p>
          </table:table-cell>
          <table:table-cell table:number-columns-repeated="2" office:value-type="float" office:value="-92.2" calcext:value-type="float">
            <text:p>-92,2</text:p>
          </table:table-cell>
          <table:table-cell office:value-type="float" office:value="-89.9" calcext:value-type="float">
            <text:p>-89,9</text:p>
          </table:table-cell>
          <table:table-cell office:value-type="float" office:value="-87.9" calcext:value-type="float">
            <text:p>-87,9</text:p>
          </table:table-cell>
          <table:table-cell office:value-type="float" office:value="-88.8" calcext:value-type="float">
            <text:p>-88,8</text:p>
          </table:table-cell>
          <table:table-cell office:value-type="float" office:value="-88.9" calcext:value-type="float">
            <text:p>-88,9</text:p>
          </table:table-cell>
          <table:table-cell office:value-type="float" office:value="-88.1" calcext:value-type="float">
            <text:p>-88,1</text:p>
          </table:table-cell>
          <table:table-cell office:value-type="float" office:value="-87.7" calcext:value-type="float">
            <text:p>-87,7</text:p>
          </table:table-cell>
          <table:table-cell office:value-type="float" office:value="-87.1" calcext:value-type="float">
            <text:p>-87,1</text:p>
          </table:table-cell>
          <table:table-cell office:value-type="float" office:value="-88.4" calcext:value-type="float">
            <text:p>-88,4</text:p>
          </table:table-cell>
          <table:table-cell office:value-type="float" office:value="-88" calcext:value-type="float">
            <text:p>-88</text:p>
          </table:table-cell>
          <table:table-cell office:value-type="float" office:value="-89.4" calcext:value-type="float">
            <text:p>-89,4</text:p>
          </table:table-cell>
          <table:table-cell office:value-type="float" office:value="-88" calcext:value-type="float">
            <text:p>-88</text:p>
          </table:table-cell>
          <table:table-cell office:value-type="float" office:value="-85.9" calcext:value-type="float">
            <text:p>-85,9</text:p>
          </table:table-cell>
          <table:table-cell office:value-type="float" office:value="-87" calcext:value-type="float">
            <text:p>-87</text:p>
          </table:table-cell>
          <table:table-cell office:value-type="float" office:value="-90.4" calcext:value-type="float">
            <text:p>-90,4</text:p>
          </table:table-cell>
          <table:table-cell office:value-type="float" office:value="-92.4" calcext:value-type="float">
            <text:p>-92,4</text:p>
          </table:table-cell>
          <table:table-cell office:value-type="float" office:value="-92.1" calcext:value-type="float">
            <text:p>-92,1</text:p>
          </table:table-cell>
          <table:table-cell office:value-type="float" office:value="-90.4" calcext:value-type="float">
            <text:p>-90,4</text:p>
          </table:table-cell>
          <table:table-cell office:value-type="float" office:value="-87.8" calcext:value-type="float">
            <text:p>-87,8</text:p>
          </table:table-cell>
          <table:table-cell table:number-columns-repeated="2" office:value-type="float" office:value="-87.3" calcext:value-type="float">
            <text:p>-87,3</text:p>
          </table:table-cell>
          <table:table-cell office:value-type="float" office:value="-87" calcext:value-type="float">
            <text:p>-87</text:p>
          </table:table-cell>
          <table:table-cell office:value-type="float" office:value="-86.7" calcext:value-type="float">
            <text:p>-86,7</text:p>
          </table:table-cell>
          <table:table-cell office:value-type="float" office:value="-86.3" calcext:value-type="float">
            <text:p>-86,3</text:p>
          </table:table-cell>
          <table:table-cell office:value-type="float" office:value="-86.2" calcext:value-type="float">
            <text:p>-86,2</text:p>
          </table:table-cell>
          <table:table-cell office:value-type="float" office:value="-86.4" calcext:value-type="float">
            <text:p>-86,4</text:p>
          </table:table-cell>
          <table:table-cell office:value-type="float" office:value="-86.5" calcext:value-type="float">
            <text:p>-86,5</text:p>
          </table:table-cell>
          <table:table-cell office:value-type="float" office:value="-85.5" calcext:value-type="float">
            <text:p>-85,5</text:p>
          </table:table-cell>
          <table:table-cell office:value-type="float" office:value="-85" calcext:value-type="float">
            <text:p>-85</text:p>
          </table:table-cell>
          <table:table-cell office:value-type="float" office:value="-79.8" calcext:value-type="float">
            <text:p>-79,8</text:p>
          </table:table-cell>
          <table:table-cell office:value-type="float" office:value="-74" calcext:value-type="float">
            <text:p>-74</text:p>
          </table:table-cell>
          <table:table-cell office:value-type="float" office:value="-67.25" calcext:value-type="float">
            <text:p>-67,25</text:p>
          </table:table-cell>
          <table:table-cell table:number-columns-repeated="964"/>
        </table:table-row>
        <table:table-row table:style-name="ro8">
          <table:table-cell table:style-name="ce5" office:value-type="float" office:value="3.7" calcext:value-type="float">
            <text:p>3,7</text:p>
          </table:table-cell>
          <table:table-cell office:value-type="float" office:value="0" calcext:value-type="float">
            <text:p>0</text:p>
          </table:table-cell>
          <table:table-cell table:formula="of:=['#3 Power and orient.'.C10]" office:value-type="time" office:time-value="PT13H10M00S" calcext:value-type="time">
            <text:p>13:10:00</text:p>
          </table:table-cell>
          <table:table-cell office:value-type="string" calcext:value-type="string">
            <text:p>"B1 (1)"</text:p>
          </table:table-cell>
          <table:table-cell office:value-type="string" calcext:value-type="string">
            <text:p>"CB:5D:42:C1:F7:36"</text:p>
          </table:table-cell>
          <table:table-cell office:value-type="float" office:value="-72.4" calcext:value-type="float">
            <text:p>-72,4</text:p>
          </table:table-cell>
          <table:table-cell office:value-type="float" office:value="-72.2" calcext:value-type="float">
            <text:p>-72,2</text:p>
          </table:table-cell>
          <table:table-cell office:value-type="float" office:value="-72.4" calcext:value-type="float">
            <text:p>-72,4</text:p>
          </table:table-cell>
          <table:table-cell office:value-type="float" office:value="-72.5" calcext:value-type="float">
            <text:p>-72,5</text:p>
          </table:table-cell>
          <table:table-cell office:value-type="float" office:value="-78.9" calcext:value-type="float">
            <text:p>-78,9</text:p>
          </table:table-cell>
          <table:table-cell office:value-type="float" office:value="-83.8" calcext:value-type="float">
            <text:p>-83,8</text:p>
          </table:table-cell>
          <table:table-cell office:value-type="float" office:value="-85.9" calcext:value-type="float">
            <text:p>-85,9</text:p>
          </table:table-cell>
          <table:table-cell office:value-type="float" office:value="-86.5" calcext:value-type="float">
            <text:p>-86,5</text:p>
          </table:table-cell>
          <table:table-cell office:value-type="float" office:value="-86" calcext:value-type="float">
            <text:p>-86</text:p>
          </table:table-cell>
          <table:table-cell office:value-type="float" office:value="-85.6" calcext:value-type="float">
            <text:p>-85,6</text:p>
          </table:table-cell>
          <table:table-cell office:value-type="float" office:value="-85.7" calcext:value-type="float">
            <text:p>-85,7</text:p>
          </table:table-cell>
          <table:table-cell office:value-type="float" office:value="-85.9" calcext:value-type="float">
            <text:p>-85,9</text:p>
          </table:table-cell>
          <table:table-cell office:value-type="float" office:value="-86" calcext:value-type="float">
            <text:p>-86</text:p>
          </table:table-cell>
          <table:table-cell office:value-type="float" office:value="-86.7" calcext:value-type="float">
            <text:p>-86,7</text:p>
          </table:table-cell>
          <table:table-cell office:value-type="float" office:value="-80.3" calcext:value-type="float">
            <text:p>-80,3</text:p>
          </table:table-cell>
          <table:table-cell office:value-type="float" office:value="-74.9" calcext:value-type="float">
            <text:p>-74,9</text:p>
          </table:table-cell>
          <table:table-cell office:value-type="float" office:value="-73.3" calcext:value-type="float">
            <text:p>-73,3</text:p>
          </table:table-cell>
          <table:table-cell office:value-type="float" office:value="-73.2" calcext:value-type="float">
            <text:p>-73,2</text:p>
          </table:table-cell>
          <table:table-cell office:value-type="float" office:value="-73.7" calcext:value-type="float">
            <text:p>-73,7</text:p>
          </table:table-cell>
          <table:table-cell office:value-type="float" office:value="-73.6" calcext:value-type="float">
            <text:p>-73,6</text:p>
          </table:table-cell>
          <table:table-cell office:value-type="float" office:value="-73" calcext:value-type="float">
            <text:p>-73</text:p>
          </table:table-cell>
          <table:table-cell table:number-columns-repeated="2" office:value-type="float" office:value="-72.9" calcext:value-type="float">
            <text:p>-72,9</text:p>
          </table:table-cell>
          <table:table-cell office:value-type="float" office:value="-73.5" calcext:value-type="float">
            <text:p>-73,5</text:p>
          </table:table-cell>
          <table:table-cell office:value-type="float" office:value="-73.1" calcext:value-type="float">
            <text:p>-73,1</text:p>
          </table:table-cell>
          <table:table-cell table:number-columns-repeated="3" office:value-type="float" office:value="-72" calcext:value-type="float">
            <text:p>-72</text:p>
          </table:table-cell>
          <table:table-cell office:value-type="float" office:value="-71.7" calcext:value-type="float">
            <text:p>-71,7</text:p>
          </table:table-cell>
          <table:table-cell office:value-type="float" office:value="-71.6" calcext:value-type="float">
            <text:p>-71,6</text:p>
          </table:table-cell>
          <table:table-cell office:value-type="float" office:value="-71.5" calcext:value-type="float">
            <text:p>-71,5</text:p>
          </table:table-cell>
          <table:table-cell office:value-type="float" office:value="-72.2" calcext:value-type="float">
            <text:p>-72,2</text:p>
          </table:table-cell>
          <table:table-cell office:value-type="float" office:value="-72.7" calcext:value-type="float">
            <text:p>-72,7</text:p>
          </table:table-cell>
          <table:table-cell office:value-type="float" office:value="-72.4" calcext:value-type="float">
            <text:p>-72,4</text:p>
          </table:table-cell>
          <table:table-cell office:value-type="float" office:value="-76.2" calcext:value-type="float">
            <text:p>-76,2</text:p>
          </table:table-cell>
          <table:table-cell office:value-type="float" office:value="-84.3" calcext:value-type="float">
            <text:p>-84,3</text:p>
          </table:table-cell>
          <table:table-cell office:value-type="float" office:value="-86.5" calcext:value-type="float">
            <text:p>-86,5</text:p>
          </table:table-cell>
          <table:table-cell office:value-type="float" office:value="-84.2" calcext:value-type="float">
            <text:p>-84,2</text:p>
          </table:table-cell>
          <table:table-cell office:value-type="float" office:value="-83" calcext:value-type="float">
            <text:p>-83</text:p>
          </table:table-cell>
          <table:table-cell office:value-type="float" office:value="-83.5" calcext:value-type="float">
            <text:p>-83,5</text:p>
          </table:table-cell>
          <table:table-cell office:value-type="float" office:value="-83.3" calcext:value-type="float">
            <text:p>-83,3</text:p>
          </table:table-cell>
          <table:table-cell office:value-type="float" office:value="-83.5" calcext:value-type="float">
            <text:p>-83,5</text:p>
          </table:table-cell>
          <table:table-cell office:value-type="float" office:value="-84.4" calcext:value-type="float">
            <text:p>-84,4</text:p>
          </table:table-cell>
          <table:table-cell office:value-type="float" office:value="-84.8" calcext:value-type="float">
            <text:p>-84,8</text:p>
          </table:table-cell>
          <table:table-cell office:value-type="float" office:value="-81" calcext:value-type="float">
            <text:p>-8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5.1" calcext:value-type="float">
            <text:p>-75,1</text:p>
          </table:table-cell>
          <table:table-cell office:value-type="float" office:value="-74.8" calcext:value-type="float">
            <text:p>-74,8</text:p>
          </table:table-cell>
          <table:table-cell office:value-type="float" office:value="-75" calcext:value-type="float">
            <text:p>-75</text:p>
          </table:table-cell>
          <table:table-cell office:value-type="float" office:value="-75.3" calcext:value-type="float">
            <text:p>-75,3</text:p>
          </table:table-cell>
          <table:table-cell office:value-type="float" office:value="-75.5" calcext:value-type="float">
            <text:p>-75,5</text:p>
          </table:table-cell>
          <table:table-cell office:value-type="float" office:value="-75.7" calcext:value-type="float">
            <text:p>-75,7</text:p>
          </table:table-cell>
          <table:table-cell office:value-type="float" office:value="-74.6" calcext:value-type="float">
            <text:p>-74,6</text:p>
          </table:table-cell>
          <table:table-cell office:value-type="float" office:value="-72.3" calcext:value-type="float">
            <text:p>-72,3</text:p>
          </table:table-cell>
          <table:table-cell office:value-type="float" office:value="-71.7" calcext:value-type="float">
            <text:p>-71,7</text:p>
          </table:table-cell>
          <table:table-cell office:value-type="float" office:value="-71.9" calcext:value-type="float">
            <text:p>-71,9</text:p>
          </table:table-cell>
          <table:table-cell office:value-type="float" office:value="-71.7" calcext:value-type="float">
            <text:p>-71,7</text:p>
          </table:table-cell>
          <table:table-cell office:value-type="float" office:value="-71.5" calcext:value-type="float">
            <text:p>-71,5</text:p>
          </table:table-cell>
          <table:table-cell office:value-type="float" office:value="-71.7" calcext:value-type="float">
            <text:p>-71,7</text:p>
          </table:table-cell>
          <table:table-cell office:value-type="float" office:value="-72.4" calcext:value-type="float">
            <text:p>-72,4</text:p>
          </table:table-cell>
          <table:table-cell office:value-type="float" office:value="-73.5" calcext:value-type="float">
            <text:p>-73,5</text:p>
          </table:table-cell>
          <table:table-cell office:value-type="float" office:value="-74.4" calcext:value-type="float">
            <text:p>-74,4</text:p>
          </table:table-cell>
          <table:table-cell office:value-type="float" office:value="-75.4" calcext:value-type="float">
            <text:p>-75,4</text:p>
          </table:table-cell>
          <table:table-cell office:value-type="float" office:value="-77.3" calcext:value-type="float">
            <text:p>-77,3</text:p>
          </table:table-cell>
          <table:table-cell office:value-type="float" office:value="-78.9" calcext:value-type="float">
            <text:p>-78,9</text:p>
          </table:table-cell>
          <table:table-cell office:value-type="float" office:value="-79.6" calcext:value-type="float">
            <text:p>-79,6</text:p>
          </table:table-cell>
          <table:table-cell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4" calcext:value-type="float">
            <text:p>-80,4</text:p>
          </table:table-cell>
          <table:table-cell office:value-type="float" office:value="-79.8" calcext:value-type="float">
            <text:p>-79,8</text:p>
          </table:table-cell>
          <table:table-cell office:value-type="float" office:value="-77.9" calcext:value-type="float">
            <text:p>-77,9</text:p>
          </table:table-cell>
          <table:table-cell office:value-type="float" office:value="-78" calcext:value-type="float">
            <text:p>-78</text:p>
          </table:table-cell>
          <table:table-cell office:value-type="float" office:value="-80.3" calcext:value-type="float">
            <text:p>-80,3</text:p>
          </table:table-cell>
          <table:table-cell table:number-columns-repeated="3" office:value-type="float" office:value="-81.4" calcext:value-type="float">
            <text:p>-81,4</text:p>
          </table:table-cell>
          <table:table-cell office:value-type="float" office:value="-82.8" calcext:value-type="float">
            <text:p>-82,8</text:p>
          </table:table-cell>
          <table:table-cell office:value-type="float" office:value="-81.6" calcext:value-type="float">
            <text:p>-81,6</text:p>
          </table:table-cell>
          <table:table-cell office:value-type="float" office:value="-78.3" calcext:value-type="float">
            <text:p>-78,3</text:p>
          </table:table-cell>
          <table:table-cell office:value-type="float" office:value="-75.1" calcext:value-type="float">
            <text:p>-75,1</text:p>
          </table:table-cell>
          <table:table-cell office:value-type="float" office:value="-74" calcext:value-type="float">
            <text:p>-74</text:p>
          </table:table-cell>
          <table:table-cell office:value-type="float" office:value="-72.5" calcext:value-type="float">
            <text:p>-72,5</text:p>
          </table:table-cell>
          <table:table-cell office:value-type="float" office:value="-70.9" calcext:value-type="float">
            <text:p>-70,9</text:p>
          </table:table-cell>
          <table:table-cell office:value-type="float" office:value="-69.8" calcext:value-type="float">
            <text:p>-69,8</text:p>
          </table:table-cell>
          <table:table-cell office:value-type="float" office:value="-69.6" calcext:value-type="float">
            <text:p>-69,6</text:p>
          </table:table-cell>
          <table:table-cell office:value-type="float" office:value="-69.9" calcext:value-type="float">
            <text:p>-69,9</text:p>
          </table:table-cell>
          <table:table-cell office:value-type="float" office:value="-70.22222" calcext:value-type="float">
            <text:p>-70,22222</text:p>
          </table:table-cell>
          <table:table-cell office:value-type="float" office:value="-70.2" calcext:value-type="float">
            <text:p>-70,2</text:p>
          </table:table-cell>
          <table:table-cell table:number-columns-repeated="928"/>
        </table:table-row>
        <table:table-row table:style-name="ro8">
          <table:table-cell table:style-name="ce5" office:value-type="float" office:value="3.8" calcext:value-type="float">
            <text:p>3,8</text:p>
          </table:table-cell>
          <table:table-cell office:value-type="float" office:value="0" calcext:value-type="float">
            <text:p>0</text:p>
          </table:table-cell>
          <table:table-cell table:formula="of:=['#3 Power and orient.'.C11]" office:value-type="time" office:time-value="PT13H12M00S" calcext:value-type="time">
            <text:p>13:12:00</text:p>
          </table:table-cell>
          <table:table-cell office:value-type="string" calcext:value-type="string">
            <text:p>"B1 (1)"</text:p>
          </table:table-cell>
          <table:table-cell office:value-type="string" calcext:value-type="string">
            <text:p>"CB:5D:42:C1:F7:36"</text:p>
          </table:table-cell>
          <table:table-cell office:value-type="float" office:value="-68.4" calcext:value-type="float">
            <text:p>-68,4</text:p>
          </table:table-cell>
          <table:table-cell office:value-type="float" office:value="-67.8" calcext:value-type="float">
            <text:p>-67,8</text:p>
          </table:table-cell>
          <table:table-cell office:value-type="float" office:value="-67.7" calcext:value-type="float">
            <text:p>-67,7</text:p>
          </table:table-cell>
          <table:table-cell office:value-type="float" office:value="-67.6" calcext:value-type="float">
            <text:p>-67,6</text:p>
          </table:table-cell>
          <table:table-cell office:value-type="float" office:value="-67.7" calcext:value-type="float">
            <text:p>-67,7</text:p>
          </table:table-cell>
          <table:table-cell office:value-type="float" office:value="-69.4" calcext:value-type="float">
            <text:p>-69,4</text:p>
          </table:table-cell>
          <table:table-cell office:value-type="float" office:value="-73.9" calcext:value-type="float">
            <text:p>-73,9</text:p>
          </table:table-cell>
          <table:table-cell table:number-columns-repeated="2" office:value-type="float" office:value="-76.5" calcext:value-type="float">
            <text:p>-76,5</text:p>
          </table:table-cell>
          <table:table-cell office:value-type="float" office:value="-76.4" calcext:value-type="float">
            <text:p>-76,4</text:p>
          </table:table-cell>
          <table:table-cell office:value-type="float" office:value="-76.3" calcext:value-type="float">
            <text:p>-76,3</text:p>
          </table:table-cell>
          <table:table-cell table:number-columns-repeated="4" office:value-type="float" office:value="-76.2" calcext:value-type="float">
            <text:p>-76,2</text:p>
          </table:table-cell>
          <table:table-cell office:value-type="float" office:value="-75.6" calcext:value-type="float">
            <text:p>-75,6</text:p>
          </table:table-cell>
          <table:table-cell office:value-type="float" office:value="-72.7" calcext:value-type="float">
            <text:p>-72,7</text:p>
          </table:table-cell>
          <table:table-cell office:value-type="float" office:value="-70.5" calcext:value-type="float">
            <text:p>-70,5</text:p>
          </table:table-cell>
          <table:table-cell office:value-type="float" office:value="-70.4" calcext:value-type="float">
            <text:p>-70,4</text:p>
          </table:table-cell>
          <table:table-cell table:number-columns-repeated="2" office:value-type="float" office:value="-70.3" calcext:value-type="float">
            <text:p>-70,3</text:p>
          </table:table-cell>
          <table:table-cell table:number-columns-repeated="4" office:value-type="float" office:value="-70.2" calcext:value-type="float">
            <text:p>-70,2</text:p>
          </table:table-cell>
          <table:table-cell office:value-type="float" office:value="-70.1" calcext:value-type="float">
            <text:p>-70,1</text:p>
          </table:table-cell>
          <table:table-cell office:value-type="float" office:value="-69.2" calcext:value-type="float">
            <text:p>-69,2</text:p>
          </table:table-cell>
          <table:table-cell table:number-columns-repeated="2" office:value-type="float" office:value="-68.3" calcext:value-type="float">
            <text:p>-68,3</text:p>
          </table:table-cell>
          <table:table-cell table:number-columns-repeated="4" office:value-type="float" office:value="-68.1" calcext:value-type="float">
            <text:p>-68,1</text:p>
          </table:table-cell>
          <table:table-cell office:value-type="float" office:value="-68.2" calcext:value-type="float">
            <text:p>-68,2</text:p>
          </table:table-cell>
          <table:table-cell office:value-type="float" office:value="-68.4" calcext:value-type="float">
            <text:p>-68,4</text:p>
          </table:table-cell>
          <table:table-cell office:value-type="float" office:value="-69.2" calcext:value-type="float">
            <text:p>-69,2</text:p>
          </table:table-cell>
          <table:table-cell office:value-type="float" office:value="-73.4" calcext:value-type="float">
            <text:p>-73,4</text:p>
          </table:table-cell>
          <table:table-cell office:value-type="float" office:value="-76.7" calcext:value-type="float">
            <text:p>-76,7</text:p>
          </table:table-cell>
          <table:table-cell office:value-type="float" office:value="-76.8" calcext:value-type="float">
            <text:p>-76,8</text:p>
          </table:table-cell>
          <table:table-cell office:value-type="float" office:value="-76.9" calcext:value-type="float">
            <text:p>-76,9</text:p>
          </table:table-cell>
          <table:table-cell table:number-columns-repeated="4" office:value-type="float" office:value="-77" calcext:value-type="float">
            <text:p>-77</text:p>
          </table:table-cell>
          <table:table-cell office:value-type="float" office:value="-77.3" calcext:value-type="float">
            <text:p>-77,3</text:p>
          </table:table-cell>
          <table:table-cell office:value-type="float" office:value="-76.8" calcext:value-type="float">
            <text:p>-76,8</text:p>
          </table:table-cell>
          <table:table-cell office:value-type="float" office:value="-73" calcext:value-type="float">
            <text:p>-73</text:p>
          </table:table-cell>
          <table:table-cell office:value-type="float" office:value="-70.1" calcext:value-type="float">
            <text:p>-70,1</text:p>
          </table:table-cell>
          <table:table-cell table:number-columns-repeated="2" office:value-type="float" office:value="-70.2" calcext:value-type="float">
            <text:p>-70,2</text:p>
          </table:table-cell>
          <table:table-cell office:value-type="float" office:value="-70.1" calcext:value-type="float">
            <text:p>-70,1</text:p>
          </table:table-cell>
          <table:table-cell table:number-columns-repeated="3" office:value-type="float" office:value="-70" calcext:value-type="float">
            <text:p>-70</text:p>
          </table:table-cell>
          <table:table-cell office:value-type="float" office:value="-69.8" calcext:value-type="float">
            <text:p>-69,8</text:p>
          </table:table-cell>
          <table:table-cell office:value-type="float" office:value="-69.3" calcext:value-type="float">
            <text:p>-69,3</text:p>
          </table:table-cell>
          <table:table-cell office:value-type="float" office:value="-68.3" calcext:value-type="float">
            <text:p>-68,3</text:p>
          </table:table-cell>
          <table:table-cell office:value-type="float" office:value="-67.1" calcext:value-type="float">
            <text:p>-67,1</text:p>
          </table:table-cell>
          <table:table-cell office:value-type="float" office:value="-67.2" calcext:value-type="float">
            <text:p>-67,2</text:p>
          </table:table-cell>
          <table:table-cell office:value-type="float" office:value="-67.6" calcext:value-type="float">
            <text:p>-67,6</text:p>
          </table:table-cell>
          <table:table-cell office:value-type="float" office:value="-67.5" calcext:value-type="float">
            <text:p>-67,5</text:p>
          </table:table-cell>
          <table:table-cell office:value-type="float" office:value="-67.6" calcext:value-type="float">
            <text:p>-67,6</text:p>
          </table:table-cell>
          <table:table-cell office:value-type="float" office:value="-67.7" calcext:value-type="float">
            <text:p>-67,7</text:p>
          </table:table-cell>
          <table:table-cell office:value-type="float" office:value="-67.4" calcext:value-type="float">
            <text:p>-67,4</text:p>
          </table:table-cell>
          <table:table-cell office:value-type="float" office:value="-67.5" calcext:value-type="float">
            <text:p>-67,5</text:p>
          </table:table-cell>
          <table:table-cell office:value-type="float" office:value="-68.9" calcext:value-type="float">
            <text:p>-68,9</text:p>
          </table:table-cell>
          <table:table-cell office:value-type="float" office:value="-74.9" calcext:value-type="float">
            <text:p>-74,9</text:p>
          </table:table-cell>
          <table:table-cell office:value-type="float" office:value="-79.7" calcext:value-type="float">
            <text:p>-79,7</text:p>
          </table:table-cell>
          <table:table-cell office:value-type="float" office:value="-79.5" calcext:value-type="float">
            <text:p>-79,5</text:p>
          </table:table-cell>
          <table:table-cell office:value-type="float" office:value="-79.2" calcext:value-type="float">
            <text:p>-79,2</text:p>
          </table:table-cell>
          <table:table-cell office:value-type="float" office:value="-79.3" calcext:value-type="float">
            <text:p>-79,3</text:p>
          </table:table-cell>
          <table:table-cell office:value-type="float" office:value="-79.2" calcext:value-type="float">
            <text:p>-79,2</text:p>
          </table:table-cell>
          <table:table-cell office:value-type="float" office:value="-78.9" calcext:value-type="float">
            <text:p>-78,9</text:p>
          </table:table-cell>
          <table:table-cell office:value-type="float" office:value="-79" calcext:value-type="float">
            <text:p>-79</text:p>
          </table:table-cell>
          <table:table-cell office:value-type="float" office:value="-79.1" calcext:value-type="float">
            <text:p>-79,1</text:p>
          </table:table-cell>
          <table:table-cell office:value-type="float" office:value="-77.5" calcext:value-type="float">
            <text:p>-77,5</text:p>
          </table:table-cell>
          <table:table-cell office:value-type="float" office:value="-73.9" calcext:value-type="float">
            <text:p>-73,9</text:p>
          </table:table-cell>
          <table:table-cell office:value-type="float" office:value="-70.2" calcext:value-type="float">
            <text:p>-70,2</text:p>
          </table:table-cell>
          <table:table-cell office:value-type="float" office:value="-69.3" calcext:value-type="float">
            <text:p>-69,3</text:p>
          </table:table-cell>
          <table:table-cell office:value-type="float" office:value="-69.1" calcext:value-type="float">
            <text:p>-69,1</text:p>
          </table:table-cell>
          <table:table-cell office:value-type="float" office:value="-69.8" calcext:value-type="float">
            <text:p>-69,8</text:p>
          </table:table-cell>
          <table:table-cell office:value-type="float" office:value="-70.4" calcext:value-type="float">
            <text:p>-70,4</text:p>
          </table:table-cell>
          <table:table-cell table:number-columns-repeated="937"/>
        </table:table-row>
        <table:table-row table:style-name="ro8">
          <table:table-cell table:style-name="ce5" office:value-type="float" office:value="3.9" calcext:value-type="float">
            <text:p>3,9</text:p>
          </table:table-cell>
          <table:table-cell office:value-type="float" office:value="0" calcext:value-type="float">
            <text:p>0</text:p>
          </table:table-cell>
          <table:table-cell table:formula="of:=['#3 Power and orient.'.C12]" office:value-type="time" office:time-value="PT13H09M00S" calcext:value-type="time">
            <text:p>13:09: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6.2" calcext:value-type="float">
            <text:p>-96,2</text:p>
          </table:table-cell>
          <table:table-cell office:value-type="float" office:value="-97.8" calcext:value-type="float">
            <text:p>-97,8</text:p>
          </table:table-cell>
          <table:table-cell office:value-type="float" office:value="-96.5" calcext:value-type="float">
            <text:p>-96,5</text:p>
          </table:table-cell>
          <table:table-cell office:value-type="float" office:value="-93.1" calcext:value-type="float">
            <text:p>-93,1</text:p>
          </table:table-cell>
          <table:table-cell office:value-type="float" office:value="-90.6" calcext:value-type="float">
            <text:p>-90,6</text:p>
          </table:table-cell>
          <table:table-cell office:value-type="float" office:value="-88.7" calcext:value-type="float">
            <text:p>-88,7</text:p>
          </table:table-cell>
          <table:table-cell office:value-type="float" office:value="-89.1" calcext:value-type="float">
            <text:p>-89,1</text:p>
          </table:table-cell>
          <table:table-cell office:value-type="float" office:value="-89.3" calcext:value-type="float">
            <text:p>-89,3</text:p>
          </table:table-cell>
          <table:table-cell office:value-type="float" office:value="-91.2" calcext:value-type="float">
            <text:p>-91,2</text:p>
          </table:table-cell>
          <table:table-cell office:value-type="float" office:value="-94.3" calcext:value-type="float">
            <text:p>-94,3</text:p>
          </table:table-cell>
          <table:table-cell office:value-type="float" office:value="-94.2" calcext:value-type="float">
            <text:p>-94,2</text:p>
          </table:table-cell>
          <table:table-cell office:value-type="float" office:value="-92.7" calcext:value-type="float">
            <text:p>-92,7</text:p>
          </table:table-cell>
          <table:table-cell office:value-type="float" office:value="-93.7" calcext:value-type="float">
            <text:p>-93,7</text:p>
          </table:table-cell>
          <table:table-cell office:value-type="float" office:value="-92.7" calcext:value-type="float">
            <text:p>-92,7</text:p>
          </table:table-cell>
          <table:table-cell office:value-type="float" office:value="-91.8" calcext:value-type="float">
            <text:p>-91,8</text:p>
          </table:table-cell>
          <table:table-cell office:value-type="float" office:value="-92.7" calcext:value-type="float">
            <text:p>-92,7</text:p>
          </table:table-cell>
          <table:table-cell office:value-type="float" office:value="-91.6" calcext:value-type="float">
            <text:p>-91,6</text:p>
          </table:table-cell>
          <table:table-cell office:value-type="float" office:value="-90.2" calcext:value-type="float">
            <text:p>-90,2</text:p>
          </table:table-cell>
          <table:table-cell office:value-type="float" office:value="-88.5" calcext:value-type="float">
            <text:p>-88,5</text:p>
          </table:table-cell>
          <table:table-cell office:value-type="float" office:value="-88.6" calcext:value-type="float">
            <text:p>-88,6</text:p>
          </table:table-cell>
          <table:table-cell office:value-type="float" office:value="-87.7" calcext:value-type="float">
            <text:p>-87,7</text:p>
          </table:table-cell>
          <table:table-cell office:value-type="float" office:value="-86.3" calcext:value-type="float">
            <text:p>-86,3</text:p>
          </table:table-cell>
          <table:table-cell office:value-type="float" office:value="-84" calcext:value-type="float">
            <text:p>-84</text:p>
          </table:table-cell>
          <table:table-cell office:value-type="float" office:value="-87.7" calcext:value-type="float">
            <text:p>-87,7</text:p>
          </table:table-cell>
          <table:table-cell office:value-type="float" office:value="-92.9" calcext:value-type="float">
            <text:p>-92,9</text:p>
          </table:table-cell>
          <table:table-cell office:value-type="float" office:value="-94.5" calcext:value-type="float">
            <text:p>-94,5</text:p>
          </table:table-cell>
          <table:table-cell office:value-type="float" office:value="-90.1" calcext:value-type="float">
            <text:p>-90,1</text:p>
          </table:table-cell>
          <table:table-cell office:value-type="float" office:value="-87.9" calcext:value-type="float">
            <text:p>-87,9</text:p>
          </table:table-cell>
          <table:table-cell office:value-type="float" office:value="-89.6" calcext:value-type="float">
            <text:p>-89,6</text:p>
          </table:table-cell>
          <table:table-cell office:value-type="float" office:value="-92.8" calcext:value-type="float">
            <text:p>-92,8</text:p>
          </table:table-cell>
          <table:table-cell office:value-type="float" office:value="-93.6" calcext:value-type="float">
            <text:p>-93,6</text:p>
          </table:table-cell>
          <table:table-cell table:number-columns-repeated="2" office:value-type="float" office:value="-93.3" calcext:value-type="float">
            <text:p>-93,3</text:p>
          </table:table-cell>
          <table:table-cell office:value-type="float" office:value="-92.4" calcext:value-type="float">
            <text:p>-92,4</text:p>
          </table:table-cell>
          <table:table-cell office:value-type="float" office:value="-90.7" calcext:value-type="float">
            <text:p>-90,7</text:p>
          </table:table-cell>
          <table:table-cell office:value-type="float" office:value="-88.6" calcext:value-type="float">
            <text:p>-88,6</text:p>
          </table:table-cell>
          <table:table-cell office:value-type="float" office:value="-89.4" calcext:value-type="float">
            <text:p>-89,4</text:p>
          </table:table-cell>
          <table:table-cell office:value-type="float" office:value="-93.1" calcext:value-type="float">
            <text:p>-93,1</text:p>
          </table:table-cell>
          <table:table-cell office:value-type="float" office:value="-93.8" calcext:value-type="float">
            <text:p>-93,8</text:p>
          </table:table-cell>
          <table:table-cell office:value-type="float" office:value="-93.1" calcext:value-type="float">
            <text:p>-93,1</text:p>
          </table:table-cell>
          <table:table-cell office:value-type="float" office:value="-92.5" calcext:value-type="float">
            <text:p>-92,5</text:p>
          </table:table-cell>
          <table:table-cell office:value-type="float" office:value="-92.6" calcext:value-type="float">
            <text:p>-92,6</text:p>
          </table:table-cell>
          <table:table-cell office:value-type="float" office:value="-90.4" calcext:value-type="float">
            <text:p>-90,4</text:p>
          </table:table-cell>
          <table:table-cell office:value-type="float" office:value="-87.6" calcext:value-type="float">
            <text:p>-87,6</text:p>
          </table:table-cell>
          <table:table-cell office:value-type="float" office:value="-86.7" calcext:value-type="float">
            <text:p>-86,7</text:p>
          </table:table-cell>
          <table:table-cell office:value-type="float" office:value="-88.625" calcext:value-type="float">
            <text:p>-88,625</text:p>
          </table:table-cell>
          <table:table-cell office:value-type="float" office:value="-93" calcext:value-type="float">
            <text:p>-93</text:p>
          </table:table-cell>
          <table:table-cell table:number-columns-repeated="971"/>
        </table:table-row>
        <table:table-row table:style-name="ro8">
          <table:table-cell table:style-name="ce5" table:formula="of:=&quot;3,10&quot;" office:value-type="string" office:string-value="3,10" calcext:value-type="string">
            <text:p>3,10</text:p>
          </table:table-cell>
          <table:table-cell office:value-type="float" office:value="0" calcext:value-type="float">
            <text:p>0</text:p>
          </table:table-cell>
          <table:table-cell table:formula="of:=['#3 Power and orient.'.C13]" office:value-type="string" office:string-value="missing" calcext:value-type="string">
            <text:p>missing</text:p>
          </table:table-cell>
          <table:table-cell table:number-columns-repeated="1021"/>
        </table:table-row>
        <table:table-row table:style-name="ro8">
          <table:table-cell table:style-name="ce5" table:formula="of:=&quot;3,11&quot;" office:value-type="string" office:string-value="3,11" calcext:value-type="string">
            <text:p>3,11</text:p>
          </table:table-cell>
          <table:table-cell office:value-type="float" office:value="0" calcext:value-type="float">
            <text:p>0</text:p>
          </table:table-cell>
          <table:table-cell table:formula="of:=['#3 Power and orient.'.C14]" office:value-type="string" office:string-value="missing" calcext:value-type="string">
            <text:p>missing</text:p>
          </table:table-cell>
          <table:table-cell table:number-columns-repeated="1021"/>
        </table:table-row>
        <table:table-row table:style-name="ro8">
          <table:table-cell table:style-name="ce5" table:formula="of:=&quot;3,12&quot;" office:value-type="string" office:string-value="3,12" calcext:value-type="string">
            <text:p>3,12</text:p>
          </table:table-cell>
          <table:table-cell office:value-type="float" office:value="0" calcext:value-type="float">
            <text:p>0</text:p>
          </table:table-cell>
          <table:table-cell table:formula="of:=['#3 Power and orient.'.C15]" office:value-type="time" office:time-value="PT13H06M00S" calcext:value-type="time">
            <text:p>13:06:00</text:p>
          </table:table-cell>
          <table:table-cell office:value-type="string" calcext:value-type="string">
            <text:p>"B1 (1)"</text:p>
          </table:table-cell>
          <table:table-cell office:value-type="string" calcext:value-type="string">
            <text:p>"CB:5D:42:C1:F7:36"</text:p>
          </table:table-cell>
          <table:table-cell table:number-columns-repeated="13"/>
          <table:table-cell table:number-columns-repeated="2" office:value-type="float" office:value="-100" calcext:value-type="float">
            <text:p>-100</text:p>
          </table:table-cell>
          <table:table-cell office:value-type="float" office:value="-98.333336" calcext:value-type="float">
            <text:p>-98,333336</text:p>
          </table:table-cell>
          <table:table-cell office:value-type="float" office:value="-98" calcext:value-type="float">
            <text:p>-98</text:p>
          </table:table-cell>
          <table:table-cell office:value-type="float" office:value="-98.4" calcext:value-type="float">
            <text:p>-98,4</text:p>
          </table:table-cell>
          <table:table-cell table:number-columns-repeated="2" office:value-type="float" office:value="-98.57143" calcext:value-type="float">
            <text:p>-98,57143</text:p>
          </table:table-cell>
          <table:table-cell office:value-type="float" office:value="-98.111115" calcext:value-type="float">
            <text:p>-98,111115</text:p>
          </table:table-cell>
          <table:table-cell office:value-type="float" office:value="-97.875" calcext:value-type="float">
            <text:p>-97,875</text:p>
          </table:table-cell>
          <table:table-cell office:value-type="float" office:value="-98.111115" calcext:value-type="float">
            <text:p>-98,111115</text:p>
          </table:table-cell>
          <table:table-cell office:value-type="float" office:value="-98.28571" calcext:value-type="float">
            <text:p>-98,28571</text:p>
          </table:table-cell>
          <table:table-cell office:value-type="float" office:value="-98.5" calcext:value-type="float">
            <text:p>-98,5</text:p>
          </table:table-cell>
          <table:table-cell office:value-type="float" office:value="-98.2" calcext:value-type="float">
            <text:p>-98,2</text:p>
          </table:table-cell>
          <table:table-cell office:value-type="float" office:value="-98.666664" calcext:value-type="float">
            <text:p>-98,666664</text:p>
          </table:table-cell>
          <table:table-cell office:value-type="float" office:value="-99" calcext:value-type="float">
            <text:p>-99</text:p>
          </table:table-cell>
          <table:table-cell office:value-type="float" office:value="-99.5" calcext:value-type="float">
            <text:p>-99,5</text:p>
          </table:table-cell>
          <table:table-cell office:value-type="float" office:value="-99.44444" calcext:value-type="float">
            <text:p>-99,44444</text:p>
          </table:table-cell>
          <table:table-cell table:number-columns-repeated="4" office:value-type="float" office:value="-99.2" calcext:value-type="float">
            <text:p>-99,2</text:p>
          </table:table-cell>
          <table:table-cell office:value-type="float" office:value="-99" calcext:value-type="float">
            <text:p>-99</text:p>
          </table:table-cell>
          <table:table-cell office:value-type="float" office:value="-98.71429" calcext:value-type="float">
            <text:p>-98,71429</text:p>
          </table:table-cell>
          <table:table-cell office:value-type="float" office:value="-98.8" calcext:value-type="float">
            <text:p>-98,8</text:p>
          </table:table-cell>
          <table:table-cell office:value-type="float" office:value="-98.75" calcext:value-type="float">
            <text:p>-98,75</text:p>
          </table:table-cell>
          <table:table-cell table:number-columns-repeated="2" office:value-type="float" office:value="-99" calcext:value-type="float">
            <text:p>-99</text:p>
          </table:table-cell>
          <table:table-cell table:number-columns-repeated="3"/>
          <table:table-cell office:value-type="float" office:value="-100" calcext:value-type="float">
            <text:p>-100</text:p>
          </table:table-cell>
          <table:table-cell table:number-columns-repeated="7" office:value-type="float" office:value="-95" calcext:value-type="float">
            <text:p>-95</text:p>
          </table:table-cell>
          <table:table-cell office:value-type="float" office:value="-93.333336" calcext:value-type="float">
            <text:p>-93,333336</text:p>
          </table:table-cell>
          <table:table-cell table:number-columns-repeated="967"/>
        </table:table-row>
      </table:table>
      <table:table table:name="#4 LOS" table:style-name="ta1">
        <table:table-column table:style-name="co6" table:default-cell-style-name="Default"/>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8">
          <table:table-cell table:style-name="ce1" table:formula="of:=['Test cases'.A36]" office:value-type="float" office:value="4" calcext:value-type="float">
            <text:p>4</text:p>
          </table:table-cell>
          <table:table-cell table:style-name="ce1" table:formula="of:=['Test cases'.B36]" office:value-type="string" office:string-value="Line of sight (LOS) test. Tests performed with no LOS condition. Rest parameters same as in test 1,1. Test is designed to be compared with results of analogue test no. 1,1" calcext:value-type="string">
            <text:p>Line of sight (LOS) test. Tests performed with no LOS condition. Rest parameters same as in test 1,1. Test is designed to be compared with results of analogue test no. 1,1</text:p>
          </table:table-cell>
          <table:table-cell table:style-name="ce1"/>
          <table:table-cell table:style-name="ce1" table:formula="of:=['Test cases'.D36]" office:value-type="string" office:string-value="TEST" calcext:value-type="string">
            <text:p>TEST</text:p>
          </table:table-cell>
          <table:table-cell table:style-name="ce1" table:formula="of:=['Test cases'.E36]" office:value-type="string" office:string-value="F-" calcext:value-type="string">
            <text:p>F-</text:p>
          </table:table-cell>
          <table:table-cell table:style-name="ce1" table:formula="of:=['Test cases'.F36]" office:value-type="string" office:string-value="S" calcext:value-type="string">
            <text:p>S</text:p>
          </table:table-cell>
          <table:table-cell table:style-name="ce1" table:formula="of:=['Test cases'.G36]" office:value-type="string" office:string-value="B1" calcext:value-type="string">
            <text:p>B1</text:p>
          </table:table-cell>
          <table:table-cell table:style-name="ce1" table:formula="of:=['Test cases'.H36]" office:value-type="string" office:string-value="4dBm" calcext:value-type="string">
            <text:p>4dBm</text:p>
          </table:table-cell>
          <table:table-cell table:style-name="ce1" table:formula="of:=['Test cases'.I36]" office:value-type="string" office:string-value="Ceiling" calcext:value-type="string">
            <text:p>Ceiling</text:p>
          </table:table-cell>
          <table:table-cell table:style-name="ce1" table:formula="of:=['Test cases'.J36]" office:value-type="string" office:string-value="↓" calcext:value-type="string">
            <text:p>↓</text:p>
          </table:table-cell>
          <table:table-cell table:style-name="ce1" table:formula="of:=['Test cases'.K36]" office:value-type="float" office:value="1" calcext:value-type="float">
            <text:p>1</text:p>
          </table:table-cell>
          <table:table-cell table:style-name="ce1" table:formula="of:=['Test cases'.L36]" office:value-type="string" office:string-value="-" calcext:value-type="string">
            <text:p>-</text:p>
          </table:table-cell>
          <table:table-cell table:style-name="ce9" table:number-columns-repeated="1012"/>
        </table:table-row>
        <table:table-row table:style-name="ro11">
          <table:table-cell table:style-name="ce1" table:formula="of:=['Test cases'.A37]" office:value-type="float" office:value="4.1" calcext:value-type="float">
            <text:p>4,1</text:p>
          </table:table-cell>
          <table:table-cell table:style-name="ce1" table:formula="of:=['Test cases'.B37]" office:value-type="string" office:string-value="* With LOS (source not shadowed, same as 1.1)" calcext:value-type="string">
            <text:p>* With LOS (source not shadowed, same as 1.1)</text:p>
          </table:table-cell>
          <table:table-cell table:style-name="ce1" table:formula="of:=['Test cases'.C37]" office:value-type="string" office:string-value="10:53(90m) – 11:29(0m)" calcext:value-type="string">
            <text:p>10:53(90m) – 11:29(0m)</text:p>
          </table:table-cell>
          <table:table-cell table:style-name="ce1" table:number-columns-repeated="9"/>
          <table:table-cell table:number-columns-repeated="1012"/>
        </table:table-row>
        <table:table-row table:style-name="ro11">
          <table:table-cell table:style-name="ce1" table:formula="of:=['Test cases'.A38]" office:value-type="float" office:value="4.2" calcext:value-type="float">
            <text:p>4,2</text:p>
          </table:table-cell>
          <table:table-cell table:style-name="ce1" table:formula="of:=['Test cases'.B38]" office:value-type="string" office:string-value="* Without LOS (source not visible due to corridor shape)" calcext:value-type="string">
            <text:p>* Without LOS (source not visible due to corridor shape)</text:p>
          </table:table-cell>
          <table:table-cell table:style-name="ce1" table:formula="of:=['Test cases'.C38]" office:value-type="string" office:string-value="11:56(90m) – 12:37(0m)" calcext:value-type="string">
            <text:p>11:56(90m) – 12:37(0m)</text:p>
          </table:table-cell>
          <table:table-cell table:style-name="ce1" table:number-columns-repeated="9"/>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4.1" calcext:value-type="float">
            <text:p>4,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4.2" calcext:value-type="float">
            <text:p>4,2</text:p>
          </table:table-cell>
          <table:table-cell office:value-type="float" office:value="0" calcext:value-type="float">
            <text:p>0</text:p>
          </table:table-cell>
          <table:table-cell office:value-type="time" office:time-value="PT12H37M00S" calcext:value-type="time">
            <text:p>12:37:00</text:p>
          </table:table-cell>
          <table:table-cell office:value-type="string" calcext:value-type="string">
            <text:p>"B1 (1)"</text:p>
          </table:table-cell>
          <table:table-cell office:value-type="string" calcext:value-type="string">
            <text:p>"CB:5D:42:C1:F7:36"</text:p>
          </table:table-cell>
          <table:table-cell office:value-type="float" office:value="-55.5" calcext:value-type="float">
            <text:p>-55,5</text:p>
          </table:table-cell>
          <table:table-cell office:value-type="float" office:value="-53.3" calcext:value-type="float">
            <text:p>-53,3</text:p>
          </table:table-cell>
          <table:table-cell office:value-type="float" office:value="-53.5" calcext:value-type="float">
            <text:p>-53,5</text:p>
          </table:table-cell>
          <table:table-cell table:number-columns-repeated="2" office:value-type="float" office:value="-53.7" calcext:value-type="float">
            <text:p>-53,7</text:p>
          </table:table-cell>
          <table:table-cell office:value-type="float" office:value="-53.4" calcext:value-type="float">
            <text:p>-53,4</text:p>
          </table:table-cell>
          <table:table-cell office:value-type="float" office:value="-52.7" calcext:value-type="float">
            <text:p>-52,7</text:p>
          </table:table-cell>
          <table:table-cell office:value-type="float" office:value="-50.2" calcext:value-type="float">
            <text:p>-50,2</text:p>
          </table:table-cell>
          <table:table-cell office:value-type="float" office:value="-48.3" calcext:value-type="float">
            <text:p>-48,3</text:p>
          </table:table-cell>
          <table:table-cell office:value-type="float" office:value="-48.5" calcext:value-type="float">
            <text:p>-48,5</text:p>
          </table:table-cell>
          <table:table-cell office:value-type="float" office:value="-48.2" calcext:value-type="float">
            <text:p>-48,2</text:p>
          </table:table-cell>
          <table:table-cell office:value-type="float" office:value="-47.8" calcext:value-type="float">
            <text:p>-47,8</text:p>
          </table:table-cell>
          <table:table-cell office:value-type="float" office:value="-47.6" calcext:value-type="float">
            <text:p>-47,6</text:p>
          </table:table-cell>
          <table:table-cell office:value-type="float" office:value="-47.8" calcext:value-type="float">
            <text:p>-47,8</text:p>
          </table:table-cell>
          <table:table-cell office:value-type="float" office:value="-47.9" calcext:value-type="float">
            <text:p>-47,9</text:p>
          </table:table-cell>
          <table:table-cell office:value-type="float" office:value="-48.1" calcext:value-type="float">
            <text:p>-48,1</text:p>
          </table:table-cell>
          <table:table-cell office:value-type="float" office:value="-50.5" calcext:value-type="float">
            <text:p>-50,5</text:p>
          </table:table-cell>
          <table:table-cell office:value-type="float" office:value="-54.6" calcext:value-type="float">
            <text:p>-54,6</text:p>
          </table:table-cell>
          <table:table-cell table:number-columns-repeated="2" office:value-type="float" office:value="-58.6" calcext:value-type="float">
            <text:p>-58,6</text:p>
          </table:table-cell>
          <table:table-cell office:value-type="float" office:value="-58.7" calcext:value-type="float">
            <text:p>-58,7</text:p>
          </table:table-cell>
          <table:table-cell office:value-type="float" office:value="-58.9" calcext:value-type="float">
            <text:p>-58,9</text:p>
          </table:table-cell>
          <table:table-cell office:value-type="float" office:value="-58.7" calcext:value-type="float">
            <text:p>-58,7</text:p>
          </table:table-cell>
          <table:table-cell office:value-type="float" office:value="-58.8" calcext:value-type="float">
            <text:p>-58,8</text:p>
          </table:table-cell>
          <table:table-cell office:value-type="float" office:value="-59" calcext:value-type="float">
            <text:p>-59</text:p>
          </table:table-cell>
          <table:table-cell office:value-type="float" office:value="-59.1" calcext:value-type="float">
            <text:p>-59,1</text:p>
          </table:table-cell>
          <table:table-cell office:value-type="float" office:value="-58.4" calcext:value-type="float">
            <text:p>-58,4</text:p>
          </table:table-cell>
          <table:table-cell office:value-type="float" office:value="-56.2" calcext:value-type="float">
            <text:p>-56,2</text:p>
          </table:table-cell>
          <table:table-cell office:value-type="float" office:value="-53.6" calcext:value-type="float">
            <text:p>-53,6</text:p>
          </table:table-cell>
          <table:table-cell office:value-type="float" office:value="-53.3" calcext:value-type="float">
            <text:p>-53,3</text:p>
          </table:table-cell>
          <table:table-cell office:value-type="float" office:value="-52.9" calcext:value-type="float">
            <text:p>-52,9</text:p>
          </table:table-cell>
          <table:table-cell office:value-type="float" office:value="-52.6" calcext:value-type="float">
            <text:p>-52,6</text:p>
          </table:table-cell>
          <table:table-cell office:value-type="float" office:value="-52.1" calcext:value-type="float">
            <text:p>-52,1</text:p>
          </table:table-cell>
          <table:table-cell office:value-type="float" office:value="-51.5" calcext:value-type="float">
            <text:p>-51,5</text:p>
          </table:table-cell>
          <table:table-cell table:number-columns-repeated="2" office:value-type="float" office:value="-51.2" calcext:value-type="float">
            <text:p>-51,2</text:p>
          </table:table-cell>
          <table:table-cell office:value-type="float" office:value="-50.3" calcext:value-type="float">
            <text:p>-50,3</text:p>
          </table:table-cell>
          <table:table-cell office:value-type="float" office:value="-48.8" calcext:value-type="float">
            <text:p>-48,8</text:p>
          </table:table-cell>
          <table:table-cell office:value-type="float" office:value="-47.3" calcext:value-type="float">
            <text:p>-47,3</text:p>
          </table:table-cell>
          <table:table-cell table:number-columns-repeated="3" office:value-type="float" office:value="-47.1" calcext:value-type="float">
            <text:p>-47,1</text:p>
          </table:table-cell>
          <table:table-cell office:value-type="float" office:value="-47.2" calcext:value-type="float">
            <text:p>-47,2</text:p>
          </table:table-cell>
          <table:table-cell table:number-columns-repeated="2" office:value-type="float" office:value="-47.4" calcext:value-type="float">
            <text:p>-47,4</text:p>
          </table:table-cell>
          <table:table-cell office:value-type="float" office:value="-47.2" calcext:value-type="float">
            <text:p>-47,2</text:p>
          </table:table-cell>
          <table:table-cell office:value-type="float" office:value="-48.1" calcext:value-type="float">
            <text:p>-48,1</text:p>
          </table:table-cell>
          <table:table-cell office:value-type="float" office:value="-53.4" calcext:value-type="float">
            <text:p>-53,4</text:p>
          </table:table-cell>
          <table:table-cell office:value-type="float" office:value="-57.8" calcext:value-type="float">
            <text:p>-57,8</text:p>
          </table:table-cell>
          <table:table-cell office:value-type="float" office:value="-58" calcext:value-type="float">
            <text:p>-58</text:p>
          </table:table-cell>
          <table:table-cell office:value-type="float" office:value="-57.6" calcext:value-type="float">
            <text:p>-57,6</text:p>
          </table:table-cell>
          <table:table-cell office:value-type="float" office:value="-57.1" calcext:value-type="float">
            <text:p>-57,1</text:p>
          </table:table-cell>
          <table:table-cell office:value-type="float" office:value="-56.5" calcext:value-type="float">
            <text:p>-56,5</text:p>
          </table:table-cell>
          <table:table-cell office:value-type="float" office:value="-56.7" calcext:value-type="float">
            <text:p>-56,7</text:p>
          </table:table-cell>
          <table:table-cell office:value-type="float" office:value="-57.2" calcext:value-type="float">
            <text:p>-57,2</text:p>
          </table:table-cell>
          <table:table-cell office:value-type="float" office:value="-57.4" calcext:value-type="float">
            <text:p>-57,4</text:p>
          </table:table-cell>
          <table:table-cell office:value-type="float" office:value="-56.7" calcext:value-type="float">
            <text:p>-56,7</text:p>
          </table:table-cell>
          <table:table-cell office:value-type="float" office:value="-53.3" calcext:value-type="float">
            <text:p>-53,3</text:p>
          </table:table-cell>
          <table:table-cell office:value-type="float" office:value="-50.7" calcext:value-type="float">
            <text:p>-50,7</text:p>
          </table:table-cell>
          <table:table-cell office:value-type="float" office:value="-51" calcext:value-type="float">
            <text:p>-51</text:p>
          </table:table-cell>
          <table:table-cell office:value-type="float" office:value="-52" calcext:value-type="float">
            <text:p>-52</text:p>
          </table:table-cell>
          <table:table-cell office:value-type="float" office:value="-52.9" calcext:value-type="float">
            <text:p>-52,9</text:p>
          </table:table-cell>
          <table:table-cell office:value-type="float" office:value="-53.1" calcext:value-type="float">
            <text:p>-53,1</text:p>
          </table:table-cell>
          <table:table-cell office:value-type="float" office:value="-53.3" calcext:value-type="float">
            <text:p>-53,3</text:p>
          </table:table-cell>
          <table:table-cell office:value-type="float" office:value="-54.6" calcext:value-type="float">
            <text:p>-54,6</text:p>
          </table:table-cell>
          <table:table-cell office:value-type="float" office:value="-56.2" calcext:value-type="float">
            <text:p>-56,2</text:p>
          </table:table-cell>
          <table:table-cell office:value-type="float" office:value="-55" calcext:value-type="float">
            <text:p>-55</text:p>
          </table:table-cell>
          <table:table-cell office:value-type="float" office:value="-50.8" calcext:value-type="float">
            <text:p>-50,8</text:p>
          </table:table-cell>
          <table:table-cell office:value-type="float" office:value="-48.6" calcext:value-type="float">
            <text:p>-48,6</text:p>
          </table:table-cell>
          <table:table-cell office:value-type="float" office:value="-49" calcext:value-type="float">
            <text:p>-49</text:p>
          </table:table-cell>
          <table:table-cell office:value-type="float" office:value="-51" calcext:value-type="float">
            <text:p>-51</text:p>
          </table:table-cell>
          <table:table-cell office:value-type="float" office:value="-51.88889" calcext:value-type="float">
            <text:p>-51,88889</text:p>
          </table:table-cell>
          <table:table-cell office:value-type="float" office:value="-51.2" calcext:value-type="float">
            <text:p>-51,2</text:p>
          </table:table-cell>
          <table:table-cell table:number-columns-repeated="946"/>
        </table:table-row>
        <table:table-row table:style-name="ro8">
          <table:table-cell/>
          <table:table-cell office:value-type="float" office:value="1" calcext:value-type="float">
            <text:p>1</text:p>
          </table:table-cell>
          <table:table-cell office:value-type="time" office:time-value="PT12H36M00S" calcext:value-type="time">
            <text:p>12:36:00</text:p>
          </table:table-cell>
          <table:table-cell office:value-type="string" calcext:value-type="string">
            <text:p>"B1 (1)"</text:p>
          </table:table-cell>
          <table:table-cell office:value-type="string" calcext:value-type="string">
            <text:p>"CB:5D:42:C1:F7:36"</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5" calcext:value-type="float">
            <text:p>-54,5</text:p>
          </table:table-cell>
          <table:table-cell office:value-type="float" office:value="-55.5" calcext:value-type="float">
            <text:p>-55,5</text:p>
          </table:table-cell>
          <table:table-cell table:number-columns-repeated="2" office:value-type="float" office:value="-56" calcext:value-type="float">
            <text:p>-56</text:p>
          </table:table-cell>
          <table:table-cell office:value-type="float" office:value="-55.7" calcext:value-type="float">
            <text:p>-55,7</text:p>
          </table:table-cell>
          <table:table-cell office:value-type="float" office:value="-53.5" calcext:value-type="float">
            <text:p>-53,5</text:p>
          </table:table-cell>
          <table:table-cell office:value-type="float" office:value="-51.3" calcext:value-type="float">
            <text:p>-51,3</text:p>
          </table:table-cell>
          <table:table-cell office:value-type="float" office:value="-51.2" calcext:value-type="float">
            <text:p>-51,2</text:p>
          </table:table-cell>
          <table:table-cell office:value-type="float" office:value="-51.4" calcext:value-type="float">
            <text:p>-51,4</text:p>
          </table:table-cell>
          <table:table-cell office:value-type="float" office:value="-51.3" calcext:value-type="float">
            <text:p>-51,3</text:p>
          </table:table-cell>
          <table:table-cell office:value-type="float" office:value="-50.6" calcext:value-type="float">
            <text:p>-50,6</text:p>
          </table:table-cell>
          <table:table-cell office:value-type="float" office:value="-50.3" calcext:value-type="float">
            <text:p>-50,3</text:p>
          </table:table-cell>
          <table:table-cell office:value-type="float" office:value="-49.6" calcext:value-type="float">
            <text:p>-49,6</text:p>
          </table:table-cell>
          <table:table-cell office:value-type="float" office:value="-49.4" calcext:value-type="float">
            <text:p>-49,4</text:p>
          </table:table-cell>
          <table:table-cell office:value-type="float" office:value="-49.6" calcext:value-type="float">
            <text:p>-49,6</text:p>
          </table:table-cell>
          <table:table-cell office:value-type="float" office:value="-50" calcext:value-type="float">
            <text:p>-50</text:p>
          </table:table-cell>
          <table:table-cell office:value-type="float" office:value="-50.6" calcext:value-type="float">
            <text:p>-50,6</text:p>
          </table:table-cell>
          <table:table-cell office:value-type="float" office:value="-51.5" calcext:value-type="float">
            <text:p>-51,5</text:p>
          </table:table-cell>
          <table:table-cell table:number-columns-repeated="3" office:value-type="float" office:value="-52.4" calcext:value-type="float">
            <text:p>-52,4</text:p>
          </table:table-cell>
          <table:table-cell office:value-type="float" office:value="-52.9" calcext:value-type="float">
            <text:p>-52,9</text:p>
          </table:table-cell>
          <table:table-cell office:value-type="float" office:value="-53.6" calcext:value-type="float">
            <text:p>-53,6</text:p>
          </table:table-cell>
          <table:table-cell office:value-type="float" office:value="-54.2" calcext:value-type="float">
            <text:p>-54,2</text:p>
          </table:table-cell>
          <table:table-cell office:value-type="float" office:value="-54.9" calcext:value-type="float">
            <text:p>-54,9</text:p>
          </table:table-cell>
          <table:table-cell table:number-columns-repeated="2" office:value-type="float" office:value="-55.5" calcext:value-type="float">
            <text:p>-55,5</text:p>
          </table:table-cell>
          <table:table-cell office:value-type="float" office:value="-54.7" calcext:value-type="float">
            <text:p>-54,7</text:p>
          </table:table-cell>
          <table:table-cell office:value-type="float" office:value="-54.4" calcext:value-type="float">
            <text:p>-54,4</text:p>
          </table:table-cell>
          <table:table-cell office:value-type="float" office:value="-54.3" calcext:value-type="float">
            <text:p>-54,3</text:p>
          </table:table-cell>
          <table:table-cell office:value-type="float" office:value="-54.8" calcext:value-type="float">
            <text:p>-54,8</text:p>
          </table:table-cell>
          <table:table-cell table:number-columns-repeated="2" office:value-type="float" office:value="-55.2" calcext:value-type="float">
            <text:p>-55,2</text:p>
          </table:table-cell>
          <table:table-cell office:value-type="float" office:value="-55.1" calcext:value-type="float">
            <text:p>-55,1</text:p>
          </table:table-cell>
          <table:table-cell office:value-type="float" office:value="-53.9" calcext:value-type="float">
            <text:p>-53,9</text:p>
          </table:table-cell>
          <table:table-cell office:value-type="float" office:value="-50.9" calcext:value-type="float">
            <text:p>-50,9</text:p>
          </table:table-cell>
          <table:table-cell office:value-type="float" office:value="-48.8" calcext:value-type="float">
            <text:p>-48,8</text:p>
          </table:table-cell>
          <table:table-cell office:value-type="float" office:value="-48.5" calcext:value-type="float">
            <text:p>-48,5</text:p>
          </table:table-cell>
          <table:table-cell office:value-type="float" office:value="-48.7" calcext:value-type="float">
            <text:p>-48,7</text:p>
          </table:table-cell>
          <table:table-cell office:value-type="float" office:value="-49.1" calcext:value-type="float">
            <text:p>-49,1</text:p>
          </table:table-cell>
          <table:table-cell office:value-type="float" office:value="-49.5" calcext:value-type="float">
            <text:p>-49,5</text:p>
          </table:table-cell>
          <table:table-cell office:value-type="float" office:value="-50.3" calcext:value-type="float">
            <text:p>-50,3</text:p>
          </table:table-cell>
          <table:table-cell office:value-type="float" office:value="-50.7" calcext:value-type="float">
            <text:p>-50,7</text:p>
          </table:table-cell>
          <table:table-cell office:value-type="float" office:value="-51" calcext:value-type="float">
            <text:p>-51</text:p>
          </table:table-cell>
          <table:table-cell office:value-type="float" office:value="-51.11111" calcext:value-type="float">
            <text:p>-51,11111</text:p>
          </table:table-cell>
          <table:table-cell office:value-type="float" office:value="-51.2" calcext:value-type="float">
            <text:p>-51,2</text:p>
          </table:table-cell>
          <table:table-cell table:number-columns-repeated="970"/>
        </table:table-row>
        <table:table-row table:style-name="ro8">
          <table:table-cell/>
          <table:table-cell office:value-type="float" office:value="2" calcext:value-type="float">
            <text:p>2</text:p>
          </table:table-cell>
          <table:table-cell office:value-type="time" office:time-value="PT12H35M00S" calcext:value-type="time">
            <text:p>12:35:00</text:p>
          </table:table-cell>
          <table:table-cell office:value-type="string" calcext:value-type="string">
            <text:p>"B1 (1)"</text:p>
          </table:table-cell>
          <table:table-cell office:value-type="string" calcext:value-type="string">
            <text:p>"CB:5D:42:C1:F7:36"</text:p>
          </table:table-cell>
          <table:table-cell office:value-type="float" office:value="-59.6" calcext:value-type="float">
            <text:p>-59,6</text:p>
          </table:table-cell>
          <table:table-cell office:value-type="float" office:value="-59.8" calcext:value-type="float">
            <text:p>-59,8</text:p>
          </table:table-cell>
          <table:table-cell office:value-type="float" office:value="-59.1" calcext:value-type="float">
            <text:p>-59,1</text:p>
          </table:table-cell>
          <table:table-cell office:value-type="float" office:value="-58.7" calcext:value-type="float">
            <text:p>-58,7</text:p>
          </table:table-cell>
          <table:table-cell office:value-type="float" office:value="-58" calcext:value-type="float">
            <text:p>-58</text:p>
          </table:table-cell>
          <table:table-cell office:value-type="float" office:value="-56.3" calcext:value-type="float">
            <text:p>-56,3</text:p>
          </table:table-cell>
          <table:table-cell office:value-type="float" office:value="-54.9" calcext:value-type="float">
            <text:p>-54,9</text:p>
          </table:table-cell>
          <table:table-cell office:value-type="float" office:value="-55" calcext:value-type="float">
            <text:p>-55</text:p>
          </table:table-cell>
          <table:table-cell office:value-type="float" office:value="-55.5" calcext:value-type="float">
            <text:p>-55,5</text:p>
          </table:table-cell>
          <table:table-cell office:value-type="float" office:value="-55.6" calcext:value-type="float">
            <text:p>-55,6</text:p>
          </table:table-cell>
          <table:table-cell office:value-type="float" office:value="-56.2" calcext:value-type="float">
            <text:p>-56,2</text:p>
          </table:table-cell>
          <table:table-cell table:number-columns-repeated="2" office:value-type="float" office:value="-56.5" calcext:value-type="float">
            <text:p>-56,5</text:p>
          </table:table-cell>
          <table:table-cell office:value-type="float" office:value="-56.4" calcext:value-type="float">
            <text:p>-56,4</text:p>
          </table:table-cell>
          <table:table-cell office:value-type="float" office:value="-55.8" calcext:value-type="float">
            <text:p>-55,8</text:p>
          </table:table-cell>
          <table:table-cell office:value-type="float" office:value="-59.4" calcext:value-type="float">
            <text:p>-59,4</text:p>
          </table:table-cell>
          <table:table-cell office:value-type="float" office:value="-65.2" calcext:value-type="float">
            <text:p>-65,2</text:p>
          </table:table-cell>
          <table:table-cell office:value-type="float" office:value="-66.7" calcext:value-type="float">
            <text:p>-66,7</text:p>
          </table:table-cell>
          <table:table-cell office:value-type="float" office:value="-66.3" calcext:value-type="float">
            <text:p>-66,3</text:p>
          </table:table-cell>
          <table:table-cell office:value-type="float" office:value="-64.6" calcext:value-type="float">
            <text:p>-64,6</text:p>
          </table:table-cell>
          <table:table-cell office:value-type="float" office:value="-65.7" calcext:value-type="float">
            <text:p>-65,7</text:p>
          </table:table-cell>
          <table:table-cell office:value-type="float" office:value="-69.7" calcext:value-type="float">
            <text:p>-69,7</text:p>
          </table:table-cell>
          <table:table-cell office:value-type="float" office:value="-71.7" calcext:value-type="float">
            <text:p>-71,7</text:p>
          </table:table-cell>
          <table:table-cell office:value-type="float" office:value="-69.9" calcext:value-type="float">
            <text:p>-69,9</text:p>
          </table:table-cell>
          <table:table-cell office:value-type="float" office:value="-67.5" calcext:value-type="float">
            <text:p>-67,5</text:p>
          </table:table-cell>
          <table:table-cell office:value-type="float" office:value="-62.6" calcext:value-type="float">
            <text:p>-62,6</text:p>
          </table:table-cell>
          <table:table-cell office:value-type="float" office:value="-59.7" calcext:value-type="float">
            <text:p>-59,7</text:p>
          </table:table-cell>
          <table:table-cell office:value-type="float" office:value="-58.3" calcext:value-type="float">
            <text:p>-58,3</text:p>
          </table:table-cell>
          <table:table-cell office:value-type="float" office:value="-58.6" calcext:value-type="float">
            <text:p>-58,6</text:p>
          </table:table-cell>
          <table:table-cell office:value-type="float" office:value="-59.8" calcext:value-type="float">
            <text:p>-59,8</text:p>
          </table:table-cell>
          <table:table-cell office:value-type="float" office:value="-61.1" calcext:value-type="float">
            <text:p>-61,1</text:p>
          </table:table-cell>
          <table:table-cell office:value-type="float" office:value="-62.5" calcext:value-type="float">
            <text:p>-62,5</text:p>
          </table:table-cell>
          <table:table-cell office:value-type="float" office:value="-62.9" calcext:value-type="float">
            <text:p>-62,9</text:p>
          </table:table-cell>
          <table:table-cell office:value-type="float" office:value="-63.3" calcext:value-type="float">
            <text:p>-63,3</text:p>
          </table:table-cell>
          <table:table-cell office:value-type="float" office:value="-63.6" calcext:value-type="float">
            <text:p>-63,6</text:p>
          </table:table-cell>
          <table:table-cell office:value-type="float" office:value="-60.9" calcext:value-type="float">
            <text:p>-60,9</text:p>
          </table:table-cell>
          <table:table-cell office:value-type="float" office:value="-56.9" calcext:value-type="float">
            <text:p>-56,9</text:p>
          </table:table-cell>
          <table:table-cell office:value-type="float" office:value="-55.3" calcext:value-type="float">
            <text:p>-55,3</text:p>
          </table:table-cell>
          <table:table-cell office:value-type="float" office:value="-55.9" calcext:value-type="float">
            <text:p>-55,9</text:p>
          </table:table-cell>
          <table:table-cell table:number-columns-repeated="2" office:value-type="float" office:value="-56.8" calcext:value-type="float">
            <text:p>-56,8</text:p>
          </table:table-cell>
          <table:table-cell office:value-type="float" office:value="-64.8" calcext:value-type="float">
            <text:p>-64,8</text:p>
          </table:table-cell>
          <table:table-cell office:value-type="float" office:value="-71.1" calcext:value-type="float">
            <text:p>-71,1</text:p>
          </table:table-cell>
          <table:table-cell office:value-type="float" office:value="-73" calcext:value-type="float">
            <text:p>-73</text:p>
          </table:table-cell>
          <table:table-cell table:number-columns-repeated="975"/>
        </table:table-row>
        <table:table-row table:style-name="ro8">
          <table:table-cell/>
          <table:table-cell office:value-type="float" office:value="3" calcext:value-type="float">
            <text:p>3</text:p>
          </table:table-cell>
          <table:table-cell office:value-type="time" office:time-value="PT12H34M00S" calcext:value-type="time">
            <text:p>12:34:00</text:p>
          </table:table-cell>
          <table:table-cell office:value-type="string" calcext:value-type="string">
            <text:p>"B1 (1)"</text:p>
          </table:table-cell>
          <table:table-cell office:value-type="string" calcext:value-type="string">
            <text:p>"CB:5D:42:C1:F7:36"</text:p>
          </table:table-cell>
          <table:table-cell office:value-type="float" office:value="-69" calcext:value-type="float">
            <text:p>-69</text:p>
          </table:table-cell>
          <table:table-cell office:value-type="float" office:value="-71.9" calcext:value-type="float">
            <text:p>-71,9</text:p>
          </table:table-cell>
          <table:table-cell office:value-type="float" office:value="-71.1" calcext:value-type="float">
            <text:p>-71,1</text:p>
          </table:table-cell>
          <table:table-cell office:value-type="float" office:value="-69.4" calcext:value-type="float">
            <text:p>-69,4</text:p>
          </table:table-cell>
          <table:table-cell office:value-type="float" office:value="-68.3" calcext:value-type="float">
            <text:p>-68,3</text:p>
          </table:table-cell>
          <table:table-cell office:value-type="float" office:value="-67.2" calcext:value-type="float">
            <text:p>-67,2</text:p>
          </table:table-cell>
          <table:table-cell office:value-type="float" office:value="-65.7" calcext:value-type="float">
            <text:p>-65,7</text:p>
          </table:table-cell>
          <table:table-cell office:value-type="float" office:value="-65.4" calcext:value-type="float">
            <text:p>-65,4</text:p>
          </table:table-cell>
          <table:table-cell office:value-type="float" office:value="-65.7" calcext:value-type="float">
            <text:p>-65,7</text:p>
          </table:table-cell>
          <table:table-cell office:value-type="float" office:value="-62.5" calcext:value-type="float">
            <text:p>-62,5</text:p>
          </table:table-cell>
          <table:table-cell office:value-type="float" office:value="-59.8" calcext:value-type="float">
            <text:p>-59,8</text:p>
          </table:table-cell>
          <table:table-cell office:value-type="float" office:value="-58.7" calcext:value-type="float">
            <text:p>-58,7</text:p>
          </table:table-cell>
          <table:table-cell office:value-type="float" office:value="-58.2" calcext:value-type="float">
            <text:p>-58,2</text:p>
          </table:table-cell>
          <table:table-cell table:number-columns-repeated="2" office:value-type="float" office:value="-58.4" calcext:value-type="float">
            <text:p>-58,4</text:p>
          </table:table-cell>
          <table:table-cell office:value-type="float" office:value="-58.8" calcext:value-type="float">
            <text:p>-58,8</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7" calcext:value-type="float">
            <text:p>-57</text:p>
          </table:table-cell>
          <table:table-cell office:value-type="float" office:value="-54.7" calcext:value-type="float">
            <text:p>-54,7</text:p>
          </table:table-cell>
          <table:table-cell office:value-type="float" office:value="-54.4" calcext:value-type="float">
            <text:p>-54,4</text:p>
          </table:table-cell>
          <table:table-cell office:value-type="float" office:value="-54.6" calcext:value-type="float">
            <text:p>-54,6</text:p>
          </table:table-cell>
          <table:table-cell office:value-type="float" office:value="-54.7" calcext:value-type="float">
            <text:p>-54,7</text:p>
          </table:table-cell>
          <table:table-cell office:value-type="float" office:value="-54.9" calcext:value-type="float">
            <text:p>-54,9</text:p>
          </table:table-cell>
          <table:table-cell office:value-type="float" office:value="-54.8" calcext:value-type="float">
            <text:p>-54,8</text:p>
          </table:table-cell>
          <table:table-cell office:value-type="float" office:value="-54.4" calcext:value-type="float">
            <text:p>-54,4</text:p>
          </table:table-cell>
          <table:table-cell office:value-type="float" office:value="-54.8" calcext:value-type="float">
            <text:p>-54,8</text:p>
          </table:table-cell>
          <table:table-cell office:value-type="float" office:value="-54.6" calcext:value-type="float">
            <text:p>-54,6</text:p>
          </table:table-cell>
          <table:table-cell office:value-type="float" office:value="-58.7" calcext:value-type="float">
            <text:p>-58,7</text:p>
          </table:table-cell>
          <table:table-cell office:value-type="float" office:value="-64.6" calcext:value-type="float">
            <text:p>-64,6</text:p>
          </table:table-cell>
          <table:table-cell office:value-type="float" office:value="-66.6" calcext:value-type="float">
            <text:p>-66,6</text:p>
          </table:table-cell>
          <table:table-cell office:value-type="float" office:value="-67.9" calcext:value-type="float">
            <text:p>-67,9</text:p>
          </table:table-cell>
          <table:table-cell office:value-type="float" office:value="-68.1" calcext:value-type="float">
            <text:p>-68,1</text:p>
          </table:table-cell>
          <table:table-cell office:value-type="float" office:value="-67.9" calcext:value-type="float">
            <text:p>-67,9</text:p>
          </table:table-cell>
          <table:table-cell office:value-type="float" office:value="-67.4" calcext:value-type="float">
            <text:p>-67,4</text:p>
          </table:table-cell>
          <table:table-cell office:value-type="float" office:value="-66.6" calcext:value-type="float">
            <text:p>-66,6</text:p>
          </table:table-cell>
          <table:table-cell office:value-type="float" office:value="-65.5" calcext:value-type="float">
            <text:p>-65,5</text:p>
          </table:table-cell>
          <table:table-cell office:value-type="float" office:value="-64.6" calcext:value-type="float">
            <text:p>-64,6</text:p>
          </table:table-cell>
          <table:table-cell office:value-type="float" office:value="-62" calcext:value-type="float">
            <text:p>-62</text:p>
          </table:table-cell>
          <table:table-cell office:value-type="float" office:value="-59.2" calcext:value-type="float">
            <text:p>-59,2</text:p>
          </table:table-cell>
          <table:table-cell office:value-type="float" office:value="-58.9" calcext:value-type="float">
            <text:p>-58,9</text:p>
          </table:table-cell>
          <table:table-cell office:value-type="float" office:value="-59.1" calcext:value-type="float">
            <text:p>-59,1</text:p>
          </table:table-cell>
          <table:table-cell office:value-type="float" office:value="-58.8" calcext:value-type="float">
            <text:p>-58,8</text:p>
          </table:table-cell>
          <table:table-cell table:number-columns-repeated="2" office:value-type="float" office:value="-58.4" calcext:value-type="float">
            <text:p>-58,4</text:p>
          </table:table-cell>
          <table:table-cell office:value-type="float" office:value="-58.2" calcext:value-type="float">
            <text:p>-58,2</text:p>
          </table:table-cell>
          <table:table-cell office:value-type="float" office:value="-57.8" calcext:value-type="float">
            <text:p>-57,8</text:p>
          </table:table-cell>
          <table:table-cell office:value-type="float" office:value="-57.3" calcext:value-type="float">
            <text:p>-57,3</text:p>
          </table:table-cell>
          <table:table-cell office:value-type="float" office:value="-56.1" calcext:value-type="float">
            <text:p>-56,1</text:p>
          </table:table-cell>
          <table:table-cell office:value-type="float" office:value="-54.5" calcext:value-type="float">
            <text:p>-54,5</text:p>
          </table:table-cell>
          <table:table-cell office:value-type="float" office:value="-53.9" calcext:value-type="float">
            <text:p>-53,9</text:p>
          </table:table-cell>
          <table:table-cell office:value-type="float" office:value="-54.3" calcext:value-type="float">
            <text:p>-54,3</text:p>
          </table:table-cell>
          <table:table-cell office:value-type="float" office:value="-55.3" calcext:value-type="float">
            <text:p>-55,3</text:p>
          </table:table-cell>
          <table:table-cell office:value-type="float" office:value="-55.6" calcext:value-type="float">
            <text:p>-55,6</text:p>
          </table:table-cell>
          <table:table-cell office:value-type="float" office:value="-56.7" calcext:value-type="float">
            <text:p>-56,7</text:p>
          </table:table-cell>
          <table:table-cell office:value-type="float" office:value="-56.5" calcext:value-type="float">
            <text:p>-56,5</text:p>
          </table:table-cell>
          <table:table-cell office:value-type="float" office:value="-55" calcext:value-type="float">
            <text:p>-55</text:p>
          </table:table-cell>
          <table:table-cell table:number-columns-repeated="961"/>
        </table:table-row>
        <table:table-row table:style-name="ro8">
          <table:table-cell/>
          <table:table-cell office:value-type="float" office:value="4" calcext:value-type="float">
            <text:p>4</text:p>
          </table:table-cell>
          <table:table-cell office:value-type="time" office:time-value="PT12H33M00S" calcext:value-type="time">
            <text:p>12:33:00</text:p>
          </table:table-cell>
          <table:table-cell office:value-type="string" calcext:value-type="string">
            <text:p>"B1 (1)"</text:p>
          </table:table-cell>
          <table:table-cell office:value-type="string" calcext:value-type="string">
            <text:p>"CB:5D:42:C1:F7:36"</text:p>
          </table:table-cell>
          <table:table-cell office:value-type="float" office:value="-64.3" calcext:value-type="float">
            <text:p>-64,3</text:p>
          </table:table-cell>
          <table:table-cell office:value-type="float" office:value="-66.3" calcext:value-type="float">
            <text:p>-66,3</text:p>
          </table:table-cell>
          <table:table-cell office:value-type="float" office:value="-66.4" calcext:value-type="float">
            <text:p>-66,4</text:p>
          </table:table-cell>
          <table:table-cell office:value-type="float" office:value="-65.2" calcext:value-type="float">
            <text:p>-65,2</text:p>
          </table:table-cell>
          <table:table-cell office:value-type="float" office:value="-64" calcext:value-type="float">
            <text:p>-64</text:p>
          </table:table-cell>
          <table:table-cell office:value-type="float" office:value="-63.4" calcext:value-type="float">
            <text:p>-63,4</text:p>
          </table:table-cell>
          <table:table-cell table:number-columns-repeated="2" office:value-type="float" office:value="-62.5" calcext:value-type="float">
            <text:p>-62,5</text:p>
          </table:table-cell>
          <table:table-cell office:value-type="float" office:value="-62.6" calcext:value-type="float">
            <text:p>-62,6</text:p>
          </table:table-cell>
          <table:table-cell office:value-type="float" office:value="-62.4" calcext:value-type="float">
            <text:p>-62,4</text:p>
          </table:table-cell>
          <table:table-cell office:value-type="float" office:value="-61.4" calcext:value-type="float">
            <text:p>-61,4</text:p>
          </table:table-cell>
          <table:table-cell office:value-type="float" office:value="-60" calcext:value-type="float">
            <text:p>-60</text:p>
          </table:table-cell>
          <table:table-cell office:value-type="float" office:value="-59.8" calcext:value-type="float">
            <text:p>-59,8</text:p>
          </table:table-cell>
          <table:table-cell office:value-type="float" office:value="-59.9" calcext:value-type="float">
            <text:p>-59,9</text:p>
          </table:table-cell>
          <table:table-cell office:value-type="float" office:value="-59.1" calcext:value-type="float">
            <text:p>-59,1</text:p>
          </table:table-cell>
          <table:table-cell office:value-type="float" office:value="-58.5" calcext:value-type="float">
            <text:p>-58,5</text:p>
          </table:table-cell>
          <table:table-cell office:value-type="float" office:value="-58.4" calcext:value-type="float">
            <text:p>-58,4</text:p>
          </table:table-cell>
          <table:table-cell office:value-type="float" office:value="-58.3" calcext:value-type="float">
            <text:p>-58,3</text:p>
          </table:table-cell>
          <table:table-cell office:value-type="float" office:value="-58.5" calcext:value-type="float">
            <text:p>-58,5</text:p>
          </table:table-cell>
          <table:table-cell office:value-type="float" office:value="-58.9" calcext:value-type="float">
            <text:p>-58,9</text:p>
          </table:table-cell>
          <table:table-cell office:value-type="float" office:value="-62.1" calcext:value-type="float">
            <text:p>-62,1</text:p>
          </table:table-cell>
          <table:table-cell office:value-type="float" office:value="-67.2" calcext:value-type="float">
            <text:p>-67,2</text:p>
          </table:table-cell>
          <table:table-cell office:value-type="float" office:value="-69.8" calcext:value-type="float">
            <text:p>-69,8</text:p>
          </table:table-cell>
          <table:table-cell office:value-type="float" office:value="-71" calcext:value-type="float">
            <text:p>-71</text:p>
          </table:table-cell>
          <table:table-cell office:value-type="float" office:value="-71.4" calcext:value-type="float">
            <text:p>-71,4</text:p>
          </table:table-cell>
          <table:table-cell office:value-type="float" office:value="-70.9" calcext:value-type="float">
            <text:p>-70,9</text:p>
          </table:table-cell>
          <table:table-cell office:value-type="float" office:value="-70.5" calcext:value-type="float">
            <text:p>-70,5</text:p>
          </table:table-cell>
          <table:table-cell office:value-type="float" office:value="-70.1" calcext:value-type="float">
            <text:p>-70,1</text:p>
          </table:table-cell>
          <table:table-cell office:value-type="float" office:value="-69.7" calcext:value-type="float">
            <text:p>-69,7</text:p>
          </table:table-cell>
          <table:table-cell office:value-type="float" office:value="-69" calcext:value-type="float">
            <text:p>-69</text:p>
          </table:table-cell>
          <table:table-cell office:value-type="float" office:value="-67.3" calcext:value-type="float">
            <text:p>-67,3</text:p>
          </table:table-cell>
          <table:table-cell office:value-type="float" office:value="-65.9" calcext:value-type="float">
            <text:p>-65,9</text:p>
          </table:table-cell>
          <table:table-cell office:value-type="float" office:value="-66" calcext:value-type="float">
            <text:p>-66</text:p>
          </table:table-cell>
          <table:table-cell office:value-type="float" office:value="-65.9" calcext:value-type="float">
            <text:p>-65,9</text:p>
          </table:table-cell>
          <table:table-cell office:value-type="float" office:value="-65.4" calcext:value-type="float">
            <text:p>-65,4</text:p>
          </table:table-cell>
          <table:table-cell office:value-type="float" office:value="-65.1" calcext:value-type="float">
            <text:p>-65,1</text:p>
          </table:table-cell>
          <table:table-cell office:value-type="float" office:value="-65" calcext:value-type="float">
            <text:p>-65</text:p>
          </table:table-cell>
          <table:table-cell office:value-type="float" office:value="-64.7" calcext:value-type="float">
            <text:p>-64,7</text:p>
          </table:table-cell>
          <table:table-cell office:value-type="float" office:value="-64.5" calcext:value-type="float">
            <text:p>-64,5</text:p>
          </table:table-cell>
          <table:table-cell office:value-type="float" office:value="-65.1" calcext:value-type="float">
            <text:p>-65,1</text:p>
          </table:table-cell>
          <table:table-cell office:value-type="float" office:value="-63.9" calcext:value-type="float">
            <text:p>-63,9</text:p>
          </table:table-cell>
          <table:table-cell office:value-type="float" office:value="-61.2" calcext:value-type="float">
            <text:p>-61,2</text:p>
          </table:table-cell>
          <table:table-cell office:value-type="float" office:value="-60.8" calcext:value-type="float">
            <text:p>-60,8</text:p>
          </table:table-cell>
          <table:table-cell office:value-type="float" office:value="-62.11111" calcext:value-type="float">
            <text:p>-62,11111</text:p>
          </table:table-cell>
          <table:table-cell office:value-type="float" office:value="-63" calcext:value-type="float">
            <text:p>-63</text:p>
          </table:table-cell>
          <table:table-cell table:number-columns-repeated="974"/>
        </table:table-row>
        <table:table-row table:style-name="ro8">
          <table:table-cell/>
          <table:table-cell office:value-type="float" office:value="6" calcext:value-type="float">
            <text:p>6</text:p>
          </table:table-cell>
          <table:table-cell office:value-type="time" office:time-value="PT12H32M00S" calcext:value-type="time">
            <text:p>12:32:00</text:p>
          </table:table-cell>
          <table:table-cell office:value-type="string" calcext:value-type="string">
            <text:p>"B1 (1)"</text:p>
          </table:table-cell>
          <table:table-cell office:value-type="string" calcext:value-type="string">
            <text:p>"CB:5D:42:C1:F7:36"</text:p>
          </table:table-cell>
          <table:table-cell office:value-type="float" office:value="-73.5" calcext:value-type="float">
            <text:p>-73,5</text:p>
          </table:table-cell>
          <table:table-cell office:value-type="float" office:value="-72.8" calcext:value-type="float">
            <text:p>-72,8</text:p>
          </table:table-cell>
          <table:table-cell office:value-type="float" office:value="-68.3" calcext:value-type="float">
            <text:p>-68,3</text:p>
          </table:table-cell>
          <table:table-cell office:value-type="float" office:value="-65.4" calcext:value-type="float">
            <text:p>-65,4</text:p>
          </table:table-cell>
          <table:table-cell office:value-type="float" office:value="-65.3" calcext:value-type="float">
            <text:p>-65,3</text:p>
          </table:table-cell>
          <table:table-cell table:number-columns-repeated="3" office:value-type="float" office:value="-65.2" calcext:value-type="float">
            <text:p>-65,2</text:p>
          </table:table-cell>
          <table:table-cell office:value-type="float" office:value="-65.6" calcext:value-type="float">
            <text:p>-65,6</text:p>
          </table:table-cell>
          <table:table-cell office:value-type="float" office:value="-66.3" calcext:value-type="float">
            <text:p>-66,3</text:p>
          </table:table-cell>
          <table:table-cell office:value-type="float" office:value="-66.7" calcext:value-type="float">
            <text:p>-66,7</text:p>
          </table:table-cell>
          <table:table-cell office:value-type="float" office:value="-68.5" calcext:value-type="float">
            <text:p>-68,5</text:p>
          </table:table-cell>
          <table:table-cell office:value-type="float" office:value="-71.9" calcext:value-type="float">
            <text:p>-71,9</text:p>
          </table:table-cell>
          <table:table-cell table:number-columns-repeated="2" office:value-type="float" office:value="-75.9" calcext:value-type="float">
            <text:p>-75,9</text:p>
          </table:table-cell>
          <table:table-cell office:value-type="float" office:value="-75.5" calcext:value-type="float">
            <text:p>-75,5</text:p>
          </table:table-cell>
          <table:table-cell office:value-type="float" office:value="-75.2" calcext:value-type="float">
            <text:p>-75,2</text:p>
          </table:table-cell>
          <table:table-cell office:value-type="float" office:value="-74.2" calcext:value-type="float">
            <text:p>-74,2</text:p>
          </table:table-cell>
          <table:table-cell office:value-type="float" office:value="-72.6" calcext:value-type="float">
            <text:p>-72,6</text:p>
          </table:table-cell>
          <table:table-cell office:value-type="float" office:value="-71.9" calcext:value-type="float">
            <text:p>-71,9</text:p>
          </table:table-cell>
          <table:table-cell office:value-type="float" office:value="-71" calcext:value-type="float">
            <text:p>-71</text:p>
          </table:table-cell>
          <table:table-cell office:value-type="float" office:value="-70.1" calcext:value-type="float">
            <text:p>-70,1</text:p>
          </table:table-cell>
          <table:table-cell office:value-type="float" office:value="-69.9" calcext:value-type="float">
            <text:p>-69,9</text:p>
          </table:table-cell>
          <table:table-cell office:value-type="float" office:value="-70.6" calcext:value-type="float">
            <text:p>-70,6</text:p>
          </table:table-cell>
          <table:table-cell office:value-type="float" office:value="-71.2" calcext:value-type="float">
            <text:p>-71,2</text:p>
          </table:table-cell>
          <table:table-cell office:value-type="float" office:value="-70.4" calcext:value-type="float">
            <text:p>-70,4</text:p>
          </table:table-cell>
          <table:table-cell office:value-type="float" office:value="-69.1" calcext:value-type="float">
            <text:p>-69,1</text:p>
          </table:table-cell>
          <table:table-cell office:value-type="float" office:value="-67.4" calcext:value-type="float">
            <text:p>-67,4</text:p>
          </table:table-cell>
          <table:table-cell office:value-type="float" office:value="-66.5" calcext:value-type="float">
            <text:p>-66,5</text:p>
          </table:table-cell>
          <table:table-cell office:value-type="float" office:value="-66.8" calcext:value-type="float">
            <text:p>-66,8</text:p>
          </table:table-cell>
          <table:table-cell office:value-type="float" office:value="-66.9" calcext:value-type="float">
            <text:p>-66,9</text:p>
          </table:table-cell>
          <table:table-cell office:value-type="float" office:value="-68.8" calcext:value-type="float">
            <text:p>-68,8</text:p>
          </table:table-cell>
          <table:table-cell office:value-type="float" office:value="-79.2" calcext:value-type="float">
            <text:p>-79,2</text:p>
          </table:table-cell>
          <table:table-cell office:value-type="float" office:value="-86.3" calcext:value-type="float">
            <text:p>-86,3</text:p>
          </table:table-cell>
          <table:table-cell office:value-type="float" office:value="-83.7" calcext:value-type="float">
            <text:p>-83,7</text:p>
          </table:table-cell>
          <table:table-cell office:value-type="float" office:value="-82.7" calcext:value-type="float">
            <text:p>-82,7</text:p>
          </table:table-cell>
          <table:table-cell office:value-type="float" office:value="-85.3" calcext:value-type="float">
            <text:p>-85,3</text:p>
          </table:table-cell>
          <table:table-cell office:value-type="float" office:value="-79.4" calcext:value-type="float">
            <text:p>-79,4</text:p>
          </table:table-cell>
          <table:table-cell office:value-type="float" office:value="-68.8" calcext:value-type="float">
            <text:p>-68,8</text:p>
          </table:table-cell>
          <table:table-cell office:value-type="float" office:value="-66.125" calcext:value-type="float">
            <text:p>-66,125</text:p>
          </table:table-cell>
          <table:table-cell office:value-type="float" office:value="-64.75" calcext:value-type="float">
            <text:p>-64,75</text:p>
          </table:table-cell>
          <table:table-cell table:number-columns-repeated="978"/>
        </table:table-row>
        <table:table-row table:style-name="ro8">
          <table:table-cell/>
          <table:table-cell office:value-type="float" office:value="8" calcext:value-type="float">
            <text:p>8</text:p>
          </table:table-cell>
          <table:table-cell office:value-type="time" office:time-value="PT12H31M00S" calcext:value-type="time">
            <text:p>12:31:00</text:p>
          </table:table-cell>
          <table:table-cell office:value-type="string" calcext:value-type="string">
            <text:p>"B1 (1)"</text:p>
          </table:table-cell>
          <table:table-cell office:value-type="string" calcext:value-type="string">
            <text:p>"CB:5D:42:C1:F7:36"</text:p>
          </table:table-cell>
          <table:table-cell office:value-type="float" office:value="-69.2" calcext:value-type="float">
            <text:p>-69,2</text:p>
          </table:table-cell>
          <table:table-cell office:value-type="float" office:value="-68.3" calcext:value-type="float">
            <text:p>-68,3</text:p>
          </table:table-cell>
          <table:table-cell office:value-type="float" office:value="-66.1" calcext:value-type="float">
            <text:p>-66,1</text:p>
          </table:table-cell>
          <table:table-cell table:number-columns-repeated="2" office:value-type="float" office:value="-64.8" calcext:value-type="float">
            <text:p>-64,8</text:p>
          </table:table-cell>
          <table:table-cell office:value-type="float" office:value="-64.9" calcext:value-type="float">
            <text:p>-64,9</text:p>
          </table:table-cell>
          <table:table-cell office:value-type="float" office:value="-65" calcext:value-type="float">
            <text:p>-65</text:p>
          </table:table-cell>
          <table:table-cell office:value-type="float" office:value="-64.2" calcext:value-type="float">
            <text:p>-64,2</text:p>
          </table:table-cell>
          <table:table-cell office:value-type="float" office:value="-63.3" calcext:value-type="float">
            <text:p>-63,3</text:p>
          </table:table-cell>
          <table:table-cell office:value-type="float" office:value="-63.5" calcext:value-type="float">
            <text:p>-63,5</text:p>
          </table:table-cell>
          <table:table-cell office:value-type="float" office:value="-63.6" calcext:value-type="float">
            <text:p>-63,6</text:p>
          </table:table-cell>
          <table:table-cell office:value-type="float" office:value="-63.4" calcext:value-type="float">
            <text:p>-63,4</text:p>
          </table:table-cell>
          <table:table-cell office:value-type="float" office:value="-63.2" calcext:value-type="float">
            <text:p>-63,2</text:p>
          </table:table-cell>
          <table:table-cell office:value-type="float" office:value="-63.6" calcext:value-type="float">
            <text:p>-63,6</text:p>
          </table:table-cell>
          <table:table-cell office:value-type="float" office:value="-63.9" calcext:value-type="float">
            <text:p>-63,9</text:p>
          </table:table-cell>
          <table:table-cell table:number-columns-repeated="2" office:value-type="float" office:value="-64.2" calcext:value-type="float">
            <text:p>-64,2</text:p>
          </table:table-cell>
          <table:table-cell table:number-columns-repeated="2" office:value-type="float" office:value="-64" calcext:value-type="float">
            <text:p>-64</text:p>
          </table:table-cell>
          <table:table-cell table:number-columns-repeated="3" office:value-type="float" office:value="-63.9" calcext:value-type="float">
            <text:p>-63,9</text:p>
          </table:table-cell>
          <table:table-cell table:number-columns-repeated="3" office:value-type="float" office:value="-64" calcext:value-type="float">
            <text:p>-64</text:p>
          </table:table-cell>
          <table:table-cell office:value-type="float" office:value="-64.1" calcext:value-type="float">
            <text:p>-64,1</text:p>
          </table:table-cell>
          <table:table-cell office:value-type="float" office:value="-65" calcext:value-type="float">
            <text:p>-65</text:p>
          </table:table-cell>
          <table:table-cell office:value-type="float" office:value="-66.4" calcext:value-type="float">
            <text:p>-66,4</text:p>
          </table:table-cell>
          <table:table-cell office:value-type="float" office:value="-67.1" calcext:value-type="float">
            <text:p>-67,1</text:p>
          </table:table-cell>
          <table:table-cell office:value-type="float" office:value="-67.5" calcext:value-type="float">
            <text:p>-67,5</text:p>
          </table:table-cell>
          <table:table-cell office:value-type="float" office:value="-68.4" calcext:value-type="float">
            <text:p>-68,4</text:p>
          </table:table-cell>
          <table:table-cell office:value-type="float" office:value="-68.9" calcext:value-type="float">
            <text:p>-68,9</text:p>
          </table:table-cell>
          <table:table-cell office:value-type="float" office:value="-68.2" calcext:value-type="float">
            <text:p>-68,2</text:p>
          </table:table-cell>
          <table:table-cell office:value-type="float" office:value="-66.8" calcext:value-type="float">
            <text:p>-66,8</text:p>
          </table:table-cell>
          <table:table-cell office:value-type="float" office:value="-65.8" calcext:value-type="float">
            <text:p>-65,8</text:p>
          </table:table-cell>
          <table:table-cell office:value-type="float" office:value="-65.3" calcext:value-type="float">
            <text:p>-65,3</text:p>
          </table:table-cell>
          <table:table-cell table:number-columns-repeated="2" office:value-type="float" office:value="-64.7" calcext:value-type="float">
            <text:p>-64,7</text:p>
          </table:table-cell>
          <table:table-cell office:value-type="float" office:value="-64.5" calcext:value-type="float">
            <text:p>-64,5</text:p>
          </table:table-cell>
          <table:table-cell office:value-type="float" office:value="-64.8" calcext:value-type="float">
            <text:p>-64,8</text:p>
          </table:table-cell>
          <table:table-cell office:value-type="float" office:value="-65.1" calcext:value-type="float">
            <text:p>-65,1</text:p>
          </table:table-cell>
          <table:table-cell office:value-type="float" office:value="-65.2" calcext:value-type="float">
            <text:p>-65,2</text:p>
          </table:table-cell>
          <table:table-cell office:value-type="float" office:value="-65.5" calcext:value-type="float">
            <text:p>-65,5</text:p>
          </table:table-cell>
          <table:table-cell office:value-type="float" office:value="-66" calcext:value-type="float">
            <text:p>-66</text:p>
          </table:table-cell>
          <table:table-cell office:value-type="float" office:value="-65.8" calcext:value-type="float">
            <text:p>-65,8</text:p>
          </table:table-cell>
          <table:table-cell office:value-type="float" office:value="-65.5" calcext:value-type="float">
            <text:p>-65,5</text:p>
          </table:table-cell>
          <table:table-cell office:value-type="float" office:value="-66" calcext:value-type="float">
            <text:p>-66</text:p>
          </table:table-cell>
          <table:table-cell office:value-type="float" office:value="-66.3" calcext:value-type="float">
            <text:p>-66,3</text:p>
          </table:table-cell>
          <table:table-cell office:value-type="float" office:value="-66.1" calcext:value-type="float">
            <text:p>-66,1</text:p>
          </table:table-cell>
          <table:table-cell office:value-type="float" office:value="-66" calcext:value-type="float">
            <text:p>-66</text:p>
          </table:table-cell>
          <table:table-cell office:value-type="float" office:value="-65.6" calcext:value-type="float">
            <text:p>-65,6</text:p>
          </table:table-cell>
          <table:table-cell office:value-type="float" office:value="-66.4" calcext:value-type="float">
            <text:p>-66,4</text:p>
          </table:table-cell>
          <table:table-cell office:value-type="float" office:value="-67.3" calcext:value-type="float">
            <text:p>-67,3</text:p>
          </table:table-cell>
          <table:table-cell office:value-type="float" office:value="-68.77778" calcext:value-type="float">
            <text:p>-68,77778</text:p>
          </table:table-cell>
          <table:table-cell office:value-type="float" office:value="-70.2" calcext:value-type="float">
            <text:p>-70,2</text:p>
          </table:table-cell>
          <table:table-cell table:number-columns-repeated="964"/>
        </table:table-row>
        <table:table-row table:style-name="ro8">
          <table:table-cell/>
          <table:table-cell office:value-type="float" office:value="10" calcext:value-type="float">
            <text:p>10</text:p>
          </table:table-cell>
          <table:table-cell office:value-type="time" office:time-value="PT12H30M00S" calcext:value-type="time">
            <text:p>12:30:00</text:p>
          </table:table-cell>
          <table:table-cell office:value-type="string" calcext:value-type="string">
            <text:p>"B1 (1)"</text:p>
          </table:table-cell>
          <table:table-cell office:value-type="string" calcext:value-type="string">
            <text:p>"CB:5D:42:C1:F7:36"</text:p>
          </table:table-cell>
          <table:table-cell office:value-type="float" office:value="-66.2" calcext:value-type="float">
            <text:p>-66,2</text:p>
          </table:table-cell>
          <table:table-cell office:value-type="float" office:value="-64" calcext:value-type="float">
            <text:p>-64</text:p>
          </table:table-cell>
          <table:table-cell office:value-type="float" office:value="-63.9" calcext:value-type="float">
            <text:p>-63,9</text:p>
          </table:table-cell>
          <table:table-cell office:value-type="float" office:value="-63.7" calcext:value-type="float">
            <text:p>-63,7</text:p>
          </table:table-cell>
          <table:table-cell office:value-type="float" office:value="-63.8" calcext:value-type="float">
            <text:p>-63,8</text:p>
          </table:table-cell>
          <table:table-cell office:value-type="float" office:value="-67" calcext:value-type="float">
            <text:p>-67</text:p>
          </table:table-cell>
          <table:table-cell office:value-type="float" office:value="-69.6" calcext:value-type="float">
            <text:p>-69,6</text:p>
          </table:table-cell>
          <table:table-cell office:value-type="float" office:value="-69.9" calcext:value-type="float">
            <text:p>-69,9</text:p>
          </table:table-cell>
          <table:table-cell office:value-type="float" office:value="-70.2" calcext:value-type="float">
            <text:p>-70,2</text:p>
          </table:table-cell>
          <table:table-cell office:value-type="float" office:value="-70.4" calcext:value-type="float">
            <text:p>-70,4</text:p>
          </table:table-cell>
          <table:table-cell table:number-columns-repeated="2" office:value-type="float" office:value="-70.5" calcext:value-type="float">
            <text:p>-70,5</text:p>
          </table:table-cell>
          <table:table-cell table:number-columns-repeated="2" office:value-type="float" office:value="-70.3" calcext:value-type="float">
            <text:p>-70,3</text:p>
          </table:table-cell>
          <table:table-cell office:value-type="float" office:value="-71.2" calcext:value-type="float">
            <text:p>-71,2</text:p>
          </table:table-cell>
          <table:table-cell office:value-type="float" office:value="-72.6" calcext:value-type="float">
            <text:p>-72,6</text:p>
          </table:table-cell>
          <table:table-cell table:number-columns-repeated="2" office:value-type="float" office:value="-72.7" calcext:value-type="float">
            <text:p>-72,7</text:p>
          </table:table-cell>
          <table:table-cell office:value-type="float" office:value="-73.5" calcext:value-type="float">
            <text:p>-73,5</text:p>
          </table:table-cell>
          <table:table-cell office:value-type="float" office:value="-74.5" calcext:value-type="float">
            <text:p>-74,5</text:p>
          </table:table-cell>
          <table:table-cell office:value-type="float" office:value="-76.5" calcext:value-type="float">
            <text:p>-76,5</text:p>
          </table:table-cell>
          <table:table-cell office:value-type="float" office:value="-79.1" calcext:value-type="float">
            <text:p>-79,1</text:p>
          </table:table-cell>
          <table:table-cell office:value-type="float" office:value="-79.4" calcext:value-type="float">
            <text:p>-79,4</text:p>
          </table:table-cell>
          <table:table-cell office:value-type="float" office:value="-77.8" calcext:value-type="float">
            <text:p>-77,8</text:p>
          </table:table-cell>
          <table:table-cell office:value-type="float" office:value="-74.7" calcext:value-type="float">
            <text:p>-74,7</text:p>
          </table:table-cell>
          <table:table-cell office:value-type="float" office:value="-68.1" calcext:value-type="float">
            <text:p>-68,1</text:p>
          </table:table-cell>
          <table:table-cell office:value-type="float" office:value="-64.4" calcext:value-type="float">
            <text:p>-64,4</text:p>
          </table:table-cell>
          <table:table-cell office:value-type="float" office:value="-64.7" calcext:value-type="float">
            <text:p>-64,7</text:p>
          </table:table-cell>
          <table:table-cell table:number-columns-repeated="2" office:value-type="float" office:value="-65" calcext:value-type="float">
            <text:p>-65</text:p>
          </table:table-cell>
          <table:table-cell office:value-type="float" office:value="-64.9" calcext:value-type="float">
            <text:p>-64,9</text:p>
          </table:table-cell>
          <table:table-cell table:number-columns-repeated="2" office:value-type="float" office:value="-64.7" calcext:value-type="float">
            <text:p>-64,7</text:p>
          </table:table-cell>
          <table:table-cell office:value-type="float" office:value="-65" calcext:value-type="float">
            <text:p>-65</text:p>
          </table:table-cell>
          <table:table-cell office:value-type="float" office:value="-66.1" calcext:value-type="float">
            <text:p>-66,1</text:p>
          </table:table-cell>
          <table:table-cell office:value-type="float" office:value="-68.3" calcext:value-type="float">
            <text:p>-68,3</text:p>
          </table:table-cell>
          <table:table-cell office:value-type="float" office:value="-70.3" calcext:value-type="float">
            <text:p>-70,3</text:p>
          </table:table-cell>
          <table:table-cell office:value-type="float" office:value="-69.7" calcext:value-type="float">
            <text:p>-69,7</text:p>
          </table:table-cell>
          <table:table-cell office:value-type="float" office:value="-68.9" calcext:value-type="float">
            <text:p>-68,9</text:p>
          </table:table-cell>
          <table:table-cell office:value-type="float" office:value="-67.9" calcext:value-type="float">
            <text:p>-67,9</text:p>
          </table:table-cell>
          <table:table-cell office:value-type="float" office:value="-66.111115" calcext:value-type="float">
            <text:p>-66,111115</text:p>
          </table:table-cell>
          <table:table-cell office:value-type="float" office:value="-65.25" calcext:value-type="float">
            <text:p>-65,25</text:p>
          </table:table-cell>
          <table:table-cell table:number-columns-repeated="977"/>
        </table:table-row>
        <table:table-row table:style-name="ro8">
          <table:table-cell/>
          <table:table-cell office:value-type="float" office:value="12.5" calcext:value-type="float">
            <text:p>12,5</text:p>
          </table:table-cell>
          <table:table-cell office:value-type="time" office:time-value="PT12H29M00S" calcext:value-type="time">
            <text:p>12:29:00</text:p>
          </table:table-cell>
          <table:table-cell office:value-type="string" calcext:value-type="string">
            <text:p>"B1 (1)"</text:p>
          </table:table-cell>
          <table:table-cell office:value-type="string" calcext:value-type="string">
            <text:p>"CB:5D:42:C1:F7:36"</text:p>
          </table:table-cell>
          <table:table-cell office:value-type="float" office:value="-67.9" calcext:value-type="float">
            <text:p>-67,9</text:p>
          </table:table-cell>
          <table:table-cell office:value-type="float" office:value="-68.3" calcext:value-type="float">
            <text:p>-68,3</text:p>
          </table:table-cell>
          <table:table-cell office:value-type="float" office:value="-68.1" calcext:value-type="float">
            <text:p>-68,1</text:p>
          </table:table-cell>
          <table:table-cell table:number-columns-repeated="3" office:value-type="float" office:value="-67.7" calcext:value-type="float">
            <text:p>-67,7</text:p>
          </table:table-cell>
          <table:table-cell office:value-type="float" office:value="-67.8" calcext:value-type="float">
            <text:p>-67,8</text:p>
          </table:table-cell>
          <table:table-cell office:value-type="float" office:value="-68.4" calcext:value-type="float">
            <text:p>-68,4</text:p>
          </table:table-cell>
          <table:table-cell office:value-type="float" office:value="-68.6" calcext:value-type="float">
            <text:p>-68,6</text:p>
          </table:table-cell>
          <table:table-cell office:value-type="float" office:value="-68.8" calcext:value-type="float">
            <text:p>-68,8</text:p>
          </table:table-cell>
          <table:table-cell office:value-type="float" office:value="-68.7" calcext:value-type="float">
            <text:p>-68,7</text:p>
          </table:table-cell>
          <table:table-cell office:value-type="float" office:value="-68.3" calcext:value-type="float">
            <text:p>-68,3</text:p>
          </table:table-cell>
          <table:table-cell office:value-type="float" office:value="-68" calcext:value-type="float">
            <text:p>-68</text:p>
          </table:table-cell>
          <table:table-cell office:value-type="float" office:value="-67.7" calcext:value-type="float">
            <text:p>-67,7</text:p>
          </table:table-cell>
          <table:table-cell office:value-type="float" office:value="-69.7" calcext:value-type="float">
            <text:p>-69,7</text:p>
          </table:table-cell>
          <table:table-cell office:value-type="float" office:value="-72.6" calcext:value-type="float">
            <text:p>-72,6</text:p>
          </table:table-cell>
          <table:table-cell table:number-columns-repeated="2" office:value-type="float" office:value="-75" calcext:value-type="float">
            <text:p>-75</text:p>
          </table:table-cell>
          <table:table-cell office:value-type="float" office:value="-74.7" calcext:value-type="float">
            <text:p>-74,7</text:p>
          </table:table-cell>
          <table:table-cell office:value-type="float" office:value="-74.3" calcext:value-type="float">
            <text:p>-74,3</text:p>
          </table:table-cell>
          <table:table-cell office:value-type="float" office:value="-74.2" calcext:value-type="float">
            <text:p>-74,2</text:p>
          </table:table-cell>
          <table:table-cell office:value-type="float" office:value="-74.3" calcext:value-type="float">
            <text:p>-74,3</text:p>
          </table:table-cell>
          <table:table-cell office:value-type="float" office:value="-73.8" calcext:value-type="float">
            <text:p>-73,8</text:p>
          </table:table-cell>
          <table:table-cell office:value-type="float" office:value="-73.2" calcext:value-type="float">
            <text:p>-73,2</text:p>
          </table:table-cell>
          <table:table-cell office:value-type="float" office:value="-72.1" calcext:value-type="float">
            <text:p>-72,1</text:p>
          </table:table-cell>
          <table:table-cell office:value-type="float" office:value="-69.3" calcext:value-type="float">
            <text:p>-69,3</text:p>
          </table:table-cell>
          <table:table-cell table:number-columns-repeated="2" office:value-type="float" office:value="-67.2" calcext:value-type="float">
            <text:p>-67,2</text:p>
          </table:table-cell>
          <table:table-cell table:number-columns-repeated="2" office:value-type="float" office:value="-67.3" calcext:value-type="float">
            <text:p>-67,3</text:p>
          </table:table-cell>
          <table:table-cell office:value-type="float" office:value="-67.6" calcext:value-type="float">
            <text:p>-67,6</text:p>
          </table:table-cell>
          <table:table-cell office:value-type="float" office:value="-68.2" calcext:value-type="float">
            <text:p>-68,2</text:p>
          </table:table-cell>
          <table:table-cell table:number-columns-repeated="2" office:value-type="float" office:value="-68.7" calcext:value-type="float">
            <text:p>-68,7</text:p>
          </table:table-cell>
          <table:table-cell office:value-type="float" office:value="-67.4" calcext:value-type="float">
            <text:p>-67,4</text:p>
          </table:table-cell>
          <table:table-cell office:value-type="float" office:value="-65.6" calcext:value-type="float">
            <text:p>-65,6</text:p>
          </table:table-cell>
          <table:table-cell office:value-type="float" office:value="-65.8" calcext:value-type="float">
            <text:p>-65,8</text:p>
          </table:table-cell>
          <table:table-cell office:value-type="float" office:value="-67.111115" calcext:value-type="float">
            <text:p>-67,111115</text:p>
          </table:table-cell>
          <table:table-cell office:value-type="float" office:value="-68" calcext:value-type="float">
            <text:p>-68</text:p>
          </table:table-cell>
          <table:table-cell table:number-columns-repeated="980"/>
        </table:table-row>
        <table:table-row table:style-name="ro8">
          <table:table-cell/>
          <table:table-cell office:value-type="float" office:value="15" calcext:value-type="float">
            <text:p>15</text:p>
          </table:table-cell>
          <table:table-cell office:value-type="time" office:time-value="PT12H28M00S" calcext:value-type="time">
            <text:p>12:28: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office:value-type="float" office:value="-83.1" calcext:value-type="float">
            <text:p>-83,1</text:p>
          </table:table-cell>
          <table:table-cell office:value-type="float" office:value="-86.7" calcext:value-type="float">
            <text:p>-86,7</text:p>
          </table:table-cell>
          <table:table-cell office:value-type="float" office:value="-85.1" calcext:value-type="float">
            <text:p>-85,1</text:p>
          </table:table-cell>
          <table:table-cell office:value-type="float" office:value="-82.4" calcext:value-type="float">
            <text:p>-82,4</text:p>
          </table:table-cell>
          <table:table-cell office:value-type="float" office:value="-82.5" calcext:value-type="float">
            <text:p>-82,5</text:p>
          </table:table-cell>
          <table:table-cell office:value-type="float" office:value="-82.7" calcext:value-type="float">
            <text:p>-82,7</text:p>
          </table:table-cell>
          <table:table-cell office:value-type="float" office:value="-80.5" calcext:value-type="float">
            <text:p>-80,5</text:p>
          </table:table-cell>
          <table:table-cell office:value-type="float" office:value="-77.4" calcext:value-type="float">
            <text:p>-77,4</text:p>
          </table:table-cell>
          <table:table-cell office:value-type="float" office:value="-75" calcext:value-type="float">
            <text:p>-75</text:p>
          </table:table-cell>
          <table:table-cell office:value-type="float" office:value="-74.9" calcext:value-type="float">
            <text:p>-74,9</text:p>
          </table:table-cell>
          <table:table-cell office:value-type="float" office:value="-74.7" calcext:value-type="float">
            <text:p>-74,7</text:p>
          </table:table-cell>
          <table:table-cell office:value-type="float" office:value="-74.8" calcext:value-type="float">
            <text:p>-74,8</text:p>
          </table:table-cell>
          <table:table-cell office:value-type="float" office:value="-74.9" calcext:value-type="float">
            <text:p>-74,9</text:p>
          </table:table-cell>
          <table:table-cell table:number-columns-repeated="3" office:value-type="float" office:value="-75.1" calcext:value-type="float">
            <text:p>-75,1</text:p>
          </table:table-cell>
          <table:table-cell office:value-type="float" office:value="-73.9" calcext:value-type="float">
            <text:p>-73,9</text:p>
          </table:table-cell>
          <table:table-cell office:value-type="float" office:value="-70.6" calcext:value-type="float">
            <text:p>-70,6</text:p>
          </table:table-cell>
          <table:table-cell office:value-type="float" office:value="-68.6" calcext:value-type="float">
            <text:p>-68,6</text:p>
          </table:table-cell>
          <table:table-cell office:value-type="float" office:value="-69" calcext:value-type="float">
            <text:p>-69</text:p>
          </table:table-cell>
          <table:table-cell office:value-type="float" office:value="-69.3" calcext:value-type="float">
            <text:p>-69,3</text:p>
          </table:table-cell>
          <table:table-cell office:value-type="float" office:value="-69.2" calcext:value-type="float">
            <text:p>-69,2</text:p>
          </table:table-cell>
          <table:table-cell table:number-columns-repeated="3" office:value-type="float" office:value="-69" calcext:value-type="float">
            <text:p>-69</text:p>
          </table:table-cell>
          <table:table-cell office:value-type="float" office:value="-68.7" calcext:value-type="float">
            <text:p>-68,7</text:p>
          </table:table-cell>
          <table:table-cell office:value-type="float" office:value="-73.2" calcext:value-type="float">
            <text:p>-73,2</text:p>
          </table:table-cell>
          <table:table-cell office:value-type="float" office:value="-81.9" calcext:value-type="float">
            <text:p>-81,9</text:p>
          </table:table-cell>
          <table:table-cell office:value-type="float" office:value="-86.4" calcext:value-type="float">
            <text:p>-86,4</text:p>
          </table:table-cell>
          <table:table-cell office:value-type="float" office:value="-86.8" calcext:value-type="float">
            <text:p>-86,8</text:p>
          </table:table-cell>
          <table:table-cell office:value-type="float" office:value="-86.9" calcext:value-type="float">
            <text:p>-86,9</text:p>
          </table:table-cell>
          <table:table-cell office:value-type="float" office:value="-87.5" calcext:value-type="float">
            <text:p>-87,5</text:p>
          </table:table-cell>
          <table:table-cell office:value-type="float" office:value="-88.6" calcext:value-type="float">
            <text:p>-88,6</text:p>
          </table:table-cell>
          <table:table-cell office:value-type="float" office:value="-89.1" calcext:value-type="float">
            <text:p>-89,1</text:p>
          </table:table-cell>
          <table:table-cell office:value-type="float" office:value="-88.8" calcext:value-type="float">
            <text:p>-88,8</text:p>
          </table:table-cell>
          <table:table-cell office:value-type="float" office:value="-88.1" calcext:value-type="float">
            <text:p>-88,1</text:p>
          </table:table-cell>
          <table:table-cell office:value-type="float" office:value="-85.2" calcext:value-type="float">
            <text:p>-85,2</text:p>
          </table:table-cell>
          <table:table-cell office:value-type="float" office:value="-81.1" calcext:value-type="float">
            <text:p>-81,1</text:p>
          </table:table-cell>
          <table:table-cell office:value-type="float" office:value="-77.9" calcext:value-type="float">
            <text:p>-77,9</text:p>
          </table:table-cell>
          <table:table-cell office:value-type="float" office:value="-75.1" calcext:value-type="float">
            <text:p>-75,1</text:p>
          </table:table-cell>
          <table:table-cell office:value-type="float" office:value="-73.8" calcext:value-type="float">
            <text:p>-73,8</text:p>
          </table:table-cell>
          <table:table-cell office:value-type="float" office:value="-72.9" calcext:value-type="float">
            <text:p>-72,9</text:p>
          </table:table-cell>
          <table:table-cell office:value-type="float" office:value="-72.8" calcext:value-type="float">
            <text:p>-72,8</text:p>
          </table:table-cell>
          <table:table-cell office:value-type="float" office:value="-73.1" calcext:value-type="float">
            <text:p>-73,1</text:p>
          </table:table-cell>
          <table:table-cell office:value-type="float" office:value="-73.9" calcext:value-type="float">
            <text:p>-73,9</text:p>
          </table:table-cell>
          <table:table-cell office:value-type="float" office:value="-75.6" calcext:value-type="float">
            <text:p>-75,6</text:p>
          </table:table-cell>
          <table:table-cell office:value-type="float" office:value="-77.3" calcext:value-type="float">
            <text:p>-77,3</text:p>
          </table:table-cell>
          <table:table-cell office:value-type="float" office:value="-76.55556" calcext:value-type="float">
            <text:p>-76,55556</text:p>
          </table:table-cell>
          <table:table-cell office:value-type="float" office:value="-75.25" calcext:value-type="float">
            <text:p>-75,25</text:p>
          </table:table-cell>
          <table:table-cell table:number-columns-repeated="969"/>
        </table:table-row>
        <table:table-row table:style-name="ro8">
          <table:table-cell/>
          <table:table-cell office:value-type="float" office:value="20" calcext:value-type="float">
            <text:p>20</text:p>
          </table:table-cell>
          <table:table-cell office:value-type="time" office:time-value="PT12H27M00S" calcext:value-type="time">
            <text:p>12: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7" calcext:value-type="float">
            <text:p>-79,7</text:p>
          </table:table-cell>
          <table:table-cell office:value-type="float" office:value="-80" calcext:value-type="float">
            <text:p>-80</text:p>
          </table:table-cell>
          <table:table-cell office:value-type="float" office:value="-80.6" calcext:value-type="float">
            <text:p>-80,6</text:p>
          </table:table-cell>
          <table:table-cell office:value-type="float" office:value="-79.8" calcext:value-type="float">
            <text:p>-79,8</text:p>
          </table:table-cell>
          <table:table-cell office:value-type="float" office:value="-78.3" calcext:value-type="float">
            <text:p>-78,3</text:p>
          </table:table-cell>
          <table:table-cell office:value-type="float" office:value="-77.9" calcext:value-type="float">
            <text:p>-77,9</text:p>
          </table:table-cell>
          <table:table-cell office:value-type="float" office:value="-77.6" calcext:value-type="float">
            <text:p>-77,6</text:p>
          </table:table-cell>
          <table:table-cell office:value-type="float" office:value="-77.3" calcext:value-type="float">
            <text:p>-77,3</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table:number-columns-repeated="2" office:value-type="float" office:value="-78.6" calcext:value-type="float">
            <text:p>-78,6</text:p>
          </table:table-cell>
          <table:table-cell office:value-type="float" office:value="-76.4" calcext:value-type="float">
            <text:p>-76,4</text:p>
          </table:table-cell>
          <table:table-cell office:value-type="float" office:value="-74.5" calcext:value-type="float">
            <text:p>-74,5</text:p>
          </table:table-cell>
          <table:table-cell office:value-type="float" office:value="-73.6" calcext:value-type="float">
            <text:p>-73,6</text:p>
          </table:table-cell>
          <table:table-cell table:number-columns-repeated="2" office:value-type="float" office:value="-73.9" calcext:value-type="float">
            <text:p>-73,9</text:p>
          </table:table-cell>
          <table:table-cell office:value-type="float" office:value="-74.2" calcext:value-type="float">
            <text:p>-74,2</text:p>
          </table:table-cell>
          <table:table-cell office:value-type="float" office:value="-74.5" calcext:value-type="float">
            <text:p>-74,5</text:p>
          </table:table-cell>
          <table:table-cell office:value-type="float" office:value="-74.2" calcext:value-type="float">
            <text:p>-74,2</text:p>
          </table:table-cell>
          <table:table-cell table:number-columns-repeated="2" office:value-type="float" office:value="-74.1" calcext:value-type="float">
            <text:p>-74,1</text:p>
          </table:table-cell>
          <table:table-cell office:value-type="float" office:value="-78.5" calcext:value-type="float">
            <text:p>-78,5</text:p>
          </table:table-cell>
          <table:table-cell office:value-type="float" office:value="-84.1" calcext:value-type="float">
            <text:p>-84,1</text:p>
          </table:table-cell>
          <table:table-cell office:value-type="float" office:value="-85.3" calcext:value-type="float">
            <text:p>-85,3</text:p>
          </table:table-cell>
          <table:table-cell office:value-type="float" office:value="-85" calcext:value-type="float">
            <text:p>-85</text:p>
          </table:table-cell>
          <table:table-cell office:value-type="float" office:value="-83.7" calcext:value-type="float">
            <text:p>-83,7</text:p>
          </table:table-cell>
          <table:table-cell office:value-type="float" office:value="-83.2" calcext:value-type="float">
            <text:p>-83,2</text:p>
          </table:table-cell>
          <table:table-cell office:value-type="float" office:value="-83.9" calcext:value-type="float">
            <text:p>-83,9</text:p>
          </table:table-cell>
          <table:table-cell office:value-type="float" office:value="-83.5" calcext:value-type="float">
            <text:p>-83,5</text:p>
          </table:table-cell>
          <table:table-cell office:value-type="float" office:value="-83.1" calcext:value-type="float">
            <text:p>-83,1</text:p>
          </table:table-cell>
          <table:table-cell office:value-type="float" office:value="-82.8" calcext:value-type="float">
            <text:p>-82,8</text:p>
          </table:table-cell>
          <table:table-cell office:value-type="float" office:value="-80.2" calcext:value-type="float">
            <text:p>-80,2</text:p>
          </table:table-cell>
          <table:table-cell table:number-columns-repeated="2" office:value-type="float" office:value="-77.4" calcext:value-type="float">
            <text:p>-77,4</text:p>
          </table:table-cell>
          <table:table-cell office:value-type="float" office:value="-78.1" calcext:value-type="float">
            <text:p>-78,1</text:p>
          </table:table-cell>
          <table:table-cell office:value-type="float" office:value="-78.5" calcext:value-type="float">
            <text:p>-78,5</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7.9" calcext:value-type="float">
            <text:p>-77,9</text:p>
          </table:table-cell>
          <table:table-cell office:value-type="float" office:value="-77.4" calcext:value-type="float">
            <text:p>-77,4</text:p>
          </table:table-cell>
          <table:table-cell office:value-type="float" office:value="-75.6" calcext:value-type="float">
            <text:p>-75,6</text:p>
          </table:table-cell>
          <table:table-cell office:value-type="float" office:value="-73.5" calcext:value-type="float">
            <text:p>-73,5</text:p>
          </table:table-cell>
          <table:table-cell office:value-type="float" office:value="-72.2" calcext:value-type="float">
            <text:p>-72,2</text:p>
          </table:table-cell>
          <table:table-cell office:value-type="float" office:value="-72.333336" calcext:value-type="float">
            <text:p>-72,333336</text:p>
          </table:table-cell>
          <table:table-cell office:value-type="float" office:value="-72" calcext:value-type="float">
            <text:p>-72</text:p>
          </table:table-cell>
          <table:table-cell table:number-columns-repeated="970"/>
        </table:table-row>
        <table:table-row table:style-name="ro8">
          <table:table-cell/>
          <table:table-cell office:value-type="float" office:value="25" calcext:value-type="float">
            <text:p>25</text:p>
          </table:table-cell>
          <table:table-cell office:value-type="time" office:time-value="PT12H26M00S" calcext:value-type="time">
            <text:p>12:26:00</text:p>
          </table:table-cell>
          <table:table-cell office:value-type="string" calcext:value-type="string">
            <text:p>"B1 (1)"</text:p>
          </table:table-cell>
          <table:table-cell office:value-type="string" calcext:value-type="string">
            <text:p>"CB:5D:42:C1:F7:36"</text:p>
          </table:table-cell>
          <table:table-cell office:value-type="float" office:value="-80.6" calcext:value-type="float">
            <text:p>-80,6</text:p>
          </table:table-cell>
          <table:table-cell office:value-type="float" office:value="-88.1" calcext:value-type="float">
            <text:p>-88,1</text:p>
          </table:table-cell>
          <table:table-cell office:value-type="float" office:value="-93.1" calcext:value-type="float">
            <text:p>-93,1</text:p>
          </table:table-cell>
          <table:table-cell office:value-type="float" office:value="-96.6" calcext:value-type="float">
            <text:p>-96,6</text:p>
          </table:table-cell>
          <table:table-cell office:value-type="float" office:value="-95.1" calcext:value-type="float">
            <text:p>-95,1</text:p>
          </table:table-cell>
          <table:table-cell office:value-type="float" office:value="-91.5" calcext:value-type="float">
            <text:p>-91,5</text:p>
          </table:table-cell>
          <table:table-cell office:value-type="float" office:value="-89.4" calcext:value-type="float">
            <text:p>-89,4</text:p>
          </table:table-cell>
          <table:table-cell office:value-type="float" office:value="-86.9" calcext:value-type="float">
            <text:p>-86,9</text:p>
          </table:table-cell>
          <table:table-cell office:value-type="float" office:value="-85.5" calcext:value-type="float">
            <text:p>-85,5</text:p>
          </table:table-cell>
          <table:table-cell office:value-type="float" office:value="-86.3" calcext:value-type="float">
            <text:p>-86,3</text:p>
          </table:table-cell>
          <table:table-cell office:value-type="float" office:value="-88" calcext:value-type="float">
            <text:p>-88</text:p>
          </table:table-cell>
          <table:table-cell office:value-type="float" office:value="-89.7" calcext:value-type="float">
            <text:p>-89,7</text:p>
          </table:table-cell>
          <table:table-cell office:value-type="float" office:value="-88.9" calcext:value-type="float">
            <text:p>-88,9</text:p>
          </table:table-cell>
          <table:table-cell office:value-type="float" office:value="-87.7" calcext:value-type="float">
            <text:p>-87,7</text:p>
          </table:table-cell>
          <table:table-cell office:value-type="float" office:value="-86.9" calcext:value-type="float">
            <text:p>-86,9</text:p>
          </table:table-cell>
          <table:table-cell office:value-type="float" office:value="-86.7" calcext:value-type="float">
            <text:p>-86,7</text:p>
          </table:table-cell>
          <table:table-cell office:value-type="float" office:value="-87.5" calcext:value-type="float">
            <text:p>-87,5</text:p>
          </table:table-cell>
          <table:table-cell table:number-columns-repeated="2" office:value-type="float" office:value="-88.2" calcext:value-type="float">
            <text:p>-88,2</text:p>
          </table:table-cell>
          <table:table-cell office:value-type="float" office:value="-87.7" calcext:value-type="float">
            <text:p>-87,7</text:p>
          </table:table-cell>
          <table:table-cell office:value-type="float" office:value="-86.5" calcext:value-type="float">
            <text:p>-86,5</text:p>
          </table:table-cell>
          <table:table-cell office:value-type="float" office:value="-83.2" calcext:value-type="float">
            <text:p>-83,2</text:p>
          </table:table-cell>
          <table:table-cell office:value-type="float" office:value="-82.5" calcext:value-type="float">
            <text:p>-82,5</text:p>
          </table:table-cell>
          <table:table-cell office:value-type="float" office:value="-83.1" calcext:value-type="float">
            <text:p>-83,1</text:p>
          </table:table-cell>
          <table:table-cell office:value-type="float" office:value="-84.6" calcext:value-type="float">
            <text:p>-84,6</text:p>
          </table:table-cell>
          <table:table-cell office:value-type="float" office:value="-85.5" calcext:value-type="float">
            <text:p>-85,5</text:p>
          </table:table-cell>
          <table:table-cell office:value-type="float" office:value="-85" calcext:value-type="float">
            <text:p>-85</text:p>
          </table:table-cell>
          <table:table-cell office:value-type="float" office:value="-84.2" calcext:value-type="float">
            <text:p>-84,2</text:p>
          </table:table-cell>
          <table:table-cell office:value-type="float" office:value="-83.4" calcext:value-type="float">
            <text:p>-83,4</text:p>
          </table:table-cell>
          <table:table-cell office:value-type="float" office:value="-82.8" calcext:value-type="float">
            <text:p>-82,8</text:p>
          </table:table-cell>
          <table:table-cell office:value-type="float" office:value="-83.3" calcext:value-type="float">
            <text:p>-83,3</text:p>
          </table:table-cell>
          <table:table-cell office:value-type="float" office:value="-84.3" calcext:value-type="float">
            <text:p>-84,3</text:p>
          </table:table-cell>
          <table:table-cell office:value-type="float" office:value="-84.5" calcext:value-type="float">
            <text:p>-84,5</text:p>
          </table:table-cell>
          <table:table-cell office:value-type="float" office:value="-84.8" calcext:value-type="float">
            <text:p>-84,8</text:p>
          </table:table-cell>
          <table:table-cell office:value-type="float" office:value="-85.2" calcext:value-type="float">
            <text:p>-85,2</text:p>
          </table:table-cell>
          <table:table-cell office:value-type="float" office:value="-85.7" calcext:value-type="float">
            <text:p>-85,7</text:p>
          </table:table-cell>
          <table:table-cell office:value-type="float" office:value="-86.1" calcext:value-type="float">
            <text:p>-86,1</text:p>
          </table:table-cell>
          <table:table-cell office:value-type="float" office:value="-86" calcext:value-type="float">
            <text:p>-86</text:p>
          </table:table-cell>
          <table:table-cell table:number-columns-repeated="2" office:value-type="float" office:value="-85.6" calcext:value-type="float">
            <text:p>-85,6</text:p>
          </table:table-cell>
          <table:table-cell office:value-type="float" office:value="-87.3" calcext:value-type="float">
            <text:p>-87,3</text:p>
          </table:table-cell>
          <table:table-cell office:value-type="float" office:value="-85.8" calcext:value-type="float">
            <text:p>-85,8</text:p>
          </table:table-cell>
          <table:table-cell office:value-type="float" office:value="-83.7" calcext:value-type="float">
            <text:p>-83,7</text:p>
          </table:table-cell>
          <table:table-cell office:value-type="float" office:value="-85.3" calcext:value-type="float">
            <text:p>-85,3</text:p>
          </table:table-cell>
          <table:table-cell office:value-type="float" office:value="-85" calcext:value-type="float">
            <text:p>-85</text:p>
          </table:table-cell>
          <table:table-cell office:value-type="float" office:value="-86.5" calcext:value-type="float">
            <text:p>-86,5</text:p>
          </table:table-cell>
          <table:table-cell office:value-type="float" office:value="-84.8" calcext:value-type="float">
            <text:p>-84,8</text:p>
          </table:table-cell>
          <table:table-cell office:value-type="float" office:value="-83.6" calcext:value-type="float">
            <text:p>-83,6</text:p>
          </table:table-cell>
          <table:table-cell office:value-type="float" office:value="-83.2" calcext:value-type="float">
            <text:p>-83,2</text:p>
          </table:table-cell>
          <table:table-cell office:value-type="float" office:value="-80.6" calcext:value-type="float">
            <text:p>-80,6</text:p>
          </table:table-cell>
          <table:table-cell office:value-type="float" office:value="-78.8" calcext:value-type="float">
            <text:p>-78,8</text:p>
          </table:table-cell>
          <table:table-cell office:value-type="float" office:value="-79" calcext:value-type="float">
            <text:p>-79</text:p>
          </table:table-cell>
          <table:table-cell office:value-type="float" office:value="-80.1" calcext:value-type="float">
            <text:p>-80,1</text:p>
          </table:table-cell>
          <table:table-cell office:value-type="float" office:value="-81" calcext:value-type="float">
            <text:p>-81</text:p>
          </table:table-cell>
          <table:table-cell table:number-columns-repeated="965"/>
        </table:table-row>
        <table:table-row table:style-name="ro8">
          <table:table-cell/>
          <table:table-cell office:value-type="float" office:value="35" calcext:value-type="float">
            <text:p>35</text:p>
          </table:table-cell>
          <table:table-cell office:value-type="time" office:time-value="PT12H25M00S" calcext:value-type="time">
            <text:p>12:25:00</text:p>
          </table:table-cell>
          <table:table-cell office:value-type="string" calcext:value-type="string">
            <text:p>"B1 (1)"</text:p>
          </table:table-cell>
          <table:table-cell office:value-type="string" calcext:value-type="string">
            <text:p>"CB:5D:42:C1:F7:36"</text:p>
          </table:table-cell>
          <table:table-cell office:value-type="float" office:value="-86.7" calcext:value-type="float">
            <text:p>-86,7</text:p>
          </table:table-cell>
          <table:table-cell office:value-type="float" office:value="-87" calcext:value-type="float">
            <text:p>-87</text:p>
          </table:table-cell>
          <table:table-cell office:value-type="float" office:value="-87.1" calcext:value-type="float">
            <text:p>-87,1</text:p>
          </table:table-cell>
          <table:table-cell office:value-type="float" office:value="-84.8" calcext:value-type="float">
            <text:p>-84,8</text:p>
          </table:table-cell>
          <table:table-cell office:value-type="float" office:value="-82.5" calcext:value-type="float">
            <text:p>-82,5</text:p>
          </table:table-cell>
          <table:table-cell office:value-type="float" office:value="-83.3" calcext:value-type="float">
            <text:p>-83,3</text:p>
          </table:table-cell>
          <table:table-cell office:value-type="float" office:value="-84.2" calcext:value-type="float">
            <text:p>-84,2</text:p>
          </table:table-cell>
          <table:table-cell office:value-type="float" office:value="-84.3" calcext:value-type="float">
            <text:p>-84,3</text:p>
          </table:table-cell>
          <table:table-cell office:value-type="float" office:value="-83.5" calcext:value-type="float">
            <text:p>-83,5</text:p>
          </table:table-cell>
          <table:table-cell office:value-type="float" office:value="-83.2" calcext:value-type="float">
            <text:p>-83,2</text:p>
          </table:table-cell>
          <table:table-cell office:value-type="float" office:value="-84.1" calcext:value-type="float">
            <text:p>-84,1</text:p>
          </table:table-cell>
          <table:table-cell office:value-type="float" office:value="-85.3" calcext:value-type="float">
            <text:p>-85,3</text:p>
          </table:table-cell>
          <table:table-cell office:value-type="float" office:value="-85.7" calcext:value-type="float">
            <text:p>-85,7</text:p>
          </table:table-cell>
          <table:table-cell office:value-type="float" office:value="-87.8" calcext:value-type="float">
            <text:p>-87,8</text:p>
          </table:table-cell>
          <table:table-cell office:value-type="float" office:value="-90" calcext:value-type="float">
            <text:p>-90</text:p>
          </table:table-cell>
          <table:table-cell office:value-type="float" office:value="-88.2" calcext:value-type="float">
            <text:p>-88,2</text:p>
          </table:table-cell>
          <table:table-cell office:value-type="float" office:value="-86.2" calcext:value-type="float">
            <text:p>-86,2</text:p>
          </table:table-cell>
          <table:table-cell office:value-type="float" office:value="-85.4" calcext:value-type="float">
            <text:p>-85,4</text:p>
          </table:table-cell>
          <table:table-cell office:value-type="float" office:value="-85.2" calcext:value-type="float">
            <text:p>-85,2</text:p>
          </table:table-cell>
          <table:table-cell office:value-type="float" office:value="-83.7" calcext:value-type="float">
            <text:p>-83,7</text:p>
          </table:table-cell>
          <table:table-cell office:value-type="float" office:value="-83" calcext:value-type="float">
            <text:p>-83</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2" calcext:value-type="float">
            <text:p>-83,2</text:p>
          </table:table-cell>
          <table:table-cell office:value-type="float" office:value="-83.6" calcext:value-type="float">
            <text:p>-83,6</text:p>
          </table:table-cell>
          <table:table-cell office:value-type="float" office:value="-83.8" calcext:value-type="float">
            <text:p>-83,8</text:p>
          </table:table-cell>
          <table:table-cell office:value-type="float" office:value="-83.3" calcext:value-type="float">
            <text:p>-83,3</text:p>
          </table:table-cell>
          <table:table-cell table:number-columns-repeated="2" office:value-type="float" office:value="-83.7" calcext:value-type="float">
            <text:p>-83,7</text:p>
          </table:table-cell>
          <table:table-cell office:value-type="float" office:value="-82.8" calcext:value-type="float">
            <text:p>-82,8</text:p>
          </table:table-cell>
          <table:table-cell office:value-type="float" office:value="-81.6" calcext:value-type="float">
            <text:p>-81,6</text:p>
          </table:table-cell>
          <table:table-cell office:value-type="float" office:value="-83.7" calcext:value-type="float">
            <text:p>-83,7</text:p>
          </table:table-cell>
          <table:table-cell office:value-type="float" office:value="-90.6" calcext:value-type="float">
            <text:p>-90,6</text:p>
          </table:table-cell>
          <table:table-cell office:value-type="float" office:value="-95.4" calcext:value-type="float">
            <text:p>-95,4</text:p>
          </table:table-cell>
          <table:table-cell office:value-type="float" office:value="-96.1" calcext:value-type="float">
            <text:p>-96,1</text:p>
          </table:table-cell>
          <table:table-cell office:value-type="float" office:value="-95.8" calcext:value-type="float">
            <text:p>-95,8</text:p>
          </table:table-cell>
          <table:table-cell table:number-columns-repeated="2" office:value-type="float" office:value="-96.5" calcext:value-type="float">
            <text:p>-96,5</text:p>
          </table:table-cell>
          <table:table-cell office:value-type="float" office:value="-96" calcext:value-type="float">
            <text:p>-96</text:p>
          </table:table-cell>
          <table:table-cell office:value-type="float" office:value="-94.8" calcext:value-type="float">
            <text:p>-94,8</text:p>
          </table:table-cell>
          <table:table-cell office:value-type="float" office:value="-93" calcext:value-type="float">
            <text:p>-93</text:p>
          </table:table-cell>
          <table:table-cell office:value-type="float" office:value="-90.8" calcext:value-type="float">
            <text:p>-90,8</text:p>
          </table:table-cell>
          <table:table-cell office:value-type="float" office:value="-90.57143" calcext:value-type="float">
            <text:p>-90,57143</text:p>
          </table:table-cell>
          <table:table-cell office:value-type="float" office:value="-90.666664" calcext:value-type="float">
            <text:p>-90,666664</text:p>
          </table:table-cell>
          <table:table-cell table:number-columns-repeated="974"/>
        </table:table-row>
        <table:table-row table:style-name="ro8">
          <table:table-cell/>
          <table:table-cell office:value-type="float" office:value="45" calcext:value-type="float">
            <text:p>45</text:p>
          </table:table-cell>
          <table:table-cell office:value-type="time" office:time-value="PT12H24M00S" calcext:value-type="time">
            <text:p>12:24:00</text:p>
          </table:table-cell>
          <table:table-cell office:value-type="string" calcext:value-type="string">
            <text:p>"B1 (1)"</text:p>
          </table:table-cell>
          <table:table-cell office:value-type="string" calcext:value-type="string">
            <text:p>"CB:5D:42:C1:F7:36"</text:p>
          </table:table-cell>
          <table:table-cell office:value-type="float" office:value="-89.1" calcext:value-type="float">
            <text:p>-89,1</text:p>
          </table:table-cell>
          <table:table-cell office:value-type="float" office:value="-89.5" calcext:value-type="float">
            <text:p>-89,5</text:p>
          </table:table-cell>
          <table:table-cell office:value-type="float" office:value="-90.5" calcext:value-type="float">
            <text:p>-90,5</text:p>
          </table:table-cell>
          <table:table-cell office:value-type="float" office:value="-90.2" calcext:value-type="float">
            <text:p>-90,2</text:p>
          </table:table-cell>
          <table:table-cell office:value-type="float" office:value="-89.4" calcext:value-type="float">
            <text:p>-89,4</text:p>
          </table:table-cell>
          <table:table-cell office:value-type="float" office:value="-89.2" calcext:value-type="float">
            <text:p>-89,2</text:p>
          </table:table-cell>
          <table:table-cell office:value-type="float" office:value="-88" calcext:value-type="float">
            <text:p>-88</text:p>
          </table:table-cell>
          <table:table-cell office:value-type="float" office:value="-86.5" calcext:value-type="float">
            <text:p>-86,5</text:p>
          </table:table-cell>
          <table:table-cell office:value-type="float" office:value="-86.4" calcext:value-type="float">
            <text:p>-86,4</text:p>
          </table:table-cell>
          <table:table-cell table:number-columns-repeated="2" office:value-type="float" office:value="-86.1" calcext:value-type="float">
            <text:p>-86,1</text:p>
          </table:table-cell>
          <table:table-cell office:value-type="float" office:value="-86.3" calcext:value-type="float">
            <text:p>-86,3</text:p>
          </table:table-cell>
          <table:table-cell office:value-type="float" office:value="-86.8" calcext:value-type="float">
            <text:p>-86,8</text:p>
          </table:table-cell>
          <table:table-cell office:value-type="float" office:value="-87.8" calcext:value-type="float">
            <text:p>-87,8</text:p>
          </table:table-cell>
          <table:table-cell office:value-type="float" office:value="-87.9" calcext:value-type="float">
            <text:p>-87,9</text:p>
          </table:table-cell>
          <table:table-cell office:value-type="float" office:value="-87.7" calcext:value-type="float">
            <text:p>-87,7</text:p>
          </table:table-cell>
          <table:table-cell office:value-type="float" office:value="-87.4" calcext:value-type="float">
            <text:p>-87,4</text:p>
          </table:table-cell>
          <table:table-cell office:value-type="float" office:value="-85.4" calcext:value-type="float">
            <text:p>-85,4</text:p>
          </table:table-cell>
          <table:table-cell table:number-columns-repeated="3" office:value-type="float" office:value="-83.5" calcext:value-type="float">
            <text:p>-83,5</text:p>
          </table:table-cell>
          <table:table-cell office:value-type="float" office:value="-83.1" calcext:value-type="float">
            <text:p>-83,1</text:p>
          </table:table-cell>
          <table:table-cell office:value-type="float" office:value="-82.9" calcext:value-type="float">
            <text:p>-82,9</text:p>
          </table:table-cell>
          <table:table-cell office:value-type="float" office:value="-82.8" calcext:value-type="float">
            <text:p>-82,8</text:p>
          </table:table-cell>
          <table:table-cell office:value-type="float" office:value="-83.1" calcext:value-type="float">
            <text:p>-83,1</text:p>
          </table:table-cell>
          <table:table-cell office:value-type="float" office:value="-83.2" calcext:value-type="float">
            <text:p>-83,2</text:p>
          </table:table-cell>
          <table:table-cell office:value-type="float" office:value="-82.8" calcext:value-type="float">
            <text:p>-82,8</text:p>
          </table:table-cell>
          <table:table-cell office:value-type="float" office:value="-85.1" calcext:value-type="float">
            <text:p>-85,1</text:p>
          </table:table-cell>
          <table:table-cell office:value-type="float" office:value="-87.9" calcext:value-type="float">
            <text:p>-87,9</text:p>
          </table:table-cell>
          <table:table-cell office:value-type="float" office:value="-88.4" calcext:value-type="float">
            <text:p>-88,4</text:p>
          </table:table-cell>
          <table:table-cell office:value-type="float" office:value="-88.9" calcext:value-type="float">
            <text:p>-88,9</text:p>
          </table:table-cell>
          <table:table-cell office:value-type="float" office:value="-88.8" calcext:value-type="float">
            <text:p>-88,8</text:p>
          </table:table-cell>
          <table:table-cell table:number-columns-repeated="2" office:value-type="float" office:value="-88.9" calcext:value-type="float">
            <text:p>-88,9</text:p>
          </table:table-cell>
          <table:table-cell table:number-columns-repeated="2" office:value-type="float" office:value="-88.5" calcext:value-type="float">
            <text:p>-88,5</text:p>
          </table:table-cell>
          <table:table-cell office:value-type="float" office:value="-88" calcext:value-type="float">
            <text:p>-88</text:p>
          </table:table-cell>
          <table:table-cell office:value-type="float" office:value="-88.9" calcext:value-type="float">
            <text:p>-88,9</text:p>
          </table:table-cell>
          <table:table-cell office:value-type="float" office:value="-89.9" calcext:value-type="float">
            <text:p>-89,9</text:p>
          </table:table-cell>
          <table:table-cell table:number-columns-repeated="2" office:value-type="float" office:value="-90.2" calcext:value-type="float">
            <text:p>-90,2</text:p>
          </table:table-cell>
          <table:table-cell table:number-columns-repeated="2" office:value-type="float" office:value="-90.6" calcext:value-type="float">
            <text:p>-90,6</text:p>
          </table:table-cell>
          <table:table-cell office:value-type="float" office:value="-90.8" calcext:value-type="float">
            <text:p>-90,8</text:p>
          </table:table-cell>
          <table:table-cell office:value-type="float" office:value="-91" calcext:value-type="float">
            <text:p>-91</text:p>
          </table:table-cell>
          <table:table-cell office:value-type="float" office:value="-90" calcext:value-type="float">
            <text:p>-90</text:p>
          </table:table-cell>
          <table:table-cell table:number-columns-repeated="2" office:value-type="float" office:value="-87.7" calcext:value-type="float">
            <text:p>-87,7</text:p>
          </table:table-cell>
          <table:table-cell office:value-type="float" office:value="-87.6" calcext:value-type="float">
            <text:p>-87,6</text:p>
          </table:table-cell>
          <table:table-cell office:value-type="float" office:value="-86" calcext:value-type="float">
            <text:p>-86</text:p>
          </table:table-cell>
          <table:table-cell office:value-type="float" office:value="-84.6" calcext:value-type="float">
            <text:p>-84,6</text:p>
          </table:table-cell>
          <table:table-cell office:value-type="float" office:value="-84.333336" calcext:value-type="float">
            <text:p>-84,333336</text:p>
          </table:table-cell>
          <table:table-cell office:value-type="float" office:value="-85" calcext:value-type="float">
            <text:p>-85</text:p>
          </table:table-cell>
          <table:table-cell table:number-columns-repeated="966"/>
        </table:table-row>
        <table:table-row table:style-name="ro8">
          <table:table-cell/>
          <table:table-cell office:value-type="float" office:value="55" calcext:value-type="float">
            <text:p>55</text:p>
          </table:table-cell>
          <table:table-cell office:value-type="time" office:time-value="PT12H23M00S" calcext:value-type="time">
            <text:p>12:23: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2.2" calcext:value-type="float">
            <text:p>-82,2</text:p>
          </table:table-cell>
          <table:table-cell office:value-type="float" office:value="-87.2" calcext:value-type="float">
            <text:p>-87,2</text:p>
          </table:table-cell>
          <table:table-cell office:value-type="float" office:value="-92.7" calcext:value-type="float">
            <text:p>-92,7</text:p>
          </table:table-cell>
          <table:table-cell office:value-type="float" office:value="-92.6" calcext:value-type="float">
            <text:p>-92,6</text:p>
          </table:table-cell>
          <table:table-cell office:value-type="float" office:value="-92.3" calcext:value-type="float">
            <text:p>-92,3</text:p>
          </table:table-cell>
          <table:table-cell office:value-type="float" office:value="-91.7" calcext:value-type="float">
            <text:p>-91,7</text:p>
          </table:table-cell>
          <table:table-cell office:value-type="float" office:value="-91" calcext:value-type="float">
            <text:p>-91</text:p>
          </table:table-cell>
          <table:table-cell office:value-type="float" office:value="-90.3" calcext:value-type="float">
            <text:p>-90,3</text:p>
          </table:table-cell>
          <table:table-cell office:value-type="float" office:value="-89.2" calcext:value-type="float">
            <text:p>-89,2</text:p>
          </table:table-cell>
          <table:table-cell office:value-type="float" office:value="-88.5" calcext:value-type="float">
            <text:p>-88,5</text:p>
          </table:table-cell>
          <table:table-cell office:value-type="float" office:value="-87.8" calcext:value-type="float">
            <text:p>-87,8</text:p>
          </table:table-cell>
          <table:table-cell office:value-type="float" office:value="-85.5" calcext:value-type="float">
            <text:p>-85,5</text:p>
          </table:table-cell>
          <table:table-cell office:value-type="float" office:value="-83.6" calcext:value-type="float">
            <text:p>-83,6</text:p>
          </table:table-cell>
          <table:table-cell office:value-type="float" office:value="-83.9" calcext:value-type="float">
            <text:p>-83,9</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8" calcext:value-type="float">
            <text:p>-84,8</text:p>
          </table:table-cell>
          <table:table-cell office:value-type="float" office:value="-84.6" calcext:value-type="float">
            <text:p>-84,6</text:p>
          </table:table-cell>
          <table:table-cell office:value-type="float" office:value="-83.9" calcext:value-type="float">
            <text:p>-83,9</text:p>
          </table:table-cell>
          <table:table-cell office:value-type="float" office:value="-82.6" calcext:value-type="float">
            <text:p>-82,6</text:p>
          </table:table-cell>
          <table:table-cell office:value-type="float" office:value="-80.9" calcext:value-type="float">
            <text:p>-80,9</text:p>
          </table:table-cell>
          <table:table-cell office:value-type="float" office:value="-80.2" calcext:value-type="float">
            <text:p>-80,2</text:p>
          </table:table-cell>
          <table:table-cell office:value-type="float" office:value="-80" calcext:value-type="float">
            <text:p>-80</text:p>
          </table:table-cell>
          <table:table-cell office:value-type="float" office:value="-80.3" calcext:value-type="float">
            <text:p>-80,3</text:p>
          </table:table-cell>
          <table:table-cell office:value-type="float" office:value="-81.3" calcext:value-type="float">
            <text:p>-81,3</text:p>
          </table:table-cell>
          <table:table-cell office:value-type="float" office:value="-81.9" calcext:value-type="float">
            <text:p>-81,9</text:p>
          </table:table-cell>
          <table:table-cell office:value-type="float" office:value="-82.2" calcext:value-type="float">
            <text:p>-82,2</text:p>
          </table:table-cell>
          <table:table-cell office:value-type="float" office:value="-82" calcext:value-type="float">
            <text:p>-82</text:p>
          </table:table-cell>
          <table:table-cell office:value-type="float" office:value="-80.8" calcext:value-type="float">
            <text:p>-80,8</text:p>
          </table:table-cell>
          <table:table-cell office:value-type="float" office:value="-80.1" calcext:value-type="float">
            <text:p>-80,1</text:p>
          </table:table-cell>
          <table:table-cell office:value-type="float" office:value="-84.7" calcext:value-type="float">
            <text:p>-84,7</text:p>
          </table:table-cell>
          <table:table-cell table:number-columns-repeated="2" office:value-type="float" office:value="-90.5" calcext:value-type="float">
            <text:p>-90,5</text:p>
          </table:table-cell>
          <table:table-cell office:value-type="float" office:value="-90.2" calcext:value-type="float">
            <text:p>-90,2</text:p>
          </table:table-cell>
          <table:table-cell office:value-type="float" office:value="-92.3" calcext:value-type="float">
            <text:p>-92,3</text:p>
          </table:table-cell>
          <table:table-cell office:value-type="float" office:value="-93.4" calcext:value-type="float">
            <text:p>-93,4</text:p>
          </table:table-cell>
          <table:table-cell office:value-type="float" office:value="-90.6" calcext:value-type="float">
            <text:p>-90,6</text:p>
          </table:table-cell>
          <table:table-cell office:value-type="float" office:value="-88.3" calcext:value-type="float">
            <text:p>-88,3</text:p>
          </table:table-cell>
          <table:table-cell office:value-type="float" office:value="-87.2" calcext:value-type="float">
            <text:p>-87,2</text:p>
          </table:table-cell>
          <table:table-cell office:value-type="float" office:value="-86.9" calcext:value-type="float">
            <text:p>-86,9</text:p>
          </table:table-cell>
          <table:table-cell office:value-type="float" office:value="-86.6" calcext:value-type="float">
            <text:p>-86,6</text:p>
          </table:table-cell>
          <table:table-cell office:value-type="float" office:value="-86.8" calcext:value-type="float">
            <text:p>-86,8</text:p>
          </table:table-cell>
          <table:table-cell office:value-type="float" office:value="-87.5" calcext:value-type="float">
            <text:p>-87,5</text:p>
          </table:table-cell>
          <table:table-cell office:value-type="float" office:value="-87.3" calcext:value-type="float">
            <text:p>-87,3</text:p>
          </table:table-cell>
          <table:table-cell office:value-type="float" office:value="-86" calcext:value-type="float">
            <text:p>-86</text:p>
          </table:table-cell>
          <table:table-cell office:value-type="float" office:value="-85.5" calcext:value-type="float">
            <text:p>-85,5</text:p>
          </table:table-cell>
          <table:table-cell office:value-type="float" office:value="-86.1" calcext:value-type="float">
            <text:p>-86,1</text:p>
          </table:table-cell>
          <table:table-cell office:value-type="float" office:value="-87.1" calcext:value-type="float">
            <text:p>-87,1</text:p>
          </table:table-cell>
          <table:table-cell office:value-type="float" office:value="-86.1" calcext:value-type="float">
            <text:p>-86,1</text:p>
          </table:table-cell>
          <table:table-cell office:value-type="float" office:value="-84.6" calcext:value-type="float">
            <text:p>-84,6</text:p>
          </table:table-cell>
          <table:table-cell office:value-type="float" office:value="-85.3" calcext:value-type="float">
            <text:p>-85,3</text:p>
          </table:table-cell>
          <table:table-cell office:value-type="float" office:value="-85" calcext:value-type="float">
            <text:p>-85</text:p>
          </table:table-cell>
          <table:table-cell office:value-type="float" office:value="-85.111115" calcext:value-type="float">
            <text:p>-85,111115</text:p>
          </table:table-cell>
          <table:table-cell office:value-type="float" office:value="-85.75" calcext:value-type="float">
            <text:p>-85,75</text:p>
          </table:table-cell>
          <table:table-cell table:number-columns-repeated="963"/>
        </table:table-row>
        <table:table-row table:style-name="ro8">
          <table:table-cell/>
          <table:table-cell office:value-type="float" office:value="75" calcext:value-type="float">
            <text:p>75</text:p>
          </table:table-cell>
          <table:table-cell office:value-type="time" office:time-value="PT12H21M00S" calcext:value-type="time">
            <text:p>12:21:00</text:p>
          </table:table-cell>
          <table:table-cell office:value-type="string" calcext:value-type="string">
            <text:p>"B1 (1)"</text:p>
          </table:table-cell>
          <table:table-cell office:value-type="string" calcext:value-type="string">
            <text:p>"CB:5D:42:C1:F7:36"</text:p>
          </table:table-cell>
          <table:table-cell office:value-type="float" office:value="-99.333336" calcext:value-type="float">
            <text:p>-99,333336</text:p>
          </table:table-cell>
          <table:table-cell office:value-type="float" office:value="-98" calcext:value-type="float">
            <text:p>-98</text:p>
          </table:table-cell>
          <table:table-cell office:value-type="float" office:value="-100" calcext:value-type="float">
            <text:p>-100</text:p>
          </table:table-cell>
          <table:table-cell table:number-columns-repeated="4" office:value-type="float" office:value="-102" calcext:value-type="float">
            <text:p>-102</text:p>
          </table:table-cell>
          <table:table-cell office:value-type="float" office:value="-101.25" calcext:value-type="float">
            <text:p>-101,25</text:p>
          </table:table-cell>
          <table:table-cell office:value-type="float" office:value="-100.625" calcext:value-type="float">
            <text:p>-100,625</text:p>
          </table:table-cell>
          <table:table-cell office:value-type="float" office:value="-100.5" calcext:value-type="float">
            <text:p>-100,5</text:p>
          </table:table-cell>
          <table:table-cell table:number-columns-repeated="3" office:value-type="float" office:value="-99.8" calcext:value-type="float">
            <text:p>-99,8</text:p>
          </table:table-cell>
          <table:table-cell table:number-columns-repeated="2" office:value-type="float" office:value="-99.4" calcext:value-type="float">
            <text:p>-99,4</text:p>
          </table:table-cell>
          <table:table-cell office:value-type="float" office:value="-99.5" calcext:value-type="float">
            <text:p>-99,5</text:p>
          </table:table-cell>
          <table:table-cell office:value-type="float" office:value="-97.8" calcext:value-type="float">
            <text:p>-97,8</text:p>
          </table:table-cell>
          <table:table-cell office:value-type="float" office:value="-96.9" calcext:value-type="float">
            <text:p>-96,9</text:p>
          </table:table-cell>
          <table:table-cell office:value-type="float" office:value="-96.8" calcext:value-type="float">
            <text:p>-96,8</text:p>
          </table:table-cell>
          <table:table-cell office:value-type="float" office:value="-97.7" calcext:value-type="float">
            <text:p>-97,7</text:p>
          </table:table-cell>
          <table:table-cell office:value-type="float" office:value="-96.8" calcext:value-type="float">
            <text:p>-96,8</text:p>
          </table:table-cell>
          <table:table-cell office:value-type="float" office:value="-95.3" calcext:value-type="float">
            <text:p>-95,3</text:p>
          </table:table-cell>
          <table:table-cell office:value-type="float" office:value="-94.9" calcext:value-type="float">
            <text:p>-94,9</text:p>
          </table:table-cell>
          <table:table-cell office:value-type="float" office:value="-94.85714" calcext:value-type="float">
            <text:p>-94,85714</text:p>
          </table:table-cell>
          <table:table-cell office:value-type="float" office:value="-95.333336" calcext:value-type="float">
            <text:p>-95,333336</text:p>
          </table:table-cell>
          <table:table-cell table:number-columns-repeated="6" office:value-type="float" office:value="-102" calcext:value-type="float">
            <text:p>-102</text:p>
          </table:table-cell>
          <table:table-cell table:number-columns-repeated="2" office:value-type="float" office:value="-100" calcext:value-type="float">
            <text:p>-100</text:p>
          </table:table-cell>
          <table:table-cell table:number-columns-repeated="2" office:value-type="float" office:value="-99.333336" calcext:value-type="float">
            <text:p>-99,333336</text:p>
          </table:table-cell>
          <table:table-cell table:number-columns-repeated="2" office:value-type="float" office:value="-99" calcext:value-type="float">
            <text:p>-99</text:p>
          </table:table-cell>
          <table:table-cell office:value-type="float" office:value="-99.111115" calcext:value-type="float">
            <text:p>-99,111115</text:p>
          </table:table-cell>
          <table:table-cell office:value-type="float" office:value="-98.7" calcext:value-type="float">
            <text:p>-98,7</text:p>
          </table:table-cell>
          <table:table-cell table:number-columns-repeated="4" office:value-type="float" office:value="-97.8" calcext:value-type="float">
            <text:p>-97,8</text:p>
          </table:table-cell>
          <table:table-cell office:value-type="float" office:value="-97.5" calcext:value-type="float">
            <text:p>-97,5</text:p>
          </table:table-cell>
          <table:table-cell office:value-type="float" office:value="-97.1" calcext:value-type="float">
            <text:p>-97,1</text:p>
          </table:table-cell>
          <table:table-cell office:value-type="float" office:value="-95.8" calcext:value-type="float">
            <text:p>-95,8</text:p>
          </table:table-cell>
          <table:table-cell office:value-type="float" office:value="-95.5" calcext:value-type="float">
            <text:p>-95,5</text:p>
          </table:table-cell>
          <table:table-cell office:value-type="float" office:value="-95.6" calcext:value-type="float">
            <text:p>-95,6</text:p>
          </table:table-cell>
          <table:table-cell office:value-type="float" office:value="-96.3" calcext:value-type="float">
            <text:p>-96,3</text:p>
          </table:table-cell>
          <table:table-cell office:value-type="float" office:value="-96.7" calcext:value-type="float">
            <text:p>-96,7</text:p>
          </table:table-cell>
          <table:table-cell office:value-type="float" office:value="-96.1" calcext:value-type="float">
            <text:p>-96,1</text:p>
          </table:table-cell>
          <table:table-cell office:value-type="float" office:value="-95.9" calcext:value-type="float">
            <text:p>-95,9</text:p>
          </table:table-cell>
          <table:table-cell office:value-type="float" office:value="-95.8" calcext:value-type="float">
            <text:p>-95,8</text:p>
          </table:table-cell>
          <table:table-cell office:value-type="float" office:value="-96.5" calcext:value-type="float">
            <text:p>-96,5</text:p>
          </table:table-cell>
          <table:table-cell office:value-type="float" office:value="-97.333336" calcext:value-type="float">
            <text:p>-97,333336</text:p>
          </table:table-cell>
          <table:table-cell table:number-columns-repeated="2"/>
          <table:table-cell table:number-columns-repeated="8" office:value-type="float" office:value="-100" calcext:value-type="float">
            <text:p>-100</text:p>
          </table:table-cell>
          <table:table-cell table:number-columns-repeated="954"/>
        </table:table-row>
        <table:table-row table:style-name="ro8">
          <table:table-cell/>
          <table:table-cell office:value-type="float" office:value="95" calcext:value-type="float">
            <text:p>95</text:p>
          </table:table-cell>
          <table:table-cell office:value-type="time" office:time-value="PT11H56M00S" calcext:value-type="time">
            <text:p>11:56: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8.7" calcext:value-type="float">
            <text:p>-98,7</text:p>
          </table:table-cell>
          <table:table-cell office:value-type="float" office:value="-97.6" calcext:value-type="float">
            <text:p>-97,6</text:p>
          </table:table-cell>
          <table:table-cell office:value-type="float" office:value="-97.5" calcext:value-type="float">
            <text:p>-97,5</text:p>
          </table:table-cell>
          <table:table-cell office:value-type="float" office:value="-98.1" calcext:value-type="float">
            <text:p>-98,1</text:p>
          </table:table-cell>
          <table:table-cell office:value-type="float" office:value="-98.4" calcext:value-type="float">
            <text:p>-98,4</text:p>
          </table:table-cell>
          <table:table-cell office:value-type="float" office:value="-98.3" calcext:value-type="float">
            <text:p>-98,3</text:p>
          </table:table-cell>
          <table:table-cell office:value-type="float" office:value="-98.9" calcext:value-type="float">
            <text:p>-98,9</text:p>
          </table:table-cell>
          <table:table-cell office:value-type="float" office:value="-99.2" calcext:value-type="float">
            <text:p>-99,2</text:p>
          </table:table-cell>
          <table:table-cell office:value-type="float" office:value="-98.7" calcext:value-type="float">
            <text:p>-98,7</text:p>
          </table:table-cell>
          <table:table-cell office:value-type="float" office:value="-98" calcext:value-type="float">
            <text:p>-98</text:p>
          </table:table-cell>
          <table:table-cell office:value-type="float" office:value="-97.2" calcext:value-type="float">
            <text:p>-97,2</text:p>
          </table:table-cell>
          <table:table-cell office:value-type="float" office:value="-96.6" calcext:value-type="float">
            <text:p>-96,6</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7.2" calcext:value-type="float">
            <text:p>-97,2</text:p>
          </table:table-cell>
          <table:table-cell office:value-type="float" office:value="-97.1" calcext:value-type="float">
            <text:p>-97,1</text:p>
          </table:table-cell>
          <table:table-cell office:value-type="float" office:value="-97.2" calcext:value-type="float">
            <text:p>-97,2</text:p>
          </table:table-cell>
          <table:table-cell office:value-type="float" office:value="-97.8" calcext:value-type="float">
            <text:p>-97,8</text:p>
          </table:table-cell>
          <table:table-cell office:value-type="float" office:value="-98.2" calcext:value-type="float">
            <text:p>-98,2</text:p>
          </table:table-cell>
          <table:table-cell office:value-type="float" office:value="-98.3" calcext:value-type="float">
            <text:p>-98,3</text:p>
          </table:table-cell>
          <table:table-cell office:value-type="float" office:value="-97.9" calcext:value-type="float">
            <text:p>-97,9</text:p>
          </table:table-cell>
          <table:table-cell office:value-type="float" office:value="-98" calcext:value-type="float">
            <text:p>-98</text:p>
          </table:table-cell>
          <table:table-cell office:value-type="float" office:value="-98.2" calcext:value-type="float">
            <text:p>-98,2</text:p>
          </table:table-cell>
          <table:table-cell office:value-type="float" office:value="-98.3" calcext:value-type="float">
            <text:p>-98,3</text:p>
          </table:table-cell>
          <table:table-cell office:value-type="float" office:value="-99.1" calcext:value-type="float">
            <text:p>-99,1</text:p>
          </table:table-cell>
          <table:table-cell office:value-type="float" office:value="-99.5" calcext:value-type="float">
            <text:p>-99,5</text:p>
          </table:table-cell>
          <table:table-cell office:value-type="float" office:value="-99.3" calcext:value-type="float">
            <text:p>-99,3</text:p>
          </table:table-cell>
          <table:table-cell office:value-type="float" office:value="-98.7" calcext:value-type="float">
            <text:p>-98,7</text:p>
          </table:table-cell>
          <table:table-cell office:value-type="float" office:value="-98.8" calcext:value-type="float">
            <text:p>-98,8</text:p>
          </table:table-cell>
          <table:table-cell office:value-type="float" office:value="-99.1" calcext:value-type="float">
            <text:p>-99,1</text:p>
          </table:table-cell>
          <table:table-cell office:value-type="float" office:value="-98.8" calcext:value-type="float">
            <text:p>-98,8</text:p>
          </table:table-cell>
          <table:table-cell office:value-type="float" office:value="-98.4" calcext:value-type="float">
            <text:p>-98,4</text:p>
          </table:table-cell>
          <table:table-cell office:value-type="float" office:value="-98.1" calcext:value-type="float">
            <text:p>-98,1</text:p>
          </table:table-cell>
          <table:table-cell office:value-type="float" office:value="-98" calcext:value-type="float">
            <text:p>-98</text:p>
          </table:table-cell>
          <table:table-cell office:value-type="float" office:value="-99.3" calcext:value-type="float">
            <text:p>-99,3</text:p>
          </table:table-cell>
          <table:table-cell office:value-type="float" office:value="-99.5" calcext:value-type="float">
            <text:p>-99,5</text:p>
          </table:table-cell>
          <table:table-cell office:value-type="float" office:value="-99.1" calcext:value-type="float">
            <text:p>-99,1</text:p>
          </table:table-cell>
          <table:table-cell office:value-type="float" office:value="-98.4" calcext:value-type="float">
            <text:p>-98,4</text:p>
          </table:table-cell>
          <table:table-cell office:value-type="float" office:value="-96.7" calcext:value-type="float">
            <text:p>-96,7</text:p>
          </table:table-cell>
          <table:table-cell office:value-type="float" office:value="-94.7" calcext:value-type="float">
            <text:p>-94,7</text:p>
          </table:table-cell>
          <table:table-cell office:value-type="float" office:value="-93.3" calcext:value-type="float">
            <text:p>-93,3</text:p>
          </table:table-cell>
          <table:table-cell office:value-type="float" office:value="-95.1" calcext:value-type="float">
            <text:p>-95,1</text:p>
          </table:table-cell>
          <table:table-cell office:value-type="float" office:value="-96.57143" calcext:value-type="float">
            <text:p>-96,57143</text:p>
          </table:table-cell>
          <table:table-cell office:value-type="float" office:value="-95.75" calcext:value-type="float">
            <text:p>-95,75</text:p>
          </table:table-cell>
          <table:table-cell table:number-columns-repeated="972"/>
        </table:table-row>
      </table:table>
      <table:table table:name="#5 Actor obstacle" table:style-name="ta1">
        <table:table-column table:style-name="co6" table:default-cell-style-name="Default"/>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6">
          <table:table-cell table:style-name="ce1" table:formula="of:=['Test cases'.A39]" office:value-type="float" office:value="5" calcext:value-type="float">
            <text:p>5</text:p>
          </table:table-cell>
          <table:table-cell table:style-name="ce6" table:formula="of:=['Test cases'.B39]" office:value-type="string" office:string-value="Impact of actor position; obtain attenuation curve in case where an actor is an obstacle between transmitter and receiver" calcext:value-type="string">
            <text:p>Impact of actor position; obtain attenuation curve in case where an actor is an obstacle between transmitter and receiver</text:p>
          </table:table-cell>
          <table:table-cell table:style-name="ce1"/>
          <table:table-cell table:style-name="ce1" table:formula="of:=['Test cases'.D39]" office:value-type="string" office:string-value="TEST" calcext:value-type="string">
            <text:p>TEST</text:p>
          </table:table-cell>
          <table:table-cell table:style-name="ce1" table:formula="of:=['Test cases'.E39]" office:value-type="string" office:string-value="TEST" calcext:value-type="string">
            <text:p>TEST</text:p>
          </table:table-cell>
          <table:table-cell table:style-name="ce1" table:formula="of:=['Test cases'.F39]" office:value-type="string" office:string-value="S" calcext:value-type="string">
            <text:p>S</text:p>
          </table:table-cell>
          <table:table-cell table:style-name="ce1" table:formula="of:=['Test cases'.G39]" office:value-type="string" office:string-value="B1" calcext:value-type="string">
            <text:p>B1</text:p>
          </table:table-cell>
          <table:table-cell table:style-name="ce1" table:formula="of:=['Test cases'.H39]" office:value-type="string" office:string-value="4dBm" calcext:value-type="string">
            <text:p>4dBm</text:p>
          </table:table-cell>
          <table:table-cell table:style-name="ce1" table:formula="of:=['Test cases'.I39]" office:value-type="string" office:string-value="Ceiling" calcext:value-type="string">
            <text:p>Ceiling</text:p>
          </table:table-cell>
          <table:table-cell table:style-name="ce1" table:formula="of:=['Test cases'.J39]" office:value-type="string" office:string-value="↓" calcext:value-type="string">
            <text:p>↓</text:p>
          </table:table-cell>
          <table:table-cell table:style-name="ce1" table:formula="of:=['Test cases'.K39]" office:value-type="float" office:value="1" calcext:value-type="float">
            <text:p>1</text:p>
          </table:table-cell>
          <table:table-cell table:style-name="ce1" table:formula="of:=['Test cases'.L39]" office:value-type="string" office:string-value="-" calcext:value-type="string">
            <text:p>-</text:p>
          </table:table-cell>
          <table:table-cell table:style-name="ce9" table:number-columns-repeated="1012"/>
        </table:table-row>
        <table:table-row table:style-name="ro9">
          <table:table-cell table:style-name="ce1" table:formula="of:=['Test cases'.A40]" office:value-type="float" office:value="5.1" calcext:value-type="float">
            <text:p>5,1</text:p>
          </table:table-cell>
          <table:table-cell table:style-name="ce6" table:formula="of:=['Test cases'.B40]" office:value-type="string" office:string-value="* 4dBm transmitter power; power density measured on discrete distances from signal source" calcext:value-type="string">
            <text:p>* 4dBm transmitter power; power density measured on discrete distances from signal source</text:p>
          </table:table-cell>
          <table:table-cell table:style-name="ce1" table:formula="of:=['Test cases'.C40]" office:value-type="string" office:string-value="10:53(90m) – 11:29(0m)" calcext:value-type="string">
            <text:p>10:53(90m) – 11:29(0m)</text:p>
          </table:table-cell>
          <table:table-cell table:style-name="ce1"/>
          <table:table-cell table:style-name="ce1" table:formula="of:=['Test cases'.E40]" office:value-type="string" office:string-value="F-" calcext:value-type="string">
            <text:p>F-</text:p>
          </table:table-cell>
          <table:table-cell table:style-name="ce1" table:number-columns-repeated="7"/>
          <table:table-cell table:number-columns-repeated="1012"/>
        </table:table-row>
        <table:table-row table:style-name="ro16">
          <table:table-cell table:style-name="ce1" table:formula="of:=['Test cases'.A41]" office:value-type="float" office:value="5.2" calcext:value-type="float">
            <text:p>5,2</text:p>
          </table:table-cell>
          <table:table-cell table:style-name="ce6" table:formula="of:=['Test cases'.B41]" office:value-type="string" office:string-value="* 4dBm transmitter power; power density measured on discrete distances from signal source; actor in an obstacle" calcext:value-type="string">
            <text:p>* 4dBm transmitter power; power density measured on discrete distances from signal source; actor in an obstacle</text:p>
          </table:table-cell>
          <table:table-cell table:style-name="ce1" table:formula="of:=['Test cases'.C41]" office:value-type="string" office:string-value="11:29(0m) – 11:54(95m)" calcext:value-type="string">
            <text:p>11:29(0m) – 11:54(95m)</text:p>
          </table:table-cell>
          <table:table-cell table:style-name="ce1"/>
          <table:table-cell table:style-name="ce1" table:formula="of:=['Test cases'.E41]" office:value-type="string" office:string-value="B-" calcext:value-type="string">
            <text:p>B-</text:p>
          </table:table-cell>
          <table:table-cell table:style-name="ce1" table:number-columns-repeated="7"/>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5.1" calcext:value-type="float">
            <text:p>5,1</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style-name="ce5"/>
          <table:table-cell office:value-type="float" office:value="1" calcext:value-type="float">
            <text:p>1</text:p>
          </table:table-cell>
          <table:table-cell office:value-type="time" office:time-value="PT11H28M00S" calcext:value-type="time">
            <text:p>11:28:00</text:p>
          </table:table-cell>
          <table:table-cell office:value-type="string" calcext:value-type="string">
            <text:p>"B1 (1)"</text:p>
          </table:table-cell>
          <table:table-cell office:value-type="string" calcext:value-type="string">
            <text:p>"CB:5D:42:C1:F7:36"</text:p>
          </table:table-cell>
          <table:table-cell office:value-type="float" office:value="-56" calcext:value-type="float">
            <text:p>-56</text:p>
          </table:table-cell>
          <table:table-cell office:value-type="float" office:value="-56.7" calcext:value-type="float">
            <text:p>-56,7</text:p>
          </table:table-cell>
          <table:table-cell office:value-type="float" office:value="-57.7" calcext:value-type="float">
            <text:p>-57,7</text:p>
          </table:table-cell>
          <table:table-cell table:number-columns-repeated="2" office:value-type="float" office:value="-59.6" calcext:value-type="float">
            <text:p>-59,6</text:p>
          </table:table-cell>
          <table:table-cell office:value-type="float" office:value="-59" calcext:value-type="float">
            <text:p>-59</text:p>
          </table:table-cell>
          <table:table-cell office:value-type="float" office:value="-57.4" calcext:value-type="float">
            <text:p>-57,4</text:p>
          </table:table-cell>
          <table:table-cell office:value-type="float" office:value="-56.1" calcext:value-type="float">
            <text:p>-56,1</text:p>
          </table:table-cell>
          <table:table-cell office:value-type="float" office:value="-57.4" calcext:value-type="float">
            <text:p>-57,4</text:p>
          </table:table-cell>
          <table:table-cell office:value-type="float" office:value="-57.8" calcext:value-type="float">
            <text:p>-57,8</text:p>
          </table:table-cell>
          <table:table-cell office:value-type="float" office:value="-56.7" calcext:value-type="float">
            <text:p>-56,7</text:p>
          </table:table-cell>
          <table:table-cell office:value-type="float" office:value="-56.1" calcext:value-type="float">
            <text:p>-56,1</text:p>
          </table:table-cell>
          <table:table-cell office:value-type="float" office:value="-57.1" calcext:value-type="float">
            <text:p>-57,1</text:p>
          </table:table-cell>
          <table:table-cell office:value-type="float" office:value="-58.6" calcext:value-type="float">
            <text:p>-58,6</text:p>
          </table:table-cell>
          <table:table-cell office:value-type="float" office:value="-59" calcext:value-type="float">
            <text:p>-59</text:p>
          </table:table-cell>
          <table:table-cell office:value-type="float" office:value="-59.2" calcext:value-type="float">
            <text:p>-59,2</text:p>
          </table:table-cell>
          <table:table-cell office:value-type="float" office:value="-59.5" calcext:value-type="float">
            <text:p>-59,5</text:p>
          </table:table-cell>
          <table:table-cell office:value-type="float" office:value="-59.6" calcext:value-type="float">
            <text:p>-59,6</text:p>
          </table:table-cell>
          <table:table-cell office:value-type="float" office:value="-59.4" calcext:value-type="float">
            <text:p>-59,4</text:p>
          </table:table-cell>
          <table:table-cell office:value-type="float" office:value="-59.2" calcext:value-type="float">
            <text:p>-59,2</text:p>
          </table:table-cell>
          <table:table-cell office:value-type="float" office:value="-59" calcext:value-type="float">
            <text:p>-59</text:p>
          </table:table-cell>
          <table:table-cell office:value-type="float" office:value="-58.8" calcext:value-type="float">
            <text:p>-58,8</text:p>
          </table:table-cell>
          <table:table-cell office:value-type="float" office:value="-58.9" calcext:value-type="float">
            <text:p>-58,9</text:p>
          </table:table-cell>
          <table:table-cell office:value-type="float" office:value="-58.7" calcext:value-type="float">
            <text:p>-58,7</text:p>
          </table:table-cell>
          <table:table-cell office:value-type="float" office:value="-58.9" calcext:value-type="float">
            <text:p>-58,9</text:p>
          </table:table-cell>
          <table:table-cell office:value-type="float" office:value="-59.1" calcext:value-type="float">
            <text:p>-59,1</text:p>
          </table:table-cell>
          <table:table-cell office:value-type="float" office:value="-58.7" calcext:value-type="float">
            <text:p>-58,7</text:p>
          </table:table-cell>
          <table:table-cell office:value-type="float" office:value="-58.6" calcext:value-type="float">
            <text:p>-58,6</text:p>
          </table:table-cell>
          <table:table-cell table:number-columns-repeated="2" office:value-type="float" office:value="-58.8" calcext:value-type="float">
            <text:p>-58,8</text:p>
          </table:table-cell>
          <table:table-cell office:value-type="float" office:value="-58.5" calcext:value-type="float">
            <text:p>-58,5</text:p>
          </table:table-cell>
          <table:table-cell office:value-type="float" office:value="-57.9" calcext:value-type="float">
            <text:p>-57,9</text:p>
          </table:table-cell>
          <table:table-cell office:value-type="float" office:value="-57.3" calcext:value-type="float">
            <text:p>-57,3</text:p>
          </table:table-cell>
          <table:table-cell office:value-type="float" office:value="-58.5" calcext:value-type="float">
            <text:p>-58,5</text:p>
          </table:table-cell>
          <table:table-cell office:value-type="float" office:value="-60.2" calcext:value-type="float">
            <text:p>-60,2</text:p>
          </table:table-cell>
          <table:table-cell office:value-type="float" office:value="-60.4" calcext:value-type="float">
            <text:p>-60,4</text:p>
          </table:table-cell>
          <table:table-cell office:value-type="float" office:value="-58.6" calcext:value-type="float">
            <text:p>-58,6</text:p>
          </table:table-cell>
          <table:table-cell table:number-columns-repeated="2" office:value-type="float" office:value="-57.1" calcext:value-type="float">
            <text:p>-57,1</text:p>
          </table:table-cell>
          <table:table-cell table:number-columns-repeated="2" office:value-type="float" office:value="-57.2" calcext:value-type="float">
            <text:p>-57,2</text:p>
          </table:table-cell>
          <table:table-cell office:value-type="float" office:value="-57.1" calcext:value-type="float">
            <text:p>-57,1</text:p>
          </table:table-cell>
          <table:table-cell office:value-type="float" office:value="-57" calcext:value-type="float">
            <text:p>-57</text:p>
          </table:table-cell>
          <table:table-cell office:value-type="float" office:value="-56.8" calcext:value-type="float">
            <text:p>-56,8</text:p>
          </table:table-cell>
          <table:table-cell table:number-columns-repeated="2" office:value-type="float" office:value="-56.7" calcext:value-type="float">
            <text:p>-56,7</text:p>
          </table:table-cell>
          <table:table-cell office:value-type="float" office:value="-59.4" calcext:value-type="float">
            <text:p>-59,4</text:p>
          </table:table-cell>
          <table:table-cell table:number-columns-repeated="2" office:value-type="float" office:value="-62.2" calcext:value-type="float">
            <text:p>-62,2</text:p>
          </table:table-cell>
          <table:table-cell office:value-type="float" office:value="-62.5" calcext:value-type="float">
            <text:p>-62,5</text:p>
          </table:table-cell>
          <table:table-cell office:value-type="float" office:value="-62.4" calcext:value-type="float">
            <text:p>-62,4</text:p>
          </table:table-cell>
          <table:table-cell office:value-type="float" office:value="-62.2" calcext:value-type="float">
            <text:p>-62,2</text:p>
          </table:table-cell>
          <table:table-cell office:value-type="float" office:value="-61.9" calcext:value-type="float">
            <text:p>-61,9</text:p>
          </table:table-cell>
          <table:table-cell office:value-type="float" office:value="-61.7" calcext:value-type="float">
            <text:p>-61,7</text:p>
          </table:table-cell>
          <table:table-cell office:value-type="float" office:value="-61.6" calcext:value-type="float">
            <text:p>-61,6</text:p>
          </table:table-cell>
          <table:table-cell office:value-type="float" office:value="-63.6" calcext:value-type="float">
            <text:p>-63,6</text:p>
          </table:table-cell>
          <table:table-cell office:value-type="float" office:value="-63.4" calcext:value-type="float">
            <text:p>-63,4</text:p>
          </table:table-cell>
          <table:table-cell table:number-columns-repeated="2" office:value-type="float" office:value="-61.1" calcext:value-type="float">
            <text:p>-61,1</text:p>
          </table:table-cell>
          <table:table-cell office:value-type="float" office:value="-61.3" calcext:value-type="float">
            <text:p>-61,3</text:p>
          </table:table-cell>
          <table:table-cell office:value-type="float" office:value="-61.1" calcext:value-type="float">
            <text:p>-61,1</text:p>
          </table:table-cell>
          <table:table-cell office:value-type="float" office:value="-61.3" calcext:value-type="float">
            <text:p>-61,3</text:p>
          </table:table-cell>
          <table:table-cell office:value-type="float" office:value="-60.9" calcext:value-type="float">
            <text:p>-60,9</text:p>
          </table:table-cell>
          <table:table-cell office:value-type="float" office:value="-59.6" calcext:value-type="float">
            <text:p>-59,6</text:p>
          </table:table-cell>
          <table:table-cell office:value-type="float" office:value="-58.3" calcext:value-type="float">
            <text:p>-58,3</text:p>
          </table:table-cell>
          <table:table-cell office:value-type="float" office:value="-58.77778" calcext:value-type="float">
            <text:p>-58,77778</text:p>
          </table:table-cell>
          <table:table-cell office:value-type="float" office:value="-60" calcext:value-type="float">
            <text:p>-60</text:p>
          </table:table-cell>
          <table:table-cell table:number-columns-repeated="952"/>
        </table:table-row>
        <table:table-row table:style-name="ro8">
          <table:table-cell table:style-name="ce5"/>
          <table:table-cell office:value-type="float" office:value="2" calcext:value-type="float">
            <text:p>2</text:p>
          </table:table-cell>
          <table:table-cell office:value-type="time" office:time-value="PT11H26M00S" calcext:value-type="time">
            <text:p>11:26:00</text:p>
          </table:table-cell>
          <table:table-cell office:value-type="string" calcext:value-type="string">
            <text:p>"B1 (1)"</text:p>
          </table:table-cell>
          <table:table-cell office:value-type="string" calcext:value-type="string">
            <text:p>"CB:5D:42:C1:F7:36"</text:p>
          </table:table-cell>
          <table:table-cell office:value-type="float" office:value="-59.1" calcext:value-type="float">
            <text:p>-59,1</text:p>
          </table:table-cell>
          <table:table-cell office:value-type="float" office:value="-57.8" calcext:value-type="float">
            <text:p>-57,8</text:p>
          </table:table-cell>
          <table:table-cell office:value-type="float" office:value="-58.9" calcext:value-type="float">
            <text:p>-58,9</text:p>
          </table:table-cell>
          <table:table-cell office:value-type="float" office:value="-58.7" calcext:value-type="float">
            <text:p>-58,7</text:p>
          </table:table-cell>
          <table:table-cell table:number-columns-repeated="2" office:value-type="float" office:value="-58.9" calcext:value-type="float">
            <text:p>-58,9</text:p>
          </table:table-cell>
          <table:table-cell office:value-type="float" office:value="-59.1" calcext:value-type="float">
            <text:p>-59,1</text:p>
          </table:table-cell>
          <table:table-cell office:value-type="float" office:value="-59.6" calcext:value-type="float">
            <text:p>-59,6</text:p>
          </table:table-cell>
          <table:table-cell office:value-type="float" office:value="-59.7" calcext:value-type="float">
            <text:p>-59,7</text:p>
          </table:table-cell>
          <table:table-cell office:value-type="float" office:value="-59.3" calcext:value-type="float">
            <text:p>-59,3</text:p>
          </table:table-cell>
          <table:table-cell office:value-type="float" office:value="-59" calcext:value-type="float">
            <text:p>-59</text:p>
          </table:table-cell>
          <table:table-cell office:value-type="float" office:value="-58.8" calcext:value-type="float">
            <text:p>-58,8</text:p>
          </table:table-cell>
          <table:table-cell office:value-type="float" office:value="-58.3" calcext:value-type="float">
            <text:p>-58,3</text:p>
          </table:table-cell>
          <table:table-cell office:value-type="float" office:value="-59.5" calcext:value-type="float">
            <text:p>-59,5</text:p>
          </table:table-cell>
          <table:table-cell office:value-type="float" office:value="-62.4" calcext:value-type="float">
            <text:p>-62,4</text:p>
          </table:table-cell>
          <table:table-cell office:value-type="float" office:value="-63.7" calcext:value-type="float">
            <text:p>-63,7</text:p>
          </table:table-cell>
          <table:table-cell office:value-type="float" office:value="-64" calcext:value-type="float">
            <text:p>-64</text:p>
          </table:table-cell>
          <table:table-cell office:value-type="float" office:value="-63.8" calcext:value-type="float">
            <text:p>-63,8</text:p>
          </table:table-cell>
          <table:table-cell office:value-type="float" office:value="-63.5" calcext:value-type="float">
            <text:p>-63,5</text:p>
          </table:table-cell>
          <table:table-cell office:value-type="float" office:value="-63.2" calcext:value-type="float">
            <text:p>-63,2</text:p>
          </table:table-cell>
          <table:table-cell table:number-columns-repeated="3" office:value-type="float" office:value="-63" calcext:value-type="float">
            <text:p>-63</text:p>
          </table:table-cell>
          <table:table-cell office:value-type="float" office:value="-61.5" calcext:value-type="float">
            <text:p>-61,5</text:p>
          </table:table-cell>
          <table:table-cell office:value-type="float" office:value="-58.7" calcext:value-type="float">
            <text:p>-58,7</text:p>
          </table:table-cell>
          <table:table-cell office:value-type="float" office:value="-57" calcext:value-type="float">
            <text:p>-57</text:p>
          </table:table-cell>
          <table:table-cell office:value-type="float" office:value="-56" calcext:value-type="float">
            <text:p>-56</text:p>
          </table:table-cell>
          <table:table-cell office:value-type="float" office:value="-55.4" calcext:value-type="float">
            <text:p>-55,4</text:p>
          </table:table-cell>
          <table:table-cell office:value-type="float" office:value="-54.9" calcext:value-type="float">
            <text:p>-54,9</text:p>
          </table:table-cell>
          <table:table-cell office:value-type="float" office:value="-54.8" calcext:value-type="float">
            <text:p>-54,8</text:p>
          </table:table-cell>
          <table:table-cell office:value-type="float" office:value="-55.3" calcext:value-type="float">
            <text:p>-55,3</text:p>
          </table:table-cell>
          <table:table-cell table:number-columns-repeated="2" office:value-type="float" office:value="-55.5" calcext:value-type="float">
            <text:p>-55,5</text:p>
          </table:table-cell>
          <table:table-cell office:value-type="float" office:value="-56.1" calcext:value-type="float">
            <text:p>-56,1</text:p>
          </table:table-cell>
          <table:table-cell office:value-type="float" office:value="-56.9" calcext:value-type="float">
            <text:p>-56,9</text:p>
          </table:table-cell>
          <table:table-cell office:value-type="float" office:value="-56.8" calcext:value-type="float">
            <text:p>-56,8</text:p>
          </table:table-cell>
          <table:table-cell office:value-type="float" office:value="-56.4" calcext:value-type="float">
            <text:p>-56,4</text:p>
          </table:table-cell>
          <table:table-cell office:value-type="float" office:value="-56.2" calcext:value-type="float">
            <text:p>-56,2</text:p>
          </table:table-cell>
          <table:table-cell office:value-type="float" office:value="-56.4" calcext:value-type="float">
            <text:p>-56,4</text:p>
          </table:table-cell>
          <table:table-cell office:value-type="float" office:value="-57.1" calcext:value-type="float">
            <text:p>-57,1</text:p>
          </table:table-cell>
          <table:table-cell office:value-type="float" office:value="-58.1" calcext:value-type="float">
            <text:p>-58,1</text:p>
          </table:table-cell>
          <table:table-cell office:value-type="float" office:value="-58.9" calcext:value-type="float">
            <text:p>-58,9</text:p>
          </table:table-cell>
          <table:table-cell office:value-type="float" office:value="-58.5" calcext:value-type="float">
            <text:p>-58,5</text:p>
          </table:table-cell>
          <table:table-cell office:value-type="float" office:value="-58.7" calcext:value-type="float">
            <text:p>-58,7</text:p>
          </table:table-cell>
          <table:table-cell office:value-type="float" office:value="-60.3" calcext:value-type="float">
            <text:p>-60,3</text:p>
          </table:table-cell>
          <table:table-cell office:value-type="float" office:value="-61.4" calcext:value-type="float">
            <text:p>-61,4</text:p>
          </table:table-cell>
          <table:table-cell office:value-type="float" office:value="-61.1" calcext:value-type="float">
            <text:p>-61,1</text:p>
          </table:table-cell>
          <table:table-cell table:number-columns-repeated="2" office:value-type="float" office:value="-60.9" calcext:value-type="float">
            <text:p>-60,9</text:p>
          </table:table-cell>
          <table:table-cell office:value-type="float" office:value="-61" calcext:value-type="float">
            <text:p>-61</text:p>
          </table:table-cell>
          <table:table-cell office:value-type="float" office:value="-60.7" calcext:value-type="float">
            <text:p>-60,7</text:p>
          </table:table-cell>
          <table:table-cell office:value-type="float" office:value="-60.2" calcext:value-type="float">
            <text:p>-60,2</text:p>
          </table:table-cell>
          <table:table-cell office:value-type="float" office:value="-60" calcext:value-type="float">
            <text:p>-60</text:p>
          </table:table-cell>
          <table:table-cell office:value-type="float" office:value="-58.5" calcext:value-type="float">
            <text:p>-58,5</text:p>
          </table:table-cell>
          <table:table-cell office:value-type="float" office:value="-56.1" calcext:value-type="float">
            <text:p>-56,1</text:p>
          </table:table-cell>
          <table:table-cell office:value-type="float" office:value="-55.3" calcext:value-type="float">
            <text:p>-55,3</text:p>
          </table:table-cell>
          <table:table-cell office:value-type="float" office:value="-55.6" calcext:value-type="float">
            <text:p>-55,6</text:p>
          </table:table-cell>
          <table:table-cell office:value-type="float" office:value="-56.3" calcext:value-type="float">
            <text:p>-56,3</text:p>
          </table:table-cell>
          <table:table-cell table:number-columns-repeated="2" office:value-type="float" office:value="-56.4" calcext:value-type="float">
            <text:p>-56,4</text:p>
          </table:table-cell>
          <table:table-cell office:value-type="float" office:value="-56.2" calcext:value-type="float">
            <text:p>-56,2</text:p>
          </table:table-cell>
          <table:table-cell office:value-type="float" office:value="-55.8" calcext:value-type="float">
            <text:p>-55,8</text:p>
          </table:table-cell>
          <table:table-cell office:value-type="float" office:value="-56" calcext:value-type="float">
            <text:p>-56</text:p>
          </table:table-cell>
          <table:table-cell office:value-type="float" office:value="-55.9" calcext:value-type="float">
            <text:p>-55,9</text:p>
          </table:table-cell>
          <table:table-cell office:value-type="float" office:value="-55.1" calcext:value-type="float">
            <text:p>-55,1</text:p>
          </table:table-cell>
          <table:table-cell office:value-type="float" office:value="-55.2" calcext:value-type="float">
            <text:p>-55,2</text:p>
          </table:table-cell>
          <table:table-cell office:value-type="float" office:value="-56" calcext:value-type="float">
            <text:p>-56</text:p>
          </table:table-cell>
          <table:table-cell office:value-type="float" office:value="-55.9" calcext:value-type="float">
            <text:p>-55,9</text:p>
          </table:table-cell>
          <table:table-cell office:value-type="float" office:value="-55.5" calcext:value-type="float">
            <text:p>-55,5</text:p>
          </table:table-cell>
          <table:table-cell office:value-type="float" office:value="-54.88889" calcext:value-type="float">
            <text:p>-54,88889</text:p>
          </table:table-cell>
          <table:table-cell office:value-type="float" office:value="-54.75" calcext:value-type="float">
            <text:p>-54,75</text:p>
          </table:table-cell>
          <table:table-cell table:number-columns-repeated="948"/>
        </table:table-row>
        <table:table-row table:style-name="ro8">
          <table:table-cell table:style-name="ce5"/>
          <table:table-cell office:value-type="float" office:value="3" calcext:value-type="float">
            <text:p>3</text:p>
          </table:table-cell>
          <table:table-cell office:value-type="time" office:time-value="PT11H25M00S" calcext:value-type="time">
            <text:p>11:25:00</text:p>
          </table:table-cell>
          <table:table-cell office:value-type="string" calcext:value-type="string">
            <text:p>"B1 (1)"</text:p>
          </table:table-cell>
          <table:table-cell office:value-type="string" calcext:value-type="string">
            <text:p>"CB:5D:42:C1:F7:36"</text:p>
          </table:table-cell>
          <table:table-cell office:value-type="float" office:value="-57.9" calcext:value-type="float">
            <text:p>-57,9</text:p>
          </table:table-cell>
          <table:table-cell office:value-type="float" office:value="-57.7" calcext:value-type="float">
            <text:p>-57,7</text:p>
          </table:table-cell>
          <table:table-cell office:value-type="float" office:value="-57.8" calcext:value-type="float">
            <text:p>-57,8</text:p>
          </table:table-cell>
          <table:table-cell table:number-columns-repeated="2" office:value-type="float" office:value="-57.6" calcext:value-type="float">
            <text:p>-57,6</text:p>
          </table:table-cell>
          <table:table-cell office:value-type="float" office:value="-57.5" calcext:value-type="float">
            <text:p>-57,5</text:p>
          </table:table-cell>
          <table:table-cell office:value-type="float" office:value="-58" calcext:value-type="float">
            <text:p>-58</text:p>
          </table:table-cell>
          <table:table-cell office:value-type="float" office:value="-59" calcext:value-type="float">
            <text:p>-59</text:p>
          </table:table-cell>
          <table:table-cell office:value-type="float" office:value="-61.3" calcext:value-type="float">
            <text:p>-61,3</text:p>
          </table:table-cell>
          <table:table-cell office:value-type="float" office:value="-63.2" calcext:value-type="float">
            <text:p>-63,2</text:p>
          </table:table-cell>
          <table:table-cell office:value-type="float" office:value="-63.3" calcext:value-type="float">
            <text:p>-63,3</text:p>
          </table:table-cell>
          <table:table-cell office:value-type="float" office:value="-63.7" calcext:value-type="float">
            <text:p>-63,7</text:p>
          </table:table-cell>
          <table:table-cell table:number-columns-repeated="3" office:value-type="float" office:value="-64.1" calcext:value-type="float">
            <text:p>-64,1</text:p>
          </table:table-cell>
          <table:table-cell office:value-type="float" office:value="-64.3" calcext:value-type="float">
            <text:p>-64,3</text:p>
          </table:table-cell>
          <table:table-cell office:value-type="float" office:value="-64.4" calcext:value-type="float">
            <text:p>-64,4</text:p>
          </table:table-cell>
          <table:table-cell office:value-type="float" office:value="-64.3" calcext:value-type="float">
            <text:p>-64,3</text:p>
          </table:table-cell>
          <table:table-cell office:value-type="float" office:value="-67.8" calcext:value-type="float">
            <text:p>-67,8</text:p>
          </table:table-cell>
          <table:table-cell office:value-type="float" office:value="-71.1" calcext:value-type="float">
            <text:p>-71,1</text:p>
          </table:table-cell>
          <table:table-cell office:value-type="float" office:value="-70.1" calcext:value-type="float">
            <text:p>-70,1</text:p>
          </table:table-cell>
          <table:table-cell office:value-type="float" office:value="-69.4" calcext:value-type="float">
            <text:p>-69,4</text:p>
          </table:table-cell>
          <table:table-cell office:value-type="float" office:value="-69.8" calcext:value-type="float">
            <text:p>-69,8</text:p>
          </table:table-cell>
          <table:table-cell office:value-type="float" office:value="-71.9" calcext:value-type="float">
            <text:p>-71,9</text:p>
          </table:table-cell>
          <table:table-cell office:value-type="float" office:value="-75" calcext:value-type="float">
            <text:p>-75</text:p>
          </table:table-cell>
          <table:table-cell office:value-type="float" office:value="-78.8" calcext:value-type="float">
            <text:p>-78,8</text:p>
          </table:table-cell>
          <table:table-cell office:value-type="float" office:value="-81.2" calcext:value-type="float">
            <text:p>-81,2</text:p>
          </table:table-cell>
          <table:table-cell office:value-type="float" office:value="-74.4" calcext:value-type="float">
            <text:p>-74,4</text:p>
          </table:table-cell>
          <table:table-cell office:value-type="float" office:value="-64.1" calcext:value-type="float">
            <text:p>-64,1</text:p>
          </table:table-cell>
          <table:table-cell office:value-type="float" office:value="-56.3" calcext:value-type="float">
            <text:p>-56,3</text:p>
          </table:table-cell>
          <table:table-cell office:value-type="float" office:value="-56.4" calcext:value-type="float">
            <text:p>-56,4</text:p>
          </table:table-cell>
          <table:table-cell office:value-type="float" office:value="-56.6" calcext:value-type="float">
            <text:p>-56,6</text:p>
          </table:table-cell>
          <table:table-cell table:number-columns-repeated="2" office:value-type="float" office:value="-56.8" calcext:value-type="float">
            <text:p>-56,8</text:p>
          </table:table-cell>
          <table:table-cell office:value-type="float" office:value="-57.1" calcext:value-type="float">
            <text:p>-57,1</text:p>
          </table:table-cell>
          <table:table-cell office:value-type="float" office:value="-57.2" calcext:value-type="float">
            <text:p>-57,2</text:p>
          </table:table-cell>
          <table:table-cell office:value-type="float" office:value="-56.9" calcext:value-type="float">
            <text:p>-56,9</text:p>
          </table:table-cell>
          <table:table-cell office:value-type="float" office:value="-57.8" calcext:value-type="float">
            <text:p>-57,8</text:p>
          </table:table-cell>
          <table:table-cell office:value-type="float" office:value="-62.2" calcext:value-type="float">
            <text:p>-62,2</text:p>
          </table:table-cell>
          <table:table-cell office:value-type="float" office:value="-67" calcext:value-type="float">
            <text:p>-67</text:p>
          </table:table-cell>
          <table:table-cell office:value-type="float" office:value="-65.1" calcext:value-type="float">
            <text:p>-65,1</text:p>
          </table:table-cell>
          <table:table-cell office:value-type="float" office:value="-64" calcext:value-type="float">
            <text:p>-64</text:p>
          </table:table-cell>
          <table:table-cell office:value-type="float" office:value="-63.7" calcext:value-type="float">
            <text:p>-63,7</text:p>
          </table:table-cell>
          <table:table-cell office:value-type="float" office:value="-64.5" calcext:value-type="float">
            <text:p>-64,5</text:p>
          </table:table-cell>
          <table:table-cell office:value-type="float" office:value="-64.7" calcext:value-type="float">
            <text:p>-64,7</text:p>
          </table:table-cell>
          <table:table-cell office:value-type="float" office:value="-64.8" calcext:value-type="float">
            <text:p>-64,8</text:p>
          </table:table-cell>
          <table:table-cell office:value-type="float" office:value="-65" calcext:value-type="float">
            <text:p>-65</text:p>
          </table:table-cell>
          <table:table-cell office:value-type="float" office:value="-66" calcext:value-type="float">
            <text:p>-66</text:p>
          </table:table-cell>
          <table:table-cell office:value-type="float" office:value="-71.8" calcext:value-type="float">
            <text:p>-71,8</text:p>
          </table:table-cell>
          <table:table-cell office:value-type="float" office:value="-75.3" calcext:value-type="float">
            <text:p>-75,3</text:p>
          </table:table-cell>
          <table:table-cell office:value-type="float" office:value="-73.7" calcext:value-type="float">
            <text:p>-73,7</text:p>
          </table:table-cell>
          <table:table-cell office:value-type="float" office:value="-72.8" calcext:value-type="float">
            <text:p>-72,8</text:p>
          </table:table-cell>
          <table:table-cell office:value-type="float" office:value="-72.6" calcext:value-type="float">
            <text:p>-72,6</text:p>
          </table:table-cell>
          <table:table-cell table:number-columns-repeated="2" office:value-type="float" office:value="-72.7" calcext:value-type="float">
            <text:p>-72,7</text:p>
          </table:table-cell>
          <table:table-cell table:number-columns-repeated="2" office:value-type="float" office:value="-72.1" calcext:value-type="float">
            <text:p>-72,1</text:p>
          </table:table-cell>
          <table:table-cell office:value-type="float" office:value="-69.2" calcext:value-type="float">
            <text:p>-69,2</text:p>
          </table:table-cell>
          <table:table-cell office:value-type="float" office:value="-62.5" calcext:value-type="float">
            <text:p>-62,5</text:p>
          </table:table-cell>
          <table:table-cell office:value-type="float" office:value="-55.5" calcext:value-type="float">
            <text:p>-55,5</text:p>
          </table:table-cell>
          <table:table-cell table:number-columns-repeated="2" office:value-type="float" office:value="-55.2" calcext:value-type="float">
            <text:p>-55,2</text:p>
          </table:table-cell>
          <table:table-cell office:value-type="float" office:value="-55.8" calcext:value-type="float">
            <text:p>-55,8</text:p>
          </table:table-cell>
          <table:table-cell office:value-type="float" office:value="-56.2" calcext:value-type="float">
            <text:p>-56,2</text:p>
          </table:table-cell>
          <table:table-cell office:value-type="float" office:value="-56.4" calcext:value-type="float">
            <text:p>-56,4</text:p>
          </table:table-cell>
          <table:table-cell office:value-type="float" office:value="-56.75" calcext:value-type="float">
            <text:p>-56,75</text:p>
          </table:table-cell>
          <table:table-cell office:value-type="float" office:value="-57" calcext:value-type="float">
            <text:p>-57</text:p>
          </table:table-cell>
          <table:table-cell table:number-columns-repeated="952"/>
        </table:table-row>
        <table:table-row table:style-name="ro8">
          <table:table-cell table:style-name="ce5"/>
          <table:table-cell office:value-type="float" office:value="4" calcext:value-type="float">
            <text:p>4</text:p>
          </table:table-cell>
          <table:table-cell office:value-type="time" office:time-value="PT11H24M00S" calcext:value-type="time">
            <text:p>11:24:00</text:p>
          </table:table-cell>
          <table:table-cell office:value-type="string" calcext:value-type="string">
            <text:p>"B1 (1)"</text:p>
          </table:table-cell>
          <table:table-cell office:value-type="string" calcext:value-type="string">
            <text:p>"CB:5D:42:C1:F7:36"</text:p>
          </table:table-cell>
          <table:table-cell office:value-type="float" office:value="-79.5" calcext:value-type="float">
            <text:p>-79,5</text:p>
          </table:table-cell>
          <table:table-cell office:value-type="float" office:value="-78.4" calcext:value-type="float">
            <text:p>-78,4</text:p>
          </table:table-cell>
          <table:table-cell office:value-type="float" office:value="-75.7" calcext:value-type="float">
            <text:p>-75,7</text:p>
          </table:table-cell>
          <table:table-cell office:value-type="float" office:value="-73" calcext:value-type="float">
            <text:p>-73</text:p>
          </table:table-cell>
          <table:table-cell office:value-type="float" office:value="-72.4" calcext:value-type="float">
            <text:p>-72,4</text:p>
          </table:table-cell>
          <table:table-cell office:value-type="float" office:value="-72.6" calcext:value-type="float">
            <text:p>-72,6</text:p>
          </table:table-cell>
          <table:table-cell office:value-type="float" office:value="-71.6" calcext:value-type="float">
            <text:p>-71,6</text:p>
          </table:table-cell>
          <table:table-cell office:value-type="float" office:value="-71.4" calcext:value-type="float">
            <text:p>-71,4</text:p>
          </table:table-cell>
          <table:table-cell office:value-type="float" office:value="-71.2" calcext:value-type="float">
            <text:p>-71,2</text:p>
          </table:table-cell>
          <table:table-cell office:value-type="float" office:value="-70.6" calcext:value-type="float">
            <text:p>-70,6</text:p>
          </table:table-cell>
          <table:table-cell office:value-type="float" office:value="-69.9" calcext:value-type="float">
            <text:p>-69,9</text:p>
          </table:table-cell>
          <table:table-cell office:value-type="float" office:value="-70.2" calcext:value-type="float">
            <text:p>-70,2</text:p>
          </table:table-cell>
          <table:table-cell office:value-type="float" office:value="-71" calcext:value-type="float">
            <text:p>-71</text:p>
          </table:table-cell>
          <table:table-cell office:value-type="float" office:value="-70.9" calcext:value-type="float">
            <text:p>-70,9</text:p>
          </table:table-cell>
          <table:table-cell office:value-type="float" office:value="-71.4" calcext:value-type="float">
            <text:p>-71,4</text:p>
          </table:table-cell>
          <table:table-cell office:value-type="float" office:value="-70.1" calcext:value-type="float">
            <text:p>-70,1</text:p>
          </table:table-cell>
          <table:table-cell office:value-type="float" office:value="-69.8" calcext:value-type="float">
            <text:p>-69,8</text:p>
          </table:table-cell>
          <table:table-cell office:value-type="float" office:value="-72.7" calcext:value-type="float">
            <text:p>-72,7</text:p>
          </table:table-cell>
          <table:table-cell office:value-type="float" office:value="-73.9" calcext:value-type="float">
            <text:p>-73,9</text:p>
          </table:table-cell>
          <table:table-cell office:value-type="float" office:value="-73.7" calcext:value-type="float">
            <text:p>-73,7</text:p>
          </table:table-cell>
          <table:table-cell office:value-type="float" office:value="-73.9" calcext:value-type="float">
            <text:p>-73,9</text:p>
          </table:table-cell>
          <table:table-cell office:value-type="float" office:value="-74.2" calcext:value-type="float">
            <text:p>-74,2</text:p>
          </table:table-cell>
          <table:table-cell office:value-type="float" office:value="-72.6" calcext:value-type="float">
            <text:p>-72,6</text:p>
          </table:table-cell>
          <table:table-cell office:value-type="float" office:value="-70.5" calcext:value-type="float">
            <text:p>-70,5</text:p>
          </table:table-cell>
          <table:table-cell office:value-type="float" office:value="-70.6" calcext:value-type="float">
            <text:p>-70,6</text:p>
          </table:table-cell>
          <table:table-cell office:value-type="float" office:value="-71.6" calcext:value-type="float">
            <text:p>-71,6</text:p>
          </table:table-cell>
          <table:table-cell table:number-columns-repeated="2" office:value-type="float" office:value="-72" calcext:value-type="float">
            <text:p>-72</text:p>
          </table:table-cell>
          <table:table-cell office:value-type="float" office:value="-72.3" calcext:value-type="float">
            <text:p>-72,3</text:p>
          </table:table-cell>
          <table:table-cell office:value-type="float" office:value="-72.6" calcext:value-type="float">
            <text:p>-72,6</text:p>
          </table:table-cell>
          <table:table-cell office:value-type="float" office:value="-72.2" calcext:value-type="float">
            <text:p>-72,2</text:p>
          </table:table-cell>
          <table:table-cell office:value-type="float" office:value="-71.5" calcext:value-type="float">
            <text:p>-71,5</text:p>
          </table:table-cell>
          <table:table-cell office:value-type="float" office:value="-71.2" calcext:value-type="float">
            <text:p>-71,2</text:p>
          </table:table-cell>
          <table:table-cell office:value-type="float" office:value="-71" calcext:value-type="float">
            <text:p>-71</text:p>
          </table:table-cell>
          <table:table-cell office:value-type="float" office:value="-70.2" calcext:value-type="float">
            <text:p>-70,2</text:p>
          </table:table-cell>
          <table:table-cell office:value-type="float" office:value="-69.4" calcext:value-type="float">
            <text:p>-69,4</text:p>
          </table:table-cell>
          <table:table-cell office:value-type="float" office:value="-68.9" calcext:value-type="float">
            <text:p>-68,9</text:p>
          </table:table-cell>
          <table:table-cell table:number-columns-repeated="2" office:value-type="float" office:value="-68" calcext:value-type="float">
            <text:p>-68</text:p>
          </table:table-cell>
          <table:table-cell office:value-type="float" office:value="-68.3" calcext:value-type="float">
            <text:p>-68,3</text:p>
          </table:table-cell>
          <table:table-cell table:number-columns-repeated="2" office:value-type="float" office:value="-68.2" calcext:value-type="float">
            <text:p>-68,2</text:p>
          </table:table-cell>
          <table:table-cell table:number-columns-repeated="2" office:value-type="float" office:value="-68.3" calcext:value-type="float">
            <text:p>-68,3</text:p>
          </table:table-cell>
          <table:table-cell office:value-type="float" office:value="-70.3" calcext:value-type="float">
            <text:p>-70,3</text:p>
          </table:table-cell>
          <table:table-cell office:value-type="float" office:value="-72.4" calcext:value-type="float">
            <text:p>-72,4</text:p>
          </table:table-cell>
          <table:table-cell office:value-type="float" office:value="-73.6" calcext:value-type="float">
            <text:p>-73,6</text:p>
          </table:table-cell>
          <table:table-cell office:value-type="float" office:value="-73" calcext:value-type="float">
            <text:p>-73</text:p>
          </table:table-cell>
          <table:table-cell office:value-type="float" office:value="-72.2" calcext:value-type="float">
            <text:p>-72,2</text:p>
          </table:table-cell>
          <table:table-cell office:value-type="float" office:value="-71.9" calcext:value-type="float">
            <text:p>-71,9</text:p>
          </table:table-cell>
          <table:table-cell office:value-type="float" office:value="-71.3" calcext:value-type="float">
            <text:p>-71,3</text:p>
          </table:table-cell>
          <table:table-cell office:value-type="float" office:value="-69.9" calcext:value-type="float">
            <text:p>-69,9</text:p>
          </table:table-cell>
          <table:table-cell office:value-type="float" office:value="-68.9" calcext:value-type="float">
            <text:p>-68,9</text:p>
          </table:table-cell>
          <table:table-cell office:value-type="float" office:value="-68.7" calcext:value-type="float">
            <text:p>-68,7</text:p>
          </table:table-cell>
          <table:table-cell office:value-type="float" office:value="-70.8" calcext:value-type="float">
            <text:p>-70,8</text:p>
          </table:table-cell>
          <table:table-cell office:value-type="float" office:value="-73.2" calcext:value-type="float">
            <text:p>-73,2</text:p>
          </table:table-cell>
          <table:table-cell table:number-columns-repeated="2" office:value-type="float" office:value="-73.7" calcext:value-type="float">
            <text:p>-73,7</text:p>
          </table:table-cell>
          <table:table-cell office:value-type="float" office:value="-73.8" calcext:value-type="float">
            <text:p>-73,8</text:p>
          </table:table-cell>
          <table:table-cell office:value-type="float" office:value="-74" calcext:value-type="float">
            <text:p>-74</text:p>
          </table:table-cell>
          <table:table-cell office:value-type="float" office:value="-74.2" calcext:value-type="float">
            <text:p>-74,2</text:p>
          </table:table-cell>
          <table:table-cell office:value-type="float" office:value="-74.1" calcext:value-type="float">
            <text:p>-74,1</text:p>
          </table:table-cell>
          <table:table-cell office:value-type="float" office:value="-73.6" calcext:value-type="float">
            <text:p>-73,6</text:p>
          </table:table-cell>
          <table:table-cell office:value-type="float" office:value="-73.1" calcext:value-type="float">
            <text:p>-73,1</text:p>
          </table:table-cell>
          <table:table-cell office:value-type="float" office:value="-72.2" calcext:value-type="float">
            <text:p>-72,2</text:p>
          </table:table-cell>
          <table:table-cell office:value-type="float" office:value="-70.7" calcext:value-type="float">
            <text:p>-70,7</text:p>
          </table:table-cell>
          <table:table-cell office:value-type="float" office:value="-70.4" calcext:value-type="float">
            <text:p>-70,4</text:p>
          </table:table-cell>
          <table:table-cell office:value-type="float" office:value="-70.5" calcext:value-type="float">
            <text:p>-70,5</text:p>
          </table:table-cell>
          <table:table-cell office:value-type="float" office:value="-71" calcext:value-type="float">
            <text:p>-71</text:p>
          </table:table-cell>
          <table:table-cell office:value-type="float" office:value="-71.1" calcext:value-type="float">
            <text:p>-71,1</text:p>
          </table:table-cell>
          <table:table-cell office:value-type="float" office:value="-70.9" calcext:value-type="float">
            <text:p>-70,9</text:p>
          </table:table-cell>
          <table:table-cell office:value-type="float" office:value="-70.3" calcext:value-type="float">
            <text:p>-70,3</text:p>
          </table:table-cell>
          <table:table-cell office:value-type="float" office:value="-69" calcext:value-type="float">
            <text:p>-69</text:p>
          </table:table-cell>
          <table:table-cell office:value-type="float" office:value="-68.9" calcext:value-type="float">
            <text:p>-68,9</text:p>
          </table:table-cell>
          <table:table-cell office:value-type="float" office:value="-69.5" calcext:value-type="float">
            <text:p>-69,5</text:p>
          </table:table-cell>
          <table:table-cell office:value-type="float" office:value="-69.8" calcext:value-type="float">
            <text:p>-69,8</text:p>
          </table:table-cell>
          <table:table-cell office:value-type="float" office:value="-70.1" calcext:value-type="float">
            <text:p>-70,1</text:p>
          </table:table-cell>
          <table:table-cell office:value-type="float" office:value="-69.6" calcext:value-type="float">
            <text:p>-69,6</text:p>
          </table:table-cell>
          <table:table-cell office:value-type="float" office:value="-67.7" calcext:value-type="float">
            <text:p>-67,7</text:p>
          </table:table-cell>
          <table:table-cell office:value-type="float" office:value="-65.1" calcext:value-type="float">
            <text:p>-65,1</text:p>
          </table:table-cell>
          <table:table-cell office:value-type="float" office:value="-60.2" calcext:value-type="float">
            <text:p>-60,2</text:p>
          </table:table-cell>
          <table:table-cell office:value-type="float" office:value="-57.4" calcext:value-type="float">
            <text:p>-57,4</text:p>
          </table:table-cell>
          <table:table-cell office:value-type="float" office:value="-57.3" calcext:value-type="float">
            <text:p>-57,3</text:p>
          </table:table-cell>
          <table:table-cell office:value-type="float" office:value="-57" calcext:value-type="float">
            <text:p>-57</text:p>
          </table:table-cell>
          <table:table-cell office:value-type="float" office:value="-64.6" calcext:value-type="float">
            <text:p>-64,6</text:p>
          </table:table-cell>
          <table:table-cell office:value-type="float" office:value="-71" calcext:value-type="float">
            <text:p>-71</text:p>
          </table:table-cell>
          <table:table-cell table:number-columns-repeated="2" office:value-type="float" office:value="-73" calcext:value-type="float">
            <text:p>-73</text:p>
          </table:table-cell>
          <table:table-cell table:number-columns-repeated="931"/>
        </table:table-row>
        <table:table-row table:style-name="ro8">
          <table:table-cell table:style-name="ce5"/>
          <table:table-cell office:value-type="float" office:value="5" calcext:value-type="float">
            <text:p>5</text:p>
          </table:table-cell>
          <table:table-cell office:value-type="time" office:time-value="PT11H22M55S" calcext:value-type="time">
            <text:p>11:22:55</text:p>
          </table:table-cell>
          <table:table-cell office:value-type="string" calcext:value-type="string">
            <text:p>"B1 (1)"</text:p>
          </table:table-cell>
          <table:table-cell office:value-type="string" calcext:value-type="string">
            <text:p>"CB:5D:42:C1:F7:36"</text:p>
          </table:table-cell>
          <table:table-cell office:value-type="float" office:value="-78.9" calcext:value-type="float">
            <text:p>-78,9</text:p>
          </table:table-cell>
          <table:table-cell office:value-type="float" office:value="-79.3" calcext:value-type="float">
            <text:p>-79,3</text:p>
          </table:table-cell>
          <table:table-cell office:value-type="float" office:value="-80.9" calcext:value-type="float">
            <text:p>-80,9</text:p>
          </table:table-cell>
          <table:table-cell office:value-type="float" office:value="-80.8" calcext:value-type="float">
            <text:p>-80,8</text:p>
          </table:table-cell>
          <table:table-cell table:number-columns-repeated="2" office:value-type="float" office:value="-80.4" calcext:value-type="float">
            <text:p>-80,4</text:p>
          </table:table-cell>
          <table:table-cell office:value-type="float" office:value="-77.1" calcext:value-type="float">
            <text:p>-77,1</text:p>
          </table:table-cell>
          <table:table-cell office:value-type="float" office:value="-68.2" calcext:value-type="float">
            <text:p>-68,2</text:p>
          </table:table-cell>
          <table:table-cell table:number-columns-repeated="2" office:value-type="float" office:value="-62.8" calcext:value-type="float">
            <text:p>-62,8</text:p>
          </table:table-cell>
          <table:table-cell office:value-type="float" office:value="-62.7" calcext:value-type="float">
            <text:p>-62,7</text:p>
          </table:table-cell>
          <table:table-cell office:value-type="float" office:value="-62.8" calcext:value-type="float">
            <text:p>-62,8</text:p>
          </table:table-cell>
          <table:table-cell office:value-type="float" office:value="-62.9" calcext:value-type="float">
            <text:p>-62,9</text:p>
          </table:table-cell>
          <table:table-cell office:value-type="float" office:value="-62.8" calcext:value-type="float">
            <text:p>-62,8</text:p>
          </table:table-cell>
          <table:table-cell office:value-type="float" office:value="-62.7" calcext:value-type="float">
            <text:p>-62,7</text:p>
          </table:table-cell>
          <table:table-cell office:value-type="float" office:value="-62.9" calcext:value-type="float">
            <text:p>-62,9</text:p>
          </table:table-cell>
          <table:table-cell office:value-type="float" office:value="-62.7" calcext:value-type="float">
            <text:p>-62,7</text:p>
          </table:table-cell>
          <table:table-cell office:value-type="float" office:value="-61.4" calcext:value-type="float">
            <text:p>-61,4</text:p>
          </table:table-cell>
          <table:table-cell office:value-type="float" office:value="-60.5" calcext:value-type="float">
            <text:p>-60,5</text:p>
          </table:table-cell>
          <table:table-cell office:value-type="float" office:value="-60.7" calcext:value-type="float">
            <text:p>-60,7</text:p>
          </table:table-cell>
          <table:table-cell table:number-columns-repeated="2" office:value-type="float" office:value="-60.6" calcext:value-type="float">
            <text:p>-60,6</text:p>
          </table:table-cell>
          <table:table-cell office:value-type="float" office:value="-60.5" calcext:value-type="float">
            <text:p>-60,5</text:p>
          </table:table-cell>
          <table:table-cell office:value-type="float" office:value="-60.4" calcext:value-type="float">
            <text:p>-60,4</text:p>
          </table:table-cell>
          <table:table-cell office:value-type="float" office:value="-60.5" calcext:value-type="float">
            <text:p>-60,5</text:p>
          </table:table-cell>
          <table:table-cell office:value-type="float" office:value="-60.7" calcext:value-type="float">
            <text:p>-60,7</text:p>
          </table:table-cell>
          <table:table-cell office:value-type="float" office:value="-64.7" calcext:value-type="float">
            <text:p>-64,7</text:p>
          </table:table-cell>
          <table:table-cell office:value-type="float" office:value="-74.6" calcext:value-type="float">
            <text:p>-74,6</text:p>
          </table:table-cell>
          <table:table-cell office:value-type="float" office:value="-80.5" calcext:value-type="float">
            <text:p>-80,5</text:p>
          </table:table-cell>
          <table:table-cell office:value-type="float" office:value="-80.2" calcext:value-type="float">
            <text:p>-80,2</text:p>
          </table:table-cell>
          <table:table-cell office:value-type="float" office:value="-80.1" calcext:value-type="float">
            <text:p>-80,1</text:p>
          </table:table-cell>
          <table:table-cell office:value-type="float" office:value="-79.8" calcext:value-type="float">
            <text:p>-79,8</text:p>
          </table:table-cell>
          <table:table-cell office:value-type="float" office:value="-80" calcext:value-type="float">
            <text:p>-80</text:p>
          </table:table-cell>
          <table:table-cell office:value-type="float" office:value="-80.2" calcext:value-type="float">
            <text:p>-80,2</text:p>
          </table:table-cell>
          <table:table-cell office:value-type="float" office:value="-80.3" calcext:value-type="float">
            <text:p>-80,3</text:p>
          </table:table-cell>
          <table:table-cell office:value-type="float" office:value="-80.2" calcext:value-type="float">
            <text:p>-80,2</text:p>
          </table:table-cell>
          <table:table-cell office:value-type="float" office:value="-76.7" calcext:value-type="float">
            <text:p>-76,7</text:p>
          </table:table-cell>
          <table:table-cell office:value-type="float" office:value="-69.9" calcext:value-type="float">
            <text:p>-69,9</text:p>
          </table:table-cell>
          <table:table-cell office:value-type="float" office:value="-63.5" calcext:value-type="float">
            <text:p>-63,5</text:p>
          </table:table-cell>
          <table:table-cell office:value-type="float" office:value="-64" calcext:value-type="float">
            <text:p>-64</text:p>
          </table:table-cell>
          <table:table-cell table:number-columns-repeated="2" office:value-type="float" office:value="-64.1" calcext:value-type="float">
            <text:p>-64,1</text:p>
          </table:table-cell>
          <table:table-cell office:value-type="float" office:value="-64" calcext:value-type="float">
            <text:p>-64</text:p>
          </table:table-cell>
          <table:table-cell office:value-type="float" office:value="-63.8" calcext:value-type="float">
            <text:p>-63,8</text:p>
          </table:table-cell>
          <table:table-cell office:value-type="float" office:value="-63.3" calcext:value-type="float">
            <text:p>-63,3</text:p>
          </table:table-cell>
          <table:table-cell office:value-type="float" office:value="-63" calcext:value-type="float">
            <text:p>-63</text:p>
          </table:table-cell>
          <table:table-cell office:value-type="float" office:value="-63.25" calcext:value-type="float">
            <text:p>-63,25</text:p>
          </table:table-cell>
          <table:table-cell office:value-type="float" office:value="-63.666668" calcext:value-type="float">
            <text:p>-63,666668</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1H22M02S" calcext:value-type="time">
            <text:p>11:22:02</text:p>
          </table:table-cell>
          <table:table-cell office:value-type="string" calcext:value-type="string">
            <text:p>"B1 (1)"</text:p>
          </table:table-cell>
          <table:table-cell office:value-type="string" calcext:value-type="string">
            <text:p>"CB:5D:42:C1:F7:36"</text:p>
          </table:table-cell>
          <table:table-cell office:value-type="float" office:value="-62.1" calcext:value-type="float">
            <text:p>-62,1</text:p>
          </table:table-cell>
          <table:table-cell office:value-type="float" office:value="-66.3" calcext:value-type="float">
            <text:p>-66,3</text:p>
          </table:table-cell>
          <table:table-cell office:value-type="float" office:value="-69.4" calcext:value-type="float">
            <text:p>-69,4</text:p>
          </table:table-cell>
          <table:table-cell office:value-type="float" office:value="-72.3" calcext:value-type="float">
            <text:p>-72,3</text:p>
          </table:table-cell>
          <table:table-cell office:value-type="float" office:value="-75.8" calcext:value-type="float">
            <text:p>-75,8</text:p>
          </table:table-cell>
          <table:table-cell office:value-type="float" office:value="-76.8" calcext:value-type="float">
            <text:p>-76,8</text:p>
          </table:table-cell>
          <table:table-cell office:value-type="float" office:value="-77.2" calcext:value-type="float">
            <text:p>-77,2</text:p>
          </table:table-cell>
          <table:table-cell office:value-type="float" office:value="-78.9" calcext:value-type="float">
            <text:p>-78,9</text:p>
          </table:table-cell>
          <table:table-cell office:value-type="float" office:value="-78.8" calcext:value-type="float">
            <text:p>-78,8</text:p>
          </table:table-cell>
          <table:table-cell office:value-type="float" office:value="-75" calcext:value-type="float">
            <text:p>-75</text:p>
          </table:table-cell>
          <table:table-cell office:value-type="float" office:value="-72.5" calcext:value-type="float">
            <text:p>-72,5</text:p>
          </table:table-cell>
          <table:table-cell table:number-columns-repeated="2" office:value-type="float" office:value="-72.2" calcext:value-type="float">
            <text:p>-72,2</text:p>
          </table:table-cell>
          <table:table-cell office:value-type="float" office:value="-72.7" calcext:value-type="float">
            <text:p>-72,7</text:p>
          </table:table-cell>
          <table:table-cell table:number-columns-repeated="2" office:value-type="float" office:value="-73.2" calcext:value-type="float">
            <text:p>-73,2</text:p>
          </table:table-cell>
          <table:table-cell office:value-type="float" office:value="-72.4" calcext:value-type="float">
            <text:p>-72,4</text:p>
          </table:table-cell>
          <table:table-cell office:value-type="float" office:value="-71.6" calcext:value-type="float">
            <text:p>-71,6</text:p>
          </table:table-cell>
          <table:table-cell office:value-type="float" office:value="-71.2" calcext:value-type="float">
            <text:p>-71,2</text:p>
          </table:table-cell>
          <table:table-cell office:value-type="float" office:value="-69.4" calcext:value-type="float">
            <text:p>-69,4</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4" calcext:value-type="float">
            <text:p>-67,4</text:p>
          </table:table-cell>
          <table:table-cell office:value-type="float" office:value="-67.6" calcext:value-type="float">
            <text:p>-67,6</text:p>
          </table:table-cell>
          <table:table-cell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8.9" calcext:value-type="float">
            <text:p>-68,9</text:p>
          </table:table-cell>
          <table:table-cell office:value-type="float" office:value="-75.6" calcext:value-type="float">
            <text:p>-75,6</text:p>
          </table:table-cell>
          <table:table-cell office:value-type="float" office:value="-80.4" calcext:value-type="float">
            <text:p>-80,4</text:p>
          </table:table-cell>
          <table:table-cell office:value-type="float" office:value="-79.1" calcext:value-type="float">
            <text:p>-79,1</text:p>
          </table:table-cell>
          <table:table-cell office:value-type="float" office:value="-78.1" calcext:value-type="float">
            <text:p>-78,1</text:p>
          </table:table-cell>
          <table:table-cell office:value-type="float" office:value="-78.4" calcext:value-type="float">
            <text:p>-78,4</text:p>
          </table:table-cell>
          <table:table-cell office:value-type="float" office:value="-78.6" calcext:value-type="float">
            <text:p>-78,6</text:p>
          </table:table-cell>
          <table:table-cell office:value-type="float" office:value="-77.3" calcext:value-type="float">
            <text:p>-77,3</text:p>
          </table:table-cell>
          <table:table-cell office:value-type="float" office:value="-75.7" calcext:value-type="float">
            <text:p>-75,7</text:p>
          </table:table-cell>
          <table:table-cell office:value-type="float" office:value="-74" calcext:value-type="float">
            <text:p>-74</text:p>
          </table:table-cell>
          <table:table-cell office:value-type="float" office:value="-73" calcext:value-type="float">
            <text:p>-73</text:p>
          </table:table-cell>
          <table:table-cell office:value-type="float" office:value="-71.8" calcext:value-type="float">
            <text:p>-71,8</text:p>
          </table:table-cell>
          <table:table-cell office:value-type="float" office:value="-70.4" calcext:value-type="float">
            <text:p>-70,4</text:p>
          </table:table-cell>
          <table:table-cell office:value-type="float" office:value="-70.2" calcext:value-type="float">
            <text:p>-70,2</text:p>
          </table:table-cell>
          <table:table-cell office:value-type="float" office:value="-70.7" calcext:value-type="float">
            <text:p>-70,7</text:p>
          </table:table-cell>
          <table:table-cell table:number-columns-repeated="5" office:value-type="float" office:value="-71" calcext:value-type="float">
            <text:p>-71</text:p>
          </table:table-cell>
          <table:table-cell office:value-type="float" office:value="-70.9" calcext:value-type="float">
            <text:p>-70,9</text:p>
          </table:table-cell>
          <table:table-cell office:value-type="float" office:value="-70.3" calcext:value-type="float">
            <text:p>-70,3</text:p>
          </table:table-cell>
          <table:table-cell office:value-type="float" office:value="-69.7" calcext:value-type="float">
            <text:p>-69,7</text:p>
          </table:table-cell>
          <table:table-cell office:value-type="float" office:value="-70.6" calcext:value-type="float">
            <text:p>-70,6</text:p>
          </table:table-cell>
          <table:table-cell office:value-type="float" office:value="-71.3" calcext:value-type="float">
            <text:p>-71,3</text:p>
          </table:table-cell>
          <table:table-cell office:value-type="float" office:value="-71.4" calcext:value-type="float">
            <text:p>-71,4</text:p>
          </table:table-cell>
          <table:table-cell office:value-type="float" office:value="-70.8" calcext:value-type="float">
            <text:p>-70,8</text:p>
          </table:table-cell>
          <table:table-cell office:value-type="float" office:value="-70.4" calcext:value-type="float">
            <text:p>-70,4</text:p>
          </table:table-cell>
          <table:table-cell office:value-type="float" office:value="-69.6" calcext:value-type="float">
            <text:p>-69,6</text:p>
          </table:table-cell>
          <table:table-cell office:value-type="float" office:value="-68.1" calcext:value-type="float">
            <text:p>-68,1</text:p>
          </table:table-cell>
          <table:table-cell office:value-type="float" office:value="-67.8" calcext:value-type="float">
            <text:p>-67,8</text:p>
          </table:table-cell>
          <table:table-cell office:value-type="float" office:value="-71.4" calcext:value-type="float">
            <text:p>-71,4</text:p>
          </table:table-cell>
          <table:table-cell office:value-type="float" office:value="-74" calcext:value-type="float">
            <text:p>-74</text:p>
          </table:table-cell>
          <table:table-cell office:value-type="float" office:value="-72.7" calcext:value-type="float">
            <text:p>-72,7</text:p>
          </table:table-cell>
          <table:table-cell office:value-type="float" office:value="-71.3" calcext:value-type="float">
            <text:p>-71,3</text:p>
          </table:table-cell>
          <table:table-cell office:value-type="float" office:value="-70.3" calcext:value-type="float">
            <text:p>-70,3</text:p>
          </table:table-cell>
          <table:table-cell office:value-type="float" office:value="-70.4" calcext:value-type="float">
            <text:p>-70,4</text:p>
          </table:table-cell>
          <table:table-cell office:value-type="float" office:value="-70.9" calcext:value-type="float">
            <text:p>-70,9</text:p>
          </table:table-cell>
          <table:table-cell office:value-type="float" office:value="-71.7" calcext:value-type="float">
            <text:p>-71,7</text:p>
          </table:table-cell>
          <table:table-cell office:value-type="float" office:value="-72.6" calcext:value-type="float">
            <text:p>-72,6</text:p>
          </table:table-cell>
          <table:table-cell office:value-type="float" office:value="-73.6" calcext:value-type="float">
            <text:p>-73,6</text:p>
          </table:table-cell>
          <table:table-cell office:value-type="float" office:value="-73.5" calcext:value-type="float">
            <text:p>-73,5</text:p>
          </table:table-cell>
          <table:table-cell office:value-type="float" office:value="-72.1" calcext:value-type="float">
            <text:p>-72,1</text:p>
          </table:table-cell>
          <table:table-cell table:number-columns-repeated="2" office:value-type="float" office:value="-71.9" calcext:value-type="float">
            <text:p>-71,9</text:p>
          </table:table-cell>
          <table:table-cell office:value-type="float" office:value="-72.1" calcext:value-type="float">
            <text:p>-72,1</text:p>
          </table:table-cell>
          <table:table-cell office:value-type="float" office:value="-71.8" calcext:value-type="float">
            <text:p>-71,8</text:p>
          </table:table-cell>
          <table:table-cell office:value-type="float" office:value="-71.1" calcext:value-type="float">
            <text:p>-71,1</text:p>
          </table:table-cell>
          <table:table-cell office:value-type="float" office:value="-70.9" calcext:value-type="float">
            <text:p>-70,9</text:p>
          </table:table-cell>
          <table:table-cell office:value-type="float" office:value="-71" calcext:value-type="float">
            <text:p>-71</text:p>
          </table:table-cell>
          <table:table-cell office:value-type="float" office:value="-70.4" calcext:value-type="float">
            <text:p>-70,4</text:p>
          </table:table-cell>
          <table:table-cell office:value-type="float" office:value="-67.9" calcext:value-type="float">
            <text:p>-67,9</text:p>
          </table:table-cell>
          <table:table-cell office:value-type="float" office:value="-66" calcext:value-type="float">
            <text:p>-66</text:p>
          </table:table-cell>
          <table:table-cell office:value-type="float" office:value="-65.8" calcext:value-type="float">
            <text:p>-65,8</text:p>
          </table:table-cell>
          <table:table-cell table:number-columns-repeated="2" office:value-type="float" office:value="-65.4" calcext:value-type="float">
            <text:p>-65,4</text:p>
          </table:table-cell>
          <table:table-cell office:value-type="float" office:value="-65.8" calcext:value-type="float">
            <text:p>-65,8</text:p>
          </table:table-cell>
          <table:table-cell office:value-type="float" office:value="-66.8" calcext:value-type="float">
            <text:p>-66,8</text:p>
          </table:table-cell>
          <table:table-cell office:value-type="float" office:value="-68" calcext:value-type="float">
            <text:p>-68</text:p>
          </table:table-cell>
          <table:table-cell office:value-type="float" office:value="-68.6" calcext:value-type="float">
            <text:p>-68,6</text:p>
          </table:table-cell>
          <table:table-cell office:value-type="float" office:value="-69.4" calcext:value-type="float">
            <text:p>-69,4</text:p>
          </table:table-cell>
          <table:table-cell office:value-type="float" office:value="-71.1" calcext:value-type="float">
            <text:p>-71,1</text:p>
          </table:table-cell>
          <table:table-cell office:value-type="float" office:value="-73.3" calcext:value-type="float">
            <text:p>-73,3</text:p>
          </table:table-cell>
          <table:table-cell office:value-type="float" office:value="-73.4" calcext:value-type="float">
            <text:p>-73,4</text:p>
          </table:table-cell>
          <table:table-cell office:value-type="float" office:value="-73.1" calcext:value-type="float">
            <text:p>-73,1</text:p>
          </table:table-cell>
          <table:table-cell office:value-type="float" office:value="-73.6" calcext:value-type="float">
            <text:p>-73,6</text:p>
          </table:table-cell>
          <table:table-cell office:value-type="float" office:value="-74.3" calcext:value-type="float">
            <text:p>-74,3</text:p>
          </table:table-cell>
          <table:table-cell office:value-type="float" office:value="-75.9" calcext:value-type="float">
            <text:p>-75,9</text:p>
          </table:table-cell>
          <table:table-cell office:value-type="float" office:value="-77.7" calcext:value-type="float">
            <text:p>-77,7</text:p>
          </table:table-cell>
          <table:table-cell office:value-type="float" office:value="-78.5" calcext:value-type="float">
            <text:p>-78,5</text:p>
          </table:table-cell>
          <table:table-cell office:value-type="float" office:value="-77.6" calcext:value-type="float">
            <text:p>-77,6</text:p>
          </table:table-cell>
          <table:table-cell office:value-type="float" office:value="-75.5" calcext:value-type="float">
            <text:p>-75,5</text:p>
          </table:table-cell>
          <table:table-cell office:value-type="float" office:value="-72.1" calcext:value-type="float">
            <text:p>-72,1</text:p>
          </table:table-cell>
          <table:table-cell office:value-type="float" office:value="-71.9" calcext:value-type="float">
            <text:p>-71,9</text:p>
          </table:table-cell>
          <table:table-cell office:value-type="float" office:value="-71.8" calcext:value-type="float">
            <text:p>-71,8</text:p>
          </table:table-cell>
          <table:table-cell office:value-type="float" office:value="-72" calcext:value-type="float">
            <text:p>-72</text:p>
          </table:table-cell>
          <table:table-cell office:value-type="float" office:value="-73.1" calcext:value-type="float">
            <text:p>-73,1</text:p>
          </table:table-cell>
          <table:table-cell office:value-type="float" office:value="-74" calcext:value-type="float">
            <text:p>-74</text:p>
          </table:table-cell>
          <table:table-cell table:number-columns-repeated="2" office:value-type="float" office:value="-74.1" calcext:value-type="float">
            <text:p>-74,1</text:p>
          </table:table-cell>
          <table:table-cell office:value-type="float" office:value="-73.5" calcext:value-type="float">
            <text:p>-73,5</text:p>
          </table:table-cell>
          <table:table-cell office:value-type="float" office:value="-70.4" calcext:value-type="float">
            <text:p>-70,4</text:p>
          </table:table-cell>
          <table:table-cell office:value-type="float" office:value="-66.7" calcext:value-type="float">
            <text:p>-66,7</text:p>
          </table:table-cell>
          <table:table-cell office:value-type="float" office:value="-67.6" calcext:value-type="float">
            <text:p>-67,6</text:p>
          </table:table-cell>
          <table:table-cell office:value-type="float" office:value="-68.4" calcext:value-type="float">
            <text:p>-68,4</text:p>
          </table:table-cell>
          <table:table-cell office:value-type="float" office:value="-68.5" calcext:value-type="float">
            <text:p>-68,5</text:p>
          </table:table-cell>
          <table:table-cell office:value-type="float" office:value="-67.2" calcext:value-type="float">
            <text:p>-67,2</text:p>
          </table:table-cell>
          <table:table-cell office:value-type="float" office:value="-67.1" calcext:value-type="float">
            <text:p>-67,1</text:p>
          </table:table-cell>
          <table:table-cell office:value-type="float" office:value="-69" calcext:value-type="float">
            <text:p>-69</text:p>
          </table:table-cell>
          <table:table-cell office:value-type="float" office:value="-69.2" calcext:value-type="float">
            <text:p>-69,2</text:p>
          </table:table-cell>
          <table:table-cell office:value-type="float" office:value="-65.6" calcext:value-type="float">
            <text:p>-65,6</text:p>
          </table:table-cell>
          <table:table-cell office:value-type="float" office:value="-61.88889" calcext:value-type="float">
            <text:p>-61,88889</text:p>
          </table:table-cell>
          <table:table-cell office:value-type="float" office:value="-60.25" calcext:value-type="float">
            <text:p>-60,25</text:p>
          </table:table-cell>
          <table:table-cell table:number-columns-repeated="898"/>
        </table:table-row>
        <table:table-row table:style-name="ro8">
          <table:table-cell table:style-name="ce5"/>
          <table:table-cell office:value-type="float" office:value="7" calcext:value-type="float">
            <text:p>7</text:p>
          </table:table-cell>
          <table:table-cell office:value-type="time" office:time-value="PT11H20M00S" calcext:value-type="time">
            <text:p>11:20:00</text:p>
          </table:table-cell>
          <table:table-cell office:value-type="string" calcext:value-type="string">
            <text:p>"B1 (1)"</text:p>
          </table:table-cell>
          <table:table-cell office:value-type="string" calcext:value-type="string">
            <text:p>"CB:5D:42:C1:F7:36"</text:p>
          </table:table-cell>
          <table:table-cell office:value-type="float" office:value="-73.7" calcext:value-type="float">
            <text:p>-73,7</text:p>
          </table:table-cell>
          <table:table-cell office:value-type="float" office:value="-74.1" calcext:value-type="float">
            <text:p>-74,1</text:p>
          </table:table-cell>
          <table:table-cell office:value-type="float" office:value="-74.3" calcext:value-type="float">
            <text:p>-74,3</text:p>
          </table:table-cell>
          <table:table-cell office:value-type="float" office:value="-71.5" calcext:value-type="float">
            <text:p>-71,5</text:p>
          </table:table-cell>
          <table:table-cell office:value-type="float" office:value="-68.8" calcext:value-type="float">
            <text:p>-68,8</text:p>
          </table:table-cell>
          <table:table-cell office:value-type="float" office:value="-65.5" calcext:value-type="float">
            <text:p>-65,5</text:p>
          </table:table-cell>
          <table:table-cell office:value-type="float" office:value="-66.1" calcext:value-type="float">
            <text:p>-66,1</text:p>
          </table:table-cell>
          <table:table-cell office:value-type="float" office:value="-66.3" calcext:value-type="float">
            <text:p>-66,3</text:p>
          </table:table-cell>
          <table:table-cell office:value-type="float" office:value="-66.2" calcext:value-type="float">
            <text:p>-66,2</text:p>
          </table:table-cell>
          <table:table-cell office:value-type="float" office:value="-65.9" calcext:value-type="float">
            <text:p>-65,9</text:p>
          </table:table-cell>
          <table:table-cell table:number-columns-repeated="2" office:value-type="float" office:value="-65.3" calcext:value-type="float">
            <text:p>-65,3</text:p>
          </table:table-cell>
          <table:table-cell office:value-type="float" office:value="-66" calcext:value-type="float">
            <text:p>-66</text:p>
          </table:table-cell>
          <table:table-cell office:value-type="float" office:value="-66.3" calcext:value-type="float">
            <text:p>-66,3</text:p>
          </table:table-cell>
          <table:table-cell office:value-type="float" office:value="-66.2" calcext:value-type="float">
            <text:p>-66,2</text:p>
          </table:table-cell>
          <table:table-cell office:value-type="float" office:value="-66.1" calcext:value-type="float">
            <text:p>-66,1</text:p>
          </table:table-cell>
          <table:table-cell table:number-columns-repeated="2" office:value-type="float" office:value="-66" calcext:value-type="float">
            <text:p>-66</text:p>
          </table:table-cell>
          <table:table-cell office:value-type="float" office:value="-66.3" calcext:value-type="float">
            <text:p>-66,3</text:p>
          </table:table-cell>
          <table:table-cell table:number-columns-repeated="2" office:value-type="float" office:value="-66.5" calcext:value-type="float">
            <text:p>-66,5</text:p>
          </table:table-cell>
          <table:table-cell office:value-type="float" office:value="-66.9" calcext:value-type="float">
            <text:p>-66,9</text:p>
          </table:table-cell>
          <table:table-cell office:value-type="float" office:value="-67.2" calcext:value-type="float">
            <text:p>-67,2</text:p>
          </table:table-cell>
          <table:table-cell office:value-type="float" office:value="-68.8" calcext:value-type="float">
            <text:p>-68,8</text:p>
          </table:table-cell>
          <table:table-cell office:value-type="float" office:value="-73" calcext:value-type="float">
            <text:p>-73</text:p>
          </table:table-cell>
          <table:table-cell office:value-type="float" office:value="-75.7" calcext:value-type="float">
            <text:p>-75,7</text:p>
          </table:table-cell>
          <table:table-cell office:value-type="float" office:value="-76" calcext:value-type="float">
            <text:p>-76</text:p>
          </table:table-cell>
          <table:table-cell office:value-type="float" office:value="-75.9" calcext:value-type="float">
            <text:p>-75,9</text:p>
          </table:table-cell>
          <table:table-cell office:value-type="float" office:value="-75.7" calcext:value-type="float">
            <text:p>-75,7</text:p>
          </table:table-cell>
          <table:table-cell office:value-type="float" office:value="-75.5" calcext:value-type="float">
            <text:p>-75,5</text:p>
          </table:table-cell>
          <table:table-cell office:value-type="float" office:value="-75.6" calcext:value-type="float">
            <text:p>-75,6</text:p>
          </table:table-cell>
          <table:table-cell office:value-type="float" office:value="-75.3" calcext:value-type="float">
            <text:p>-75,3</text:p>
          </table:table-cell>
          <table:table-cell office:value-type="float" office:value="-74.9" calcext:value-type="float">
            <text:p>-74,9</text:p>
          </table:table-cell>
          <table:table-cell office:value-type="float" office:value="-72.6" calcext:value-type="float">
            <text:p>-72,6</text:p>
          </table:table-cell>
          <table:table-cell office:value-type="float" office:value="-68.5" calcext:value-type="float">
            <text:p>-68,5</text:p>
          </table:table-cell>
          <table:table-cell office:value-type="float" office:value="-67.3" calcext:value-type="float">
            <text:p>-67,3</text:p>
          </table:table-cell>
          <table:table-cell office:value-type="float" office:value="-67.7" calcext:value-type="float">
            <text:p>-67,7</text:p>
          </table:table-cell>
          <table:table-cell office:value-type="float" office:value="-67.6" calcext:value-type="float">
            <text:p>-67,6</text:p>
          </table:table-cell>
          <table:table-cell office:value-type="float" office:value="-67.3" calcext:value-type="float">
            <text:p>-67,3</text:p>
          </table:table-cell>
          <table:table-cell office:value-type="float" office:value="-67.2" calcext:value-type="float">
            <text:p>-67,2</text:p>
          </table:table-cell>
          <table:table-cell office:value-type="float" office:value="-67.1" calcext:value-type="float">
            <text:p>-67,1</text:p>
          </table:table-cell>
          <table:table-cell office:value-type="float" office:value="-66.8" calcext:value-type="float">
            <text:p>-66,8</text:p>
          </table:table-cell>
          <table:table-cell office:value-type="float" office:value="-67" calcext:value-type="float">
            <text:p>-67</text:p>
          </table:table-cell>
          <table:table-cell office:value-type="float" office:value="-66.2" calcext:value-type="float">
            <text:p>-66,2</text:p>
          </table:table-cell>
          <table:table-cell office:value-type="float" office:value="-64.5" calcext:value-type="float">
            <text:p>-64,5</text:p>
          </table:table-cell>
          <table:table-cell table:number-columns-repeated="2" office:value-type="float" office:value="-63.8" calcext:value-type="float">
            <text:p>-63,8</text:p>
          </table:table-cell>
          <table:table-cell office:value-type="float" office:value="-64.2" calcext:value-type="float">
            <text:p>-64,2</text:p>
          </table:table-cell>
          <table:table-cell office:value-type="float" office:value="-64.1" calcext:value-type="float">
            <text:p>-64,1</text:p>
          </table:table-cell>
          <table:table-cell office:value-type="float" office:value="-63.88889" calcext:value-type="float">
            <text:p>-63,88889</text:p>
          </table:table-cell>
          <table:table-cell office:value-type="float" office:value="-64" calcext:value-type="float">
            <text:p>-64</text:p>
          </table:table-cell>
          <table:table-cell table:number-columns-repeated="968"/>
        </table:table-row>
        <table:table-row table:style-name="ro8">
          <table:table-cell table:style-name="ce5"/>
          <table:table-cell office:value-type="float" office:value="8" calcext:value-type="float">
            <text:p>8</text:p>
          </table:table-cell>
          <table:table-cell office:value-type="time" office:time-value="PT11H19M00S" calcext:value-type="time">
            <text:p>11:19:00</text:p>
          </table:table-cell>
          <table:table-cell office:value-type="string" calcext:value-type="string">
            <text:p>"B1 (1)"</text:p>
          </table:table-cell>
          <table:table-cell office:value-type="string" calcext:value-type="string">
            <text:p>"CB:5D:42:C1:F7:36"</text:p>
          </table:table-cell>
          <table:table-cell office:value-type="float" office:value="-75.7" calcext:value-type="float">
            <text:p>-75,7</text:p>
          </table:table-cell>
          <table:table-cell office:value-type="float" office:value="-77.2" calcext:value-type="float">
            <text:p>-77,2</text:p>
          </table:table-cell>
          <table:table-cell office:value-type="float" office:value="-77.1" calcext:value-type="float">
            <text:p>-77,1</text:p>
          </table:table-cell>
          <table:table-cell table:number-columns-repeated="2" office:value-type="float" office:value="-77.4" calcext:value-type="float">
            <text:p>-77,4</text:p>
          </table:table-cell>
          <table:table-cell office:value-type="float" office:value="-77.3" calcext:value-type="float">
            <text:p>-77,3</text:p>
          </table:table-cell>
          <table:table-cell office:value-type="float" office:value="-76.3" calcext:value-type="float">
            <text:p>-76,3</text:p>
          </table:table-cell>
          <table:table-cell office:value-type="float" office:value="-72.1" calcext:value-type="float">
            <text:p>-72,1</text:p>
          </table:table-cell>
          <table:table-cell table:number-columns-repeated="4" office:value-type="float" office:value="-67" calcext:value-type="float">
            <text:p>-67</text:p>
          </table:table-cell>
          <table:table-cell office:value-type="float" office:value="-67.1" calcext:value-type="float">
            <text:p>-67,1</text:p>
          </table:table-cell>
          <table:table-cell office:value-type="float" office:value="-67.3" calcext:value-type="float">
            <text:p>-67,3</text:p>
          </table:table-cell>
          <table:table-cell office:value-type="float" office:value="-67.2" calcext:value-type="float">
            <text:p>-67,2</text:p>
          </table:table-cell>
          <table:table-cell table:number-columns-repeated="2" office:value-type="float" office:value="-67" calcext:value-type="float">
            <text:p>-67</text:p>
          </table:table-cell>
          <table:table-cell office:value-type="float" office:value="-68.1" calcext:value-type="float">
            <text:p>-68,1</text:p>
          </table:table-cell>
          <table:table-cell office:value-type="float" office:value="-70.2" calcext:value-type="float">
            <text:p>-70,2</text:p>
          </table:table-cell>
          <table:table-cell office:value-type="float" office:value="-71.5" calcext:value-type="float">
            <text:p>-71,5</text:p>
          </table:table-cell>
          <table:table-cell office:value-type="float" office:value="-71.4" calcext:value-type="float">
            <text:p>-71,4</text:p>
          </table:table-cell>
          <table:table-cell office:value-type="float" office:value="-70.9" calcext:value-type="float">
            <text:p>-70,9</text:p>
          </table:table-cell>
          <table:table-cell office:value-type="float" office:value="-70.6" calcext:value-type="float">
            <text:p>-70,6</text:p>
          </table:table-cell>
          <table:table-cell office:value-type="float" office:value="-70.4" calcext:value-type="float">
            <text:p>-70,4</text:p>
          </table:table-cell>
          <table:table-cell office:value-type="float" office:value="-70.2" calcext:value-type="float">
            <text:p>-70,2</text:p>
          </table:table-cell>
          <table:table-cell table:number-columns-repeated="2" office:value-type="float" office:value="-69.9" calcext:value-type="float">
            <text:p>-69,9</text:p>
          </table:table-cell>
          <table:table-cell office:value-type="float" office:value="-72.9" calcext:value-type="float">
            <text:p>-72,9</text:p>
          </table:table-cell>
          <table:table-cell office:value-type="float" office:value="-76.9" calcext:value-type="float">
            <text:p>-76,9</text:p>
          </table:table-cell>
          <table:table-cell office:value-type="float" office:value="-77.9" calcext:value-type="float">
            <text:p>-77,9</text:p>
          </table:table-cell>
          <table:table-cell table:number-columns-repeated="2" office:value-type="float" office:value="-78.1" calcext:value-type="float">
            <text:p>-78,1</text:p>
          </table:table-cell>
          <table:table-cell table:number-columns-repeated="5" office:value-type="float" office:value="-78" calcext:value-type="float">
            <text:p>-78</text:p>
          </table:table-cell>
          <table:table-cell office:value-type="float" office:value="-74.2" calcext:value-type="float">
            <text:p>-74,2</text:p>
          </table:table-cell>
          <table:table-cell office:value-type="float" office:value="-68.8" calcext:value-type="float">
            <text:p>-68,8</text:p>
          </table:table-cell>
          <table:table-cell table:number-columns-repeated="2" office:value-type="float" office:value="-67.6" calcext:value-type="float">
            <text:p>-67,6</text:p>
          </table:table-cell>
          <table:table-cell office:value-type="float" office:value="-67.9" calcext:value-type="float">
            <text:p>-67,9</text:p>
          </table:table-cell>
          <table:table-cell office:value-type="float" office:value="-68" calcext:value-type="float">
            <text:p>-68</text:p>
          </table:table-cell>
          <table:table-cell office:value-type="float" office:value="-67.8" calcext:value-type="float">
            <text:p>-67,8</text:p>
          </table:table-cell>
          <table:table-cell office:value-type="float" office:value="-67.6" calcext:value-type="float">
            <text:p>-67,6</text:p>
          </table:table-cell>
          <table:table-cell office:value-type="float" office:value="-67.2" calcext:value-type="float">
            <text:p>-67,2</text:p>
          </table:table-cell>
          <table:table-cell office:value-type="float" office:value="-67" calcext:value-type="float">
            <text:p>-67</text:p>
          </table:table-cell>
          <table:table-cell office:value-type="float" office:value="-68.3" calcext:value-type="float">
            <text:p>-68,3</text:p>
          </table:table-cell>
          <table:table-cell office:value-type="float" office:value="-69.6" calcext:value-type="float">
            <text:p>-69,6</text:p>
          </table:table-cell>
          <table:table-cell office:value-type="float" office:value="-70.2" calcext:value-type="float">
            <text:p>-70,2</text:p>
          </table:table-cell>
          <table:table-cell table:number-columns-repeated="3" office:value-type="float" office:value="-70" calcext:value-type="float">
            <text:p>-70</text:p>
          </table:table-cell>
          <table:table-cell office:value-type="float" office:value="-70.1" calcext:value-type="float">
            <text:p>-70,1</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9" calcext:value-type="float">
            <text:p>9</text:p>
          </table:table-cell>
          <table:table-cell office:value-type="time" office:time-value="PT11H17M00S" calcext:value-type="time">
            <text:p>11:17:00</text:p>
          </table:table-cell>
          <table:table-cell office:value-type="string" calcext:value-type="string">
            <text:p>"B1 (1)"</text:p>
          </table:table-cell>
          <table:table-cell office:value-type="string" calcext:value-type="string">
            <text:p>"CB:5D:42:C1:F7:36"</text:p>
          </table:table-cell>
          <table:table-cell office:value-type="float" office:value="-77.4" calcext:value-type="float">
            <text:p>-77,4</text:p>
          </table:table-cell>
          <table:table-cell table:number-columns-repeated="2" office:value-type="float" office:value="-84.1" calcext:value-type="float">
            <text:p>-84,1</text:p>
          </table:table-cell>
          <table:table-cell office:value-type="float" office:value="-83.3" calcext:value-type="float">
            <text:p>-83,3</text:p>
          </table:table-cell>
          <table:table-cell office:value-type="float" office:value="-82.6" calcext:value-type="float">
            <text:p>-82,6</text:p>
          </table:table-cell>
          <table:table-cell office:value-type="float" office:value="-82.3" calcext:value-type="float">
            <text:p>-82,3</text:p>
          </table:table-cell>
          <table:table-cell office:value-type="float" office:value="-82.2" calcext:value-type="float">
            <text:p>-82,2</text:p>
          </table:table-cell>
          <table:table-cell office:value-type="float" office:value="-82.4" calcext:value-type="float">
            <text:p>-82,4</text:p>
          </table:table-cell>
          <table:table-cell office:value-type="float" office:value="-82.5" calcext:value-type="float">
            <text:p>-82,5</text:p>
          </table:table-cell>
          <table:table-cell office:value-type="float" office:value="-78.9" calcext:value-type="float">
            <text:p>-78,9</text:p>
          </table:table-cell>
          <table:table-cell office:value-type="float" office:value="-69.5" calcext:value-type="float">
            <text:p>-69,5</text:p>
          </table:table-cell>
          <table:table-cell office:value-type="float" office:value="-63.9" calcext:value-type="float">
            <text:p>-63,9</text:p>
          </table:table-cell>
          <table:table-cell office:value-type="float" office:value="-64.4" calcext:value-type="float">
            <text:p>-64,4</text:p>
          </table:table-cell>
          <table:table-cell table:number-columns-repeated="2" office:value-type="float" office:value="-64.5" calcext:value-type="float">
            <text:p>-64,5</text:p>
          </table:table-cell>
          <table:table-cell office:value-type="float" office:value="-64.3" calcext:value-type="float">
            <text:p>-64,3</text:p>
          </table:table-cell>
          <table:table-cell table:number-columns-repeated="2" office:value-type="float" office:value="-64.2" calcext:value-type="float">
            <text:p>-64,2</text:p>
          </table:table-cell>
          <table:table-cell office:value-type="float" office:value="-64.3" calcext:value-type="float">
            <text:p>-64,3</text:p>
          </table:table-cell>
          <table:table-cell office:value-type="float" office:value="-64" calcext:value-type="float">
            <text:p>-64</text:p>
          </table:table-cell>
          <table:table-cell office:value-type="float" office:value="-63.4" calcext:value-type="float">
            <text:p>-63,4</text:p>
          </table:table-cell>
          <table:table-cell office:value-type="float" office:value="-63.5" calcext:value-type="float">
            <text:p>-63,5</text:p>
          </table:table-cell>
          <table:table-cell office:value-type="float" office:value="-63.6" calcext:value-type="float">
            <text:p>-63,6</text:p>
          </table:table-cell>
          <table:table-cell office:value-type="float" office:value="-63.5" calcext:value-type="float">
            <text:p>-63,5</text:p>
          </table:table-cell>
          <table:table-cell office:value-type="float" office:value="-63.6" calcext:value-type="float">
            <text:p>-63,6</text:p>
          </table:table-cell>
          <table:table-cell office:value-type="float" office:value="-63.7" calcext:value-type="float">
            <text:p>-63,7</text:p>
          </table:table-cell>
          <table:table-cell table:number-columns-repeated="3" office:value-type="float" office:value="-63.9" calcext:value-type="float">
            <text:p>-63,9</text:p>
          </table:table-cell>
          <table:table-cell office:value-type="float" office:value="-69.9" calcext:value-type="float">
            <text:p>-69,9</text:p>
          </table:table-cell>
          <table:table-cell office:value-type="float" office:value="-76" calcext:value-type="float">
            <text:p>-76</text:p>
          </table:table-cell>
          <table:table-cell office:value-type="float" office:value="-79.2" calcext:value-type="float">
            <text:p>-79,2</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8" calcext:value-type="float">
            <text:p>-79,8</text:p>
          </table:table-cell>
          <table:table-cell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75.8" calcext:value-type="float">
            <text:p>-75,8</text:p>
          </table:table-cell>
          <table:table-cell office:value-type="float" office:value="-69.4" calcext:value-type="float">
            <text:p>-69,4</text:p>
          </table:table-cell>
          <table:table-cell office:value-type="float" office:value="-65" calcext:value-type="float">
            <text:p>-65</text:p>
          </table:table-cell>
          <table:table-cell office:value-type="float" office:value="-64.8" calcext:value-type="float">
            <text:p>-64,8</text:p>
          </table:table-cell>
          <table:table-cell office:value-type="float" office:value="-64.5" calcext:value-type="float">
            <text:p>-64,5</text:p>
          </table:table-cell>
          <table:table-cell office:value-type="float" office:value="-64.4" calcext:value-type="float">
            <text:p>-64,4</text:p>
          </table:table-cell>
          <table:table-cell table:number-columns-repeated="2" office:value-type="float" office:value="-64.7" calcext:value-type="float">
            <text:p>-64,7</text:p>
          </table:table-cell>
          <table:table-cell office:value-type="float" office:value="-64.4" calcext:value-type="float">
            <text:p>-64,4</text:p>
          </table:table-cell>
          <table:table-cell office:value-type="float" office:value="-64.6" calcext:value-type="float">
            <text:p>-64,6</text:p>
          </table:table-cell>
          <table:table-cell office:value-type="float" office:value="-64.5" calcext:value-type="float">
            <text:p>-64,5</text:p>
          </table:table-cell>
          <table:table-cell office:value-type="float" office:value="-64.2" calcext:value-type="float">
            <text:p>-64,2</text:p>
          </table:table-cell>
          <table:table-cell office:value-type="float" office:value="-63.7" calcext:value-type="float">
            <text:p>-63,7</text:p>
          </table:table-cell>
          <table:table-cell office:value-type="float" office:value="-63.77778" calcext:value-type="float">
            <text:p>-63,77778</text:p>
          </table:table-cell>
          <table:table-cell office:value-type="float" office:value="-63.75" calcext:value-type="float">
            <text:p>-63,75</text:p>
          </table:table-cell>
          <table:table-cell office:value-type="float" office:value="-70.2" calcext:value-type="float">
            <text:p>-70,2</text:p>
          </table:table-cell>
          <table:table-cell office:value-type="float" office:value="-70.1" calcext:value-type="float">
            <text:p>-70,1</text:p>
          </table:table-cell>
          <table:table-cell office:value-type="float" office:value="-70" calcext:value-type="float">
            <text:p>-70</text:p>
          </table:table-cell>
          <table:table-cell office:value-type="float" office:value="-72.3" calcext:value-type="float">
            <text:p>-72,3</text:p>
          </table:table-cell>
          <table:table-cell office:value-type="float" office:value="-75.3" calcext:value-type="float">
            <text:p>-75,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6" calcext:value-type="float">
            <text:p>-75,6</text:p>
          </table:table-cell>
          <table:table-cell office:value-type="float" office:value="-75.4" calcext:value-type="float">
            <text:p>-75,4</text:p>
          </table:table-cell>
          <table:table-cell table:number-columns-repeated="3" office:value-type="float" office:value="-75.3" calcext:value-type="float">
            <text:p>-75,3</text:p>
          </table:table-cell>
          <table:table-cell office:value-type="float" office:value="-72.3" calcext:value-type="float">
            <text:p>-72,3</text:p>
          </table:table-cell>
          <table:table-cell office:value-type="float" office:value="-69" calcext:value-type="float">
            <text:p>-69</text:p>
          </table:table-cell>
          <table:table-cell office:value-type="float" office:value="-67.4" calcext:value-type="float">
            <text:p>-67,4</text:p>
          </table:table-cell>
          <table:table-cell office:value-type="float" office:value="-67.2" calcext:value-type="float">
            <text:p>-67,2</text:p>
          </table:table-cell>
          <table:table-cell office:value-type="float" office:value="-66.7" calcext:value-type="float">
            <text:p>-66,7</text:p>
          </table:table-cell>
          <table:table-cell office:value-type="float" office:value="-67.1" calcext:value-type="float">
            <text:p>-67,1</text:p>
          </table:table-cell>
          <table:table-cell office:value-type="float" office:value="-68.2" calcext:value-type="float">
            <text:p>-68,2</text:p>
          </table:table-cell>
          <table:table-cell office:value-type="float" office:value="-68.9" calcext:value-type="float">
            <text:p>-68,9</text:p>
          </table:table-cell>
          <table:table-cell office:value-type="float" office:value="-69" calcext:value-type="float">
            <text:p>-69</text:p>
          </table:table-cell>
          <table:table-cell office:value-type="float" office:value="-69.3" calcext:value-type="float">
            <text:p>-69,3</text:p>
          </table:table-cell>
          <table:table-cell office:value-type="float" office:value="-70.7" calcext:value-type="float">
            <text:p>-70,7</text:p>
          </table:table-cell>
          <table:table-cell office:value-type="float" office:value="-71.6" calcext:value-type="float">
            <text:p>-71,6</text:p>
          </table:table-cell>
          <table:table-cell office:value-type="float" office:value="-70.8" calcext:value-type="float">
            <text:p>-70,8</text:p>
          </table:table-cell>
          <table:table-cell office:value-type="float" office:value="-69.9" calcext:value-type="float">
            <text:p>-69,9</text:p>
          </table:table-cell>
          <table:table-cell office:value-type="float" office:value="-69.6" calcext:value-type="float">
            <text:p>-69,6</text:p>
          </table:table-cell>
          <table:table-cell office:value-type="float" office:value="-71.5" calcext:value-type="float">
            <text:p>-71,5</text:p>
          </table:table-cell>
          <table:table-cell office:value-type="float" office:value="-73.8" calcext:value-type="float">
            <text:p>-73,8</text:p>
          </table:table-cell>
          <table:table-cell table:number-columns-repeated="935"/>
        </table:table-row>
        <table:table-row table:style-name="ro8">
          <table:table-cell table:style-name="ce5"/>
          <table:table-cell office:value-type="float" office:value="10" calcext:value-type="float">
            <text:p>10</text:p>
          </table:table-cell>
          <table:table-cell office:value-type="time" office:time-value="PT11H16M00S" calcext:value-type="time">
            <text:p>11:16:00</text:p>
          </table:table-cell>
          <table:table-cell office:value-type="string" calcext:value-type="string">
            <text:p>"B1 (1)"</text:p>
          </table:table-cell>
          <table:table-cell office:value-type="string" calcext:value-type="string">
            <text:p>"CB:5D:42:C1:F7:36"</text:p>
          </table:table-cell>
          <table:table-cell office:value-type="float" office:value="-74.4" calcext:value-type="float">
            <text:p>-74,4</text:p>
          </table:table-cell>
          <table:table-cell office:value-type="float" office:value="-71.5" calcext:value-type="float">
            <text:p>-71,5</text:p>
          </table:table-cell>
          <table:table-cell office:value-type="float" office:value="-74.3" calcext:value-type="float">
            <text:p>-74,3</text:p>
          </table:table-cell>
          <table:table-cell office:value-type="float" office:value="-74.1" calcext:value-type="float">
            <text:p>-74,1</text:p>
          </table:table-cell>
          <table:table-cell office:value-type="float" office:value="-73.6" calcext:value-type="float">
            <text:p>-73,6</text:p>
          </table:table-cell>
          <table:table-cell office:value-type="float" office:value="-73.4" calcext:value-type="float">
            <text:p>-73,4</text:p>
          </table:table-cell>
          <table:table-cell office:value-type="float" office:value="-71.6" calcext:value-type="float">
            <text:p>-71,6</text:p>
          </table:table-cell>
          <table:table-cell office:value-type="float" office:value="-73.4" calcext:value-type="float">
            <text:p>-73,4</text:p>
          </table:table-cell>
          <table:table-cell office:value-type="float" office:value="-72.7" calcext:value-type="float">
            <text:p>-72,7</text:p>
          </table:table-cell>
          <table:table-cell office:value-type="float" office:value="-71.9" calcext:value-type="float">
            <text:p>-71,9</text:p>
          </table:table-cell>
          <table:table-cell office:value-type="float" office:value="-72.3" calcext:value-type="float">
            <text:p>-72,3</text:p>
          </table:table-cell>
          <table:table-cell office:value-type="float" office:value="-71.7" calcext:value-type="float">
            <text:p>-71,7</text:p>
          </table:table-cell>
          <table:table-cell office:value-type="float" office:value="-74" calcext:value-type="float">
            <text:p>-74</text:p>
          </table:table-cell>
          <table:table-cell office:value-type="float" office:value="-73.9" calcext:value-type="float">
            <text:p>-73,9</text:p>
          </table:table-cell>
          <table:table-cell office:value-type="float" office:value="-73.8" calcext:value-type="float">
            <text:p>-73,8</text:p>
          </table:table-cell>
          <table:table-cell office:value-type="float" office:value="-75.6" calcext:value-type="float">
            <text:p>-75,6</text:p>
          </table:table-cell>
          <table:table-cell office:value-type="float" office:value="-76" calcext:value-type="float">
            <text:p>-76</text:p>
          </table:table-cell>
          <table:table-cell office:value-type="float" office:value="-78.2" calcext:value-type="float">
            <text:p>-78,2</text:p>
          </table:table-cell>
          <table:table-cell office:value-type="float" office:value="-77.5" calcext:value-type="float">
            <text:p>-77,5</text:p>
          </table:table-cell>
          <table:table-cell office:value-type="float" office:value="-75.7" calcext:value-type="float">
            <text:p>-75,7</text:p>
          </table:table-cell>
          <table:table-cell office:value-type="float" office:value="-75.5" calcext:value-type="float">
            <text:p>-75,5</text:p>
          </table:table-cell>
          <table:table-cell office:value-type="float" office:value="-75.3" calcext:value-type="float">
            <text:p>-75,3</text:p>
          </table:table-cell>
          <table:table-cell office:value-type="float" office:value="-75.2" calcext:value-type="float">
            <text:p>-75,2</text:p>
          </table:table-cell>
          <table:table-cell office:value-type="float" office:value="-74.7" calcext:value-type="float">
            <text:p>-74,7</text:p>
          </table:table-cell>
          <table:table-cell office:value-type="float" office:value="-73.3" calcext:value-type="float">
            <text:p>-73,3</text:p>
          </table:table-cell>
          <table:table-cell office:value-type="float" office:value="-73.4" calcext:value-type="float">
            <text:p>-73,4</text:p>
          </table:table-cell>
          <table:table-cell office:value-type="float" office:value="-73.5" calcext:value-type="float">
            <text:p>-73,5</text:p>
          </table:table-cell>
          <table:table-cell office:value-type="float" office:value="-73.1" calcext:value-type="float">
            <text:p>-73,1</text:p>
          </table:table-cell>
          <table:table-cell office:value-type="float" office:value="-73.2" calcext:value-type="float">
            <text:p>-73,2</text:p>
          </table:table-cell>
          <table:table-cell office:value-type="float" office:value="-71.6" calcext:value-type="float">
            <text:p>-71,6</text:p>
          </table:table-cell>
          <table:table-cell office:value-type="float" office:value="-72.7" calcext:value-type="float">
            <text:p>-72,7</text:p>
          </table:table-cell>
          <table:table-cell office:value-type="float" office:value="-72.2" calcext:value-type="float">
            <text:p>-72,2</text:p>
          </table:table-cell>
          <table:table-cell office:value-type="float" office:value="-71.5" calcext:value-type="float">
            <text:p>-71,5</text:p>
          </table:table-cell>
          <table:table-cell table:number-columns-repeated="2" office:value-type="float" office:value="-71.9" calcext:value-type="float">
            <text:p>-71,9</text:p>
          </table:table-cell>
          <table:table-cell office:value-type="float" office:value="-74.2" calcext:value-type="float">
            <text:p>-74,2</text:p>
          </table:table-cell>
          <table:table-cell office:value-type="float" office:value="-73.9" calcext:value-type="float">
            <text:p>-73,9</text:p>
          </table:table-cell>
          <table:table-cell office:value-type="float" office:value="-73.5" calcext:value-type="float">
            <text:p>-73,5</text:p>
          </table:table-cell>
          <table:table-cell office:value-type="float" office:value="-75.6" calcext:value-type="float">
            <text:p>-75,6</text:p>
          </table:table-cell>
          <table:table-cell office:value-type="float" office:value="-74.9" calcext:value-type="float">
            <text:p>-74,9</text:p>
          </table:table-cell>
          <table:table-cell office:value-type="float" office:value="-73.4" calcext:value-type="float">
            <text:p>-73,4</text:p>
          </table:table-cell>
          <table:table-cell office:value-type="float" office:value="-75.2" calcext:value-type="float">
            <text:p>-75,2</text:p>
          </table:table-cell>
          <table:table-cell office:value-type="float" office:value="-75.3" calcext:value-type="float">
            <text:p>-75,3</text:p>
          </table:table-cell>
          <table:table-cell office:value-type="float" office:value="-75.4" calcext:value-type="float">
            <text:p>-75,4</text:p>
          </table:table-cell>
          <table:table-cell office:value-type="float" office:value="-75.5" calcext:value-type="float">
            <text:p>-75,5</text:p>
          </table:table-cell>
          <table:table-cell office:value-type="float" office:value="-75.4" calcext:value-type="float">
            <text:p>-75,4</text:p>
          </table:table-cell>
          <table:table-cell office:value-type="float" office:value="-73.8" calcext:value-type="float">
            <text:p>-73,8</text:p>
          </table:table-cell>
          <table:table-cell office:value-type="float" office:value="-74" calcext:value-type="float">
            <text:p>-74</text:p>
          </table:table-cell>
          <table:table-cell office:value-type="float" office:value="-73.5" calcext:value-type="float">
            <text:p>-73,5</text:p>
          </table:table-cell>
          <table:table-cell office:value-type="float" office:value="-74.1" calcext:value-type="float">
            <text:p>-74,1</text:p>
          </table:table-cell>
          <table:table-cell office:value-type="float" office:value="-73.4" calcext:value-type="float">
            <text:p>-73,4</text:p>
          </table:table-cell>
          <table:table-cell office:value-type="float" office:value="-73.1" calcext:value-type="float">
            <text:p>-73,1</text:p>
          </table:table-cell>
          <table:table-cell office:value-type="float" office:value="-73.2" calcext:value-type="float">
            <text:p>-73,2</text:p>
          </table:table-cell>
          <table:table-cell office:value-type="float" office:value="-73.3" calcext:value-type="float">
            <text:p>-73,3</text:p>
          </table:table-cell>
          <table:table-cell office:value-type="float" office:value="-73.7" calcext:value-type="float">
            <text:p>-73,7</text:p>
          </table:table-cell>
          <table:table-cell office:value-type="float" office:value="-73.2" calcext:value-type="float">
            <text:p>-73,2</text:p>
          </table:table-cell>
          <table:table-cell office:value-type="float" office:value="-71.7" calcext:value-type="float">
            <text:p>-71,7</text:p>
          </table:table-cell>
          <table:table-cell office:value-type="float" office:value="-73.4" calcext:value-type="float">
            <text:p>-73,4</text:p>
          </table:table-cell>
          <table:table-cell office:value-type="float" office:value="-73.5" calcext:value-type="float">
            <text:p>-73,5</text:p>
          </table:table-cell>
          <table:table-cell office:value-type="float" office:value="-73.4" calcext:value-type="float">
            <text:p>-73,4</text:p>
          </table:table-cell>
          <table:table-cell office:value-type="float" office:value="-75.4" calcext:value-type="float">
            <text:p>-75,4</text:p>
          </table:table-cell>
          <table:table-cell table:number-columns-repeated="2" office:value-type="float" office:value="-76.2" calcext:value-type="float">
            <text:p>-76,2</text:p>
          </table:table-cell>
          <table:table-cell office:value-type="float" office:value="-75.7" calcext:value-type="float">
            <text:p>-75,7</text:p>
          </table:table-cell>
          <table:table-cell office:value-type="float" office:value="-76.3" calcext:value-type="float">
            <text:p>-76,3</text:p>
          </table:table-cell>
          <table:table-cell office:value-type="float" office:value="-76.6" calcext:value-type="float">
            <text:p>-76,6</text:p>
          </table:table-cell>
          <table:table-cell office:value-type="float" office:value="-76.8" calcext:value-type="float">
            <text:p>-76,8</text:p>
          </table:table-cell>
          <table:table-cell office:value-type="float" office:value="-77.4" calcext:value-type="float">
            <text:p>-77,4</text:p>
          </table:table-cell>
          <table:table-cell office:value-type="float" office:value="-77.6" calcext:value-type="float">
            <text:p>-77,6</text:p>
          </table:table-cell>
          <table:table-cell office:value-type="float" office:value="-78.4" calcext:value-type="float">
            <text:p>-78,4</text:p>
          </table:table-cell>
          <table:table-cell office:value-type="float" office:value="-76.1" calcext:value-type="float">
            <text:p>-76,1</text:p>
          </table:table-cell>
          <table:table-cell office:value-type="float" office:value="-78.4" calcext:value-type="float">
            <text:p>-78,4</text:p>
          </table:table-cell>
          <table:table-cell office:value-type="float" office:value="-75.6" calcext:value-type="float">
            <text:p>-75,6</text:p>
          </table:table-cell>
          <table:table-cell office:value-type="float" office:value="-72.9" calcext:value-type="float">
            <text:p>-72,9</text:p>
          </table:table-cell>
          <table:table-cell office:value-type="float" office:value="-75.3" calcext:value-type="float">
            <text:p>-75,3</text:p>
          </table:table-cell>
          <table:table-cell office:value-type="float" office:value="-75.9" calcext:value-type="float">
            <text:p>-75,9</text:p>
          </table:table-cell>
          <table:table-cell table:number-columns-repeated="2" office:value-type="float" office:value="-75.6" calcext:value-type="float">
            <text:p>-75,6</text:p>
          </table:table-cell>
          <table:table-cell office:value-type="float" office:value="-73.6" calcext:value-type="float">
            <text:p>-73,6</text:p>
          </table:table-cell>
          <table:table-cell office:value-type="float" office:value="-75.6" calcext:value-type="float">
            <text:p>-75,6</text:p>
          </table:table-cell>
          <table:table-cell office:value-type="float" office:value="-80.8" calcext:value-type="float">
            <text:p>-80,8</text:p>
          </table:table-cell>
          <table:table-cell office:value-type="float" office:value="-91" calcext:value-type="float">
            <text:p>-91</text:p>
          </table:table-cell>
          <table:table-cell table:number-columns-repeated="2"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office:value-type="float" office:value="-85.4" calcext:value-type="float">
            <text:p>-85,4</text:p>
          </table:table-cell>
          <table:table-cell office:value-type="float" office:value="-72.1" calcext:value-type="float">
            <text:p>-72,1</text:p>
          </table:table-cell>
          <table:table-cell office:value-type="float" office:value="-66.7" calcext:value-type="float">
            <text:p>-66,7</text:p>
          </table:table-cell>
          <table:table-cell table:number-columns-repeated="2" office:value-type="float" office:value="-66.8" calcext:value-type="float">
            <text:p>-66,8</text:p>
          </table:table-cell>
          <table:table-cell office:value-type="float" office:value="-67" calcext:value-type="float">
            <text:p>-67</text:p>
          </table:table-cell>
          <table:table-cell office:value-type="float" office:value="-67.5" calcext:value-type="float">
            <text:p>-67,5</text:p>
          </table:table-cell>
          <table:table-cell office:value-type="float" office:value="-68.3" calcext:value-type="float">
            <text:p>-68,3</text:p>
          </table:table-cell>
          <table:table-cell office:value-type="float" office:value="-69.5" calcext:value-type="float">
            <text:p>-69,5</text:p>
          </table:table-cell>
          <table:table-cell office:value-type="float" office:value="-69.7" calcext:value-type="float">
            <text:p>-69,7</text:p>
          </table:table-cell>
          <table:table-cell office:value-type="float" office:value="-70.1" calcext:value-type="float">
            <text:p>-70,1</text:p>
          </table:table-cell>
          <table:table-cell table:number-columns-repeated="2" office:value-type="float" office:value="-70.3" calcext:value-type="float">
            <text:p>-70,3</text:p>
          </table:table-cell>
          <table:table-cell office:value-type="float" office:value="-69.9" calcext:value-type="float">
            <text:p>-69,9</text:p>
          </table:table-cell>
          <table:table-cell office:value-type="float" office:value="-69.5" calcext:value-type="float">
            <text:p>-69,5</text:p>
          </table:table-cell>
          <table:table-cell office:value-type="float" office:value="-70" calcext:value-type="float">
            <text:p>-70</text:p>
          </table:table-cell>
          <table:table-cell table:number-columns-repeated="2" office:value-type="float" office:value="-70.5" calcext:value-type="float">
            <text:p>-70,5</text:p>
          </table:table-cell>
          <table:table-cell office:value-type="float" office:value="-70.1" calcext:value-type="float">
            <text:p>-70,1</text:p>
          </table:table-cell>
          <table:table-cell office:value-type="float" office:value="-70.8" calcext:value-type="float">
            <text:p>-70,8</text:p>
          </table:table-cell>
          <table:table-cell office:value-type="float" office:value="-80.5" calcext:value-type="float">
            <text:p>-80,5</text:p>
          </table:table-cell>
          <table:table-cell office:value-type="float" office:value="-89.1" calcext:value-type="float">
            <text:p>-89,1</text:p>
          </table:table-cell>
          <table:table-cell office:value-type="float" office:value="-94.2" calcext:value-type="float">
            <text:p>-94,2</text:p>
          </table:table-cell>
          <table:table-cell office:value-type="float" office:value="-95.4" calcext:value-type="float">
            <text:p>-95,4</text:p>
          </table:table-cell>
          <table:table-cell office:value-type="float" office:value="-96" calcext:value-type="float">
            <text:p>-96</text:p>
          </table:table-cell>
          <table:table-cell office:value-type="float" office:value="-95.2" calcext:value-type="float">
            <text:p>-95,2</text:p>
          </table:table-cell>
          <table:table-cell office:value-type="float" office:value="-94.4" calcext:value-type="float">
            <text:p>-94,4</text:p>
          </table:table-cell>
          <table:table-cell office:value-type="float" office:value="-92.3" calcext:value-type="float">
            <text:p>-92,3</text:p>
          </table:table-cell>
          <table:table-cell office:value-type="float" office:value="-91.3" calcext:value-type="float">
            <text:p>-91,3</text:p>
          </table:table-cell>
          <table:table-cell office:value-type="float" office:value="-90.9" calcext:value-type="float">
            <text:p>-90,9</text:p>
          </table:table-cell>
          <table:table-cell office:value-type="float" office:value="-84.1" calcext:value-type="float">
            <text:p>-84,1</text:p>
          </table:table-cell>
          <table:table-cell office:value-type="float" office:value="-73.3" calcext:value-type="float">
            <text:p>-73,3</text:p>
          </table:table-cell>
          <table:table-cell office:value-type="float" office:value="-69.3" calcext:value-type="float">
            <text:p>-69,3</text:p>
          </table:table-cell>
          <table:table-cell office:value-type="float" office:value="-69.1" calcext:value-type="float">
            <text:p>-69,1</text:p>
          </table:table-cell>
          <table:table-cell office:value-type="float" office:value="-68.4" calcext:value-type="float">
            <text:p>-68,4</text:p>
          </table:table-cell>
          <table:table-cell table:number-columns-repeated="2" office:value-type="float" office:value="-67.9" calcext:value-type="float">
            <text:p>-67,9</text:p>
          </table:table-cell>
          <table:table-cell table:number-columns-repeated="2" office:value-type="float" office:value="-67" calcext:value-type="float">
            <text:p>-67</text:p>
          </table:table-cell>
          <table:table-cell office:value-type="float" office:value="-70.9" calcext:value-type="float">
            <text:p>-70,9</text:p>
          </table:table-cell>
          <table:table-cell office:value-type="float" office:value="-73.888885" calcext:value-type="float">
            <text:p>-73,888885</text:p>
          </table:table-cell>
          <table:table-cell office:value-type="float" office:value="-73.5" calcext:value-type="float">
            <text:p>-73,5</text:p>
          </table:table-cell>
          <table:table-cell table:number-columns-repeated="891"/>
        </table:table-row>
        <table:table-row table:style-name="ro8">
          <table:table-cell table:style-name="ce5"/>
          <table:table-cell office:value-type="float" office:value="12.5" calcext:value-type="float">
            <text:p>12,5</text:p>
          </table:table-cell>
          <table:table-cell office:value-type="time" office:time-value="PT11H14M00S" calcext:value-type="time">
            <text:p>11:14:00</text:p>
          </table:table-cell>
          <table:table-cell office:value-type="string" calcext:value-type="string">
            <text:p>"B1 (1)"</text:p>
          </table:table-cell>
          <table:table-cell office:value-type="string" calcext:value-type="string">
            <text:p>"CB:5D:42:C1:F7:36"</text:p>
          </table:table-cell>
          <table:table-cell office:value-type="float" office:value="-78.8" calcext:value-type="float">
            <text:p>-78,8</text:p>
          </table:table-cell>
          <table:table-cell office:value-type="float" office:value="-79.7" calcext:value-type="float">
            <text:p>-79,7</text:p>
          </table:table-cell>
          <table:table-cell office:value-type="float" office:value="-80.1" calcext:value-type="float">
            <text:p>-80,1</text:p>
          </table:table-cell>
          <table:table-cell table:number-columns-repeated="3" office:value-type="float" office:value="-80.3" calcext:value-type="float">
            <text:p>-80,3</text:p>
          </table:table-cell>
          <table:table-cell office:value-type="float" office:value="-77.6" calcext:value-type="float">
            <text:p>-77,6</text:p>
          </table:table-cell>
          <table:table-cell office:value-type="float" office:value="-73.7" calcext:value-type="float">
            <text:p>-73,7</text:p>
          </table:table-cell>
          <table:table-cell table:number-columns-repeated="3"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3" calcext:value-type="float">
            <text:p>-72,3</text:p>
          </table:table-cell>
          <table:table-cell office:value-type="float" office:value="-72.4" calcext:value-type="float">
            <text:p>-72,4</text:p>
          </table:table-cell>
          <table:table-cell office:value-type="float" office:value="-72.5" calcext:value-type="float">
            <text:p>-72,5</text:p>
          </table:table-cell>
          <table:table-cell office:value-type="float" office:value="-73.1" calcext:value-type="float">
            <text:p>-73,1</text:p>
          </table:table-cell>
          <table:table-cell table:number-columns-repeated="2" office:value-type="float" office:value="-73.6" calcext:value-type="float">
            <text:p>-73,6</text:p>
          </table:table-cell>
          <table:table-cell office:value-type="float" office:value="-73.3" calcext:value-type="float">
            <text:p>-73,3</text:p>
          </table:table-cell>
          <table:table-cell office:value-type="float" office:value="-73.4" calcext:value-type="float">
            <text:p>-73,4</text:p>
          </table:table-cell>
          <table:table-cell office:value-type="float" office:value="-73.3" calcext:value-type="float">
            <text:p>-73,3</text:p>
          </table:table-cell>
          <table:table-cell office:value-type="float" office:value="-73.5" calcext:value-type="float">
            <text:p>-73,5</text:p>
          </table:table-cell>
          <table:table-cell table:number-columns-repeated="2" office:value-type="float" office:value="-73.3" calcext:value-type="float">
            <text:p>-73,3</text:p>
          </table:table-cell>
          <table:table-cell office:value-type="float" office:value="-73.5" calcext:value-type="float">
            <text:p>-73,5</text:p>
          </table:table-cell>
          <table:table-cell office:value-type="float" office:value="-75.5" calcext:value-type="float">
            <text:p>-75,5</text:p>
          </table:table-cell>
          <table:table-cell office:value-type="float" office:value="-78.9" calcext:value-type="float">
            <text:p>-78,9</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 calcext:value-type="float">
            <text:p>-80</text:p>
          </table:table-cell>
          <table:table-cell office:value-type="float" office:value="-79.9" calcext:value-type="float">
            <text:p>-79,9</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6.7" calcext:value-type="float">
            <text:p>-76,7</text:p>
          </table:table-cell>
          <table:table-cell office:value-type="float" office:value="-73" calcext:value-type="float">
            <text:p>-73</text:p>
          </table:table-cell>
          <table:table-cell office:value-type="float" office:value="-72.4" calcext:value-type="float">
            <text:p>-72,4</text:p>
          </table:table-cell>
          <table:table-cell office:value-type="float" office:value="-72.3" calcext:value-type="float">
            <text:p>-72,3</text:p>
          </table:table-cell>
          <table:table-cell office:value-type="float" office:value="-72.2" calcext:value-type="float">
            <text:p>-72,2</text:p>
          </table:table-cell>
          <table:table-cell office:value-type="float" office:value="-72.4" calcext:value-type="float">
            <text:p>-72,4</text:p>
          </table:table-cell>
          <table:table-cell table:number-columns-repeated="2" office:value-type="float" office:value="-72.5" calcext:value-type="float">
            <text:p>-72,5</text:p>
          </table:table-cell>
          <table:table-cell office:value-type="float" office:value="-72.4" calcext:value-type="float">
            <text:p>-72,4</text:p>
          </table:table-cell>
          <table:table-cell office:value-type="float" office:value="-72.2" calcext:value-type="float">
            <text:p>-72,2</text:p>
          </table:table-cell>
          <table:table-cell office:value-type="float" office:value="-72.77778" calcext:value-type="float">
            <text:p>-72,77778</text:p>
          </table:table-cell>
          <table:table-cell office:value-type="float" office:value="-73.75" calcext:value-type="float">
            <text:p>-73,75</text:p>
          </table:table-cell>
          <table:table-cell table:number-columns-repeated="971"/>
        </table:table-row>
        <table:table-row table:style-name="ro8">
          <table:table-cell/>
          <table:table-cell office:value-type="float" office:value="15" calcext:value-type="float">
            <text:p>15</text:p>
          </table:table-cell>
          <table:table-cell office:value-type="time" office:time-value="PT11H13M00S" calcext:value-type="time">
            <text:p>11:13:00</text:p>
          </table:table-cell>
          <table:table-cell office:value-type="string" calcext:value-type="string">
            <text:p>"B1 (1)"</text:p>
          </table:table-cell>
          <table:table-cell office:value-type="string" calcext:value-type="string">
            <text:p>"CB:5D:42:C1:F7:36"</text:p>
          </table:table-cell>
          <table:table-cell office:value-type="float" office:value="-76.4" calcext:value-type="float">
            <text:p>-76,4</text:p>
          </table:table-cell>
          <table:table-cell office:value-type="float" office:value="-75.8" calcext:value-type="float">
            <text:p>-75,8</text:p>
          </table:table-cell>
          <table:table-cell office:value-type="float" office:value="-76.3" calcext:value-type="float">
            <text:p>-76,3</text:p>
          </table:table-cell>
          <table:table-cell office:value-type="float" office:value="-77" calcext:value-type="float">
            <text:p>-77</text:p>
          </table:table-cell>
          <table:table-cell office:value-type="float" office:value="-79.4" calcext:value-type="float">
            <text:p>-79,4</text:p>
          </table:table-cell>
          <table:table-cell office:value-type="float" office:value="-82.5" calcext:value-type="float">
            <text:p>-82,5</text:p>
          </table:table-cell>
          <table:table-cell table:number-columns-repeated="2" office:value-type="float" office:value="-84.8" calcext:value-type="float">
            <text:p>-84,8</text:p>
          </table:table-cell>
          <table:table-cell office:value-type="float" office:value="-85.3" calcext:value-type="float">
            <text:p>-85,3</text:p>
          </table:table-cell>
          <table:table-cell office:value-type="float" office:value="-85.5" calcext:value-type="float">
            <text:p>-85,5</text:p>
          </table:table-cell>
          <table:table-cell office:value-type="float" office:value="-85.3" calcext:value-type="float">
            <text:p>-85,3</text:p>
          </table:table-cell>
          <table:table-cell office:value-type="float" office:value="-85.1" calcext:value-type="float">
            <text:p>-85,1</text:p>
          </table:table-cell>
          <table:table-cell office:value-type="float" office:value="-85.2" calcext:value-type="float">
            <text:p>-85,2</text:p>
          </table:table-cell>
          <table:table-cell office:value-type="float" office:value="-85.1" calcext:value-type="float">
            <text:p>-85,1</text:p>
          </table:table-cell>
          <table:table-cell office:value-type="float" office:value="-82.9" calcext:value-type="float">
            <text:p>-82,9</text:p>
          </table:table-cell>
          <table:table-cell office:value-type="float" office:value="-77.6" calcext:value-type="float">
            <text:p>-77,6</text:p>
          </table:table-cell>
          <table:table-cell table:number-columns-repeated="2" office:value-type="float" office:value="-74.8" calcext:value-type="float">
            <text:p>-74,8</text:p>
          </table:table-cell>
          <table:table-cell office:value-type="float" office:value="-74.3" calcext:value-type="float">
            <text:p>-74,3</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office:value-type="float" office:value="-75.7" calcext:value-type="float">
            <text:p>-75,7</text:p>
          </table:table-cell>
          <table:table-cell office:value-type="float" office:value="-75.8" calcext:value-type="float">
            <text:p>-75,8</text:p>
          </table:table-cell>
          <table:table-cell table:number-columns-repeated="2" office:value-type="float" office:value="-76.1" calcext:value-type="float">
            <text:p>-76,1</text:p>
          </table:table-cell>
          <table:table-cell office:value-type="float" office:value="-76" calcext:value-type="float">
            <text:p>-76</text:p>
          </table:table-cell>
          <table:table-cell office:value-type="float" office:value="-75.8" calcext:value-type="float">
            <text:p>-75,8</text:p>
          </table:table-cell>
          <table:table-cell table:number-columns-repeated="2" office:value-type="float" office:value="-75.7" calcext:value-type="float">
            <text:p>-75,7</text:p>
          </table:table-cell>
          <table:table-cell office:value-type="float" office:value="-75.5" calcext:value-type="float">
            <text:p>-75,5</text:p>
          </table:table-cell>
          <table:table-cell office:value-type="float" office:value="-75.9" calcext:value-type="float">
            <text:p>-75,9</text:p>
          </table:table-cell>
          <table:table-cell office:value-type="float" office:value="-76.2" calcext:value-type="float">
            <text:p>-76,2</text:p>
          </table:table-cell>
          <table:table-cell office:value-type="float" office:value="-76.3" calcext:value-type="float">
            <text:p>-76,3</text:p>
          </table:table-cell>
          <table:table-cell office:value-type="float" office:value="-80.7" calcext:value-type="float">
            <text:p>-80,7</text:p>
          </table:table-cell>
          <table:table-cell office:value-type="float" office:value="-87.9" calcext:value-type="float">
            <text:p>-87,9</text:p>
          </table:table-cell>
          <table:table-cell office:value-type="float" office:value="-90.7" calcext:value-type="float">
            <text:p>-90,7</text:p>
          </table:table-cell>
          <table:table-cell office:value-type="float" office:value="-90.6" calcext:value-type="float">
            <text:p>-90,6</text:p>
          </table:table-cell>
          <table:table-cell office:value-type="float" office:value="-89.6" calcext:value-type="float">
            <text:p>-89,6</text:p>
          </table:table-cell>
          <table:table-cell office:value-type="float" office:value="-86.8" calcext:value-type="float">
            <text:p>-86,8</text:p>
          </table:table-cell>
          <table:table-cell office:value-type="float" office:value="-84.8" calcext:value-type="float">
            <text:p>-84,8</text:p>
          </table:table-cell>
          <table:table-cell office:value-type="float" office:value="-85" calcext:value-type="float">
            <text:p>-85</text:p>
          </table:table-cell>
          <table:table-cell office:value-type="float" office:value="-85.4" calcext:value-type="float">
            <text:p>-85,4</text:p>
          </table:table-cell>
          <table:table-cell office:value-type="float" office:value="-85.3" calcext:value-type="float">
            <text:p>-85,3</text:p>
          </table:table-cell>
          <table:table-cell office:value-type="float" office:value="-81.2" calcext:value-type="float">
            <text:p>-81,2</text:p>
          </table:table-cell>
          <table:table-cell office:value-type="float" office:value="-77.5" calcext:value-type="float">
            <text:p>-77,5</text:p>
          </table:table-cell>
          <table:table-cell office:value-type="float" office:value="-75.7" calcext:value-type="float">
            <text:p>-75,7</text:p>
          </table:table-cell>
          <table:table-cell office:value-type="float" office:value="-75.4" calcext:value-type="float">
            <text:p>-75,4</text:p>
          </table:table-cell>
          <table:table-cell office:value-type="float" office:value="-75.3" calcext:value-type="float">
            <text:p>-75,3</text:p>
          </table:table-cell>
          <table:table-cell office:value-type="float" office:value="-75.4" calcext:value-type="float">
            <text:p>-75,4</text:p>
          </table:table-cell>
          <table:table-cell office:value-type="float" office:value="-75" calcext:value-type="float">
            <text:p>-75</text:p>
          </table:table-cell>
          <table:table-cell office:value-type="float" office:value="-74.6" calcext:value-type="float">
            <text:p>-74,6</text:p>
          </table:table-cell>
          <table:table-cell table:number-columns-repeated="2" office:value-type="float" office:value="-74.8" calcext:value-type="float">
            <text:p>-74,8</text:p>
          </table:table-cell>
          <table:table-cell office:value-type="float" office:value="-75.1" calcext:value-type="float">
            <text:p>-75,1</text:p>
          </table:table-cell>
          <table:table-cell office:value-type="float" office:value="-75.7" calcext:value-type="float">
            <text:p>-75,7</text:p>
          </table:table-cell>
          <table:table-cell table:number-columns-repeated="2" office:value-type="float" office:value="-76.2" calcext:value-type="float">
            <text:p>-76,2</text:p>
          </table:table-cell>
          <table:table-cell office:value-type="float" office:value="-76.1" calcext:value-type="float">
            <text:p>-76,1</text:p>
          </table:table-cell>
          <table:table-cell table:number-columns-repeated="2" office:value-type="float" office:value="-75.6" calcext:value-type="float">
            <text:p>-75,6</text:p>
          </table:table-cell>
          <table:table-cell office:value-type="float" office:value="-75.9" calcext:value-type="float">
            <text:p>-75,9</text:p>
          </table:table-cell>
          <table:table-cell office:value-type="float" office:value="-76.9" calcext:value-type="float">
            <text:p>-76,9</text:p>
          </table:table-cell>
          <table:table-cell office:value-type="float" office:value="-77.3" calcext:value-type="float">
            <text:p>-77,3</text:p>
          </table:table-cell>
          <table:table-cell office:value-type="float" office:value="-79.7" calcext:value-type="float">
            <text:p>-79,7</text:p>
          </table:table-cell>
          <table:table-cell office:value-type="float" office:value="-83.5" calcext:value-type="float">
            <text:p>-83,5</text:p>
          </table:table-cell>
          <table:table-cell table:number-columns-repeated="2" office:value-type="float" office:value="-85.1" calcext:value-type="float">
            <text:p>-85,1</text:p>
          </table:table-cell>
          <table:table-cell table:number-columns-repeated="4" office:value-type="float" office:value="-85" calcext:value-type="float">
            <text:p>-85</text:p>
          </table:table-cell>
          <table:table-cell office:value-type="float" office:value="-84.9" calcext:value-type="float">
            <text:p>-84,9</text:p>
          </table:table-cell>
          <table:table-cell office:value-type="float" office:value="-85" calcext:value-type="float">
            <text:p>-85</text:p>
          </table:table-cell>
          <table:table-cell office:value-type="float" office:value="-83.1" calcext:value-type="float">
            <text:p>-83,1</text:p>
          </table:table-cell>
          <table:table-cell office:value-type="float" office:value="-79" calcext:value-type="float">
            <text:p>-79</text:p>
          </table:table-cell>
          <table:table-cell office:value-type="float" office:value="-74.9" calcext:value-type="float">
            <text:p>-74,9</text:p>
          </table:table-cell>
          <table:table-cell office:value-type="float" office:value="-74.4" calcext:value-type="float">
            <text:p>-74,4</text:p>
          </table:table-cell>
          <table:table-cell office:value-type="float" office:value="-74.6" calcext:value-type="float">
            <text:p>-74,6</text:p>
          </table:table-cell>
          <table:table-cell table:number-columns-repeated="2" office:value-type="float" office:value="-75" calcext:value-type="float">
            <text:p>-75</text:p>
          </table:table-cell>
          <table:table-cell office:value-type="float" office:value="-74.6" calcext:value-type="float">
            <text:p>-74,6</text:p>
          </table:table-cell>
          <table:table-cell table:number-columns-repeated="2" office:value-type="float" office:value="-74.7" calcext:value-type="float">
            <text:p>-74,7</text:p>
          </table:table-cell>
          <table:table-cell office:value-type="float" office:value="-74.888885" calcext:value-type="float">
            <text:p>-74,888885</text:p>
          </table:table-cell>
          <table:table-cell office:value-type="float" office:value="-75.25" calcext:value-type="float">
            <text:p>-75,25</text:p>
          </table:table-cell>
          <table:table-cell table:number-columns-repeated="933"/>
        </table:table-row>
        <table:table-row table:style-name="ro8">
          <table:table-cell/>
          <table:table-cell office:value-type="float" office:value="20" calcext:value-type="float">
            <text:p>20</text:p>
          </table:table-cell>
          <table:table-cell office:value-type="time" office:time-value="PT11H10M00S" calcext:value-type="time">
            <text:p>11:10: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8.4" calcext:value-type="float">
            <text:p>-88,4</text:p>
          </table:table-cell>
          <table:table-cell office:value-type="float" office:value="-90.1" calcext:value-type="float">
            <text:p>-90,1</text:p>
          </table:table-cell>
          <table:table-cell office:value-type="float" office:value="-83.3" calcext:value-type="float">
            <text:p>-83,3</text:p>
          </table:table-cell>
          <table:table-cell office:value-type="float" office:value="-74.3" calcext:value-type="float">
            <text:p>-74,3</text:p>
          </table:table-cell>
          <table:table-cell office:value-type="float" office:value="-72.4" calcext:value-type="float">
            <text:p>-72,4</text:p>
          </table:table-cell>
          <table:table-cell table:number-columns-repeated="2" office:value-type="float" office:value="-72.2" calcext:value-type="float">
            <text:p>-72,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table:number-columns-repeated="2" office:value-type="float" office:value="-72.1" calcext:value-type="float">
            <text:p>-72,1</text:p>
          </table:table-cell>
          <table:table-cell office:value-type="float" office:value="-80.1" calcext:value-type="float">
            <text:p>-80,1</text:p>
          </table:table-cell>
          <table:table-cell office:value-type="float" office:value="-86.3" calcext:value-type="float">
            <text:p>-86,3</text:p>
          </table:table-cell>
          <table:table-cell office:value-type="float" office:value="-87.6" calcext:value-type="float">
            <text:p>-87,6</text:p>
          </table:table-cell>
          <table:table-cell office:value-type="float" office:value="-87.3" calcext:value-type="float">
            <text:p>-87,3</text:p>
          </table:table-cell>
          <table:table-cell office:value-type="float" office:value="-86.9" calcext:value-type="float">
            <text:p>-86,9</text:p>
          </table:table-cell>
          <table:table-cell office:value-type="float" office:value="-86.5" calcext:value-type="float">
            <text:p>-86,5</text:p>
          </table:table-cell>
          <table:table-cell office:value-type="float" office:value="-85.9" calcext:value-type="float">
            <text:p>-85,9</text:p>
          </table:table-cell>
          <table:table-cell office:value-type="float" office:value="-85.6" calcext:value-type="float">
            <text:p>-85,6</text:p>
          </table:table-cell>
          <table:table-cell office:value-type="float" office:value="-85.9" calcext:value-type="float">
            <text:p>-85,9</text:p>
          </table:table-cell>
          <table:table-cell table:number-columns-repeated="2" office:value-type="float" office:value="-86.3" calcext:value-type="float">
            <text:p>-86,3</text:p>
          </table:table-cell>
          <table:table-cell office:value-type="float" office:value="-86" calcext:value-type="float">
            <text:p>-86</text:p>
          </table:table-cell>
          <table:table-cell office:value-type="float" office:value="-85.7" calcext:value-type="float">
            <text:p>-85,7</text:p>
          </table:table-cell>
          <table:table-cell office:value-type="float" office:value="-85.3" calcext:value-type="float">
            <text:p>-85,3</text:p>
          </table:table-cell>
          <table:table-cell office:value-type="float" office:value="-85.4" calcext:value-type="float">
            <text:p>-85,4</text:p>
          </table:table-cell>
          <table:table-cell office:value-type="float" office:value="-85.3" calcext:value-type="float">
            <text:p>-85,3</text:p>
          </table:table-cell>
          <table:table-cell office:value-type="float" office:value="-84.9" calcext:value-type="float">
            <text:p>-84,9</text:p>
          </table:table-cell>
          <table:table-cell office:value-type="float" office:value="-84.6" calcext:value-type="float">
            <text:p>-84,6</text:p>
          </table:table-cell>
          <table:table-cell office:value-type="float" office:value="-84.3" calcext:value-type="float">
            <text:p>-84,3</text:p>
          </table:table-cell>
          <table:table-cell office:value-type="float" office:value="-84.4" calcext:value-type="float">
            <text:p>-84,4</text:p>
          </table:table-cell>
          <table:table-cell office:value-type="float" office:value="-79.7" calcext:value-type="float">
            <text:p>-79,7</text:p>
          </table:table-cell>
          <table:table-cell office:value-type="float" office:value="-73.3" calcext:value-type="float">
            <text:p>-73,3</text:p>
          </table:table-cell>
          <table:table-cell office:value-type="float" office:value="-72" calcext:value-type="float">
            <text:p>-72</text:p>
          </table:table-cell>
          <table:table-cell office:value-type="float" office:value="-72.2" calcext:value-type="float">
            <text:p>-72,2</text:p>
          </table:table-cell>
          <table:table-cell office:value-type="float" office:value="-72.5" calcext:value-type="float">
            <text:p>-72,5</text:p>
          </table:table-cell>
          <table:table-cell office:value-type="float" office:value="-72.3" calcext:value-type="float">
            <text:p>-72,3</text:p>
          </table:table-cell>
          <table:table-cell office:value-type="float" office:value="-72.1" calcext:value-type="float">
            <text:p>-72,1</text:p>
          </table:table-cell>
          <table:table-cell office:value-type="float" office:value="-72" calcext:value-type="float">
            <text:p>-72</text:p>
          </table:table-cell>
          <table:table-cell table:number-columns-repeated="2" office:value-type="float" office:value="-72.1" calcext:value-type="float">
            <text:p>-72,1</text:p>
          </table:table-cell>
          <table:table-cell office:value-type="float" office:value="-77.2" calcext:value-type="float">
            <text:p>-77,2</text:p>
          </table:table-cell>
          <table:table-cell office:value-type="float" office:value="-83.6" calcext:value-type="float">
            <text:p>-83,6</text:p>
          </table:table-cell>
          <table:table-cell office:value-type="float" office:value="-84.9" calcext:value-type="float">
            <text:p>-84,9</text:p>
          </table:table-cell>
          <table:table-cell office:value-type="float" office:value="-85" calcext:value-type="float">
            <text:p>-85</text:p>
          </table:table-cell>
          <table:table-cell office:value-type="float" office:value="-84.8" calcext:value-type="float">
            <text:p>-84,8</text:p>
          </table:table-cell>
          <table:table-cell office:value-type="float" office:value="-84.5" calcext:value-type="float">
            <text:p>-84,5</text:p>
          </table:table-cell>
          <table:table-cell office:value-type="float" office:value="-83.8" calcext:value-type="float">
            <text:p>-83,8</text:p>
          </table:table-cell>
          <table:table-cell office:value-type="float" office:value="-83.6" calcext:value-type="float">
            <text:p>-83,6</text:p>
          </table:table-cell>
          <table:table-cell table:number-columns-repeated="2" office:value-type="float" office:value="-84.3" calcext:value-type="float">
            <text:p>-84,3</text:p>
          </table:table-cell>
          <table:table-cell office:value-type="float" office:value="-83.8" calcext:value-type="float">
            <text:p>-83,8</text:p>
          </table:table-cell>
          <table:table-cell office:value-type="float" office:value="-84" calcext:value-type="float">
            <text:p>-84</text:p>
          </table:table-cell>
          <table:table-cell office:value-type="float" office:value="-83.5" calcext:value-type="float">
            <text:p>-83,5</text:p>
          </table:table-cell>
          <table:table-cell office:value-type="float" office:value="-82.2" calcext:value-type="float">
            <text:p>-82,2</text:p>
          </table:table-cell>
          <table:table-cell office:value-type="float" office:value="-82.1" calcext:value-type="float">
            <text:p>-82,1</text:p>
          </table:table-cell>
          <table:table-cell office:value-type="float" office:value="-82.6" calcext:value-type="float">
            <text:p>-82,6</text:p>
          </table:table-cell>
          <table:table-cell office:value-type="float" office:value="-82.4" calcext:value-type="float">
            <text:p>-82,4</text:p>
          </table:table-cell>
          <table:table-cell office:value-type="float" office:value="-81" calcext:value-type="float">
            <text:p>-81</text:p>
          </table:table-cell>
          <table:table-cell office:value-type="float" office:value="-80.3" calcext:value-type="float">
            <text:p>-80,3</text:p>
          </table:table-cell>
          <table:table-cell office:value-type="float" office:value="-80.4" calcext:value-type="float">
            <text:p>-80,4</text:p>
          </table:table-cell>
          <table:table-cell office:value-type="float" office:value="-78.1" calcext:value-type="float">
            <text:p>-78,1</text:p>
          </table:table-cell>
          <table:table-cell office:value-type="float" office:value="-73.9" calcext:value-type="float">
            <text:p>-73,9</text:p>
          </table:table-cell>
          <table:table-cell table:number-columns-repeated="2" office:value-type="float" office:value="-72" calcext:value-type="float">
            <text:p>-72</text:p>
          </table:table-cell>
          <table:table-cell table:number-columns-repeated="952"/>
        </table:table-row>
        <table:table-row table:style-name="ro8">
          <table:table-cell/>
          <table:table-cell office:value-type="float" office:value="25" calcext:value-type="float">
            <text:p>25</text:p>
          </table:table-cell>
          <table:table-cell office:value-type="time" office:time-value="PT11H08M00S" calcext:value-type="time">
            <text:p>11:08: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1.4" calcext:value-type="float">
            <text:p>-91,4</text:p>
          </table:table-cell>
          <table:table-cell office:value-type="float" office:value="-90.5" calcext:value-type="float">
            <text:p>-90,5</text:p>
          </table:table-cell>
          <table:table-cell office:value-type="float" office:value="-89.8" calcext:value-type="float">
            <text:p>-89,8</text:p>
          </table:table-cell>
          <table:table-cell office:value-type="float" office:value="-89.9" calcext:value-type="float">
            <text:p>-89,9</text:p>
          </table:table-cell>
          <table:table-cell office:value-type="float" office:value="-90.4" calcext:value-type="float">
            <text:p>-90,4</text:p>
          </table:table-cell>
          <table:table-cell office:value-type="float" office:value="-90.9" calcext:value-type="float">
            <text:p>-90,9</text:p>
          </table:table-cell>
          <table:table-cell office:value-type="float" office:value="-90.2" calcext:value-type="float">
            <text:p>-90,2</text:p>
          </table:table-cell>
          <table:table-cell office:value-type="float" office:value="-84.7" calcext:value-type="float">
            <text:p>-84,7</text:p>
          </table:table-cell>
          <table:table-cell office:value-type="float" office:value="-79.4" calcext:value-type="float">
            <text:p>-79,4</text:p>
          </table:table-cell>
          <table:table-cell office:value-type="float" office:value="-79" calcext:value-type="float">
            <text:p>-79</text:p>
          </table:table-cell>
          <table:table-cell office:value-type="float" office:value="-77.9" calcext:value-type="float">
            <text:p>-77,9</text:p>
          </table:table-cell>
          <table:table-cell office:value-type="float" office:value="-77.2" calcext:value-type="float">
            <text:p>-77,2</text:p>
          </table:table-cell>
          <table:table-cell office:value-type="float" office:value="-77.3" calcext:value-type="float">
            <text:p>-77,3</text:p>
          </table:table-cell>
          <table:table-cell office:value-type="float" office:value="-77" calcext:value-type="float">
            <text:p>-77</text:p>
          </table:table-cell>
          <table:table-cell office:value-type="float" office:value="-77.1" calcext:value-type="float">
            <text:p>-77,1</text:p>
          </table:table-cell>
          <table:table-cell office:value-type="float" office:value="-77.5" calcext:value-type="float">
            <text:p>-77,5</text:p>
          </table:table-cell>
          <table:table-cell office:value-type="float" office:value="-78.7" calcext:value-type="float">
            <text:p>-78,7</text:p>
          </table:table-cell>
          <table:table-cell office:value-type="float" office:value="-80.1" calcext:value-type="float">
            <text:p>-80,1</text:p>
          </table:table-cell>
          <table:table-cell table:number-columns-repeated="2" office:value-type="float" office:value="-80.5" calcext:value-type="float">
            <text:p>-80,5</text:p>
          </table:table-cell>
          <table:table-cell office:value-type="float" office:value="-80.8" calcext:value-type="float">
            <text:p>-80,8</text:p>
          </table:table-cell>
          <table:table-cell office:value-type="float" office:value="-81" calcext:value-type="float">
            <text:p>-81</text:p>
          </table:table-cell>
          <table:table-cell office:value-type="float" office:value="-80.7" calcext:value-type="float">
            <text:p>-80,7</text:p>
          </table:table-cell>
          <table:table-cell office:value-type="float" office:value="-80.4" calcext:value-type="float">
            <text:p>-80,4</text:p>
          </table:table-cell>
          <table:table-cell office:value-type="float" office:value="-80.3" calcext:value-type="float">
            <text:p>-80,3</text:p>
          </table:table-cell>
          <table:table-cell office:value-type="float" office:value="-80.7" calcext:value-type="float">
            <text:p>-80,7</text:p>
          </table:table-cell>
          <table:table-cell office:value-type="float" office:value="-82.3" calcext:value-type="float">
            <text:p>-82,3</text:p>
          </table:table-cell>
          <table:table-cell office:value-type="float" office:value="-85.3" calcext:value-type="float">
            <text:p>-85,3</text:p>
          </table:table-cell>
          <table:table-cell office:value-type="float" office:value="-87.3" calcext:value-type="float">
            <text:p>-87,3</text:p>
          </table:table-cell>
          <table:table-cell table:number-columns-repeated="2" office:value-type="float" office:value="-87.6" calcext:value-type="float">
            <text:p>-87,6</text:p>
          </table:table-cell>
          <table:table-cell office:value-type="float" office:value="-87.5" calcext:value-type="float">
            <text:p>-87,5</text:p>
          </table:table-cell>
          <table:table-cell office:value-type="float" office:value="-87.9" calcext:value-type="float">
            <text:p>-87,9</text:p>
          </table:table-cell>
          <table:table-cell office:value-type="float" office:value="-88.5" calcext:value-type="float">
            <text:p>-88,5</text:p>
          </table:table-cell>
          <table:table-cell office:value-type="float" office:value="-88.8" calcext:value-type="float">
            <text:p>-88,8</text:p>
          </table:table-cell>
          <table:table-cell office:value-type="float" office:value="-88.9" calcext:value-type="float">
            <text:p>-88,9</text:p>
          </table:table-cell>
          <table:table-cell office:value-type="float" office:value="-88.2" calcext:value-type="float">
            <text:p>-88,2</text:p>
          </table:table-cell>
          <table:table-cell office:value-type="float" office:value="-82.8" calcext:value-type="float">
            <text:p>-82,8</text:p>
          </table:table-cell>
          <table:table-cell office:value-type="float" office:value="-78.1" calcext:value-type="float">
            <text:p>-78,1</text:p>
          </table:table-cell>
          <table:table-cell office:value-type="float" office:value="-78.2" calcext:value-type="float">
            <text:p>-78,2</text:p>
          </table:table-cell>
          <table:table-cell office:value-type="float" office:value="-78.4" calcext:value-type="float">
            <text:p>-78,4</text:p>
          </table:table-cell>
          <table:table-cell office:value-type="float" office:value="-78.6" calcext:value-type="float">
            <text:p>-78,6</text:p>
          </table:table-cell>
          <table:table-cell office:value-type="float" office:value="-78.4" calcext:value-type="float">
            <text:p>-78,4</text:p>
          </table:table-cell>
          <table:table-cell office:value-type="float" office:value="-78.3" calcext:value-type="float">
            <text:p>-78,3</text:p>
          </table:table-cell>
          <table:table-cell office:value-type="float" office:value="-78.7" calcext:value-type="float">
            <text:p>-78,7</text:p>
          </table:table-cell>
          <table:table-cell office:value-type="float" office:value="-79" calcext:value-type="float">
            <text:p>-79</text:p>
          </table:table-cell>
          <table:table-cell office:value-type="float" office:value="-79.3" calcext:value-type="float">
            <text:p>-79,3</text:p>
          </table:table-cell>
          <table:table-cell office:value-type="float" office:value="-80.4" calcext:value-type="float">
            <text:p>-80,4</text:p>
          </table:table-cell>
          <table:table-cell office:value-type="float" office:value="-81.2" calcext:value-type="float">
            <text:p>-81,2</text:p>
          </table:table-cell>
          <table:table-cell office:value-type="float" office:value="-81.5" calcext:value-type="float">
            <text:p>-81,5</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79.9" calcext:value-type="float">
            <text:p>-79,9</text:p>
          </table:table-cell>
          <table:table-cell office:value-type="float" office:value="-84.5" calcext:value-type="float">
            <text:p>-84,5</text:p>
          </table:table-cell>
          <table:table-cell office:value-type="float" office:value="-89.1" calcext:value-type="float">
            <text:p>-89,1</text:p>
          </table:table-cell>
          <table:table-cell office:value-type="float" office:value="-88.9" calcext:value-type="float">
            <text:p>-88,9</text:p>
          </table:table-cell>
          <table:table-cell office:value-type="float" office:value="-88.4" calcext:value-type="float">
            <text:p>-88,4</text:p>
          </table:table-cell>
          <table:table-cell office:value-type="float" office:value="-88" calcext:value-type="float">
            <text:p>-88</text:p>
          </table:table-cell>
          <table:table-cell office:value-type="float" office:value="-88.4" calcext:value-type="float">
            <text:p>-88,4</text:p>
          </table:table-cell>
          <table:table-cell office:value-type="float" office:value="-89.1" calcext:value-type="float">
            <text:p>-89,1</text:p>
          </table:table-cell>
          <table:table-cell office:value-type="float" office:value="-90.1" calcext:value-type="float">
            <text:p>-90,1</text:p>
          </table:table-cell>
          <table:table-cell office:value-type="float" office:value="-90.5" calcext:value-type="float">
            <text:p>-90,5</text:p>
          </table:table-cell>
          <table:table-cell office:value-type="float" office:value="-90.7" calcext:value-type="float">
            <text:p>-90,7</text:p>
          </table:table-cell>
          <table:table-cell office:value-type="float" office:value="-83.6" calcext:value-type="float">
            <text:p>-83,6</text:p>
          </table:table-cell>
          <table:table-cell office:value-type="float" office:value="-76.9" calcext:value-type="float">
            <text:p>-76,9</text:p>
          </table:table-cell>
          <table:table-cell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7.5" calcext:value-type="float">
            <text:p>-77,5</text:p>
          </table:table-cell>
          <table:table-cell office:value-type="float" office:value="-77.4" calcext:value-type="float">
            <text:p>-77,4</text:p>
          </table:table-cell>
          <table:table-cell office:value-type="float" office:value="-77.3" calcext:value-type="float">
            <text:p>-77,3</text:p>
          </table:table-cell>
          <table:table-cell office:value-type="float" office:value="-77.2" calcext:value-type="float">
            <text:p>-77,2</text:p>
          </table:table-cell>
          <table:table-cell office:value-type="float" office:value="-77.7" calcext:value-type="float">
            <text:p>-77,7</text:p>
          </table:table-cell>
          <table:table-cell office:value-type="float" office:value="-78.6" calcext:value-type="float">
            <text:p>-78,6</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 calcext:value-type="float">
            <text:p>-79</text:p>
          </table:table-cell>
          <table:table-cell table:number-columns-repeated="936"/>
        </table:table-row>
        <table:table-row table:style-name="ro8">
          <table:table-cell/>
          <table:table-cell office:value-type="float" office:value="30" calcext:value-type="float">
            <text:p>30</text:p>
          </table:table-cell>
          <table:table-cell office:value-type="time" office:time-value="PT11H07M00S" calcext:value-type="time">
            <text:p>11:07:00</text:p>
          </table:table-cell>
          <table:table-cell office:value-type="string" calcext:value-type="string">
            <text:p>"B1 (1)"</text:p>
          </table:table-cell>
          <table:table-cell office:value-type="string" calcext:value-type="string">
            <text:p>"CB:5D:42:C1:F7:36"</text:p>
          </table:table-cell>
          <table:table-cell office:value-type="float" office:value="-87.4" calcext:value-type="float">
            <text:p>-87,4</text:p>
          </table:table-cell>
          <table:table-cell office:value-type="float" office:value="-87.7" calcext:value-type="float">
            <text:p>-87,7</text:p>
          </table:table-cell>
          <table:table-cell office:value-type="float" office:value="-88.2" calcext:value-type="float">
            <text:p>-88,2</text:p>
          </table:table-cell>
          <table:table-cell office:value-type="float" office:value="-89.4" calcext:value-type="float">
            <text:p>-89,4</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4.3" calcext:value-type="float">
            <text:p>-94,3</text:p>
          </table:table-cell>
          <table:table-cell office:value-type="float" office:value="-97.1" calcext:value-type="float">
            <text:p>-97,1</text:p>
          </table:table-cell>
          <table:table-cell office:value-type="float" office:value="-98.7" calcext:value-type="float">
            <text:p>-98,7</text:p>
          </table:table-cell>
          <table:table-cell office:value-type="float" office:value="-99.2" calcext:value-type="float">
            <text:p>-99,2</text:p>
          </table:table-cell>
          <table:table-cell office:value-type="float" office:value="-99.3" calcext:value-type="float">
            <text:p>-99,3</text:p>
          </table:table-cell>
          <table:table-cell office:value-type="float" office:value="-99.7" calcext:value-type="float">
            <text:p>-99,7</text:p>
          </table:table-cell>
          <table:table-cell table:number-columns-repeated="3" office:value-type="float" office:value="-99.6" calcext:value-type="float">
            <text:p>-99,6</text:p>
          </table:table-cell>
          <table:table-cell office:value-type="float" office:value="-99.2" calcext:value-type="float">
            <text:p>-99,2</text:p>
          </table:table-cell>
          <table:table-cell office:value-type="float" office:value="-98" calcext:value-type="float">
            <text:p>-98</text:p>
          </table:table-cell>
          <table:table-cell office:value-type="float" office:value="-97.5" calcext:value-type="float">
            <text:p>-97,5</text:p>
          </table:table-cell>
          <table:table-cell office:value-type="float" office:value="-97.3" calcext:value-type="float">
            <text:p>-97,3</text:p>
          </table:table-cell>
          <table:table-cell office:value-type="float" office:value="-97.9" calcext:value-type="float">
            <text:p>-97,9</text:p>
          </table:table-cell>
          <table:table-cell office:value-type="float" office:value="-98.1" calcext:value-type="float">
            <text:p>-98,1</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7.8" calcext:value-type="float">
            <text:p>-97,8</text:p>
          </table:table-cell>
          <table:table-cell office:value-type="float" office:value="-97.7" calcext:value-type="float">
            <text:p>-97,7</text:p>
          </table:table-cell>
          <table:table-cell office:value-type="float" office:value="-95" calcext:value-type="float">
            <text:p>-95</text:p>
          </table:table-cell>
          <table:table-cell office:value-type="float" office:value="-91.1" calcext:value-type="float">
            <text:p>-91,1</text:p>
          </table:table-cell>
          <table:table-cell office:value-type="float" office:value="-90.4" calcext:value-type="float">
            <text:p>-90,4</text:p>
          </table:table-cell>
          <table:table-cell office:value-type="float" office:value="-90.7" calcext:value-type="float">
            <text:p>-90,7</text:p>
          </table:table-cell>
          <table:table-cell office:value-type="float" office:value="-91" calcext:value-type="float">
            <text:p>-91</text:p>
          </table:table-cell>
          <table:table-cell office:value-type="float" office:value="-90.8" calcext:value-type="float">
            <text:p>-90,8</text:p>
          </table:table-cell>
          <table:table-cell office:value-type="float" office:value="-89.9" calcext:value-type="float">
            <text:p>-89,9</text:p>
          </table:table-cell>
          <table:table-cell office:value-type="float" office:value="-90.2" calcext:value-type="float">
            <text:p>-90,2</text:p>
          </table:table-cell>
          <table:table-cell office:value-type="float" office:value="-91.2" calcext:value-type="float">
            <text:p>-91,2</text:p>
          </table:table-cell>
          <table:table-cell office:value-type="float" office:value="-91.7" calcext:value-type="float">
            <text:p>-91,7</text:p>
          </table:table-cell>
          <table:table-cell office:value-type="float" office:value="-90.8" calcext:value-type="float">
            <text:p>-90,8</text:p>
          </table:table-cell>
          <table:table-cell office:value-type="float" office:value="-89.9" calcext:value-type="float">
            <text:p>-89,9</text:p>
          </table:table-cell>
          <table:table-cell office:value-type="float" office:value="-89.8" calcext:value-type="float">
            <text:p>-89,8</text:p>
          </table:table-cell>
          <table:table-cell office:value-type="float" office:value="-90.3" calcext:value-type="float">
            <text:p>-90,3</text:p>
          </table:table-cell>
          <table:table-cell office:value-type="float" office:value="-90.5" calcext:value-type="float">
            <text:p>-90,5</text:p>
          </table:table-cell>
          <table:table-cell office:value-type="float" office:value="-89.7" calcext:value-type="float">
            <text:p>-89,7</text:p>
          </table:table-cell>
          <table:table-cell office:value-type="float" office:value="-90.1" calcext:value-type="float">
            <text:p>-90,1</text:p>
          </table:table-cell>
          <table:table-cell office:value-type="float" office:value="-91.6" calcext:value-type="float">
            <text:p>-91,6</text:p>
          </table:table-cell>
          <table:table-cell office:value-type="float" office:value="-91.1" calcext:value-type="float">
            <text:p>-91,1</text:p>
          </table:table-cell>
          <table:table-cell office:value-type="float" office:value="-90.4" calcext:value-type="float">
            <text:p>-90,4</text:p>
          </table:table-cell>
          <table:table-cell office:value-type="float" office:value="-94" calcext:value-type="float">
            <text:p>-94</text:p>
          </table:table-cell>
          <table:table-cell office:value-type="float" office:value="-98.3" calcext:value-type="float">
            <text:p>-98,3</text:p>
          </table:table-cell>
          <table:table-cell office:value-type="float" office:value="-99.111115" calcext:value-type="float">
            <text:p>-99,111115</text:p>
          </table:table-cell>
          <table:table-cell office:value-type="float" office:value="-99.3" calcext:value-type="float">
            <text:p>-99,3</text:p>
          </table:table-cell>
          <table:table-cell table:number-columns-repeated="3" office:value-type="float" office:value="-99.4" calcext:value-type="float">
            <text:p>-99,4</text:p>
          </table:table-cell>
          <table:table-cell office:value-type="float" office:value="-99.9" calcext:value-type="float">
            <text:p>-99,9</text:p>
          </table:table-cell>
          <table:table-cell office:value-type="float" office:value="-100.1" calcext:value-type="float">
            <text:p>-100,1</text:p>
          </table:table-cell>
          <table:table-cell table:number-columns-repeated="2" office:value-type="float" office:value="-99.6" calcext:value-type="float">
            <text:p>-99,6</text:p>
          </table:table-cell>
          <table:table-cell office:value-type="float" office:value="-99.8" calcext:value-type="float">
            <text:p>-99,8</text:p>
          </table:table-cell>
          <table:table-cell office:value-type="float" office:value="-100.6" calcext:value-type="float">
            <text:p>-100,6</text:p>
          </table:table-cell>
          <table:table-cell office:value-type="float" office:value="-100.2" calcext:value-type="float">
            <text:p>-100,2</text:p>
          </table:table-cell>
          <table:table-cell office:value-type="float" office:value="-99.4" calcext:value-type="float">
            <text:p>-99,4</text:p>
          </table:table-cell>
          <table:table-cell office:value-type="float" office:value="-97.6" calcext:value-type="float">
            <text:p>-97,6</text:p>
          </table:table-cell>
          <table:table-cell office:value-type="float" office:value="-96.6" calcext:value-type="float">
            <text:p>-96,6</text:p>
          </table:table-cell>
          <table:table-cell office:value-type="float" office:value="-96.4" calcext:value-type="float">
            <text:p>-96,4</text:p>
          </table:table-cell>
          <table:table-cell office:value-type="float" office:value="-96.3" calcext:value-type="float">
            <text:p>-96,3</text:p>
          </table:table-cell>
          <table:table-cell office:value-type="float" office:value="-95.9" calcext:value-type="float">
            <text:p>-95,9</text:p>
          </table:table-cell>
          <table:table-cell table:number-columns-repeated="2" office:value-type="float" office:value="-96" calcext:value-type="float">
            <text:p>-96</text:p>
          </table:table-cell>
          <table:table-cell table:number-columns-repeated="4"/>
          <table:table-cell office:value-type="float" office:value="-99" calcext:value-type="float">
            <text:p>-99</text:p>
          </table:table-cell>
          <table:table-cell office:value-type="float" office:value="-98.833336" calcext:value-type="float">
            <text:p>-98,833336</text:p>
          </table:table-cell>
          <table:table-cell table:number-columns-repeated="6"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6" calcext:value-type="float">
            <text:p>-96,6</text:p>
          </table:table-cell>
          <table:table-cell table:number-columns-repeated="2" office:value-type="float" office:value="-96.3" calcext:value-type="float">
            <text:p>-96,3</text:p>
          </table:table-cell>
          <table:table-cell office:value-type="float" office:value="-97.6" calcext:value-type="float">
            <text:p>-97,6</text:p>
          </table:table-cell>
          <table:table-cell office:value-type="float" office:value="-98.4" calcext:value-type="float">
            <text:p>-98,4</text:p>
          </table:table-cell>
          <table:table-cell office:value-type="float" office:value="-97.7" calcext:value-type="float">
            <text:p>-97,7</text:p>
          </table:table-cell>
          <table:table-cell table:number-columns-repeated="2" office:value-type="float" office:value="-95.7" calcext:value-type="float">
            <text:p>-95,7</text:p>
          </table:table-cell>
          <table:table-cell office:value-type="float" office:value="-96.3" calcext:value-type="float">
            <text:p>-96,3</text:p>
          </table:table-cell>
          <table:table-cell office:value-type="float" office:value="-96.8" calcext:value-type="float">
            <text:p>-96,8</text:p>
          </table:table-cell>
          <table:table-cell office:value-type="float" office:value="-95.6" calcext:value-type="float">
            <text:p>-95,6</text:p>
          </table:table-cell>
          <table:table-cell office:value-type="float" office:value="-94.2" calcext:value-type="float">
            <text:p>-94,2</text:p>
          </table:table-cell>
          <table:table-cell office:value-type="float" office:value="-94.8" calcext:value-type="float">
            <text:p>-94,8</text:p>
          </table:table-cell>
          <table:table-cell office:value-type="float" office:value="-97" calcext:value-type="float">
            <text:p>-97</text:p>
          </table:table-cell>
          <table:table-cell office:value-type="float" office:value="-95.4" calcext:value-type="float">
            <text:p>-95,4</text:p>
          </table:table-cell>
          <table:table-cell office:value-type="float" office:value="-92.6" calcext:value-type="float">
            <text:p>-92,6</text:p>
          </table:table-cell>
          <table:table-cell office:value-type="float" office:value="-91.3" calcext:value-type="float">
            <text:p>-91,3</text:p>
          </table:table-cell>
          <table:table-cell office:value-type="float" office:value="-91.6" calcext:value-type="float">
            <text:p>-91,6</text:p>
          </table:table-cell>
          <table:table-cell office:value-type="float" office:value="-92.875" calcext:value-type="float">
            <text:p>-92,875</text:p>
          </table:table-cell>
          <table:table-cell office:value-type="float" office:value="-93.25" calcext:value-type="float">
            <text:p>-93,25</text:p>
          </table:table-cell>
          <table:table-cell table:number-columns-repeated="916"/>
        </table:table-row>
        <table:table-row table:style-name="ro8">
          <table:table-cell/>
          <table:table-cell office:value-type="float" office:value="35" calcext:value-type="float">
            <text:p>35</text:p>
          </table:table-cell>
          <table:table-cell office:value-type="time" office:time-value="PT11H05M00S" calcext:value-type="time">
            <text:p>11:05:00</text:p>
          </table:table-cell>
          <table:table-cell office:value-type="string" calcext:value-type="string">
            <text:p>"B1 (1)"</text:p>
          </table:table-cell>
          <table:table-cell office:value-type="string" calcext:value-type="string">
            <text:p>"CB:5D:42:C1:F7:36"</text:p>
          </table:table-cell>
          <table:table-cell office:value-type="float" office:value="-82.9" calcext:value-type="float">
            <text:p>-82,9</text:p>
          </table:table-cell>
          <table:table-cell office:value-type="float" office:value="-85" calcext:value-type="float">
            <text:p>-85</text:p>
          </table:table-cell>
          <table:table-cell office:value-type="float" office:value="-87.7" calcext:value-type="float">
            <text:p>-87,7</text:p>
          </table:table-cell>
          <table:table-cell office:value-type="float" office:value="-87.9" calcext:value-type="float">
            <text:p>-87,9</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1" calcext:value-type="float">
            <text:p>-85,1</text:p>
          </table:table-cell>
          <table:table-cell office:value-type="float" office:value="-80.9" calcext:value-type="float">
            <text:p>-80,9</text:p>
          </table:table-cell>
          <table:table-cell office:value-type="float" office:value="-76.5" calcext:value-type="float">
            <text:p>-76,5</text:p>
          </table:table-cell>
          <table:table-cell table:number-columns-repeated="2" office:value-type="float" office:value="-76.4" calcext:value-type="float">
            <text:p>-76,4</text:p>
          </table:table-cell>
          <table:table-cell office:value-type="float" office:value="-76.6" calcext:value-type="float">
            <text:p>-76,6</text:p>
          </table:table-cell>
          <table:table-cell office:value-type="float" office:value="-77" calcext:value-type="float">
            <text:p>-77</text:p>
          </table:table-cell>
          <table:table-cell table:number-columns-repeated="2" office:value-type="float" office:value="-77.3" calcext:value-type="float">
            <text:p>-77,3</text:p>
          </table:table-cell>
          <table:table-cell office:value-type="float" office:value="-76.9" calcext:value-type="float">
            <text:p>-76,9</text:p>
          </table:table-cell>
          <table:table-cell office:value-type="float" office:value="-77.9" calcext:value-type="float">
            <text:p>-77,9</text:p>
          </table:table-cell>
          <table:table-cell office:value-type="float" office:value="-79.7" calcext:value-type="float">
            <text:p>-79,7</text:p>
          </table:table-cell>
          <table:table-cell office:value-type="float" office:value="-80.2" calcext:value-type="float">
            <text:p>-80,2</text:p>
          </table:table-cell>
          <table:table-cell office:value-type="float" office:value="-80" calcext:value-type="float">
            <text:p>-80</text:p>
          </table:table-cell>
          <table:table-cell office:value-type="float" office:value="-80.1" calcext:value-type="float">
            <text:p>-80,1</text:p>
          </table:table-cell>
          <table:table-cell office:value-type="float" office:value="-79.8" calcext:value-type="float">
            <text:p>-79,8</text:p>
          </table:table-cell>
          <table:table-cell office:value-type="float" office:value="-79.7" calcext:value-type="float">
            <text:p>-79,7</text:p>
          </table:table-cell>
          <table:table-cell office:value-type="float" office:value="-80" calcext:value-type="float">
            <text:p>-80</text:p>
          </table:table-cell>
          <table:table-cell table:number-columns-repeated="2" office:value-type="float" office:value="-79.9" calcext:value-type="float">
            <text:p>-79,9</text:p>
          </table:table-cell>
          <table:table-cell office:value-type="float" office:value="-81.7" calcext:value-type="float">
            <text:p>-81,7</text:p>
          </table:table-cell>
          <table:table-cell office:value-type="float" office:value="-84.5" calcext:value-type="float">
            <text:p>-84,5</text:p>
          </table:table-cell>
          <table:table-cell office:value-type="float" office:value="-87.2" calcext:value-type="float">
            <text:p>-87,2</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6" calcext:value-type="float">
            <text:p>-87,6</text:p>
          </table:table-cell>
          <table:table-cell office:value-type="float" office:value="-87.4" calcext:value-type="float">
            <text:p>-87,4</text:p>
          </table:table-cell>
          <table:table-cell office:value-type="float" office:value="-87.1" calcext:value-type="float">
            <text:p>-87,1</text:p>
          </table:table-cell>
          <table:table-cell office:value-type="float" office:value="-85.4" calcext:value-type="float">
            <text:p>-85,4</text:p>
          </table:table-cell>
          <table:table-cell office:value-type="float" office:value="-80.8" calcext:value-type="float">
            <text:p>-80,8</text:p>
          </table:table-cell>
          <table:table-cell office:value-type="float" office:value="-77.4" calcext:value-type="float">
            <text:p>-77,4</text:p>
          </table:table-cell>
          <table:table-cell office:value-type="float" office:value="-77.3" calcext:value-type="float">
            <text:p>-77,3</text:p>
          </table:table-cell>
          <table:table-cell office:value-type="float" office:value="-77.6" calcext:value-type="float">
            <text:p>-77,6</text:p>
          </table:table-cell>
          <table:table-cell office:value-type="float" office:value="-77.7" calcext:value-type="float">
            <text:p>-77,7</text:p>
          </table:table-cell>
          <table:table-cell table:number-columns-repeated="2" office:value-type="float" office:value="-77.3" calcext:value-type="float">
            <text:p>-77,3</text:p>
          </table:table-cell>
          <table:table-cell table:number-columns-repeated="2" office:value-type="float" office:value="-77.4" calcext:value-type="float">
            <text:p>-77,4</text:p>
          </table:table-cell>
          <table:table-cell office:value-type="float" office:value="-77.8" calcext:value-type="float">
            <text:p>-77,8</text:p>
          </table:table-cell>
          <table:table-cell office:value-type="float" office:value="-78.7" calcext:value-type="float">
            <text:p>-78,7</text:p>
          </table:table-cell>
          <table:table-cell office:value-type="float" office:value="-79.4" calcext:value-type="float">
            <text:p>-79,4</text:p>
          </table:table-cell>
          <table:table-cell office:value-type="float" office:value="-79.6" calcext:value-type="float">
            <text:p>-79,6</text:p>
          </table:table-cell>
          <table:table-cell table:number-columns-repeated="2" office:value-type="float" office:value="-79.7" calcext:value-type="float">
            <text:p>-79,7</text:p>
          </table:table-cell>
          <table:table-cell office:value-type="float" office:value="-79.8" calcext:value-type="float">
            <text:p>-79,8</text:p>
          </table:table-cell>
          <table:table-cell table:number-columns-repeated="2" office:value-type="float" office:value="-79.9" calcext:value-type="float">
            <text:p>-79,9</text:p>
          </table:table-cell>
          <table:table-cell office:value-type="float" office:value="-80" calcext:value-type="float">
            <text:p>-80</text:p>
          </table:table-cell>
          <table:table-cell office:value-type="float" office:value="-80.8" calcext:value-type="float">
            <text:p>-80,8</text:p>
          </table:table-cell>
          <table:table-cell office:value-type="float" office:value="-84.5" calcext:value-type="float">
            <text:p>-84,5</text:p>
          </table:table-cell>
          <table:table-cell table:number-columns-repeated="3" office:value-type="float" office:value="-87.4" calcext:value-type="float">
            <text:p>-87,4</text:p>
          </table:table-cell>
          <table:table-cell office:value-type="float" office:value="-87.8" calcext:value-type="float">
            <text:p>-87,8</text:p>
          </table:table-cell>
          <table:table-cell office:value-type="float" office:value="-87.6" calcext:value-type="float">
            <text:p>-87,6</text:p>
          </table:table-cell>
          <table:table-cell table:number-columns-repeated="2" office:value-type="float" office:value="-86.8" calcext:value-type="float">
            <text:p>-86,8</text:p>
          </table:table-cell>
          <table:table-cell office:value-type="float" office:value="-87.2" calcext:value-type="float">
            <text:p>-87,2</text:p>
          </table:table-cell>
          <table:table-cell office:value-type="float" office:value="-85.7" calcext:value-type="float">
            <text:p>-85,7</text:p>
          </table:table-cell>
          <table:table-cell office:value-type="float" office:value="-82" calcext:value-type="float">
            <text:p>-82</text:p>
          </table:table-cell>
          <table:table-cell office:value-type="float" office:value="-79.7" calcext:value-type="float">
            <text:p>-79,7</text:p>
          </table:table-cell>
          <table:table-cell office:value-type="float" office:value="-79.5" calcext:value-type="float">
            <text:p>-79,5</text:p>
          </table:table-cell>
          <table:table-cell table:number-columns-repeated="2" office:value-type="float" office:value="-79.6" calcext:value-type="float">
            <text:p>-79,6</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79.4" calcext:value-type="float">
            <text:p>-79,4</text:p>
          </table:table-cell>
          <table:table-cell office:value-type="float" office:value="-79.6" calcext:value-type="float">
            <text:p>-79,6</text:p>
          </table:table-cell>
          <table:table-cell office:value-type="float" office:value="-80.3" calcext:value-type="float">
            <text:p>-80,3</text:p>
          </table:table-cell>
          <table:table-cell office:value-type="float" office:value="-81.22222" calcext:value-type="float">
            <text:p>-81,22222</text:p>
          </table:table-cell>
          <table:table-cell office:value-type="float" office:value="-80.75" calcext:value-type="float">
            <text:p>-80,75</text:p>
          </table:table-cell>
          <table:table-cell table:number-columns-repeated="935"/>
        </table:table-row>
        <table:table-row table:style-name="ro8">
          <table:table-cell/>
          <table:table-cell office:value-type="float" office:value="40" calcext:value-type="float">
            <text:p>40</text:p>
          </table:table-cell>
          <table:table-cell office:value-type="time" office:time-value="PT11H04M00S" calcext:value-type="time">
            <text:p>11:04:00</text:p>
          </table:table-cell>
          <table:table-cell office:value-type="string" calcext:value-type="string">
            <text:p>"B1 (1)"</text:p>
          </table:table-cell>
          <table:table-cell office:value-type="string" calcext:value-type="string">
            <text:p>"CB:5D:42:C1:F7:36"</text:p>
          </table:table-cell>
          <table:table-cell office:value-type="float" office:value="-83.8" calcext:value-type="float">
            <text:p>-83,8</text:p>
          </table:table-cell>
          <table:table-cell office:value-type="float" office:value="-83.1" calcext:value-type="float">
            <text:p>-83,1</text:p>
          </table:table-cell>
          <table:table-cell table:number-columns-repeated="3" office:value-type="float" office:value="-83.4" calcext:value-type="float">
            <text:p>-83,4</text:p>
          </table:table-cell>
          <table:table-cell office:value-type="float" office:value="-83.3" calcext:value-type="float">
            <text:p>-83,3</text:p>
          </table:table-cell>
          <table:table-cell office:value-type="float" office:value="-83.5" calcext:value-type="float">
            <text:p>-83,5</text:p>
          </table:table-cell>
          <table:table-cell office:value-type="float" office:value="-85.1" calcext:value-type="float">
            <text:p>-85,1</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 calcext:value-type="float">
            <text:p>-86</text:p>
          </table:table-cell>
          <table:table-cell table:number-columns-repeated="2" office:value-type="float" office:value="-86.1" calcext:value-type="float">
            <text:p>-86,1</text:p>
          </table:table-cell>
          <table:table-cell office:value-type="float" office:value="-87.1" calcext:value-type="float">
            <text:p>-87,1</text:p>
          </table:table-cell>
          <table:table-cell office:value-type="float" office:value="-88.5" calcext:value-type="float">
            <text:p>-88,5</text:p>
          </table:table-cell>
          <table:table-cell office:value-type="float" office:value="-89.8" calcext:value-type="float">
            <text:p>-89,8</text:p>
          </table:table-cell>
          <table:table-cell office:value-type="float" office:value="-87.8" calcext:value-type="float">
            <text:p>-87,8</text:p>
          </table:table-cell>
          <table:table-cell office:value-type="float" office:value="-84.8" calcext:value-type="float">
            <text:p>-84,8</text:p>
          </table:table-cell>
          <table:table-cell office:value-type="float" office:value="-83.8" calcext:value-type="float">
            <text:p>-83,8</text:p>
          </table:table-cell>
          <table:table-cell office:value-type="float" office:value="-83.6" calcext:value-type="float">
            <text:p>-83,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5" calcext:value-type="float">
            <text:p>-81,5</text:p>
          </table:table-cell>
          <table:table-cell office:value-type="float" office:value="-81.8" calcext:value-type="float">
            <text:p>-81,8</text:p>
          </table:table-cell>
          <table:table-cell office:value-type="float" office:value="-81.9" calcext:value-type="float">
            <text:p>-81,9</text:p>
          </table:table-cell>
          <table:table-cell office:value-type="float" office:value="-82.3" calcext:value-type="float">
            <text:p>-82,3</text:p>
          </table:table-cell>
          <table:table-cell office:value-type="float" office:value="-82.9" calcext:value-type="float">
            <text:p>-82,9</text:p>
          </table:table-cell>
          <table:table-cell office:value-type="float" office:value="-83.6" calcext:value-type="float">
            <text:p>-83,6</text:p>
          </table:table-cell>
          <table:table-cell office:value-type="float" office:value="-83.7" calcext:value-type="float">
            <text:p>-83,7</text:p>
          </table:table-cell>
          <table:table-cell office:value-type="float" office:value="-83.3" calcext:value-type="float">
            <text:p>-83,3</text:p>
          </table:table-cell>
          <table:table-cell office:value-type="float" office:value="-83" calcext:value-type="float">
            <text:p>-83</text:p>
          </table:table-cell>
          <table:table-cell table:number-columns-repeated="2" office:value-type="float" office:value="-82.9" calcext:value-type="float">
            <text:p>-82,9</text:p>
          </table:table-cell>
          <table:table-cell table:number-columns-repeated="2" office:value-type="float" office:value="-82.8" calcext:value-type="float">
            <text:p>-82,8</text:p>
          </table:table-cell>
          <table:table-cell office:value-type="float" office:value="-84.1" calcext:value-type="float">
            <text:p>-84,1</text:p>
          </table:table-cell>
          <table:table-cell office:value-type="float" office:value="-86.2" calcext:value-type="float">
            <text:p>-86,2</text:p>
          </table:table-cell>
          <table:table-cell table:number-columns-repeated="2" office:value-type="float" office:value="-86.9" calcext:value-type="float">
            <text:p>-86,9</text:p>
          </table:table-cell>
          <table:table-cell table:number-columns-repeated="3" office:value-type="float" office:value="-87" calcext:value-type="float">
            <text:p>-87</text:p>
          </table:table-cell>
          <table:table-cell table:number-columns-repeated="2" office:value-type="float" office:value="-87.1" calcext:value-type="float">
            <text:p>-87,1</text:p>
          </table:table-cell>
          <table:table-cell office:value-type="float" office:value="-87" calcext:value-type="float">
            <text:p>-87</text:p>
          </table:table-cell>
          <table:table-cell office:value-type="float" office:value="-85.3" calcext:value-type="float">
            <text:p>-85,3</text:p>
          </table:table-cell>
          <table:table-cell office:value-type="float" office:value="-83.6" calcext:value-type="float">
            <text:p>-83,6</text:p>
          </table:table-cell>
          <table:table-cell table:number-columns-repeated="2" office:value-type="float" office:value="-82.7" calcext:value-type="float">
            <text:p>-82,7</text:p>
          </table:table-cell>
          <table:table-cell office:value-type="float" office:value="-83.1" calcext:value-type="float">
            <text:p>-83,1</text:p>
          </table:table-cell>
          <table:table-cell office:value-type="float" office:value="-83.2" calcext:value-type="float">
            <text:p>-83,2</text:p>
          </table:table-cell>
          <table:table-cell office:value-type="float" office:value="-83" calcext:value-type="float">
            <text:p>-83</text:p>
          </table:table-cell>
          <table:table-cell office:value-type="float" office:value="-82.1" calcext:value-type="float">
            <text:p>-82,1</text:p>
          </table:table-cell>
          <table:table-cell office:value-type="float" office:value="-81.4" calcext:value-type="float">
            <text:p>-81,4</text:p>
          </table:table-cell>
          <table:table-cell office:value-type="float" office:value="-81.5" calcext:value-type="float">
            <text:p>-81,5</text:p>
          </table:table-cell>
          <table:table-cell office:value-type="float" office:value="-82" calcext:value-type="float">
            <text:p>-82</text:p>
          </table:table-cell>
          <table:table-cell office:value-type="float" office:value="-82.5" calcext:value-type="float">
            <text:p>-82,5</text:p>
          </table:table-cell>
          <table:table-cell office:value-type="float" office:value="-82.6" calcext:value-type="float">
            <text:p>-82,6</text:p>
          </table:table-cell>
          <table:table-cell office:value-type="float" office:value="-82.9" calcext:value-type="float">
            <text:p>-82,9</text:p>
          </table:table-cell>
          <table:table-cell office:value-type="float" office:value="-82.8" calcext:value-type="float">
            <text:p>-82,8</text:p>
          </table:table-cell>
          <table:table-cell office:value-type="float" office:value="-82.6" calcext:value-type="float">
            <text:p>-82,6</text:p>
          </table:table-cell>
          <table:table-cell office:value-type="float" office:value="-82.4" calcext:value-type="float">
            <text:p>-82,4</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3.7" calcext:value-type="float">
            <text:p>-83,7</text:p>
          </table:table-cell>
          <table:table-cell office:value-type="float" office:value="-85.1" calcext:value-type="float">
            <text:p>-85,1</text:p>
          </table:table-cell>
          <table:table-cell table:number-columns-repeated="2" office:value-type="float" office:value="-85.8" calcext:value-type="float">
            <text:p>-85,8</text:p>
          </table:table-cell>
          <table:table-cell office:value-type="float" office:value="-86.1" calcext:value-type="float">
            <text:p>-86,1</text:p>
          </table:table-cell>
          <table:table-cell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5.7" calcext:value-type="float">
            <text:p>-85,7</text:p>
          </table:table-cell>
          <table:table-cell office:value-type="float" office:value="-85.6" calcext:value-type="float">
            <text:p>-85,6</text:p>
          </table:table-cell>
          <table:table-cell office:value-type="float" office:value="-84.4" calcext:value-type="float">
            <text:p>-84,4</text:p>
          </table:table-cell>
          <table:table-cell office:value-type="float" office:value="-82.5" calcext:value-type="float">
            <text:p>-82,5</text:p>
          </table:table-cell>
          <table:table-cell office:value-type="float" office:value="-82" calcext:value-type="float">
            <text:p>-82</text:p>
          </table:table-cell>
          <table:table-cell office:value-type="float" office:value="-81.9" calcext:value-type="float">
            <text:p>-81,9</text:p>
          </table:table-cell>
          <table:table-cell office:value-type="float" office:value="-81.7" calcext:value-type="float">
            <text:p>-81,7</text:p>
          </table:table-cell>
          <table:table-cell office:value-type="float" office:value="-81.5" calcext:value-type="float">
            <text:p>-81,5</text:p>
          </table:table-cell>
          <table:table-cell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2" calcext:value-type="float">
            <text:p>-82</text:p>
          </table:table-cell>
          <table:table-cell office:value-type="float" office:value="-82.4" calcext:value-type="float">
            <text:p>-82,4</text:p>
          </table:table-cell>
          <table:table-cell office:value-type="float" office:value="-82.5" calcext:value-type="float">
            <text:p>-82,5</text:p>
          </table:table-cell>
          <table:table-cell office:value-type="float" office:value="-82.2" calcext:value-type="float">
            <text:p>-82,2</text:p>
          </table:table-cell>
          <table:table-cell office:value-type="float" office:value="-82.5" calcext:value-type="float">
            <text:p>-82,5</text:p>
          </table:table-cell>
          <table:table-cell office:value-type="float" office:value="-83.6" calcext:value-type="float">
            <text:p>-83,6</text:p>
          </table:table-cell>
          <table:table-cell office:value-type="float" office:value="-84.3" calcext:value-type="float">
            <text:p>-84,3</text:p>
          </table:table-cell>
          <table:table-cell office:value-type="float" office:value="-84.1" calcext:value-type="float">
            <text:p>-84,1</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4.4" calcext:value-type="float">
            <text:p>-84,4</text:p>
          </table:table-cell>
          <table:table-cell office:value-type="float" office:value="-85.5" calcext:value-type="float">
            <text:p>-85,5</text:p>
          </table:table-cell>
          <table:table-cell office:value-type="float" office:value="-85.6" calcext:value-type="float">
            <text:p>-85,6</text:p>
          </table:table-cell>
          <table:table-cell office:value-type="float" office:value="-85.5" calcext:value-type="float">
            <text:p>-85,5</text:p>
          </table:table-cell>
          <table:table-cell table:number-columns-repeated="2"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table:number-columns-repeated="2" office:value-type="float" office:value="-85.8" calcext:value-type="float">
            <text:p>-85,8</text:p>
          </table:table-cell>
          <table:table-cell office:value-type="float" office:value="-84.6" calcext:value-type="float">
            <text:p>-84,6</text:p>
          </table:table-cell>
          <table:table-cell office:value-type="float" office:value="-82.6" calcext:value-type="float">
            <text:p>-82,6</text:p>
          </table:table-cell>
          <table:table-cell office:value-type="float" office:value="-81.6" calcext:value-type="float">
            <text:p>-81,6</text:p>
          </table:table-cell>
          <table:table-cell office:value-type="float" office:value="-81.4" calcext:value-type="float">
            <text:p>-81,4</text:p>
          </table:table-cell>
          <table:table-cell office:value-type="float" office:value="-81.3" calcext:value-type="float">
            <text:p>-81,3</text:p>
          </table:table-cell>
          <table:table-cell table:number-columns-repeated="4" office:value-type="float" office:value="-81.2" calcext:value-type="float">
            <text:p>-81,2</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1.8" calcext:value-type="float">
            <text:p>-81,8</text:p>
          </table:table-cell>
          <table:table-cell office:value-type="float" office:value="-81.9" calcext:value-type="float">
            <text:p>-81,9</text:p>
          </table:table-cell>
          <table:table-cell office:value-type="float" office:value="-82.1" calcext:value-type="float">
            <text:p>-82,1</text:p>
          </table:table-cell>
          <table:table-cell office:value-type="float" office:value="-82" calcext:value-type="float">
            <text:p>-82</text:p>
          </table:table-cell>
          <table:table-cell office:value-type="float" office:value="-81.8" calcext:value-type="float">
            <text:p>-81,8</text:p>
          </table:table-cell>
          <table:table-cell office:value-type="float" office:value="-81.7" calcext:value-type="float">
            <text:p>-81,7</text:p>
          </table:table-cell>
          <table:table-cell table:number-columns-repeated="2" office:value-type="float" office:value="-81.4" calcext:value-type="float">
            <text:p>-81,4</text:p>
          </table:table-cell>
          <table:table-cell table:number-columns-repeated="892"/>
        </table:table-row>
        <table:table-row table:style-name="ro8">
          <table:table-cell/>
          <table:table-cell office:value-type="float" office:value="45" calcext:value-type="float">
            <text:p>45</text:p>
          </table:table-cell>
          <table:table-cell office:value-type="time" office:time-value="PT11H02M00S" calcext:value-type="time">
            <text:p>11:02:00</text:p>
          </table:table-cell>
          <table:table-cell office:value-type="string" calcext:value-type="string">
            <text:p>"B1 (1)"</text:p>
          </table:table-cell>
          <table:table-cell office:value-type="string" calcext:value-type="string">
            <text:p>"CB:5D:42:C1:F7:36"</text:p>
          </table:table-cell>
          <table:table-cell office:value-type="float" office:value="-81" calcext:value-type="float">
            <text:p>-81</text:p>
          </table:table-cell>
          <table:table-cell office:value-type="float" office:value="-81.2" calcext:value-type="float">
            <text:p>-81,2</text:p>
          </table:table-cell>
          <table:table-cell office:value-type="float" office:value="-82.2" calcext:value-type="float">
            <text:p>-82,2</text:p>
          </table:table-cell>
          <table:table-cell office:value-type="float" office:value="-85.2" calcext:value-type="float">
            <text:p>-85,2</text:p>
          </table:table-cell>
          <table:table-cell office:value-type="float" office:value="-88.3" calcext:value-type="float">
            <text:p>-88,3</text:p>
          </table:table-cell>
          <table:table-cell office:value-type="float" office:value="-90" calcext:value-type="float">
            <text:p>-90</text:p>
          </table:table-cell>
          <table:table-cell office:value-type="float" office:value="-89.4" calcext:value-type="float">
            <text:p>-89,4</text:p>
          </table:table-cell>
          <table:table-cell office:value-type="float" office:value="-89.2" calcext:value-type="float">
            <text:p>-89,2</text:p>
          </table:table-cell>
          <table:table-cell office:value-type="float" office:value="-89.1" calcext:value-type="float">
            <text:p>-89,1</text:p>
          </table:table-cell>
          <table:table-cell office:value-type="float" office:value="-88.7" calcext:value-type="float">
            <text:p>-88,7</text:p>
          </table:table-cell>
          <table:table-cell office:value-type="float" office:value="-88.3" calcext:value-type="float">
            <text:p>-88,3</text:p>
          </table:table-cell>
          <table:table-cell office:value-type="float" office:value="-88.4" calcext:value-type="float">
            <text:p>-88,4</text:p>
          </table:table-cell>
          <table:table-cell office:value-type="float" office:value="-89" calcext:value-type="float">
            <text:p>-89</text:p>
          </table:table-cell>
          <table:table-cell office:value-type="float" office:value="-92" calcext:value-type="float">
            <text:p>-92</text:p>
          </table:table-cell>
          <table:table-cell office:value-type="float" office:value="-95.3" calcext:value-type="float">
            <text:p>-95,3</text:p>
          </table:table-cell>
          <table:table-cell table:number-columns-repeated="2"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9" calcext:value-type="float">
            <text:p>-95,9</text:p>
          </table:table-cell>
          <table:table-cell office:value-type="float" office:value="-95.8" calcext:value-type="float">
            <text:p>-95,8</text:p>
          </table:table-cell>
          <table:table-cell office:value-type="float" office:value="-96.4" calcext:value-type="float">
            <text:p>-96,4</text:p>
          </table:table-cell>
          <table:table-cell office:value-type="float" office:value="-96.8" calcext:value-type="float">
            <text:p>-96,8</text:p>
          </table:table-cell>
          <table:table-cell office:value-type="float" office:value="-93" calcext:value-type="float">
            <text:p>-93</text:p>
          </table:table-cell>
          <table:table-cell office:value-type="float" office:value="-87.8" calcext:value-type="float">
            <text:p>-87,8</text:p>
          </table:table-cell>
          <table:table-cell office:value-type="float" office:value="-82.8" calcext:value-type="float">
            <text:p>-82,8</text:p>
          </table:table-cell>
          <table:table-cell office:value-type="float" office:value="-82.9" calcext:value-type="float">
            <text:p>-82,9</text:p>
          </table:table-cell>
          <table:table-cell office:value-type="float" office:value="-83.3" calcext:value-type="float">
            <text:p>-83,3</text:p>
          </table:table-cell>
          <table:table-cell office:value-type="float" office:value="-83.2" calcext:value-type="float">
            <text:p>-83,2</text:p>
          </table:table-cell>
          <table:table-cell office:value-type="float" office:value="-82.8" calcext:value-type="float">
            <text:p>-82,8</text:p>
          </table:table-cell>
          <table:table-cell office:value-type="float" office:value="-82.4" calcext:value-type="float">
            <text:p>-82,4</text:p>
          </table:table-cell>
          <table:table-cell office:value-type="float" office:value="-82.6" calcext:value-type="float">
            <text:p>-82,6</text:p>
          </table:table-cell>
          <table:table-cell office:value-type="float" office:value="-82.9" calcext:value-type="float">
            <text:p>-82,9</text:p>
          </table:table-cell>
          <table:table-cell office:value-type="float" office:value="-84.9" calcext:value-type="float">
            <text:p>-84,9</text:p>
          </table:table-cell>
          <table:table-cell office:value-type="float" office:value="-87.9" calcext:value-type="float">
            <text:p>-87,9</text:p>
          </table:table-cell>
          <table:table-cell office:value-type="float" office:value="-90.7" calcext:value-type="float">
            <text:p>-90,7</text:p>
          </table:table-cell>
          <table:table-cell office:value-type="float" office:value="-90.4" calcext:value-type="float">
            <text:p>-90,4</text:p>
          </table:table-cell>
          <table:table-cell office:value-type="float" office:value="-90.3" calcext:value-type="float">
            <text:p>-90,3</text:p>
          </table:table-cell>
          <table:table-cell office:value-type="float" office:value="-90.7" calcext:value-type="float">
            <text:p>-90,7</text:p>
          </table:table-cell>
          <table:table-cell office:value-type="float" office:value="-90.9" calcext:value-type="float">
            <text:p>-90,9</text:p>
          </table:table-cell>
          <table:table-cell table:number-columns-repeated="3" office:value-type="float" office:value="-91.1" calcext:value-type="float">
            <text:p>-91,1</text:p>
          </table:table-cell>
          <table:table-cell office:value-type="float" office:value="-93.7" calcext:value-type="float">
            <text:p>-93,7</text:p>
          </table:table-cell>
          <table:table-cell office:value-type="float" office:value="-97.1" calcext:value-type="float">
            <text:p>-97,1</text:p>
          </table:table-cell>
          <table:table-cell office:value-type="float" office:value="-99.5" calcext:value-type="float">
            <text:p>-99,5</text:p>
          </table:table-cell>
          <table:table-cell office:value-type="float" office:value="-99.6" calcext:value-type="float">
            <text:p>-99,6</text:p>
          </table:table-cell>
          <table:table-cell office:value-type="float" office:value="-99.5" calcext:value-type="float">
            <text:p>-99,5</text:p>
          </table:table-cell>
          <table:table-cell office:value-type="float" office:value="-99.4" calcext:value-type="float">
            <text:p>-99,4</text:p>
          </table:table-cell>
          <table:table-cell office:value-type="float" office:value="-99.2" calcext:value-type="float">
            <text:p>-99,2</text:p>
          </table:table-cell>
          <table:table-cell office:value-type="float" office:value="-99" calcext:value-type="float">
            <text:p>-99</text:p>
          </table:table-cell>
          <table:table-cell office:value-type="float" office:value="-99.2" calcext:value-type="float">
            <text:p>-99,2</text:p>
          </table:table-cell>
          <table:table-cell office:value-type="float" office:value="-99" calcext:value-type="float">
            <text:p>-99</text:p>
          </table:table-cell>
          <table:table-cell office:value-type="float" office:value="-97.1" calcext:value-type="float">
            <text:p>-97,1</text:p>
          </table:table-cell>
          <table:table-cell office:value-type="float" office:value="-88.7" calcext:value-type="float">
            <text:p>-88,7</text:p>
          </table:table-cell>
          <table:table-cell office:value-type="float" office:value="-82" calcext:value-type="float">
            <text:p>-82</text:p>
          </table:table-cell>
          <table:table-cell office:value-type="float" office:value="-82.1" calcext:value-type="float">
            <text:p>-82,1</text:p>
          </table:table-cell>
          <table:table-cell table:number-columns-repeated="4"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9" calcext:value-type="float">
            <text:p>-82,9</text:p>
          </table:table-cell>
          <table:table-cell office:value-type="float" office:value="-86.6" calcext:value-type="float">
            <text:p>-86,6</text:p>
          </table:table-cell>
          <table:table-cell office:value-type="float" office:value="-88.8" calcext:value-type="float">
            <text:p>-88,8</text:p>
          </table:table-cell>
          <table:table-cell office:value-type="float" office:value="-88.5" calcext:value-type="float">
            <text:p>-88,5</text:p>
          </table:table-cell>
          <table:table-cell office:value-type="float" office:value="-88.4" calcext:value-type="float">
            <text:p>-88,4</text:p>
          </table:table-cell>
          <table:table-cell office:value-type="float" office:value="-88.7" calcext:value-type="float">
            <text:p>-88,7</text:p>
          </table:table-cell>
          <table:table-cell office:value-type="float" office:value="-88.8" calcext:value-type="float">
            <text:p>-88,8</text:p>
          </table:table-cell>
          <table:table-cell table:number-columns-repeated="2" office:value-type="float" office:value="-88.6" calcext:value-type="float">
            <text:p>-88,6</text:p>
          </table:table-cell>
          <table:table-cell office:value-type="float" office:value="-88.4" calcext:value-type="float">
            <text:p>-88,4</text:p>
          </table:table-cell>
          <table:table-cell office:value-type="float" office:value="-89.3" calcext:value-type="float">
            <text:p>-89,3</text:p>
          </table:table-cell>
          <table:table-cell office:value-type="float" office:value="-94.3" calcext:value-type="float">
            <text:p>-94,3</text:p>
          </table:table-cell>
          <table:table-cell office:value-type="float" office:value="-98.6" calcext:value-type="float">
            <text:p>-98,6</text:p>
          </table:table-cell>
          <table:table-cell office:value-type="float" office:value="-98.7" calcext:value-type="float">
            <text:p>-98,7</text:p>
          </table:table-cell>
          <table:table-cell office:value-type="float" office:value="-98.8" calcext:value-type="float">
            <text:p>-98,8</text:p>
          </table:table-cell>
          <table:table-cell office:value-type="float" office:value="-98.9" calcext:value-type="float">
            <text:p>-98,9</text:p>
          </table:table-cell>
          <table:table-cell table:number-columns-repeated="2" office:value-type="float" office:value="-99.2" calcext:value-type="float">
            <text:p>-99,2</text:p>
          </table:table-cell>
          <table:table-cell office:value-type="float" office:value="-99.4" calcext:value-type="float">
            <text:p>-99,4</text:p>
          </table:table-cell>
          <table:table-cell office:value-type="float" office:value="-92.5" calcext:value-type="float">
            <text:p>-92,5</text:p>
          </table:table-cell>
          <table:table-cell office:value-type="float" office:value="-89" calcext:value-type="float">
            <text:p>-89</text:p>
          </table:table-cell>
          <table:table-cell office:value-type="float" office:value="-83.7" calcext:value-type="float">
            <text:p>-83,7</text:p>
          </table:table-cell>
          <table:table-cell office:value-type="float" office:value="-81.9" calcext:value-type="float">
            <text:p>-81,9</text:p>
          </table:table-cell>
          <table:table-cell office:value-type="float" office:value="-81.8" calcext:value-type="float">
            <text:p>-81,8</text:p>
          </table:table-cell>
          <table:table-cell table:number-columns-repeated="3" office:value-type="float" office:value="-81.7" calcext:value-type="float">
            <text:p>-81,7</text:p>
          </table:table-cell>
          <table:table-cell office:value-type="float" office:value="-81.9" calcext:value-type="float">
            <text:p>-81,9</text:p>
          </table:table-cell>
          <table:table-cell table:number-columns-repeated="2" office:value-type="float" office:value="-82.1" calcext:value-type="float">
            <text:p>-82,1</text:p>
          </table:table-cell>
          <table:table-cell office:value-type="float" office:value="-83.2" calcext:value-type="float">
            <text:p>-83,2</text:p>
          </table:table-cell>
          <table:table-cell office:value-type="float" office:value="-86" calcext:value-type="float">
            <text:p>-86</text:p>
          </table:table-cell>
          <table:table-cell office:value-type="float" office:value="-87.55556" calcext:value-type="float">
            <text:p>-87,55556</text:p>
          </table:table-cell>
          <table:table-cell office:value-type="float" office:value="-87.6" calcext:value-type="float">
            <text:p>-87,6</text:p>
          </table:table-cell>
          <table:table-cell table:number-columns-repeated="922"/>
        </table:table-row>
        <table:table-row table:style-name="ro8">
          <table:table-cell/>
          <table:table-cell office:value-type="float" office:value="50" calcext:value-type="float">
            <text:p>50</text:p>
          </table:table-cell>
          <table:table-cell office:value-type="time" office:time-value="PT11H00M00S" calcext:value-type="time">
            <text:p>11:00:00</text:p>
          </table:table-cell>
          <table:table-cell office:value-type="string" calcext:value-type="string">
            <text:p>"B1 (1)"</text:p>
          </table:table-cell>
          <table:table-cell office:value-type="string" calcext:value-type="string">
            <text:p>"CB:5D:42:C1:F7:36"</text:p>
          </table:table-cell>
          <table:table-cell office:value-type="float" office:value="-84.7" calcext:value-type="float">
            <text:p>-84,7</text:p>
          </table:table-cell>
          <table:table-cell office:value-type="float" office:value="-84.4" calcext:value-type="float">
            <text:p>-84,4</text:p>
          </table:table-cell>
          <table:table-cell office:value-type="float" office:value="-83.1" calcext:value-type="float">
            <text:p>-83,1</text:p>
          </table:table-cell>
          <table:table-cell office:value-type="float" office:value="-82.6" calcext:value-type="float">
            <text:p>-82,6</text:p>
          </table:table-cell>
          <table:table-cell office:value-type="float" office:value="-82.5" calcext:value-type="float">
            <text:p>-82,5</text:p>
          </table:table-cell>
          <table:table-cell office:value-type="float" office:value="-82.4" calcext:value-type="float">
            <text:p>-82,4</text:p>
          </table:table-cell>
          <table:table-cell office:value-type="float" office:value="-82.3" calcext:value-type="float">
            <text:p>-82,3</text:p>
          </table:table-cell>
          <table:table-cell office:value-type="float" office:value="-82.4" calcext:value-type="float">
            <text:p>-82,4</text:p>
          </table:table-cell>
          <table:table-cell office:value-type="float" office:value="-82.2" calcext:value-type="float">
            <text:p>-82,2</text:p>
          </table:table-cell>
          <table:table-cell office:value-type="float" office:value="-82.6" calcext:value-type="float">
            <text:p>-82,6</text:p>
          </table:table-cell>
          <table:table-cell office:value-type="float" office:value="-82.8" calcext:value-type="float">
            <text:p>-82,8</text:p>
          </table:table-cell>
          <table:table-cell office:value-type="float" office:value="-82.7" calcext:value-type="float">
            <text:p>-82,7</text:p>
          </table:table-cell>
          <table:table-cell office:value-type="float" office:value="-87.7" calcext:value-type="float">
            <text:p>-87,7</text:p>
          </table:table-cell>
          <table:table-cell office:value-type="float" office:value="-94.1" calcext:value-type="float">
            <text:p>-94,1</text:p>
          </table:table-cell>
          <table:table-cell office:value-type="float" office:value="-95.2" calcext:value-type="float">
            <text:p>-95,2</text:p>
          </table:table-cell>
          <table:table-cell table:number-columns-repeated="2" office:value-type="float" office:value="-95.1" calcext:value-type="float">
            <text:p>-95,1</text:p>
          </table:table-cell>
          <table:table-cell table:number-columns-repeated="2" office:value-type="float" office:value="-95.4" calcext:value-type="float">
            <text:p>-95,4</text:p>
          </table:table-cell>
          <table:table-cell office:value-type="float" office:value="-95" calcext:value-type="float">
            <text:p>-95</text:p>
          </table:table-cell>
          <table:table-cell office:value-type="float" office:value="-95.1" calcext:value-type="float">
            <text:p>-95,1</text:p>
          </table:table-cell>
          <table:table-cell office:value-type="float" office:value="-95.5" calcext:value-type="float">
            <text:p>-95,5</text:p>
          </table:table-cell>
          <table:table-cell office:value-type="float" office:value="-90.6" calcext:value-type="float">
            <text:p>-90,6</text:p>
          </table:table-cell>
          <table:table-cell office:value-type="float" office:value="-84.2" calcext:value-type="float">
            <text:p>-84,2</text:p>
          </table:table-cell>
          <table:table-cell office:value-type="float" office:value="-83.9" calcext:value-type="float">
            <text:p>-83,9</text:p>
          </table:table-cell>
          <table:table-cell office:value-type="float" office:value="-85.2" calcext:value-type="float">
            <text:p>-85,2</text:p>
          </table:table-cell>
          <table:table-cell office:value-type="float" office:value="-85.3" calcext:value-type="float">
            <text:p>-85,3</text:p>
          </table:table-cell>
          <table:table-cell office:value-type="float" office:value="-85.2" calcext:value-type="float">
            <text:p>-85,2</text:p>
          </table:table-cell>
          <table:table-cell office:value-type="float" office:value="-85.3" calcext:value-type="float">
            <text:p>-85,3</text:p>
          </table:table-cell>
          <table:table-cell office:value-type="float" office:value="-85.6" calcext:value-type="float">
            <text:p>-85,6</text:p>
          </table:table-cell>
          <table:table-cell office:value-type="float" office:value="-85.5" calcext:value-type="float">
            <text:p>-85,5</text:p>
          </table:table-cell>
          <table:table-cell office:value-type="float" office:value="-85.6" calcext:value-type="float">
            <text:p>-85,6</text:p>
          </table:table-cell>
          <table:table-cell office:value-type="float" office:value="-85" calcext:value-type="float">
            <text:p>-85</text:p>
          </table:table-cell>
          <table:table-cell office:value-type="float" office:value="-84.6" calcext:value-type="float">
            <text:p>-84,6</text:p>
          </table:table-cell>
          <table:table-cell office:value-type="float" office:value="-84.5" calcext:value-type="float">
            <text:p>-84,5</text:p>
          </table:table-cell>
          <table:table-cell office:value-type="float" office:value="-84" calcext:value-type="float">
            <text:p>-84</text:p>
          </table:table-cell>
          <table:table-cell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8" calcext:value-type="float">
            <text:p>-82,8</text:p>
          </table:table-cell>
          <table:table-cell office:value-type="float" office:value="-82.7" calcext:value-type="float">
            <text:p>-82,7</text:p>
          </table:table-cell>
          <table:table-cell office:value-type="float" office:value="-82.9" calcext:value-type="float">
            <text:p>-82,9</text:p>
          </table:table-cell>
          <table:table-cell office:value-type="float" office:value="-88.7" calcext:value-type="float">
            <text:p>-88,7</text:p>
          </table:table-cell>
          <table:table-cell office:value-type="float" office:value="-95.8" calcext:value-type="float">
            <text:p>-95,8</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6" calcext:value-type="float">
            <text:p>-97,6</text:p>
          </table:table-cell>
          <table:table-cell office:value-type="float" office:value="-96.7" calcext:value-type="float">
            <text:p>-96,7</text:p>
          </table:table-cell>
          <table:table-cell table:number-columns-repeated="3" office:value-type="float" office:value="-95.4" calcext:value-type="float">
            <text:p>-95,4</text:p>
          </table:table-cell>
          <table:table-cell office:value-type="float" office:value="-91.2" calcext:value-type="float">
            <text:p>-91,2</text:p>
          </table:table-cell>
          <table:table-cell office:value-type="float" office:value="-86.2" calcext:value-type="float">
            <text:p>-86,2</text:p>
          </table:table-cell>
          <table:table-cell office:value-type="float" office:value="-85.5" calcext:value-type="float">
            <text:p>-85,5</text:p>
          </table:table-cell>
          <table:table-cell office:value-type="float" office:value="-85.6" calcext:value-type="float">
            <text:p>-85,6</text:p>
          </table:table-cell>
          <table:table-cell office:value-type="float" office:value="-85.3" calcext:value-type="float">
            <text:p>-85,3</text:p>
          </table:table-cell>
          <table:table-cell office:value-type="float" office:value="-84.2" calcext:value-type="float">
            <text:p>-84,2</text:p>
          </table:table-cell>
          <table:table-cell office:value-type="float" office:value="-83.5" calcext:value-type="float">
            <text:p>-83,5</text:p>
          </table:table-cell>
          <table:table-cell office:value-type="float" office:value="-83.6" calcext:value-type="float">
            <text:p>-83,6</text:p>
          </table:table-cell>
          <table:table-cell office:value-type="float" office:value="-84.1" calcext:value-type="float">
            <text:p>-84,1</text:p>
          </table:table-cell>
          <table:table-cell office:value-type="float" office:value="-83.6" calcext:value-type="float">
            <text:p>-83,6</text:p>
          </table:table-cell>
          <table:table-cell office:value-type="float" office:value="-83" calcext:value-type="float">
            <text:p>-83</text:p>
          </table:table-cell>
          <table:table-cell office:value-type="float" office:value="-82.8" calcext:value-type="float">
            <text:p>-82,8</text:p>
          </table:table-cell>
          <table:table-cell office:value-type="float" office:value="-83.3" calcext:value-type="float">
            <text:p>-83,3</text:p>
          </table:table-cell>
          <table:table-cell office:value-type="float" office:value="-83.8" calcext:value-type="float">
            <text:p>-83,8</text:p>
          </table:table-cell>
          <table:table-cell office:value-type="float" office:value="-83.9" calcext:value-type="float">
            <text:p>-83,9</text:p>
          </table:table-cell>
          <table:table-cell table:number-columns-repeated="2" office:value-type="float" office:value="-83.8" calcext:value-type="float">
            <text:p>-83,8</text:p>
          </table:table-cell>
          <table:table-cell office:value-type="float" office:value="-83.7" calcext:value-type="float">
            <text:p>-83,7</text:p>
          </table:table-cell>
          <table:table-cell office:value-type="float" office:value="-83.3" calcext:value-type="float">
            <text:p>-83,3</text:p>
          </table:table-cell>
          <table:table-cell office:value-type="float" office:value="-82.7" calcext:value-type="float">
            <text:p>-82,7</text:p>
          </table:table-cell>
          <table:table-cell office:value-type="float" office:value="-88.4" calcext:value-type="float">
            <text:p>-88,4</text:p>
          </table:table-cell>
          <table:table-cell office:value-type="float" office:value="-94.3" calcext:value-type="float">
            <text:p>-94,3</text:p>
          </table:table-cell>
          <table:table-cell office:value-type="float" office:value="-96.7" calcext:value-type="float">
            <text:p>-96,7</text:p>
          </table:table-cell>
          <table:table-cell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8.7" calcext:value-type="float">
            <text:p>-98,7</text:p>
          </table:table-cell>
          <table:table-cell office:value-type="float" office:value="-99.1" calcext:value-type="float">
            <text:p>-99,1</text:p>
          </table:table-cell>
          <table:table-cell office:value-type="float" office:value="-96.9" calcext:value-type="float">
            <text:p>-96,9</text:p>
          </table:table-cell>
          <table:table-cell office:value-type="float" office:value="-93.9" calcext:value-type="float">
            <text:p>-93,9</text:p>
          </table:table-cell>
          <table:table-cell office:value-type="float" office:value="-86.8" calcext:value-type="float">
            <text:p>-86,8</text:p>
          </table:table-cell>
          <table:table-cell office:value-type="float" office:value="-83.2" calcext:value-type="float">
            <text:p>-83,2</text:p>
          </table:table-cell>
          <table:table-cell table:number-columns-repeated="2" office:value-type="float" office:value="-82.4" calcext:value-type="float">
            <text:p>-82,4</text:p>
          </table:table-cell>
          <table:table-cell office:value-type="float" office:value="-82.2" calcext:value-type="float">
            <text:p>-82,2</text:p>
          </table:table-cell>
          <table:table-cell office:value-type="float" office:value="-82.1" calcext:value-type="float">
            <text:p>-82,1</text:p>
          </table:table-cell>
          <table:table-cell office:value-type="float" office:value="-82.3" calcext:value-type="float">
            <text:p>-82,3</text:p>
          </table:table-cell>
          <table:table-cell office:value-type="float" office:value="-82.5" calcext:value-type="float">
            <text:p>-82,5</text:p>
          </table:table-cell>
          <table:table-cell office:value-type="float" office:value="-82.6" calcext:value-type="float">
            <text:p>-82,6</text:p>
          </table:table-cell>
          <table:table-cell office:value-type="float" office:value="-82.7" calcext:value-type="float">
            <text:p>-82,7</text:p>
          </table:table-cell>
          <table:table-cell office:value-type="float" office:value="-82.8" calcext:value-type="float">
            <text:p>-82,8</text:p>
          </table:table-cell>
          <table:table-cell office:value-type="float" office:value="-82.6" calcext:value-type="float">
            <text:p>-82,6</text:p>
          </table:table-cell>
          <table:table-cell office:value-type="float" office:value="-82.2" calcext:value-type="float">
            <text:p>-82,2</text:p>
          </table:table-cell>
          <table:table-cell table:number-columns-repeated="2" office:value-type="float" office:value="-82.5" calcext:value-type="float">
            <text:p>-82,5</text:p>
          </table:table-cell>
          <table:table-cell office:value-type="float" office:value="-82.1" calcext:value-type="float">
            <text:p>-82,1</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2.2" calcext:value-type="float">
            <text:p>-82,2</text:p>
          </table:table-cell>
          <table:table-cell office:value-type="float" office:value="-89.5" calcext:value-type="float">
            <text:p>-89,5</text:p>
          </table:table-cell>
          <table:table-cell office:value-type="float" office:value="-95.9" calcext:value-type="float">
            <text:p>-95,9</text:p>
          </table:table-cell>
          <table:table-cell office:value-type="float" office:value="-97.7" calcext:value-type="float">
            <text:p>-97,7</text:p>
          </table:table-cell>
          <table:table-cell office:value-type="float" office:value="-97.9" calcext:value-type="float">
            <text:p>-97,9</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3" calcext:value-type="float">
            <text:p>-98,3</text:p>
          </table:table-cell>
          <table:table-cell office:value-type="float" office:value="-98.5" calcext:value-type="float">
            <text:p>-98,5</text:p>
          </table:table-cell>
          <table:table-cell office:value-type="float" office:value="-97.5" calcext:value-type="float">
            <text:p>-97,5</text:p>
          </table:table-cell>
          <table:table-cell office:value-type="float" office:value="-91.3" calcext:value-type="float">
            <text:p>-91,3</text:p>
          </table:table-cell>
          <table:table-cell office:value-type="float" office:value="-85.4" calcext:value-type="float">
            <text:p>-85,4</text:p>
          </table:table-cell>
          <table:table-cell table:number-columns-repeated="2" office:value-type="float" office:value="-83.7" calcext:value-type="float">
            <text:p>-83,7</text:p>
          </table:table-cell>
          <table:table-cell office:value-type="float" office:value="-83.5" calcext:value-type="float">
            <text:p>-83,5</text:p>
          </table:table-cell>
          <table:table-cell office:value-type="float" office:value="-82.5" calcext:value-type="float">
            <text:p>-82,5</text:p>
          </table:table-cell>
          <table:table-cell office:value-type="float" office:value="-82.4" calcext:value-type="float">
            <text:p>-82,4</text:p>
          </table:table-cell>
          <table:table-cell office:value-type="float" office:value="-82.44444" calcext:value-type="float">
            <text:p>-82,44444</text:p>
          </table:table-cell>
          <table:table-cell office:value-type="float" office:value="-82.25" calcext:value-type="float">
            <text:p>-82,25</text:p>
          </table:table-cell>
          <table:table-cell table:number-columns-repeated="898"/>
        </table:table-row>
        <table:table-row table:style-name="ro8">
          <table:table-cell/>
          <table:table-cell office:value-type="float" office:value="60" calcext:value-type="float">
            <text:p>60</text:p>
          </table:table-cell>
          <table:table-cell office:value-type="time" office:time-value="PT10H59M00S" calcext:value-type="time">
            <text:p>10:59:00</text:p>
          </table:table-cell>
          <table:table-cell office:value-type="string" calcext:value-type="string">
            <text:p>"B1 (1)"</text:p>
          </table:table-cell>
          <table:table-cell office:value-type="string" calcext:value-type="string">
            <text:p>"CB:5D:42:C1:F7:36"</text:p>
          </table:table-cell>
          <table:table-cell office:value-type="float" office:value="-80.7" calcext:value-type="float">
            <text:p>-80,7</text:p>
          </table:table-cell>
          <table:table-cell table:number-columns-repeated="2" office:value-type="float" office:value="-80.5" calcext:value-type="float">
            <text:p>-80,5</text:p>
          </table:table-cell>
          <table:table-cell office:value-type="float" office:value="-80.9" calcext:value-type="float">
            <text:p>-80,9</text:p>
          </table:table-cell>
          <table:table-cell office:value-type="float" office:value="-81.4" calcext:value-type="float">
            <text:p>-81,4</text:p>
          </table:table-cell>
          <table:table-cell table:number-columns-repeated="2" office:value-type="float" office:value="-81.7" calcext:value-type="float">
            <text:p>-81,7</text:p>
          </table:table-cell>
          <table:table-cell office:value-type="float" office:value="-81.2" calcext:value-type="float">
            <text:p>-81,2</text:p>
          </table:table-cell>
          <table:table-cell office:value-type="float" office:value="-81.1" calcext:value-type="float">
            <text:p>-81,1</text:p>
          </table:table-cell>
          <table:table-cell table:number-columns-repeated="2" office:value-type="float" office:value="-81.4" calcext:value-type="float">
            <text:p>-81,4</text:p>
          </table:table-cell>
          <table:table-cell office:value-type="float" office:value="-81.2" calcext:value-type="float">
            <text:p>-81,2</text:p>
          </table:table-cell>
          <table:table-cell office:value-type="float" office:value="-81.4" calcext:value-type="float">
            <text:p>-81,4</text:p>
          </table:table-cell>
          <table:table-cell office:value-type="float" office:value="-81.3" calcext:value-type="float">
            <text:p>-81,3</text:p>
          </table:table-cell>
          <table:table-cell office:value-type="float" office:value="-81.2" calcext:value-type="float">
            <text:p>-81,2</text:p>
          </table:table-cell>
          <table:table-cell office:value-type="float" office:value="-81.3" calcext:value-type="float">
            <text:p>-81,3</text:p>
          </table:table-cell>
          <table:table-cell office:value-type="float" office:value="-85.4" calcext:value-type="float">
            <text:p>-85,4</text:p>
          </table:table-cell>
          <table:table-cell office:value-type="float" office:value="-92.2" calcext:value-type="float">
            <text:p>-92,2</text:p>
          </table:table-cell>
          <table:table-cell office:value-type="float" office:value="-94.7" calcext:value-type="float">
            <text:p>-94,7</text:p>
          </table:table-cell>
          <table:table-cell office:value-type="float" office:value="-95" calcext:value-type="float">
            <text:p>-95</text:p>
          </table:table-cell>
          <table:table-cell table:number-columns-repeated="2" office:value-type="float" office:value="-95.3" calcext:value-type="float">
            <text:p>-95,3</text:p>
          </table:table-cell>
          <table:table-cell office:value-type="float" office:value="-95" calcext:value-type="float">
            <text:p>-95</text:p>
          </table:table-cell>
          <table:table-cell office:value-type="float" office:value="-94.6" calcext:value-type="float">
            <text:p>-94,6</text:p>
          </table:table-cell>
          <table:table-cell office:value-type="float" office:value="-94.9" calcext:value-type="float">
            <text:p>-94,9</text:p>
          </table:table-cell>
          <table:table-cell office:value-type="float" office:value="-95.5" calcext:value-type="float">
            <text:p>-95,5</text:p>
          </table:table-cell>
          <table:table-cell office:value-type="float" office:value="-89.1" calcext:value-type="float">
            <text:p>-89,1</text:p>
          </table:table-cell>
          <table:table-cell office:value-type="float" office:value="-85.3" calcext:value-type="float">
            <text:p>-85,3</text:p>
          </table:table-cell>
          <table:table-cell table:number-columns-repeated="2" office:value-type="float" office:value="-82.4" calcext:value-type="float">
            <text:p>-82,4</text:p>
          </table:table-cell>
          <table:table-cell office:value-type="float" office:value="-82.1" calcext:value-type="float">
            <text:p>-82,1</text:p>
          </table:table-cell>
          <table:table-cell table:number-columns-repeated="3" office:value-type="float" office:value="-82" calcext:value-type="float">
            <text:p>-82</text:p>
          </table:table-cell>
          <table:table-cell office:value-type="float" office:value="-82.1" calcext:value-type="float">
            <text:p>-82,1</text:p>
          </table:table-cell>
          <table:table-cell office:value-type="float" office:value="-82.5" calcext:value-type="float">
            <text:p>-82,5</text:p>
          </table:table-cell>
          <table:table-cell office:value-type="float" office:value="-82.9" calcext:value-type="float">
            <text:p>-82,9</text:p>
          </table:table-cell>
          <table:table-cell office:value-type="float" office:value="-83.3" calcext:value-type="float">
            <text:p>-83,3</text:p>
          </table:table-cell>
          <table:table-cell office:value-type="float" office:value="-83.6" calcext:value-type="float">
            <text:p>-83,6</text:p>
          </table:table-cell>
          <table:table-cell office:value-type="float" office:value="-83.4" calcext:value-type="float">
            <text:p>-83,4</text:p>
          </table:table-cell>
          <table:table-cell office:value-type="float" office:value="-82.9" calcext:value-type="float">
            <text:p>-82,9</text:p>
          </table:table-cell>
          <table:table-cell office:value-type="float" office:value="-82" calcext:value-type="float">
            <text:p>-82</text:p>
          </table:table-cell>
          <table:table-cell office:value-type="float" office:value="-81.25" calcext:value-type="float">
            <text:p>-81,25</text:p>
          </table:table-cell>
          <table:table-cell table:number-columns-repeated="976"/>
        </table:table-row>
        <table:table-row table:style-name="ro8">
          <table:table-cell/>
          <table:table-cell office:value-type="float" office:value="70" calcext:value-type="float">
            <text:p>70</text:p>
          </table:table-cell>
          <table:table-cell office:value-type="time" office:time-value="PT10H57M00S" calcext:value-type="time">
            <text:p>10:57: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4" calcext:value-type="float">
            <text:p>-86,4</text:p>
          </table:table-cell>
          <table:table-cell office:value-type="float" office:value="-86.3" calcext:value-type="float">
            <text:p>-86,3</text:p>
          </table:table-cell>
          <table:table-cell table:number-columns-repeated="2" office:value-type="float" office:value="-86.4" calcext:value-type="float">
            <text:p>-86,4</text:p>
          </table:table-cell>
          <table:table-cell office:value-type="float" office:value="-86.3" calcext:value-type="float">
            <text:p>-86,3</text:p>
          </table:table-cell>
          <table:table-cell office:value-type="float" office:value="-85.9" calcext:value-type="float">
            <text:p>-85,9</text:p>
          </table:table-cell>
          <table:table-cell office:value-type="float" office:value="-85.7" calcext:value-type="float">
            <text:p>-85,7</text:p>
          </table:table-cell>
          <table:table-cell office:value-type="float" office:value="-85.9" calcext:value-type="float">
            <text:p>-85,9</text:p>
          </table:table-cell>
          <table:table-cell office:value-type="float" office:value="-86.2" calcext:value-type="float">
            <text:p>-86,2</text:p>
          </table:table-cell>
          <table:table-cell office:value-type="float" office:value="-86.1" calcext:value-type="float">
            <text:p>-86,1</text:p>
          </table:table-cell>
          <table:table-cell office:value-type="float" office:value="-85.9" calcext:value-type="float">
            <text:p>-85,9</text:p>
          </table:table-cell>
          <table:table-cell office:value-type="float" office:value="-86" calcext:value-type="float">
            <text:p>-86</text:p>
          </table:table-cell>
          <table:table-cell office:value-type="float" office:value="-86.2" calcext:value-type="float">
            <text:p>-86,2</text:p>
          </table:table-cell>
          <table:table-cell table:number-columns-repeated="3"/>
          <table:table-cell office:value-type="float" office:value="-85.8" calcext:value-type="float">
            <text:p>-85,8</text:p>
          </table:table-cell>
          <table:table-cell office:value-type="float" office:value="-86.111115" calcext:value-type="float">
            <text:p>-86,111115</text:p>
          </table:table-cell>
          <table:table-cell table:number-columns-repeated="6" office:value-type="float" office:value="-86.1" calcext:value-type="float">
            <text:p>-86,1</text:p>
          </table:table-cell>
          <table:table-cell table:number-columns-repeated="2" office:value-type="float" office:value="-86.2" calcext:value-type="float">
            <text:p>-86,2</text:p>
          </table:table-cell>
          <table:table-cell office:value-type="float" office:value="-86.3" calcext:value-type="float">
            <text:p>-86,3</text:p>
          </table:table-cell>
          <table:table-cell office:value-type="float" office:value="-85.8" calcext:value-type="float">
            <text:p>-85,8</text:p>
          </table:table-cell>
          <table:table-cell office:value-type="float" office:value="-85.6" calcext:value-type="float">
            <text:p>-85,6</text:p>
          </table:table-cell>
          <table:table-cell office:value-type="float" office:value="-85.4" calcext:value-type="float">
            <text:p>-85,4</text:p>
          </table:table-cell>
          <table:table-cell office:value-type="float" office:value="-85.5" calcext:value-type="float">
            <text:p>-85,5</text:p>
          </table:table-cell>
          <table:table-cell office:value-type="float" office:value="-85.9" calcext:value-type="float">
            <text:p>-85,9</text:p>
          </table:table-cell>
          <table:table-cell office:value-type="float" office:value="-86.8" calcext:value-type="float">
            <text:p>-86,8</text:p>
          </table:table-cell>
          <table:table-cell table:number-columns-repeated="2" office:value-type="float" office:value="-87.5" calcext:value-type="float">
            <text:p>-87,5</text:p>
          </table:table-cell>
          <table:table-cell office:value-type="float" office:value="-86.9" calcext:value-type="float">
            <text:p>-86,9</text:p>
          </table:table-cell>
          <table:table-cell office:value-type="float" office:value="-86.4" calcext:value-type="float">
            <text:p>-86,4</text:p>
          </table:table-cell>
          <table:table-cell office:value-type="float" office:value="-86.22222" calcext:value-type="float">
            <text:p>-86,22222</text:p>
          </table:table-cell>
          <table:table-cell office:value-type="float" office:value="-86" calcext:value-type="float">
            <text:p>-86</text:p>
          </table:table-cell>
          <table:table-cell table:number-columns-repeated="978"/>
        </table:table-row>
        <table:table-row table:style-name="ro8">
          <table:table-cell/>
          <table:table-cell office:value-type="float" office:value="80" calcext:value-type="float">
            <text:p>80</text:p>
          </table:table-cell>
          <table:table-cell office:value-type="time" office:time-value="PT10H56M00S" calcext:value-type="time">
            <text:p>10:56:00</text:p>
          </table:table-cell>
          <table:table-cell office:value-type="string" calcext:value-type="string">
            <text:p>"B1 (1)"</text:p>
          </table:table-cell>
          <table:table-cell office:value-type="string" calcext:value-type="string">
            <text:p>"CB:5D:42:C1:F7:36"</text:p>
          </table:table-cell>
          <table:table-cell office:value-type="float" office:value="-85.5" calcext:value-type="float">
            <text:p>-85,5</text:p>
          </table:table-cell>
          <table:table-cell office:value-type="float" office:value="-85.2" calcext:value-type="float">
            <text:p>-85,2</text:p>
          </table:table-cell>
          <table:table-cell table:number-columns-repeated="3" office:value-type="float" office:value="-85.8" calcext:value-type="float">
            <text:p>-85,8</text:p>
          </table:table-cell>
          <table:table-cell office:value-type="float" office:value="-85.6" calcext:value-type="float">
            <text:p>-85,6</text:p>
          </table:table-cell>
          <table:table-cell office:value-type="float" office:value="-85.7" calcext:value-type="float">
            <text:p>-85,7</text:p>
          </table:table-cell>
          <table:table-cell office:value-type="float" office:value="-86.4" calcext:value-type="float">
            <text:p>-86,4</text:p>
          </table:table-cell>
          <table:table-cell office:value-type="float" office:value="-86.9" calcext:value-type="float">
            <text:p>-86,9</text:p>
          </table:table-cell>
          <table:table-cell office:value-type="float" office:value="-87.2" calcext:value-type="float">
            <text:p>-87,2</text:p>
          </table:table-cell>
          <table:table-cell office:value-type="float" office:value="-87.5" calcext:value-type="float">
            <text:p>-87,5</text:p>
          </table:table-cell>
          <table:table-cell office:value-type="float" office:value="-87.8" calcext:value-type="float">
            <text:p>-87,8</text:p>
          </table:table-cell>
          <table:table-cell office:value-type="float" office:value="-87.6" calcext:value-type="float">
            <text:p>-87,6</text:p>
          </table:table-cell>
          <table:table-cell office:value-type="float" office:value="-87.1" calcext:value-type="float">
            <text:p>-87,1</text:p>
          </table:table-cell>
          <table:table-cell office:value-type="float" office:value="-87.2" calcext:value-type="float">
            <text:p>-87,2</text:p>
          </table:table-cell>
          <table:table-cell table:number-columns-repeated="2" office:value-type="float" office:value="-87" calcext:value-type="float">
            <text:p>-87</text:p>
          </table:table-cell>
          <table:table-cell office:value-type="float" office:value="-87.166664" calcext:value-type="float">
            <text:p>-87,166664</text:p>
          </table:table-cell>
          <table:table-cell office:value-type="float" office:value="-87" calcext:value-type="float">
            <text:p>-87</text:p>
          </table:table-cell>
          <table:table-cell table:number-columns-repeated="2"/>
          <table:table-cell office:value-type="float" office:value="-85.5" calcext:value-type="float">
            <text:p>-85,5</text:p>
          </table:table-cell>
          <table:table-cell office:value-type="float" office:value="-85.333336" calcext:value-type="float">
            <text:p>-85,333336</text:p>
          </table:table-cell>
          <table:table-cell table:number-columns-repeated="6" office:value-type="float" office:value="-85.3" calcext:value-type="float">
            <text:p>-85,3</text:p>
          </table:table-cell>
          <table:table-cell office:value-type="float" office:value="-85.2" calcext:value-type="float">
            <text:p>-85,2</text:p>
          </table:table-cell>
          <table:table-cell office:value-type="float" office:value="-85.4" calcext:value-type="float">
            <text:p>-85,4</text:p>
          </table:table-cell>
          <table:table-cell office:value-type="float" office:value="-85.8" calcext:value-type="float">
            <text:p>-85,8</text:p>
          </table:table-cell>
          <table:table-cell office:value-type="float" office:value="-85.7" calcext:value-type="float">
            <text:p>-85,7</text:p>
          </table:table-cell>
          <table:table-cell office:value-type="float" office:value="-85.2" calcext:value-type="float">
            <text:p>-85,2</text:p>
          </table:table-cell>
          <table:table-cell office:value-type="float" office:value="-84.8" calcext:value-type="float">
            <text:p>-84,8</text:p>
          </table:table-cell>
          <table:table-cell office:value-type="float" office:value="-85" calcext:value-type="float">
            <text:p>-85</text:p>
          </table:table-cell>
          <table:table-cell office:value-type="float" office:value="-85.3" calcext:value-type="float">
            <text:p>-85,3</text:p>
          </table:table-cell>
          <table:table-cell office:value-type="float" office:value="-86" calcext:value-type="float">
            <text:p>-86</text:p>
          </table:table-cell>
          <table:table-cell office:value-type="float" office:value="-86.5" calcext:value-type="float">
            <text:p>-86,5</text:p>
          </table:table-cell>
          <table:table-cell office:value-type="float" office:value="-86.4" calcext:value-type="float">
            <text:p>-86,4</text:p>
          </table:table-cell>
          <table:table-cell office:value-type="float" office:value="-85.9" calcext:value-type="float">
            <text:p>-85,9</text:p>
          </table:table-cell>
          <table:table-cell office:value-type="float" office:value="-85.3" calcext:value-type="float">
            <text:p>-85,3</text:p>
          </table:table-cell>
          <table:table-cell office:value-type="float" office:value="-84.8" calcext:value-type="float">
            <text:p>-84,8</text:p>
          </table:table-cell>
          <table:table-cell office:value-type="float" office:value="-85.2" calcext:value-type="float">
            <text:p>-85,2</text:p>
          </table:table-cell>
          <table:table-cell office:value-type="float" office:value="-86.2" calcext:value-type="float">
            <text:p>-86,2</text:p>
          </table:table-cell>
          <table:table-cell office:value-type="float" office:value="-86.375" calcext:value-type="float">
            <text:p>-86,375</text:p>
          </table:table-cell>
          <table:table-cell office:value-type="float" office:value="-86.333336" calcext:value-type="float">
            <text:p>-86,333336</text:p>
          </table:table-cell>
          <table:table-cell table:number-columns-repeated="972"/>
        </table:table-row>
        <table:table-row table:style-name="ro8">
          <table:table-cell/>
          <table:table-cell office:value-type="float" office:value="90" calcext:value-type="float">
            <text:p>90</text:p>
          </table:table-cell>
          <table:table-cell office:value-type="time" office:time-value="PT10H53M00S" calcext:value-type="time">
            <text:p>10: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80.4" calcext:value-type="float">
            <text:p>-80,4</text:p>
          </table:table-cell>
          <table:table-cell office:value-type="float" office:value="-80.3" calcext:value-type="float">
            <text:p>-80,3</text:p>
          </table:table-cell>
          <table:table-cell table:number-columns-repeated="2" office:value-type="float" office:value="-80.1" calcext:value-type="float">
            <text:p>-80,1</text:p>
          </table:table-cell>
          <table:table-cell office:value-type="float" office:value="-80.4" calcext:value-type="float">
            <text:p>-80,4</text:p>
          </table:table-cell>
          <table:table-cell office:value-type="float" office:value="-80.6" calcext:value-type="float">
            <text:p>-80,6</text:p>
          </table:table-cell>
          <table:table-cell office:value-type="float" office:value="-80.7" calcext:value-type="float">
            <text:p>-80,7</text:p>
          </table:table-cell>
          <table:table-cell office:value-type="float" office:value="-82.2" calcext:value-type="float">
            <text:p>-82,2</text:p>
          </table:table-cell>
          <table:table-cell office:value-type="float" office:value="-83.2" calcext:value-type="float">
            <text:p>-83,2</text:p>
          </table:table-cell>
          <table:table-cell table:number-columns-repeated="2" office:value-type="float" office:value="-83.1" calcext:value-type="float">
            <text:p>-83,1</text:p>
          </table:table-cell>
          <table:table-cell table:number-columns-repeated="2" office:value-type="float" office:value="-83" calcext:value-type="float">
            <text:p>-83</text:p>
          </table:table-cell>
          <table:table-cell office:value-type="float" office:value="-83.1" calcext:value-type="float">
            <text:p>-83,1</text:p>
          </table:table-cell>
          <table:table-cell office:value-type="float" office:value="-83.2" calcext:value-type="float">
            <text:p>-83,2</text:p>
          </table:table-cell>
          <table:table-cell office:value-type="float" office:value="-83.1" calcext:value-type="float">
            <text:p>-83,1</text:p>
          </table:table-cell>
          <table:table-cell office:value-type="float" office:value="-82.875" calcext:value-type="float">
            <text:p>-82,875</text:p>
          </table:table-cell>
          <table:table-cell office:value-type="float" office:value="-82.5" calcext:value-type="float">
            <text:p>-82,5</text:p>
          </table:table-cell>
          <table:table-cell table:number-columns-repeated="2"/>
          <table:table-cell office:value-type="float" office:value="-80" calcext:value-type="float">
            <text:p>-80</text:p>
          </table:table-cell>
          <table:table-cell office:value-type="float" office:value="-81" calcext:value-type="float">
            <text:p>-81</text:p>
          </table:table-cell>
          <table:table-cell table:number-columns-repeated="7" office:value-type="float" office:value="-80.8" calcext:value-type="float">
            <text:p>-80,8</text:p>
          </table:table-cell>
          <table:table-cell office:value-type="float" office:value="-80.3" calcext:value-type="float">
            <text:p>-80,3</text:p>
          </table:table-cell>
          <table:table-cell office:value-type="float" office:value="-80.1" calcext:value-type="float">
            <text:p>-80,1</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6" calcext:value-type="float">
            <text:p>-79,6</text:p>
          </table:table-cell>
          <table:table-cell office:value-type="float" office:value="-80.3" calcext:value-type="float">
            <text:p>-80,3</text:p>
          </table:table-cell>
          <table:table-cell office:value-type="float" office:value="-80.7" calcext:value-type="float">
            <text:p>-80,7</text:p>
          </table:table-cell>
          <table:table-cell office:value-type="float" office:value="-80.4" calcext:value-type="float">
            <text:p>-80,4</text:p>
          </table:table-cell>
          <table:table-cell office:value-type="float" office:value="-80.6" calcext:value-type="float">
            <text:p>-80,6</text:p>
          </table:table-cell>
          <table:table-cell office:value-type="float" office:value="-81" calcext:value-type="float">
            <text:p>-81</text:p>
          </table:table-cell>
          <table:table-cell office:value-type="float" office:value="-81.333336" calcext:value-type="float">
            <text:p>-81,333336</text:p>
          </table:table-cell>
          <table:table-cell office:value-type="float" office:value="-81.5" calcext:value-type="float">
            <text:p>-81,5</text:p>
          </table:table-cell>
          <table:table-cell table:number-columns-repeated="976"/>
        </table:table-row>
        <table:table-row table:style-name="ro8">
          <table:table-cell office:value-type="float" office:value="5.2" calcext:value-type="float">
            <text:p>5,2</text:p>
          </table:table-cell>
          <table:table-cell office:value-type="float" office:value="0" calcext:value-type="float">
            <text:p>0</text:p>
          </table:table-cell>
          <table:table-cell office:value-type="time" office:time-value="PT11H29M00S" calcext:value-type="time">
            <text:p>11:29:00</text:p>
          </table:table-cell>
          <table:table-cell office:value-type="string" calcext:value-type="string">
            <text:p>"B1 (1)"</text:p>
          </table:table-cell>
          <table:table-cell office:value-type="string" calcext:value-type="string">
            <text:p>"CB:5D:42:C1:F7:36"</text:p>
          </table:table-cell>
          <table:table-cell office:value-type="float" office:value="-58.1" calcext:value-type="float">
            <text:p>-58,1</text:p>
          </table:table-cell>
          <table:table-cell office:value-type="float" office:value="-59.4" calcext:value-type="float">
            <text:p>-59,4</text:p>
          </table:table-cell>
          <table:table-cell office:value-type="float" office:value="-59.5" calcext:value-type="float">
            <text:p>-59,5</text:p>
          </table:table-cell>
          <table:table-cell office:value-type="float" office:value="-59.3" calcext:value-type="float">
            <text:p>-59,3</text:p>
          </table:table-cell>
          <table:table-cell table:number-columns-repeated="2" office:value-type="float" office:value="-59.2" calcext:value-type="float">
            <text:p>-59,2</text:p>
          </table:table-cell>
          <table:table-cell office:value-type="float" office:value="-59.1" calcext:value-type="float">
            <text:p>-59,1</text:p>
          </table:table-cell>
          <table:table-cell office:value-type="float" office:value="-59.2" calcext:value-type="float">
            <text:p>-59,2</text:p>
          </table:table-cell>
          <table:table-cell office:value-type="float" office:value="-57.8" calcext:value-type="float">
            <text:p>-57,8</text:p>
          </table:table-cell>
          <table:table-cell office:value-type="float" office:value="-53.8" calcext:value-type="float">
            <text:p>-53,8</text:p>
          </table:table-cell>
          <table:table-cell office:value-type="float" office:value="-51.5" calcext:value-type="float">
            <text:p>-51,5</text:p>
          </table:table-cell>
          <table:table-cell office:value-type="float" office:value="-51.8" calcext:value-type="float">
            <text:p>-51,8</text:p>
          </table:table-cell>
          <table:table-cell office:value-type="float" office:value="-51.5" calcext:value-type="float">
            <text:p>-51,5</text:p>
          </table:table-cell>
          <table:table-cell table:number-columns-repeated="3" office:value-type="float" office:value="-51.3" calcext:value-type="float">
            <text:p>-51,3</text:p>
          </table:table-cell>
          <table:table-cell table:number-columns-repeated="2" office:value-type="float" office:value="-51.4" calcext:value-type="float">
            <text:p>-51,4</text:p>
          </table:table-cell>
          <table:table-cell office:value-type="float" office:value="-50.7" calcext:value-type="float">
            <text:p>-50,7</text:p>
          </table:table-cell>
          <table:table-cell office:value-type="float" office:value="-49" calcext:value-type="float">
            <text:p>-49</text:p>
          </table:table-cell>
          <table:table-cell office:value-type="float" office:value="-48.1" calcext:value-type="float">
            <text:p>-48,1</text:p>
          </table:table-cell>
          <table:table-cell table:number-columns-repeated="2" office:value-type="float" office:value="-48.4" calcext:value-type="float">
            <text:p>-48,4</text:p>
          </table:table-cell>
          <table:table-cell office:value-type="float" office:value="-48.2" calcext:value-type="float">
            <text:p>-48,2</text:p>
          </table:table-cell>
          <table:table-cell table:number-columns-repeated="3" office:value-type="float" office:value="-48.3" calcext:value-type="float">
            <text:p>-48,3</text:p>
          </table:table-cell>
          <table:table-cell office:value-type="float" office:value="-48.2" calcext:value-type="float">
            <text:p>-48,2</text:p>
          </table:table-cell>
          <table:table-cell office:value-type="float" office:value="-50.4" calcext:value-type="float">
            <text:p>-50,4</text:p>
          </table:table-cell>
          <table:table-cell office:value-type="float" office:value="-54.9" calcext:value-type="float">
            <text:p>-54,9</text:p>
          </table:table-cell>
          <table:table-cell office:value-type="float" office:value="-59.9" calcext:value-type="float">
            <text:p>-59,9</text:p>
          </table:table-cell>
          <table:table-cell office:value-type="float" office:value="-60.6" calcext:value-type="float">
            <text:p>-60,6</text:p>
          </table:table-cell>
          <table:table-cell table:number-columns-repeated="3" office:value-type="float" office:value="-61" calcext:value-type="float">
            <text:p>-61</text:p>
          </table:table-cell>
          <table:table-cell office:value-type="float" office:value="-61.4" calcext:value-type="float">
            <text:p>-61,4</text:p>
          </table:table-cell>
          <table:table-cell office:value-type="float" office:value="-61.7" calcext:value-type="float">
            <text:p>-61,7</text:p>
          </table:table-cell>
          <table:table-cell office:value-type="float" office:value="-62" calcext:value-type="float">
            <text:p>-62</text:p>
          </table:table-cell>
          <table:table-cell office:value-type="float" office:value="-61.1" calcext:value-type="float">
            <text:p>-61,1</text:p>
          </table:table-cell>
          <table:table-cell office:value-type="float" office:value="-56.3" calcext:value-type="float">
            <text:p>-56,3</text:p>
          </table:table-cell>
          <table:table-cell table:number-columns-repeated="2" office:value-type="float" office:value="-52.4" calcext:value-type="float">
            <text:p>-52,4</text:p>
          </table:table-cell>
          <table:table-cell office:value-type="float" office:value="-52.8" calcext:value-type="float">
            <text:p>-52,8</text:p>
          </table:table-cell>
          <table:table-cell table:number-columns-repeated="2" office:value-type="float" office:value="-53.6" calcext:value-type="float">
            <text:p>-53,6</text:p>
          </table:table-cell>
          <table:table-cell office:value-type="float" office:value="-53.1" calcext:value-type="float">
            <text:p>-53,1</text:p>
          </table:table-cell>
          <table:table-cell office:value-type="float" office:value="-52.8" calcext:value-type="float">
            <text:p>-52,8</text:p>
          </table:table-cell>
          <table:table-cell office:value-type="float" office:value="-52.6" calcext:value-type="float">
            <text:p>-52,6</text:p>
          </table:table-cell>
          <table:table-cell office:value-type="float" office:value="-51.2" calcext:value-type="float">
            <text:p>-51,2</text:p>
          </table:table-cell>
          <table:table-cell office:value-type="float" office:value="-49.1" calcext:value-type="float">
            <text:p>-49,1</text:p>
          </table:table-cell>
          <table:table-cell table:number-columns-repeated="2" office:value-type="float" office:value="-48.3" calcext:value-type="float">
            <text:p>-48,3</text:p>
          </table:table-cell>
          <table:table-cell table:number-columns-repeated="2" office:value-type="float" office:value="-48.1" calcext:value-type="float">
            <text:p>-48,1</text:p>
          </table:table-cell>
          <table:table-cell office:value-type="float" office:value="-48" calcext:value-type="float">
            <text:p>-48</text:p>
          </table:table-cell>
          <table:table-cell office:value-type="float" office:value="-47.9" calcext:value-type="float">
            <text:p>-47,9</text:p>
          </table:table-cell>
          <table:table-cell office:value-type="float" office:value="-47.8" calcext:value-type="float">
            <text:p>-47,8</text:p>
          </table:table-cell>
          <table:table-cell office:value-type="float" office:value="-47.9" calcext:value-type="float">
            <text:p>-47,9</text:p>
          </table:table-cell>
          <table:table-cell office:value-type="float" office:value="-49.1" calcext:value-type="float">
            <text:p>-49,1</text:p>
          </table:table-cell>
          <table:table-cell office:value-type="float" office:value="-54.7" calcext:value-type="float">
            <text:p>-54,7</text:p>
          </table:table-cell>
          <table:table-cell office:value-type="float" office:value="-59.2" calcext:value-type="float">
            <text:p>-59,2</text:p>
          </table:table-cell>
          <table:table-cell office:value-type="float" office:value="-59.5" calcext:value-type="float">
            <text:p>-59,5</text:p>
          </table:table-cell>
          <table:table-cell office:value-type="float" office:value="-59.4" calcext:value-type="float">
            <text:p>-59,4</text:p>
          </table:table-cell>
          <table:table-cell office:value-type="float" office:value="-59.1" calcext:value-type="float">
            <text:p>-59,1</text:p>
          </table:table-cell>
          <table:table-cell office:value-type="float" office:value="-59" calcext:value-type="float">
            <text:p>-59</text:p>
          </table:table-cell>
          <table:table-cell office:value-type="float" office:value="-58.3" calcext:value-type="float">
            <text:p>-58,3</text:p>
          </table:table-cell>
          <table:table-cell office:value-type="float" office:value="-57.7" calcext:value-type="float">
            <text:p>-57,7</text:p>
          </table:table-cell>
          <table:table-cell office:value-type="float" office:value="-57.5" calcext:value-type="float">
            <text:p>-57,5</text:p>
          </table:table-cell>
          <table:table-cell office:value-type="float" office:value="-56.8" calcext:value-type="float">
            <text:p>-56,8</text:p>
          </table:table-cell>
          <table:table-cell office:value-type="float" office:value="-53.8" calcext:value-type="float">
            <text:p>-53,8</text:p>
          </table:table-cell>
          <table:table-cell office:value-type="float" office:value="-51.7" calcext:value-type="float">
            <text:p>-51,7</text:p>
          </table:table-cell>
          <table:table-cell office:value-type="float" office:value="-51.6" calcext:value-type="float">
            <text:p>-51,6</text:p>
          </table:table-cell>
          <table:table-cell office:value-type="float" office:value="-51.7" calcext:value-type="float">
            <text:p>-51,7</text:p>
          </table:table-cell>
          <table:table-cell office:value-type="float" office:value="-51.5" calcext:value-type="float">
            <text:p>-51,5</text:p>
          </table:table-cell>
          <table:table-cell office:value-type="float" office:value="-51.4" calcext:value-type="float">
            <text:p>-51,4</text:p>
          </table:table-cell>
          <table:table-cell office:value-type="float" office:value="-51.6" calcext:value-type="float">
            <text:p>-51,6</text:p>
          </table:table-cell>
          <table:table-cell table:number-columns-repeated="2" office:value-type="float" office:value="-51.7" calcext:value-type="float">
            <text:p>-51,7</text:p>
          </table:table-cell>
          <table:table-cell office:value-type="float" office:value="-51" calcext:value-type="float">
            <text:p>-51</text:p>
          </table:table-cell>
          <table:table-cell office:value-type="float" office:value="-49.6" calcext:value-type="float">
            <text:p>-49,6</text:p>
          </table:table-cell>
          <table:table-cell office:value-type="float" office:value="-48.4" calcext:value-type="float">
            <text:p>-48,4</text:p>
          </table:table-cell>
          <table:table-cell table:number-columns-repeated="2" office:value-type="float" office:value="-48.6" calcext:value-type="float">
            <text:p>-48,6</text:p>
          </table:table-cell>
          <table:table-cell office:value-type="float" office:value="-48.8" calcext:value-type="float">
            <text:p>-48,8</text:p>
          </table:table-cell>
          <table:table-cell office:value-type="float" office:value="-49.1" calcext:value-type="float">
            <text:p>-49,1</text:p>
          </table:table-cell>
          <table:table-cell table:number-columns-repeated="2" office:value-type="float" office:value="-49.3" calcext:value-type="float">
            <text:p>-49,3</text:p>
          </table:table-cell>
          <table:table-cell office:value-type="float" office:value="-49.1" calcext:value-type="float">
            <text:p>-49,1</text:p>
          </table:table-cell>
          <table:table-cell office:value-type="float" office:value="-49.2" calcext:value-type="float">
            <text:p>-49,2</text:p>
          </table:table-cell>
          <table:table-cell table:number-columns-repeated="930"/>
        </table:table-row>
        <table:table-row table:style-name="ro8">
          <table:table-cell/>
          <table:table-cell office:value-type="float" office:value="1" calcext:value-type="float">
            <text:p>1</text:p>
          </table:table-cell>
          <table:table-cell office:value-type="time" office:time-value="PT11H32M00S" calcext:value-type="time">
            <text:p>11:32:00</text:p>
          </table:table-cell>
          <table:table-cell office:value-type="string" calcext:value-type="string">
            <text:p>"B1 (1)"</text:p>
          </table:table-cell>
          <table:table-cell office:value-type="string" calcext:value-type="string">
            <text:p>"CB:5D:42:C1:F7:36"</text:p>
          </table:table-cell>
          <table:table-cell office:value-type="float" office:value="-58.7" calcext:value-type="float">
            <text:p>-58,7</text:p>
          </table:table-cell>
          <table:table-cell office:value-type="float" office:value="-56.5" calcext:value-type="float">
            <text:p>-56,5</text:p>
          </table:table-cell>
          <table:table-cell table:number-columns-repeated="3" office:value-type="float" office:value="-56.3" calcext:value-type="float">
            <text:p>-56,3</text:p>
          </table:table-cell>
          <table:table-cell office:value-type="float" office:value="-57.6" calcext:value-type="float">
            <text:p>-57,6</text:p>
          </table:table-cell>
          <table:table-cell office:value-type="float" office:value="-61.2" calcext:value-type="float">
            <text:p>-61,2</text:p>
          </table:table-cell>
          <table:table-cell office:value-type="float" office:value="-63.6" calcext:value-type="float">
            <text:p>-63,6</text:p>
          </table:table-cell>
          <table:table-cell office:value-type="float" office:value="-63.9" calcext:value-type="float">
            <text:p>-63,9</text:p>
          </table:table-cell>
          <table:table-cell office:value-type="float" office:value="-63.8" calcext:value-type="float">
            <text:p>-63,8</text:p>
          </table:table-cell>
          <table:table-cell office:value-type="float" office:value="-63.6" calcext:value-type="float">
            <text:p>-63,6</text:p>
          </table:table-cell>
          <table:table-cell office:value-type="float" office:value="-63.5" calcext:value-type="float">
            <text:p>-63,5</text:p>
          </table:table-cell>
          <table:table-cell office:value-type="float" office:value="-63.1" calcext:value-type="float">
            <text:p>-63,1</text:p>
          </table:table-cell>
          <table:table-cell office:value-type="float" office:value="-62.4" calcext:value-type="float">
            <text:p>-62,4</text:p>
          </table:table-cell>
          <table:table-cell office:value-type="float" office:value="-61.6" calcext:value-type="float">
            <text:p>-61,6</text:p>
          </table:table-cell>
          <table:table-cell office:value-type="float" office:value="-61.2" calcext:value-type="float">
            <text:p>-61,2</text:p>
          </table:table-cell>
          <table:table-cell office:value-type="float" office:value="-60.5" calcext:value-type="float">
            <text:p>-60,5</text:p>
          </table:table-cell>
          <table:table-cell table:number-columns-repeated="4" office:value-type="float" office:value="-60" calcext:value-type="float">
            <text:p>-60</text:p>
          </table:table-cell>
          <table:table-cell office:value-type="float" office:value="-59.8" calcext:value-type="float">
            <text:p>-59,8</text:p>
          </table:table-cell>
          <table:table-cell office:value-type="float" office:value="-59.5" calcext:value-type="float">
            <text:p>-59,5</text:p>
          </table:table-cell>
          <table:table-cell office:value-type="float" office:value="-59.2" calcext:value-type="float">
            <text:p>-59,2</text:p>
          </table:table-cell>
          <table:table-cell office:value-type="float" office:value="-59.4" calcext:value-type="float">
            <text:p>-59,4</text:p>
          </table:table-cell>
          <table:table-cell office:value-type="float" office:value="-59" calcext:value-type="float">
            <text:p>-59</text:p>
          </table:table-cell>
          <table:table-cell office:value-type="float" office:value="-57.6" calcext:value-type="float">
            <text:p>-57,6</text:p>
          </table:table-cell>
          <table:table-cell office:value-type="float" office:value="-56" calcext:value-type="float">
            <text:p>-56</text:p>
          </table:table-cell>
          <table:table-cell office:value-type="float" office:value="-56.2" calcext:value-type="float">
            <text:p>-56,2</text:p>
          </table:table-cell>
          <table:table-cell office:value-type="float" office:value="-56.3" calcext:value-type="float">
            <text:p>-56,3</text:p>
          </table:table-cell>
          <table:table-cell office:value-type="float" office:value="-56.9" calcext:value-type="float">
            <text:p>-56,9</text:p>
          </table:table-cell>
          <table:table-cell office:value-type="float" office:value="-57.4" calcext:value-type="float">
            <text:p>-57,4</text:p>
          </table:table-cell>
          <table:table-cell office:value-type="float" office:value="-57.7" calcext:value-type="float">
            <text:p>-57,7</text:p>
          </table:table-cell>
          <table:table-cell table:number-columns-repeated="2" office:value-type="float" office:value="-57.9" calcext:value-type="float">
            <text:p>-57,9</text:p>
          </table:table-cell>
          <table:table-cell office:value-type="float" office:value="-58.9" calcext:value-type="float">
            <text:p>-58,9</text:p>
          </table:table-cell>
          <table:table-cell office:value-type="float" office:value="-61.5" calcext:value-type="float">
            <text:p>-61,5</text:p>
          </table:table-cell>
          <table:table-cell office:value-type="float" office:value="-62.5" calcext:value-type="float">
            <text:p>-62,5</text:p>
          </table:table-cell>
          <table:table-cell office:value-type="float" office:value="-62.1" calcext:value-type="float">
            <text:p>-62,1</text:p>
          </table:table-cell>
          <table:table-cell office:value-type="float" office:value="-61.9" calcext:value-type="float">
            <text:p>-61,9</text:p>
          </table:table-cell>
          <table:table-cell office:value-type="float" office:value="-61.7" calcext:value-type="float">
            <text:p>-61,7</text:p>
          </table:table-cell>
          <table:table-cell office:value-type="float" office:value="-61.8" calcext:value-type="float">
            <text:p>-61,8</text:p>
          </table:table-cell>
          <table:table-cell office:value-type="float" office:value="-61.6" calcext:value-type="float">
            <text:p>-61,6</text:p>
          </table:table-cell>
          <table:table-cell office:value-type="float" office:value="-60.9" calcext:value-type="float">
            <text:p>-60,9</text:p>
          </table:table-cell>
          <table:table-cell office:value-type="float" office:value="-60.2" calcext:value-type="float">
            <text:p>-60,2</text:p>
          </table:table-cell>
          <table:table-cell table:number-columns-repeated="3" office:value-type="float" office:value="-60" calcext:value-type="float">
            <text:p>-60</text:p>
          </table:table-cell>
          <table:table-cell office:value-type="float" office:value="-59.6" calcext:value-type="float">
            <text:p>-59,6</text:p>
          </table:table-cell>
          <table:table-cell office:value-type="float" office:value="-59.2" calcext:value-type="float">
            <text:p>-59,2</text:p>
          </table:table-cell>
          <table:table-cell office:value-type="float" office:value="-59.1" calcext:value-type="float">
            <text:p>-59,1</text:p>
          </table:table-cell>
          <table:table-cell table:number-columns-repeated="2" office:value-type="float" office:value="-59" calcext:value-type="float">
            <text:p>-59</text:p>
          </table:table-cell>
          <table:table-cell office:value-type="float" office:value="-59.4" calcext:value-type="float">
            <text:p>-59,4</text:p>
          </table:table-cell>
          <table:table-cell office:value-type="float" office:value="-59.9" calcext:value-type="float">
            <text:p>-59,9</text:p>
          </table:table-cell>
          <table:table-cell office:value-type="float" office:value="-59.3" calcext:value-type="float">
            <text:p>-59,3</text:p>
          </table:table-cell>
          <table:table-cell office:value-type="float" office:value="-57.5" calcext:value-type="float">
            <text:p>-57,5</text:p>
          </table:table-cell>
          <table:table-cell office:value-type="float" office:value="-56.5" calcext:value-type="float">
            <text:p>-56,5</text:p>
          </table:table-cell>
          <table:table-cell office:value-type="float" office:value="-57.2" calcext:value-type="float">
            <text:p>-57,2</text:p>
          </table:table-cell>
          <table:table-cell office:value-type="float" office:value="-58.1" calcext:value-type="float">
            <text:p>-58,1</text:p>
          </table:table-cell>
          <table:table-cell office:value-type="float" office:value="-57.7" calcext:value-type="float">
            <text:p>-57,7</text:p>
          </table:table-cell>
          <table:table-cell office:value-type="float" office:value="-56.8" calcext:value-type="float">
            <text:p>-56,8</text:p>
          </table:table-cell>
          <table:table-cell office:value-type="float" office:value="-56.5" calcext:value-type="float">
            <text:p>-56,5</text:p>
          </table:table-cell>
          <table:table-cell office:value-type="float" office:value="-55.5" calcext:value-type="float">
            <text:p>-55,5</text:p>
          </table:table-cell>
          <table:table-cell office:value-type="float" office:value="-56" calcext:value-type="float">
            <text:p>-56</text:p>
          </table:table-cell>
          <table:table-cell office:value-type="float" office:value="-59" calcext:value-type="float">
            <text:p>-59</text:p>
          </table:table-cell>
          <table:table-cell office:value-type="float" office:value="-65.1" calcext:value-type="float">
            <text:p>-65,1</text:p>
          </table:table-cell>
          <table:table-cell office:value-type="float" office:value="-66" calcext:value-type="float">
            <text:p>-66</text:p>
          </table:table-cell>
          <table:table-cell office:value-type="float" office:value="-63" calcext:value-type="float">
            <text:p>-63</text:p>
          </table:table-cell>
          <table:table-cell office:value-type="float" office:value="-62.9" calcext:value-type="float">
            <text:p>-62,9</text:p>
          </table:table-cell>
          <table:table-cell office:value-type="float" office:value="-66.4" calcext:value-type="float">
            <text:p>-66,4</text:p>
          </table:table-cell>
          <table:table-cell office:value-type="float" office:value="-65.3" calcext:value-type="float">
            <text:p>-65,3</text:p>
          </table:table-cell>
          <table:table-cell office:value-type="float" office:value="-59.5" calcext:value-type="float">
            <text:p>-59,5</text:p>
          </table:table-cell>
          <table:table-cell office:value-type="float" office:value="-56.444443" calcext:value-type="float">
            <text:p>-56,444443</text:p>
          </table:table-cell>
          <table:table-cell office:value-type="float" office:value="-55.6" calcext:value-type="float">
            <text:p>-55,6</text:p>
          </table:table-cell>
          <table:table-cell table:number-columns-repeated="944"/>
        </table:table-row>
        <table:table-row table:style-name="ro8">
          <table:table-cell/>
          <table:table-cell office:value-type="float" office:value="2" calcext:value-type="float">
            <text:p>2</text:p>
          </table:table-cell>
          <table:table-cell office:value-type="time" office:time-value="PT11H34M00S" calcext:value-type="time">
            <text:p>11:34:00</text:p>
          </table:table-cell>
          <table:table-cell office:value-type="string" calcext:value-type="string">
            <text:p>"B1 (1)"</text:p>
          </table:table-cell>
          <table:table-cell office:value-type="string" calcext:value-type="string">
            <text:p>"CB:5D:42:C1:F7:36"</text:p>
          </table:table-cell>
          <table:table-cell office:value-type="float" office:value="-67" calcext:value-type="float">
            <text:p>-67</text:p>
          </table:table-cell>
          <table:table-cell office:value-type="float" office:value="-68.3" calcext:value-type="float">
            <text:p>-68,3</text:p>
          </table:table-cell>
          <table:table-cell office:value-type="float" office:value="-66.1" calcext:value-type="float">
            <text:p>-66,1</text:p>
          </table:table-cell>
          <table:table-cell office:value-type="float" office:value="-63.8" calcext:value-type="float">
            <text:p>-63,8</text:p>
          </table:table-cell>
          <table:table-cell office:value-type="float" office:value="-62.9" calcext:value-type="float">
            <text:p>-62,9</text:p>
          </table:table-cell>
          <table:table-cell table:number-columns-repeated="2" office:value-type="float" office:value="-63" calcext:value-type="float">
            <text:p>-63</text:p>
          </table:table-cell>
          <table:table-cell office:value-type="float" office:value="-63.2" calcext:value-type="float">
            <text:p>-63,2</text:p>
          </table:table-cell>
          <table:table-cell office:value-type="float" office:value="-63.1" calcext:value-type="float">
            <text:p>-63,1</text:p>
          </table:table-cell>
          <table:table-cell office:value-type="float" office:value="-63" calcext:value-type="float">
            <text:p>-63</text:p>
          </table:table-cell>
          <table:table-cell office:value-type="float" office:value="-63.2" calcext:value-type="float">
            <text:p>-63,2</text:p>
          </table:table-cell>
          <table:table-cell office:value-type="float" office:value="-63" calcext:value-type="float">
            <text:p>-63</text:p>
          </table:table-cell>
          <table:table-cell office:value-type="float" office:value="-66.6" calcext:value-type="float">
            <text:p>-66,6</text:p>
          </table:table-cell>
          <table:table-cell office:value-type="float" office:value="-73.4" calcext:value-type="float">
            <text:p>-73,4</text:p>
          </table:table-cell>
          <table:table-cell office:value-type="float" office:value="-77.3" calcext:value-type="float">
            <text:p>-77,3</text:p>
          </table:table-cell>
          <table:table-cell office:value-type="float" office:value="-78.4" calcext:value-type="float">
            <text:p>-78,4</text:p>
          </table:table-cell>
          <table:table-cell table:number-columns-repeated="2" office:value-type="float" office:value="-79" calcext:value-type="float">
            <text:p>-79</text:p>
          </table:table-cell>
          <table:table-cell office:value-type="float" office:value="-78.1" calcext:value-type="float">
            <text:p>-78,1</text:p>
          </table:table-cell>
          <table:table-cell office:value-type="float" office:value="-76.9" calcext:value-type="float">
            <text:p>-76,9</text:p>
          </table:table-cell>
          <table:table-cell office:value-type="float" office:value="-74.9" calcext:value-type="float">
            <text:p>-74,9</text:p>
          </table:table-cell>
          <table:table-cell office:value-type="float" office:value="-72.5" calcext:value-type="float">
            <text:p>-72,5</text:p>
          </table:table-cell>
          <table:table-cell office:value-type="float" office:value="-71.1" calcext:value-type="float">
            <text:p>-71,1</text:p>
          </table:table-cell>
          <table:table-cell office:value-type="float" office:value="-68.8" calcext:value-type="float">
            <text:p>-68,8</text:p>
          </table:table-cell>
          <table:table-cell office:value-type="float" office:value="-67.4" calcext:value-type="float">
            <text:p>-67,4</text:p>
          </table:table-cell>
          <table:table-cell office:value-type="float" office:value="-67.7" calcext:value-type="float">
            <text:p>-67,7</text:p>
          </table:table-cell>
          <table:table-cell office:value-type="float" office:value="-68.4" calcext:value-type="float">
            <text:p>-68,4</text:p>
          </table:table-cell>
          <table:table-cell table:number-columns-repeated="2" office:value-type="float" office:value="-68.3" calcext:value-type="float">
            <text:p>-68,3</text:p>
          </table:table-cell>
          <table:table-cell office:value-type="float" office:value="-68.9" calcext:value-type="float">
            <text:p>-68,9</text:p>
          </table:table-cell>
          <table:table-cell office:value-type="float" office:value="-69.9" calcext:value-type="float">
            <text:p>-69,9</text:p>
          </table:table-cell>
          <table:table-cell office:value-type="float" office:value="-71.3" calcext:value-type="float">
            <text:p>-71,3</text:p>
          </table:table-cell>
          <table:table-cell office:value-type="float" office:value="-68.3" calcext:value-type="float">
            <text:p>-68,3</text:p>
          </table:table-cell>
          <table:table-cell office:value-type="float" office:value="-64.7" calcext:value-type="float">
            <text:p>-64,7</text:p>
          </table:table-cell>
          <table:table-cell office:value-type="float" office:value="-62.6" calcext:value-type="float">
            <text:p>-62,6</text:p>
          </table:table-cell>
          <table:table-cell office:value-type="float" office:value="-62.5" calcext:value-type="float">
            <text:p>-62,5</text:p>
          </table:table-cell>
          <table:table-cell office:value-type="float" office:value="-62.1" calcext:value-type="float">
            <text:p>-62,1</text:p>
          </table:table-cell>
          <table:table-cell office:value-type="float" office:value="-62.2" calcext:value-type="float">
            <text:p>-62,2</text:p>
          </table:table-cell>
          <table:table-cell office:value-type="float" office:value="-62.3" calcext:value-type="float">
            <text:p>-62,3</text:p>
          </table:table-cell>
          <table:table-cell office:value-type="float" office:value="-62.1" calcext:value-type="float">
            <text:p>-62,1</text:p>
          </table:table-cell>
          <table:table-cell office:value-type="float" office:value="-61.8" calcext:value-type="float">
            <text:p>-61,8</text:p>
          </table:table-cell>
          <table:table-cell office:value-type="float" office:value="-61.6" calcext:value-type="float">
            <text:p>-61,6</text:p>
          </table:table-cell>
          <table:table-cell office:value-type="float" office:value="-69.4" calcext:value-type="float">
            <text:p>-69,4</text:p>
          </table:table-cell>
          <table:table-cell office:value-type="float" office:value="-83.3" calcext:value-type="float">
            <text:p>-83,3</text:p>
          </table:table-cell>
          <table:table-cell office:value-type="float" office:value="-87.3" calcext:value-type="float">
            <text:p>-87,3</text:p>
          </table:table-cell>
          <table:table-cell office:value-type="float" office:value="-82.5" calcext:value-type="float">
            <text:p>-82,5</text:p>
          </table:table-cell>
          <table:table-cell office:value-type="float" office:value="-76.9" calcext:value-type="float">
            <text:p>-76,9</text:p>
          </table:table-cell>
          <table:table-cell office:value-type="float" office:value="-73.7" calcext:value-type="float">
            <text:p>-73,7</text:p>
          </table:table-cell>
          <table:table-cell office:value-type="float" office:value="-73.4" calcext:value-type="float">
            <text:p>-73,4</text:p>
          </table:table-cell>
          <table:table-cell office:value-type="float" office:value="-74.6" calcext:value-type="float">
            <text:p>-74,6</text:p>
          </table:table-cell>
          <table:table-cell office:value-type="float" office:value="-74.9" calcext:value-type="float">
            <text:p>-74,9</text:p>
          </table:table-cell>
          <table:table-cell office:value-type="float" office:value="-75.5" calcext:value-type="float">
            <text:p>-75,5</text:p>
          </table:table-cell>
          <table:table-cell office:value-type="float" office:value="-73.3" calcext:value-type="float">
            <text:p>-73,3</text:p>
          </table:table-cell>
          <table:table-cell office:value-type="float" office:value="-69.2" calcext:value-type="float">
            <text:p>-69,2</text:p>
          </table:table-cell>
          <table:table-cell office:value-type="float" office:value="-66.8" calcext:value-type="float">
            <text:p>-66,8</text:p>
          </table:table-cell>
          <table:table-cell office:value-type="float" office:value="-65.9" calcext:value-type="float">
            <text:p>-65,9</text:p>
          </table:table-cell>
          <table:table-cell office:value-type="float" office:value="-66.1" calcext:value-type="float">
            <text:p>-66,1</text:p>
          </table:table-cell>
          <table:table-cell office:value-type="float" office:value="-67.4" calcext:value-type="float">
            <text:p>-67,4</text:p>
          </table:table-cell>
          <table:table-cell office:value-type="float" office:value="-68.1" calcext:value-type="float">
            <text:p>-68,1</text:p>
          </table:table-cell>
          <table:table-cell office:value-type="float" office:value="-68.4" calcext:value-type="float">
            <text:p>-68,4</text:p>
          </table:table-cell>
          <table:table-cell office:value-type="float" office:value="-69.1" calcext:value-type="float">
            <text:p>-69,1</text:p>
          </table:table-cell>
          <table:table-cell office:value-type="float" office:value="-69.6" calcext:value-type="float">
            <text:p>-69,6</text:p>
          </table:table-cell>
          <table:table-cell office:value-type="float" office:value="-65.8" calcext:value-type="float">
            <text:p>-65,8</text:p>
          </table:table-cell>
          <table:table-cell office:value-type="float" office:value="-61.9" calcext:value-type="float">
            <text:p>-61,9</text:p>
          </table:table-cell>
          <table:table-cell office:value-type="float" office:value="-60" calcext:value-type="float">
            <text:p>-60</text:p>
          </table:table-cell>
          <table:table-cell table:number-columns-repeated="2" office:value-type="float" office:value="-59.9" calcext:value-type="float">
            <text:p>-59,9</text:p>
          </table:table-cell>
          <table:table-cell office:value-type="float" office:value="-60.2" calcext:value-type="float">
            <text:p>-60,2</text:p>
          </table:table-cell>
          <table:table-cell office:value-type="float" office:value="-60.5" calcext:value-type="float">
            <text:p>-60,5</text:p>
          </table:table-cell>
          <table:table-cell table:number-columns-repeated="2" office:value-type="float" office:value="-60.7" calcext:value-type="float">
            <text:p>-60,7</text:p>
          </table:table-cell>
          <table:table-cell office:value-type="float" office:value="-60.5" calcext:value-type="float">
            <text:p>-60,5</text:p>
          </table:table-cell>
          <table:table-cell office:value-type="float" office:value="-64.6" calcext:value-type="float">
            <text:p>-64,6</text:p>
          </table:table-cell>
          <table:table-cell office:value-type="float" office:value="-69.8" calcext:value-type="float">
            <text:p>-69,8</text:p>
          </table:table-cell>
          <table:table-cell table:number-columns-repeated="2" office:value-type="float" office:value="-72.4" calcext:value-type="float">
            <text:p>-72,4</text:p>
          </table:table-cell>
          <table:table-cell office:value-type="float" office:value="-70.7" calcext:value-type="float">
            <text:p>-70,7</text:p>
          </table:table-cell>
          <table:table-cell office:value-type="float" office:value="-66.1" calcext:value-type="float">
            <text:p>-66,1</text:p>
          </table:table-cell>
          <table:table-cell office:value-type="float" office:value="-65.44444" calcext:value-type="float">
            <text:p>-65,44444</text:p>
          </table:table-cell>
          <table:table-cell office:value-type="float" office:value="-66" calcext:value-type="float">
            <text:p>-66</text:p>
          </table:table-cell>
          <table:table-cell table:number-columns-repeated="939"/>
        </table:table-row>
        <table:table-row table:style-name="ro8">
          <table:table-cell/>
          <table:table-cell office:value-type="float" office:value="3" calcext:value-type="float">
            <text:p>3</text:p>
          </table:table-cell>
          <table:table-cell office:value-type="time" office:time-value="PT11H35M00S" calcext:value-type="time">
            <text:p>11:35:00</text:p>
          </table:table-cell>
          <table:table-cell office:value-type="string" calcext:value-type="string">
            <text:p>"B1 (1)"</text:p>
          </table:table-cell>
          <table:table-cell office:value-type="string" calcext:value-type="string">
            <text:p>"CB:5D:42:C1:F7:36"</text:p>
          </table:table-cell>
          <table:table-cell office:value-type="float" office:value="-66.4" calcext:value-type="float">
            <text:p>-66,4</text:p>
          </table:table-cell>
          <table:table-cell office:value-type="float" office:value="-66.7" calcext:value-type="float">
            <text:p>-66,7</text:p>
          </table:table-cell>
          <table:table-cell office:value-type="float" office:value="-68.2" calcext:value-type="float">
            <text:p>-68,2</text:p>
          </table:table-cell>
          <table:table-cell office:value-type="float" office:value="-68" calcext:value-type="float">
            <text:p>-68</text:p>
          </table:table-cell>
          <table:table-cell office:value-type="float" office:value="-67.6" calcext:value-type="float">
            <text:p>-67,6</text:p>
          </table:table-cell>
          <table:table-cell office:value-type="float" office:value="-67.5" calcext:value-type="float">
            <text:p>-67,5</text:p>
          </table:table-cell>
          <table:table-cell office:value-type="float" office:value="-67.2" calcext:value-type="float">
            <text:p>-67,2</text:p>
          </table:table-cell>
          <table:table-cell office:value-type="float" office:value="-66.8" calcext:value-type="float">
            <text:p>-66,8</text:p>
          </table:table-cell>
          <table:table-cell office:value-type="float" office:value="-67.1" calcext:value-type="float">
            <text:p>-67,1</text:p>
          </table:table-cell>
          <table:table-cell office:value-type="float" office:value="-70.3" calcext:value-type="float">
            <text:p>-70,3</text:p>
          </table:table-cell>
          <table:table-cell office:value-type="float" office:value="-74.6" calcext:value-type="float">
            <text:p>-74,6</text:p>
          </table:table-cell>
          <table:table-cell office:value-type="float" office:value="-73" calcext:value-type="float">
            <text:p>-73</text:p>
          </table:table-cell>
          <table:table-cell office:value-type="float" office:value="-70.4" calcext:value-type="float">
            <text:p>-70,4</text:p>
          </table:table-cell>
          <table:table-cell office:value-type="float" office:value="-68.8" calcext:value-type="float">
            <text:p>-68,8</text:p>
          </table:table-cell>
          <table:table-cell office:value-type="float" office:value="-67" calcext:value-type="float">
            <text:p>-67</text:p>
          </table:table-cell>
          <table:table-cell office:value-type="float" office:value="-68.3" calcext:value-type="float">
            <text:p>-68,3</text:p>
          </table:table-cell>
          <table:table-cell office:value-type="float" office:value="-69.4" calcext:value-type="float">
            <text:p>-69,4</text:p>
          </table:table-cell>
          <table:table-cell office:value-type="float" office:value="-69.1" calcext:value-type="float">
            <text:p>-69,1</text:p>
          </table:table-cell>
          <table:table-cell office:value-type="float" office:value="-69.7" calcext:value-type="float">
            <text:p>-69,7</text:p>
          </table:table-cell>
          <table:table-cell office:value-type="float" office:value="-71.1" calcext:value-type="float">
            <text:p>-71,1</text:p>
          </table:table-cell>
          <table:table-cell office:value-type="float" office:value="-70.6" calcext:value-type="float">
            <text:p>-70,6</text:p>
          </table:table-cell>
          <table:table-cell office:value-type="float" office:value="-68.7" calcext:value-type="float">
            <text:p>-68,7</text:p>
          </table:table-cell>
          <table:table-cell table:number-columns-repeated="2" office:value-type="float" office:value="-68.3" calcext:value-type="float">
            <text:p>-68,3</text:p>
          </table:table-cell>
          <table:table-cell office:value-type="float" office:value="-67.9" calcext:value-type="float">
            <text:p>-67,9</text:p>
          </table:table-cell>
          <table:table-cell office:value-type="float" office:value="-65.4" calcext:value-type="float">
            <text:p>-65,4</text:p>
          </table:table-cell>
          <table:table-cell office:value-type="float" office:value="-64.7" calcext:value-type="float">
            <text:p>-64,7</text:p>
          </table:table-cell>
          <table:table-cell office:value-type="float" office:value="-65" calcext:value-type="float">
            <text:p>-65</text:p>
          </table:table-cell>
          <table:table-cell office:value-type="float" office:value="-65.5" calcext:value-type="float">
            <text:p>-65,5</text:p>
          </table:table-cell>
          <table:table-cell office:value-type="float" office:value="-65.1" calcext:value-type="float">
            <text:p>-65,1</text:p>
          </table:table-cell>
          <table:table-cell office:value-type="float" office:value="-65.6" calcext:value-type="float">
            <text:p>-65,6</text:p>
          </table:table-cell>
          <table:table-cell office:value-type="float" office:value="-67.4" calcext:value-type="float">
            <text:p>-67,4</text:p>
          </table:table-cell>
          <table:table-cell office:value-type="float" office:value="-69.9" calcext:value-type="float">
            <text:p>-69,9</text:p>
          </table:table-cell>
          <table:table-cell office:value-type="float" office:value="-72.9" calcext:value-type="float">
            <text:p>-72,9</text:p>
          </table:table-cell>
          <table:table-cell office:value-type="float" office:value="-74.2" calcext:value-type="float">
            <text:p>-74,2</text:p>
          </table:table-cell>
          <table:table-cell office:value-type="float" office:value="-72.888885" calcext:value-type="float">
            <text:p>-72,888885</text:p>
          </table:table-cell>
          <table:table-cell office:value-type="float" office:value="-71" calcext:value-type="float">
            <text:p>-71</text:p>
          </table:table-cell>
          <table:table-cell table:number-columns-repeated="982"/>
        </table:table-row>
        <table:table-row table:style-name="ro8">
          <table:table-cell/>
          <table:table-cell office:value-type="float" office:value="4" calcext:value-type="float">
            <text:p>4</text:p>
          </table:table-cell>
          <table:table-cell office:value-type="time" office:time-value="PT11H37M00S" calcext:value-type="time">
            <text:p>11:37:00</text:p>
          </table:table-cell>
          <table:table-cell office:value-type="string" calcext:value-type="string">
            <text:p>"B1 (1)"</text:p>
          </table:table-cell>
          <table:table-cell office:value-type="string" calcext:value-type="string">
            <text:p>"CB:5D:42:C1:F7:36"</text:p>
          </table:table-cell>
          <table:table-cell office:value-type="float" office:value="-72.1" calcext:value-type="float">
            <text:p>-72,1</text:p>
          </table:table-cell>
          <table:table-cell office:value-type="float" office:value="-69.7" calcext:value-type="float">
            <text:p>-69,7</text:p>
          </table:table-cell>
          <table:table-cell office:value-type="float" office:value="-68.7" calcext:value-type="float">
            <text:p>-68,7</text:p>
          </table:table-cell>
          <table:table-cell office:value-type="float" office:value="-69.1" calcext:value-type="float">
            <text:p>-69,1</text:p>
          </table:table-cell>
          <table:table-cell office:value-type="float" office:value="-70.6" calcext:value-type="float">
            <text:p>-70,6</text:p>
          </table:table-cell>
          <table:table-cell office:value-type="float" office:value="-74.3" calcext:value-type="float">
            <text:p>-74,3</text:p>
          </table:table-cell>
          <table:table-cell office:value-type="float" office:value="-75.9" calcext:value-type="float">
            <text:p>-75,9</text:p>
          </table:table-cell>
          <table:table-cell office:value-type="float" office:value="-75.4" calcext:value-type="float">
            <text:p>-75,4</text:p>
          </table:table-cell>
          <table:table-cell office:value-type="float" office:value="-75.6" calcext:value-type="float">
            <text:p>-75,6</text:p>
          </table:table-cell>
          <table:table-cell office:value-type="float" office:value="-76.5" calcext:value-type="float">
            <text:p>-76,5</text:p>
          </table:table-cell>
          <table:table-cell office:value-type="float" office:value="-77.8" calcext:value-type="float">
            <text:p>-77,8</text:p>
          </table:table-cell>
          <table:table-cell office:value-type="float" office:value="-78.1" calcext:value-type="float">
            <text:p>-78,1</text:p>
          </table:table-cell>
          <table:table-cell office:value-type="float" office:value="-78" calcext:value-type="float">
            <text:p>-78</text:p>
          </table:table-cell>
          <table:table-cell office:value-type="float" office:value="-78.3" calcext:value-type="float">
            <text:p>-78,3</text:p>
          </table:table-cell>
          <table:table-cell office:value-type="float" office:value="-77.7" calcext:value-type="float">
            <text:p>-77,7</text:p>
          </table:table-cell>
          <table:table-cell office:value-type="float" office:value="-76.1" calcext:value-type="float">
            <text:p>-76,1</text:p>
          </table:table-cell>
          <table:table-cell office:value-type="float" office:value="-75.2" calcext:value-type="float">
            <text:p>-75,2</text:p>
          </table:table-cell>
          <table:table-cell office:value-type="float" office:value="-75" calcext:value-type="float">
            <text:p>-75</text:p>
          </table:table-cell>
          <table:table-cell office:value-type="float" office:value="-74.7" calcext:value-type="float">
            <text:p>-74,7</text:p>
          </table:table-cell>
          <table:table-cell office:value-type="float" office:value="-74.4" calcext:value-type="float">
            <text:p>-74,4</text:p>
          </table:table-cell>
          <table:table-cell office:value-type="float" office:value="-74.3" calcext:value-type="float">
            <text:p>-74,3</text:p>
          </table:table-cell>
          <table:table-cell office:value-type="float" office:value="-74.7" calcext:value-type="float">
            <text:p>-74,7</text:p>
          </table:table-cell>
          <table:table-cell office:value-type="float" office:value="-75.7" calcext:value-type="float">
            <text:p>-75,7</text:p>
          </table:table-cell>
          <table:table-cell office:value-type="float" office:value="-77.2" calcext:value-type="float">
            <text:p>-77,2</text:p>
          </table:table-cell>
          <table:table-cell office:value-type="float" office:value="-75.9" calcext:value-type="float">
            <text:p>-75,9</text:p>
          </table:table-cell>
          <table:table-cell office:value-type="float" office:value="-70.7" calcext:value-type="float">
            <text:p>-70,7</text:p>
          </table:table-cell>
          <table:table-cell office:value-type="float" office:value="-67.4" calcext:value-type="float">
            <text:p>-67,4</text:p>
          </table:table-cell>
          <table:table-cell office:value-type="float" office:value="-67.5" calcext:value-type="float">
            <text:p>-67,5</text:p>
          </table:table-cell>
          <table:table-cell office:value-type="float" office:value="-68.1" calcext:value-type="float">
            <text:p>-68,1</text:p>
          </table:table-cell>
          <table:table-cell office:value-type="float" office:value="-68.5" calcext:value-type="float">
            <text:p>-68,5</text:p>
          </table:table-cell>
          <table:table-cell office:value-type="float" office:value="-68.1" calcext:value-type="float">
            <text:p>-68,1</text:p>
          </table:table-cell>
          <table:table-cell office:value-type="float" office:value="-67.7" calcext:value-type="float">
            <text:p>-67,7</text:p>
          </table:table-cell>
          <table:table-cell office:value-type="float" office:value="-67.2" calcext:value-type="float">
            <text:p>-67,2</text:p>
          </table:table-cell>
          <table:table-cell office:value-type="float" office:value="-67.3" calcext:value-type="float">
            <text:p>-67,3</text:p>
          </table:table-cell>
          <table:table-cell office:value-type="float" office:value="-70.2" calcext:value-type="float">
            <text:p>-70,2</text:p>
          </table:table-cell>
          <table:table-cell office:value-type="float" office:value="-78" calcext:value-type="float">
            <text:p>-78</text:p>
          </table:table-cell>
          <table:table-cell office:value-type="float" office:value="-82.8" calcext:value-type="float">
            <text:p>-82,8</text:p>
          </table:table-cell>
          <table:table-cell office:value-type="float" office:value="-81.2" calcext:value-type="float">
            <text:p>-81,2</text:p>
          </table:table-cell>
          <table:table-cell office:value-type="float" office:value="-79.4" calcext:value-type="float">
            <text:p>-79,4</text:p>
          </table:table-cell>
          <table:table-cell office:value-type="float" office:value="-78.3" calcext:value-type="float">
            <text:p>-78,3</text:p>
          </table:table-cell>
          <table:table-cell office:value-type="float" office:value="-77.7" calcext:value-type="float">
            <text:p>-77,7</text:p>
          </table:table-cell>
          <table:table-cell office:value-type="float" office:value="-77.9" calcext:value-type="float">
            <text:p>-77,9</text:p>
          </table:table-cell>
          <table:table-cell table:number-columns-repeated="2" office:value-type="float" office:value="-78.4" calcext:value-type="float">
            <text:p>-78,4</text:p>
          </table:table-cell>
          <table:table-cell office:value-type="float" office:value="-77.4" calcext:value-type="float">
            <text:p>-77,4</text:p>
          </table:table-cell>
          <table:table-cell office:value-type="float" office:value="-74.8" calcext:value-type="float">
            <text:p>-74,8</text:p>
          </table:table-cell>
          <table:table-cell office:value-type="float" office:value="-73.2" calcext:value-type="float">
            <text:p>-73,2</text:p>
          </table:table-cell>
          <table:table-cell office:value-type="float" office:value="-73.9" calcext:value-type="float">
            <text:p>-73,9</text:p>
          </table:table-cell>
          <table:table-cell office:value-type="float" office:value="-74.8" calcext:value-type="float">
            <text:p>-74,8</text:p>
          </table:table-cell>
          <table:table-cell office:value-type="float" office:value="-75.1" calcext:value-type="float">
            <text:p>-75,1</text:p>
          </table:table-cell>
          <table:table-cell office:value-type="float" office:value="-75.3" calcext:value-type="float">
            <text:p>-75,3</text:p>
          </table:table-cell>
          <table:table-cell office:value-type="float" office:value="-76" calcext:value-type="float">
            <text:p>-76</text:p>
          </table:table-cell>
          <table:table-cell office:value-type="float" office:value="-76.8" calcext:value-type="float">
            <text:p>-76,8</text:p>
          </table:table-cell>
          <table:table-cell office:value-type="float" office:value="-77.3" calcext:value-type="float">
            <text:p>-77,3</text:p>
          </table:table-cell>
          <table:table-cell office:value-type="float" office:value="-74.9" calcext:value-type="float">
            <text:p>-74,9</text:p>
          </table:table-cell>
          <table:table-cell office:value-type="float" office:value="-69.6" calcext:value-type="float">
            <text:p>-69,6</text:p>
          </table:table-cell>
          <table:table-cell office:value-type="float" office:value="-67.4" calcext:value-type="float">
            <text:p>-67,4</text:p>
          </table:table-cell>
          <table:table-cell office:value-type="float" office:value="-67.9" calcext:value-type="float">
            <text:p>-67,9</text:p>
          </table:table-cell>
          <table:table-cell office:value-type="float" office:value="-68.3" calcext:value-type="float">
            <text:p>-68,3</text:p>
          </table:table-cell>
          <table:table-cell office:value-type="float" office:value="-69.2" calcext:value-type="float">
            <text:p>-69,2</text:p>
          </table:table-cell>
          <table:table-cell table:number-columns-repeated="3" office:value-type="float" office:value="-70" calcext:value-type="float">
            <text:p>-70</text:p>
          </table:table-cell>
          <table:table-cell office:value-type="float" office:value="-70.4" calcext:value-type="float">
            <text:p>-70,4</text:p>
          </table:table-cell>
          <table:table-cell office:value-type="float" office:value="-72.8" calcext:value-type="float">
            <text:p>-72,8</text:p>
          </table:table-cell>
          <table:table-cell office:value-type="float" office:value="-78" calcext:value-type="float">
            <text:p>-78</text:p>
          </table:table-cell>
          <table:table-cell office:value-type="float" office:value="-81.7" calcext:value-type="float">
            <text:p>-81,7</text:p>
          </table:table-cell>
          <table:table-cell office:value-type="float" office:value="-83.2" calcext:value-type="float">
            <text:p>-83,2</text:p>
          </table:table-cell>
          <table:table-cell office:value-type="float" office:value="-86.3" calcext:value-type="float">
            <text:p>-86,3</text:p>
          </table:table-cell>
          <table:table-cell office:value-type="float" office:value="-85.9" calcext:value-type="float">
            <text:p>-85,9</text:p>
          </table:table-cell>
          <table:table-cell office:value-type="float" office:value="-82.3" calcext:value-type="float">
            <text:p>-82,3</text:p>
          </table:table-cell>
          <table:table-cell office:value-type="float" office:value="-78.7" calcext:value-type="float">
            <text:p>-78,7</text:p>
          </table:table-cell>
          <table:table-cell office:value-type="float" office:value="-77.8" calcext:value-type="float">
            <text:p>-77,8</text:p>
          </table:table-cell>
          <table:table-cell office:value-type="float" office:value="-77.6" calcext:value-type="float">
            <text:p>-77,6</text:p>
          </table:table-cell>
          <table:table-cell office:value-type="float" office:value="-78.6" calcext:value-type="float">
            <text:p>-78,6</text:p>
          </table:table-cell>
          <table:table-cell office:value-type="float" office:value="-81.2" calcext:value-type="float">
            <text:p>-81,2</text:p>
          </table:table-cell>
          <table:table-cell office:value-type="float" office:value="-82.1" calcext:value-type="float">
            <text:p>-82,1</text:p>
          </table:table-cell>
          <table:table-cell office:value-type="float" office:value="-81.4" calcext:value-type="float">
            <text:p>-81,4</text:p>
          </table:table-cell>
          <table:table-cell table:number-columns-repeated="2" office:value-type="float" office:value="-81.2" calcext:value-type="float">
            <text:p>-81,2</text:p>
          </table:table-cell>
          <table:table-cell office:value-type="float" office:value="-81" calcext:value-type="float">
            <text:p>-81</text:p>
          </table:table-cell>
          <table:table-cell office:value-type="float" office:value="-80.6" calcext:value-type="float">
            <text:p>-80,6</text:p>
          </table:table-cell>
          <table:table-cell office:value-type="float" office:value="-80.2" calcext:value-type="float">
            <text:p>-80,2</text:p>
          </table:table-cell>
          <table:table-cell office:value-type="float" office:value="-79.2" calcext:value-type="float">
            <text:p>-79,2</text:p>
          </table:table-cell>
          <table:table-cell office:value-type="float" office:value="-78.2" calcext:value-type="float">
            <text:p>-78,2</text:p>
          </table:table-cell>
          <table:table-cell office:value-type="float" office:value="-76" calcext:value-type="float">
            <text:p>-76</text:p>
          </table:table-cell>
          <table:table-cell table:number-columns-repeated="933"/>
        </table:table-row>
        <table:table-row table:style-name="ro8">
          <table:table-cell/>
          <table:table-cell office:value-type="float" office:value="6" calcext:value-type="float">
            <text:p>6</text:p>
          </table:table-cell>
          <table:table-cell office:value-type="time" office:time-value="PT11H39M00S" calcext:value-type="time">
            <text:p>11:39:00</text:p>
          </table:table-cell>
          <table:table-cell office:value-type="string" calcext:value-type="string">
            <text:p>"B1 (1)"</text:p>
          </table:table-cell>
          <table:table-cell office:value-type="string" calcext:value-type="string">
            <text:p>"CB:5D:42:C1:F7:36"</text:p>
          </table:table-cell>
          <table:table-cell office:value-type="float" office:value="-73.4" calcext:value-type="float">
            <text:p>-73,4</text:p>
          </table:table-cell>
          <table:table-cell office:value-type="float" office:value="-70.2" calcext:value-type="float">
            <text:p>-70,2</text:p>
          </table:table-cell>
          <table:table-cell office:value-type="float" office:value="-68.2" calcext:value-type="float">
            <text:p>-68,2</text:p>
          </table:table-cell>
          <table:table-cell table:number-columns-repeated="3" office:value-type="float" office:value="-67.9" calcext:value-type="float">
            <text:p>-67,9</text:p>
          </table:table-cell>
          <table:table-cell office:value-type="float" office:value="-67.6" calcext:value-type="float">
            <text:p>-67,6</text:p>
          </table:table-cell>
          <table:table-cell office:value-type="float" office:value="-71.2" calcext:value-type="float">
            <text:p>-71,2</text:p>
          </table:table-cell>
          <table:table-cell office:value-type="float" office:value="-76.1" calcext:value-type="float">
            <text:p>-76,1</text:p>
          </table:table-cell>
          <table:table-cell office:value-type="float" office:value="-77" calcext:value-type="float">
            <text:p>-77</text:p>
          </table:table-cell>
          <table:table-cell office:value-type="float" office:value="-77.4" calcext:value-type="float">
            <text:p>-77,4</text:p>
          </table:table-cell>
          <table:table-cell office:value-type="float" office:value="-78.1" calcext:value-type="float">
            <text:p>-78,1</text:p>
          </table:table-cell>
          <table:table-cell office:value-type="float" office:value="-78.7" calcext:value-type="float">
            <text:p>-78,7</text:p>
          </table:table-cell>
          <table:table-cell office:value-type="float" office:value="-78.9" calcext:value-type="float">
            <text:p>-78,9</text:p>
          </table:table-cell>
          <table:table-cell office:value-type="float" office:value="-79" calcext:value-type="float">
            <text:p>-79</text:p>
          </table:table-cell>
          <table:table-cell office:value-type="float" office:value="-78.3" calcext:value-type="float">
            <text:p>-78,3</text:p>
          </table:table-cell>
          <table:table-cell office:value-type="float" office:value="-77.3" calcext:value-type="float">
            <text:p>-77,3</text:p>
          </table:table-cell>
          <table:table-cell office:value-type="float" office:value="-76.9" calcext:value-type="float">
            <text:p>-76,9</text:p>
          </table:table-cell>
          <table:table-cell table:number-columns-repeated="2" office:value-type="float" office:value="-77.3" calcext:value-type="float">
            <text:p>-77,3</text:p>
          </table:table-cell>
          <table:table-cell office:value-type="float" office:value="-77.4" calcext:value-type="float">
            <text:p>-77,4</text:p>
          </table:table-cell>
          <table:table-cell office:value-type="float" office:value="-77.3" calcext:value-type="float">
            <text:p>-77,3</text:p>
          </table:table-cell>
          <table:table-cell office:value-type="float" office:value="-76.9" calcext:value-type="float">
            <text:p>-76,9</text:p>
          </table:table-cell>
          <table:table-cell office:value-type="float" office:value="-76.6" calcext:value-type="float">
            <text:p>-76,6</text:p>
          </table:table-cell>
          <table:table-cell office:value-type="float" office:value="-76.3" calcext:value-type="float">
            <text:p>-76,3</text:p>
          </table:table-cell>
          <table:table-cell table:number-columns-repeated="2" office:value-type="float" office:value="-76.5" calcext:value-type="float">
            <text:p>-76,5</text:p>
          </table:table-cell>
          <table:table-cell office:value-type="float" office:value="-71.9" calcext:value-type="float">
            <text:p>-71,9</text:p>
          </table:table-cell>
          <table:table-cell office:value-type="float" office:value="-68.5" calcext:value-type="float">
            <text:p>-68,5</text:p>
          </table:table-cell>
          <table:table-cell office:value-type="float" office:value="-67.6" calcext:value-type="float">
            <text:p>-67,6</text:p>
          </table:table-cell>
          <table:table-cell table:number-columns-repeated="2" office:value-type="float" office:value="-67.4" calcext:value-type="float">
            <text:p>-67,4</text:p>
          </table:table-cell>
          <table:table-cell table:number-columns-repeated="2" office:value-type="float" office:value="-67.5" calcext:value-type="float">
            <text:p>-67,5</text:p>
          </table:table-cell>
          <table:table-cell office:value-type="float" office:value="-67.3" calcext:value-type="float">
            <text:p>-67,3</text:p>
          </table:table-cell>
          <table:table-cell office:value-type="float" office:value="-67.4" calcext:value-type="float">
            <text:p>-67,4</text:p>
          </table:table-cell>
          <table:table-cell office:value-type="float" office:value="-67.7" calcext:value-type="float">
            <text:p>-67,7</text:p>
          </table:table-cell>
          <table:table-cell office:value-type="float" office:value="-71.3" calcext:value-type="float">
            <text:p>-71,3</text:p>
          </table:table-cell>
          <table:table-cell office:value-type="float" office:value="-74.8" calcext:value-type="float">
            <text:p>-74,8</text:p>
          </table:table-cell>
          <table:table-cell office:value-type="float" office:value="-75.5" calcext:value-type="float">
            <text:p>-75,5</text:p>
          </table:table-cell>
          <table:table-cell office:value-type="float" office:value="-76.5" calcext:value-type="float">
            <text:p>-76,5</text:p>
          </table:table-cell>
          <table:table-cell office:value-type="float" office:value="-77.3" calcext:value-type="float">
            <text:p>-77,3</text:p>
          </table:table-cell>
          <table:table-cell office:value-type="float" office:value="-76.5" calcext:value-type="float">
            <text:p>-76,5</text:p>
          </table:table-cell>
          <table:table-cell office:value-type="float" office:value="-74.8" calcext:value-type="float">
            <text:p>-74,8</text:p>
          </table:table-cell>
          <table:table-cell office:value-type="float" office:value="-74.1" calcext:value-type="float">
            <text:p>-74,1</text:p>
          </table:table-cell>
          <table:table-cell office:value-type="float" office:value="-74.2" calcext:value-type="float">
            <text:p>-74,2</text:p>
          </table:table-cell>
          <table:table-cell office:value-type="float" office:value="-74.9" calcext:value-type="float">
            <text:p>-74,9</text:p>
          </table:table-cell>
          <table:table-cell office:value-type="float" office:value="-75.9" calcext:value-type="float">
            <text:p>-75,9</text:p>
          </table:table-cell>
          <table:table-cell table:number-columns-repeated="3" office:value-type="float" office:value="-76.2" calcext:value-type="float">
            <text:p>-76,2</text:p>
          </table:table-cell>
          <table:table-cell office:value-type="float" office:value="-75.5" calcext:value-type="float">
            <text:p>-75,5</text:p>
          </table:table-cell>
          <table:table-cell office:value-type="float" office:value="-74.8" calcext:value-type="float">
            <text:p>-74,8</text:p>
          </table:table-cell>
          <table:table-cell office:value-type="float" office:value="-74.6" calcext:value-type="float">
            <text:p>-74,6</text:p>
          </table:table-cell>
          <table:table-cell office:value-type="float" office:value="-74.7" calcext:value-type="float">
            <text:p>-74,7</text:p>
          </table:table-cell>
          <table:table-cell table:number-columns-repeated="2" office:value-type="float" office:value="-75" calcext:value-type="float">
            <text:p>-75</text:p>
          </table:table-cell>
          <table:table-cell office:value-type="float" office:value="-71.9" calcext:value-type="float">
            <text:p>-71,9</text:p>
          </table:table-cell>
          <table:table-cell office:value-type="float" office:value="-68" calcext:value-type="float">
            <text:p>-68</text:p>
          </table:table-cell>
          <table:table-cell table:number-columns-repeated="4" office:value-type="float" office:value="-67.4" calcext:value-type="float">
            <text:p>-67,4</text:p>
          </table:table-cell>
          <table:table-cell table:number-columns-repeated="2" office:value-type="float" office:value="-67.3" calcext:value-type="float">
            <text:p>-67,3</text:p>
          </table:table-cell>
          <table:table-cell table:number-columns-repeated="2" office:value-type="float" office:value="-67.4" calcext:value-type="float">
            <text:p>-67,4</text:p>
          </table:table-cell>
          <table:table-cell office:value-type="float" office:value="-72.2" calcext:value-type="float">
            <text:p>-72,2</text:p>
          </table:table-cell>
          <table:table-cell office:value-type="float" office:value="-77.1" calcext:value-type="float">
            <text:p>-77,1</text:p>
          </table:table-cell>
          <table:table-cell office:value-type="float" office:value="-77" calcext:value-type="float">
            <text:p>-77</text:p>
          </table:table-cell>
          <table:table-cell office:value-type="float" office:value="-76.4" calcext:value-type="float">
            <text:p>-76,4</text:p>
          </table:table-cell>
          <table:table-cell office:value-type="float" office:value="-75.5" calcext:value-type="float">
            <text:p>-75,5</text:p>
          </table:table-cell>
          <table:table-cell office:value-type="float" office:value="-75.4" calcext:value-type="float">
            <text:p>-75,4</text:p>
          </table:table-cell>
          <table:table-cell office:value-type="float" office:value="-76.3" calcext:value-type="float">
            <text:p>-76,3</text:p>
          </table:table-cell>
          <table:table-cell office:value-type="float" office:value="-76.6" calcext:value-type="float">
            <text:p>-76,6</text:p>
          </table:table-cell>
          <table:table-cell office:value-type="float" office:value="-75.8" calcext:value-type="float">
            <text:p>-75,8</text:p>
          </table:table-cell>
          <table:table-cell office:value-type="float" office:value="-74.5" calcext:value-type="float">
            <text:p>-74,5</text:p>
          </table:table-cell>
          <table:table-cell office:value-type="float" office:value="-74.1" calcext:value-type="float">
            <text:p>-74,1</text:p>
          </table:table-cell>
          <table:table-cell office:value-type="float" office:value="-74" calcext:value-type="float">
            <text:p>-74</text:p>
          </table:table-cell>
          <table:table-cell office:value-type="float" office:value="-73.6" calcext:value-type="float">
            <text:p>-73,6</text:p>
          </table:table-cell>
          <table:table-cell office:value-type="float" office:value="-73.2" calcext:value-type="float">
            <text:p>-73,2</text:p>
          </table:table-cell>
          <table:table-cell table:number-columns-repeated="3" office:value-type="float" office:value="-73.1" calcext:value-type="float">
            <text:p>-73,1</text:p>
          </table:table-cell>
          <table:table-cell office:value-type="float" office:value="-72.7" calcext:value-type="float">
            <text:p>-72,7</text:p>
          </table:table-cell>
          <table:table-cell office:value-type="float" office:value="-71.3" calcext:value-type="float">
            <text:p>-71,3</text:p>
          </table:table-cell>
          <table:table-cell office:value-type="float" office:value="-69.9" calcext:value-type="float">
            <text:p>-69,9</text:p>
          </table:table-cell>
          <table:table-cell office:value-type="float" office:value="-69.1" calcext:value-type="float">
            <text:p>-69,1</text:p>
          </table:table-cell>
          <table:table-cell office:value-type="float" office:value="-68.1" calcext:value-type="float">
            <text:p>-68,1</text:p>
          </table:table-cell>
          <table:table-cell office:value-type="float" office:value="-68.3" calcext:value-type="float">
            <text:p>-68,3</text:p>
          </table:table-cell>
          <table:table-cell table:number-columns-repeated="2" office:value-type="float" office:value="-68.4" calcext:value-type="float">
            <text:p>-68,4</text:p>
          </table:table-cell>
          <table:table-cell office:value-type="float" office:value="-68.6" calcext:value-type="float">
            <text:p>-68,6</text:p>
          </table:table-cell>
          <table:table-cell office:value-type="float" office:value="-68.9" calcext:value-type="float">
            <text:p>-68,9</text:p>
          </table:table-cell>
          <table:table-cell office:value-type="float" office:value="-69.2" calcext:value-type="float">
            <text:p>-69,2</text:p>
          </table:table-cell>
          <table:table-cell office:value-type="float" office:value="-69" calcext:value-type="float">
            <text:p>-69</text:p>
          </table:table-cell>
          <table:table-cell office:value-type="float" office:value="-68.8" calcext:value-type="float">
            <text:p>-68,8</text:p>
          </table:table-cell>
          <table:table-cell office:value-type="float" office:value="-69.4" calcext:value-type="float">
            <text:p>-69,4</text:p>
          </table:table-cell>
          <table:table-cell office:value-type="float" office:value="-69.8" calcext:value-type="float">
            <text:p>-69,8</text:p>
          </table:table-cell>
          <table:table-cell office:value-type="float" office:value="-69.3" calcext:value-type="float">
            <text:p>-69,3</text:p>
          </table:table-cell>
          <table:table-cell table:number-columns-repeated="6" office:value-type="float" office:value="-69" calcext:value-type="float">
            <text:p>-69</text:p>
          </table:table-cell>
          <table:table-cell table:number-columns-repeated="2" office:value-type="float" office:value="-68.7" calcext:value-type="float">
            <text:p>-68,7</text:p>
          </table:table-cell>
          <table:table-cell office:value-type="float" office:value="-68.8" calcext:value-type="float">
            <text:p>-68,8</text:p>
          </table:table-cell>
          <table:table-cell office:value-type="float" office:value="-68.6" calcext:value-type="float">
            <text:p>-68,6</text:p>
          </table:table-cell>
          <table:table-cell office:value-type="float" office:value="-68.7" calcext:value-type="float">
            <text:p>-68,7</text:p>
          </table:table-cell>
          <table:table-cell office:value-type="float" office:value="-68.9" calcext:value-type="float">
            <text:p>-68,9</text:p>
          </table:table-cell>
          <table:table-cell office:value-type="float" office:value="-69.1" calcext:value-type="float">
            <text:p>-69,1</text:p>
          </table:table-cell>
          <table:table-cell office:value-type="float" office:value="-69.2" calcext:value-type="float">
            <text:p>-69,2</text:p>
          </table:table-cell>
          <table:table-cell office:value-type="float" office:value="-69.3" calcext:value-type="float">
            <text:p>-69,3</text:p>
          </table:table-cell>
          <table:table-cell office:value-type="float" office:value="-69.2" calcext:value-type="float">
            <text:p>-69,2</text:p>
          </table:table-cell>
          <table:table-cell office:value-type="float" office:value="-68.4" calcext:value-type="float">
            <text:p>-68,4</text:p>
          </table:table-cell>
          <table:table-cell office:value-type="float" office:value="-69.2" calcext:value-type="float">
            <text:p>-69,2</text:p>
          </table:table-cell>
          <table:table-cell office:value-type="float" office:value="-70" calcext:value-type="float">
            <text:p>-70</text:p>
          </table:table-cell>
          <table:table-cell office:value-type="float" office:value="-70.2" calcext:value-type="float">
            <text:p>-70,2</text:p>
          </table:table-cell>
          <table:table-cell office:value-type="float" office:value="-70.1" calcext:value-type="float">
            <text:p>-70,1</text:p>
          </table:table-cell>
          <table:table-cell office:value-type="float" office:value="-69.9" calcext:value-type="float">
            <text:p>-69,9</text:p>
          </table:table-cell>
          <table:table-cell table:number-columns-repeated="2" office:value-type="float" office:value="-69.7" calcext:value-type="float">
            <text:p>-69,7</text:p>
          </table:table-cell>
          <table:table-cell office:value-type="float" office:value="-69.6" calcext:value-type="float">
            <text:p>-69,6</text:p>
          </table:table-cell>
          <table:table-cell office:value-type="float" office:value="-69.7" calcext:value-type="float">
            <text:p>-69,7</text:p>
          </table:table-cell>
          <table:table-cell office:value-type="float" office:value="-69.9" calcext:value-type="float">
            <text:p>-69,9</text:p>
          </table:table-cell>
          <table:table-cell office:value-type="float" office:value="-69.5" calcext:value-type="float">
            <text:p>-69,5</text:p>
          </table:table-cell>
          <table:table-cell table:number-columns-repeated="4" office:value-type="float" office:value="-69" calcext:value-type="float">
            <text:p>-69</text:p>
          </table:table-cell>
          <table:table-cell office:value-type="float" office:value="-68.9" calcext:value-type="float">
            <text:p>-68,9</text:p>
          </table:table-cell>
          <table:table-cell office:value-type="float" office:value="-69" calcext:value-type="float">
            <text:p>-69</text:p>
          </table:table-cell>
          <table:table-cell office:value-type="float" office:value="-69.8" calcext:value-type="float">
            <text:p>-69,8</text:p>
          </table:table-cell>
          <table:table-cell office:value-type="float" office:value="-70.4" calcext:value-type="float">
            <text:p>-70,4</text:p>
          </table:table-cell>
          <table:table-cell office:value-type="float" office:value="-70.6" calcext:value-type="float">
            <text:p>-70,6</text:p>
          </table:table-cell>
          <table:table-cell office:value-type="float" office:value="-72.1" calcext:value-type="float">
            <text:p>-72,1</text:p>
          </table:table-cell>
          <table:table-cell office:value-type="float" office:value="-74.3" calcext:value-type="float">
            <text:p>-74,3</text:p>
          </table:table-cell>
          <table:table-cell office:value-type="float" office:value="-75.1" calcext:value-type="float">
            <text:p>-75,1</text:p>
          </table:table-cell>
          <table:table-cell office:value-type="float" office:value="-76.4" calcext:value-type="float">
            <text:p>-76,4</text:p>
          </table:table-cell>
          <table:table-cell office:value-type="float" office:value="-75.2" calcext:value-type="float">
            <text:p>-75,2</text:p>
          </table:table-cell>
          <table:table-cell office:value-type="float" office:value="-72.7" calcext:value-type="float">
            <text:p>-72,7</text:p>
          </table:table-cell>
          <table:table-cell office:value-type="float" office:value="-71.7" calcext:value-type="float">
            <text:p>-71,7</text:p>
          </table:table-cell>
          <table:table-cell office:value-type="float" office:value="-70.5" calcext:value-type="float">
            <text:p>-70,5</text:p>
          </table:table-cell>
          <table:table-cell office:value-type="float" office:value="-69.8" calcext:value-type="float">
            <text:p>-69,8</text:p>
          </table:table-cell>
          <table:table-cell office:value-type="float" office:value="-69.6" calcext:value-type="float">
            <text:p>-69,6</text:p>
          </table:table-cell>
          <table:table-cell table:number-columns-repeated="3" office:value-type="float" office:value="-69.3" calcext:value-type="float">
            <text:p>-69,3</text:p>
          </table:table-cell>
          <table:table-cell office:value-type="float" office:value="-69.1" calcext:value-type="float">
            <text:p>-69,1</text:p>
          </table:table-cell>
          <table:table-cell office:value-type="float" office:value="-68.7" calcext:value-type="float">
            <text:p>-68,7</text:p>
          </table:table-cell>
          <table:table-cell office:value-type="float" office:value="-68.666664" calcext:value-type="float">
            <text:p>-68,666664</text:p>
          </table:table-cell>
          <table:table-cell office:value-type="float" office:value="-68.75" calcext:value-type="float">
            <text:p>-68,75</text:p>
          </table:table-cell>
          <table:table-cell table:number-columns-repeated="865"/>
        </table:table-row>
        <table:table-row table:style-name="ro8">
          <table:table-cell/>
          <table:table-cell office:value-type="float" office:value="8" calcext:value-type="float">
            <text:p>8</text:p>
          </table:table-cell>
          <table:table-cell office:value-type="time" office:time-value="PT11H41M00S" calcext:value-type="time">
            <text:p>11:41:00</text:p>
          </table:table-cell>
          <table:table-cell office:value-type="string" calcext:value-type="string">
            <text:p>"B1 (1)"</text:p>
          </table:table-cell>
          <table:table-cell office:value-type="string" calcext:value-type="string">
            <text:p>"CB:5D:42:C1:F7:36"</text:p>
          </table:table-cell>
          <table:table-cell office:value-type="float" office:value="-78.7" calcext:value-type="float">
            <text:p>-78,7</text:p>
          </table:table-cell>
          <table:table-cell table:number-columns-repeated="2" office:value-type="float" office:value="-78.3" calcext:value-type="float">
            <text:p>-78,3</text:p>
          </table:table-cell>
          <table:table-cell office:value-type="float" office:value="-78.7" calcext:value-type="float">
            <text:p>-78,7</text:p>
          </table:table-cell>
          <table:table-cell office:value-type="float" office:value="-79.2" calcext:value-type="float">
            <text:p>-79,2</text:p>
          </table:table-cell>
          <table:table-cell office:value-type="float" office:value="-79.4" calcext:value-type="float">
            <text:p>-79,4</text:p>
          </table:table-cell>
          <table:table-cell office:value-type="float" office:value="-79.2" calcext:value-type="float">
            <text:p>-79,2</text:p>
          </table:table-cell>
          <table:table-cell office:value-type="float" office:value="-78.5" calcext:value-type="float">
            <text:p>-78,5</text:p>
          </table:table-cell>
          <table:table-cell office:value-type="float" office:value="-76.9" calcext:value-type="float">
            <text:p>-76,9</text:p>
          </table:table-cell>
          <table:table-cell office:value-type="float" office:value="-76.1" calcext:value-type="float">
            <text:p>-76,1</text:p>
          </table:table-cell>
          <table:table-cell office:value-type="float" office:value="-76.5" calcext:value-type="float">
            <text:p>-76,5</text:p>
          </table:table-cell>
          <table:table-cell office:value-type="float" office:value="-76.8" calcext:value-type="float">
            <text:p>-76,8</text:p>
          </table:table-cell>
          <table:table-cell office:value-type="float" office:value="-76.5" calcext:value-type="float">
            <text:p>-76,5</text:p>
          </table:table-cell>
          <table:table-cell office:value-type="float" office:value="-76.7" calcext:value-type="float">
            <text:p>-76,7</text:p>
          </table:table-cell>
          <table:table-cell office:value-type="float" office:value="-76.8" calcext:value-type="float">
            <text:p>-76,8</text:p>
          </table:table-cell>
          <table:table-cell office:value-type="float" office:value="-77.2" calcext:value-type="float">
            <text:p>-77,2</text:p>
          </table:table-cell>
          <table:table-cell office:value-type="float" office:value="-78.5" calcext:value-type="float">
            <text:p>-78,5</text:p>
          </table:table-cell>
          <table:table-cell office:value-type="float" office:value="-80.7" calcext:value-type="float">
            <text:p>-80,7</text:p>
          </table:table-cell>
          <table:table-cell office:value-type="float" office:value="-83.1" calcext:value-type="float">
            <text:p>-83,1</text:p>
          </table:table-cell>
          <table:table-cell office:value-type="float" office:value="-85.6" calcext:value-type="float">
            <text:p>-85,6</text:p>
          </table:table-cell>
          <table:table-cell office:value-type="float" office:value="-89.3" calcext:value-type="float">
            <text:p>-89,3</text:p>
          </table:table-cell>
          <table:table-cell office:value-type="float" office:value="-94.9" calcext:value-type="float">
            <text:p>-94,9</text:p>
          </table:table-cell>
          <table:table-cell office:value-type="float" office:value="-95.9" calcext:value-type="float">
            <text:p>-95,9</text:p>
          </table:table-cell>
          <table:table-cell office:value-type="float" office:value="-90.5" calcext:value-type="float">
            <text:p>-90,5</text:p>
          </table:table-cell>
          <table:table-cell office:value-type="float" office:value="-86.7" calcext:value-type="float">
            <text:p>-86,7</text:p>
          </table:table-cell>
          <table:table-cell table:number-columns-repeated="2" office:value-type="float" office:value="-85.2" calcext:value-type="float">
            <text:p>-85,2</text:p>
          </table:table-cell>
          <table:table-cell office:value-type="float" office:value="-84.7" calcext:value-type="float">
            <text:p>-84,7</text:p>
          </table:table-cell>
          <table:table-cell office:value-type="float" office:value="-84.3" calcext:value-type="float">
            <text:p>-84,3</text:p>
          </table:table-cell>
          <table:table-cell office:value-type="float" office:value="-83.8" calcext:value-type="float">
            <text:p>-83,8</text:p>
          </table:table-cell>
          <table:table-cell office:value-type="float" office:value="-83.6" calcext:value-type="float">
            <text:p>-83,6</text:p>
          </table:table-cell>
          <table:table-cell office:value-type="float" office:value="-83.3" calcext:value-type="float">
            <text:p>-83,3</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table:number-columns-repeated="2" office:value-type="float" office:value="-82.3" calcext:value-type="float">
            <text:p>-82,3</text:p>
          </table:table-cell>
          <table:table-cell office:value-type="float" office:value="-79.5" calcext:value-type="float">
            <text:p>-79,5</text:p>
          </table:table-cell>
          <table:table-cell office:value-type="float" office:value="-76.3" calcext:value-type="float">
            <text:p>-76,3</text:p>
          </table:table-cell>
          <table:table-cell office:value-type="float" office:value="-74.9" calcext:value-type="float">
            <text:p>-74,9</text:p>
          </table:table-cell>
          <table:table-cell office:value-type="float" office:value="-75.3" calcext:value-type="float">
            <text:p>-75,3</text:p>
          </table:table-cell>
          <table:table-cell office:value-type="float" office:value="-76.6" calcext:value-type="float">
            <text:p>-76,6</text:p>
          </table:table-cell>
          <table:table-cell office:value-type="float" office:value="-77.7" calcext:value-type="float">
            <text:p>-77,7</text:p>
          </table:table-cell>
          <table:table-cell office:value-type="float" office:value="-77.8" calcext:value-type="float">
            <text:p>-77,8</text:p>
          </table:table-cell>
          <table:table-cell office:value-type="float" office:value="-78.1" calcext:value-type="float">
            <text:p>-78,1</text:p>
          </table:table-cell>
          <table:table-cell office:value-type="float" office:value="-77.6" calcext:value-type="float">
            <text:p>-77,6</text:p>
          </table:table-cell>
          <table:table-cell office:value-type="float" office:value="-76.7" calcext:value-type="float">
            <text:p>-76,7</text:p>
          </table:table-cell>
          <table:table-cell office:value-type="float" office:value="-80.5" calcext:value-type="float">
            <text:p>-80,5</text:p>
          </table:table-cell>
          <table:table-cell office:value-type="float" office:value="-85.4" calcext:value-type="float">
            <text:p>-85,4</text:p>
          </table:table-cell>
          <table:table-cell office:value-type="float" office:value="-88.3" calcext:value-type="float">
            <text:p>-88,3</text:p>
          </table:table-cell>
          <table:table-cell office:value-type="float" office:value="-85.9" calcext:value-type="float">
            <text:p>-85,9</text:p>
          </table:table-cell>
          <table:table-cell office:value-type="float" office:value="-84.3" calcext:value-type="float">
            <text:p>-84,3</text:p>
          </table:table-cell>
          <table:table-cell office:value-type="float" office:value="-83.6" calcext:value-type="float">
            <text:p>-83,6</text:p>
          </table:table-cell>
          <table:table-cell office:value-type="float" office:value="-81.3" calcext:value-type="float">
            <text:p>-81,3</text:p>
          </table:table-cell>
          <table:table-cell office:value-type="float" office:value="-80" calcext:value-type="float">
            <text:p>-80</text:p>
          </table:table-cell>
          <table:table-cell office:value-type="float" office:value="-80.9" calcext:value-type="float">
            <text:p>-80,9</text:p>
          </table:table-cell>
          <table:table-cell office:value-type="float" office:value="-81.2" calcext:value-type="float">
            <text:p>-81,2</text:p>
          </table:table-cell>
          <table:table-cell office:value-type="float" office:value="-81" calcext:value-type="float">
            <text:p>-81</text:p>
          </table:table-cell>
          <table:table-cell office:value-type="float" office:value="-80.9" calcext:value-type="float">
            <text:p>-80,9</text:p>
          </table:table-cell>
          <table:table-cell office:value-type="float" office:value="-81" calcext:value-type="float">
            <text:p>-81</text:p>
          </table:table-cell>
          <table:table-cell office:value-type="float" office:value="-80.9" calcext:value-type="float">
            <text:p>-80,9</text:p>
          </table:table-cell>
          <table:table-cell office:value-type="float" office:value="-80.6" calcext:value-type="float">
            <text:p>-80,6</text:p>
          </table:table-cell>
          <table:table-cell table:number-columns-repeated="2" office:value-type="float" office:value="-80.8" calcext:value-type="float">
            <text:p>-80,8</text:p>
          </table:table-cell>
          <table:table-cell office:value-type="float" office:value="-80.9" calcext:value-type="float">
            <text:p>-80,9</text:p>
          </table:table-cell>
          <table:table-cell office:value-type="float" office:value="-80.5" calcext:value-type="float">
            <text:p>-80,5</text:p>
          </table:table-cell>
          <table:table-cell office:value-type="float" office:value="-80.1" calcext:value-type="float">
            <text:p>-80,1</text:p>
          </table:table-cell>
          <table:table-cell office:value-type="float" office:value="-78.3" calcext:value-type="float">
            <text:p>-78,3</text:p>
          </table:table-cell>
          <table:table-cell office:value-type="float" office:value="-76.2" calcext:value-type="float">
            <text:p>-76,2</text:p>
          </table:table-cell>
          <table:table-cell office:value-type="float" office:value="-74.3" calcext:value-type="float">
            <text:p>-74,3</text:p>
          </table:table-cell>
          <table:table-cell office:value-type="float" office:value="-73.8" calcext:value-type="float">
            <text:p>-73,8</text:p>
          </table:table-cell>
          <table:table-cell office:value-type="float" office:value="-73.4" calcext:value-type="float">
            <text:p>-73,4</text:p>
          </table:table-cell>
          <table:table-cell table:number-columns-repeated="2" office:value-type="float" office:value="-73.2" calcext:value-type="float">
            <text:p>-73,2</text:p>
          </table:table-cell>
          <table:table-cell table:number-columns-repeated="3" office:value-type="float" office:value="-73.1" calcext:value-type="float">
            <text:p>-73,1</text:p>
          </table:table-cell>
          <table:table-cell office:value-type="float" office:value="-75" calcext:value-type="float">
            <text:p>-75</text:p>
          </table:table-cell>
          <table:table-cell office:value-type="float" office:value="-79.6" calcext:value-type="float">
            <text:p>-79,6</text:p>
          </table:table-cell>
          <table:table-cell office:value-type="float" office:value="-84" calcext:value-type="float">
            <text:p>-84</text:p>
          </table:table-cell>
          <table:table-cell office:value-type="float" office:value="-89.5" calcext:value-type="float">
            <text:p>-89,5</text:p>
          </table:table-cell>
          <table:table-cell office:value-type="float" office:value="-93.8" calcext:value-type="float">
            <text:p>-93,8</text:p>
          </table:table-cell>
          <table:table-cell office:value-type="float" office:value="-93.6" calcext:value-type="float">
            <text:p>-93,6</text:p>
          </table:table-cell>
          <table:table-cell office:value-type="float" office:value="-91.9" calcext:value-type="float">
            <text:p>-91,9</text:p>
          </table:table-cell>
          <table:table-cell office:value-type="float" office:value="-93.1" calcext:value-type="float">
            <text:p>-93,1</text:p>
          </table:table-cell>
          <table:table-cell office:value-type="float" office:value="-91.3" calcext:value-type="float">
            <text:p>-91,3</text:p>
          </table:table-cell>
          <table:table-cell office:value-type="float" office:value="-86.5" calcext:value-type="float">
            <text:p>-86,5</text:p>
          </table:table-cell>
          <table:table-cell office:value-type="float" office:value="-83.7" calcext:value-type="float">
            <text:p>-83,7</text:p>
          </table:table-cell>
          <table:table-cell office:value-type="float" office:value="-80.1" calcext:value-type="float">
            <text:p>-80,1</text:p>
          </table:table-cell>
          <table:table-cell office:value-type="float" office:value="-79" calcext:value-type="float">
            <text:p>-79</text:p>
          </table:table-cell>
          <table:table-cell office:value-type="float" office:value="-78.2" calcext:value-type="float">
            <text:p>-78,2</text:p>
          </table:table-cell>
          <table:table-cell office:value-type="float" office:value="-78" calcext:value-type="float">
            <text:p>-78</text:p>
          </table:table-cell>
          <table:table-cell office:value-type="float" office:value="-79.888885" calcext:value-type="float">
            <text:p>-79,888885</text:p>
          </table:table-cell>
          <table:table-cell office:value-type="float" office:value="-81.5" calcext:value-type="float">
            <text:p>-81,5</text:p>
          </table:table-cell>
          <table:table-cell table:number-columns-repeated="925"/>
        </table:table-row>
        <table:table-row table:style-name="ro8">
          <table:table-cell/>
          <table:table-cell office:value-type="float" office:value="10" calcext:value-type="float">
            <text:p>10</text:p>
          </table:table-cell>
          <table:table-cell office:value-type="time" office:time-value="PT11H41M55S" calcext:value-type="time">
            <text:p>11:41:55</text:p>
          </table:table-cell>
          <table:table-cell office:value-type="string" calcext:value-type="string">
            <text:p>"B1 (1)"</text:p>
          </table:table-cell>
          <table:table-cell office:value-type="string" calcext:value-type="string">
            <text:p>"CB:5D:42:C1:F7:36"</text:p>
          </table:table-cell>
          <table:table-cell office:value-type="float" office:value="-78.5" calcext:value-type="float">
            <text:p>-78,5</text:p>
          </table:table-cell>
          <table:table-cell office:value-type="float" office:value="-78.8" calcext:value-type="float">
            <text:p>-78,8</text:p>
          </table:table-cell>
          <table:table-cell table:number-columns-repeated="2" office:value-type="float" office:value="-79.2" calcext:value-type="float">
            <text:p>-79,2</text:p>
          </table:table-cell>
          <table:table-cell office:value-type="float" office:value="-79.5" calcext:value-type="float">
            <text:p>-79,5</text:p>
          </table:table-cell>
          <table:table-cell office:value-type="float" office:value="-79.9" calcext:value-type="float">
            <text:p>-79,9</text:p>
          </table:table-cell>
          <table:table-cell office:value-type="float" office:value="-77.8" calcext:value-type="float">
            <text:p>-77,8</text:p>
          </table:table-cell>
          <table:table-cell office:value-type="float" office:value="-72.8" calcext:value-type="float">
            <text:p>-72,8</text:p>
          </table:table-cell>
          <table:table-cell office:value-type="float" office:value="-70.2" calcext:value-type="float">
            <text:p>-70,2</text:p>
          </table:table-cell>
          <table:table-cell office:value-type="float" office:value="-70.5" calcext:value-type="float">
            <text:p>-70,5</text:p>
          </table:table-cell>
          <table:table-cell table:number-columns-repeated="2" office:value-type="float" office:value="-70.6" calcext:value-type="float">
            <text:p>-70,6</text:p>
          </table:table-cell>
          <table:table-cell office:value-type="float" office:value="-70.5" calcext:value-type="float">
            <text:p>-70,5</text:p>
          </table:table-cell>
          <table:table-cell table:number-columns-repeated="2" office:value-type="float" office:value="-70.3" calcext:value-type="float">
            <text:p>-70,3</text:p>
          </table:table-cell>
          <table:table-cell office:value-type="float" office:value="-70.4" calcext:value-type="float">
            <text:p>-70,4</text:p>
          </table:table-cell>
          <table:table-cell office:value-type="float" office:value="-71.7" calcext:value-type="float">
            <text:p>-71,7</text:p>
          </table:table-cell>
          <table:table-cell office:value-type="float" office:value="-74.4" calcext:value-type="float">
            <text:p>-74,4</text:p>
          </table:table-cell>
          <table:table-cell office:value-type="float" office:value="-75.9" calcext:value-type="float">
            <text:p>-75,9</text:p>
          </table:table-cell>
          <table:table-cell table:number-columns-repeated="2" office:value-type="float" office:value="-76" calcext:value-type="float">
            <text:p>-76</text:p>
          </table:table-cell>
          <table:table-cell office:value-type="float" office:value="-76.4" calcext:value-type="float">
            <text:p>-76,4</text:p>
          </table:table-cell>
          <table:table-cell office:value-type="float" office:value="-77.7" calcext:value-type="float">
            <text:p>-77,7</text:p>
          </table:table-cell>
          <table:table-cell office:value-type="float" office:value="-79" calcext:value-type="float">
            <text:p>-79</text:p>
          </table:table-cell>
          <table:table-cell office:value-type="float" office:value="-79.3" calcext:value-type="float">
            <text:p>-79,3</text:p>
          </table:table-cell>
          <table:table-cell office:value-type="float" office:value="-78" calcext:value-type="float">
            <text:p>-78</text:p>
          </table:table-cell>
          <table:table-cell office:value-type="float" office:value="-77.1" calcext:value-type="float">
            <text:p>-77,1</text:p>
          </table:table-cell>
          <table:table-cell office:value-type="float" office:value="-76.9" calcext:value-type="float">
            <text:p>-76,9</text:p>
          </table:table-cell>
          <table:table-cell table:number-columns-repeated="3" office:value-type="float" office:value="-77" calcext:value-type="float">
            <text:p>-77</text:p>
          </table:table-cell>
          <table:table-cell office:value-type="float" office:value="-77.3" calcext:value-type="float">
            <text:p>-77,3</text:p>
          </table:table-cell>
          <table:table-cell office:value-type="float" office:value="-77.7" calcext:value-type="float">
            <text:p>-77,7</text:p>
          </table:table-cell>
          <table:table-cell office:value-type="float" office:value="-77.5" calcext:value-type="float">
            <text:p>-77,5</text:p>
          </table:table-cell>
          <table:table-cell table:number-columns-repeated="2" office:value-type="float" office:value="-77.1" calcext:value-type="float">
            <text:p>-77,1</text:p>
          </table:table-cell>
          <table:table-cell office:value-type="float" office:value="-77" calcext:value-type="float">
            <text:p>-77</text:p>
          </table:table-cell>
          <table:table-cell office:value-type="float" office:value="-75" calcext:value-type="float">
            <text:p>-75</text:p>
          </table:table-cell>
          <table:table-cell table:number-columns-repeated="2" office:value-type="float" office:value="-73.2" calcext:value-type="float">
            <text:p>-73,2</text:p>
          </table:table-cell>
          <table:table-cell office:value-type="float" office:value="-72.6" calcext:value-type="float">
            <text:p>-72,6</text:p>
          </table:table-cell>
          <table:table-cell office:value-type="float" office:value="-72" calcext:value-type="float">
            <text:p>-72</text:p>
          </table:table-cell>
          <table:table-cell office:value-type="float" office:value="-71.7" calcext:value-type="float">
            <text:p>-71,7</text:p>
          </table:table-cell>
          <table:table-cell office:value-type="float" office:value="-71.5" calcext:value-type="float">
            <text:p>-71,5</text:p>
          </table:table-cell>
          <table:table-cell office:value-type="float" office:value="-70.9" calcext:value-type="float">
            <text:p>-70,9</text:p>
          </table:table-cell>
          <table:table-cell office:value-type="float" office:value="-70" calcext:value-type="float">
            <text:p>-70</text:p>
          </table:table-cell>
          <table:table-cell office:value-type="float" office:value="-70.6" calcext:value-type="float">
            <text:p>-70,6</text:p>
          </table:table-cell>
          <table:table-cell office:value-type="float" office:value="-72.3" calcext:value-type="float">
            <text:p>-72,3</text:p>
          </table:table-cell>
          <table:table-cell office:value-type="float" office:value="-74" calcext:value-type="float">
            <text:p>-74</text:p>
          </table:table-cell>
          <table:table-cell office:value-type="float" office:value="-76.9" calcext:value-type="float">
            <text:p>-76,9</text:p>
          </table:table-cell>
          <table:table-cell office:value-type="float" office:value="-78.44444" calcext:value-type="float">
            <text:p>-78,44444</text:p>
          </table:table-cell>
          <table:table-cell office:value-type="float" office:value="-76.25" calcext:value-type="float">
            <text:p>-76,25</text:p>
          </table:table-cell>
          <table:table-cell table:number-columns-repeated="967"/>
        </table:table-row>
        <table:table-row table:style-name="ro8">
          <table:table-cell/>
          <table:table-cell office:value-type="float" office:value="12.5" calcext:value-type="float">
            <text:p>12,5</text:p>
          </table:table-cell>
          <table:table-cell office:value-type="time" office:time-value="PT11H42M00S" calcext:value-type="time">
            <text:p>11:42:00</text:p>
          </table:table-cell>
          <table:table-cell office:value-type="string" calcext:value-type="string">
            <text:p>"B1 (1)"</text:p>
          </table:table-cell>
          <table:table-cell office:value-type="string" calcext:value-type="string">
            <text:p>"CB:5D:42:C1:F7:36"</text:p>
          </table:table-cell>
          <table:table-cell office:value-type="float" office:value="-87.6" calcext:value-type="float">
            <text:p>-87,6</text:p>
          </table:table-cell>
          <table:table-cell office:value-type="float" office:value="-86.4" calcext:value-type="float">
            <text:p>-86,4</text:p>
          </table:table-cell>
          <table:table-cell office:value-type="float" office:value="-84.2" calcext:value-type="float">
            <text:p>-84,2</text:p>
          </table:table-cell>
          <table:table-cell office:value-type="float" office:value="-83.2" calcext:value-type="float">
            <text:p>-83,2</text:p>
          </table:table-cell>
          <table:table-cell office:value-type="float" office:value="-82.7" calcext:value-type="float">
            <text:p>-82,7</text:p>
          </table:table-cell>
          <table:table-cell office:value-type="float" office:value="-81.3" calcext:value-type="float">
            <text:p>-81,3</text:p>
          </table:table-cell>
          <table:table-cell office:value-type="float" office:value="-80.1" calcext:value-type="float">
            <text:p>-80,1</text:p>
          </table:table-cell>
          <table:table-cell office:value-type="float" office:value="-81" calcext:value-type="float">
            <text:p>-81</text:p>
          </table:table-cell>
          <table:table-cell office:value-type="float" office:value="-82.5" calcext:value-type="float">
            <text:p>-82,5</text:p>
          </table:table-cell>
          <table:table-cell office:value-type="float" office:value="-83.3" calcext:value-type="float">
            <text:p>-83,3</text:p>
          </table:table-cell>
          <table:table-cell office:value-type="float" office:value="-82.7" calcext:value-type="float">
            <text:p>-82,7</text:p>
          </table:table-cell>
          <table:table-cell office:value-type="float" office:value="-81.6" calcext:value-type="float">
            <text:p>-81,6</text:p>
          </table:table-cell>
          <table:table-cell office:value-type="float" office:value="-81.2" calcext:value-type="float">
            <text:p>-81,2</text:p>
          </table:table-cell>
          <table:table-cell office:value-type="float" office:value="-82.2" calcext:value-type="float">
            <text:p>-82,2</text:p>
          </table:table-cell>
          <table:table-cell table:number-columns-repeated="2" office:value-type="float" office:value="-83.4" calcext:value-type="float">
            <text:p>-83,4</text:p>
          </table:table-cell>
          <table:table-cell office:value-type="float" office:value="-84.8" calcext:value-type="float">
            <text:p>-84,8</text:p>
          </table:table-cell>
          <table:table-cell table:number-columns-repeated="2" office:value-type="float" office:value="-85.8" calcext:value-type="float">
            <text:p>-85,8</text:p>
          </table:table-cell>
          <table:table-cell office:value-type="float" office:value="-84.4" calcext:value-type="float">
            <text:p>-84,4</text:p>
          </table:table-cell>
          <table:table-cell office:value-type="float" office:value="-83.7" calcext:value-type="float">
            <text:p>-83,7</text:p>
          </table:table-cell>
          <table:table-cell office:value-type="float" office:value="-84.2" calcext:value-type="float">
            <text:p>-84,2</text:p>
          </table:table-cell>
          <table:table-cell office:value-type="float" office:value="-85.1" calcext:value-type="float">
            <text:p>-85,1</text:p>
          </table:table-cell>
          <table:table-cell office:value-type="float" office:value="-87.4" calcext:value-type="float">
            <text:p>-87,4</text:p>
          </table:table-cell>
          <table:table-cell office:value-type="float" office:value="-86.1" calcext:value-type="float">
            <text:p>-86,1</text:p>
          </table:table-cell>
          <table:table-cell office:value-type="float" office:value="-82.4" calcext:value-type="float">
            <text:p>-82,4</text:p>
          </table:table-cell>
          <table:table-cell office:value-type="float" office:value="-81.3" calcext:value-type="float">
            <text:p>-81,3</text:p>
          </table:table-cell>
          <table:table-cell table:number-columns-repeated="3"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80.9" calcext:value-type="float">
            <text:p>-80,9</text:p>
          </table:table-cell>
          <table:table-cell office:value-type="float" office:value="-81.4" calcext:value-type="float">
            <text:p>-81,4</text:p>
          </table:table-cell>
          <table:table-cell office:value-type="float" office:value="-81.7" calcext:value-type="float">
            <text:p>-81,7</text:p>
          </table:table-cell>
          <table:table-cell office:value-type="float" office:value="-80.8" calcext:value-type="float">
            <text:p>-80,8</text:p>
          </table:table-cell>
          <table:table-cell office:value-type="float" office:value="-79.7" calcext:value-type="float">
            <text:p>-79,7</text:p>
          </table:table-cell>
          <table:table-cell office:value-type="float" office:value="-78.5" calcext:value-type="float">
            <text:p>-78,5</text:p>
          </table:table-cell>
          <table:table-cell office:value-type="float" office:value="-78.7" calcext:value-type="float">
            <text:p>-78,7</text:p>
          </table:table-cell>
          <table:table-cell office:value-type="float" office:value="-80.8" calcext:value-type="float">
            <text:p>-80,8</text:p>
          </table:table-cell>
          <table:table-cell office:value-type="float" office:value="-81.4" calcext:value-type="float">
            <text:p>-81,4</text:p>
          </table:table-cell>
          <table:table-cell office:value-type="float" office:value="-80.9" calcext:value-type="float">
            <text:p>-80,9</text:p>
          </table:table-cell>
          <table:table-cell office:value-type="float" office:value="-80.7" calcext:value-type="float">
            <text:p>-80,7</text:p>
          </table:table-cell>
          <table:table-cell office:value-type="float" office:value="-81" calcext:value-type="float">
            <text:p>-81</text:p>
          </table:table-cell>
          <table:table-cell office:value-type="float" office:value="-82.44444" calcext:value-type="float">
            <text:p>-82,44444</text:p>
          </table:table-cell>
          <table:table-cell office:value-type="float" office:value="-83.2" calcext:value-type="float">
            <text:p>-83,2</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1H44M00S" calcext:value-type="time">
            <text:p>11:44:00</text:p>
          </table:table-cell>
          <table:table-cell office:value-type="string" calcext:value-type="string">
            <text:p>"B1 (1)"</text:p>
          </table:table-cell>
          <table:table-cell office:value-type="string" calcext:value-type="string">
            <text:p>"CB:5D:42:C1:F7:36"</text:p>
          </table:table-cell>
          <table:table-cell office:value-type="float" office:value="-85.3" calcext:value-type="float">
            <text:p>-85,3</text:p>
          </table:table-cell>
          <table:table-cell office:value-type="float" office:value="-86.2" calcext:value-type="float">
            <text:p>-86,2</text:p>
          </table:table-cell>
          <table:table-cell office:value-type="float" office:value="-85.2" calcext:value-type="float">
            <text:p>-85,2</text:p>
          </table:table-cell>
          <table:table-cell office:value-type="float" office:value="-82.1" calcext:value-type="float">
            <text:p>-82,1</text:p>
          </table:table-cell>
          <table:table-cell table:number-columns-repeated="2" office:value-type="float" office:value="-81.8" calcext:value-type="float">
            <text:p>-81,8</text:p>
          </table:table-cell>
          <table:table-cell office:value-type="float" office:value="-82.3" calcext:value-type="float">
            <text:p>-82,3</text:p>
          </table:table-cell>
          <table:table-cell office:value-type="float" office:value="-82.4" calcext:value-type="float">
            <text:p>-82,4</text:p>
          </table:table-cell>
          <table:table-cell office:value-type="float" office:value="-82" calcext:value-type="float">
            <text:p>-82</text:p>
          </table:table-cell>
          <table:table-cell office:value-type="float" office:value="-81.5" calcext:value-type="float">
            <text:p>-81,5</text:p>
          </table:table-cell>
          <table:table-cell office:value-type="float" office:value="-81.3" calcext:value-type="float">
            <text:p>-81,3</text:p>
          </table:table-cell>
          <table:table-cell office:value-type="float" office:value="-84.2" calcext:value-type="float">
            <text:p>-84,2</text:p>
          </table:table-cell>
          <table:table-cell office:value-type="float" office:value="-86.7" calcext:value-type="float">
            <text:p>-86,7</text:p>
          </table:table-cell>
          <table:table-cell office:value-type="float" office:value="-89" calcext:value-type="float">
            <text:p>-89</text:p>
          </table:table-cell>
          <table:table-cell office:value-type="float" office:value="-88.9" calcext:value-type="float">
            <text:p>-88,9</text:p>
          </table:table-cell>
          <table:table-cell office:value-type="float" office:value="-86.1" calcext:value-type="float">
            <text:p>-86,1</text:p>
          </table:table-cell>
          <table:table-cell office:value-type="float" office:value="-83.3" calcext:value-type="float">
            <text:p>-83,3</text:p>
          </table:table-cell>
          <table:table-cell office:value-type="float" office:value="-81.7" calcext:value-type="float">
            <text:p>-81,7</text:p>
          </table:table-cell>
          <table:table-cell office:value-type="float" office:value="-80.4" calcext:value-type="float">
            <text:p>-80,4</text:p>
          </table:table-cell>
          <table:table-cell office:value-type="float" office:value="-79.8" calcext:value-type="float">
            <text:p>-79,8</text:p>
          </table:table-cell>
          <table:table-cell office:value-type="float" office:value="-79.4" calcext:value-type="float">
            <text:p>-79,4</text:p>
          </table:table-cell>
          <table:table-cell office:value-type="float" office:value="-82.3" calcext:value-type="float">
            <text:p>-82,3</text:p>
          </table:table-cell>
          <table:table-cell office:value-type="float" office:value="-85.7" calcext:value-type="float">
            <text:p>-85,7</text:p>
          </table:table-cell>
          <table:table-cell office:value-type="float" office:value="-86.3" calcext:value-type="float">
            <text:p>-86,3</text:p>
          </table:table-cell>
          <table:table-cell table:number-columns-repeated="2" office:value-type="float" office:value="-86.6" calcext:value-type="float">
            <text:p>-86,6</text:p>
          </table:table-cell>
          <table:table-cell office:value-type="float" office:value="-86.5" calcext:value-type="float">
            <text:p>-86,5</text:p>
          </table:table-cell>
          <table:table-cell table:number-columns-repeated="2" office:value-type="float" office:value="-86.2" calcext:value-type="float">
            <text:p>-86,2</text:p>
          </table:table-cell>
          <table:table-cell office:value-type="float" office:value="-86.6" calcext:value-type="float">
            <text:p>-86,6</text:p>
          </table:table-cell>
          <table:table-cell office:value-type="float" office:value="-86.4" calcext:value-type="float">
            <text:p>-86,4</text:p>
          </table:table-cell>
          <table:table-cell office:value-type="float" office:value="-85.4" calcext:value-type="float">
            <text:p>-85,4</text:p>
          </table:table-cell>
          <table:table-cell office:value-type="float" office:value="-84.3" calcext:value-type="float">
            <text:p>-84,3</text:p>
          </table:table-cell>
          <table:table-cell office:value-type="float" office:value="-83.9" calcext:value-type="float">
            <text:p>-83,9</text:p>
          </table:table-cell>
          <table:table-cell office:value-type="float" office:value="-83.3" calcext:value-type="float">
            <text:p>-83,3</text:p>
          </table:table-cell>
          <table:table-cell office:value-type="float" office:value="-82.2" calcext:value-type="float">
            <text:p>-82,2</text:p>
          </table:table-cell>
          <table:table-cell office:value-type="float" office:value="-82.5" calcext:value-type="float">
            <text:p>-82,5</text:p>
          </table:table-cell>
          <table:table-cell office:value-type="float" office:value="-83.5" calcext:value-type="float">
            <text:p>-83,5</text:p>
          </table:table-cell>
          <table:table-cell office:value-type="float" office:value="-85" calcext:value-type="float">
            <text:p>-85</text:p>
          </table:table-cell>
          <table:table-cell office:value-type="float" office:value="-86.5" calcext:value-type="float">
            <text:p>-86,5</text:p>
          </table:table-cell>
          <table:table-cell office:value-type="float" office:value="-87.5" calcext:value-type="float">
            <text:p>-87,5</text:p>
          </table:table-cell>
          <table:table-cell office:value-type="float" office:value="-86.2" calcext:value-type="float">
            <text:p>-86,2</text:p>
          </table:table-cell>
          <table:table-cell office:value-type="float" office:value="-85.2" calcext:value-type="float">
            <text:p>-85,2</text:p>
          </table:table-cell>
          <table:table-cell office:value-type="float" office:value="-85.4" calcext:value-type="float">
            <text:p>-85,4</text:p>
          </table:table-cell>
          <table:table-cell office:value-type="float" office:value="-85.1" calcext:value-type="float">
            <text:p>-85,1</text:p>
          </table:table-cell>
          <table:table-cell office:value-type="float" office:value="-83.6" calcext:value-type="float">
            <text:p>-83,6</text:p>
          </table:table-cell>
          <table:table-cell office:value-type="float" office:value="-81.5" calcext:value-type="float">
            <text:p>-81,5</text:p>
          </table:table-cell>
          <table:table-cell office:value-type="float" office:value="-80.7" calcext:value-type="float">
            <text:p>-80,7</text:p>
          </table:table-cell>
          <table:table-cell office:value-type="float" office:value="-80.4" calcext:value-type="float">
            <text:p>-80,4</text:p>
          </table:table-cell>
          <table:table-cell office:value-type="float" office:value="-79.9" calcext:value-type="float">
            <text:p>-79,9</text:p>
          </table:table-cell>
          <table:table-cell office:value-type="float" office:value="-79.3" calcext:value-type="float">
            <text:p>-79,3</text:p>
          </table:table-cell>
          <table:table-cell office:value-type="float" office:value="-86" calcext:value-type="float">
            <text:p>-86</text:p>
          </table:table-cell>
          <table:table-cell office:value-type="float" office:value="-92.2" calcext:value-type="float">
            <text:p>-92,2</text:p>
          </table:table-cell>
          <table:table-cell office:value-type="float" office:value="-94" calcext:value-type="float">
            <text:p>-94</text:p>
          </table:table-cell>
          <table:table-cell office:value-type="float" office:value="-91.6" calcext:value-type="float">
            <text:p>-91,6</text:p>
          </table:table-cell>
          <table:table-cell office:value-type="float" office:value="-89.9" calcext:value-type="float">
            <text:p>-89,9</text:p>
          </table:table-cell>
          <table:table-cell office:value-type="float" office:value="-90.7" calcext:value-type="float">
            <text:p>-90,7</text:p>
          </table:table-cell>
          <table:table-cell table:number-columns-repeated="2" office:value-type="float" office:value="-91.7" calcext:value-type="float">
            <text:p>-91,7</text:p>
          </table:table-cell>
          <table:table-cell table:number-columns-repeated="2" office:value-type="float" office:value="-91.1" calcext:value-type="float">
            <text:p>-91,1</text:p>
          </table:table-cell>
          <table:table-cell office:value-type="float" office:value="-88.4" calcext:value-type="float">
            <text:p>-88,4</text:p>
          </table:table-cell>
          <table:table-cell office:value-type="float" office:value="-84.8" calcext:value-type="float">
            <text:p>-84,8</text:p>
          </table:table-cell>
          <table:table-cell office:value-type="float" office:value="-83.4" calcext:value-type="float">
            <text:p>-83,4</text:p>
          </table:table-cell>
          <table:table-cell office:value-type="float" office:value="-82.9" calcext:value-type="float">
            <text:p>-82,9</text:p>
          </table:table-cell>
          <table:table-cell office:value-type="float" office:value="-84.3" calcext:value-type="float">
            <text:p>-84,3</text:p>
          </table:table-cell>
          <table:table-cell office:value-type="float" office:value="-86.8" calcext:value-type="float">
            <text:p>-86,8</text:p>
          </table:table-cell>
          <table:table-cell office:value-type="float" office:value="-88.1" calcext:value-type="float">
            <text:p>-88,1</text:p>
          </table:table-cell>
          <table:table-cell office:value-type="float" office:value="-86.2" calcext:value-type="float">
            <text:p>-86,2</text:p>
          </table:table-cell>
          <table:table-cell office:value-type="float" office:value="-84.7" calcext:value-type="float">
            <text:p>-84,7</text:p>
          </table:table-cell>
          <table:table-cell office:value-type="float" office:value="-84.3" calcext:value-type="float">
            <text:p>-84,3</text:p>
          </table:table-cell>
          <table:table-cell office:value-type="float" office:value="-90.3" calcext:value-type="float">
            <text:p>-90,3</text:p>
          </table:table-cell>
          <table:table-cell office:value-type="float" office:value="-98" calcext:value-type="float">
            <text:p>-98</text:p>
          </table:table-cell>
          <table:table-cell office:value-type="float" office:value="-99.5" calcext:value-type="float">
            <text:p>-99,5</text:p>
          </table:table-cell>
          <table:table-cell office:value-type="float" office:value="-98.6" calcext:value-type="float">
            <text:p>-98,6</text:p>
          </table:table-cell>
          <table:table-cell table:number-columns-repeated="4" office:value-type="float" office:value="-98.3" calcext:value-type="float">
            <text:p>-98,3</text:p>
          </table:table-cell>
          <table:table-cell office:value-type="float" office:value="-99.1" calcext:value-type="float">
            <text:p>-99,1</text:p>
          </table:table-cell>
          <table:table-cell office:value-type="float" office:value="-94.4" calcext:value-type="float">
            <text:p>-94,4</text:p>
          </table:table-cell>
          <table:table-cell office:value-type="float" office:value="-90.8" calcext:value-type="float">
            <text:p>-90,8</text:p>
          </table:table-cell>
          <table:table-cell office:value-type="float" office:value="-87.8" calcext:value-type="float">
            <text:p>-87,8</text:p>
          </table:table-cell>
          <table:table-cell office:value-type="float" office:value="-88.5" calcext:value-type="float">
            <text:p>-88,5</text:p>
          </table:table-cell>
          <table:table-cell office:value-type="float" office:value="-88.7" calcext:value-type="float">
            <text:p>-88,7</text:p>
          </table:table-cell>
          <table:table-cell office:value-type="float" office:value="-88.2" calcext:value-type="float">
            <text:p>-88,2</text:p>
          </table:table-cell>
          <table:table-cell office:value-type="float" office:value="-87.5" calcext:value-type="float">
            <text:p>-87,5</text:p>
          </table:table-cell>
          <table:table-cell table:number-columns-repeated="2" office:value-type="float" office:value="-87.3" calcext:value-type="float">
            <text:p>-87,3</text:p>
          </table:table-cell>
          <table:table-cell office:value-type="float" office:value="-86.8" calcext:value-type="float">
            <text:p>-86,8</text:p>
          </table:table-cell>
          <table:table-cell office:value-type="float" office:value="-86.6" calcext:value-type="float">
            <text:p>-86,6</text:p>
          </table:table-cell>
          <table:table-cell office:value-type="float" office:value="-85.2" calcext:value-type="float">
            <text:p>-85,2</text:p>
          </table:table-cell>
          <table:table-cell office:value-type="float" office:value="-83.1" calcext:value-type="float">
            <text:p>-83,1</text:p>
          </table:table-cell>
          <table:table-cell office:value-type="float" office:value="-84.4" calcext:value-type="float">
            <text:p>-84,4</text:p>
          </table:table-cell>
          <table:table-cell office:value-type="float" office:value="-85.6" calcext:value-type="float">
            <text:p>-85,6</text:p>
          </table:table-cell>
          <table:table-cell office:value-type="float" office:value="-88.8" calcext:value-type="float">
            <text:p>-88,8</text:p>
          </table:table-cell>
          <table:table-cell office:value-type="float" office:value="-90.6" calcext:value-type="float">
            <text:p>-90,6</text:p>
          </table:table-cell>
          <table:table-cell office:value-type="float" office:value="-91.5" calcext:value-type="float">
            <text:p>-91,5</text:p>
          </table:table-cell>
          <table:table-cell office:value-type="float" office:value="-95" calcext:value-type="float">
            <text:p>-95</text:p>
          </table:table-cell>
          <table:table-cell office:value-type="float" office:value="-96.4" calcext:value-type="float">
            <text:p>-96,4</text:p>
          </table:table-cell>
          <table:table-cell office:value-type="float" office:value="-91.8" calcext:value-type="float">
            <text:p>-91,8</text:p>
          </table:table-cell>
          <table:table-cell office:value-type="float" office:value="-88.6" calcext:value-type="float">
            <text:p>-88,6</text:p>
          </table:table-cell>
          <table:table-cell office:value-type="float" office:value="-85.5" calcext:value-type="float">
            <text:p>-85,5</text:p>
          </table:table-cell>
          <table:table-cell office:value-type="float" office:value="-86" calcext:value-type="float">
            <text:p>-86</text:p>
          </table:table-cell>
          <table:table-cell table:number-columns-repeated="915"/>
        </table:table-row>
        <table:table-row table:style-name="ro8">
          <table:table-cell/>
          <table:table-cell office:value-type="float" office:value="20" calcext:value-type="float">
            <text:p>20</text:p>
          </table:table-cell>
          <table:table-cell office:value-type="time" office:time-value="PT11H45M00S" calcext:value-type="time">
            <text:p>11:45: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80" calcext:value-type="float">
            <text:p>-80</text:p>
          </table:table-cell>
          <table:table-cell office:value-type="float" office:value="-81.6" calcext:value-type="float">
            <text:p>-81,6</text:p>
          </table:table-cell>
          <table:table-cell office:value-type="float" office:value="-82.9" calcext:value-type="float">
            <text:p>-82,9</text:p>
          </table:table-cell>
          <table:table-cell office:value-type="float" office:value="-81.9" calcext:value-type="float">
            <text:p>-81,9</text:p>
          </table:table-cell>
          <table:table-cell office:value-type="float" office:value="-81.4" calcext:value-type="float">
            <text:p>-81,4</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1.7" calcext:value-type="float">
            <text:p>-81,7</text:p>
          </table:table-cell>
          <table:table-cell office:value-type="float" office:value="-81.6" calcext:value-type="float">
            <text:p>-81,6</text:p>
          </table:table-cell>
          <table:table-cell office:value-type="float" office:value="-81.9" calcext:value-type="float">
            <text:p>-81,9</text:p>
          </table:table-cell>
          <table:table-cell office:value-type="float" office:value="-80.6" calcext:value-type="float">
            <text:p>-80,6</text:p>
          </table:table-cell>
          <table:table-cell office:value-type="float" office:value="-81.5" calcext:value-type="float">
            <text:p>-81,5</text:p>
          </table:table-cell>
          <table:table-cell office:value-type="float" office:value="-80.8" calcext:value-type="float">
            <text:p>-80,8</text:p>
          </table:table-cell>
          <table:table-cell office:value-type="float" office:value="-80.9" calcext:value-type="float">
            <text:p>-80,9</text:p>
          </table:table-cell>
          <table:table-cell office:value-type="float" office:value="-80.8" calcext:value-type="float">
            <text:p>-80,8</text:p>
          </table:table-cell>
          <table:table-cell office:value-type="float" office:value="-80.4" calcext:value-type="float">
            <text:p>-80,4</text:p>
          </table:table-cell>
          <table:table-cell office:value-type="float" office:value="-82.3" calcext:value-type="float">
            <text:p>-82,3</text:p>
          </table:table-cell>
          <table:table-cell office:value-type="float" office:value="-83.2" calcext:value-type="float">
            <text:p>-83,2</text:p>
          </table:table-cell>
          <table:table-cell table:number-columns-repeated="3" office:value-type="float" office:value="-84.1" calcext:value-type="float">
            <text:p>-84,1</text:p>
          </table:table-cell>
          <table:table-cell office:value-type="float" office:value="-83.8" calcext:value-type="float">
            <text:p>-83,8</text:p>
          </table:table-cell>
          <table:table-cell office:value-type="float" office:value="-83.9" calcext:value-type="float">
            <text:p>-83,9</text:p>
          </table:table-cell>
          <table:table-cell office:value-type="float" office:value="-84" calcext:value-type="float">
            <text:p>-84</text:p>
          </table:table-cell>
          <table:table-cell office:value-type="float" office:value="-83.8" calcext:value-type="float">
            <text:p>-83,8</text:p>
          </table:table-cell>
          <table:table-cell office:value-type="float" office:value="-83.4" calcext:value-type="float">
            <text:p>-83,4</text:p>
          </table:table-cell>
          <table:table-cell office:value-type="float" office:value="-83.1" calcext:value-type="float">
            <text:p>-83,1</text:p>
          </table:table-cell>
          <table:table-cell office:value-type="float" office:value="-82.7" calcext:value-type="float">
            <text:p>-82,7</text:p>
          </table:table-cell>
          <table:table-cell office:value-type="float" office:value="-81.8" calcext:value-type="float">
            <text:p>-81,8</text:p>
          </table:table-cell>
          <table:table-cell office:value-type="float" office:value="-80.4" calcext:value-type="float">
            <text:p>-80,4</text:p>
          </table:table-cell>
          <table:table-cell office:value-type="float" office:value="-79.2" calcext:value-type="float">
            <text:p>-79,2</text:p>
          </table:table-cell>
          <table:table-cell office:value-type="float" office:value="-78.4" calcext:value-type="float">
            <text:p>-78,4</text:p>
          </table:table-cell>
          <table:table-cell office:value-type="float" office:value="-78.2" calcext:value-type="float">
            <text:p>-78,2</text:p>
          </table:table-cell>
          <table:table-cell office:value-type="float" office:value="-78.1" calcext:value-type="float">
            <text:p>-78,1</text:p>
          </table:table-cell>
          <table:table-cell office:value-type="float" office:value="-80" calcext:value-type="float">
            <text:p>-80</text:p>
          </table:table-cell>
          <table:table-cell office:value-type="float" office:value="-82.9" calcext:value-type="float">
            <text:p>-82,9</text:p>
          </table:table-cell>
          <table:table-cell office:value-type="float" office:value="-85.3" calcext:value-type="float">
            <text:p>-85,3</text:p>
          </table:table-cell>
          <table:table-cell office:value-type="float" office:value="-85.2" calcext:value-type="float">
            <text:p>-85,2</text:p>
          </table:table-cell>
          <table:table-cell office:value-type="float" office:value="-84.8" calcext:value-type="float">
            <text:p>-84,8</text:p>
          </table:table-cell>
          <table:table-cell office:value-type="float" office:value="-84.7" calcext:value-type="float">
            <text:p>-84,7</text:p>
          </table:table-cell>
          <table:table-cell office:value-type="float" office:value="-84.3" calcext:value-type="float">
            <text:p>-84,3</text:p>
          </table:table-cell>
          <table:table-cell office:value-type="float" office:value="-84" calcext:value-type="float">
            <text:p>-84</text:p>
          </table:table-cell>
          <table:table-cell office:value-type="float" office:value="-83.7" calcext:value-type="float">
            <text:p>-83,7</text:p>
          </table:table-cell>
          <table:table-cell office:value-type="float" office:value="-83.6" calcext:value-type="float">
            <text:p>-83,6</text:p>
          </table:table-cell>
          <table:table-cell table:number-columns-repeated="2" office:value-type="float" office:value="-83.7" calcext:value-type="float">
            <text:p>-83,7</text:p>
          </table:table-cell>
          <table:table-cell office:value-type="float" office:value="-83.3" calcext:value-type="float">
            <text:p>-83,3</text:p>
          </table:table-cell>
          <table:table-cell office:value-type="float" office:value="-83.2" calcext:value-type="float">
            <text:p>-83,2</text:p>
          </table:table-cell>
          <table:table-cell office:value-type="float" office:value="-83.3" calcext:value-type="float">
            <text:p>-83,3</text:p>
          </table:table-cell>
          <table:table-cell office:value-type="float" office:value="-83.8" calcext:value-type="float">
            <text:p>-83,8</text:p>
          </table:table-cell>
          <table:table-cell office:value-type="float" office:value="-84.2" calcext:value-type="float">
            <text:p>-84,2</text:p>
          </table:table-cell>
          <table:table-cell office:value-type="float" office:value="-84.6" calcext:value-type="float">
            <text:p>-84,6</text:p>
          </table:table-cell>
          <table:table-cell office:value-type="float" office:value="-85" calcext:value-type="float">
            <text:p>-85</text:p>
          </table:table-cell>
          <table:table-cell office:value-type="float" office:value="-85.3" calcext:value-type="float">
            <text:p>-85,3</text:p>
          </table:table-cell>
          <table:table-cell office:value-type="float" office:value="-83.6" calcext:value-type="float">
            <text:p>-83,6</text:p>
          </table:table-cell>
          <table:table-cell office:value-type="float" office:value="-81.6" calcext:value-type="float">
            <text:p>-81,6</text:p>
          </table:table-cell>
          <table:table-cell office:value-type="float" office:value="-80.8" calcext:value-type="float">
            <text:p>-80,8</text:p>
          </table:table-cell>
          <table:table-cell office:value-type="float" office:value="-81.2" calcext:value-type="float">
            <text:p>-81,2</text:p>
          </table:table-cell>
          <table:table-cell office:value-type="float" office:value="-80.7" calcext:value-type="float">
            <text:p>-80,7</text:p>
          </table:table-cell>
          <table:table-cell office:value-type="float" office:value="-80.8" calcext:value-type="float">
            <text:p>-80,8</text:p>
          </table:table-cell>
          <table:table-cell office:value-type="float" office:value="-83.9" calcext:value-type="float">
            <text:p>-83,9</text:p>
          </table:table-cell>
          <table:table-cell office:value-type="float" office:value="-86.8" calcext:value-type="float">
            <text:p>-86,8</text:p>
          </table:table-cell>
          <table:table-cell office:value-type="float" office:value="-86.4" calcext:value-type="float">
            <text:p>-86,4</text:p>
          </table:table-cell>
          <table:table-cell office:value-type="float" office:value="-83" calcext:value-type="float">
            <text:p>-83</text:p>
          </table:table-cell>
          <table:table-cell office:value-type="float" office:value="-82" calcext:value-type="float">
            <text:p>-82</text:p>
          </table:table-cell>
          <table:table-cell office:value-type="float" office:value="-82.5" calcext:value-type="float">
            <text:p>-82,5</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2" calcext:value-type="float">
            <text:p>-86,2</text:p>
          </table:table-cell>
          <table:table-cell office:value-type="float" office:value="-86.7" calcext:value-type="float">
            <text:p>-86,7</text:p>
          </table:table-cell>
          <table:table-cell office:value-type="float" office:value="-87.3" calcext:value-type="float">
            <text:p>-87,3</text:p>
          </table:table-cell>
          <table:table-cell office:value-type="float" office:value="-87.7" calcext:value-type="float">
            <text:p>-87,7</text:p>
          </table:table-cell>
          <table:table-cell office:value-type="float" office:value="-86.8" calcext:value-type="float">
            <text:p>-86,8</text:p>
          </table:table-cell>
          <table:table-cell office:value-type="float" office:value="-86.7" calcext:value-type="float">
            <text:p>-86,7</text:p>
          </table:table-cell>
          <table:table-cell table:number-columns-repeated="2" office:value-type="float" office:value="-89.1" calcext:value-type="float">
            <text:p>-89,1</text:p>
          </table:table-cell>
          <table:table-cell office:value-type="float" office:value="-85.5" calcext:value-type="float">
            <text:p>-85,5</text:p>
          </table:table-cell>
          <table:table-cell office:value-type="float" office:value="-83.7" calcext:value-type="float">
            <text:p>-83,7</text:p>
          </table:table-cell>
          <table:table-cell office:value-type="float" office:value="-83.5" calcext:value-type="float">
            <text:p>-83,5</text:p>
          </table:table-cell>
          <table:table-cell office:value-type="float" office:value="-84" calcext:value-type="float">
            <text:p>-84</text:p>
          </table:table-cell>
          <table:table-cell office:value-type="float" office:value="-83.9" calcext:value-type="float">
            <text:p>-83,9</text:p>
          </table:table-cell>
          <table:table-cell office:value-type="float" office:value="-83.1" calcext:value-type="float">
            <text:p>-83,1</text:p>
          </table:table-cell>
          <table:table-cell office:value-type="float" office:value="-82.9" calcext:value-type="float">
            <text:p>-82,9</text:p>
          </table:table-cell>
          <table:table-cell office:value-type="float" office:value="-82" calcext:value-type="float">
            <text:p>-82</text:p>
          </table:table-cell>
          <table:table-cell office:value-type="float" office:value="-78.8" calcext:value-type="float">
            <text:p>-78,8</text:p>
          </table:table-cell>
          <table:table-cell office:value-type="float" office:value="-76.6" calcext:value-type="float">
            <text:p>-76,6</text:p>
          </table:table-cell>
          <table:table-cell office:value-type="float" office:value="-76.4" calcext:value-type="float">
            <text:p>-76,4</text:p>
          </table:table-cell>
          <table:table-cell office:value-type="float" office:value="-74.9" calcext:value-type="float">
            <text:p>-74,9</text:p>
          </table:table-cell>
          <table:table-cell office:value-type="float" office:value="-73.7" calcext:value-type="float">
            <text:p>-73,7</text:p>
          </table:table-cell>
          <table:table-cell office:value-type="float" office:value="-75.111115" calcext:value-type="float">
            <text:p>-75,111115</text:p>
          </table:table-cell>
          <table:table-cell office:value-type="float" office:value="-77.5" calcext:value-type="float">
            <text:p>-77,5</text:p>
          </table:table-cell>
          <table:table-cell table:number-columns-repeated="925"/>
        </table:table-row>
        <table:table-row table:style-name="ro8">
          <table:table-cell/>
          <table:table-cell office:value-type="float" office:value="25" calcext:value-type="float">
            <text:p>25</text:p>
          </table:table-cell>
          <table:table-cell office:value-type="time" office:time-value="PT11H46M00S" calcext:value-type="time">
            <text:p>11:46:00</text:p>
          </table:table-cell>
          <table:table-cell office:value-type="string" calcext:value-type="string">
            <text:p>"B1 (1)"</text:p>
          </table:table-cell>
          <table:table-cell office:value-type="string" calcext:value-type="string">
            <text:p>"CB:5D:42:C1:F7:36"</text:p>
          </table:table-cell>
          <table:table-cell office:value-type="float" office:value="-83" calcext:value-type="float">
            <text:p>-83</text:p>
          </table:table-cell>
          <table:table-cell office:value-type="float" office:value="-81.7" calcext:value-type="float">
            <text:p>-81,7</text:p>
          </table:table-cell>
          <table:table-cell office:value-type="float" office:value="-82.9" calcext:value-type="float">
            <text:p>-82,9</text:p>
          </table:table-cell>
          <table:table-cell office:value-type="float" office:value="-83" calcext:value-type="float">
            <text:p>-83</text:p>
          </table:table-cell>
          <table:table-cell office:value-type="float" office:value="-82.8" calcext:value-type="float">
            <text:p>-82,8</text:p>
          </table:table-cell>
          <table:table-cell office:value-type="float" office:value="-82.6" calcext:value-type="float">
            <text:p>-82,6</text:p>
          </table:table-cell>
          <table:table-cell office:value-type="float" office:value="-82.8" calcext:value-type="float">
            <text:p>-82,8</text:p>
          </table:table-cell>
          <table:table-cell office:value-type="float" office:value="-82.9" calcext:value-type="float">
            <text:p>-82,9</text:p>
          </table:table-cell>
          <table:table-cell table:number-columns-repeated="2" office:value-type="float" office:value="-82.8" calcext:value-type="float">
            <text:p>-82,8</text:p>
          </table:table-cell>
          <table:table-cell office:value-type="float" office:value="-83" calcext:value-type="float">
            <text:p>-83</text:p>
          </table:table-cell>
          <table:table-cell office:value-type="float" office:value="-83.4" calcext:value-type="float">
            <text:p>-83,4</text:p>
          </table:table-cell>
          <table:table-cell office:value-type="float" office:value="-84.1" calcext:value-type="float">
            <text:p>-84,1</text:p>
          </table:table-cell>
          <table:table-cell office:value-type="float" office:value="-84.4" calcext:value-type="float">
            <text:p>-84,4</text:p>
          </table:table-cell>
          <table:table-cell office:value-type="float" office:value="-85.2" calcext:value-type="float">
            <text:p>-85,2</text:p>
          </table:table-cell>
          <table:table-cell office:value-type="float" office:value="-86.5" calcext:value-type="float">
            <text:p>-86,5</text:p>
          </table:table-cell>
          <table:table-cell office:value-type="float" office:value="-85.7" calcext:value-type="float">
            <text:p>-85,7</text:p>
          </table:table-cell>
          <table:table-cell office:value-type="float" office:value="-85.4" calcext:value-type="float">
            <text:p>-85,4</text:p>
          </table:table-cell>
          <table:table-cell office:value-type="float" office:value="-86.2" calcext:value-type="float">
            <text:p>-86,2</text:p>
          </table:table-cell>
          <table:table-cell office:value-type="float" office:value="-86" calcext:value-type="float">
            <text:p>-86</text:p>
          </table:table-cell>
          <table:table-cell office:value-type="float" office:value="-84.5" calcext:value-type="float">
            <text:p>-84,5</text:p>
          </table:table-cell>
          <table:table-cell office:value-type="float" office:value="-84.3" calcext:value-type="float">
            <text:p>-84,3</text:p>
          </table:table-cell>
          <table:table-cell office:value-type="float" office:value="-83.7" calcext:value-type="float">
            <text:p>-83,7</text:p>
          </table:table-cell>
          <table:table-cell office:value-type="float" office:value="-84.1" calcext:value-type="float">
            <text:p>-84,1</text:p>
          </table:table-cell>
          <table:table-cell office:value-type="float" office:value="-86.5" calcext:value-type="float">
            <text:p>-86,5</text:p>
          </table:table-cell>
          <table:table-cell table:number-columns-repeated="2" office:value-type="float" office:value="-88.8" calcext:value-type="float">
            <text:p>-88,8</text:p>
          </table:table-cell>
          <table:table-cell office:value-type="float" office:value="-89.8" calcext:value-type="float">
            <text:p>-89,8</text:p>
          </table:table-cell>
          <table:table-cell office:value-type="float" office:value="-90" calcext:value-type="float">
            <text:p>-90</text:p>
          </table:table-cell>
          <table:table-cell office:value-type="float" office:value="-91.3" calcext:value-type="float">
            <text:p>-91,3</text:p>
          </table:table-cell>
          <table:table-cell office:value-type="float" office:value="-92.8" calcext:value-type="float">
            <text:p>-92,8</text:p>
          </table:table-cell>
          <table:table-cell office:value-type="float" office:value="-93.1" calcext:value-type="float">
            <text:p>-93,1</text:p>
          </table:table-cell>
          <table:table-cell office:value-type="float" office:value="-91.8" calcext:value-type="float">
            <text:p>-91,8</text:p>
          </table:table-cell>
          <table:table-cell office:value-type="float" office:value="-89.9" calcext:value-type="float">
            <text:p>-89,9</text:p>
          </table:table-cell>
          <table:table-cell office:value-type="float" office:value="-85" calcext:value-type="float">
            <text:p>-85</text:p>
          </table:table-cell>
          <table:table-cell table:number-columns-repeated="3" office:value-type="float" office:value="-81" calcext:value-type="float">
            <text:p>-81</text:p>
          </table:table-cell>
          <table:table-cell table:number-columns-repeated="2" office:value-type="float" office:value="-80.9" calcext:value-type="float">
            <text:p>-80,9</text:p>
          </table:table-cell>
          <table:table-cell office:value-type="float" office:value="-81" calcext:value-type="float">
            <text:p>-81</text:p>
          </table:table-cell>
          <table:table-cell table:number-columns-repeated="2" office:value-type="float" office:value="-80.9" calcext:value-type="float">
            <text:p>-80,9</text:p>
          </table:table-cell>
          <table:table-cell office:value-type="float" office:value="-81.5" calcext:value-type="float">
            <text:p>-81,5</text:p>
          </table:table-cell>
          <table:table-cell office:value-type="float" office:value="-83.8" calcext:value-type="float">
            <text:p>-83,8</text:p>
          </table:table-cell>
          <table:table-cell office:value-type="float" office:value="-86.4" calcext:value-type="float">
            <text:p>-86,4</text:p>
          </table:table-cell>
          <table:table-cell office:value-type="float" office:value="-85.5" calcext:value-type="float">
            <text:p>-85,5</text:p>
          </table:table-cell>
          <table:table-cell office:value-type="float" office:value="-84.5" calcext:value-type="float">
            <text:p>-84,5</text:p>
          </table:table-cell>
          <table:table-cell office:value-type="float" office:value="-83.8" calcext:value-type="float">
            <text:p>-83,8</text:p>
          </table:table-cell>
          <table:table-cell office:value-type="float" office:value="-84.5" calcext:value-type="float">
            <text:p>-84,5</text:p>
          </table:table-cell>
          <table:table-cell office:value-type="float" office:value="-83.5" calcext:value-type="float">
            <text:p>-83,5</text:p>
          </table:table-cell>
          <table:table-cell office:value-type="float" office:value="-80.3" calcext:value-type="float">
            <text:p>-80,3</text:p>
          </table:table-cell>
          <table:table-cell office:value-type="float" office:value="-78.5" calcext:value-type="float">
            <text:p>-78,5</text:p>
          </table:table-cell>
          <table:table-cell office:value-type="float" office:value="-78.1" calcext:value-type="float">
            <text:p>-78,1</text:p>
          </table:table-cell>
          <table:table-cell office:value-type="float" office:value="-82.3" calcext:value-type="float">
            <text:p>-82,3</text:p>
          </table:table-cell>
          <table:table-cell office:value-type="float" office:value="-85.4" calcext:value-type="float">
            <text:p>-85,4</text:p>
          </table:table-cell>
          <table:table-cell office:value-type="float" office:value="-84.22222" calcext:value-type="float">
            <text:p>-84,22222</text:p>
          </table:table-cell>
          <table:table-cell office:value-type="float" office:value="-82.75" calcext:value-type="float">
            <text:p>-82,75</text:p>
          </table:table-cell>
          <table:table-cell table:number-columns-repeated="961"/>
        </table:table-row>
        <table:table-row table:style-name="ro8">
          <table:table-cell/>
          <table:table-cell office:value-type="float" office:value="35" calcext:value-type="float">
            <text:p>35</text:p>
          </table:table-cell>
          <table:table-cell office:value-type="time" office:time-value="PT11H48M00S" calcext:value-type="time">
            <text:p>11:48:00</text:p>
          </table:table-cell>
          <table:table-cell office:value-type="string" calcext:value-type="string">
            <text:p>"B1 (1)"</text:p>
          </table:table-cell>
          <table:table-cell office:value-type="string" calcext:value-type="string">
            <text:p>"CB:5D:42:C1:F7:36"</text:p>
          </table:table-cell>
          <table:table-cell office:value-type="float" office:value="-89.8" calcext:value-type="float">
            <text:p>-89,8</text:p>
          </table:table-cell>
          <table:table-cell office:value-type="float" office:value="-89.1" calcext:value-type="float">
            <text:p>-89,1</text:p>
          </table:table-cell>
          <table:table-cell office:value-type="float" office:value="-90.5" calcext:value-type="float">
            <text:p>-90,5</text:p>
          </table:table-cell>
          <table:table-cell office:value-type="float" office:value="-90.8" calcext:value-type="float">
            <text:p>-90,8</text:p>
          </table:table-cell>
          <table:table-cell office:value-type="float" office:value="-90.1" calcext:value-type="float">
            <text:p>-90,1</text:p>
          </table:table-cell>
          <table:table-cell table:number-columns-repeated="2" office:value-type="float" office:value="-90.7" calcext:value-type="float">
            <text:p>-90,7</text:p>
          </table:table-cell>
          <table:table-cell office:value-type="float" office:value="-88.6" calcext:value-type="float">
            <text:p>-88,6</text:p>
          </table:table-cell>
          <table:table-cell office:value-type="float" office:value="-86.6" calcext:value-type="float">
            <text:p>-86,6</text:p>
          </table:table-cell>
          <table:table-cell office:value-type="float" office:value="-86" calcext:value-type="float">
            <text:p>-86</text:p>
          </table:table-cell>
          <table:table-cell office:value-type="float" office:value="-86.5" calcext:value-type="float">
            <text:p>-86,5</text:p>
          </table:table-cell>
          <table:table-cell office:value-type="float" office:value="-87.1" calcext:value-type="float">
            <text:p>-87,1</text:p>
          </table:table-cell>
          <table:table-cell office:value-type="float" office:value="-87.2" calcext:value-type="float">
            <text:p>-87,2</text:p>
          </table:table-cell>
          <table:table-cell office:value-type="float" office:value="-87.3" calcext:value-type="float">
            <text:p>-87,3</text:p>
          </table:table-cell>
          <table:table-cell office:value-type="float" office:value="-87.5" calcext:value-type="float">
            <text:p>-87,5</text:p>
          </table:table-cell>
          <table:table-cell office:value-type="float" office:value="-87.8" calcext:value-type="float">
            <text:p>-87,8</text:p>
          </table:table-cell>
          <table:table-cell table:number-columns-repeated="2" office:value-type="float" office:value="-87.7" calcext:value-type="float">
            <text:p>-87,7</text:p>
          </table:table-cell>
          <table:table-cell office:value-type="float" office:value="-87.3" calcext:value-type="float">
            <text:p>-87,3</text:p>
          </table:table-cell>
          <table:table-cell office:value-type="float" office:value="-86.9" calcext:value-type="float">
            <text:p>-86,9</text:p>
          </table:table-cell>
          <table:table-cell office:value-type="float" office:value="-86.7" calcext:value-type="float">
            <text:p>-86,7</text:p>
          </table:table-cell>
          <table:table-cell office:value-type="float" office:value="-86.9" calcext:value-type="float">
            <text:p>-86,9</text:p>
          </table:table-cell>
          <table:table-cell office:value-type="float" office:value="-87" calcext:value-type="float">
            <text:p>-87</text:p>
          </table:table-cell>
          <table:table-cell office:value-type="float" office:value="-86.7" calcext:value-type="float">
            <text:p>-86,7</text:p>
          </table:table-cell>
          <table:table-cell office:value-type="float" office:value="-87.625" calcext:value-type="float">
            <text:p>-87,625</text:p>
          </table:table-cell>
          <table:table-cell office:value-type="float" office:value="-90.333336" calcext:value-type="float">
            <text:p>-90,333336</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4.1" calcext:value-type="float">
            <text:p>-94,1</text:p>
          </table:table-cell>
          <table:table-cell table:number-columns-repeated="5" office:value-type="float" office:value="-92.9" calcext:value-type="float">
            <text:p>-92,9</text:p>
          </table:table-cell>
          <table:table-cell office:value-type="float" office:value="-88" calcext:value-type="float">
            <text:p>-88</text:p>
          </table:table-cell>
          <table:table-cell office:value-type="float" office:value="-86.8" calcext:value-type="float">
            <text:p>-86,8</text:p>
          </table:table-cell>
          <table:table-cell office:value-type="float" office:value="-86.9" calcext:value-type="float">
            <text:p>-86,9</text:p>
          </table:table-cell>
          <table:table-cell office:value-type="float" office:value="-86.7" calcext:value-type="float">
            <text:p>-86,7</text:p>
          </table:table-cell>
          <table:table-cell office:value-type="float" office:value="-86.6" calcext:value-type="float">
            <text:p>-86,6</text:p>
          </table:table-cell>
          <table:table-cell office:value-type="float" office:value="-87" calcext:value-type="float">
            <text:p>-87</text:p>
          </table:table-cell>
          <table:table-cell table:number-columns-repeated="2" office:value-type="float" office:value="-87.6" calcext:value-type="float">
            <text:p>-87,6</text:p>
          </table:table-cell>
          <table:table-cell office:value-type="float" office:value="-87.2" calcext:value-type="float">
            <text:p>-87,2</text:p>
          </table:table-cell>
          <table:table-cell office:value-type="float" office:value="-87.1" calcext:value-type="float">
            <text:p>-87,1</text:p>
          </table:table-cell>
          <table:table-cell office:value-type="float" office:value="-86.9" calcext:value-type="float">
            <text:p>-86,9</text:p>
          </table:table-cell>
          <table:table-cell office:value-type="float" office:value="-86.6" calcext:value-type="float">
            <text:p>-86,6</text:p>
          </table:table-cell>
          <table:table-cell office:value-type="float" office:value="-85.9" calcext:value-type="float">
            <text:p>-85,9</text:p>
          </table:table-cell>
          <table:table-cell office:value-type="float" office:value="-86.5" calcext:value-type="float">
            <text:p>-86,5</text:p>
          </table:table-cell>
          <table:table-cell office:value-type="float" office:value="-87.6" calcext:value-type="float">
            <text:p>-87,6</text:p>
          </table:table-cell>
          <table:table-cell office:value-type="float" office:value="-88.6" calcext:value-type="float">
            <text:p>-88,6</text:p>
          </table:table-cell>
          <table:table-cell office:value-type="float" office:value="-88.4" calcext:value-type="float">
            <text:p>-88,4</text:p>
          </table:table-cell>
          <table:table-cell office:value-type="float" office:value="-87" calcext:value-type="float">
            <text:p>-87</text:p>
          </table:table-cell>
          <table:table-cell office:value-type="float" office:value="-86.7" calcext:value-type="float">
            <text:p>-86,7</text:p>
          </table:table-cell>
          <table:table-cell office:value-type="float" office:value="-92" calcext:value-type="float">
            <text:p>-92</text:p>
          </table:table-cell>
          <table:table-cell office:value-type="float" office:value="-94.8" calcext:value-type="float">
            <text:p>-94,8</text:p>
          </table:table-cell>
          <table:table-cell office:value-type="float" office:value="-95.666664" calcext:value-type="float">
            <text:p>-95,666664</text:p>
          </table:table-cell>
          <table:table-cell office:value-type="float" office:value="-95" calcext:value-type="float">
            <text:p>-95</text:p>
          </table:table-cell>
          <table:table-cell table:number-columns-repeated="961"/>
        </table:table-row>
        <table:table-row table:style-name="ro8">
          <table:table-cell/>
          <table:table-cell office:value-type="float" office:value="45" calcext:value-type="float">
            <text:p>45</text:p>
          </table:table-cell>
          <table:table-cell office:value-type="time" office:time-value="PT11H50M00S" calcext:value-type="time">
            <text:p>11:50:00</text:p>
          </table:table-cell>
          <table:table-cell office:value-type="string" calcext:value-type="string">
            <text:p>"B1 (1)"</text:p>
          </table:table-cell>
          <table:table-cell office:value-type="string" calcext:value-type="string">
            <text:p>"CB:5D:42:C1:F7:36"</text:p>
          </table:table-cell>
          <table:table-cell office:value-type="float" office:value="-92.9" calcext:value-type="float">
            <text:p>-92,9</text:p>
          </table:table-cell>
          <table:table-cell office:value-type="float" office:value="-92.8" calcext:value-type="float">
            <text:p>-92,8</text:p>
          </table:table-cell>
          <table:table-cell office:value-type="float" office:value="-94.7" calcext:value-type="float">
            <text:p>-94,7</text:p>
          </table:table-cell>
          <table:table-cell office:value-type="float" office:value="-96" calcext:value-type="float">
            <text:p>-96</text:p>
          </table:table-cell>
          <table:table-cell office:value-type="float" office:value="-94.9" calcext:value-type="float">
            <text:p>-94,9</text:p>
          </table:table-cell>
          <table:table-cell office:value-type="float" office:value="-94" calcext:value-type="float">
            <text:p>-94</text:p>
          </table:table-cell>
          <table:table-cell office:value-type="float" office:value="-93.3" calcext:value-type="float">
            <text:p>-93,3</text:p>
          </table:table-cell>
          <table:table-cell office:value-type="float" office:value="-93.2" calcext:value-type="float">
            <text:p>-93,2</text:p>
          </table:table-cell>
          <table:table-cell office:value-type="float" office:value="-93" calcext:value-type="float">
            <text:p>-93</text:p>
          </table:table-cell>
          <table:table-cell table:number-columns-repeated="2" office:value-type="float" office:value="-92.3" calcext:value-type="float">
            <text:p>-92,3</text:p>
          </table:table-cell>
          <table:table-cell office:value-type="float" office:value="-94.9" calcext:value-type="float">
            <text:p>-94,9</text:p>
          </table:table-cell>
          <table:table-cell office:value-type="float" office:value="-95.6" calcext:value-type="float">
            <text:p>-95,6</text:p>
          </table:table-cell>
          <table:table-cell office:value-type="float" office:value="-95.3" calcext:value-type="float">
            <text:p>-95,3</text:p>
          </table:table-cell>
          <table:table-cell table:number-columns-repeated="2" office:value-type="float" office:value="-93.9" calcext:value-type="float">
            <text:p>-93,9</text:p>
          </table:table-cell>
          <table:table-cell table:number-columns-repeated="2" office:value-type="float" office:value="-93.7" calcext:value-type="float">
            <text:p>-93,7</text:p>
          </table:table-cell>
          <table:table-cell office:value-type="float" office:value="-93.3" calcext:value-type="float">
            <text:p>-93,3</text:p>
          </table:table-cell>
          <table:table-cell office:value-type="float" office:value="-92.4" calcext:value-type="float">
            <text:p>-92,4</text:p>
          </table:table-cell>
          <table:table-cell office:value-type="float" office:value="-91.8" calcext:value-type="float">
            <text:p>-91,8</text:p>
          </table:table-cell>
          <table:table-cell office:value-type="float" office:value="-92.3" calcext:value-type="float">
            <text:p>-92,3</text:p>
          </table:table-cell>
          <table:table-cell office:value-type="float" office:value="-92.2" calcext:value-type="float">
            <text:p>-92,2</text:p>
          </table:table-cell>
          <table:table-cell office:value-type="float" office:value="-92.3" calcext:value-type="float">
            <text:p>-92,3</text:p>
          </table:table-cell>
          <table:table-cell office:value-type="float" office:value="-92.7" calcext:value-type="float">
            <text:p>-92,7</text:p>
          </table:table-cell>
          <table:table-cell office:value-type="float" office:value="-94" calcext:value-type="float">
            <text:p>-94</text:p>
          </table:table-cell>
          <table:table-cell office:value-type="float" office:value="-94.6" calcext:value-type="float">
            <text:p>-94,6</text:p>
          </table:table-cell>
          <table:table-cell office:value-type="float" office:value="-94.7" calcext:value-type="float">
            <text:p>-94,7</text:p>
          </table:table-cell>
          <table:table-cell office:value-type="float" office:value="-94.8" calcext:value-type="float">
            <text:p>-94,8</text:p>
          </table:table-cell>
          <table:table-cell office:value-type="float" office:value="-94.9" calcext:value-type="float">
            <text:p>-94,9</text:p>
          </table:table-cell>
          <table:table-cell office:value-type="float" office:value="-95.5" calcext:value-type="float">
            <text:p>-95,5</text:p>
          </table:table-cell>
          <table:table-cell office:value-type="float" office:value="-95" calcext:value-type="float">
            <text:p>-95</text:p>
          </table:table-cell>
          <table:table-cell office:value-type="float" office:value="-93.4" calcext:value-type="float">
            <text:p>-93,4</text:p>
          </table:table-cell>
          <table:table-cell office:value-type="float" office:value="-92" calcext:value-type="float">
            <text:p>-92</text:p>
          </table:table-cell>
          <table:table-cell office:value-type="float" office:value="-91.8" calcext:value-type="float">
            <text:p>-91,8</text:p>
          </table:table-cell>
          <table:table-cell table:number-columns-repeated="2" office:value-type="float" office:value="-91.9" calcext:value-type="float">
            <text:p>-91,9</text:p>
          </table:table-cell>
          <table:table-cell office:value-type="float" office:value="-91.8" calcext:value-type="float">
            <text:p>-91,8</text:p>
          </table:table-cell>
          <table:table-cell office:value-type="float" office:value="-92.4" calcext:value-type="float">
            <text:p>-92,4</text:p>
          </table:table-cell>
          <table:table-cell office:value-type="float" office:value="-92.7" calcext:value-type="float">
            <text:p>-92,7</text:p>
          </table:table-cell>
          <table:table-cell office:value-type="float" office:value="-92.5" calcext:value-type="float">
            <text:p>-92,5</text:p>
          </table:table-cell>
          <table:table-cell office:value-type="float" office:value="-93.8" calcext:value-type="float">
            <text:p>-93,8</text:p>
          </table:table-cell>
          <table:table-cell office:value-type="float" office:value="-96.1" calcext:value-type="float">
            <text:p>-96,1</text:p>
          </table:table-cell>
          <table:table-cell office:value-type="float" office:value="-97.2" calcext:value-type="float">
            <text:p>-97,2</text:p>
          </table:table-cell>
          <table:table-cell office:value-type="float" office:value="-97.4" calcext:value-type="float">
            <text:p>-97,4</text:p>
          </table:table-cell>
          <table:table-cell office:value-type="float" office:value="-97.3" calcext:value-type="float">
            <text:p>-97,3</text:p>
          </table:table-cell>
          <table:table-cell office:value-type="float" office:value="-97.2" calcext:value-type="float">
            <text:p>-97,2</text:p>
          </table:table-cell>
          <table:table-cell office:value-type="float" office:value="-96.4" calcext:value-type="float">
            <text:p>-96,4</text:p>
          </table:table-cell>
          <table:table-cell office:value-type="float" office:value="-95.6" calcext:value-type="float">
            <text:p>-95,6</text:p>
          </table:table-cell>
          <table:table-cell office:value-type="float" office:value="-95.5" calcext:value-type="float">
            <text:p>-95,5</text:p>
          </table:table-cell>
          <table:table-cell office:value-type="float" office:value="-95.7" calcext:value-type="float">
            <text:p>-95,7</text:p>
          </table:table-cell>
          <table:table-cell office:value-type="float" office:value="-94.5" calcext:value-type="float">
            <text:p>-94,5</text:p>
          </table:table-cell>
          <table:table-cell office:value-type="float" office:value="-93.7" calcext:value-type="float">
            <text:p>-93,7</text:p>
          </table:table-cell>
          <table:table-cell office:value-type="float" office:value="-92.6" calcext:value-type="float">
            <text:p>-92,6</text:p>
          </table:table-cell>
          <table:table-cell office:value-type="float" office:value="-91.6" calcext:value-type="float">
            <text:p>-91,6</text:p>
          </table:table-cell>
          <table:table-cell office:value-type="float" office:value="-91.3" calcext:value-type="float">
            <text:p>-91,3</text:p>
          </table:table-cell>
          <table:table-cell office:value-type="float" office:value="-93.2" calcext:value-type="float">
            <text:p>-93,2</text:p>
          </table:table-cell>
          <table:table-cell office:value-type="float" office:value="-94.666664" calcext:value-type="float">
            <text:p>-94,666664</text:p>
          </table:table-cell>
          <table:table-cell office:value-type="float" office:value="-93.8" calcext:value-type="float">
            <text:p>-93,8</text:p>
          </table:table-cell>
          <table:table-cell office:value-type="float" office:value="-95" calcext:value-type="float">
            <text:p>-95</text:p>
          </table:table-cell>
          <table:table-cell table:number-columns-repeated="959"/>
        </table:table-row>
        <table:table-row table:style-name="ro8">
          <table:table-cell/>
          <table:table-cell office:value-type="float" office:value="55" calcext:value-type="float">
            <text:p>55</text:p>
          </table:table-cell>
          <table:table-cell office:value-type="time" office:time-value="PT11H51M00S" calcext:value-type="time">
            <text:p>11:51:00</text:p>
          </table:table-cell>
          <table:table-cell office:value-type="string" calcext:value-type="string">
            <text:p>"B1 (1)"</text:p>
          </table:table-cell>
          <table:table-cell office:value-type="string" calcext:value-type="string">
            <text:p>"CB:5D:42:C1:F7:36"</text:p>
          </table:table-cell>
          <table:table-cell office:value-type="float" office:value="-94.6" calcext:value-type="float">
            <text:p>-94,6</text:p>
          </table:table-cell>
          <table:table-cell office:value-type="float" office:value="-93.1" calcext:value-type="float">
            <text:p>-93,1</text:p>
          </table:table-cell>
          <table:table-cell table:number-columns-repeated="2" office:value-type="float" office:value="-92.8" calcext:value-type="float">
            <text:p>-92,8</text:p>
          </table:table-cell>
          <table:table-cell office:value-type="float" office:value="-93" calcext:value-type="float">
            <text:p>-93</text:p>
          </table:table-cell>
          <table:table-cell office:value-type="float" office:value="-93.4" calcext:value-type="float">
            <text:p>-93,4</text:p>
          </table:table-cell>
          <table:table-cell office:value-type="float" office:value="-94.6" calcext:value-type="float">
            <text:p>-94,6</text:p>
          </table:table-cell>
          <table:table-cell office:value-type="float" office:value="-94.1" calcext:value-type="float">
            <text:p>-94,1</text:p>
          </table:table-cell>
          <table:table-cell office:value-type="float" office:value="-92.8" calcext:value-type="float">
            <text:p>-92,8</text:p>
          </table:table-cell>
          <table:table-cell office:value-type="float" office:value="-93.3" calcext:value-type="float">
            <text:p>-93,3</text:p>
          </table:table-cell>
          <table:table-cell office:value-type="float" office:value="-95.1" calcext:value-type="float">
            <text:p>-95,1</text:p>
          </table:table-cell>
          <table:table-cell office:value-type="float" office:value="-95.6" calcext:value-type="float">
            <text:p>-95,6</text:p>
          </table:table-cell>
          <table:table-cell office:value-type="float" office:value="-95" calcext:value-type="float">
            <text:p>-95</text:p>
          </table:table-cell>
          <table:table-cell office:value-type="float" office:value="-93.8" calcext:value-type="float">
            <text:p>-93,8</text:p>
          </table:table-cell>
          <table:table-cell office:value-type="float" office:value="-93.6" calcext:value-type="float">
            <text:p>-93,6</text:p>
          </table:table-cell>
          <table:table-cell office:value-type="float" office:value="-93.9" calcext:value-type="float">
            <text:p>-93,9</text:p>
          </table:table-cell>
          <table:table-cell table:number-columns-repeated="2" office:value-type="float" office:value="-93.5" calcext:value-type="float">
            <text:p>-93,5</text:p>
          </table:table-cell>
          <table:table-cell office:value-type="float" office:value="-93.8" calcext:value-type="float">
            <text:p>-93,8</text:p>
          </table:table-cell>
          <table:table-cell office:value-type="float" office:value="-93.7" calcext:value-type="float">
            <text:p>-93,7</text:p>
          </table:table-cell>
          <table:table-cell office:value-type="float" office:value="-93.6" calcext:value-type="float">
            <text:p>-93,6</text:p>
          </table:table-cell>
          <table:table-cell office:value-type="float" office:value="-94.5" calcext:value-type="float">
            <text:p>-94,5</text:p>
          </table:table-cell>
          <table:table-cell office:value-type="float" office:value="-96" calcext:value-type="float">
            <text:p>-96</text:p>
          </table:table-cell>
          <table:table-cell office:value-type="float" office:value="-99" calcext:value-type="float">
            <text:p>-99</text:p>
          </table:table-cell>
          <table:table-cell table:number-columns-repeated="2" office:value-type="float" office:value="-103" calcext:value-type="float">
            <text:p>-103</text:p>
          </table:table-cell>
          <table:table-cell office:value-type="float" office:value="-94.75" calcext:value-type="float">
            <text:p>-94,75</text:p>
          </table:table-cell>
          <table:table-cell office:value-type="float" office:value="-93.625" calcext:value-type="float">
            <text:p>-93,625</text:p>
          </table:table-cell>
          <table:table-cell office:value-type="float" office:value="-93.3" calcext:value-type="float">
            <text:p>-93,3</text:p>
          </table:table-cell>
          <table:table-cell table:number-columns-repeated="5" office:value-type="float" office:value="-92.3" calcext:value-type="float">
            <text:p>-92,3</text:p>
          </table:table-cell>
          <table:table-cell office:value-type="float" office:value="-92.7" calcext:value-type="float">
            <text:p>-92,7</text:p>
          </table:table-cell>
          <table:table-cell office:value-type="float" office:value="-92.8" calcext:value-type="float">
            <text:p>-92,8</text:p>
          </table:table-cell>
          <table:table-cell office:value-type="float" office:value="-92.6" calcext:value-type="float">
            <text:p>-92,6</text:p>
          </table:table-cell>
          <table:table-cell office:value-type="float" office:value="-91.6" calcext:value-type="float">
            <text:p>-91,6</text:p>
          </table:table-cell>
          <table:table-cell office:value-type="float" office:value="-91.4" calcext:value-type="float">
            <text:p>-91,4</text:p>
          </table:table-cell>
          <table:table-cell office:value-type="float" office:value="-91.7" calcext:value-type="float">
            <text:p>-91,7</text:p>
          </table:table-cell>
          <table:table-cell office:value-type="float" office:value="-91.8" calcext:value-type="float">
            <text:p>-91,8</text:p>
          </table:table-cell>
          <table:table-cell office:value-type="float" office:value="-91.7" calcext:value-type="float">
            <text:p>-91,7</text:p>
          </table:table-cell>
          <table:table-cell office:value-type="float" office:value="-92.6" calcext:value-type="float">
            <text:p>-92,6</text:p>
          </table:table-cell>
          <table:table-cell table:number-columns-repeated="2" office:value-type="float" office:value="-93.8" calcext:value-type="float">
            <text:p>-93,8</text:p>
          </table:table-cell>
          <table:table-cell office:value-type="float" office:value="-93.6" calcext:value-type="float">
            <text:p>-93,6</text:p>
          </table:table-cell>
          <table:table-cell office:value-type="float" office:value="-93.7" calcext:value-type="float">
            <text:p>-93,7</text:p>
          </table:table-cell>
          <table:table-cell office:value-type="float" office:value="-94.3" calcext:value-type="float">
            <text:p>-94,3</text:p>
          </table:table-cell>
          <table:table-cell office:value-type="float" office:value="-94.5" calcext:value-type="float">
            <text:p>-94,5</text:p>
          </table:table-cell>
          <table:table-cell office:value-type="float" office:value="-94.3" calcext:value-type="float">
            <text:p>-94,3</text:p>
          </table:table-cell>
          <table:table-cell office:value-type="float" office:value="-93.6" calcext:value-type="float">
            <text:p>-93,6</text:p>
          </table:table-cell>
          <table:table-cell office:value-type="float" office:value="-93.888885" calcext:value-type="float">
            <text:p>-93,888885</text:p>
          </table:table-cell>
          <table:table-cell office:value-type="float" office:value="-95" calcext:value-type="float">
            <text:p>-95</text:p>
          </table:table-cell>
          <table:table-cell office:value-type="float" office:value="-96" calcext:value-type="float">
            <text:p>-96</text:p>
          </table:table-cell>
          <table:table-cell office:value-type="float" office:value="-99.5" calcext:value-type="float">
            <text:p>-99,5</text:p>
          </table:table-cell>
          <table:table-cell office:value-type="float" office:value="-99.333336" calcext:value-type="float">
            <text:p>-99,333336</text:p>
          </table:table-cell>
          <table:table-cell office:value-type="float" office:value="-99.25" calcext:value-type="float">
            <text:p>-99,25</text:p>
          </table:table-cell>
          <table:table-cell office:value-type="float" office:value="-97.77778" calcext:value-type="float">
            <text:p>-97,77778</text:p>
          </table:table-cell>
          <table:table-cell table:number-columns-repeated="4" office:value-type="float" office:value="-97.7" calcext:value-type="float">
            <text:p>-97,7</text:p>
          </table:table-cell>
          <table:table-cell office:value-type="float" office:value="-96.7" calcext:value-type="float">
            <text:p>-96,7</text:p>
          </table:table-cell>
          <table:table-cell office:value-type="float" office:value="-96.3" calcext:value-type="float">
            <text:p>-96,3</text:p>
          </table:table-cell>
          <table:table-cell office:value-type="float" office:value="-96.2" calcext:value-type="float">
            <text:p>-96,2</text:p>
          </table:table-cell>
          <table:table-cell office:value-type="float" office:value="-95.8" calcext:value-type="float">
            <text:p>-95,8</text:p>
          </table:table-cell>
          <table:table-cell office:value-type="float" office:value="-95.2" calcext:value-type="float">
            <text:p>-95,2</text:p>
          </table:table-cell>
          <table:table-cell office:value-type="float" office:value="-96.1" calcext:value-type="float">
            <text:p>-96,1</text:p>
          </table:table-cell>
          <table:table-cell office:value-type="float" office:value="-95.2" calcext:value-type="float">
            <text:p>-95,2</text:p>
          </table:table-cell>
          <table:table-cell office:value-type="float" office:value="-94.4" calcext:value-type="float">
            <text:p>-94,4</text:p>
          </table:table-cell>
          <table:table-cell office:value-type="float" office:value="-92.7" calcext:value-type="float">
            <text:p>-92,7</text:p>
          </table:table-cell>
          <table:table-cell office:value-type="float" office:value="-92.9" calcext:value-type="float">
            <text:p>-92,9</text:p>
          </table:table-cell>
          <table:table-cell office:value-type="float" office:value="-93.3" calcext:value-type="float">
            <text:p>-93,3</text:p>
          </table:table-cell>
          <table:table-cell office:value-type="float" office:value="-93.1" calcext:value-type="float">
            <text:p>-93,1</text:p>
          </table:table-cell>
          <table:table-cell office:value-type="float" office:value="-92.5" calcext:value-type="float">
            <text:p>-92,5</text:p>
          </table:table-cell>
          <table:table-cell office:value-type="float" office:value="-93.42857" calcext:value-type="float">
            <text:p>-93,42857</text:p>
          </table:table-cell>
          <table:table-cell office:value-type="float" office:value="-95.333336" calcext:value-type="float">
            <text:p>-95,333336</text:p>
          </table:table-cell>
          <table:table-cell table:number-columns-repeated="942"/>
        </table:table-row>
        <table:table-row table:style-name="ro8">
          <table:table-cell/>
          <table:table-cell office:value-type="float" office:value="75" calcext:value-type="float">
            <text:p>75</text:p>
          </table:table-cell>
          <table:table-cell office:value-type="time" office:time-value="PT11H53M00S" calcext:value-type="time">
            <text:p>11:53:00</text:p>
          </table:table-cell>
          <table:table-cell office:value-type="string" calcext:value-type="string">
            <text:p>"B1 (1)"</text:p>
          </table:table-cell>
          <table:table-cell office:value-type="string" calcext:value-type="string">
            <text:p>"CB:5D:42:C1:F7:36"</text:p>
          </table:table-cell>
          <table:table-cell office:value-type="float" office:value="-94" calcext:value-type="float">
            <text:p>-94</text:p>
          </table:table-cell>
          <table:table-cell office:value-type="float" office:value="-97.2" calcext:value-type="float">
            <text:p>-97,2</text:p>
          </table:table-cell>
          <table:table-cell office:value-type="float" office:value="-98.2" calcext:value-type="float">
            <text:p>-98,2</text:p>
          </table:table-cell>
          <table:table-cell office:value-type="float" office:value="-96.3" calcext:value-type="float">
            <text:p>-96,3</text:p>
          </table:table-cell>
          <table:table-cell office:value-type="float" office:value="-95.3" calcext:value-type="float">
            <text:p>-95,3</text:p>
          </table:table-cell>
          <table:table-cell office:value-type="float" office:value="-95.8" calcext:value-type="float">
            <text:p>-95,8</text:p>
          </table:table-cell>
          <table:table-cell office:value-type="float" office:value="-97.6" calcext:value-type="float">
            <text:p>-97,6</text:p>
          </table:table-cell>
          <table:table-cell office:value-type="float" office:value="-99.2" calcext:value-type="float">
            <text:p>-99,2</text:p>
          </table:table-cell>
          <table:table-cell office:value-type="float" office:value="-99.1" calcext:value-type="float">
            <text:p>-99,1</text:p>
          </table:table-cell>
          <table:table-cell office:value-type="float" office:value="-98.1" calcext:value-type="float">
            <text:p>-98,1</text:p>
          </table:table-cell>
          <table:table-cell office:value-type="float" office:value="-97" calcext:value-type="float">
            <text:p>-97</text:p>
          </table:table-cell>
          <table:table-cell office:value-type="float" office:value="-97.8" calcext:value-type="float">
            <text:p>-97,8</text:p>
          </table:table-cell>
          <table:table-cell office:value-type="float" office:value="-98.8" calcext:value-type="float">
            <text:p>-98,8</text:p>
          </table:table-cell>
          <table:table-cell office:value-type="float" office:value="-98.6" calcext:value-type="float">
            <text:p>-98,6</text:p>
          </table:table-cell>
          <table:table-cell office:value-type="float" office:value="-96.8" calcext:value-type="float">
            <text:p>-96,8</text:p>
          </table:table-cell>
          <table:table-cell office:value-type="float" office:value="-96.1" calcext:value-type="float">
            <text:p>-96,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2" calcext:value-type="float">
            <text:p>-97,2</text:p>
          </table:table-cell>
          <table:table-cell office:value-type="float" office:value="-98" calcext:value-type="float">
            <text:p>-98</text:p>
          </table:table-cell>
          <table:table-cell office:value-type="float" office:value="-96.9" calcext:value-type="float">
            <text:p>-96,9</text:p>
          </table:table-cell>
          <table:table-cell table:number-columns-repeated="2" office:value-type="float" office:value="-95.9" calcext:value-type="float">
            <text:p>-95,9</text:p>
          </table:table-cell>
          <table:table-cell office:value-type="float" office:value="-97.55556" calcext:value-type="float">
            <text:p>-97,55556</text:p>
          </table:table-cell>
          <table:table-cell office:value-type="float" office:value="-96.57143" calcext:value-type="float">
            <text:p>-96,57143</text:p>
          </table:table-cell>
          <table:table-cell office:value-type="float" office:value="-93.14286" calcext:value-type="float">
            <text:p>-93,14286</text:p>
          </table:table-cell>
          <table:table-cell table:number-columns-repeated="6" office:value-type="float" office:value="-92.1" calcext:value-type="float">
            <text:p>-92,1</text:p>
          </table:table-cell>
          <table:table-cell office:value-type="float" office:value="-92.2" calcext:value-type="float">
            <text:p>-92,2</text:p>
          </table:table-cell>
          <table:table-cell office:value-type="float" office:value="-92.6" calcext:value-type="float">
            <text:p>-92,6</text:p>
          </table:table-cell>
          <table:table-cell table:number-columns-repeated="2" office:value-type="float" office:value="-93" calcext:value-type="float">
            <text:p>-93</text:p>
          </table:table-cell>
          <table:table-cell table:number-columns-repeated="2" office:value-type="float" office:value="-92.8" calcext:value-type="float">
            <text:p>-92,8</text:p>
          </table:table-cell>
          <table:table-cell office:value-type="float" office:value="-93.5" calcext:value-type="float">
            <text:p>-93,5</text:p>
          </table:table-cell>
          <table:table-cell office:value-type="float" office:value="-95" calcext:value-type="float">
            <text:p>-95</text:p>
          </table:table-cell>
          <table:table-cell office:value-type="float" office:value="-96.8" calcext:value-type="float">
            <text:p>-96,8</text:p>
          </table:table-cell>
          <table:table-cell office:value-type="float" office:value="-97.3" calcext:value-type="float">
            <text:p>-97,3</text:p>
          </table:table-cell>
          <table:table-cell office:value-type="float" office:value="-96.6" calcext:value-type="float">
            <text:p>-96,6</text:p>
          </table:table-cell>
          <table:table-cell office:value-type="float" office:value="-97.2" calcext:value-type="float">
            <text:p>-97,2</text:p>
          </table:table-cell>
          <table:table-cell office:value-type="float" office:value="-99" calcext:value-type="float">
            <text:p>-99</text:p>
          </table:table-cell>
          <table:table-cell office:value-type="float" office:value="-100" calcext:value-type="float">
            <text:p>-100</text:p>
          </table:table-cell>
          <table:table-cell office:value-type="float" office:value="-99.9" calcext:value-type="float">
            <text:p>-99,9</text:p>
          </table:table-cell>
          <table:table-cell office:value-type="float" office:value="-100.2" calcext:value-type="float">
            <text:p>-100,2</text:p>
          </table:table-cell>
          <table:table-cell office:value-type="float" office:value="-99.3" calcext:value-type="float">
            <text:p>-99,3</text:p>
          </table:table-cell>
          <table:table-cell office:value-type="float" office:value="-96.5" calcext:value-type="float">
            <text:p>-96,5</text:p>
          </table:table-cell>
          <table:table-cell office:value-type="float" office:value="-94.7" calcext:value-type="float">
            <text:p>-94,7</text:p>
          </table:table-cell>
          <table:table-cell office:value-type="float" office:value="-93.2" calcext:value-type="float">
            <text:p>-93,2</text:p>
          </table:table-cell>
          <table:table-cell office:value-type="float" office:value="-92.4" calcext:value-type="float">
            <text:p>-92,4</text:p>
          </table:table-cell>
          <table:table-cell office:value-type="float" office:value="-92.7" calcext:value-type="float">
            <text:p>-92,7</text:p>
          </table:table-cell>
          <table:table-cell office:value-type="float" office:value="-93.833336" calcext:value-type="float">
            <text:p>-93,833336</text:p>
          </table:table-cell>
          <table:table-cell office:value-type="float" office:value="-98" calcext:value-type="float">
            <text:p>-98</text:p>
          </table:table-cell>
          <table:table-cell table:number-columns-repeated="962"/>
        </table:table-row>
        <table:table-row table:style-name="ro8">
          <table:table-cell/>
          <table:table-cell office:value-type="float" office:value="95" calcext:value-type="float">
            <text:p>95</text:p>
          </table:table-cell>
          <table:table-cell office:value-type="time" office:time-value="PT11H54M00S" calcext:value-type="time">
            <text:p>11:54:00</text:p>
          </table:table-cell>
          <table:table-cell office:value-type="string" calcext:value-type="string">
            <text:p>"B1 (1)"</text:p>
          </table:table-cell>
          <table:table-cell office:value-type="string" calcext:value-type="string">
            <text:p>"CB:5D:42:C1:F7:36"</text:p>
          </table:table-cell>
          <table:table-cell table:number-columns-repeated="6" office:value-type="float" office:value="-97.4" calcext:value-type="float">
            <text:p>-97,4</text:p>
          </table:table-cell>
          <table:table-cell office:value-type="float" office:value="-97.7" calcext:value-type="float">
            <text:p>-97,7</text:p>
          </table:table-cell>
          <table:table-cell office:value-type="float" office:value="-99" calcext:value-type="float">
            <text:p>-99</text:p>
          </table:table-cell>
          <table:table-cell office:value-type="float" office:value="-99.4" calcext:value-type="float">
            <text:p>-99,4</text:p>
          </table:table-cell>
          <table:table-cell office:value-type="float" office:value="-98.4" calcext:value-type="float">
            <text:p>-98,4</text:p>
          </table:table-cell>
          <table:table-cell table:number-columns-repeated="2" office:value-type="float" office:value="-98" calcext:value-type="float">
            <text:p>-98</text:p>
          </table:table-cell>
          <table:table-cell office:value-type="float" office:value="-97.22222" calcext:value-type="float">
            <text:p>-97,22222</text:p>
          </table:table-cell>
          <table:table-cell office:value-type="float" office:value="-97" calcext:value-type="float">
            <text:p>-97</text:p>
          </table:table-cell>
          <table:table-cell office:value-type="float" office:value="-96.333336" calcext:value-type="float">
            <text:p>-96,333336</text:p>
          </table:table-cell>
          <table:table-cell table:number-columns-repeated="9"/>
          <table:table-cell office:value-type="float" office:value="-99.666664" calcext:value-type="float">
            <text:p>-99,666664</text:p>
          </table:table-cell>
          <table:table-cell office:value-type="float" office:value="-99.5" calcext:value-type="float">
            <text:p>-99,5</text:p>
          </table:table-cell>
          <table:table-cell table:number-columns-repeated="6" office:value-type="float" office:value="-99.4" calcext:value-type="float">
            <text:p>-99,4</text:p>
          </table:table-cell>
          <table:table-cell office:value-type="float" office:value="-99" calcext:value-type="float">
            <text:p>-99</text:p>
          </table:table-cell>
          <table:table-cell office:value-type="float" office:value="-98" calcext:value-type="float">
            <text:p>-98</text:p>
          </table:table-cell>
          <table:table-cell office:value-type="float" office:value="-96.4" calcext:value-type="float">
            <text:p>-96,4</text:p>
          </table:table-cell>
          <table:table-cell office:value-type="float" office:value="-95.9" calcext:value-type="float">
            <text:p>-95,9</text:p>
          </table:table-cell>
          <table:table-cell table:number-columns-repeated="2" office:value-type="float" office:value="-96.1" calcext:value-type="float">
            <text:p>-96,1</text:p>
          </table:table-cell>
          <table:table-cell office:value-type="float" office:value="-96" calcext:value-type="float">
            <text:p>-96</text:p>
          </table:table-cell>
          <table:table-cell office:value-type="float" office:value="-95.8" calcext:value-type="float">
            <text:p>-95,8</text:p>
          </table:table-cell>
          <table:table-cell office:value-type="float" office:value="-95.6" calcext:value-type="float">
            <text:p>-95,6</text:p>
          </table:table-cell>
          <table:table-cell office:value-type="float" office:value="-96" calcext:value-type="float">
            <text:p>-96</text:p>
          </table:table-cell>
          <table:table-cell office:value-type="float" office:value="-96.8" calcext:value-type="float">
            <text:p>-96,8</text:p>
          </table:table-cell>
          <table:table-cell office:value-type="float" office:value="-97.125" calcext:value-type="float">
            <text:p>-97,125</text:p>
          </table:table-cell>
          <table:table-cell office:value-type="float" office:value="-97.666664" calcext:value-type="float">
            <text:p>-97,666664</text:p>
          </table:table-cell>
          <table:table-cell/>
          <table:table-cell office:value-type="float" office:value="-99" calcext:value-type="float">
            <text:p>-99</text:p>
          </table:table-cell>
          <table:table-cell table:number-columns-repeated="2" office:value-type="float" office:value="-99.57143" calcext:value-type="float">
            <text:p>-99,57143</text:p>
          </table:table-cell>
          <table:table-cell office:value-type="float" office:value="-99.5" calcext:value-type="float">
            <text:p>-99,5</text:p>
          </table:table-cell>
          <table:table-cell table:number-columns-repeated="3" office:value-type="float" office:value="-99.22222" calcext:value-type="float">
            <text:p>-99,22222</text:p>
          </table:table-cell>
          <table:table-cell office:value-type="float" office:value="-99" calcext:value-type="float">
            <text:p>-99</text:p>
          </table:table-cell>
          <table:table-cell office:value-type="float" office:value="-97" calcext:value-type="float">
            <text:p>-97</text:p>
          </table:table-cell>
          <table:table-cell table:number-columns-repeated="2" office:value-type="float" office:value="-95" calcext:value-type="float">
            <text:p>-95</text:p>
          </table:table-cell>
          <table:table-cell table:number-columns-repeated="4" office:value-type="float" office:value="-94.4" calcext:value-type="float">
            <text:p>-94,4</text:p>
          </table:table-cell>
          <table:table-cell office:value-type="float" office:value="-95.7" calcext:value-type="float">
            <text:p>-95,7</text:p>
          </table:table-cell>
          <table:table-cell office:value-type="float" office:value="-97.2" calcext:value-type="float">
            <text:p>-97,2</text:p>
          </table:table-cell>
          <table:table-cell office:value-type="float" office:value="-97.1" calcext:value-type="float">
            <text:p>-97,1</text:p>
          </table:table-cell>
          <table:table-cell office:value-type="float" office:value="-97.875" calcext:value-type="float">
            <text:p>-97,875</text:p>
          </table:table-cell>
          <table:table-cell office:value-type="float" office:value="-99.333336" calcext:value-type="float">
            <text:p>-99,333336</text:p>
          </table:table-cell>
          <table:table-cell table:number-columns-repeated="953"/>
        </table:table-row>
      </table:table>
      <table:table table:name="#6 Ceiling tx direction" table:style-name="ta1">
        <table:table-column table:style-name="co6" table:default-cell-style-name="ce5"/>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8">
          <table:table-cell table:style-name="ce1" table:formula="of:=['Test cases'.A42]" office:value-type="float" office:value="6" calcext:value-type="float">
            <text:p>6</text:p>
          </table:table-cell>
          <table:table-cell table:style-name="ce6" table:formula="of:=['Test cases'.B42]" office:value-type="string" office:string-value="Obtain tx signal attenuation curve per different tx antenna directions for tx mounted on ceiling" calcext:value-type="string">
            <text:p>Obtain tx signal attenuation curve per different tx antenna directions for tx mounted on ceiling</text:p>
          </table:table-cell>
          <table:table-cell table:style-name="ce1" table:formula="of:=['Test cases'.C42]" office:value-type="float" office:value="0" calcext:value-type="float">
            <text:p>0</text:p>
          </table:table-cell>
          <table:table-cell table:style-name="ce1" table:formula="of:=['Test cases'.D42]" office:value-type="string" office:string-value="{0m, 1m, 2m, 3m, 4m, 6m, 8m, 10m, 12.5m, 15m, 20m, 25m, 35m}" calcext:value-type="string">
            <text:p>{0m, 1m, 2m, 3m, 4m, 6m, 8m, 10m, 12.5m, 15m, 20m, 25m, 35m}</text:p>
          </table:table-cell>
          <table:table-cell table:style-name="ce1" table:formula="of:=['Test cases'.E42]" office:value-type="string" office:string-value="F-" calcext:value-type="string">
            <text:p>F-</text:p>
          </table:table-cell>
          <table:table-cell table:style-name="ce1" table:formula="of:=['Test cases'.F42]" office:value-type="string" office:string-value="S" calcext:value-type="string">
            <text:p>S</text:p>
          </table:table-cell>
          <table:table-cell table:style-name="ce1" table:formula="of:=['Test cases'.G42]" office:value-type="string" office:string-value="B1" calcext:value-type="string">
            <text:p>B1</text:p>
          </table:table-cell>
          <table:table-cell table:style-name="ce1" table:formula="of:=['Test cases'.H42]" office:value-type="string" office:string-value="-16dBm" calcext:value-type="string">
            <text:p>-16dBm</text:p>
          </table:table-cell>
          <table:table-cell table:style-name="ce1" table:formula="of:=['Test cases'.I42]" office:value-type="string" office:string-value="Ceiling" calcext:value-type="string">
            <text:p>Ceiling</text:p>
          </table:table-cell>
          <table:table-cell table:style-name="ce1" table:formula="of:=['Test cases'.J42]" office:value-type="string" office:string-value="TEST" calcext:value-type="string">
            <text:p>TEST</text:p>
          </table:table-cell>
          <table:table-cell table:style-name="ce1" table:formula="of:=['Test cases'.K42]" office:value-type="float" office:value="1" calcext:value-type="float">
            <text:p>1</text:p>
          </table:table-cell>
          <table:table-cell table:style-name="ce1" table:formula="of:=['Test cases'.L42]" office:value-type="string" office:string-value="-" calcext:value-type="string">
            <text:p>-</text:p>
          </table:table-cell>
          <table:table-cell table:style-name="ce9" table:number-columns-repeated="1012"/>
        </table:table-row>
        <table:table-row table:style-name="ro5">
          <table:table-cell table:style-name="ce1" table:formula="of:=['Test cases'.A43]" office:value-type="float" office:value="6.1" calcext:value-type="float">
            <text:p>6,1</text:p>
          </table:table-cell>
          <table:table-cell table:style-name="ce6" table:formula="of:=['Test cases'.B43]" office:value-type="string" office:string-value="↓direction" calcext:value-type="string">
            <text:p>↓direction</text:p>
          </table:table-cell>
          <table:table-cell table:style-name="ce1" table:formula="of:=['Test cases'.C43]" office:value-type="string" office:string-value="12:43(35m) – 12:55(0m)" calcext:value-type="string">
            <text:p>12:43(35m) – 12:55(0m)</text:p>
          </table:table-cell>
          <table:table-cell table:style-name="ce1" table:number-columns-repeated="6"/>
          <table:table-cell table:style-name="ce1" table:formula="of:=['Test cases'.J43]" office:value-type="string" office:string-value="↓" calcext:value-type="string">
            <text:p>↓</text:p>
          </table:table-cell>
          <table:table-cell table:style-name="ce1" table:number-columns-repeated="2"/>
          <table:table-cell table:number-columns-repeated="1012"/>
        </table:table-row>
        <table:table-row table:style-name="ro16">
          <table:table-cell table:style-name="ce1" table:formula="of:=['Test cases'.A44]" office:value-type="float" office:value="6.2" calcext:value-type="float">
            <text:p>6,2</text:p>
          </table:table-cell>
          <table:table-cell table:style-name="ce6" table:formula="of:=['Test cases'.B44]" office:value-type="string" office:string-value="→direction" calcext:value-type="string">
            <text:p>→direction</text:p>
          </table:table-cell>
          <table:table-cell table:style-name="ce1" table:formula="of:=['Test cases'.C44]" office:value-type="string" office:string-value="none(35m-20m), 14:24(20m) – 14:35(0m)" calcext:value-type="string">
            <text:p>none(35m-20m), 14:24(20m) – 14:35(0m)</text:p>
          </table:table-cell>
          <table:table-cell table:style-name="ce1" table:number-columns-repeated="6"/>
          <table:table-cell table:style-name="ce1" table:formula="of:=['Test cases'.J44]"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6.1" calcext:value-type="float">
            <text:p>6,1</text:p>
          </table:table-cell>
          <table:table-cell office:value-type="float" office:value="0" calcext:value-type="float">
            <text:p>0</text:p>
          </table:table-cell>
          <table:table-cell office:value-type="time" office:time-value="PT12H55M00S" calcext:value-type="time">
            <text:p>12:55: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5.6" calcext:value-type="float">
            <text:p>-75,6</text:p>
          </table:table-cell>
          <table:table-cell office:value-type="float" office:value="-73.1" calcext:value-type="float">
            <text:p>-73,1</text:p>
          </table:table-cell>
          <table:table-cell office:value-type="float" office:value="-71.6" calcext:value-type="float">
            <text:p>-71,6</text:p>
          </table:table-cell>
          <table:table-cell office:value-type="float" office:value="-70.7" calcext:value-type="float">
            <text:p>-70,7</text:p>
          </table:table-cell>
          <table:table-cell office:value-type="float" office:value="-72.2" calcext:value-type="float">
            <text:p>-72,2</text:p>
          </table:table-cell>
          <table:table-cell table:number-columns-repeated="2" office:value-type="float" office:value="-72.5" calcext:value-type="float">
            <text:p>-72,5</text:p>
          </table:table-cell>
          <table:table-cell office:value-type="float" office:value="-73.1" calcext:value-type="float">
            <text:p>-73,1</text:p>
          </table:table-cell>
          <table:table-cell office:value-type="float" office:value="-74.2" calcext:value-type="float">
            <text:p>-74,2</text:p>
          </table:table-cell>
          <table:table-cell office:value-type="float" office:value="-74.7" calcext:value-type="float">
            <text:p>-74,7</text:p>
          </table:table-cell>
          <table:table-cell office:value-type="float" office:value="-74.6" calcext:value-type="float">
            <text:p>-74,6</text:p>
          </table:table-cell>
          <table:table-cell office:value-type="float" office:value="-74.4" calcext:value-type="float">
            <text:p>-74,4</text:p>
          </table:table-cell>
          <table:table-cell office:value-type="float" office:value="-74" calcext:value-type="float">
            <text:p>-74</text:p>
          </table:table-cell>
          <table:table-cell office:value-type="float" office:value="-73.8" calcext:value-type="float">
            <text:p>-73,8</text:p>
          </table:table-cell>
          <table:table-cell office:value-type="float" office:value="-73.4" calcext:value-type="float">
            <text:p>-73,4</text:p>
          </table:table-cell>
          <table:table-cell office:value-type="float" office:value="-73" calcext:value-type="float">
            <text:p>-73</text:p>
          </table:table-cell>
          <table:table-cell office:value-type="float" office:value="-73.1" calcext:value-type="float">
            <text:p>-73,1</text:p>
          </table:table-cell>
          <table:table-cell table:number-columns-repeated="2" office:value-type="float" office:value="-73.3" calcext:value-type="float">
            <text:p>-73,3</text:p>
          </table:table-cell>
          <table:table-cell office:value-type="float" office:value="-73.6" calcext:value-type="float">
            <text:p>-73,6</text:p>
          </table:table-cell>
          <table:table-cell office:value-type="float" office:value="-73.1" calcext:value-type="float">
            <text:p>-73,1</text:p>
          </table:table-cell>
          <table:table-cell office:value-type="float" office:value="-72.5" calcext:value-type="float">
            <text:p>-72,5</text:p>
          </table:table-cell>
          <table:table-cell office:value-type="float" office:value="-72" calcext:value-type="float">
            <text:p>-72</text:p>
          </table:table-cell>
          <table:table-cell office:value-type="float" office:value="-72.2" calcext:value-type="float">
            <text:p>-72,2</text:p>
          </table:table-cell>
          <table:table-cell office:value-type="float" office:value="-73" calcext:value-type="float">
            <text:p>-73</text:p>
          </table:table-cell>
          <table:table-cell office:value-type="float" office:value="-74.2" calcext:value-type="float">
            <text:p>-74,2</text:p>
          </table:table-cell>
          <table:table-cell office:value-type="float" office:value="-75.5" calcext:value-type="float">
            <text:p>-75,5</text:p>
          </table:table-cell>
          <table:table-cell office:value-type="float" office:value="-75.9" calcext:value-type="float">
            <text:p>-75,9</text:p>
          </table:table-cell>
          <table:table-cell office:value-type="float" office:value="-73.1" calcext:value-type="float">
            <text:p>-73,1</text:p>
          </table:table-cell>
          <table:table-cell office:value-type="float" office:value="-69.9" calcext:value-type="float">
            <text:p>-69,9</text:p>
          </table:table-cell>
          <table:table-cell office:value-type="float" office:value="-69.5" calcext:value-type="float">
            <text:p>-69,5</text:p>
          </table:table-cell>
          <table:table-cell office:value-type="float" office:value="-69.1" calcext:value-type="float">
            <text:p>-69,1</text:p>
          </table:table-cell>
          <table:table-cell office:value-type="float" office:value="-68.6" calcext:value-type="float">
            <text:p>-68,6</text:p>
          </table:table-cell>
          <table:table-cell office:value-type="float" office:value="-69.3" calcext:value-type="float">
            <text:p>-69,3</text:p>
          </table:table-cell>
          <table:table-cell table:number-columns-repeated="2" office:value-type="float" office:value="-70.5" calcext:value-type="float">
            <text:p>-70,5</text:p>
          </table:table-cell>
          <table:table-cell office:value-type="float" office:value="-70.6" calcext:value-type="float">
            <text:p>-70,6</text:p>
          </table:table-cell>
          <table:table-cell office:value-type="float" office:value="-71.8" calcext:value-type="float">
            <text:p>-71,8</text:p>
          </table:table-cell>
          <table:table-cell office:value-type="float" office:value="-74.5" calcext:value-type="float">
            <text:p>-74,5</text:p>
          </table:table-cell>
          <table:table-cell office:value-type="float" office:value="-76.3" calcext:value-type="float">
            <text:p>-76,3</text:p>
          </table:table-cell>
          <table:table-cell office:value-type="float" office:value="-76.5" calcext:value-type="float">
            <text:p>-76,5</text:p>
          </table:table-cell>
          <table:table-cell office:value-type="float" office:value="-76.6" calcext:value-type="float">
            <text:p>-76,6</text:p>
          </table:table-cell>
          <table:table-cell office:value-type="float" office:value="-76.4" calcext:value-type="float">
            <text:p>-76,4</text:p>
          </table:table-cell>
          <table:table-cell office:value-type="float" office:value="-75.6" calcext:value-type="float">
            <text:p>-75,6</text:p>
          </table:table-cell>
          <table:table-cell office:value-type="float" office:value="-75.2" calcext:value-type="float">
            <text:p>-75,2</text:p>
          </table:table-cell>
          <table:table-cell office:value-type="float" office:value="-75.4" calcext:value-type="float">
            <text:p>-75,4</text:p>
          </table:table-cell>
          <table:table-cell office:value-type="float" office:value="-75.7" calcext:value-type="float">
            <text:p>-75,7</text:p>
          </table:table-cell>
          <table:table-cell office:value-type="float" office:value="-75.9" calcext:value-type="float">
            <text:p>-75,9</text:p>
          </table:table-cell>
          <table:table-cell office:value-type="float" office:value="-72.5" calcext:value-type="float">
            <text:p>-72,5</text:p>
          </table:table-cell>
          <table:table-cell office:value-type="float" office:value="-69" calcext:value-type="float">
            <text:p>-69</text:p>
          </table:table-cell>
          <table:table-cell office:value-type="float" office:value="-69.4" calcext:value-type="float">
            <text:p>-69,4</text:p>
          </table:table-cell>
          <table:table-cell office:value-type="float" office:value="-69.6" calcext:value-type="float">
            <text:p>-69,6</text:p>
          </table:table-cell>
          <table:table-cell office:value-type="float" office:value="-69.5" calcext:value-type="float">
            <text:p>-69,5</text:p>
          </table:table-cell>
          <table:table-cell office:value-type="float" office:value="-69.7" calcext:value-type="float">
            <text:p>-69,7</text:p>
          </table:table-cell>
          <table:table-cell office:value-type="float" office:value="-69.8" calcext:value-type="float">
            <text:p>-69,8</text:p>
          </table:table-cell>
          <table:table-cell office:value-type="float" office:value="-70.5" calcext:value-type="float">
            <text:p>-70,5</text:p>
          </table:table-cell>
          <table:table-cell office:value-type="float" office:value="-71.2" calcext:value-type="float">
            <text:p>-71,2</text:p>
          </table:table-cell>
          <table:table-cell office:value-type="float" office:value="-70.8" calcext:value-type="float">
            <text:p>-70,8</text:p>
          </table:table-cell>
          <table:table-cell office:value-type="float" office:value="-70.2" calcext:value-type="float">
            <text:p>-70,2</text:p>
          </table:table-cell>
          <table:table-cell table:number-columns-repeated="959"/>
        </table:table-row>
        <table:table-row table:style-name="ro8">
          <table:table-cell/>
          <table:table-cell office:value-type="float" office:value="1" calcext:value-type="float">
            <text:p>1</text:p>
          </table:table-cell>
          <table:table-cell table:style-name="Default" office:value-type="string" calcext:value-type="string">
            <text:p>missing</text:p>
          </table:table-cell>
          <table:table-cell table:number-columns-repeated="1021"/>
        </table:table-row>
        <table:table-row table:style-name="ro8">
          <table:table-cell/>
          <table:table-cell office:value-type="float" office:value="2" calcext:value-type="float">
            <text:p>2</text:p>
          </table:table-cell>
          <table:table-cell office:value-type="time" office:time-value="PT12H53M55S" calcext:value-type="time">
            <text:p>12:53:55</text:p>
          </table:table-cell>
          <table:table-cell office:value-type="string" calcext:value-type="string">
            <text:p>"B1 (1)"</text:p>
          </table:table-cell>
          <table:table-cell office:value-type="string" calcext:value-type="string">
            <text:p>"CB:5D:42:C1:F7:36"</text:p>
          </table:table-cell>
          <table:table-cell office:value-type="float" office:value="-72.2" calcext:value-type="float">
            <text:p>-72,2</text:p>
          </table:table-cell>
          <table:table-cell office:value-type="float" office:value="-72.8" calcext:value-type="float">
            <text:p>-72,8</text:p>
          </table:table-cell>
          <table:table-cell office:value-type="float" office:value="-72.5" calcext:value-type="float">
            <text:p>-72,5</text:p>
          </table:table-cell>
          <table:table-cell office:value-type="float" office:value="-71.1" calcext:value-type="float">
            <text:p>-71,1</text:p>
          </table:table-cell>
          <table:table-cell table:number-columns-repeated="2" office:value-type="float" office:value="-70" calcext:value-type="float">
            <text:p>-70</text:p>
          </table:table-cell>
          <table:table-cell office:value-type="float" office:value="-70.3" calcext:value-type="float">
            <text:p>-70,3</text:p>
          </table:table-cell>
          <table:table-cell office:value-type="float" office:value="-70.7" calcext:value-type="float">
            <text:p>-70,7</text:p>
          </table:table-cell>
          <table:table-cell office:value-type="float" office:value="-71.1" calcext:value-type="float">
            <text:p>-71,1</text:p>
          </table:table-cell>
          <table:table-cell office:value-type="float" office:value="-71.7" calcext:value-type="float">
            <text:p>-71,7</text:p>
          </table:table-cell>
          <table:table-cell office:value-type="float" office:value="-72.9" calcext:value-type="float">
            <text:p>-72,9</text:p>
          </table:table-cell>
          <table:table-cell office:value-type="float" office:value="-73.5" calcext:value-type="float">
            <text:p>-73,5</text:p>
          </table:table-cell>
          <table:table-cell table:number-columns-repeated="2" office:value-type="float" office:value="-73.8" calcext:value-type="float">
            <text:p>-73,8</text:p>
          </table:table-cell>
          <table:table-cell office:value-type="float" office:value="-73.4" calcext:value-type="float">
            <text:p>-73,4</text:p>
          </table:table-cell>
          <table:table-cell office:value-type="float" office:value="-72.7" calcext:value-type="float">
            <text:p>-72,7</text:p>
          </table:table-cell>
          <table:table-cell office:value-type="float" office:value="-72.1" calcext:value-type="float">
            <text:p>-72,1</text:p>
          </table:table-cell>
          <table:table-cell office:value-type="float" office:value="-71.9" calcext:value-type="float">
            <text:p>-71,9</text:p>
          </table:table-cell>
          <table:table-cell office:value-type="float" office:value="-73.3" calcext:value-type="float">
            <text:p>-73,3</text:p>
          </table:table-cell>
          <table:table-cell office:value-type="float" office:value="-79" calcext:value-type="float">
            <text:p>-79</text:p>
          </table:table-cell>
          <table:table-cell office:value-type="float" office:value="-84" calcext:value-type="float">
            <text:p>-84</text:p>
          </table:table-cell>
          <table:table-cell office:value-type="float" office:value="-85.1" calcext:value-type="float">
            <text:p>-85,1</text:p>
          </table:table-cell>
          <table:table-cell office:value-type="float" office:value="-85.7" calcext:value-type="float">
            <text:p>-85,7</text:p>
          </table:table-cell>
          <table:table-cell office:value-type="float" office:value="-85.8" calcext:value-type="float">
            <text:p>-85,8</text:p>
          </table:table-cell>
          <table:table-cell office:value-type="float" office:value="-84.2" calcext:value-type="float">
            <text:p>-84,2</text:p>
          </table:table-cell>
          <table:table-cell office:value-type="float" office:value="-82.6" calcext:value-type="float">
            <text:p>-82,6</text:p>
          </table:table-cell>
          <table:table-cell office:value-type="float" office:value="-81.6" calcext:value-type="float">
            <text:p>-81,6</text:p>
          </table:table-cell>
          <table:table-cell office:value-type="float" office:value="-80.4" calcext:value-type="float">
            <text:p>-80,4</text:p>
          </table:table-cell>
          <table:table-cell office:value-type="float" office:value="-78.6" calcext:value-type="float">
            <text:p>-78,6</text:p>
          </table:table-cell>
          <table:table-cell office:value-type="float" office:value="-73.1" calcext:value-type="float">
            <text:p>-73,1</text:p>
          </table:table-cell>
          <table:table-cell office:value-type="float" office:value="-69.2" calcext:value-type="float">
            <text:p>-69,2</text:p>
          </table:table-cell>
          <table:table-cell office:value-type="float" office:value="-69.7" calcext:value-type="float">
            <text:p>-69,7</text:p>
          </table:table-cell>
          <table:table-cell office:value-type="float" office:value="-70.3" calcext:value-type="float">
            <text:p>-70,3</text:p>
          </table:table-cell>
          <table:table-cell table:number-columns-repeated="2" office:value-type="float" office:value="-70.9" calcext:value-type="float">
            <text:p>-70,9</text:p>
          </table:table-cell>
          <table:table-cell office:value-type="float" office:value="-71.2" calcext:value-type="float">
            <text:p>-71,2</text:p>
          </table:table-cell>
          <table:table-cell office:value-type="float" office:value="-71.6" calcext:value-type="float">
            <text:p>-71,6</text:p>
          </table:table-cell>
          <table:table-cell office:value-type="float" office:value="-71.1" calcext:value-type="float">
            <text:p>-71,1</text:p>
          </table:table-cell>
          <table:table-cell office:value-type="float" office:value="-71.3" calcext:value-type="float">
            <text:p>-71,3</text:p>
          </table:table-cell>
          <table:table-cell office:value-type="float" office:value="-72.6" calcext:value-type="float">
            <text:p>-72,6</text:p>
          </table:table-cell>
          <table:table-cell table:number-columns-repeated="2" office:value-type="float" office:value="-74.6" calcext:value-type="float">
            <text:p>-74,6</text:p>
          </table:table-cell>
          <table:table-cell office:value-type="float" office:value="-74.5" calcext:value-type="float">
            <text:p>-74,5</text:p>
          </table:table-cell>
          <table:table-cell office:value-type="float" office:value="-74.3" calcext:value-type="float">
            <text:p>-74,3</text:p>
          </table:table-cell>
          <table:table-cell office:value-type="float" office:value="-74.8" calcext:value-type="float">
            <text:p>-74,8</text:p>
          </table:table-cell>
          <table:table-cell office:value-type="float" office:value="-74.9" calcext:value-type="float">
            <text:p>-74,9</text:p>
          </table:table-cell>
          <table:table-cell office:value-type="float" office:value="-73.9" calcext:value-type="float">
            <text:p>-73,9</text:p>
          </table:table-cell>
          <table:table-cell office:value-type="float" office:value="-72.77778" calcext:value-type="float">
            <text:p>-72,77778</text:p>
          </table:table-cell>
          <table:table-cell office:value-type="float" office:value="-72.4" calcext:value-type="float">
            <text:p>-72,4</text:p>
          </table:table-cell>
          <table:table-cell table:number-columns-repeated="970"/>
        </table:table-row>
        <table:table-row table:style-name="ro8">
          <table:table-cell/>
          <table:table-cell office:value-type="float" office:value="3" calcext:value-type="float">
            <text:p>3</text:p>
          </table:table-cell>
          <table:table-cell office:value-type="time" office:time-value="PT12H53M00S" calcext:value-type="time">
            <text:p>12:53:00</text:p>
          </table:table-cell>
          <table:table-cell office:value-type="string" calcext:value-type="string">
            <text:p>"B1 (1)"</text:p>
          </table:table-cell>
          <table:table-cell office:value-type="string" calcext:value-type="string">
            <text:p>"CB:5D:42:C1:F7:36"</text:p>
          </table:table-cell>
          <table:table-cell office:value-type="float" office:value="-73.1" calcext:value-type="float">
            <text:p>-73,1</text:p>
          </table:table-cell>
          <table:table-cell office:value-type="float" office:value="-70.6" calcext:value-type="float">
            <text:p>-70,6</text:p>
          </table:table-cell>
          <table:table-cell office:value-type="float" office:value="-70.9" calcext:value-type="float">
            <text:p>-70,9</text:p>
          </table:table-cell>
          <table:table-cell office:value-type="float" office:value="-70.5" calcext:value-type="float">
            <text:p>-70,5</text:p>
          </table:table-cell>
          <table:table-cell office:value-type="float" office:value="-70.2" calcext:value-type="float">
            <text:p>-70,2</text:p>
          </table:table-cell>
          <table:table-cell office:value-type="float" office:value="-70" calcext:value-type="float">
            <text:p>-70</text:p>
          </table:table-cell>
          <table:table-cell office:value-type="float" office:value="-69.7" calcext:value-type="float">
            <text:p>-69,7</text:p>
          </table:table-cell>
          <table:table-cell office:value-type="float" office:value="-70.1" calcext:value-type="float">
            <text:p>-70,1</text:p>
          </table:table-cell>
          <table:table-cell office:value-type="float" office:value="-70.6" calcext:value-type="float">
            <text:p>-70,6</text:p>
          </table:table-cell>
          <table:table-cell office:value-type="float" office:value="-70.9" calcext:value-type="float">
            <text:p>-70,9</text:p>
          </table:table-cell>
          <table:table-cell office:value-type="float" office:value="-81.1" calcext:value-type="float">
            <text:p>-81,1</text:p>
          </table:table-cell>
          <table:table-cell office:value-type="float" office:value="-91.7" calcext:value-type="float">
            <text:p>-91,7</text:p>
          </table:table-cell>
          <table:table-cell office:value-type="float" office:value="-92.3" calcext:value-type="float">
            <text:p>-92,3</text:p>
          </table:table-cell>
          <table:table-cell office:value-type="float" office:value="-93.2" calcext:value-type="float">
            <text:p>-93,2</text:p>
          </table:table-cell>
          <table:table-cell office:value-type="float" office:value="-94.4" calcext:value-type="float">
            <text:p>-94,4</text:p>
          </table:table-cell>
          <table:table-cell office:value-type="float" office:value="-96.1" calcext:value-type="float">
            <text:p>-96,1</text:p>
          </table:table-cell>
          <table:table-cell office:value-type="float" office:value="-97.4" calcext:value-type="float">
            <text:p>-97,4</text:p>
          </table:table-cell>
          <table:table-cell office:value-type="float" office:value="-95.2" calcext:value-type="float">
            <text:p>-95,2</text:p>
          </table:table-cell>
          <table:table-cell office:value-type="float" office:value="-92.4" calcext:value-type="float">
            <text:p>-92,4</text:p>
          </table:table-cell>
          <table:table-cell office:value-type="float" office:value="-89.3" calcext:value-type="float">
            <text:p>-89,3</text:p>
          </table:table-cell>
          <table:table-cell office:value-type="float" office:value="-81.5" calcext:value-type="float">
            <text:p>-81,5</text:p>
          </table:table-cell>
          <table:table-cell office:value-type="float" office:value="-74.7" calcext:value-type="float">
            <text:p>-74,7</text:p>
          </table:table-cell>
          <table:table-cell office:value-type="float" office:value="-75.5" calcext:value-type="float">
            <text:p>-75,5</text:p>
          </table:table-cell>
          <table:table-cell office:value-type="float" office:value="-75.9" calcext:value-type="float">
            <text:p>-75,9</text:p>
          </table:table-cell>
          <table:table-cell office:value-type="float" office:value="-75.5" calcext:value-type="float">
            <text:p>-75,5</text:p>
          </table:table-cell>
          <table:table-cell office:value-type="float" office:value="-75.4" calcext:value-type="float">
            <text:p>-75,4</text:p>
          </table:table-cell>
          <table:table-cell office:value-type="float" office:value="-74.6" calcext:value-type="float">
            <text:p>-74,6</text:p>
          </table:table-cell>
          <table:table-cell office:value-type="float" office:value="-73.2" calcext:value-type="float">
            <text:p>-73,2</text:p>
          </table:table-cell>
          <table:table-cell office:value-type="float" office:value="-73.3" calcext:value-type="float">
            <text:p>-73,3</text:p>
          </table:table-cell>
          <table:table-cell office:value-type="float" office:value="-73.8" calcext:value-type="float">
            <text:p>-73,8</text:p>
          </table:table-cell>
          <table:table-cell office:value-type="float" office:value="-73.2" calcext:value-type="float">
            <text:p>-73,2</text:p>
          </table:table-cell>
          <table:table-cell office:value-type="float" office:value="-72.4" calcext:value-type="float">
            <text:p>-72,4</text:p>
          </table:table-cell>
          <table:table-cell office:value-type="float" office:value="-72.6" calcext:value-type="float">
            <text:p>-72,6</text:p>
          </table:table-cell>
          <table:table-cell office:value-type="float" office:value="-72.4" calcext:value-type="float">
            <text:p>-72,4</text:p>
          </table:table-cell>
          <table:table-cell office:value-type="float" office:value="-72.2" calcext:value-type="float">
            <text:p>-72,2</text:p>
          </table:table-cell>
          <table:table-cell office:value-type="float" office:value="-72.5" calcext:value-type="float">
            <text:p>-72,5</text:p>
          </table:table-cell>
          <table:table-cell office:value-type="float" office:value="-73" calcext:value-type="float">
            <text:p>-73</text:p>
          </table:table-cell>
          <table:table-cell office:value-type="float" office:value="-72.9" calcext:value-type="float">
            <text:p>-72,9</text:p>
          </table:table-cell>
          <table:table-cell office:value-type="float" office:value="-74.2" calcext:value-type="float">
            <text:p>-74,2</text:p>
          </table:table-cell>
          <table:table-cell office:value-type="float" office:value="-77.2" calcext:value-type="float">
            <text:p>-77,2</text:p>
          </table:table-cell>
          <table:table-cell office:value-type="float" office:value="-87.2" calcext:value-type="float">
            <text:p>-87,2</text:p>
          </table:table-cell>
          <table:table-cell office:value-type="float" office:value="-94.9" calcext:value-type="float">
            <text:p>-94,9</text:p>
          </table:table-cell>
          <table:table-cell office:value-type="float" office:value="-91.9" calcext:value-type="float">
            <text:p>-91,9</text:p>
          </table:table-cell>
          <table:table-cell office:value-type="float" office:value="-88" calcext:value-type="float">
            <text:p>-88</text:p>
          </table:table-cell>
          <table:table-cell office:value-type="float" office:value="-85.5" calcext:value-type="float">
            <text:p>-85,5</text:p>
          </table:table-cell>
          <table:table-cell office:value-type="float" office:value="-84" calcext:value-type="float">
            <text:p>-84</text:p>
          </table:table-cell>
          <table:table-cell office:value-type="float" office:value="-84.3" calcext:value-type="float">
            <text:p>-84,3</text:p>
          </table:table-cell>
          <table:table-cell office:value-type="float" office:value="-83.8" calcext:value-type="float">
            <text:p>-83,8</text:p>
          </table:table-cell>
          <table:table-cell office:value-type="float" office:value="-81.9" calcext:value-type="float">
            <text:p>-81,9</text:p>
          </table:table-cell>
          <table:table-cell office:value-type="float" office:value="-81.1" calcext:value-type="float">
            <text:p>-81,1</text:p>
          </table:table-cell>
          <table:table-cell office:value-type="float" office:value="-78.1" calcext:value-type="float">
            <text:p>-78,1</text:p>
          </table:table-cell>
          <table:table-cell office:value-type="float" office:value="-75.1" calcext:value-type="float">
            <text:p>-75,1</text:p>
          </table:table-cell>
          <table:table-cell office:value-type="float" office:value="-74.6" calcext:value-type="float">
            <text:p>-74,6</text:p>
          </table:table-cell>
          <table:table-cell office:value-type="float" office:value="-74" calcext:value-type="float">
            <text:p>-74</text:p>
          </table:table-cell>
          <table:table-cell office:value-type="float" office:value="-74.1" calcext:value-type="float">
            <text:p>-74,1</text:p>
          </table:table-cell>
          <table:table-cell office:value-type="float" office:value="-74.2" calcext:value-type="float">
            <text:p>-74,2</text:p>
          </table:table-cell>
          <table:table-cell office:value-type="float" office:value="-74.1" calcext:value-type="float">
            <text:p>-74,1</text:p>
          </table:table-cell>
          <table:table-cell office:value-type="float" office:value="-74" calcext:value-type="float">
            <text:p>-74</text:p>
          </table:table-cell>
          <table:table-cell office:value-type="float" office:value="-74.6" calcext:value-type="float">
            <text:p>-74,6</text:p>
          </table:table-cell>
          <table:table-cell office:value-type="float" office:value="-75.2" calcext:value-type="float">
            <text:p>-75,2</text:p>
          </table:table-cell>
          <table:table-cell office:value-type="float" office:value="-76" calcext:value-type="float">
            <text:p>-76</text:p>
          </table:table-cell>
          <table:table-cell office:value-type="float" office:value="-77.5" calcext:value-type="float">
            <text:p>-77,5</text:p>
          </table:table-cell>
          <table:table-cell office:value-type="float" office:value="-77.2" calcext:value-type="float">
            <text:p>-77,2</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7" calcext:value-type="float">
            <text:p>-75,7</text:p>
          </table:table-cell>
          <table:table-cell office:value-type="float" office:value="-74.8" calcext:value-type="float">
            <text:p>-74,8</text:p>
          </table:table-cell>
          <table:table-cell office:value-type="float" office:value="-74.625" calcext:value-type="float">
            <text:p>-74,625</text:p>
          </table:table-cell>
          <table:table-cell office:value-type="float" office:value="-74.75" calcext:value-type="float">
            <text:p>-74,75</text:p>
          </table:table-cell>
          <table:table-cell table:number-columns-repeated="949"/>
        </table:table-row>
        <table:table-row table:style-name="ro8">
          <table:table-cell/>
          <table:table-cell office:value-type="float" office:value="4" calcext:value-type="float">
            <text:p>4</text:p>
          </table:table-cell>
          <table:table-cell office:value-type="time" office:time-value="PT12H52M00S" calcext:value-type="time">
            <text:p>12:52:00</text:p>
          </table:table-cell>
          <table:table-cell office:value-type="string" calcext:value-type="string">
            <text:p>"B1 (1)"</text:p>
          </table:table-cell>
          <table:table-cell office:value-type="string" calcext:value-type="string">
            <text:p>"CB:5D:42:C1:F7:36"</text:p>
          </table:table-cell>
          <table:table-cell office:value-type="float" office:value="-74.5" calcext:value-type="float">
            <text:p>-74,5</text:p>
          </table:table-cell>
          <table:table-cell office:value-type="float" office:value="-76.2" calcext:value-type="float">
            <text:p>-76,2</text:p>
          </table:table-cell>
          <table:table-cell office:value-type="float" office:value="-76.6" calcext:value-type="float">
            <text:p>-76,6</text:p>
          </table:table-cell>
          <table:table-cell office:value-type="float" office:value="-76.7" calcext:value-type="float">
            <text:p>-76,7</text:p>
          </table:table-cell>
          <table:table-cell office:value-type="float" office:value="-76.6" calcext:value-type="float">
            <text:p>-76,6</text:p>
          </table:table-cell>
          <table:table-cell office:value-type="float" office:value="-76.3" calcext:value-type="float">
            <text:p>-76,3</text:p>
          </table:table-cell>
          <table:table-cell office:value-type="float" office:value="-75.8" calcext:value-type="float">
            <text:p>-75,8</text:p>
          </table:table-cell>
          <table:table-cell office:value-type="float" office:value="-75.6" calcext:value-type="float">
            <text:p>-75,6</text:p>
          </table:table-cell>
          <table:table-cell office:value-type="float" office:value="-75.5" calcext:value-type="float">
            <text:p>-75,5</text:p>
          </table:table-cell>
          <table:table-cell office:value-type="float" office:value="-75.4" calcext:value-type="float">
            <text:p>-75,4</text:p>
          </table:table-cell>
          <table:table-cell office:value-type="float" office:value="-75.3" calcext:value-type="float">
            <text:p>-75,3</text:p>
          </table:table-cell>
          <table:table-cell office:value-type="float" office:value="-74.7" calcext:value-type="float">
            <text:p>-74,7</text:p>
          </table:table-cell>
          <table:table-cell office:value-type="float" office:value="-74.2" calcext:value-type="float">
            <text:p>-74,2</text:p>
          </table:table-cell>
          <table:table-cell office:value-type="float" office:value="-73.8" calcext:value-type="float">
            <text:p>-73,8</text:p>
          </table:table-cell>
          <table:table-cell table:number-columns-repeated="2" office:value-type="float" office:value="-73.3" calcext:value-type="float">
            <text:p>-73,3</text:p>
          </table:table-cell>
          <table:table-cell office:value-type="float" office:value="-73.2" calcext:value-type="float">
            <text:p>-73,2</text:p>
          </table:table-cell>
          <table:table-cell office:value-type="float" office:value="-79.4" calcext:value-type="float">
            <text:p>-79,4</text:p>
          </table:table-cell>
          <table:table-cell table:number-columns-repeated="2" office:value-type="float" office:value="-86.1" calcext:value-type="float">
            <text:p>-86,1</text:p>
          </table:table-cell>
          <table:table-cell office:value-type="float" office:value="-85.7" calcext:value-type="float">
            <text:p>-85,7</text:p>
          </table:table-cell>
          <table:table-cell office:value-type="float" office:value="-84.8" calcext:value-type="float">
            <text:p>-84,8</text:p>
          </table:table-cell>
          <table:table-cell office:value-type="float" office:value="-82.5" calcext:value-type="float">
            <text:p>-82,5</text:p>
          </table:table-cell>
          <table:table-cell office:value-type="float" office:value="-80" calcext:value-type="float">
            <text:p>-80</text:p>
          </table:table-cell>
          <table:table-cell office:value-type="float" office:value="-78.9" calcext:value-type="float">
            <text:p>-78,9</text:p>
          </table:table-cell>
          <table:table-cell office:value-type="float" office:value="-78.8" calcext:value-type="float">
            <text:p>-78,8</text:p>
          </table:table-cell>
          <table:table-cell office:value-type="float" office:value="-78.4" calcext:value-type="float">
            <text:p>-78,4</text:p>
          </table:table-cell>
          <table:table-cell office:value-type="float" office:value="-75.1" calcext:value-type="float">
            <text:p>-75,1</text:p>
          </table:table-cell>
          <table:table-cell office:value-type="float" office:value="-73" calcext:value-type="float">
            <text:p>-73</text:p>
          </table:table-cell>
          <table:table-cell table:number-columns-repeated="2" office:value-type="float" office:value="-72.3" calcext:value-type="float">
            <text:p>-72,3</text:p>
          </table:table-cell>
          <table:table-cell office:value-type="float" office:value="-72.1" calcext:value-type="float">
            <text:p>-72,1</text:p>
          </table:table-cell>
          <table:table-cell office:value-type="float" office:value="-71.8" calcext:value-type="float">
            <text:p>-71,8</text:p>
          </table:table-cell>
          <table:table-cell office:value-type="float" office:value="-71.9" calcext:value-type="float">
            <text:p>-71,9</text:p>
          </table:table-cell>
          <table:table-cell office:value-type="float" office:value="-72.1" calcext:value-type="float">
            <text:p>-72,1</text:p>
          </table:table-cell>
          <table:table-cell office:value-type="float" office:value="-72.4" calcext:value-type="float">
            <text:p>-72,4</text:p>
          </table:table-cell>
          <table:table-cell office:value-type="float" office:value="-72.6" calcext:value-type="float">
            <text:p>-72,6</text:p>
          </table:table-cell>
          <table:table-cell office:value-type="float" office:value="-73.3" calcext:value-type="float">
            <text:p>-73,3</text:p>
          </table:table-cell>
          <table:table-cell office:value-type="float" office:value="-74.1" calcext:value-type="float">
            <text:p>-74,1</text:p>
          </table:table-cell>
          <table:table-cell office:value-type="float" office:value="-73.9" calcext:value-type="float">
            <text:p>-73,9</text:p>
          </table:table-cell>
          <table:table-cell office:value-type="float" office:value="-73" calcext:value-type="float">
            <text:p>-73</text:p>
          </table:table-cell>
          <table:table-cell office:value-type="float" office:value="-73.5" calcext:value-type="float">
            <text:p>-73,5</text:p>
          </table:table-cell>
          <table:table-cell office:value-type="float" office:value="-77.9" calcext:value-type="float">
            <text:p>-77,9</text:p>
          </table:table-cell>
          <table:table-cell office:value-type="float" office:value="-81.6" calcext:value-type="float">
            <text:p>-81,6</text:p>
          </table:table-cell>
          <table:table-cell office:value-type="float" office:value="-82.6" calcext:value-type="float">
            <text:p>-82,6</text:p>
          </table:table-cell>
          <table:table-cell office:value-type="float" office:value="-83.4" calcext:value-type="float">
            <text:p>-83,4</text:p>
          </table:table-cell>
          <table:table-cell table:number-columns-repeated="973"/>
        </table:table-row>
        <table:table-row table:style-name="ro8">
          <table:table-cell/>
          <table:table-cell office:value-type="float" office:value="6" calcext:value-type="float">
            <text:p>6</text:p>
          </table:table-cell>
          <table:table-cell office:value-type="time" office:time-value="PT12H50M00S" calcext:value-type="time">
            <text:p>12:50: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2.2" calcext:value-type="float">
            <text:p>-82,2</text:p>
          </table:table-cell>
          <table:table-cell office:value-type="float" office:value="-81.8" calcext:value-type="float">
            <text:p>-81,8</text:p>
          </table:table-cell>
          <table:table-cell office:value-type="float" office:value="-81.5" calcext:value-type="float">
            <text:p>-81,5</text:p>
          </table:table-cell>
          <table:table-cell office:value-type="float" office:value="-81.3" calcext:value-type="float">
            <text:p>-81,3</text:p>
          </table:table-cell>
          <table:table-cell office:value-type="float" office:value="-81.1" calcext:value-type="float">
            <text:p>-81,1</text:p>
          </table:table-cell>
          <table:table-cell office:value-type="float" office:value="-81.8" calcext:value-type="float">
            <text:p>-81,8</text:p>
          </table:table-cell>
          <table:table-cell office:value-type="float" office:value="-83.4" calcext:value-type="float">
            <text:p>-83,4</text:p>
          </table:table-cell>
          <table:table-cell office:value-type="float" office:value="-84.3" calcext:value-type="float">
            <text:p>-84,3</text:p>
          </table:table-cell>
          <table:table-cell office:value-type="float" office:value="-84.6" calcext:value-type="float">
            <text:p>-84,6</text:p>
          </table:table-cell>
          <table:table-cell office:value-type="float" office:value="-85.7" calcext:value-type="float">
            <text:p>-85,7</text:p>
          </table:table-cell>
          <table:table-cell office:value-type="float" office:value="-86.4" calcext:value-type="float">
            <text:p>-86,4</text:p>
          </table:table-cell>
          <table:table-cell office:value-type="float" office:value="-86.1" calcext:value-type="float">
            <text:p>-86,1</text:p>
          </table:table-cell>
          <table:table-cell office:value-type="float" office:value="-84.9" calcext:value-type="float">
            <text:p>-84,9</text:p>
          </table:table-cell>
          <table:table-cell office:value-type="float" office:value="-83.7" calcext:value-type="float">
            <text:p>-83,7</text:p>
          </table:table-cell>
          <table:table-cell office:value-type="float" office:value="-82.8" calcext:value-type="float">
            <text:p>-82,8</text:p>
          </table:table-cell>
          <table:table-cell office:value-type="float" office:value="-82.6" calcext:value-type="float">
            <text:p>-82,6</text:p>
          </table:table-cell>
          <table:table-cell office:value-type="float" office:value="-83" calcext:value-type="float">
            <text:p>-83</text:p>
          </table:table-cell>
          <table:table-cell office:value-type="float" office:value="-83.4" calcext:value-type="float">
            <text:p>-83,4</text:p>
          </table:table-cell>
          <table:table-cell office:value-type="float" office:value="-86.2" calcext:value-type="float">
            <text:p>-86,2</text:p>
          </table:table-cell>
          <table:table-cell office:value-type="float" office:value="-89.5" calcext:value-type="float">
            <text:p>-89,5</text:p>
          </table:table-cell>
          <table:table-cell office:value-type="float" office:value="-90.7" calcext:value-type="float">
            <text:p>-90,7</text:p>
          </table:table-cell>
          <table:table-cell office:value-type="float" office:value="-93.6" calcext:value-type="float">
            <text:p>-93,6</text:p>
          </table:table-cell>
          <table:table-cell office:value-type="float" office:value="-95" calcext:value-type="float">
            <text:p>-95</text:p>
          </table:table-cell>
          <table:table-cell office:value-type="float" office:value="-90.5" calcext:value-type="float">
            <text:p>-90,5</text:p>
          </table:table-cell>
          <table:table-cell office:value-type="float" office:value="-87.2" calcext:value-type="float">
            <text:p>-87,2</text:p>
          </table:table-cell>
          <table:table-cell office:value-type="float" office:value="-87.1" calcext:value-type="float">
            <text:p>-87,1</text:p>
          </table:table-cell>
          <table:table-cell office:value-type="float" office:value="-87" calcext:value-type="float">
            <text:p>-87</text:p>
          </table:table-cell>
          <table:table-cell office:value-type="float" office:value="-86" calcext:value-type="float">
            <text:p>-86</text:p>
          </table:table-cell>
          <table:table-cell office:value-type="float" office:value="-83.8" calcext:value-type="float">
            <text:p>-83,8</text:p>
          </table:table-cell>
          <table:table-cell office:value-type="float" office:value="-81.5" calcext:value-type="float">
            <text:p>-81,5</text:p>
          </table:table-cell>
          <table:table-cell table:number-columns-repeated="3" office:value-type="float" office:value="-80.9" calcext:value-type="float">
            <text:p>-80,9</text:p>
          </table:table-cell>
          <table:table-cell office:value-type="float" office:value="-80.8" calcext:value-type="float">
            <text:p>-80,8</text:p>
          </table:table-cell>
          <table:table-cell office:value-type="float" office:value="-81" calcext:value-type="float">
            <text:p>-81</text:p>
          </table:table-cell>
          <table:table-cell office:value-type="float" office:value="-81.5" calcext:value-type="float">
            <text:p>-81,5</text:p>
          </table:table-cell>
          <table:table-cell office:value-type="float" office:value="-81.9" calcext:value-type="float">
            <text:p>-81,9</text:p>
          </table:table-cell>
          <table:table-cell office:value-type="float" office:value="-82.8" calcext:value-type="float">
            <text:p>-82,8</text:p>
          </table:table-cell>
          <table:table-cell office:value-type="float" office:value="-82.9" calcext:value-type="float">
            <text:p>-82,9</text:p>
          </table:table-cell>
          <table:table-cell office:value-type="float" office:value="-83.7" calcext:value-type="float">
            <text:p>-83,7</text:p>
          </table:table-cell>
          <table:table-cell office:value-type="float" office:value="-85.3" calcext:value-type="float">
            <text:p>-85,3</text:p>
          </table:table-cell>
          <table:table-cell office:value-type="float" office:value="-86.6" calcext:value-type="float">
            <text:p>-86,6</text:p>
          </table:table-cell>
          <table:table-cell office:value-type="float" office:value="-87" calcext:value-type="float">
            <text:p>-87</text:p>
          </table:table-cell>
          <table:table-cell office:value-type="float" office:value="-86.2" calcext:value-type="float">
            <text:p>-86,2</text:p>
          </table:table-cell>
          <table:table-cell office:value-type="float" office:value="-85.1" calcext:value-type="float">
            <text:p>-85,1</text:p>
          </table:table-cell>
          <table:table-cell office:value-type="float" office:value="-82.7" calcext:value-type="float">
            <text:p>-82,7</text:p>
          </table:table-cell>
          <table:table-cell office:value-type="float" office:value="-79.8" calcext:value-type="float">
            <text:p>-79,8</text:p>
          </table:table-cell>
          <table:table-cell office:value-type="float" office:value="-77.3" calcext:value-type="float">
            <text:p>-77,3</text:p>
          </table:table-cell>
          <table:table-cell office:value-type="float" office:value="-80" calcext:value-type="float">
            <text:p>-80</text:p>
          </table:table-cell>
          <table:table-cell office:value-type="float" office:value="-86.7" calcext:value-type="float">
            <text:p>-86,7</text:p>
          </table:table-cell>
          <table:table-cell office:value-type="float" office:value="-91.5" calcext:value-type="float">
            <text:p>-91,5</text:p>
          </table:table-cell>
          <table:table-cell office:value-type="float" office:value="-90.4" calcext:value-type="float">
            <text:p>-90,4</text:p>
          </table:table-cell>
          <table:table-cell office:value-type="float" office:value="-87.4" calcext:value-type="float">
            <text:p>-87,4</text:p>
          </table:table-cell>
          <table:table-cell table:number-columns-repeated="965"/>
        </table:table-row>
        <table:table-row table:style-name="ro8">
          <table:table-cell/>
          <table:table-cell office:value-type="float" office:value="8" calcext:value-type="float">
            <text:p>8</text:p>
          </table:table-cell>
          <table:table-cell office:value-type="time" office:time-value="PT12H49M00S" calcext:value-type="time">
            <text:p>12:49:00</text:p>
          </table:table-cell>
          <table:table-cell office:value-type="string" calcext:value-type="string">
            <text:p>"B1 (1)"</text:p>
          </table:table-cell>
          <table:table-cell office:value-type="string" calcext:value-type="string">
            <text:p>"CB:5D:42:C1:F7:36"</text:p>
          </table:table-cell>
          <table:table-cell office:value-type="float" office:value="-89.5" calcext:value-type="float">
            <text:p>-89,5</text:p>
          </table:table-cell>
          <table:table-cell office:value-type="float" office:value="-88.7" calcext:value-type="float">
            <text:p>-88,7</text:p>
          </table:table-cell>
          <table:table-cell office:value-type="float" office:value="-83.3" calcext:value-type="float">
            <text:p>-83,3</text:p>
          </table:table-cell>
          <table:table-cell office:value-type="float" office:value="-83.5" calcext:value-type="float">
            <text:p>-83,5</text:p>
          </table:table-cell>
          <table:table-cell office:value-type="float" office:value="-84.5" calcext:value-type="float">
            <text:p>-84,5</text:p>
          </table:table-cell>
          <table:table-cell office:value-type="float" office:value="-84.9" calcext:value-type="float">
            <text:p>-84,9</text:p>
          </table:table-cell>
          <table:table-cell office:value-type="float" office:value="-84.5" calcext:value-type="float">
            <text:p>-84,5</text:p>
          </table:table-cell>
          <table:table-cell office:value-type="float" office:value="-84.1" calcext:value-type="float">
            <text:p>-84,1</text:p>
          </table:table-cell>
          <table:table-cell office:value-type="float" office:value="-84" calcext:value-type="float">
            <text:p>-84</text:p>
          </table:table-cell>
          <table:table-cell office:value-type="float" office:value="-83.2" calcext:value-type="float">
            <text:p>-83,2</text:p>
          </table:table-cell>
          <table:table-cell office:value-type="float" office:value="-79.8" calcext:value-type="float">
            <text:p>-79,8</text:p>
          </table:table-cell>
          <table:table-cell office:value-type="float" office:value="-77.9" calcext:value-type="float">
            <text:p>-77,9</text:p>
          </table:table-cell>
          <table:table-cell office:value-type="float" office:value="-79" calcext:value-type="float">
            <text:p>-79</text:p>
          </table:table-cell>
          <table:table-cell office:value-type="float" office:value="-78.6" calcext:value-type="float">
            <text:p>-78,6</text:p>
          </table:table-cell>
          <table:table-cell office:value-type="float" office:value="-77.5" calcext:value-type="float">
            <text:p>-77,5</text:p>
          </table:table-cell>
          <table:table-cell office:value-type="float" office:value="-77.1" calcext:value-type="float">
            <text:p>-77,1</text:p>
          </table:table-cell>
          <table:table-cell table:number-columns-repeated="2" office:value-type="float" office:value="-77" calcext:value-type="float">
            <text:p>-77</text:p>
          </table:table-cell>
          <table:table-cell office:value-type="float" office:value="-77.4" calcext:value-type="float">
            <text:p>-77,4</text:p>
          </table:table-cell>
          <table:table-cell office:value-type="float" office:value="-77.8" calcext:value-type="float">
            <text:p>-77,8</text:p>
          </table:table-cell>
          <table:table-cell office:value-type="float" office:value="-81" calcext:value-type="float">
            <text:p>-81</text:p>
          </table:table-cell>
          <table:table-cell office:value-type="float" office:value="-84" calcext:value-type="float">
            <text:p>-84</text:p>
          </table:table-cell>
          <table:table-cell table:number-columns-repeated="2" office:value-type="float" office:value="-84.1" calcext:value-type="float">
            <text:p>-84,1</text:p>
          </table:table-cell>
          <table:table-cell table:number-columns-repeated="2" office:value-type="float" office:value="-83.6" calcext:value-type="float">
            <text:p>-83,6</text:p>
          </table:table-cell>
          <table:table-cell office:value-type="float" office:value="-84.3" calcext:value-type="float">
            <text:p>-84,3</text:p>
          </table:table-cell>
          <table:table-cell office:value-type="float" office:value="-84.4" calcext:value-type="float">
            <text:p>-84,4</text:p>
          </table:table-cell>
          <table:table-cell office:value-type="float" office:value="-84.2" calcext:value-type="float">
            <text:p>-84,2</text:p>
          </table:table-cell>
          <table:table-cell office:value-type="float" office:value="-84.4" calcext:value-type="float">
            <text:p>-84,4</text:p>
          </table:table-cell>
          <table:table-cell office:value-type="float" office:value="-84.3" calcext:value-type="float">
            <text:p>-84,3</text:p>
          </table:table-cell>
          <table:table-cell table:number-columns-repeated="2" office:value-type="float" office:value="-84" calcext:value-type="float">
            <text:p>-84</text:p>
          </table:table-cell>
          <table:table-cell office:value-type="float" office:value="-83.5" calcext:value-type="float">
            <text:p>-83,5</text:p>
          </table:table-cell>
          <table:table-cell office:value-type="float" office:value="-83" calcext:value-type="float">
            <text:p>-83</text:p>
          </table:table-cell>
          <table:table-cell office:value-type="float" office:value="-82.7" calcext:value-type="float">
            <text:p>-82,7</text:p>
          </table:table-cell>
          <table:table-cell office:value-type="float" office:value="-83.1" calcext:value-type="float">
            <text:p>-83,1</text:p>
          </table:table-cell>
          <table:table-cell office:value-type="float" office:value="-83.4" calcext:value-type="float">
            <text:p>-83,4</text:p>
          </table:table-cell>
          <table:table-cell office:value-type="float" office:value="-84" calcext:value-type="float">
            <text:p>-84</text:p>
          </table:table-cell>
          <table:table-cell office:value-type="float" office:value="-85" calcext:value-type="float">
            <text:p>-85</text:p>
          </table:table-cell>
          <table:table-cell office:value-type="float" office:value="-82.5" calcext:value-type="float">
            <text:p>-82,5</text:p>
          </table:table-cell>
          <table:table-cell office:value-type="float" office:value="-78.666664" calcext:value-type="float">
            <text:p>-78,666664</text:p>
          </table:table-cell>
          <table:table-cell office:value-type="float" office:value="-78.75" calcext:value-type="float">
            <text:p>-78,75</text:p>
          </table:table-cell>
          <table:table-cell table:number-columns-repeated="976"/>
        </table:table-row>
        <table:table-row table:style-name="ro8">
          <table:table-cell/>
          <table:table-cell office:value-type="float" office:value="10" calcext:value-type="float">
            <text:p>10</text:p>
          </table:table-cell>
          <table:table-cell office:value-type="time" office:time-value="PT12H47M00S" calcext:value-type="time">
            <text:p>12:47:00</text:p>
          </table:table-cell>
          <table:table-cell office:value-type="string" calcext:value-type="string">
            <text:p>"B1 (1)"</text:p>
          </table:table-cell>
          <table:table-cell office:value-type="string" calcext:value-type="string">
            <text:p>"CB:5D:42:C1:F7:36"</text:p>
          </table:table-cell>
          <table:table-cell office:value-type="float" office:value="-96.7" calcext:value-type="float">
            <text:p>-96,7</text:p>
          </table:table-cell>
          <table:table-cell office:value-type="float" office:value="-95.6" calcext:value-type="float">
            <text:p>-95,6</text:p>
          </table:table-cell>
          <table:table-cell office:value-type="float" office:value="-95.2" calcext:value-type="float">
            <text:p>-95,2</text:p>
          </table:table-cell>
          <table:table-cell office:value-type="float" office:value="-95.1" calcext:value-type="float">
            <text:p>-95,1</text:p>
          </table:table-cell>
          <table:table-cell office:value-type="float" office:value="-94.6" calcext:value-type="float">
            <text:p>-94,6</text:p>
          </table:table-cell>
          <table:table-cell office:value-type="float" office:value="-91.7" calcext:value-type="float">
            <text:p>-91,7</text:p>
          </table:table-cell>
          <table:table-cell table:number-columns-repeated="3" office:value-type="float" office:value="-87.9" calcext:value-type="float">
            <text:p>-87,9</text:p>
          </table:table-cell>
          <table:table-cell office:value-type="float" office:value="-88.1" calcext:value-type="float">
            <text:p>-88,1</text:p>
          </table:table-cell>
          <table:table-cell office:value-type="float" office:value="-88.4" calcext:value-type="float">
            <text:p>-88,4</text:p>
          </table:table-cell>
          <table:table-cell office:value-type="float" office:value="-88.2" calcext:value-type="float">
            <text:p>-88,2</text:p>
          </table:table-cell>
          <table:table-cell office:value-type="float" office:value="-88.1" calcext:value-type="float">
            <text:p>-88,1</text:p>
          </table:table-cell>
          <table:table-cell table:number-columns-repeated="2" office:value-type="float" office:value="-88.2" calcext:value-type="float">
            <text:p>-88,2</text:p>
          </table:table-cell>
          <table:table-cell office:value-type="float" office:value="-87.3" calcext:value-type="float">
            <text:p>-87,3</text:p>
          </table:table-cell>
          <table:table-cell office:value-type="float" office:value="-86" calcext:value-type="float">
            <text:p>-86</text:p>
          </table:table-cell>
          <table:table-cell office:value-type="float" office:value="-85.8" calcext:value-type="float">
            <text:p>-85,8</text:p>
          </table:table-cell>
          <table:table-cell office:value-type="float" office:value="-85.5" calcext:value-type="float">
            <text:p>-85,5</text:p>
          </table:table-cell>
          <table:table-cell office:value-type="float" office:value="-84.8" calcext:value-type="float">
            <text:p>-84,8</text:p>
          </table:table-cell>
          <table:table-cell office:value-type="float" office:value="-84.2" calcext:value-type="float">
            <text:p>-84,2</text:p>
          </table:table-cell>
          <table:table-cell office:value-type="float" office:value="-83.7" calcext:value-type="float">
            <text:p>-83,7</text:p>
          </table:table-cell>
          <table:table-cell office:value-type="float" office:value="-83.6" calcext:value-type="float">
            <text:p>-83,6</text:p>
          </table:table-cell>
          <table:table-cell office:value-type="float" office:value="-83.5" calcext:value-type="float">
            <text:p>-83,5</text:p>
          </table:table-cell>
          <table:table-cell office:value-type="float" office:value="-84.1" calcext:value-type="float">
            <text:p>-84,1</text:p>
          </table:table-cell>
          <table:table-cell office:value-type="float" office:value="-87.3" calcext:value-type="float">
            <text:p>-87,3</text:p>
          </table:table-cell>
          <table:table-cell office:value-type="float" office:value="-91.4" calcext:value-type="float">
            <text:p>-91,4</text:p>
          </table:table-cell>
          <table:table-cell office:value-type="float" office:value="-92.6" calcext:value-type="float">
            <text:p>-92,6</text:p>
          </table:table-cell>
          <table:table-cell office:value-type="float" office:value="-95.1" calcext:value-type="float">
            <text:p>-95,1</text:p>
          </table:table-cell>
          <table:table-cell office:value-type="float" office:value="-97.3" calcext:value-type="float">
            <text:p>-97,3</text:p>
          </table:table-cell>
          <table:table-cell office:value-type="float" office:value="-96.5" calcext:value-type="float">
            <text:p>-96,5</text:p>
          </table:table-cell>
          <table:table-cell office:value-type="float" office:value="-93.1" calcext:value-type="float">
            <text:p>-93,1</text:p>
          </table:table-cell>
          <table:table-cell office:value-type="float" office:value="-92.3" calcext:value-type="float">
            <text:p>-92,3</text:p>
          </table:table-cell>
          <table:table-cell office:value-type="float" office:value="-90.8" calcext:value-type="float">
            <text:p>-90,8</text:p>
          </table:table-cell>
          <table:table-cell office:value-type="float" office:value="-91.4" calcext:value-type="float">
            <text:p>-91,4</text:p>
          </table:table-cell>
          <table:table-cell office:value-type="float" office:value="-89.4" calcext:value-type="float">
            <text:p>-89,4</text:p>
          </table:table-cell>
          <table:table-cell office:value-type="float" office:value="-86.8" calcext:value-type="float">
            <text:p>-86,8</text:p>
          </table:table-cell>
          <table:table-cell office:value-type="float" office:value="-86.6" calcext:value-type="float">
            <text:p>-86,6</text:p>
          </table:table-cell>
          <table:table-cell office:value-type="float" office:value="-86.5" calcext:value-type="float">
            <text:p>-86,5</text:p>
          </table:table-cell>
          <table:table-cell office:value-type="float" office:value="-86.7" calcext:value-type="float">
            <text:p>-86,7</text:p>
          </table:table-cell>
          <table:table-cell office:value-type="float" office:value="-87" calcext:value-type="float">
            <text:p>-87</text:p>
          </table:table-cell>
          <table:table-cell office:value-type="float" office:value="-87.3" calcext:value-type="float">
            <text:p>-87,3</text:p>
          </table:table-cell>
          <table:table-cell table:number-columns-repeated="2" office:value-type="float" office:value="-87.4" calcext:value-type="float">
            <text:p>-87,4</text:p>
          </table:table-cell>
          <table:table-cell office:value-type="float" office:value="-86.7" calcext:value-type="float">
            <text:p>-86,7</text:p>
          </table:table-cell>
          <table:table-cell office:value-type="float" office:value="-83.8" calcext:value-type="float">
            <text:p>-83,8</text:p>
          </table:table-cell>
          <table:table-cell office:value-type="float" office:value="-81.5" calcext:value-type="float">
            <text:p>-81,5</text:p>
          </table:table-cell>
          <table:table-cell office:value-type="float" office:value="-81.7" calcext:value-type="float">
            <text:p>-81,7</text:p>
          </table:table-cell>
          <table:table-cell office:value-type="float" office:value="-81.9" calcext:value-type="float">
            <text:p>-81,9</text:p>
          </table:table-cell>
          <table:table-cell office:value-type="float" office:value="-81.5" calcext:value-type="float">
            <text:p>-81,5</text:p>
          </table:table-cell>
          <table:table-cell office:value-type="float" office:value="-81.2" calcext:value-type="float">
            <text:p>-81,2</text:p>
          </table:table-cell>
          <table:table-cell office:value-type="float" office:value="-80.9" calcext:value-type="float">
            <text:p>-80,9</text:p>
          </table:table-cell>
          <table:table-cell office:value-type="float" office:value="-81.4" calcext:value-type="float">
            <text:p>-81,4</text:p>
          </table:table-cell>
          <table:table-cell office:value-type="float" office:value="-82.22222" calcext:value-type="float">
            <text:p>-82,22222</text:p>
          </table:table-cell>
          <table:table-cell office:value-type="float" office:value="-82.6" calcext:value-type="float">
            <text:p>-82,6</text:p>
          </table:table-cell>
          <table:table-cell table:number-columns-repeated="964"/>
        </table:table-row>
        <table:table-row table:style-name="ro8">
          <table:table-cell/>
          <table:table-cell office:value-type="float" office:value="12.5" calcext:value-type="float">
            <text:p>12,5</text:p>
          </table:table-cell>
          <table:table-cell office:value-type="time" office:time-value="PT12H46M56S" calcext:value-type="time">
            <text:p>12:46:56</text:p>
          </table:table-cell>
          <table:table-cell office:value-type="string" calcext:value-type="string">
            <text:p>"B1 (1)"</text:p>
          </table:table-cell>
          <table:table-cell office:value-type="string" calcext:value-type="string">
            <text:p>"CB:5D:42:C1:F7:36"</text:p>
          </table:table-cell>
          <table:table-cell office:value-type="float" office:value="-94.5" calcext:value-type="float">
            <text:p>-94,5</text:p>
          </table:table-cell>
          <table:table-cell office:value-type="float" office:value="-94.4" calcext:value-type="float">
            <text:p>-94,4</text:p>
          </table:table-cell>
          <table:table-cell office:value-type="float" office:value="-94.3" calcext:value-type="float">
            <text:p>-94,3</text:p>
          </table:table-cell>
          <table:table-cell office:value-type="float" office:value="-92" calcext:value-type="float">
            <text:p>-92</text:p>
          </table:table-cell>
          <table:table-cell office:value-type="float" office:value="-90.3" calcext:value-type="float">
            <text:p>-90,3</text:p>
          </table:table-cell>
          <table:table-cell office:value-type="float" office:value="-89.1" calcext:value-type="float">
            <text:p>-89,1</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7" calcext:value-type="float">
            <text:p>-87,7</text:p>
          </table:table-cell>
          <table:table-cell table:number-columns-repeated="2" office:value-type="float" office:value="-87.4" calcext:value-type="float">
            <text:p>-87,4</text:p>
          </table:table-cell>
          <table:table-cell office:value-type="float" office:value="-87.7" calcext:value-type="float">
            <text:p>-87,7</text:p>
          </table:table-cell>
          <table:table-cell office:value-type="float" office:value="-87.5" calcext:value-type="float">
            <text:p>-87,5</text:p>
          </table:table-cell>
          <table:table-cell office:value-type="float" office:value="-87.2" calcext:value-type="float">
            <text:p>-87,2</text:p>
          </table:table-cell>
          <table:table-cell office:value-type="float" office:value="-87.1" calcext:value-type="float">
            <text:p>-87,1</text:p>
          </table:table-cell>
          <table:table-cell office:value-type="float" office:value="-88.7" calcext:value-type="float">
            <text:p>-88,7</text:p>
          </table:table-cell>
          <table:table-cell office:value-type="float" office:value="-90.5" calcext:value-type="float">
            <text:p>-90,5</text:p>
          </table:table-cell>
          <table:table-cell office:value-type="float" office:value="-91.6" calcext:value-type="float">
            <text:p>-91,6</text:p>
          </table:table-cell>
          <table:table-cell table:number-columns-repeated="2" office:value-type="float" office:value="-92.7" calcext:value-type="float">
            <text:p>-92,7</text:p>
          </table:table-cell>
          <table:table-cell office:value-type="float" office:value="-92.1" calcext:value-type="float">
            <text:p>-92,1</text:p>
          </table:table-cell>
          <table:table-cell office:value-type="float" office:value="-92.2" calcext:value-type="float">
            <text:p>-92,2</text:p>
          </table:table-cell>
          <table:table-cell office:value-type="float" office:value="-91.7" calcext:value-type="float">
            <text:p>-91,7</text:p>
          </table:table-cell>
          <table:table-cell table:number-columns-repeated="2" office:value-type="float" office:value="-91.5" calcext:value-type="float">
            <text:p>-91,5</text:p>
          </table:table-cell>
          <table:table-cell office:value-type="float" office:value="-90.5" calcext:value-type="float">
            <text:p>-90,5</text:p>
          </table:table-cell>
          <table:table-cell office:value-type="float" office:value="-90.3" calcext:value-type="float">
            <text:p>-90,3</text:p>
          </table:table-cell>
          <table:table-cell office:value-type="float" office:value="-90.5" calcext:value-type="float">
            <text:p>-90,5</text:p>
          </table:table-cell>
          <table:table-cell office:value-type="float" office:value="-90.4" calcext:value-type="float">
            <text:p>-90,4</text:p>
          </table:table-cell>
          <table:table-cell office:value-type="float" office:value="-90.3" calcext:value-type="float">
            <text:p>-90,3</text:p>
          </table:table-cell>
          <table:table-cell office:value-type="float" office:value="-90.2" calcext:value-type="float">
            <text:p>-90,2</text:p>
          </table:table-cell>
          <table:table-cell office:value-type="float" office:value="-89.5" calcext:value-type="float">
            <text:p>-89,5</text:p>
          </table:table-cell>
          <table:table-cell office:value-type="float" office:value="-89.7" calcext:value-type="float">
            <text:p>-89,7</text:p>
          </table:table-cell>
          <table:table-cell office:value-type="float" office:value="-89.9" calcext:value-type="float">
            <text:p>-89,9</text:p>
          </table:table-cell>
          <table:table-cell office:value-type="float" office:value="-90.8" calcext:value-type="float">
            <text:p>-90,8</text:p>
          </table:table-cell>
          <table:table-cell office:value-type="float" office:value="-89.6" calcext:value-type="float">
            <text:p>-89,6</text:p>
          </table:table-cell>
          <table:table-cell office:value-type="float" office:value="-88.4" calcext:value-type="float">
            <text:p>-88,4</text:p>
          </table:table-cell>
          <table:table-cell office:value-type="float" office:value="-86.8" calcext:value-type="float">
            <text:p>-86,8</text:p>
          </table:table-cell>
          <table:table-cell table:number-columns-repeated="2" office:value-type="float" office:value="-86.4" calcext:value-type="float">
            <text:p>-86,4</text:p>
          </table:table-cell>
          <table:table-cell table:number-columns-repeated="2" office:value-type="float" office:value="-86.6" calcext:value-type="float">
            <text:p>-86,6</text:p>
          </table:table-cell>
          <table:table-cell office:value-type="float" office:value="-87.4" calcext:value-type="float">
            <text:p>-87,4</text:p>
          </table:table-cell>
          <table:table-cell office:value-type="float" office:value="-88.2" calcext:value-type="float">
            <text:p>-88,2</text:p>
          </table:table-cell>
          <table:table-cell office:value-type="float" office:value="-88.6" calcext:value-type="float">
            <text:p>-88,6</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2H46M00S" calcext:value-type="time">
            <text:p>12:46:00</text:p>
          </table:table-cell>
          <table:table-cell office:value-type="string" calcext:value-type="string">
            <text:p>"B1 (1)"</text:p>
          </table:table-cell>
          <table:table-cell office:value-type="string" calcext:value-type="string">
            <text:p>"CB:5D:42:C1:F7:36"</text:p>
          </table:table-cell>
          <table:table-cell office:value-type="float" office:value="-94.9" calcext:value-type="float">
            <text:p>-94,9</text:p>
          </table:table-cell>
          <table:table-cell office:value-type="float" office:value="-94.1" calcext:value-type="float">
            <text:p>-94,1</text:p>
          </table:table-cell>
          <table:table-cell office:value-type="float" office:value="-93.9" calcext:value-type="float">
            <text:p>-93,9</text:p>
          </table:table-cell>
          <table:table-cell office:value-type="float" office:value="-93.4" calcext:value-type="float">
            <text:p>-93,4</text:p>
          </table:table-cell>
          <table:table-cell office:value-type="float" office:value="-92" calcext:value-type="float">
            <text:p>-92</text:p>
          </table:table-cell>
          <table:table-cell office:value-type="float" office:value="-88.8" calcext:value-type="float">
            <text:p>-88,8</text:p>
          </table:table-cell>
          <table:table-cell office:value-type="float" office:value="-87.1" calcext:value-type="float">
            <text:p>-87,1</text:p>
          </table:table-cell>
          <table:table-cell office:value-type="float" office:value="-86.8" calcext:value-type="float">
            <text:p>-86,8</text:p>
          </table:table-cell>
          <table:table-cell table:number-columns-repeated="2" office:value-type="float" office:value="-86.6" calcext:value-type="float">
            <text:p>-86,6</text:p>
          </table:table-cell>
          <table:table-cell office:value-type="float" office:value="-86.7" calcext:value-type="float">
            <text:p>-86,7</text:p>
          </table:table-cell>
          <table:table-cell office:value-type="float" office:value="-86.8" calcext:value-type="float">
            <text:p>-86,8</text:p>
          </table:table-cell>
          <table:table-cell office:value-type="float" office:value="-87" calcext:value-type="float">
            <text:p>-87</text:p>
          </table:table-cell>
          <table:table-cell office:value-type="float" office:value="-87.2" calcext:value-type="float">
            <text:p>-87,2</text:p>
          </table:table-cell>
          <table:table-cell office:value-type="float" office:value="-88.9" calcext:value-type="float">
            <text:p>-88,9</text:p>
          </table:table-cell>
          <table:table-cell office:value-type="float" office:value="-92.8" calcext:value-type="float">
            <text:p>-92,8</text:p>
          </table:table-cell>
          <table:table-cell office:value-type="float" office:value="-94.7" calcext:value-type="float">
            <text:p>-94,7</text:p>
          </table:table-cell>
          <table:table-cell office:value-type="float" office:value="-94.6" calcext:value-type="float">
            <text:p>-94,6</text:p>
          </table:table-cell>
          <table:table-cell office:value-type="float" office:value="-94.2" calcext:value-type="float">
            <text:p>-94,2</text:p>
          </table:table-cell>
          <table:table-cell office:value-type="float" office:value="-93.9" calcext:value-type="float">
            <text:p>-93,9</text:p>
          </table:table-cell>
          <table:table-cell office:value-type="float" office:value="-93.8" calcext:value-type="float">
            <text:p>-93,8</text:p>
          </table:table-cell>
          <table:table-cell office:value-type="float" office:value="-93.5" calcext:value-type="float">
            <text:p>-93,5</text:p>
          </table:table-cell>
          <table:table-cell office:value-type="float" office:value="-93.8" calcext:value-type="float">
            <text:p>-93,8</text:p>
          </table:table-cell>
          <table:table-cell office:value-type="float" office:value="-94.2" calcext:value-type="float">
            <text:p>-94,2</text:p>
          </table:table-cell>
          <table:table-cell office:value-type="float" office:value="-93" calcext:value-type="float">
            <text:p>-93</text:p>
          </table:table-cell>
          <table:table-cell office:value-type="float" office:value="-89.7" calcext:value-type="float">
            <text:p>-89,7</text:p>
          </table:table-cell>
          <table:table-cell office:value-type="float" office:value="-87.7" calcext:value-type="float">
            <text:p>-87,7</text:p>
          </table:table-cell>
          <table:table-cell office:value-type="float" office:value="-87.6" calcext:value-type="float">
            <text:p>-87,6</text:p>
          </table:table-cell>
          <table:table-cell office:value-type="float" office:value="-87.5" calcext:value-type="float">
            <text:p>-87,5</text:p>
          </table:table-cell>
          <table:table-cell office:value-type="float" office:value="-87.6" calcext:value-type="float">
            <text:p>-87,6</text:p>
          </table:table-cell>
          <table:table-cell table:number-columns-repeated="2" office:value-type="float" office:value="-88" calcext:value-type="float">
            <text:p>-88</text:p>
          </table:table-cell>
          <table:table-cell office:value-type="float" office:value="-88.5" calcext:value-type="float">
            <text:p>-88,5</text:p>
          </table:table-cell>
          <table:table-cell office:value-type="float" office:value="-89.1" calcext:value-type="float">
            <text:p>-89,1</text:p>
          </table:table-cell>
          <table:table-cell office:value-type="float" office:value="-91.7" calcext:value-type="float">
            <text:p>-91,7</text:p>
          </table:table-cell>
          <table:table-cell office:value-type="float" office:value="-93.2" calcext:value-type="float">
            <text:p>-93,2</text:p>
          </table:table-cell>
          <table:table-cell office:value-type="float" office:value="-92.4" calcext:value-type="float">
            <text:p>-92,4</text:p>
          </table:table-cell>
          <table:table-cell office:value-type="float" office:value="-88.8" calcext:value-type="float">
            <text:p>-88,8</text:p>
          </table:table-cell>
          <table:table-cell office:value-type="float" office:value="-88.3" calcext:value-type="float">
            <text:p>-88,3</text:p>
          </table:table-cell>
          <table:table-cell office:value-type="float" office:value="-89.4" calcext:value-type="float">
            <text:p>-89,4</text:p>
          </table:table-cell>
          <table:table-cell office:value-type="float" office:value="-91.44444" calcext:value-type="float">
            <text:p>-91,44444</text:p>
          </table:table-cell>
          <table:table-cell office:value-type="float" office:value="-93.5" calcext:value-type="float">
            <text:p>-93,5</text:p>
          </table:table-cell>
          <table:table-cell table:number-columns-repeated="977"/>
        </table:table-row>
        <table:table-row table:style-name="ro8">
          <table:table-cell/>
          <table:table-cell office:value-type="float" office:value="20" calcext:value-type="float">
            <text:p>20</text:p>
          </table:table-cell>
          <table:table-cell office:value-type="time" office:time-value="PT12H45M00S" calcext:value-type="time">
            <text:p>12:45:00</text:p>
          </table:table-cell>
          <table:table-cell office:value-type="string" calcext:value-type="string">
            <text:p>"B1 (1)"</text:p>
          </table:table-cell>
          <table:table-cell office:value-type="string" calcext:value-type="string">
            <text:p>"CB:5D:42:C1:F7:36"</text:p>
          </table:table-cell>
          <table:table-cell office:value-type="float" office:value="-91.4" calcext:value-type="float">
            <text:p>-91,4</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2.3" calcext:value-type="float">
            <text:p>-92,3</text:p>
          </table:table-cell>
          <table:table-cell office:value-type="float" office:value="-92.6" calcext:value-type="float">
            <text:p>-92,6</text:p>
          </table:table-cell>
          <table:table-cell office:value-type="float" office:value="-92.1" calcext:value-type="float">
            <text:p>-92,1</text:p>
          </table:table-cell>
          <table:table-cell office:value-type="float" office:value="-92.2" calcext:value-type="float">
            <text:p>-92,2</text:p>
          </table:table-cell>
          <table:table-cell table:number-columns-repeated="2" office:value-type="float" office:value="-92.1" calcext:value-type="float">
            <text:p>-92,1</text:p>
          </table:table-cell>
          <table:table-cell office:value-type="float" office:value="-91.9" calcext:value-type="float">
            <text:p>-91,9</text:p>
          </table:table-cell>
          <table:table-cell office:value-type="float" office:value="-91.7" calcext:value-type="float">
            <text:p>-91,7</text:p>
          </table:table-cell>
          <table:table-cell office:value-type="float" office:value="-91.9" calcext:value-type="float">
            <text:p>-91,9</text:p>
          </table:table-cell>
          <table:table-cell office:value-type="float" office:value="-92.1" calcext:value-type="float">
            <text:p>-92,1</text:p>
          </table:table-cell>
          <table:table-cell office:value-type="float" office:value="-92.3" calcext:value-type="float">
            <text:p>-92,3</text:p>
          </table:table-cell>
          <table:table-cell office:value-type="float" office:value="-92.4" calcext:value-type="float">
            <text:p>-92,4</text:p>
          </table:table-cell>
          <table:table-cell office:value-type="float" office:value="-92.5" calcext:value-type="float">
            <text:p>-92,5</text:p>
          </table:table-cell>
          <table:table-cell office:value-type="float" office:value="-92.3" calcext:value-type="float">
            <text:p>-92,3</text:p>
          </table:table-cell>
          <table:table-cell office:value-type="float" office:value="-92.6" calcext:value-type="float">
            <text:p>-92,6</text:p>
          </table:table-cell>
          <table:table-cell office:value-type="float" office:value="-92.7" calcext:value-type="float">
            <text:p>-92,7</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table:number-columns-repeated="2" office:value-type="float" office:value="-91.1" calcext:value-type="float">
            <text:p>-91,1</text:p>
          </table:table-cell>
          <table:table-cell office:value-type="float" office:value="-91" calcext:value-type="float">
            <text:p>-91</text:p>
          </table:table-cell>
          <table:table-cell office:value-type="float" office:value="-90.8" calcext:value-type="float">
            <text:p>-90,8</text:p>
          </table:table-cell>
          <table:table-cell office:value-type="float" office:value="-90.7" calcext:value-type="float">
            <text:p>-90,7</text:p>
          </table:table-cell>
          <table:table-cell office:value-type="float" office:value="-91.1" calcext:value-type="float">
            <text:p>-91,1</text:p>
          </table:table-cell>
          <table:table-cell office:value-type="float" office:value="-92.2" calcext:value-type="float">
            <text:p>-92,2</text:p>
          </table:table-cell>
          <table:table-cell office:value-type="float" office:value="-93.4" calcext:value-type="float">
            <text:p>-93,4</text:p>
          </table:table-cell>
          <table:table-cell office:value-type="float" office:value="-92.7" calcext:value-type="float">
            <text:p>-92,7</text:p>
          </table:table-cell>
          <table:table-cell table:number-columns-repeated="2" office:value-type="float" office:value="-91.9" calcext:value-type="float">
            <text:p>-91,9</text:p>
          </table:table-cell>
          <table:table-cell office:value-type="float" office:value="-92.1" calcext:value-type="float">
            <text:p>-92,1</text:p>
          </table:table-cell>
          <table:table-cell office:value-type="float" office:value="-92.4" calcext:value-type="float">
            <text:p>-92,4</text:p>
          </table:table-cell>
          <table:table-cell office:value-type="float" office:value="-92.6" calcext:value-type="float">
            <text:p>-92,6</text:p>
          </table:table-cell>
          <table:table-cell office:value-type="float" office:value="-92.9" calcext:value-type="float">
            <text:p>-92,9</text:p>
          </table:table-cell>
          <table:table-cell office:value-type="float" office:value="-92.8" calcext:value-type="float">
            <text:p>-92,8</text:p>
          </table:table-cell>
          <table:table-cell office:value-type="float" office:value="-91.5" calcext:value-type="float">
            <text:p>-91,5</text:p>
          </table:table-cell>
          <table:table-cell office:value-type="float" office:value="-90.6" calcext:value-type="float">
            <text:p>-90,6</text:p>
          </table:table-cell>
          <table:table-cell office:value-type="float" office:value="-92.5" calcext:value-type="float">
            <text:p>-92,5</text:p>
          </table:table-cell>
          <table:table-cell office:value-type="float" office:value="-94.6" calcext:value-type="float">
            <text:p>-94,6</text:p>
          </table:table-cell>
          <table:table-cell table:number-columns-repeated="975"/>
        </table:table-row>
        <table:table-row table:style-name="ro8">
          <table:table-cell/>
          <table:table-cell office:value-type="float" office:value="25" calcext:value-type="float">
            <text:p>25</text:p>
          </table:table-cell>
          <table:table-cell office:value-type="time" office:time-value="PT12H44M00S" calcext:value-type="time">
            <text:p>12:44:00</text:p>
          </table:table-cell>
          <table:table-cell office:value-type="string" calcext:value-type="string">
            <text:p>"B1 (1)"</text:p>
          </table:table-cell>
          <table:table-cell office:value-type="string" calcext:value-type="string">
            <text:p>"CB:5D:42:C1:F7:36"</text:p>
          </table:table-cell>
          <table:table-cell office:value-type="float" office:value="-96" calcext:value-type="float">
            <text:p>-96</text:p>
          </table:table-cell>
          <table:table-cell office:value-type="float" office:value="-98" calcext:value-type="float">
            <text:p>-98</text:p>
          </table:table-cell>
          <table:table-cell table:number-columns-repeated="3"/>
          <table:table-cell office:value-type="float" office:value="-98" calcext:value-type="float">
            <text:p>-98</text:p>
          </table:table-cell>
          <table:table-cell office:value-type="float" office:value="-98.333336" calcext:value-type="float">
            <text:p>-98,333336</text:p>
          </table:table-cell>
          <table:table-cell table:number-columns-repeated="6" office:value-type="float" office:value="-98.4" calcext:value-type="float">
            <text:p>-98,4</text:p>
          </table:table-cell>
          <table:table-cell office:value-type="float" office:value="-98.5" calcext:value-type="float">
            <text:p>-98,5</text:p>
          </table:table-cell>
          <table:table-cell office:value-type="float" office:value="-99.7" calcext:value-type="float">
            <text:p>-99,7</text:p>
          </table:table-cell>
          <table:table-cell office:value-type="float" office:value="-100.3" calcext:value-type="float">
            <text:p>-100,3</text:p>
          </table:table-cell>
          <table:table-cell office:value-type="float" office:value="-99.3" calcext:value-type="float">
            <text:p>-99,3</text:p>
          </table:table-cell>
          <table:table-cell office:value-type="float" office:value="-98.1" calcext:value-type="float">
            <text:p>-98,1</text:p>
          </table:table-cell>
          <table:table-cell office:value-type="float" office:value="-98.3" calcext:value-type="float">
            <text:p>-98,3</text:p>
          </table:table-cell>
          <table:table-cell office:value-type="float" office:value="-97.5" calcext:value-type="float">
            <text:p>-97,5</text:p>
          </table:table-cell>
          <table:table-cell office:value-type="float" office:value="-96.2" calcext:value-type="float">
            <text:p>-96,2</text:p>
          </table:table-cell>
          <table:table-cell office:value-type="float" office:value="-94.4" calcext:value-type="float">
            <text:p>-94,4</text:p>
          </table:table-cell>
          <table:table-cell office:value-type="float" office:value="-93" calcext:value-type="float">
            <text:p>-93</text:p>
          </table:table-cell>
          <table:table-cell table:number-columns-repeated="2" office:value-type="float" office:value="-93.1" calcext:value-type="float">
            <text:p>-93,1</text:p>
          </table:table-cell>
          <table:table-cell office:value-type="float" office:value="-92.9" calcext:value-type="float">
            <text:p>-92,9</text:p>
          </table:table-cell>
          <table:table-cell office:value-type="float" office:value="-93.2" calcext:value-type="float">
            <text:p>-93,2</text:p>
          </table:table-cell>
          <table:table-cell table:number-columns-repeated="2" office:value-type="float" office:value="-93.7" calcext:value-type="float">
            <text:p>-93,7</text:p>
          </table:table-cell>
          <table:table-cell office:value-type="float" office:value="-93.4" calcext:value-type="float">
            <text:p>-93,4</text:p>
          </table:table-cell>
          <table:table-cell office:value-type="float" office:value="-93.77778" calcext:value-type="float">
            <text:p>-93,77778</text:p>
          </table:table-cell>
          <table:table-cell office:value-type="float" office:value="-94" calcext:value-type="float">
            <text:p>-94</text:p>
          </table:table-cell>
          <table:table-cell table:number-columns-repeated="3"/>
          <table:table-cell table:number-columns-repeated="8" office:value-type="float" office:value="-97.2" calcext:value-type="float">
            <text:p>-97,2</text:p>
          </table:table-cell>
          <table:table-cell office:value-type="float" office:value="-96.4" calcext:value-type="float">
            <text:p>-96,4</text:p>
          </table:table-cell>
          <table:table-cell office:value-type="float" office:value="-94.3" calcext:value-type="float">
            <text:p>-94,3</text:p>
          </table:table-cell>
          <table:table-cell office:value-type="float" office:value="-93.1" calcext:value-type="float">
            <text:p>-93,1</text:p>
          </table:table-cell>
          <table:table-cell office:value-type="float" office:value="-92.7" calcext:value-type="float">
            <text:p>-92,7</text:p>
          </table:table-cell>
          <table:table-cell office:value-type="float" office:value="-92.1" calcext:value-type="float">
            <text:p>-92,1</text:p>
          </table:table-cell>
          <table:table-cell office:value-type="float" office:value="-91.6" calcext:value-type="float">
            <text:p>-91,6</text:p>
          </table:table-cell>
          <table:table-cell office:value-type="float" office:value="-90.9" calcext:value-type="float">
            <text:p>-90,9</text:p>
          </table:table-cell>
          <table:table-cell office:value-type="float" office:value="-90.4" calcext:value-type="float">
            <text:p>-90,4</text:p>
          </table:table-cell>
          <table:table-cell office:value-type="float" office:value="-91" calcext:value-type="float">
            <text:p>-91</text:p>
          </table:table-cell>
          <table:table-cell office:value-type="float" office:value="-92.2" calcext:value-type="float">
            <text:p>-92,2</text:p>
          </table:table-cell>
          <table:table-cell office:value-type="float" office:value="-92.5" calcext:value-type="float">
            <text:p>-92,5</text:p>
          </table:table-cell>
          <table:table-cell office:value-type="float" office:value="-92.7" calcext:value-type="float">
            <text:p>-92,7</text:p>
          </table:table-cell>
          <table:table-cell office:value-type="float" office:value="-93.77778" calcext:value-type="float">
            <text:p>-93,77778</text:p>
          </table:table-cell>
          <table:table-cell office:value-type="float" office:value="-94.75" calcext:value-type="float">
            <text:p>-94,75</text:p>
          </table:table-cell>
          <table:table-cell table:number-columns-repeated="962"/>
        </table:table-row>
        <table:table-row table:style-name="ro8">
          <table:table-cell table:style-name="Default"/>
          <table:table-cell office:value-type="float" office:value="35" calcext:value-type="float">
            <text:p>35</text:p>
          </table:table-cell>
          <table:table-cell office:value-type="time" office:time-value="PT12H43M00S" calcext:value-type="time">
            <text:p>12:43: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8" calcext:value-type="float">
            <text:p>-98,8</text:p>
          </table:table-cell>
          <table:table-cell office:value-type="float" office:value="-98.2" calcext:value-type="float">
            <text:p>-98,2</text:p>
          </table:table-cell>
          <table:table-cell office:value-type="float" office:value="-98.5" calcext:value-type="float">
            <text:p>-98,5</text:p>
          </table:table-cell>
          <table:table-cell office:value-type="float" office:value="-98.8" calcext:value-type="float">
            <text:p>-98,8</text:p>
          </table:table-cell>
          <table:table-cell office:value-type="float" office:value="-99" calcext:value-type="float">
            <text:p>-99</text:p>
          </table:table-cell>
          <table:table-cell office:value-type="float" office:value="-100" calcext:value-type="float">
            <text:p>-100</text:p>
          </table:table-cell>
          <table:table-cell office:value-type="float" office:value="-101.4" calcext:value-type="float">
            <text:p>-101,4</text:p>
          </table:table-cell>
          <table:table-cell office:value-type="float" office:value="-102.28571" calcext:value-type="float">
            <text:p>-102,28571</text:p>
          </table:table-cell>
          <table:table-cell office:value-type="float" office:value="-102.5" calcext:value-type="float">
            <text:p>-102,5</text:p>
          </table:table-cell>
          <table:table-cell office:value-type="float" office:value="-102.4" calcext:value-type="float">
            <text:p>-102,4</text:p>
          </table:table-cell>
          <table:table-cell office:value-type="float" office:value="-102.333336" calcext:value-type="float">
            <text:p>-102,333336</text:p>
          </table:table-cell>
          <table:table-cell office:value-type="float" office:value="-102.71429" calcext:value-type="float">
            <text:p>-102,71429</text:p>
          </table:table-cell>
          <table:table-cell office:value-type="float" office:value="-103.75" calcext:value-type="float">
            <text:p>-103,75</text:p>
          </table:table-cell>
          <table:table-cell office:value-type="float" office:value="-101.75" calcext:value-type="float">
            <text:p>-101,75</text:p>
          </table:table-cell>
          <table:table-cell office:value-type="float" office:value="-101.833336" calcext:value-type="float">
            <text:p>-101,833336</text:p>
          </table:table-cell>
          <table:table-cell office:value-type="float" office:value="-101.55556" calcext:value-type="float">
            <text:p>-101,55556</text:p>
          </table:table-cell>
          <table:table-cell table:number-columns-repeated="2" office:value-type="float" office:value="-101.5" calcext:value-type="float">
            <text:p>-101,5</text:p>
          </table:table-cell>
          <table:table-cell office:value-type="float" office:value="-101.6" calcext:value-type="float">
            <text:p>-101,6</text:p>
          </table:table-cell>
          <table:table-cell table:number-columns-repeated="2" office:value-type="float" office:value="-101.3" calcext:value-type="float">
            <text:p>-101,3</text:p>
          </table:table-cell>
          <table:table-cell table:number-columns-repeated="2" office:value-type="float" office:value="-101.5" calcext:value-type="float">
            <text:p>-101,5</text:p>
          </table:table-cell>
          <table:table-cell office:value-type="float" office:value="-101.2" calcext:value-type="float">
            <text:p>-101,2</text:p>
          </table:table-cell>
          <table:table-cell office:value-type="float" office:value="-100.6" calcext:value-type="float">
            <text:p>-100,6</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 calcext:value-type="float">
            <text:p>-100</text:p>
          </table:table-cell>
          <table:table-cell table:number-columns-repeated="2" office:value-type="float" office:value="-99.4" calcext:value-type="float">
            <text:p>-99,4</text:p>
          </table:table-cell>
          <table:table-cell office:value-type="float" office:value="-98.6" calcext:value-type="float">
            <text:p>-98,6</text:p>
          </table:table-cell>
          <table:table-cell office:value-type="float" office:value="-97.4" calcext:value-type="float">
            <text:p>-97,4</text:p>
          </table:table-cell>
          <table:table-cell office:value-type="float" office:value="-97.6" calcext:value-type="float">
            <text:p>-97,6</text:p>
          </table:table-cell>
          <table:table-cell office:value-type="float" office:value="-97.3" calcext:value-type="float">
            <text:p>-97,3</text:p>
          </table:table-cell>
          <table:table-cell office:value-type="float" office:value="-97.6" calcext:value-type="float">
            <text:p>-97,6</text:p>
          </table:table-cell>
          <table:table-cell office:value-type="float" office:value="-97.5" calcext:value-type="float">
            <text:p>-97,5</text:p>
          </table:table-cell>
          <table:table-cell office:value-type="float" office:value="-97.77778" calcext:value-type="float">
            <text:p>-97,77778</text:p>
          </table:table-cell>
          <table:table-cell office:value-type="float" office:value="-98" calcext:value-type="float">
            <text:p>-98</text:p>
          </table:table-cell>
          <table:table-cell table:number-columns-repeated="979"/>
        </table:table-row>
        <table:table-row table:style-name="ro8">
          <table:table-cell office:value-type="float" office:value="6.2" calcext:value-type="float">
            <text:p>6,2</text:p>
          </table:table-cell>
          <table:table-cell office:value-type="float" office:value="0" calcext:value-type="float">
            <text:p>0</text:p>
          </table:table-cell>
          <table:table-cell office:value-type="time" office:time-value="PT14H35M00S" calcext:value-type="time">
            <text:p>14:35:00</text:p>
          </table:table-cell>
          <table:table-cell office:value-type="string" calcext:value-type="string">
            <text:p>"B1 (1)"</text:p>
          </table:table-cell>
          <table:table-cell office:value-type="string" calcext:value-type="string">
            <text:p>"CB:5D:42:C1:F7:36"</text:p>
          </table:table-cell>
          <table:table-cell office:value-type="float" office:value="-84.6" calcext:value-type="float">
            <text:p>-84,6</text:p>
          </table:table-cell>
          <table:table-cell office:value-type="float" office:value="-80.5" calcext:value-type="float">
            <text:p>-80,5</text:p>
          </table:table-cell>
          <table:table-cell office:value-type="float" office:value="-79.3" calcext:value-type="float">
            <text:p>-79,3</text:p>
          </table:table-cell>
          <table:table-cell office:value-type="float" office:value="-80.5" calcext:value-type="float">
            <text:p>-80,5</text:p>
          </table:table-cell>
          <table:table-cell office:value-type="float" office:value="-81.4" calcext:value-type="float">
            <text:p>-81,4</text:p>
          </table:table-cell>
          <table:table-cell office:value-type="float" office:value="-80.7" calcext:value-type="float">
            <text:p>-80,7</text:p>
          </table:table-cell>
          <table:table-cell office:value-type="float" office:value="-81" calcext:value-type="float">
            <text:p>-81</text:p>
          </table:table-cell>
          <table:table-cell office:value-type="float" office:value="-80.8" calcext:value-type="float">
            <text:p>-80,8</text:p>
          </table:table-cell>
          <table:table-cell office:value-type="float" office:value="-80.7" calcext:value-type="float">
            <text:p>-80,7</text:p>
          </table:table-cell>
          <table:table-cell office:value-type="float" office:value="-79.5" calcext:value-type="float">
            <text:p>-79,5</text:p>
          </table:table-cell>
          <table:table-cell office:value-type="float" office:value="-80.1" calcext:value-type="float">
            <text:p>-80,1</text:p>
          </table:table-cell>
          <table:table-cell office:value-type="float" office:value="-79.7" calcext:value-type="float">
            <text:p>-79,7</text:p>
          </table:table-cell>
          <table:table-cell office:value-type="float" office:value="-78.3" calcext:value-type="float">
            <text:p>-78,3</text:p>
          </table:table-cell>
          <table:table-cell office:value-type="float" office:value="-77.7" calcext:value-type="float">
            <text:p>-77,7</text:p>
          </table:table-cell>
          <table:table-cell office:value-type="float" office:value="-77.5" calcext:value-type="float">
            <text:p>-77,5</text:p>
          </table:table-cell>
          <table:table-cell office:value-type="float" office:value="-78.1" calcext:value-type="float">
            <text:p>-78,1</text:p>
          </table:table-cell>
          <table:table-cell office:value-type="float" office:value="-79.3" calcext:value-type="float">
            <text:p>-79,3</text:p>
          </table:table-cell>
          <table:table-cell office:value-type="float" office:value="-77.8" calcext:value-type="float">
            <text:p>-77,8</text:p>
          </table:table-cell>
          <table:table-cell office:value-type="float" office:value="-78.1" calcext:value-type="float">
            <text:p>-78,1</text:p>
          </table:table-cell>
          <table:table-cell table:number-columns-repeated="2" office:value-type="float" office:value="-77.9" calcext:value-type="float">
            <text:p>-77,9</text:p>
          </table:table-cell>
          <table:table-cell office:value-type="float" office:value="-77.8" calcext:value-type="float">
            <text:p>-77,8</text:p>
          </table:table-cell>
          <table:table-cell office:value-type="float" office:value="-77.7" calcext:value-type="float">
            <text:p>-77,7</text:p>
          </table:table-cell>
          <table:table-cell office:value-type="float" office:value="-77.5" calcext:value-type="float">
            <text:p>-77,5</text:p>
          </table:table-cell>
          <table:table-cell office:value-type="float" office:value="-76.7" calcext:value-type="float">
            <text:p>-76,7</text:p>
          </table:table-cell>
          <table:table-cell office:value-type="float" office:value="-76.4" calcext:value-type="float">
            <text:p>-76,4</text:p>
          </table:table-cell>
          <table:table-cell office:value-type="float" office:value="-75.4" calcext:value-type="float">
            <text:p>-75,4</text:p>
          </table:table-cell>
          <table:table-cell office:value-type="float" office:value="-78.5" calcext:value-type="float">
            <text:p>-78,5</text:p>
          </table:table-cell>
          <table:table-cell office:value-type="float" office:value="-80.3" calcext:value-type="float">
            <text:p>-80,3</text:p>
          </table:table-cell>
          <table:table-cell office:value-type="float" office:value="-79.5" calcext:value-type="float">
            <text:p>-79,5</text:p>
          </table:table-cell>
          <table:table-cell office:value-type="float" office:value="-79.6" calcext:value-type="float">
            <text:p>-79,6</text:p>
          </table:table-cell>
          <table:table-cell office:value-type="float" office:value="-80.1" calcext:value-type="float">
            <text:p>-80,1</text:p>
          </table:table-cell>
          <table:table-cell office:value-type="float" office:value="-80" calcext:value-type="float">
            <text:p>-80</text:p>
          </table:table-cell>
          <table:table-cell office:value-type="float" office:value="-78.8" calcext:value-type="float">
            <text:p>-78,8</text:p>
          </table:table-cell>
          <table:table-cell office:value-type="float" office:value="-76.8" calcext:value-type="float">
            <text:p>-76,8</text:p>
          </table:table-cell>
          <table:table-cell office:value-type="float" office:value="-75.5" calcext:value-type="float">
            <text:p>-75,5</text:p>
          </table:table-cell>
          <table:table-cell office:value-type="float" office:value="-75.6" calcext:value-type="float">
            <text:p>-75,6</text:p>
          </table:table-cell>
          <table:table-cell table:number-columns-repeated="2" office:value-type="float" office:value="-75.5" calcext:value-type="float">
            <text:p>-75,5</text:p>
          </table:table-cell>
          <table:table-cell office:value-type="float" office:value="-75.7" calcext:value-type="float">
            <text:p>-75,7</text:p>
          </table:table-cell>
          <table:table-cell table:number-columns-repeated="3" office:value-type="float" office:value="-75.8" calcext:value-type="float">
            <text:p>-75,8</text:p>
          </table:table-cell>
          <table:table-cell office:value-type="float" office:value="-76" calcext:value-type="float">
            <text:p>-76</text:p>
          </table:table-cell>
          <table:table-cell office:value-type="float" office:value="-76.4" calcext:value-type="float">
            <text:p>-76,4</text:p>
          </table:table-cell>
          <table:table-cell office:value-type="float" office:value="-74.7" calcext:value-type="float">
            <text:p>-74,7</text:p>
          </table:table-cell>
          <table:table-cell office:value-type="float" office:value="-72.6" calcext:value-type="float">
            <text:p>-72,6</text:p>
          </table:table-cell>
          <table:table-cell table:number-columns-repeated="2" office:value-type="float" office:value="-72.3" calcext:value-type="float">
            <text:p>-72,3</text:p>
          </table:table-cell>
          <table:table-cell office:value-type="float" office:value="-72.4" calcext:value-type="float">
            <text:p>-72,4</text:p>
          </table:table-cell>
          <table:table-cell office:value-type="float" office:value="-72.9" calcext:value-type="float">
            <text:p>-72,9</text:p>
          </table:table-cell>
          <table:table-cell office:value-type="float" office:value="-73.2" calcext:value-type="float">
            <text:p>-73,2</text:p>
          </table:table-cell>
          <table:table-cell office:value-type="float" office:value="-78.3" calcext:value-type="float">
            <text:p>-78,3</text:p>
          </table:table-cell>
          <table:table-cell office:value-type="float" office:value="-82.5" calcext:value-type="float">
            <text:p>-82,5</text:p>
          </table:table-cell>
          <table:table-cell office:value-type="float" office:value="-83.8" calcext:value-type="float">
            <text:p>-83,8</text:p>
          </table:table-cell>
          <table:table-cell office:value-type="float" office:value="-84.4" calcext:value-type="float">
            <text:p>-84,4</text:p>
          </table:table-cell>
          <table:table-cell office:value-type="float" office:value="-78" calcext:value-type="float">
            <text:p>-78</text:p>
          </table:table-cell>
          <table:table-cell office:value-type="float" office:value="-79.2" calcext:value-type="float">
            <text:p>-79,2</text:p>
          </table:table-cell>
          <table:table-cell office:value-type="float" office:value="-80.9" calcext:value-type="float">
            <text:p>-80,9</text:p>
          </table:table-cell>
          <table:table-cell office:value-type="float" office:value="-80.4" calcext:value-type="float">
            <text:p>-80,4</text:p>
          </table:table-cell>
          <table:table-cell office:value-type="float" office:value="-79.8" calcext:value-type="float">
            <text:p>-79,8</text:p>
          </table:table-cell>
          <table:table-cell office:value-type="float" office:value="-79.5" calcext:value-type="float">
            <text:p>-79,5</text:p>
          </table:table-cell>
          <table:table-cell office:value-type="float" office:value="-80.4" calcext:value-type="float">
            <text:p>-80,4</text:p>
          </table:table-cell>
          <table:table-cell office:value-type="float" office:value="-80.6" calcext:value-type="float">
            <text:p>-80,6</text:p>
          </table:table-cell>
          <table:table-cell office:value-type="float" office:value="-81.3" calcext:value-type="float">
            <text:p>-81,3</text:p>
          </table:table-cell>
          <table:table-cell office:value-type="float" office:value="-80.7" calcext:value-type="float">
            <text:p>-80,7</text:p>
          </table:table-cell>
          <table:table-cell office:value-type="float" office:value="-79.3" calcext:value-type="float">
            <text:p>-79,3</text:p>
          </table:table-cell>
          <table:table-cell office:value-type="float" office:value="-79.7" calcext:value-type="float">
            <text:p>-79,7</text:p>
          </table:table-cell>
          <table:table-cell office:value-type="float" office:value="-79.2" calcext:value-type="float">
            <text:p>-79,2</text:p>
          </table:table-cell>
          <table:table-cell office:value-type="float" office:value="-78" calcext:value-type="float">
            <text:p>-78</text:p>
          </table:table-cell>
          <table:table-cell office:value-type="float" office:value="-77.6" calcext:value-type="float">
            <text:p>-77,6</text:p>
          </table:table-cell>
          <table:table-cell office:value-type="float" office:value="-79.2" calcext:value-type="float">
            <text:p>-79,2</text:p>
          </table:table-cell>
          <table:table-cell office:value-type="float" office:value="-79.8" calcext:value-type="float">
            <text:p>-79,8</text:p>
          </table:table-cell>
          <table:table-cell office:value-type="float" office:value="-78.5" calcext:value-type="float">
            <text:p>-78,5</text:p>
          </table:table-cell>
          <table:table-cell office:value-type="float" office:value="-78.3" calcext:value-type="float">
            <text:p>-78,3</text:p>
          </table:table-cell>
          <table:table-cell office:value-type="float" office:value="-79.1" calcext:value-type="float">
            <text:p>-79,1</text:p>
          </table:table-cell>
          <table:table-cell office:value-type="float" office:value="-78.9" calcext:value-type="float">
            <text:p>-78,9</text:p>
          </table:table-cell>
          <table:table-cell table:number-columns-repeated="2" office:value-type="float" office:value="-79.1" calcext:value-type="float">
            <text:p>-79,1</text:p>
          </table:table-cell>
          <table:table-cell office:value-type="float" office:value="-79.4" calcext:value-type="float">
            <text:p>-79,4</text:p>
          </table:table-cell>
          <table:table-cell office:value-type="float" office:value="-79.1" calcext:value-type="float">
            <text:p>-79,1</text:p>
          </table:table-cell>
          <table:table-cell office:value-type="float" office:value="-78.9" calcext:value-type="float">
            <text:p>-78,9</text:p>
          </table:table-cell>
          <table:table-cell office:value-type="float" office:value="-79" calcext:value-type="float">
            <text:p>-79</text:p>
          </table:table-cell>
          <table:table-cell office:value-type="float" office:value="-77.6" calcext:value-type="float">
            <text:p>-77,6</text:p>
          </table:table-cell>
          <table:table-cell office:value-type="float" office:value="-77.9" calcext:value-type="float">
            <text:p>-77,9</text:p>
          </table:table-cell>
          <table:table-cell office:value-type="float" office:value="-78.1" calcext:value-type="float">
            <text:p>-78,1</text:p>
          </table:table-cell>
          <table:table-cell office:value-type="float" office:value="-78.3" calcext:value-type="float">
            <text:p>-78,3</text:p>
          </table:table-cell>
          <table:table-cell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6" calcext:value-type="float">
            <text:p>-78,6</text:p>
          </table:table-cell>
          <table:table-cell office:value-type="float" office:value="-78.7" calcext:value-type="float">
            <text:p>-78,7</text:p>
          </table:table-cell>
          <table:table-cell office:value-type="float" office:value="-78.9" calcext:value-type="float">
            <text:p>-78,9</text:p>
          </table:table-cell>
          <table:table-cell office:value-type="float" office:value="-79.2" calcext:value-type="float">
            <text:p>-79,2</text:p>
          </table:table-cell>
          <table:table-cell table:number-columns-repeated="2" office:value-type="float" office:value="-79.3" calcext:value-type="float">
            <text:p>-79,3</text:p>
          </table:table-cell>
          <table:table-cell office:value-type="float" office:value="-78.6" calcext:value-type="float">
            <text:p>-78,6</text:p>
          </table:table-cell>
          <table:table-cell office:value-type="float" office:value="-78.9" calcext:value-type="float">
            <text:p>-78,9</text:p>
          </table:table-cell>
          <table:table-cell office:value-type="float" office:value="-78.2" calcext:value-type="float">
            <text:p>-78,2</text:p>
          </table:table-cell>
          <table:table-cell office:value-type="float" office:value="-77.8" calcext:value-type="float">
            <text:p>-77,8</text:p>
          </table:table-cell>
          <table:table-cell office:value-type="float" office:value="-78.7" calcext:value-type="float">
            <text:p>-78,7</text:p>
          </table:table-cell>
          <table:table-cell table:number-columns-repeated="2" office:value-type="float" office:value="-79.1" calcext:value-type="float">
            <text:p>-79,1</text:p>
          </table:table-cell>
          <table:table-cell office:value-type="float" office:value="-78.9" calcext:value-type="float">
            <text:p>-78,9</text:p>
          </table:table-cell>
          <table:table-cell office:value-type="float" office:value="-78.8" calcext:value-type="float">
            <text:p>-78,8</text:p>
          </table:table-cell>
          <table:table-cell office:value-type="float" office:value="-79.1" calcext:value-type="float">
            <text:p>-79,1</text:p>
          </table:table-cell>
          <table:table-cell office:value-type="float" office:value="-79" calcext:value-type="float">
            <text:p>-79</text:p>
          </table:table-cell>
          <table:table-cell office:value-type="float" office:value="-79.5" calcext:value-type="float">
            <text:p>-79,5</text:p>
          </table:table-cell>
          <table:table-cell office:value-type="float" office:value="-79.1" calcext:value-type="float">
            <text:p>-79,1</text:p>
          </table:table-cell>
          <table:table-cell office:value-type="float" office:value="-78.8" calcext:value-type="float">
            <text:p>-78,8</text:p>
          </table:table-cell>
          <table:table-cell office:value-type="float" office:value="-79.6" calcext:value-type="float">
            <text:p>-79,6</text:p>
          </table:table-cell>
          <table:table-cell office:value-type="float" office:value="-80.3" calcext:value-type="float">
            <text:p>-80,3</text:p>
          </table:table-cell>
          <table:table-cell office:value-type="float" office:value="-79.9" calcext:value-type="float">
            <text:p>-79,9</text:p>
          </table:table-cell>
          <table:table-cell office:value-type="float" office:value="-81.3" calcext:value-type="float">
            <text:p>-81,3</text:p>
          </table:table-cell>
          <table:table-cell office:value-type="float" office:value="-81.5" calcext:value-type="float">
            <text:p>-81,5</text:p>
          </table:table-cell>
          <table:table-cell office:value-type="float" office:value="-82.3" calcext:value-type="float">
            <text:p>-82,3</text:p>
          </table:table-cell>
          <table:table-cell office:value-type="float" office:value="-83.2" calcext:value-type="float">
            <text:p>-83,2</text:p>
          </table:table-cell>
          <table:table-cell office:value-type="float" office:value="-84.6" calcext:value-type="float">
            <text:p>-84,6</text:p>
          </table:table-cell>
          <table:table-cell office:value-type="float" office:value="-85.3" calcext:value-type="float">
            <text:p>-85,3</text:p>
          </table:table-cell>
          <table:table-cell office:value-type="float" office:value="-83.8" calcext:value-type="float">
            <text:p>-83,8</text:p>
          </table:table-cell>
          <table:table-cell office:value-type="float" office:value="-84.4" calcext:value-type="float">
            <text:p>-84,4</text:p>
          </table:table-cell>
          <table:table-cell office:value-type="float" office:value="-83.1" calcext:value-type="float">
            <text:p>-83,1</text:p>
          </table:table-cell>
          <table:table-cell office:value-type="float" office:value="-78.5" calcext:value-type="float">
            <text:p>-78,5</text:p>
          </table:table-cell>
          <table:table-cell table:number-columns-repeated="2" office:value-type="float" office:value="-77.3" calcext:value-type="float">
            <text:p>-77,3</text:p>
          </table:table-cell>
          <table:table-cell office:value-type="float" office:value="-81.2" calcext:value-type="float">
            <text:p>-81,2</text:p>
          </table:table-cell>
          <table:table-cell office:value-type="float" office:value="-81.6" calcext:value-type="float">
            <text:p>-81,6</text:p>
          </table:table-cell>
          <table:table-cell office:value-type="float" office:value="-83.5" calcext:value-type="float">
            <text:p>-83,5</text:p>
          </table:table-cell>
          <table:table-cell office:value-type="float" office:value="-84" calcext:value-type="float">
            <text:p>-84</text:p>
          </table:table-cell>
          <table:table-cell office:value-type="float" office:value="-84.4" calcext:value-type="float">
            <text:p>-84,4</text:p>
          </table:table-cell>
          <table:table-cell office:value-type="float" office:value="-85.3" calcext:value-type="float">
            <text:p>-85,3</text:p>
          </table:table-cell>
          <table:table-cell office:value-type="float" office:value="-82.4" calcext:value-type="float">
            <text:p>-82,4</text:p>
          </table:table-cell>
          <table:table-cell office:value-type="float" office:value="-82.8" calcext:value-type="float">
            <text:p>-82,8</text:p>
          </table:table-cell>
          <table:table-cell office:value-type="float" office:value="-81.8" calcext:value-type="float">
            <text:p>-81,8</text:p>
          </table:table-cell>
          <table:table-cell office:value-type="float" office:value="-80.1" calcext:value-type="float">
            <text:p>-80,1</text:p>
          </table:table-cell>
          <table:table-cell office:value-type="float" office:value="-80.3" calcext:value-type="float">
            <text:p>-80,3</text:p>
          </table:table-cell>
          <table:table-cell office:value-type="float" office:value="-81.3" calcext:value-type="float">
            <text:p>-81,3</text:p>
          </table:table-cell>
          <table:table-cell office:value-type="float" office:value="-82.3" calcext:value-type="float">
            <text:p>-82,3</text:p>
          </table:table-cell>
          <table:table-cell office:value-type="float" office:value="-83.4" calcext:value-type="float">
            <text:p>-83,4</text:p>
          </table:table-cell>
          <table:table-cell office:value-type="float" office:value="-82.5" calcext:value-type="float">
            <text:p>-82,5</text:p>
          </table:table-cell>
          <table:table-cell office:value-type="float" office:value="-85.5" calcext:value-type="float">
            <text:p>-85,5</text:p>
          </table:table-cell>
          <table:table-cell office:value-type="float" office:value="-85.4" calcext:value-type="float">
            <text:p>-85,4</text:p>
          </table:table-cell>
          <table:table-cell office:value-type="float" office:value="-82.5" calcext:value-type="float">
            <text:p>-82,5</text:p>
          </table:table-cell>
          <table:table-cell office:value-type="float" office:value="-82.1" calcext:value-type="float">
            <text:p>-82,1</text:p>
          </table:table-cell>
          <table:table-cell office:value-type="float" office:value="-81.1" calcext:value-type="float">
            <text:p>-81,1</text:p>
          </table:table-cell>
          <table:table-cell office:value-type="float" office:value="-82" calcext:value-type="float">
            <text:p>-82</text:p>
          </table:table-cell>
          <table:table-cell office:value-type="float" office:value="-82.6" calcext:value-type="float">
            <text:p>-82,6</text:p>
          </table:table-cell>
          <table:table-cell office:value-type="float" office:value="-85.4" calcext:value-type="float">
            <text:p>-85,4</text:p>
          </table:table-cell>
          <table:table-cell table:number-columns-repeated="2" office:value-type="float" office:value="-86.6" calcext:value-type="float">
            <text:p>-86,6</text:p>
          </table:table-cell>
          <table:table-cell office:value-type="float" office:value="-86.2" calcext:value-type="float">
            <text:p>-86,2</text:p>
          </table:table-cell>
          <table:table-cell office:value-type="float" office:value="-85.7" calcext:value-type="float">
            <text:p>-85,7</text:p>
          </table:table-cell>
          <table:table-cell office:value-type="float" office:value="-86.1" calcext:value-type="float">
            <text:p>-86,1</text:p>
          </table:table-cell>
          <table:table-cell office:value-type="float" office:value="-86.9" calcext:value-type="float">
            <text:p>-86,9</text:p>
          </table:table-cell>
          <table:table-cell office:value-type="float" office:value="-89" calcext:value-type="float">
            <text:p>-89</text:p>
          </table:table-cell>
          <table:table-cell office:value-type="float" office:value="-92.5" calcext:value-type="float">
            <text:p>-92,5</text:p>
          </table:table-cell>
          <table:table-cell office:value-type="float" office:value="-91.5" calcext:value-type="float">
            <text:p>-91,5</text:p>
          </table:table-cell>
          <table:table-cell office:value-type="float" office:value="-87.6" calcext:value-type="float">
            <text:p>-87,6</text:p>
          </table:table-cell>
          <table:table-cell office:value-type="float" office:value="-83.5" calcext:value-type="float">
            <text:p>-83,5</text:p>
          </table:table-cell>
          <table:table-cell office:value-type="float" office:value="-81.1" calcext:value-type="float">
            <text:p>-81,1</text:p>
          </table:table-cell>
          <table:table-cell office:value-type="float" office:value="-80.5" calcext:value-type="float">
            <text:p>-80,5</text:p>
          </table:table-cell>
          <table:table-cell office:value-type="float" office:value="-78.3" calcext:value-type="float">
            <text:p>-78,3</text:p>
          </table:table-cell>
          <table:table-cell office:value-type="float" office:value="-76.1" calcext:value-type="float">
            <text:p>-76,1</text:p>
          </table:table-cell>
          <table:table-cell office:value-type="float" office:value="-76.2" calcext:value-type="float">
            <text:p>-76,2</text:p>
          </table:table-cell>
          <table:table-cell office:value-type="float" office:value="-77" calcext:value-type="float">
            <text:p>-77</text:p>
          </table:table-cell>
          <table:table-cell office:value-type="float" office:value="-76.25" calcext:value-type="float">
            <text:p>-76,25</text:p>
          </table:table-cell>
          <table:table-cell table:number-columns-repeated="853"/>
        </table:table-row>
        <table:table-row table:style-name="ro8">
          <table:table-cell/>
          <table:table-cell office:value-type="float" office:value="1" calcext:value-type="float">
            <text:p>1</text:p>
          </table:table-cell>
          <table:table-cell office:value-type="time" office:time-value="PT14H33M00S" calcext:value-type="time">
            <text:p>14:33:00</text:p>
          </table:table-cell>
          <table:table-cell office:value-type="string" calcext:value-type="string">
            <text:p>"B1 (1)"</text:p>
          </table:table-cell>
          <table:table-cell office:value-type="string" calcext:value-type="string">
            <text:p>"CB:5D:42:C1:F7:36"</text:p>
          </table:table-cell>
          <table:table-cell office:value-type="float" office:value="-81.3" calcext:value-type="float">
            <text:p>-81,3</text:p>
          </table:table-cell>
          <table:table-cell office:value-type="float" office:value="-82" calcext:value-type="float">
            <text:p>-82</text:p>
          </table:table-cell>
          <table:table-cell office:value-type="float" office:value="-82.4" calcext:value-type="float">
            <text:p>-82,4</text:p>
          </table:table-cell>
          <table:table-cell table:number-columns-repeated="2" office:value-type="float" office:value="-82.9" calcext:value-type="float">
            <text:p>-82,9</text:p>
          </table:table-cell>
          <table:table-cell office:value-type="float" office:value="-82.4" calcext:value-type="float">
            <text:p>-82,4</text:p>
          </table:table-cell>
          <table:table-cell office:value-type="float" office:value="-83.1" calcext:value-type="float">
            <text:p>-83,1</text:p>
          </table:table-cell>
          <table:table-cell office:value-type="float" office:value="-84" calcext:value-type="float">
            <text:p>-84</text:p>
          </table:table-cell>
          <table:table-cell office:value-type="float" office:value="-85.7" calcext:value-type="float">
            <text:p>-85,7</text:p>
          </table:table-cell>
          <table:table-cell office:value-type="float" office:value="-86.4" calcext:value-type="float">
            <text:p>-86,4</text:p>
          </table:table-cell>
          <table:table-cell office:value-type="float" office:value="-87" calcext:value-type="float">
            <text:p>-87</text:p>
          </table:table-cell>
          <table:table-cell office:value-type="float" office:value="-86" calcext:value-type="float">
            <text:p>-86</text:p>
          </table:table-cell>
          <table:table-cell office:value-type="float" office:value="-86.4" calcext:value-type="float">
            <text:p>-86,4</text:p>
          </table:table-cell>
          <table:table-cell office:value-type="float" office:value="-86.5" calcext:value-type="float">
            <text:p>-86,5</text:p>
          </table:table-cell>
          <table:table-cell office:value-type="float" office:value="-86.2" calcext:value-type="float">
            <text:p>-86,2</text:p>
          </table:table-cell>
          <table:table-cell office:value-type="float" office:value="-84.7" calcext:value-type="float">
            <text:p>-84,7</text:p>
          </table:table-cell>
          <table:table-cell office:value-type="float" office:value="-83.8" calcext:value-type="float">
            <text:p>-83,8</text:p>
          </table:table-cell>
          <table:table-cell office:value-type="float" office:value="-82.7" calcext:value-type="float">
            <text:p>-82,7</text:p>
          </table:table-cell>
          <table:table-cell office:value-type="float" office:value="-81.8" calcext:value-type="float">
            <text:p>-81,8</text:p>
          </table:table-cell>
          <table:table-cell office:value-type="float" office:value="-81.9" calcext:value-type="float">
            <text:p>-81,9</text:p>
          </table:table-cell>
          <table:table-cell office:value-type="float" office:value="-82.2" calcext:value-type="float">
            <text:p>-82,2</text:p>
          </table:table-cell>
          <table:table-cell table:number-columns-repeated="2" office:value-type="float" office:value="-83.3" calcext:value-type="float">
            <text:p>-83,3</text:p>
          </table:table-cell>
          <table:table-cell office:value-type="float" office:value="-83.4" calcext:value-type="float">
            <text:p>-83,4</text:p>
          </table:table-cell>
          <table:table-cell table:number-columns-repeated="2" office:value-type="float" office:value="-84.1" calcext:value-type="float">
            <text:p>-84,1</text:p>
          </table:table-cell>
          <table:table-cell office:value-type="float" office:value="-84.4" calcext:value-type="float">
            <text:p>-84,4</text:p>
          </table:table-cell>
          <table:table-cell office:value-type="float" office:value="-84.7" calcext:value-type="float">
            <text:p>-84,7</text:p>
          </table:table-cell>
          <table:table-cell office:value-type="float" office:value="-85.5" calcext:value-type="float">
            <text:p>-85,5</text:p>
          </table:table-cell>
          <table:table-cell office:value-type="float" office:value="-87.8" calcext:value-type="float">
            <text:p>-87,8</text:p>
          </table:table-cell>
          <table:table-cell office:value-type="float" office:value="-87.6" calcext:value-type="float">
            <text:p>-87,6</text:p>
          </table:table-cell>
          <table:table-cell office:value-type="float" office:value="-87.4" calcext:value-type="float">
            <text:p>-87,4</text:p>
          </table:table-cell>
          <table:table-cell office:value-type="float" office:value="-84.5" calcext:value-type="float">
            <text:p>-84,5</text:p>
          </table:table-cell>
          <table:table-cell office:value-type="float" office:value="-85.4" calcext:value-type="float">
            <text:p>-85,4</text:p>
          </table:table-cell>
          <table:table-cell office:value-type="float" office:value="-84.5" calcext:value-type="float">
            <text:p>-84,5</text:p>
          </table:table-cell>
          <table:table-cell office:value-type="float" office:value="-83.1" calcext:value-type="float">
            <text:p>-83,1</text:p>
          </table:table-cell>
          <table:table-cell office:value-type="float" office:value="-82.2" calcext:value-type="float">
            <text:p>-82,2</text:p>
          </table:table-cell>
          <table:table-cell office:value-type="float" office:value="-81.4" calcext:value-type="float">
            <text:p>-81,4</text:p>
          </table:table-cell>
          <table:table-cell office:value-type="float" office:value="-81.5" calcext:value-type="float">
            <text:p>-81,5</text:p>
          </table:table-cell>
          <table:table-cell office:value-type="float" office:value="-81.7" calcext:value-type="float">
            <text:p>-81,7</text:p>
          </table:table-cell>
          <table:table-cell office:value-type="float" office:value="-82.3" calcext:value-type="float">
            <text:p>-82,3</text:p>
          </table:table-cell>
          <table:table-cell table:number-columns-repeated="2" office:value-type="float" office:value="-83.4" calcext:value-type="float">
            <text:p>-83,4</text:p>
          </table:table-cell>
          <table:table-cell office:value-type="float" office:value="-83.5" calcext:value-type="float">
            <text:p>-83,5</text:p>
          </table:table-cell>
          <table:table-cell office:value-type="float" office:value="-83" calcext:value-type="float">
            <text:p>-83</text:p>
          </table:table-cell>
          <table:table-cell table:number-columns-repeated="2" office:value-type="float" office:value="-82.5" calcext:value-type="float">
            <text:p>-82,5</text:p>
          </table:table-cell>
          <table:table-cell office:value-type="float" office:value="-82.7" calcext:value-type="float">
            <text:p>-82,7</text:p>
          </table:table-cell>
          <table:table-cell office:value-type="float" office:value="-83" calcext:value-type="float">
            <text:p>-83</text:p>
          </table:table-cell>
          <table:table-cell office:value-type="float" office:value="-83.6" calcext:value-type="float">
            <text:p>-83,6</text:p>
          </table:table-cell>
          <table:table-cell office:value-type="float" office:value="-81.8" calcext:value-type="float">
            <text:p>-81,8</text:p>
          </table:table-cell>
          <table:table-cell office:value-type="float" office:value="-78.5" calcext:value-type="float">
            <text:p>-78,5</text:p>
          </table:table-cell>
          <table:table-cell office:value-type="float" office:value="-75.6" calcext:value-type="float">
            <text:p>-75,6</text:p>
          </table:table-cell>
          <table:table-cell office:value-type="float" office:value="-75.5" calcext:value-type="float">
            <text:p>-75,5</text:p>
          </table:table-cell>
          <table:table-cell office:value-type="float" office:value="-75.8" calcext:value-type="float">
            <text:p>-75,8</text:p>
          </table:table-cell>
          <table:table-cell office:value-type="float" office:value="-76" calcext:value-type="float">
            <text:p>-76</text:p>
          </table:table-cell>
          <table:table-cell office:value-type="float" office:value="-76.25" calcext:value-type="float">
            <text:p>-76,25</text:p>
          </table:table-cell>
          <table:table-cell table:number-columns-repeated="962"/>
        </table:table-row>
        <table:table-row table:style-name="ro8">
          <table:table-cell/>
          <table:table-cell office:value-type="float" office:value="2" calcext:value-type="float">
            <text:p>2</text:p>
          </table:table-cell>
          <table:table-cell office:value-type="time" office:time-value="PT14H31M00S" calcext:value-type="time">
            <text:p>14:31:00</text:p>
          </table:table-cell>
          <table:table-cell office:value-type="string" calcext:value-type="string">
            <text:p>"B1 (1)"</text:p>
          </table:table-cell>
          <table:table-cell office:value-type="string" calcext:value-type="string">
            <text:p>"CB:5D:42:C1:F7:36"</text:p>
          </table:table-cell>
          <table:table-cell office:value-type="float" office:value="-83.3" calcext:value-type="float">
            <text:p>-83,3</text:p>
          </table:table-cell>
          <table:table-cell office:value-type="float" office:value="-83.4" calcext:value-type="float">
            <text:p>-83,4</text:p>
          </table:table-cell>
          <table:table-cell office:value-type="float" office:value="-83.2" calcext:value-type="float">
            <text:p>-83,2</text:p>
          </table:table-cell>
          <table:table-cell office:value-type="float" office:value="-83.3" calcext:value-type="float">
            <text:p>-83,3</text:p>
          </table:table-cell>
          <table:table-cell office:value-type="float" office:value="-83.1" calcext:value-type="float">
            <text:p>-83,1</text:p>
          </table:table-cell>
          <table:table-cell office:value-type="float" office:value="-82.8" calcext:value-type="float">
            <text:p>-82,8</text:p>
          </table:table-cell>
          <table:table-cell table:number-columns-repeated="2" office:value-type="float" office:value="-82.6" calcext:value-type="float">
            <text:p>-82,6</text:p>
          </table:table-cell>
          <table:table-cell office:value-type="float" office:value="-82.2" calcext:value-type="float">
            <text:p>-82,2</text:p>
          </table:table-cell>
          <table:table-cell office:value-type="float" office:value="-81.8" calcext:value-type="float">
            <text:p>-81,8</text:p>
          </table:table-cell>
          <table:table-cell office:value-type="float" office:value="-82.1" calcext:value-type="float">
            <text:p>-82,1</text:p>
          </table:table-cell>
          <table:table-cell office:value-type="float" office:value="-82.2" calcext:value-type="float">
            <text:p>-82,2</text:p>
          </table:table-cell>
          <table:table-cell table:number-columns-repeated="2" office:value-type="float" office:value="-82" calcext:value-type="float">
            <text:p>-82</text:p>
          </table:table-cell>
          <table:table-cell office:value-type="float" office:value="-82.9" calcext:value-type="float">
            <text:p>-82,9</text:p>
          </table:table-cell>
          <table:table-cell office:value-type="float" office:value="-83.4" calcext:value-type="float">
            <text:p>-83,4</text:p>
          </table:table-cell>
          <table:table-cell office:value-type="float" office:value="-83.9" calcext:value-type="float">
            <text:p>-83,9</text:p>
          </table:table-cell>
          <table:table-cell office:value-type="float" office:value="-84.4" calcext:value-type="float">
            <text:p>-84,4</text:p>
          </table:table-cell>
          <table:table-cell office:value-type="float" office:value="-84.1" calcext:value-type="float">
            <text:p>-84,1</text:p>
          </table:table-cell>
          <table:table-cell office:value-type="float" office:value="-83.9" calcext:value-type="float">
            <text:p>-83,9</text:p>
          </table:table-cell>
          <table:table-cell office:value-type="float" office:value="-84" calcext:value-type="float">
            <text:p>-84</text:p>
          </table:table-cell>
          <table:table-cell office:value-type="float" office:value="-84.2" calcext:value-type="float">
            <text:p>-84,2</text:p>
          </table:table-cell>
          <table:table-cell office:value-type="float" office:value="-84.1" calcext:value-type="float">
            <text:p>-84,1</text:p>
          </table:table-cell>
          <table:table-cell table:number-columns-repeated="2" office:value-type="float" office:value="-84.4" calcext:value-type="float">
            <text:p>-84,4</text:p>
          </table:table-cell>
          <table:table-cell table:number-columns-repeated="2" office:value-type="float" office:value="-83.8" calcext:value-type="float">
            <text:p>-83,8</text:p>
          </table:table-cell>
          <table:table-cell office:value-type="float" office:value="-84" calcext:value-type="float">
            <text:p>-84</text:p>
          </table:table-cell>
          <table:table-cell office:value-type="float" office:value="-84.1" calcext:value-type="float">
            <text:p>-84,1</text:p>
          </table:table-cell>
          <table:table-cell office:value-type="float" office:value="-83.9" calcext:value-type="float">
            <text:p>-83,9</text:p>
          </table:table-cell>
          <table:table-cell office:value-type="float" office:value="-83.6" calcext:value-type="float">
            <text:p>-83,6</text:p>
          </table:table-cell>
          <table:table-cell office:value-type="float" office:value="-83.5" calcext:value-type="float">
            <text:p>-83,5</text:p>
          </table:table-cell>
          <table:table-cell office:value-type="float" office:value="-83.1" calcext:value-type="float">
            <text:p>-83,1</text:p>
          </table:table-cell>
          <table:table-cell office:value-type="float" office:value="-82.5" calcext:value-type="float">
            <text:p>-82,5</text:p>
          </table:table-cell>
          <table:table-cell office:value-type="float" office:value="-82.1" calcext:value-type="float">
            <text:p>-82,1</text:p>
          </table:table-cell>
          <table:table-cell office:value-type="float" office:value="-83.2" calcext:value-type="float">
            <text:p>-83,2</text:p>
          </table:table-cell>
          <table:table-cell office:value-type="float" office:value="-83.1" calcext:value-type="float">
            <text:p>-83,1</text:p>
          </table:table-cell>
          <table:table-cell office:value-type="float" office:value="-80.375" calcext:value-type="float">
            <text:p>-80,375</text:p>
          </table:table-cell>
          <table:table-cell office:value-type="float" office:value="-77" calcext:value-type="float">
            <text:p>-77</text:p>
          </table:table-cell>
          <table:table-cell table:number-columns-repeated="980"/>
        </table:table-row>
        <table:table-row table:style-name="ro8">
          <table:table-cell/>
          <table:table-cell office:value-type="float" office:value="3" calcext:value-type="float">
            <text:p>3</text:p>
          </table:table-cell>
          <table:table-cell office:value-type="time" office:time-value="PT14H30M00S" calcext:value-type="time">
            <text:p>14:30:00</text:p>
          </table:table-cell>
          <table:table-cell office:value-type="string" calcext:value-type="string">
            <text:p>"B1 (1)"</text:p>
          </table:table-cell>
          <table:table-cell office:value-type="string" calcext:value-type="string">
            <text:p>"CB:5D:42:C1:F7:36"</text:p>
          </table:table-cell>
          <table:table-cell office:value-type="float" office:value="-86.6" calcext:value-type="float">
            <text:p>-86,6</text:p>
          </table:table-cell>
          <table:table-cell table:number-columns-repeated="2" office:value-type="float" office:value="-86.1" calcext:value-type="float">
            <text:p>-86,1</text:p>
          </table:table-cell>
          <table:table-cell table:number-columns-repeated="2" office:value-type="float" office:value="-87.1" calcext:value-type="float">
            <text:p>-87,1</text:p>
          </table:table-cell>
          <table:table-cell office:value-type="float" office:value="-87.2" calcext:value-type="float">
            <text:p>-87,2</text:p>
          </table:table-cell>
          <table:table-cell office:value-type="float" office:value="-87.1" calcext:value-type="float">
            <text:p>-87,1</text:p>
          </table:table-cell>
          <table:table-cell office:value-type="float" office:value="-87.4" calcext:value-type="float">
            <text:p>-87,4</text:p>
          </table:table-cell>
          <table:table-cell office:value-type="float" office:value="-87.1" calcext:value-type="float">
            <text:p>-87,1</text:p>
          </table:table-cell>
          <table:table-cell office:value-type="float" office:value="-88.2" calcext:value-type="float">
            <text:p>-88,2</text:p>
          </table:table-cell>
          <table:table-cell office:value-type="float" office:value="-87.8" calcext:value-type="float">
            <text:p>-87,8</text:p>
          </table:table-cell>
          <table:table-cell table:number-columns-repeated="2" office:value-type="float" office:value="-87.2" calcext:value-type="float">
            <text:p>-87,2</text:p>
          </table:table-cell>
          <table:table-cell office:value-type="float" office:value="-86.9" calcext:value-type="float">
            <text:p>-86,9</text:p>
          </table:table-cell>
          <table:table-cell office:value-type="float" office:value="-86.8" calcext:value-type="float">
            <text:p>-86,8</text:p>
          </table:table-cell>
          <table:table-cell office:value-type="float" office:value="-87" calcext:value-type="float">
            <text:p>-87</text:p>
          </table:table-cell>
          <table:table-cell office:value-type="float" office:value="-87.6" calcext:value-type="float">
            <text:p>-87,6</text:p>
          </table:table-cell>
          <table:table-cell office:value-type="float" office:value="-88" calcext:value-type="float">
            <text:p>-88</text:p>
          </table:table-cell>
          <table:table-cell office:value-type="float" office:value="-86.9" calcext:value-type="float">
            <text:p>-86,9</text:p>
          </table:table-cell>
          <table:table-cell office:value-type="float" office:value="-85.1" calcext:value-type="float">
            <text:p>-85,1</text:p>
          </table:table-cell>
          <table:table-cell table:number-columns-repeated="2" office:value-type="float" office:value="-84.4" calcext:value-type="float">
            <text:p>-84,4</text:p>
          </table:table-cell>
          <table:table-cell office:value-type="float" office:value="-85.4" calcext:value-type="float">
            <text:p>-85,4</text:p>
          </table:table-cell>
          <table:table-cell office:value-type="float" office:value="-87" calcext:value-type="float">
            <text:p>-87</text:p>
          </table:table-cell>
          <table:table-cell office:value-type="float" office:value="-85.5" calcext:value-type="float">
            <text:p>-85,5</text:p>
          </table:table-cell>
          <table:table-cell office:value-type="float" office:value="-83.4" calcext:value-type="float">
            <text:p>-83,4</text:p>
          </table:table-cell>
          <table:table-cell office:value-type="float" office:value="-82.2" calcext:value-type="float">
            <text:p>-82,2</text:p>
          </table:table-cell>
          <table:table-cell office:value-type="float" office:value="-82.8" calcext:value-type="float">
            <text:p>-82,8</text:p>
          </table:table-cell>
          <table:table-cell office:value-type="float" office:value="-84.2" calcext:value-type="float">
            <text:p>-84,2</text:p>
          </table:table-cell>
          <table:table-cell office:value-type="float" office:value="-85.3" calcext:value-type="float">
            <text:p>-85,3</text:p>
          </table:table-cell>
          <table:table-cell office:value-type="float" office:value="-87.6" calcext:value-type="float">
            <text:p>-87,6</text:p>
          </table:table-cell>
          <table:table-cell office:value-type="float" office:value="-90.1" calcext:value-type="float">
            <text:p>-90,1</text:p>
          </table:table-cell>
          <table:table-cell office:value-type="float" office:value="-90.2" calcext:value-type="float">
            <text:p>-90,2</text:p>
          </table:table-cell>
          <table:table-cell office:value-type="float" office:value="-90.6" calcext:value-type="float">
            <text:p>-90,6</text:p>
          </table:table-cell>
          <table:table-cell office:value-type="float" office:value="-90.3" calcext:value-type="float">
            <text:p>-90,3</text:p>
          </table:table-cell>
          <table:table-cell office:value-type="float" office:value="-88.9" calcext:value-type="float">
            <text:p>-88,9</text:p>
          </table:table-cell>
          <table:table-cell office:value-type="float" office:value="-88.4" calcext:value-type="float">
            <text:p>-88,4</text:p>
          </table:table-cell>
          <table:table-cell office:value-type="float" office:value="-87.8" calcext:value-type="float">
            <text:p>-87,8</text:p>
          </table:table-cell>
          <table:table-cell office:value-type="float" office:value="-87.4" calcext:value-type="float">
            <text:p>-87,4</text:p>
          </table:table-cell>
          <table:table-cell office:value-type="float" office:value="-93" calcext:value-type="float">
            <text:p>-93</text:p>
          </table:table-cell>
          <table:table-cell office:value-type="float" office:value="-98.833336" calcext:value-type="float">
            <text:p>-98,833336</text:p>
          </table:table-cell>
          <table:table-cell office:value-type="float" office:value="-98.375" calcext:value-type="float">
            <text:p>-98,375</text:p>
          </table:table-cell>
          <table:table-cell office:value-type="float" office:value="-98.5" calcext:value-type="float">
            <text:p>-98,5</text:p>
          </table:table-cell>
          <table:table-cell table:number-columns-repeated="2" office:value-type="float" office:value="-98.1" calcext:value-type="float">
            <text:p>-98,1</text:p>
          </table:table-cell>
          <table:table-cell table:number-columns-repeated="2" office:value-type="float" office:value="-97.7" calcext:value-type="float">
            <text:p>-97,7</text:p>
          </table:table-cell>
          <table:table-cell office:value-type="float" office:value="-97.2" calcext:value-type="float">
            <text:p>-97,2</text:p>
          </table:table-cell>
          <table:table-cell office:value-type="float" office:value="-96.7" calcext:value-type="float">
            <text:p>-96,7</text:p>
          </table:table-cell>
          <table:table-cell office:value-type="float" office:value="-95" calcext:value-type="float">
            <text:p>-95</text:p>
          </table:table-cell>
          <table:table-cell office:value-type="float" office:value="-91.1" calcext:value-type="float">
            <text:p>-91,1</text:p>
          </table:table-cell>
          <table:table-cell office:value-type="float" office:value="-87.5" calcext:value-type="float">
            <text:p>-87,5</text:p>
          </table:table-cell>
          <table:table-cell office:value-type="float" office:value="-90.3" calcext:value-type="float">
            <text:p>-90,3</text:p>
          </table:table-cell>
          <table:table-cell office:value-type="float" office:value="-93.1" calcext:value-type="float">
            <text:p>-93,1</text:p>
          </table:table-cell>
          <table:table-cell office:value-type="float" office:value="-92.1" calcext:value-type="float">
            <text:p>-92,1</text:p>
          </table:table-cell>
          <table:table-cell office:value-type="float" office:value="-87.5" calcext:value-type="float">
            <text:p>-87,5</text:p>
          </table:table-cell>
          <table:table-cell office:value-type="float" office:value="-88.9" calcext:value-type="float">
            <text:p>-88,9</text:p>
          </table:table-cell>
          <table:table-cell office:value-type="float" office:value="-91.1" calcext:value-type="float">
            <text:p>-91,1</text:p>
          </table:table-cell>
          <table:table-cell office:value-type="float" office:value="-89.71429" calcext:value-type="float">
            <text:p>-89,71429</text:p>
          </table:table-cell>
          <table:table-cell office:value-type="float" office:value="-87.333336" calcext:value-type="float">
            <text:p>-87,333336</text:p>
          </table:table-cell>
          <table:table-cell table:number-columns-repeated="959"/>
        </table:table-row>
        <table:table-row table:style-name="ro8">
          <table:table-cell/>
          <table:table-cell office:value-type="float" office:value="4" calcext:value-type="float">
            <text:p>4</text:p>
          </table:table-cell>
          <table:table-cell office:value-type="time" office:time-value="PT14H29M00S" calcext:value-type="time">
            <text:p>14:29:00</text:p>
          </table:table-cell>
          <table:table-cell office:value-type="string" calcext:value-type="string">
            <text:p>"B1 (1)"</text:p>
          </table:table-cell>
          <table:table-cell office:value-type="string" calcext:value-type="string">
            <text:p>"CB:5D:42:C1:F7:36"</text:p>
          </table:table-cell>
          <table:table-cell office:value-type="float" office:value="-90.4" calcext:value-type="float">
            <text:p>-90,4</text:p>
          </table:table-cell>
          <table:table-cell office:value-type="float" office:value="-89.7" calcext:value-type="float">
            <text:p>-89,7</text:p>
          </table:table-cell>
          <table:table-cell office:value-type="float" office:value="-90" calcext:value-type="float">
            <text:p>-90</text:p>
          </table:table-cell>
          <table:table-cell office:value-type="float" office:value="-90.7" calcext:value-type="float">
            <text:p>-90,7</text:p>
          </table:table-cell>
          <table:table-cell office:value-type="float" office:value="-90.8" calcext:value-type="float">
            <text:p>-90,8</text:p>
          </table:table-cell>
          <table:table-cell office:value-type="float" office:value="-90.4" calcext:value-type="float">
            <text:p>-90,4</text:p>
          </table:table-cell>
          <table:table-cell office:value-type="float" office:value="-90.3" calcext:value-type="float">
            <text:p>-90,3</text:p>
          </table:table-cell>
          <table:table-cell office:value-type="float" office:value="-90.4" calcext:value-type="float">
            <text:p>-90,4</text:p>
          </table:table-cell>
          <table:table-cell office:value-type="float" office:value="-90.5" calcext:value-type="float">
            <text:p>-90,5</text:p>
          </table:table-cell>
          <table:table-cell office:value-type="float" office:value="-89.9" calcext:value-type="float">
            <text:p>-89,9</text:p>
          </table:table-cell>
          <table:table-cell office:value-type="float" office:value="-89.7" calcext:value-type="float">
            <text:p>-89,7</text:p>
          </table:table-cell>
          <table:table-cell office:value-type="float" office:value="-89.8" calcext:value-type="float">
            <text:p>-89,8</text:p>
          </table:table-cell>
          <table:table-cell table:number-columns-repeated="2" office:value-type="float" office:value="-89.5" calcext:value-type="float">
            <text:p>-89,5</text:p>
          </table:table-cell>
          <table:table-cell office:value-type="float" office:value="-89.9" calcext:value-type="float">
            <text:p>-89,9</text:p>
          </table:table-cell>
          <table:table-cell office:value-type="float" office:value="-90" calcext:value-type="float">
            <text:p>-90</text:p>
          </table:table-cell>
          <table:table-cell office:value-type="float" office:value="-89.4" calcext:value-type="float">
            <text:p>-89,4</text:p>
          </table:table-cell>
          <table:table-cell office:value-type="float" office:value="-89.3" calcext:value-type="float">
            <text:p>-89,3</text:p>
          </table:table-cell>
          <table:table-cell table:number-columns-repeated="2" office:value-type="float" office:value="-89.5" calcext:value-type="float">
            <text:p>-89,5</text:p>
          </table:table-cell>
          <table:table-cell table:number-columns-repeated="2" office:value-type="float" office:value="-89.6" calcext:value-type="float">
            <text:p>-89,6</text:p>
          </table:table-cell>
          <table:table-cell office:value-type="float" office:value="-90.1" calcext:value-type="float">
            <text:p>-90,1</text:p>
          </table:table-cell>
          <table:table-cell office:value-type="float" office:value="-90.2" calcext:value-type="float">
            <text:p>-90,2</text:p>
          </table:table-cell>
          <table:table-cell office:value-type="float" office:value="-89.7" calcext:value-type="float">
            <text:p>-89,7</text:p>
          </table:table-cell>
          <table:table-cell office:value-type="float" office:value="-88.6" calcext:value-type="float">
            <text:p>-88,6</text:p>
          </table:table-cell>
          <table:table-cell office:value-type="float" office:value="-88.3" calcext:value-type="float">
            <text:p>-88,3</text:p>
          </table:table-cell>
          <table:table-cell office:value-type="float" office:value="-88.6" calcext:value-type="float">
            <text:p>-88,6</text:p>
          </table:table-cell>
          <table:table-cell office:value-type="float" office:value="-88" calcext:value-type="float">
            <text:p>-88</text:p>
          </table:table-cell>
          <table:table-cell office:value-type="float" office:value="-87.6" calcext:value-type="float">
            <text:p>-87,6</text:p>
          </table:table-cell>
          <table:table-cell office:value-type="float" office:value="-87.3" calcext:value-type="float">
            <text:p>-87,3</text:p>
          </table:table-cell>
          <table:table-cell office:value-type="float" office:value="-87.1" calcext:value-type="float">
            <text:p>-87,1</text:p>
          </table:table-cell>
          <table:table-cell office:value-type="float" office:value="-87.8" calcext:value-type="float">
            <text:p>-87,8</text:p>
          </table:table-cell>
          <table:table-cell office:value-type="float" office:value="-88.5" calcext:value-type="float">
            <text:p>-88,5</text:p>
          </table:table-cell>
          <table:table-cell office:value-type="float" office:value="-90.1" calcext:value-type="float">
            <text:p>-90,1</text:p>
          </table:table-cell>
          <table:table-cell table:number-columns-repeated="2" office:value-type="float" office:value="-91.2" calcext:value-type="float">
            <text:p>-91,2</text:p>
          </table:table-cell>
          <table:table-cell office:value-type="float" office:value="-91.3" calcext:value-type="float">
            <text:p>-91,3</text:p>
          </table:table-cell>
          <table:table-cell office:value-type="float" office:value="-90.7" calcext:value-type="float">
            <text:p>-90,7</text:p>
          </table:table-cell>
          <table:table-cell office:value-type="float" office:value="-90.1" calcext:value-type="float">
            <text:p>-90,1</text:p>
          </table:table-cell>
          <table:table-cell office:value-type="float" office:value="-90.6" calcext:value-type="float">
            <text:p>-90,6</text:p>
          </table:table-cell>
          <table:table-cell office:value-type="float" office:value="-91.2" calcext:value-type="float">
            <text:p>-91,2</text:p>
          </table:table-cell>
          <table:table-cell office:value-type="float" office:value="-91.6" calcext:value-type="float">
            <text:p>-91,6</text:p>
          </table:table-cell>
          <table:table-cell office:value-type="float" office:value="-91.9" calcext:value-type="float">
            <text:p>-91,9</text:p>
          </table:table-cell>
          <table:table-cell office:value-type="float" office:value="-90.4" calcext:value-type="float">
            <text:p>-90,4</text:p>
          </table:table-cell>
          <table:table-cell office:value-type="float" office:value="-88.3" calcext:value-type="float">
            <text:p>-88,3</text:p>
          </table:table-cell>
          <table:table-cell table:number-columns-repeated="2" office:value-type="float" office:value="-87.7" calcext:value-type="float">
            <text:p>-87,7</text:p>
          </table:table-cell>
          <table:table-cell office:value-type="float" office:value="-87" calcext:value-type="float">
            <text:p>-87</text:p>
          </table:table-cell>
          <table:table-cell office:value-type="float" office:value="-87.5" calcext:value-type="float">
            <text:p>-87,5</text:p>
          </table:table-cell>
          <table:table-cell office:value-type="float" office:value="-89.4" calcext:value-type="float">
            <text:p>-89,4</text:p>
          </table:table-cell>
          <table:table-cell office:value-type="float" office:value="-91.625" calcext:value-type="float">
            <text:p>-91,625</text:p>
          </table:table-cell>
          <table:table-cell office:value-type="float" office:value="-93" calcext:value-type="float">
            <text:p>-93</text:p>
          </table:table-cell>
          <table:table-cell table:number-columns-repeated="966"/>
        </table:table-row>
        <table:table-row table:style-name="ro8">
          <table:table-cell/>
          <table:table-cell office:value-type="float" office:value="6" calcext:value-type="float">
            <text:p>6</text:p>
          </table:table-cell>
          <table:table-cell office:value-type="time" office:time-value="PT14H28M00S" calcext:value-type="time">
            <text:p>14:28:00</text:p>
          </table:table-cell>
          <table:table-cell office:value-type="string" calcext:value-type="string">
            <text:p>"B1 (1)"</text:p>
          </table:table-cell>
          <table:table-cell office:value-type="string" calcext:value-type="string">
            <text:p>"CB:5D:42:C1:F7:36"</text:p>
          </table:table-cell>
          <table:table-cell office:value-type="float" office:value="-92.4" calcext:value-type="float">
            <text:p>-92,4</text:p>
          </table:table-cell>
          <table:table-cell office:value-type="float" office:value="-92.3" calcext:value-type="float">
            <text:p>-92,3</text:p>
          </table:table-cell>
          <table:table-cell office:value-type="float" office:value="-91.9" calcext:value-type="float">
            <text:p>-91,9</text:p>
          </table:table-cell>
          <table:table-cell office:value-type="float" office:value="-92" calcext:value-type="float">
            <text:p>-92</text:p>
          </table:table-cell>
          <table:table-cell office:value-type="float" office:value="-91.7" calcext:value-type="float">
            <text:p>-91,7</text:p>
          </table:table-cell>
          <table:table-cell office:value-type="float" office:value="-91" calcext:value-type="float">
            <text:p>-91</text:p>
          </table:table-cell>
          <table:table-cell office:value-type="float" office:value="-91.1" calcext:value-type="float">
            <text:p>-91,1</text:p>
          </table:table-cell>
          <table:table-cell table:number-columns-repeated="2" office:value-type="float" office:value="-91" calcext:value-type="float">
            <text:p>-91</text:p>
          </table:table-cell>
          <table:table-cell office:value-type="float" office:value="-91.1" calcext:value-type="float">
            <text:p>-91,1</text:p>
          </table:table-cell>
          <table:table-cell office:value-type="float" office:value="-91.2" calcext:value-type="float">
            <text:p>-91,2</text:p>
          </table:table-cell>
          <table:table-cell office:value-type="float" office:value="-91.3" calcext:value-type="float">
            <text:p>-91,3</text:p>
          </table:table-cell>
          <table:table-cell office:value-type="float" office:value="-91.1" calcext:value-type="float">
            <text:p>-91,1</text:p>
          </table:table-cell>
          <table:table-cell office:value-type="float" office:value="-91.2" calcext:value-type="float">
            <text:p>-91,2</text:p>
          </table:table-cell>
          <table:table-cell office:value-type="float" office:value="-90.9" calcext:value-type="float">
            <text:p>-90,9</text:p>
          </table:table-cell>
          <table:table-cell office:value-type="float" office:value="-91.1" calcext:value-type="float">
            <text:p>-91,1</text:p>
          </table:table-cell>
          <table:table-cell office:value-type="float" office:value="-91.2" calcext:value-type="float">
            <text:p>-91,2</text:p>
          </table:table-cell>
          <table:table-cell office:value-type="float" office:value="-91" calcext:value-type="float">
            <text:p>-91</text:p>
          </table:table-cell>
          <table:table-cell office:value-type="float" office:value="-90.9" calcext:value-type="float">
            <text:p>-90,9</text:p>
          </table:table-cell>
          <table:table-cell office:value-type="float" office:value="-90.7" calcext:value-type="float">
            <text:p>-90,7</text:p>
          </table:table-cell>
          <table:table-cell office:value-type="float" office:value="-91.2" calcext:value-type="float">
            <text:p>-91,2</text:p>
          </table:table-cell>
          <table:table-cell office:value-type="float" office:value="-90.5" calcext:value-type="float">
            <text:p>-90,5</text:p>
          </table:table-cell>
          <table:table-cell office:value-type="float" office:value="-90.7" calcext:value-type="float">
            <text:p>-90,7</text:p>
          </table:table-cell>
          <table:table-cell office:value-type="float" office:value="-91" calcext:value-type="float">
            <text:p>-91</text:p>
          </table:table-cell>
          <table:table-cell office:value-type="float" office:value="-91.1" calcext:value-type="float">
            <text:p>-91,1</text:p>
          </table:table-cell>
          <table:table-cell office:value-type="float" office:value="-92" calcext:value-type="float">
            <text:p>-92</text:p>
          </table:table-cell>
          <table:table-cell office:value-type="float" office:value="-91.8" calcext:value-type="float">
            <text:p>-91,8</text:p>
          </table:table-cell>
          <table:table-cell office:value-type="float" office:value="-92.7" calcext:value-type="float">
            <text:p>-92,7</text:p>
          </table:table-cell>
          <table:table-cell office:value-type="float" office:value="-91.4" calcext:value-type="float">
            <text:p>-91,4</text:p>
          </table:table-cell>
          <table:table-cell office:value-type="float" office:value="-91.3" calcext:value-type="float">
            <text:p>-91,3</text:p>
          </table:table-cell>
          <table:table-cell office:value-type="float" office:value="-91.6" calcext:value-type="float">
            <text:p>-91,6</text:p>
          </table:table-cell>
          <table:table-cell office:value-type="float" office:value="-91.4" calcext:value-type="float">
            <text:p>-91,4</text:p>
          </table:table-cell>
          <table:table-cell office:value-type="float" office:value="-92.7" calcext:value-type="float">
            <text:p>-92,7</text:p>
          </table:table-cell>
          <table:table-cell office:value-type="float" office:value="-90.9" calcext:value-type="float">
            <text:p>-90,9</text:p>
          </table:table-cell>
          <table:table-cell office:value-type="float" office:value="-90" calcext:value-type="float">
            <text:p>-90</text:p>
          </table:table-cell>
          <table:table-cell office:value-type="float" office:value="-91" calcext:value-type="float">
            <text:p>-91</text:p>
          </table:table-cell>
          <table:table-cell office:value-type="float" office:value="-92.2" calcext:value-type="float">
            <text:p>-92,2</text:p>
          </table:table-cell>
          <table:table-cell table:number-columns-repeated="3" office:value-type="float" office:value="-93.2" calcext:value-type="float">
            <text:p>-93,2</text:p>
          </table:table-cell>
          <table:table-cell office:value-type="float" office:value="-94" calcext:value-type="float">
            <text:p>-94</text:p>
          </table:table-cell>
          <table:table-cell office:value-type="float" office:value="-95.9" calcext:value-type="float">
            <text:p>-95,9</text:p>
          </table:table-cell>
          <table:table-cell table:number-columns-repeated="2" office:value-type="float" office:value="-95.6" calcext:value-type="float">
            <text:p>-95,6</text:p>
          </table:table-cell>
          <table:table-cell office:value-type="float" office:value="-93.55556" calcext:value-type="float">
            <text:p>-93,55556</text:p>
          </table:table-cell>
          <table:table-cell office:value-type="float" office:value="-92.166664" calcext:value-type="float">
            <text:p>-92,166664</text:p>
          </table:table-cell>
          <table:table-cell office:value-type="float" office:value="-91.4" calcext:value-type="float">
            <text:p>-91,4</text:p>
          </table:table-cell>
          <table:table-cell table:number-columns-repeated="972"/>
        </table:table-row>
        <table:table-row table:style-name="ro8">
          <table:table-cell/>
          <table:table-cell office:value-type="float" office:value="8" calcext:value-type="float">
            <text:p>8</text:p>
          </table:table-cell>
          <table:table-cell office:value-type="time" office:time-value="PT14H27M00S" calcext:value-type="time">
            <text:p>14:27:00</text:p>
          </table:table-cell>
          <table:table-cell office:value-type="string" calcext:value-type="string">
            <text:p>"B1 (1)"</text:p>
          </table:table-cell>
          <table:table-cell office:value-type="string" calcext:value-type="string">
            <text:p>"CB:5D:42:C1:F7:36"</text:p>
          </table:table-cell>
          <table:table-cell office:value-type="float" office:value="-95.2" calcext:value-type="float">
            <text:p>-95,2</text:p>
          </table:table-cell>
          <table:table-cell office:value-type="float" office:value="-98.1" calcext:value-type="float">
            <text:p>-98,1</text:p>
          </table:table-cell>
          <table:table-cell table:number-columns-repeated="2" office:value-type="float" office:value="-97.7" calcext:value-type="float">
            <text:p>-97,7</text:p>
          </table:table-cell>
          <table:table-cell office:value-type="float" office:value="-96.3" calcext:value-type="float">
            <text:p>-96,3</text:p>
          </table:table-cell>
          <table:table-cell office:value-type="float" office:value="-95.3" calcext:value-type="float">
            <text:p>-95,3</text:p>
          </table:table-cell>
          <table:table-cell office:value-type="float" office:value="-93.4" calcext:value-type="float">
            <text:p>-93,4</text:p>
          </table:table-cell>
          <table:table-cell office:value-type="float" office:value="-93.7" calcext:value-type="float">
            <text:p>-93,7</text:p>
          </table:table-cell>
          <table:table-cell office:value-type="float" office:value="-95.8" calcext:value-type="float">
            <text:p>-95,8</text:p>
          </table:table-cell>
          <table:table-cell office:value-type="float" office:value="-94.5" calcext:value-type="float">
            <text:p>-94,5</text:p>
          </table:table-cell>
          <table:table-cell office:value-type="float" office:value="-91.2" calcext:value-type="float">
            <text:p>-91,2</text:p>
          </table:table-cell>
          <table:table-cell office:value-type="float" office:value="-89.8" calcext:value-type="float">
            <text:p>-89,8</text:p>
          </table:table-cell>
          <table:table-cell office:value-type="float" office:value="-90.5" calcext:value-type="float">
            <text:p>-90,5</text:p>
          </table:table-cell>
          <table:table-cell office:value-type="float" office:value="-89.9" calcext:value-type="float">
            <text:p>-89,9</text:p>
          </table:table-cell>
          <table:table-cell office:value-type="float" office:value="-88.6" calcext:value-type="float">
            <text:p>-88,6</text:p>
          </table:table-cell>
          <table:table-cell table:number-columns-repeated="3" office:value-type="float" office:value="-87.9" calcext:value-type="float">
            <text:p>-87,9</text:p>
          </table:table-cell>
          <table:table-cell office:value-type="float" office:value="-88.7" calcext:value-type="float">
            <text:p>-88,7</text:p>
          </table:table-cell>
          <table:table-cell office:value-type="float" office:value="-90.5" calcext:value-type="float">
            <text:p>-90,5</text:p>
          </table:table-cell>
          <table:table-cell office:value-type="float" office:value="-91.8" calcext:value-type="float">
            <text:p>-91,8</text:p>
          </table:table-cell>
          <table:table-cell office:value-type="float" office:value="-92.6" calcext:value-type="float">
            <text:p>-92,6</text:p>
          </table:table-cell>
          <table:table-cell office:value-type="float" office:value="-93.6" calcext:value-type="float">
            <text:p>-93,6</text:p>
          </table:table-cell>
          <table:table-cell office:value-type="float" office:value="-94.5" calcext:value-type="float">
            <text:p>-94,5</text:p>
          </table:table-cell>
          <table:table-cell office:value-type="float" office:value="-93.7" calcext:value-type="float">
            <text:p>-93,7</text:p>
          </table:table-cell>
          <table:table-cell office:value-type="float" office:value="-92.4" calcext:value-type="float">
            <text:p>-92,4</text:p>
          </table:table-cell>
          <table:table-cell office:value-type="float" office:value="-92.3" calcext:value-type="float">
            <text:p>-92,3</text:p>
          </table:table-cell>
          <table:table-cell office:value-type="float" office:value="-92.1" calcext:value-type="float">
            <text:p>-92,1</text:p>
          </table:table-cell>
          <table:table-cell office:value-type="float" office:value="-91.9" calcext:value-type="float">
            <text:p>-91,9</text:p>
          </table:table-cell>
          <table:table-cell office:value-type="float" office:value="-91.2" calcext:value-type="float">
            <text:p>-91,2</text:p>
          </table:table-cell>
          <table:table-cell table:number-columns-repeated="2" office:value-type="float" office:value="-90.7" calcext:value-type="float">
            <text:p>-90,7</text:p>
          </table:table-cell>
          <table:table-cell office:value-type="float" office:value="-91.1" calcext:value-type="float">
            <text:p>-91,1</text:p>
          </table:table-cell>
          <table:table-cell office:value-type="float" office:value="-91" calcext:value-type="float">
            <text:p>-91</text:p>
          </table:table-cell>
          <table:table-cell office:value-type="float" office:value="-90.7" calcext:value-type="float">
            <text:p>-90,7</text:p>
          </table:table-cell>
          <table:table-cell office:value-type="float" office:value="-90.9" calcext:value-type="float">
            <text:p>-90,9</text:p>
          </table:table-cell>
          <table:table-cell table:number-columns-repeated="2" office:value-type="float" office:value="-91.2" calcext:value-type="float">
            <text:p>-91,2</text:p>
          </table:table-cell>
          <table:table-cell office:value-type="float" office:value="-91" calcext:value-type="float">
            <text:p>-91</text:p>
          </table:table-cell>
          <table:table-cell office:value-type="float" office:value="-92.5" calcext:value-type="float">
            <text:p>-92,5</text:p>
          </table:table-cell>
          <table:table-cell office:value-type="float" office:value="-94.166664" calcext:value-type="float">
            <text:p>-94,166664</text:p>
          </table:table-cell>
          <table:table-cell office:value-type="float" office:value="-95.5" calcext:value-type="float">
            <text:p>-95,5</text:p>
          </table:table-cell>
          <table:table-cell table:number-columns-repeated="977"/>
        </table:table-row>
        <table:table-row table:style-name="ro8">
          <table:table-cell/>
          <table:table-cell office:value-type="float" office:value="10" calcext:value-type="float">
            <text:p>10</text:p>
          </table:table-cell>
          <table:table-cell office:value-type="time" office:time-value="PT14H26M59S" calcext:value-type="time">
            <text:p>14:26:59</text:p>
          </table:table-cell>
          <table:table-cell office:value-type="string" calcext:value-type="string">
            <text:p>"B1 (1)"</text:p>
          </table:table-cell>
          <table:table-cell office:value-type="string" calcext:value-type="string">
            <text:p>"CB:5D:42:C1:F7:36"</text:p>
          </table:table-cell>
          <table:table-cell office:value-type="float" office:value="-96.5" calcext:value-type="float">
            <text:p>-96,5</text:p>
          </table:table-cell>
          <table:table-cell office:value-type="float" office:value="-95.2" calcext:value-type="float">
            <text:p>-95,2</text:p>
          </table:table-cell>
          <table:table-cell office:value-type="float" office:value="-96.1" calcext:value-type="float">
            <text:p>-96,1</text:p>
          </table:table-cell>
          <table:table-cell office:value-type="float" office:value="-98" calcext:value-type="float">
            <text:p>-98</text:p>
          </table:table-cell>
          <table:table-cell office:value-type="float" office:value="-99.4" calcext:value-type="float">
            <text:p>-99,4</text:p>
          </table:table-cell>
          <table:table-cell office:value-type="float" office:value="-99.875" calcext:value-type="float">
            <text:p>-99,875</text:p>
          </table:table-cell>
          <table:table-cell office:value-type="float" office:value="-98.625" calcext:value-type="float">
            <text:p>-98,625</text:p>
          </table:table-cell>
          <table:table-cell office:value-type="float" office:value="-94.888885" calcext:value-type="float">
            <text:p>-94,888885</text:p>
          </table:table-cell>
          <table:table-cell table:number-columns-repeated="4" office:value-type="float" office:value="-94.7" calcext:value-type="float">
            <text:p>-94,7</text:p>
          </table:table-cell>
          <table:table-cell table:number-columns-repeated="2" office:value-type="float" office:value="-93.9" calcext:value-type="float">
            <text:p>-93,9</text:p>
          </table:table-cell>
          <table:table-cell office:value-type="float" office:value="-93" calcext:value-type="float">
            <text:p>-93</text:p>
          </table:table-cell>
          <table:table-cell office:value-type="float" office:value="-93.1" calcext:value-type="float">
            <text:p>-93,1</text:p>
          </table:table-cell>
          <table:table-cell office:value-type="float" office:value="-92.9" calcext:value-type="float">
            <text:p>-92,9</text:p>
          </table:table-cell>
          <table:table-cell office:value-type="float" office:value="-92.4" calcext:value-type="float">
            <text:p>-92,4</text:p>
          </table:table-cell>
          <table:table-cell office:value-type="float" office:value="-92.2" calcext:value-type="float">
            <text:p>-92,2</text:p>
          </table:table-cell>
          <table:table-cell table:number-columns-repeated="2" office:value-type="float" office:value="-92.4" calcext:value-type="float">
            <text:p>-92,4</text:p>
          </table:table-cell>
          <table:table-cell office:value-type="float" office:value="-91.6" calcext:value-type="float">
            <text:p>-91,6</text:p>
          </table:table-cell>
          <table:table-cell office:value-type="float" office:value="-92.2" calcext:value-type="float">
            <text:p>-92,2</text:p>
          </table:table-cell>
          <table:table-cell office:value-type="float" office:value="-94.1" calcext:value-type="float">
            <text:p>-94,1</text:p>
          </table:table-cell>
          <table:table-cell office:value-type="float" office:value="-97" calcext:value-type="float">
            <text:p>-97</text:p>
          </table:table-cell>
          <table:table-cell office:value-type="float" office:value="-97.4" calcext:value-type="float">
            <text:p>-97,4</text:p>
          </table:table-cell>
          <table:table-cell office:value-type="float" office:value="-96.2" calcext:value-type="float">
            <text:p>-96,2</text:p>
          </table:table-cell>
          <table:table-cell office:value-type="float" office:value="-95.4" calcext:value-type="float">
            <text:p>-95,4</text:p>
          </table:table-cell>
          <table:table-cell office:value-type="float" office:value="-95.7" calcext:value-type="float">
            <text:p>-95,7</text:p>
          </table:table-cell>
          <table:table-cell office:value-type="float" office:value="-96" calcext:value-type="float">
            <text:p>-96</text:p>
          </table:table-cell>
          <table:table-cell office:value-type="float" office:value="-96.2" calcext:value-type="float">
            <text:p>-96,2</text:p>
          </table:table-cell>
          <table:table-cell office:value-type="float" office:value="-97.6" calcext:value-type="float">
            <text:p>-97,6</text:p>
          </table:table-cell>
          <table:table-cell office:value-type="float" office:value="-98.6" calcext:value-type="float">
            <text:p>-98,6</text:p>
          </table:table-cell>
          <table:table-cell office:value-type="float" office:value="-97.1" calcext:value-type="float">
            <text:p>-97,1</text:p>
          </table:table-cell>
          <table:table-cell office:value-type="float" office:value="-97.2" calcext:value-type="float">
            <text:p>-97,2</text:p>
          </table:table-cell>
          <table:table-cell table:number-columns-repeated="3" office:value-type="float" office:value="-96.8" calcext:value-type="float">
            <text:p>-96,8</text:p>
          </table:table-cell>
          <table:table-cell office:value-type="float" office:value="-97.6" calcext:value-type="float">
            <text:p>-97,6</text:p>
          </table:table-cell>
          <table:table-cell office:value-type="float" office:value="-98.28571" calcext:value-type="float">
            <text:p>-98,28571</text:p>
          </table:table-cell>
          <table:table-cell office:value-type="float" office:value="-99" calcext:value-type="float">
            <text:p>-99</text:p>
          </table:table-cell>
          <table:table-cell table:number-columns-repeated="978"/>
        </table:table-row>
        <table:table-row table:style-name="ro8">
          <table:table-cell/>
          <table:table-cell office:value-type="float" office:value="12.5" calcext:value-type="float">
            <text:p>12,5</text:p>
          </table:table-cell>
          <table:table-cell office:value-type="time" office:time-value="PT14H26M00S" calcext:value-type="time">
            <text:p>14:26:00</text:p>
          </table:table-cell>
          <table:table-cell office:value-type="string" calcext:value-type="string">
            <text:p>"B1 (1)"</text:p>
          </table:table-cell>
          <table:table-cell office:value-type="string" calcext:value-type="string">
            <text:p>"CB:5D:42:C1:F7:36"</text:p>
          </table:table-cell>
          <table:table-cell office:value-type="float" office:value="-98.1" calcext:value-type="float">
            <text:p>-98,1</text:p>
          </table:table-cell>
          <table:table-cell office:value-type="float" office:value="-97.8" calcext:value-type="float">
            <text:p>-97,8</text:p>
          </table:table-cell>
          <table:table-cell office:value-type="float" office:value="-97.3" calcext:value-type="float">
            <text:p>-97,3</text:p>
          </table:table-cell>
          <table:table-cell office:value-type="float" office:value="-96.4" calcext:value-type="float">
            <text:p>-96,4</text:p>
          </table:table-cell>
          <table:table-cell office:value-type="float" office:value="-95.9" calcext:value-type="float">
            <text:p>-95,9</text:p>
          </table:table-cell>
          <table:table-cell office:value-type="float" office:value="-96.3" calcext:value-type="float">
            <text:p>-96,3</text:p>
          </table:table-cell>
          <table:table-cell office:value-type="float" office:value="-97" calcext:value-type="float">
            <text:p>-97</text:p>
          </table:table-cell>
          <table:table-cell office:value-type="float" office:value="-97.4" calcext:value-type="float">
            <text:p>-97,4</text:p>
          </table:table-cell>
          <table:table-cell office:value-type="float" office:value="-97.9" calcext:value-type="float">
            <text:p>-97,9</text:p>
          </table:table-cell>
          <table:table-cell office:value-type="float" office:value="-97.6" calcext:value-type="float">
            <text:p>-97,6</text:p>
          </table:table-cell>
          <table:table-cell office:value-type="float" office:value="-95.8" calcext:value-type="float">
            <text:p>-95,8</text:p>
          </table:table-cell>
          <table:table-cell office:value-type="float" office:value="-95.1" calcext:value-type="float">
            <text:p>-95,1</text:p>
          </table:table-cell>
          <table:table-cell office:value-type="float" office:value="-95.3" calcext:value-type="float">
            <text:p>-95,3</text:p>
          </table:table-cell>
          <table:table-cell office:value-type="float" office:value="-95.2" calcext:value-type="float">
            <text:p>-95,2</text:p>
          </table:table-cell>
          <table:table-cell office:value-type="float" office:value="-95.1" calcext:value-type="float">
            <text:p>-95,1</text:p>
          </table:table-cell>
          <table:table-cell office:value-type="float" office:value="-95.3" calcext:value-type="float">
            <text:p>-95,3</text:p>
          </table:table-cell>
          <table:table-cell office:value-type="float" office:value="-95.8" calcext:value-type="float">
            <text:p>-95,8</text:p>
          </table:table-cell>
          <table:table-cell office:value-type="float" office:value="-96.7" calcext:value-type="float">
            <text:p>-96,7</text:p>
          </table:table-cell>
          <table:table-cell office:value-type="float" office:value="-97" calcext:value-type="float">
            <text:p>-97</text:p>
          </table:table-cell>
          <table:table-cell office:value-type="float" office:value="-97.6" calcext:value-type="float">
            <text:p>-97,6</text:p>
          </table:table-cell>
          <table:table-cell office:value-type="float" office:value="-97.1" calcext:value-type="float">
            <text:p>-97,1</text:p>
          </table:table-cell>
          <table:table-cell office:value-type="float" office:value="-95.8" calcext:value-type="float">
            <text:p>-95,8</text:p>
          </table:table-cell>
          <table:table-cell office:value-type="float" office:value="-95.9" calcext:value-type="float">
            <text:p>-95,9</text:p>
          </table:table-cell>
          <table:table-cell office:value-type="float" office:value="-97.3" calcext:value-type="float">
            <text:p>-97,3</text:p>
          </table:table-cell>
          <table:table-cell office:value-type="float" office:value="-98.2" calcext:value-type="float">
            <text:p>-98,2</text:p>
          </table:table-cell>
          <table:table-cell office:value-type="float" office:value="-97.8" calcext:value-type="float">
            <text:p>-97,8</text:p>
          </table:table-cell>
          <table:table-cell office:value-type="float" office:value="-97" calcext:value-type="float">
            <text:p>-97</text:p>
          </table:table-cell>
          <table:table-cell office:value-type="float" office:value="-96.5" calcext:value-type="float">
            <text:p>-96,5</text:p>
          </table:table-cell>
          <table:table-cell office:value-type="float" office:value="-98" calcext:value-type="float">
            <text:p>-98</text:p>
          </table:table-cell>
          <table:table-cell office:value-type="float" office:value="-98.5" calcext:value-type="float">
            <text:p>-98,5</text:p>
          </table:table-cell>
          <table:table-cell office:value-type="float" office:value="-98.1" calcext:value-type="float">
            <text:p>-98,1</text:p>
          </table:table-cell>
          <table:table-cell office:value-type="float" office:value="-97.44444" calcext:value-type="float">
            <text:p>-97,44444</text:p>
          </table:table-cell>
          <table:table-cell office:value-type="float" office:value="-97.166664" calcext:value-type="float">
            <text:p>-97,166664</text:p>
          </table:table-cell>
          <table:table-cell office:value-type="float" office:value="-98" calcext:value-type="float">
            <text:p>-98</text:p>
          </table:table-cell>
          <table:table-cell table:number-columns-repeated="8" office:value-type="float" office:value="-96.6" calcext:value-type="float">
            <text:p>-96,6</text:p>
          </table:table-cell>
          <table:table-cell office:value-type="float" office:value="-96.7" calcext:value-type="float">
            <text:p>-96,7</text:p>
          </table:table-cell>
          <table:table-cell office:value-type="float" office:value="-96.5" calcext:value-type="float">
            <text:p>-96,5</text:p>
          </table:table-cell>
          <table:table-cell office:value-type="float" office:value="-96.4" calcext:value-type="float">
            <text:p>-96,4</text:p>
          </table:table-cell>
          <table:table-cell office:value-type="float" office:value="-96.5" calcext:value-type="float">
            <text:p>-96,5</text:p>
          </table:table-cell>
          <table:table-cell office:value-type="float" office:value="-97.3" calcext:value-type="float">
            <text:p>-97,3</text:p>
          </table:table-cell>
          <table:table-cell office:value-type="float" office:value="-98.57143" calcext:value-type="float">
            <text:p>-98,57143</text:p>
          </table:table-cell>
          <table:table-cell office:value-type="float" office:value="-99.666664" calcext:value-type="float">
            <text:p>-99,666664</text:p>
          </table:table-cell>
          <table:table-cell office:value-type="float" office:value="-99" calcext:value-type="float">
            <text:p>-99</text:p>
          </table:table-cell>
          <table:table-cell table:number-columns-repeated="969"/>
        </table:table-row>
        <table:table-row table:style-name="ro8">
          <table:table-cell/>
          <table:table-cell office:value-type="float" office:value="15" calcext:value-type="float">
            <text:p>15</text:p>
          </table:table-cell>
          <table:table-cell office:value-type="time" office:time-value="PT14H25M00S" calcext:value-type="time">
            <text:p>14:25:00</text:p>
          </table:table-cell>
          <table:table-cell office:value-type="string" calcext:value-type="string">
            <text:p>"B1 (1)"</text:p>
          </table:table-cell>
          <table:table-cell office:value-type="string" calcext:value-type="string">
            <text:p>"CB:5D:42:C1:F7:36"</text:p>
          </table:table-cell>
          <table:table-cell office:value-type="float" office:value="-97.5" calcext:value-type="float">
            <text:p>-97,5</text:p>
          </table:table-cell>
          <table:table-cell office:value-type="float" office:value="-96.6" calcext:value-type="float">
            <text:p>-96,6</text:p>
          </table:table-cell>
          <table:table-cell office:value-type="float" office:value="-96.2" calcext:value-type="float">
            <text:p>-96,2</text:p>
          </table:table-cell>
          <table:table-cell office:value-type="float" office:value="-96" calcext:value-type="float">
            <text:p>-96</text:p>
          </table:table-cell>
          <table:table-cell office:value-type="float" office:value="-95.6" calcext:value-type="float">
            <text:p>-95,6</text:p>
          </table:table-cell>
          <table:table-cell office:value-type="float" office:value="-95" calcext:value-type="float">
            <text:p>-95</text:p>
          </table:table-cell>
          <table:table-cell office:value-type="float" office:value="-96.1" calcext:value-type="float">
            <text:p>-96,1</text:p>
          </table:table-cell>
          <table:table-cell office:value-type="float" office:value="-97.9" calcext:value-type="float">
            <text:p>-97,9</text:p>
          </table:table-cell>
          <table:table-cell office:value-type="float" office:value="-98.3" calcext:value-type="float">
            <text:p>-98,3</text:p>
          </table:table-cell>
          <table:table-cell office:value-type="float" office:value="-98.1" calcext:value-type="float">
            <text:p>-98,1</text:p>
          </table:table-cell>
          <table:table-cell office:value-type="float" office:value="-97.9" calcext:value-type="float">
            <text:p>-97,9</text:p>
          </table:table-cell>
          <table:table-cell office:value-type="float" office:value="-96.8" calcext:value-type="float">
            <text:p>-96,8</text:p>
          </table:table-cell>
          <table:table-cell office:value-type="float" office:value="-95.6" calcext:value-type="float">
            <text:p>-95,6</text:p>
          </table:table-cell>
          <table:table-cell office:value-type="float" office:value="-95.9" calcext:value-type="float">
            <text:p>-95,9</text:p>
          </table:table-cell>
          <table:table-cell table:number-columns-repeated="2" office:value-type="float" office:value="-97.7" calcext:value-type="float">
            <text:p>-97,7</text:p>
          </table:table-cell>
          <table:table-cell office:value-type="float" office:value="-97.57143" calcext:value-type="float">
            <text:p>-97,57143</text:p>
          </table:table-cell>
          <table:table-cell office:value-type="float" office:value="-98" calcext:value-type="float">
            <text:p>-98</text:p>
          </table:table-cell>
          <table:table-cell table:number-columns-repeated="2"/>
          <table:table-cell office:value-type="float" office:value="-97.333336" calcext:value-type="float">
            <text:p>-97,333336</text:p>
          </table:table-cell>
          <table:table-cell office:value-type="float" office:value="-96.75" calcext:value-type="float">
            <text:p>-96,75</text:p>
          </table:table-cell>
          <table:table-cell table:number-columns-repeated="6" office:value-type="float" office:value="-96.6" calcext:value-type="float">
            <text:p>-96,6</text:p>
          </table:table-cell>
          <table:table-cell office:value-type="float" office:value="-96.2" calcext:value-type="float">
            <text:p>-96,2</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7.6" calcext:value-type="float">
            <text:p>-97,6</text:p>
          </table:table-cell>
          <table:table-cell table:number-columns-repeated="2" office:value-type="float" office:value="-97.9" calcext:value-type="float">
            <text:p>-97,9</text:p>
          </table:table-cell>
          <table:table-cell office:value-type="float" office:value="-97.6" calcext:value-type="float">
            <text:p>-97,6</text:p>
          </table:table-cell>
          <table:table-cell office:value-type="float" office:value="-97.9" calcext:value-type="float">
            <text:p>-97,9</text:p>
          </table:table-cell>
          <table:table-cell office:value-type="float" office:value="-97.6" calcext:value-type="float">
            <text:p>-97,6</text:p>
          </table:table-cell>
          <table:table-cell office:value-type="float" office:value="-97.8" calcext:value-type="float">
            <text:p>-97,8</text:p>
          </table:table-cell>
          <table:table-cell office:value-type="float" office:value="-97.3" calcext:value-type="float">
            <text:p>-97,3</text:p>
          </table:table-cell>
          <table:table-cell office:value-type="float" office:value="-97" calcext:value-type="float">
            <text:p>-97</text:p>
          </table:table-cell>
          <table:table-cell office:value-type="float" office:value="-97.1" calcext:value-type="float">
            <text:p>-97,1</text:p>
          </table:table-cell>
          <table:table-cell office:value-type="float" office:value="-97.5" calcext:value-type="float">
            <text:p>-97,5</text:p>
          </table:table-cell>
          <table:table-cell office:value-type="float" office:value="-97.6" calcext:value-type="float">
            <text:p>-97,6</text:p>
          </table:table-cell>
          <table:table-cell office:value-type="float" office:value="-97.7" calcext:value-type="float">
            <text:p>-97,7</text:p>
          </table:table-cell>
          <table:table-cell office:value-type="float" office:value="-97.4" calcext:value-type="float">
            <text:p>-97,4</text:p>
          </table:table-cell>
          <table:table-cell office:value-type="float" office:value="-97.666664" calcext:value-type="float">
            <text:p>-97,666664</text:p>
          </table:table-cell>
          <table:table-cell office:value-type="float" office:value="-98.5" calcext:value-type="float">
            <text:p>-98,5</text:p>
          </table:table-cell>
          <table:table-cell table:number-columns-repeated="2"/>
          <table:table-cell office:value-type="float" office:value="-96.333336" calcext:value-type="float">
            <text:p>-96,333336</text:p>
          </table:table-cell>
          <table:table-cell office:value-type="float" office:value="-96.71429" calcext:value-type="float">
            <text:p>-96,71429</text:p>
          </table:table-cell>
          <table:table-cell table:number-columns-repeated="6" office:value-type="float" office:value="-97" calcext:value-type="float">
            <text:p>-97</text:p>
          </table:table-cell>
          <table:table-cell office:value-type="float" office:value="-97.5" calcext:value-type="float">
            <text:p>-97,5</text:p>
          </table:table-cell>
          <table:table-cell office:value-type="float" office:value="-98" calcext:value-type="float">
            <text:p>-98</text:p>
          </table:table-cell>
          <table:table-cell office:value-type="float" office:value="-98.666664" calcext:value-type="float">
            <text:p>-98,666664</text:p>
          </table:table-cell>
          <table:table-cell table:number-columns-repeated="958"/>
        </table:table-row>
        <table:table-row table:style-name="ro8">
          <table:table-cell/>
          <table:table-cell office:value-type="float" office:value="20" calcext:value-type="float">
            <text:p>20</text:p>
          </table:table-cell>
          <table:table-cell office:value-type="time" office:time-value="PT14H24M00S" calcext:value-type="time">
            <text:p>14:24:00</text:p>
          </table:table-cell>
          <table:table-cell office:value-type="string" calcext:value-type="string">
            <text:p>"B1 (1)"</text:p>
          </table:table-cell>
          <table:table-cell office:value-type="string" calcext:value-type="string">
            <text:p>"CB:5D:42:C1:F7:36"</text:p>
          </table:table-cell>
          <table:table-cell office:value-type="float" office:value="-101" calcext:value-type="float">
            <text:p>-101</text:p>
          </table:table-cell>
          <table:table-cell table:number-columns-repeated="43"/>
          <table:table-cell table:number-columns-repeated="9" office:value-type="float" office:value="-99" calcext:value-type="float">
            <text:p>-99</text:p>
          </table:table-cell>
          <table:table-cell table:number-columns-repeated="966"/>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number-rows-repeated="15">
          <table:table-cell table:style-name="Default"/>
          <table:table-cell table:number-columns-repeated="1023"/>
        </table:table-row>
        <table:table-row table:style-name="ro8">
          <table:table-cell table:style-name="Default"/>
          <table:table-cell table:number-columns-repeated="1023"/>
        </table:table-row>
      </table:table>
      <table:table table:name="#7 Wall tx direction" table:style-name="ta1">
        <table:table-column table:style-name="co6" table:default-cell-style-name="ce5"/>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8">
          <table:table-cell table:style-name="ce1" table:formula="of:=['Test cases'.A45]" office:value-type="float" office:value="7" calcext:value-type="float">
            <text:p>7</text:p>
          </table:table-cell>
          <table:table-cell table:style-name="ce6" table:formula="of:=['Test cases'.B45]" office:value-type="string" office:string-value="Obtain tx signal attenuation curve per different tx antenna directions for tx mounted on wall" calcext:value-type="string">
            <text:p>Obtain tx signal attenuation curve per different tx antenna directions for tx mounted on wall</text:p>
          </table:table-cell>
          <table:table-cell table:style-name="ce1"/>
          <table:table-cell table:style-name="ce1" table:formula="of:=['Test cases'.D45]" office:value-type="string" office:string-value="{0m, 1m, 2m, 3m, 4m, 6m, 8m, 10m, 12.5m, 15m, 20m, 25m, 35m}" calcext:value-type="string">
            <text:p>{0m, 1m, 2m, 3m, 4m, 6m, 8m, 10m, 12.5m, 15m, 20m, 25m, 35m}</text:p>
          </table:table-cell>
          <table:table-cell table:style-name="ce1" table:formula="of:=['Test cases'.E45]" office:value-type="string" office:string-value="F-" calcext:value-type="string">
            <text:p>F-</text:p>
          </table:table-cell>
          <table:table-cell table:style-name="ce1" table:formula="of:=['Test cases'.F45]" office:value-type="string" office:string-value="S" calcext:value-type="string">
            <text:p>S</text:p>
          </table:table-cell>
          <table:table-cell table:style-name="ce1" table:formula="of:=['Test cases'.G45]" office:value-type="string" office:string-value="B1" calcext:value-type="string">
            <text:p>B1</text:p>
          </table:table-cell>
          <table:table-cell table:style-name="ce1" table:formula="of:=['Test cases'.H45]" office:value-type="string" office:string-value="-16dBm" calcext:value-type="string">
            <text:p>-16dBm</text:p>
          </table:table-cell>
          <table:table-cell table:style-name="ce1" table:formula="of:=['Test cases'.I45]" office:value-type="string" office:string-value="Wall" calcext:value-type="string">
            <text:p>Wall</text:p>
          </table:table-cell>
          <table:table-cell table:style-name="ce1" table:formula="of:=['Test cases'.J45]" office:value-type="string" office:string-value="TEST" calcext:value-type="string">
            <text:p>TEST</text:p>
          </table:table-cell>
          <table:table-cell table:style-name="ce1" table:formula="of:=['Test cases'.K45]" office:value-type="float" office:value="1" calcext:value-type="float">
            <text:p>1</text:p>
          </table:table-cell>
          <table:table-cell table:style-name="ce1" table:formula="of:=['Test cases'.L45]" office:value-type="float" office:value="0" calcext:value-type="float">
            <text:p>0</text:p>
          </table:table-cell>
          <table:table-cell table:style-name="ce9" table:number-columns-repeated="1012"/>
        </table:table-row>
        <table:table-row table:style-name="ro9">
          <table:table-cell table:style-name="ce1" table:formula="of:=['Test cases'.A46]" office:value-type="float" office:value="7.1" calcext:value-type="float">
            <text:p>7,1</text:p>
          </table:table-cell>
          <table:table-cell table:style-name="ce6" table:formula="of:=['Test cases'.B46]" office:value-type="string" office:string-value="↓direction" calcext:value-type="string">
            <text:p>↓direction</text:p>
          </table:table-cell>
          <table:table-cell table:style-name="ce1" table:formula="of:=['Test cases'.C46]" office:value-type="string" office:string-value="none(35m), 14:44(25m) – 14:56(0m)" calcext:value-type="string">
            <text:p>none(35m), 14:44(25m) – 14:56(0m)</text:p>
          </table:table-cell>
          <table:table-cell table:style-name="ce1" table:number-columns-repeated="6"/>
          <table:table-cell table:style-name="ce1" table:formula="of:=['Test cases'.J46]" office:value-type="string" office:string-value="↓" calcext:value-type="string">
            <text:p>↓</text:p>
          </table:table-cell>
          <table:table-cell table:style-name="ce1" table:number-columns-repeated="2"/>
          <table:table-cell table:number-columns-repeated="1012"/>
        </table:table-row>
        <table:table-row table:style-name="ro16">
          <table:table-cell table:style-name="ce1" table:formula="of:=['Test cases'.A47]" office:value-type="float" office:value="7.2" calcext:value-type="float">
            <text:p>7,2</text:p>
          </table:table-cell>
          <table:table-cell table:style-name="ce6" table:formula="of:=['Test cases'.B47]" office:value-type="string" office:string-value="→direction" calcext:value-type="string">
            <text:p>→direction</text:p>
          </table:table-cell>
          <table:table-cell table:style-name="ce1" table:formula="of:=['Test cases'.C47]" office:value-type="string" office:string-value="none(35m-20m), 15:20(15m) – 15:29:51(0m)" calcext:value-type="string">
            <text:p>none(35m-20m), 15:20(15m) – 15:29:51(0m)</text:p>
          </table:table-cell>
          <table:table-cell table:style-name="ce1" table:number-columns-repeated="6"/>
          <table:table-cell table:style-name="ce1" table:formula="of:=['Test cases'.J47]" office:value-type="string" office:string-value="→" calcext:value-type="string">
            <text:p>→</text:p>
          </table:table-cell>
          <table:table-cell table:style-name="ce1" table:number-columns-repeated="2"/>
          <table:table-cell table:number-columns-repeated="1012"/>
        </table:table-row>
        <table:table-row table:style-name="ro8">
          <table:table-cell table:style-name="ce1"/>
          <table:table-cell table:style-name="ce6"/>
          <table:table-cell table:style-name="ce13"/>
          <table:table-cell table:style-name="ce1" table:number-columns-repeated="9"/>
          <table:table-cell table:number-columns-repeated="1012"/>
        </table:table-row>
        <table:table-row table:style-name="ro8">
          <table:table-cell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office:value-type="float" office:value="7.1" calcext:value-type="float">
            <text:p>7,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office:value-type="float" office:value="7.2" calcext:value-type="float">
            <text:p>7,2</text:p>
          </table:table-cell>
          <table:table-cell office:value-type="float" office:value="0" calcext:value-type="float">
            <text:p>0</text:p>
          </table:table-cell>
          <table:table-cell office:value-type="time" office:time-value="PT15H29M51S" calcext:value-type="time">
            <text:p>15:29:51</text:p>
          </table:table-cell>
          <table:table-cell office:value-type="string" calcext:value-type="string">
            <text:p>"B1 (1)"</text:p>
          </table:table-cell>
          <table:table-cell office:value-type="string" calcext:value-type="string">
            <text:p>"CB:5D:42:C1:F7:36"</text:p>
          </table:table-cell>
          <table:table-cell office:value-type="float" office:value="-83.1" calcext:value-type="float">
            <text:p>-83,1</text:p>
          </table:table-cell>
          <table:table-cell office:value-type="float" office:value="-80.2" calcext:value-type="float">
            <text:p>-80,2</text:p>
          </table:table-cell>
          <table:table-cell office:value-type="float" office:value="-81.3" calcext:value-type="float">
            <text:p>-81,3</text:p>
          </table:table-cell>
          <table:table-cell office:value-type="float" office:value="-82.1" calcext:value-type="float">
            <text:p>-82,1</text:p>
          </table:table-cell>
          <table:table-cell office:value-type="float" office:value="-80.6" calcext:value-type="float">
            <text:p>-80,6</text:p>
          </table:table-cell>
          <table:table-cell office:value-type="float" office:value="-79.6" calcext:value-type="float">
            <text:p>-79,6</text:p>
          </table:table-cell>
          <table:table-cell office:value-type="float" office:value="-79.5" calcext:value-type="float">
            <text:p>-79,5</text:p>
          </table:table-cell>
          <table:table-cell office:value-type="float" office:value="-79" calcext:value-type="float">
            <text:p>-79</text:p>
          </table:table-cell>
          <table:table-cell office:value-type="float" office:value="-78.4" calcext:value-type="float">
            <text:p>-78,4</text:p>
          </table:table-cell>
          <table:table-cell office:value-type="float" office:value="-77.8" calcext:value-type="float">
            <text:p>-77,8</text:p>
          </table:table-cell>
          <table:table-cell office:value-type="float" office:value="-77.7" calcext:value-type="float">
            <text:p>-77,7</text:p>
          </table:table-cell>
          <table:table-cell office:value-type="float" office:value="-76.7" calcext:value-type="float">
            <text:p>-76,7</text:p>
          </table:table-cell>
          <table:table-cell office:value-type="float" office:value="-76.1" calcext:value-type="float">
            <text:p>-76,1</text:p>
          </table:table-cell>
          <table:table-cell office:value-type="float" office:value="-76.2" calcext:value-type="float">
            <text:p>-76,2</text:p>
          </table:table-cell>
          <table:table-cell office:value-type="float" office:value="-76.5" calcext:value-type="float">
            <text:p>-76,5</text:p>
          </table:table-cell>
          <table:table-cell office:value-type="float" office:value="-76.3" calcext:value-type="float">
            <text:p>-76,3</text:p>
          </table:table-cell>
          <table:table-cell office:value-type="float" office:value="-75.7" calcext:value-type="float">
            <text:p>-75,7</text:p>
          </table:table-cell>
          <table:table-cell office:value-type="float" office:value="-76.2" calcext:value-type="float">
            <text:p>-76,2</text:p>
          </table:table-cell>
          <table:table-cell office:value-type="float" office:value="-77.2" calcext:value-type="float">
            <text:p>-77,2</text:p>
          </table:table-cell>
          <table:table-cell office:value-type="float" office:value="-76.9" calcext:value-type="float">
            <text:p>-76,9</text:p>
          </table:table-cell>
          <table:table-cell office:value-type="float" office:value="-75.7" calcext:value-type="float">
            <text:p>-75,7</text:p>
          </table:table-cell>
          <table:table-cell table:number-columns-repeated="3" office:value-type="float" office:value="-75.1" calcext:value-type="float">
            <text:p>-75,1</text:p>
          </table:table-cell>
          <table:table-cell office:value-type="float" office:value="-76.2" calcext:value-type="float">
            <text:p>-76,2</text:p>
          </table:table-cell>
          <table:table-cell office:value-type="float" office:value="-77.3" calcext:value-type="float">
            <text:p>-77,3</text:p>
          </table:table-cell>
          <table:table-cell office:value-type="float" office:value="-78.9" calcext:value-type="float">
            <text:p>-78,9</text:p>
          </table:table-cell>
          <table:table-cell office:value-type="float" office:value="-81.3" calcext:value-type="float">
            <text:p>-81,3</text:p>
          </table:table-cell>
          <table:table-cell office:value-type="float" office:value="-82.4" calcext:value-type="float">
            <text:p>-82,4</text:p>
          </table:table-cell>
          <table:table-cell office:value-type="float" office:value="-82.7" calcext:value-type="float">
            <text:p>-82,7</text:p>
          </table:table-cell>
          <table:table-cell office:value-type="float" office:value="-81.9" calcext:value-type="float">
            <text:p>-81,9</text:p>
          </table:table-cell>
          <table:table-cell office:value-type="float" office:value="-81.6" calcext:value-type="float">
            <text:p>-81,6</text:p>
          </table:table-cell>
          <table:table-cell office:value-type="float" office:value="-81.5" calcext:value-type="float">
            <text:p>-81,5</text:p>
          </table:table-cell>
          <table:table-cell office:value-type="float" office:value="-80.6" calcext:value-type="float">
            <text:p>-80,6</text:p>
          </table:table-cell>
          <table:table-cell office:value-type="float" office:value="-78.6" calcext:value-type="float">
            <text:p>-78,6</text:p>
          </table:table-cell>
          <table:table-cell office:value-type="float" office:value="-78.1" calcext:value-type="float">
            <text:p>-78,1</text:p>
          </table:table-cell>
          <table:table-cell office:value-type="float" office:value="-78" calcext:value-type="float">
            <text:p>-78</text:p>
          </table:table-cell>
          <table:table-cell office:value-type="float" office:value="-77.6" calcext:value-type="float">
            <text:p>-77,6</text:p>
          </table:table-cell>
          <table:table-cell table:number-columns-repeated="2" office:value-type="float" office:value="-77.3" calcext:value-type="float">
            <text:p>-77,3</text:p>
          </table:table-cell>
          <table:table-cell office:value-type="float" office:value="-77.6" calcext:value-type="float">
            <text:p>-77,6</text:p>
          </table:table-cell>
          <table:table-cell office:value-type="float" office:value="-77.3" calcext:value-type="float">
            <text:p>-77,3</text:p>
          </table:table-cell>
          <table:table-cell office:value-type="float" office:value="-77.1" calcext:value-type="float">
            <text:p>-77,1</text:p>
          </table:table-cell>
          <table:table-cell office:value-type="float" office:value="-77" calcext:value-type="float">
            <text:p>-77</text:p>
          </table:table-cell>
          <table:table-cell office:value-type="float" office:value="-77.1" calcext:value-type="float">
            <text:p>-77,1</text:p>
          </table:table-cell>
          <table:table-cell office:value-type="float" office:value="-77.2" calcext:value-type="float">
            <text:p>-77,2</text:p>
          </table:table-cell>
          <table:table-cell office:value-type="float" office:value="-76.8" calcext:value-type="float">
            <text:p>-76,8</text:p>
          </table:table-cell>
          <table:table-cell office:value-type="float" office:value="-77.3" calcext:value-type="float">
            <text:p>-77,3</text:p>
          </table:table-cell>
          <table:table-cell office:value-type="float" office:value="-82.1" calcext:value-type="float">
            <text:p>-82,1</text:p>
          </table:table-cell>
          <table:table-cell office:value-type="float" office:value="-81.5" calcext:value-type="float">
            <text:p>-81,5</text:p>
          </table:table-cell>
          <table:table-cell office:value-type="float" office:value="-79" calcext:value-type="float">
            <text:p>-79</text:p>
          </table:table-cell>
          <table:table-cell office:value-type="float" office:value="-81" calcext:value-type="float">
            <text:p>-81</text:p>
          </table:table-cell>
          <table:table-cell table:number-columns-repeated="967"/>
        </table:table-row>
        <table:table-row table:style-name="ro8">
          <table:table-cell/>
          <table:table-cell office:value-type="float" office:value="1" calcext:value-type="float">
            <text:p>1</text:p>
          </table:table-cell>
          <table:table-cell office:value-type="time" office:time-value="PT15H29M00S" calcext:value-type="time">
            <text:p>15:29:00</text:p>
          </table:table-cell>
          <table:table-cell office:value-type="string" calcext:value-type="string">
            <text:p>"B1 (1)"</text:p>
          </table:table-cell>
          <table:table-cell office:value-type="string" calcext:value-type="string">
            <text:p>"CB:5D:42:C1:F7:36"</text:p>
          </table:table-cell>
          <table:table-cell office:value-type="float" office:value="-82.4" calcext:value-type="float">
            <text:p>-82,4</text:p>
          </table:table-cell>
          <table:table-cell office:value-type="float" office:value="-89.3" calcext:value-type="float">
            <text:p>-89,3</text:p>
          </table:table-cell>
          <table:table-cell office:value-type="float" office:value="-91.3" calcext:value-type="float">
            <text:p>-91,3</text:p>
          </table:table-cell>
          <table:table-cell office:value-type="float" office:value="-86.1" calcext:value-type="float">
            <text:p>-86,1</text:p>
          </table:table-cell>
          <table:table-cell office:value-type="float" office:value="-78.8" calcext:value-type="float">
            <text:p>-78,8</text:p>
          </table:table-cell>
          <table:table-cell office:value-type="float" office:value="-78.5" calcext:value-type="float">
            <text:p>-78,5</text:p>
          </table:table-cell>
          <table:table-cell office:value-type="float" office:value="-79.1" calcext:value-type="float">
            <text:p>-79,1</text:p>
          </table:table-cell>
          <table:table-cell office:value-type="float" office:value="-79.5" calcext:value-type="float">
            <text:p>-79,5</text:p>
          </table:table-cell>
          <table:table-cell office:value-type="float" office:value="-79.2" calcext:value-type="float">
            <text:p>-79,2</text:p>
          </table:table-cell>
          <table:table-cell table:number-columns-repeated="2" office:value-type="float" office:value="-78.9" calcext:value-type="float">
            <text:p>-78,9</text:p>
          </table:table-cell>
          <table:table-cell office:value-type="float" office:value="-79.4" calcext:value-type="float">
            <text:p>-79,4</text:p>
          </table:table-cell>
          <table:table-cell office:value-type="float" office:value="-80" calcext:value-type="float">
            <text:p>-80</text:p>
          </table:table-cell>
          <table:table-cell office:value-type="float" office:value="-82.1" calcext:value-type="float">
            <text:p>-82,1</text:p>
          </table:table-cell>
          <table:table-cell office:value-type="float" office:value="-83.8" calcext:value-type="float">
            <text:p>-83,8</text:p>
          </table:table-cell>
          <table:table-cell table:number-columns-repeated="2" office:value-type="float" office:value="-83.5" calcext:value-type="float">
            <text:p>-83,5</text:p>
          </table:table-cell>
          <table:table-cell office:value-type="float" office:value="-83.9" calcext:value-type="float">
            <text:p>-83,9</text:p>
          </table:table-cell>
          <table:table-cell table:number-columns-repeated="2" office:value-type="float" office:value="-84" calcext:value-type="float">
            <text:p>-84</text:p>
          </table:table-cell>
          <table:table-cell table:number-columns-repeated="2" office:value-type="float" office:value="-83.8" calcext:value-type="float">
            <text:p>-83,8</text:p>
          </table:table-cell>
          <table:table-cell office:value-type="float" office:value="-84.6" calcext:value-type="float">
            <text:p>-84,6</text:p>
          </table:table-cell>
          <table:table-cell office:value-type="float" office:value="-85.4" calcext:value-type="float">
            <text:p>-85,4</text:p>
          </table:table-cell>
          <table:table-cell office:value-type="float" office:value="-85.9" calcext:value-type="float">
            <text:p>-85,9</text:p>
          </table:table-cell>
          <table:table-cell office:value-type="float" office:value="-85.8" calcext:value-type="float">
            <text:p>-85,8</text:p>
          </table:table-cell>
          <table:table-cell table:number-columns-repeated="2" office:value-type="float" office:value="-85.6" calcext:value-type="float">
            <text:p>-85,6</text:p>
          </table:table-cell>
          <table:table-cell office:value-type="float" office:value="-86.2" calcext:value-type="float">
            <text:p>-86,2</text:p>
          </table:table-cell>
          <table:table-cell office:value-type="float" office:value="-87" calcext:value-type="float">
            <text:p>-87</text:p>
          </table:table-cell>
          <table:table-cell office:value-type="float" office:value="-87.6" calcext:value-type="float">
            <text:p>-87,6</text:p>
          </table:table-cell>
          <table:table-cell office:value-type="float" office:value="-88.1" calcext:value-type="float">
            <text:p>-88,1</text:p>
          </table:table-cell>
          <table:table-cell office:value-type="float" office:value="-87.6" calcext:value-type="float">
            <text:p>-87,6</text:p>
          </table:table-cell>
          <table:table-cell office:value-type="float" office:value="-83.1" calcext:value-type="float">
            <text:p>-83,1</text:p>
          </table:table-cell>
          <table:table-cell office:value-type="float" office:value="-79.7" calcext:value-type="float">
            <text:p>-79,7</text:p>
          </table:table-cell>
          <table:table-cell office:value-type="float" office:value="-79.4" calcext:value-type="float">
            <text:p>-79,4</text:p>
          </table:table-cell>
          <table:table-cell office:value-type="float" office:value="-79.5" calcext:value-type="float">
            <text:p>-79,5</text:p>
          </table:table-cell>
          <table:table-cell office:value-type="float" office:value="-79.9" calcext:value-type="float">
            <text:p>-79,9</text:p>
          </table:table-cell>
          <table:table-cell office:value-type="float" office:value="-80.3" calcext:value-type="float">
            <text:p>-80,3</text:p>
          </table:table-cell>
          <table:table-cell office:value-type="float" office:value="-79.8" calcext:value-type="float">
            <text:p>-79,8</text:p>
          </table:table-cell>
          <table:table-cell office:value-type="float" office:value="-79.2" calcext:value-type="float">
            <text:p>-79,2</text:p>
          </table:table-cell>
          <table:table-cell office:value-type="float" office:value="-79" calcext:value-type="float">
            <text:p>-79</text:p>
          </table:table-cell>
          <table:table-cell office:value-type="float" office:value="-79.1" calcext:value-type="float">
            <text:p>-79,1</text:p>
          </table:table-cell>
          <table:table-cell office:value-type="float" office:value="-81.7" calcext:value-type="float">
            <text:p>-81,7</text:p>
          </table:table-cell>
          <table:table-cell office:value-type="float" office:value="-83.9" calcext:value-type="float">
            <text:p>-83,9</text:p>
          </table:table-cell>
          <table:table-cell office:value-type="float" office:value="-83.5" calcext:value-type="float">
            <text:p>-83,5</text:p>
          </table:table-cell>
          <table:table-cell office:value-type="float" office:value="-83.4" calcext:value-type="float">
            <text:p>-83,4</text:p>
          </table:table-cell>
          <table:table-cell office:value-type="float" office:value="-83" calcext:value-type="float">
            <text:p>-83</text:p>
          </table:table-cell>
          <table:table-cell office:value-type="float" office:value="-83.7" calcext:value-type="float">
            <text:p>-83,7</text:p>
          </table:table-cell>
          <table:table-cell office:value-type="float" office:value="-84.8" calcext:value-type="float">
            <text:p>-84,8</text:p>
          </table:table-cell>
          <table:table-cell office:value-type="float" office:value="-85.2" calcext:value-type="float">
            <text:p>-85,2</text:p>
          </table:table-cell>
          <table:table-cell office:value-type="float" office:value="-85.4" calcext:value-type="float">
            <text:p>-85,4</text:p>
          </table:table-cell>
          <table:table-cell office:value-type="float" office:value="-85.3" calcext:value-type="float">
            <text:p>-85,3</text:p>
          </table:table-cell>
          <table:table-cell office:value-type="float" office:value="-87.1" calcext:value-type="float">
            <text:p>-87,1</text:p>
          </table:table-cell>
          <table:table-cell office:value-type="float" office:value="-88.3" calcext:value-type="float">
            <text:p>-88,3</text:p>
          </table:table-cell>
          <table:table-cell office:value-type="float" office:value="-88" calcext:value-type="float">
            <text:p>-88</text:p>
          </table:table-cell>
          <table:table-cell office:value-type="float" office:value="-88.3" calcext:value-type="float">
            <text:p>-88,3</text:p>
          </table:table-cell>
          <table:table-cell office:value-type="float" office:value="-90.2" calcext:value-type="float">
            <text:p>-90,2</text:p>
          </table:table-cell>
          <table:table-cell office:value-type="float" office:value="-91.55556" calcext:value-type="float">
            <text:p>-91,55556</text:p>
          </table:table-cell>
          <table:table-cell office:value-type="float" office:value="-91.8" calcext:value-type="float">
            <text:p>-91,8</text:p>
          </table:table-cell>
          <table:table-cell table:number-columns-repeated="959"/>
        </table:table-row>
        <table:table-row table:style-name="ro8">
          <table:table-cell/>
          <table:table-cell office:value-type="float" office:value="2" calcext:value-type="float">
            <text:p>2</text:p>
          </table:table-cell>
          <table:table-cell office:value-type="time" office:time-value="PT15H27M58S" calcext:value-type="time">
            <text:p>15:27:58</text:p>
          </table:table-cell>
          <table:table-cell office:value-type="string" calcext:value-type="string">
            <text:p>"B1 (1)"</text:p>
          </table:table-cell>
          <table:table-cell office:value-type="string" calcext:value-type="string">
            <text:p>"CB:5D:42:C1:F7:36"</text:p>
          </table:table-cell>
          <table:table-cell office:value-type="float" office:value="-76.8" calcext:value-type="float">
            <text:p>-76,8</text:p>
          </table:table-cell>
          <table:table-cell office:value-type="float" office:value="-74.6" calcext:value-type="float">
            <text:p>-74,6</text:p>
          </table:table-cell>
          <table:table-cell office:value-type="float" office:value="-74.8" calcext:value-type="float">
            <text:p>-74,8</text:p>
          </table:table-cell>
          <table:table-cell office:value-type="float" office:value="-74.9" calcext:value-type="float">
            <text:p>-74,9</text:p>
          </table:table-cell>
          <table:table-cell office:value-type="float" office:value="-75.7" calcext:value-type="float">
            <text:p>-75,7</text:p>
          </table:table-cell>
          <table:table-cell office:value-type="float" office:value="-77.9" calcext:value-type="float">
            <text:p>-77,9</text:p>
          </table:table-cell>
          <table:table-cell office:value-type="float" office:value="-79.1" calcext:value-type="float">
            <text:p>-79,1</text:p>
          </table:table-cell>
          <table:table-cell table:number-columns-repeated="2" office:value-type="float" office:value="-78.6" calcext:value-type="float">
            <text:p>-78,6</text:p>
          </table:table-cell>
          <table:table-cell office:value-type="float" office:value="-79" calcext:value-type="float">
            <text:p>-79</text:p>
          </table:table-cell>
          <table:table-cell office:value-type="float" office:value="-79.4" calcext:value-type="float">
            <text:p>-79,4</text:p>
          </table:table-cell>
          <table:table-cell office:value-type="float" office:value="-79.9" calcext:value-type="float">
            <text:p>-79,9</text:p>
          </table:table-cell>
          <table:table-cell office:value-type="float" office:value="-80" calcext:value-type="float">
            <text:p>-80</text:p>
          </table:table-cell>
          <table:table-cell office:value-type="float" office:value="-79.6" calcext:value-type="float">
            <text:p>-79,6</text:p>
          </table:table-cell>
          <table:table-cell office:value-type="float" office:value="-79.3" calcext:value-type="float">
            <text:p>-79,3</text:p>
          </table:table-cell>
          <table:table-cell office:value-type="float" office:value="-78.3" calcext:value-type="float">
            <text:p>-78,3</text:p>
          </table:table-cell>
          <table:table-cell office:value-type="float" office:value="-77.9" calcext:value-type="float">
            <text:p>-77,9</text:p>
          </table:table-cell>
          <table:table-cell office:value-type="float" office:value="-78" calcext:value-type="float">
            <text:p>-78</text:p>
          </table:table-cell>
          <table:table-cell office:value-type="float" office:value="-77.6" calcext:value-type="float">
            <text:p>-77,6</text:p>
          </table:table-cell>
          <table:table-cell office:value-type="float" office:value="-77" calcext:value-type="float">
            <text:p>-77</text:p>
          </table:table-cell>
          <table:table-cell office:value-type="float" office:value="-77.2" calcext:value-type="float">
            <text:p>-77,2</text:p>
          </table:table-cell>
          <table:table-cell office:value-type="float" office:value="-77.1" calcext:value-type="float">
            <text:p>-77,1</text:p>
          </table:table-cell>
          <table:table-cell office:value-type="float" office:value="-77.2" calcext:value-type="float">
            <text:p>-77,2</text:p>
          </table:table-cell>
          <table:table-cell office:value-type="float" office:value="-77.8" calcext:value-type="float">
            <text:p>-77,8</text:p>
          </table:table-cell>
          <table:table-cell office:value-type="float" office:value="-77.9" calcext:value-type="float">
            <text:p>-77,9</text:p>
          </table:table-cell>
          <table:table-cell office:value-type="float" office:value="-76.4" calcext:value-type="float">
            <text:p>-76,4</text:p>
          </table:table-cell>
          <table:table-cell office:value-type="float" office:value="-75.1" calcext:value-type="float">
            <text:p>-75,1</text:p>
          </table:table-cell>
          <table:table-cell office:value-type="float" office:value="-75.2" calcext:value-type="float">
            <text:p>-75,2</text:p>
          </table:table-cell>
          <table:table-cell table:number-columns-repeated="2" office:value-type="float" office:value="-75.4" calcext:value-type="float">
            <text:p>-75,4</text:p>
          </table:table-cell>
          <table:table-cell office:value-type="float" office:value="-75.6" calcext:value-type="float">
            <text:p>-75,6</text:p>
          </table:table-cell>
          <table:table-cell office:value-type="float" office:value="-75.9" calcext:value-type="float">
            <text:p>-75,9</text:p>
          </table:table-cell>
          <table:table-cell office:value-type="float" office:value="-76.2" calcext:value-type="float">
            <text:p>-76,2</text:p>
          </table:table-cell>
          <table:table-cell office:value-type="float" office:value="-75.3" calcext:value-type="float">
            <text:p>-75,3</text:p>
          </table:table-cell>
          <table:table-cell office:value-type="float" office:value="-74.8" calcext:value-type="float">
            <text:p>-74,8</text:p>
          </table:table-cell>
          <table:table-cell office:value-type="float" office:value="-76.2" calcext:value-type="float">
            <text:p>-76,2</text:p>
          </table:table-cell>
          <table:table-cell office:value-type="float" office:value="-77.8" calcext:value-type="float">
            <text:p>-77,8</text:p>
          </table:table-cell>
          <table:table-cell office:value-type="float" office:value="-77.7" calcext:value-type="float">
            <text:p>-77,7</text:p>
          </table:table-cell>
          <table:table-cell office:value-type="float" office:value="-78.6" calcext:value-type="float">
            <text:p>-78,6</text:p>
          </table:table-cell>
          <table:table-cell office:value-type="float" office:value="-79.9" calcext:value-type="float">
            <text:p>-79,9</text:p>
          </table:table-cell>
          <table:table-cell office:value-type="float" office:value="-80.1" calcext:value-type="float">
            <text:p>-80,1</text:p>
          </table:table-cell>
          <table:table-cell office:value-type="float" office:value="-80" calcext:value-type="float">
            <text:p>-80</text:p>
          </table:table-cell>
          <table:table-cell office:value-type="float" office:value="-79.5" calcext:value-type="float">
            <text:p>-79,5</text:p>
          </table:table-cell>
          <table:table-cell office:value-type="float" office:value="-79.4" calcext:value-type="float">
            <text:p>-79,4</text:p>
          </table:table-cell>
          <table:table-cell office:value-type="float" office:value="-79" calcext:value-type="float">
            <text:p>-79</text:p>
          </table:table-cell>
          <table:table-cell office:value-type="float" office:value="-77.4" calcext:value-type="float">
            <text:p>-77,4</text:p>
          </table:table-cell>
          <table:table-cell office:value-type="float" office:value="-76.7" calcext:value-type="float">
            <text:p>-76,7</text:p>
          </table:table-cell>
          <table:table-cell office:value-type="float" office:value="-77.1" calcext:value-type="float">
            <text:p>-77,1</text:p>
          </table:table-cell>
          <table:table-cell office:value-type="float" office:value="-77.2" calcext:value-type="float">
            <text:p>-77,2</text:p>
          </table:table-cell>
          <table:table-cell office:value-type="float" office:value="-78.2" calcext:value-type="float">
            <text:p>-78,2</text:p>
          </table:table-cell>
          <table:table-cell office:value-type="float" office:value="-83.6" calcext:value-type="float">
            <text:p>-83,6</text:p>
          </table:table-cell>
          <table:table-cell office:value-type="float" office:value="-87.1" calcext:value-type="float">
            <text:p>-87,1</text:p>
          </table:table-cell>
          <table:table-cell office:value-type="float" office:value="-81.8" calcext:value-type="float">
            <text:p>-81,8</text:p>
          </table:table-cell>
          <table:table-cell office:value-type="float" office:value="-78.2" calcext:value-type="float">
            <text:p>-78,2</text:p>
          </table:table-cell>
          <table:table-cell office:value-type="float" office:value="-81" calcext:value-type="float">
            <text:p>-81</text:p>
          </table:table-cell>
          <table:table-cell office:value-type="float" office:value="-84.5" calcext:value-type="float">
            <text:p>-84,5</text:p>
          </table:table-cell>
          <table:table-cell table:number-columns-repeated="963"/>
        </table:table-row>
        <table:table-row table:style-name="ro8">
          <table:table-cell/>
          <table:table-cell office:value-type="float" office:value="3" calcext:value-type="float">
            <text:p>3</text:p>
          </table:table-cell>
          <table:table-cell office:value-type="time" office:time-value="PT15H27M00S" calcext:value-type="time">
            <text:p>15:27:00</text:p>
          </table:table-cell>
          <table:table-cell office:value-type="string" calcext:value-type="string">
            <text:p>"B1 (1)"</text:p>
          </table:table-cell>
          <table:table-cell office:value-type="string" calcext:value-type="string">
            <text:p>"CB:5D:42:C1:F7:36"</text:p>
          </table:table-cell>
          <table:table-cell office:value-type="float" office:value="-79.9" calcext:value-type="float">
            <text:p>-79,9</text:p>
          </table:table-cell>
          <table:table-cell office:value-type="float" office:value="-79.8" calcext:value-type="float">
            <text:p>-79,8</text:p>
          </table:table-cell>
          <table:table-cell table:number-columns-repeated="3" office:value-type="float" office:value="-79.7" calcext:value-type="float">
            <text:p>-79,7</text:p>
          </table:table-cell>
          <table:table-cell office:value-type="float" office:value="-79.5" calcext:value-type="float">
            <text:p>-79,5</text:p>
          </table:table-cell>
          <table:table-cell office:value-type="float" office:value="-79.7" calcext:value-type="float">
            <text:p>-79,7</text:p>
          </table:table-cell>
          <table:table-cell office:value-type="float" office:value="-79.9" calcext:value-type="float">
            <text:p>-79,9</text:p>
          </table:table-cell>
          <table:table-cell office:value-type="float" office:value="-79.8" calcext:value-type="float">
            <text:p>-79,8</text:p>
          </table:table-cell>
          <table:table-cell office:value-type="float" office:value="-79.5" calcext:value-type="float">
            <text:p>-79,5</text:p>
          </table:table-cell>
          <table:table-cell office:value-type="float" office:value="-79.1" calcext:value-type="float">
            <text:p>-79,1</text:p>
          </table:table-cell>
          <table:table-cell office:value-type="float" office:value="-79.6" calcext:value-type="float">
            <text:p>-79,6</text:p>
          </table:table-cell>
          <table:table-cell office:value-type="float" office:value="-80.8" calcext:value-type="float">
            <text:p>-80,8</text:p>
          </table:table-cell>
          <table:table-cell office:value-type="float" office:value="-81" calcext:value-type="float">
            <text:p>-81</text:p>
          </table:table-cell>
          <table:table-cell office:value-type="float" office:value="-80.5" calcext:value-type="float">
            <text:p>-80,5</text:p>
          </table:table-cell>
          <table:table-cell office:value-type="float" office:value="-79.9" calcext:value-type="float">
            <text:p>-79,9</text:p>
          </table:table-cell>
          <table:table-cell office:value-type="float" office:value="-79.3" calcext:value-type="float">
            <text:p>-79,3</text:p>
          </table:table-cell>
          <table:table-cell office:value-type="float" office:value="-79.8" calcext:value-type="float">
            <text:p>-79,8</text:p>
          </table:table-cell>
          <table:table-cell office:value-type="float" office:value="-81" calcext:value-type="float">
            <text:p>-81</text:p>
          </table:table-cell>
          <table:table-cell office:value-type="float" office:value="-83" calcext:value-type="float">
            <text:p>-83</text:p>
          </table:table-cell>
          <table:table-cell table:number-columns-repeated="4" office:value-type="float" office:value="-84" calcext:value-type="float">
            <text:p>-84</text:p>
          </table:table-cell>
          <table:table-cell office:value-type="float" office:value="-84.1" calcext:value-type="float">
            <text:p>-84,1</text:p>
          </table:table-cell>
          <table:table-cell office:value-type="float" office:value="-84.3" calcext:value-type="float">
            <text:p>-84,3</text:p>
          </table:table-cell>
          <table:table-cell office:value-type="float" office:value="-84.4" calcext:value-type="float">
            <text:p>-84,4</text:p>
          </table:table-cell>
          <table:table-cell office:value-type="float" office:value="-84.1" calcext:value-type="float">
            <text:p>-84,1</text:p>
          </table:table-cell>
          <table:table-cell office:value-type="float" office:value="-82.9" calcext:value-type="float">
            <text:p>-82,9</text:p>
          </table:table-cell>
          <table:table-cell office:value-type="float" office:value="-80" calcext:value-type="float">
            <text:p>-80</text:p>
          </table:table-cell>
          <table:table-cell office:value-type="float" office:value="-78.7" calcext:value-type="float">
            <text:p>-78,7</text:p>
          </table:table-cell>
          <table:table-cell office:value-type="float" office:value="-79.4" calcext:value-type="float">
            <text:p>-79,4</text:p>
          </table:table-cell>
          <table:table-cell table:number-columns-repeated="2" office:value-type="float" office:value="-80" calcext:value-type="float">
            <text:p>-80</text:p>
          </table:table-cell>
          <table:table-cell office:value-type="float" office:value="-79.6" calcext:value-type="float">
            <text:p>-79,6</text:p>
          </table:table-cell>
          <table:table-cell office:value-type="float" office:value="-79.7" calcext:value-type="float">
            <text:p>-79,7</text:p>
          </table:table-cell>
          <table:table-cell office:value-type="float" office:value="-79.5" calcext:value-type="float">
            <text:p>-79,5</text:p>
          </table:table-cell>
          <table:table-cell office:value-type="float" office:value="-79.6" calcext:value-type="float">
            <text:p>-79,6</text:p>
          </table:table-cell>
          <table:table-cell office:value-type="float" office:value="-79.8" calcext:value-type="float">
            <text:p>-79,8</text:p>
          </table:table-cell>
          <table:table-cell office:value-type="float" office:value="-80.8" calcext:value-type="float">
            <text:p>-80,8</text:p>
          </table:table-cell>
          <table:table-cell table:number-columns-repeated="2" office:value-type="float" office:value="-83.8" calcext:value-type="float">
            <text:p>-83,8</text:p>
          </table:table-cell>
          <table:table-cell office:value-type="float" office:value="-79" calcext:value-type="float">
            <text:p>-79</text:p>
          </table:table-cell>
          <table:table-cell office:value-type="float" office:value="-75.7" calcext:value-type="float">
            <text:p>-75,7</text:p>
          </table:table-cell>
          <table:table-cell office:value-type="float" office:value="-76.25" calcext:value-type="float">
            <text:p>-76,25</text:p>
          </table:table-cell>
          <table:table-cell office:value-type="float" office:value="-79" calcext:value-type="float">
            <text:p>-79</text:p>
          </table:table-cell>
          <table:table-cell table:number-columns-repeated="973"/>
        </table:table-row>
        <table:table-row table:style-name="ro8">
          <table:table-cell/>
          <table:table-cell office:value-type="float" office:value="4" calcext:value-type="float">
            <text:p>4</text:p>
          </table:table-cell>
          <table:table-cell office:value-type="time" office:time-value="PT15H26M00S" calcext:value-type="time">
            <text:p>15:26:00</text:p>
          </table:table-cell>
          <table:table-cell office:value-type="string" calcext:value-type="string">
            <text:p>"B1 (1)"</text:p>
          </table:table-cell>
          <table:table-cell office:value-type="string" calcext:value-type="string">
            <text:p>"CB:5D:42:C1:F7:36"</text:p>
          </table:table-cell>
          <table:table-cell office:value-type="float" office:value="-92.1" calcext:value-type="float">
            <text:p>-92,1</text:p>
          </table:table-cell>
          <table:table-cell office:value-type="float" office:value="-90.3" calcext:value-type="float">
            <text:p>-90,3</text:p>
          </table:table-cell>
          <table:table-cell office:value-type="float" office:value="-89.6" calcext:value-type="float">
            <text:p>-89,6</text:p>
          </table:table-cell>
          <table:table-cell office:value-type="float" office:value="-90" calcext:value-type="float">
            <text:p>-90</text:p>
          </table:table-cell>
          <table:table-cell office:value-type="float" office:value="-90.1" calcext:value-type="float">
            <text:p>-90,1</text:p>
          </table:table-cell>
          <table:table-cell table:number-columns-repeated="2" office:value-type="float" office:value="-90.2" calcext:value-type="float">
            <text:p>-90,2</text:p>
          </table:table-cell>
          <table:table-cell office:value-type="float" office:value="-90" calcext:value-type="float">
            <text:p>-90</text:p>
          </table:table-cell>
          <table:table-cell office:value-type="float" office:value="-89.1" calcext:value-type="float">
            <text:p>-89,1</text:p>
          </table:table-cell>
          <table:table-cell table:number-columns-repeated="2" office:value-type="float" office:value="-88.6" calcext:value-type="float">
            <text:p>-88,6</text:p>
          </table:table-cell>
          <table:table-cell office:value-type="float" office:value="-88.7" calcext:value-type="float">
            <text:p>-88,7</text:p>
          </table:table-cell>
          <table:table-cell office:value-type="float" office:value="-89" calcext:value-type="float">
            <text:p>-89</text:p>
          </table:table-cell>
          <table:table-cell office:value-type="float" office:value="-89.1" calcext:value-type="float">
            <text:p>-89,1</text:p>
          </table:table-cell>
          <table:table-cell office:value-type="float" office:value="-88.7" calcext:value-type="float">
            <text:p>-88,7</text:p>
          </table:table-cell>
          <table:table-cell table:number-columns-repeated="2" office:value-type="float" office:value="-88.5" calcext:value-type="float">
            <text:p>-88,5</text:p>
          </table:table-cell>
          <table:table-cell office:value-type="float" office:value="-89.9" calcext:value-type="float">
            <text:p>-89,9</text:p>
          </table:table-cell>
          <table:table-cell office:value-type="float" office:value="-92" calcext:value-type="float">
            <text:p>-92</text:p>
          </table:table-cell>
          <table:table-cell office:value-type="float" office:value="-93.8" calcext:value-type="float">
            <text:p>-93,8</text:p>
          </table:table-cell>
          <table:table-cell office:value-type="float" office:value="-94.8" calcext:value-type="float">
            <text:p>-94,8</text:p>
          </table:table-cell>
          <table:table-cell office:value-type="float" office:value="-95.3" calcext:value-type="float">
            <text:p>-95,3</text:p>
          </table:table-cell>
          <table:table-cell office:value-type="float" office:value="-94.7" calcext:value-type="float">
            <text:p>-94,7</text:p>
          </table:table-cell>
          <table:table-cell office:value-type="float" office:value="-94.8" calcext:value-type="float">
            <text:p>-94,8</text:p>
          </table:table-cell>
          <table:table-cell office:value-type="float" office:value="-95.2" calcext:value-type="float">
            <text:p>-95,2</text:p>
          </table:table-cell>
          <table:table-cell office:value-type="float" office:value="-96.7" calcext:value-type="float">
            <text:p>-96,7</text:p>
          </table:table-cell>
          <table:table-cell office:value-type="float" office:value="-94.3" calcext:value-type="float">
            <text:p>-94,3</text:p>
          </table:table-cell>
          <table:table-cell office:value-type="float" office:value="-92.1" calcext:value-type="float">
            <text:p>-92,1</text:p>
          </table:table-cell>
          <table:table-cell office:value-type="float" office:value="-91.5" calcext:value-type="float">
            <text:p>-91,5</text:p>
          </table:table-cell>
          <table:table-cell table:number-columns-repeated="2" office:value-type="float" office:value="-90.7" calcext:value-type="float">
            <text:p>-90,7</text:p>
          </table:table-cell>
          <table:table-cell office:value-type="float" office:value="-90" calcext:value-type="float">
            <text:p>-90</text:p>
          </table:table-cell>
          <table:table-cell office:value-type="float" office:value="-89.1" calcext:value-type="float">
            <text:p>-89,1</text:p>
          </table:table-cell>
          <table:table-cell office:value-type="float" office:value="-88.4" calcext:value-type="float">
            <text:p>-88,4</text:p>
          </table:table-cell>
          <table:table-cell office:value-type="float" office:value="-88.8" calcext:value-type="float">
            <text:p>-88,8</text:p>
          </table:table-cell>
          <table:table-cell office:value-type="float" office:value="-89.5" calcext:value-type="float">
            <text:p>-89,5</text:p>
          </table:table-cell>
          <table:table-cell office:value-type="float" office:value="-90.2" calcext:value-type="float">
            <text:p>-90,2</text:p>
          </table:table-cell>
          <table:table-cell office:value-type="float" office:value="-92.2" calcext:value-type="float">
            <text:p>-92,2</text:p>
          </table:table-cell>
          <table:table-cell office:value-type="float" office:value="-95.8" calcext:value-type="float">
            <text:p>-95,8</text:p>
          </table:table-cell>
          <table:table-cell office:value-type="float" office:value="-98.333336" calcext:value-type="float">
            <text:p>-98,333336</text:p>
          </table:table-cell>
          <table:table-cell office:value-type="float" office:value="-98.8" calcext:value-type="float">
            <text:p>-98,8</text:p>
          </table:table-cell>
          <table:table-cell office:value-type="float" office:value="-98" calcext:value-type="float">
            <text:p>-98</text:p>
          </table:table-cell>
          <table:table-cell table:number-columns-repeated="7" office:value-type="float" office:value="-97.5" calcext:value-type="float">
            <text:p>-97,5</text:p>
          </table:table-cell>
          <table:table-cell office:value-type="float" office:value="-97.9" calcext:value-type="float">
            <text:p>-97,9</text:p>
          </table:table-cell>
          <table:table-cell office:value-type="float" office:value="-99" calcext:value-type="float">
            <text:p>-99</text:p>
          </table:table-cell>
          <table:table-cell office:value-type="float" office:value="-99.9" calcext:value-type="float">
            <text:p>-99,9</text:p>
          </table:table-cell>
          <table:table-cell office:value-type="float" office:value="-100" calcext:value-type="float">
            <text:p>-100</text:p>
          </table:table-cell>
          <table:table-cell office:value-type="float" office:value="-99.7" calcext:value-type="float">
            <text:p>-99,7</text:p>
          </table:table-cell>
          <table:table-cell office:value-type="float" office:value="-98.4" calcext:value-type="float">
            <text:p>-98,4</text:p>
          </table:table-cell>
          <table:table-cell office:value-type="float" office:value="-97.4" calcext:value-type="float">
            <text:p>-97,4</text:p>
          </table:table-cell>
          <table:table-cell office:value-type="float" office:value="-96.9" calcext:value-type="float">
            <text:p>-96,9</text:p>
          </table:table-cell>
          <table:table-cell office:value-type="float" office:value="-95.6" calcext:value-type="float">
            <text:p>-95,6</text:p>
          </table:table-cell>
          <table:table-cell office:value-type="float" office:value="-92.8" calcext:value-type="float">
            <text:p>-92,8</text:p>
          </table:table-cell>
          <table:table-cell office:value-type="float" office:value="-90.3" calcext:value-type="float">
            <text:p>-90,3</text:p>
          </table:table-cell>
          <table:table-cell office:value-type="float" office:value="-91.4" calcext:value-type="float">
            <text:p>-91,4</text:p>
          </table:table-cell>
          <table:table-cell office:value-type="float" office:value="-93.6" calcext:value-type="float">
            <text:p>-93,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4.5" calcext:value-type="float">
            <text:p>-94,5</text:p>
          </table:table-cell>
          <table:table-cell office:value-type="float" office:value="-94.2" calcext:value-type="float">
            <text:p>-94,2</text:p>
          </table:table-cell>
          <table:table-cell office:value-type="float" office:value="-94.14286" calcext:value-type="float">
            <text:p>-94,14286</text:p>
          </table:table-cell>
          <table:table-cell office:value-type="float" office:value="-93.5" calcext:value-type="float">
            <text:p>-93,5</text:p>
          </table:table-cell>
          <table:table-cell table:number-columns-repeated="2"/>
          <table:table-cell office:value-type="float" office:value="-101" calcext:value-type="float">
            <text:p>-101</text:p>
          </table:table-cell>
          <table:table-cell office:value-type="float" office:value="-99.2" calcext:value-type="float">
            <text:p>-99,2</text:p>
          </table:table-cell>
          <table:table-cell table:number-columns-repeated="6" office:value-type="float" office:value="-97.9" calcext:value-type="float">
            <text:p>-97,9</text:p>
          </table:table-cell>
          <table:table-cell office:value-type="float" office:value="-97.6" calcext:value-type="float">
            <text:p>-97,6</text:p>
          </table:table-cell>
          <table:table-cell office:value-type="float" office:value="-97.3" calcext:value-type="float">
            <text:p>-97,3</text:p>
          </table:table-cell>
          <table:table-cell office:value-type="float" office:value="-98" calcext:value-type="float">
            <text:p>-98</text:p>
          </table:table-cell>
          <table:table-cell office:value-type="float" office:value="-97.1" calcext:value-type="float">
            <text:p>-97,1</text:p>
          </table:table-cell>
          <table:table-cell office:value-type="float" office:value="-95.6" calcext:value-type="float">
            <text:p>-95,6</text:p>
          </table:table-cell>
          <table:table-cell office:value-type="float" office:value="-94.7" calcext:value-type="float">
            <text:p>-94,7</text:p>
          </table:table-cell>
          <table:table-cell table:number-columns-repeated="2" office:value-type="float" office:value="-94.9" calcext:value-type="float">
            <text:p>-94,9</text:p>
          </table:table-cell>
          <table:table-cell office:value-type="float" office:value="-93.3" calcext:value-type="float">
            <text:p>-93,3</text:p>
          </table:table-cell>
          <table:table-cell office:value-type="float" office:value="-92.6" calcext:value-type="float">
            <text:p>-92,6</text:p>
          </table:table-cell>
          <table:table-cell office:value-type="float" office:value="-92.9" calcext:value-type="float">
            <text:p>-92,9</text:p>
          </table:table-cell>
          <table:table-cell office:value-type="float" office:value="-92.4" calcext:value-type="float">
            <text:p>-92,4</text:p>
          </table:table-cell>
          <table:table-cell office:value-type="float" office:value="-91.1" calcext:value-type="float">
            <text:p>-91,1</text:p>
          </table:table-cell>
          <table:table-cell office:value-type="float" office:value="-90.1" calcext:value-type="float">
            <text:p>-90,1</text:p>
          </table:table-cell>
          <table:table-cell office:value-type="float" office:value="-90" calcext:value-type="float">
            <text:p>-90</text:p>
          </table:table-cell>
          <table:table-cell office:value-type="float" office:value="-89.5" calcext:value-type="float">
            <text:p>-89,5</text:p>
          </table:table-cell>
          <table:table-cell office:value-type="float" office:value="-88.2" calcext:value-type="float">
            <text:p>-88,2</text:p>
          </table:table-cell>
          <table:table-cell office:value-type="float" office:value="-86.9" calcext:value-type="float">
            <text:p>-86,9</text:p>
          </table:table-cell>
          <table:table-cell office:value-type="float" office:value="-86" calcext:value-type="float">
            <text:p>-86</text:p>
          </table:table-cell>
          <table:table-cell office:value-type="float" office:value="-85.333336" calcext:value-type="float">
            <text:p>-85,333336</text:p>
          </table:table-cell>
          <table:table-cell office:value-type="float" office:value="-84.75" calcext:value-type="float">
            <text:p>-84,75</text:p>
          </table:table-cell>
          <table:table-cell table:number-columns-repeated="919"/>
        </table:table-row>
        <table:table-row table:style-name="ro8">
          <table:table-cell/>
          <table:table-cell office:value-type="float" office:value="6" calcext:value-type="float">
            <text:p>6</text:p>
          </table:table-cell>
          <table:table-cell office:value-type="time" office:time-value="PT15H24M00S" calcext:value-type="time">
            <text:p>15:24:00</text:p>
          </table:table-cell>
          <table:table-cell office:value-type="string" calcext:value-type="string">
            <text:p>"B1 (1)"</text:p>
          </table:table-cell>
          <table:table-cell office:value-type="string" calcext:value-type="string">
            <text:p>"CB:5D:42:C1:F7:36"</text:p>
          </table:table-cell>
          <table:table-cell office:value-type="float" office:value="-92.5" calcext:value-type="float">
            <text:p>-92,5</text:p>
          </table:table-cell>
          <table:table-cell office:value-type="float" office:value="-92.6" calcext:value-type="float">
            <text:p>-92,6</text:p>
          </table:table-cell>
          <table:table-cell office:value-type="float" office:value="-89.7" calcext:value-type="float">
            <text:p>-89,7</text:p>
          </table:table-cell>
          <table:table-cell office:value-type="float" office:value="-86.4" calcext:value-type="float">
            <text:p>-86,4</text:p>
          </table:table-cell>
          <table:table-cell office:value-type="float" office:value="-85.4" calcext:value-type="float">
            <text:p>-85,4</text:p>
          </table:table-cell>
          <table:table-cell office:value-type="float" office:value="-85.7" calcext:value-type="float">
            <text:p>-85,7</text:p>
          </table:table-cell>
          <table:table-cell office:value-type="float" office:value="-85.8" calcext:value-type="float">
            <text:p>-85,8</text:p>
          </table:table-cell>
          <table:table-cell office:value-type="float" office:value="-85.7" calcext:value-type="float">
            <text:p>-85,7</text:p>
          </table:table-cell>
          <table:table-cell office:value-type="float" office:value="-85" calcext:value-type="float">
            <text:p>-85</text:p>
          </table:table-cell>
          <table:table-cell office:value-type="float" office:value="-84.9" calcext:value-type="float">
            <text:p>-84,9</text:p>
          </table:table-cell>
          <table:table-cell office:value-type="float" office:value="-85.2" calcext:value-type="float">
            <text:p>-85,2</text:p>
          </table:table-cell>
          <table:table-cell office:value-type="float" office:value="-85.4" calcext:value-type="float">
            <text:p>-85,4</text:p>
          </table:table-cell>
          <table:table-cell office:value-type="float" office:value="-88.4" calcext:value-type="float">
            <text:p>-88,4</text:p>
          </table:table-cell>
          <table:table-cell table:number-columns-repeated="2" office:value-type="float" office:value="-91.3" calcext:value-type="float">
            <text:p>-91,3</text:p>
          </table:table-cell>
          <table:table-cell office:value-type="float" office:value="-91.2" calcext:value-type="float">
            <text:p>-91,2</text:p>
          </table:table-cell>
          <table:table-cell office:value-type="float" office:value="-91.1" calcext:value-type="float">
            <text:p>-91,1</text:p>
          </table:table-cell>
          <table:table-cell office:value-type="float" office:value="-91.2" calcext:value-type="float">
            <text:p>-91,2</text:p>
          </table:table-cell>
          <table:table-cell office:value-type="float" office:value="-91.7" calcext:value-type="float">
            <text:p>-91,7</text:p>
          </table:table-cell>
          <table:table-cell office:value-type="float" office:value="-91.9" calcext:value-type="float">
            <text:p>-91,9</text:p>
          </table:table-cell>
          <table:table-cell office:value-type="float" office:value="-91.8" calcext:value-type="float">
            <text:p>-91,8</text:p>
          </table:table-cell>
          <table:table-cell office:value-type="float" office:value="-92" calcext:value-type="float">
            <text:p>-92</text:p>
          </table:table-cell>
          <table:table-cell office:value-type="float" office:value="-92.7" calcext:value-type="float">
            <text:p>-92,7</text:p>
          </table:table-cell>
          <table:table-cell office:value-type="float" office:value="-93.6" calcext:value-type="float">
            <text:p>-93,6</text:p>
          </table:table-cell>
          <table:table-cell office:value-type="float" office:value="-93.7" calcext:value-type="float">
            <text:p>-93,7</text:p>
          </table:table-cell>
          <table:table-cell office:value-type="float" office:value="-93.8" calcext:value-type="float">
            <text:p>-93,8</text:p>
          </table:table-cell>
          <table:table-cell office:value-type="float" office:value="-93.7" calcext:value-type="float">
            <text:p>-93,7</text:p>
          </table:table-cell>
          <table:table-cell office:value-type="float" office:value="-93.5" calcext:value-type="float">
            <text:p>-93,5</text:p>
          </table:table-cell>
          <table:table-cell office:value-type="float" office:value="-93.3" calcext:value-type="float">
            <text:p>-93,3</text:p>
          </table:table-cell>
          <table:table-cell office:value-type="float" office:value="-93.5" calcext:value-type="float">
            <text:p>-93,5</text:p>
          </table:table-cell>
          <table:table-cell office:value-type="float" office:value="-93.6" calcext:value-type="float">
            <text:p>-93,6</text:p>
          </table:table-cell>
          <table:table-cell office:value-type="float" office:value="-93.2" calcext:value-type="float">
            <text:p>-93,2</text:p>
          </table:table-cell>
          <table:table-cell office:value-type="float" office:value="-90.7" calcext:value-type="float">
            <text:p>-90,7</text:p>
          </table:table-cell>
          <table:table-cell office:value-type="float" office:value="-87.9" calcext:value-type="float">
            <text:p>-87,9</text:p>
          </table:table-cell>
          <table:table-cell office:value-type="float" office:value="-87" calcext:value-type="float">
            <text:p>-87</text:p>
          </table:table-cell>
          <table:table-cell office:value-type="float" office:value="-87.3" calcext:value-type="float">
            <text:p>-87,3</text:p>
          </table:table-cell>
          <table:table-cell office:value-type="float" office:value="-87.7" calcext:value-type="float">
            <text:p>-87,7</text:p>
          </table:table-cell>
          <table:table-cell office:value-type="float" office:value="-87.9" calcext:value-type="float">
            <text:p>-87,9</text:p>
          </table:table-cell>
          <table:table-cell office:value-type="float" office:value="-87.5" calcext:value-type="float">
            <text:p>-87,5</text:p>
          </table:table-cell>
          <table:table-cell office:value-type="float" office:value="-86.9" calcext:value-type="float">
            <text:p>-86,9</text:p>
          </table:table-cell>
          <table:table-cell office:value-type="float" office:value="-86.6" calcext:value-type="float">
            <text:p>-86,6</text:p>
          </table:table-cell>
          <table:table-cell office:value-type="float" office:value="-87.5" calcext:value-type="float">
            <text:p>-87,5</text:p>
          </table:table-cell>
          <table:table-cell office:value-type="float" office:value="-90.4" calcext:value-type="float">
            <text:p>-90,4</text:p>
          </table:table-cell>
          <table:table-cell office:value-type="float" office:value="-93" calcext:value-type="float">
            <text:p>-93</text:p>
          </table:table-cell>
          <table:table-cell office:value-type="float" office:value="-93.1" calcext:value-type="float">
            <text:p>-93,1</text:p>
          </table:table-cell>
          <table:table-cell office:value-type="float" office:value="-92.4" calcext:value-type="float">
            <text:p>-92,4</text:p>
          </table:table-cell>
          <table:table-cell office:value-type="float" office:value="-92.1" calcext:value-type="float">
            <text:p>-92,1</text:p>
          </table:table-cell>
          <table:table-cell table:number-columns-repeated="2" office:value-type="float" office:value="-92.4" calcext:value-type="float">
            <text:p>-92,4</text:p>
          </table:table-cell>
          <table:table-cell office:value-type="float" office:value="-92.1" calcext:value-type="float">
            <text:p>-92,1</text:p>
          </table:table-cell>
          <table:table-cell office:value-type="float" office:value="-91.9" calcext:value-type="float">
            <text:p>-91,9</text:p>
          </table:table-cell>
          <table:table-cell office:value-type="float" office:value="-92.2" calcext:value-type="float">
            <text:p>-92,2</text:p>
          </table:table-cell>
          <table:table-cell office:value-type="float" office:value="-93.8" calcext:value-type="float">
            <text:p>-93,8</text:p>
          </table:table-cell>
          <table:table-cell office:value-type="float" office:value="-95.2" calcext:value-type="float">
            <text:p>-95,2</text:p>
          </table:table-cell>
          <table:table-cell office:value-type="float" office:value="-95.5" calcext:value-type="float">
            <text:p>-95,5</text:p>
          </table:table-cell>
          <table:table-cell table:number-columns-repeated="3" office:value-type="float" office:value="-96.1" calcext:value-type="float">
            <text:p>-96,1</text:p>
          </table:table-cell>
          <table:table-cell office:value-type="float" office:value="-96.2" calcext:value-type="float">
            <text:p>-96,2</text:p>
          </table:table-cell>
          <table:table-cell office:value-type="float" office:value="-96" calcext:value-type="float">
            <text:p>-96</text:p>
          </table:table-cell>
          <table:table-cell office:value-type="float" office:value="-95.8" calcext:value-type="float">
            <text:p>-95,8</text:p>
          </table:table-cell>
          <table:table-cell office:value-type="float" office:value="-93.7" calcext:value-type="float">
            <text:p>-93,7</text:p>
          </table:table-cell>
          <table:table-cell office:value-type="float" office:value="-88.4" calcext:value-type="float">
            <text:p>-88,4</text:p>
          </table:table-cell>
          <table:table-cell office:value-type="float" office:value="-84.6" calcext:value-type="float">
            <text:p>-84,6</text:p>
          </table:table-cell>
          <table:table-cell table:number-columns-repeated="2" office:value-type="float" office:value="-83.7" calcext:value-type="float">
            <text:p>-83,7</text:p>
          </table:table-cell>
          <table:table-cell office:value-type="float" office:value="-85" calcext:value-type="float">
            <text:p>-85</text:p>
          </table:table-cell>
          <table:table-cell office:value-type="float" office:value="-85.7" calcext:value-type="float">
            <text:p>-85,7</text:p>
          </table:table-cell>
          <table:table-cell office:value-type="float" office:value="-85.1" calcext:value-type="float">
            <text:p>-85,1</text:p>
          </table:table-cell>
          <table:table-cell office:value-type="float" office:value="-84.6" calcext:value-type="float">
            <text:p>-84,6</text:p>
          </table:table-cell>
          <table:table-cell office:value-type="float" office:value="-84.9" calcext:value-type="float">
            <text:p>-84,9</text:p>
          </table:table-cell>
          <table:table-cell office:value-type="float" office:value="-85.7" calcext:value-type="float">
            <text:p>-85,7</text:p>
          </table:table-cell>
          <table:table-cell office:value-type="float" office:value="-89" calcext:value-type="float">
            <text:p>-89</text:p>
          </table:table-cell>
          <table:table-cell office:value-type="float" office:value="-92" calcext:value-type="float">
            <text:p>-92</text:p>
          </table:table-cell>
          <table:table-cell office:value-type="float" office:value="-92.1" calcext:value-type="float">
            <text:p>-92,1</text:p>
          </table:table-cell>
          <table:table-cell office:value-type="float" office:value="-92.2" calcext:value-type="float">
            <text:p>-92,2</text:p>
          </table:table-cell>
          <table:table-cell office:value-type="float" office:value="-92" calcext:value-type="float">
            <text:p>-92</text:p>
          </table:table-cell>
          <table:table-cell office:value-type="float" office:value="-92.3" calcext:value-type="float">
            <text:p>-92,3</text:p>
          </table:table-cell>
          <table:table-cell office:value-type="float" office:value="-92.8" calcext:value-type="float">
            <text:p>-92,8</text:p>
          </table:table-cell>
          <table:table-cell office:value-type="float" office:value="-92.3" calcext:value-type="float">
            <text:p>-92,3</text:p>
          </table:table-cell>
          <table:table-cell office:value-type="float" office:value="-91" calcext:value-type="float">
            <text:p>-91</text:p>
          </table:table-cell>
          <table:table-cell office:value-type="float" office:value="-90.5" calcext:value-type="float">
            <text:p>-90,5</text:p>
          </table:table-cell>
          <table:table-cell office:value-type="float" office:value="-91.5" calcext:value-type="float">
            <text:p>-91,5</text:p>
          </table:table-cell>
          <table:table-cell office:value-type="float" office:value="-92.2" calcext:value-type="float">
            <text:p>-92,2</text:p>
          </table:table-cell>
          <table:table-cell office:value-type="float" office:value="-91.8" calcext:value-type="float">
            <text:p>-91,8</text:p>
          </table:table-cell>
          <table:table-cell office:value-type="float" office:value="-91.6" calcext:value-type="float">
            <text:p>-91,6</text:p>
          </table:table-cell>
          <table:table-cell office:value-type="float" office:value="-91.8" calcext:value-type="float">
            <text:p>-91,8</text:p>
          </table:table-cell>
          <table:table-cell table:number-columns-repeated="2" office:value-type="float" office:value="-91.7" calcext:value-type="float">
            <text:p>-91,7</text:p>
          </table:table-cell>
          <table:table-cell office:value-type="float" office:value="-91.2" calcext:value-type="float">
            <text:p>-91,2</text:p>
          </table:table-cell>
          <table:table-cell office:value-type="float" office:value="-90.5" calcext:value-type="float">
            <text:p>-90,5</text:p>
          </table:table-cell>
          <table:table-cell office:value-type="float" office:value="-90.3" calcext:value-type="float">
            <text:p>-90,3</text:p>
          </table:table-cell>
          <table:table-cell office:value-type="float" office:value="-87.9" calcext:value-type="float">
            <text:p>-87,9</text:p>
          </table:table-cell>
          <table:table-cell office:value-type="float" office:value="-85.1" calcext:value-type="float">
            <text:p>-85,1</text:p>
          </table:table-cell>
          <table:table-cell office:value-type="float" office:value="-85.2" calcext:value-type="float">
            <text:p>-85,2</text:p>
          </table:table-cell>
          <table:table-cell office:value-type="float" office:value="-85.8" calcext:value-type="float">
            <text:p>-85,8</text:p>
          </table:table-cell>
          <table:table-cell office:value-type="float" office:value="-86.6" calcext:value-type="float">
            <text:p>-86,6</text:p>
          </table:table-cell>
          <table:table-cell office:value-type="float" office:value="-87.2" calcext:value-type="float">
            <text:p>-87,2</text:p>
          </table:table-cell>
          <table:table-cell office:value-type="float" office:value="-86.666664" calcext:value-type="float">
            <text:p>-86,666664</text:p>
          </table:table-cell>
          <table:table-cell office:value-type="float" office:value="-85.6" calcext:value-type="float">
            <text:p>-85,6</text:p>
          </table:table-cell>
          <table:table-cell table:number-columns-repeated="919"/>
        </table:table-row>
        <table:table-row table:style-name="ro8">
          <table:table-cell/>
          <table:table-cell office:value-type="float" office:value="8" calcext:value-type="float">
            <text:p>8</text:p>
          </table:table-cell>
          <table:table-cell office:value-type="time" office:time-value="PT15H23M00S" calcext:value-type="time">
            <text:p>15:23:00</text:p>
          </table:table-cell>
          <table:table-cell office:value-type="string" calcext:value-type="string">
            <text:p>"B1 (1)"</text:p>
          </table:table-cell>
          <table:table-cell office:value-type="string" calcext:value-type="string">
            <text:p>"CB:5D:42:C1:F7:36"</text:p>
          </table:table-cell>
          <table:table-cell office:value-type="float" office:value="-93.2" calcext:value-type="float">
            <text:p>-93,2</text:p>
          </table:table-cell>
          <table:table-cell office:value-type="float" office:value="-98.5" calcext:value-type="float">
            <text:p>-98,5</text:p>
          </table:table-cell>
          <table:table-cell office:value-type="float" office:value="-96.6" calcext:value-type="float">
            <text:p>-96,6</text:p>
          </table:table-cell>
          <table:table-cell office:value-type="float" office:value="-92.7" calcext:value-type="float">
            <text:p>-92,7</text:p>
          </table:table-cell>
          <table:table-cell office:value-type="float" office:value="-91.9" calcext:value-type="float">
            <text:p>-91,9</text:p>
          </table:table-cell>
          <table:table-cell office:value-type="float" office:value="-92.6" calcext:value-type="float">
            <text:p>-92,6</text:p>
          </table:table-cell>
          <table:table-cell office:value-type="float" office:value="-93.2" calcext:value-type="float">
            <text:p>-93,2</text:p>
          </table:table-cell>
          <table:table-cell office:value-type="float" office:value="-93" calcext:value-type="float">
            <text:p>-93</text:p>
          </table:table-cell>
          <table:table-cell office:value-type="float" office:value="-93.3" calcext:value-type="float">
            <text:p>-93,3</text:p>
          </table:table-cell>
          <table:table-cell office:value-type="float" office:value="-93.6" calcext:value-type="float">
            <text:p>-93,6</text:p>
          </table:table-cell>
          <table:table-cell office:value-type="float" office:value="-93.4" calcext:value-type="float">
            <text:p>-93,4</text:p>
          </table:table-cell>
          <table:table-cell office:value-type="float" office:value="-93.3" calcext:value-type="float">
            <text:p>-93,3</text:p>
          </table:table-cell>
          <table:table-cell office:value-type="float" office:value="-93.7" calcext:value-type="float">
            <text:p>-93,7</text:p>
          </table:table-cell>
          <table:table-cell office:value-type="float" office:value="-94.2" calcext:value-type="float">
            <text:p>-94,2</text:p>
          </table:table-cell>
          <table:table-cell office:value-type="float" office:value="-94.1" calcext:value-type="float">
            <text:p>-94,1</text:p>
          </table:table-cell>
          <table:table-cell office:value-type="float" office:value="-94.4" calcext:value-type="float">
            <text:p>-94,4</text:p>
          </table:table-cell>
          <table:table-cell office:value-type="float" office:value="-94.5" calcext:value-type="float">
            <text:p>-94,5</text:p>
          </table:table-cell>
          <table:table-cell office:value-type="float" office:value="-94.3" calcext:value-type="float">
            <text:p>-94,3</text:p>
          </table:table-cell>
          <table:table-cell office:value-type="float" office:value="-93.7" calcext:value-type="float">
            <text:p>-93,7</text:p>
          </table:table-cell>
          <table:table-cell office:value-type="float" office:value="-93.2" calcext:value-type="float">
            <text:p>-93,2</text:p>
          </table:table-cell>
          <table:table-cell office:value-type="float" office:value="-92.6" calcext:value-type="float">
            <text:p>-92,6</text:p>
          </table:table-cell>
          <table:table-cell office:value-type="float" office:value="-91.7" calcext:value-type="float">
            <text:p>-91,7</text:p>
          </table:table-cell>
          <table:table-cell office:value-type="float" office:value="-93.9" calcext:value-type="float">
            <text:p>-93,9</text:p>
          </table:table-cell>
          <table:table-cell office:value-type="float" office:value="-97.3" calcext:value-type="float">
            <text:p>-97,3</text:p>
          </table:table-cell>
          <table:table-cell office:value-type="float" office:value="-99.2" calcext:value-type="float">
            <text:p>-99,2</text:p>
          </table:table-cell>
          <table:table-cell office:value-type="float" office:value="-99.5" calcext:value-type="float">
            <text:p>-99,5</text:p>
          </table:table-cell>
          <table:table-cell office:value-type="float" office:value="-99.1" calcext:value-type="float">
            <text:p>-99,1</text:p>
          </table:table-cell>
          <table:table-cell office:value-type="float" office:value="-98.7" calcext:value-type="float">
            <text:p>-98,7</text:p>
          </table:table-cell>
          <table:table-cell office:value-type="float" office:value="-98.1" calcext:value-type="float">
            <text:p>-98,1</text:p>
          </table:table-cell>
          <table:table-cell office:value-type="float" office:value="-96.8" calcext:value-type="float">
            <text:p>-96,8</text:p>
          </table:table-cell>
          <table:table-cell table:number-columns-repeated="2" office:value-type="float" office:value="-95.3" calcext:value-type="float">
            <text:p>-95,3</text:p>
          </table:table-cell>
          <table:table-cell office:value-type="float" office:value="-95.7" calcext:value-type="float">
            <text:p>-95,7</text:p>
          </table:table-cell>
          <table:table-cell office:value-type="float" office:value="-96.1" calcext:value-type="float">
            <text:p>-96,1</text:p>
          </table:table-cell>
          <table:table-cell office:value-type="float" office:value="-96.7" calcext:value-type="float">
            <text:p>-96,7</text:p>
          </table:table-cell>
          <table:table-cell office:value-type="float" office:value="-96.8" calcext:value-type="float">
            <text:p>-96,8</text:p>
          </table:table-cell>
          <table:table-cell office:value-type="float" office:value="-96.3" calcext:value-type="float">
            <text:p>-96,3</text:p>
          </table:table-cell>
          <table:table-cell office:value-type="float" office:value="-96.2" calcext:value-type="float">
            <text:p>-96,2</text:p>
          </table:table-cell>
          <table:table-cell office:value-type="float" office:value="-95.9" calcext:value-type="float">
            <text:p>-95,9</text:p>
          </table:table-cell>
          <table:table-cell office:value-type="float" office:value="-95.6" calcext:value-type="float">
            <text:p>-95,6</text:p>
          </table:table-cell>
          <table:table-cell office:value-type="float" office:value="-96.1" calcext:value-type="float">
            <text:p>-96,1</text:p>
          </table:table-cell>
          <table:table-cell office:value-type="float" office:value="-96.8" calcext:value-type="float">
            <text:p>-96,8</text:p>
          </table:table-cell>
          <table:table-cell office:value-type="float" office:value="-93.6" calcext:value-type="float">
            <text:p>-93,6</text:p>
          </table:table-cell>
          <table:table-cell office:value-type="float" office:value="-89.1" calcext:value-type="float">
            <text:p>-89,1</text:p>
          </table:table-cell>
          <table:table-cell table:number-columns-repeated="2" office:value-type="float" office:value="-88.3" calcext:value-type="float">
            <text:p>-88,3</text:p>
          </table:table-cell>
          <table:table-cell office:value-type="float" office:value="-88" calcext:value-type="float">
            <text:p>-88</text:p>
          </table:table-cell>
          <table:table-cell table:number-columns-repeated="972"/>
        </table:table-row>
        <table:table-row table:style-name="ro8">
          <table:table-cell/>
          <table:table-cell office:value-type="float" office:value="10" calcext:value-type="float">
            <text:p>10</text:p>
          </table:table-cell>
          <table:table-cell office:value-type="time" office:time-value="PT15H22M00S" calcext:value-type="time">
            <text:p>15:22:00</text:p>
          </table:table-cell>
          <table:table-cell office:value-type="string" calcext:value-type="string">
            <text:p>"B1 (1)"</text:p>
          </table:table-cell>
          <table:table-cell office:value-type="string" calcext:value-type="string">
            <text:p>"CB:5D:42:C1:F7:36"</text:p>
          </table:table-cell>
          <table:table-cell office:value-type="float" office:value="-92.6" calcext:value-type="float">
            <text:p>-92,6</text:p>
          </table:table-cell>
          <table:table-cell office:value-type="float" office:value="-92.5" calcext:value-type="float">
            <text:p>-92,5</text:p>
          </table:table-cell>
          <table:table-cell office:value-type="float" office:value="-96.1" calcext:value-type="float">
            <text:p>-96,1</text:p>
          </table:table-cell>
          <table:table-cell office:value-type="float" office:value="-99.4" calcext:value-type="float">
            <text:p>-99,4</text:p>
          </table:table-cell>
          <table:table-cell office:value-type="float" office:value="-99.9" calcext:value-type="float">
            <text:p>-99,9</text:p>
          </table:table-cell>
          <table:table-cell office:value-type="float" office:value="-99.3" calcext:value-type="float">
            <text:p>-99,3</text:p>
          </table:table-cell>
          <table:table-cell table:number-columns-repeated="2" office:value-type="float" office:value="-98.5" calcext:value-type="float">
            <text:p>-98,5</text:p>
          </table:table-cell>
          <table:table-cell office:value-type="float" office:value="-98.1" calcext:value-type="float">
            <text:p>-98,1</text:p>
          </table:table-cell>
          <table:table-cell office:value-type="float" office:value="-97.7" calcext:value-type="float">
            <text:p>-97,7</text:p>
          </table:table-cell>
          <table:table-cell table:number-columns-repeated="2" office:value-type="float" office:value="-97.4" calcext:value-type="float">
            <text:p>-97,4</text:p>
          </table:table-cell>
          <table:table-cell table:number-columns-repeated="2" office:value-type="float" office:value="-96.8" calcext:value-type="float">
            <text:p>-96,8</text:p>
          </table:table-cell>
          <table:table-cell office:value-type="float" office:value="-97.4" calcext:value-type="float">
            <text:p>-97,4</text:p>
          </table:table-cell>
          <table:table-cell office:value-type="float" office:value="-97.9" calcext:value-type="float">
            <text:p>-97,9</text:p>
          </table:table-cell>
          <table:table-cell office:value-type="float" office:value="-97.7" calcext:value-type="float">
            <text:p>-97,7</text:p>
          </table:table-cell>
          <table:table-cell office:value-type="float" office:value="-97.6" calcext:value-type="float">
            <text:p>-97,6</text:p>
          </table:table-cell>
          <table:table-cell office:value-type="float" office:value="-98.1" calcext:value-type="float">
            <text:p>-98,1</text:p>
          </table:table-cell>
          <table:table-cell office:value-type="float" office:value="-99" calcext:value-type="float">
            <text:p>-99</text:p>
          </table:table-cell>
          <table:table-cell office:value-type="float" office:value="-99.28571" calcext:value-type="float">
            <text:p>-99,28571</text:p>
          </table:table-cell>
          <table:table-cell office:value-type="float" office:value="-99.5" calcext:value-type="float">
            <text:p>-99,5</text:p>
          </table:table-cell>
          <table:table-cell office:value-type="float" office:value="-100" calcext:value-type="float">
            <text:p>-100</text:p>
          </table:table-cell>
          <table:table-cell office:value-type="float" office:value="-99" calcext:value-type="float">
            <text:p>-99</text:p>
          </table:table-cell>
          <table:table-cell table:number-columns-repeated="2"/>
          <table:table-cell table:number-columns-repeated="2" office:value-type="float" office:value="-98" calcext:value-type="float">
            <text:p>-98</text:p>
          </table:table-cell>
          <table:table-cell table:number-columns-repeated="6" office:value-type="float" office:value="-97.7" calcext:value-type="float">
            <text:p>-97,7</text:p>
          </table:table-cell>
          <table:table-cell office:value-type="float" office:value="-97.6" calcext:value-type="float">
            <text:p>-97,6</text:p>
          </table:table-cell>
          <table:table-cell table:number-columns-repeated="2"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office:value-type="float" office:value="-96.2" calcext:value-type="float">
            <text:p>-96,2</text:p>
          </table:table-cell>
          <table:table-cell office:value-type="float" office:value="-95.6" calcext:value-type="float">
            <text:p>-95,6</text:p>
          </table:table-cell>
          <table:table-cell office:value-type="float" office:value="-95" calcext:value-type="float">
            <text:p>-95</text:p>
          </table:table-cell>
          <table:table-cell office:value-type="float" office:value="-94.333336" calcext:value-type="float">
            <text:p>-94,333336</text:p>
          </table:table-cell>
          <table:table-cell/>
          <table:table-cell office:value-type="float" office:value="-98.333336" calcext:value-type="float">
            <text:p>-98,333336</text:p>
          </table:table-cell>
          <table:table-cell table:number-columns-repeated="2" office:value-type="float" office:value="-98" calcext:value-type="float">
            <text:p>-98</text:p>
          </table:table-cell>
          <table:table-cell office:value-type="float" office:value="-97.625" calcext:value-type="float">
            <text:p>-97,625</text:p>
          </table:table-cell>
          <table:table-cell table:number-columns-repeated="4" office:value-type="float" office:value="-97.5" calcext:value-type="float">
            <text:p>-97,5</text:p>
          </table:table-cell>
          <table:table-cell office:value-type="float" office:value="-96.7" calcext:value-type="float">
            <text:p>-96,7</text:p>
          </table:table-cell>
          <table:table-cell table:number-columns-repeated="2" office:value-type="float" office:value="-96" calcext:value-type="float">
            <text:p>-96</text:p>
          </table:table-cell>
          <table:table-cell office:value-type="float" office:value="-94.5" calcext:value-type="float">
            <text:p>-94,5</text:p>
          </table:table-cell>
          <table:table-cell office:value-type="float" office:value="-93" calcext:value-type="float">
            <text:p>-93</text:p>
          </table:table-cell>
          <table:table-cell office:value-type="float" office:value="-91.1" calcext:value-type="float">
            <text:p>-91,1</text:p>
          </table:table-cell>
          <table:table-cell office:value-type="float" office:value="-90.7" calcext:value-type="float">
            <text:p>-90,7</text:p>
          </table:table-cell>
          <table:table-cell office:value-type="float" office:value="-91.22222" calcext:value-type="float">
            <text:p>-91,22222</text:p>
          </table:table-cell>
          <table:table-cell office:value-type="float" office:value="-91.75" calcext:value-type="float">
            <text:p>-91,75</text:p>
          </table:table-cell>
          <table:table-cell table:number-columns-repeated="957"/>
        </table:table-row>
        <table:table-row table:style-name="ro8">
          <table:table-cell/>
          <table:table-cell office:value-type="float" office:value="12.5" calcext:value-type="float">
            <text:p>12,5</text:p>
          </table:table-cell>
          <table:table-cell office:value-type="time" office:time-value="PT15H21M00S" calcext:value-type="time">
            <text:p>15:21: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96.4" calcext:value-type="float">
            <text:p>-96,4</text:p>
          </table:table-cell>
          <table:table-cell office:value-type="float" office:value="-96.7" calcext:value-type="float">
            <text:p>-96,7</text:p>
          </table:table-cell>
          <table:table-cell office:value-type="float" office:value="-96.9" calcext:value-type="float">
            <text:p>-96,9</text:p>
          </table:table-cell>
          <table:table-cell office:value-type="float" office:value="-98.4" calcext:value-type="float">
            <text:p>-98,4</text:p>
          </table:table-cell>
          <table:table-cell office:value-type="float" office:value="-99.875" calcext:value-type="float">
            <text:p>-99,875</text:p>
          </table:table-cell>
          <table:table-cell office:value-type="float" office:value="-101" calcext:value-type="float">
            <text:p>-101</text:p>
          </table:table-cell>
          <table:table-cell office:value-type="float" office:value="-101.75" calcext:value-type="float">
            <text:p>-101,75</text:p>
          </table:table-cell>
          <table:table-cell office:value-type="float" office:value="-100.2" calcext:value-type="float">
            <text:p>-100,2</text:p>
          </table:table-cell>
          <table:table-cell office:value-type="float" office:value="-97.22222" calcext:value-type="float">
            <text:p>-97,22222</text:p>
          </table:table-cell>
          <table:table-cell office:value-type="float" office:value="-96.3" calcext:value-type="float">
            <text:p>-96,3</text:p>
          </table:table-cell>
          <table:table-cell table:number-columns-repeated="4" office:value-type="float" office:value="-95.8" calcext:value-type="float">
            <text:p>-95,8</text:p>
          </table:table-cell>
          <table:table-cell table:number-columns-repeated="2" office:value-type="float" office:value="-95" calcext:value-type="float">
            <text:p>-95</text:p>
          </table:table-cell>
          <table:table-cell office:value-type="float" office:value="-95.4" calcext:value-type="float">
            <text:p>-95,4</text:p>
          </table:table-cell>
          <table:table-cell office:value-type="float" office:value="-95.3" calcext:value-type="float">
            <text:p>-95,3</text:p>
          </table:table-cell>
          <table:table-cell table:number-columns-repeated="2" office:value-type="float" office:value="-95.4" calcext:value-type="float">
            <text:p>-95,4</text:p>
          </table:table-cell>
          <table:table-cell office:value-type="float" office:value="-95.8" calcext:value-type="float">
            <text:p>-95,8</text:p>
          </table:table-cell>
          <table:table-cell office:value-type="float" office:value="-97.2" calcext:value-type="float">
            <text:p>-97,2</text:p>
          </table:table-cell>
          <table:table-cell office:value-type="float" office:value="-97.6" calcext:value-type="float">
            <text:p>-97,6</text:p>
          </table:table-cell>
          <table:table-cell office:value-type="float" office:value="-97.4" calcext:value-type="float">
            <text:p>-97,4</text:p>
          </table:table-cell>
          <table:table-cell office:value-type="float" office:value="-97.5" calcext:value-type="float">
            <text:p>-97,5</text:p>
          </table:table-cell>
          <table:table-cell office:value-type="float" office:value="-96.8" calcext:value-type="float">
            <text:p>-96,8</text:p>
          </table:table-cell>
          <table:table-cell office:value-type="float" office:value="-96.4" calcext:value-type="float">
            <text:p>-96,4</text:p>
          </table:table-cell>
          <table:table-cell office:value-type="float" office:value="-96.2" calcext:value-type="float">
            <text:p>-96,2</text:p>
          </table:table-cell>
          <table:table-cell office:value-type="float" office:value="-96.4" calcext:value-type="float">
            <text:p>-96,4</text:p>
          </table:table-cell>
          <table:table-cell office:value-type="float" office:value="-96.7" calcext:value-type="float">
            <text:p>-96,7</text:p>
          </table:table-cell>
          <table:table-cell office:value-type="float" office:value="-97" calcext:value-type="float">
            <text:p>-97</text:p>
          </table:table-cell>
          <table:table-cell office:value-type="float" office:value="-96.7" calcext:value-type="float">
            <text:p>-96,7</text:p>
          </table:table-cell>
          <table:table-cell office:value-type="float" office:value="-96.6" calcext:value-type="float">
            <text:p>-96,6</text:p>
          </table:table-cell>
          <table:table-cell office:value-type="float" office:value="-97.111115" calcext:value-type="float">
            <text:p>-97,111115</text:p>
          </table:table-cell>
          <table:table-cell office:value-type="float" office:value="-98" calcext:value-type="float">
            <text:p>-98</text:p>
          </table:table-cell>
          <table:table-cell office:value-type="float" office:value="-100" calcext:value-type="float">
            <text:p>-100</text:p>
          </table:table-cell>
          <table:table-cell/>
          <table:table-cell office:value-type="float" office:value="-95.5" calcext:value-type="float">
            <text:p>-95,5</text:p>
          </table:table-cell>
          <table:table-cell office:value-type="float" office:value="-96.28571" calcext:value-type="float">
            <text:p>-96,28571</text:p>
          </table:table-cell>
          <table:table-cell table:number-columns-repeated="6" office:value-type="float" office:value="-96.3" calcext:value-type="float">
            <text:p>-96,3</text:p>
          </table:table-cell>
          <table:table-cell office:value-type="float" office:value="-96.4" calcext:value-type="float">
            <text:p>-96,4</text:p>
          </table:table-cell>
          <table:table-cell office:value-type="float" office:value="-96.2" calcext:value-type="float">
            <text:p>-96,2</text:p>
          </table:table-cell>
          <table:table-cell table:number-columns-repeated="2" office:value-type="float" office:value="-96" calcext:value-type="float">
            <text:p>-96</text:p>
          </table:table-cell>
          <table:table-cell office:value-type="float" office:value="-96.6" calcext:value-type="float">
            <text:p>-96,6</text:p>
          </table:table-cell>
          <table:table-cell office:value-type="float" office:value="-97" calcext:value-type="float">
            <text:p>-97</text:p>
          </table:table-cell>
          <table:table-cell office:value-type="float" office:value="-97.6" calcext:value-type="float">
            <text:p>-97,6</text:p>
          </table:table-cell>
          <table:table-cell office:value-type="float" office:value="-97.2" calcext:value-type="float">
            <text:p>-97,2</text:p>
          </table:table-cell>
          <table:table-cell office:value-type="float" office:value="-96.5" calcext:value-type="float">
            <text:p>-96,5</text:p>
          </table:table-cell>
          <table:table-cell office:value-type="float" office:value="-96.666664" calcext:value-type="float">
            <text:p>-96,666664</text:p>
          </table:table-cell>
          <table:table-cell table:number-columns-repeated="962"/>
        </table:table-row>
        <table:table-row table:style-name="ro8">
          <table:table-cell/>
          <table:table-cell office:value-type="float" office:value="15" calcext:value-type="float">
            <text:p>15</text:p>
          </table:table-cell>
          <table:table-cell office:value-type="time" office:time-value="PT15H20M00S" calcext:value-type="time">
            <text:p>15:20:00</text:p>
          </table:table-cell>
          <table:table-cell office:value-type="string" calcext:value-type="string">
            <text:p>"B1 (1)"</text:p>
          </table:table-cell>
          <table:table-cell office:value-type="string" calcext:value-type="string">
            <text:p>"CB:5D:42:C1:F7:36"</text:p>
          </table:table-cell>
          <table:table-cell office:value-type="float" office:value="-96.6" calcext:value-type="float">
            <text:p>-96,6</text:p>
          </table:table-cell>
          <table:table-cell office:value-type="float" office:value="-98.6" calcext:value-type="float">
            <text:p>-98,6</text:p>
          </table:table-cell>
          <table:table-cell office:value-type="float" office:value="-99.9" calcext:value-type="float">
            <text:p>-99,9</text:p>
          </table:table-cell>
          <table:table-cell office:value-type="float" office:value="-99.8" calcext:value-type="float">
            <text:p>-99,8</text:p>
          </table:table-cell>
          <table:table-cell table:number-columns-repeated="2" office:value-type="float" office:value="-99.6" calcext:value-type="float">
            <text:p>-99,6</text:p>
          </table:table-cell>
          <table:table-cell office:value-type="float" office:value="-99.2" calcext:value-type="float">
            <text:p>-99,2</text:p>
          </table:table-cell>
          <table:table-cell office:value-type="float" office:value="-99" calcext:value-type="float">
            <text:p>-99</text:p>
          </table:table-cell>
          <table:table-cell office:value-type="float" office:value="-98.9" calcext:value-type="float">
            <text:p>-98,9</text:p>
          </table:table-cell>
          <table:table-cell table:number-columns-repeated="2" office:value-type="float" office:value="-98.6" calcext:value-type="float">
            <text:p>-98,6</text:p>
          </table:table-cell>
          <table:table-cell office:value-type="float" office:value="-98.1" calcext:value-type="float">
            <text:p>-98,1</text:p>
          </table:table-cell>
          <table:table-cell office:value-type="float" office:value="-97.8" calcext:value-type="float">
            <text:p>-97,8</text:p>
          </table:table-cell>
          <table:table-cell office:value-type="float" office:value="-98.3" calcext:value-type="float">
            <text:p>-98,3</text:p>
          </table:table-cell>
          <table:table-cell office:value-type="float" office:value="-98.8" calcext:value-type="float">
            <text:p>-98,8</text:p>
          </table:table-cell>
          <table:table-cell table:number-columns-repeated="2" office:value-type="float" office:value="-98.5" calcext:value-type="float">
            <text:p>-98,5</text:p>
          </table:table-cell>
          <table:table-cell office:value-type="float" office:value="-98.7" calcext:value-type="float">
            <text:p>-98,7</text:p>
          </table:table-cell>
          <table:table-cell office:value-type="float" office:value="-98.9" calcext:value-type="float">
            <text:p>-98,9</text:p>
          </table:table-cell>
          <table:table-cell office:value-type="float" office:value="-98.5" calcext:value-type="float">
            <text:p>-98,5</text:p>
          </table:table-cell>
          <table:table-cell office:value-type="float" office:value="-97.8" calcext:value-type="float">
            <text:p>-97,8</text:p>
          </table:table-cell>
          <table:table-cell office:value-type="float" office:value="-96.8" calcext:value-type="float">
            <text:p>-96,8</text:p>
          </table:table-cell>
          <table:table-cell table:number-columns-repeated="3" office:value-type="float" office:value="-95.9" calcext:value-type="float">
            <text:p>-95,9</text:p>
          </table:table-cell>
          <table:table-cell office:value-type="float" office:value="-96.2" calcext:value-type="float">
            <text:p>-96,2</text:p>
          </table:table-cell>
          <table:table-cell office:value-type="float" office:value="-96.7" calcext:value-type="float">
            <text:p>-96,7</text:p>
          </table:table-cell>
          <table:table-cell office:value-type="float" office:value="-96.5" calcext:value-type="float">
            <text:p>-96,5</text:p>
          </table:table-cell>
          <table:table-cell table:number-columns-repeated="2" office:value-type="float" office:value="-95.6" calcext:value-type="float">
            <text:p>-95,6</text:p>
          </table:table-cell>
          <table:table-cell office:value-type="float" office:value="-96.9" calcext:value-type="float">
            <text:p>-96,9</text:p>
          </table:table-cell>
          <table:table-cell office:value-type="float" office:value="-99.4" calcext:value-type="float">
            <text:p>-99,4</text:p>
          </table:table-cell>
          <table:table-cell office:value-type="float" office:value="-100.8" calcext:value-type="float">
            <text:p>-100,8</text:p>
          </table:table-cell>
          <table:table-cell office:value-type="float" office:value="-100.7" calcext:value-type="float">
            <text:p>-100,7</text:p>
          </table:table-cell>
          <table:table-cell table:number-columns-repeated="2" office:value-type="float" office:value="-100.4" calcext:value-type="float">
            <text:p>-100,4</text:p>
          </table:table-cell>
          <table:table-cell office:value-type="float" office:value="-99.9" calcext:value-type="float">
            <text:p>-99,9</text:p>
          </table:table-cell>
          <table:table-cell office:value-type="float" office:value="-99.6" calcext:value-type="float">
            <text:p>-99,6</text:p>
          </table:table-cell>
          <table:table-cell office:value-type="float" office:value="-98.6" calcext:value-type="float">
            <text:p>-98,6</text:p>
          </table:table-cell>
          <table:table-cell table:number-columns-repeated="2" office:value-type="float" office:value="-98" calcext:value-type="float">
            <text:p>-98</text:p>
          </table:table-cell>
          <table:table-cell table:number-columns-repeated="2" office:value-type="float" office:value="-97.4" calcext:value-type="float">
            <text:p>-97,4</text:p>
          </table:table-cell>
          <table:table-cell office:value-type="float" office:value="-97.6" calcext:value-type="float">
            <text:p>-97,6</text:p>
          </table:table-cell>
          <table:table-cell office:value-type="float" office:value="-97.8" calcext:value-type="float">
            <text:p>-97,8</text:p>
          </table:table-cell>
          <table:table-cell office:value-type="float" office:value="-98.1" calcext:value-type="float">
            <text:p>-98,1</text:p>
          </table:table-cell>
          <table:table-cell office:value-type="float" office:value="-98" calcext:value-type="float">
            <text:p>-98</text:p>
          </table:table-cell>
          <table:table-cell office:value-type="float" office:value="-97.7" calcext:value-type="float">
            <text:p>-97,7</text:p>
          </table:table-cell>
          <table:table-cell table:number-columns-repeated="2" office:value-type="float" office:value="-98" calcext:value-type="float">
            <text:p>-98</text:p>
          </table:table-cell>
          <table:table-cell office:value-type="float" office:value="-97.4" calcext:value-type="float">
            <text:p>-97,4</text:p>
          </table:table-cell>
          <table:table-cell office:value-type="float" office:value="-96.8" calcext:value-type="float">
            <text:p>-96,8</text:p>
          </table:table-cell>
          <table:table-cell office:value-type="float" office:value="-95.9" calcext:value-type="float">
            <text:p>-95,9</text:p>
          </table:table-cell>
          <table:table-cell office:value-type="float" office:value="-95.6" calcext:value-type="float">
            <text:p>-95,6</text:p>
          </table:table-cell>
          <table:table-cell office:value-type="float" office:value="-95.5" calcext:value-type="float">
            <text:p>-95,5</text:p>
          </table:table-cell>
          <table:table-cell office:value-type="float" office:value="-95.1" calcext:value-type="float">
            <text:p>-95,1</text:p>
          </table:table-cell>
          <table:table-cell office:value-type="float" office:value="-95.2" calcext:value-type="float">
            <text:p>-95,2</text:p>
          </table:table-cell>
          <table:table-cell office:value-type="float" office:value="-95.4" calcext:value-type="float">
            <text:p>-95,4</text:p>
          </table:table-cell>
          <table:table-cell office:value-type="float" office:value="-95.3" calcext:value-type="float">
            <text:p>-95,3</text:p>
          </table:table-cell>
          <table:table-cell office:value-type="float" office:value="-94.8" calcext:value-type="float">
            <text:p>-94,8</text:p>
          </table:table-cell>
          <table:table-cell office:value-type="float" office:value="-95.5" calcext:value-type="float">
            <text:p>-95,5</text:p>
          </table:table-cell>
          <table:table-cell office:value-type="float" office:value="-97.2" calcext:value-type="float">
            <text:p>-97,2</text:p>
          </table:table-cell>
          <table:table-cell office:value-type="float" office:value="-98.2" calcext:value-type="float">
            <text:p>-98,2</text:p>
          </table:table-cell>
          <table:table-cell office:value-type="float" office:value="-98.3" calcext:value-type="float">
            <text:p>-98,3</text:p>
          </table:table-cell>
          <table:table-cell office:value-type="float" office:value="-98" calcext:value-type="float">
            <text:p>-98</text:p>
          </table:table-cell>
          <table:table-cell office:value-type="float" office:value="-98.1" calcext:value-type="float">
            <text:p>-98,1</text:p>
          </table:table-cell>
          <table:table-cell office:value-type="float" office:value="-97.6" calcext:value-type="float">
            <text:p>-97,6</text:p>
          </table:table-cell>
          <table:table-cell office:value-type="float" office:value="-98" calcext:value-type="float">
            <text:p>-98</text:p>
          </table:table-cell>
          <table:table-cell office:value-type="float" office:value="-98.125" calcext:value-type="float">
            <text:p>-98,125</text:p>
          </table:table-cell>
          <table:table-cell office:value-type="float" office:value="-98.14286" calcext:value-type="float">
            <text:p>-98,14286</text:p>
          </table:table-cell>
          <table:table-cell office:value-type="float" office:value="-97.333336" calcext:value-type="float">
            <text:p>-97,333336</text:p>
          </table:table-cell>
          <table:table-cell table:number-columns-repeated="948"/>
        </table:table-row>
        <table:table-row table:style-name="ro8">
          <table:table-cell/>
          <table:table-cell office:value-type="float" office:value="20" calcext:value-type="float">
            <text:p>20</text:p>
          </table:table-cell>
          <table:table-cell office:value-type="string" calcext:value-type="string">
            <text:p>no signal</text:p>
          </table:table-cell>
          <table:table-cell table:number-columns-repeated="1021"/>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style-name="Default"/>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number-rows-repeated="14">
          <table:table-cell table:style-name="Default"/>
          <table:table-cell table:number-columns-repeated="1023"/>
        </table:table-row>
        <table:table-row table:style-name="ro8">
          <table:table-cell table:style-name="Default"/>
          <table:table-cell table:number-columns-repeated="1023"/>
        </table:table-row>
      </table:table>
      <table:table table:name="#8 Different beacons" table:style-name="ta1">
        <table:table-column table:style-name="co6" table:default-cell-style-name="Default"/>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8">
          <table:table-cell table:style-name="ce1" table:formula="of:=['Test cases'.A48]" office:value-type="float" office:value="8" calcext:value-type="float">
            <text:p>8</text:p>
          </table:table-cell>
          <table:table-cell table:style-name="ce1" table:formula="of:=['Test cases'.B48]" office:value-type="string" office:string-value="Obtain tx signal attenuation curve for different transmitters microcontrollers and hardware" calcext:value-type="string">
            <text:p>Obtain tx signal attenuation curve for different transmitters microcontrollers and hardware</text:p>
          </table:table-cell>
          <table:table-cell table:style-name="ce1"/>
          <table:table-cell table:style-name="ce1" table:formula="of:=['Test cases'.D48]" office:value-type="string" office:string-value="{0m, 1m, 2m, 3m, 4m, 6m, 8m, 10m, 12.5m, 15m, 20m, 25m, 35m}" calcext:value-type="string">
            <text:p>{0m, 1m, 2m, 3m, 4m, 6m, 8m, 10m, 12.5m, 15m, 20m, 25m, 35m}</text:p>
          </table:table-cell>
          <table:table-cell table:style-name="ce1" table:formula="of:=['Test cases'.E48]" office:value-type="string" office:string-value="F-" calcext:value-type="string">
            <text:p>F-</text:p>
          </table:table-cell>
          <table:table-cell table:style-name="ce1" table:formula="of:=['Test cases'.F48]" office:value-type="string" office:string-value="S" calcext:value-type="string">
            <text:p>S</text:p>
          </table:table-cell>
          <table:table-cell table:style-name="ce1" table:formula="of:=['Test cases'.G48]" office:value-type="string" office:string-value="TEST" calcext:value-type="string">
            <text:p>TEST</text:p>
          </table:table-cell>
          <table:table-cell table:style-name="ce1" table:formula="of:=['Test cases'.H48]" office:value-type="string" office:string-value="-16dBm" calcext:value-type="string">
            <text:p>-16dBm</text:p>
          </table:table-cell>
          <table:table-cell table:style-name="ce1" table:formula="of:=['Test cases'.I48]" office:value-type="string" office:string-value="Wall" calcext:value-type="string">
            <text:p>Wall</text:p>
          </table:table-cell>
          <table:table-cell table:style-name="ce1" table:formula="of:=['Test cases'.J48]" office:value-type="string" office:string-value="↓" calcext:value-type="string">
            <text:p>↓</text:p>
          </table:table-cell>
          <table:table-cell table:style-name="ce1" table:formula="of:=['Test cases'.K48]" office:value-type="float" office:value="1" calcext:value-type="float">
            <text:p>1</text:p>
          </table:table-cell>
          <table:table-cell table:style-name="ce1" table:formula="of:=['Test cases'.L48]" office:value-type="string" office:string-value="-" calcext:value-type="string">
            <text:p>-</text:p>
          </table:table-cell>
          <table:table-cell table:style-name="ce9" table:number-columns-repeated="1012"/>
        </table:table-row>
        <table:table-row table:style-name="ro6">
          <table:table-cell table:style-name="ce1" table:formula="of:=['Test cases'.A49]" office:value-type="float" office:value="8.1" calcext:value-type="float">
            <text:p>8,1</text:p>
          </table:table-cell>
          <table:table-cell table:style-name="ce1" table:formula="of:=['Test cases'.B49]" office:value-type="string" office:string-value="* B1" calcext:value-type="string">
            <text:p>* B1</text:p>
          </table:table-cell>
          <table:table-cell table:style-name="ce1" table:formula="of:=['Test cases'.C49]" office:value-type="string" office:string-value="none(35m), 14:44(25m) – 14:56(0m)" calcext:value-type="string">
            <text:p>none(35m), 14:44(25m) – 14:56(0m)</text:p>
          </table:table-cell>
          <table:table-cell table:style-name="ce1" table:number-columns-repeated="3"/>
          <table:table-cell table:style-name="ce1" table:formula="of:=['Test cases'.G49]" office:value-type="string" office:string-value="B1" calcext:value-type="string">
            <text:p>B1</text:p>
          </table:table-cell>
          <table:table-cell table:style-name="ce1" table:number-columns-repeated="5"/>
          <table:table-cell table:number-columns-repeated="1012"/>
        </table:table-row>
        <table:table-row table:style-name="ro11">
          <table:table-cell table:style-name="ce1" table:formula="of:=['Test cases'.A50]" office:value-type="float" office:value="8.2" calcext:value-type="float">
            <text:p>8,2</text:p>
          </table:table-cell>
          <table:table-cell table:style-name="ce1" table:formula="of:=['Test cases'.B50]" office:value-type="string" office:string-value="* B2  - default tx power (not changed for tests)" calcext:value-type="string">
            <text:p>* B2 <text:s/>- default tx power (not changed for tests)</text:p>
          </table:table-cell>
          <table:table-cell table:style-name="ce1" table:formula="of:=['Test cases'.C50]" office:value-type="string" office:string-value="15:43(35m) – 15:54(0m)" calcext:value-type="string">
            <text:p>15:43(35m) – 15:54(0m)</text:p>
          </table:table-cell>
          <table:table-cell table:style-name="ce1" table:number-columns-repeated="3"/>
          <table:table-cell table:style-name="ce1" table:formula="of:=['Test cases'.G50]" office:value-type="string" office:string-value="B2" calcext:value-type="string">
            <text:p>B2</text:p>
          </table:table-cell>
          <table:table-cell table:style-name="ce1" table:number-columns-repeated="5"/>
          <table:table-cell table:number-columns-repeated="1012"/>
        </table:table-row>
        <table:table-row table:style-name="ro13">
          <table:table-cell table:style-name="ce1" table:formula="of:=['Test cases'.A51]" office:value-type="float" office:value="8.3" calcext:value-type="float">
            <text:p>8,3</text:p>
          </table:table-cell>
          <table:table-cell table:style-name="ce1" table:formula="of:=['Test cases'.B51]" office:value-type="string" office:string-value="* B3 – was set to -8dBm, but result was observable like -16dBm in B1" calcext:value-type="string">
            <text:p>* B3 – was set to -8dBm, but result was observable like -16dBm in B1</text:p>
          </table:table-cell>
          <table:table-cell table:style-name="ce1" table:formula="of:=['Test cases'.C51]" office:value-type="string" office:string-value="none(35m-20m), 16:08(20m) – 16:16(0m)" calcext:value-type="string">
            <text:p>none(35m-20m), 16:08(20m) – 16:16(0m)</text:p>
          </table:table-cell>
          <table:table-cell table:style-name="ce1" table:number-columns-repeated="3"/>
          <table:table-cell table:style-name="ce1" table:formula="of:=['Test cases'.G51]" office:value-type="string" office:string-value="B3" calcext:value-type="string">
            <text:p>B3</text:p>
          </table:table-cell>
          <table:table-cell table:style-name="ce1" table:formula="of:=['Test cases'.H51]" office:value-type="string" office:string-value="-8dBm" calcext:value-type="string">
            <text:p>-8dBm</text:p>
          </table:table-cell>
          <table:table-cell table:style-name="ce1" table:number-columns-repeated="4"/>
          <table:table-cell table:number-columns-repeated="1012"/>
        </table:table-row>
        <table:table-row table:style-name="ro6">
          <table:table-cell table:style-name="ce1" table:formula="of:=['Test cases'.A52]" office:value-type="float" office:value="8.4" calcext:value-type="float">
            <text:p>8,4</text:p>
          </table:table-cell>
          <table:table-cell table:style-name="ce1" table:formula="of:=['Test cases'.B52]" office:value-type="string" office:string-value="* B4" calcext:value-type="string">
            <text:p>* B4</text:p>
          </table:table-cell>
          <table:table-cell table:style-name="ce1" table:formula="of:=['Test cases'.C52]" office:value-type="string" office:string-value="none(35m), 16:20(25m) – 16:29(0m)" calcext:value-type="string">
            <text:p>none(35m), 16:20(25m) – 16:29(0m)</text:p>
          </table:table-cell>
          <table:table-cell table:style-name="ce1" table:number-columns-repeated="3"/>
          <table:table-cell table:style-name="ce1" table:formula="of:=['Test cases'.G52]" office:value-type="string" office:string-value="B4" calcext:value-type="string">
            <text:p>B4</text:p>
          </table:table-cell>
          <table:table-cell table:style-name="ce1" table:number-columns-repeated="5"/>
          <table:table-cell table:number-columns-repeated="1012"/>
        </table:table-row>
        <table:table-row table:style-name="ro8">
          <table:table-cell table:style-name="ce1"/>
          <table:table-cell/>
          <table:table-cell table:style-name="Default"/>
          <table:table-cell table:number-columns-repeated="1021"/>
        </table:table-row>
        <table:table-row table:style-name="ro8">
          <table:table-cell table:style-name="ce5"/>
          <table:table-cell table:number-columns-repeated="1023"/>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8.1" calcext:value-type="float">
            <text:p>8,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style-name="ce5"/>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style-name="ce5"/>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style-name="ce5"/>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style-name="ce5"/>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style-name="ce5"/>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style-name="ce5"/>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style-name="ce5"/>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style-name="ce5"/>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style-name="ce5"/>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style-name="ce5"/>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table:style-name="ce5" office:value-type="float" office:value="8.2" calcext:value-type="float">
            <text:p>8,2</text:p>
          </table:table-cell>
          <table:table-cell office:value-type="float" office:value="0" calcext:value-type="float">
            <text:p>0</text:p>
          </table:table-cell>
          <table:table-cell office:value-type="time" office:time-value="PT15H54M00S" calcext:value-type="time">
            <text:p>15:54:00</text:p>
          </table:table-cell>
          <table:table-cell office:value-type="string" calcext:value-type="string">
            <text:p>"BR521325"</text:p>
          </table:table-cell>
          <table:table-cell office:value-type="string" calcext:value-type="string">
            <text:p>"00:CD:FF:0E:5F:DD"</text:p>
          </table:table-cell>
          <table:table-cell office:value-type="float" office:value="-93.833336" calcext:value-type="float">
            <text:p>-93,833336</text:p>
          </table:table-cell>
          <table:table-cell office:value-type="float" office:value="-94.5" calcext:value-type="float">
            <text:p>-94,5</text:p>
          </table:table-cell>
          <table:table-cell office:value-type="float" office:value="-95.166664" calcext:value-type="float">
            <text:p>-95,166664</text:p>
          </table:table-cell>
          <table:table-cell office:value-type="float" office:value="-96.666664" calcext:value-type="float">
            <text:p>-96,666664</text:p>
          </table:table-cell>
          <table:table-cell office:value-type="float" office:value="-96" calcext:value-type="float">
            <text:p>-96</text:p>
          </table:table-cell>
          <table:table-cell office:value-type="float" office:value="-96.333336" calcext:value-type="float">
            <text:p>-96,333336</text:p>
          </table:table-cell>
          <table:table-cell office:value-type="float" office:value="-96" calcext:value-type="float">
            <text:p>-96</text:p>
          </table:table-cell>
          <table:table-cell office:value-type="float" office:value="-95.5" calcext:value-type="float">
            <text:p>-95,5</text:p>
          </table:table-cell>
          <table:table-cell office:value-type="float" office:value="-95.75" calcext:value-type="float">
            <text:p>-95,75</text:p>
          </table:table-cell>
          <table:table-cell office:value-type="float" office:value="-95.625" calcext:value-type="float">
            <text:p>-95,625</text:p>
          </table:table-cell>
          <table:table-cell office:value-type="float" office:value="-95.5" calcext:value-type="float">
            <text:p>-95,5</text:p>
          </table:table-cell>
          <table:table-cell office:value-type="float" office:value="-95" calcext:value-type="float">
            <text:p>-95</text:p>
          </table:table-cell>
          <table:table-cell office:value-type="float" office:value="-94.125" calcext:value-type="float">
            <text:p>-94,125</text:p>
          </table:table-cell>
          <table:table-cell office:value-type="float" office:value="-93.125" calcext:value-type="float">
            <text:p>-93,125</text:p>
          </table:table-cell>
          <table:table-cell office:value-type="float" office:value="-92.75" calcext:value-type="float">
            <text:p>-92,75</text:p>
          </table:table-cell>
          <table:table-cell office:value-type="float" office:value="-92.85714" calcext:value-type="float">
            <text:p>-92,85714</text:p>
          </table:table-cell>
          <table:table-cell office:value-type="float" office:value="-93.42857" calcext:value-type="float">
            <text:p>-93,42857</text:p>
          </table:table-cell>
          <table:table-cell office:value-type="float" office:value="-94" calcext:value-type="float">
            <text:p>-94</text:p>
          </table:table-cell>
          <table:table-cell office:value-type="float" office:value="-94.71429" calcext:value-type="float">
            <text:p>-94,71429</text:p>
          </table:table-cell>
          <table:table-cell office:value-type="float" office:value="-94.833336" calcext:value-type="float">
            <text:p>-94,833336</text:p>
          </table:table-cell>
          <table:table-cell office:value-type="float" office:value="-95.6" calcext:value-type="float">
            <text:p>-95,6</text:p>
          </table:table-cell>
          <table:table-cell office:value-type="float" office:value="-96.5" calcext:value-type="float">
            <text:p>-96,5</text:p>
          </table:table-cell>
          <table:table-cell table:number-columns-repeated="2" office:value-type="float" office:value="-98.333336" calcext:value-type="float">
            <text:p>-98,333336</text:p>
          </table:table-cell>
          <table:table-cell table:number-columns-repeated="2" office:value-type="float" office:value="-98" calcext:value-type="float">
            <text:p>-98</text:p>
          </table:table-cell>
          <table:table-cell table:number-columns-repeated="9"/>
          <table:table-cell office:value-type="float" office:value="-90" calcext:value-type="float">
            <text:p>-90</text:p>
          </table:table-cell>
          <table:table-cell office:value-type="float" office:value="-89.5" calcext:value-type="float">
            <text:p>-89,5</text:p>
          </table:table-cell>
          <table:table-cell office:value-type="float" office:value="-89.666664" calcext:value-type="float">
            <text:p>-89,666664</text:p>
          </table:table-cell>
          <table:table-cell office:value-type="float" office:value="-89" calcext:value-type="float">
            <text:p>-89</text:p>
          </table:table-cell>
          <table:table-cell office:value-type="float" office:value="-88.6" calcext:value-type="float">
            <text:p>-88,6</text:p>
          </table:table-cell>
          <table:table-cell office:value-type="float" office:value="-88.333336" calcext:value-type="float">
            <text:p>-88,333336</text:p>
          </table:table-cell>
          <table:table-cell office:value-type="float" office:value="-88.28571" calcext:value-type="float">
            <text:p>-88,28571</text:p>
          </table:table-cell>
          <table:table-cell office:value-type="float" office:value="-88" calcext:value-type="float">
            <text:p>-88</text:p>
          </table:table-cell>
          <table:table-cell office:value-type="float" office:value="-87.625" calcext:value-type="float">
            <text:p>-87,625</text:p>
          </table:table-cell>
          <table:table-cell office:value-type="float" office:value="-87.375" calcext:value-type="float">
            <text:p>-87,375</text:p>
          </table:table-cell>
          <table:table-cell office:value-type="float" office:value="-88.25" calcext:value-type="float">
            <text:p>-88,25</text:p>
          </table:table-cell>
          <table:table-cell office:value-type="float" office:value="-89.375" calcext:value-type="float">
            <text:p>-89,375</text:p>
          </table:table-cell>
          <table:table-cell office:value-type="float" office:value="-91" calcext:value-type="float">
            <text:p>-91</text:p>
          </table:table-cell>
          <table:table-cell office:value-type="float" office:value="-92.75" calcext:value-type="float">
            <text:p>-92,75</text:p>
          </table:table-cell>
          <table:table-cell office:value-type="float" office:value="-93.5" calcext:value-type="float">
            <text:p>-93,5</text:p>
          </table:table-cell>
          <table:table-cell office:value-type="float" office:value="-95.125" calcext:value-type="float">
            <text:p>-95,125</text:p>
          </table:table-cell>
          <table:table-cell office:value-type="float" office:value="-96.875" calcext:value-type="float">
            <text:p>-96,875</text:p>
          </table:table-cell>
          <table:table-cell office:value-type="float" office:value="-97.875" calcext:value-type="float">
            <text:p>-97,875</text:p>
          </table:table-cell>
          <table:table-cell office:value-type="float" office:value="-98" calcext:value-type="float">
            <text:p>-98</text:p>
          </table:table-cell>
          <table:table-cell office:value-type="float" office:value="-97.14286" calcext:value-type="float">
            <text:p>-97,14286</text:p>
          </table:table-cell>
          <table:table-cell office:value-type="float" office:value="-96.666664" calcext:value-type="float">
            <text:p>-96,666664</text:p>
          </table:table-cell>
          <table:table-cell office:value-type="float" office:value="-95.8" calcext:value-type="float">
            <text:p>-95,8</text:p>
          </table:table-cell>
          <table:table-cell office:value-type="float" office:value="-96.25" calcext:value-type="float">
            <text:p>-96,25</text:p>
          </table:table-cell>
          <table:table-cell office:value-type="float" office:value="-95.333336" calcext:value-type="float">
            <text:p>-95,333336</text:p>
          </table:table-cell>
          <table:table-cell office:value-type="float" office:value="-92.5" calcext:value-type="float">
            <text:p>-92,5</text:p>
          </table:table-cell>
          <table:table-cell table:number-columns-repeated="2" office:value-type="float" office:value="-90" calcext:value-type="float">
            <text:p>-90</text:p>
          </table:table-cell>
          <table:table-cell table:number-columns-repeated="957"/>
        </table:table-row>
        <table:table-row table:style-name="ro8">
          <table:table-cell table:style-name="ce5"/>
          <table:table-cell office:value-type="float" office:value="1" calcext:value-type="float">
            <text:p>1</text:p>
          </table:table-cell>
          <table:table-cell office:value-type="time" office:time-value="PT15H53M00S" calcext:value-type="time">
            <text:p>15:53:00</text:p>
          </table:table-cell>
          <table:table-cell office:value-type="string" calcext:value-type="string">
            <text:p>"BR521325"</text:p>
          </table:table-cell>
          <table:table-cell office:value-type="string" calcext:value-type="string">
            <text:p>"00:CD:FF:0E:5F:DD"</text:p>
          </table:table-cell>
          <table:table-cell office:value-type="float" office:value="-61.25" calcext:value-type="float">
            <text:p>-61,25</text:p>
          </table:table-cell>
          <table:table-cell office:value-type="float" office:value="-59.25" calcext:value-type="float">
            <text:p>-59,25</text:p>
          </table:table-cell>
          <table:table-cell office:value-type="float" office:value="-58.5" calcext:value-type="float">
            <text:p>-58,5</text:p>
          </table:table-cell>
          <table:table-cell office:value-type="float" office:value="-57.875" calcext:value-type="float">
            <text:p>-57,875</text:p>
          </table:table-cell>
          <table:table-cell office:value-type="float" office:value="-57.625" calcext:value-type="float">
            <text:p>-57,625</text:p>
          </table:table-cell>
          <table:table-cell office:value-type="float" office:value="-57.375" calcext:value-type="float">
            <text:p>-57,375</text:p>
          </table:table-cell>
          <table:table-cell office:value-type="float" office:value="-57.25" calcext:value-type="float">
            <text:p>-57,25</text:p>
          </table:table-cell>
          <table:table-cell office:value-type="float" office:value="-57.375" calcext:value-type="float">
            <text:p>-57,375</text:p>
          </table:table-cell>
          <table:table-cell table:number-columns-repeated="2" office:value-type="float" office:value="-57.42857" calcext:value-type="float">
            <text:p>-57,42857</text:p>
          </table:table-cell>
          <table:table-cell office:value-type="float" office:value="-57.285713" calcext:value-type="float">
            <text:p>-57,285713</text:p>
          </table:table-cell>
          <table:table-cell office:value-type="float" office:value="-57.42857" calcext:value-type="float">
            <text:p>-57,42857</text:p>
          </table:table-cell>
          <table:table-cell office:value-type="float" office:value="-58" calcext:value-type="float">
            <text:p>-58</text:p>
          </table:table-cell>
          <table:table-cell office:value-type="float" office:value="-59.57143" calcext:value-type="float">
            <text:p>-59,57143</text:p>
          </table:table-cell>
          <table:table-cell office:value-type="float" office:value="-60.857143" calcext:value-type="float">
            <text:p>-60,857143</text:p>
          </table:table-cell>
          <table:table-cell office:value-type="float" office:value="-62" calcext:value-type="float">
            <text:p>-62</text:p>
          </table:table-cell>
          <table:table-cell office:value-type="float" office:value="-62.375" calcext:value-type="float">
            <text:p>-62,375</text:p>
          </table:table-cell>
          <table:table-cell office:value-type="float" office:value="-63.25" calcext:value-type="float">
            <text:p>-63,25</text:p>
          </table:table-cell>
          <table:table-cell office:value-type="float" office:value="-64.125" calcext:value-type="float">
            <text:p>-64,125</text:p>
          </table:table-cell>
          <table:table-cell office:value-type="float" office:value="-64.875" calcext:value-type="float">
            <text:p>-64,875</text:p>
          </table:table-cell>
          <table:table-cell office:value-type="float" office:value="-65.5" calcext:value-type="float">
            <text:p>-65,5</text:p>
          </table:table-cell>
          <table:table-cell table:number-columns-repeated="2" office:value-type="float" office:value="-65.125" calcext:value-type="float">
            <text:p>-65,125</text:p>
          </table:table-cell>
          <table:table-cell office:value-type="float" office:value="-63.875" calcext:value-type="float">
            <text:p>-63,875</text:p>
          </table:table-cell>
          <table:table-cell office:value-type="float" office:value="-62.625" calcext:value-type="float">
            <text:p>-62,625</text:p>
          </table:table-cell>
          <table:table-cell office:value-type="float" office:value="-61.5" calcext:value-type="float">
            <text:p>-61,5</text:p>
          </table:table-cell>
          <table:table-cell office:value-type="float" office:value="-60.25" calcext:value-type="float">
            <text:p>-60,25</text:p>
          </table:table-cell>
          <table:table-cell office:value-type="float" office:value="-59" calcext:value-type="float">
            <text:p>-59</text:p>
          </table:table-cell>
          <table:table-cell office:value-type="float" office:value="-58" calcext:value-type="float">
            <text:p>-58</text:p>
          </table:table-cell>
          <table:table-cell office:value-type="float" office:value="-57.125" calcext:value-type="float">
            <text:p>-57,125</text:p>
          </table:table-cell>
          <table:table-cell office:value-type="float" office:value="-56" calcext:value-type="float">
            <text:p>-56</text:p>
          </table:table-cell>
          <table:table-cell office:value-type="float" office:value="-56.125" calcext:value-type="float">
            <text:p>-56,125</text:p>
          </table:table-cell>
          <table:table-cell office:value-type="float" office:value="-56.375" calcext:value-type="float">
            <text:p>-56,375</text:p>
          </table:table-cell>
          <table:table-cell table:number-columns-repeated="3" office:value-type="float" office:value="-56.25" calcext:value-type="float">
            <text:p>-56,25</text:p>
          </table:table-cell>
          <table:table-cell office:value-type="float" office:value="-55.875" calcext:value-type="float">
            <text:p>-55,875</text:p>
          </table:table-cell>
          <table:table-cell table:number-columns-repeated="2" office:value-type="float" office:value="-55.75" calcext:value-type="float">
            <text:p>-55,75</text:p>
          </table:table-cell>
          <table:table-cell office:value-type="float" office:value="-56.625" calcext:value-type="float">
            <text:p>-56,625</text:p>
          </table:table-cell>
          <table:table-cell office:value-type="float" office:value="-58.25" calcext:value-type="float">
            <text:p>-58,25</text:p>
          </table:table-cell>
          <table:table-cell office:value-type="float" office:value="-60.875" calcext:value-type="float">
            <text:p>-60,875</text:p>
          </table:table-cell>
          <table:table-cell office:value-type="float" office:value="-62.75" calcext:value-type="float">
            <text:p>-62,75</text:p>
          </table:table-cell>
          <table:table-cell office:value-type="float" office:value="-64.5" calcext:value-type="float">
            <text:p>-64,5</text:p>
          </table:table-cell>
          <table:table-cell office:value-type="float" office:value="-65.625" calcext:value-type="float">
            <text:p>-65,625</text:p>
          </table:table-cell>
          <table:table-cell office:value-type="float" office:value="-66.75" calcext:value-type="float">
            <text:p>-66,75</text:p>
          </table:table-cell>
          <table:table-cell office:value-type="float" office:value="-68.625" calcext:value-type="float">
            <text:p>-68,625</text:p>
          </table:table-cell>
          <table:table-cell office:value-type="float" office:value="-68.875" calcext:value-type="float">
            <text:p>-68,875</text:p>
          </table:table-cell>
          <table:table-cell office:value-type="float" office:value="-69" calcext:value-type="float">
            <text:p>-69</text:p>
          </table:table-cell>
          <table:table-cell office:value-type="float" office:value="-68" calcext:value-type="float">
            <text:p>-68</text:p>
          </table:table-cell>
          <table:table-cell office:value-type="float" office:value="-67.666664" calcext:value-type="float">
            <text:p>-67,666664</text:p>
          </table:table-cell>
          <table:table-cell office:value-type="float" office:value="-67.4" calcext:value-type="float">
            <text:p>-67,4</text:p>
          </table:table-cell>
          <table:table-cell office:value-type="float" office:value="-68.5" calcext:value-type="float">
            <text:p>-68,5</text:p>
          </table:table-cell>
          <table:table-cell office:value-type="float" office:value="-69.666664" calcext:value-type="float">
            <text:p>-69,666664</text:p>
          </table:table-cell>
          <table:table-cell office:value-type="float" office:value="-68.5" calcext:value-type="float">
            <text:p>-68,5</text:p>
          </table:table-cell>
          <table:table-cell office:value-type="float" office:value="-71" calcext:value-type="float">
            <text:p>-71</text:p>
          </table:table-cell>
          <table:table-cell table:number-columns-repeated="963"/>
        </table:table-row>
        <table:table-row table:style-name="ro8">
          <table:table-cell table:style-name="ce5"/>
          <table:table-cell office:value-type="float" office:value="2" calcext:value-type="float">
            <text:p>2</text:p>
          </table:table-cell>
          <table:table-cell office:value-type="time" office:time-value="PT15H52M00S" calcext:value-type="time">
            <text:p>15:52:00</text:p>
          </table:table-cell>
          <table:table-cell office:value-type="string" calcext:value-type="string">
            <text:p>"BR521325"</text:p>
          </table:table-cell>
          <table:table-cell office:value-type="string" calcext:value-type="string">
            <text:p>"00:CD:FF:0E:5F:DD"</text:p>
          </table:table-cell>
          <table:table-cell office:value-type="float" office:value="-64" calcext:value-type="float">
            <text:p>-64</text:p>
          </table:table-cell>
          <table:table-cell office:value-type="float" office:value="-63.125" calcext:value-type="float">
            <text:p>-63,125</text:p>
          </table:table-cell>
          <table:table-cell office:value-type="float" office:value="-61.25" calcext:value-type="float">
            <text:p>-61,25</text:p>
          </table:table-cell>
          <table:table-cell table:number-columns-repeated="4" office:value-type="float" office:value="-59.75" calcext:value-type="float">
            <text:p>-59,75</text:p>
          </table:table-cell>
          <table:table-cell table:number-columns-repeated="2" office:value-type="float" office:value="-59.625" calcext:value-type="float">
            <text:p>-59,625</text:p>
          </table:table-cell>
          <table:table-cell office:value-type="float" office:value="-59.5" calcext:value-type="float">
            <text:p>-59,5</text:p>
          </table:table-cell>
          <table:table-cell office:value-type="float" office:value="-59.375" calcext:value-type="float">
            <text:p>-59,375</text:p>
          </table:table-cell>
          <table:table-cell office:value-type="float" office:value="-59.5" calcext:value-type="float">
            <text:p>-59,5</text:p>
          </table:table-cell>
          <table:table-cell table:number-columns-repeated="2" office:value-type="float" office:value="-59.625" calcext:value-type="float">
            <text:p>-59,625</text:p>
          </table:table-cell>
          <table:table-cell office:value-type="float" office:value="-59.5" calcext:value-type="float">
            <text:p>-59,5</text:p>
          </table:table-cell>
          <table:table-cell office:value-type="float" office:value="-59.75" calcext:value-type="float">
            <text:p>-59,75</text:p>
          </table:table-cell>
          <table:table-cell office:value-type="float" office:value="-60" calcext:value-type="float">
            <text:p>-60</text:p>
          </table:table-cell>
          <table:table-cell office:value-type="float" office:value="-60.375" calcext:value-type="float">
            <text:p>-60,375</text:p>
          </table:table-cell>
          <table:table-cell office:value-type="float" office:value="-60.625" calcext:value-type="float">
            <text:p>-60,625</text:p>
          </table:table-cell>
          <table:table-cell table:number-columns-repeated="2" office:value-type="float" office:value="-60.75" calcext:value-type="float">
            <text:p>-60,75</text:p>
          </table:table-cell>
          <table:table-cell office:value-type="float" office:value="-60.875" calcext:value-type="float">
            <text:p>-60,875</text:p>
          </table:table-cell>
          <table:table-cell office:value-type="float" office:value="-61.125" calcext:value-type="float">
            <text:p>-61,125</text:p>
          </table:table-cell>
          <table:table-cell office:value-type="float" office:value="-61" calcext:value-type="float">
            <text:p>-61</text:p>
          </table:table-cell>
          <table:table-cell office:value-type="float" office:value="-60.875" calcext:value-type="float">
            <text:p>-60,875</text:p>
          </table:table-cell>
          <table:table-cell office:value-type="float" office:value="-60.75" calcext:value-type="float">
            <text:p>-60,75</text:p>
          </table:table-cell>
          <table:table-cell office:value-type="float" office:value="-61.25" calcext:value-type="float">
            <text:p>-61,25</text:p>
          </table:table-cell>
          <table:table-cell office:value-type="float" office:value="-61.75" calcext:value-type="float">
            <text:p>-61,75</text:p>
          </table:table-cell>
          <table:table-cell office:value-type="float" office:value="-62.375" calcext:value-type="float">
            <text:p>-62,375</text:p>
          </table:table-cell>
          <table:table-cell office:value-type="float" office:value="-62.75" calcext:value-type="float">
            <text:p>-62,75</text:p>
          </table:table-cell>
          <table:table-cell office:value-type="float" office:value="-63.375" calcext:value-type="float">
            <text:p>-63,375</text:p>
          </table:table-cell>
          <table:table-cell office:value-type="float" office:value="-64.25" calcext:value-type="float">
            <text:p>-64,25</text:p>
          </table:table-cell>
          <table:table-cell office:value-type="float" office:value="-65.375" calcext:value-type="float">
            <text:p>-65,375</text:p>
          </table:table-cell>
          <table:table-cell office:value-type="float" office:value="-66" calcext:value-type="float">
            <text:p>-66</text:p>
          </table:table-cell>
          <table:table-cell office:value-type="float" office:value="-66.25" calcext:value-type="float">
            <text:p>-66,25</text:p>
          </table:table-cell>
          <table:table-cell office:value-type="float" office:value="-67.75" calcext:value-type="float">
            <text:p>-67,75</text:p>
          </table:table-cell>
          <table:table-cell office:value-type="float" office:value="-66.625" calcext:value-type="float">
            <text:p>-66,625</text:p>
          </table:table-cell>
          <table:table-cell office:value-type="float" office:value="-67" calcext:value-type="float">
            <text:p>-67</text:p>
          </table:table-cell>
          <table:table-cell office:value-type="float" office:value="-67.166664" calcext:value-type="float">
            <text:p>-67,166664</text:p>
          </table:table-cell>
          <table:table-cell office:value-type="float" office:value="-67.2" calcext:value-type="float">
            <text:p>-67,2</text:p>
          </table:table-cell>
          <table:table-cell office:value-type="float" office:value="-66.75" calcext:value-type="float">
            <text:p>-66,75</text:p>
          </table:table-cell>
          <table:table-cell table:number-columns-repeated="2" office:value-type="float" office:value="-67" calcext:value-type="float">
            <text:p>-67</text:p>
          </table:table-cell>
          <table:table-cell office:value-type="float" office:value="-57" calcext:value-type="float">
            <text:p>-57</text:p>
          </table:table-cell>
          <table:table-cell table:number-columns-repeated="975"/>
        </table:table-row>
        <table:table-row table:style-name="ro8">
          <table:table-cell table:style-name="ce5"/>
          <table:table-cell office:value-type="float" office:value="3" calcext:value-type="float">
            <text:p>3</text:p>
          </table:table-cell>
          <table:table-cell office:value-type="time" office:time-value="PT15H51M58S" calcext:value-type="time">
            <text:p>15:51:58</text:p>
          </table:table-cell>
          <table:table-cell office:value-type="string" calcext:value-type="string">
            <text:p>"BR521325"</text:p>
          </table:table-cell>
          <table:table-cell office:value-type="string" calcext:value-type="string">
            <text:p>"00:CD:FF:0E:5F:DD"</text:p>
          </table:table-cell>
          <table:table-cell office:value-type="float" office:value="-62.125" calcext:value-type="float">
            <text:p>-62,125</text:p>
          </table:table-cell>
          <table:table-cell office:value-type="float" office:value="-62.25" calcext:value-type="float">
            <text:p>-62,25</text:p>
          </table:table-cell>
          <table:table-cell office:value-type="float" office:value="-63" calcext:value-type="float">
            <text:p>-63</text:p>
          </table:table-cell>
          <table:table-cell office:value-type="float" office:value="-64" calcext:value-type="float">
            <text:p>-64</text:p>
          </table:table-cell>
          <table:table-cell office:value-type="float" office:value="-64.875" calcext:value-type="float">
            <text:p>-64,875</text:p>
          </table:table-cell>
          <table:table-cell office:value-type="float" office:value="-65.75" calcext:value-type="float">
            <text:p>-65,75</text:p>
          </table:table-cell>
          <table:table-cell office:value-type="float" office:value="-66.625" calcext:value-type="float">
            <text:p>-66,625</text:p>
          </table:table-cell>
          <table:table-cell office:value-type="float" office:value="-67.5" calcext:value-type="float">
            <text:p>-67,5</text:p>
          </table:table-cell>
          <table:table-cell table:number-columns-repeated="2" office:value-type="float" office:value="-68.5" calcext:value-type="float">
            <text:p>-68,5</text:p>
          </table:table-cell>
          <table:table-cell office:value-type="float" office:value="-68.625" calcext:value-type="float">
            <text:p>-68,625</text:p>
          </table:table-cell>
          <table:table-cell office:value-type="float" office:value="-67.75" calcext:value-type="float">
            <text:p>-67,75</text:p>
          </table:table-cell>
          <table:table-cell office:value-type="float" office:value="-67.125" calcext:value-type="float">
            <text:p>-67,125</text:p>
          </table:table-cell>
          <table:table-cell office:value-type="float" office:value="-66.625" calcext:value-type="float">
            <text:p>-66,625</text:p>
          </table:table-cell>
          <table:table-cell office:value-type="float" office:value="-66.125" calcext:value-type="float">
            <text:p>-66,125</text:p>
          </table:table-cell>
          <table:table-cell office:value-type="float" office:value="-65.5" calcext:value-type="float">
            <text:p>-65,5</text:p>
          </table:table-cell>
          <table:table-cell office:value-type="float" office:value="-64.75" calcext:value-type="float">
            <text:p>-64,75</text:p>
          </table:table-cell>
          <table:table-cell office:value-type="float" office:value="-64.125" calcext:value-type="float">
            <text:p>-64,125</text:p>
          </table:table-cell>
          <table:table-cell table:number-columns-repeated="2" office:value-type="float" office:value="-63.375" calcext:value-type="float">
            <text:p>-63,375</text:p>
          </table:table-cell>
          <table:table-cell office:value-type="float" office:value="-63.25" calcext:value-type="float">
            <text:p>-63,25</text:p>
          </table:table-cell>
          <table:table-cell office:value-type="float" office:value="-63" calcext:value-type="float">
            <text:p>-63</text:p>
          </table:table-cell>
          <table:table-cell table:number-columns-repeated="2" office:value-type="float" office:value="-62.75" calcext:value-type="float">
            <text:p>-62,75</text:p>
          </table:table-cell>
          <table:table-cell office:value-type="float" office:value="-63.125" calcext:value-type="float">
            <text:p>-63,125</text:p>
          </table:table-cell>
          <table:table-cell office:value-type="float" office:value="-63.25" calcext:value-type="float">
            <text:p>-63,25</text:p>
          </table:table-cell>
          <table:table-cell office:value-type="float" office:value="-63.375" calcext:value-type="float">
            <text:p>-63,375</text:p>
          </table:table-cell>
          <table:table-cell office:value-type="float" office:value="-63.25" calcext:value-type="float">
            <text:p>-63,25</text:p>
          </table:table-cell>
          <table:table-cell office:value-type="float" office:value="-63.285713" calcext:value-type="float">
            <text:p>-63,285713</text:p>
          </table:table-cell>
          <table:table-cell office:value-type="float" office:value="-63.57143" calcext:value-type="float">
            <text:p>-63,57143</text:p>
          </table:table-cell>
          <table:table-cell office:value-type="float" office:value="-64.14286" calcext:value-type="float">
            <text:p>-64,14286</text:p>
          </table:table-cell>
          <table:table-cell office:value-type="float" office:value="-63.857143" calcext:value-type="float">
            <text:p>-63,857143</text:p>
          </table:table-cell>
          <table:table-cell office:value-type="float" office:value="-63.5" calcext:value-type="float">
            <text:p>-63,5</text:p>
          </table:table-cell>
          <table:table-cell office:value-type="float" office:value="-63.4" calcext:value-type="float">
            <text:p>-63,4</text:p>
          </table:table-cell>
          <table:table-cell office:value-type="float" office:value="-63.25" calcext:value-type="float">
            <text:p>-63,25</text:p>
          </table:table-cell>
          <table:table-cell table:number-columns-repeated="2" office:value-type="float" office:value="-63.666668" calcext:value-type="float">
            <text:p>-63,666668</text:p>
          </table:table-cell>
          <table:table-cell office:value-type="float" office:value="-63.5" calcext:value-type="float">
            <text:p>-63,5</text:p>
          </table:table-cell>
          <table:table-cell office:value-type="float" office:value="-61" calcext:value-type="float">
            <text:p>-61</text:p>
          </table:table-cell>
          <table:table-cell table:number-columns-repeated="980"/>
        </table:table-row>
        <table:table-row table:style-name="ro8">
          <table:table-cell table:style-name="ce5"/>
          <table:table-cell office:value-type="float" office:value="4" calcext:value-type="float">
            <text:p>4</text:p>
          </table:table-cell>
          <table:table-cell office:value-type="time" office:time-value="PT15H51M00S" calcext:value-type="time">
            <text:p>15:51:00</text:p>
          </table:table-cell>
          <table:table-cell office:value-type="string" calcext:value-type="string">
            <text:p>"BR521325"</text:p>
          </table:table-cell>
          <table:table-cell office:value-type="string" calcext:value-type="string">
            <text:p>"00:CD:FF:0E:5F:DD"</text:p>
          </table:table-cell>
          <table:table-cell office:value-type="float" office:value="-67" calcext:value-type="float">
            <text:p>-67</text:p>
          </table:table-cell>
          <table:table-cell office:value-type="float" office:value="-65.625" calcext:value-type="float">
            <text:p>-65,625</text:p>
          </table:table-cell>
          <table:table-cell table:number-columns-repeated="2" office:value-type="float" office:value="-64.25" calcext:value-type="float">
            <text:p>-64,25</text:p>
          </table:table-cell>
          <table:table-cell office:value-type="float" office:value="-64.375" calcext:value-type="float">
            <text:p>-64,375</text:p>
          </table:table-cell>
          <table:table-cell table:number-columns-repeated="2" office:value-type="float" office:value="-64.625" calcext:value-type="float">
            <text:p>-64,625</text:p>
          </table:table-cell>
          <table:table-cell office:value-type="float" office:value="-64.75" calcext:value-type="float">
            <text:p>-64,75</text:p>
          </table:table-cell>
          <table:table-cell office:value-type="float" office:value="-64.875" calcext:value-type="float">
            <text:p>-64,875</text:p>
          </table:table-cell>
          <table:table-cell office:value-type="float" office:value="-65.125" calcext:value-type="float">
            <text:p>-65,125</text:p>
          </table:table-cell>
          <table:table-cell office:value-type="float" office:value="-65.5" calcext:value-type="float">
            <text:p>-65,5</text:p>
          </table:table-cell>
          <table:table-cell office:value-type="float" office:value="-65.75" calcext:value-type="float">
            <text:p>-65,75</text:p>
          </table:table-cell>
          <table:table-cell table:number-columns-repeated="2" office:value-type="float" office:value="-65.875" calcext:value-type="float">
            <text:p>-65,875</text:p>
          </table:table-cell>
          <table:table-cell table:number-columns-repeated="2" office:value-type="float" office:value="-66" calcext:value-type="float">
            <text:p>-66</text:p>
          </table:table-cell>
          <table:table-cell office:value-type="float" office:value="-66.85714" calcext:value-type="float">
            <text:p>-66,85714</text:p>
          </table:table-cell>
          <table:table-cell office:value-type="float" office:value="-67.57143" calcext:value-type="float">
            <text:p>-67,57143</text:p>
          </table:table-cell>
          <table:table-cell office:value-type="float" office:value="-68.42857" calcext:value-type="float">
            <text:p>-68,42857</text:p>
          </table:table-cell>
          <table:table-cell office:value-type="float" office:value="-69.28571" calcext:value-type="float">
            <text:p>-69,28571</text:p>
          </table:table-cell>
          <table:table-cell office:value-type="float" office:value="-70" calcext:value-type="float">
            <text:p>-70</text:p>
          </table:table-cell>
          <table:table-cell office:value-type="float" office:value="-70.71429" calcext:value-type="float">
            <text:p>-70,71429</text:p>
          </table:table-cell>
          <table:table-cell office:value-type="float" office:value="-71.42857" calcext:value-type="float">
            <text:p>-71,42857</text:p>
          </table:table-cell>
          <table:table-cell office:value-type="float" office:value="-71.375" calcext:value-type="float">
            <text:p>-71,375</text:p>
          </table:table-cell>
          <table:table-cell office:value-type="float" office:value="-70.5" calcext:value-type="float">
            <text:p>-70,5</text:p>
          </table:table-cell>
          <table:table-cell office:value-type="float" office:value="-69.625" calcext:value-type="float">
            <text:p>-69,625</text:p>
          </table:table-cell>
          <table:table-cell office:value-type="float" office:value="-68.5" calcext:value-type="float">
            <text:p>-68,5</text:p>
          </table:table-cell>
          <table:table-cell office:value-type="float" office:value="-67.5" calcext:value-type="float">
            <text:p>-67,5</text:p>
          </table:table-cell>
          <table:table-cell office:value-type="float" office:value="-66.625" calcext:value-type="float">
            <text:p>-66,625</text:p>
          </table:table-cell>
          <table:table-cell office:value-type="float" office:value="-65.625" calcext:value-type="float">
            <text:p>-65,625</text:p>
          </table:table-cell>
          <table:table-cell office:value-type="float" office:value="-64.625" calcext:value-type="float">
            <text:p>-64,625</text:p>
          </table:table-cell>
          <table:table-cell table:number-columns-repeated="3" office:value-type="float" office:value="-63.75" calcext:value-type="float">
            <text:p>-63,75</text:p>
          </table:table-cell>
          <table:table-cell office:value-type="float" office:value="-64" calcext:value-type="float">
            <text:p>-64</text:p>
          </table:table-cell>
          <table:table-cell office:value-type="float" office:value="-64.25" calcext:value-type="float">
            <text:p>-64,25</text:p>
          </table:table-cell>
          <table:table-cell office:value-type="float" office:value="-64.375" calcext:value-type="float">
            <text:p>-64,375</text:p>
          </table:table-cell>
          <table:table-cell office:value-type="float" office:value="-64.625" calcext:value-type="float">
            <text:p>-64,625</text:p>
          </table:table-cell>
          <table:table-cell office:value-type="float" office:value="-64.875" calcext:value-type="float">
            <text:p>-64,875</text:p>
          </table:table-cell>
          <table:table-cell office:value-type="float" office:value="-65" calcext:value-type="float">
            <text:p>-65</text:p>
          </table:table-cell>
          <table:table-cell office:value-type="float" office:value="-65.166664" calcext:value-type="float">
            <text:p>-65,166664</text:p>
          </table:table-cell>
          <table:table-cell office:value-type="float" office:value="-65.4" calcext:value-type="float">
            <text:p>-65,4</text:p>
          </table:table-cell>
          <table:table-cell office:value-type="float" office:value="-65.25" calcext:value-type="float">
            <text:p>-65,25</text:p>
          </table:table-cell>
          <table:table-cell table:number-columns-repeated="3" office:value-type="float" office:value="-65" calcext:value-type="float">
            <text:p>-65</text:p>
          </table:table-cell>
          <table:table-cell table:number-columns-repeated="973"/>
        </table:table-row>
        <table:table-row table:style-name="ro8">
          <table:table-cell table:style-name="ce5"/>
          <table:table-cell office:value-type="float" office:value="6" calcext:value-type="float">
            <text:p>6</text:p>
          </table:table-cell>
          <table:table-cell office:value-type="time" office:time-value="PT15H49M55S" calcext:value-type="time">
            <text:p>15:49:55</text:p>
          </table:table-cell>
          <table:table-cell office:value-type="string" calcext:value-type="string">
            <text:p>"BR521325"</text:p>
          </table:table-cell>
          <table:table-cell office:value-type="string" calcext:value-type="string">
            <text:p>"00:CD:FF:0E:5F:DD"</text:p>
          </table:table-cell>
          <table:table-cell office:value-type="float" office:value="-73.75" calcext:value-type="float">
            <text:p>-73,75</text:p>
          </table:table-cell>
          <table:table-cell office:value-type="float" office:value="-74.5" calcext:value-type="float">
            <text:p>-74,5</text:p>
          </table:table-cell>
          <table:table-cell office:value-type="float" office:value="-75.125" calcext:value-type="float">
            <text:p>-75,125</text:p>
          </table:table-cell>
          <table:table-cell office:value-type="float" office:value="-75.75" calcext:value-type="float">
            <text:p>-75,75</text:p>
          </table:table-cell>
          <table:table-cell office:value-type="float" office:value="-76.375" calcext:value-type="float">
            <text:p>-76,375</text:p>
          </table:table-cell>
          <table:table-cell office:value-type="float" office:value="-77" calcext:value-type="float">
            <text:p>-77</text:p>
          </table:table-cell>
          <table:table-cell office:value-type="float" office:value="-77.5" calcext:value-type="float">
            <text:p>-77,5</text:p>
          </table:table-cell>
          <table:table-cell office:value-type="float" office:value="-77.75" calcext:value-type="float">
            <text:p>-77,75</text:p>
          </table:table-cell>
          <table:table-cell office:value-type="float" office:value="-77" calcext:value-type="float">
            <text:p>-77</text:p>
          </table:table-cell>
          <table:table-cell office:value-type="float" office:value="-76.5" calcext:value-type="float">
            <text:p>-76,5</text:p>
          </table:table-cell>
          <table:table-cell office:value-type="float" office:value="-76.25" calcext:value-type="float">
            <text:p>-76,25</text:p>
          </table:table-cell>
          <table:table-cell office:value-type="float" office:value="-75.875" calcext:value-type="float">
            <text:p>-75,875</text:p>
          </table:table-cell>
          <table:table-cell office:value-type="float" office:value="-75.75" calcext:value-type="float">
            <text:p>-75,75</text:p>
          </table:table-cell>
          <table:table-cell table:number-columns-repeated="2" office:value-type="float" office:value="-75.625" calcext:value-type="float">
            <text:p>-75,625</text:p>
          </table:table-cell>
          <table:table-cell table:number-columns-repeated="2" office:value-type="float" office:value="-75.375" calcext:value-type="float">
            <text:p>-75,375</text:p>
          </table:table-cell>
          <table:table-cell office:value-type="float" office:value="-75.5" calcext:value-type="float">
            <text:p>-75,5</text:p>
          </table:table-cell>
          <table:table-cell office:value-type="float" office:value="-75.875" calcext:value-type="float">
            <text:p>-75,875</text:p>
          </table:table-cell>
          <table:table-cell office:value-type="float" office:value="-76.25" calcext:value-type="float">
            <text:p>-76,25</text:p>
          </table:table-cell>
          <table:table-cell office:value-type="float" office:value="-75.5" calcext:value-type="float">
            <text:p>-75,5</text:p>
          </table:table-cell>
          <table:table-cell office:value-type="float" office:value="-75" calcext:value-type="float">
            <text:p>-75</text:p>
          </table:table-cell>
          <table:table-cell office:value-type="float" office:value="-74.375" calcext:value-type="float">
            <text:p>-74,375</text:p>
          </table:table-cell>
          <table:table-cell office:value-type="float" office:value="-74" calcext:value-type="float">
            <text:p>-74</text:p>
          </table:table-cell>
          <table:table-cell office:value-type="float" office:value="-73.75" calcext:value-type="float">
            <text:p>-73,75</text:p>
          </table:table-cell>
          <table:table-cell office:value-type="float" office:value="-73.125" calcext:value-type="float">
            <text:p>-73,125</text:p>
          </table:table-cell>
          <table:table-cell office:value-type="float" office:value="-72.5" calcext:value-type="float">
            <text:p>-72,5</text:p>
          </table:table-cell>
          <table:table-cell office:value-type="float" office:value="-71.625" calcext:value-type="float">
            <text:p>-71,625</text:p>
          </table:table-cell>
          <table:table-cell office:value-type="float" office:value="-71.5" calcext:value-type="float">
            <text:p>-71,5</text:p>
          </table:table-cell>
          <table:table-cell office:value-type="float" office:value="-72.375" calcext:value-type="float">
            <text:p>-72,375</text:p>
          </table:table-cell>
          <table:table-cell office:value-type="float" office:value="-73.25" calcext:value-type="float">
            <text:p>-73,25</text:p>
          </table:table-cell>
          <table:table-cell table:number-columns-repeated="3" office:value-type="float" office:value="-73.5" calcext:value-type="float">
            <text:p>-73,5</text:p>
          </table:table-cell>
          <table:table-cell office:value-type="float" office:value="-73.375" calcext:value-type="float">
            <text:p>-73,375</text:p>
          </table:table-cell>
          <table:table-cell office:value-type="float" office:value="-73.625" calcext:value-type="float">
            <text:p>-73,625</text:p>
          </table:table-cell>
          <table:table-cell office:value-type="float" office:value="-74.125" calcext:value-type="float">
            <text:p>-74,125</text:p>
          </table:table-cell>
          <table:table-cell office:value-type="float" office:value="-73.875" calcext:value-type="float">
            <text:p>-73,875</text:p>
          </table:table-cell>
          <table:table-cell office:value-type="float" office:value="-73.375" calcext:value-type="float">
            <text:p>-73,375</text:p>
          </table:table-cell>
          <table:table-cell office:value-type="float" office:value="-74.625" calcext:value-type="float">
            <text:p>-74,625</text:p>
          </table:table-cell>
          <table:table-cell office:value-type="float" office:value="-77" calcext:value-type="float">
            <text:p>-77</text:p>
          </table:table-cell>
          <table:table-cell office:value-type="float" office:value="-79" calcext:value-type="float">
            <text:p>-79</text:p>
          </table:table-cell>
          <table:table-cell office:value-type="float" office:value="-81" calcext:value-type="float">
            <text:p>-81</text:p>
          </table:table-cell>
          <table:table-cell office:value-type="float" office:value="-82.75" calcext:value-type="float">
            <text:p>-82,75</text:p>
          </table:table-cell>
          <table:table-cell table:number-columns-repeated="4" office:value-type="float" office:value="-83.875" calcext:value-type="float">
            <text:p>-83,875</text:p>
          </table:table-cell>
          <table:table-cell office:value-type="float" office:value="-81.125" calcext:value-type="float">
            <text:p>-81,125</text:p>
          </table:table-cell>
          <table:table-cell office:value-type="float" office:value="-78.75" calcext:value-type="float">
            <text:p>-78,75</text:p>
          </table:table-cell>
          <table:table-cell office:value-type="float" office:value="-77.42857" calcext:value-type="float">
            <text:p>-77,42857</text:p>
          </table:table-cell>
          <table:table-cell office:value-type="float" office:value="-75.833336" calcext:value-type="float">
            <text:p>-75,833336</text:p>
          </table:table-cell>
          <table:table-cell office:value-type="float" office:value="-74.4" calcext:value-type="float">
            <text:p>-74,4</text:p>
          </table:table-cell>
          <table:table-cell office:value-type="float" office:value="-73.75" calcext:value-type="float">
            <text:p>-73,75</text:p>
          </table:table-cell>
          <table:table-cell office:value-type="float" office:value="-73.666664" calcext:value-type="float">
            <text:p>-73,666664</text:p>
          </table:table-cell>
          <table:table-cell table:number-columns-repeated="2" office:value-type="float" office:value="-69" calcext:value-type="float">
            <text:p>-69</text:p>
          </table:table-cell>
          <table:table-cell table:number-columns-repeated="962"/>
        </table:table-row>
        <table:table-row table:style-name="ro8">
          <table:table-cell table:style-name="ce5"/>
          <table:table-cell office:value-type="float" office:value="8" calcext:value-type="float">
            <text:p>8</text:p>
          </table:table-cell>
          <table:table-cell office:value-type="time" office:time-value="PT15H49M00S" calcext:value-type="time">
            <text:p>15:49:00</text:p>
          </table:table-cell>
          <table:table-cell office:value-type="string" calcext:value-type="string">
            <text:p>"BR521325"</text:p>
          </table:table-cell>
          <table:table-cell office:value-type="string" calcext:value-type="string">
            <text:p>"00:CD:FF:0E:5F:DD"</text:p>
          </table:table-cell>
          <table:table-cell office:value-type="float" office:value="-73.75" calcext:value-type="float">
            <text:p>-73,75</text:p>
          </table:table-cell>
          <table:table-cell office:value-type="float" office:value="-72" calcext:value-type="float">
            <text:p>-72</text:p>
          </table:table-cell>
          <table:table-cell office:value-type="float" office:value="-71.125" calcext:value-type="float">
            <text:p>-71,125</text:p>
          </table:table-cell>
          <table:table-cell office:value-type="float" office:value="-70.875" calcext:value-type="float">
            <text:p>-70,875</text:p>
          </table:table-cell>
          <table:table-cell office:value-type="float" office:value="-70.625" calcext:value-type="float">
            <text:p>-70,625</text:p>
          </table:table-cell>
          <table:table-cell office:value-type="float" office:value="-70.375" calcext:value-type="float">
            <text:p>-70,375</text:p>
          </table:table-cell>
          <table:table-cell office:value-type="float" office:value="-70.25" calcext:value-type="float">
            <text:p>-70,25</text:p>
          </table:table-cell>
          <table:table-cell office:value-type="float" office:value="-70.125" calcext:value-type="float">
            <text:p>-70,125</text:p>
          </table:table-cell>
          <table:table-cell table:number-columns-repeated="2" office:value-type="float" office:value="-70" calcext:value-type="float">
            <text:p>-70</text:p>
          </table:table-cell>
          <table:table-cell office:value-type="float" office:value="-70.125" calcext:value-type="float">
            <text:p>-70,125</text:p>
          </table:table-cell>
          <table:table-cell office:value-type="float" office:value="-70.25" calcext:value-type="float">
            <text:p>-70,25</text:p>
          </table:table-cell>
          <table:table-cell table:number-columns-repeated="2" office:value-type="float" office:value="-70.5" calcext:value-type="float">
            <text:p>-70,5</text:p>
          </table:table-cell>
          <table:table-cell office:value-type="float" office:value="-70.375" calcext:value-type="float">
            <text:p>-70,375</text:p>
          </table:table-cell>
          <table:table-cell office:value-type="float" office:value="-71.5" calcext:value-type="float">
            <text:p>-71,5</text:p>
          </table:table-cell>
          <table:table-cell office:value-type="float" office:value="-72.125" calcext:value-type="float">
            <text:p>-72,125</text:p>
          </table:table-cell>
          <table:table-cell office:value-type="float" office:value="-72.75" calcext:value-type="float">
            <text:p>-72,75</text:p>
          </table:table-cell>
          <table:table-cell office:value-type="float" office:value="-73.25" calcext:value-type="float">
            <text:p>-73,25</text:p>
          </table:table-cell>
          <table:table-cell office:value-type="float" office:value="-73.625" calcext:value-type="float">
            <text:p>-73,625</text:p>
          </table:table-cell>
          <table:table-cell office:value-type="float" office:value="-73.875" calcext:value-type="float">
            <text:p>-73,875</text:p>
          </table:table-cell>
          <table:table-cell office:value-type="float" office:value="-74.5" calcext:value-type="float">
            <text:p>-74,5</text:p>
          </table:table-cell>
          <table:table-cell office:value-type="float" office:value="-75.25" calcext:value-type="float">
            <text:p>-75,25</text:p>
          </table:table-cell>
          <table:table-cell office:value-type="float" office:value="-74.71429" calcext:value-type="float">
            <text:p>-74,71429</text:p>
          </table:table-cell>
          <table:table-cell office:value-type="float" office:value="-75.14286" calcext:value-type="float">
            <text:p>-75,14286</text:p>
          </table:table-cell>
          <table:table-cell office:value-type="float" office:value="-74.28571" calcext:value-type="float">
            <text:p>-74,28571</text:p>
          </table:table-cell>
          <table:table-cell office:value-type="float" office:value="-73.28571" calcext:value-type="float">
            <text:p>-73,28571</text:p>
          </table:table-cell>
          <table:table-cell office:value-type="float" office:value="-72.71429" calcext:value-type="float">
            <text:p>-72,71429</text:p>
          </table:table-cell>
          <table:table-cell office:value-type="float" office:value="-72" calcext:value-type="float">
            <text:p>-72</text:p>
          </table:table-cell>
          <table:table-cell office:value-type="float" office:value="-71" calcext:value-type="float">
            <text:p>-71</text:p>
          </table:table-cell>
          <table:table-cell office:value-type="float" office:value="-70" calcext:value-type="float">
            <text:p>-70</text:p>
          </table:table-cell>
          <table:table-cell office:value-type="float" office:value="-68.666664" calcext:value-type="float">
            <text:p>-68,666664</text:p>
          </table:table-cell>
          <table:table-cell office:value-type="float" office:value="-68.71429" calcext:value-type="float">
            <text:p>-68,71429</text:p>
          </table:table-cell>
          <table:table-cell office:value-type="float" office:value="-69.14286" calcext:value-type="float">
            <text:p>-69,14286</text:p>
          </table:table-cell>
          <table:table-cell office:value-type="float" office:value="-70.28571" calcext:value-type="float">
            <text:p>-70,28571</text:p>
          </table:table-cell>
          <table:table-cell office:value-type="float" office:value="-71.14286" calcext:value-type="float">
            <text:p>-71,14286</text:p>
          </table:table-cell>
          <table:table-cell office:value-type="float" office:value="-71.71429" calcext:value-type="float">
            <text:p>-71,71429</text:p>
          </table:table-cell>
          <table:table-cell office:value-type="float" office:value="-73.14286" calcext:value-type="float">
            <text:p>-73,14286</text:p>
          </table:table-cell>
          <table:table-cell table:number-columns-repeated="2" office:value-type="float" office:value="-74" calcext:value-type="float">
            <text:p>-74</text:p>
          </table:table-cell>
          <table:table-cell office:value-type="float" office:value="-75" calcext:value-type="float">
            <text:p>-75</text:p>
          </table:table-cell>
          <table:table-cell office:value-type="float" office:value="-75.75" calcext:value-type="float">
            <text:p>-75,75</text:p>
          </table:table-cell>
          <table:table-cell office:value-type="float" office:value="-75.666664" calcext:value-type="float">
            <text:p>-75,666664</text:p>
          </table:table-cell>
          <table:table-cell office:value-type="float" office:value="-75.5" calcext:value-type="float">
            <text:p>-75,5</text:p>
          </table:table-cell>
          <table:table-cell office:value-type="float" office:value="-78" calcext:value-type="float">
            <text:p>-78</text:p>
          </table:table-cell>
          <table:table-cell table:number-columns-repeated="974"/>
        </table:table-row>
        <table:table-row table:style-name="ro8">
          <table:table-cell table:style-name="ce5"/>
          <table:table-cell office:value-type="float" office:value="10" calcext:value-type="float">
            <text:p>10</text:p>
          </table:table-cell>
          <table:table-cell office:value-type="time" office:time-value="PT15H48M00S" calcext:value-type="time">
            <text:p>15:48:00</text:p>
          </table:table-cell>
          <table:table-cell office:value-type="string" calcext:value-type="string">
            <text:p>"BR521325"</text:p>
          </table:table-cell>
          <table:table-cell office:value-type="string" calcext:value-type="string">
            <text:p>"00:CD:FF:0E:5F:DD"</text:p>
          </table:table-cell>
          <table:table-cell office:value-type="float" office:value="-68.375" calcext:value-type="float">
            <text:p>-68,375</text:p>
          </table:table-cell>
          <table:table-cell office:value-type="float" office:value="-68.5" calcext:value-type="float">
            <text:p>-68,5</text:p>
          </table:table-cell>
          <table:table-cell office:value-type="float" office:value="-68.375" calcext:value-type="float">
            <text:p>-68,375</text:p>
          </table:table-cell>
          <table:table-cell office:value-type="float" office:value="-68.25" calcext:value-type="float">
            <text:p>-68,25</text:p>
          </table:table-cell>
          <table:table-cell office:value-type="float" office:value="-68.5" calcext:value-type="float">
            <text:p>-68,5</text:p>
          </table:table-cell>
          <table:table-cell table:number-columns-repeated="3" office:value-type="float" office:value="-68.625" calcext:value-type="float">
            <text:p>-68,625</text:p>
          </table:table-cell>
          <table:table-cell office:value-type="float" office:value="-69.375" calcext:value-type="float">
            <text:p>-69,375</text:p>
          </table:table-cell>
          <table:table-cell office:value-type="float" office:value="-70.125" calcext:value-type="float">
            <text:p>-70,125</text:p>
          </table:table-cell>
          <table:table-cell office:value-type="float" office:value="-70.875" calcext:value-type="float">
            <text:p>-70,875</text:p>
          </table:table-cell>
          <table:table-cell office:value-type="float" office:value="-71.625" calcext:value-type="float">
            <text:p>-71,625</text:p>
          </table:table-cell>
          <table:table-cell office:value-type="float" office:value="-72.25" calcext:value-type="float">
            <text:p>-72,25</text:p>
          </table:table-cell>
          <table:table-cell office:value-type="float" office:value="-72.75" calcext:value-type="float">
            <text:p>-72,75</text:p>
          </table:table-cell>
          <table:table-cell office:value-type="float" office:value="-73.42857" calcext:value-type="float">
            <text:p>-73,42857</text:p>
          </table:table-cell>
          <table:table-cell office:value-type="float" office:value="-74.14286" calcext:value-type="float">
            <text:p>-74,14286</text:p>
          </table:table-cell>
          <table:table-cell table:number-columns-repeated="3" office:value-type="float" office:value="-74" calcext:value-type="float">
            <text:p>-74</text:p>
          </table:table-cell>
          <table:table-cell office:value-type="float" office:value="-73" calcext:value-type="float">
            <text:p>-73</text:p>
          </table:table-cell>
          <table:table-cell office:value-type="float" office:value="-72" calcext:value-type="float">
            <text:p>-72</text:p>
          </table:table-cell>
          <table:table-cell office:value-type="float" office:value="-71.14286" calcext:value-type="float">
            <text:p>-71,14286</text:p>
          </table:table-cell>
          <table:table-cell office:value-type="float" office:value="-70.625" calcext:value-type="float">
            <text:p>-70,625</text:p>
          </table:table-cell>
          <table:table-cell office:value-type="float" office:value="-69.75" calcext:value-type="float">
            <text:p>-69,75</text:p>
          </table:table-cell>
          <table:table-cell office:value-type="float" office:value="-69" calcext:value-type="float">
            <text:p>-69</text:p>
          </table:table-cell>
          <table:table-cell office:value-type="float" office:value="-68.25" calcext:value-type="float">
            <text:p>-68,25</text:p>
          </table:table-cell>
          <table:table-cell table:number-columns-repeated="2" office:value-type="float" office:value="-67.375" calcext:value-type="float">
            <text:p>-67,375</text:p>
          </table:table-cell>
          <table:table-cell office:value-type="float" office:value="-67.75" calcext:value-type="float">
            <text:p>-67,75</text:p>
          </table:table-cell>
          <table:table-cell office:value-type="float" office:value="-68" calcext:value-type="float">
            <text:p>-68</text:p>
          </table:table-cell>
          <table:table-cell office:value-type="float" office:value="-68.125" calcext:value-type="float">
            <text:p>-68,125</text:p>
          </table:table-cell>
          <table:table-cell office:value-type="float" office:value="-68.625" calcext:value-type="float">
            <text:p>-68,625</text:p>
          </table:table-cell>
          <table:table-cell office:value-type="float" office:value="-69" calcext:value-type="float">
            <text:p>-69</text:p>
          </table:table-cell>
          <table:table-cell table:number-columns-repeated="3" office:value-type="float" office:value="-69.125" calcext:value-type="float">
            <text:p>-69,125</text:p>
          </table:table-cell>
          <table:table-cell office:value-type="float" office:value="-69" calcext:value-type="float">
            <text:p>-69</text:p>
          </table:table-cell>
          <table:table-cell office:value-type="float" office:value="-68.833336" calcext:value-type="float">
            <text:p>-68,833336</text:p>
          </table:table-cell>
          <table:table-cell office:value-type="float" office:value="-69" calcext:value-type="float">
            <text:p>-69</text:p>
          </table:table-cell>
          <table:table-cell office:value-type="float" office:value="-68.5" calcext:value-type="float">
            <text:p>-68,5</text:p>
          </table:table-cell>
          <table:table-cell office:value-type="float" office:value="-67.666664" calcext:value-type="float">
            <text:p>-67,666664</text:p>
          </table:table-cell>
          <table:table-cell table:number-columns-repeated="2" office:value-type="float" office:value="-67" calcext:value-type="float">
            <text:p>-67</text:p>
          </table:table-cell>
          <table:table-cell table:number-columns-repeated="976"/>
        </table:table-row>
        <table:table-row table:style-name="ro8">
          <table:table-cell table:style-name="ce5"/>
          <table:table-cell office:value-type="float" office:value="12.5" calcext:value-type="float">
            <text:p>12,5</text:p>
          </table:table-cell>
          <table:table-cell office:value-type="time" office:time-value="PT15H47M00S" calcext:value-type="time">
            <text:p>15:47:00</text:p>
          </table:table-cell>
          <table:table-cell office:value-type="string" calcext:value-type="string">
            <text:p>"BR521325"</text:p>
          </table:table-cell>
          <table:table-cell office:value-type="string" calcext:value-type="string">
            <text:p>"00:CD:FF:0E:5F:DD"</text:p>
          </table:table-cell>
          <table:table-cell office:value-type="float" office:value="-74.375" calcext:value-type="float">
            <text:p>-74,375</text:p>
          </table:table-cell>
          <table:table-cell office:value-type="float" office:value="-73.125" calcext:value-type="float">
            <text:p>-73,125</text:p>
          </table:table-cell>
          <table:table-cell office:value-type="float" office:value="-73.25" calcext:value-type="float">
            <text:p>-73,25</text:p>
          </table:table-cell>
          <table:table-cell office:value-type="float" office:value="-73.5" calcext:value-type="float">
            <text:p>-73,5</text:p>
          </table:table-cell>
          <table:table-cell office:value-type="float" office:value="-73.625" calcext:value-type="float">
            <text:p>-73,625</text:p>
          </table:table-cell>
          <table:table-cell office:value-type="float" office:value="-73.875" calcext:value-type="float">
            <text:p>-73,875</text:p>
          </table:table-cell>
          <table:table-cell table:number-columns-repeated="2" office:value-type="float" office:value="-74" calcext:value-type="float">
            <text:p>-74</text:p>
          </table:table-cell>
          <table:table-cell office:value-type="float" office:value="-74.75" calcext:value-type="float">
            <text:p>-74,75</text:p>
          </table:table-cell>
          <table:table-cell office:value-type="float" office:value="-75.625" calcext:value-type="float">
            <text:p>-75,625</text:p>
          </table:table-cell>
          <table:table-cell office:value-type="float" office:value="-76.5" calcext:value-type="float">
            <text:p>-76,5</text:p>
          </table:table-cell>
          <table:table-cell office:value-type="float" office:value="-77.375" calcext:value-type="float">
            <text:p>-77,375</text:p>
          </table:table-cell>
          <table:table-cell office:value-type="float" office:value="-78.25" calcext:value-type="float">
            <text:p>-78,25</text:p>
          </table:table-cell>
          <table:table-cell office:value-type="float" office:value="-78.71429" calcext:value-type="float">
            <text:p>-78,71429</text:p>
          </table:table-cell>
          <table:table-cell office:value-type="float" office:value="-79.57143" calcext:value-type="float">
            <text:p>-79,57143</text:p>
          </table:table-cell>
          <table:table-cell table:number-columns-repeated="4" office:value-type="float" office:value="-80.57143" calcext:value-type="float">
            <text:p>-80,57143</text:p>
          </table:table-cell>
          <table:table-cell office:value-type="float" office:value="-79.42857" calcext:value-type="float">
            <text:p>-79,42857</text:p>
          </table:table-cell>
          <table:table-cell office:value-type="float" office:value="-78.28571" calcext:value-type="float">
            <text:p>-78,28571</text:p>
          </table:table-cell>
          <table:table-cell office:value-type="float" office:value="-77.75" calcext:value-type="float">
            <text:p>-77,75</text:p>
          </table:table-cell>
          <table:table-cell office:value-type="float" office:value="-76.875" calcext:value-type="float">
            <text:p>-76,875</text:p>
          </table:table-cell>
          <table:table-cell office:value-type="float" office:value="-75.875" calcext:value-type="float">
            <text:p>-75,875</text:p>
          </table:table-cell>
          <table:table-cell office:value-type="float" office:value="-75" calcext:value-type="float">
            <text:p>-75</text:p>
          </table:table-cell>
          <table:table-cell office:value-type="float" office:value="-74.25" calcext:value-type="float">
            <text:p>-74,25</text:p>
          </table:table-cell>
          <table:table-cell table:number-columns-repeated="3" office:value-type="float" office:value="-73.25" calcext:value-type="float">
            <text:p>-73,25</text:p>
          </table:table-cell>
          <table:table-cell office:value-type="float" office:value="-73.125" calcext:value-type="float">
            <text:p>-73,125</text:p>
          </table:table-cell>
          <table:table-cell office:value-type="float" office:value="-73" calcext:value-type="float">
            <text:p>-73</text:p>
          </table:table-cell>
          <table:table-cell office:value-type="float" office:value="-72.875" calcext:value-type="float">
            <text:p>-72,875</text:p>
          </table:table-cell>
          <table:table-cell office:value-type="float" office:value="-73" calcext:value-type="float">
            <text:p>-73</text:p>
          </table:table-cell>
          <table:table-cell office:value-type="float" office:value="-72.875" calcext:value-type="float">
            <text:p>-72,875</text:p>
          </table:table-cell>
          <table:table-cell office:value-type="float" office:value="-72.85714" calcext:value-type="float">
            <text:p>-72,85714</text:p>
          </table:table-cell>
          <table:table-cell office:value-type="float" office:value="-72.833336" calcext:value-type="float">
            <text:p>-72,833336</text:p>
          </table:table-cell>
          <table:table-cell office:value-type="float" office:value="-72.8" calcext:value-type="float">
            <text:p>-72,8</text:p>
          </table:table-cell>
          <table:table-cell office:value-type="float" office:value="-72.75" calcext:value-type="float">
            <text:p>-72,75</text:p>
          </table:table-cell>
          <table:table-cell office:value-type="float" office:value="-73" calcext:value-type="float">
            <text:p>-73</text:p>
          </table:table-cell>
          <table:table-cell office:value-type="float" office:value="-73.5" calcext:value-type="float">
            <text:p>-73,5</text:p>
          </table:table-cell>
          <table:table-cell office:value-type="float" office:value="-73" calcext:value-type="float">
            <text:p>-73</text:p>
          </table:table-cell>
          <table:table-cell table:number-columns-repeated="978"/>
        </table:table-row>
        <table:table-row table:style-name="ro8">
          <table:table-cell/>
          <table:table-cell office:value-type="float" office:value="15" calcext:value-type="float">
            <text:p>15</text:p>
          </table:table-cell>
          <table:table-cell office:value-type="time" office:time-value="PT15H46M00S" calcext:value-type="time">
            <text:p>15:46:00</text:p>
          </table:table-cell>
          <table:table-cell office:value-type="string" calcext:value-type="string">
            <text:p>"BR521325"</text:p>
          </table:table-cell>
          <table:table-cell office:value-type="string" calcext:value-type="string">
            <text:p>"00:CD:FF:0E:5F:DD"</text:p>
          </table:table-cell>
          <table:table-cell office:value-type="float" office:value="-76.625" calcext:value-type="float">
            <text:p>-76,625</text:p>
          </table:table-cell>
          <table:table-cell office:value-type="float" office:value="-76.25" calcext:value-type="float">
            <text:p>-76,25</text:p>
          </table:table-cell>
          <table:table-cell office:value-type="float" office:value="-75.75" calcext:value-type="float">
            <text:p>-75,75</text:p>
          </table:table-cell>
          <table:table-cell office:value-type="float" office:value="-75.25" calcext:value-type="float">
            <text:p>-75,25</text:p>
          </table:table-cell>
          <table:table-cell office:value-type="float" office:value="-74.875" calcext:value-type="float">
            <text:p>-74,875</text:p>
          </table:table-cell>
          <table:table-cell office:value-type="float" office:value="-74.75" calcext:value-type="float">
            <text:p>-74,75</text:p>
          </table:table-cell>
          <table:table-cell office:value-type="float" office:value="-74.875" calcext:value-type="float">
            <text:p>-74,875</text:p>
          </table:table-cell>
          <table:table-cell office:value-type="float" office:value="-75.5" calcext:value-type="float">
            <text:p>-75,5</text:p>
          </table:table-cell>
          <table:table-cell office:value-type="float" office:value="-75.75" calcext:value-type="float">
            <text:p>-75,75</text:p>
          </table:table-cell>
          <table:table-cell office:value-type="float" office:value="-76" calcext:value-type="float">
            <text:p>-76</text:p>
          </table:table-cell>
          <table:table-cell office:value-type="float" office:value="-76.375" calcext:value-type="float">
            <text:p>-76,375</text:p>
          </table:table-cell>
          <table:table-cell office:value-type="float" office:value="-77" calcext:value-type="float">
            <text:p>-77</text:p>
          </table:table-cell>
          <table:table-cell office:value-type="float" office:value="-77.375" calcext:value-type="float">
            <text:p>-77,375</text:p>
          </table:table-cell>
          <table:table-cell office:value-type="float" office:value="-77.75" calcext:value-type="float">
            <text:p>-77,75</text:p>
          </table:table-cell>
          <table:table-cell office:value-type="float" office:value="-78.125" calcext:value-type="float">
            <text:p>-78,125</text:p>
          </table:table-cell>
          <table:table-cell office:value-type="float" office:value="-77.875" calcext:value-type="float">
            <text:p>-77,875</text:p>
          </table:table-cell>
          <table:table-cell office:value-type="float" office:value="-78.375" calcext:value-type="float">
            <text:p>-78,375</text:p>
          </table:table-cell>
          <table:table-cell office:value-type="float" office:value="-78.75" calcext:value-type="float">
            <text:p>-78,75</text:p>
          </table:table-cell>
          <table:table-cell office:value-type="float" office:value="-79.125" calcext:value-type="float">
            <text:p>-79,125</text:p>
          </table:table-cell>
          <table:table-cell office:value-type="float" office:value="-79.14286" calcext:value-type="float">
            <text:p>-79,14286</text:p>
          </table:table-cell>
          <table:table-cell office:value-type="float" office:value="-79.57143" calcext:value-type="float">
            <text:p>-79,57143</text:p>
          </table:table-cell>
          <table:table-cell office:value-type="float" office:value="-80.14286" calcext:value-type="float">
            <text:p>-80,14286</text:p>
          </table:table-cell>
          <table:table-cell office:value-type="float" office:value="-80.42857" calcext:value-type="float">
            <text:p>-80,42857</text:p>
          </table:table-cell>
          <table:table-cell office:value-type="float" office:value="-81" calcext:value-type="float">
            <text:p>-81</text:p>
          </table:table-cell>
          <table:table-cell office:value-type="float" office:value="-80.71429" calcext:value-type="float">
            <text:p>-80,71429</text:p>
          </table:table-cell>
          <table:table-cell office:value-type="float" office:value="-80.57143" calcext:value-type="float">
            <text:p>-80,57143</text:p>
          </table:table-cell>
          <table:table-cell office:value-type="float" office:value="-79.57143" calcext:value-type="float">
            <text:p>-79,57143</text:p>
          </table:table-cell>
          <table:table-cell office:value-type="float" office:value="-78.875" calcext:value-type="float">
            <text:p>-78,875</text:p>
          </table:table-cell>
          <table:table-cell office:value-type="float" office:value="-78" calcext:value-type="float">
            <text:p>-78</text:p>
          </table:table-cell>
          <table:table-cell office:value-type="float" office:value="-77.57143" calcext:value-type="float">
            <text:p>-77,57143</text:p>
          </table:table-cell>
          <table:table-cell office:value-type="float" office:value="-76.71429" calcext:value-type="float">
            <text:p>-76,71429</text:p>
          </table:table-cell>
          <table:table-cell office:value-type="float" office:value="-75.71429" calcext:value-type="float">
            <text:p>-75,71429</text:p>
          </table:table-cell>
          <table:table-cell office:value-type="float" office:value="-74.85714" calcext:value-type="float">
            <text:p>-74,85714</text:p>
          </table:table-cell>
          <table:table-cell table:number-columns-repeated="3" office:value-type="float" office:value="-74" calcext:value-type="float">
            <text:p>-74</text:p>
          </table:table-cell>
          <table:table-cell office:value-type="float" office:value="-74.28571" calcext:value-type="float">
            <text:p>-74,28571</text:p>
          </table:table-cell>
          <table:table-cell office:value-type="float" office:value="-75.25" calcext:value-type="float">
            <text:p>-75,25</text:p>
          </table:table-cell>
          <table:table-cell office:value-type="float" office:value="-75.42857" calcext:value-type="float">
            <text:p>-75,42857</text:p>
          </table:table-cell>
          <table:table-cell office:value-type="float" office:value="-75.666664" calcext:value-type="float">
            <text:p>-75,666664</text:p>
          </table:table-cell>
          <table:table-cell office:value-type="float" office:value="-76" calcext:value-type="float">
            <text:p>-76</text:p>
          </table:table-cell>
          <table:table-cell office:value-type="float" office:value="-76.5" calcext:value-type="float">
            <text:p>-76,5</text:p>
          </table:table-cell>
          <table:table-cell office:value-type="float" office:value="-77.333336" calcext:value-type="float">
            <text:p>-77,333336</text:p>
          </table:table-cell>
          <table:table-cell office:value-type="float" office:value="-79" calcext:value-type="float">
            <text:p>-79</text:p>
          </table:table-cell>
          <table:table-cell office:value-type="float" office:value="-82" calcext:value-type="float">
            <text:p>-82</text:p>
          </table:table-cell>
          <table:table-cell table:number-columns-repeated="974"/>
        </table:table-row>
        <table:table-row table:style-name="ro8">
          <table:table-cell/>
          <table:table-cell office:value-type="float" office:value="20" calcext:value-type="float">
            <text:p>20</text:p>
          </table:table-cell>
          <table:table-cell office:value-type="time" office:time-value="PT15H45M00S" calcext:value-type="time">
            <text:p>15:45:00</text:p>
          </table:table-cell>
          <table:table-cell office:value-type="string" calcext:value-type="string">
            <text:p>"BR521325"</text:p>
          </table:table-cell>
          <table:table-cell office:value-type="string" calcext:value-type="string">
            <text:p>"00:CD:FF:0E:5F:DD"</text:p>
          </table:table-cell>
          <table:table-cell office:value-type="float" office:value="-81.25" calcext:value-type="float">
            <text:p>-81,25</text:p>
          </table:table-cell>
          <table:table-cell office:value-type="float" office:value="-81.5" calcext:value-type="float">
            <text:p>-81,5</text:p>
          </table:table-cell>
          <table:table-cell office:value-type="float" office:value="-81.25" calcext:value-type="float">
            <text:p>-81,25</text:p>
          </table:table-cell>
          <table:table-cell office:value-type="float" office:value="-81.375" calcext:value-type="float">
            <text:p>-81,375</text:p>
          </table:table-cell>
          <table:table-cell office:value-type="float" office:value="-81.25" calcext:value-type="float">
            <text:p>-81,25</text:p>
          </table:table-cell>
          <table:table-cell table:number-columns-repeated="2" office:value-type="float" office:value="-81.125" calcext:value-type="float">
            <text:p>-81,125</text:p>
          </table:table-cell>
          <table:table-cell office:value-type="float" office:value="-81.25" calcext:value-type="float">
            <text:p>-81,25</text:p>
          </table:table-cell>
          <table:table-cell office:value-type="float" office:value="-83" calcext:value-type="float">
            <text:p>-83</text:p>
          </table:table-cell>
          <table:table-cell office:value-type="float" office:value="-84.75" calcext:value-type="float">
            <text:p>-84,75</text:p>
          </table:table-cell>
          <table:table-cell office:value-type="float" office:value="-86.875" calcext:value-type="float">
            <text:p>-86,875</text:p>
          </table:table-cell>
          <table:table-cell office:value-type="float" office:value="-87.57143" calcext:value-type="float">
            <text:p>-87,57143</text:p>
          </table:table-cell>
          <table:table-cell office:value-type="float" office:value="-89.71429" calcext:value-type="float">
            <text:p>-89,71429</text:p>
          </table:table-cell>
          <table:table-cell office:value-type="float" office:value="-92.42857" calcext:value-type="float">
            <text:p>-92,42857</text:p>
          </table:table-cell>
          <table:table-cell office:value-type="float" office:value="-94.333336" calcext:value-type="float">
            <text:p>-94,333336</text:p>
          </table:table-cell>
          <table:table-cell office:value-type="float" office:value="-96.5" calcext:value-type="float">
            <text:p>-96,5</text:p>
          </table:table-cell>
          <table:table-cell table:number-columns-repeated="2" office:value-type="float" office:value="-96.6" calcext:value-type="float">
            <text:p>-96,6</text:p>
          </table:table-cell>
          <table:table-cell office:value-type="float" office:value="-93.8" calcext:value-type="float">
            <text:p>-93,8</text:p>
          </table:table-cell>
          <table:table-cell office:value-type="float" office:value="-91.833336" calcext:value-type="float">
            <text:p>-91,833336</text:p>
          </table:table-cell>
          <table:table-cell office:value-type="float" office:value="-89.666664" calcext:value-type="float">
            <text:p>-89,666664</text:p>
          </table:table-cell>
          <table:table-cell office:value-type="float" office:value="-86.833336" calcext:value-type="float">
            <text:p>-86,833336</text:p>
          </table:table-cell>
          <table:table-cell office:value-type="float" office:value="-86" calcext:value-type="float">
            <text:p>-86</text:p>
          </table:table-cell>
          <table:table-cell office:value-type="float" office:value="-84" calcext:value-type="float">
            <text:p>-84</text:p>
          </table:table-cell>
          <table:table-cell office:value-type="float" office:value="-83.75" calcext:value-type="float">
            <text:p>-83,75</text:p>
          </table:table-cell>
          <table:table-cell office:value-type="float" office:value="-82" calcext:value-type="float">
            <text:p>-82</text:p>
          </table:table-cell>
          <table:table-cell table:number-columns-repeated="3" office:value-type="float" office:value="-81.875" calcext:value-type="float">
            <text:p>-81,875</text:p>
          </table:table-cell>
          <table:table-cell office:value-type="float" office:value="-82.125" calcext:value-type="float">
            <text:p>-82,125</text:p>
          </table:table-cell>
          <table:table-cell office:value-type="float" office:value="-82.25" calcext:value-type="float">
            <text:p>-82,25</text:p>
          </table:table-cell>
          <table:table-cell office:value-type="float" office:value="-82.28571" calcext:value-type="float">
            <text:p>-82,28571</text:p>
          </table:table-cell>
          <table:table-cell office:value-type="float" office:value="-82.57143" calcext:value-type="float">
            <text:p>-82,57143</text:p>
          </table:table-cell>
          <table:table-cell office:value-type="float" office:value="-82.85714" calcext:value-type="float">
            <text:p>-82,85714</text:p>
          </table:table-cell>
          <table:table-cell office:value-type="float" office:value="-83" calcext:value-type="float">
            <text:p>-83</text:p>
          </table:table-cell>
          <table:table-cell office:value-type="float" office:value="-82.85714" calcext:value-type="float">
            <text:p>-82,85714</text:p>
          </table:table-cell>
          <table:table-cell office:value-type="float" office:value="-82.71429" calcext:value-type="float">
            <text:p>-82,71429</text:p>
          </table:table-cell>
          <table:table-cell office:value-type="float" office:value="-82.28571" calcext:value-type="float">
            <text:p>-82,28571</text:p>
          </table:table-cell>
          <table:table-cell office:value-type="float" office:value="-83.71429" calcext:value-type="float">
            <text:p>-83,71429</text:p>
          </table:table-cell>
          <table:table-cell office:value-type="float" office:value="-84.75" calcext:value-type="float">
            <text:p>-84,75</text:p>
          </table:table-cell>
          <table:table-cell office:value-type="float" office:value="-85.75" calcext:value-type="float">
            <text:p>-85,75</text:p>
          </table:table-cell>
          <table:table-cell office:value-type="float" office:value="-86.625" calcext:value-type="float">
            <text:p>-86,625</text:p>
          </table:table-cell>
          <table:table-cell office:value-type="float" office:value="-87.875" calcext:value-type="float">
            <text:p>-87,875</text:p>
          </table:table-cell>
          <table:table-cell office:value-type="float" office:value="-89.125" calcext:value-type="float">
            <text:p>-89,125</text:p>
          </table:table-cell>
          <table:table-cell office:value-type="float" office:value="-90.5" calcext:value-type="float">
            <text:p>-90,5</text:p>
          </table:table-cell>
          <table:table-cell table:number-columns-repeated="3" office:value-type="float" office:value="-92.125" calcext:value-type="float">
            <text:p>-92,125</text:p>
          </table:table-cell>
          <table:table-cell office:value-type="float" office:value="-90.875" calcext:value-type="float">
            <text:p>-90,875</text:p>
          </table:table-cell>
          <table:table-cell office:value-type="float" office:value="-89.75" calcext:value-type="float">
            <text:p>-89,75</text:p>
          </table:table-cell>
          <table:table-cell office:value-type="float" office:value="-88.25" calcext:value-type="float">
            <text:p>-88,25</text:p>
          </table:table-cell>
          <table:table-cell office:value-type="float" office:value="-87.125" calcext:value-type="float">
            <text:p>-87,125</text:p>
          </table:table-cell>
          <table:table-cell office:value-type="float" office:value="-85.875" calcext:value-type="float">
            <text:p>-85,875</text:p>
          </table:table-cell>
          <table:table-cell office:value-type="float" office:value="-84.375" calcext:value-type="float">
            <text:p>-84,375</text:p>
          </table:table-cell>
          <table:table-cell office:value-type="float" office:value="-83.125" calcext:value-type="float">
            <text:p>-83,125</text:p>
          </table:table-cell>
          <table:table-cell table:number-columns-repeated="2" office:value-type="float" office:value="-82" calcext:value-type="float">
            <text:p>-82</text:p>
          </table:table-cell>
          <table:table-cell office:value-type="float" office:value="-82.25" calcext:value-type="float">
            <text:p>-82,25</text:p>
          </table:table-cell>
          <table:table-cell office:value-type="float" office:value="-82.125" calcext:value-type="float">
            <text:p>-82,125</text:p>
          </table:table-cell>
          <table:table-cell office:value-type="float" office:value="-81.875" calcext:value-type="float">
            <text:p>-81,875</text:p>
          </table:table-cell>
          <table:table-cell office:value-type="float" office:value="-81.625" calcext:value-type="float">
            <text:p>-81,625</text:p>
          </table:table-cell>
          <table:table-cell office:value-type="float" office:value="-81.375" calcext:value-type="float">
            <text:p>-81,375</text:p>
          </table:table-cell>
          <table:table-cell office:value-type="float" office:value="-81.125" calcext:value-type="float">
            <text:p>-81,125</text:p>
          </table:table-cell>
          <table:table-cell office:value-type="float" office:value="-80.625" calcext:value-type="float">
            <text:p>-80,625</text:p>
          </table:table-cell>
          <table:table-cell office:value-type="float" office:value="-80" calcext:value-type="float">
            <text:p>-80</text:p>
          </table:table-cell>
          <table:table-cell office:value-type="float" office:value="-79.42857" calcext:value-type="float">
            <text:p>-79,42857</text:p>
          </table:table-cell>
          <table:table-cell office:value-type="float" office:value="-79.333336" calcext:value-type="float">
            <text:p>-79,333336</text:p>
          </table:table-cell>
          <table:table-cell office:value-type="float" office:value="-79.2" calcext:value-type="float">
            <text:p>-79,2</text:p>
          </table:table-cell>
          <table:table-cell office:value-type="float" office:value="-79" calcext:value-type="float">
            <text:p>-79</text:p>
          </table:table-cell>
          <table:table-cell office:value-type="float" office:value="-78.666664" calcext:value-type="float">
            <text:p>-78,666664</text:p>
          </table:table-cell>
          <table:table-cell office:value-type="float" office:value="-78" calcext:value-type="float">
            <text:p>-78</text:p>
          </table:table-cell>
          <table:table-cell office:value-type="float" office:value="-77" calcext:value-type="float">
            <text:p>-77</text:p>
          </table:table-cell>
          <table:table-cell table:number-columns-repeated="947"/>
        </table:table-row>
        <table:table-row table:style-name="ro8">
          <table:table-cell/>
          <table:table-cell office:value-type="float" office:value="25" calcext:value-type="float">
            <text:p>25</text:p>
          </table:table-cell>
          <table:table-cell office:value-type="time" office:time-value="PT15H44M00S" calcext:value-type="time">
            <text:p>15:44:00</text:p>
          </table:table-cell>
          <table:table-cell office:value-type="string" calcext:value-type="string">
            <text:p>"BR521325"</text:p>
          </table:table-cell>
          <table:table-cell office:value-type="string" calcext:value-type="string">
            <text:p>"00:CD:FF:0E:5F:DD"</text:p>
          </table:table-cell>
          <table:table-cell office:value-type="float" office:value="-86.625" calcext:value-type="float">
            <text:p>-86,625</text:p>
          </table:table-cell>
          <table:table-cell office:value-type="float" office:value="-86.75" calcext:value-type="float">
            <text:p>-86,75</text:p>
          </table:table-cell>
          <table:table-cell office:value-type="float" office:value="-86.5" calcext:value-type="float">
            <text:p>-86,5</text:p>
          </table:table-cell>
          <table:table-cell office:value-type="float" office:value="-86.75" calcext:value-type="float">
            <text:p>-86,75</text:p>
          </table:table-cell>
          <table:table-cell office:value-type="float" office:value="-87" calcext:value-type="float">
            <text:p>-87</text:p>
          </table:table-cell>
          <table:table-cell office:value-type="float" office:value="-86.875" calcext:value-type="float">
            <text:p>-86,875</text:p>
          </table:table-cell>
          <table:table-cell table:number-columns-repeated="2" office:value-type="float" office:value="-87" calcext:value-type="float">
            <text:p>-87</text:p>
          </table:table-cell>
          <table:table-cell office:value-type="float" office:value="-88" calcext:value-type="float">
            <text:p>-88</text:p>
          </table:table-cell>
          <table:table-cell office:value-type="float" office:value="-89.28571" calcext:value-type="float">
            <text:p>-89,28571</text:p>
          </table:table-cell>
          <table:table-cell office:value-type="float" office:value="-90.42857" calcext:value-type="float">
            <text:p>-90,42857</text:p>
          </table:table-cell>
          <table:table-cell office:value-type="float" office:value="-90.85714" calcext:value-type="float">
            <text:p>-90,85714</text:p>
          </table:table-cell>
          <table:table-cell office:value-type="float" office:value="-91.14286" calcext:value-type="float">
            <text:p>-91,14286</text:p>
          </table:table-cell>
          <table:table-cell office:value-type="float" office:value="-92" calcext:value-type="float">
            <text:p>-92</text:p>
          </table:table-cell>
          <table:table-cell office:value-type="float" office:value="-91.42857" calcext:value-type="float">
            <text:p>-91,42857</text:p>
          </table:table-cell>
          <table:table-cell office:value-type="float" office:value="-90.875" calcext:value-type="float">
            <text:p>-90,875</text:p>
          </table:table-cell>
          <table:table-cell office:value-type="float" office:value="-90" calcext:value-type="float">
            <text:p>-90</text:p>
          </table:table-cell>
          <table:table-cell office:value-type="float" office:value="-89.25" calcext:value-type="float">
            <text:p>-89,25</text:p>
          </table:table-cell>
          <table:table-cell office:value-type="float" office:value="-88.375" calcext:value-type="float">
            <text:p>-88,375</text:p>
          </table:table-cell>
          <table:table-cell office:value-type="float" office:value="-87.875" calcext:value-type="float">
            <text:p>-87,875</text:p>
          </table:table-cell>
          <table:table-cell office:value-type="float" office:value="-87.25" calcext:value-type="float">
            <text:p>-87,25</text:p>
          </table:table-cell>
          <table:table-cell office:value-type="float" office:value="-86.375" calcext:value-type="float">
            <text:p>-86,375</text:p>
          </table:table-cell>
          <table:table-cell office:value-type="float" office:value="-86.25" calcext:value-type="float">
            <text:p>-86,25</text:p>
          </table:table-cell>
          <table:table-cell office:value-type="float" office:value="-86.125" calcext:value-type="float">
            <text:p>-86,125</text:p>
          </table:table-cell>
          <table:table-cell office:value-type="float" office:value="-85.75" calcext:value-type="float">
            <text:p>-85,75</text:p>
          </table:table-cell>
          <table:table-cell table:number-columns-repeated="2" office:value-type="float" office:value="-85.375" calcext:value-type="float">
            <text:p>-85,375</text:p>
          </table:table-cell>
          <table:table-cell office:value-type="float" office:value="-85.625" calcext:value-type="float">
            <text:p>-85,625</text:p>
          </table:table-cell>
          <table:table-cell table:number-columns-repeated="3" office:value-type="float" office:value="-86.125" calcext:value-type="float">
            <text:p>-86,125</text:p>
          </table:table-cell>
          <table:table-cell office:value-type="float" office:value="-86" calcext:value-type="float">
            <text:p>-86</text:p>
          </table:table-cell>
          <table:table-cell office:value-type="float" office:value="-86.125" calcext:value-type="float">
            <text:p>-86,125</text:p>
          </table:table-cell>
          <table:table-cell table:number-columns-repeated="2" office:value-type="float" office:value="-85.875" calcext:value-type="float">
            <text:p>-85,875</text:p>
          </table:table-cell>
          <table:table-cell office:value-type="float" office:value="-85.75" calcext:value-type="float">
            <text:p>-85,75</text:p>
          </table:table-cell>
          <table:table-cell office:value-type="float" office:value="-85.5" calcext:value-type="float">
            <text:p>-85,5</text:p>
          </table:table-cell>
          <table:table-cell table:number-columns-repeated="2" office:value-type="float" office:value="-85.625" calcext:value-type="float">
            <text:p>-85,625</text:p>
          </table:table-cell>
          <table:table-cell office:value-type="float" office:value="-85.875" calcext:value-type="float">
            <text:p>-85,875</text:p>
          </table:table-cell>
          <table:table-cell office:value-type="float" office:value="-85.75" calcext:value-type="float">
            <text:p>-85,75</text:p>
          </table:table-cell>
          <table:table-cell office:value-type="float" office:value="-85.625" calcext:value-type="float">
            <text:p>-85,625</text:p>
          </table:table-cell>
          <table:table-cell office:value-type="float" office:value="-86.75" calcext:value-type="float">
            <text:p>-86,75</text:p>
          </table:table-cell>
          <table:table-cell office:value-type="float" office:value="-86.375" calcext:value-type="float">
            <text:p>-86,375</text:p>
          </table:table-cell>
          <table:table-cell office:value-type="float" office:value="-86.28571" calcext:value-type="float">
            <text:p>-86,28571</text:p>
          </table:table-cell>
          <table:table-cell office:value-type="float" office:value="-86.166664" calcext:value-type="float">
            <text:p>-86,166664</text:p>
          </table:table-cell>
          <table:table-cell office:value-type="float" office:value="-86.4" calcext:value-type="float">
            <text:p>-86,4</text:p>
          </table:table-cell>
          <table:table-cell office:value-type="float" office:value="-86.25" calcext:value-type="float">
            <text:p>-86,25</text:p>
          </table:table-cell>
          <table:table-cell office:value-type="float" office:value="-87" calcext:value-type="float">
            <text:p>-87</text:p>
          </table:table-cell>
          <table:table-cell office:value-type="float" office:value="-89.5" calcext:value-type="float">
            <text:p>-89,5</text:p>
          </table:table-cell>
          <table:table-cell office:value-type="float" office:value="-84" calcext:value-type="float">
            <text:p>-84</text:p>
          </table:table-cell>
          <table:table-cell table:number-columns-repeated="968"/>
        </table:table-row>
        <table:table-row table:style-name="ro8">
          <table:table-cell/>
          <table:table-cell office:value-type="float" office:value="35" calcext:value-type="float">
            <text:p>35</text:p>
          </table:table-cell>
          <table:table-cell office:value-type="time" office:time-value="PT15H43M00S" calcext:value-type="time">
            <text:p>15:43:00</text:p>
          </table:table-cell>
          <table:table-cell office:value-type="string" calcext:value-type="string">
            <text:p>"BR521325"</text:p>
          </table:table-cell>
          <table:table-cell office:value-type="string" calcext:value-type="string">
            <text:p>"00:CD:FF:0E:5F:DD"</text:p>
          </table:table-cell>
          <table:table-cell office:value-type="float" office:value="-93.833336" calcext:value-type="float">
            <text:p>-93,833336</text:p>
          </table:table-cell>
          <table:table-cell office:value-type="float" office:value="-94.5" calcext:value-type="float">
            <text:p>-94,5</text:p>
          </table:table-cell>
          <table:table-cell office:value-type="float" office:value="-95.166664" calcext:value-type="float">
            <text:p>-95,166664</text:p>
          </table:table-cell>
          <table:table-cell office:value-type="float" office:value="-96.666664" calcext:value-type="float">
            <text:p>-96,666664</text:p>
          </table:table-cell>
          <table:table-cell office:value-type="float" office:value="-96" calcext:value-type="float">
            <text:p>-96</text:p>
          </table:table-cell>
          <table:table-cell office:value-type="float" office:value="-96.333336" calcext:value-type="float">
            <text:p>-96,333336</text:p>
          </table:table-cell>
          <table:table-cell office:value-type="float" office:value="-96" calcext:value-type="float">
            <text:p>-96</text:p>
          </table:table-cell>
          <table:table-cell office:value-type="float" office:value="-95.5" calcext:value-type="float">
            <text:p>-95,5</text:p>
          </table:table-cell>
          <table:table-cell office:value-type="float" office:value="-95.75" calcext:value-type="float">
            <text:p>-95,75</text:p>
          </table:table-cell>
          <table:table-cell office:value-type="float" office:value="-95.625" calcext:value-type="float">
            <text:p>-95,625</text:p>
          </table:table-cell>
          <table:table-cell office:value-type="float" office:value="-95.5" calcext:value-type="float">
            <text:p>-95,5</text:p>
          </table:table-cell>
          <table:table-cell office:value-type="float" office:value="-95" calcext:value-type="float">
            <text:p>-95</text:p>
          </table:table-cell>
          <table:table-cell office:value-type="float" office:value="-94.125" calcext:value-type="float">
            <text:p>-94,125</text:p>
          </table:table-cell>
          <table:table-cell office:value-type="float" office:value="-93.125" calcext:value-type="float">
            <text:p>-93,125</text:p>
          </table:table-cell>
          <table:table-cell office:value-type="float" office:value="-92.75" calcext:value-type="float">
            <text:p>-92,75</text:p>
          </table:table-cell>
          <table:table-cell office:value-type="float" office:value="-92.85714" calcext:value-type="float">
            <text:p>-92,85714</text:p>
          </table:table-cell>
          <table:table-cell office:value-type="float" office:value="-93.42857" calcext:value-type="float">
            <text:p>-93,42857</text:p>
          </table:table-cell>
          <table:table-cell office:value-type="float" office:value="-94" calcext:value-type="float">
            <text:p>-94</text:p>
          </table:table-cell>
          <table:table-cell office:value-type="float" office:value="-94.71429" calcext:value-type="float">
            <text:p>-94,71429</text:p>
          </table:table-cell>
          <table:table-cell office:value-type="float" office:value="-94.833336" calcext:value-type="float">
            <text:p>-94,833336</text:p>
          </table:table-cell>
          <table:table-cell office:value-type="float" office:value="-95.6" calcext:value-type="float">
            <text:p>-95,6</text:p>
          </table:table-cell>
          <table:table-cell office:value-type="float" office:value="-96.5" calcext:value-type="float">
            <text:p>-96,5</text:p>
          </table:table-cell>
          <table:table-cell table:number-columns-repeated="2" office:value-type="float" office:value="-98.333336" calcext:value-type="float">
            <text:p>-98,333336</text:p>
          </table:table-cell>
          <table:table-cell table:number-columns-repeated="2" office:value-type="float" office:value="-98" calcext:value-type="float">
            <text:p>-98</text:p>
          </table:table-cell>
          <table:table-cell table:number-columns-repeated="9"/>
          <table:table-cell office:value-type="float" office:value="-90" calcext:value-type="float">
            <text:p>-90</text:p>
          </table:table-cell>
          <table:table-cell office:value-type="float" office:value="-89.5" calcext:value-type="float">
            <text:p>-89,5</text:p>
          </table:table-cell>
          <table:table-cell office:value-type="float" office:value="-89.666664" calcext:value-type="float">
            <text:p>-89,666664</text:p>
          </table:table-cell>
          <table:table-cell office:value-type="float" office:value="-89" calcext:value-type="float">
            <text:p>-89</text:p>
          </table:table-cell>
          <table:table-cell office:value-type="float" office:value="-88.6" calcext:value-type="float">
            <text:p>-88,6</text:p>
          </table:table-cell>
          <table:table-cell office:value-type="float" office:value="-88.333336" calcext:value-type="float">
            <text:p>-88,333336</text:p>
          </table:table-cell>
          <table:table-cell office:value-type="float" office:value="-88.28571" calcext:value-type="float">
            <text:p>-88,28571</text:p>
          </table:table-cell>
          <table:table-cell office:value-type="float" office:value="-88" calcext:value-type="float">
            <text:p>-88</text:p>
          </table:table-cell>
          <table:table-cell office:value-type="float" office:value="-87.625" calcext:value-type="float">
            <text:p>-87,625</text:p>
          </table:table-cell>
          <table:table-cell office:value-type="float" office:value="-87.375" calcext:value-type="float">
            <text:p>-87,375</text:p>
          </table:table-cell>
          <table:table-cell office:value-type="float" office:value="-88.25" calcext:value-type="float">
            <text:p>-88,25</text:p>
          </table:table-cell>
          <table:table-cell office:value-type="float" office:value="-89.375" calcext:value-type="float">
            <text:p>-89,375</text:p>
          </table:table-cell>
          <table:table-cell office:value-type="float" office:value="-91" calcext:value-type="float">
            <text:p>-91</text:p>
          </table:table-cell>
          <table:table-cell office:value-type="float" office:value="-92.75" calcext:value-type="float">
            <text:p>-92,75</text:p>
          </table:table-cell>
          <table:table-cell office:value-type="float" office:value="-93.5" calcext:value-type="float">
            <text:p>-93,5</text:p>
          </table:table-cell>
          <table:table-cell office:value-type="float" office:value="-95.125" calcext:value-type="float">
            <text:p>-95,125</text:p>
          </table:table-cell>
          <table:table-cell office:value-type="float" office:value="-96.875" calcext:value-type="float">
            <text:p>-96,875</text:p>
          </table:table-cell>
          <table:table-cell office:value-type="float" office:value="-97.875" calcext:value-type="float">
            <text:p>-97,875</text:p>
          </table:table-cell>
          <table:table-cell office:value-type="float" office:value="-98" calcext:value-type="float">
            <text:p>-98</text:p>
          </table:table-cell>
          <table:table-cell office:value-type="float" office:value="-97.14286" calcext:value-type="float">
            <text:p>-97,14286</text:p>
          </table:table-cell>
          <table:table-cell office:value-type="float" office:value="-96.666664" calcext:value-type="float">
            <text:p>-96,666664</text:p>
          </table:table-cell>
          <table:table-cell office:value-type="float" office:value="-95.8" calcext:value-type="float">
            <text:p>-95,8</text:p>
          </table:table-cell>
          <table:table-cell office:value-type="float" office:value="-96.25" calcext:value-type="float">
            <text:p>-96,25</text:p>
          </table:table-cell>
          <table:table-cell office:value-type="float" office:value="-95.333336" calcext:value-type="float">
            <text:p>-95,333336</text:p>
          </table:table-cell>
          <table:table-cell office:value-type="float" office:value="-92.5" calcext:value-type="float">
            <text:p>-92,5</text:p>
          </table:table-cell>
          <table:table-cell table:number-columns-repeated="2" office:value-type="float" office:value="-90" calcext:value-type="float">
            <text:p>-90</text:p>
          </table:table-cell>
          <table:table-cell table:number-columns-repeated="957"/>
        </table:table-row>
        <table:table-row table:style-name="ro8">
          <table:table-cell office:value-type="float" office:value="8.3" calcext:value-type="float">
            <text:p>8,3</text:p>
          </table:table-cell>
          <table:table-cell office:value-type="float" office:value="0" calcext:value-type="float">
            <text:p>0</text:p>
          </table:table-cell>
          <table:table-cell office:value-type="time" office:time-value="PT16H16M00S" calcext:value-type="time">
            <text:p>16:16:00</text:p>
          </table:table-cell>
          <table:table-cell office:value-type="string" calcext:value-type="string">
            <text:p>"B3"</text:p>
          </table:table-cell>
          <table:table-cell office:value-type="string" calcext:value-type="string">
            <text:p>"CB:76:64:F7:EE:40"</text:p>
          </table:table-cell>
          <table:table-cell office:value-type="float" office:value="-86.8" calcext:value-type="float">
            <text:p>-86,8</text:p>
          </table:table-cell>
          <table:table-cell office:value-type="float" office:value="-91.2" calcext:value-type="float">
            <text:p>-91,2</text:p>
          </table:table-cell>
          <table:table-cell office:value-type="float" office:value="-93.8" calcext:value-type="float">
            <text:p>-93,8</text:p>
          </table:table-cell>
          <table:table-cell office:value-type="float" office:value="-93.3" calcext:value-type="float">
            <text:p>-93,3</text:p>
          </table:table-cell>
          <table:table-cell table:number-columns-repeated="2" office:value-type="float" office:value="-92.7" calcext:value-type="float">
            <text:p>-92,7</text:p>
          </table:table-cell>
          <table:table-cell office:value-type="float" office:value="-92" calcext:value-type="float">
            <text:p>-92</text:p>
          </table:table-cell>
          <table:table-cell office:value-type="float" office:value="-92.1" calcext:value-type="float">
            <text:p>-92,1</text:p>
          </table:table-cell>
          <table:table-cell office:value-type="float" office:value="-91.1" calcext:value-type="float">
            <text:p>-91,1</text:p>
          </table:table-cell>
          <table:table-cell office:value-type="float" office:value="-88.4" calcext:value-type="float">
            <text:p>-88,4</text:p>
          </table:table-cell>
          <table:table-cell office:value-type="float" office:value="-85" calcext:value-type="float">
            <text:p>-85</text:p>
          </table:table-cell>
          <table:table-cell office:value-type="float" office:value="-83.8" calcext:value-type="float">
            <text:p>-83,8</text:p>
          </table:table-cell>
          <table:table-cell office:value-type="float" office:value="-82.2" calcext:value-type="float">
            <text:p>-82,2</text:p>
          </table:table-cell>
          <table:table-cell office:value-type="float" office:value="-82" calcext:value-type="float">
            <text:p>-82</text:p>
          </table:table-cell>
          <table:table-cell office:value-type="float" office:value="-81.7" calcext:value-type="float">
            <text:p>-81,7</text:p>
          </table:table-cell>
          <table:table-cell office:value-type="float" office:value="-82.2" calcext:value-type="float">
            <text:p>-82,2</text:p>
          </table:table-cell>
          <table:table-cell office:value-type="float" office:value="-82.9" calcext:value-type="float">
            <text:p>-82,9</text:p>
          </table:table-cell>
          <table:table-cell office:value-type="float" office:value="-82.6" calcext:value-type="float">
            <text:p>-82,6</text:p>
          </table:table-cell>
          <table:table-cell office:value-type="float" office:value="-82.1" calcext:value-type="float">
            <text:p>-82,1</text:p>
          </table:table-cell>
          <table:table-cell office:value-type="float" office:value="-81.6" calcext:value-type="float">
            <text:p>-81,6</text:p>
          </table:table-cell>
          <table:table-cell office:value-type="float" office:value="-79.6" calcext:value-type="float">
            <text:p>-79,6</text:p>
          </table:table-cell>
          <table:table-cell table:number-columns-repeated="2" office:value-type="float" office:value="-79.2" calcext:value-type="float">
            <text:p>-79,2</text:p>
          </table:table-cell>
          <table:table-cell office:value-type="float" office:value="-79.5" calcext:value-type="float">
            <text:p>-79,5</text:p>
          </table:table-cell>
          <table:table-cell office:value-type="float" office:value="-79.7" calcext:value-type="float">
            <text:p>-79,7</text:p>
          </table:table-cell>
          <table:table-cell office:value-type="float" office:value="-79.6" calcext:value-type="float">
            <text:p>-79,6</text:p>
          </table:table-cell>
          <table:table-cell office:value-type="float" office:value="-79.5" calcext:value-type="float">
            <text:p>-79,5</text:p>
          </table:table-cell>
          <table:table-cell office:value-type="float" office:value="-79.9" calcext:value-type="float">
            <text:p>-79,9</text:p>
          </table:table-cell>
          <table:table-cell office:value-type="float" office:value="-81.4" calcext:value-type="float">
            <text:p>-81,4</text:p>
          </table:table-cell>
          <table:table-cell office:value-type="float" office:value="-86.7" calcext:value-type="float">
            <text:p>-86,7</text:p>
          </table:table-cell>
          <table:table-cell office:value-type="float" office:value="-90.5" calcext:value-type="float">
            <text:p>-90,5</text:p>
          </table:table-cell>
          <table:table-cell office:value-type="float" office:value="-90.3" calcext:value-type="float">
            <text:p>-90,3</text:p>
          </table:table-cell>
          <table:table-cell office:value-type="float" office:value="-89.3" calcext:value-type="float">
            <text:p>-89,3</text:p>
          </table:table-cell>
          <table:table-cell office:value-type="float" office:value="-88.8" calcext:value-type="float">
            <text:p>-88,8</text:p>
          </table:table-cell>
          <table:table-cell office:value-type="float" office:value="-88.4" calcext:value-type="float">
            <text:p>-88,4</text:p>
          </table:table-cell>
          <table:table-cell office:value-type="float" office:value="-87.1" calcext:value-type="float">
            <text:p>-87,1</text:p>
          </table:table-cell>
          <table:table-cell office:value-type="float" office:value="-86.3" calcext:value-type="float">
            <text:p>-86,3</text:p>
          </table:table-cell>
          <table:table-cell office:value-type="float" office:value="-87.4" calcext:value-type="float">
            <text:p>-87,4</text:p>
          </table:table-cell>
          <table:table-cell office:value-type="float" office:value="-87.6" calcext:value-type="float">
            <text:p>-87,6</text:p>
          </table:table-cell>
          <table:table-cell office:value-type="float" office:value="-84.4" calcext:value-type="float">
            <text:p>-84,4</text:p>
          </table:table-cell>
          <table:table-cell office:value-type="float" office:value="-81.9" calcext:value-type="float">
            <text:p>-81,9</text:p>
          </table:table-cell>
          <table:table-cell office:value-type="float" office:value="-83.3" calcext:value-type="float">
            <text:p>-83,3</text:p>
          </table:table-cell>
          <table:table-cell office:value-type="float" office:value="-82.1" calcext:value-type="float">
            <text:p>-82,1</text:p>
          </table:table-cell>
          <table:table-cell office:value-type="float" office:value="-80.1" calcext:value-type="float">
            <text:p>-80,1</text:p>
          </table:table-cell>
          <table:table-cell office:value-type="float" office:value="-79.5" calcext:value-type="float">
            <text:p>-79,5</text:p>
          </table:table-cell>
          <table:table-cell office:value-type="float" office:value="-80" calcext:value-type="float">
            <text:p>-80</text:p>
          </table:table-cell>
          <table:table-cell office:value-type="float" office:value="-80.5" calcext:value-type="float">
            <text:p>-80,5</text:p>
          </table:table-cell>
          <table:table-cell office:value-type="float" office:value="-80.9" calcext:value-type="float">
            <text:p>-80,9</text:p>
          </table:table-cell>
          <table:table-cell office:value-type="float" office:value="-81" calcext:value-type="float">
            <text:p>-81</text:p>
          </table:table-cell>
          <table:table-cell office:value-type="float" office:value="-82" calcext:value-type="float">
            <text:p>-82</text:p>
          </table:table-cell>
          <table:table-cell office:value-type="float" office:value="-82.77778" calcext:value-type="float">
            <text:p>-82,77778</text:p>
          </table:table-cell>
          <table:table-cell office:value-type="float" office:value="-82.4" calcext:value-type="float">
            <text:p>-82,4</text:p>
          </table:table-cell>
          <table:table-cell table:number-columns-repeated="967"/>
        </table:table-row>
        <table:table-row table:style-name="ro8">
          <table:table-cell/>
          <table:table-cell office:value-type="float" office:value="1" calcext:value-type="float">
            <text:p>1</text:p>
          </table:table-cell>
          <table:table-cell office:value-type="time" office:time-value="PT16H15M59S" calcext:value-type="time">
            <text:p>16:15:59</text:p>
          </table:table-cell>
          <table:table-cell office:value-type="string" calcext:value-type="string">
            <text:p>"B3"</text:p>
          </table:table-cell>
          <table:table-cell office:value-type="string" calcext:value-type="string">
            <text:p>"CB:76:64:F7:EE:40"</text:p>
          </table:table-cell>
          <table:table-cell office:value-type="float" office:value="-80.7" calcext:value-type="float">
            <text:p>-80,7</text:p>
          </table:table-cell>
          <table:table-cell office:value-type="float" office:value="-80.4" calcext:value-type="float">
            <text:p>-80,4</text:p>
          </table:table-cell>
          <table:table-cell office:value-type="float" office:value="-82" calcext:value-type="float">
            <text:p>-82</text:p>
          </table:table-cell>
          <table:table-cell office:value-type="float" office:value="-84.2" calcext:value-type="float">
            <text:p>-84,2</text:p>
          </table:table-cell>
          <table:table-cell table:number-columns-repeated="2" office:value-type="float" office:value="-84" calcext:value-type="float">
            <text:p>-84</text:p>
          </table:table-cell>
          <table:table-cell office:value-type="float" office:value="-85.1" calcext:value-type="float">
            <text:p>-85,1</text:p>
          </table:table-cell>
          <table:table-cell office:value-type="float" office:value="-84.3" calcext:value-type="float">
            <text:p>-84,3</text:p>
          </table:table-cell>
          <table:table-cell office:value-type="float" office:value="-82.7" calcext:value-type="float">
            <text:p>-82,7</text:p>
          </table:table-cell>
          <table:table-cell office:value-type="float" office:value="-81.8" calcext:value-type="float">
            <text:p>-81,8</text:p>
          </table:table-cell>
          <table:table-cell office:value-type="float" office:value="-81.7" calcext:value-type="float">
            <text:p>-81,7</text:p>
          </table:table-cell>
          <table:table-cell office:value-type="float" office:value="-82.7" calcext:value-type="float">
            <text:p>-82,7</text:p>
          </table:table-cell>
          <table:table-cell office:value-type="float" office:value="-87.5" calcext:value-type="float">
            <text:p>-87,5</text:p>
          </table:table-cell>
          <table:table-cell office:value-type="float" office:value="-91.1" calcext:value-type="float">
            <text:p>-91,1</text:p>
          </table:table-cell>
          <table:table-cell office:value-type="float" office:value="-90.5" calcext:value-type="float">
            <text:p>-90,5</text:p>
          </table:table-cell>
          <table:table-cell office:value-type="float" office:value="-89.9" calcext:value-type="float">
            <text:p>-89,9</text:p>
          </table:table-cell>
          <table:table-cell office:value-type="float" office:value="-89" calcext:value-type="float">
            <text:p>-89</text:p>
          </table:table-cell>
          <table:table-cell office:value-type="float" office:value="-88.8" calcext:value-type="float">
            <text:p>-88,8</text:p>
          </table:table-cell>
          <table:table-cell office:value-type="float" office:value="-88.9" calcext:value-type="float">
            <text:p>-88,9</text:p>
          </table:table-cell>
          <table:table-cell office:value-type="float" office:value="-89.3" calcext:value-type="float">
            <text:p>-89,3</text:p>
          </table:table-cell>
          <table:table-cell office:value-type="float" office:value="-89.6" calcext:value-type="float">
            <text:p>-89,6</text:p>
          </table:table-cell>
          <table:table-cell office:value-type="float" office:value="-88.1" calcext:value-type="float">
            <text:p>-88,1</text:p>
          </table:table-cell>
          <table:table-cell office:value-type="float" office:value="-85.3" calcext:value-type="float">
            <text:p>-85,3</text:p>
          </table:table-cell>
          <table:table-cell table:number-columns-repeated="2" office:value-type="float" office:value="-82.7" calcext:value-type="float">
            <text:p>-82,7</text:p>
          </table:table-cell>
          <table:table-cell office:value-type="float" office:value="-82.9" calcext:value-type="float">
            <text:p>-82,9</text:p>
          </table:table-cell>
          <table:table-cell table:number-columns-repeated="3" office:value-type="float" office:value="-83" calcext:value-type="float">
            <text:p>-83</text:p>
          </table:table-cell>
          <table:table-cell office:value-type="float" office:value="-82.9" calcext:value-type="float">
            <text:p>-82,9</text:p>
          </table:table-cell>
          <table:table-cell office:value-type="float" office:value="-82.7" calcext:value-type="float">
            <text:p>-82,7</text:p>
          </table:table-cell>
          <table:table-cell office:value-type="float" office:value="-82.3" calcext:value-type="float">
            <text:p>-82,3</text:p>
          </table:table-cell>
          <table:table-cell office:value-type="float" office:value="-81.4" calcext:value-type="float">
            <text:p>-81,4</text:p>
          </table:table-cell>
          <table:table-cell office:value-type="float" office:value="-80.2" calcext:value-type="float">
            <text:p>-80,2</text:p>
          </table:table-cell>
          <table:table-cell office:value-type="float" office:value="-79.4" calcext:value-type="float">
            <text:p>-79,4</text:p>
          </table:table-cell>
          <table:table-cell office:value-type="float" office:value="-78.6" calcext:value-type="float">
            <text:p>-78,6</text:p>
          </table:table-cell>
          <table:table-cell office:value-type="float" office:value="-77.8" calcext:value-type="float">
            <text:p>-77,8</text:p>
          </table:table-cell>
          <table:table-cell office:value-type="float" office:value="-77.4" calcext:value-type="float">
            <text:p>-77,4</text:p>
          </table:table-cell>
          <table:table-cell office:value-type="float" office:value="-76.8" calcext:value-type="float">
            <text:p>-76,8</text:p>
          </table:table-cell>
          <table:table-cell office:value-type="float" office:value="-76.9" calcext:value-type="float">
            <text:p>-76,9</text:p>
          </table:table-cell>
          <table:table-cell office:value-type="float" office:value="-77.2" calcext:value-type="float">
            <text:p>-77,2</text:p>
          </table:table-cell>
          <table:table-cell office:value-type="float" office:value="-76.77778" calcext:value-type="float">
            <text:p>-76,77778</text:p>
          </table:table-cell>
          <table:table-cell office:value-type="float" office:value="-76.6" calcext:value-type="float">
            <text:p>-76,6</text:p>
          </table:table-cell>
          <table:table-cell table:number-columns-repeated="976"/>
        </table:table-row>
        <table:table-row table:style-name="ro8">
          <table:table-cell/>
          <table:table-cell office:value-type="float" office:value="2" calcext:value-type="float">
            <text:p>2</text:p>
          </table:table-cell>
          <table:table-cell office:value-type="time" office:time-value="PT16H15M00S" calcext:value-type="time">
            <text:p>16:15:00</text:p>
          </table:table-cell>
          <table:table-cell office:value-type="string" calcext:value-type="string">
            <text:p>"B3"</text:p>
          </table:table-cell>
          <table:table-cell office:value-type="string" calcext:value-type="string">
            <text:p>"CB:76:64:F7:EE:40"</text:p>
          </table:table-cell>
          <table:table-cell office:value-type="float" office:value="-87.6" calcext:value-type="float">
            <text:p>-87,6</text:p>
          </table:table-cell>
          <table:table-cell office:value-type="float" office:value="-85.2" calcext:value-type="float">
            <text:p>-85,2</text:p>
          </table:table-cell>
          <table:table-cell office:value-type="float" office:value="-82.2" calcext:value-type="float">
            <text:p>-82,2</text:p>
          </table:table-cell>
          <table:table-cell office:value-type="float" office:value="-82.1" calcext:value-type="float">
            <text:p>-82,1</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1.2" calcext:value-type="float">
            <text:p>-81,2</text:p>
          </table:table-cell>
          <table:table-cell office:value-type="float" office:value="-82" calcext:value-type="float">
            <text:p>-82</text:p>
          </table:table-cell>
          <table:table-cell office:value-type="float" office:value="-82.2" calcext:value-type="float">
            <text:p>-82,2</text:p>
          </table:table-cell>
          <table:table-cell office:value-type="float" office:value="-82.3" calcext:value-type="float">
            <text:p>-82,3</text:p>
          </table:table-cell>
          <table:table-cell office:value-type="float" office:value="-85.7" calcext:value-type="float">
            <text:p>-85,7</text:p>
          </table:table-cell>
          <table:table-cell office:value-type="float" office:value="-89.9" calcext:value-type="float">
            <text:p>-89,9</text:p>
          </table:table-cell>
          <table:table-cell office:value-type="float" office:value="-93.2" calcext:value-type="float">
            <text:p>-93,2</text:p>
          </table:table-cell>
          <table:table-cell office:value-type="float" office:value="-93.1" calcext:value-type="float">
            <text:p>-93,1</text:p>
          </table:table-cell>
          <table:table-cell office:value-type="float" office:value="-93.7" calcext:value-type="float">
            <text:p>-93,7</text:p>
          </table:table-cell>
          <table:table-cell office:value-type="float" office:value="-94.2" calcext:value-type="float">
            <text:p>-94,2</text:p>
          </table:table-cell>
          <table:table-cell office:value-type="float" office:value="-94.3" calcext:value-type="float">
            <text:p>-94,3</text:p>
          </table:table-cell>
          <table:table-cell office:value-type="float" office:value="-95" calcext:value-type="float">
            <text:p>-95</text:p>
          </table:table-cell>
          <table:table-cell office:value-type="float" office:value="-95.6" calcext:value-type="float">
            <text:p>-95,6</text:p>
          </table:table-cell>
          <table:table-cell office:value-type="float" office:value="-95.2" calcext:value-type="float">
            <text:p>-95,2</text:p>
          </table:table-cell>
          <table:table-cell office:value-type="float" office:value="-91.7" calcext:value-type="float">
            <text:p>-91,7</text:p>
          </table:table-cell>
          <table:table-cell office:value-type="float" office:value="-85" calcext:value-type="float">
            <text:p>-85</text:p>
          </table:table-cell>
          <table:table-cell office:value-type="float" office:value="-81.1" calcext:value-type="float">
            <text:p>-81,1</text:p>
          </table:table-cell>
          <table:table-cell office:value-type="float" office:value="-81" calcext:value-type="float">
            <text:p>-81</text:p>
          </table:table-cell>
          <table:table-cell office:value-type="float" office:value="-81.3" calcext:value-type="float">
            <text:p>-81,3</text:p>
          </table:table-cell>
          <table:table-cell office:value-type="float" office:value="-81.8" calcext:value-type="float">
            <text:p>-81,8</text:p>
          </table:table-cell>
          <table:table-cell office:value-type="float" office:value="-81.7" calcext:value-type="float">
            <text:p>-81,7</text:p>
          </table:table-cell>
          <table:table-cell office:value-type="float" office:value="-81.4" calcext:value-type="float">
            <text:p>-81,4</text:p>
          </table:table-cell>
          <table:table-cell office:value-type="float" office:value="-81" calcext:value-type="float">
            <text:p>-81</text:p>
          </table:table-cell>
          <table:table-cell office:value-type="float" office:value="-80.7" calcext:value-type="float">
            <text:p>-80,7</text:p>
          </table:table-cell>
          <table:table-cell table:number-columns-repeated="2" office:value-type="float" office:value="-80.8" calcext:value-type="float">
            <text:p>-80,8</text:p>
          </table:table-cell>
          <table:table-cell office:value-type="float" office:value="-80.5" calcext:value-type="float">
            <text:p>-80,5</text:p>
          </table:table-cell>
          <table:table-cell office:value-type="float" office:value="-80.6" calcext:value-type="float">
            <text:p>-80,6</text:p>
          </table:table-cell>
          <table:table-cell office:value-type="float" office:value="-80.3" calcext:value-type="float">
            <text:p>-80,3</text:p>
          </table:table-cell>
          <table:table-cell office:value-type="float" office:value="-79.8" calcext:value-type="float">
            <text:p>-79,8</text:p>
          </table:table-cell>
          <table:table-cell office:value-type="float" office:value="-78.9" calcext:value-type="float">
            <text:p>-78,9</text:p>
          </table:table-cell>
          <table:table-cell office:value-type="float" office:value="-77.666664" calcext:value-type="float">
            <text:p>-77,666664</text:p>
          </table:table-cell>
          <table:table-cell office:value-type="float" office:value="-76.6" calcext:value-type="float">
            <text:p>-76,6</text:p>
          </table:table-cell>
          <table:table-cell table:number-columns-repeated="979"/>
        </table:table-row>
        <table:table-row table:style-name="ro8">
          <table:table-cell/>
          <table:table-cell office:value-type="float" office:value="3" calcext:value-type="float">
            <text:p>3</text:p>
          </table:table-cell>
          <table:table-cell office:value-type="time" office:time-value="PT16H14M00S" calcext:value-type="time">
            <text:p>16:14:00</text:p>
          </table:table-cell>
          <table:table-cell office:value-type="string" calcext:value-type="string">
            <text:p>"B3"</text:p>
          </table:table-cell>
          <table:table-cell office:value-type="string" calcext:value-type="string">
            <text:p>"CB:76:64:F7:EE:40"</text:p>
          </table:table-cell>
          <table:table-cell office:value-type="float" office:value="-85.3" calcext:value-type="float">
            <text:p>-85,3</text:p>
          </table:table-cell>
          <table:table-cell office:value-type="float" office:value="-89.1" calcext:value-type="float">
            <text:p>-89,1</text:p>
          </table:table-cell>
          <table:table-cell office:value-type="float" office:value="-91.2" calcext:value-type="float">
            <text:p>-91,2</text:p>
          </table:table-cell>
          <table:table-cell office:value-type="float" office:value="-91.4" calcext:value-type="float">
            <text:p>-91,4</text:p>
          </table:table-cell>
          <table:table-cell office:value-type="float" office:value="-91.6" calcext:value-type="float">
            <text:p>-91,6</text:p>
          </table:table-cell>
          <table:table-cell office:value-type="float" office:value="-92.3" calcext:value-type="float">
            <text:p>-92,3</text:p>
          </table:table-cell>
          <table:table-cell office:value-type="float" office:value="-92.8" calcext:value-type="float">
            <text:p>-92,8</text:p>
          </table:table-cell>
          <table:table-cell office:value-type="float" office:value="-90.5" calcext:value-type="float">
            <text:p>-90,5</text:p>
          </table:table-cell>
          <table:table-cell office:value-type="float" office:value="-86.9" calcext:value-type="float">
            <text:p>-86,9</text:p>
          </table:table-cell>
          <table:table-cell office:value-type="float" office:value="-84.5" calcext:value-type="float">
            <text:p>-84,5</text:p>
          </table:table-cell>
          <table:table-cell office:value-type="float" office:value="-81.9" calcext:value-type="float">
            <text:p>-81,9</text:p>
          </table:table-cell>
          <table:table-cell table:number-columns-repeated="2" office:value-type="float" office:value="-80.9" calcext:value-type="float">
            <text:p>-80,9</text:p>
          </table:table-cell>
          <table:table-cell office:value-type="float" office:value="-81" calcext:value-type="float">
            <text:p>-81</text:p>
          </table:table-cell>
          <table:table-cell office:value-type="float" office:value="-80.5" calcext:value-type="float">
            <text:p>-80,5</text:p>
          </table:table-cell>
          <table:table-cell office:value-type="float" office:value="-80.6" calcext:value-type="float">
            <text:p>-80,6</text:p>
          </table:table-cell>
          <table:table-cell office:value-type="float" office:value="-81.4" calcext:value-type="float">
            <text:p>-81,4</text:p>
          </table:table-cell>
          <table:table-cell office:value-type="float" office:value="-82" calcext:value-type="float">
            <text:p>-82</text:p>
          </table:table-cell>
          <table:table-cell office:value-type="float" office:value="-82.1" calcext:value-type="float">
            <text:p>-82,1</text:p>
          </table:table-cell>
          <table:table-cell office:value-type="float" office:value="-82.8" calcext:value-type="float">
            <text:p>-82,8</text:p>
          </table:table-cell>
          <table:table-cell office:value-type="float" office:value="-84.7" calcext:value-type="float">
            <text:p>-84,7</text:p>
          </table:table-cell>
          <table:table-cell office:value-type="float" office:value="-86.1" calcext:value-type="float">
            <text:p>-86,1</text:p>
          </table:table-cell>
          <table:table-cell office:value-type="float" office:value="-86" calcext:value-type="float">
            <text:p>-86</text:p>
          </table:table-cell>
          <table:table-cell office:value-type="float" office:value="-85.1" calcext:value-type="float">
            <text:p>-85,1</text:p>
          </table:table-cell>
          <table:table-cell office:value-type="float" office:value="-84.4" calcext:value-type="float">
            <text:p>-84,4</text:p>
          </table:table-cell>
          <table:table-cell office:value-type="float" office:value="-85.7" calcext:value-type="float">
            <text:p>-85,7</text:p>
          </table:table-cell>
          <table:table-cell office:value-type="float" office:value="-86.2" calcext:value-type="float">
            <text:p>-86,2</text:p>
          </table:table-cell>
          <table:table-cell office:value-type="float" office:value="-86.5" calcext:value-type="float">
            <text:p>-86,5</text:p>
          </table:table-cell>
          <table:table-cell office:value-type="float" office:value="-86.6" calcext:value-type="float">
            <text:p>-86,6</text:p>
          </table:table-cell>
          <table:table-cell office:value-type="float" office:value="-87.6" calcext:value-type="float">
            <text:p>-87,6</text:p>
          </table:table-cell>
          <table:table-cell office:value-type="float" office:value="-88.8" calcext:value-type="float">
            <text:p>-88,8</text:p>
          </table:table-cell>
          <table:table-cell office:value-type="float" office:value="-88.9" calcext:value-type="float">
            <text:p>-88,9</text:p>
          </table:table-cell>
          <table:table-cell office:value-type="float" office:value="-88.4" calcext:value-type="float">
            <text:p>-88,4</text:p>
          </table:table-cell>
          <table:table-cell office:value-type="float" office:value="-87.8" calcext:value-type="float">
            <text:p>-87,8</text:p>
          </table:table-cell>
          <table:table-cell office:value-type="float" office:value="-87.4" calcext:value-type="float">
            <text:p>-87,4</text:p>
          </table:table-cell>
          <table:table-cell office:value-type="float" office:value="-88.8" calcext:value-type="float">
            <text:p>-88,8</text:p>
          </table:table-cell>
          <table:table-cell office:value-type="float" office:value="-91.6" calcext:value-type="float">
            <text:p>-91,6</text:p>
          </table:table-cell>
          <table:table-cell office:value-type="float" office:value="-93.4" calcext:value-type="float">
            <text:p>-93,4</text:p>
          </table:table-cell>
          <table:table-cell office:value-type="float" office:value="-92" calcext:value-type="float">
            <text:p>-92</text:p>
          </table:table-cell>
          <table:table-cell office:value-type="float" office:value="-85.7" calcext:value-type="float">
            <text:p>-85,7</text:p>
          </table:table-cell>
          <table:table-cell table:number-columns-repeated="2" office:value-type="float" office:value="-80.4" calcext:value-type="float">
            <text:p>-80,4</text:p>
          </table:table-cell>
          <table:table-cell office:value-type="float" office:value="-79.9" calcext:value-type="float">
            <text:p>-79,9</text:p>
          </table:table-cell>
          <table:table-cell office:value-type="float" office:value="-78.5" calcext:value-type="float">
            <text:p>-78,5</text:p>
          </table:table-cell>
          <table:table-cell office:value-type="float" office:value="-78.9" calcext:value-type="float">
            <text:p>-78,9</text:p>
          </table:table-cell>
          <table:table-cell office:value-type="float" office:value="-85.5" calcext:value-type="float">
            <text:p>-85,5</text:p>
          </table:table-cell>
          <table:table-cell office:value-type="float" office:value="-86.9" calcext:value-type="float">
            <text:p>-86,9</text:p>
          </table:table-cell>
          <table:table-cell office:value-type="float" office:value="-82.4" calcext:value-type="float">
            <text:p>-82,4</text:p>
          </table:table-cell>
          <table:table-cell office:value-type="float" office:value="-81.6" calcext:value-type="float">
            <text:p>-81,6</text:p>
          </table:table-cell>
          <table:table-cell office:value-type="float" office:value="-81.3" calcext:value-type="float">
            <text:p>-81,3</text:p>
          </table:table-cell>
          <table:table-cell office:value-type="float" office:value="-81.5" calcext:value-type="float">
            <text:p>-81,5</text:p>
          </table:table-cell>
          <table:table-cell office:value-type="float" office:value="-81.7" calcext:value-type="float">
            <text:p>-81,7</text:p>
          </table:table-cell>
          <table:table-cell office:value-type="float" office:value="-82.77778" calcext:value-type="float">
            <text:p>-82,77778</text:p>
          </table:table-cell>
          <table:table-cell office:value-type="float" office:value="-83.8" calcext:value-type="float">
            <text:p>-83,8</text:p>
          </table:table-cell>
          <table:table-cell table:number-columns-repeated="965"/>
        </table:table-row>
        <table:table-row table:style-name="ro8">
          <table:table-cell/>
          <table:table-cell office:value-type="float" office:value="4" calcext:value-type="float">
            <text:p>4</text:p>
          </table:table-cell>
          <table:table-cell office:value-type="time" office:time-value="PT16H13M00S" calcext:value-type="time">
            <text:p>16:13:00</text:p>
          </table:table-cell>
          <table:table-cell office:value-type="string" calcext:value-type="string">
            <text:p>"B3"</text:p>
          </table:table-cell>
          <table:table-cell office:value-type="string" calcext:value-type="string">
            <text:p>"CB:76:64:F7:EE:40"</text:p>
          </table:table-cell>
          <table:table-cell office:value-type="float" office:value="-83.9" calcext:value-type="float">
            <text:p>-83,9</text:p>
          </table:table-cell>
          <table:table-cell office:value-type="float" office:value="-81.9" calcext:value-type="float">
            <text:p>-81,9</text:p>
          </table:table-cell>
          <table:table-cell office:value-type="float" office:value="-79.9" calcext:value-type="float">
            <text:p>-79,9</text:p>
          </table:table-cell>
          <table:table-cell office:value-type="float" office:value="-82.5" calcext:value-type="float">
            <text:p>-82,5</text:p>
          </table:table-cell>
          <table:table-cell office:value-type="float" office:value="-87.2" calcext:value-type="float">
            <text:p>-87,2</text:p>
          </table:table-cell>
          <table:table-cell office:value-type="float" office:value="-92.8" calcext:value-type="float">
            <text:p>-92,8</text:p>
          </table:table-cell>
          <table:table-cell office:value-type="float" office:value="-94.2" calcext:value-type="float">
            <text:p>-94,2</text:p>
          </table:table-cell>
          <table:table-cell office:value-type="float" office:value="-93.8" calcext:value-type="float">
            <text:p>-93,8</text:p>
          </table:table-cell>
          <table:table-cell office:value-type="float" office:value="-93.1" calcext:value-type="float">
            <text:p>-93,1</text:p>
          </table:table-cell>
          <table:table-cell office:value-type="float" office:value="-93.2" calcext:value-type="float">
            <text:p>-93,2</text:p>
          </table:table-cell>
          <table:table-cell office:value-type="float" office:value="-92.4" calcext:value-type="float">
            <text:p>-92,4</text:p>
          </table:table-cell>
          <table:table-cell office:value-type="float" office:value="-91.4" calcext:value-type="float">
            <text:p>-91,4</text:p>
          </table:table-cell>
          <table:table-cell office:value-type="float" office:value="-91.6" calcext:value-type="float">
            <text:p>-91,6</text:p>
          </table:table-cell>
          <table:table-cell office:value-type="float" office:value="-91.1" calcext:value-type="float">
            <text:p>-91,1</text:p>
          </table:table-cell>
          <table:table-cell office:value-type="float" office:value="-87" calcext:value-type="float">
            <text:p>-87</text:p>
          </table:table-cell>
          <table:table-cell office:value-type="float" office:value="-81.3" calcext:value-type="float">
            <text:p>-81,3</text:p>
          </table:table-cell>
          <table:table-cell office:value-type="float" office:value="-80.9" calcext:value-type="float">
            <text:p>-80,9</text:p>
          </table:table-cell>
          <table:table-cell table:number-columns-repeated="2" office:value-type="float" office:value="-80.7" calcext:value-type="float">
            <text:p>-80,7</text:p>
          </table:table-cell>
          <table:table-cell office:value-type="float" office:value="-80.6" calcext:value-type="float">
            <text:p>-80,6</text:p>
          </table:table-cell>
          <table:table-cell office:value-type="float" office:value="-80.8" calcext:value-type="float">
            <text:p>-80,8</text:p>
          </table:table-cell>
          <table:table-cell office:value-type="float" office:value="-81.3" calcext:value-type="float">
            <text:p>-81,3</text:p>
          </table:table-cell>
          <table:table-cell office:value-type="float" office:value="-81" calcext:value-type="float">
            <text:p>-81</text:p>
          </table:table-cell>
          <table:table-cell office:value-type="float" office:value="-80.4" calcext:value-type="float">
            <text:p>-80,4</text:p>
          </table:table-cell>
          <table:table-cell office:value-type="float" office:value="-80.2" calcext:value-type="float">
            <text:p>-80,2</text:p>
          </table:table-cell>
          <table:table-cell table:number-columns-repeated="2" office:value-type="float" office:value="-79.8" calcext:value-type="float">
            <text:p>-79,8</text:p>
          </table:table-cell>
          <table:table-cell office:value-type="float" office:value="-79.9" calcext:value-type="float">
            <text:p>-79,9</text:p>
          </table:table-cell>
          <table:table-cell office:value-type="float" office:value="-79.6" calcext:value-type="float">
            <text:p>-79,6</text:p>
          </table:table-cell>
          <table:table-cell office:value-type="float" office:value="-79.7" calcext:value-type="float">
            <text:p>-79,7</text:p>
          </table:table-cell>
          <table:table-cell office:value-type="float" office:value="-79.8" calcext:value-type="float">
            <text:p>-79,8</text:p>
          </table:table-cell>
          <table:table-cell office:value-type="float" office:value="-79.4" calcext:value-type="float">
            <text:p>-79,4</text:p>
          </table:table-cell>
          <table:table-cell office:value-type="float" office:value="-79.2" calcext:value-type="float">
            <text:p>-79,2</text:p>
          </table:table-cell>
          <table:table-cell office:value-type="float" office:value="-80.6" calcext:value-type="float">
            <text:p>-80,6</text:p>
          </table:table-cell>
          <table:table-cell office:value-type="float" office:value="-85.6" calcext:value-type="float">
            <text:p>-85,6</text:p>
          </table:table-cell>
          <table:table-cell office:value-type="float" office:value="-91.6" calcext:value-type="float">
            <text:p>-91,6</text:p>
          </table:table-cell>
          <table:table-cell office:value-type="float" office:value="-92.4" calcext:value-type="float">
            <text:p>-92,4</text:p>
          </table:table-cell>
          <table:table-cell office:value-type="float" office:value="-92.8" calcext:value-type="float">
            <text:p>-92,8</text:p>
          </table:table-cell>
          <table:table-cell office:value-type="float" office:value="-93" calcext:value-type="float">
            <text:p>-93</text:p>
          </table:table-cell>
          <table:table-cell office:value-type="float" office:value="-93.1" calcext:value-type="float">
            <text:p>-93,1</text:p>
          </table:table-cell>
          <table:table-cell office:value-type="float" office:value="-92.3" calcext:value-type="float">
            <text:p>-92,3</text:p>
          </table:table-cell>
          <table:table-cell office:value-type="float" office:value="-91.5" calcext:value-type="float">
            <text:p>-91,5</text:p>
          </table:table-cell>
          <table:table-cell office:value-type="float" office:value="-91" calcext:value-type="float">
            <text:p>-91</text:p>
          </table:table-cell>
          <table:table-cell office:value-type="float" office:value="-89.7" calcext:value-type="float">
            <text:p>-89,7</text:p>
          </table:table-cell>
          <table:table-cell office:value-type="float" office:value="-84.1" calcext:value-type="float">
            <text:p>-84,1</text:p>
          </table:table-cell>
          <table:table-cell table:number-columns-repeated="4" office:value-type="float" office:value="-79.6" calcext:value-type="float">
            <text:p>-79,6</text:p>
          </table:table-cell>
          <table:table-cell office:value-type="float" office:value="-79.5" calcext:value-type="float">
            <text:p>-79,5</text:p>
          </table:table-cell>
          <table:table-cell office:value-type="float" office:value="-79.4" calcext:value-type="float">
            <text:p>-79,4</text:p>
          </table:table-cell>
          <table:table-cell office:value-type="float" office:value="-79.3" calcext:value-type="float">
            <text:p>-79,3</text:p>
          </table:table-cell>
          <table:table-cell office:value-type="float" office:value="-79.4" calcext:value-type="float">
            <text:p>-79,4</text:p>
          </table:table-cell>
          <table:table-cell office:value-type="float" office:value="-79.5" calcext:value-type="float">
            <text:p>-79,5</text:p>
          </table:table-cell>
          <table:table-cell table:number-columns-repeated="2" office:value-type="float" office:value="-79.3" calcext:value-type="float">
            <text:p>-79,3</text:p>
          </table:table-cell>
          <table:table-cell office:value-type="float" office:value="-79.5" calcext:value-type="float">
            <text:p>-79,5</text:p>
          </table:table-cell>
          <table:table-cell office:value-type="float" office:value="-79.8" calcext:value-type="float">
            <text:p>-79,8</text:p>
          </table:table-cell>
          <table:table-cell office:value-type="float" office:value="-79.111115" calcext:value-type="float">
            <text:p>-79,111115</text:p>
          </table:table-cell>
          <table:table-cell office:value-type="float" office:value="-78.4" calcext:value-type="float">
            <text:p>-78,4</text:p>
          </table:table-cell>
          <table:table-cell table:number-columns-repeated="959"/>
        </table:table-row>
        <table:table-row table:style-name="ro8">
          <table:table-cell/>
          <table:table-cell office:value-type="float" office:value="6" calcext:value-type="float">
            <text:p>6</text:p>
          </table:table-cell>
          <table:table-cell office:value-type="time" office:time-value="PT16H12M00S" calcext:value-type="time">
            <text:p>16:12:00</text:p>
          </table:table-cell>
          <table:table-cell office:value-type="string" calcext:value-type="string">
            <text:p>"B3"</text:p>
          </table:table-cell>
          <table:table-cell office:value-type="string" calcext:value-type="string">
            <text:p>"CB:76:64:F7:EE:40"</text:p>
          </table:table-cell>
          <table:table-cell office:value-type="float" office:value="-85.9" calcext:value-type="float">
            <text:p>-85,9</text:p>
          </table:table-cell>
          <table:table-cell office:value-type="float" office:value="-86.2" calcext:value-type="float">
            <text:p>-86,2</text:p>
          </table:table-cell>
          <table:table-cell office:value-type="float" office:value="-86.9" calcext:value-type="float">
            <text:p>-86,9</text:p>
          </table:table-cell>
          <table:table-cell office:value-type="float" office:value="-87.6" calcext:value-type="float">
            <text:p>-87,6</text:p>
          </table:table-cell>
          <table:table-cell office:value-type="float" office:value="-87.9" calcext:value-type="float">
            <text:p>-87,9</text:p>
          </table:table-cell>
          <table:table-cell office:value-type="float" office:value="-88.2" calcext:value-type="float">
            <text:p>-88,2</text:p>
          </table:table-cell>
          <table:table-cell office:value-type="float" office:value="-88.7" calcext:value-type="float">
            <text:p>-88,7</text:p>
          </table:table-cell>
          <table:table-cell office:value-type="float" office:value="-87.8" calcext:value-type="float">
            <text:p>-87,8</text:p>
          </table:table-cell>
          <table:table-cell office:value-type="float" office:value="-84.2" calcext:value-type="float">
            <text:p>-84,2</text:p>
          </table:table-cell>
          <table:table-cell office:value-type="float" office:value="-82.4" calcext:value-type="float">
            <text:p>-82,4</text:p>
          </table:table-cell>
          <table:table-cell office:value-type="float" office:value="-82.2" calcext:value-type="float">
            <text:p>-82,2</text:p>
          </table:table-cell>
          <table:table-cell office:value-type="float" office:value="-81" calcext:value-type="float">
            <text:p>-81</text:p>
          </table:table-cell>
          <table:table-cell office:value-type="float" office:value="-81.1" calcext:value-type="float">
            <text:p>-81,1</text:p>
          </table:table-cell>
          <table:table-cell office:value-type="float" office:value="-83.4" calcext:value-type="float">
            <text:p>-83,4</text:p>
          </table:table-cell>
          <table:table-cell office:value-type="float" office:value="-85.1" calcext:value-type="float">
            <text:p>-85,1</text:p>
          </table:table-cell>
          <table:table-cell office:value-type="float" office:value="-86.4" calcext:value-type="float">
            <text:p>-86,4</text:p>
          </table:table-cell>
          <table:table-cell office:value-type="float" office:value="-87.4" calcext:value-type="float">
            <text:p>-87,4</text:p>
          </table:table-cell>
          <table:table-cell office:value-type="float" office:value="-88.3" calcext:value-type="float">
            <text:p>-88,3</text:p>
          </table:table-cell>
          <table:table-cell office:value-type="float" office:value="-89.1" calcext:value-type="float">
            <text:p>-89,1</text:p>
          </table:table-cell>
          <table:table-cell office:value-type="float" office:value="-89.9" calcext:value-type="float">
            <text:p>-89,9</text:p>
          </table:table-cell>
          <table:table-cell office:value-type="float" office:value="-89.8" calcext:value-type="float">
            <text:p>-89,8</text:p>
          </table:table-cell>
          <table:table-cell office:value-type="float" office:value="-89.6" calcext:value-type="float">
            <text:p>-89,6</text:p>
          </table:table-cell>
          <table:table-cell office:value-type="float" office:value="-89.8" calcext:value-type="float">
            <text:p>-89,8</text:p>
          </table:table-cell>
          <table:table-cell office:value-type="float" office:value="-90" calcext:value-type="float">
            <text:p>-90</text:p>
          </table:table-cell>
          <table:table-cell table:number-columns-repeated="2" office:value-type="float" office:value="-89.8" calcext:value-type="float">
            <text:p>-89,8</text:p>
          </table:table-cell>
          <table:table-cell office:value-type="float" office:value="-90.7" calcext:value-type="float">
            <text:p>-90,7</text:p>
          </table:table-cell>
          <table:table-cell office:value-type="float" office:value="-92.6" calcext:value-type="float">
            <text:p>-92,6</text:p>
          </table:table-cell>
          <table:table-cell office:value-type="float" office:value="-95.2" calcext:value-type="float">
            <text:p>-95,2</text:p>
          </table:table-cell>
          <table:table-cell office:value-type="float" office:value="-92.6" calcext:value-type="float">
            <text:p>-92,6</text:p>
          </table:table-cell>
          <table:table-cell office:value-type="float" office:value="-91.4" calcext:value-type="float">
            <text:p>-91,4</text:p>
          </table:table-cell>
          <table:table-cell office:value-type="float" office:value="-88.1" calcext:value-type="float">
            <text:p>-88,1</text:p>
          </table:table-cell>
          <table:table-cell office:value-type="float" office:value="-89.6" calcext:value-type="float">
            <text:p>-89,6</text:p>
          </table:table-cell>
          <table:table-cell office:value-type="float" office:value="-89.5" calcext:value-type="float">
            <text:p>-89,5</text:p>
          </table:table-cell>
          <table:table-cell table:number-columns-repeated="2" office:value-type="float" office:value="-89.6" calcext:value-type="float">
            <text:p>-89,6</text:p>
          </table:table-cell>
          <table:table-cell office:value-type="float" office:value="-90.8" calcext:value-type="float">
            <text:p>-90,8</text:p>
          </table:table-cell>
          <table:table-cell office:value-type="float" office:value="-90.4" calcext:value-type="float">
            <text:p>-90,4</text:p>
          </table:table-cell>
          <table:table-cell office:value-type="float" office:value="-85.6" calcext:value-type="float">
            <text:p>-85,6</text:p>
          </table:table-cell>
          <table:table-cell office:value-type="float" office:value="-82.5" calcext:value-type="float">
            <text:p>-82,5</text:p>
          </table:table-cell>
          <table:table-cell office:value-type="float" office:value="-81.9" calcext:value-type="float">
            <text:p>-81,9</text:p>
          </table:table-cell>
          <table:table-cell office:value-type="float" office:value="-81.5" calcext:value-type="float">
            <text:p>-81,5</text:p>
          </table:table-cell>
          <table:table-cell table:number-columns-repeated="2" office:value-type="float" office:value="-81.2" calcext:value-type="float">
            <text:p>-81,2</text:p>
          </table:table-cell>
          <table:table-cell office:value-type="float" office:value="-81.9" calcext:value-type="float">
            <text:p>-81,9</text:p>
          </table:table-cell>
          <table:table-cell office:value-type="float" office:value="-81.55556" calcext:value-type="float">
            <text:p>-81,55556</text:p>
          </table:table-cell>
          <table:table-cell office:value-type="float" office:value="-80.5" calcext:value-type="float">
            <text:p>-80,5</text:p>
          </table:table-cell>
          <table:table-cell table:number-columns-repeated="972"/>
        </table:table-row>
        <table:table-row table:style-name="ro8">
          <table:table-cell/>
          <table:table-cell office:value-type="float" office:value="8" calcext:value-type="float">
            <text:p>8</text:p>
          </table:table-cell>
          <table:table-cell office:value-type="time" office:time-value="PT16H11M00S" calcext:value-type="time">
            <text:p>16:11:00</text:p>
          </table:table-cell>
          <table:table-cell office:value-type="string" calcext:value-type="string">
            <text:p>"B3"</text:p>
          </table:table-cell>
          <table:table-cell office:value-type="string" calcext:value-type="string">
            <text:p>"CB:76:64:F7:EE:40"</text:p>
          </table:table-cell>
          <table:table-cell office:value-type="float" office:value="-93.3" calcext:value-type="float">
            <text:p>-93,3</text:p>
          </table:table-cell>
          <table:table-cell office:value-type="float" office:value="-92.8" calcext:value-type="float">
            <text:p>-92,8</text:p>
          </table:table-cell>
          <table:table-cell office:value-type="float" office:value="-93.9" calcext:value-type="float">
            <text:p>-93,9</text:p>
          </table:table-cell>
          <table:table-cell office:value-type="float" office:value="-94.8" calcext:value-type="float">
            <text:p>-94,8</text:p>
          </table:table-cell>
          <table:table-cell office:value-type="float" office:value="-94.5" calcext:value-type="float">
            <text:p>-94,5</text:p>
          </table:table-cell>
          <table:table-cell office:value-type="float" office:value="-94.1" calcext:value-type="float">
            <text:p>-94,1</text:p>
          </table:table-cell>
          <table:table-cell office:value-type="float" office:value="-93.9" calcext:value-type="float">
            <text:p>-93,9</text:p>
          </table:table-cell>
          <table:table-cell office:value-type="float" office:value="-89.6" calcext:value-type="float">
            <text:p>-89,6</text:p>
          </table:table-cell>
          <table:table-cell office:value-type="float" office:value="-86.6" calcext:value-type="float">
            <text:p>-86,6</text:p>
          </table:table-cell>
          <table:table-cell office:value-type="float" office:value="-86" calcext:value-type="float">
            <text:p>-86</text:p>
          </table:table-cell>
          <table:table-cell table:number-columns-repeated="2" office:value-type="float" office:value="-86.2" calcext:value-type="float">
            <text:p>-86,2</text:p>
          </table:table-cell>
          <table:table-cell office:value-type="float" office:value="-86" calcext:value-type="float">
            <text:p>-86</text:p>
          </table:table-cell>
          <table:table-cell office:value-type="float" office:value="-86.1" calcext:value-type="float">
            <text:p>-86,1</text:p>
          </table:table-cell>
          <table:table-cell office:value-type="float" office:value="-86.4" calcext:value-type="float">
            <text:p>-86,4</text:p>
          </table:table-cell>
          <table:table-cell office:value-type="float" office:value="-86.5" calcext:value-type="float">
            <text:p>-86,5</text:p>
          </table:table-cell>
          <table:table-cell office:value-type="float" office:value="-86.7" calcext:value-type="float">
            <text:p>-86,7</text:p>
          </table:table-cell>
          <table:table-cell office:value-type="float" office:value="-91.7" calcext:value-type="float">
            <text:p>-91,7</text:p>
          </table:table-cell>
          <table:table-cell office:value-type="float" office:value="-96" calcext:value-type="float">
            <text:p>-96</text:p>
          </table:table-cell>
          <table:table-cell office:value-type="float" office:value="-97.4" calcext:value-type="float">
            <text:p>-97,4</text:p>
          </table:table-cell>
          <table:table-cell office:value-type="float" office:value="-96.7" calcext:value-type="float">
            <text:p>-96,7</text:p>
          </table:table-cell>
          <table:table-cell office:value-type="float" office:value="-97.1" calcext:value-type="float">
            <text:p>-97,1</text:p>
          </table:table-cell>
          <table:table-cell office:value-type="float" office:value="-98.1" calcext:value-type="float">
            <text:p>-98,1</text:p>
          </table:table-cell>
          <table:table-cell office:value-type="float" office:value="-98" calcext:value-type="float">
            <text:p>-98</text:p>
          </table:table-cell>
          <table:table-cell office:value-type="float" office:value="-97.2" calcext:value-type="float">
            <text:p>-97,2</text:p>
          </table:table-cell>
          <table:table-cell office:value-type="float" office:value="-96.4" calcext:value-type="float">
            <text:p>-96,4</text:p>
          </table:table-cell>
          <table:table-cell office:value-type="float" office:value="-96.3" calcext:value-type="float">
            <text:p>-96,3</text:p>
          </table:table-cell>
          <table:table-cell office:value-type="float" office:value="-93.4" calcext:value-type="float">
            <text:p>-93,4</text:p>
          </table:table-cell>
          <table:table-cell office:value-type="float" office:value="-90.9" calcext:value-type="float">
            <text:p>-90,9</text:p>
          </table:table-cell>
          <table:table-cell office:value-type="float" office:value="-90.3" calcext:value-type="float">
            <text:p>-90,3</text:p>
          </table:table-cell>
          <table:table-cell office:value-type="float" office:value="-91" calcext:value-type="float">
            <text:p>-91</text:p>
          </table:table-cell>
          <table:table-cell office:value-type="float" office:value="-91.9" calcext:value-type="float">
            <text:p>-91,9</text:p>
          </table:table-cell>
          <table:table-cell office:value-type="float" office:value="-92.3" calcext:value-type="float">
            <text:p>-92,3</text:p>
          </table:table-cell>
          <table:table-cell office:value-type="float" office:value="-91.7" calcext:value-type="float">
            <text:p>-91,7</text:p>
          </table:table-cell>
          <table:table-cell office:value-type="float" office:value="-91.4" calcext:value-type="float">
            <text:p>-91,4</text:p>
          </table:table-cell>
          <table:table-cell office:value-type="float" office:value="-91.1" calcext:value-type="float">
            <text:p>-91,1</text:p>
          </table:table-cell>
          <table:table-cell office:value-type="float" office:value="-90.1" calcext:value-type="float">
            <text:p>-90,1</text:p>
          </table:table-cell>
          <table:table-cell office:value-type="float" office:value="-87.7" calcext:value-type="float">
            <text:p>-87,7</text:p>
          </table:table-cell>
          <table:table-cell office:value-type="float" office:value="-85.9" calcext:value-type="float">
            <text:p>-85,9</text:p>
          </table:table-cell>
          <table:table-cell office:value-type="float" office:value="-84.7" calcext:value-type="float">
            <text:p>-84,7</text:p>
          </table:table-cell>
          <table:table-cell office:value-type="float" office:value="-84.6" calcext:value-type="float">
            <text:p>-84,6</text:p>
          </table:table-cell>
          <table:table-cell office:value-type="float" office:value="-84.4" calcext:value-type="float">
            <text:p>-84,4</text:p>
          </table:table-cell>
          <table:table-cell office:value-type="float" office:value="-84" calcext:value-type="float">
            <text:p>-84</text:p>
          </table:table-cell>
          <table:table-cell office:value-type="float" office:value="-84.9" calcext:value-type="float">
            <text:p>-84,9</text:p>
          </table:table-cell>
          <table:table-cell office:value-type="float" office:value="-86.2" calcext:value-type="float">
            <text:p>-86,2</text:p>
          </table:table-cell>
          <table:table-cell office:value-type="float" office:value="-86.3" calcext:value-type="float">
            <text:p>-86,3</text:p>
          </table:table-cell>
          <table:table-cell office:value-type="float" office:value="-86.1" calcext:value-type="float">
            <text:p>-86,1</text:p>
          </table:table-cell>
          <table:table-cell office:value-type="float" office:value="-84.8" calcext:value-type="float">
            <text:p>-84,8</text:p>
          </table:table-cell>
          <table:table-cell office:value-type="float" office:value="-83.9" calcext:value-type="float">
            <text:p>-83,9</text:p>
          </table:table-cell>
          <table:table-cell office:value-type="float" office:value="-83.6" calcext:value-type="float">
            <text:p>-83,6</text:p>
          </table:table-cell>
          <table:table-cell office:value-type="float" office:value="-83.8" calcext:value-type="float">
            <text:p>-83,8</text:p>
          </table:table-cell>
          <table:table-cell office:value-type="float" office:value="-84" calcext:value-type="float">
            <text:p>-84</text:p>
          </table:table-cell>
          <table:table-cell office:value-type="float" office:value="-83.6" calcext:value-type="float">
            <text:p>-83,6</text:p>
          </table:table-cell>
          <table:table-cell office:value-type="float" office:value="-83" calcext:value-type="float">
            <text:p>-83</text:p>
          </table:table-cell>
          <table:table-cell office:value-type="float" office:value="-83.25" calcext:value-type="float">
            <text:p>-83,25</text:p>
          </table:table-cell>
          <table:table-cell table:number-columns-repeated="964"/>
        </table:table-row>
        <table:table-row table:style-name="ro8">
          <table:table-cell/>
          <table:table-cell office:value-type="float" office:value="10" calcext:value-type="float">
            <text:p>10</text:p>
          </table:table-cell>
          <table:table-cell office:value-type="time" office:time-value="PT16H10M58S" calcext:value-type="time">
            <text:p>16:10:58</text:p>
          </table:table-cell>
          <table:table-cell office:value-type="string" calcext:value-type="string">
            <text:p>"B3"</text:p>
          </table:table-cell>
          <table:table-cell office:value-type="string" calcext:value-type="string">
            <text:p>"CB:76:64:F7:EE:40"</text:p>
          </table:table-cell>
          <table:table-cell office:value-type="float" office:value="-84.4" calcext:value-type="float">
            <text:p>-84,4</text:p>
          </table:table-cell>
          <table:table-cell office:value-type="float" office:value="-83.2" calcext:value-type="float">
            <text:p>-83,2</text:p>
          </table:table-cell>
          <table:table-cell office:value-type="float" office:value="-84" calcext:value-type="float">
            <text:p>-84</text:p>
          </table:table-cell>
          <table:table-cell office:value-type="float" office:value="-84.2" calcext:value-type="float">
            <text:p>-84,2</text:p>
          </table:table-cell>
          <table:table-cell office:value-type="float" office:value="-84.3" calcext:value-type="float">
            <text:p>-84,3</text:p>
          </table:table-cell>
          <table:table-cell office:value-type="float" office:value="-84.4" calcext:value-type="float">
            <text:p>-84,4</text:p>
          </table:table-cell>
          <table:table-cell office:value-type="float" office:value="-84.3" calcext:value-type="float">
            <text:p>-84,3</text:p>
          </table:table-cell>
          <table:table-cell office:value-type="float" office:value="-84.2" calcext:value-type="float">
            <text:p>-84,2</text:p>
          </table:table-cell>
          <table:table-cell office:value-type="float" office:value="-84.3" calcext:value-type="float">
            <text:p>-84,3</text:p>
          </table:table-cell>
          <table:table-cell office:value-type="float" office:value="-84.7" calcext:value-type="float">
            <text:p>-84,7</text:p>
          </table:table-cell>
          <table:table-cell office:value-type="float" office:value="-83.9" calcext:value-type="float">
            <text:p>-83,9</text:p>
          </table:table-cell>
          <table:table-cell office:value-type="float" office:value="-84.2" calcext:value-type="float">
            <text:p>-84,2</text:p>
          </table:table-cell>
          <table:table-cell office:value-type="float" office:value="-83.9" calcext:value-type="float">
            <text:p>-83,9</text:p>
          </table:table-cell>
          <table:table-cell office:value-type="float" office:value="-83.5" calcext:value-type="float">
            <text:p>-83,5</text:p>
          </table:table-cell>
          <table:table-cell office:value-type="float" office:value="-83.9" calcext:value-type="float">
            <text:p>-83,9</text:p>
          </table:table-cell>
          <table:table-cell office:value-type="float" office:value="-84.1" calcext:value-type="float">
            <text:p>-84,1</text:p>
          </table:table-cell>
          <table:table-cell office:value-type="float" office:value="-84.2" calcext:value-type="float">
            <text:p>-84,2</text:p>
          </table:table-cell>
          <table:table-cell office:value-type="float" office:value="-83.8" calcext:value-type="float">
            <text:p>-83,8</text:p>
          </table:table-cell>
          <table:table-cell office:value-type="float" office:value="-82.8" calcext:value-type="float">
            <text:p>-82,8</text:p>
          </table:table-cell>
          <table:table-cell table:number-columns-repeated="2" office:value-type="float" office:value="-83.4" calcext:value-type="float">
            <text:p>-83,4</text:p>
          </table:table-cell>
          <table:table-cell office:value-type="float" office:value="-83.8" calcext:value-type="float">
            <text:p>-83,8</text:p>
          </table:table-cell>
          <table:table-cell office:value-type="float" office:value="-84.3" calcext:value-type="float">
            <text:p>-84,3</text:p>
          </table:table-cell>
          <table:table-cell office:value-type="float" office:value="-84.1" calcext:value-type="float">
            <text:p>-84,1</text:p>
          </table:table-cell>
          <table:table-cell office:value-type="float" office:value="-84.2" calcext:value-type="float">
            <text:p>-84,2</text:p>
          </table:table-cell>
          <table:table-cell table:number-columns-repeated="2" office:value-type="float" office:value="-84" calcext:value-type="float">
            <text:p>-84</text:p>
          </table:table-cell>
          <table:table-cell office:value-type="float" office:value="-84.5" calcext:value-type="float">
            <text:p>-84,5</text:p>
          </table:table-cell>
          <table:table-cell office:value-type="float" office:value="-84.4" calcext:value-type="float">
            <text:p>-84,4</text:p>
          </table:table-cell>
          <table:table-cell office:value-type="float" office:value="-83.5" calcext:value-type="float">
            <text:p>-83,5</text:p>
          </table:table-cell>
          <table:table-cell office:value-type="float" office:value="-83.7" calcext:value-type="float">
            <text:p>-83,7</text:p>
          </table:table-cell>
          <table:table-cell office:value-type="float" office:value="-84.6" calcext:value-type="float">
            <text:p>-84,6</text:p>
          </table:table-cell>
          <table:table-cell office:value-type="float" office:value="-84.7" calcext:value-type="float">
            <text:p>-84,7</text:p>
          </table:table-cell>
          <table:table-cell office:value-type="float" office:value="-84.6" calcext:value-type="float">
            <text:p>-84,6</text:p>
          </table:table-cell>
          <table:table-cell office:value-type="float" office:value="-84" calcext:value-type="float">
            <text:p>-84</text:p>
          </table:table-cell>
          <table:table-cell office:value-type="float" office:value="-84.6" calcext:value-type="float">
            <text:p>-84,6</text:p>
          </table:table-cell>
          <table:table-cell office:value-type="float" office:value="-84.4" calcext:value-type="float">
            <text:p>-84,4</text:p>
          </table:table-cell>
          <table:table-cell office:value-type="float" office:value="-84.5" calcext:value-type="float">
            <text:p>-84,5</text:p>
          </table:table-cell>
          <table:table-cell office:value-type="float" office:value="-84.7" calcext:value-type="float">
            <text:p>-84,7</text:p>
          </table:table-cell>
          <table:table-cell office:value-type="float" office:value="-84.8" calcext:value-type="float">
            <text:p>-84,8</text:p>
          </table:table-cell>
          <table:table-cell office:value-type="float" office:value="-85.6" calcext:value-type="float">
            <text:p>-85,6</text:p>
          </table:table-cell>
          <table:table-cell office:value-type="float" office:value="-84.8" calcext:value-type="float">
            <text:p>-84,8</text:p>
          </table:table-cell>
          <table:table-cell office:value-type="float" office:value="-84.3" calcext:value-type="float">
            <text:p>-84,3</text:p>
          </table:table-cell>
          <table:table-cell office:value-type="float" office:value="-85" calcext:value-type="float">
            <text:p>-85</text:p>
          </table:table-cell>
          <table:table-cell office:value-type="float" office:value="-84.9" calcext:value-type="float">
            <text:p>-84,9</text:p>
          </table:table-cell>
          <table:table-cell office:value-type="float" office:value="-85.1" calcext:value-type="float">
            <text:p>-85,1</text:p>
          </table:table-cell>
          <table:table-cell office:value-type="float" office:value="-84.6" calcext:value-type="float">
            <text:p>-84,6</text:p>
          </table:table-cell>
          <table:table-cell office:value-type="float" office:value="-84.7" calcext:value-type="float">
            <text:p>-84,7</text:p>
          </table:table-cell>
          <table:table-cell office:value-type="float" office:value="-84.4" calcext:value-type="float">
            <text:p>-84,4</text:p>
          </table:table-cell>
          <table:table-cell office:value-type="float" office:value="-84.875" calcext:value-type="float">
            <text:p>-84,875</text:p>
          </table:table-cell>
          <table:table-cell office:value-type="float" office:value="-86.333336" calcext:value-type="float">
            <text:p>-86,333336</text:p>
          </table:table-cell>
          <table:table-cell table:number-columns-repeated="968"/>
        </table:table-row>
        <table:table-row table:style-name="ro8">
          <table:table-cell/>
          <table:table-cell office:value-type="float" office:value="12.5" calcext:value-type="float">
            <text:p>12,5</text:p>
          </table:table-cell>
          <table:table-cell office:value-type="time" office:time-value="PT16H10M00S" calcext:value-type="time">
            <text:p>16:10:00</text:p>
          </table:table-cell>
          <table:table-cell office:value-type="string" calcext:value-type="string">
            <text:p>"B3"</text:p>
          </table:table-cell>
          <table:table-cell office:value-type="string" calcext:value-type="string">
            <text:p>"CB:76:64:F7:EE:40"</text:p>
          </table:table-cell>
          <table:table-cell office:value-type="float" office:value="-94.8" calcext:value-type="float">
            <text:p>-94,8</text:p>
          </table:table-cell>
          <table:table-cell office:value-type="float" office:value="-94.3" calcext:value-type="float">
            <text:p>-94,3</text:p>
          </table:table-cell>
          <table:table-cell office:value-type="float" office:value="-93.9" calcext:value-type="float">
            <text:p>-93,9</text:p>
          </table:table-cell>
          <table:table-cell office:value-type="float" office:value="-93.6" calcext:value-type="float">
            <text:p>-93,6</text:p>
          </table:table-cell>
          <table:table-cell office:value-type="float" office:value="-94.2" calcext:value-type="float">
            <text:p>-94,2</text:p>
          </table:table-cell>
          <table:table-cell office:value-type="float" office:value="-96.4" calcext:value-type="float">
            <text:p>-96,4</text:p>
          </table:table-cell>
          <table:table-cell office:value-type="float" office:value="-97.7" calcext:value-type="float">
            <text:p>-97,7</text:p>
          </table:table-cell>
          <table:table-cell office:value-type="float" office:value="-97.6" calcext:value-type="float">
            <text:p>-97,6</text:p>
          </table:table-cell>
          <table:table-cell office:value-type="float" office:value="-97.3" calcext:value-type="float">
            <text:p>-97,3</text:p>
          </table:table-cell>
          <table:table-cell office:value-type="float" office:value="-96.7" calcext:value-type="float">
            <text:p>-96,7</text:p>
          </table:table-cell>
          <table:table-cell office:value-type="float" office:value="-95.5" calcext:value-type="float">
            <text:p>-95,5</text:p>
          </table:table-cell>
          <table:table-cell office:value-type="float" office:value="-93.2" calcext:value-type="float">
            <text:p>-93,2</text:p>
          </table:table-cell>
          <table:table-cell office:value-type="float" office:value="-91" calcext:value-type="float">
            <text:p>-91</text:p>
          </table:table-cell>
          <table:table-cell table:number-columns-repeated="2" office:value-type="float" office:value="-90.8" calcext:value-type="float">
            <text:p>-90,8</text:p>
          </table:table-cell>
          <table:table-cell office:value-type="float" office:value="-91" calcext:value-type="float">
            <text:p>-91</text:p>
          </table:table-cell>
          <table:table-cell office:value-type="float" office:value="-92.3" calcext:value-type="float">
            <text:p>-92,3</text:p>
          </table:table-cell>
          <table:table-cell office:value-type="float" office:value="-93.3" calcext:value-type="float">
            <text:p>-93,3</text:p>
          </table:table-cell>
          <table:table-cell office:value-type="float" office:value="-93.5" calcext:value-type="float">
            <text:p>-93,5</text:p>
          </table:table-cell>
          <table:table-cell office:value-type="float" office:value="-93.6" calcext:value-type="float">
            <text:p>-93,6</text:p>
          </table:table-cell>
          <table:table-cell office:value-type="float" office:value="-96" calcext:value-type="float">
            <text:p>-96</text:p>
          </table:table-cell>
          <table:table-cell office:value-type="float" office:value="-98.7" calcext:value-type="float">
            <text:p>-98,7</text:p>
          </table:table-cell>
          <table:table-cell office:value-type="float" office:value="-100.3" calcext:value-type="float">
            <text:p>-100,3</text:p>
          </table:table-cell>
          <table:table-cell office:value-type="float" office:value="-100.4" calcext:value-type="float">
            <text:p>-100,4</text:p>
          </table:table-cell>
          <table:table-cell table:number-columns-repeated="2" office:value-type="float" office:value="-100.2" calcext:value-type="float">
            <text:p>-100,2</text:p>
          </table:table-cell>
          <table:table-cell office:value-type="float" office:value="-99.3" calcext:value-type="float">
            <text:p>-99,3</text:p>
          </table:table-cell>
          <table:table-cell office:value-type="float" office:value="-98.4" calcext:value-type="float">
            <text:p>-98,4</text:p>
          </table:table-cell>
          <table:table-cell office:value-type="float" office:value="-96.8" calcext:value-type="float">
            <text:p>-96,8</text:p>
          </table:table-cell>
          <table:table-cell table:number-columns-repeated="3" office:value-type="float" office:value="-95.7" calcext:value-type="float">
            <text:p>-95,7</text:p>
          </table:table-cell>
          <table:table-cell office:value-type="float" office:value="-95.2" calcext:value-type="float">
            <text:p>-95,2</text:p>
          </table:table-cell>
          <table:table-cell office:value-type="float" office:value="-93.7" calcext:value-type="float">
            <text:p>-93,7</text:p>
          </table:table-cell>
          <table:table-cell office:value-type="float" office:value="-93.4" calcext:value-type="float">
            <text:p>-93,4</text:p>
          </table:table-cell>
          <table:table-cell office:value-type="float" office:value="-93.7" calcext:value-type="float">
            <text:p>-93,7</text:p>
          </table:table-cell>
          <table:table-cell office:value-type="float" office:value="-93.9" calcext:value-type="float">
            <text:p>-93,9</text:p>
          </table:table-cell>
          <table:table-cell office:value-type="float" office:value="-94.2" calcext:value-type="float">
            <text:p>-94,2</text:p>
          </table:table-cell>
          <table:table-cell office:value-type="float" office:value="-94.4" calcext:value-type="float">
            <text:p>-94,4</text:p>
          </table:table-cell>
          <table:table-cell office:value-type="float" office:value="-94" calcext:value-type="float">
            <text:p>-94</text:p>
          </table:table-cell>
          <table:table-cell office:value-type="float" office:value="-92.2" calcext:value-type="float">
            <text:p>-92,2</text:p>
          </table:table-cell>
          <table:table-cell office:value-type="float" office:value="-91.3" calcext:value-type="float">
            <text:p>-91,3</text:p>
          </table:table-cell>
          <table:table-cell office:value-type="float" office:value="-92.1" calcext:value-type="float">
            <text:p>-92,1</text:p>
          </table:table-cell>
          <table:table-cell office:value-type="float" office:value="-92.9" calcext:value-type="float">
            <text:p>-92,9</text:p>
          </table:table-cell>
          <table:table-cell office:value-type="float" office:value="-92" calcext:value-type="float">
            <text:p>-92</text:p>
          </table:table-cell>
          <table:table-cell office:value-type="float" office:value="-90.5" calcext:value-type="float">
            <text:p>-90,5</text:p>
          </table:table-cell>
          <table:table-cell table:number-columns-repeated="973"/>
        </table:table-row>
        <table:table-row table:style-name="ro8">
          <table:table-cell/>
          <table:table-cell office:value-type="float" office:value="15" calcext:value-type="float">
            <text:p>15</text:p>
          </table:table-cell>
          <table:table-cell office:value-type="time" office:time-value="PT16H09M00S" calcext:value-type="time">
            <text:p>16:09:00</text:p>
          </table:table-cell>
          <table:table-cell office:value-type="string" calcext:value-type="string">
            <text:p>"B3"</text:p>
          </table:table-cell>
          <table:table-cell office:value-type="string" calcext:value-type="string">
            <text:p>"CB:76:64:F7:EE:40"</text:p>
          </table:table-cell>
          <table:table-cell office:value-type="float" office:value="-96.7" calcext:value-type="float">
            <text:p>-96,7</text:p>
          </table:table-cell>
          <table:table-cell office:value-type="float" office:value="-95" calcext:value-type="float">
            <text:p>-95</text:p>
          </table:table-cell>
          <table:table-cell office:value-type="float" office:value="-94" calcext:value-type="float">
            <text:p>-94</text:p>
          </table:table-cell>
          <table:table-cell office:value-type="float" office:value="-92.3" calcext:value-type="float">
            <text:p>-92,3</text:p>
          </table:table-cell>
          <table:table-cell office:value-type="float" office:value="-92.2" calcext:value-type="float">
            <text:p>-92,2</text:p>
          </table:table-cell>
          <table:table-cell office:value-type="float" office:value="-92.4" calcext:value-type="float">
            <text:p>-92,4</text:p>
          </table:table-cell>
          <table:table-cell office:value-type="float" office:value="-94.1" calcext:value-type="float">
            <text:p>-94,1</text:p>
          </table:table-cell>
          <table:table-cell office:value-type="float" office:value="-96.2" calcext:value-type="float">
            <text:p>-96,2</text:p>
          </table:table-cell>
          <table:table-cell office:value-type="float" office:value="-96" calcext:value-type="float">
            <text:p>-96</text:p>
          </table:table-cell>
          <table:table-cell table:number-columns-repeated="2" office:value-type="float" office:value="-95" calcext:value-type="float">
            <text:p>-95</text:p>
          </table:table-cell>
          <table:table-cell office:value-type="float" office:value="-94.4" calcext:value-type="float">
            <text:p>-94,4</text:p>
          </table:table-cell>
          <table:table-cell table:number-columns-repeated="3" office:value-type="float" office:value="-93.9" calcext:value-type="float">
            <text:p>-93,9</text:p>
          </table:table-cell>
          <table:table-cell office:value-type="float" office:value="-93.7" calcext:value-type="float">
            <text:p>-93,7</text:p>
          </table:table-cell>
          <table:table-cell office:value-type="float" office:value="-93.8" calcext:value-type="float">
            <text:p>-93,8</text:p>
          </table:table-cell>
          <table:table-cell office:value-type="float" office:value="-94.1" calcext:value-type="float">
            <text:p>-94,1</text:p>
          </table:table-cell>
          <table:table-cell office:value-type="float" office:value="-95.5" calcext:value-type="float">
            <text:p>-95,5</text:p>
          </table:table-cell>
          <table:table-cell office:value-type="float" office:value="-97.7" calcext:value-type="float">
            <text:p>-97,7</text:p>
          </table:table-cell>
          <table:table-cell office:value-type="float" office:value="-98.2" calcext:value-type="float">
            <text:p>-98,2</text:p>
          </table:table-cell>
          <table:table-cell office:value-type="float" office:value="-98.5" calcext:value-type="float">
            <text:p>-98,5</text:p>
          </table:table-cell>
          <table:table-cell office:value-type="float" office:value="-98.1" calcext:value-type="float">
            <text:p>-98,1</text:p>
          </table:table-cell>
          <table:table-cell office:value-type="float" office:value="-97.6" calcext:value-type="float">
            <text:p>-97,6</text:p>
          </table:table-cell>
          <table:table-cell office:value-type="float" office:value="-97.4" calcext:value-type="float">
            <text:p>-97,4</text:p>
          </table:table-cell>
          <table:table-cell office:value-type="float" office:value="-97.6" calcext:value-type="float">
            <text:p>-97,6</text:p>
          </table:table-cell>
          <table:table-cell office:value-type="float" office:value="-97.7" calcext:value-type="float">
            <text:p>-97,7</text:p>
          </table:table-cell>
          <table:table-cell office:value-type="float" office:value="-98.2" calcext:value-type="float">
            <text:p>-98,2</text:p>
          </table:table-cell>
          <table:table-cell office:value-type="float" office:value="-99.3" calcext:value-type="float">
            <text:p>-99,3</text:p>
          </table:table-cell>
          <table:table-cell office:value-type="float" office:value="-99.8" calcext:value-type="float">
            <text:p>-99,8</text:p>
          </table:table-cell>
          <table:table-cell office:value-type="float" office:value="-99.5" calcext:value-type="float">
            <text:p>-99,5</text:p>
          </table:table-cell>
          <table:table-cell office:value-type="float" office:value="-99.6" calcext:value-type="float">
            <text:p>-99,6</text:p>
          </table:table-cell>
          <table:table-cell office:value-type="float" office:value="-99.7" calcext:value-type="float">
            <text:p>-99,7</text:p>
          </table:table-cell>
          <table:table-cell office:value-type="float" office:value="-100.1" calcext:value-type="float">
            <text:p>-100,1</text:p>
          </table:table-cell>
          <table:table-cell office:value-type="float" office:value="-99.4" calcext:value-type="float">
            <text:p>-99,4</text:p>
          </table:table-cell>
          <table:table-cell office:value-type="float" office:value="-97.5" calcext:value-type="float">
            <text:p>-97,5</text:p>
          </table:table-cell>
          <table:table-cell table:number-columns-repeated="2" office:value-type="float" office:value="-96.9" calcext:value-type="float">
            <text:p>-96,9</text:p>
          </table:table-cell>
          <table:table-cell office:value-type="float" office:value="-95.5" calcext:value-type="float">
            <text:p>-95,5</text:p>
          </table:table-cell>
          <table:table-cell office:value-type="float" office:value="-94.1" calcext:value-type="float">
            <text:p>-94,1</text:p>
          </table:table-cell>
          <table:table-cell office:value-type="float" office:value="-93.5" calcext:value-type="float">
            <text:p>-93,5</text:p>
          </table:table-cell>
          <table:table-cell office:value-type="float" office:value="-94.2" calcext:value-type="float">
            <text:p>-94,2</text:p>
          </table:table-cell>
          <table:table-cell office:value-type="float" office:value="-95.1" calcext:value-type="float">
            <text:p>-95,1</text:p>
          </table:table-cell>
          <table:table-cell office:value-type="float" office:value="-95.4" calcext:value-type="float">
            <text:p>-95,4</text:p>
          </table:table-cell>
          <table:table-cell office:value-type="float" office:value="-94" calcext:value-type="float">
            <text:p>-94</text:p>
          </table:table-cell>
          <table:table-cell office:value-type="float" office:value="-94.4" calcext:value-type="float">
            <text:p>-94,4</text:p>
          </table:table-cell>
          <table:table-cell office:value-type="float" office:value="-95.375" calcext:value-type="float">
            <text:p>-95,375</text:p>
          </table:table-cell>
          <table:table-cell office:value-type="float" office:value="-95.666664" calcext:value-type="float">
            <text:p>-95,666664</text:p>
          </table:table-cell>
          <table:table-cell table:number-columns-repeated="971"/>
        </table:table-row>
        <table:table-row table:style-name="ro8">
          <table:table-cell/>
          <table:table-cell office:value-type="float" office:value="20" calcext:value-type="float">
            <text:p>20</text:p>
          </table:table-cell>
          <table:table-cell office:value-type="time" office:time-value="PT16H08M00S" calcext:value-type="time">
            <text:p>16:08:00</text:p>
          </table:table-cell>
          <table:table-cell office:value-type="string" calcext:value-type="string">
            <text:p>"B3"</text:p>
          </table:table-cell>
          <table:table-cell office:value-type="string" calcext:value-type="string">
            <text:p>"CB:76:64:F7:EE:40"</text:p>
          </table:table-cell>
          <table:table-cell office:value-type="float" office:value="-93.5" calcext:value-type="float">
            <text:p>-93,5</text:p>
          </table:table-cell>
          <table:table-cell office:value-type="float" office:value="-93" calcext:value-type="float">
            <text:p>-93</text:p>
          </table:table-cell>
          <table:table-cell office:value-type="float" office:value="-93.5" calcext:value-type="float">
            <text:p>-93,5</text:p>
          </table:table-cell>
          <table:table-cell office:value-type="float" office:value="-94.6" calcext:value-type="float">
            <text:p>-94,6</text:p>
          </table:table-cell>
          <table:table-cell office:value-type="float" office:value="-95.6" calcext:value-type="float">
            <text:p>-95,6</text:p>
          </table:table-cell>
          <table:table-cell office:value-type="float" office:value="-95.4" calcext:value-type="float">
            <text:p>-95,4</text:p>
          </table:table-cell>
          <table:table-cell table:number-columns-repeated="2" office:value-type="float" office:value="-95.2" calcext:value-type="float">
            <text:p>-95,2</text:p>
          </table:table-cell>
          <table:table-cell office:value-type="float" office:value="-95.1" calcext:value-type="float">
            <text:p>-95,1</text:p>
          </table:table-cell>
          <table:table-cell table:number-columns-repeated="2" office:value-type="float" office:value="-94.9" calcext:value-type="float">
            <text:p>-94,9</text:p>
          </table:table-cell>
          <table:table-cell office:value-type="float" office:value="-95.3" calcext:value-type="float">
            <text:p>-95,3</text:p>
          </table:table-cell>
          <table:table-cell office:value-type="float" office:value="-95.666664" calcext:value-type="float">
            <text:p>-95,666664</text:p>
          </table:table-cell>
          <table:table-cell office:value-type="float" office:value="-95" calcext:value-type="float">
            <text:p>-95</text:p>
          </table:table-cell>
          <table:table-cell table:number-columns-repeated="2"/>
          <table:table-cell office:value-type="float" office:value="-98" calcext:value-type="float">
            <text:p>-98</text:p>
          </table:table-cell>
          <table:table-cell office:value-type="float" office:value="-97.4" calcext:value-type="float">
            <text:p>-97,4</text:p>
          </table:table-cell>
          <table:table-cell table:number-columns-repeated="6" office:value-type="float" office:value="-97.6" calcext:value-type="float">
            <text:p>-97,6</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8.8" calcext:value-type="float">
            <text:p>-98,8</text:p>
          </table:table-cell>
          <table:table-cell office:value-type="float" office:value="-98.3" calcext:value-type="float">
            <text:p>-98,3</text:p>
          </table:table-cell>
          <table:table-cell table:number-columns-repeated="2" office:value-type="float" office:value="-97.7" calcext:value-type="float">
            <text:p>-97,7</text:p>
          </table:table-cell>
          <table:table-cell office:value-type="float" office:value="-97.9" calcext:value-type="float">
            <text:p>-97,9</text:p>
          </table:table-cell>
          <table:table-cell office:value-type="float" office:value="-96.6" calcext:value-type="float">
            <text:p>-96,6</text:p>
          </table:table-cell>
          <table:table-cell office:value-type="float" office:value="-95.9" calcext:value-type="float">
            <text:p>-95,9</text:p>
          </table:table-cell>
          <table:table-cell office:value-type="float" office:value="-95.8" calcext:value-type="float">
            <text:p>-95,8</text:p>
          </table:table-cell>
          <table:table-cell office:value-type="float" office:value="-97.1" calcext:value-type="float">
            <text:p>-97,1</text:p>
          </table:table-cell>
          <table:table-cell office:value-type="float" office:value="-98.6" calcext:value-type="float">
            <text:p>-98,6</text:p>
          </table:table-cell>
          <table:table-cell office:value-type="float" office:value="-98.5" calcext:value-type="float">
            <text:p>-98,5</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55556" calcext:value-type="float">
            <text:p>-98,55556</text:p>
          </table:table-cell>
          <table:table-cell office:value-type="float" office:value="-98.14286" calcext:value-type="float">
            <text:p>-98,14286</text:p>
          </table:table-cell>
          <table:table-cell office:value-type="float" office:value="-98.666664" calcext:value-type="float">
            <text:p>-98,666664</text:p>
          </table:table-cell>
          <table:table-cell table:number-columns-repeated="975"/>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table-cell office:value-type="float" office:value="35" calcext:value-type="float">
            <text:p>35</text:p>
          </table:table-cell>
          <table:table-cell table:style-name="Default" office:value-type="string" calcext:value-type="string">
            <text:p>no signal</text:p>
          </table:table-cell>
          <table:table-cell table:number-columns-repeated="1021"/>
        </table:table-row>
        <table:table-row table:style-name="ro8">
          <table:table-cell office:value-type="float" office:value="8.4" calcext:value-type="float">
            <text:p>8,4</text:p>
          </table:table-cell>
          <table:table-cell office:value-type="float" office:value="0" calcext:value-type="float">
            <text:p>0</text:p>
          </table:table-cell>
          <table:table-cell office:value-type="time" office:time-value="PT16H29M00S" calcext:value-type="time">
            <text:p>16:29:00</text:p>
          </table:table-cell>
          <table:table-cell office:value-type="string" calcext:value-type="string">
            <text:p>"B4"</text:p>
          </table:table-cell>
          <table:table-cell office:value-type="string" calcext:value-type="string">
            <text:p>"A0:E6:F8:47:52:55"</text:p>
          </table:table-cell>
          <table:table-cell office:value-type="float" office:value="-73" calcext:value-type="float">
            <text:p>-73</text:p>
          </table:table-cell>
          <table:table-cell office:value-type="float" office:value="-74.2" calcext:value-type="float">
            <text:p>-74,2</text:p>
          </table:table-cell>
          <table:table-cell office:value-type="float" office:value="-75.2" calcext:value-type="float">
            <text:p>-75,2</text:p>
          </table:table-cell>
          <table:table-cell office:value-type="float" office:value="-74.8" calcext:value-type="float">
            <text:p>-74,8</text:p>
          </table:table-cell>
          <table:table-cell office:value-type="float" office:value="-75" calcext:value-type="float">
            <text:p>-75</text:p>
          </table:table-cell>
          <table:table-cell office:value-type="float" office:value="-75.3" calcext:value-type="float">
            <text:p>-75,3</text:p>
          </table:table-cell>
          <table:table-cell office:value-type="float" office:value="-76" calcext:value-type="float">
            <text:p>-76</text:p>
          </table:table-cell>
          <table:table-cell office:value-type="float" office:value="-76.3" calcext:value-type="float">
            <text:p>-76,3</text:p>
          </table:table-cell>
          <table:table-cell office:value-type="float" office:value="-76.2" calcext:value-type="float">
            <text:p>-76,2</text:p>
          </table:table-cell>
          <table:table-cell office:value-type="float" office:value="-73.4" calcext:value-type="float">
            <text:p>-73,4</text:p>
          </table:table-cell>
          <table:table-cell office:value-type="float" office:value="-69.8" calcext:value-type="float">
            <text:p>-69,8</text:p>
          </table:table-cell>
          <table:table-cell office:value-type="float" office:value="-68.9" calcext:value-type="float">
            <text:p>-68,9</text:p>
          </table:table-cell>
          <table:table-cell office:value-type="float" office:value="-69.5" calcext:value-type="float">
            <text:p>-69,5</text:p>
          </table:table-cell>
          <table:table-cell office:value-type="float" office:value="-68" calcext:value-type="float">
            <text:p>-68</text:p>
          </table:table-cell>
          <table:table-cell office:value-type="float" office:value="-67.7" calcext:value-type="float">
            <text:p>-67,7</text:p>
          </table:table-cell>
          <table:table-cell office:value-type="float" office:value="-67.4" calcext:value-type="float">
            <text:p>-67,4</text:p>
          </table:table-cell>
          <table:table-cell office:value-type="float" office:value="-65.6" calcext:value-type="float">
            <text:p>-65,6</text:p>
          </table:table-cell>
          <table:table-cell office:value-type="float" office:value="-65.8" calcext:value-type="float">
            <text:p>-65,8</text:p>
          </table:table-cell>
          <table:table-cell office:value-type="float" office:value="-66.1" calcext:value-type="float">
            <text:p>-66,1</text:p>
          </table:table-cell>
          <table:table-cell office:value-type="float" office:value="-69.3" calcext:value-type="float">
            <text:p>-69,3</text:p>
          </table:table-cell>
          <table:table-cell office:value-type="float" office:value="-72.4" calcext:value-type="float">
            <text:p>-72,4</text:p>
          </table:table-cell>
          <table:table-cell office:value-type="float" office:value="-73.1" calcext:value-type="float">
            <text:p>-73,1</text:p>
          </table:table-cell>
          <table:table-cell office:value-type="float" office:value="-72" calcext:value-type="float">
            <text:p>-72</text:p>
          </table:table-cell>
          <table:table-cell office:value-type="float" office:value="-71.9" calcext:value-type="float">
            <text:p>-71,9</text:p>
          </table:table-cell>
          <table:table-cell office:value-type="float" office:value="-73" calcext:value-type="float">
            <text:p>-73</text:p>
          </table:table-cell>
          <table:table-cell office:value-type="float" office:value="-73.5" calcext:value-type="float">
            <text:p>-73,5</text:p>
          </table:table-cell>
          <table:table-cell office:value-type="float" office:value="-73.6" calcext:value-type="float">
            <text:p>-73,6</text:p>
          </table:table-cell>
          <table:table-cell office:value-type="float" office:value="-73.3" calcext:value-type="float">
            <text:p>-73,3</text:p>
          </table:table-cell>
          <table:table-cell office:value-type="float" office:value="-72.8" calcext:value-type="float">
            <text:p>-72,8</text:p>
          </table:table-cell>
          <table:table-cell office:value-type="float" office:value="-74.6" calcext:value-type="float">
            <text:p>-74,6</text:p>
          </table:table-cell>
          <table:table-cell office:value-type="float" office:value="-76.2" calcext:value-type="float">
            <text:p>-76,2</text:p>
          </table:table-cell>
          <table:table-cell office:value-type="float" office:value="-78" calcext:value-type="float">
            <text:p>-78</text:p>
          </table:table-cell>
          <table:table-cell office:value-type="float" office:value="-78.4" calcext:value-type="float">
            <text:p>-78,4</text:p>
          </table:table-cell>
          <table:table-cell office:value-type="float" office:value="-76.3" calcext:value-type="float">
            <text:p>-76,3</text:p>
          </table:table-cell>
          <table:table-cell office:value-type="float" office:value="-74.9" calcext:value-type="float">
            <text:p>-74,9</text:p>
          </table:table-cell>
          <table:table-cell office:value-type="float" office:value="-74.1" calcext:value-type="float">
            <text:p>-74,1</text:p>
          </table:table-cell>
          <table:table-cell office:value-type="float" office:value="-73.5" calcext:value-type="float">
            <text:p>-73,5</text:p>
          </table:table-cell>
          <table:table-cell office:value-type="float" office:value="-74.2" calcext:value-type="float">
            <text:p>-74,2</text:p>
          </table:table-cell>
          <table:table-cell office:value-type="float" office:value="-75.2" calcext:value-type="float">
            <text:p>-75,2</text:p>
          </table:table-cell>
          <table:table-cell office:value-type="float" office:value="-73.7" calcext:value-type="float">
            <text:p>-73,7</text:p>
          </table:table-cell>
          <table:table-cell office:value-type="float" office:value="-70.7" calcext:value-type="float">
            <text:p>-70,7</text:p>
          </table:table-cell>
          <table:table-cell office:value-type="float" office:value="-68.6" calcext:value-type="float">
            <text:p>-68,6</text:p>
          </table:table-cell>
          <table:table-cell office:value-type="float" office:value="-67.8" calcext:value-type="float">
            <text:p>-67,8</text:p>
          </table:table-cell>
          <table:table-cell office:value-type="float" office:value="-67.3" calcext:value-type="float">
            <text:p>-67,3</text:p>
          </table:table-cell>
          <table:table-cell office:value-type="float" office:value="-67.5" calcext:value-type="float">
            <text:p>-67,5</text:p>
          </table:table-cell>
          <table:table-cell office:value-type="float" office:value="-68.2" calcext:value-type="float">
            <text:p>-68,2</text:p>
          </table:table-cell>
          <table:table-cell office:value-type="float" office:value="-69.2" calcext:value-type="float">
            <text:p>-69,2</text:p>
          </table:table-cell>
          <table:table-cell office:value-type="float" office:value="-70.6" calcext:value-type="float">
            <text:p>-70,6</text:p>
          </table:table-cell>
          <table:table-cell office:value-type="float" office:value="-71.3" calcext:value-type="float">
            <text:p>-71,3</text:p>
          </table:table-cell>
          <table:table-cell office:value-type="float" office:value="-71.5" calcext:value-type="float">
            <text:p>-71,5</text:p>
          </table:table-cell>
          <table:table-cell office:value-type="float" office:value="-70.5" calcext:value-type="float">
            <text:p>-70,5</text:p>
          </table:table-cell>
          <table:table-cell office:value-type="float" office:value="-67.8" calcext:value-type="float">
            <text:p>-67,8</text:p>
          </table:table-cell>
          <table:table-cell office:value-type="float" office:value="-65.2" calcext:value-type="float">
            <text:p>-65,2</text:p>
          </table:table-cell>
          <table:table-cell office:value-type="float" office:value="-65.3" calcext:value-type="float">
            <text:p>-65,3</text:p>
          </table:table-cell>
          <table:table-cell office:value-type="float" office:value="-67.5" calcext:value-type="float">
            <text:p>-67,5</text:p>
          </table:table-cell>
          <table:table-cell office:value-type="float" office:value="-68" calcext:value-type="float">
            <text:p>-68</text:p>
          </table:table-cell>
          <table:table-cell office:value-type="float" office:value="-68.6" calcext:value-type="float">
            <text:p>-68,6</text:p>
          </table:table-cell>
          <table:table-cell table:number-columns-repeated="962"/>
        </table:table-row>
        <table:table-row table:style-name="ro8">
          <table:table-cell/>
          <table:table-cell office:value-type="float" office:value="1" calcext:value-type="float">
            <text:p>1</text:p>
          </table:table-cell>
          <table:table-cell office:value-type="time" office:time-value="PT16H28M00S" calcext:value-type="time">
            <text:p>16:28:00</text:p>
          </table:table-cell>
          <table:table-cell office:value-type="string" calcext:value-type="string">
            <text:p>"B4"</text:p>
          </table:table-cell>
          <table:table-cell office:value-type="string" calcext:value-type="string">
            <text:p>"A0:E6:F8:47:52:55"</text:p>
          </table:table-cell>
          <table:table-cell office:value-type="float" office:value="-71.3" calcext:value-type="float">
            <text:p>-71,3</text:p>
          </table:table-cell>
          <table:table-cell office:value-type="float" office:value="-67.5" calcext:value-type="float">
            <text:p>-67,5</text:p>
          </table:table-cell>
          <table:table-cell office:value-type="float" office:value="-67.1" calcext:value-type="float">
            <text:p>-67,1</text:p>
          </table:table-cell>
          <table:table-cell office:value-type="float" office:value="-66.2" calcext:value-type="float">
            <text:p>-66,2</text:p>
          </table:table-cell>
          <table:table-cell office:value-type="float" office:value="-65.3" calcext:value-type="float">
            <text:p>-65,3</text:p>
          </table:table-cell>
          <table:table-cell office:value-type="float" office:value="-65.4" calcext:value-type="float">
            <text:p>-65,4</text:p>
          </table:table-cell>
          <table:table-cell office:value-type="float" office:value="-65.5" calcext:value-type="float">
            <text:p>-65,5</text:p>
          </table:table-cell>
          <table:table-cell office:value-type="float" office:value="-65.1" calcext:value-type="float">
            <text:p>-65,1</text:p>
          </table:table-cell>
          <table:table-cell office:value-type="float" office:value="-64.5" calcext:value-type="float">
            <text:p>-64,5</text:p>
          </table:table-cell>
          <table:table-cell office:value-type="float" office:value="-64.6" calcext:value-type="float">
            <text:p>-64,6</text:p>
          </table:table-cell>
          <table:table-cell office:value-type="float" office:value="-64.8" calcext:value-type="float">
            <text:p>-64,8</text:p>
          </table:table-cell>
          <table:table-cell office:value-type="float" office:value="-66.3" calcext:value-type="float">
            <text:p>-66,3</text:p>
          </table:table-cell>
          <table:table-cell office:value-type="float" office:value="-68.3" calcext:value-type="float">
            <text:p>-68,3</text:p>
          </table:table-cell>
          <table:table-cell office:value-type="float" office:value="-69.2" calcext:value-type="float">
            <text:p>-69,2</text:p>
          </table:table-cell>
          <table:table-cell office:value-type="float" office:value="-68.4" calcext:value-type="float">
            <text:p>-68,4</text:p>
          </table:table-cell>
          <table:table-cell office:value-type="float" office:value="-68" calcext:value-type="float">
            <text:p>-68</text:p>
          </table:table-cell>
          <table:table-cell office:value-type="float" office:value="-67.5" calcext:value-type="float">
            <text:p>-67,5</text:p>
          </table:table-cell>
          <table:table-cell office:value-type="float" office:value="-67.7" calcext:value-type="float">
            <text:p>-67,7</text:p>
          </table:table-cell>
          <table:table-cell office:value-type="float" office:value="-67.2" calcext:value-type="float">
            <text:p>-67,2</text:p>
          </table:table-cell>
          <table:table-cell office:value-type="float" office:value="-66" calcext:value-type="float">
            <text:p>-66</text:p>
          </table:table-cell>
          <table:table-cell office:value-type="float" office:value="-65.6" calcext:value-type="float">
            <text:p>-65,6</text:p>
          </table:table-cell>
          <table:table-cell office:value-type="float" office:value="-65.9" calcext:value-type="float">
            <text:p>-65,9</text:p>
          </table:table-cell>
          <table:table-cell office:value-type="float" office:value="-66.4" calcext:value-type="float">
            <text:p>-66,4</text:p>
          </table:table-cell>
          <table:table-cell office:value-type="float" office:value="-67.2" calcext:value-type="float">
            <text:p>-67,2</text:p>
          </table:table-cell>
          <table:table-cell office:value-type="float" office:value="-67.9" calcext:value-type="float">
            <text:p>-67,9</text:p>
          </table:table-cell>
          <table:table-cell office:value-type="float" office:value="-68" calcext:value-type="float">
            <text:p>-68</text:p>
          </table:table-cell>
          <table:table-cell office:value-type="float" office:value="-68.2" calcext:value-type="float">
            <text:p>-68,2</text:p>
          </table:table-cell>
          <table:table-cell office:value-type="float" office:value="-68" calcext:value-type="float">
            <text:p>-68</text:p>
          </table:table-cell>
          <table:table-cell office:value-type="float" office:value="-67.8" calcext:value-type="float">
            <text:p>-67,8</text:p>
          </table:table-cell>
          <table:table-cell office:value-type="float" office:value="-68.3" calcext:value-type="float">
            <text:p>-68,3</text:p>
          </table:table-cell>
          <table:table-cell office:value-type="float" office:value="-68.7" calcext:value-type="float">
            <text:p>-68,7</text:p>
          </table:table-cell>
          <table:table-cell office:value-type="float" office:value="-67.2" calcext:value-type="float">
            <text:p>-67,2</text:p>
          </table:table-cell>
          <table:table-cell office:value-type="float" office:value="-65.1" calcext:value-type="float">
            <text:p>-65,1</text:p>
          </table:table-cell>
          <table:table-cell office:value-type="float" office:value="-63.8" calcext:value-type="float">
            <text:p>-63,8</text:p>
          </table:table-cell>
          <table:table-cell office:value-type="float" office:value="-64.3" calcext:value-type="float">
            <text:p>-64,3</text:p>
          </table:table-cell>
          <table:table-cell office:value-type="float" office:value="-64.6" calcext:value-type="float">
            <text:p>-64,6</text:p>
          </table:table-cell>
          <table:table-cell office:value-type="float" office:value="-64.7" calcext:value-type="float">
            <text:p>-64,7</text:p>
          </table:table-cell>
          <table:table-cell office:value-type="float" office:value="-64.8" calcext:value-type="float">
            <text:p>-64,8</text:p>
          </table:table-cell>
          <table:table-cell office:value-type="float" office:value="-65.4" calcext:value-type="float">
            <text:p>-65,4</text:p>
          </table:table-cell>
          <table:table-cell office:value-type="float" office:value="-68" calcext:value-type="float">
            <text:p>-68</text:p>
          </table:table-cell>
          <table:table-cell office:value-type="float" office:value="-73.5" calcext:value-type="float">
            <text:p>-73,5</text:p>
          </table:table-cell>
          <table:table-cell office:value-type="float" office:value="-72.5" calcext:value-type="float">
            <text:p>-72,5</text:p>
          </table:table-cell>
          <table:table-cell office:value-type="float" office:value="-67.3" calcext:value-type="float">
            <text:p>-67,3</text:p>
          </table:table-cell>
          <table:table-cell office:value-type="float" office:value="-67.5" calcext:value-type="float">
            <text:p>-67,5</text:p>
          </table:table-cell>
          <table:table-cell office:value-type="float" office:value="-69" calcext:value-type="float">
            <text:p>-69</text:p>
          </table:table-cell>
          <table:table-cell office:value-type="float" office:value="-69.4" calcext:value-type="float">
            <text:p>-69,4</text:p>
          </table:table-cell>
          <table:table-cell table:number-columns-repeated="973"/>
        </table:table-row>
        <table:table-row table:style-name="ro8">
          <table:table-cell/>
          <table:table-cell office:value-type="float" office:value="2" calcext:value-type="float">
            <text:p>2</text:p>
          </table:table-cell>
          <table:table-cell office:value-type="time" office:time-value="PT16H27M52S" calcext:value-type="time">
            <text:p>16:27:52</text:p>
          </table:table-cell>
          <table:table-cell office:value-type="string" calcext:value-type="string">
            <text:p>"B4"</text:p>
          </table:table-cell>
          <table:table-cell office:value-type="string" calcext:value-type="string">
            <text:p>"A0:E6:F8:47:52:55"</text:p>
          </table:table-cell>
          <table:table-cell office:value-type="float" office:value="-74.1" calcext:value-type="float">
            <text:p>-74,1</text:p>
          </table:table-cell>
          <table:table-cell office:value-type="float" office:value="-77" calcext:value-type="float">
            <text:p>-77</text:p>
          </table:table-cell>
          <table:table-cell office:value-type="float" office:value="-78.6" calcext:value-type="float">
            <text:p>-78,6</text:p>
          </table:table-cell>
          <table:table-cell office:value-type="float" office:value="-78.8" calcext:value-type="float">
            <text:p>-78,8</text:p>
          </table:table-cell>
          <table:table-cell office:value-type="float" office:value="-78.6" calcext:value-type="float">
            <text:p>-78,6</text:p>
          </table:table-cell>
          <table:table-cell office:value-type="float" office:value="-78.9" calcext:value-type="float">
            <text:p>-78,9</text:p>
          </table:table-cell>
          <table:table-cell office:value-type="float" office:value="-79.1" calcext:value-type="float">
            <text:p>-79,1</text:p>
          </table:table-cell>
          <table:table-cell office:value-type="float" office:value="-78.7" calcext:value-type="float">
            <text:p>-78,7</text:p>
          </table:table-cell>
          <table:table-cell office:value-type="float" office:value="-78.3" calcext:value-type="float">
            <text:p>-78,3</text:p>
          </table:table-cell>
          <table:table-cell office:value-type="float" office:value="-75.1" calcext:value-type="float">
            <text:p>-75,1</text:p>
          </table:table-cell>
          <table:table-cell office:value-type="float" office:value="-71.9" calcext:value-type="float">
            <text:p>-71,9</text:p>
          </table:table-cell>
          <table:table-cell office:value-type="float" office:value="-72.6" calcext:value-type="float">
            <text:p>-72,6</text:p>
          </table:table-cell>
          <table:table-cell office:value-type="float" office:value="-74.4" calcext:value-type="float">
            <text:p>-74,4</text:p>
          </table:table-cell>
          <table:table-cell office:value-type="float" office:value="-74.5" calcext:value-type="float">
            <text:p>-74,5</text:p>
          </table:table-cell>
          <table:table-cell office:value-type="float" office:value="-73.6" calcext:value-type="float">
            <text:p>-73,6</text:p>
          </table:table-cell>
          <table:table-cell office:value-type="float" office:value="-71.8" calcext:value-type="float">
            <text:p>-71,8</text:p>
          </table:table-cell>
          <table:table-cell office:value-type="float" office:value="-71" calcext:value-type="float">
            <text:p>-71</text:p>
          </table:table-cell>
          <table:table-cell office:value-type="float" office:value="-70.6" calcext:value-type="float">
            <text:p>-70,6</text:p>
          </table:table-cell>
          <table:table-cell office:value-type="float" office:value="-70.3" calcext:value-type="float">
            <text:p>-70,3</text:p>
          </table:table-cell>
          <table:table-cell office:value-type="float" office:value="-72" calcext:value-type="float">
            <text:p>-72</text:p>
          </table:table-cell>
          <table:table-cell office:value-type="float" office:value="-73.6" calcext:value-type="float">
            <text:p>-73,6</text:p>
          </table:table-cell>
          <table:table-cell office:value-type="float" office:value="-74" calcext:value-type="float">
            <text:p>-74</text:p>
          </table:table-cell>
          <table:table-cell office:value-type="float" office:value="-73.9" calcext:value-type="float">
            <text:p>-73,9</text:p>
          </table:table-cell>
          <table:table-cell table:number-columns-repeated="2" office:value-type="float" office:value="-73.6" calcext:value-type="float">
            <text:p>-73,6</text:p>
          </table:table-cell>
          <table:table-cell office:value-type="float" office:value="-73.5" calcext:value-type="float">
            <text:p>-73,5</text:p>
          </table:table-cell>
          <table:table-cell office:value-type="float" office:value="-73.2" calcext:value-type="float">
            <text:p>-73,2</text:p>
          </table:table-cell>
          <table:table-cell office:value-type="float" office:value="-73" calcext:value-type="float">
            <text:p>-73</text:p>
          </table:table-cell>
          <table:table-cell office:value-type="float" office:value="-73.8" calcext:value-type="float">
            <text:p>-73,8</text:p>
          </table:table-cell>
          <table:table-cell office:value-type="float" office:value="-75.9" calcext:value-type="float">
            <text:p>-75,9</text:p>
          </table:table-cell>
          <table:table-cell office:value-type="float" office:value="-77.7" calcext:value-type="float">
            <text:p>-77,7</text:p>
          </table:table-cell>
          <table:table-cell table:number-columns-repeated="4" office:value-type="float" office:value="-78.3" calcext:value-type="float">
            <text:p>-78,3</text:p>
          </table:table-cell>
          <table:table-cell office:value-type="float" office:value="-78.1" calcext:value-type="float">
            <text:p>-78,1</text:p>
          </table:table-cell>
          <table:table-cell office:value-type="float" office:value="-77.8" calcext:value-type="float">
            <text:p>-77,8</text:p>
          </table:table-cell>
          <table:table-cell office:value-type="float" office:value="-77.6" calcext:value-type="float">
            <text:p>-77,6</text:p>
          </table:table-cell>
          <table:table-cell office:value-type="float" office:value="-77.3" calcext:value-type="float">
            <text:p>-77,3</text:p>
          </table:table-cell>
          <table:table-cell office:value-type="float" office:value="-75.3" calcext:value-type="float">
            <text:p>-75,3</text:p>
          </table:table-cell>
          <table:table-cell office:value-type="float" office:value="-73.6" calcext:value-type="float">
            <text:p>-73,6</text:p>
          </table:table-cell>
          <table:table-cell office:value-type="float" office:value="-73.7" calcext:value-type="float">
            <text:p>-73,7</text:p>
          </table:table-cell>
          <table:table-cell office:value-type="float" office:value="-73" calcext:value-type="float">
            <text:p>-73</text:p>
          </table:table-cell>
          <table:table-cell office:value-type="float" office:value="-72.1" calcext:value-type="float">
            <text:p>-72,1</text:p>
          </table:table-cell>
          <table:table-cell office:value-type="float" office:value="-70.8" calcext:value-type="float">
            <text:p>-70,8</text:p>
          </table:table-cell>
          <table:table-cell office:value-type="float" office:value="-71.1" calcext:value-type="float">
            <text:p>-71,1</text:p>
          </table:table-cell>
          <table:table-cell office:value-type="float" office:value="-73.44444" calcext:value-type="float">
            <text:p>-73,44444</text:p>
          </table:table-cell>
          <table:table-cell office:value-type="float" office:value="-76.25" calcext:value-type="float">
            <text:p>-76,25</text:p>
          </table:table-cell>
          <table:table-cell table:number-columns-repeated="971"/>
        </table:table-row>
        <table:table-row table:style-name="ro8">
          <table:table-cell/>
          <table:table-cell office:value-type="float" office:value="3" calcext:value-type="float">
            <text:p>3</text:p>
          </table:table-cell>
          <table:table-cell office:value-type="time" office:time-value="PT16H27M00S" calcext:value-type="time">
            <text:p>16:27:00</text:p>
          </table:table-cell>
          <table:table-cell office:value-type="string" calcext:value-type="string">
            <text:p>"B4"</text:p>
          </table:table-cell>
          <table:table-cell office:value-type="string" calcext:value-type="string">
            <text:p>"A0:E6:F8:47:52:55"</text:p>
          </table:table-cell>
          <table:table-cell office:value-type="float" office:value="-72.2" calcext:value-type="float">
            <text:p>-72,2</text:p>
          </table:table-cell>
          <table:table-cell office:value-type="float" office:value="-71.4" calcext:value-type="float">
            <text:p>-71,4</text:p>
          </table:table-cell>
          <table:table-cell office:value-type="float" office:value="-76.3" calcext:value-type="float">
            <text:p>-76,3</text:p>
          </table:table-cell>
          <table:table-cell office:value-type="float" office:value="-83.5" calcext:value-type="float">
            <text:p>-83,5</text:p>
          </table:table-cell>
          <table:table-cell office:value-type="float" office:value="-86.8" calcext:value-type="float">
            <text:p>-86,8</text:p>
          </table:table-cell>
          <table:table-cell office:value-type="float" office:value="-87.4" calcext:value-type="float">
            <text:p>-87,4</text:p>
          </table:table-cell>
          <table:table-cell office:value-type="float" office:value="-88.5" calcext:value-type="float">
            <text:p>-88,5</text:p>
          </table:table-cell>
          <table:table-cell office:value-type="float" office:value="-89" calcext:value-type="float">
            <text:p>-89</text:p>
          </table:table-cell>
          <table:table-cell office:value-type="float" office:value="-88.4" calcext:value-type="float">
            <text:p>-88,4</text:p>
          </table:table-cell>
          <table:table-cell office:value-type="float" office:value="-88.8" calcext:value-type="float">
            <text:p>-88,8</text:p>
          </table:table-cell>
          <table:table-cell office:value-type="float" office:value="-88.9" calcext:value-type="float">
            <text:p>-88,9</text:p>
          </table:table-cell>
          <table:table-cell office:value-type="float" office:value="-87.8" calcext:value-type="float">
            <text:p>-87,8</text:p>
          </table:table-cell>
          <table:table-cell office:value-type="float" office:value="-87.3" calcext:value-type="float">
            <text:p>-87,3</text:p>
          </table:table-cell>
          <table:table-cell table:number-columns-repeated="2" office:value-type="float" office:value="-86.8" calcext:value-type="float">
            <text:p>-86,8</text:p>
          </table:table-cell>
          <table:table-cell office:value-type="float" office:value="-88" calcext:value-type="float">
            <text:p>-88</text:p>
          </table:table-cell>
          <table:table-cell office:value-type="float" office:value="-88.6" calcext:value-type="float">
            <text:p>-88,6</text:p>
          </table:table-cell>
          <table:table-cell office:value-type="float" office:value="-89.4" calcext:value-type="float">
            <text:p>-89,4</text:p>
          </table:table-cell>
          <table:table-cell office:value-type="float" office:value="-89.9" calcext:value-type="float">
            <text:p>-89,9</text:p>
          </table:table-cell>
          <table:table-cell office:value-type="float" office:value="-89.1" calcext:value-type="float">
            <text:p>-89,1</text:p>
          </table:table-cell>
          <table:table-cell office:value-type="float" office:value="-87.7" calcext:value-type="float">
            <text:p>-87,7</text:p>
          </table:table-cell>
          <table:table-cell office:value-type="float" office:value="-86.6" calcext:value-type="float">
            <text:p>-86,6</text:p>
          </table:table-cell>
          <table:table-cell office:value-type="float" office:value="-81.9" calcext:value-type="float">
            <text:p>-81,9</text:p>
          </table:table-cell>
          <table:table-cell office:value-type="float" office:value="-75.5" calcext:value-type="float">
            <text:p>-75,5</text:p>
          </table:table-cell>
          <table:table-cell table:number-columns-repeated="2" office:value-type="float" office:value="-73.1" calcext:value-type="float">
            <text:p>-73,1</text:p>
          </table:table-cell>
          <table:table-cell table:number-columns-repeated="3" office:value-type="float" office:value="-73" calcext:value-type="float">
            <text:p>-73</text:p>
          </table:table-cell>
          <table:table-cell office:value-type="float" office:value="-72.9" calcext:value-type="float">
            <text:p>-72,9</text:p>
          </table:table-cell>
          <table:table-cell office:value-type="float" office:value="-72.8" calcext:value-type="float">
            <text:p>-72,8</text:p>
          </table:table-cell>
          <table:table-cell office:value-type="float" office:value="-72.9" calcext:value-type="float">
            <text:p>-72,9</text:p>
          </table:table-cell>
          <table:table-cell office:value-type="float" office:value="-75.7" calcext:value-type="float">
            <text:p>-75,7</text:p>
          </table:table-cell>
          <table:table-cell office:value-type="float" office:value="-79.5" calcext:value-type="float">
            <text:p>-79,5</text:p>
          </table:table-cell>
          <table:table-cell office:value-type="float" office:value="-82.8" calcext:value-type="float">
            <text:p>-82,8</text:p>
          </table:table-cell>
          <table:table-cell office:value-type="float" office:value="-82.9" calcext:value-type="float">
            <text:p>-82,9</text:p>
          </table:table-cell>
          <table:table-cell office:value-type="float" office:value="-82.4" calcext:value-type="float">
            <text:p>-82,4</text:p>
          </table:table-cell>
          <table:table-cell office:value-type="float" office:value="-82.1" calcext:value-type="float">
            <text:p>-82,1</text:p>
          </table:table-cell>
          <table:table-cell office:value-type="float" office:value="-81" calcext:value-type="float">
            <text:p>-81</text:p>
          </table:table-cell>
          <table:table-cell office:value-type="float" office:value="-78.5" calcext:value-type="float">
            <text:p>-78,5</text:p>
          </table:table-cell>
          <table:table-cell office:value-type="float" office:value="-77.3" calcext:value-type="float">
            <text:p>-77,3</text:p>
          </table:table-cell>
          <table:table-cell office:value-type="float" office:value="-77.4" calcext:value-type="float">
            <text:p>-77,4</text:p>
          </table:table-cell>
          <table:table-cell office:value-type="float" office:value="-79.5" calcext:value-type="float">
            <text:p>-79,5</text:p>
          </table:table-cell>
          <table:table-cell office:value-type="float" office:value="-81.4" calcext:value-type="float">
            <text:p>-81,4</text:p>
          </table:table-cell>
          <table:table-cell office:value-type="float" office:value="-83.4" calcext:value-type="float">
            <text:p>-83,4</text:p>
          </table:table-cell>
          <table:table-cell office:value-type="float" office:value="-86.3" calcext:value-type="float">
            <text:p>-86,3</text:p>
          </table:table-cell>
          <table:table-cell office:value-type="float" office:value="-84.8" calcext:value-type="float">
            <text:p>-84,8</text:p>
          </table:table-cell>
          <table:table-cell office:value-type="float" office:value="-79" calcext:value-type="float">
            <text:p>-79</text:p>
          </table:table-cell>
          <table:table-cell office:value-type="float" office:value="-76.75" calcext:value-type="float">
            <text:p>-76,75</text:p>
          </table:table-cell>
          <table:table-cell table:number-columns-repeated="970"/>
        </table:table-row>
        <table:table-row table:style-name="ro8">
          <table:table-cell/>
          <table:table-cell office:value-type="float" office:value="4" calcext:value-type="float">
            <text:p>4</text:p>
          </table:table-cell>
          <table:table-cell office:value-type="time" office:time-value="PT16H26M00S" calcext:value-type="time">
            <text:p>16:26:00</text:p>
          </table:table-cell>
          <table:table-cell office:value-type="string" calcext:value-type="string">
            <text:p>"B4"</text:p>
          </table:table-cell>
          <table:table-cell office:value-type="string" calcext:value-type="string">
            <text:p>"A0:E6:F8:47:52:55"</text:p>
          </table:table-cell>
          <table:table-cell office:value-type="float" office:value="-85.5" calcext:value-type="float">
            <text:p>-85,5</text:p>
          </table:table-cell>
          <table:table-cell office:value-type="float" office:value="-88.3" calcext:value-type="float">
            <text:p>-88,3</text:p>
          </table:table-cell>
          <table:table-cell office:value-type="float" office:value="-90.6" calcext:value-type="float">
            <text:p>-90,6</text:p>
          </table:table-cell>
          <table:table-cell office:value-type="float" office:value="-90.3" calcext:value-type="float">
            <text:p>-90,3</text:p>
          </table:table-cell>
          <table:table-cell office:value-type="float" office:value="-90.4" calcext:value-type="float">
            <text:p>-90,4</text:p>
          </table:table-cell>
          <table:table-cell office:value-type="float" office:value="-90.2" calcext:value-type="float">
            <text:p>-90,2</text:p>
          </table:table-cell>
          <table:table-cell office:value-type="float" office:value="-84.5" calcext:value-type="float">
            <text:p>-84,5</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table:number-columns-repeated="3" office:value-type="float" office:value="-79.8" calcext:value-type="float">
            <text:p>-79,8</text:p>
          </table:table-cell>
          <table:table-cell office:value-type="float" office:value="-80.2" calcext:value-type="float">
            <text:p>-80,2</text:p>
          </table:table-cell>
          <table:table-cell office:value-type="float" office:value="-80.5" calcext:value-type="float">
            <text:p>-80,5</text:p>
          </table:table-cell>
          <table:table-cell office:value-type="float" office:value="-80" calcext:value-type="float">
            <text:p>-80</text:p>
          </table:table-cell>
          <table:table-cell office:value-type="float" office:value="-78.8" calcext:value-type="float">
            <text:p>-78,8</text:p>
          </table:table-cell>
          <table:table-cell office:value-type="float" office:value="-77.3" calcext:value-type="float">
            <text:p>-77,3</text:p>
          </table:table-cell>
          <table:table-cell office:value-type="float" office:value="-77.5" calcext:value-type="float">
            <text:p>-77,5</text:p>
          </table:table-cell>
          <table:table-cell office:value-type="float" office:value="-77.3" calcext:value-type="float">
            <text:p>-77,3</text:p>
          </table:table-cell>
          <table:table-cell table:number-columns-repeated="3" office:value-type="float" office:value="-77" calcext:value-type="float">
            <text:p>-77</text:p>
          </table:table-cell>
          <table:table-cell table:number-columns-repeated="2" office:value-type="float" office:value="-76.9" calcext:value-type="float">
            <text:p>-76,9</text:p>
          </table:table-cell>
          <table:table-cell office:value-type="float" office:value="-79.5" calcext:value-type="float">
            <text:p>-79,5</text:p>
          </table:table-cell>
          <table:table-cell office:value-type="float" office:value="-84.4" calcext:value-type="float">
            <text:p>-84,4</text:p>
          </table:table-cell>
          <table:table-cell office:value-type="float" office:value="-89.3" calcext:value-type="float">
            <text:p>-89,3</text:p>
          </table:table-cell>
          <table:table-cell office:value-type="float" office:value="-89" calcext:value-type="float">
            <text:p>-89</text:p>
          </table:table-cell>
          <table:table-cell office:value-type="float" office:value="-88.8" calcext:value-type="float">
            <text:p>-88,8</text:p>
          </table:table-cell>
          <table:table-cell office:value-type="float" office:value="-89.5" calcext:value-type="float">
            <text:p>-89,5</text:p>
          </table:table-cell>
          <table:table-cell office:value-type="float" office:value="-89.8" calcext:value-type="float">
            <text:p>-89,8</text:p>
          </table:table-cell>
          <table:table-cell office:value-type="float" office:value="-88.7" calcext:value-type="float">
            <text:p>-88,7</text:p>
          </table:table-cell>
          <table:table-cell office:value-type="float" office:value="-87.6" calcext:value-type="float">
            <text:p>-87,6</text:p>
          </table:table-cell>
          <table:table-cell office:value-type="float" office:value="-88.5" calcext:value-type="float">
            <text:p>-88,5</text:p>
          </table:table-cell>
          <table:table-cell office:value-type="float" office:value="-88.2" calcext:value-type="float">
            <text:p>-88,2</text:p>
          </table:table-cell>
          <table:table-cell office:value-type="float" office:value="-86.4" calcext:value-type="float">
            <text:p>-86,4</text:p>
          </table:table-cell>
          <table:table-cell office:value-type="float" office:value="-84.1" calcext:value-type="float">
            <text:p>-84,1</text:p>
          </table:table-cell>
          <table:table-cell office:value-type="float" office:value="-82.4" calcext:value-type="float">
            <text:p>-82,4</text:p>
          </table:table-cell>
          <table:table-cell office:value-type="float" office:value="-81" calcext:value-type="float">
            <text:p>-81</text:p>
          </table:table-cell>
          <table:table-cell office:value-type="float" office:value="-80.6" calcext:value-type="float">
            <text:p>-80,6</text:p>
          </table:table-cell>
          <table:table-cell office:value-type="float" office:value="-78.6" calcext:value-type="float">
            <text:p>-78,6</text:p>
          </table:table-cell>
          <table:table-cell office:value-type="float" office:value="-76.8" calcext:value-type="float">
            <text:p>-76,8</text:p>
          </table:table-cell>
          <table:table-cell office:value-type="float" office:value="-77.1" calcext:value-type="float">
            <text:p>-77,1</text:p>
          </table:table-cell>
          <table:table-cell office:value-type="float" office:value="-77.5" calcext:value-type="float">
            <text:p>-77,5</text:p>
          </table:table-cell>
          <table:table-cell office:value-type="float" office:value="-77.8" calcext:value-type="float">
            <text:p>-77,8</text:p>
          </table:table-cell>
          <table:table-cell office:value-type="float" office:value="-78.1" calcext:value-type="float">
            <text:p>-78,1</text:p>
          </table:table-cell>
          <table:table-cell office:value-type="float" office:value="-78.77778" calcext:value-type="float">
            <text:p>-78,77778</text:p>
          </table:table-cell>
          <table:table-cell office:value-type="float" office:value="-79.2" calcext:value-type="float">
            <text:p>-79,2</text:p>
          </table:table-cell>
          <table:table-cell table:number-columns-repeated="970"/>
        </table:table-row>
        <table:table-row table:style-name="ro8">
          <table:table-cell/>
          <table:table-cell office:value-type="float" office:value="6" calcext:value-type="float">
            <text:p>6</text:p>
          </table:table-cell>
          <table:table-cell office:value-type="time" office:time-value="PT16H25M00S" calcext:value-type="time">
            <text:p>16:25:00</text:p>
          </table:table-cell>
          <table:table-cell office:value-type="string" calcext:value-type="string">
            <text:p>"B4"</text:p>
          </table:table-cell>
          <table:table-cell office:value-type="string" calcext:value-type="string">
            <text:p>"A0:E6:F8:47:52:55"</text:p>
          </table:table-cell>
          <table:table-cell office:value-type="float" office:value="-86.3" calcext:value-type="float">
            <text:p>-86,3</text:p>
          </table:table-cell>
          <table:table-cell office:value-type="float" office:value="-87.6" calcext:value-type="float">
            <text:p>-87,6</text:p>
          </table:table-cell>
          <table:table-cell office:value-type="float" office:value="-87.9" calcext:value-type="float">
            <text:p>-87,9</text:p>
          </table:table-cell>
          <table:table-cell office:value-type="float" office:value="-91.1" calcext:value-type="float">
            <text:p>-91,1</text:p>
          </table:table-cell>
          <table:table-cell office:value-type="float" office:value="-96.2" calcext:value-type="float">
            <text:p>-96,2</text:p>
          </table:table-cell>
          <table:table-cell office:value-type="float" office:value="-97.5" calcext:value-type="float">
            <text:p>-97,5</text:p>
          </table:table-cell>
          <table:table-cell office:value-type="float" office:value="-97.2" calcext:value-type="float">
            <text:p>-97,2</text:p>
          </table:table-cell>
          <table:table-cell table:number-columns-repeated="2" office:value-type="float" office:value="-96.3" calcext:value-type="float">
            <text:p>-96,3</text:p>
          </table:table-cell>
          <table:table-cell office:value-type="float" office:value="-96" calcext:value-type="float">
            <text:p>-96</text:p>
          </table:table-cell>
          <table:table-cell office:value-type="float" office:value="-96.6" calcext:value-type="float">
            <text:p>-96,6</text:p>
          </table:table-cell>
          <table:table-cell office:value-type="float" office:value="-97.3" calcext:value-type="float">
            <text:p>-97,3</text:p>
          </table:table-cell>
          <table:table-cell office:value-type="float" office:value="-95.6" calcext:value-type="float">
            <text:p>-95,6</text:p>
          </table:table-cell>
          <table:table-cell office:value-type="float" office:value="-84.7" calcext:value-type="float">
            <text:p>-84,7</text:p>
          </table:table-cell>
          <table:table-cell office:value-type="float" office:value="-83.3" calcext:value-type="float">
            <text:p>-83,3</text:p>
          </table:table-cell>
          <table:table-cell office:value-type="float" office:value="-92.3" calcext:value-type="float">
            <text:p>-92,3</text:p>
          </table:table-cell>
          <table:table-cell office:value-type="float" office:value="-96.5" calcext:value-type="float">
            <text:p>-96,5</text:p>
          </table:table-cell>
          <table:table-cell office:value-type="float" office:value="-86.8" calcext:value-type="float">
            <text:p>-86,8</text:p>
          </table:table-cell>
          <table:table-cell office:value-type="float" office:value="-82.4" calcext:value-type="float">
            <text:p>-82,4</text:p>
          </table:table-cell>
          <table:table-cell office:value-type="float" office:value="-78.6" calcext:value-type="float">
            <text:p>-78,6</text:p>
          </table:table-cell>
          <table:table-cell office:value-type="float" office:value="-76.1" calcext:value-type="float">
            <text:p>-76,1</text:p>
          </table:table-cell>
          <table:table-cell office:value-type="float" office:value="-77.9" calcext:value-type="float">
            <text:p>-77,9</text:p>
          </table:table-cell>
          <table:table-cell office:value-type="float" office:value="-84.9" calcext:value-type="float">
            <text:p>-84,9</text:p>
          </table:table-cell>
          <table:table-cell office:value-type="float" office:value="-87.7" calcext:value-type="float">
            <text:p>-87,7</text:p>
          </table:table-cell>
          <table:table-cell office:value-type="float" office:value="-81.6" calcext:value-type="float">
            <text:p>-81,6</text:p>
          </table:table-cell>
          <table:table-cell office:value-type="float" office:value="-77.6" calcext:value-type="float">
            <text:p>-77,6</text:p>
          </table:table-cell>
          <table:table-cell office:value-type="float" office:value="-76.8" calcext:value-type="float">
            <text:p>-76,8</text:p>
          </table:table-cell>
          <table:table-cell office:value-type="float" office:value="-77.1" calcext:value-type="float">
            <text:p>-77,1</text:p>
          </table:table-cell>
          <table:table-cell table:number-columns-repeated="3" office:value-type="float" office:value="-77" calcext:value-type="float">
            <text:p>-77</text:p>
          </table:table-cell>
          <table:table-cell office:value-type="float" office:value="-77.2" calcext:value-type="float">
            <text:p>-77,2</text:p>
          </table:table-cell>
          <table:table-cell office:value-type="float" office:value="-78.9" calcext:value-type="float">
            <text:p>-78,9</text:p>
          </table:table-cell>
          <table:table-cell office:value-type="float" office:value="-85.6" calcext:value-type="float">
            <text:p>-85,6</text:p>
          </table:table-cell>
          <table:table-cell office:value-type="float" office:value="-90.8" calcext:value-type="float">
            <text:p>-90,8</text:p>
          </table:table-cell>
          <table:table-cell office:value-type="float" office:value="-91.9" calcext:value-type="float">
            <text:p>-91,9</text:p>
          </table:table-cell>
          <table:table-cell office:value-type="float" office:value="-95.6" calcext:value-type="float">
            <text:p>-95,6</text:p>
          </table:table-cell>
          <table:table-cell office:value-type="float" office:value="-96.1" calcext:value-type="float">
            <text:p>-96,1</text:p>
          </table:table-cell>
          <table:table-cell office:value-type="float" office:value="-96.9" calcext:value-type="float">
            <text:p>-96,9</text:p>
          </table:table-cell>
          <table:table-cell office:value-type="float" office:value="-96.6" calcext:value-type="float">
            <text:p>-96,6</text:p>
          </table:table-cell>
          <table:table-cell table:number-columns-repeated="2" office:value-type="float" office:value="-96.8" calcext:value-type="float">
            <text:p>-96,8</text:p>
          </table:table-cell>
          <table:table-cell office:value-type="float" office:value="-94.4" calcext:value-type="float">
            <text:p>-94,4</text:p>
          </table:table-cell>
          <table:table-cell office:value-type="float" office:value="-84.3" calcext:value-type="float">
            <text:p>-84,3</text:p>
          </table:table-cell>
          <table:table-cell office:value-type="float" office:value="-76.4" calcext:value-type="float">
            <text:p>-76,4</text:p>
          </table:table-cell>
          <table:table-cell office:value-type="float" office:value="-76.7" calcext:value-type="float">
            <text:p>-76,7</text:p>
          </table:table-cell>
          <table:table-cell office:value-type="float" office:value="-76.8" calcext:value-type="float">
            <text:p>-76,8</text:p>
          </table:table-cell>
          <table:table-cell table:number-columns-repeated="3" office:value-type="float" office:value="-76.6" calcext:value-type="float">
            <text:p>-76,6</text:p>
          </table:table-cell>
          <table:table-cell table:number-columns-repeated="3" office:value-type="float" office:value="-76.5" calcext:value-type="float">
            <text:p>-76,5</text:p>
          </table:table-cell>
          <table:table-cell office:value-type="float" office:value="-77.3" calcext:value-type="float">
            <text:p>-77,3</text:p>
          </table:table-cell>
          <table:table-cell office:value-type="float" office:value="-78.9" calcext:value-type="float">
            <text:p>-78,9</text:p>
          </table:table-cell>
          <table:table-cell office:value-type="float" office:value="-79.8" calcext:value-type="float">
            <text:p>-79,8</text:p>
          </table:table-cell>
          <table:table-cell office:value-type="float" office:value="-80.6" calcext:value-type="float">
            <text:p>-80,6</text:p>
          </table:table-cell>
          <table:table-cell office:value-type="float" office:value="-81.1" calcext:value-type="float">
            <text:p>-81,1</text:p>
          </table:table-cell>
          <table:table-cell office:value-type="float" office:value="-81.2" calcext:value-type="float">
            <text:p>-81,2</text:p>
          </table:table-cell>
          <table:table-cell office:value-type="float" office:value="-81.6" calcext:value-type="float">
            <text:p>-81,6</text:p>
          </table:table-cell>
          <table:table-cell office:value-type="float" office:value="-83.2" calcext:value-type="float">
            <text:p>-83,2</text:p>
          </table:table-cell>
          <table:table-cell office:value-type="float" office:value="-83.8" calcext:value-type="float">
            <text:p>-83,8</text:p>
          </table:table-cell>
          <table:table-cell office:value-type="float" office:value="-84.2" calcext:value-type="float">
            <text:p>-84,2</text:p>
          </table:table-cell>
          <table:table-cell table:number-columns-repeated="956"/>
        </table:table-row>
        <table:table-row table:style-name="ro8">
          <table:table-cell/>
          <table:table-cell office:value-type="float" office:value="8" calcext:value-type="float">
            <text:p>8</text:p>
          </table:table-cell>
          <table:table-cell office:value-type="time" office:time-value="PT16H24M00S" calcext:value-type="time">
            <text:p>16:24:00</text:p>
          </table:table-cell>
          <table:table-cell office:value-type="string" calcext:value-type="string">
            <text:p>"B4"</text:p>
          </table:table-cell>
          <table:table-cell office:value-type="string" calcext:value-type="string">
            <text:p>"A0:E6:F8:47:52:55"</text:p>
          </table:table-cell>
          <table:table-cell office:value-type="float" office:value="-86.1" calcext:value-type="float">
            <text:p>-86,1</text:p>
          </table:table-cell>
          <table:table-cell office:value-type="float" office:value="-84.2" calcext:value-type="float">
            <text:p>-84,2</text:p>
          </table:table-cell>
          <table:table-cell office:value-type="float" office:value="-83.1" calcext:value-type="float">
            <text:p>-83,1</text:p>
          </table:table-cell>
          <table:table-cell office:value-type="float" office:value="-83.2" calcext:value-type="float">
            <text:p>-83,2</text:p>
          </table:table-cell>
          <table:table-cell office:value-type="float" office:value="-83.3" calcext:value-type="float">
            <text:p>-83,3</text:p>
          </table:table-cell>
          <table:table-cell office:value-type="float" office:value="-83" calcext:value-type="float">
            <text:p>-83</text:p>
          </table:table-cell>
          <table:table-cell office:value-type="float" office:value="-82.6" calcext:value-type="float">
            <text:p>-82,6</text:p>
          </table:table-cell>
          <table:table-cell office:value-type="float" office:value="-83.1" calcext:value-type="float">
            <text:p>-83,1</text:p>
          </table:table-cell>
          <table:table-cell office:value-type="float" office:value="-83.8" calcext:value-type="float">
            <text:p>-83,8</text:p>
          </table:table-cell>
          <table:table-cell office:value-type="float" office:value="-83.9" calcext:value-type="float">
            <text:p>-83,9</text:p>
          </table:table-cell>
          <table:table-cell office:value-type="float" office:value="-83.6" calcext:value-type="float">
            <text:p>-83,6</text:p>
          </table:table-cell>
          <table:table-cell office:value-type="float" office:value="-82.8" calcext:value-type="float">
            <text:p>-82,8</text:p>
          </table:table-cell>
          <table:table-cell table:number-columns-repeated="2" office:value-type="float" office:value="-82.2" calcext:value-type="float">
            <text:p>-82,2</text:p>
          </table:table-cell>
          <table:table-cell office:value-type="float" office:value="-82.7" calcext:value-type="float">
            <text:p>-82,7</text:p>
          </table:table-cell>
          <table:table-cell office:value-type="float" office:value="-83.4" calcext:value-type="float">
            <text:p>-83,4</text:p>
          </table:table-cell>
          <table:table-cell office:value-type="float" office:value="-83.9" calcext:value-type="float">
            <text:p>-83,9</text:p>
          </table:table-cell>
          <table:table-cell office:value-type="float" office:value="-84.8" calcext:value-type="float">
            <text:p>-84,8</text:p>
          </table:table-cell>
          <table:table-cell office:value-type="float" office:value="-85.8" calcext:value-type="float">
            <text:p>-85,8</text:p>
          </table:table-cell>
          <table:table-cell office:value-type="float" office:value="-86.2" calcext:value-type="float">
            <text:p>-86,2</text:p>
          </table:table-cell>
          <table:table-cell office:value-type="float" office:value="-87" calcext:value-type="float">
            <text:p>-87</text:p>
          </table:table-cell>
          <table:table-cell office:value-type="float" office:value="-87.3" calcext:value-type="float">
            <text:p>-87,3</text:p>
          </table:table-cell>
          <table:table-cell office:value-type="float" office:value="-87.4" calcext:value-type="float">
            <text:p>-87,4</text:p>
          </table:table-cell>
          <table:table-cell office:value-type="float" office:value="-87.6" calcext:value-type="float">
            <text:p>-87,6</text:p>
          </table:table-cell>
          <table:table-cell office:value-type="float" office:value="-87.2" calcext:value-type="float">
            <text:p>-87,2</text:p>
          </table:table-cell>
          <table:table-cell table:number-columns-repeated="2" office:value-type="float" office:value="-87.1" calcext:value-type="float">
            <text:p>-87,1</text:p>
          </table:table-cell>
          <table:table-cell office:value-type="float" office:value="-83.5" calcext:value-type="float">
            <text:p>-83,5</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79.9" calcext:value-type="float">
            <text:p>-79,9</text:p>
          </table:table-cell>
          <table:table-cell office:value-type="float" office:value="-79.8" calcext:value-type="float">
            <text:p>-79,8</text:p>
          </table:table-cell>
          <table:table-cell office:value-type="float" office:value="-79.5" calcext:value-type="float">
            <text:p>-79,5</text:p>
          </table:table-cell>
          <table:table-cell office:value-type="float" office:value="-79.6" calcext:value-type="float">
            <text:p>-79,6</text:p>
          </table:table-cell>
          <table:table-cell office:value-type="float" office:value="-79.8" calcext:value-type="float">
            <text:p>-79,8</text:p>
          </table:table-cell>
          <table:table-cell office:value-type="float" office:value="-80" calcext:value-type="float">
            <text:p>-80</text:p>
          </table:table-cell>
          <table:table-cell office:value-type="float" office:value="-80.1" calcext:value-type="float">
            <text:p>-80,1</text:p>
          </table:table-cell>
          <table:table-cell office:value-type="float" office:value="-80.4" calcext:value-type="float">
            <text:p>-80,4</text:p>
          </table:table-cell>
          <table:table-cell office:value-type="float" office:value="-80.9" calcext:value-type="float">
            <text:p>-80,9</text:p>
          </table:table-cell>
          <table:table-cell office:value-type="float" office:value="-81" calcext:value-type="float">
            <text:p>-81</text:p>
          </table:table-cell>
          <table:table-cell office:value-type="float" office:value="-82.2" calcext:value-type="float">
            <text:p>-82,2</text:p>
          </table:table-cell>
          <table:table-cell office:value-type="float" office:value="-83.333336" calcext:value-type="float">
            <text:p>-83,333336</text:p>
          </table:table-cell>
          <table:table-cell office:value-type="float" office:value="-84.2" calcext:value-type="float">
            <text:p>-84,2</text:p>
          </table:table-cell>
          <table:table-cell table:number-columns-repeated="975"/>
        </table:table-row>
        <table:table-row table:style-name="ro8">
          <table:table-cell/>
          <table:table-cell office:value-type="float" office:value="10" calcext:value-type="float">
            <text:p>10</text:p>
          </table:table-cell>
          <table:table-cell office:value-type="time" office:time-value="PT16H23M52S" calcext:value-type="time">
            <text:p>16:23:52</text:p>
          </table:table-cell>
          <table:table-cell office:value-type="string" calcext:value-type="string">
            <text:p>"B4"</text:p>
          </table:table-cell>
          <table:table-cell office:value-type="string" calcext:value-type="string">
            <text:p>"A0:E6:F8:47:52:55"</text:p>
          </table:table-cell>
          <table:table-cell office:value-type="float" office:value="-93.4" calcext:value-type="float">
            <text:p>-93,4</text:p>
          </table:table-cell>
          <table:table-cell office:value-type="float" office:value="-92.9" calcext:value-type="float">
            <text:p>-92,9</text:p>
          </table:table-cell>
          <table:table-cell office:value-type="float" office:value="-92" calcext:value-type="float">
            <text:p>-92</text:p>
          </table:table-cell>
          <table:table-cell table:number-columns-repeated="2" office:value-type="float" office:value="-93" calcext:value-type="float">
            <text:p>-93</text:p>
          </table:table-cell>
          <table:table-cell office:value-type="float" office:value="-92.6" calcext:value-type="float">
            <text:p>-92,6</text:p>
          </table:table-cell>
          <table:table-cell office:value-type="float" office:value="-92.1" calcext:value-type="float">
            <text:p>-92,1</text:p>
          </table:table-cell>
          <table:table-cell office:value-type="float" office:value="-91" calcext:value-type="float">
            <text:p>-91</text:p>
          </table:table-cell>
          <table:table-cell office:value-type="float" office:value="-90.2" calcext:value-type="float">
            <text:p>-90,2</text:p>
          </table:table-cell>
          <table:table-cell office:value-type="float" office:value="-87.9" calcext:value-type="float">
            <text:p>-87,9</text:p>
          </table:table-cell>
          <table:table-cell office:value-type="float" office:value="-86.2" calcext:value-type="float">
            <text:p>-86,2</text:p>
          </table:table-cell>
          <table:table-cell office:value-type="float" office:value="-86.7" calcext:value-type="float">
            <text:p>-86,7</text:p>
          </table:table-cell>
          <table:table-cell table:number-columns-repeated="2" office:value-type="float" office:value="-86.9" calcext:value-type="float">
            <text:p>-86,9</text:p>
          </table:table-cell>
          <table:table-cell office:value-type="float" office:value="-86.8" calcext:value-type="float">
            <text:p>-86,8</text:p>
          </table:table-cell>
          <table:table-cell office:value-type="float" office:value="-86.5" calcext:value-type="float">
            <text:p>-86,5</text:p>
          </table:table-cell>
          <table:table-cell office:value-type="float" office:value="-86.2" calcext:value-type="float">
            <text:p>-86,2</text:p>
          </table:table-cell>
          <table:table-cell office:value-type="float" office:value="-86.7" calcext:value-type="float">
            <text:p>-86,7</text:p>
          </table:table-cell>
          <table:table-cell office:value-type="float" office:value="-87" calcext:value-type="float">
            <text:p>-87</text:p>
          </table:table-cell>
          <table:table-cell office:value-type="float" office:value="-89.5" calcext:value-type="float">
            <text:p>-89,5</text:p>
          </table:table-cell>
          <table:table-cell office:value-type="float" office:value="-91.3" calcext:value-type="float">
            <text:p>-91,3</text:p>
          </table:table-cell>
          <table:table-cell office:value-type="float" office:value="-89.6" calcext:value-type="float">
            <text:p>-89,6</text:p>
          </table:table-cell>
          <table:table-cell office:value-type="float" office:value="-88.7" calcext:value-type="float">
            <text:p>-88,7</text:p>
          </table:table-cell>
          <table:table-cell office:value-type="float" office:value="-88.2" calcext:value-type="float">
            <text:p>-88,2</text:p>
          </table:table-cell>
          <table:table-cell office:value-type="float" office:value="-87.9" calcext:value-type="float">
            <text:p>-87,9</text:p>
          </table:table-cell>
          <table:table-cell office:value-type="float" office:value="-87.5" calcext:value-type="float">
            <text:p>-87,5</text:p>
          </table:table-cell>
          <table:table-cell office:value-type="float" office:value="-87.6" calcext:value-type="float">
            <text:p>-87,6</text:p>
          </table:table-cell>
          <table:table-cell office:value-type="float" office:value="-89.8" calcext:value-type="float">
            <text:p>-89,8</text:p>
          </table:table-cell>
          <table:table-cell office:value-type="float" office:value="-91.3" calcext:value-type="float">
            <text:p>-91,3</text:p>
          </table:table-cell>
          <table:table-cell office:value-type="float" office:value="-91.7" calcext:value-type="float">
            <text:p>-91,7</text:p>
          </table:table-cell>
          <table:table-cell office:value-type="float" office:value="-92.6" calcext:value-type="float">
            <text:p>-92,6</text:p>
          </table:table-cell>
          <table:table-cell office:value-type="float" office:value="-93.5" calcext:value-type="float">
            <text:p>-93,5</text:p>
          </table:table-cell>
          <table:table-cell office:value-type="float" office:value="-94.6" calcext:value-type="float">
            <text:p>-94,6</text:p>
          </table:table-cell>
          <table:table-cell office:value-type="float" office:value="-94.7" calcext:value-type="float">
            <text:p>-94,7</text:p>
          </table:table-cell>
          <table:table-cell office:value-type="float" office:value="-93.5" calcext:value-type="float">
            <text:p>-93,5</text:p>
          </table:table-cell>
          <table:table-cell office:value-type="float" office:value="-90.6" calcext:value-type="float">
            <text:p>-90,6</text:p>
          </table:table-cell>
          <table:table-cell office:value-type="float" office:value="-88.5" calcext:value-type="float">
            <text:p>-88,5</text:p>
          </table:table-cell>
          <table:table-cell office:value-type="float" office:value="-89" calcext:value-type="float">
            <text:p>-89</text:p>
          </table:table-cell>
          <table:table-cell office:value-type="float" office:value="-91.4" calcext:value-type="float">
            <text:p>-91,4</text:p>
          </table:table-cell>
          <table:table-cell office:value-type="float" office:value="-92.4" calcext:value-type="float">
            <text:p>-92,4</text:p>
          </table:table-cell>
          <table:table-cell office:value-type="float" office:value="-90.6" calcext:value-type="float">
            <text:p>-90,6</text:p>
          </table:table-cell>
          <table:table-cell office:value-type="float" office:value="-88.9" calcext:value-type="float">
            <text:p>-88,9</text:p>
          </table:table-cell>
          <table:table-cell office:value-type="float" office:value="-88.666664" calcext:value-type="float">
            <text:p>-88,666664</text:p>
          </table:table-cell>
          <table:table-cell office:value-type="float" office:value="-90" calcext:value-type="float">
            <text:p>-90</text:p>
          </table:table-cell>
          <table:table-cell table:number-columns-repeated="975"/>
        </table:table-row>
        <table:table-row table:style-name="ro8">
          <table:table-cell/>
          <table:table-cell office:value-type="float" office:value="12.5" calcext:value-type="float">
            <text:p>12,5</text:p>
          </table:table-cell>
          <table:table-cell office:value-type="time" office:time-value="PT16H23M00S" calcext:value-type="time">
            <text:p>16:23:00</text:p>
          </table:table-cell>
          <table:table-cell office:value-type="string" calcext:value-type="string">
            <text:p>"B4"</text:p>
          </table:table-cell>
          <table:table-cell office:value-type="string" calcext:value-type="string">
            <text:p>"A0:E6:F8:47:52:55"</text:p>
          </table:table-cell>
          <table:table-cell office:value-type="float" office:value="-93.1" calcext:value-type="float">
            <text:p>-93,1</text:p>
          </table:table-cell>
          <table:table-cell table:number-columns-repeated="2" office:value-type="float" office:value="-93.3" calcext:value-type="float">
            <text:p>-93,3</text:p>
          </table:table-cell>
          <table:table-cell office:value-type="float" office:value="-94.1" calcext:value-type="float">
            <text:p>-94,1</text:p>
          </table:table-cell>
          <table:table-cell office:value-type="float" office:value="-95.3" calcext:value-type="float">
            <text:p>-95,3</text:p>
          </table:table-cell>
          <table:table-cell office:value-type="float" office:value="-96.3" calcext:value-type="float">
            <text:p>-96,3</text:p>
          </table:table-cell>
          <table:table-cell office:value-type="float" office:value="-96.2" calcext:value-type="float">
            <text:p>-96,2</text:p>
          </table:table-cell>
          <table:table-cell office:value-type="float" office:value="-97.8" calcext:value-type="float">
            <text:p>-97,8</text:p>
          </table:table-cell>
          <table:table-cell office:value-type="float" office:value="-99.8" calcext:value-type="float">
            <text:p>-99,8</text:p>
          </table:table-cell>
          <table:table-cell table:number-columns-repeated="2" office:value-type="float" office:value="-99.9" calcext:value-type="float">
            <text:p>-99,9</text:p>
          </table:table-cell>
          <table:table-cell office:value-type="float" office:value="-99.2" calcext:value-type="float">
            <text:p>-99,2</text:p>
          </table:table-cell>
          <table:table-cell table:number-columns-repeated="3" office:value-type="float" office:value="-98.9" calcext:value-type="float">
            <text:p>-98,9</text:p>
          </table:table-cell>
          <table:table-cell office:value-type="float" office:value="-98.5" calcext:value-type="float">
            <text:p>-98,5</text:p>
          </table:table-cell>
          <table:table-cell office:value-type="float" office:value="-97.9" calcext:value-type="float">
            <text:p>-97,9</text:p>
          </table:table-cell>
          <table:table-cell office:value-type="float" office:value="-96.8" calcext:value-type="float">
            <text:p>-96,8</text:p>
          </table:table-cell>
          <table:table-cell office:value-type="float" office:value="-96.2" calcext:value-type="float">
            <text:p>-96,2</text:p>
          </table:table-cell>
          <table:table-cell office:value-type="float" office:value="-96.5" calcext:value-type="float">
            <text:p>-96,5</text:p>
          </table:table-cell>
          <table:table-cell office:value-type="float" office:value="-96.6" calcext:value-type="float">
            <text:p>-96,6</text:p>
          </table:table-cell>
          <table:table-cell office:value-type="float" office:value="-95" calcext:value-type="float">
            <text:p>-95</text:p>
          </table:table-cell>
          <table:table-cell office:value-type="float" office:value="-93.8" calcext:value-type="float">
            <text:p>-93,8</text:p>
          </table:table-cell>
          <table:table-cell office:value-type="float" office:value="-94.2" calcext:value-type="float">
            <text:p>-94,2</text:p>
          </table:table-cell>
          <table:table-cell office:value-type="float" office:value="-94.4" calcext:value-type="float">
            <text:p>-94,4</text:p>
          </table:table-cell>
          <table:table-cell office:value-type="float" office:value="-94.9" calcext:value-type="float">
            <text:p>-94,9</text:p>
          </table:table-cell>
          <table:table-cell office:value-type="float" office:value="-95.4" calcext:value-type="float">
            <text:p>-95,4</text:p>
          </table:table-cell>
          <table:table-cell office:value-type="float" office:value="-95.5" calcext:value-type="float">
            <text:p>-95,5</text:p>
          </table:table-cell>
          <table:table-cell office:value-type="float" office:value="-94.7" calcext:value-type="float">
            <text:p>-94,7</text:p>
          </table:table-cell>
          <table:table-cell office:value-type="float" office:value="-93.9" calcext:value-type="float">
            <text:p>-93,9</text:p>
          </table:table-cell>
          <table:table-cell office:value-type="float" office:value="-93.6" calcext:value-type="float">
            <text:p>-93,6</text:p>
          </table:table-cell>
          <table:table-cell office:value-type="float" office:value="-93.1" calcext:value-type="float">
            <text:p>-93,1</text:p>
          </table:table-cell>
          <table:table-cell office:value-type="float" office:value="-93.4" calcext:value-type="float">
            <text:p>-93,4</text:p>
          </table:table-cell>
          <table:table-cell office:value-type="float" office:value="-94.5" calcext:value-type="float">
            <text:p>-94,5</text:p>
          </table:table-cell>
          <table:table-cell office:value-type="float" office:value="-94.8" calcext:value-type="float">
            <text:p>-94,8</text:p>
          </table:table-cell>
          <table:table-cell office:value-type="float" office:value="-94.2" calcext:value-type="float">
            <text:p>-94,2</text:p>
          </table:table-cell>
          <table:table-cell office:value-type="float" office:value="-94.3" calcext:value-type="float">
            <text:p>-94,3</text:p>
          </table:table-cell>
          <table:table-cell office:value-type="float" office:value="-93.7" calcext:value-type="float">
            <text:p>-93,7</text:p>
          </table:table-cell>
          <table:table-cell office:value-type="float" office:value="-93.2" calcext:value-type="float">
            <text:p>-93,2</text:p>
          </table:table-cell>
          <table:table-cell office:value-type="float" office:value="-92.7" calcext:value-type="float">
            <text:p>-92,7</text:p>
          </table:table-cell>
          <table:table-cell office:value-type="float" office:value="-92.3" calcext:value-type="float">
            <text:p>-92,3</text:p>
          </table:table-cell>
          <table:table-cell office:value-type="float" office:value="-91.3" calcext:value-type="float">
            <text:p>-91,3</text:p>
          </table:table-cell>
          <table:table-cell office:value-type="float" office:value="-93.3" calcext:value-type="float">
            <text:p>-93,3</text:p>
          </table:table-cell>
          <table:table-cell office:value-type="float" office:value="-95.4" calcext:value-type="float">
            <text:p>-95,4</text:p>
          </table:table-cell>
          <table:table-cell office:value-type="float" office:value="-94.6" calcext:value-type="float">
            <text:p>-94,6</text:p>
          </table:table-cell>
          <table:table-cell table:number-columns-repeated="2" office:value-type="float" office:value="-93" calcext:value-type="float">
            <text:p>-93</text:p>
          </table:table-cell>
          <table:table-cell table:number-columns-repeated="972"/>
        </table:table-row>
        <table:table-row table:style-name="ro8">
          <table:table-cell/>
          <table:table-cell office:value-type="float" office:value="15" calcext:value-type="float">
            <text:p>15</text:p>
          </table:table-cell>
          <table:table-cell office:value-type="time" office:time-value="PT16H22M00S" calcext:value-type="time">
            <text:p>16:22:00</text:p>
          </table:table-cell>
          <table:table-cell office:value-type="string" calcext:value-type="string">
            <text:p>"B4"</text:p>
          </table:table-cell>
          <table:table-cell office:value-type="string" calcext:value-type="string">
            <text:p>"A0:E6:F8:47:52:55"</text:p>
          </table:table-cell>
          <table:table-cell office:value-type="float" office:value="-92.9" calcext:value-type="float">
            <text:p>-92,9</text:p>
          </table:table-cell>
          <table:table-cell office:value-type="float" office:value="-92.3" calcext:value-type="float">
            <text:p>-92,3</text:p>
          </table:table-cell>
          <table:table-cell table:number-columns-repeated="3" office:value-type="float" office:value="-93" calcext:value-type="float">
            <text:p>-93</text:p>
          </table:table-cell>
          <table:table-cell table:number-columns-repeated="2" office:value-type="float" office:value="-93.1" calcext:value-type="float">
            <text:p>-93,1</text:p>
          </table:table-cell>
          <table:table-cell office:value-type="float" office:value="-93.2" calcext:value-type="float">
            <text:p>-93,2</text:p>
          </table:table-cell>
          <table:table-cell office:value-type="float" office:value="-93.5" calcext:value-type="float">
            <text:p>-93,5</text:p>
          </table:table-cell>
          <table:table-cell office:value-type="float" office:value="-93.4" calcext:value-type="float">
            <text:p>-93,4</text:p>
          </table:table-cell>
          <table:table-cell office:value-type="float" office:value="-93.3" calcext:value-type="float">
            <text:p>-93,3</text:p>
          </table:table-cell>
          <table:table-cell office:value-type="float" office:value="-91.6" calcext:value-type="float">
            <text:p>-91,6</text:p>
          </table:table-cell>
          <table:table-cell office:value-type="float" office:value="-89.8" calcext:value-type="float">
            <text:p>-89,8</text:p>
          </table:table-cell>
          <table:table-cell office:value-type="float" office:value="-89.6" calcext:value-type="float">
            <text:p>-89,6</text:p>
          </table:table-cell>
          <table:table-cell office:value-type="float" office:value="-89.2" calcext:value-type="float">
            <text:p>-89,2</text:p>
          </table:table-cell>
          <table:table-cell table:number-columns-repeated="2" office:value-type="float" office:value="-88.8" calcext:value-type="float">
            <text:p>-88,8</text:p>
          </table:table-cell>
          <table:table-cell office:value-type="float" office:value="-88.9" calcext:value-type="float">
            <text:p>-88,9</text:p>
          </table:table-cell>
          <table:table-cell office:value-type="float" office:value="-88.8" calcext:value-type="float">
            <text:p>-88,8</text:p>
          </table:table-cell>
          <table:table-cell office:value-type="float" office:value="-89.1" calcext:value-type="float">
            <text:p>-89,1</text:p>
          </table:table-cell>
          <table:table-cell table:number-columns-repeated="2" office:value-type="float" office:value="-89.5" calcext:value-type="float">
            <text:p>-89,5</text:p>
          </table:table-cell>
          <table:table-cell table:number-columns-repeated="2" office:value-type="float" office:value="-89.4" calcext:value-type="float">
            <text:p>-89,4</text:p>
          </table:table-cell>
          <table:table-cell office:value-type="float" office:value="-89.3" calcext:value-type="float">
            <text:p>-89,3</text:p>
          </table:table-cell>
          <table:table-cell office:value-type="float" office:value="-89.4" calcext:value-type="float">
            <text:p>-89,4</text:p>
          </table:table-cell>
          <table:table-cell office:value-type="float" office:value="-89.6" calcext:value-type="float">
            <text:p>-89,6</text:p>
          </table:table-cell>
          <table:table-cell office:value-type="float" office:value="-89.9" calcext:value-type="float">
            <text:p>-89,9</text:p>
          </table:table-cell>
          <table:table-cell office:value-type="float" office:value="-90.3" calcext:value-type="float">
            <text:p>-90,3</text:p>
          </table:table-cell>
          <table:table-cell office:value-type="float" office:value="-90.4" calcext:value-type="float">
            <text:p>-90,4</text:p>
          </table:table-cell>
          <table:table-cell office:value-type="float" office:value="-90.1" calcext:value-type="float">
            <text:p>-90,1</text:p>
          </table:table-cell>
          <table:table-cell office:value-type="float" office:value="-92.7" calcext:value-type="float">
            <text:p>-92,7</text:p>
          </table:table-cell>
          <table:table-cell office:value-type="float" office:value="-94.8" calcext:value-type="float">
            <text:p>-94,8</text:p>
          </table:table-cell>
          <table:table-cell office:value-type="float" office:value="-95.9" calcext:value-type="float">
            <text:p>-95,9</text:p>
          </table:table-cell>
          <table:table-cell office:value-type="float" office:value="-96.4" calcext:value-type="float">
            <text:p>-96,4</text:p>
          </table:table-cell>
          <table:table-cell office:value-type="float" office:value="-96.1" calcext:value-type="float">
            <text:p>-96,1</text:p>
          </table:table-cell>
          <table:table-cell office:value-type="float" office:value="-96" calcext:value-type="float">
            <text:p>-96</text:p>
          </table:table-cell>
          <table:table-cell table:number-columns-repeated="2" office:value-type="float" office:value="-96.9" calcext:value-type="float">
            <text:p>-96,9</text:p>
          </table:table-cell>
          <table:table-cell office:value-type="float" office:value="-96.4" calcext:value-type="float">
            <text:p>-96,4</text:p>
          </table:table-cell>
          <table:table-cell office:value-type="float" office:value="-97.2" calcext:value-type="float">
            <text:p>-97,2</text:p>
          </table:table-cell>
          <table:table-cell office:value-type="float" office:value="-94.4" calcext:value-type="float">
            <text:p>-94,4</text:p>
          </table:table-cell>
          <table:table-cell office:value-type="float" office:value="-90.3" calcext:value-type="float">
            <text:p>-90,3</text:p>
          </table:table-cell>
          <table:table-cell office:value-type="float" office:value="-89.7" calcext:value-type="float">
            <text:p>-89,7</text:p>
          </table:table-cell>
          <table:table-cell office:value-type="float" office:value="-89.6" calcext:value-type="float">
            <text:p>-89,6</text:p>
          </table:table-cell>
          <table:table-cell office:value-type="float" office:value="-89.1" calcext:value-type="float">
            <text:p>-89,1</text:p>
          </table:table-cell>
          <table:table-cell office:value-type="float" office:value="-87.875" calcext:value-type="float">
            <text:p>-87,875</text:p>
          </table:table-cell>
          <table:table-cell office:value-type="float" office:value="-86.333336" calcext:value-type="float">
            <text:p>-86,333336</text:p>
          </table:table-cell>
          <table:table-cell table:number-columns-repeated="971"/>
        </table:table-row>
        <table:table-row table:style-name="ro8">
          <table:table-cell/>
          <table:table-cell office:value-type="float" office:value="20" calcext:value-type="float">
            <text:p>20</text:p>
          </table:table-cell>
          <table:table-cell office:value-type="time" office:time-value="PT16H21M00S" calcext:value-type="time">
            <text:p>16:21:00</text:p>
          </table:table-cell>
          <table:table-cell office:value-type="string" calcext:value-type="string">
            <text:p>"B4"</text:p>
          </table:table-cell>
          <table:table-cell office:value-type="string" calcext:value-type="string">
            <text:p>"A0:E6:F8:47:52:55"</text:p>
          </table:table-cell>
          <table:table-cell table:number-columns-repeated="2" office:value-type="float" office:value="-99.1" calcext:value-type="float">
            <text:p>-99,1</text:p>
          </table:table-cell>
          <table:table-cell office:value-type="float" office:value="-98.5" calcext:value-type="float">
            <text:p>-98,5</text:p>
          </table:table-cell>
          <table:table-cell office:value-type="float" office:value="-98" calcext:value-type="float">
            <text:p>-98</text:p>
          </table:table-cell>
          <table:table-cell table:number-columns-repeated="2"/>
          <table:table-cell office:value-type="float" office:value="-92.5" calcext:value-type="float">
            <text:p>-92,5</text:p>
          </table:table-cell>
          <table:table-cell office:value-type="float" office:value="-92.71429" calcext:value-type="float">
            <text:p>-92,71429</text:p>
          </table:table-cell>
          <table:table-cell table:number-columns-repeated="6" office:value-type="float" office:value="-93.2" calcext:value-type="float">
            <text:p>-93,2</text:p>
          </table:table-cell>
          <table:table-cell office:value-type="float" office:value="-93.8" calcext:value-type="float">
            <text:p>-93,8</text:p>
          </table:table-cell>
          <table:table-cell office:value-type="float" office:value="-95.4" calcext:value-type="float">
            <text:p>-95,4</text:p>
          </table:table-cell>
          <table:table-cell office:value-type="float" office:value="-95.7" calcext:value-type="float">
            <text:p>-95,7</text:p>
          </table:table-cell>
          <table:table-cell office:value-type="float" office:value="-95.1" calcext:value-type="float">
            <text:p>-95,1</text:p>
          </table:table-cell>
          <table:table-cell office:value-type="float" office:value="-94.7" calcext:value-type="float">
            <text:p>-94,7</text:p>
          </table:table-cell>
          <table:table-cell office:value-type="float" office:value="-95.4" calcext:value-type="float">
            <text:p>-95,4</text:p>
          </table:table-cell>
          <table:table-cell office:value-type="float" office:value="-96" calcext:value-type="float">
            <text:p>-96</text:p>
          </table:table-cell>
          <table:table-cell office:value-type="float" office:value="-96.3" calcext:value-type="float">
            <text:p>-96,3</text:p>
          </table:table-cell>
          <table:table-cell office:value-type="float" office:value="-96.5" calcext:value-type="float">
            <text:p>-96,5</text:p>
          </table:table-cell>
          <table:table-cell office:value-type="float" office:value="-97.1" calcext:value-type="float">
            <text:p>-97,1</text:p>
          </table:table-cell>
          <table:table-cell office:value-type="float" office:value="-97" calcext:value-type="float">
            <text:p>-97</text:p>
          </table:table-cell>
          <table:table-cell office:value-type="float" office:value="-96.1" calcext:value-type="float">
            <text:p>-96,1</text:p>
          </table:table-cell>
          <table:table-cell office:value-type="float" office:value="-95.3" calcext:value-type="float">
            <text:p>-95,3</text:p>
          </table:table-cell>
          <table:table-cell office:value-type="float" office:value="-95.6" calcext:value-type="float">
            <text:p>-95,6</text:p>
          </table:table-cell>
          <table:table-cell office:value-type="float" office:value="-96.4" calcext:value-type="float">
            <text:p>-96,4</text:p>
          </table:table-cell>
          <table:table-cell office:value-type="float" office:value="-96.3" calcext:value-type="float">
            <text:p>-96,3</text:p>
          </table:table-cell>
          <table:table-cell office:value-type="float" office:value="-96.7" calcext:value-type="float">
            <text:p>-96,7</text:p>
          </table:table-cell>
          <table:table-cell office:value-type="float" office:value="-96.9" calcext:value-type="float">
            <text:p>-96,9</text:p>
          </table:table-cell>
          <table:table-cell office:value-type="float" office:value="-98.7" calcext:value-type="float">
            <text:p>-98,7</text:p>
          </table:table-cell>
          <table:table-cell office:value-type="float" office:value="-100.333336" calcext:value-type="float">
            <text:p>-100,333336</text:p>
          </table:table-cell>
          <table:table-cell table:number-columns-repeated="3" office:value-type="float" office:value="-101.833336" calcext:value-type="float">
            <text:p>-101,833336</text:p>
          </table:table-cell>
          <table:table-cell office:value-type="float" office:value="-98.9" calcext:value-type="float">
            <text:p>-98,9</text:p>
          </table:table-cell>
          <table:table-cell office:value-type="float" office:value="-96.5" calcext:value-type="float">
            <text:p>-96,5</text:p>
          </table:table-cell>
          <table:table-cell table:number-columns-repeated="6" office:value-type="float" office:value="-94.6" calcext:value-type="float">
            <text:p>-94,6</text:p>
          </table:table-cell>
          <table:table-cell office:value-type="float" office:value="-94.7" calcext:value-type="float">
            <text:p>-94,7</text:p>
          </table:table-cell>
          <table:table-cell office:value-type="float" office:value="-94" calcext:value-type="float">
            <text:p>-94</text:p>
          </table:table-cell>
          <table:table-cell office:value-type="float" office:value="-93.7" calcext:value-type="float">
            <text:p>-93,7</text:p>
          </table:table-cell>
          <table:table-cell office:value-type="float" office:value="-94.2" calcext:value-type="float">
            <text:p>-94,2</text:p>
          </table:table-cell>
          <table:table-cell office:value-type="float" office:value="-94.4" calcext:value-type="float">
            <text:p>-94,4</text:p>
          </table:table-cell>
          <table:table-cell office:value-type="float" office:value="-94.5" calcext:value-type="float">
            <text:p>-94,5</text:p>
          </table:table-cell>
          <table:table-cell office:value-type="float" office:value="-93.3" calcext:value-type="float">
            <text:p>-93,3</text:p>
          </table:table-cell>
          <table:table-cell office:value-type="float" office:value="-93.2" calcext:value-type="float">
            <text:p>-93,2</text:p>
          </table:table-cell>
          <table:table-cell office:value-type="float" office:value="-96.9" calcext:value-type="float">
            <text:p>-96,9</text:p>
          </table:table-cell>
          <table:table-cell office:value-type="float" office:value="-98.8" calcext:value-type="float">
            <text:p>-98,8</text:p>
          </table:table-cell>
          <table:table-cell office:value-type="float" office:value="-98.4" calcext:value-type="float">
            <text:p>-98,4</text:p>
          </table:table-cell>
          <table:table-cell office:value-type="float" office:value="-98.8" calcext:value-type="float">
            <text:p>-98,8</text:p>
          </table:table-cell>
          <table:table-cell office:value-type="float" office:value="-99.111115" calcext:value-type="float">
            <text:p>-99,111115</text:p>
          </table:table-cell>
          <table:table-cell office:value-type="float" office:value="-98.8" calcext:value-type="float">
            <text:p>-98,8</text:p>
          </table:table-cell>
          <table:table-cell table:number-columns-repeated="2" office:value-type="float" office:value="-99" calcext:value-type="float">
            <text:p>-99</text:p>
          </table:table-cell>
          <table:table-cell table:number-columns-repeated="958"/>
        </table:table-row>
        <table:table-row table:style-name="ro8">
          <table:table-cell/>
          <table:table-cell office:value-type="float" office:value="25" calcext:value-type="float">
            <text:p>25</text:p>
          </table:table-cell>
          <table:table-cell office:value-type="time" office:time-value="PT16H20M00S" calcext:value-type="time">
            <text:p>16:20:00</text:p>
          </table:table-cell>
          <table:table-cell office:value-type="string" calcext:value-type="string">
            <text:p>"B4"</text:p>
          </table:table-cell>
          <table:table-cell office:value-type="string" calcext:value-type="string">
            <text:p>"A0:E6:F8:47:52:55"</text:p>
          </table:table-cell>
          <table:table-cell office:value-type="float" office:value="-95.3" calcext:value-type="float">
            <text:p>-95,3</text:p>
          </table:table-cell>
          <table:table-cell office:value-type="float" office:value="-95.5" calcext:value-type="float">
            <text:p>-95,5</text:p>
          </table:table-cell>
          <table:table-cell table:number-columns-repeated="2" office:value-type="float" office:value="-95.1" calcext:value-type="float">
            <text:p>-95,1</text:p>
          </table:table-cell>
          <table:table-cell office:value-type="float" office:value="-95" calcext:value-type="float">
            <text:p>-95</text:p>
          </table:table-cell>
          <table:table-cell table:number-columns-repeated="3" office:value-type="float" office:value="-94.9" calcext:value-type="float">
            <text:p>-94,9</text:p>
          </table:table-cell>
          <table:table-cell office:value-type="float" office:value="-96.4" calcext:value-type="float">
            <text:p>-96,4</text:p>
          </table:table-cell>
          <table:table-cell office:value-type="float" office:value="-98" calcext:value-type="float">
            <text:p>-98</text:p>
          </table:table-cell>
          <table:table-cell table:number-columns-repeated="2" office:value-type="float" office:value="-103" calcext:value-type="float">
            <text:p>-103</text:p>
          </table:table-cell>
          <table:table-cell/>
          <table:table-cell office:value-type="float" office:value="-96.4" calcext:value-type="float">
            <text:p>-96,4</text:p>
          </table:table-cell>
          <table:table-cell table:number-columns-repeated="7" office:value-type="float" office:value="-96.3" calcext:value-type="float">
            <text:p>-96,3</text:p>
          </table:table-cell>
          <table:table-cell office:value-type="float" office:value="-96.4" calcext:value-type="float">
            <text:p>-96,4</text:p>
          </table:table-cell>
          <table:table-cell office:value-type="float" office:value="-97.1" calcext:value-type="float">
            <text:p>-97,1</text:p>
          </table:table-cell>
          <table:table-cell office:value-type="float" office:value="-98" calcext:value-type="float">
            <text:p>-98</text:p>
          </table:table-cell>
          <table:table-cell office:value-type="float" office:value="-97.8" calcext:value-type="float">
            <text:p>-97,8</text:p>
          </table:table-cell>
          <table:table-cell office:value-type="float" office:value="-96.6" calcext:value-type="float">
            <text:p>-96,6</text:p>
          </table:table-cell>
          <table:table-cell office:value-type="float" office:value="-96.5" calcext:value-type="float">
            <text:p>-96,5</text:p>
          </table:table-cell>
          <table:table-cell office:value-type="float" office:value="-97.2" calcext:value-type="float">
            <text:p>-97,2</text:p>
          </table:table-cell>
          <table:table-cell office:value-type="float" office:value="-97.3" calcext:value-type="float">
            <text:p>-97,3</text:p>
          </table:table-cell>
          <table:table-cell office:value-type="float" office:value="-96" calcext:value-type="float">
            <text:p>-96</text:p>
          </table:table-cell>
          <table:table-cell office:value-type="float" office:value="-95" calcext:value-type="float">
            <text:p>-95</text:p>
          </table:table-cell>
          <table:table-cell office:value-type="float" office:value="-94.9" calcext:value-type="float">
            <text:p>-94,9</text:p>
          </table:table-cell>
          <table:table-cell office:value-type="float" office:value="-94.8" calcext:value-type="float">
            <text:p>-94,8</text:p>
          </table:table-cell>
          <table:table-cell office:value-type="float" office:value="-95.7" calcext:value-type="float">
            <text:p>-95,7</text:p>
          </table:table-cell>
          <table:table-cell table:number-columns-repeated="3" office:value-type="float" office:value="-96.3" calcext:value-type="float">
            <text:p>-96,3</text:p>
          </table:table-cell>
          <table:table-cell office:value-type="float" office:value="-97.6" calcext:value-type="float">
            <text:p>-97,6</text:p>
          </table:table-cell>
          <table:table-cell office:value-type="float" office:value="-98.6" calcext:value-type="float">
            <text:p>-98,6</text:p>
          </table:table-cell>
          <table:table-cell office:value-type="float" office:value="-99.8" calcext:value-type="float">
            <text:p>-99,8</text:p>
          </table:table-cell>
          <table:table-cell office:value-type="float" office:value="-99.4" calcext:value-type="float">
            <text:p>-99,4</text:p>
          </table:table-cell>
          <table:table-cell office:value-type="float" office:value="-99" calcext:value-type="float">
            <text:p>-99</text:p>
          </table:table-cell>
          <table:table-cell office:value-type="float" office:value="-98.1" calcext:value-type="float">
            <text:p>-98,1</text:p>
          </table:table-cell>
          <table:table-cell office:value-type="float" office:value="-97.4" calcext:value-type="float">
            <text:p>-97,4</text:p>
          </table:table-cell>
          <table:table-cell office:value-type="float" office:value="-97.7" calcext:value-type="float">
            <text:p>-97,7</text:p>
          </table:table-cell>
          <table:table-cell office:value-type="float" office:value="-98.1" calcext:value-type="float">
            <text:p>-98,1</text:p>
          </table:table-cell>
          <table:table-cell office:value-type="float" office:value="-98.2" calcext:value-type="float">
            <text:p>-98,2</text:p>
          </table:table-cell>
          <table:table-cell office:value-type="float" office:value="-98.6" calcext:value-type="float">
            <text:p>-98,6</text:p>
          </table:table-cell>
          <table:table-cell office:value-type="float" office:value="-98.28571" calcext:value-type="float">
            <text:p>-98,28571</text:p>
          </table:table-cell>
          <table:table-cell office:value-type="float" office:value="-100.5" calcext:value-type="float">
            <text:p>-100,5</text:p>
          </table:table-cell>
          <table:table-cell table:number-columns-repeated="969"/>
        </table:table-row>
        <table:table-row table:style-name="ro8">
          <table:table-cell/>
          <table:table-cell office:value-type="float" office:value="35" calcext:value-type="float">
            <text:p>35</text:p>
          </table:table-cell>
          <table:table-cell table:style-name="Default" office:value-type="string" calcext:value-type="string">
            <text:p>no signal</text:p>
          </table:table-cell>
          <table:table-cell table:number-columns-repeated="1021"/>
        </table:table-row>
      </table:table>
      <table:table table:name="#9 Different smartphones" table:style-name="ta1">
        <table:table-column table:style-name="co6" table:default-cell-style-name="Default"/>
        <table:table-column table:style-name="co15" table:default-cell-style-name="Default"/>
        <table:table-column table:style-name="co8" table:default-cell-style-name="ce14"/>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2"/>
        </table:table-row>
        <table:table-row table:style-name="ro4">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2"/>
        </table:table-row>
        <table:table-row table:style-name="ro18">
          <table:table-cell table:style-name="ce1" table:formula="of:=['Test cases'.A53]" office:value-type="float" office:value="9" calcext:value-type="float">
            <text:p>9</text:p>
          </table:table-cell>
          <table:table-cell table:style-name="ce1" table:formula="of:=['Test cases'.B53]" office:value-type="string" office:string-value="Obtain tx signal attenuation curve for different reicevers (smartphones)" calcext:value-type="string">
            <text:p>Obtain tx signal attenuation curve for different reicevers (smartphones)</text:p>
          </table:table-cell>
          <table:table-cell table:style-name="ce1"/>
          <table:table-cell table:style-name="ce1" table:formula="of:=['Test cases'.D53]" office:value-type="string" office:string-value="{0m, 1m, 2m, 3m, 4m, 6m, 8m, 10m, 12.5m, 15m, 20m, 25m, 35m}" calcext:value-type="string">
            <text:p>{0m, 1m, 2m, 3m, 4m, 6m, 8m, 10m, 12.5m, 15m, 20m, 25m, 35m}</text:p>
          </table:table-cell>
          <table:table-cell table:style-name="ce1" table:formula="of:=['Test cases'.E53]" office:value-type="string" office:string-value="F-" calcext:value-type="string">
            <text:p>F-</text:p>
          </table:table-cell>
          <table:table-cell table:style-name="ce1" table:formula="of:=['Test cases'.F53]" office:value-type="string" office:string-value="TEST" calcext:value-type="string">
            <text:p>TEST</text:p>
          </table:table-cell>
          <table:table-cell table:style-name="ce1" table:formula="of:=['Test cases'.G53]" office:value-type="string" office:string-value="B1" calcext:value-type="string">
            <text:p>B1</text:p>
          </table:table-cell>
          <table:table-cell table:style-name="ce1" table:formula="of:=['Test cases'.H53]" office:value-type="string" office:string-value="-16dBm" calcext:value-type="string">
            <text:p>-16dBm</text:p>
          </table:table-cell>
          <table:table-cell table:style-name="ce1" table:formula="of:=['Test cases'.I53]" office:value-type="string" office:string-value="Wall" calcext:value-type="string">
            <text:p>Wall</text:p>
          </table:table-cell>
          <table:table-cell table:style-name="ce1" table:formula="of:=['Test cases'.J53]" office:value-type="string" office:string-value="↓" calcext:value-type="string">
            <text:p>↓</text:p>
          </table:table-cell>
          <table:table-cell table:style-name="ce1" table:formula="of:=['Test cases'.K53]" office:value-type="float" office:value="1" calcext:value-type="float">
            <text:p>1</text:p>
          </table:table-cell>
          <table:table-cell table:style-name="ce1" table:formula="of:=['Test cases'.L53]" office:value-type="string" office:string-value="-" calcext:value-type="string">
            <text:p>-</text:p>
          </table:table-cell>
          <table:table-cell table:style-name="ce9" table:number-columns-repeated="1012"/>
        </table:table-row>
        <table:table-row table:style-name="ro6">
          <table:table-cell table:style-name="ce1" table:formula="of:=['Test cases'.A54]" office:value-type="float" office:value="9.1" calcext:value-type="float">
            <text:p>9,1</text:p>
          </table:table-cell>
          <table:table-cell table:style-name="ce1" table:formula="of:=['Test cases'.B54]" office:value-type="string" office:string-value="* Samsung Galaxy S7 (BLE 4.1)" calcext:value-type="string">
            <text:p>* Samsung Galaxy S7 (BLE 4.1)</text:p>
          </table:table-cell>
          <table:table-cell table:style-name="ce1" table:formula="of:=['Test cases'.C54]" office:value-type="string" office:string-value="none(35m), 14:44(25m) – 14:56(0m)" calcext:value-type="string">
            <text:p>none(35m), 14:44(25m) – 14:56(0m)</text:p>
          </table:table-cell>
          <table:table-cell table:style-name="ce1" table:number-columns-repeated="2"/>
          <table:table-cell table:style-name="ce1" table:formula="of:=['Test cases'.F54]" office:value-type="string" office:string-value="S" calcext:value-type="string">
            <text:p>S</text:p>
          </table:table-cell>
          <table:table-cell table:style-name="ce1" table:number-columns-repeated="6"/>
          <table:table-cell table:number-columns-repeated="1012"/>
        </table:table-row>
        <table:table-row table:style-name="ro13">
          <table:table-cell table:style-name="ce1" table:formula="of:=['Test cases'.A55]" office:value-type="float" office:value="9.2" calcext:value-type="float">
            <text:p>9,2</text:p>
          </table:table-cell>
          <table:table-cell table:style-name="ce1" table:formula="of:=['Test cases'.B55]" office:value-type="string" office:string-value="* Blackberry Z10 (BLE 4.0)" calcext:value-type="string">
            <text:p>* Blackberry Z10 (BLE 4.0)</text:p>
          </table:table-cell>
          <table:table-cell table:style-name="ce1" table:formula="of:=['Test cases'.C55]" office:value-type="string" office:string-value="none(35m-25m), 16:56(20m) – 17:04:56(0m)" calcext:value-type="string">
            <text:p>none(35m-25m), 16:56(20m) – 17:04:56(0m)</text:p>
          </table:table-cell>
          <table:table-cell table:style-name="ce1" table:number-columns-repeated="2"/>
          <table:table-cell table:style-name="ce1" table:formula="of:=['Test cases'.F55]" office:value-type="string" office:string-value="B" calcext:value-type="string">
            <text:p>B</text:p>
          </table:table-cell>
          <table:table-cell table:style-name="ce1" table:number-columns-repeated="6"/>
          <table:table-cell table:number-columns-repeated="1012"/>
        </table:table-row>
        <table:table-row table:style-name="ro8" table:number-rows-repeated="2">
          <table:table-cell table:style-name="ce1" table:number-columns-repeated="12"/>
          <table:table-cell table:number-columns-repeated="1012"/>
        </table:table-row>
        <table:table-row table:style-name="ro8">
          <table:table-cell table:style-name="ce1"/>
          <table:table-cell/>
          <table:table-cell table:style-name="Default"/>
          <table:table-cell table:number-columns-repeated="1021"/>
        </table:table-row>
        <table:table-row table:style-name="ro8">
          <table:table-cell table:style-name="ce5"/>
          <table:table-cell table:number-columns-repeated="1023"/>
        </table:table-row>
        <table:table-row table:style-name="ro8">
          <table:table-cell table:style-name="ce5" office:value-type="string" calcext:value-type="string">
            <text:p>Data</text:p>
          </table:table-cell>
          <table:table-cell/>
          <table:table-cell table:style-name="Default"/>
          <table:table-cell table:number-columns-repeated="1021"/>
        </table:table-row>
        <table:table-row table:style-name="ro5">
          <table:table-cell table:style-name="ce1" office:value-type="string" calcext:value-type="string">
            <text:p>Test case</text:p>
          </table:table-cell>
          <table:table-cell office:value-type="string" calcext:value-type="string">
            <text:p>Distance [m]</text:p>
          </table:table-cell>
          <table:table-cell table:style-name="Default" office:value-type="string" calcext:value-type="string">
            <text:p>Time</text:p>
          </table:table-cell>
          <table:table-cell office:value-type="string" calcext:value-type="string">
            <text:p>Beacon name</text:p>
          </table:table-cell>
          <table:table-cell office:value-type="string" calcext:value-type="string">
            <text:p>Beacon address</text:p>
          </table:table-cell>
          <table:table-cell table:number-columns-repeated="1019"/>
        </table:table-row>
        <table:table-row table:style-name="ro8">
          <table:table-cell table:style-name="ce5" office:value-type="float" office:value="9.1" calcext:value-type="float">
            <text:p>9,1</text:p>
          </table:table-cell>
          <table:table-cell office:value-type="float" office:value="0" calcext:value-type="float">
            <text:p>0</text:p>
          </table:table-cell>
          <table:table-cell office:value-type="time" office:time-value="PT14H56M00S" calcext:value-type="time">
            <text:p>14:56:00</text:p>
          </table:table-cell>
          <table:table-cell office:value-type="string" calcext:value-type="string">
            <text:p>"B1 (1)"</text:p>
          </table:table-cell>
          <table:table-cell office:value-type="string" calcext:value-type="string">
            <text:p>"CB:5D:42:C1:F7:36"</text:p>
          </table:table-cell>
          <table:table-cell office:value-type="float" office:value="-85.7" calcext:value-type="float">
            <text:p>-85,7</text:p>
          </table:table-cell>
          <table:table-cell office:value-type="float" office:value="-88.2" calcext:value-type="float">
            <text:p>-88,2</text:p>
          </table:table-cell>
          <table:table-cell office:value-type="float" office:value="-87.2" calcext:value-type="float">
            <text:p>-87,2</text:p>
          </table:table-cell>
          <table:table-cell office:value-type="float" office:value="-85.7" calcext:value-type="float">
            <text:p>-85,7</text:p>
          </table:table-cell>
          <table:table-cell office:value-type="float" office:value="-86.2" calcext:value-type="float">
            <text:p>-86,2</text:p>
          </table:table-cell>
          <table:table-cell office:value-type="float" office:value="-86.8" calcext:value-type="float">
            <text:p>-86,8</text:p>
          </table:table-cell>
          <table:table-cell office:value-type="float" office:value="-87.7" calcext:value-type="float">
            <text:p>-87,7</text:p>
          </table:table-cell>
          <table:table-cell office:value-type="float" office:value="-88.2" calcext:value-type="float">
            <text:p>-88,2</text:p>
          </table:table-cell>
          <table:table-cell office:value-type="float" office:value="-86.1" calcext:value-type="float">
            <text:p>-86,1</text:p>
          </table:table-cell>
          <table:table-cell office:value-type="float" office:value="-83.3" calcext:value-type="float">
            <text:p>-83,3</text:p>
          </table:table-cell>
          <table:table-cell office:value-type="float" office:value="-81" calcext:value-type="float">
            <text:p>-81</text:p>
          </table:table-cell>
          <table:table-cell office:value-type="float" office:value="-81.3" calcext:value-type="float">
            <text:p>-81,3</text:p>
          </table:table-cell>
          <table:table-cell office:value-type="float" office:value="-81.5" calcext:value-type="float">
            <text:p>-81,5</text:p>
          </table:table-cell>
          <table:table-cell office:value-type="float" office:value="-81.3" calcext:value-type="float">
            <text:p>-81,3</text:p>
          </table:table-cell>
          <table:table-cell office:value-type="float" office:value="-81.8" calcext:value-type="float">
            <text:p>-81,8</text:p>
          </table:table-cell>
          <table:table-cell office:value-type="float" office:value="-82.7" calcext:value-type="float">
            <text:p>-82,7</text:p>
          </table:table-cell>
          <table:table-cell office:value-type="float" office:value="-83.5" calcext:value-type="float">
            <text:p>-83,5</text:p>
          </table:table-cell>
          <table:table-cell office:value-type="float" office:value="-85" calcext:value-type="float">
            <text:p>-85</text:p>
          </table:table-cell>
          <table:table-cell office:value-type="float" office:value="-85.5" calcext:value-type="float">
            <text:p>-85,5</text:p>
          </table:table-cell>
          <table:table-cell office:value-type="float" office:value="-86.3" calcext:value-type="float">
            <text:p>-86,3</text:p>
          </table:table-cell>
          <table:table-cell office:value-type="float" office:value="-88.5" calcext:value-type="float">
            <text:p>-88,5</text:p>
          </table:table-cell>
          <table:table-cell office:value-type="float" office:value="-88.1" calcext:value-type="float">
            <text:p>-88,1</text:p>
          </table:table-cell>
          <table:table-cell office:value-type="float" office:value="-87.8" calcext:value-type="float">
            <text:p>-87,8</text:p>
          </table:table-cell>
          <table:table-cell office:value-type="float" office:value="-89.3" calcext:value-type="float">
            <text:p>-89,3</text:p>
          </table:table-cell>
          <table:table-cell office:value-type="float" office:value="-90.9" calcext:value-type="float">
            <text:p>-90,9</text:p>
          </table:table-cell>
          <table:table-cell office:value-type="float" office:value="-90.6" calcext:value-type="float">
            <text:p>-90,6</text:p>
          </table:table-cell>
          <table:table-cell office:value-type="float" office:value="-89.5" calcext:value-type="float">
            <text:p>-89,5</text:p>
          </table:table-cell>
          <table:table-cell office:value-type="float" office:value="-88.3" calcext:value-type="float">
            <text:p>-88,3</text:p>
          </table:table-cell>
          <table:table-cell office:value-type="float" office:value="-87.7" calcext:value-type="float">
            <text:p>-87,7</text:p>
          </table:table-cell>
          <table:table-cell office:value-type="float" office:value="-90.2" calcext:value-type="float">
            <text:p>-90,2</text:p>
          </table:table-cell>
          <table:table-cell office:value-type="float" office:value="-94.9" calcext:value-type="float">
            <text:p>-94,9</text:p>
          </table:table-cell>
          <table:table-cell office:value-type="float" office:value="-95" calcext:value-type="float">
            <text:p>-95</text:p>
          </table:table-cell>
          <table:table-cell office:value-type="float" office:value="-94.2" calcext:value-type="float">
            <text:p>-94,2</text:p>
          </table:table-cell>
          <table:table-cell office:value-type="float" office:value="-92.3" calcext:value-type="float">
            <text:p>-92,3</text:p>
          </table:table-cell>
          <table:table-cell office:value-type="float" office:value="-93.2" calcext:value-type="float">
            <text:p>-93,2</text:p>
          </table:table-cell>
          <table:table-cell office:value-type="float" office:value="-93.4" calcext:value-type="float">
            <text:p>-93,4</text:p>
          </table:table-cell>
          <table:table-cell office:value-type="float" office:value="-92.6" calcext:value-type="float">
            <text:p>-92,6</text:p>
          </table:table-cell>
          <table:table-cell office:value-type="float" office:value="-91.6" calcext:value-type="float">
            <text:p>-91,6</text:p>
          </table:table-cell>
          <table:table-cell office:value-type="float" office:value="-87.3" calcext:value-type="float">
            <text:p>-87,3</text:p>
          </table:table-cell>
          <table:table-cell office:value-type="float" office:value="-80.8" calcext:value-type="float">
            <text:p>-80,8</text:p>
          </table:table-cell>
          <table:table-cell office:value-type="float" office:value="-78.9" calcext:value-type="float">
            <text:p>-78,9</text:p>
          </table:table-cell>
          <table:table-cell office:value-type="float" office:value="-79.3" calcext:value-type="float">
            <text:p>-79,3</text:p>
          </table:table-cell>
          <table:table-cell table:number-columns-repeated="2" office:value-type="float" office:value="-79.4" calcext:value-type="float">
            <text:p>-79,4</text:p>
          </table:table-cell>
          <table:table-cell office:value-type="float" office:value="-79.5" calcext:value-type="float">
            <text:p>-79,5</text:p>
          </table:table-cell>
          <table:table-cell office:value-type="float" office:value="-79.6" calcext:value-type="float">
            <text:p>-79,6</text:p>
          </table:table-cell>
          <table:table-cell office:value-type="float" office:value="-79.7" calcext:value-type="float">
            <text:p>-79,7</text:p>
          </table:table-cell>
          <table:table-cell office:value-type="float" office:value="-79.4" calcext:value-type="float">
            <text:p>-79,4</text:p>
          </table:table-cell>
          <table:table-cell office:value-type="float" office:value="-81.2" calcext:value-type="float">
            <text:p>-81,2</text:p>
          </table:table-cell>
          <table:table-cell office:value-type="float" office:value="-86.2" calcext:value-type="float">
            <text:p>-86,2</text:p>
          </table:table-cell>
          <table:table-cell office:value-type="float" office:value="-89.5" calcext:value-type="float">
            <text:p>-89,5</text:p>
          </table:table-cell>
          <table:table-cell office:value-type="float" office:value="-90.8" calcext:value-type="float">
            <text:p>-90,8</text:p>
          </table:table-cell>
          <table:table-cell office:value-type="float" office:value="-91.5" calcext:value-type="float">
            <text:p>-91,5</text:p>
          </table:table-cell>
          <table:table-cell office:value-type="float" office:value="-90.3" calcext:value-type="float">
            <text:p>-90,3</text:p>
          </table:table-cell>
          <table:table-cell office:value-type="float" office:value="-88.8" calcext:value-type="float">
            <text:p>-88,8</text:p>
          </table:table-cell>
          <table:table-cell office:value-type="float" office:value="-90.5" calcext:value-type="float">
            <text:p>-90,5</text:p>
          </table:table-cell>
          <table:table-cell office:value-type="float" office:value="-91.4" calcext:value-type="float">
            <text:p>-91,4</text:p>
          </table:table-cell>
          <table:table-cell office:value-type="float" office:value="-91.8" calcext:value-type="float">
            <text:p>-91,8</text:p>
          </table:table-cell>
          <table:table-cell office:value-type="float" office:value="-92.3" calcext:value-type="float">
            <text:p>-92,3</text:p>
          </table:table-cell>
          <table:table-cell office:value-type="float" office:value="-89.2" calcext:value-type="float">
            <text:p>-89,2</text:p>
          </table:table-cell>
          <table:table-cell office:value-type="float" office:value="-83.1" calcext:value-type="float">
            <text:p>-83,1</text:p>
          </table:table-cell>
          <table:table-cell office:value-type="float" office:value="-82.2" calcext:value-type="float">
            <text:p>-82,2</text:p>
          </table:table-cell>
          <table:table-cell office:value-type="float" office:value="-84.3" calcext:value-type="float">
            <text:p>-84,3</text:p>
          </table:table-cell>
          <table:table-cell office:value-type="float" office:value="-86.5" calcext:value-type="float">
            <text:p>-86,5</text:p>
          </table:table-cell>
          <table:table-cell office:value-type="float" office:value="-85.9" calcext:value-type="float">
            <text:p>-85,9</text:p>
          </table:table-cell>
          <table:table-cell office:value-type="float" office:value="-84.3" calcext:value-type="float">
            <text:p>-84,3</text:p>
          </table:table-cell>
          <table:table-cell office:value-type="float" office:value="-83.3" calcext:value-type="float">
            <text:p>-83,3</text:p>
          </table:table-cell>
          <table:table-cell office:value-type="float" office:value="-82.9" calcext:value-type="float">
            <text:p>-82,9</text:p>
          </table:table-cell>
          <table:table-cell office:value-type="float" office:value="-82.4" calcext:value-type="float">
            <text:p>-82,4</text:p>
          </table:table-cell>
          <table:table-cell office:value-type="float" office:value="-79.9" calcext:value-type="float">
            <text:p>-79,9</text:p>
          </table:table-cell>
          <table:table-cell office:value-type="float" office:value="-78.6" calcext:value-type="float">
            <text:p>-78,6</text:p>
          </table:table-cell>
          <table:table-cell office:value-type="float" office:value="-78.9" calcext:value-type="float">
            <text:p>-78,9</text:p>
          </table:table-cell>
          <table:table-cell office:value-type="float" office:value="-79.4" calcext:value-type="float">
            <text:p>-79,4</text:p>
          </table:table-cell>
          <table:table-cell office:value-type="float" office:value="-79.6" calcext:value-type="float">
            <text:p>-79,6</text:p>
          </table:table-cell>
          <table:table-cell office:value-type="float" office:value="-79.3" calcext:value-type="float">
            <text:p>-79,3</text:p>
          </table:table-cell>
          <table:table-cell office:value-type="float" office:value="-78.9" calcext:value-type="float">
            <text:p>-78,9</text:p>
          </table:table-cell>
          <table:table-cell office:value-type="float" office:value="-79.1" calcext:value-type="float">
            <text:p>-79,1</text:p>
          </table:table-cell>
          <table:table-cell office:value-type="float" office:value="-79.6" calcext:value-type="float">
            <text:p>-79,6</text:p>
          </table:table-cell>
          <table:table-cell table:number-columns-repeated="941"/>
        </table:table-row>
        <table:table-row table:style-name="ro8">
          <table:table-cell table:style-name="ce5"/>
          <table:table-cell office:value-type="float" office:value="1" calcext:value-type="float">
            <text:p>1</text:p>
          </table:table-cell>
          <table:table-cell office:value-type="time" office:time-value="PT14H55M00S" calcext:value-type="time">
            <text:p>14:55:00</text:p>
          </table:table-cell>
          <table:table-cell office:value-type="string" calcext:value-type="string">
            <text:p>"B1 (1)"</text:p>
          </table:table-cell>
          <table:table-cell office:value-type="string" calcext:value-type="string">
            <text:p>"CB:5D:42:C1:F7:36"</text:p>
          </table:table-cell>
          <table:table-cell office:value-type="float" office:value="-84.3" calcext:value-type="float">
            <text:p>-84,3</text:p>
          </table:table-cell>
          <table:table-cell office:value-type="float" office:value="-79.6" calcext:value-type="float">
            <text:p>-79,6</text:p>
          </table:table-cell>
          <table:table-cell office:value-type="float" office:value="-80" calcext:value-type="float">
            <text:p>-80</text:p>
          </table:table-cell>
          <table:table-cell office:value-type="float" office:value="-79.6" calcext:value-type="float">
            <text:p>-79,6</text:p>
          </table:table-cell>
          <table:table-cell office:value-type="float" office:value="-79.2" calcext:value-type="float">
            <text:p>-79,2</text:p>
          </table:table-cell>
          <table:table-cell office:value-type="float" office:value="-78.6" calcext:value-type="float">
            <text:p>-78,6</text:p>
          </table:table-cell>
          <table:table-cell office:value-type="float" office:value="-79.5" calcext:value-type="float">
            <text:p>-79,5</text:p>
          </table:table-cell>
          <table:table-cell office:value-type="float" office:value="-80.3" calcext:value-type="float">
            <text:p>-80,3</text:p>
          </table:table-cell>
          <table:table-cell office:value-type="float" office:value="-82.9" calcext:value-type="float">
            <text:p>-82,9</text:p>
          </table:table-cell>
          <table:table-cell office:value-type="float" office:value="-85.6" calcext:value-type="float">
            <text:p>-85,6</text:p>
          </table:table-cell>
          <table:table-cell office:value-type="float" office:value="-83.3" calcext:value-type="float">
            <text:p>-83,3</text:p>
          </table:table-cell>
          <table:table-cell office:value-type="float" office:value="-81.4" calcext:value-type="float">
            <text:p>-81,4</text:p>
          </table:table-cell>
          <table:table-cell office:value-type="float" office:value="-82.1" calcext:value-type="float">
            <text:p>-82,1</text:p>
          </table:table-cell>
          <table:table-cell office:value-type="float" office:value="-80.6" calcext:value-type="float">
            <text:p>-80,6</text:p>
          </table:table-cell>
          <table:table-cell office:value-type="float" office:value="-80.5" calcext:value-type="float">
            <text:p>-80,5</text:p>
          </table:table-cell>
          <table:table-cell office:value-type="float" office:value="-80.2" calcext:value-type="float">
            <text:p>-80,2</text:p>
          </table:table-cell>
          <table:table-cell office:value-type="float" office:value="-79.1" calcext:value-type="float">
            <text:p>-79,1</text:p>
          </table:table-cell>
          <table:table-cell office:value-type="float" office:value="-79.4" calcext:value-type="float">
            <text:p>-79,4</text:p>
          </table:table-cell>
          <table:table-cell office:value-type="float" office:value="-80.9" calcext:value-type="float">
            <text:p>-80,9</text:p>
          </table:table-cell>
          <table:table-cell office:value-type="float" office:value="-79.4" calcext:value-type="float">
            <text:p>-79,4</text:p>
          </table:table-cell>
          <table:table-cell office:value-type="float" office:value="-79.8" calcext:value-type="float">
            <text:p>-79,8</text:p>
          </table:table-cell>
          <table:table-cell office:value-type="float" office:value="-81.4" calcext:value-type="float">
            <text:p>-81,4</text:p>
          </table:table-cell>
          <table:table-cell office:value-type="float" office:value="-81" calcext:value-type="float">
            <text:p>-81</text:p>
          </table:table-cell>
          <table:table-cell office:value-type="float" office:value="-80.8" calcext:value-type="float">
            <text:p>-80,8</text:p>
          </table:table-cell>
          <table:table-cell office:value-type="float" office:value="-80.3" calcext:value-type="float">
            <text:p>-80,3</text:p>
          </table:table-cell>
          <table:table-cell office:value-type="float" office:value="-78.9" calcext:value-type="float">
            <text:p>-78,9</text:p>
          </table:table-cell>
          <table:table-cell office:value-type="float" office:value="-78.7" calcext:value-type="float">
            <text:p>-78,7</text:p>
          </table:table-cell>
          <table:table-cell office:value-type="float" office:value="-79.7" calcext:value-type="float">
            <text:p>-79,7</text:p>
          </table:table-cell>
          <table:table-cell office:value-type="float" office:value="-78.9" calcext:value-type="float">
            <text:p>-78,9</text:p>
          </table:table-cell>
          <table:table-cell office:value-type="float" office:value="-78.1" calcext:value-type="float">
            <text:p>-78,1</text:p>
          </table:table-cell>
          <table:table-cell office:value-type="float" office:value="-79" calcext:value-type="float">
            <text:p>-79</text:p>
          </table:table-cell>
          <table:table-cell office:value-type="float" office:value="-79.2" calcext:value-type="float">
            <text:p>-79,2</text:p>
          </table:table-cell>
          <table:table-cell office:value-type="float" office:value="-80.5" calcext:value-type="float">
            <text:p>-80,5</text:p>
          </table:table-cell>
          <table:table-cell office:value-type="float" office:value="-81" calcext:value-type="float">
            <text:p>-81</text:p>
          </table:table-cell>
          <table:table-cell office:value-type="float" office:value="-80.7" calcext:value-type="float">
            <text:p>-80,7</text:p>
          </table:table-cell>
          <table:table-cell office:value-type="float" office:value="-83.7" calcext:value-type="float">
            <text:p>-83,7</text:p>
          </table:table-cell>
          <table:table-cell office:value-type="float" office:value="-87.1" calcext:value-type="float">
            <text:p>-87,1</text:p>
          </table:table-cell>
          <table:table-cell office:value-type="float" office:value="-88.2" calcext:value-type="float">
            <text:p>-88,2</text:p>
          </table:table-cell>
          <table:table-cell office:value-type="float" office:value="-89.3" calcext:value-type="float">
            <text:p>-89,3</text:p>
          </table:table-cell>
          <table:table-cell office:value-type="float" office:value="-87.2" calcext:value-type="float">
            <text:p>-87,2</text:p>
          </table:table-cell>
          <table:table-cell office:value-type="float" office:value="-87.8" calcext:value-type="float">
            <text:p>-87,8</text:p>
          </table:table-cell>
          <table:table-cell office:value-type="float" office:value="-87.3" calcext:value-type="float">
            <text:p>-87,3</text:p>
          </table:table-cell>
          <table:table-cell office:value-type="float" office:value="-88.4" calcext:value-type="float">
            <text:p>-88,4</text:p>
          </table:table-cell>
          <table:table-cell office:value-type="float" office:value="-85.7" calcext:value-type="float">
            <text:p>-85,7</text:p>
          </table:table-cell>
          <table:table-cell office:value-type="float" office:value="-85.5" calcext:value-type="float">
            <text:p>-85,5</text:p>
          </table:table-cell>
          <table:table-cell office:value-type="float" office:value="-87" calcext:value-type="float">
            <text:p>-87</text:p>
          </table:table-cell>
          <table:table-cell office:value-type="float" office:value="-86.1" calcext:value-type="float">
            <text:p>-86,1</text:p>
          </table:table-cell>
          <table:table-cell office:value-type="float" office:value="-88.7" calcext:value-type="float">
            <text:p>-88,7</text:p>
          </table:table-cell>
          <table:table-cell office:value-type="float" office:value="-88.5" calcext:value-type="float">
            <text:p>-88,5</text:p>
          </table:table-cell>
          <table:table-cell office:value-type="float" office:value="-89.3" calcext:value-type="float">
            <text:p>-89,3</text:p>
          </table:table-cell>
          <table:table-cell office:value-type="float" office:value="-89.5" calcext:value-type="float">
            <text:p>-89,5</text:p>
          </table:table-cell>
          <table:table-cell office:value-type="float" office:value="-89.4" calcext:value-type="float">
            <text:p>-89,4</text:p>
          </table:table-cell>
          <table:table-cell office:value-type="float" office:value="-91.6" calcext:value-type="float">
            <text:p>-91,6</text:p>
          </table:table-cell>
          <table:table-cell office:value-type="float" office:value="-88.7" calcext:value-type="float">
            <text:p>-88,7</text:p>
          </table:table-cell>
          <table:table-cell office:value-type="float" office:value="-87.1" calcext:value-type="float">
            <text:p>-87,1</text:p>
          </table:table-cell>
          <table:table-cell office:value-type="float" office:value="-86.5" calcext:value-type="float">
            <text:p>-86,5</text:p>
          </table:table-cell>
          <table:table-cell office:value-type="float" office:value="-85.5" calcext:value-type="float">
            <text:p>-85,5</text:p>
          </table:table-cell>
          <table:table-cell office:value-type="float" office:value="-85.4" calcext:value-type="float">
            <text:p>-85,4</text:p>
          </table:table-cell>
          <table:table-cell office:value-type="float" office:value="-83.5" calcext:value-type="float">
            <text:p>-83,5</text:p>
          </table:table-cell>
          <table:table-cell office:value-type="float" office:value="-85.4" calcext:value-type="float">
            <text:p>-85,4</text:p>
          </table:table-cell>
          <table:table-cell office:value-type="float" office:value="-85.9" calcext:value-type="float">
            <text:p>-85,9</text:p>
          </table:table-cell>
          <table:table-cell office:value-type="float" office:value="-86.1" calcext:value-type="float">
            <text:p>-86,1</text:p>
          </table:table-cell>
          <table:table-cell office:value-type="float" office:value="-87.5" calcext:value-type="float">
            <text:p>-87,5</text:p>
          </table:table-cell>
          <table:table-cell office:value-type="float" office:value="-85.2" calcext:value-type="float">
            <text:p>-85,2</text:p>
          </table:table-cell>
          <table:table-cell office:value-type="float" office:value="-82.7" calcext:value-type="float">
            <text:p>-82,7</text:p>
          </table:table-cell>
          <table:table-cell office:value-type="float" office:value="-85" calcext:value-type="float">
            <text:p>-85</text:p>
          </table:table-cell>
          <table:table-cell office:value-type="float" office:value="-85.4" calcext:value-type="float">
            <text:p>-85,4</text:p>
          </table:table-cell>
          <table:table-cell office:value-type="float" office:value="-86" calcext:value-type="float">
            <text:p>-86</text:p>
          </table:table-cell>
          <table:table-cell office:value-type="float" office:value="-85.4" calcext:value-type="float">
            <text:p>-85,4</text:p>
          </table:table-cell>
          <table:table-cell office:value-type="float" office:value="-84.6" calcext:value-type="float">
            <text:p>-84,6</text:p>
          </table:table-cell>
          <table:table-cell office:value-type="float" office:value="-83.1" calcext:value-type="float">
            <text:p>-83,1</text:p>
          </table:table-cell>
          <table:table-cell office:value-type="float" office:value="-83.3" calcext:value-type="float">
            <text:p>-83,3</text:p>
          </table:table-cell>
          <table:table-cell office:value-type="float" office:value="-81.6" calcext:value-type="float">
            <text:p>-81,6</text:p>
          </table:table-cell>
          <table:table-cell office:value-type="float" office:value="-79.5" calcext:value-type="float">
            <text:p>-79,5</text:p>
          </table:table-cell>
          <table:table-cell office:value-type="float" office:value="-81.8" calcext:value-type="float">
            <text:p>-81,8</text:p>
          </table:table-cell>
          <table:table-cell office:value-type="float" office:value="-81.7" calcext:value-type="float">
            <text:p>-81,7</text:p>
          </table:table-cell>
          <table:table-cell office:value-type="float" office:value="-81.6" calcext:value-type="float">
            <text:p>-81,6</text:p>
          </table:table-cell>
          <table:table-cell office:value-type="float" office:value="-85.6" calcext:value-type="float">
            <text:p>-85,6</text:p>
          </table:table-cell>
          <table:table-cell office:value-type="float" office:value="-87.8" calcext:value-type="float">
            <text:p>-87,8</text:p>
          </table:table-cell>
          <table:table-cell office:value-type="float" office:value="-85.5" calcext:value-type="float">
            <text:p>-85,5</text:p>
          </table:table-cell>
          <table:table-cell table:number-columns-repeated="2" office:value-type="float" office:value="-88" calcext:value-type="float">
            <text:p>-88</text:p>
          </table:table-cell>
          <table:table-cell office:value-type="float" office:value="-87.4" calcext:value-type="float">
            <text:p>-87,4</text:p>
          </table:table-cell>
          <table:table-cell office:value-type="float" office:value="-84.3" calcext:value-type="float">
            <text:p>-84,3</text:p>
          </table:table-cell>
          <table:table-cell office:value-type="float" office:value="-81.4" calcext:value-type="float">
            <text:p>-81,4</text:p>
          </table:table-cell>
          <table:table-cell office:value-type="float" office:value="-80" calcext:value-type="float">
            <text:p>-80</text:p>
          </table:table-cell>
          <table:table-cell office:value-type="float" office:value="-78.6" calcext:value-type="float">
            <text:p>-78,6</text:p>
          </table:table-cell>
          <table:table-cell office:value-type="float" office:value="-78.5" calcext:value-type="float">
            <text:p>-78,5</text:p>
          </table:table-cell>
          <table:table-cell office:value-type="float" office:value="-81.7" calcext:value-type="float">
            <text:p>-81,7</text:p>
          </table:table-cell>
          <table:table-cell office:value-type="float" office:value="-80.1" calcext:value-type="float">
            <text:p>-80,1</text:p>
          </table:table-cell>
          <table:table-cell table:number-columns-repeated="3" office:value-type="float" office:value="-78.7" calcext:value-type="float">
            <text:p>-78,7</text:p>
          </table:table-cell>
          <table:table-cell office:value-type="float" office:value="-75" calcext:value-type="float">
            <text:p>-75</text:p>
          </table:table-cell>
          <table:table-cell office:value-type="float" office:value="-74.7" calcext:value-type="float">
            <text:p>-74,7</text:p>
          </table:table-cell>
          <table:table-cell office:value-type="float" office:value="-74.6" calcext:value-type="float">
            <text:p>-74,6</text:p>
          </table:table-cell>
          <table:table-cell office:value-type="float" office:value="-74.9" calcext:value-type="float">
            <text:p>-74,9</text:p>
          </table:table-cell>
          <table:table-cell office:value-type="float" office:value="-75" calcext:value-type="float">
            <text:p>-75</text:p>
          </table:table-cell>
          <table:table-cell office:value-type="float" office:value="-74.7" calcext:value-type="float">
            <text:p>-74,7</text:p>
          </table:table-cell>
          <table:table-cell office:value-type="float" office:value="-74.2" calcext:value-type="float">
            <text:p>-74,2</text:p>
          </table:table-cell>
          <table:table-cell office:value-type="float" office:value="-74.3" calcext:value-type="float">
            <text:p>-74,3</text:p>
          </table:table-cell>
          <table:table-cell office:value-type="float" office:value="-76.7" calcext:value-type="float">
            <text:p>-76,7</text:p>
          </table:table-cell>
          <table:table-cell office:value-type="float" office:value="-88.9" calcext:value-type="float">
            <text:p>-88,9</text:p>
          </table:table-cell>
          <table:table-cell office:value-type="float" office:value="-98.7" calcext:value-type="float">
            <text:p>-98,7</text:p>
          </table:table-cell>
          <table:table-cell office:value-type="float" office:value="-99.4" calcext:value-type="float">
            <text:p>-99,4</text:p>
          </table:table-cell>
          <table:table-cell office:value-type="float" office:value="-100.3" calcext:value-type="float">
            <text:p>-100,3</text:p>
          </table:table-cell>
          <table:table-cell office:value-type="float" office:value="-100.9" calcext:value-type="float">
            <text:p>-100,9</text:p>
          </table:table-cell>
          <table:table-cell office:value-type="float" office:value="-94.5" calcext:value-type="float">
            <text:p>-94,5</text:p>
          </table:table-cell>
          <table:table-cell office:value-type="float" office:value="-90.4" calcext:value-type="float">
            <text:p>-90,4</text:p>
          </table:table-cell>
          <table:table-cell table:number-columns-repeated="2" office:value-type="float" office:value="-88.6" calcext:value-type="float">
            <text:p>-88,6</text:p>
          </table:table-cell>
          <table:table-cell table:number-columns-repeated="2" office:value-type="float" office:value="-84.4" calcext:value-type="float">
            <text:p>-84,4</text:p>
          </table:table-cell>
          <table:table-cell office:value-type="float" office:value="-81.2" calcext:value-type="float">
            <text:p>-81,2</text:p>
          </table:table-cell>
          <table:table-cell office:value-type="float" office:value="-80.9" calcext:value-type="float">
            <text:p>-80,9</text:p>
          </table:table-cell>
          <table:table-cell office:value-type="float" office:value="-78.9" calcext:value-type="float">
            <text:p>-78,9</text:p>
          </table:table-cell>
          <table:table-cell office:value-type="float" office:value="-76" calcext:value-type="float">
            <text:p>-76</text:p>
          </table:table-cell>
          <table:table-cell office:value-type="float" office:value="-75" calcext:value-type="float">
            <text:p>-75</text:p>
          </table:table-cell>
          <table:table-cell office:value-type="float" office:value="-75.8" calcext:value-type="float">
            <text:p>-75,8</text:p>
          </table:table-cell>
          <table:table-cell office:value-type="float" office:value="-76.7" calcext:value-type="float">
            <text:p>-76,7</text:p>
          </table:table-cell>
          <table:table-cell office:value-type="float" office:value="-76.6" calcext:value-type="float">
            <text:p>-76,6</text:p>
          </table:table-cell>
          <table:table-cell office:value-type="float" office:value="-76.2" calcext:value-type="float">
            <text:p>-76,2</text:p>
          </table:table-cell>
          <table:table-cell office:value-type="float" office:value="-75.3" calcext:value-type="float">
            <text:p>-75,3</text:p>
          </table:table-cell>
          <table:table-cell office:value-type="float" office:value="-75" calcext:value-type="float">
            <text:p>-75</text:p>
          </table:table-cell>
          <table:table-cell office:value-type="float" office:value="-75.9" calcext:value-type="float">
            <text:p>-75,9</text:p>
          </table:table-cell>
          <table:table-cell office:value-type="float" office:value="-75.8" calcext:value-type="float">
            <text:p>-75,8</text:p>
          </table:table-cell>
          <table:table-cell office:value-type="float" office:value="-75.3" calcext:value-type="float">
            <text:p>-75,3</text:p>
          </table:table-cell>
          <table:table-cell office:value-type="float" office:value="-75.9" calcext:value-type="float">
            <text:p>-75,9</text:p>
          </table:table-cell>
          <table:table-cell office:value-type="float" office:value="-76.2" calcext:value-type="float">
            <text:p>-76,2</text:p>
          </table:table-cell>
          <table:table-cell office:value-type="float" office:value="-76.111115" calcext:value-type="float">
            <text:p>-76,111115</text:p>
          </table:table-cell>
          <table:table-cell office:value-type="float" office:value="-76.25" calcext:value-type="float">
            <text:p>-76,25</text:p>
          </table:table-cell>
          <table:table-cell table:number-columns-repeated="888"/>
        </table:table-row>
        <table:table-row table:style-name="ro8">
          <table:table-cell table:style-name="ce5"/>
          <table:table-cell office:value-type="float" office:value="2" calcext:value-type="float">
            <text:p>2</text:p>
          </table:table-cell>
          <table:table-cell office:value-type="time" office:time-value="PT14H54M00S" calcext:value-type="time">
            <text:p>14:54:00</text:p>
          </table:table-cell>
          <table:table-cell office:value-type="string" calcext:value-type="string">
            <text:p>"B1 (1)"</text:p>
          </table:table-cell>
          <table:table-cell office:value-type="string" calcext:value-type="string">
            <text:p>"CB:5D:42:C1:F7:36"</text:p>
          </table:table-cell>
          <table:table-cell table:number-columns-repeated="3" office:value-type="float" office:value="-84.3" calcext:value-type="float">
            <text:p>-84,3</text:p>
          </table:table-cell>
          <table:table-cell office:value-type="float" office:value="-83.8" calcext:value-type="float">
            <text:p>-83,8</text:p>
          </table:table-cell>
          <table:table-cell office:value-type="float" office:value="-83.4" calcext:value-type="float">
            <text:p>-83,4</text:p>
          </table:table-cell>
          <table:table-cell office:value-type="float" office:value="-82.6" calcext:value-type="float">
            <text:p>-82,6</text:p>
          </table:table-cell>
          <table:table-cell office:value-type="float" office:value="-81.6" calcext:value-type="float">
            <text:p>-81,6</text:p>
          </table:table-cell>
          <table:table-cell office:value-type="float" office:value="-81" calcext:value-type="float">
            <text:p>-81</text:p>
          </table:table-cell>
          <table:table-cell office:value-type="float" office:value="-80.4" calcext:value-type="float">
            <text:p>-80,4</text:p>
          </table:table-cell>
          <table:table-cell office:value-type="float" office:value="-80" calcext:value-type="float">
            <text:p>-80</text:p>
          </table:table-cell>
          <table:table-cell office:value-type="float" office:value="-79.4" calcext:value-type="float">
            <text:p>-79,4</text:p>
          </table:table-cell>
          <table:table-cell office:value-type="float" office:value="-79.7" calcext:value-type="float">
            <text:p>-79,7</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80.1" calcext:value-type="float">
            <text:p>-80,1</text:p>
          </table:table-cell>
          <table:table-cell office:value-type="float" office:value="-79.3" calcext:value-type="float">
            <text:p>-79,3</text:p>
          </table:table-cell>
          <table:table-cell office:value-type="float" office:value="-79.1" calcext:value-type="float">
            <text:p>-79,1</text:p>
          </table:table-cell>
          <table:table-cell office:value-type="float" office:value="-78.4" calcext:value-type="float">
            <text:p>-78,4</text:p>
          </table:table-cell>
          <table:table-cell office:value-type="float" office:value="-78" calcext:value-type="float">
            <text:p>-78</text:p>
          </table:table-cell>
          <table:table-cell table:number-columns-repeated="3" office:value-type="float" office:value="-77.6" calcext:value-type="float">
            <text:p>-77,6</text:p>
          </table:table-cell>
          <table:table-cell office:value-type="float" office:value="-78.1" calcext:value-type="float">
            <text:p>-78,1</text:p>
          </table:table-cell>
          <table:table-cell office:value-type="float" office:value="-78.2" calcext:value-type="float">
            <text:p>-78,2</text:p>
          </table:table-cell>
          <table:table-cell office:value-type="float" office:value="-78.3" calcext:value-type="float">
            <text:p>-78,3</text:p>
          </table:table-cell>
          <table:table-cell office:value-type="float" office:value="-78.6" calcext:value-type="float">
            <text:p>-78,6</text:p>
          </table:table-cell>
          <table:table-cell office:value-type="float" office:value="-78.1" calcext:value-type="float">
            <text:p>-78,1</text:p>
          </table:table-cell>
          <table:table-cell office:value-type="float" office:value="-77.6" calcext:value-type="float">
            <text:p>-77,6</text:p>
          </table:table-cell>
          <table:table-cell office:value-type="float" office:value="-77.4" calcext:value-type="float">
            <text:p>-77,4</text:p>
          </table:table-cell>
          <table:table-cell office:value-type="float" office:value="-77.7" calcext:value-type="float">
            <text:p>-77,7</text:p>
          </table:table-cell>
          <table:table-cell office:value-type="float" office:value="-80" calcext:value-type="float">
            <text:p>-80</text:p>
          </table:table-cell>
          <table:table-cell office:value-type="float" office:value="-83.3" calcext:value-type="float">
            <text:p>-83,3</text:p>
          </table:table-cell>
          <table:table-cell office:value-type="float" office:value="-83.8" calcext:value-type="float">
            <text:p>-83,8</text:p>
          </table:table-cell>
          <table:table-cell office:value-type="float" office:value="-84.4" calcext:value-type="float">
            <text:p>-84,4</text:p>
          </table:table-cell>
          <table:table-cell table:number-columns-repeated="2" office:value-type="float" office:value="-84.5" calcext:value-type="float">
            <text:p>-84,5</text:p>
          </table:table-cell>
          <table:table-cell office:value-type="float" office:value="-84.3" calcext:value-type="float">
            <text:p>-84,3</text:p>
          </table:table-cell>
          <table:table-cell office:value-type="float" office:value="-83.9" calcext:value-type="float">
            <text:p>-83,9</text:p>
          </table:table-cell>
          <table:table-cell office:value-type="float" office:value="-84" calcext:value-type="float">
            <text:p>-84</text:p>
          </table:table-cell>
          <table:table-cell office:value-type="float" office:value="-82.6" calcext:value-type="float">
            <text:p>-82,6</text:p>
          </table:table-cell>
          <table:table-cell office:value-type="float" office:value="-80.3" calcext:value-type="float">
            <text:p>-80,3</text:p>
          </table:table-cell>
          <table:table-cell office:value-type="float" office:value="-76.4" calcext:value-type="float">
            <text:p>-76,4</text:p>
          </table:table-cell>
          <table:table-cell office:value-type="float" office:value="-76.6" calcext:value-type="float">
            <text:p>-76,6</text:p>
          </table:table-cell>
          <table:table-cell office:value-type="float" office:value="-77.1" calcext:value-type="float">
            <text:p>-77,1</text:p>
          </table:table-cell>
          <table:table-cell office:value-type="float" office:value="-77.3" calcext:value-type="float">
            <text:p>-77,3</text:p>
          </table:table-cell>
          <table:table-cell office:value-type="float" office:value="-77" calcext:value-type="float">
            <text:p>-77</text:p>
          </table:table-cell>
          <table:table-cell office:value-type="float" office:value="-76.5" calcext:value-type="float">
            <text:p>-76,5</text:p>
          </table:table-cell>
          <table:table-cell office:value-type="float" office:value="-76.2" calcext:value-type="float">
            <text:p>-76,2</text:p>
          </table:table-cell>
          <table:table-cell office:value-type="float" office:value="-76.1" calcext:value-type="float">
            <text:p>-76,1</text:p>
          </table:table-cell>
          <table:table-cell office:value-type="float" office:value="-76" calcext:value-type="float">
            <text:p>-76</text:p>
          </table:table-cell>
          <table:table-cell office:value-type="float" office:value="-75.5" calcext:value-type="float">
            <text:p>-75,5</text:p>
          </table:table-cell>
          <table:table-cell table:number-columns-repeated="2" office:value-type="float" office:value="-74.9" calcext:value-type="float">
            <text:p>-74,9</text:p>
          </table:table-cell>
          <table:table-cell office:value-type="float" office:value="-75" calcext:value-type="float">
            <text:p>-75</text:p>
          </table:table-cell>
          <table:table-cell office:value-type="float" office:value="-75.5" calcext:value-type="float">
            <text:p>-75,5</text:p>
          </table:table-cell>
          <table:table-cell office:value-type="float" office:value="-76" calcext:value-type="float">
            <text:p>-76</text:p>
          </table:table-cell>
          <table:table-cell office:value-type="float" office:value="-75.888885" calcext:value-type="float">
            <text:p>-75,888885</text:p>
          </table:table-cell>
          <table:table-cell office:value-type="float" office:value="-76" calcext:value-type="float">
            <text:p>-76</text:p>
          </table:table-cell>
          <table:table-cell table:number-columns-repeated="960"/>
        </table:table-row>
        <table:table-row table:style-name="ro8">
          <table:table-cell table:style-name="ce5"/>
          <table:table-cell office:value-type="float" office:value="3" calcext:value-type="float">
            <text:p>3</text:p>
          </table:table-cell>
          <table:table-cell office:value-type="time" office:time-value="PT14H53M00S" calcext:value-type="time">
            <text:p>14:53:00</text:p>
          </table:table-cell>
          <table:table-cell office:value-type="string" calcext:value-type="string">
            <text:p>"B1 (1)"</text:p>
          </table:table-cell>
          <table:table-cell office:value-type="string" calcext:value-type="string">
            <text:p>"CB:5D:42:C1:F7:36"</text:p>
          </table:table-cell>
          <table:table-cell office:value-type="float" office:value="-80.8" calcext:value-type="float">
            <text:p>-80,8</text:p>
          </table:table-cell>
          <table:table-cell office:value-type="float" office:value="-78.7" calcext:value-type="float">
            <text:p>-78,7</text:p>
          </table:table-cell>
          <table:table-cell office:value-type="float" office:value="-77.7" calcext:value-type="float">
            <text:p>-77,7</text:p>
          </table:table-cell>
          <table:table-cell office:value-type="float" office:value="-79" calcext:value-type="float">
            <text:p>-79</text:p>
          </table:table-cell>
          <table:table-cell office:value-type="float" office:value="-79.9" calcext:value-type="float">
            <text:p>-79,9</text:p>
          </table:table-cell>
          <table:table-cell table:number-columns-repeated="4" office:value-type="float" office:value="-79.5" calcext:value-type="float">
            <text:p>-79,5</text:p>
          </table:table-cell>
          <table:table-cell office:value-type="float" office:value="-79.4" calcext:value-type="float">
            <text:p>-79,4</text:p>
          </table:table-cell>
          <table:table-cell office:value-type="float" office:value="-79.9" calcext:value-type="float">
            <text:p>-79,9</text:p>
          </table:table-cell>
          <table:table-cell office:value-type="float" office:value="-80.1" calcext:value-type="float">
            <text:p>-80,1</text:p>
          </table:table-cell>
          <table:table-cell office:value-type="float" office:value="-79.7" calcext:value-type="float">
            <text:p>-79,7</text:p>
          </table:table-cell>
          <table:table-cell office:value-type="float" office:value="-80" calcext:value-type="float">
            <text:p>-80</text:p>
          </table:table-cell>
          <table:table-cell office:value-type="float" office:value="-79.7" calcext:value-type="float">
            <text:p>-79,7</text:p>
          </table:table-cell>
          <table:table-cell office:value-type="float" office:value="-79.6" calcext:value-type="float">
            <text:p>-79,6</text:p>
          </table:table-cell>
          <table:table-cell office:value-type="float" office:value="-80.2" calcext:value-type="float">
            <text:p>-80,2</text:p>
          </table:table-cell>
          <table:table-cell office:value-type="float" office:value="-79.5" calcext:value-type="float">
            <text:p>-79,5</text:p>
          </table:table-cell>
          <table:table-cell office:value-type="float" office:value="-79.3" calcext:value-type="float">
            <text:p>-79,3</text:p>
          </table:table-cell>
          <table:table-cell table:number-columns-repeated="2" office:value-type="float" office:value="-79.7" calcext:value-type="float">
            <text:p>-79,7</text:p>
          </table:table-cell>
          <table:table-cell office:value-type="float" office:value="-80.1" calcext:value-type="float">
            <text:p>-80,1</text:p>
          </table:table-cell>
          <table:table-cell office:value-type="float" office:value="-79.5" calcext:value-type="float">
            <text:p>-79,5</text:p>
          </table:table-cell>
          <table:table-cell office:value-type="float" office:value="-78.8" calcext:value-type="float">
            <text:p>-78,8</text:p>
          </table:table-cell>
          <table:table-cell office:value-type="float" office:value="-78.6" calcext:value-type="float">
            <text:p>-78,6</text:p>
          </table:table-cell>
          <table:table-cell office:value-type="float" office:value="-78.2" calcext:value-type="float">
            <text:p>-78,2</text:p>
          </table:table-cell>
          <table:table-cell office:value-type="float" office:value="-78.5" calcext:value-type="float">
            <text:p>-78,5</text:p>
          </table:table-cell>
          <table:table-cell office:value-type="float" office:value="-78" calcext:value-type="float">
            <text:p>-78</text:p>
          </table:table-cell>
          <table:table-cell office:value-type="float" office:value="-77.8" calcext:value-type="float">
            <text:p>-77,8</text:p>
          </table:table-cell>
          <table:table-cell office:value-type="float" office:value="-78.3" calcext:value-type="float">
            <text:p>-78,3</text:p>
          </table:table-cell>
          <table:table-cell office:value-type="float" office:value="-78.6" calcext:value-type="float">
            <text:p>-78,6</text:p>
          </table:table-cell>
          <table:table-cell office:value-type="float" office:value="-79.1" calcext:value-type="float">
            <text:p>-79,1</text:p>
          </table:table-cell>
          <table:table-cell office:value-type="float" office:value="-79.4" calcext:value-type="float">
            <text:p>-79,4</text:p>
          </table:table-cell>
          <table:table-cell office:value-type="float" office:value="-79.6" calcext:value-type="float">
            <text:p>-79,6</text:p>
          </table:table-cell>
          <table:table-cell office:value-type="float" office:value="-79.4" calcext:value-type="float">
            <text:p>-79,4</text:p>
          </table:table-cell>
          <table:table-cell office:value-type="float" office:value="-80" calcext:value-type="float">
            <text:p>-80</text:p>
          </table:table-cell>
          <table:table-cell office:value-type="float" office:value="-80.2" calcext:value-type="float">
            <text:p>-80,2</text:p>
          </table:table-cell>
          <table:table-cell office:value-type="float" office:value="-80" calcext:value-type="float">
            <text:p>-80</text:p>
          </table:table-cell>
          <table:table-cell office:value-type="float" office:value="-79.3" calcext:value-type="float">
            <text:p>-79,3</text:p>
          </table:table-cell>
          <table:table-cell office:value-type="float" office:value="-78.8" calcext:value-type="float">
            <text:p>-78,8</text:p>
          </table:table-cell>
          <table:table-cell office:value-type="float" office:value="-79.1" calcext:value-type="float">
            <text:p>-79,1</text:p>
          </table:table-cell>
          <table:table-cell office:value-type="float" office:value="-79.8" calcext:value-type="float">
            <text:p>-79,8</text:p>
          </table:table-cell>
          <table:table-cell office:value-type="float" office:value="-79.1" calcext:value-type="float">
            <text:p>-79,1</text:p>
          </table:table-cell>
          <table:table-cell office:value-type="float" office:value="-78.1" calcext:value-type="float">
            <text:p>-78,1</text:p>
          </table:table-cell>
          <table:table-cell office:value-type="float" office:value="-77.3" calcext:value-type="float">
            <text:p>-77,3</text:p>
          </table:table-cell>
          <table:table-cell office:value-type="float" office:value="-77.5" calcext:value-type="float">
            <text:p>-77,5</text:p>
          </table:table-cell>
          <table:table-cell office:value-type="float" office:value="-77.8" calcext:value-type="float">
            <text:p>-77,8</text:p>
          </table:table-cell>
          <table:table-cell table:number-columns-repeated="972"/>
        </table:table-row>
        <table:table-row table:style-name="ro8">
          <table:table-cell table:style-name="ce5"/>
          <table:table-cell office:value-type="float" office:value="4" calcext:value-type="float">
            <text:p>4</text:p>
          </table:table-cell>
          <table:table-cell office:value-type="time" office:time-value="PT14H52M00S" calcext:value-type="time">
            <text:p>14:52:00</text:p>
          </table:table-cell>
          <table:table-cell office:value-type="string" calcext:value-type="string">
            <text:p>"B1 (1)"</text:p>
          </table:table-cell>
          <table:table-cell office:value-type="string" calcext:value-type="string">
            <text:p>"CB:5D:42:C1:F7:36"</text:p>
          </table:table-cell>
          <table:table-cell office:value-type="float" office:value="-94.4" calcext:value-type="float">
            <text:p>-94,4</text:p>
          </table:table-cell>
          <table:table-cell office:value-type="float" office:value="-95.9" calcext:value-type="float">
            <text:p>-95,9</text:p>
          </table:table-cell>
          <table:table-cell office:value-type="float" office:value="-95.8" calcext:value-type="float">
            <text:p>-95,8</text:p>
          </table:table-cell>
          <table:table-cell office:value-type="float" office:value="-95.5" calcext:value-type="float">
            <text:p>-95,5</text:p>
          </table:table-cell>
          <table:table-cell office:value-type="float" office:value="-93.8" calcext:value-type="float">
            <text:p>-93,8</text:p>
          </table:table-cell>
          <table:table-cell office:value-type="float" office:value="-93.3" calcext:value-type="float">
            <text:p>-93,3</text:p>
          </table:table-cell>
          <table:table-cell office:value-type="float" office:value="-93.2" calcext:value-type="float">
            <text:p>-93,2</text:p>
          </table:table-cell>
          <table:table-cell table:number-columns-repeated="2" office:value-type="float" office:value="-92.8" calcext:value-type="float">
            <text:p>-92,8</text:p>
          </table:table-cell>
          <table:table-cell table:number-columns-repeated="2" office:value-type="float" office:value="-92.5" calcext:value-type="float">
            <text:p>-92,5</text:p>
          </table:table-cell>
          <table:table-cell office:value-type="float" office:value="-93.9" calcext:value-type="float">
            <text:p>-93,9</text:p>
          </table:table-cell>
          <table:table-cell office:value-type="float" office:value="-93.7" calcext:value-type="float">
            <text:p>-93,7</text:p>
          </table:table-cell>
          <table:table-cell office:value-type="float" office:value="-93" calcext:value-type="float">
            <text:p>-93</text:p>
          </table:table-cell>
          <table:table-cell office:value-type="float" office:value="-92.7" calcext:value-type="float">
            <text:p>-92,7</text:p>
          </table:table-cell>
          <table:table-cell office:value-type="float" office:value="-94.2" calcext:value-type="float">
            <text:p>-94,2</text:p>
          </table:table-cell>
          <table:table-cell office:value-type="float" office:value="-94.9" calcext:value-type="float">
            <text:p>-94,9</text:p>
          </table:table-cell>
          <table:table-cell office:value-type="float" office:value="-95.4" calcext:value-type="float">
            <text:p>-95,4</text:p>
          </table:table-cell>
          <table:table-cell office:value-type="float" office:value="-95.9" calcext:value-type="float">
            <text:p>-95,9</text:p>
          </table:table-cell>
          <table:table-cell office:value-type="float" office:value="-95.4" calcext:value-type="float">
            <text:p>-95,4</text:p>
          </table:table-cell>
          <table:table-cell office:value-type="float" office:value="-93.5" calcext:value-type="float">
            <text:p>-93,5</text:p>
          </table:table-cell>
          <table:table-cell table:number-columns-repeated="2" office:value-type="float" office:value="-91.5" calcext:value-type="float">
            <text:p>-91,5</text:p>
          </table:table-cell>
          <table:table-cell office:value-type="float" office:value="-90.9" calcext:value-type="float">
            <text:p>-90,9</text:p>
          </table:table-cell>
          <table:table-cell office:value-type="float" office:value="-90.1" calcext:value-type="float">
            <text:p>-90,1</text:p>
          </table:table-cell>
          <table:table-cell office:value-type="float" office:value="-90.4" calcext:value-type="float">
            <text:p>-90,4</text:p>
          </table:table-cell>
          <table:table-cell table:number-columns-repeated="2" office:value-type="float" office:value="-91.4" calcext:value-type="float">
            <text:p>-91,4</text:p>
          </table:table-cell>
          <table:table-cell office:value-type="float" office:value="-90.6" calcext:value-type="float">
            <text:p>-90,6</text:p>
          </table:table-cell>
          <table:table-cell table:number-columns-repeated="2" office:value-type="float" office:value="-91.5" calcext:value-type="float">
            <text:p>-91,5</text:p>
          </table:table-cell>
          <table:table-cell office:value-type="float" office:value="-91.4" calcext:value-type="float">
            <text:p>-91,4</text:p>
          </table:table-cell>
          <table:table-cell office:value-type="float" office:value="-91.1" calcext:value-type="float">
            <text:p>-91,1</text:p>
          </table:table-cell>
          <table:table-cell office:value-type="float" office:value="-91.3" calcext:value-type="float">
            <text:p>-91,3</text:p>
          </table:table-cell>
          <table:table-cell office:value-type="float" office:value="-91.8" calcext:value-type="float">
            <text:p>-91,8</text:p>
          </table:table-cell>
          <table:table-cell table:number-columns-repeated="2" office:value-type="float" office:value="-92.9" calcext:value-type="float">
            <text:p>-92,9</text:p>
          </table:table-cell>
          <table:table-cell office:value-type="float" office:value="-92.3" calcext:value-type="float">
            <text:p>-92,3</text:p>
          </table:table-cell>
          <table:table-cell office:value-type="float" office:value="-92" calcext:value-type="float">
            <text:p>-92</text:p>
          </table:table-cell>
          <table:table-cell office:value-type="float" office:value="-91.6" calcext:value-type="float">
            <text:p>-91,6</text:p>
          </table:table-cell>
          <table:table-cell office:value-type="float" office:value="-90.8" calcext:value-type="float">
            <text:p>-90,8</text:p>
          </table:table-cell>
          <table:table-cell office:value-type="float" office:value="-89.4" calcext:value-type="float">
            <text:p>-89,4</text:p>
          </table:table-cell>
          <table:table-cell office:value-type="float" office:value="-89.1" calcext:value-type="float">
            <text:p>-89,1</text:p>
          </table:table-cell>
          <table:table-cell office:value-type="float" office:value="-88.7" calcext:value-type="float">
            <text:p>-88,7</text:p>
          </table:table-cell>
          <table:table-cell office:value-type="float" office:value="-88.9" calcext:value-type="float">
            <text:p>-88,9</text:p>
          </table:table-cell>
          <table:table-cell office:value-type="float" office:value="-88.2" calcext:value-type="float">
            <text:p>-88,2</text:p>
          </table:table-cell>
          <table:table-cell office:value-type="float" office:value="-86.888885" calcext:value-type="float">
            <text:p>-86,888885</text:p>
          </table:table-cell>
          <table:table-cell office:value-type="float" office:value="-86.5" calcext:value-type="float">
            <text:p>-86,5</text:p>
          </table:table-cell>
          <table:table-cell table:number-columns-repeated="971"/>
        </table:table-row>
        <table:table-row table:style-name="ro8">
          <table:table-cell table:style-name="ce5"/>
          <table:table-cell office:value-type="float" office:value="6" calcext:value-type="float">
            <text:p>6</text:p>
          </table:table-cell>
          <table:table-cell office:value-type="time" office:time-value="PT14H51M00S" calcext:value-type="time">
            <text:p>14:51:00</text:p>
          </table:table-cell>
          <table:table-cell office:value-type="string" calcext:value-type="string">
            <text:p>"B1 (1)"</text:p>
          </table:table-cell>
          <table:table-cell office:value-type="string" calcext:value-type="string">
            <text:p>"CB:5D:42:C1:F7:36"</text:p>
          </table:table-cell>
          <table:table-cell office:value-type="float" office:value="-93" calcext:value-type="float">
            <text:p>-93</text:p>
          </table:table-cell>
          <table:table-cell office:value-type="float" office:value="-91.1" calcext:value-type="float">
            <text:p>-91,1</text:p>
          </table:table-cell>
          <table:table-cell office:value-type="float" office:value="-90.8" calcext:value-type="float">
            <text:p>-90,8</text:p>
          </table:table-cell>
          <table:table-cell office:value-type="float" office:value="-91" calcext:value-type="float">
            <text:p>-91</text:p>
          </table:table-cell>
          <table:table-cell office:value-type="float" office:value="-91.5" calcext:value-type="float">
            <text:p>-91,5</text:p>
          </table:table-cell>
          <table:table-cell office:value-type="float" office:value="-92.1" calcext:value-type="float">
            <text:p>-92,1</text:p>
          </table:table-cell>
          <table:table-cell office:value-type="float" office:value="-93.1" calcext:value-type="float">
            <text:p>-93,1</text:p>
          </table:table-cell>
          <table:table-cell office:value-type="float" office:value="-94.1" calcext:value-type="float">
            <text:p>-94,1</text:p>
          </table:table-cell>
          <table:table-cell office:value-type="float" office:value="-94.8" calcext:value-type="float">
            <text:p>-94,8</text:p>
          </table:table-cell>
          <table:table-cell office:value-type="float" office:value="-95.7" calcext:value-type="float">
            <text:p>-95,7</text:p>
          </table:table-cell>
          <table:table-cell office:value-type="float" office:value="-95.6" calcext:value-type="float">
            <text:p>-95,6</text:p>
          </table:table-cell>
          <table:table-cell office:value-type="float" office:value="-95.4" calcext:value-type="float">
            <text:p>-95,4</text:p>
          </table:table-cell>
          <table:table-cell office:value-type="float" office:value="-94.2" calcext:value-type="float">
            <text:p>-94,2</text:p>
          </table:table-cell>
          <table:table-cell office:value-type="float" office:value="-94.8" calcext:value-type="float">
            <text:p>-94,8</text:p>
          </table:table-cell>
          <table:table-cell office:value-type="float" office:value="-94.7" calcext:value-type="float">
            <text:p>-94,7</text:p>
          </table:table-cell>
          <table:table-cell office:value-type="float" office:value="-93.8" calcext:value-type="float">
            <text:p>-93,8</text:p>
          </table:table-cell>
          <table:table-cell office:value-type="float" office:value="-94.5" calcext:value-type="float">
            <text:p>-94,5</text:p>
          </table:table-cell>
          <table:table-cell office:value-type="float" office:value="-94.8" calcext:value-type="float">
            <text:p>-94,8</text:p>
          </table:table-cell>
          <table:table-cell office:value-type="float" office:value="-96.7" calcext:value-type="float">
            <text:p>-96,7</text:p>
          </table:table-cell>
          <table:table-cell office:value-type="float" office:value="-97.5" calcext:value-type="float">
            <text:p>-97,5</text:p>
          </table:table-cell>
          <table:table-cell table:number-columns-repeated="2" office:value-type="float" office:value="-97.4" calcext:value-type="float">
            <text:p>-97,4</text:p>
          </table:table-cell>
          <table:table-cell office:value-type="float" office:value="-98" calcext:value-type="float">
            <text:p>-98</text:p>
          </table:table-cell>
          <table:table-cell office:value-type="float" office:value="-97.9" calcext:value-type="float">
            <text:p>-97,9</text:p>
          </table:table-cell>
          <table:table-cell office:value-type="float" office:value="-97.4" calcext:value-type="float">
            <text:p>-97,4</text:p>
          </table:table-cell>
          <table:table-cell office:value-type="float" office:value="-96.9" calcext:value-type="float">
            <text:p>-96,9</text:p>
          </table:table-cell>
          <table:table-cell table:number-columns-repeated="2" office:value-type="float" office:value="-96.7" calcext:value-type="float">
            <text:p>-96,7</text:p>
          </table:table-cell>
          <table:table-cell office:value-type="float" office:value="-97" calcext:value-type="float">
            <text:p>-97</text:p>
          </table:table-cell>
          <table:table-cell office:value-type="float" office:value="-95.2" calcext:value-type="float">
            <text:p>-95,2</text:p>
          </table:table-cell>
          <table:table-cell office:value-type="float" office:value="-96" calcext:value-type="float">
            <text:p>-96</text:p>
          </table:table-cell>
          <table:table-cell office:value-type="float" office:value="-97.9" calcext:value-type="float">
            <text:p>-97,9</text:p>
          </table:table-cell>
          <table:table-cell office:value-type="float" office:value="-97.5" calcext:value-type="float">
            <text:p>-97,5</text:p>
          </table:table-cell>
          <table:table-cell table:number-columns-repeated="3" office:value-type="float" office:value="-97.4" calcext:value-type="float">
            <text:p>-97,4</text:p>
          </table:table-cell>
          <table:table-cell table:number-columns-repeated="2" office:value-type="float" office:value="-96.6" calcext:value-type="float">
            <text:p>-96,6</text:p>
          </table:table-cell>
          <table:table-cell office:value-type="float" office:value="-95.4" calcext:value-type="float">
            <text:p>-95,4</text:p>
          </table:table-cell>
          <table:table-cell office:value-type="float" office:value="-92.8" calcext:value-type="float">
            <text:p>-92,8</text:p>
          </table:table-cell>
          <table:table-cell office:value-type="float" office:value="-89.6" calcext:value-type="float">
            <text:p>-89,6</text:p>
          </table:table-cell>
          <table:table-cell office:value-type="float" office:value="-88.9" calcext:value-type="float">
            <text:p>-88,9</text:p>
          </table:table-cell>
          <table:table-cell office:value-type="float" office:value="-88.3" calcext:value-type="float">
            <text:p>-88,3</text:p>
          </table:table-cell>
          <table:table-cell office:value-type="float" office:value="-88.1" calcext:value-type="float">
            <text:p>-88,1</text:p>
          </table:table-cell>
          <table:table-cell office:value-type="float" office:value="-88.9" calcext:value-type="float">
            <text:p>-88,9</text:p>
          </table:table-cell>
          <table:table-cell office:value-type="float" office:value="-88.7" calcext:value-type="float">
            <text:p>-88,7</text:p>
          </table:table-cell>
          <table:table-cell office:value-type="float" office:value="-87.4" calcext:value-type="float">
            <text:p>-87,4</text:p>
          </table:table-cell>
          <table:table-cell office:value-type="float" office:value="-86.4" calcext:value-type="float">
            <text:p>-86,4</text:p>
          </table:table-cell>
          <table:table-cell table:number-columns-repeated="971"/>
        </table:table-row>
        <table:table-row table:style-name="ro8">
          <table:table-cell table:style-name="ce5"/>
          <table:table-cell office:value-type="float" office:value="8" calcext:value-type="float">
            <text:p>8</text:p>
          </table:table-cell>
          <table:table-cell office:value-type="time" office:time-value="PT14H50M00S" calcext:value-type="time">
            <text:p>14:50:00</text:p>
          </table:table-cell>
          <table:table-cell office:value-type="string" calcext:value-type="string">
            <text:p>"B1 (1)"</text:p>
          </table:table-cell>
          <table:table-cell office:value-type="string" calcext:value-type="string">
            <text:p>"CB:5D:42:C1:F7:36"</text:p>
          </table:table-cell>
          <table:table-cell office:value-type="float" office:value="-94.3" calcext:value-type="float">
            <text:p>-94,3</text:p>
          </table:table-cell>
          <table:table-cell office:value-type="float" office:value="-94.2" calcext:value-type="float">
            <text:p>-94,2</text:p>
          </table:table-cell>
          <table:table-cell office:value-type="float" office:value="-94.7" calcext:value-type="float">
            <text:p>-94,7</text:p>
          </table:table-cell>
          <table:table-cell office:value-type="float" office:value="-95.9" calcext:value-type="float">
            <text:p>-95,9</text:p>
          </table:table-cell>
          <table:table-cell office:value-type="float" office:value="-96.1" calcext:value-type="float">
            <text:p>-96,1</text:p>
          </table:table-cell>
          <table:table-cell table:number-columns-repeated="2" office:value-type="float" office:value="-97.1" calcext:value-type="float">
            <text:p>-97,1</text:p>
          </table:table-cell>
          <table:table-cell office:value-type="float" office:value="-97.5" calcext:value-type="float">
            <text:p>-97,5</text:p>
          </table:table-cell>
          <table:table-cell office:value-type="float" office:value="-97.9" calcext:value-type="float">
            <text:p>-97,9</text:p>
          </table:table-cell>
          <table:table-cell office:value-type="float" office:value="-97.3" calcext:value-type="float">
            <text:p>-97,3</text:p>
          </table:table-cell>
          <table:table-cell office:value-type="float" office:value="-97.1" calcext:value-type="float">
            <text:p>-97,1</text:p>
          </table:table-cell>
          <table:table-cell office:value-type="float" office:value="-96.6" calcext:value-type="float">
            <text:p>-96,6</text:p>
          </table:table-cell>
          <table:table-cell table:number-columns-repeated="2" office:value-type="float" office:value="-96" calcext:value-type="float">
            <text:p>-96</text:p>
          </table:table-cell>
          <table:table-cell office:value-type="float" office:value="-96.5" calcext:value-type="float">
            <text:p>-96,5</text:p>
          </table:table-cell>
          <table:table-cell office:value-type="float" office:value="-96.6" calcext:value-type="float">
            <text:p>-96,6</text:p>
          </table:table-cell>
          <table:table-cell office:value-type="float" office:value="-97.1" calcext:value-type="float">
            <text:p>-97,1</text:p>
          </table:table-cell>
          <table:table-cell office:value-type="float" office:value="-96.9" calcext:value-type="float">
            <text:p>-96,9</text:p>
          </table:table-cell>
          <table:table-cell office:value-type="float" office:value="-97" calcext:value-type="float">
            <text:p>-97</text:p>
          </table:table-cell>
          <table:table-cell office:value-type="float" office:value="-96.5" calcext:value-type="float">
            <text:p>-96,5</text:p>
          </table:table-cell>
          <table:table-cell office:value-type="float" office:value="-96.8" calcext:value-type="float">
            <text:p>-96,8</text:p>
          </table:table-cell>
          <table:table-cell office:value-type="float" office:value="-97" calcext:value-type="float">
            <text:p>-97</text:p>
          </table:table-cell>
          <table:table-cell office:value-type="float" office:value="-97.3" calcext:value-type="float">
            <text:p>-97,3</text:p>
          </table:table-cell>
          <table:table-cell office:value-type="float" office:value="-97.5" calcext:value-type="float">
            <text:p>-97,5</text:p>
          </table:table-cell>
          <table:table-cell office:value-type="float" office:value="-97.3" calcext:value-type="float">
            <text:p>-97,3</text:p>
          </table:table-cell>
          <table:table-cell office:value-type="float" office:value="-96.9" calcext:value-type="float">
            <text:p>-96,9</text:p>
          </table:table-cell>
          <table:table-cell office:value-type="float" office:value="-96.7" calcext:value-type="float">
            <text:p>-96,7</text:p>
          </table:table-cell>
          <table:table-cell office:value-type="float" office:value="-96.9" calcext:value-type="float">
            <text:p>-96,9</text:p>
          </table:table-cell>
          <table:table-cell table:number-columns-repeated="2" office:value-type="float" office:value="-96.6" calcext:value-type="float">
            <text:p>-96,6</text:p>
          </table:table-cell>
          <table:table-cell office:value-type="float" office:value="-96.3" calcext:value-type="float">
            <text:p>-96,3</text:p>
          </table:table-cell>
          <table:table-cell office:value-type="float" office:value="-96.7" calcext:value-type="float">
            <text:p>-96,7</text:p>
          </table:table-cell>
          <table:table-cell office:value-type="float" office:value="-96.3" calcext:value-type="float">
            <text:p>-96,3</text:p>
          </table:table-cell>
          <table:table-cell office:value-type="float" office:value="-95.8" calcext:value-type="float">
            <text:p>-95,8</text:p>
          </table:table-cell>
          <table:table-cell office:value-type="float" office:value="-95.3" calcext:value-type="float">
            <text:p>-95,3</text:p>
          </table:table-cell>
          <table:table-cell office:value-type="float" office:value="-95.5" calcext:value-type="float">
            <text:p>-95,5</text:p>
          </table:table-cell>
          <table:table-cell office:value-type="float" office:value="-95" calcext:value-type="float">
            <text:p>-95</text:p>
          </table:table-cell>
          <table:table-cell office:value-type="float" office:value="-94.5" calcext:value-type="float">
            <text:p>-94,5</text:p>
          </table:table-cell>
          <table:table-cell office:value-type="float" office:value="-95.4" calcext:value-type="float">
            <text:p>-95,4</text:p>
          </table:table-cell>
          <table:table-cell office:value-type="float" office:value="-95.8" calcext:value-type="float">
            <text:p>-95,8</text:p>
          </table:table-cell>
          <table:table-cell office:value-type="float" office:value="-95.2" calcext:value-type="float">
            <text:p>-95,2</text:p>
          </table:table-cell>
          <table:table-cell office:value-type="float" office:value="-95.5" calcext:value-type="float">
            <text:p>-95,5</text:p>
          </table:table-cell>
          <table:table-cell office:value-type="float" office:value="-96.2" calcext:value-type="float">
            <text:p>-96,2</text:p>
          </table:table-cell>
          <table:table-cell office:value-type="float" office:value="-98.1" calcext:value-type="float">
            <text:p>-98,1</text:p>
          </table:table-cell>
          <table:table-cell table:number-columns-repeated="4" office:value-type="float" office:value="-99.2" calcext:value-type="float">
            <text:p>-99,2</text:p>
          </table:table-cell>
          <table:table-cell office:value-type="float" office:value="-99.1" calcext:value-type="float">
            <text:p>-99,1</text:p>
          </table:table-cell>
          <table:table-cell office:value-type="float" office:value="-97.4" calcext:value-type="float">
            <text:p>-97,4</text:p>
          </table:table-cell>
          <table:table-cell table:number-columns-repeated="6" office:value-type="float" office:value="-95.875" calcext:value-type="float">
            <text:p>-95,875</text:p>
          </table:table-cell>
          <table:table-cell office:value-type="float" office:value="-96" calcext:value-type="float">
            <text:p>-96</text:p>
          </table:table-cell>
          <table:table-cell table:number-columns-repeated="962"/>
        </table:table-row>
        <table:table-row table:style-name="ro8">
          <table:table-cell table:style-name="ce5"/>
          <table:table-cell office:value-type="float" office:value="10" calcext:value-type="float">
            <text:p>10</text:p>
          </table:table-cell>
          <table:table-cell office:value-type="time" office:time-value="PT14H49M00S" calcext:value-type="time">
            <text:p>14:49:00</text:p>
          </table:table-cell>
          <table:table-cell office:value-type="string" calcext:value-type="string">
            <text:p>"B1 (1)"</text:p>
          </table:table-cell>
          <table:table-cell office:value-type="string" calcext:value-type="string">
            <text:p>"CB:5D:42:C1:F7:36"</text:p>
          </table:table-cell>
          <table:table-cell office:value-type="float" office:value="-97.833336" calcext:value-type="float">
            <text:p>-97,833336</text:p>
          </table:table-cell>
          <table:table-cell table:number-columns-repeated="3" office:value-type="float" office:value="-98.25" calcext:value-type="float">
            <text:p>-98,25</text:p>
          </table:table-cell>
          <table:table-cell office:value-type="float" office:value="-99" calcext:value-type="float">
            <text:p>-99</text:p>
          </table:table-cell>
          <table:table-cell table:number-columns-repeated="12"/>
          <table:table-cell office:value-type="float" office:value="-99" calcext:value-type="float">
            <text:p>-99</text:p>
          </table:table-cell>
          <table:table-cell office:value-type="float" office:value="-99.2" calcext:value-type="float">
            <text:p>-99,2</text:p>
          </table:table-cell>
          <table:table-cell office:value-type="float" office:value="-98.333336" calcext:value-type="float">
            <text:p>-98,333336</text:p>
          </table:table-cell>
          <table:table-cell table:number-columns-repeated="6" office:value-type="float" office:value="-98.2" calcext:value-type="float">
            <text:p>-98,2</text:p>
          </table:table-cell>
          <table:table-cell office:value-type="float" office:value="-98.3" calcext:value-type="float">
            <text:p>-98,3</text:p>
          </table:table-cell>
          <table:table-cell table:number-columns-repeated="2" office:value-type="float" office:value="-99.3" calcext:value-type="float">
            <text:p>-99,3</text:p>
          </table:table-cell>
          <table:table-cell office:value-type="float" office:value="-99.2" calcext:value-type="float">
            <text:p>-99,2</text:p>
          </table:table-cell>
          <table:table-cell office:value-type="float" office:value="-99" calcext:value-type="float">
            <text:p>-99</text:p>
          </table:table-cell>
          <table:table-cell table:number-columns-repeated="2" office:value-type="float" office:value="-98.9" calcext:value-type="float">
            <text:p>-98,9</text:p>
          </table:table-cell>
          <table:table-cell office:value-type="float" office:value="-98.6" calcext:value-type="float">
            <text:p>-98,6</text:p>
          </table:table-cell>
          <table:table-cell table:number-columns-repeated="2" office:value-type="float" office:value="-97.8" calcext:value-type="float">
            <text:p>-97,8</text:p>
          </table:table-cell>
          <table:table-cell office:value-type="float" office:value="-97.3" calcext:value-type="float">
            <text:p>-97,3</text:p>
          </table:table-cell>
          <table:table-cell table:number-columns-repeated="2" office:value-type="float" office:value="-96" calcext:value-type="float">
            <text:p>-96</text:p>
          </table:table-cell>
          <table:table-cell table:number-columns-repeated="2" office:value-type="float" office:value="-96.2" calcext:value-type="float">
            <text:p>-96,2</text:p>
          </table:table-cell>
          <table:table-cell office:value-type="float" office:value="-97.4" calcext:value-type="float">
            <text:p>-97,4</text:p>
          </table:table-cell>
          <table:table-cell office:value-type="float" office:value="-98.2" calcext:value-type="float">
            <text:p>-98,2</text:p>
          </table:table-cell>
          <table:table-cell office:value-type="float" office:value="-98.22222" calcext:value-type="float">
            <text:p>-98,22222</text:p>
          </table:table-cell>
          <table:table-cell office:value-type="float" office:value="-98.4" calcext:value-type="float">
            <text:p>-98,4</text:p>
          </table:table-cell>
          <table:table-cell table:number-columns-repeated="2" office:value-type="float" office:value="-98.333336" calcext:value-type="float">
            <text:p>-98,333336</text:p>
          </table:table-cell>
          <table:table-cell table:number-columns-repeated="972"/>
        </table:table-row>
        <table:table-row table:style-name="ro8">
          <table:table-cell table:style-name="ce5"/>
          <table:table-cell office:value-type="float" office:value="12.5" calcext:value-type="float">
            <text:p>12,5</text:p>
          </table:table-cell>
          <table:table-cell office:value-type="time" office:time-value="PT14H47M57S" calcext:value-type="time">
            <text:p>14:47:57</text:p>
          </table:table-cell>
          <table:table-cell office:value-type="string" calcext:value-type="string">
            <text:p>"B1 (1)"</text:p>
          </table:table-cell>
          <table:table-cell office:value-type="string" calcext:value-type="string">
            <text:p>"CB:5D:42:C1:F7:36"</text:p>
          </table:table-cell>
          <table:table-cell office:value-type="float" office:value="-95.9" calcext:value-type="float">
            <text:p>-95,9</text:p>
          </table:table-cell>
          <table:table-cell office:value-type="float" office:value="-97.4" calcext:value-type="float">
            <text:p>-97,4</text:p>
          </table:table-cell>
          <table:table-cell office:value-type="float" office:value="-97.3" calcext:value-type="float">
            <text:p>-97,3</text:p>
          </table:table-cell>
          <table:table-cell office:value-type="float" office:value="-97.6" calcext:value-type="float">
            <text:p>-97,6</text:p>
          </table:table-cell>
          <table:table-cell office:value-type="float" office:value="-97.7" calcext:value-type="float">
            <text:p>-97,7</text:p>
          </table:table-cell>
          <table:table-cell office:value-type="float" office:value="-98.3" calcext:value-type="float">
            <text:p>-98,3</text:p>
          </table:table-cell>
          <table:table-cell office:value-type="float" office:value="-99.7" calcext:value-type="float">
            <text:p>-99,7</text:p>
          </table:table-cell>
          <table:table-cell office:value-type="float" office:value="-100" calcext:value-type="float">
            <text:p>-100</text:p>
          </table:table-cell>
          <table:table-cell office:value-type="float" office:value="-100.888885" calcext:value-type="float">
            <text:p>-100,888885</text:p>
          </table:table-cell>
          <table:table-cell office:value-type="float" office:value="-100.6" calcext:value-type="float">
            <text:p>-100,6</text:p>
          </table:table-cell>
          <table:table-cell table:number-columns-repeated="2" office:value-type="float" office:value="-100.22222" calcext:value-type="float">
            <text:p>-100,22222</text:p>
          </table:table-cell>
          <table:table-cell office:value-type="float" office:value="-100.57143" calcext:value-type="float">
            <text:p>-100,57143</text:p>
          </table:table-cell>
          <table:table-cell office:value-type="float" office:value="-100.166664" calcext:value-type="float">
            <text:p>-100,166664</text:p>
          </table:table-cell>
          <table:table-cell table:number-columns-repeated="2" office:value-type="float" office:value="-100.2" calcext:value-type="float">
            <text:p>-100,2</text:p>
          </table:table-cell>
          <table:table-cell office:value-type="float" office:value="-99.333336" calcext:value-type="float">
            <text:p>-99,333336</text:p>
          </table:table-cell>
          <table:table-cell table:number-columns-repeated="2"/>
          <table:table-cell office:value-type="float" office:value="-101" calcext:value-type="float">
            <text:p>-101</text:p>
          </table:table-cell>
          <table:table-cell office:value-type="float" office:value="-99.25" calcext:value-type="float">
            <text:p>-99,25</text:p>
          </table:table-cell>
          <table:table-cell office:value-type="float" office:value="-99" calcext:value-type="float">
            <text:p>-99</text:p>
          </table:table-cell>
          <table:table-cell office:value-type="float" office:value="-99.25" calcext:value-type="float">
            <text:p>-99,25</text:p>
          </table:table-cell>
          <table:table-cell office:value-type="float" office:value="-99.22222" calcext:value-type="float">
            <text:p>-99,22222</text:p>
          </table:table-cell>
          <table:table-cell table:number-columns-repeated="3" office:value-type="float" office:value="-99.3" calcext:value-type="float">
            <text:p>-99,3</text:p>
          </table:table-cell>
          <table:table-cell office:value-type="float" office:value="-99.1" calcext:value-type="float">
            <text:p>-99,1</text:p>
          </table:table-cell>
          <table:table-cell office:value-type="float" office:value="-99.9" calcext:value-type="float">
            <text:p>-99,9</text:p>
          </table:table-cell>
          <table:table-cell office:value-type="float" office:value="-100.8" calcext:value-type="float">
            <text:p>-100,8</text:p>
          </table:table-cell>
          <table:table-cell office:value-type="float" office:value="-100.9" calcext:value-type="float">
            <text:p>-100,9</text:p>
          </table:table-cell>
          <table:table-cell office:value-type="float" office:value="-101" calcext:value-type="float">
            <text:p>-101</text:p>
          </table:table-cell>
          <table:table-cell office:value-type="float" office:value="-100.7" calcext:value-type="float">
            <text:p>-100,7</text:p>
          </table:table-cell>
          <table:table-cell table:number-columns-repeated="2" office:value-type="float" office:value="-99.6" calcext:value-type="float">
            <text:p>-99,6</text:p>
          </table:table-cell>
          <table:table-cell office:value-type="float" office:value="-98.8" calcext:value-type="float">
            <text:p>-98,8</text:p>
          </table:table-cell>
          <table:table-cell office:value-type="float" office:value="-98.4" calcext:value-type="float">
            <text:p>-98,4</text:p>
          </table:table-cell>
          <table:table-cell office:value-type="float" office:value="-97.5" calcext:value-type="float">
            <text:p>-97,5</text:p>
          </table:table-cell>
          <table:table-cell office:value-type="float" office:value="-98" calcext:value-type="float">
            <text:p>-98</text:p>
          </table:table-cell>
          <table:table-cell office:value-type="float" office:value="-98.2" calcext:value-type="float">
            <text:p>-98,2</text:p>
          </table:table-cell>
          <table:table-cell office:value-type="float" office:value="-99.2" calcext:value-type="float">
            <text:p>-99,2</text:p>
          </table:table-cell>
          <table:table-cell office:value-type="float" office:value="-100.6" calcext:value-type="float">
            <text:p>-100,6</text:p>
          </table:table-cell>
          <table:table-cell office:value-type="float" office:value="-100" calcext:value-type="float">
            <text:p>-100</text:p>
          </table:table-cell>
          <table:table-cell office:value-type="float" office:value="-99.7" calcext:value-type="float">
            <text:p>-99,7</text:p>
          </table:table-cell>
          <table:table-cell table:number-columns-repeated="2" office:value-type="float" office:value="-99.2" calcext:value-type="float">
            <text:p>-99,2</text:p>
          </table:table-cell>
          <table:table-cell office:value-type="float" office:value="-98.4" calcext:value-type="float">
            <text:p>-98,4</text:p>
          </table:table-cell>
          <table:table-cell office:value-type="float" office:value="-97.5" calcext:value-type="float">
            <text:p>-97,5</text:p>
          </table:table-cell>
          <table:table-cell office:value-type="float" office:value="-97.1" calcext:value-type="float">
            <text:p>-97,1</text:p>
          </table:table-cell>
          <table:table-cell office:value-type="float" office:value="-96.6" calcext:value-type="float">
            <text:p>-96,6</text:p>
          </table:table-cell>
          <table:table-cell office:value-type="float" office:value="-97.3" calcext:value-type="float">
            <text:p>-97,3</text:p>
          </table:table-cell>
          <table:table-cell office:value-type="float" office:value="-97.666664" calcext:value-type="float">
            <text:p>-97,666664</text:p>
          </table:table-cell>
          <table:table-cell office:value-type="float" office:value="-102" calcext:value-type="float">
            <text:p>-102</text:p>
          </table:table-cell>
          <table:table-cell table:number-columns-repeated="966"/>
        </table:table-row>
        <table:table-row table:style-name="ro8">
          <table:table-cell table:style-name="ce5"/>
          <table:table-cell office:value-type="float" office:value="15" calcext:value-type="float">
            <text:p>15</text:p>
          </table:table-cell>
          <table:table-cell office:value-type="time" office:time-value="PT14H47M00S" calcext:value-type="time">
            <text:p>14:47:00</text:p>
          </table:table-cell>
          <table:table-cell office:value-type="string" calcext:value-type="string">
            <text:p>"B1 (1)"</text:p>
          </table:table-cell>
          <table:table-cell office:value-type="string" calcext:value-type="string">
            <text:p>"CB:5D:42:C1:F7:36"</text:p>
          </table:table-cell>
          <table:table-cell table:number-columns-repeated="10"/>
          <table:table-cell table:number-columns-repeated="8" office:value-type="float" office:value="-99" calcext:value-type="float">
            <text:p>-99</text:p>
          </table:table-cell>
          <table:table-cell office:value-type="float" office:value="-99.5" calcext:value-type="float">
            <text:p>-99,5</text:p>
          </table:table-cell>
          <table:table-cell office:value-type="float" office:value="-99.666664" calcext:value-type="float">
            <text:p>-99,666664</text:p>
          </table:table-cell>
          <table:table-cell office:value-type="float" office:value="-99.4" calcext:value-type="float">
            <text:p>-99,4</text:p>
          </table:table-cell>
          <table:table-cell office:value-type="float" office:value="-99.375" calcext:value-type="float">
            <text:p>-99,375</text:p>
          </table:table-cell>
          <table:table-cell table:number-columns-repeated="2" office:value-type="float" office:value="-99.42857" calcext:value-type="float">
            <text:p>-99,42857</text:p>
          </table:table-cell>
          <table:table-cell office:value-type="float" office:value="-99.25" calcext:value-type="float">
            <text:p>-99,25</text:p>
          </table:table-cell>
          <table:table-cell office:value-type="float" office:value="-99.22222" calcext:value-type="float">
            <text:p>-99,22222</text:p>
          </table:table-cell>
          <table:table-cell office:value-type="float" office:value="-99.125" calcext:value-type="float">
            <text:p>-99,125</text:p>
          </table:table-cell>
          <table:table-cell table:number-columns-repeated="2" office:value-type="float" office:value="-99" calcext:value-type="float">
            <text:p>-99</text:p>
          </table:table-cell>
          <table:table-cell table:number-columns-repeated="3" office:value-type="float" office:value="-99.666664" calcext:value-type="float">
            <text:p>-99,666664</text:p>
          </table:table-cell>
          <table:table-cell office:value-type="float" office:value="-100.5" calcext:value-type="float">
            <text:p>-100,5</text:p>
          </table:table-cell>
          <table:table-cell table:number-columns-repeated="4" office:value-type="float" office:value="-102" calcext:value-type="float">
            <text:p>-102</text:p>
          </table:table-cell>
          <table:table-cell table:number-columns-repeated="8"/>
          <table:table-cell office:value-type="float" office:value="-97.666664" calcext:value-type="float">
            <text:p>-97,666664</text:p>
          </table:table-cell>
          <table:table-cell office:value-type="float" office:value="-98.75" calcext:value-type="float">
            <text:p>-98,75</text:p>
          </table:table-cell>
          <table:table-cell table:number-columns-repeated="7" office:value-type="float" office:value="-99.1" calcext:value-type="float">
            <text:p>-99,1</text:p>
          </table:table-cell>
          <table:table-cell office:value-type="float" office:value="-98.6" calcext:value-type="float">
            <text:p>-98,6</text:p>
          </table:table-cell>
          <table:table-cell table:number-columns-repeated="5" office:value-type="float" office:value="-98.7" calcext:value-type="float">
            <text:p>-98,7</text:p>
          </table:table-cell>
          <table:table-cell office:value-type="float" office:value="-99.625" calcext:value-type="float">
            <text:p>-99,625</text:p>
          </table:table-cell>
          <table:table-cell office:value-type="float" office:value="-100.75" calcext:value-type="float">
            <text:p>-100,75</text:p>
          </table:table-cell>
          <table:table-cell table:number-columns-repeated="4"/>
          <table:table-cell table:number-columns-repeated="8" office:value-type="float" office:value="-99" calcext:value-type="float">
            <text:p>-99</text:p>
          </table:table-cell>
          <table:table-cell table:number-columns-repeated="945"/>
        </table:table-row>
        <table:table-row table:style-name="ro8">
          <table:table-cell table:style-name="ce5"/>
          <table:table-cell office:value-type="float" office:value="20" calcext:value-type="float">
            <text:p>20</text:p>
          </table:table-cell>
          <table:table-cell office:value-type="time" office:time-value="PT14H45M00S" calcext:value-type="time">
            <text:p>14:45:00</text:p>
          </table:table-cell>
          <table:table-cell office:value-type="string" calcext:value-type="string">
            <text:p>"B1 (1)"</text:p>
          </table:table-cell>
          <table:table-cell office:value-type="string" calcext:value-type="string">
            <text:p>"CB:5D:42:C1:F7:36"</text:p>
          </table:table-cell>
          <table:table-cell office:value-type="float" office:value="-99.5" calcext:value-type="float">
            <text:p>-99,5</text:p>
          </table:table-cell>
          <table:table-cell table:number-columns-repeated="5" office:value-type="float" office:value="-99.3" calcext:value-type="float">
            <text:p>-99,3</text:p>
          </table:table-cell>
          <table:table-cell office:value-type="float" office:value="-99" calcext:value-type="float">
            <text:p>-99</text:p>
          </table:table-cell>
          <table:table-cell office:value-type="float" office:value="-98.8" calcext:value-type="float">
            <text:p>-98,8</text:p>
          </table:table-cell>
          <table:table-cell office:value-type="float" office:value="-98.5" calcext:value-type="float">
            <text:p>-98,5</text:p>
          </table:table-cell>
          <table:table-cell table:number-columns-repeated="2" office:value-type="float" office:value="-98.4" calcext:value-type="float">
            <text:p>-98,4</text:p>
          </table:table-cell>
          <table:table-cell office:value-type="float" office:value="-98.5" calcext:value-type="float">
            <text:p>-98,5</text:p>
          </table:table-cell>
          <table:table-cell office:value-type="float" office:value="-98.7" calcext:value-type="float">
            <text:p>-98,7</text:p>
          </table:table-cell>
          <table:table-cell office:value-type="float" office:value="-97.1" calcext:value-type="float">
            <text:p>-97,1</text:p>
          </table:table-cell>
          <table:table-cell office:value-type="float" office:value="-95.2" calcext:value-type="float">
            <text:p>-95,2</text:p>
          </table:table-cell>
          <table:table-cell office:value-type="float" office:value="-94" calcext:value-type="float">
            <text:p>-94</text:p>
          </table:table-cell>
          <table:table-cell office:value-type="float" office:value="-94.5" calcext:value-type="float">
            <text:p>-94,5</text:p>
          </table:table-cell>
          <table:table-cell office:value-type="float" office:value="-95.2" calcext:value-type="float">
            <text:p>-95,2</text:p>
          </table:table-cell>
          <table:table-cell office:value-type="float" office:value="-95.1" calcext:value-type="float">
            <text:p>-95,1</text:p>
          </table:table-cell>
          <table:table-cell office:value-type="float" office:value="-95" calcext:value-type="float">
            <text:p>-95</text:p>
          </table:table-cell>
          <table:table-cell office:value-type="float" office:value="-95.4" calcext:value-type="float">
            <text:p>-95,4</text:p>
          </table:table-cell>
          <table:table-cell table:number-columns-repeated="2" office:value-type="float" office:value="-95.9" calcext:value-type="float">
            <text:p>-95,9</text:p>
          </table:table-cell>
          <table:table-cell office:value-type="float" office:value="-96.4" calcext:value-type="float">
            <text:p>-96,4</text:p>
          </table:table-cell>
          <table:table-cell office:value-type="float" office:value="-96.8" calcext:value-type="float">
            <text:p>-96,8</text:p>
          </table:table-cell>
          <table:table-cell table:number-columns-repeated="5"/>
          <table:table-cell table:number-columns-repeated="2" office:value-type="float" office:value="-100.5" calcext:value-type="float">
            <text:p>-100,5</text:p>
          </table:table-cell>
          <table:table-cell office:value-type="float" office:value="-99.375" calcext:value-type="float">
            <text:p>-99,375</text:p>
          </table:table-cell>
          <table:table-cell table:number-columns-repeated="5" office:value-type="float" office:value="-99.1" calcext:value-type="float">
            <text:p>-99,1</text:p>
          </table:table-cell>
          <table:table-cell office:value-type="float" office:value="-98.9" calcext:value-type="float">
            <text:p>-98,9</text:p>
          </table:table-cell>
          <table:table-cell office:value-type="float" office:value="-98.7" calcext:value-type="float">
            <text:p>-98,7</text:p>
          </table:table-cell>
          <table:table-cell office:value-type="float" office:value="-99.4" calcext:value-type="float">
            <text:p>-99,4</text:p>
          </table:table-cell>
          <table:table-cell office:value-type="float" office:value="-99.1" calcext:value-type="float">
            <text:p>-99,1</text:p>
          </table:table-cell>
          <table:table-cell office:value-type="float" office:value="-96.3" calcext:value-type="float">
            <text:p>-96,3</text:p>
          </table:table-cell>
          <table:table-cell table:number-columns-repeated="2" office:value-type="float" office:value="-95" calcext:value-type="float">
            <text:p>-95</text:p>
          </table:table-cell>
          <table:table-cell office:value-type="float" office:value="-94.3" calcext:value-type="float">
            <text:p>-94,3</text:p>
          </table:table-cell>
          <table:table-cell office:value-type="float" office:value="-94.55556" calcext:value-type="float">
            <text:p>-94,55556</text:p>
          </table:table-cell>
          <table:table-cell office:value-type="float" office:value="-94.75" calcext:value-type="float">
            <text:p>-94,75</text:p>
          </table:table-cell>
          <table:table-cell table:number-columns-repeated="971"/>
        </table:table-row>
        <table:table-row table:style-name="ro8">
          <table:table-cell table:style-name="ce5"/>
          <table:table-cell office:value-type="float" office:value="25" calcext:value-type="float">
            <text:p>25</text:p>
          </table:table-cell>
          <table:table-cell office:value-type="time" office:time-value="PT14H44M00S" calcext:value-type="time">
            <text:p>14:44: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98.5" calcext:value-type="float">
            <text:p>-98,5</text:p>
          </table:table-cell>
          <table:table-cell table:number-columns-repeated="5" office:value-type="float" office:value="-99.2" calcext:value-type="float">
            <text:p>-99,2</text:p>
          </table:table-cell>
          <table:table-cell office:value-type="float" office:value="-100.666664" calcext:value-type="float">
            <text:p>-100,666664</text:p>
          </table:table-cell>
          <table:table-cell table:number-columns-repeated="2" office:value-type="float" office:value="-102" calcext:value-type="float">
            <text:p>-102</text:p>
          </table:table-cell>
          <table:table-cell table:number-columns-repeated="5"/>
          <table:table-cell table:number-columns-repeated="4" office:value-type="float" office:value="-99" calcext:value-type="float">
            <text:p>-99</text:p>
          </table:table-cell>
          <table:table-cell table:number-columns-repeated="4" office:value-type="float" office:value="-99.5" calcext:value-type="float">
            <text:p>-99,5</text:p>
          </table:table-cell>
          <table:table-cell table:number-columns-repeated="4" office:value-type="float" office:value="-100" calcext:value-type="float">
            <text:p>-100</text:p>
          </table:table-cell>
          <table:table-cell table:number-columns-repeated="10"/>
          <table:table-cell table:number-columns-repeated="2" office:value-type="float" office:value="-98" calcext:value-type="float">
            <text:p>-98</text:p>
          </table:table-cell>
          <table:table-cell table:number-columns-repeated="3" office:value-type="float" office:value="-97.8" calcext:value-type="float">
            <text:p>-97,8</text:p>
          </table:table-cell>
          <table:table-cell office:value-type="float" office:value="-98.166664" calcext:value-type="float">
            <text:p>-98,166664</text:p>
          </table:table-cell>
          <table:table-cell table:number-columns-repeated="2" office:value-type="float" office:value="-98.71429" calcext:value-type="float">
            <text:p>-98,71429</text:p>
          </table:table-cell>
          <table:table-cell office:value-type="float" office:value="-99" calcext:value-type="float">
            <text:p>-99</text:p>
          </table:table-cell>
          <table:table-cell office:value-type="float" office:value="-99.25" calcext:value-type="float">
            <text:p>-99,25</text:p>
          </table:table-cell>
          <table:table-cell table:number-columns-repeated="3" office:value-type="float" office:value="-101" calcext:value-type="float">
            <text:p>-101</text:p>
          </table:table-cell>
          <table:table-cell table:number-columns-repeated="11" office:value-type="float" office:value="-102" calcext:value-type="float">
            <text:p>-102</text:p>
          </table:table-cell>
          <table:table-cell table:number-columns-repeated="958"/>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table-cell table:style-name="ce5" office:value-type="float" office:value="9.2" calcext:value-type="float">
            <text:p>9,2</text:p>
          </table:table-cell>
          <table:table-cell office:value-type="float" office:value="0" calcext:value-type="float">
            <text:p>0</text:p>
          </table:table-cell>
          <table:table-cell office:value-type="time" office:time-value="PT17H04M00S" calcext:value-type="time">
            <text:p>17:04:00</text:p>
          </table:table-cell>
          <table:table-cell office:value-type="string" calcext:value-type="string">
            <text:p>"B1 (1)"</text:p>
          </table:table-cell>
          <table:table-cell office:value-type="string" calcext:value-type="string">
            <text:p>"CB:5D:42:C1:F7:36"</text:p>
          </table:table-cell>
          <table:table-cell office:value-type="float" office:value="-92" calcext:value-type="float">
            <text:p>-92</text:p>
          </table:table-cell>
          <table:table-cell office:value-type="float" office:value="-91.166664" calcext:value-type="float">
            <text:p>-91,166664</text:p>
          </table:table-cell>
          <table:table-cell office:value-type="float" office:value="-89.333336" calcext:value-type="float">
            <text:p>-89,333336</text:p>
          </table:table-cell>
          <table:table-cell office:value-type="float" office:value="-88.833336" calcext:value-type="float">
            <text:p>-88,833336</text:p>
          </table:table-cell>
          <table:table-cell table:number-columns-repeated="2" office:value-type="float" office:value="-89.28571" calcext:value-type="float">
            <text:p>-89,28571</text:p>
          </table:table-cell>
          <table:table-cell office:value-type="float" office:value="-89.42857" calcext:value-type="float">
            <text:p>-89,42857</text:p>
          </table:table-cell>
          <table:table-cell office:value-type="float" office:value="-89.5" calcext:value-type="float">
            <text:p>-89,5</text:p>
          </table:table-cell>
          <table:table-cell office:value-type="float" office:value="-89.71429" calcext:value-type="float">
            <text:p>-89,71429</text:p>
          </table:table-cell>
          <table:table-cell office:value-type="float" office:value="-89.57143" calcext:value-type="float">
            <text:p>-89,57143</text:p>
          </table:table-cell>
          <table:table-cell office:value-type="float" office:value="-89.85714" calcext:value-type="float">
            <text:p>-89,85714</text:p>
          </table:table-cell>
          <table:table-cell office:value-type="float" office:value="-90.42857" calcext:value-type="float">
            <text:p>-90,42857</text:p>
          </table:table-cell>
          <table:table-cell office:value-type="float" office:value="-90.166664" calcext:value-type="float">
            <text:p>-90,166664</text:p>
          </table:table-cell>
          <table:table-cell office:value-type="float" office:value="-89.71429" calcext:value-type="float">
            <text:p>-89,71429</text:p>
          </table:table-cell>
          <table:table-cell table:number-columns-repeated="2" office:value-type="float" office:value="-90" calcext:value-type="float">
            <text:p>-90</text:p>
          </table:table-cell>
          <table:table-cell office:value-type="float" office:value="-89.75" calcext:value-type="float">
            <text:p>-89,75</text:p>
          </table:table-cell>
          <table:table-cell office:value-type="float" office:value="-91.25" calcext:value-type="float">
            <text:p>-91,25</text:p>
          </table:table-cell>
          <table:table-cell office:value-type="float" office:value="-90.25" calcext:value-type="float">
            <text:p>-90,25</text:p>
          </table:table-cell>
          <table:table-cell office:value-type="float" office:value="-89.333336" calcext:value-type="float">
            <text:p>-89,333336</text:p>
          </table:table-cell>
          <table:table-cell office:value-type="float" office:value="-90" calcext:value-type="float">
            <text:p>-90</text:p>
          </table:table-cell>
          <table:table-cell office:value-type="float" office:value="-91" calcext:value-type="float">
            <text:p>-91</text:p>
          </table:table-cell>
          <table:table-cell office:value-type="float" office:value="-92.4" calcext:value-type="float">
            <text:p>-92,4</text:p>
          </table:table-cell>
          <table:table-cell table:number-columns-repeated="2" office:value-type="float" office:value="-91.666664" calcext:value-type="float">
            <text:p>-91,666664</text:p>
          </table:table-cell>
          <table:table-cell office:value-type="float" office:value="-91.4" calcext:value-type="float">
            <text:p>-91,4</text:p>
          </table:table-cell>
          <table:table-cell office:value-type="float" office:value="-92.25" calcext:value-type="float">
            <text:p>-92,25</text:p>
          </table:table-cell>
          <table:table-cell office:value-type="float" office:value="-92.8" calcext:value-type="float">
            <text:p>-92,8</text:p>
          </table:table-cell>
          <table:table-cell office:value-type="float" office:value="-93" calcext:value-type="float">
            <text:p>-93</text:p>
          </table:table-cell>
          <table:table-cell office:value-type="float" office:value="-93.666664" calcext:value-type="float">
            <text:p>-93,666664</text:p>
          </table:table-cell>
          <table:table-cell office:value-type="float" office:value="-95" calcext:value-type="float">
            <text:p>-95</text:p>
          </table:table-cell>
          <table:table-cell office:value-type="float" office:value="-96.25" calcext:value-type="float">
            <text:p>-96,25</text:p>
          </table:table-cell>
          <table:table-cell office:value-type="float" office:value="-94.6" calcext:value-type="float">
            <text:p>-94,6</text:p>
          </table:table-cell>
          <table:table-cell office:value-type="float" office:value="-94.5" calcext:value-type="float">
            <text:p>-94,5</text:p>
          </table:table-cell>
          <table:table-cell office:value-type="float" office:value="-93.5" calcext:value-type="float">
            <text:p>-93,5</text:p>
          </table:table-cell>
          <table:table-cell office:value-type="float" office:value="-93.375" calcext:value-type="float">
            <text:p>-93,375</text:p>
          </table:table-cell>
          <table:table-cell table:number-columns-repeated="2" office:value-type="float" office:value="-93.22222" calcext:value-type="float">
            <text:p>-93,22222</text:p>
          </table:table-cell>
          <table:table-cell office:value-type="float" office:value="-91.888885" calcext:value-type="float">
            <text:p>-91,888885</text:p>
          </table:table-cell>
          <table:table-cell office:value-type="float" office:value="-90.75" calcext:value-type="float">
            <text:p>-90,75</text:p>
          </table:table-cell>
          <table:table-cell office:value-type="float" office:value="-91.75" calcext:value-type="float">
            <text:p>-91,75</text:p>
          </table:table-cell>
          <table:table-cell office:value-type="float" office:value="-91.42857" calcext:value-type="float">
            <text:p>-91,42857</text:p>
          </table:table-cell>
          <table:table-cell office:value-type="float" office:value="-90.28571" calcext:value-type="float">
            <text:p>-90,28571</text:p>
          </table:table-cell>
          <table:table-cell office:value-type="float" office:value="-90.71429" calcext:value-type="float">
            <text:p>-90,71429</text:p>
          </table:table-cell>
          <table:table-cell office:value-type="float" office:value="-90.42857" calcext:value-type="float">
            <text:p>-90,42857</text:p>
          </table:table-cell>
          <table:table-cell office:value-type="float" office:value="-89.875" calcext:value-type="float">
            <text:p>-89,875</text:p>
          </table:table-cell>
          <table:table-cell office:value-type="float" office:value="-89.85714" calcext:value-type="float">
            <text:p>-89,85714</text:p>
          </table:table-cell>
          <table:table-cell office:value-type="float" office:value="-91.125" calcext:value-type="float">
            <text:p>-91,125</text:p>
          </table:table-cell>
          <table:table-cell office:value-type="float" office:value="-89.875" calcext:value-type="float">
            <text:p>-89,875</text:p>
          </table:table-cell>
          <table:table-cell office:value-type="float" office:value="-91" calcext:value-type="float">
            <text:p>-91</text:p>
          </table:table-cell>
          <table:table-cell office:value-type="float" office:value="-92" calcext:value-type="float">
            <text:p>-92</text:p>
          </table:table-cell>
          <table:table-cell office:value-type="float" office:value="-91.28571" calcext:value-type="float">
            <text:p>-91,28571</text:p>
          </table:table-cell>
          <table:table-cell office:value-type="float" office:value="-91.5" calcext:value-type="float">
            <text:p>-91,5</text:p>
          </table:table-cell>
          <table:table-cell table:number-columns-repeated="2" office:value-type="float" office:value="-92.6" calcext:value-type="float">
            <text:p>-92,6</text:p>
          </table:table-cell>
          <table:table-cell office:value-type="float" office:value="-91.25" calcext:value-type="float">
            <text:p>-91,25</text:p>
          </table:table-cell>
          <table:table-cell office:value-type="float" office:value="-92.25" calcext:value-type="float">
            <text:p>-92,25</text:p>
          </table:table-cell>
          <table:table-cell office:value-type="float" office:value="-89.666664" calcext:value-type="float">
            <text:p>-89,666664</text:p>
          </table:table-cell>
          <table:table-cell table:number-columns-repeated="5" office:value-type="float" office:value="-89.5" calcext:value-type="float">
            <text:p>-89,5</text:p>
          </table:table-cell>
          <table:table-cell office:value-type="float" office:value="-90" calcext:value-type="float">
            <text:p>-90</text:p>
          </table:table-cell>
          <table:table-cell table:number-columns-repeated="955"/>
        </table:table-row>
        <table:table-row table:style-name="ro8">
          <table:table-cell table:style-name="ce5"/>
          <table:table-cell office:value-type="float" office:value="1" calcext:value-type="float">
            <text:p>1</text:p>
          </table:table-cell>
          <table:table-cell office:value-type="time" office:time-value="PT17H03M58S" calcext:value-type="time">
            <text:p>17:03:58</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89.5" calcext:value-type="float">
            <text:p>-89,5</text:p>
          </table:table-cell>
          <table:table-cell office:value-type="float" office:value="-90.666664" calcext:value-type="float">
            <text:p>-90,666664</text:p>
          </table:table-cell>
          <table:table-cell office:value-type="float" office:value="-91.5" calcext:value-type="float">
            <text:p>-91,5</text:p>
          </table:table-cell>
          <table:table-cell office:value-type="float" office:value="-89.333336" calcext:value-type="float">
            <text:p>-89,333336</text:p>
          </table:table-cell>
          <table:table-cell office:value-type="float" office:value="-90.666664" calcext:value-type="float">
            <text:p>-90,666664</text:p>
          </table:table-cell>
          <table:table-cell table:number-columns-repeated="2" office:value-type="float" office:value="-89.85714" calcext:value-type="float">
            <text:p>-89,85714</text:p>
          </table:table-cell>
          <table:table-cell table:number-columns-repeated="2" office:value-type="float" office:value="-88.71429" calcext:value-type="float">
            <text:p>-88,71429</text:p>
          </table:table-cell>
          <table:table-cell office:value-type="float" office:value="-89.14286" calcext:value-type="float">
            <text:p>-89,14286</text:p>
          </table:table-cell>
          <table:table-cell office:value-type="float" office:value="-88.14286" calcext:value-type="float">
            <text:p>-88,14286</text:p>
          </table:table-cell>
          <table:table-cell office:value-type="float" office:value="-88.57143" calcext:value-type="float">
            <text:p>-88,57143</text:p>
          </table:table-cell>
          <table:table-cell office:value-type="float" office:value="-87.666664" calcext:value-type="float">
            <text:p>-87,666664</text:p>
          </table:table-cell>
          <table:table-cell table:number-columns-repeated="2" office:value-type="float" office:value="-88" calcext:value-type="float">
            <text:p>-88</text:p>
          </table:table-cell>
          <table:table-cell office:value-type="float" office:value="-88.42857" calcext:value-type="float">
            <text:p>-88,42857</text:p>
          </table:table-cell>
          <table:table-cell office:value-type="float" office:value="-89.375" calcext:value-type="float">
            <text:p>-89,375</text:p>
          </table:table-cell>
          <table:table-cell office:value-type="float" office:value="-88.25" calcext:value-type="float">
            <text:p>-88,25</text:p>
          </table:table-cell>
          <table:table-cell office:value-type="float" office:value="-88.42857" calcext:value-type="float">
            <text:p>-88,42857</text:p>
          </table:table-cell>
          <table:table-cell office:value-type="float" office:value="-89.2" calcext:value-type="float">
            <text:p>-89,2</text:p>
          </table:table-cell>
          <table:table-cell office:value-type="float" office:value="-88.833336" calcext:value-type="float">
            <text:p>-88,833336</text:p>
          </table:table-cell>
          <table:table-cell office:value-type="float" office:value="-88.42857" calcext:value-type="float">
            <text:p>-88,42857</text:p>
          </table:table-cell>
          <table:table-cell office:value-type="float" office:value="-88.14286" calcext:value-type="float">
            <text:p>-88,14286</text:p>
          </table:table-cell>
          <table:table-cell office:value-type="float" office:value="-89.28571" calcext:value-type="float">
            <text:p>-89,28571</text:p>
          </table:table-cell>
          <table:table-cell office:value-type="float" office:value="-88.166664" calcext:value-type="float">
            <text:p>-88,166664</text:p>
          </table:table-cell>
          <table:table-cell table:number-columns-repeated="2" office:value-type="float" office:value="-89.14286" calcext:value-type="float">
            <text:p>-89,14286</text:p>
          </table:table-cell>
          <table:table-cell office:value-type="float" office:value="-90" calcext:value-type="float">
            <text:p>-90</text:p>
          </table:table-cell>
          <table:table-cell office:value-type="float" office:value="-89.75" calcext:value-type="float">
            <text:p>-89,75</text:p>
          </table:table-cell>
          <table:table-cell office:value-type="float" office:value="-90.14286" calcext:value-type="float">
            <text:p>-90,14286</text:p>
          </table:table-cell>
          <table:table-cell office:value-type="float" office:value="-90.833336" calcext:value-type="float">
            <text:p>-90,833336</text:p>
          </table:table-cell>
          <table:table-cell office:value-type="float" office:value="-89.8" calcext:value-type="float">
            <text:p>-89,8</text:p>
          </table:table-cell>
          <table:table-cell office:value-type="float" office:value="-89" calcext:value-type="float">
            <text:p>-89</text:p>
          </table:table-cell>
          <table:table-cell table:number-columns-repeated="2" office:value-type="float" office:value="-88.166664" calcext:value-type="float">
            <text:p>-88,166664</text:p>
          </table:table-cell>
          <table:table-cell office:value-type="float" office:value="-86" calcext:value-type="float">
            <text:p>-86</text:p>
          </table:table-cell>
          <table:table-cell office:value-type="float" office:value="-86.166664" calcext:value-type="float">
            <text:p>-86,166664</text:p>
          </table:table-cell>
          <table:table-cell table:number-columns-repeated="2" office:value-type="float" office:value="-86.2" calcext:value-type="float">
            <text:p>-86,2</text:p>
          </table:table-cell>
          <table:table-cell office:value-type="float" office:value="-87.333336" calcext:value-type="float">
            <text:p>-87,333336</text:p>
          </table:table-cell>
          <table:table-cell office:value-type="float" office:value="-87.166664" calcext:value-type="float">
            <text:p>-87,166664</text:p>
          </table:table-cell>
          <table:table-cell table:number-columns-repeated="2" office:value-type="float" office:value="-86.2" calcext:value-type="float">
            <text:p>-86,2</text:p>
          </table:table-cell>
          <table:table-cell table:number-columns-repeated="4" office:value-type="float" office:value="-86.25" calcext:value-type="float">
            <text:p>-86,25</text:p>
          </table:table-cell>
          <table:table-cell table:number-columns-repeated="2" office:value-type="float" office:value="-84" calcext:value-type="float">
            <text:p>-84</text:p>
          </table:table-cell>
          <table:table-cell table:number-columns-repeated="2" office:value-type="float" office:value="-83" calcext:value-type="float">
            <text:p>-83</text:p>
          </table:table-cell>
          <table:table-cell table:number-columns-repeated="967"/>
        </table:table-row>
        <table:table-row table:style-name="ro8">
          <table:table-cell table:style-name="ce5"/>
          <table:table-cell office:value-type="float" office:value="2" calcext:value-type="float">
            <text:p>2</text:p>
          </table:table-cell>
          <table:table-cell office:value-type="time" office:time-value="PT17H03M00S" calcext:value-type="time">
            <text:p>17:03:00</text:p>
          </table:table-cell>
          <table:table-cell office:value-type="string" calcext:value-type="string">
            <text:p>"B1 (1)"</text:p>
          </table:table-cell>
          <table:table-cell office:value-type="string" calcext:value-type="string">
            <text:p>"CB:5D:42:C1:F7:36"</text:p>
          </table:table-cell>
          <table:table-cell office:value-type="float" office:value="-84.22222" calcext:value-type="float">
            <text:p>-84,22222</text:p>
          </table:table-cell>
          <table:table-cell office:value-type="float" office:value="-84.375" calcext:value-type="float">
            <text:p>-84,375</text:p>
          </table:table-cell>
          <table:table-cell table:number-columns-repeated="2" office:value-type="float" office:value="-84.28571" calcext:value-type="float">
            <text:p>-84,28571</text:p>
          </table:table-cell>
          <table:table-cell office:value-type="float" office:value="-84.166664" calcext:value-type="float">
            <text:p>-84,166664</text:p>
          </table:table-cell>
          <table:table-cell office:value-type="float" office:value="-83.5" calcext:value-type="float">
            <text:p>-83,5</text:p>
          </table:table-cell>
          <table:table-cell office:value-type="float" office:value="-83.25" calcext:value-type="float">
            <text:p>-83,25</text:p>
          </table:table-cell>
          <table:table-cell office:value-type="float" office:value="-83.125" calcext:value-type="float">
            <text:p>-83,125</text:p>
          </table:table-cell>
          <table:table-cell table:number-columns-repeated="2" office:value-type="float" office:value="-82.71429" calcext:value-type="float">
            <text:p>-82,71429</text:p>
          </table:table-cell>
          <table:table-cell office:value-type="float" office:value="-83.125" calcext:value-type="float">
            <text:p>-83,125</text:p>
          </table:table-cell>
          <table:table-cell office:value-type="float" office:value="-83.14286" calcext:value-type="float">
            <text:p>-83,14286</text:p>
          </table:table-cell>
          <table:table-cell office:value-type="float" office:value="-83" calcext:value-type="float">
            <text:p>-83</text:p>
          </table:table-cell>
          <table:table-cell office:value-type="float" office:value="-83.333336" calcext:value-type="float">
            <text:p>-83,333336</text:p>
          </table:table-cell>
          <table:table-cell office:value-type="float" office:value="-83.57143" calcext:value-type="float">
            <text:p>-83,57143</text:p>
          </table:table-cell>
          <table:table-cell office:value-type="float" office:value="-83.28571" calcext:value-type="float">
            <text:p>-83,28571</text:p>
          </table:table-cell>
          <table:table-cell office:value-type="float" office:value="-83.71429" calcext:value-type="float">
            <text:p>-83,71429</text:p>
          </table:table-cell>
          <table:table-cell office:value-type="float" office:value="-83.5" calcext:value-type="float">
            <text:p>-83,5</text:p>
          </table:table-cell>
          <table:table-cell table:number-columns-repeated="4" office:value-type="float" office:value="-83.28571" calcext:value-type="float">
            <text:p>-83,28571</text:p>
          </table:table-cell>
          <table:table-cell office:value-type="float" office:value="-83" calcext:value-type="float">
            <text:p>-83</text:p>
          </table:table-cell>
          <table:table-cell office:value-type="float" office:value="-83.166664" calcext:value-type="float">
            <text:p>-83,166664</text:p>
          </table:table-cell>
          <table:table-cell office:value-type="float" office:value="-82.666664" calcext:value-type="float">
            <text:p>-82,666664</text:p>
          </table:table-cell>
          <table:table-cell office:value-type="float" office:value="-82.833336" calcext:value-type="float">
            <text:p>-82,833336</text:p>
          </table:table-cell>
          <table:table-cell office:value-type="float" office:value="-83.166664" calcext:value-type="float">
            <text:p>-83,166664</text:p>
          </table:table-cell>
          <table:table-cell office:value-type="float" office:value="-83.14286" calcext:value-type="float">
            <text:p>-83,14286</text:p>
          </table:table-cell>
          <table:table-cell office:value-type="float" office:value="-83.25" calcext:value-type="float">
            <text:p>-83,25</text:p>
          </table:table-cell>
          <table:table-cell table:number-columns-repeated="2" office:value-type="float" office:value="-83.111115" calcext:value-type="float">
            <text:p>-83,111115</text:p>
          </table:table-cell>
          <table:table-cell office:value-type="float" office:value="-82.888885" calcext:value-type="float">
            <text:p>-82,888885</text:p>
          </table:table-cell>
          <table:table-cell office:value-type="float" office:value="-83" calcext:value-type="float">
            <text:p>-83</text:p>
          </table:table-cell>
          <table:table-cell office:value-type="float" office:value="-82.888885" calcext:value-type="float">
            <text:p>-82,888885</text:p>
          </table:table-cell>
          <table:table-cell office:value-type="float" office:value="-82.55556" calcext:value-type="float">
            <text:p>-82,55556</text:p>
          </table:table-cell>
          <table:table-cell office:value-type="float" office:value="-82.44444" calcext:value-type="float">
            <text:p>-82,44444</text:p>
          </table:table-cell>
          <table:table-cell office:value-type="float" office:value="-82.28571" calcext:value-type="float">
            <text:p>-82,28571</text:p>
          </table:table-cell>
          <table:table-cell office:value-type="float" office:value="-82.333336" calcext:value-type="float">
            <text:p>-82,333336</text:p>
          </table:table-cell>
          <table:table-cell office:value-type="float" office:value="-82.5" calcext:value-type="float">
            <text:p>-82,5</text:p>
          </table:table-cell>
          <table:table-cell office:value-type="float" office:value="-83" calcext:value-type="float">
            <text:p>-83</text:p>
          </table:table-cell>
          <table:table-cell office:value-type="float" office:value="-83.57143" calcext:value-type="float">
            <text:p>-83,57143</text:p>
          </table:table-cell>
          <table:table-cell office:value-type="float" office:value="-83.833336" calcext:value-type="float">
            <text:p>-83,833336</text:p>
          </table:table-cell>
          <table:table-cell office:value-type="float" office:value="-83.666664" calcext:value-type="float">
            <text:p>-83,666664</text:p>
          </table:table-cell>
          <table:table-cell table:number-columns-repeated="4" office:value-type="float" office:value="-84" calcext:value-type="float">
            <text:p>-84</text:p>
          </table:table-cell>
          <table:table-cell office:value-type="float" office:value="-83.666664" calcext:value-type="float">
            <text:p>-83,666664</text:p>
          </table:table-cell>
          <table:table-cell table:number-columns-repeated="2" office:value-type="float" office:value="-81" calcext:value-type="float">
            <text:p>-81</text:p>
          </table:table-cell>
          <table:table-cell table:number-columns-repeated="969"/>
        </table:table-row>
        <table:table-row table:style-name="ro8">
          <table:table-cell table:style-name="ce5"/>
          <table:table-cell office:value-type="float" office:value="3" calcext:value-type="float">
            <text:p>3</text:p>
          </table:table-cell>
          <table:table-cell office:value-type="time" office:time-value="PT17H02M00S" calcext:value-type="time">
            <text:p>17:02:00</text:p>
          </table:table-cell>
          <table:table-cell office:value-type="string" calcext:value-type="string">
            <text:p>"B1 (1)"</text:p>
          </table:table-cell>
          <table:table-cell office:value-type="string" calcext:value-type="string">
            <text:p>"CB:5D:42:C1:F7:36"</text:p>
          </table:table-cell>
          <table:table-cell office:value-type="float" office:value="-89.333336" calcext:value-type="float">
            <text:p>-89,333336</text:p>
          </table:table-cell>
          <table:table-cell office:value-type="float" office:value="-89.875" calcext:value-type="float">
            <text:p>-89,875</text:p>
          </table:table-cell>
          <table:table-cell office:value-type="float" office:value="-90.28571" calcext:value-type="float">
            <text:p>-90,28571</text:p>
          </table:table-cell>
          <table:table-cell office:value-type="float" office:value="-91.333336" calcext:value-type="float">
            <text:p>-91,333336</text:p>
          </table:table-cell>
          <table:table-cell table:number-columns-repeated="2" office:value-type="float" office:value="-90.42857" calcext:value-type="float">
            <text:p>-90,42857</text:p>
          </table:table-cell>
          <table:table-cell office:value-type="float" office:value="-92" calcext:value-type="float">
            <text:p>-92</text:p>
          </table:table-cell>
          <table:table-cell office:value-type="float" office:value="-91" calcext:value-type="float">
            <text:p>-91</text:p>
          </table:table-cell>
          <table:table-cell table:number-columns-repeated="4" office:value-type="float" office:value="-89" calcext:value-type="float">
            <text:p>-89</text:p>
          </table:table-cell>
          <table:table-cell table:number-columns-repeated="2" office:value-type="float" office:value="-89.5" calcext:value-type="float">
            <text:p>-89,5</text:p>
          </table:table-cell>
          <table:table-cell office:value-type="float" office:value="-87.333336" calcext:value-type="float">
            <text:p>-87,333336</text:p>
          </table:table-cell>
          <table:table-cell office:value-type="float" office:value="-88.166664" calcext:value-type="float">
            <text:p>-88,166664</text:p>
          </table:table-cell>
          <table:table-cell office:value-type="float" office:value="-90.8" calcext:value-type="float">
            <text:p>-90,8</text:p>
          </table:table-cell>
          <table:table-cell office:value-type="float" office:value="-90.5" calcext:value-type="float">
            <text:p>-90,5</text:p>
          </table:table-cell>
          <table:table-cell office:value-type="float" office:value="-91.333336" calcext:value-type="float">
            <text:p>-91,333336</text:p>
          </table:table-cell>
          <table:table-cell office:value-type="float" office:value="-92" calcext:value-type="float">
            <text:p>-92</text:p>
          </table:table-cell>
          <table:table-cell table:number-columns-repeated="2" office:value-type="float" office:value="-91.71429" calcext:value-type="float">
            <text:p>-91,71429</text:p>
          </table:table-cell>
          <table:table-cell office:value-type="float" office:value="-93.14286" calcext:value-type="float">
            <text:p>-93,14286</text:p>
          </table:table-cell>
          <table:table-cell office:value-type="float" office:value="-93" calcext:value-type="float">
            <text:p>-93</text:p>
          </table:table-cell>
          <table:table-cell office:value-type="float" office:value="-92.8" calcext:value-type="float">
            <text:p>-92,8</text:p>
          </table:table-cell>
          <table:table-cell office:value-type="float" office:value="-93.25" calcext:value-type="float">
            <text:p>-93,25</text:p>
          </table:table-cell>
          <table:table-cell office:value-type="float" office:value="-91.2" calcext:value-type="float">
            <text:p>-91,2</text:p>
          </table:table-cell>
          <table:table-cell office:value-type="float" office:value="-90" calcext:value-type="float">
            <text:p>-90</text:p>
          </table:table-cell>
          <table:table-cell office:value-type="float" office:value="-91.5" calcext:value-type="float">
            <text:p>-91,5</text:p>
          </table:table-cell>
          <table:table-cell office:value-type="float" office:value="-92.8" calcext:value-type="float">
            <text:p>-92,8</text:p>
          </table:table-cell>
          <table:table-cell office:value-type="float" office:value="-92.6" calcext:value-type="float">
            <text:p>-92,6</text:p>
          </table:table-cell>
          <table:table-cell office:value-type="float" office:value="-91.166664" calcext:value-type="float">
            <text:p>-91,166664</text:p>
          </table:table-cell>
          <table:table-cell office:value-type="float" office:value="-91.85714" calcext:value-type="float">
            <text:p>-91,85714</text:p>
          </table:table-cell>
          <table:table-cell table:number-columns-repeated="3" office:value-type="float" office:value="-91.71429" calcext:value-type="float">
            <text:p>-91,71429</text:p>
          </table:table-cell>
          <table:table-cell office:value-type="float" office:value="-91" calcext:value-type="float">
            <text:p>-91</text:p>
          </table:table-cell>
          <table:table-cell office:value-type="float" office:value="-89.833336" calcext:value-type="float">
            <text:p>-89,833336</text:p>
          </table:table-cell>
          <table:table-cell table:number-columns-repeated="2" office:value-type="float" office:value="-90" calcext:value-type="float">
            <text:p>-90</text:p>
          </table:table-cell>
          <table:table-cell office:value-type="float" office:value="-88.5" calcext:value-type="float">
            <text:p>-88,5</text:p>
          </table:table-cell>
          <table:table-cell office:value-type="float" office:value="-87.666664" calcext:value-type="float">
            <text:p>-87,666664</text:p>
          </table:table-cell>
          <table:table-cell table:number-columns-repeated="2" office:value-type="float" office:value="-90" calcext:value-type="float">
            <text:p>-90</text:p>
          </table:table-cell>
          <table:table-cell table:number-columns-repeated="2" office:value-type="float" office:value="-87" calcext:value-type="float">
            <text:p>-87</text:p>
          </table:table-cell>
          <table:table-cell table:number-columns-repeated="973"/>
        </table:table-row>
        <table:table-row table:style-name="ro8">
          <table:table-cell table:style-name="ce5"/>
          <table:table-cell office:value-type="float" office:value="4" calcext:value-type="float">
            <text:p>4</text:p>
          </table:table-cell>
          <table:table-cell office:value-type="time" office:time-value="PT17H01M00S" calcext:value-type="time">
            <text:p>17:01:00</text:p>
          </table:table-cell>
          <table:table-cell office:value-type="string" calcext:value-type="string">
            <text:p>"B1 (1)"</text:p>
          </table:table-cell>
          <table:table-cell office:value-type="string" calcext:value-type="string">
            <text:p>"CB:5D:42:C1:F7:36"</text:p>
          </table:table-cell>
          <table:table-cell office:value-type="float" office:value="-93.75" calcext:value-type="float">
            <text:p>-93,75</text:p>
          </table:table-cell>
          <table:table-cell office:value-type="float" office:value="-93.28571" calcext:value-type="float">
            <text:p>-93,28571</text:p>
          </table:table-cell>
          <table:table-cell office:value-type="float" office:value="-93" calcext:value-type="float">
            <text:p>-93</text:p>
          </table:table-cell>
          <table:table-cell office:value-type="float" office:value="-91.85714" calcext:value-type="float">
            <text:p>-91,85714</text:p>
          </table:table-cell>
          <table:table-cell office:value-type="float" office:value="-91" calcext:value-type="float">
            <text:p>-91</text:p>
          </table:table-cell>
          <table:table-cell office:value-type="float" office:value="-89.6" calcext:value-type="float">
            <text:p>-89,6</text:p>
          </table:table-cell>
          <table:table-cell office:value-type="float" office:value="-89.71429" calcext:value-type="float">
            <text:p>-89,71429</text:p>
          </table:table-cell>
          <table:table-cell office:value-type="float" office:value="-91.28571" calcext:value-type="float">
            <text:p>-91,28571</text:p>
          </table:table-cell>
          <table:table-cell office:value-type="float" office:value="-90.375" calcext:value-type="float">
            <text:p>-90,375</text:p>
          </table:table-cell>
          <table:table-cell office:value-type="float" office:value="-90.888885" calcext:value-type="float">
            <text:p>-90,888885</text:p>
          </table:table-cell>
          <table:table-cell office:value-type="float" office:value="-90.85714" calcext:value-type="float">
            <text:p>-90,85714</text:p>
          </table:table-cell>
          <table:table-cell office:value-type="float" office:value="-89.14286" calcext:value-type="float">
            <text:p>-89,14286</text:p>
          </table:table-cell>
          <table:table-cell office:value-type="float" office:value="-90.71429" calcext:value-type="float">
            <text:p>-90,71429</text:p>
          </table:table-cell>
          <table:table-cell office:value-type="float" office:value="-91.25" calcext:value-type="float">
            <text:p>-91,25</text:p>
          </table:table-cell>
          <table:table-cell office:value-type="float" office:value="-91.666664" calcext:value-type="float">
            <text:p>-91,666664</text:p>
          </table:table-cell>
          <table:table-cell office:value-type="float" office:value="-88.85714" calcext:value-type="float">
            <text:p>-88,85714</text:p>
          </table:table-cell>
          <table:table-cell office:value-type="float" office:value="-89.666664" calcext:value-type="float">
            <text:p>-89,666664</text:p>
          </table:table-cell>
          <table:table-cell table:number-columns-repeated="2" office:value-type="float" office:value="-88.6" calcext:value-type="float">
            <text:p>-88,6</text:p>
          </table:table-cell>
          <table:table-cell office:value-type="float" office:value="-89.75" calcext:value-type="float">
            <text:p>-89,75</text:p>
          </table:table-cell>
          <table:table-cell office:value-type="float" office:value="-90" calcext:value-type="float">
            <text:p>-90</text:p>
          </table:table-cell>
          <table:table-cell office:value-type="float" office:value="-87.5" calcext:value-type="float">
            <text:p>-87,5</text:p>
          </table:table-cell>
          <table:table-cell office:value-type="float" office:value="-89" calcext:value-type="float">
            <text:p>-89</text:p>
          </table:table-cell>
          <table:table-cell office:value-type="float" office:value="-93.4" calcext:value-type="float">
            <text:p>-93,4</text:p>
          </table:table-cell>
          <table:table-cell office:value-type="float" office:value="-94.166664" calcext:value-type="float">
            <text:p>-94,166664</text:p>
          </table:table-cell>
          <table:table-cell office:value-type="float" office:value="-94.57143" calcext:value-type="float">
            <text:p>-94,57143</text:p>
          </table:table-cell>
          <table:table-cell table:number-columns-repeated="2" office:value-type="float" office:value="-94.888885" calcext:value-type="float">
            <text:p>-94,888885</text:p>
          </table:table-cell>
          <table:table-cell office:value-type="float" office:value="-94.625" calcext:value-type="float">
            <text:p>-94,625</text:p>
          </table:table-cell>
          <table:table-cell office:value-type="float" office:value="-96" calcext:value-type="float">
            <text:p>-96</text:p>
          </table:table-cell>
          <table:table-cell office:value-type="float" office:value="-96.166664" calcext:value-type="float">
            <text:p>-96,166664</text:p>
          </table:table-cell>
          <table:table-cell office:value-type="float" office:value="-96" calcext:value-type="float">
            <text:p>-96</text:p>
          </table:table-cell>
          <table:table-cell office:value-type="float" office:value="-95.2" calcext:value-type="float">
            <text:p>-95,2</text:p>
          </table:table-cell>
          <table:table-cell office:value-type="float" office:value="-93.2" calcext:value-type="float">
            <text:p>-93,2</text:p>
          </table:table-cell>
          <table:table-cell office:value-type="float" office:value="-92" calcext:value-type="float">
            <text:p>-92</text:p>
          </table:table-cell>
          <table:table-cell table:number-columns-repeated="4" office:value-type="float" office:value="-92.2" calcext:value-type="float">
            <text:p>-92,2</text:p>
          </table:table-cell>
          <table:table-cell office:value-type="float" office:value="-92" calcext:value-type="float">
            <text:p>-92</text:p>
          </table:table-cell>
          <table:table-cell office:value-type="float" office:value="-91.333336" calcext:value-type="float">
            <text:p>-91,333336</text:p>
          </table:table-cell>
          <table:table-cell office:value-type="float" office:value="-93.5" calcext:value-type="float">
            <text:p>-93,5</text:p>
          </table:table-cell>
          <table:table-cell office:value-type="float" office:value="-93" calcext:value-type="float">
            <text:p>-93</text:p>
          </table:table-cell>
          <table:table-cell table:number-columns-repeated="976"/>
        </table:table-row>
        <table:table-row table:style-name="ro8">
          <table:table-cell table:style-name="ce5"/>
          <table:table-cell office:value-type="float" office:value="6" calcext:value-type="float">
            <text:p>6</text:p>
          </table:table-cell>
          <table:table-cell office:value-type="time" office:time-value="PT17H00M56S" calcext:value-type="time">
            <text:p>17:00:56</text:p>
          </table:table-cell>
          <table:table-cell office:value-type="string" calcext:value-type="string">
            <text:p>"B1 (1)"</text:p>
          </table:table-cell>
          <table:table-cell office:value-type="string" calcext:value-type="string">
            <text:p>"CB:5D:42:C1:F7:36"</text:p>
          </table:table-cell>
          <table:table-cell office:value-type="float" office:value="-95.2" calcext:value-type="float">
            <text:p>-95,2</text:p>
          </table:table-cell>
          <table:table-cell office:value-type="float" office:value="-94.5" calcext:value-type="float">
            <text:p>-94,5</text:p>
          </table:table-cell>
          <table:table-cell office:value-type="float" office:value="-94.6" calcext:value-type="float">
            <text:p>-94,6</text:p>
          </table:table-cell>
          <table:table-cell office:value-type="float" office:value="-95.2" calcext:value-type="float">
            <text:p>-95,2</text:p>
          </table:table-cell>
          <table:table-cell office:value-type="float" office:value="-95.166664" calcext:value-type="float">
            <text:p>-95,166664</text:p>
          </table:table-cell>
          <table:table-cell office:value-type="float" office:value="-95.2" calcext:value-type="float">
            <text:p>-95,2</text:p>
          </table:table-cell>
          <table:table-cell office:value-type="float" office:value="-96.2" calcext:value-type="float">
            <text:p>-96,2</text:p>
          </table:table-cell>
          <table:table-cell table:number-columns-repeated="3" office:value-type="float" office:value="-96.166664" calcext:value-type="float">
            <text:p>-96,166664</text:p>
          </table:table-cell>
          <table:table-cell office:value-type="float" office:value="-95.85714" calcext:value-type="float">
            <text:p>-95,85714</text:p>
          </table:table-cell>
          <table:table-cell office:value-type="float" office:value="-95.57143" calcext:value-type="float">
            <text:p>-95,57143</text:p>
          </table:table-cell>
          <table:table-cell office:value-type="float" office:value="-95.666664" calcext:value-type="float">
            <text:p>-95,666664</text:p>
          </table:table-cell>
          <table:table-cell office:value-type="float" office:value="-95.85714" calcext:value-type="float">
            <text:p>-95,85714</text:p>
          </table:table-cell>
          <table:table-cell table:number-columns-repeated="2" office:value-type="float" office:value="-95.28571" calcext:value-type="float">
            <text:p>-95,28571</text:p>
          </table:table-cell>
          <table:table-cell office:value-type="float" office:value="-95.333336" calcext:value-type="float">
            <text:p>-95,333336</text:p>
          </table:table-cell>
          <table:table-cell office:value-type="float" office:value="-96.166664" calcext:value-type="float">
            <text:p>-96,166664</text:p>
          </table:table-cell>
          <table:table-cell office:value-type="float" office:value="-96.5" calcext:value-type="float">
            <text:p>-96,5</text:p>
          </table:table-cell>
          <table:table-cell office:value-type="float" office:value="-96.666664" calcext:value-type="float">
            <text:p>-96,666664</text:p>
          </table:table-cell>
          <table:table-cell office:value-type="float" office:value="-96.42857" calcext:value-type="float">
            <text:p>-96,42857</text:p>
          </table:table-cell>
          <table:table-cell office:value-type="float" office:value="-95.85714" calcext:value-type="float">
            <text:p>-95,85714</text:p>
          </table:table-cell>
          <table:table-cell office:value-type="float" office:value="-97" calcext:value-type="float">
            <text:p>-97</text:p>
          </table:table-cell>
          <table:table-cell office:value-type="float" office:value="-97.14286" calcext:value-type="float">
            <text:p>-97,14286</text:p>
          </table:table-cell>
          <table:table-cell office:value-type="float" office:value="-96.75" calcext:value-type="float">
            <text:p>-96,75</text:p>
          </table:table-cell>
          <table:table-cell office:value-type="float" office:value="-95.875" calcext:value-type="float">
            <text:p>-95,875</text:p>
          </table:table-cell>
          <table:table-cell office:value-type="float" office:value="-96.375" calcext:value-type="float">
            <text:p>-96,375</text:p>
          </table:table-cell>
          <table:table-cell office:value-type="float" office:value="-96.57143" calcext:value-type="float">
            <text:p>-96,57143</text:p>
          </table:table-cell>
          <table:table-cell office:value-type="float" office:value="-96.833336" calcext:value-type="float">
            <text:p>-96,833336</text:p>
          </table:table-cell>
          <table:table-cell office:value-type="float" office:value="-98" calcext:value-type="float">
            <text:p>-98</text:p>
          </table:table-cell>
          <table:table-cell office:value-type="float" office:value="-97.5" calcext:value-type="float">
            <text:p>-97,5</text:p>
          </table:table-cell>
          <table:table-cell office:value-type="float" office:value="-97.28571" calcext:value-type="float">
            <text:p>-97,28571</text:p>
          </table:table-cell>
          <table:table-cell office:value-type="float" office:value="-96.85714" calcext:value-type="float">
            <text:p>-96,85714</text:p>
          </table:table-cell>
          <table:table-cell office:value-type="float" office:value="-97.57143" calcext:value-type="float">
            <text:p>-97,57143</text:p>
          </table:table-cell>
          <table:table-cell office:value-type="float" office:value="-96.42857" calcext:value-type="float">
            <text:p>-96,42857</text:p>
          </table:table-cell>
          <table:table-cell table:number-columns-repeated="2" office:value-type="float" office:value="-96.5" calcext:value-type="float">
            <text:p>-96,5</text:p>
          </table:table-cell>
          <table:table-cell office:value-type="float" office:value="-95.14286" calcext:value-type="float">
            <text:p>-95,14286</text:p>
          </table:table-cell>
          <table:table-cell office:value-type="float" office:value="-93.25" calcext:value-type="float">
            <text:p>-93,25</text:p>
          </table:table-cell>
          <table:table-cell office:value-type="float" office:value="-92.85714" calcext:value-type="float">
            <text:p>-92,85714</text:p>
          </table:table-cell>
          <table:table-cell office:value-type="float" office:value="-93.166664" calcext:value-type="float">
            <text:p>-93,166664</text:p>
          </table:table-cell>
          <table:table-cell office:value-type="float" office:value="-92.666664" calcext:value-type="float">
            <text:p>-92,666664</text:p>
          </table:table-cell>
          <table:table-cell office:value-type="float" office:value="-93.5" calcext:value-type="float">
            <text:p>-93,5</text:p>
          </table:table-cell>
          <table:table-cell table:number-columns-repeated="2" office:value-type="float" office:value="-92.8" calcext:value-type="float">
            <text:p>-92,8</text:p>
          </table:table-cell>
          <table:table-cell office:value-type="float" office:value="-93.5" calcext:value-type="float">
            <text:p>-93,5</text:p>
          </table:table-cell>
          <table:table-cell table:number-columns-repeated="3" office:value-type="float" office:value="-96" calcext:value-type="float">
            <text:p>-96</text:p>
          </table:table-cell>
          <table:table-cell office:value-type="float" office:value="-97" calcext:value-type="float">
            <text:p>-97</text:p>
          </table:table-cell>
          <table:table-cell table:number-columns-repeated="969"/>
        </table:table-row>
        <table:table-row table:style-name="ro8">
          <table:table-cell table:style-name="ce5"/>
          <table:table-cell office:value-type="float" office:value="8" calcext:value-type="float">
            <text:p>8</text:p>
          </table:table-cell>
          <table:table-cell office:value-type="time" office:time-value="PT17H00M00S" calcext:value-type="time">
            <text:p>17:00:00</text:p>
          </table:table-cell>
          <table:table-cell office:value-type="string" calcext:value-type="string">
            <text:p>"B1 (1)"</text:p>
          </table:table-cell>
          <table:table-cell office:value-type="string" calcext:value-type="string">
            <text:p>"CB:5D:42:C1:F7:36"</text:p>
          </table:table-cell>
          <table:table-cell office:value-type="float" office:value="-96.85714" calcext:value-type="float">
            <text:p>-96,85714</text:p>
          </table:table-cell>
          <table:table-cell office:value-type="float" office:value="-97.57143" calcext:value-type="float">
            <text:p>-97,57143</text:p>
          </table:table-cell>
          <table:table-cell table:number-columns-repeated="2" office:value-type="float" office:value="-99.14286" calcext:value-type="float">
            <text:p>-99,14286</text:p>
          </table:table-cell>
          <table:table-cell office:value-type="float" office:value="-99.333336" calcext:value-type="float">
            <text:p>-99,333336</text:p>
          </table:table-cell>
          <table:table-cell office:value-type="float" office:value="-101.833336" calcext:value-type="float">
            <text:p>-101,833336</text:p>
          </table:table-cell>
          <table:table-cell office:value-type="float" office:value="-102.14286" calcext:value-type="float">
            <text:p>-102,14286</text:p>
          </table:table-cell>
          <table:table-cell table:number-columns-repeated="2" office:value-type="float" office:value="-101.14286" calcext:value-type="float">
            <text:p>-101,14286</text:p>
          </table:table-cell>
          <table:table-cell office:value-type="float" office:value="-102.2" calcext:value-type="float">
            <text:p>-102,2</text:p>
          </table:table-cell>
          <table:table-cell table:number-columns-repeated="2" office:value-type="float" office:value="-101.8" calcext:value-type="float">
            <text:p>-101,8</text:p>
          </table:table-cell>
          <table:table-cell office:value-type="float" office:value="-100.8" calcext:value-type="float">
            <text:p>-100,8</text:p>
          </table:table-cell>
          <table:table-cell office:value-type="float" office:value="-100" calcext:value-type="float">
            <text:p>-100</text:p>
          </table:table-cell>
          <table:table-cell office:value-type="float" office:value="-99.666664" calcext:value-type="float">
            <text:p>-99,666664</text:p>
          </table:table-cell>
          <table:table-cell office:value-type="float" office:value="-100.6" calcext:value-type="float">
            <text:p>-100,6</text:p>
          </table:table-cell>
          <table:table-cell office:value-type="float" office:value="-100.5" calcext:value-type="float">
            <text:p>-100,5</text:p>
          </table:table-cell>
          <table:table-cell office:value-type="float" office:value="-99.71429" calcext:value-type="float">
            <text:p>-99,71429</text:p>
          </table:table-cell>
          <table:table-cell office:value-type="float" office:value="-99.333336" calcext:value-type="float">
            <text:p>-99,333336</text:p>
          </table:table-cell>
          <table:table-cell office:value-type="float" office:value="-99.71429" calcext:value-type="float">
            <text:p>-99,71429</text:p>
          </table:table-cell>
          <table:table-cell office:value-type="float" office:value="-100.85714" calcext:value-type="float">
            <text:p>-100,85714</text:p>
          </table:table-cell>
          <table:table-cell office:value-type="float" office:value="-99.85714" calcext:value-type="float">
            <text:p>-99,85714</text:p>
          </table:table-cell>
          <table:table-cell office:value-type="float" office:value="-99.71429" calcext:value-type="float">
            <text:p>-99,71429</text:p>
          </table:table-cell>
          <table:table-cell office:value-type="float" office:value="-99" calcext:value-type="float">
            <text:p>-99</text:p>
          </table:table-cell>
          <table:table-cell office:value-type="float" office:value="-98.85714" calcext:value-type="float">
            <text:p>-98,85714</text:p>
          </table:table-cell>
          <table:table-cell office:value-type="float" office:value="-100.14286" calcext:value-type="float">
            <text:p>-100,14286</text:p>
          </table:table-cell>
          <table:table-cell office:value-type="float" office:value="-99.25" calcext:value-type="float">
            <text:p>-99,25</text:p>
          </table:table-cell>
          <table:table-cell office:value-type="float" office:value="-98.85714" calcext:value-type="float">
            <text:p>-98,85714</text:p>
          </table:table-cell>
          <table:table-cell office:value-type="float" office:value="-98" calcext:value-type="float">
            <text:p>-98</text:p>
          </table:table-cell>
          <table:table-cell office:value-type="float" office:value="-97" calcext:value-type="float">
            <text:p>-97</text:p>
          </table:table-cell>
          <table:table-cell office:value-type="float" office:value="-96.8" calcext:value-type="float">
            <text:p>-96,8</text:p>
          </table:table-cell>
          <table:table-cell office:value-type="float" office:value="-98.8" calcext:value-type="float">
            <text:p>-98,8</text:p>
          </table:table-cell>
          <table:table-cell office:value-type="float" office:value="-98.166664" calcext:value-type="float">
            <text:p>-98,166664</text:p>
          </table:table-cell>
          <table:table-cell office:value-type="float" office:value="-97.666664" calcext:value-type="float">
            <text:p>-97,666664</text:p>
          </table:table-cell>
          <table:table-cell office:value-type="float" office:value="-99.666664" calcext:value-type="float">
            <text:p>-99,666664</text:p>
          </table:table-cell>
          <table:table-cell table:number-columns-repeated="2" office:value-type="float" office:value="-100.71429" calcext:value-type="float">
            <text:p>-100,71429</text:p>
          </table:table-cell>
          <table:table-cell office:value-type="float" office:value="-101.75" calcext:value-type="float">
            <text:p>-101,75</text:p>
          </table:table-cell>
          <table:table-cell office:value-type="float" office:value="-102" calcext:value-type="float">
            <text:p>-102</text:p>
          </table:table-cell>
          <table:table-cell office:value-type="float" office:value="-101.57143" calcext:value-type="float">
            <text:p>-101,57143</text:p>
          </table:table-cell>
          <table:table-cell office:value-type="float" office:value="-102.666664" calcext:value-type="float">
            <text:p>-102,666664</text:p>
          </table:table-cell>
          <table:table-cell office:value-type="float" office:value="-101.833336" calcext:value-type="float">
            <text:p>-101,833336</text:p>
          </table:table-cell>
          <table:table-cell office:value-type="float" office:value="-102.166664" calcext:value-type="float">
            <text:p>-102,166664</text:p>
          </table:table-cell>
          <table:table-cell table:number-columns-repeated="2" office:value-type="float" office:value="-101.2" calcext:value-type="float">
            <text:p>-101,2</text:p>
          </table:table-cell>
          <table:table-cell table:number-columns-repeated="2" office:value-type="float" office:value="-101.333336" calcext:value-type="float">
            <text:p>-101,333336</text:p>
          </table:table-cell>
          <table:table-cell table:number-columns-repeated="2" office:value-type="float" office:value="-101.5" calcext:value-type="float">
            <text:p>-101,5</text:p>
          </table:table-cell>
          <table:table-cell office:value-type="float" office:value="-107" calcext:value-type="float">
            <text:p>-107</text:p>
          </table:table-cell>
          <table:table-cell table:number-columns-repeated="969"/>
        </table:table-row>
        <table:table-row table:style-name="ro8">
          <table:table-cell table:style-name="ce5"/>
          <table:table-cell office:value-type="float" office:value="10" calcext:value-type="float">
            <text:p>10</text:p>
          </table:table-cell>
          <table:table-cell office:value-type="time" office:time-value="PT16H59M00S" calcext:value-type="time">
            <text:p>16:59:00</text:p>
          </table:table-cell>
          <table:table-cell office:value-type="string" calcext:value-type="string">
            <text:p>"B1 (1)"</text:p>
          </table:table-cell>
          <table:table-cell office:value-type="string" calcext:value-type="string">
            <text:p>"CB:5D:42:C1:F7:36"</text:p>
          </table:table-cell>
          <table:table-cell office:value-type="float" office:value="-103.85714" calcext:value-type="float">
            <text:p>-103,85714</text:p>
          </table:table-cell>
          <table:table-cell table:number-columns-repeated="2" office:value-type="float" office:value="-104" calcext:value-type="float">
            <text:p>-104</text:p>
          </table:table-cell>
          <table:table-cell office:value-type="float" office:value="-103.625" calcext:value-type="float">
            <text:p>-103,625</text:p>
          </table:table-cell>
          <table:table-cell table:number-columns-repeated="2" office:value-type="float" office:value="-103.14286" calcext:value-type="float">
            <text:p>-103,14286</text:p>
          </table:table-cell>
          <table:table-cell office:value-type="float" office:value="-103.166664" calcext:value-type="float">
            <text:p>-103,166664</text:p>
          </table:table-cell>
          <table:table-cell office:value-type="float" office:value="-103" calcext:value-type="float">
            <text:p>-103</text:p>
          </table:table-cell>
          <table:table-cell office:value-type="float" office:value="-103.25" calcext:value-type="float">
            <text:p>-103,25</text:p>
          </table:table-cell>
          <table:table-cell office:value-type="float" office:value="-102.666664" calcext:value-type="float">
            <text:p>-102,666664</text:p>
          </table:table-cell>
          <table:table-cell office:value-type="float" office:value="-102" calcext:value-type="float">
            <text:p>-102</text:p>
          </table:table-cell>
          <table:table-cell office:value-type="float" office:value="-102.5" calcext:value-type="float">
            <text:p>-102,5</text:p>
          </table:table-cell>
          <table:table-cell table:number-columns-repeated="3" office:value-type="float" office:value="-102.4" calcext:value-type="float">
            <text:p>-102,4</text:p>
          </table:table-cell>
          <table:table-cell office:value-type="float" office:value="-102.666664" calcext:value-type="float">
            <text:p>-102,666664</text:p>
          </table:table-cell>
          <table:table-cell table:number-columns-repeated="2" office:value-type="float" office:value="-103.166664" calcext:value-type="float">
            <text:p>-103,166664</text:p>
          </table:table-cell>
          <table:table-cell office:value-type="float" office:value="-102.85714" calcext:value-type="float">
            <text:p>-102,85714</text:p>
          </table:table-cell>
          <table:table-cell office:value-type="float" office:value="-102.8" calcext:value-type="float">
            <text:p>-102,8</text:p>
          </table:table-cell>
          <table:table-cell office:value-type="float" office:value="-103" calcext:value-type="float">
            <text:p>-103</text:p>
          </table:table-cell>
          <table:table-cell office:value-type="float" office:value="-102.6" calcext:value-type="float">
            <text:p>-102,6</text:p>
          </table:table-cell>
          <table:table-cell office:value-type="float" office:value="-102.8" calcext:value-type="float">
            <text:p>-102,8</text:p>
          </table:table-cell>
          <table:table-cell office:value-type="float" office:value="-102.5" calcext:value-type="float">
            <text:p>-102,5</text:p>
          </table:table-cell>
          <table:table-cell table:number-columns-repeated="2" office:value-type="float" office:value="-100.25" calcext:value-type="float">
            <text:p>-100,25</text:p>
          </table:table-cell>
          <table:table-cell office:value-type="float" office:value="-99.4" calcext:value-type="float">
            <text:p>-99,4</text:p>
          </table:table-cell>
          <table:table-cell table:number-columns-repeated="2" office:value-type="float" office:value="-99.833336" calcext:value-type="float">
            <text:p>-99,833336</text:p>
          </table:table-cell>
          <table:table-cell office:value-type="float" office:value="-99.6" calcext:value-type="float">
            <text:p>-99,6</text:p>
          </table:table-cell>
          <table:table-cell table:number-columns-repeated="2" office:value-type="float" office:value="-99.25" calcext:value-type="float">
            <text:p>-99,25</text:p>
          </table:table-cell>
          <table:table-cell table:number-columns-repeated="2" office:value-type="float" office:value="-99.666664" calcext:value-type="float">
            <text:p>-99,666664</text:p>
          </table:table-cell>
          <table:table-cell office:value-type="float" office:value="-102" calcext:value-type="float">
            <text:p>-102</text:p>
          </table:table-cell>
          <table:table-cell table:number-columns-repeated="984"/>
        </table:table-row>
        <table:table-row table:style-name="ro8">
          <table:table-cell table:style-name="ce5"/>
          <table:table-cell office:value-type="float" office:value="12.5" calcext:value-type="float">
            <text:p>12,5</text:p>
          </table:table-cell>
          <table:table-cell office:value-type="time" office:time-value="PT16H58M00S" calcext:value-type="time">
            <text:p>16:58:00</text:p>
          </table:table-cell>
          <table:table-cell office:value-type="string" calcext:value-type="string">
            <text:p>"B1 (1)"</text:p>
          </table:table-cell>
          <table:table-cell office:value-type="string" calcext:value-type="string">
            <text:p>"CB:5D:42:C1:F7:36"</text:p>
          </table:table-cell>
          <table:table-cell office:value-type="float" office:value="-100.333336" calcext:value-type="float">
            <text:p>-100,333336</text:p>
          </table:table-cell>
          <table:table-cell office:value-type="float" office:value="-100.2" calcext:value-type="float">
            <text:p>-100,2</text:p>
          </table:table-cell>
          <table:table-cell office:value-type="float" office:value="-101" calcext:value-type="float">
            <text:p>-101</text:p>
          </table:table-cell>
          <table:table-cell office:value-type="float" office:value="-101.25" calcext:value-type="float">
            <text:p>-101,25</text:p>
          </table:table-cell>
          <table:table-cell office:value-type="float" office:value="-101.2" calcext:value-type="float">
            <text:p>-101,2</text:p>
          </table:table-cell>
          <table:table-cell table:number-columns-repeated="2" office:value-type="float" office:value="-101" calcext:value-type="float">
            <text:p>-101</text:p>
          </table:table-cell>
          <table:table-cell table:number-columns-repeated="3" office:value-type="float" office:value="-102" calcext:value-type="float">
            <text:p>-102</text:p>
          </table:table-cell>
          <table:table-cell office:value-type="float" office:value="-101.333336" calcext:value-type="float">
            <text:p>-101,333336</text:p>
          </table:table-cell>
          <table:table-cell table:number-columns-repeated="2" office:value-type="float" office:value="-101" calcext:value-type="float">
            <text:p>-101</text:p>
          </table:table-cell>
          <table:table-cell office:value-type="float" office:value="-100.4" calcext:value-type="float">
            <text:p>-100,4</text:p>
          </table:table-cell>
          <table:table-cell office:value-type="float" office:value="-100.666664" calcext:value-type="float">
            <text:p>-100,666664</text:p>
          </table:table-cell>
          <table:table-cell office:value-type="float" office:value="-100.57143" calcext:value-type="float">
            <text:p>-100,57143</text:p>
          </table:table-cell>
          <table:table-cell office:value-type="float" office:value="-100.42857" calcext:value-type="float">
            <text:p>-100,42857</text:p>
          </table:table-cell>
          <table:table-cell table:number-columns-repeated="2" office:value-type="float" office:value="-100.5" calcext:value-type="float">
            <text:p>-100,5</text:p>
          </table:table-cell>
          <table:table-cell table:number-columns-repeated="2" office:value-type="float" office:value="-101" calcext:value-type="float">
            <text:p>-101</text:p>
          </table:table-cell>
          <table:table-cell office:value-type="float" office:value="-101.8" calcext:value-type="float">
            <text:p>-101,8</text:p>
          </table:table-cell>
          <table:table-cell office:value-type="float" office:value="-101.666664" calcext:value-type="float">
            <text:p>-101,666664</text:p>
          </table:table-cell>
          <table:table-cell office:value-type="float" office:value="-101" calcext:value-type="float">
            <text:p>-101</text:p>
          </table:table-cell>
          <table:table-cell office:value-type="float" office:value="-100.85714" calcext:value-type="float">
            <text:p>-100,85714</text:p>
          </table:table-cell>
          <table:table-cell office:value-type="float" office:value="-100.833336" calcext:value-type="float">
            <text:p>-100,833336</text:p>
          </table:table-cell>
          <table:table-cell office:value-type="float" office:value="-100.42857" calcext:value-type="float">
            <text:p>-100,42857</text:p>
          </table:table-cell>
          <table:table-cell table:number-columns-repeated="2" office:value-type="float" office:value="-100.25" calcext:value-type="float">
            <text:p>-100,25</text:p>
          </table:table-cell>
          <table:table-cell office:value-type="float" office:value="-99.85714" calcext:value-type="float">
            <text:p>-99,85714</text:p>
          </table:table-cell>
          <table:table-cell office:value-type="float" office:value="-99.71429" calcext:value-type="float">
            <text:p>-99,71429</text:p>
          </table:table-cell>
          <table:table-cell table:number-columns-repeated="3" office:value-type="float" office:value="-100.5" calcext:value-type="float">
            <text:p>-100,5</text:p>
          </table:table-cell>
          <table:table-cell office:value-type="float" office:value="-100.75" calcext:value-type="float">
            <text:p>-100,75</text:p>
          </table:table-cell>
          <table:table-cell table:number-columns-repeated="2" office:value-type="float" office:value="-100.5" calcext:value-type="float">
            <text:p>-100,5</text:p>
          </table:table-cell>
          <table:table-cell office:value-type="float" office:value="-101" calcext:value-type="float">
            <text:p>-101</text:p>
          </table:table-cell>
          <table:table-cell office:value-type="float" office:value="-101.166664" calcext:value-type="float">
            <text:p>-101,166664</text:p>
          </table:table-cell>
          <table:table-cell office:value-type="float" office:value="-101" calcext:value-type="float">
            <text:p>-101</text:p>
          </table:table-cell>
          <table:table-cell office:value-type="float" office:value="-101.2" calcext:value-type="float">
            <text:p>-101,2</text:p>
          </table:table-cell>
          <table:table-cell office:value-type="float" office:value="-102.25" calcext:value-type="float">
            <text:p>-102,25</text:p>
          </table:table-cell>
          <table:table-cell office:value-type="float" office:value="-103" calcext:value-type="float">
            <text:p>-103</text:p>
          </table:table-cell>
          <table:table-cell office:value-type="float" office:value="-102" calcext:value-type="float">
            <text:p>-102</text:p>
          </table:table-cell>
          <table:table-cell office:value-type="float" office:value="-101.28571" calcext:value-type="float">
            <text:p>-101,28571</text:p>
          </table:table-cell>
          <table:table-cell table:number-columns-repeated="2" office:value-type="float" office:value="-100.833336" calcext:value-type="float">
            <text:p>-100,833336</text:p>
          </table:table-cell>
          <table:table-cell table:number-columns-repeated="2" office:value-type="float" office:value="-100.8" calcext:value-type="float">
            <text:p>-100,8</text:p>
          </table:table-cell>
          <table:table-cell office:value-type="float" office:value="-100" calcext:value-type="float">
            <text:p>-100</text:p>
          </table:table-cell>
          <table:table-cell office:value-type="float" office:value="-99" calcext:value-type="float">
            <text:p>-99</text:p>
          </table:table-cell>
          <table:table-cell office:value-type="float" office:value="-97" calcext:value-type="float">
            <text:p>-97</text:p>
          </table:table-cell>
          <table:table-cell table:number-columns-repeated="967"/>
        </table:table-row>
        <table:table-row table:style-name="ro8">
          <table:table-cell/>
          <table:table-cell office:value-type="float" office:value="15" calcext:value-type="float">
            <text:p>15</text:p>
          </table:table-cell>
          <table:table-cell office:value-type="time" office:time-value="PT16H57M00S" calcext:value-type="time">
            <text:p>16:57:00</text:p>
          </table:table-cell>
          <table:table-cell office:value-type="string" calcext:value-type="string">
            <text:p>"B1 (1)"</text:p>
          </table:table-cell>
          <table:table-cell office:value-type="string" calcext:value-type="string">
            <text:p>"CB:5D:42:C1:F7:36"</text:p>
          </table:table-cell>
          <table:table-cell table:number-columns-repeated="2" office:value-type="float" office:value="-100.28571" calcext:value-type="float">
            <text:p>-100,28571</text:p>
          </table:table-cell>
          <table:table-cell table:number-columns-repeated="2" office:value-type="float" office:value="-100" calcext:value-type="float">
            <text:p>-100</text:p>
          </table:table-cell>
          <table:table-cell office:value-type="float" office:value="-99.875" calcext:value-type="float">
            <text:p>-99,875</text:p>
          </table:table-cell>
          <table:table-cell office:value-type="float" office:value="-99.71429" calcext:value-type="float">
            <text:p>-99,71429</text:p>
          </table:table-cell>
          <table:table-cell office:value-type="float" office:value="-100" calcext:value-type="float">
            <text:p>-100</text:p>
          </table:table-cell>
          <table:table-cell office:value-type="float" office:value="-100.8" calcext:value-type="float">
            <text:p>-100,8</text:p>
          </table:table-cell>
          <table:table-cell table:number-columns-repeated="3" office:value-type="float" office:value="-101.833336" calcext:value-type="float">
            <text:p>-101,833336</text:p>
          </table:table-cell>
          <table:table-cell office:value-type="float" office:value="-103" calcext:value-type="float">
            <text:p>-103</text:p>
          </table:table-cell>
          <table:table-cell office:value-type="float" office:value="-104" calcext:value-type="float">
            <text:p>-104</text:p>
          </table:table-cell>
          <table:table-cell office:value-type="float" office:value="-104.5" calcext:value-type="float">
            <text:p>-104,5</text:p>
          </table:table-cell>
          <table:table-cell office:value-type="float" office:value="-104.42857" calcext:value-type="float">
            <text:p>-104,42857</text:p>
          </table:table-cell>
          <table:table-cell office:value-type="float" office:value="-104.5" calcext:value-type="float">
            <text:p>-104,5</text:p>
          </table:table-cell>
          <table:table-cell table:number-columns-repeated="2" office:value-type="float" office:value="-104" calcext:value-type="float">
            <text:p>-104</text:p>
          </table:table-cell>
          <table:table-cell office:value-type="float" office:value="-104.5" calcext:value-type="float">
            <text:p>-104,5</text:p>
          </table:table-cell>
          <table:table-cell office:value-type="float" office:value="-104.6" calcext:value-type="float">
            <text:p>-104,6</text:p>
          </table:table-cell>
          <table:table-cell office:value-type="float" office:value="-103.8" calcext:value-type="float">
            <text:p>-103,8</text:p>
          </table:table-cell>
          <table:table-cell office:value-type="float" office:value="-103" calcext:value-type="float">
            <text:p>-103</text:p>
          </table:table-cell>
          <table:table-cell table:number-columns-repeated="2" office:value-type="float" office:value="-102.666664" calcext:value-type="float">
            <text:p>-102,666664</text:p>
          </table:table-cell>
          <table:table-cell table:number-columns-repeated="2" office:value-type="float" office:value="-103.5" calcext:value-type="float">
            <text:p>-103,5</text:p>
          </table:table-cell>
          <table:table-cell table:number-columns-repeated="2" office:value-type="float" office:value="-100" calcext:value-type="float">
            <text:p>-100</text:p>
          </table:table-cell>
          <table:table-cell/>
          <table:table-cell table:number-columns-repeated="14" office:value-type="float" office:value="-104" calcext:value-type="float">
            <text:p>-104</text:p>
          </table:table-cell>
          <table:table-cell office:value-type="float" office:value="-105.5" calcext:value-type="float">
            <text:p>-105,5</text:p>
          </table:table-cell>
          <table:table-cell table:number-columns-repeated="5" office:value-type="float" office:value="-105" calcext:value-type="float">
            <text:p>-105</text:p>
          </table:table-cell>
          <table:table-cell table:number-columns-repeated="2" office:value-type="float" office:value="-105.5" calcext:value-type="float">
            <text:p>-105,5</text:p>
          </table:table-cell>
          <table:table-cell office:value-type="float" office:value="-105" calcext:value-type="float">
            <text:p>-105</text:p>
          </table:table-cell>
          <table:table-cell table:number-columns-repeated="2" office:value-type="float" office:value="-105.5" calcext:value-type="float">
            <text:p>-105,5</text:p>
          </table:table-cell>
          <table:table-cell table:number-columns-repeated="8" office:value-type="float" office:value="-107" calcext:value-type="float">
            <text:p>-107</text:p>
          </table:table-cell>
          <table:table-cell/>
          <table:table-cell table:number-columns-repeated="4" office:value-type="float" office:value="-106" calcext:value-type="float">
            <text:p>-106</text:p>
          </table:table-cell>
          <table:table-cell table:number-columns-repeated="3" office:value-type="float" office:value="-104.5" calcext:value-type="float">
            <text:p>-104,5</text:p>
          </table:table-cell>
          <table:table-cell office:value-type="float" office:value="-103.666664" calcext:value-type="float">
            <text:p>-103,666664</text:p>
          </table:table-cell>
          <table:table-cell table:number-columns-repeated="4" office:value-type="float" office:value="-102.5" calcext:value-type="float">
            <text:p>-102,5</text:p>
          </table:table-cell>
          <table:table-cell table:number-columns-repeated="3" office:value-type="float" office:value="-102" calcext:value-type="float">
            <text:p>-102</text:p>
          </table:table-cell>
          <table:table-cell table:number-columns-repeated="941"/>
        </table:table-row>
        <table:table-row table:style-name="ro8">
          <table:table-cell/>
          <table:table-cell office:value-type="float" office:value="20" calcext:value-type="float">
            <text:p>20</text:p>
          </table:table-cell>
          <table:table-cell office:value-type="time" office:time-value="PT16H56M00S" calcext:value-type="time">
            <text:p>16:56:00</text:p>
          </table:table-cell>
          <table:table-cell office:value-type="string" calcext:value-type="string">
            <text:p>"B1 (1)"</text:p>
          </table:table-cell>
          <table:table-cell office:value-type="string" calcext:value-type="string">
            <text:p>"CB:5D:42:C1:F7:36"</text:p>
          </table:table-cell>
          <table:table-cell office:value-type="float" office:value="-101" calcext:value-type="float">
            <text:p>-101</text:p>
          </table:table-cell>
          <table:table-cell office:value-type="float" office:value="-99" calcext:value-type="float">
            <text:p>-99</text:p>
          </table:table-cell>
          <table:table-cell table:number-columns-repeated="2" office:value-type="float" office:value="-98" calcext:value-type="float">
            <text:p>-98</text:p>
          </table:table-cell>
          <table:table-cell office:value-type="float" office:value="-101" calcext:value-type="float">
            <text:p>-101</text:p>
          </table:table-cell>
          <table:table-cell office:value-type="float" office:value="-100.75" calcext:value-type="float">
            <text:p>-100,75</text:p>
          </table:table-cell>
          <table:table-cell table:number-columns-repeated="2" office:value-type="float" office:value="-101.166664" calcext:value-type="float">
            <text:p>-101,166664</text:p>
          </table:table-cell>
          <table:table-cell office:value-type="float" office:value="-101.6" calcext:value-type="float">
            <text:p>-101,6</text:p>
          </table:table-cell>
          <table:table-cell office:value-type="float" office:value="-101.71429" calcext:value-type="float">
            <text:p>-101,71429</text:p>
          </table:table-cell>
          <table:table-cell office:value-type="float" office:value="-102.5" calcext:value-type="float">
            <text:p>-102,5</text:p>
          </table:table-cell>
          <table:table-cell office:value-type="float" office:value="-102.71429" calcext:value-type="float">
            <text:p>-102,71429</text:p>
          </table:table-cell>
          <table:table-cell office:value-type="float" office:value="-102" calcext:value-type="float">
            <text:p>-102</text:p>
          </table:table-cell>
          <table:table-cell office:value-type="float" office:value="-102.4" calcext:value-type="float">
            <text:p>-102,4</text:p>
          </table:table-cell>
          <table:table-cell office:value-type="float" office:value="-102" calcext:value-type="float">
            <text:p>-102</text:p>
          </table:table-cell>
          <table:table-cell office:value-type="float" office:value="-101.6" calcext:value-type="float">
            <text:p>-101,6</text:p>
          </table:table-cell>
          <table:table-cell office:value-type="float" office:value="-101.75" calcext:value-type="float">
            <text:p>-101,75</text:p>
          </table:table-cell>
          <table:table-cell office:value-type="float" office:value="-101.333336" calcext:value-type="float">
            <text:p>-101,333336</text:p>
          </table:table-cell>
          <table:table-cell office:value-type="float" office:value="-102.8" calcext:value-type="float">
            <text:p>-102,8</text:p>
          </table:table-cell>
          <table:table-cell office:value-type="float" office:value="-102.5" calcext:value-type="float">
            <text:p>-102,5</text:p>
          </table:table-cell>
          <table:table-cell table:number-columns-repeated="2" office:value-type="float" office:value="-102" calcext:value-type="float">
            <text:p>-102</text:p>
          </table:table-cell>
          <table:table-cell office:value-type="float" office:value="-102.5" calcext:value-type="float">
            <text:p>-102,5</text:p>
          </table:table-cell>
          <table:table-cell table:number-columns-repeated="3" office:value-type="float" office:value="-104.25" calcext:value-type="float">
            <text:p>-104,25</text:p>
          </table:table-cell>
          <table:table-cell table:number-columns-repeated="2" office:value-type="float" office:value="-103" calcext:value-type="float">
            <text:p>-103</text:p>
          </table:table-cell>
          <table:table-cell office:value-type="float" office:value="-104.5" calcext:value-type="float">
            <text:p>-104,5</text:p>
          </table:table-cell>
          <table:table-cell table:number-columns-repeated="2" office:value-type="float" office:value="-103" calcext:value-type="float">
            <text:p>-103</text:p>
          </table:table-cell>
          <table:table-cell office:value-type="float" office:value="-101" calcext:value-type="float">
            <text:p>-101</text:p>
          </table:table-cell>
          <table:table-cell table:number-columns-repeated="4" office:value-type="float" office:value="-102" calcext:value-type="float">
            <text:p>-102</text:p>
          </table:table-cell>
          <table:table-cell table:number-columns-repeated="3" office:value-type="float" office:value="-102.666664" calcext:value-type="float">
            <text:p>-102,666664</text:p>
          </table:table-cell>
          <table:table-cell office:value-type="float" office:value="-103" calcext:value-type="float">
            <text:p>-103</text:p>
          </table:table-cell>
          <table:table-cell office:value-type="float" office:value="-102.666664" calcext:value-type="float">
            <text:p>-102,666664</text:p>
          </table:table-cell>
          <table:table-cell office:value-type="float" office:value="-102.25" calcext:value-type="float">
            <text:p>-102,25</text:p>
          </table:table-cell>
          <table:table-cell office:value-type="float" office:value="-102.75" calcext:value-type="float">
            <text:p>-102,75</text:p>
          </table:table-cell>
          <table:table-cell table:number-columns-repeated="4" office:value-type="float" office:value="-103" calcext:value-type="float">
            <text:p>-103</text:p>
          </table:table-cell>
          <table:table-cell table:number-columns-repeated="2" office:value-type="float" office:value="-102.666664" calcext:value-type="float">
            <text:p>-102,666664</text:p>
          </table:table-cell>
          <table:table-cell office:value-type="float" office:value="-103.5" calcext:value-type="float">
            <text:p>-103,5</text:p>
          </table:table-cell>
          <table:table-cell table:number-columns-repeated="5" office:value-type="float" office:value="-103" calcext:value-type="float">
            <text:p>-103</text:p>
          </table:table-cell>
          <table:table-cell table:number-columns-repeated="964"/>
        </table:table-row>
        <table:table-row table:style-name="ro8">
          <table:table-cell/>
          <table:table-cell office:value-type="float" office:value="25" calcext:value-type="float">
            <text:p>25</text:p>
          </table:table-cell>
          <table:table-cell office:value-type="string" calcext:value-type="string">
            <text:p>no signal</text:p>
          </table:table-cell>
          <table:table-cell table:number-columns-repeated="1021"/>
        </table:table-row>
        <table:table-row table:style-name="ro8">
          <table:table-cell/>
          <table:table-cell office:value-type="float" office:value="35" calcext:value-type="float">
            <text:p>35</text:p>
          </table:table-cell>
          <table:table-cell office:value-type="string" calcext:value-type="string">
            <text:p>no signal</text:p>
          </table:table-cell>
          <table:table-cell table:number-columns-repeated="1021"/>
        </table:table-row>
        <table:table-row table:style-name="ro8" table:number-rows-repeated="12">
          <table:table-cell table:number-columns-repeated="1024"/>
        </table:table-row>
        <table:table-row table:style-name="ro8">
          <table:table-cell table:number-columns-repeated="2"/>
          <table:table-cell table:style-name="Default"/>
          <table:table-cell table:number-columns-repeated="1021"/>
        </table:table-row>
        <table:table-row table:style-name="ro8" table:number-rows-repeated="11">
          <table:table-cell table:number-columns-repeated="1024"/>
        </table:table-row>
        <table:table-row table:style-name="ro8">
          <table:table-cell table:number-columns-repeated="1024"/>
        </table:table-row>
      </table:table>
      <table:table table:name="#10 3beacons walk" table:style-name="ta1">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1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0"/>
        </table:table-row>
        <table:table-row table:style-name="ro20">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0"/>
        </table:table-row>
        <table:table-row table:style-name="ro21">
          <table:table-cell table:style-name="ce1" table:formula="of:=['Test cases'.A56]" office:value-type="float" office:value="10" calcext:value-type="float">
            <text:p>10</text:p>
          </table:table-cell>
          <table:table-cell table:style-name="ce6" table:formula="of:=['Test cases'.B56]" office:value-type="string" office:string-value="Dynamic tests with 3 beacons. Tested two distances between beacons. Tests start with 5s measurement of signal strength 20m before first transmitter, consists of walk along corridor (70/80m), ends with 5s measurement of signal strength 20m after last transmitter" calcext:value-type="string">
            <text:p>Dynamic tests with 3 beacons. Tested two distances between beacons. Tests start with 5s measurement of signal strength 20m before first transmitter, consists of walk along corridor (70/80m), ends with 5s measurement of signal strength 20m after last transmitter</text:p>
          </table:table-cell>
          <table:table-cell table:style-name="ce1"/>
          <table:table-cell table:style-name="ce1" table:formula="of:=['Test cases'.D56]" office:value-type="string" office:string-value="20m before first tx – 20m after last tx (beacon)" calcext:value-type="string">
            <text:p>20m before first tx – 20m after last tx (beacon)</text:p>
          </table:table-cell>
          <table:table-cell table:style-name="ce1" table:formula="of:=['Test cases'.E56]" office:value-type="string" office:string-value="F-/B-" calcext:value-type="string">
            <text:p>F-/B-</text:p>
          </table:table-cell>
          <table:table-cell table:style-name="ce1" table:formula="of:=['Test cases'.F56]" office:value-type="string" office:string-value="S" calcext:value-type="string">
            <text:p>S</text:p>
          </table:table-cell>
          <table:table-cell table:style-name="ce1" table:formula="of:=['Test cases'.G56]" office:value-type="string" office:string-value="B1" calcext:value-type="string">
            <text:p>B1</text:p>
          </table:table-cell>
          <table:table-cell table:style-name="ce1" table:formula="of:=['Test cases'.H56]" office:value-type="string" office:string-value="-16dBm" calcext:value-type="string">
            <text:p>-16dBm</text:p>
          </table:table-cell>
          <table:table-cell table:style-name="ce1" table:formula="of:=['Test cases'.I56]" office:value-type="string" office:string-value="Wall" calcext:value-type="string">
            <text:p>Wall</text:p>
          </table:table-cell>
          <table:table-cell table:style-name="ce1" table:formula="of:=['Test cases'.J56]" office:value-type="string" office:string-value="↓" calcext:value-type="string">
            <text:p>↓</text:p>
          </table:table-cell>
          <table:table-cell table:style-name="ce1" table:formula="of:=['Test cases'.K56]" office:value-type="float" office:value="3" calcext:value-type="float">
            <text:p>3</text:p>
          </table:table-cell>
          <table:table-cell table:style-name="ce1" table:formula="of:=['Test cases'.L56]" office:value-type="string" office:string-value="TEST" calcext:value-type="string">
            <text:p>TEST</text:p>
          </table:table-cell>
          <table:table-cell table:style-name="ce9" table:number-columns-repeated="1010"/>
        </table:table-row>
        <table:table-row table:style-name="ro13">
          <table:table-cell table:style-name="ce1" table:formula="of:=['Test cases'.A57]" office:value-type="float" office:value="10.1" calcext:value-type="float">
            <text:p>10,1</text:p>
          </table:table-cell>
          <table:table-cell table:style-name="ce6" table:formula="of:=['Test cases'.B57]" office:value-type="string" office:string-value="* tx in 10m intervals (two tests: there + way back)" calcext:value-type="string">
            <text:p>* tx in 10m intervals (two tests: there + way back)</text:p>
          </table:table-cell>
          <table:table-cell table:style-name="ce1" table:formula="of:=['Test cases'.C57]" office:value-type="string" office:string-value="16:38, 16:40" calcext:value-type="string">
            <text:p>16:38, 16:40</text:p>
          </table:table-cell>
          <table:table-cell table:style-name="ce1" table:number-columns-repeated="8"/>
          <table:table-cell table:style-name="ce1" table:formula="of:=['Test cases'.L57]" office:value-type="string" office:string-value="10m" calcext:value-type="string">
            <text:p>10m</text:p>
          </table:table-cell>
          <table:table-cell table:number-columns-repeated="1010"/>
        </table:table-row>
        <table:table-row table:style-name="ro13">
          <table:table-cell table:style-name="ce1" table:formula="of:=['Test cases'.A58]" office:value-type="float" office:value="10.2" calcext:value-type="float">
            <text:p>10,2</text:p>
          </table:table-cell>
          <table:table-cell table:style-name="ce6" table:formula="of:=['Test cases'.B58]" office:value-type="string" office:string-value="* tx in 15m intervals (two test: there + way backs)" calcext:value-type="string">
            <text:p>* tx in 15m intervals (two test: there + way backs)</text:p>
          </table:table-cell>
          <table:table-cell table:style-name="ce1" table:formula="of:=['Test cases'.C58]" office:value-type="string" office:string-value="16:48, 16:49" calcext:value-type="string">
            <text:p>16:48, 16:49</text:p>
          </table:table-cell>
          <table:table-cell table:style-name="ce1" table:number-columns-repeated="8"/>
          <table:table-cell table:style-name="ce1" table:formula="of:=['Test cases'.L58]" office:value-type="string" office:string-value="15m" calcext:value-type="string">
            <text:p>15m</text:p>
          </table:table-cell>
          <table:table-cell table:number-columns-repeated="1010"/>
        </table:table-row>
        <table:table-row table:style-name="ro8" table:number-rows-repeated="2">
          <table:table-cell table:style-name="ce1" table:number-columns-repeated="10"/>
          <table:table-cell table:number-columns-repeated="1012"/>
        </table:table-row>
        <table:table-row table:style-name="ro8">
          <table:table-cell table:number-columns-repeated="1022"/>
        </table:table-row>
        <table:table-row table:style-name="ro8">
          <table:table-cell table:style-name="ce14"/>
          <table:table-cell table:number-columns-repeated="1021"/>
        </table:table-row>
        <table:table-row table:style-name="ro8">
          <table:table-cell table:style-name="ce5" office:value-type="string" calcext:value-type="string">
            <text:p>Data</text:p>
          </table:table-cell>
          <table:table-cell table:style-name="ce9"/>
          <table:table-cell table:number-columns-repeated="1020"/>
        </table:table-row>
        <table:table-row table:style-name="ro11">
          <table:table-cell table:style-name="ce1" office:value-type="string" calcext:value-type="string">
            <text:p>Test case 10,1</text:p>
          </table:table-cell>
          <table:table-cell table:style-name="ce9"/>
          <table:table-cell table:number-columns-repeated="4"/>
          <table:table-cell table:style-name="ce9" office:value-type="string" calcext:value-type="string">
            <text:p>Test case 10,2</text:p>
          </table:table-cell>
          <table:table-cell table:number-columns-repeated="1015"/>
        </table:table-row>
        <table:table-row table:style-name="ro8">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2"/>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1012"/>
        </table:table-row>
        <table:table-row table:style-name="ro8">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table:number-columns-repeated="1010"/>
        </table:table-row>
        <table:table-row table:style-name="ro8">
          <table:table-cell table:style-name="ce18" office:value-type="float" office:value="-97.85714" calcext:value-type="float">
            <text:p>-97,85714</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 calcext:value-type="float">
            <text:p>-98,2</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5" calcext:value-type="float">
            <text:p>-98,25</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333336" calcext:value-type="float">
            <text:p>-98,333336</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6" calcext:value-type="float">
            <text:p>-96</text:p>
          </table:table-cell>
          <table:table-cell table:number-columns-repeated="1021"/>
        </table:table-row>
        <table:table-row table:style-name="ro8">
          <table:table-cell table:style-name="ce14"/>
          <table:table-cell table:number-columns-repeated="1021"/>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1015"/>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100" calcext:value-type="float">
            <text:p>-100</text:p>
          </table:table-cell>
          <table:table-cell table:number-columns-repeated="1011"/>
        </table:table-row>
        <table:table-row table:style-name="ro8">
          <table:table-cell table:style-name="ce14"/>
          <table:table-cell table:number-columns-repeated="9"/>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8" calcext:value-type="float">
            <text:p>-98</text:p>
          </table:table-cell>
          <table:table-cell table:number-columns-repeated="3"/>
          <table:table-cell office:value-type="float" office:value="-97.4" calcext:value-type="float">
            <text:p>-97,4</text:p>
          </table:table-cell>
          <table:table-cell table:number-columns-repeated="1011"/>
        </table:table-row>
        <table:table-row table:style-name="ro8">
          <table:table-cell table:style-name="ce14"/>
          <table:table-cell table:number-columns-repeated="5"/>
          <table:table-cell office:value-type="float" office:value="-97" calcext:value-type="float">
            <text:p>-97</text:p>
          </table:table-cell>
          <table:table-cell table:number-columns-repeated="3"/>
          <table:table-cell office:value-type="float" office:value="-97.666664" calcext:value-type="float">
            <text:p>-97,666664</text:p>
          </table:table-cell>
          <table:table-cell table:number-columns-repeated="1011"/>
        </table:table-row>
        <table:table-row table:style-name="ro8">
          <table:table-cell table:style-name="ce14"/>
          <table:table-cell table:number-columns-repeated="5"/>
          <table:table-cell office:value-type="float" office:value="-96.4" calcext:value-type="float">
            <text:p>-96,4</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5"/>
          <table:table-cell office:value-type="float" office:value="-95.22222" calcext:value-type="float">
            <text:p>-95,22222</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table-cell office:value-type="float" office:value="-95.1" calcext:value-type="float">
            <text:p>-95,1</text:p>
          </table:table-cell>
          <table:table-cell table:number-columns-repeated="3"/>
          <table:table-cell office:value-type="float" office:value="-96.3" calcext:value-type="float">
            <text:p>-96,3</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table-cell office:value-type="float" office:value="-95.1" calcext:value-type="float">
            <text:p>-95,1</text:p>
          </table:table-cell>
          <table:table-cell table:number-columns-repeated="3"/>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100" calcext:value-type="float">
            <text:p>-100</text:p>
          </table:table-cell>
          <table:table-cell/>
          <table:table-cell office:value-type="float" office:value="-95.1" calcext:value-type="float">
            <text:p>-95,1</text:p>
          </table:table-cell>
          <table:table-cell table:number-columns-repeated="3"/>
          <table:table-cell office:value-type="float" office:value="-94.6" calcext:value-type="float">
            <text:p>-94,6</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table-cell office:value-type="float" office:value="-94.5" calcext:value-type="float">
            <text:p>-94,5</text:p>
          </table:table-cell>
          <table:table-cell table:number-columns-repeated="3"/>
          <table:table-cell office:value-type="float" office:value="-94.6" calcext:value-type="float">
            <text:p>-94,6</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table-cell office:value-type="float" office:value="-93.7" calcext:value-type="float">
            <text:p>-93,7</text:p>
          </table:table-cell>
          <table:table-cell table:number-columns-repeated="3"/>
          <table:table-cell office:value-type="float" office:value="-93.5" calcext:value-type="float">
            <text:p>-93,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75" calcext:value-type="float">
            <text:p>-99,75</text:p>
          </table:table-cell>
          <table:table-cell/>
          <table:table-cell office:value-type="float" office:value="-94.4" calcext:value-type="float">
            <text:p>-94,4</text:p>
          </table:table-cell>
          <table:table-cell table:number-columns-repeated="3"/>
          <table:table-cell office:value-type="float" office:value="-93.2" calcext:value-type="float">
            <text:p>-93,2</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94.6" calcext:value-type="float">
            <text:p>-94,6</text:p>
          </table:table-cell>
          <table:table-cell table:number-columns-repeated="3"/>
          <table:table-cell office:value-type="float" office:value="-91.5" calcext:value-type="float">
            <text:p>-9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96.8" calcext:value-type="float">
            <text:p>-96,8</text:p>
          </table:table-cell>
          <table:table-cell table:number-columns-repeated="3"/>
          <table:table-cell office:value-type="float" office:value="-93.5" calcext:value-type="float">
            <text:p>-93,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8.833336" calcext:value-type="float">
            <text:p>-98,833336</text:p>
          </table:table-cell>
          <table:table-cell/>
          <table:table-cell office:value-type="float" office:value="-96.5" calcext:value-type="float">
            <text:p>-96,5</text:p>
          </table:table-cell>
          <table:table-cell office:value-type="float" office:value="-98" calcext:value-type="float">
            <text:p>-98</text:p>
          </table:table-cell>
          <table:table-cell table:number-columns-repeated="2"/>
          <table:table-cell office:value-type="float" office:value="-93" calcext:value-type="float">
            <text:p>-93</text:p>
          </table:table-cell>
          <table:table-cell table:number-columns-repeated="1011"/>
        </table:table-row>
        <table:table-row table:style-name="ro8">
          <table:table-cell table:style-name="ce18" office:value-type="float" office:value="-97.333336" calcext:value-type="float">
            <text:p>-97,333336</text:p>
          </table:table-cell>
          <table:table-cell table:number-columns-repeated="3"/>
          <table:table-cell office:value-type="float" office:value="-99.25" calcext:value-type="float">
            <text:p>-99,25</text:p>
          </table:table-cell>
          <table:table-cell/>
          <table:table-cell office:value-type="float" office:value="-95.6" calcext:value-type="float">
            <text:p>-95,6</text:p>
          </table:table-cell>
          <table:table-cell office:value-type="float" office:value="-98" calcext:value-type="float">
            <text:p>-98</text:p>
          </table:table-cell>
          <table:table-cell table:number-columns-repeated="2"/>
          <table:table-cell office:value-type="float" office:value="-92.3" calcext:value-type="float">
            <text:p>-92,3</text:p>
          </table:table-cell>
          <table:table-cell table:number-columns-repeated="1011"/>
        </table:table-row>
        <table:table-row table:style-name="ro8">
          <table:table-cell table:style-name="ce18" office:value-type="float" office:value="-98.5" calcext:value-type="float">
            <text:p>-98,5</text:p>
          </table:table-cell>
          <table:table-cell table:number-columns-repeated="3"/>
          <table:table-cell office:value-type="float" office:value="-98.888885" calcext:value-type="float">
            <text:p>-98,888885</text:p>
          </table:table-cell>
          <table:table-cell/>
          <table:table-cell office:value-type="float" office:value="-93.1" calcext:value-type="float">
            <text:p>-93,1</text:p>
          </table:table-cell>
          <table:table-cell office:value-type="float" office:value="-98" calcext:value-type="float">
            <text:p>-98</text:p>
          </table:table-cell>
          <table:table-cell table:number-columns-repeated="2"/>
          <table:table-cell office:value-type="float" office:value="-92.9" calcext:value-type="float">
            <text:p>-92,9</text:p>
          </table:table-cell>
          <table:table-cell table:number-columns-repeated="1011"/>
        </table:table-row>
        <table:table-row table:style-name="ro8">
          <table:table-cell table:style-name="ce18" office:value-type="float" office:value="-98.6" calcext:value-type="float">
            <text:p>-98,6</text:p>
          </table:table-cell>
          <table:table-cell table:number-columns-repeated="3"/>
          <table:table-cell office:value-type="float" office:value="-99" calcext:value-type="float">
            <text:p>-99</text:p>
          </table:table-cell>
          <table:table-cell/>
          <table:table-cell office:value-type="float" office:value="-91.3" calcext:value-type="float">
            <text:p>-91,3</text:p>
          </table:table-cell>
          <table:table-cell office:value-type="float" office:value="-98" calcext:value-type="float">
            <text:p>-98</text:p>
          </table:table-cell>
          <table:table-cell table:number-columns-repeated="2"/>
          <table:table-cell office:value-type="float" office:value="-92.8" calcext:value-type="float">
            <text:p>-92,8</text:p>
          </table:table-cell>
          <table:table-cell table:number-columns-repeated="1011"/>
        </table:table-row>
        <table:table-row table:style-name="ro8">
          <table:table-cell table:style-name="ce18" office:value-type="float" office:value="-99" calcext:value-type="float">
            <text:p>-99</text:p>
          </table:table-cell>
          <table:table-cell table:number-columns-repeated="3"/>
          <table:table-cell office:value-type="float" office:value="-99" calcext:value-type="float">
            <text:p>-99</text:p>
          </table:table-cell>
          <table:table-cell/>
          <table:table-cell office:value-type="float" office:value="-87" calcext:value-type="float">
            <text:p>-87</text:p>
          </table:table-cell>
          <table:table-cell office:value-type="float" office:value="-96.5" calcext:value-type="float">
            <text:p>-96,5</text:p>
          </table:table-cell>
          <table:table-cell table:number-columns-repeated="2"/>
          <table:table-cell office:value-type="float" office:value="-93.2" calcext:value-type="float">
            <text:p>-93,2</text:p>
          </table:table-cell>
          <table:table-cell table:number-columns-repeated="1011"/>
        </table:table-row>
        <table:table-row table:style-name="ro8">
          <table:table-cell table:style-name="ce18" office:value-type="float" office:value="-98.666664" calcext:value-type="float">
            <text:p>-98,666664</text:p>
          </table:table-cell>
          <table:table-cell table:number-columns-repeated="3"/>
          <table:table-cell office:value-type="float" office:value="-98.9" calcext:value-type="float">
            <text:p>-98,9</text:p>
          </table:table-cell>
          <table:table-cell/>
          <table:table-cell office:value-type="float" office:value="-85" calcext:value-type="float">
            <text:p>-85</text:p>
          </table:table-cell>
          <table:table-cell office:value-type="float" office:value="-96.5" calcext:value-type="float">
            <text:p>-96,5</text:p>
          </table:table-cell>
          <table:table-cell table:number-columns-repeated="2"/>
          <table:table-cell office:value-type="float" office:value="-91.6" calcext:value-type="float">
            <text:p>-91,6</text:p>
          </table:table-cell>
          <table:table-cell table:number-columns-repeated="1011"/>
        </table:table-row>
        <table:table-row table:style-name="ro8">
          <table:table-cell table:style-name="ce18" office:value-type="float" office:value="-98.71429" calcext:value-type="float">
            <text:p>-98,71429</text:p>
          </table:table-cell>
          <table:table-cell table:number-columns-repeated="3"/>
          <table:table-cell office:value-type="float" office:value="-98.8" calcext:value-type="float">
            <text:p>-98,8</text:p>
          </table:table-cell>
          <table:table-cell/>
          <table:table-cell office:value-type="float" office:value="-82.4" calcext:value-type="float">
            <text:p>-82,4</text:p>
          </table:table-cell>
          <table:table-cell office:value-type="float" office:value="-96.666664" calcext:value-type="float">
            <text:p>-96,666664</text:p>
          </table:table-cell>
          <table:table-cell table:number-columns-repeated="2"/>
          <table:table-cell office:value-type="float" office:value="-100" calcext:value-type="float">
            <text:p>-100</text:p>
          </table:table-cell>
          <table:table-cell office:value-type="float" office:value="-89.2" calcext:value-type="float">
            <text:p>-89,2</text:p>
          </table:table-cell>
          <table:table-cell table:number-columns-repeated="1010"/>
        </table:table-row>
        <table:table-row table:style-name="ro8">
          <table:table-cell table:style-name="ce18" office:value-type="float" office:value="-98.125" calcext:value-type="float">
            <text:p>-98,125</text:p>
          </table:table-cell>
          <table:table-cell table:number-columns-repeated="3"/>
          <table:table-cell office:value-type="float" office:value="-98.8" calcext:value-type="float">
            <text:p>-98,8</text:p>
          </table:table-cell>
          <table:table-cell/>
          <table:table-cell office:value-type="float" office:value="-80.5" calcext:value-type="float">
            <text:p>-80,5</text:p>
          </table:table-cell>
          <table:table-cell office:value-type="float" office:value="-96.666664" calcext:value-type="float">
            <text:p>-96,666664</text:p>
          </table:table-cell>
          <table:table-cell table:number-columns-repeated="2"/>
          <table:table-cell office:value-type="float" office:value="-100" calcext:value-type="float">
            <text:p>-100</text:p>
          </table:table-cell>
          <table:table-cell office:value-type="float" office:value="-89.4" calcext:value-type="float">
            <text:p>-89,4</text:p>
          </table:table-cell>
          <table:table-cell table:number-columns-repeated="1010"/>
        </table:table-row>
        <table:table-row table:style-name="ro8">
          <table:table-cell office:value-type="float" office:value="-97.9" calcext:value-type="float">
            <text:p>-97,9</text:p>
          </table:table-cell>
          <table:table-cell table:number-columns-repeated="3"/>
          <table:table-cell office:value-type="float" office:value="-98" calcext:value-type="float">
            <text:p>-98</text:p>
          </table:table-cell>
          <table:table-cell office:value-type="float" office:value="-98.3" calcext:value-type="float">
            <text:p>-98,3</text:p>
          </table:table-cell>
          <table:table-cell office:value-type="float" office:value="-79.1" calcext:value-type="float">
            <text:p>-79,1</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7.8" calcext:value-type="float">
            <text:p>-87,8</text:p>
          </table:table-cell>
          <table:table-cell table:number-columns-repeated="1010"/>
        </table:table-row>
        <table:table-row table:style-name="ro8">
          <table:table-cell table:style-name="ce18" office:value-type="float" office:value="-98.1" calcext:value-type="float">
            <text:p>-98,1</text:p>
          </table:table-cell>
          <table:table-cell table:number-columns-repeated="3"/>
          <table:table-cell office:value-type="float" office:value="-98" calcext:value-type="float">
            <text:p>-98</text:p>
          </table:table-cell>
          <table:table-cell office:value-type="float" office:value="-96.9" calcext:value-type="float">
            <text:p>-96,9</text:p>
          </table:table-cell>
          <table:table-cell office:value-type="float" office:value="-78.6" calcext:value-type="float">
            <text:p>-78,6</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3.5" calcext:value-type="float">
            <text:p>-83,5</text:p>
          </table:table-cell>
          <table:table-cell table:number-columns-repeated="1010"/>
        </table:table-row>
        <table:table-row table:style-name="ro8">
          <table:table-cell table:style-name="ce18" office:value-type="float" office:value="-97.1" calcext:value-type="float">
            <text:p>-97,1</text:p>
          </table:table-cell>
          <table:table-cell table:number-columns-repeated="3"/>
          <table:table-cell office:value-type="float" office:value="-98" calcext:value-type="float">
            <text:p>-98</text:p>
          </table:table-cell>
          <table:table-cell office:value-type="float" office:value="-95.8" calcext:value-type="float">
            <text:p>-95,8</text:p>
          </table:table-cell>
          <table:table-cell office:value-type="float" office:value="-75.8" calcext:value-type="float">
            <text:p>-75,8</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2.6" calcext:value-type="float">
            <text:p>-82,6</text:p>
          </table:table-cell>
          <table:table-cell table:number-columns-repeated="1010"/>
        </table:table-row>
        <table:table-row table:style-name="ro8">
          <table:table-cell table:style-name="ce18" office:value-type="float" office:value="-97.1" calcext:value-type="float">
            <text:p>-97,1</text:p>
          </table:table-cell>
          <table:table-cell table:number-columns-repeated="3"/>
          <table:table-cell office:value-type="float" office:value="-99.333336" calcext:value-type="float">
            <text:p>-99,333336</text:p>
          </table:table-cell>
          <table:table-cell office:value-type="float" office:value="-94.8" calcext:value-type="float">
            <text:p>-94,8</text:p>
          </table:table-cell>
          <table:table-cell office:value-type="float" office:value="-75.4" calcext:value-type="float">
            <text:p>-75,4</text:p>
          </table:table-cell>
          <table:table-cell office:value-type="float" office:value="-95.5" calcext:value-type="float">
            <text:p>-95,5</text:p>
          </table:table-cell>
          <table:table-cell table:number-columns-repeated="2"/>
          <table:table-cell office:value-type="float" office:value="-100" calcext:value-type="float">
            <text:p>-100</text:p>
          </table:table-cell>
          <table:table-cell office:value-type="float" office:value="-84" calcext:value-type="float">
            <text:p>-84</text:p>
          </table:table-cell>
          <table:table-cell table:number-columns-repeated="1010"/>
        </table:table-row>
        <table:table-row table:style-name="ro8">
          <table:table-cell table:style-name="ce18" office:value-type="float" office:value="-96.2" calcext:value-type="float">
            <text:p>-96,2</text:p>
          </table:table-cell>
          <table:table-cell table:number-columns-repeated="3"/>
          <table:table-cell office:value-type="float" office:value="-99.333336" calcext:value-type="float">
            <text:p>-99,333336</text:p>
          </table:table-cell>
          <table:table-cell office:value-type="float" office:value="-94.4" calcext:value-type="float">
            <text:p>-94,4</text:p>
          </table:table-cell>
          <table:table-cell office:value-type="float" office:value="-78.9" calcext:value-type="float">
            <text:p>-78,9</text:p>
          </table:table-cell>
          <table:table-cell office:value-type="float" office:value="-95.666664" calcext:value-type="float">
            <text:p>-95,666664</text:p>
          </table:table-cell>
          <table:table-cell table:number-columns-repeated="2"/>
          <table:table-cell office:value-type="float" office:value="-101" calcext:value-type="float">
            <text:p>-101</text:p>
          </table:table-cell>
          <table:table-cell office:value-type="float" office:value="-84.5" calcext:value-type="float">
            <text:p>-84,5</text:p>
          </table:table-cell>
          <table:table-cell table:number-columns-repeated="1010"/>
        </table:table-row>
        <table:table-row table:style-name="ro8">
          <table:table-cell table:style-name="ce18" office:value-type="float" office:value="-95.9" calcext:value-type="float">
            <text:p>-95,9</text:p>
          </table:table-cell>
          <table:table-cell table:number-columns-repeated="3"/>
          <table:table-cell office:value-type="float" office:value="-99.333336" calcext:value-type="float">
            <text:p>-99,333336</text:p>
          </table:table-cell>
          <table:table-cell office:value-type="float" office:value="-94.6" calcext:value-type="float">
            <text:p>-94,6</text:p>
          </table:table-cell>
          <table:table-cell office:value-type="float" office:value="-82.3" calcext:value-type="float">
            <text:p>-82,3</text:p>
          </table:table-cell>
          <table:table-cell office:value-type="float" office:value="-95.666664" calcext:value-type="float">
            <text:p>-95,666664</text:p>
          </table:table-cell>
          <table:table-cell table:number-columns-repeated="2"/>
          <table:table-cell office:value-type="float" office:value="-101" calcext:value-type="float">
            <text:p>-101</text:p>
          </table:table-cell>
          <table:table-cell office:value-type="float" office:value="-81.5" calcext:value-type="float">
            <text:p>-81,5</text:p>
          </table:table-cell>
          <table:table-cell table:number-columns-repeated="1010"/>
        </table:table-row>
        <table:table-row table:style-name="ro8">
          <table:table-cell table:style-name="ce18" office:value-type="float" office:value="-95.6" calcext:value-type="float">
            <text:p>-95,6</text:p>
          </table:table-cell>
          <table:table-cell office:value-type="float" office:value="-101" calcext:value-type="float">
            <text:p>-101</text:p>
          </table:table-cell>
          <table:table-cell table:number-columns-repeated="2"/>
          <table:table-cell office:value-type="float" office:value="-99.333336" calcext:value-type="float">
            <text:p>-99,333336</text:p>
          </table:table-cell>
          <table:table-cell office:value-type="float" office:value="-95.1" calcext:value-type="float">
            <text:p>-95,1</text:p>
          </table:table-cell>
          <table:table-cell office:value-type="float" office:value="-82.5" calcext:value-type="float">
            <text:p>-82,5</text:p>
          </table:table-cell>
          <table:table-cell office:value-type="float" office:value="-96.333336" calcext:value-type="float">
            <text:p>-96,333336</text:p>
          </table:table-cell>
          <table:table-cell/>
          <table:table-cell office:value-type="float" office:value="-99" calcext:value-type="float">
            <text:p>-99</text:p>
          </table:table-cell>
          <table:table-cell office:value-type="float" office:value="-102" calcext:value-type="float">
            <text:p>-102</text:p>
          </table:table-cell>
          <table:table-cell office:value-type="float" office:value="-80.2" calcext:value-type="float">
            <text:p>-80,2</text:p>
          </table:table-cell>
          <table:table-cell table:number-columns-repeated="1010"/>
        </table:table-row>
        <table:table-row table:style-name="ro8">
          <table:table-cell table:style-name="ce18" office:value-type="float" office:value="-96" calcext:value-type="float">
            <text:p>-96</text:p>
          </table:table-cell>
          <table:table-cell office:value-type="float" office:value="-100.5" calcext:value-type="float">
            <text:p>-100,5</text:p>
          </table:table-cell>
          <table:table-cell table:number-columns-repeated="2"/>
          <table:table-cell office:value-type="float" office:value="-99.333336" calcext:value-type="float">
            <text:p>-99,333336</text:p>
          </table:table-cell>
          <table:table-cell office:value-type="float" office:value="-92.3" calcext:value-type="float">
            <text:p>-92,3</text:p>
          </table:table-cell>
          <table:table-cell office:value-type="float" office:value="-82.4" calcext:value-type="float">
            <text:p>-82,4</text:p>
          </table:table-cell>
          <table:table-cell office:value-type="float" office:value="-95.75" calcext:value-type="float">
            <text:p>-95,75</text:p>
          </table:table-cell>
          <table:table-cell/>
          <table:table-cell office:value-type="float" office:value="-99" calcext:value-type="float">
            <text:p>-99</text:p>
          </table:table-cell>
          <table:table-cell office:value-type="float" office:value="-101.666664" calcext:value-type="float">
            <text:p>-101,666664</text:p>
          </table:table-cell>
          <table:table-cell office:value-type="float" office:value="-80.7" calcext:value-type="float">
            <text:p>-80,7</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100.5" calcext:value-type="float">
            <text:p>-100,5</text:p>
          </table:table-cell>
          <table:table-cell table:number-columns-repeated="2"/>
          <table:table-cell office:value-type="float" office:value="-100" calcext:value-type="float">
            <text:p>-100</text:p>
          </table:table-cell>
          <table:table-cell office:value-type="float" office:value="-87.5" calcext:value-type="float">
            <text:p>-87,5</text:p>
          </table:table-cell>
          <table:table-cell office:value-type="float" office:value="-86.1" calcext:value-type="float">
            <text:p>-86,1</text:p>
          </table:table-cell>
          <table:table-cell office:value-type="float" office:value="-98.333336" calcext:value-type="float">
            <text:p>-98,333336</text:p>
          </table:table-cell>
          <table:table-cell/>
          <table:table-cell office:value-type="float" office:value="-99" calcext:value-type="float">
            <text:p>-99</text:p>
          </table:table-cell>
          <table:table-cell office:value-type="float" office:value="-100.4" calcext:value-type="float">
            <text:p>-100,4</text:p>
          </table:table-cell>
          <table:table-cell office:value-type="float" office:value="-80.7" calcext:value-type="float">
            <text:p>-80,7</text:p>
          </table:table-cell>
          <table:table-cell table:number-columns-repeated="1010"/>
        </table:table-row>
        <table:table-row table:style-name="ro8">
          <table:table-cell table:style-name="ce18" office:value-type="float" office:value="-95.8" calcext:value-type="float">
            <text:p>-95,8</text:p>
          </table:table-cell>
          <table:table-cell office:value-type="float" office:value="-99.666664" calcext:value-type="float">
            <text:p>-99,666664</text:p>
          </table:table-cell>
          <table:table-cell table:number-columns-repeated="2"/>
          <table:table-cell office:value-type="float" office:value="-100" calcext:value-type="float">
            <text:p>-100</text:p>
          </table:table-cell>
          <table:table-cell office:value-type="float" office:value="-85.1" calcext:value-type="float">
            <text:p>-85,1</text:p>
          </table:table-cell>
          <table:table-cell office:value-type="float" office:value="-92.3" calcext:value-type="float">
            <text:p>-92,3</text:p>
          </table:table-cell>
          <table:table-cell office:value-type="float" office:value="-98.333336" calcext:value-type="float">
            <text:p>-98,333336</text:p>
          </table:table-cell>
          <table:table-cell/>
          <table:table-cell office:value-type="float" office:value="-101" calcext:value-type="float">
            <text:p>-101</text:p>
          </table:table-cell>
          <table:table-cell office:value-type="float" office:value="-98.42857" calcext:value-type="float">
            <text:p>-98,42857</text:p>
          </table:table-cell>
          <table:table-cell office:value-type="float" office:value="-80.1" calcext:value-type="float">
            <text:p>-80,1</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99.666664" calcext:value-type="float">
            <text:p>-99,666664</text:p>
          </table:table-cell>
          <table:table-cell table:number-columns-repeated="2"/>
          <table:table-cell office:value-type="float" office:value="-98.333336" calcext:value-type="float">
            <text:p>-98,333336</text:p>
          </table:table-cell>
          <table:table-cell office:value-type="float" office:value="-85.9" calcext:value-type="float">
            <text:p>-85,9</text:p>
          </table:table-cell>
          <table:table-cell office:value-type="float" office:value="-93.8" calcext:value-type="float">
            <text:p>-93,8</text:p>
          </table:table-cell>
          <table:table-cell office:value-type="float" office:value="-97.333336" calcext:value-type="float">
            <text:p>-97,333336</text:p>
          </table:table-cell>
          <table:table-cell/>
          <table:table-cell office:value-type="float" office:value="-101" calcext:value-type="float">
            <text:p>-101</text:p>
          </table:table-cell>
          <table:table-cell office:value-type="float" office:value="-98" calcext:value-type="float">
            <text:p>-98</text:p>
          </table:table-cell>
          <table:table-cell office:value-type="float" office:value="-83.7" calcext:value-type="float">
            <text:p>-83,7</text:p>
          </table:table-cell>
          <table:table-cell table:number-columns-repeated="1010"/>
        </table:table-row>
        <table:table-row table:style-name="ro8">
          <table:table-cell table:style-name="ce18" office:value-type="float" office:value="-94.5" calcext:value-type="float">
            <text:p>-94,5</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1" calcext:value-type="float">
            <text:p>-88,1</text:p>
          </table:table-cell>
          <table:table-cell office:value-type="float" office:value="-93.9" calcext:value-type="float">
            <text:p>-93,9</text:p>
          </table:table-cell>
          <table:table-cell office:value-type="float" office:value="-96.5" calcext:value-type="float">
            <text:p>-96,5</text:p>
          </table:table-cell>
          <table:table-cell/>
          <table:table-cell office:value-type="float" office:value="-101" calcext:value-type="float">
            <text:p>-101</text:p>
          </table:table-cell>
          <table:table-cell office:value-type="float" office:value="-97.9" calcext:value-type="float">
            <text:p>-97,9</text:p>
          </table:table-cell>
          <table:table-cell office:value-type="float" office:value="-84.6" calcext:value-type="float">
            <text:p>-84,6</text:p>
          </table:table-cell>
          <table:table-cell table:number-columns-repeated="1010"/>
        </table:table-row>
        <table:table-row table:style-name="ro8">
          <table:table-cell table:style-name="ce18" office:value-type="float" office:value="-95.1" calcext:value-type="float">
            <text:p>-95,1</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 calcext:value-type="float">
            <text:p>-88</text:p>
          </table:table-cell>
          <table:table-cell office:value-type="float" office:value="-93.4" calcext:value-type="float">
            <text:p>-93,4</text:p>
          </table:table-cell>
          <table:table-cell office:value-type="float" office:value="-96.2" calcext:value-type="float">
            <text:p>-96,2</text:p>
          </table:table-cell>
          <table:table-cell/>
          <table:table-cell office:value-type="float" office:value="-99" calcext:value-type="float">
            <text:p>-99</text:p>
          </table:table-cell>
          <table:table-cell office:value-type="float" office:value="-97.8" calcext:value-type="float">
            <text:p>-97,8</text:p>
          </table:table-cell>
          <table:table-cell office:value-type="float" office:value="-85.2" calcext:value-type="float">
            <text:p>-85,2</text:p>
          </table:table-cell>
          <table:table-cell table:number-columns-repeated="1010"/>
        </table:table-row>
        <table:table-row table:style-name="ro8">
          <table:table-cell office:value-type="float" office:value="-94.9" calcext:value-type="float">
            <text:p>-94,9</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9.2" calcext:value-type="float">
            <text:p>-89,2</text:p>
          </table:table-cell>
          <table:table-cell office:value-type="float" office:value="-94.2" calcext:value-type="float">
            <text:p>-94,2</text:p>
          </table:table-cell>
          <table:table-cell office:value-type="float" office:value="-96.2" calcext:value-type="float">
            <text:p>-96,2</text:p>
          </table:table-cell>
          <table:table-cell/>
          <table:table-cell office:value-type="float" office:value="-99" calcext:value-type="float">
            <text:p>-99</text:p>
          </table:table-cell>
          <table:table-cell office:value-type="float" office:value="-97.8" calcext:value-type="float">
            <text:p>-97,8</text:p>
          </table:table-cell>
          <table:table-cell office:value-type="float" office:value="-86.6" calcext:value-type="float">
            <text:p>-86,6</text:p>
          </table:table-cell>
          <table:table-cell table:number-columns-repeated="1010"/>
        </table:table-row>
        <table:table-row table:style-name="ro8">
          <table:table-cell office:value-type="float" office:value="-93.4" calcext:value-type="float">
            <text:p>-93,4</text:p>
          </table:table-cell>
          <table:table-cell office:value-type="float" office:value="-99.333336" calcext:value-type="float">
            <text:p>-99,333336</text:p>
          </table:table-cell>
          <table:table-cell table:number-columns-repeated="2"/>
          <table:table-cell office:value-type="float" office:value="-97.666664" calcext:value-type="float">
            <text:p>-97,666664</text:p>
          </table:table-cell>
          <table:table-cell office:value-type="float" office:value="-88.9" calcext:value-type="float">
            <text:p>-88,9</text:p>
          </table:table-cell>
          <table:table-cell office:value-type="float" office:value="-94.1" calcext:value-type="float">
            <text:p>-94,1</text:p>
          </table:table-cell>
          <table:table-cell office:value-type="float" office:value="-95.7" calcext:value-type="float">
            <text:p>-95,7</text:p>
          </table:table-cell>
          <table:table-cell/>
          <table:table-cell office:value-type="float" office:value="-99" calcext:value-type="float">
            <text:p>-99</text:p>
          </table:table-cell>
          <table:table-cell office:value-type="float" office:value="-97.2" calcext:value-type="float">
            <text:p>-97,2</text:p>
          </table:table-cell>
          <table:table-cell office:value-type="float" office:value="-89.7" calcext:value-type="float">
            <text:p>-89,7</text:p>
          </table:table-cell>
          <table:table-cell table:number-columns-repeated="1010"/>
        </table:table-row>
        <table:table-row table:style-name="ro8">
          <table:table-cell office:value-type="float" office:value="-89.1" calcext:value-type="float">
            <text:p>-89,1</text:p>
          </table:table-cell>
          <table:table-cell office:value-type="float" office:value="-99" calcext:value-type="float">
            <text:p>-99</text:p>
          </table:table-cell>
          <table:table-cell table:number-columns-repeated="2"/>
          <table:table-cell office:value-type="float" office:value="-98" calcext:value-type="float">
            <text:p>-98</text:p>
          </table:table-cell>
          <table:table-cell office:value-type="float" office:value="-88" calcext:value-type="float">
            <text:p>-88</text:p>
          </table:table-cell>
          <table:table-cell office:value-type="float" office:value="-94.1" calcext:value-type="float">
            <text:p>-94,1</text:p>
          </table:table-cell>
          <table:table-cell office:value-type="float" office:value="-96.1" calcext:value-type="float">
            <text:p>-96,1</text:p>
          </table:table-cell>
          <table:table-cell/>
          <table:table-cell office:value-type="float" office:value="-99" calcext:value-type="float">
            <text:p>-99</text:p>
          </table:table-cell>
          <table:table-cell office:value-type="float" office:value="-96.7" calcext:value-type="float">
            <text:p>-96,7</text:p>
          </table:table-cell>
          <table:table-cell office:value-type="float" office:value="-88" calcext:value-type="float">
            <text:p>-88</text:p>
          </table:table-cell>
          <table:table-cell table:number-columns-repeated="1010"/>
        </table:table-row>
        <table:table-row table:style-name="ro8">
          <table:table-cell office:value-type="float" office:value="-86.1" calcext:value-type="float">
            <text:p>-86,1</text:p>
          </table:table-cell>
          <table:table-cell office:value-type="float" office:value="-100.75" calcext:value-type="float">
            <text:p>-100,75</text:p>
          </table:table-cell>
          <table:table-cell table:number-columns-repeated="2"/>
          <table:table-cell office:value-type="float" office:value="-98" calcext:value-type="float">
            <text:p>-98</text:p>
          </table:table-cell>
          <table:table-cell office:value-type="float" office:value="-82.5" calcext:value-type="float">
            <text:p>-82,5</text:p>
          </table:table-cell>
          <table:table-cell office:value-type="float" office:value="-94.7" calcext:value-type="float">
            <text:p>-94,7</text:p>
          </table:table-cell>
          <table:table-cell office:value-type="float" office:value="-95.5" calcext:value-type="float">
            <text:p>-95,5</text:p>
          </table:table-cell>
          <table:table-cell/>
          <table:table-cell office:value-type="float" office:value="-99" calcext:value-type="float">
            <text:p>-99</text:p>
          </table:table-cell>
          <table:table-cell office:value-type="float" office:value="-96.1" calcext:value-type="float">
            <text:p>-96,1</text:p>
          </table:table-cell>
          <table:table-cell office:value-type="float" office:value="-88.3" calcext:value-type="float">
            <text:p>-88,3</text:p>
          </table:table-cell>
          <table:table-cell table:number-columns-repeated="1010"/>
        </table:table-row>
        <table:table-row table:style-name="ro8">
          <table:table-cell office:value-type="float" office:value="-84.3" calcext:value-type="float">
            <text:p>-84,3</text:p>
          </table:table-cell>
          <table:table-cell office:value-type="float" office:value="-100.25" calcext:value-type="float">
            <text:p>-100,25</text:p>
          </table:table-cell>
          <table:table-cell table:number-columns-repeated="2"/>
          <table:table-cell office:value-type="float" office:value="-98.2" calcext:value-type="float">
            <text:p>-98,2</text:p>
          </table:table-cell>
          <table:table-cell office:value-type="float" office:value="-80" calcext:value-type="float">
            <text:p>-80</text:p>
          </table:table-cell>
          <table:table-cell office:value-type="float" office:value="-92.5" calcext:value-type="float">
            <text:p>-92,5</text:p>
          </table:table-cell>
          <table:table-cell office:value-type="float" office:value="-95.5" calcext:value-type="float">
            <text:p>-95,5</text:p>
          </table:table-cell>
          <table:table-cell/>
          <table:table-cell office:value-type="float" office:value="-95" calcext:value-type="float">
            <text:p>-95</text:p>
          </table:table-cell>
          <table:table-cell office:value-type="float" office:value="-96.5" calcext:value-type="float">
            <text:p>-96,5</text:p>
          </table:table-cell>
          <table:table-cell office:value-type="float" office:value="-89.7" calcext:value-type="float">
            <text:p>-89,7</text:p>
          </table:table-cell>
          <table:table-cell table:number-columns-repeated="1010"/>
        </table:table-row>
        <table:table-row table:style-name="ro8">
          <table:table-cell office:value-type="float" office:value="-85.6" calcext:value-type="float">
            <text:p>-85,6</text:p>
          </table:table-cell>
          <table:table-cell office:value-type="float" office:value="-99.166664" calcext:value-type="float">
            <text:p>-99,166664</text:p>
          </table:table-cell>
          <table:table-cell table:number-columns-repeated="2"/>
          <table:table-cell office:value-type="float" office:value="-97.833336" calcext:value-type="float">
            <text:p>-97,833336</text:p>
          </table:table-cell>
          <table:table-cell office:value-type="float" office:value="-78.6" calcext:value-type="float">
            <text:p>-78,6</text:p>
          </table:table-cell>
          <table:table-cell office:value-type="float" office:value="-92.7" calcext:value-type="float">
            <text:p>-92,7</text:p>
          </table:table-cell>
          <table:table-cell office:value-type="float" office:value="-95.3" calcext:value-type="float">
            <text:p>-95,3</text:p>
          </table:table-cell>
          <table:table-cell/>
          <table:table-cell office:value-type="float" office:value="-95" calcext:value-type="float">
            <text:p>-95</text:p>
          </table:table-cell>
          <table:table-cell office:value-type="float" office:value="-95.5" calcext:value-type="float">
            <text:p>-95,5</text:p>
          </table:table-cell>
          <table:table-cell office:value-type="float" office:value="-91" calcext:value-type="float">
            <text:p>-91</text:p>
          </table:table-cell>
          <table:table-cell table:number-columns-repeated="1010"/>
        </table:table-row>
        <table:table-row table:style-name="ro8">
          <table:table-cell office:value-type="float" office:value="-87.6" calcext:value-type="float">
            <text:p>-87,6</text:p>
          </table:table-cell>
          <table:table-cell office:value-type="float" office:value="-98.85714" calcext:value-type="float">
            <text:p>-98,85714</text:p>
          </table:table-cell>
          <table:table-cell table:number-columns-repeated="2"/>
          <table:table-cell office:value-type="float" office:value="-97.57143" calcext:value-type="float">
            <text:p>-97,57143</text:p>
          </table:table-cell>
          <table:table-cell office:value-type="float" office:value="-79.7" calcext:value-type="float">
            <text:p>-79,7</text:p>
          </table:table-cell>
          <table:table-cell office:value-type="float" office:value="-92.1" calcext:value-type="float">
            <text:p>-92,1</text:p>
          </table:table-cell>
          <table:table-cell office:value-type="float" office:value="-95.9" calcext:value-type="float">
            <text:p>-95,9</text:p>
          </table:table-cell>
          <table:table-cell/>
          <table:table-cell office:value-type="float" office:value="-99.333336" calcext:value-type="float">
            <text:p>-99,333336</text:p>
          </table:table-cell>
          <table:table-cell office:value-type="float" office:value="-95.5" calcext:value-type="float">
            <text:p>-95,5</text:p>
          </table:table-cell>
          <table:table-cell office:value-type="float" office:value="-90.7" calcext:value-type="float">
            <text:p>-90,7</text:p>
          </table:table-cell>
          <table:table-cell table:number-columns-repeated="1010"/>
        </table:table-row>
        <table:table-row table:style-name="ro8">
          <table:table-cell office:value-type="float" office:value="-86.3" calcext:value-type="float">
            <text:p>-86,3</text:p>
          </table:table-cell>
          <table:table-cell office:value-type="float" office:value="-98.2" calcext:value-type="float">
            <text:p>-98,2</text:p>
          </table:table-cell>
          <table:table-cell table:number-columns-repeated="2"/>
          <table:table-cell office:value-type="float" office:value="-97.57143" calcext:value-type="float">
            <text:p>-97,57143</text:p>
          </table:table-cell>
          <table:table-cell office:value-type="float" office:value="-80.9" calcext:value-type="float">
            <text:p>-80,9</text:p>
          </table:table-cell>
          <table:table-cell office:value-type="float" office:value="-92.6" calcext:value-type="float">
            <text:p>-92,6</text:p>
          </table:table-cell>
          <table:table-cell office:value-type="float" office:value="-95.6" calcext:value-type="float">
            <text:p>-95,6</text:p>
          </table:table-cell>
          <table:table-cell office:value-type="float" office:value="-101" calcext:value-type="float">
            <text:p>-101</text:p>
          </table:table-cell>
          <table:table-cell office:value-type="float" office:value="-101.5" calcext:value-type="float">
            <text:p>-101,5</text:p>
          </table:table-cell>
          <table:table-cell office:value-type="float" office:value="-94.9" calcext:value-type="float">
            <text:p>-94,9</text:p>
          </table:table-cell>
          <table:table-cell office:value-type="float" office:value="-92.1" calcext:value-type="float">
            <text:p>-92,1</text:p>
          </table:table-cell>
          <table:table-cell table:number-columns-repeated="1010"/>
        </table:table-row>
        <table:table-row table:style-name="ro8">
          <table:table-cell office:value-type="float" office:value="-79.8" calcext:value-type="float">
            <text:p>-79,8</text:p>
          </table:table-cell>
          <table:table-cell office:value-type="float" office:value="-98.2" calcext:value-type="float">
            <text:p>-98,2</text:p>
          </table:table-cell>
          <table:table-cell office:value-type="float" office:value="-100" calcext:value-type="float">
            <text:p>-100</text:p>
          </table:table-cell>
          <table:table-cell/>
          <table:table-cell office:value-type="float" office:value="-97.57143" calcext:value-type="float">
            <text:p>-97,57143</text:p>
          </table:table-cell>
          <table:table-cell office:value-type="float" office:value="-84.4" calcext:value-type="float">
            <text:p>-84,4</text:p>
          </table:table-cell>
          <table:table-cell office:value-type="float" office:value="-91" calcext:value-type="float">
            <text:p>-91</text:p>
          </table:table-cell>
          <table:table-cell office:value-type="float" office:value="-93.6" calcext:value-type="float">
            <text:p>-93,6</text:p>
          </table:table-cell>
          <table:table-cell office:value-type="float" office:value="-101" calcext:value-type="float">
            <text:p>-101</text:p>
          </table:table-cell>
          <table:table-cell office:value-type="float" office:value="-101.5" calcext:value-type="float">
            <text:p>-101,5</text:p>
          </table:table-cell>
          <table:table-cell office:value-type="float" office:value="-94.9" calcext:value-type="float">
            <text:p>-94,9</text:p>
          </table:table-cell>
          <table:table-cell office:value-type="float" office:value="-92.7" calcext:value-type="float">
            <text:p>-92,7</text:p>
          </table:table-cell>
          <table:table-cell table:number-columns-repeated="1010"/>
        </table:table-row>
        <table:table-row table:style-name="ro8">
          <table:table-cell office:value-type="float" office:value="-77.8" calcext:value-type="float">
            <text:p>-77,8</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7.333336" calcext:value-type="float">
            <text:p>-97,333336</text:p>
          </table:table-cell>
          <table:table-cell office:value-type="float" office:value="-87.7" calcext:value-type="float">
            <text:p>-87,7</text:p>
          </table:table-cell>
          <table:table-cell office:value-type="float" office:value="-90.4" calcext:value-type="float">
            <text:p>-90,4</text:p>
          </table:table-cell>
          <table:table-cell office:value-type="float" office:value="-92.5" calcext:value-type="float">
            <text:p>-92,5</text:p>
          </table:table-cell>
          <table:table-cell office:value-type="float" office:value="-101" calcext:value-type="float">
            <text:p>-101</text:p>
          </table:table-cell>
          <table:table-cell office:value-type="float" office:value="-101.5" calcext:value-type="float">
            <text:p>-101,5</text:p>
          </table:table-cell>
          <table:table-cell office:value-type="float" office:value="-94" calcext:value-type="float">
            <text:p>-94</text:p>
          </table:table-cell>
          <table:table-cell office:value-type="float" office:value="-92.9" calcext:value-type="float">
            <text:p>-92,9</text:p>
          </table:table-cell>
          <table:table-cell table:number-columns-repeated="1010"/>
        </table:table-row>
        <table:table-row table:style-name="ro8">
          <table:table-cell office:value-type="float" office:value="-78.9" calcext:value-type="float">
            <text:p>-78,9</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6.71429" calcext:value-type="float">
            <text:p>-96,71429</text:p>
          </table:table-cell>
          <table:table-cell office:value-type="float" office:value="-86.1" calcext:value-type="float">
            <text:p>-86,1</text:p>
          </table:table-cell>
          <table:table-cell office:value-type="float" office:value="-91" calcext:value-type="float">
            <text:p>-91</text:p>
          </table:table-cell>
          <table:table-cell office:value-type="float" office:value="-91.7" calcext:value-type="float">
            <text:p>-91,7</text:p>
          </table:table-cell>
          <table:table-cell office:value-type="float" office:value="-99.5" calcext:value-type="float">
            <text:p>-99,5</text:p>
          </table:table-cell>
          <table:table-cell office:value-type="float" office:value="-100.333336" calcext:value-type="float">
            <text:p>-100,333336</text:p>
          </table:table-cell>
          <table:table-cell office:value-type="float" office:value="-92.3" calcext:value-type="float">
            <text:p>-92,3</text:p>
          </table:table-cell>
          <table:table-cell office:value-type="float" office:value="-94.9" calcext:value-type="float">
            <text:p>-94,9</text:p>
          </table:table-cell>
          <table:table-cell table:number-columns-repeated="1010"/>
        </table:table-row>
        <table:table-row table:style-name="ro8">
          <table:table-cell office:value-type="float" office:value="-80.3" calcext:value-type="float">
            <text:p>-80,3</text:p>
          </table:table-cell>
          <table:table-cell office:value-type="float" office:value="-96.9" calcext:value-type="float">
            <text:p>-96,9</text:p>
          </table:table-cell>
          <table:table-cell office:value-type="float" office:value="-100" calcext:value-type="float">
            <text:p>-100</text:p>
          </table:table-cell>
          <table:table-cell/>
          <table:table-cell office:value-type="float" office:value="-96.2" calcext:value-type="float">
            <text:p>-96,2</text:p>
          </table:table-cell>
          <table:table-cell office:value-type="float" office:value="-86.9" calcext:value-type="float">
            <text:p>-86,9</text:p>
          </table:table-cell>
          <table:table-cell office:value-type="float" office:value="-91.2" calcext:value-type="float">
            <text:p>-91,2</text:p>
          </table:table-cell>
          <table:table-cell office:value-type="float" office:value="-90.7" calcext:value-type="float">
            <text:p>-90,7</text:p>
          </table:table-cell>
          <table:table-cell office:value-type="float" office:value="-98" calcext:value-type="float">
            <text:p>-98</text:p>
          </table:table-cell>
          <table:table-cell office:value-type="float" office:value="-100.333336" calcext:value-type="float">
            <text:p>-100,333336</text:p>
          </table:table-cell>
          <table:table-cell office:value-type="float" office:value="-91.6" calcext:value-type="float">
            <text:p>-91,6</text:p>
          </table:table-cell>
          <table:table-cell office:value-type="float" office:value="-96.6" calcext:value-type="float">
            <text:p>-96,6</text:p>
          </table:table-cell>
          <table:table-cell table:number-columns-repeated="1010"/>
        </table:table-row>
        <table:table-row table:style-name="ro8">
          <table:table-cell office:value-type="float" office:value="-81.1" calcext:value-type="float">
            <text:p>-81,1</text:p>
          </table:table-cell>
          <table:table-cell office:value-type="float" office:value="-96.6" calcext:value-type="float">
            <text:p>-96,6</text:p>
          </table:table-cell>
          <table:table-cell office:value-type="float" office:value="-100" calcext:value-type="float">
            <text:p>-100</text:p>
          </table:table-cell>
          <table:table-cell/>
          <table:table-cell office:value-type="float" office:value="-95.9" calcext:value-type="float">
            <text:p>-95,9</text:p>
          </table:table-cell>
          <table:table-cell office:value-type="float" office:value="-90.3" calcext:value-type="float">
            <text:p>-90,3</text:p>
          </table:table-cell>
          <table:table-cell office:value-type="float" office:value="-94.2" calcext:value-type="float">
            <text:p>-94,2</text:p>
          </table:table-cell>
          <table:table-cell office:value-type="float" office:value="-88.8" calcext:value-type="float">
            <text:p>-88,8</text:p>
          </table:table-cell>
          <table:table-cell office:value-type="float" office:value="-98" calcext:value-type="float">
            <text:p>-98</text:p>
          </table:table-cell>
          <table:table-cell office:value-type="float" office:value="-100.333336" calcext:value-type="float">
            <text:p>-100,333336</text:p>
          </table:table-cell>
          <table:table-cell office:value-type="float" office:value="-91.2" calcext:value-type="float">
            <text:p>-91,2</text:p>
          </table:table-cell>
          <table:table-cell office:value-type="float" office:value="-97.3" calcext:value-type="float">
            <text:p>-97,3</text:p>
          </table:table-cell>
          <table:table-cell table:number-columns-repeated="1010"/>
        </table:table-row>
        <table:table-row table:style-name="ro8">
          <table:table-cell office:value-type="float" office:value="-84.8" calcext:value-type="float">
            <text:p>-84,8</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5.3" calcext:value-type="float">
            <text:p>-95,3</text:p>
          </table:table-cell>
          <table:table-cell office:value-type="float" office:value="-87.5" calcext:value-type="float">
            <text:p>-87,5</text:p>
          </table:table-cell>
          <table:table-cell office:value-type="float" office:value="-95.2" calcext:value-type="float">
            <text:p>-95,2</text:p>
          </table:table-cell>
          <table:table-cell office:value-type="float" office:value="-84.2" calcext:value-type="float">
            <text:p>-84,2</text:p>
          </table:table-cell>
          <table:table-cell office:value-type="float" office:value="-98.4" calcext:value-type="float">
            <text:p>-98,4</text:p>
          </table:table-cell>
          <table:table-cell office:value-type="float" office:value="-100.333336" calcext:value-type="float">
            <text:p>-100,333336</text:p>
          </table:table-cell>
          <table:table-cell office:value-type="float" office:value="-91.7" calcext:value-type="float">
            <text:p>-91,7</text:p>
          </table:table-cell>
          <table:table-cell office:value-type="float" office:value="-96.5" calcext:value-type="float">
            <text:p>-96,5</text:p>
          </table:table-cell>
          <table:table-cell table:number-columns-repeated="1010"/>
        </table:table-row>
        <table:table-row table:style-name="ro8">
          <table:table-cell office:value-type="float" office:value="-84.3" calcext:value-type="float">
            <text:p>-84,3</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4.6" calcext:value-type="float">
            <text:p>-94,6</text:p>
          </table:table-cell>
          <table:table-cell office:value-type="float" office:value="-83.2" calcext:value-type="float">
            <text:p>-83,2</text:p>
          </table:table-cell>
          <table:table-cell office:value-type="float" office:value="-96.4" calcext:value-type="float">
            <text:p>-96,4</text:p>
          </table:table-cell>
          <table:table-cell office:value-type="float" office:value="-83.2" calcext:value-type="float">
            <text:p>-83,2</text:p>
          </table:table-cell>
          <table:table-cell office:value-type="float" office:value="-98" calcext:value-type="float">
            <text:p>-98</text:p>
          </table:table-cell>
          <table:table-cell office:value-type="float" office:value="-96.5" calcext:value-type="float">
            <text:p>-96,5</text:p>
          </table:table-cell>
          <table:table-cell office:value-type="float" office:value="-90.5" calcext:value-type="float">
            <text:p>-90,5</text:p>
          </table:table-cell>
          <table:table-cell office:value-type="float" office:value="-96.3" calcext:value-type="float">
            <text:p>-96,3</text:p>
          </table:table-cell>
          <table:table-cell table:number-columns-repeated="1010"/>
        </table:table-row>
        <table:table-row table:style-name="ro8">
          <table:table-cell office:value-type="float" office:value="-85.3" calcext:value-type="float">
            <text:p>-85,3</text:p>
          </table:table-cell>
          <table:table-cell office:value-type="float" office:value="-96.6" calcext:value-type="float">
            <text:p>-96,6</text:p>
          </table:table-cell>
          <table:table-cell office:value-type="float" office:value="-100" calcext:value-type="float">
            <text:p>-100</text:p>
          </table:table-cell>
          <table:table-cell office:value-type="float" office:value="-98.5" calcext:value-type="float">
            <text:p>-98,5</text:p>
          </table:table-cell>
          <table:table-cell office:value-type="float" office:value="-94.6" calcext:value-type="float">
            <text:p>-94,6</text:p>
          </table:table-cell>
          <table:table-cell office:value-type="float" office:value="-86.5" calcext:value-type="float">
            <text:p>-86,5</text:p>
          </table:table-cell>
          <table:table-cell office:value-type="float" office:value="-95.2" calcext:value-type="float">
            <text:p>-95,2</text:p>
          </table:table-cell>
          <table:table-cell office:value-type="float" office:value="-82.8" calcext:value-type="float">
            <text:p>-82,8</text:p>
          </table:table-cell>
          <table:table-cell office:value-type="float" office:value="-97.5" calcext:value-type="float">
            <text:p>-97,5</text:p>
          </table:table-cell>
          <table:table-cell office:value-type="float" office:value="-96.5" calcext:value-type="float">
            <text:p>-96,5</text:p>
          </table:table-cell>
          <table:table-cell office:value-type="float" office:value="-90.9" calcext:value-type="float">
            <text:p>-90,9</text:p>
          </table:table-cell>
          <table:table-cell office:value-type="float" office:value="-95.6" calcext:value-type="float">
            <text:p>-95,6</text:p>
          </table:table-cell>
          <table:table-cell table:number-columns-repeated="1010"/>
        </table:table-row>
        <table:table-row table:style-name="ro8">
          <table:table-cell office:value-type="float" office:value="-87.7" calcext:value-type="float">
            <text:p>-87,7</text:p>
          </table:table-cell>
          <table:table-cell office:value-type="float" office:value="-96.1" calcext:value-type="float">
            <text:p>-96,1</text:p>
          </table:table-cell>
          <table:table-cell office:value-type="float" office:value="-101" calcext:value-type="float">
            <text:p>-101</text:p>
          </table:table-cell>
          <table:table-cell office:value-type="float" office:value="-98.5" calcext:value-type="float">
            <text:p>-98,5</text:p>
          </table:table-cell>
          <table:table-cell office:value-type="float" office:value="-94.6" calcext:value-type="float">
            <text:p>-94,6</text:p>
          </table:table-cell>
          <table:table-cell office:value-type="float" office:value="-90.4" calcext:value-type="float">
            <text:p>-90,4</text:p>
          </table:table-cell>
          <table:table-cell office:value-type="float" office:value="-95.5" calcext:value-type="float">
            <text:p>-95,5</text:p>
          </table:table-cell>
          <table:table-cell office:value-type="float" office:value="-81" calcext:value-type="float">
            <text:p>-81</text:p>
          </table:table-cell>
          <table:table-cell office:value-type="float" office:value="-97.8" calcext:value-type="float">
            <text:p>-97,8</text:p>
          </table:table-cell>
          <table:table-cell office:value-type="float" office:value="-97.666664" calcext:value-type="float">
            <text:p>-97,666664</text:p>
          </table:table-cell>
          <table:table-cell office:value-type="float" office:value="-93.5" calcext:value-type="float">
            <text:p>-93,5</text:p>
          </table:table-cell>
          <table:table-cell office:value-type="float" office:value="-96.3" calcext:value-type="float">
            <text:p>-96,3</text:p>
          </table:table-cell>
          <table:table-cell table:number-columns-repeated="1010"/>
        </table:table-row>
        <table:table-row table:style-name="ro8">
          <table:table-cell office:value-type="float" office:value="-86.7" calcext:value-type="float">
            <text:p>-86,7</text:p>
          </table:table-cell>
          <table:table-cell office:value-type="float" office:value="-96.8" calcext:value-type="float">
            <text:p>-96,8</text:p>
          </table:table-cell>
          <table:table-cell table:number-columns-repeated="2" office:value-type="float" office:value="-98.5" calcext:value-type="float">
            <text:p>-98,5</text:p>
          </table:table-cell>
          <table:table-cell office:value-type="float" office:value="-94.6" calcext:value-type="float">
            <text:p>-94,6</text:p>
          </table:table-cell>
          <table:table-cell office:value-type="float" office:value="-90.1" calcext:value-type="float">
            <text:p>-90,1</text:p>
          </table:table-cell>
          <table:table-cell office:value-type="float" office:value="-96.9" calcext:value-type="float">
            <text:p>-96,9</text:p>
          </table:table-cell>
          <table:table-cell office:value-type="float" office:value="-77.6" calcext:value-type="float">
            <text:p>-77,6</text:p>
          </table:table-cell>
          <table:table-cell table:number-columns-repeated="2" office:value-type="float" office:value="-97.8" calcext:value-type="float">
            <text:p>-97,8</text:p>
          </table:table-cell>
          <table:table-cell office:value-type="float" office:value="-92.9" calcext:value-type="float">
            <text:p>-92,9</text:p>
          </table:table-cell>
          <table:table-cell office:value-type="float" office:value="-95.8" calcext:value-type="float">
            <text:p>-95,8</text:p>
          </table:table-cell>
          <table:table-cell table:number-columns-repeated="1010"/>
        </table:table-row>
        <table:table-row table:style-name="ro8">
          <table:table-cell office:value-type="float" office:value="-85.7" calcext:value-type="float">
            <text:p>-85,7</text:p>
          </table:table-cell>
          <table:table-cell office:value-type="float" office:value="-96.1" calcext:value-type="float">
            <text:p>-96,1</text:p>
          </table:table-cell>
          <table:table-cell office:value-type="float" office:value="-98.8" calcext:value-type="float">
            <text:p>-98,8</text:p>
          </table:table-cell>
          <table:table-cell office:value-type="float" office:value="-98.5" calcext:value-type="float">
            <text:p>-98,5</text:p>
          </table:table-cell>
          <table:table-cell office:value-type="float" office:value="-95.1" calcext:value-type="float">
            <text:p>-95,1</text:p>
          </table:table-cell>
          <table:table-cell office:value-type="float" office:value="-91.4" calcext:value-type="float">
            <text:p>-91,4</text:p>
          </table:table-cell>
          <table:table-cell office:value-type="float" office:value="-97.4" calcext:value-type="float">
            <text:p>-97,4</text:p>
          </table:table-cell>
          <table:table-cell office:value-type="float" office:value="-74.5" calcext:value-type="float">
            <text:p>-74,5</text:p>
          </table:table-cell>
          <table:table-cell office:value-type="float" office:value="-97.5" calcext:value-type="float">
            <text:p>-97,5</text:p>
          </table:table-cell>
          <table:table-cell office:value-type="float" office:value="-97.75" calcext:value-type="float">
            <text:p>-97,75</text:p>
          </table:table-cell>
          <table:table-cell office:value-type="float" office:value="-94" calcext:value-type="float">
            <text:p>-94</text:p>
          </table:table-cell>
          <table:table-cell office:value-type="float" office:value="-95.3" calcext:value-type="float">
            <text:p>-95,3</text:p>
          </table:table-cell>
          <table:table-cell table:number-columns-repeated="1010"/>
        </table:table-row>
        <table:table-row table:style-name="ro8">
          <table:table-cell office:value-type="float" office:value="-88.7" calcext:value-type="float">
            <text:p>-88,7</text:p>
          </table:table-cell>
          <table:table-cell office:value-type="float" office:value="-94.8" calcext:value-type="float">
            <text:p>-94,8</text:p>
          </table:table-cell>
          <table:table-cell office:value-type="float" office:value="-98.8" calcext:value-type="float">
            <text:p>-98,8</text:p>
          </table:table-cell>
          <table:table-cell office:value-type="float" office:value="-99" calcext:value-type="float">
            <text:p>-99</text:p>
          </table:table-cell>
          <table:table-cell office:value-type="float" office:value="-95.5" calcext:value-type="float">
            <text:p>-95,5</text:p>
          </table:table-cell>
          <table:table-cell office:value-type="float" office:value="-89" calcext:value-type="float">
            <text:p>-89</text:p>
          </table:table-cell>
          <table:table-cell office:value-type="float" office:value="-98" calcext:value-type="float">
            <text:p>-98</text:p>
          </table:table-cell>
          <table:table-cell office:value-type="float" office:value="-76.5" calcext:value-type="float">
            <text:p>-76,5</text:p>
          </table:table-cell>
          <table:table-cell office:value-type="float" office:value="-97.6" calcext:value-type="float">
            <text:p>-97,6</text:p>
          </table:table-cell>
          <table:table-cell office:value-type="float" office:value="-98" calcext:value-type="float">
            <text:p>-98</text:p>
          </table:table-cell>
          <table:table-cell office:value-type="float" office:value="-88" calcext:value-type="float">
            <text:p>-88</text:p>
          </table:table-cell>
          <table:table-cell office:value-type="float" office:value="-94.5" calcext:value-type="float">
            <text:p>-94,5</text:p>
          </table:table-cell>
          <table:table-cell table:number-columns-repeated="1010"/>
        </table:table-row>
        <table:table-row table:style-name="ro8">
          <table:table-cell office:value-type="float" office:value="-90.5" calcext:value-type="float">
            <text:p>-90,5</text:p>
          </table:table-cell>
          <table:table-cell office:value-type="float" office:value="-94.3" calcext:value-type="float">
            <text:p>-94,3</text:p>
          </table:table-cell>
          <table:table-cell office:value-type="float" office:value="-98.833336" calcext:value-type="float">
            <text:p>-98,833336</text:p>
          </table:table-cell>
          <table:table-cell office:value-type="float" office:value="-99" calcext:value-type="float">
            <text:p>-99</text:p>
          </table:table-cell>
          <table:table-cell office:value-type="float" office:value="-94.6" calcext:value-type="float">
            <text:p>-94,6</text:p>
          </table:table-cell>
          <table:table-cell office:value-type="float" office:value="-90.4" calcext:value-type="float">
            <text:p>-90,4</text:p>
          </table:table-cell>
          <table:table-cell office:value-type="float" office:value="-98.2" calcext:value-type="float">
            <text:p>-98,2</text:p>
          </table:table-cell>
          <table:table-cell office:value-type="float" office:value="-77.5" calcext:value-type="float">
            <text:p>-77,5</text:p>
          </table:table-cell>
          <table:table-cell office:value-type="float" office:value="-97.6" calcext:value-type="float">
            <text:p>-97,6</text:p>
          </table:table-cell>
          <table:table-cell office:value-type="float" office:value="-98" calcext:value-type="float">
            <text:p>-98</text:p>
          </table:table-cell>
          <table:table-cell office:value-type="float" office:value="-85.5" calcext:value-type="float">
            <text:p>-85,5</text:p>
          </table:table-cell>
          <table:table-cell office:value-type="float" office:value="-94.9" calcext:value-type="float">
            <text:p>-94,9</text:p>
          </table:table-cell>
          <table:table-cell table:number-columns-repeated="1010"/>
        </table:table-row>
        <table:table-row table:style-name="ro8">
          <table:table-cell office:value-type="float" office:value="-88.6" calcext:value-type="float">
            <text:p>-88,6</text:p>
          </table:table-cell>
          <table:table-cell office:value-type="float" office:value="-93.8" calcext:value-type="float">
            <text:p>-93,8</text:p>
          </table:table-cell>
          <table:table-cell office:value-type="float" office:value="-98.625" calcext:value-type="float">
            <text:p>-98,625</text:p>
          </table:table-cell>
          <table:table-cell office:value-type="float" office:value="-99" calcext:value-type="float">
            <text:p>-99</text:p>
          </table:table-cell>
          <table:table-cell office:value-type="float" office:value="-92.2" calcext:value-type="float">
            <text:p>-92,2</text:p>
          </table:table-cell>
          <table:table-cell office:value-type="float" office:value="-91.6" calcext:value-type="float">
            <text:p>-91,6</text:p>
          </table:table-cell>
          <table:table-cell office:value-type="float" office:value="-98.3" calcext:value-type="float">
            <text:p>-98,3</text:p>
          </table:table-cell>
          <table:table-cell office:value-type="float" office:value="-77.7" calcext:value-type="float">
            <text:p>-77,7</text:p>
          </table:table-cell>
          <table:table-cell office:value-type="float" office:value="-97.1" calcext:value-type="float">
            <text:p>-97,1</text:p>
          </table:table-cell>
          <table:table-cell office:value-type="float" office:value="-98" calcext:value-type="float">
            <text:p>-98</text:p>
          </table:table-cell>
          <table:table-cell office:value-type="float" office:value="-80.4" calcext:value-type="float">
            <text:p>-80,4</text:p>
          </table:table-cell>
          <table:table-cell office:value-type="float" office:value="-93" calcext:value-type="float">
            <text:p>-93</text:p>
          </table:table-cell>
          <table:table-cell table:number-columns-repeated="1010"/>
        </table:table-row>
        <table:table-row table:style-name="ro8">
          <table:table-cell office:value-type="float" office:value="-90.3" calcext:value-type="float">
            <text:p>-90,3</text:p>
          </table:table-cell>
          <table:table-cell office:value-type="float" office:value="-92.3" calcext:value-type="float">
            <text:p>-92,3</text:p>
          </table:table-cell>
          <table:table-cell table:number-columns-repeated="2" office:value-type="float" office:value="-99" calcext:value-type="float">
            <text:p>-99</text:p>
          </table:table-cell>
          <table:table-cell office:value-type="float" office:value="-91.3" calcext:value-type="float">
            <text:p>-91,3</text:p>
          </table:table-cell>
          <table:table-cell office:value-type="float" office:value="-90.1" calcext:value-type="float">
            <text:p>-90,1</text:p>
          </table:table-cell>
          <table:table-cell office:value-type="float" office:value="-98.4" calcext:value-type="float">
            <text:p>-98,4</text:p>
          </table:table-cell>
          <table:table-cell office:value-type="float" office:value="-80.8" calcext:value-type="float">
            <text:p>-80,8</text:p>
          </table:table-cell>
          <table:table-cell office:value-type="float" office:value="-97.5" calcext:value-type="float">
            <text:p>-97,5</text:p>
          </table:table-cell>
          <table:table-cell office:value-type="float" office:value="-98.4" calcext:value-type="float">
            <text:p>-98,4</text:p>
          </table:table-cell>
          <table:table-cell office:value-type="float" office:value="-79.9" calcext:value-type="float">
            <text:p>-79,9</text:p>
          </table:table-cell>
          <table:table-cell office:value-type="float" office:value="-94.2" calcext:value-type="float">
            <text:p>-94,2</text:p>
          </table:table-cell>
          <table:table-cell table:number-columns-repeated="1010"/>
        </table:table-row>
        <table:table-row table:style-name="ro8">
          <table:table-cell office:value-type="float" office:value="-94" calcext:value-type="float">
            <text:p>-94</text:p>
          </table:table-cell>
          <table:table-cell office:value-type="float" office:value="-92.7" calcext:value-type="float">
            <text:p>-92,7</text:p>
          </table:table-cell>
          <table:table-cell office:value-type="float" office:value="-99" calcext:value-type="float">
            <text:p>-99</text:p>
          </table:table-cell>
          <table:table-cell office:value-type="float" office:value="-99.333336" calcext:value-type="float">
            <text:p>-99,333336</text:p>
          </table:table-cell>
          <table:table-cell office:value-type="float" office:value="-90.7" calcext:value-type="float">
            <text:p>-90,7</text:p>
          </table:table-cell>
          <table:table-cell office:value-type="float" office:value="-89.5" calcext:value-type="float">
            <text:p>-89,5</text:p>
          </table:table-cell>
          <table:table-cell office:value-type="float" office:value="-98.7" calcext:value-type="float">
            <text:p>-98,7</text:p>
          </table:table-cell>
          <table:table-cell office:value-type="float" office:value="-83.8" calcext:value-type="float">
            <text:p>-83,8</text:p>
          </table:table-cell>
          <table:table-cell office:value-type="float" office:value="-97.3" calcext:value-type="float">
            <text:p>-97,3</text:p>
          </table:table-cell>
          <table:table-cell office:value-type="float" office:value="-98.4" calcext:value-type="float">
            <text:p>-98,4</text:p>
          </table:table-cell>
          <table:table-cell office:value-type="float" office:value="-80.6" calcext:value-type="float">
            <text:p>-80,6</text:p>
          </table:table-cell>
          <table:table-cell office:value-type="float" office:value="-95.7" calcext:value-type="float">
            <text:p>-95,7</text:p>
          </table:table-cell>
          <table:table-cell table:number-columns-repeated="1010"/>
        </table:table-row>
        <table:table-row table:style-name="ro8">
          <table:table-cell office:value-type="float" office:value="-93.1" calcext:value-type="float">
            <text:p>-93,1</text:p>
          </table:table-cell>
          <table:table-cell office:value-type="float" office:value="-92.4" calcext:value-type="float">
            <text:p>-92,4</text:p>
          </table:table-cell>
          <table:table-cell office:value-type="float" office:value="-98.8" calcext:value-type="float">
            <text:p>-98,8</text:p>
          </table:table-cell>
          <table:table-cell office:value-type="float" office:value="-97.28571" calcext:value-type="float">
            <text:p>-97,28571</text:p>
          </table:table-cell>
          <table:table-cell office:value-type="float" office:value="-90" calcext:value-type="float">
            <text:p>-90</text:p>
          </table:table-cell>
          <table:table-cell office:value-type="float" office:value="-90.6" calcext:value-type="float">
            <text:p>-90,6</text:p>
          </table:table-cell>
          <table:table-cell office:value-type="float" office:value="-98.666664" calcext:value-type="float">
            <text:p>-98,666664</text:p>
          </table:table-cell>
          <table:table-cell office:value-type="float" office:value="-88.1" calcext:value-type="float">
            <text:p>-88,1</text:p>
          </table:table-cell>
          <table:table-cell office:value-type="float" office:value="-97.4" calcext:value-type="float">
            <text:p>-97,4</text:p>
          </table:table-cell>
          <table:table-cell office:value-type="float" office:value="-98.2" calcext:value-type="float">
            <text:p>-98,2</text:p>
          </table:table-cell>
          <table:table-cell office:value-type="float" office:value="-83.8" calcext:value-type="float">
            <text:p>-83,8</text:p>
          </table:table-cell>
          <table:table-cell office:value-type="float" office:value="-97.4" calcext:value-type="float">
            <text:p>-97,4</text:p>
          </table:table-cell>
          <table:table-cell table:number-columns-repeated="1010"/>
        </table:table-row>
        <table:table-row table:style-name="ro8">
          <table:table-cell office:value-type="float" office:value="-93.6" calcext:value-type="float">
            <text:p>-93,6</text:p>
          </table:table-cell>
          <table:table-cell office:value-type="float" office:value="-92.9" calcext:value-type="float">
            <text:p>-92,9</text:p>
          </table:table-cell>
          <table:table-cell office:value-type="float" office:value="-99.2" calcext:value-type="float">
            <text:p>-99,2</text:p>
          </table:table-cell>
          <table:table-cell office:value-type="float" office:value="-97.28571" calcext:value-type="float">
            <text:p>-97,28571</text:p>
          </table:table-cell>
          <table:table-cell office:value-type="float" office:value="-88.6" calcext:value-type="float">
            <text:p>-88,6</text:p>
          </table:table-cell>
          <table:table-cell office:value-type="float" office:value="-93.3" calcext:value-type="float">
            <text:p>-93,3</text:p>
          </table:table-cell>
          <table:table-cell office:value-type="float" office:value="-99.375" calcext:value-type="float">
            <text:p>-99,375</text:p>
          </table:table-cell>
          <table:table-cell office:value-type="float" office:value="-92.4" calcext:value-type="float">
            <text:p>-92,4</text:p>
          </table:table-cell>
          <table:table-cell office:value-type="float" office:value="-97.1" calcext:value-type="float">
            <text:p>-97,1</text:p>
          </table:table-cell>
          <table:table-cell office:value-type="float" office:value="-98.1" calcext:value-type="float">
            <text:p>-98,1</text:p>
          </table:table-cell>
          <table:table-cell office:value-type="float" office:value="-86.3" calcext:value-type="float">
            <text:p>-86,3</text:p>
          </table:table-cell>
          <table:table-cell office:value-type="float" office:value="-97.4" calcext:value-type="float">
            <text:p>-97,4</text:p>
          </table:table-cell>
          <table:table-cell table:number-columns-repeated="1010"/>
        </table:table-row>
        <table:table-row table:style-name="ro8">
          <table:table-cell office:value-type="float" office:value="-91.6" calcext:value-type="float">
            <text:p>-91,6</text:p>
          </table:table-cell>
          <table:table-cell office:value-type="float" office:value="-91" calcext:value-type="float">
            <text:p>-91</text:p>
          </table:table-cell>
          <table:table-cell office:value-type="float" office:value="-98.9" calcext:value-type="float">
            <text:p>-98,9</text:p>
          </table:table-cell>
          <table:table-cell office:value-type="float" office:value="-96.8" calcext:value-type="float">
            <text:p>-96,8</text:p>
          </table:table-cell>
          <table:table-cell office:value-type="float" office:value="-88.3" calcext:value-type="float">
            <text:p>-88,3</text:p>
          </table:table-cell>
          <table:table-cell office:value-type="float" office:value="-93.6" calcext:value-type="float">
            <text:p>-93,6</text:p>
          </table:table-cell>
          <table:table-cell office:value-type="float" office:value="-99.666664" calcext:value-type="float">
            <text:p>-99,666664</text:p>
          </table:table-cell>
          <table:table-cell office:value-type="float" office:value="-94.4" calcext:value-type="float">
            <text:p>-94,4</text:p>
          </table:table-cell>
          <table:table-cell office:value-type="float" office:value="-97.3" calcext:value-type="float">
            <text:p>-97,3</text:p>
          </table:table-cell>
          <table:table-cell office:value-type="float" office:value="-98.1" calcext:value-type="float">
            <text:p>-98,1</text:p>
          </table:table-cell>
          <table:table-cell office:value-type="float" office:value="-85.4" calcext:value-type="float">
            <text:p>-85,4</text:p>
          </table:table-cell>
          <table:table-cell office:value-type="float" office:value="-96.6" calcext:value-type="float">
            <text:p>-96,6</text:p>
          </table:table-cell>
          <table:table-cell table:number-columns-repeated="1010"/>
        </table:table-row>
        <table:table-row table:style-name="ro8">
          <table:table-cell office:value-type="float" office:value="-91.3" calcext:value-type="float">
            <text:p>-91,3</text:p>
          </table:table-cell>
          <table:table-cell office:value-type="float" office:value="-88.5" calcext:value-type="float">
            <text:p>-88,5</text:p>
          </table:table-cell>
          <table:table-cell office:value-type="float" office:value="-98.9" calcext:value-type="float">
            <text:p>-98,9</text:p>
          </table:table-cell>
          <table:table-cell office:value-type="float" office:value="-96.2" calcext:value-type="float">
            <text:p>-96,2</text:p>
          </table:table-cell>
          <table:table-cell office:value-type="float" office:value="-87.9" calcext:value-type="float">
            <text:p>-87,9</text:p>
          </table:table-cell>
          <table:table-cell office:value-type="float" office:value="-94.3" calcext:value-type="float">
            <text:p>-94,3</text:p>
          </table:table-cell>
          <table:table-cell office:value-type="float" office:value="-100.333336" calcext:value-type="float">
            <text:p>-100,333336</text:p>
          </table:table-cell>
          <table:table-cell office:value-type="float" office:value="-93.4" calcext:value-type="float">
            <text:p>-93,4</text:p>
          </table:table-cell>
          <table:table-cell office:value-type="float" office:value="-97.3" calcext:value-type="float">
            <text:p>-97,3</text:p>
          </table:table-cell>
          <table:table-cell office:value-type="float" office:value="-97.5" calcext:value-type="float">
            <text:p>-97,5</text:p>
          </table:table-cell>
          <table:table-cell office:value-type="float" office:value="-86.2" calcext:value-type="float">
            <text:p>-86,2</text:p>
          </table:table-cell>
          <table:table-cell office:value-type="float" office:value="-96.7" calcext:value-type="float">
            <text:p>-96,7</text:p>
          </table:table-cell>
          <table:table-cell table:number-columns-repeated="1010"/>
        </table:table-row>
        <table:table-row table:style-name="ro8">
          <table:table-cell office:value-type="float" office:value="-92" calcext:value-type="float">
            <text:p>-92</text:p>
          </table:table-cell>
          <table:table-cell office:value-type="float" office:value="-87.5" calcext:value-type="float">
            <text:p>-87,5</text:p>
          </table:table-cell>
          <table:table-cell office:value-type="float" office:value="-98.8" calcext:value-type="float">
            <text:p>-98,8</text:p>
          </table:table-cell>
          <table:table-cell office:value-type="float" office:value="-96.2" calcext:value-type="float">
            <text:p>-96,2</text:p>
          </table:table-cell>
          <table:table-cell office:value-type="float" office:value="-89.1" calcext:value-type="float">
            <text:p>-89,1</text:p>
          </table:table-cell>
          <table:table-cell office:value-type="float" office:value="-92.5" calcext:value-type="float">
            <text:p>-92,5</text:p>
          </table:table-cell>
          <table:table-cell office:value-type="float" office:value="-100" calcext:value-type="float">
            <text:p>-100</text:p>
          </table:table-cell>
          <table:table-cell office:value-type="float" office:value="-94.3" calcext:value-type="float">
            <text:p>-94,3</text:p>
          </table:table-cell>
          <table:table-cell office:value-type="float" office:value="-97" calcext:value-type="float">
            <text:p>-97</text:p>
          </table:table-cell>
          <table:table-cell office:value-type="float" office:value="-97.5" calcext:value-type="float">
            <text:p>-97,5</text:p>
          </table:table-cell>
          <table:table-cell office:value-type="float" office:value="-86.7" calcext:value-type="float">
            <text:p>-86,7</text:p>
          </table:table-cell>
          <table:table-cell office:value-type="float" office:value="-96.3" calcext:value-type="float">
            <text:p>-96,3</text:p>
          </table:table-cell>
          <table:table-cell table:number-columns-repeated="1010"/>
        </table:table-row>
        <table:table-row table:style-name="ro8">
          <table:table-cell office:value-type="float" office:value="-93.5" calcext:value-type="float">
            <text:p>-93,5</text:p>
          </table:table-cell>
          <table:table-cell office:value-type="float" office:value="-88.2" calcext:value-type="float">
            <text:p>-88,2</text:p>
          </table:table-cell>
          <table:table-cell office:value-type="float" office:value="-99.2" calcext:value-type="float">
            <text:p>-99,2</text:p>
          </table:table-cell>
          <table:table-cell office:value-type="float" office:value="-96.2" calcext:value-type="float">
            <text:p>-96,2</text:p>
          </table:table-cell>
          <table:table-cell office:value-type="float" office:value="-87.2" calcext:value-type="float">
            <text:p>-87,2</text:p>
          </table:table-cell>
          <table:table-cell office:value-type="float" office:value="-92.4" calcext:value-type="float">
            <text:p>-92,4</text:p>
          </table:table-cell>
          <table:table-cell office:value-type="float" office:value="-99.333336" calcext:value-type="float">
            <text:p>-99,333336</text:p>
          </table:table-cell>
          <table:table-cell office:value-type="float" office:value="-95.6" calcext:value-type="float">
            <text:p>-95,6</text:p>
          </table:table-cell>
          <table:table-cell office:value-type="float" office:value="-97" calcext:value-type="float">
            <text:p>-97</text:p>
          </table:table-cell>
          <table:table-cell office:value-type="float" office:value="-97.7" calcext:value-type="float">
            <text:p>-97,7</text:p>
          </table:table-cell>
          <table:table-cell office:value-type="float" office:value="-85.5" calcext:value-type="float">
            <text:p>-85,5</text:p>
          </table:table-cell>
          <table:table-cell office:value-type="float" office:value="-96.2" calcext:value-type="float">
            <text:p>-96,2</text:p>
          </table:table-cell>
          <table:table-cell table:number-columns-repeated="1010"/>
        </table:table-row>
        <table:table-row table:style-name="ro8">
          <table:table-cell office:value-type="float" office:value="-94.8" calcext:value-type="float">
            <text:p>-94,8</text:p>
          </table:table-cell>
          <table:table-cell office:value-type="float" office:value="-87" calcext:value-type="float">
            <text:p>-87</text:p>
          </table:table-cell>
          <table:table-cell office:value-type="float" office:value="-98.3" calcext:value-type="float">
            <text:p>-98,3</text:p>
          </table:table-cell>
          <table:table-cell office:value-type="float" office:value="-96.2" calcext:value-type="float">
            <text:p>-96,2</text:p>
          </table:table-cell>
          <table:table-cell office:value-type="float" office:value="-87.5" calcext:value-type="float">
            <text:p>-87,5</text:p>
          </table:table-cell>
          <table:table-cell office:value-type="float" office:value="-90.8" calcext:value-type="float">
            <text:p>-90,8</text:p>
          </table:table-cell>
          <table:table-cell office:value-type="float" office:value="-98.2" calcext:value-type="float">
            <text:p>-98,2</text:p>
          </table:table-cell>
          <table:table-cell office:value-type="float" office:value="-95.6" calcext:value-type="float">
            <text:p>-95,6</text:p>
          </table:table-cell>
          <table:table-cell office:value-type="float" office:value="-96.8" calcext:value-type="float">
            <text:p>-96,8</text:p>
          </table:table-cell>
          <table:table-cell office:value-type="float" office:value="-97.7" calcext:value-type="float">
            <text:p>-97,7</text:p>
          </table:table-cell>
          <table:table-cell office:value-type="float" office:value="-85.7" calcext:value-type="float">
            <text:p>-85,7</text:p>
          </table:table-cell>
          <table:table-cell office:value-type="float" office:value="-96.1" calcext:value-type="float">
            <text:p>-96,1</text:p>
          </table:table-cell>
          <table:table-cell table:number-columns-repeated="1010"/>
        </table:table-row>
        <table:table-row table:style-name="ro8">
          <table:table-cell office:value-type="float" office:value="-94.5" calcext:value-type="float">
            <text:p>-94,5</text:p>
          </table:table-cell>
          <table:table-cell office:value-type="float" office:value="-86.5" calcext:value-type="float">
            <text:p>-86,5</text:p>
          </table:table-cell>
          <table:table-cell office:value-type="float" office:value="-97.8" calcext:value-type="float">
            <text:p>-97,8</text:p>
          </table:table-cell>
          <table:table-cell office:value-type="float" office:value="-95.6" calcext:value-type="float">
            <text:p>-95,6</text:p>
          </table:table-cell>
          <table:table-cell office:value-type="float" office:value="-86.2" calcext:value-type="float">
            <text:p>-86,2</text:p>
          </table:table-cell>
          <table:table-cell office:value-type="float" office:value="-91" calcext:value-type="float">
            <text:p>-91</text:p>
          </table:table-cell>
          <table:table-cell office:value-type="float" office:value="-98" calcext:value-type="float">
            <text:p>-98</text:p>
          </table:table-cell>
          <table:table-cell office:value-type="float" office:value="-95.9" calcext:value-type="float">
            <text:p>-95,9</text:p>
          </table:table-cell>
          <table:table-cell office:value-type="float" office:value="-96.6" calcext:value-type="float">
            <text:p>-96,6</text:p>
          </table:table-cell>
          <table:table-cell office:value-type="float" office:value="-97.4" calcext:value-type="float">
            <text:p>-97,4</text:p>
          </table:table-cell>
          <table:table-cell office:value-type="float" office:value="-86.2" calcext:value-type="float">
            <text:p>-86,2</text:p>
          </table:table-cell>
          <table:table-cell office:value-type="float" office:value="-96.3" calcext:value-type="float">
            <text:p>-96,3</text:p>
          </table:table-cell>
          <table:table-cell table:number-columns-repeated="1010"/>
        </table:table-row>
        <table:table-row table:style-name="ro8">
          <table:table-cell office:value-type="float" office:value="-94.3" calcext:value-type="float">
            <text:p>-94,3</text:p>
          </table:table-cell>
          <table:table-cell office:value-type="float" office:value="-88.1" calcext:value-type="float">
            <text:p>-88,1</text:p>
          </table:table-cell>
          <table:table-cell office:value-type="float" office:value="-97.3" calcext:value-type="float">
            <text:p>-97,3</text:p>
          </table:table-cell>
          <table:table-cell office:value-type="float" office:value="-95.4" calcext:value-type="float">
            <text:p>-95,4</text:p>
          </table:table-cell>
          <table:table-cell office:value-type="float" office:value="-83.6" calcext:value-type="float">
            <text:p>-83,6</text:p>
          </table:table-cell>
          <table:table-cell office:value-type="float" office:value="-93.2" calcext:value-type="float">
            <text:p>-93,2</text:p>
          </table:table-cell>
          <table:table-cell office:value-type="float" office:value="-98.14286" calcext:value-type="float">
            <text:p>-98,14286</text:p>
          </table:table-cell>
          <table:table-cell office:value-type="float" office:value="-95.8" calcext:value-type="float">
            <text:p>-95,8</text:p>
          </table:table-cell>
          <table:table-cell office:value-type="float" office:value="-94.9" calcext:value-type="float">
            <text:p>-94,9</text:p>
          </table:table-cell>
          <table:table-cell office:value-type="float" office:value="-96.7" calcext:value-type="float">
            <text:p>-96,7</text:p>
          </table:table-cell>
          <table:table-cell office:value-type="float" office:value="-87.3" calcext:value-type="float">
            <text:p>-87,3</text:p>
          </table:table-cell>
          <table:table-cell office:value-type="float" office:value="-95.4" calcext:value-type="float">
            <text:p>-95,4</text:p>
          </table:table-cell>
          <table:table-cell table:number-columns-repeated="1010"/>
        </table:table-row>
        <table:table-row table:style-name="ro8">
          <table:table-cell office:value-type="float" office:value="-94.3" calcext:value-type="float">
            <text:p>-94,3</text:p>
          </table:table-cell>
          <table:table-cell office:value-type="float" office:value="-87.7" calcext:value-type="float">
            <text:p>-87,7</text:p>
          </table:table-cell>
          <table:table-cell office:value-type="float" office:value="-96.55556" calcext:value-type="float">
            <text:p>-96,55556</text:p>
          </table:table-cell>
          <table:table-cell office:value-type="float" office:value="-95.4" calcext:value-type="float">
            <text:p>-95,4</text:p>
          </table:table-cell>
          <table:table-cell office:value-type="float" office:value="-83.1" calcext:value-type="float">
            <text:p>-83,1</text:p>
          </table:table-cell>
          <table:table-cell office:value-type="float" office:value="-95.6" calcext:value-type="float">
            <text:p>-95,6</text:p>
          </table:table-cell>
          <table:table-cell office:value-type="float" office:value="-98.75" calcext:value-type="float">
            <text:p>-98,75</text:p>
          </table:table-cell>
          <table:table-cell office:value-type="float" office:value="-96.2" calcext:value-type="float">
            <text:p>-96,2</text:p>
          </table:table-cell>
          <table:table-cell office:value-type="float" office:value="-94.5" calcext:value-type="float">
            <text:p>-94,5</text:p>
          </table:table-cell>
          <table:table-cell office:value-type="float" office:value="-96.7" calcext:value-type="float">
            <text:p>-96,7</text:p>
          </table:table-cell>
          <table:table-cell office:value-type="float" office:value="-86.8" calcext:value-type="float">
            <text:p>-86,8</text:p>
          </table:table-cell>
          <table:table-cell office:value-type="float" office:value="-95.8" calcext:value-type="float">
            <text:p>-95,8</text:p>
          </table:table-cell>
          <table:table-cell table:number-columns-repeated="1010"/>
        </table:table-row>
        <table:table-row table:style-name="ro8">
          <table:table-cell office:value-type="float" office:value="-94.1" calcext:value-type="float">
            <text:p>-94,1</text:p>
          </table:table-cell>
          <table:table-cell office:value-type="float" office:value="-83.6" calcext:value-type="float">
            <text:p>-83,6</text:p>
          </table:table-cell>
          <table:table-cell office:value-type="float" office:value="-96.8" calcext:value-type="float">
            <text:p>-96,8</text:p>
          </table:table-cell>
          <table:table-cell office:value-type="float" office:value="-95.7" calcext:value-type="float">
            <text:p>-95,7</text:p>
          </table:table-cell>
          <table:table-cell office:value-type="float" office:value="-84.1" calcext:value-type="float">
            <text:p>-84,1</text:p>
          </table:table-cell>
          <table:table-cell office:value-type="float" office:value="-96.2" calcext:value-type="float">
            <text:p>-96,2</text:p>
          </table:table-cell>
          <table:table-cell office:value-type="float" office:value="-98.75" calcext:value-type="float">
            <text:p>-98,75</text:p>
          </table:table-cell>
          <table:table-cell office:value-type="float" office:value="-96.6" calcext:value-type="float">
            <text:p>-96,6</text:p>
          </table:table-cell>
          <table:table-cell office:value-type="float" office:value="-92.5" calcext:value-type="float">
            <text:p>-92,5</text:p>
          </table:table-cell>
          <table:table-cell office:value-type="float" office:value="-96.6" calcext:value-type="float">
            <text:p>-96,6</text:p>
          </table:table-cell>
          <table:table-cell office:value-type="float" office:value="-88.6" calcext:value-type="float">
            <text:p>-88,6</text:p>
          </table:table-cell>
          <table:table-cell office:value-type="float" office:value="-95.5" calcext:value-type="float">
            <text:p>-95,5</text:p>
          </table:table-cell>
          <table:table-cell table:number-columns-repeated="1010"/>
        </table:table-row>
        <table:table-row table:style-name="ro8">
          <table:table-cell office:value-type="float" office:value="-94.6" calcext:value-type="float">
            <text:p>-94,6</text:p>
          </table:table-cell>
          <table:table-cell office:value-type="float" office:value="-77.4" calcext:value-type="float">
            <text:p>-77,4</text:p>
          </table:table-cell>
          <table:table-cell office:value-type="float" office:value="-96.9" calcext:value-type="float">
            <text:p>-96,9</text:p>
          </table:table-cell>
          <table:table-cell office:value-type="float" office:value="-96" calcext:value-type="float">
            <text:p>-96</text:p>
          </table:table-cell>
          <table:table-cell office:value-type="float" office:value="-84.4" calcext:value-type="float">
            <text:p>-84,4</text:p>
          </table:table-cell>
          <table:table-cell office:value-type="float" office:value="-96.4" calcext:value-type="float">
            <text:p>-96,4</text:p>
          </table:table-cell>
          <table:table-cell office:value-type="float" office:value="-98.75" calcext:value-type="float">
            <text:p>-98,75</text:p>
          </table:table-cell>
          <table:table-cell office:value-type="float" office:value="-96.9" calcext:value-type="float">
            <text:p>-96,9</text:p>
          </table:table-cell>
          <table:table-cell office:value-type="float" office:value="-91.9" calcext:value-type="float">
            <text:p>-91,9</text:p>
          </table:table-cell>
          <table:table-cell office:value-type="float" office:value="-95.5" calcext:value-type="float">
            <text:p>-95,5</text:p>
          </table:table-cell>
          <table:table-cell office:value-type="float" office:value="-90.4" calcext:value-type="float">
            <text:p>-90,4</text:p>
          </table:table-cell>
          <table:table-cell office:value-type="float" office:value="-95.9" calcext:value-type="float">
            <text:p>-95,9</text:p>
          </table:table-cell>
          <table:table-cell table:number-columns-repeated="1010"/>
        </table:table-row>
        <table:table-row table:style-name="ro8">
          <table:table-cell office:value-type="float" office:value="-94.9" calcext:value-type="float">
            <text:p>-94,9</text:p>
          </table:table-cell>
          <table:table-cell office:value-type="float" office:value="-77.8" calcext:value-type="float">
            <text:p>-77,8</text:p>
          </table:table-cell>
          <table:table-cell office:value-type="float" office:value="-96.9" calcext:value-type="float">
            <text:p>-96,9</text:p>
          </table:table-cell>
          <table:table-cell office:value-type="float" office:value="-96.4" calcext:value-type="float">
            <text:p>-96,4</text:p>
          </table:table-cell>
          <table:table-cell office:value-type="float" office:value="-84.3" calcext:value-type="float">
            <text:p>-84,3</text:p>
          </table:table-cell>
          <table:table-cell office:value-type="float" office:value="-95.5" calcext:value-type="float">
            <text:p>-95,5</text:p>
          </table:table-cell>
          <table:table-cell office:value-type="float" office:value="-98.75" calcext:value-type="float">
            <text:p>-98,75</text:p>
          </table:table-cell>
          <table:table-cell office:value-type="float" office:value="-96.6" calcext:value-type="float">
            <text:p>-96,6</text:p>
          </table:table-cell>
          <table:table-cell office:value-type="float" office:value="-92.5" calcext:value-type="float">
            <text:p>-92,5</text:p>
          </table:table-cell>
          <table:table-cell office:value-type="float" office:value="-96.8" calcext:value-type="float">
            <text:p>-96,8</text:p>
          </table:table-cell>
          <table:table-cell office:value-type="float" office:value="-89.8" calcext:value-type="float">
            <text:p>-89,8</text:p>
          </table:table-cell>
          <table:table-cell office:value-type="float" office:value="-95.1" calcext:value-type="float">
            <text:p>-95,1</text:p>
          </table:table-cell>
          <table:table-cell table:number-columns-repeated="1010"/>
        </table:table-row>
        <table:table-row table:style-name="ro8">
          <table:table-cell office:value-type="float" office:value="-95.7" calcext:value-type="float">
            <text:p>-95,7</text:p>
          </table:table-cell>
          <table:table-cell office:value-type="float" office:value="-78.1" calcext:value-type="float">
            <text:p>-78,1</text:p>
          </table:table-cell>
          <table:table-cell office:value-type="float" office:value="-96.7" calcext:value-type="float">
            <text:p>-96,7</text:p>
          </table:table-cell>
          <table:table-cell office:value-type="float" office:value="-96.3" calcext:value-type="float">
            <text:p>-96,3</text:p>
          </table:table-cell>
          <table:table-cell office:value-type="float" office:value="-82.4" calcext:value-type="float">
            <text:p>-82,4</text:p>
          </table:table-cell>
          <table:table-cell office:value-type="float" office:value="-95.2" calcext:value-type="float">
            <text:p>-95,2</text:p>
          </table:table-cell>
          <table:table-cell office:value-type="float" office:value="-98.666664" calcext:value-type="float">
            <text:p>-98,666664</text:p>
          </table:table-cell>
          <table:table-cell office:value-type="float" office:value="-97.1" calcext:value-type="float">
            <text:p>-97,1</text:p>
          </table:table-cell>
          <table:table-cell office:value-type="float" office:value="-93.2" calcext:value-type="float">
            <text:p>-93,2</text:p>
          </table:table-cell>
          <table:table-cell office:value-type="float" office:value="-96.2" calcext:value-type="float">
            <text:p>-96,2</text:p>
          </table:table-cell>
          <table:table-cell office:value-type="float" office:value="-88.1" calcext:value-type="float">
            <text:p>-88,1</text:p>
          </table:table-cell>
          <table:table-cell office:value-type="float" office:value="-93.8" calcext:value-type="float">
            <text:p>-93,8</text:p>
          </table:table-cell>
          <table:table-cell table:number-columns-repeated="1010"/>
        </table:table-row>
        <table:table-row table:style-name="ro8">
          <table:table-cell office:value-type="float" office:value="-96" calcext:value-type="float">
            <text:p>-96</text:p>
          </table:table-cell>
          <table:table-cell office:value-type="float" office:value="-81.4" calcext:value-type="float">
            <text:p>-81,4</text:p>
          </table:table-cell>
          <table:table-cell office:value-type="float" office:value="-96.9" calcext:value-type="float">
            <text:p>-96,9</text:p>
          </table:table-cell>
          <table:table-cell office:value-type="float" office:value="-97.1" calcext:value-type="float">
            <text:p>-97,1</text:p>
          </table:table-cell>
          <table:table-cell office:value-type="float" office:value="-82.1" calcext:value-type="float">
            <text:p>-82,1</text:p>
          </table:table-cell>
          <table:table-cell office:value-type="float" office:value="-94.9" calcext:value-type="float">
            <text:p>-94,9</text:p>
          </table:table-cell>
          <table:table-cell office:value-type="float" office:value="-99.666664" calcext:value-type="float">
            <text:p>-99,666664</text:p>
          </table:table-cell>
          <table:table-cell office:value-type="float" office:value="-96.9" calcext:value-type="float">
            <text:p>-96,9</text:p>
          </table:table-cell>
          <table:table-cell office:value-type="float" office:value="-92.9" calcext:value-type="float">
            <text:p>-92,9</text:p>
          </table:table-cell>
          <table:table-cell office:value-type="float" office:value="-95.8" calcext:value-type="float">
            <text:p>-95,8</text:p>
          </table:table-cell>
          <table:table-cell office:value-type="float" office:value="-90.8" calcext:value-type="float">
            <text:p>-90,8</text:p>
          </table:table-cell>
          <table:table-cell office:value-type="float" office:value="-94.6" calcext:value-type="float">
            <text:p>-94,6</text:p>
          </table:table-cell>
          <table:table-cell table:number-columns-repeated="1010"/>
        </table:table-row>
        <table:table-row table:style-name="ro8">
          <table:table-cell office:value-type="float" office:value="-96" calcext:value-type="float">
            <text:p>-96</text:p>
          </table:table-cell>
          <table:table-cell office:value-type="float" office:value="-82.2" calcext:value-type="float">
            <text:p>-82,2</text:p>
          </table:table-cell>
          <table:table-cell office:value-type="float" office:value="-97.2" calcext:value-type="float">
            <text:p>-97,2</text:p>
          </table:table-cell>
          <table:table-cell office:value-type="float" office:value="-96.8" calcext:value-type="float">
            <text:p>-96,8</text:p>
          </table:table-cell>
          <table:table-cell office:value-type="float" office:value="-86.2" calcext:value-type="float">
            <text:p>-86,2</text:p>
          </table:table-cell>
          <table:table-cell office:value-type="float" office:value="-94.6" calcext:value-type="float">
            <text:p>-94,6</text:p>
          </table:table-cell>
          <table:table-cell office:value-type="float" office:value="-101" calcext:value-type="float">
            <text:p>-101</text:p>
          </table:table-cell>
          <table:table-cell office:value-type="float" office:value="-97" calcext:value-type="float">
            <text:p>-97</text:p>
          </table:table-cell>
          <table:table-cell office:value-type="float" office:value="-93.1" calcext:value-type="float">
            <text:p>-93,1</text:p>
          </table:table-cell>
          <table:table-cell office:value-type="float" office:value="-95.8" calcext:value-type="float">
            <text:p>-95,8</text:p>
          </table:table-cell>
          <table:table-cell office:value-type="float" office:value="-92.8" calcext:value-type="float">
            <text:p>-92,8</text:p>
          </table:table-cell>
          <table:table-cell office:value-type="float" office:value="-95.2" calcext:value-type="float">
            <text:p>-95,2</text:p>
          </table:table-cell>
          <table:table-cell table:number-columns-repeated="1010"/>
        </table:table-row>
        <table:table-row table:style-name="ro8">
          <table:table-cell office:value-type="float" office:value="-95.8" calcext:value-type="float">
            <text:p>-95,8</text:p>
          </table:table-cell>
          <table:table-cell office:value-type="float" office:value="-82.2" calcext:value-type="float">
            <text:p>-82,2</text:p>
          </table:table-cell>
          <table:table-cell office:value-type="float" office:value="-97.8" calcext:value-type="float">
            <text:p>-97,8</text:p>
          </table:table-cell>
          <table:table-cell office:value-type="float" office:value="-97.4" calcext:value-type="float">
            <text:p>-97,4</text:p>
          </table:table-cell>
          <table:table-cell office:value-type="float" office:value="-88.4" calcext:value-type="float">
            <text:p>-88,4</text:p>
          </table:table-cell>
          <table:table-cell office:value-type="float" office:value="-95.1" calcext:value-type="float">
            <text:p>-95,1</text:p>
          </table:table-cell>
          <table:table-cell office:value-type="float" office:value="-102" calcext:value-type="float">
            <text:p>-102</text:p>
          </table:table-cell>
          <table:table-cell office:value-type="float" office:value="-96.3" calcext:value-type="float">
            <text:p>-96,3</text:p>
          </table:table-cell>
          <table:table-cell office:value-type="float" office:value="-91.3" calcext:value-type="float">
            <text:p>-91,3</text:p>
          </table:table-cell>
          <table:table-cell office:value-type="float" office:value="-95.7" calcext:value-type="float">
            <text:p>-95,7</text:p>
          </table:table-cell>
          <table:table-cell office:value-type="float" office:value="-93.5" calcext:value-type="float">
            <text:p>-93,5</text:p>
          </table:table-cell>
          <table:table-cell office:value-type="float" office:value="-96.4" calcext:value-type="float">
            <text:p>-96,4</text:p>
          </table:table-cell>
          <table:table-cell table:number-columns-repeated="1010"/>
        </table:table-row>
        <table:table-row table:style-name="ro8">
          <table:table-cell office:value-type="float" office:value="-95.3" calcext:value-type="float">
            <text:p>-95,3</text:p>
          </table:table-cell>
          <table:table-cell office:value-type="float" office:value="-82.7" calcext:value-type="float">
            <text:p>-82,7</text:p>
          </table:table-cell>
          <table:table-cell office:value-type="float" office:value="-97.5" calcext:value-type="float">
            <text:p>-97,5</text:p>
          </table:table-cell>
          <table:table-cell office:value-type="float" office:value="-96.9" calcext:value-type="float">
            <text:p>-96,9</text:p>
          </table:table-cell>
          <table:table-cell office:value-type="float" office:value="-88.2" calcext:value-type="float">
            <text:p>-88,2</text:p>
          </table:table-cell>
          <table:table-cell office:value-type="float" office:value="-94" calcext:value-type="float">
            <text:p>-94</text:p>
          </table:table-cell>
          <table:table-cell office:value-type="float" office:value="-101" calcext:value-type="float">
            <text:p>-101</text:p>
          </table:table-cell>
          <table:table-cell office:value-type="float" office:value="-97.8" calcext:value-type="float">
            <text:p>-97,8</text:p>
          </table:table-cell>
          <table:table-cell office:value-type="float" office:value="-90.3" calcext:value-type="float">
            <text:p>-90,3</text:p>
          </table:table-cell>
          <table:table-cell office:value-type="float" office:value="-95.7" calcext:value-type="float">
            <text:p>-95,7</text:p>
          </table:table-cell>
          <table:table-cell office:value-type="float" office:value="-95.8" calcext:value-type="float">
            <text:p>-95,8</text:p>
          </table:table-cell>
          <table:table-cell office:value-type="float" office:value="-97.1" calcext:value-type="float">
            <text:p>-97,1</text:p>
          </table:table-cell>
          <table:table-cell table:number-columns-repeated="1010"/>
        </table:table-row>
        <table:table-row table:style-name="ro8">
          <table:table-cell office:value-type="float" office:value="-95.1" calcext:value-type="float">
            <text:p>-95,1</text:p>
          </table:table-cell>
          <table:table-cell office:value-type="float" office:value="-83.2" calcext:value-type="float">
            <text:p>-83,2</text:p>
          </table:table-cell>
          <table:table-cell office:value-type="float" office:value="-96.3" calcext:value-type="float">
            <text:p>-96,3</text:p>
          </table:table-cell>
          <table:table-cell office:value-type="float" office:value="-96.5" calcext:value-type="float">
            <text:p>-96,5</text:p>
          </table:table-cell>
          <table:table-cell office:value-type="float" office:value="-88.2" calcext:value-type="float">
            <text:p>-88,2</text:p>
          </table:table-cell>
          <table:table-cell office:value-type="float" office:value="-94.9" calcext:value-type="float">
            <text:p>-94,9</text:p>
          </table:table-cell>
          <table:table-cell office:value-type="float" office:value="-100.5" calcext:value-type="float">
            <text:p>-100,5</text:p>
          </table:table-cell>
          <table:table-cell office:value-type="float" office:value="-97.8" calcext:value-type="float">
            <text:p>-97,8</text:p>
          </table:table-cell>
          <table:table-cell office:value-type="float" office:value="-87.8" calcext:value-type="float">
            <text:p>-87,8</text:p>
          </table:table-cell>
          <table:table-cell office:value-type="float" office:value="-96.7" calcext:value-type="float">
            <text:p>-96,7</text:p>
          </table:table-cell>
          <table:table-cell office:value-type="float" office:value="-96.3" calcext:value-type="float">
            <text:p>-96,3</text:p>
          </table:table-cell>
          <table:table-cell office:value-type="float" office:value="-97.8" calcext:value-type="float">
            <text:p>-97,8</text:p>
          </table:table-cell>
          <table:table-cell table:number-columns-repeated="1010"/>
        </table:table-row>
        <table:table-row table:style-name="ro8">
          <table:table-cell office:value-type="float" office:value="-95.6" calcext:value-type="float">
            <text:p>-95,6</text:p>
          </table:table-cell>
          <table:table-cell office:value-type="float" office:value="-85.3" calcext:value-type="float">
            <text:p>-85,3</text:p>
          </table:table-cell>
          <table:table-cell office:value-type="float" office:value="-95.6" calcext:value-type="float">
            <text:p>-95,6</text:p>
          </table:table-cell>
          <table:table-cell office:value-type="float" office:value="-95.9" calcext:value-type="float">
            <text:p>-95,9</text:p>
          </table:table-cell>
          <table:table-cell office:value-type="float" office:value="-91.2" calcext:value-type="float">
            <text:p>-91,2</text:p>
          </table:table-cell>
          <table:table-cell office:value-type="float" office:value="-95.9" calcext:value-type="float">
            <text:p>-95,9</text:p>
          </table:table-cell>
          <table:table-cell office:value-type="float" office:value="-100.5" calcext:value-type="float">
            <text:p>-100,5</text:p>
          </table:table-cell>
          <table:table-cell office:value-type="float" office:value="-98.1" calcext:value-type="float">
            <text:p>-98,1</text:p>
          </table:table-cell>
          <table:table-cell office:value-type="float" office:value="-85.9" calcext:value-type="float">
            <text:p>-85,9</text:p>
          </table:table-cell>
          <table:table-cell office:value-type="float" office:value="-95.4" calcext:value-type="float">
            <text:p>-95,4</text:p>
          </table:table-cell>
          <table:table-cell office:value-type="float" office:value="-97.1" calcext:value-type="float">
            <text:p>-97,1</text:p>
          </table:table-cell>
          <table:table-cell office:value-type="float" office:value="-97.9" calcext:value-type="float">
            <text:p>-97,9</text:p>
          </table:table-cell>
          <table:table-cell table:number-columns-repeated="1010"/>
        </table:table-row>
        <table:table-row table:style-name="ro8">
          <table:table-cell office:value-type="float" office:value="-96.3" calcext:value-type="float">
            <text:p>-96,3</text:p>
          </table:table-cell>
          <table:table-cell office:value-type="float" office:value="-87.2" calcext:value-type="float">
            <text:p>-87,2</text:p>
          </table:table-cell>
          <table:table-cell office:value-type="float" office:value="-95.6" calcext:value-type="float">
            <text:p>-95,6</text:p>
          </table:table-cell>
          <table:table-cell office:value-type="float" office:value="-94.4" calcext:value-type="float">
            <text:p>-94,4</text:p>
          </table:table-cell>
          <table:table-cell office:value-type="float" office:value="-91.9" calcext:value-type="float">
            <text:p>-91,9</text:p>
          </table:table-cell>
          <table:table-cell office:value-type="float" office:value="-97" calcext:value-type="float">
            <text:p>-97</text:p>
          </table:table-cell>
          <table:table-cell office:value-type="float" office:value="-100.5" calcext:value-type="float">
            <text:p>-100,5</text:p>
          </table:table-cell>
          <table:table-cell office:value-type="float" office:value="-99" calcext:value-type="float">
            <text:p>-99</text:p>
          </table:table-cell>
          <table:table-cell office:value-type="float" office:value="-84.3" calcext:value-type="float">
            <text:p>-84,3</text:p>
          </table:table-cell>
          <table:table-cell office:value-type="float" office:value="-95.1" calcext:value-type="float">
            <text:p>-95,1</text:p>
          </table:table-cell>
          <table:table-cell office:value-type="float" office:value="-97.8" calcext:value-type="float">
            <text:p>-97,8</text:p>
          </table:table-cell>
          <table:table-cell office:value-type="float" office:value="-98.1" calcext:value-type="float">
            <text:p>-98,1</text:p>
          </table:table-cell>
          <table:table-cell table:number-columns-repeated="1010"/>
        </table:table-row>
        <table:table-row table:style-name="ro8">
          <table:table-cell office:value-type="float" office:value="-98.3" calcext:value-type="float">
            <text:p>-98,3</text:p>
          </table:table-cell>
          <table:table-cell office:value-type="float" office:value="-90.3" calcext:value-type="float">
            <text:p>-90,3</text:p>
          </table:table-cell>
          <table:table-cell office:value-type="float" office:value="-94.8" calcext:value-type="float">
            <text:p>-94,8</text:p>
          </table:table-cell>
          <table:table-cell office:value-type="float" office:value="-94.4" calcext:value-type="float">
            <text:p>-94,4</text:p>
          </table:table-cell>
          <table:table-cell office:value-type="float" office:value="-92.2" calcext:value-type="float">
            <text:p>-92,2</text:p>
          </table:table-cell>
          <table:table-cell office:value-type="float" office:value="-96.7" calcext:value-type="float">
            <text:p>-96,7</text:p>
          </table:table-cell>
          <table:table-cell office:value-type="float" office:value="-100.5" calcext:value-type="float">
            <text:p>-100,5</text:p>
          </table:table-cell>
          <table:table-cell office:value-type="float" office:value="-97.5" calcext:value-type="float">
            <text:p>-97,5</text:p>
          </table:table-cell>
          <table:table-cell office:value-type="float" office:value="-79.9" calcext:value-type="float">
            <text:p>-79,9</text:p>
          </table:table-cell>
          <table:table-cell office:value-type="float" office:value="-94.9" calcext:value-type="float">
            <text:p>-94,9</text:p>
          </table:table-cell>
          <table:table-cell office:value-type="float" office:value="-97.9" calcext:value-type="float">
            <text:p>-97,9</text:p>
          </table:table-cell>
          <table:table-cell office:value-type="float" office:value="-98" calcext:value-type="float">
            <text:p>-98</text:p>
          </table:table-cell>
          <table:table-cell table:number-columns-repeated="1010"/>
        </table:table-row>
        <table:table-row table:style-name="ro8">
          <table:table-cell office:value-type="float" office:value="-99" calcext:value-type="float">
            <text:p>-99</text:p>
          </table:table-cell>
          <table:table-cell office:value-type="float" office:value="-90.3" calcext:value-type="float">
            <text:p>-90,3</text:p>
          </table:table-cell>
          <table:table-cell office:value-type="float" office:value="-95.3" calcext:value-type="float">
            <text:p>-95,3</text:p>
          </table:table-cell>
          <table:table-cell office:value-type="float" office:value="-93.8" calcext:value-type="float">
            <text:p>-93,8</text:p>
          </table:table-cell>
          <table:table-cell office:value-type="float" office:value="-90.7" calcext:value-type="float">
            <text:p>-90,7</text:p>
          </table:table-cell>
          <table:table-cell office:value-type="float" office:value="-96.6" calcext:value-type="float">
            <text:p>-96,6</text:p>
          </table:table-cell>
          <table:table-cell office:value-type="float" office:value="-100.5" calcext:value-type="float">
            <text:p>-100,5</text:p>
          </table:table-cell>
          <table:table-cell office:value-type="float" office:value="-97.5" calcext:value-type="float">
            <text:p>-97,5</text:p>
          </table:table-cell>
          <table:table-cell office:value-type="float" office:value="-79.2" calcext:value-type="float">
            <text:p>-79,2</text:p>
          </table:table-cell>
          <table:table-cell office:value-type="float" office:value="-94" calcext:value-type="float">
            <text:p>-94</text:p>
          </table:table-cell>
          <table:table-cell office:value-type="float" office:value="-97.77778" calcext:value-type="float">
            <text:p>-97,77778</text:p>
          </table:table-cell>
          <table:table-cell office:value-type="float" office:value="-98.9" calcext:value-type="float">
            <text:p>-98,9</text:p>
          </table:table-cell>
          <table:table-cell table:number-columns-repeated="1010"/>
        </table:table-row>
        <table:table-row table:style-name="ro8">
          <table:table-cell office:value-type="float" office:value="-99.6" calcext:value-type="float">
            <text:p>-99,6</text:p>
          </table:table-cell>
          <table:table-cell office:value-type="float" office:value="-90.3" calcext:value-type="float">
            <text:p>-90,3</text:p>
          </table:table-cell>
          <table:table-cell office:value-type="float" office:value="-95.2" calcext:value-type="float">
            <text:p>-95,2</text:p>
          </table:table-cell>
          <table:table-cell office:value-type="float" office:value="-93.4" calcext:value-type="float">
            <text:p>-93,4</text:p>
          </table:table-cell>
          <table:table-cell office:value-type="float" office:value="-89.7" calcext:value-type="float">
            <text:p>-89,7</text:p>
          </table:table-cell>
          <table:table-cell office:value-type="float" office:value="-97.2" calcext:value-type="float">
            <text:p>-97,2</text:p>
          </table:table-cell>
          <table:table-cell office:value-type="float" office:value="-100.5" calcext:value-type="float">
            <text:p>-100,5</text:p>
          </table:table-cell>
          <table:table-cell office:value-type="float" office:value="-97.8" calcext:value-type="float">
            <text:p>-97,8</text:p>
          </table:table-cell>
          <table:table-cell office:value-type="float" office:value="-76.7" calcext:value-type="float">
            <text:p>-76,7</text:p>
          </table:table-cell>
          <table:table-cell office:value-type="float" office:value="-93.2" calcext:value-type="float">
            <text:p>-93,2</text:p>
          </table:table-cell>
          <table:table-cell office:value-type="float" office:value="-98.888885" calcext:value-type="float">
            <text:p>-98,888885</text:p>
          </table:table-cell>
          <table:table-cell office:value-type="float" office:value="-99.333336" calcext:value-type="float">
            <text:p>-99,333336</text:p>
          </table:table-cell>
          <table:table-cell table:number-columns-repeated="1010"/>
        </table:table-row>
        <table:table-row table:style-name="ro8">
          <table:table-cell office:value-type="float" office:value="-100.333336" calcext:value-type="float">
            <text:p>-100,333336</text:p>
          </table:table-cell>
          <table:table-cell office:value-type="float" office:value="-90.1" calcext:value-type="float">
            <text:p>-90,1</text:p>
          </table:table-cell>
          <table:table-cell office:value-type="float" office:value="-96.4" calcext:value-type="float">
            <text:p>-96,4</text:p>
          </table:table-cell>
          <table:table-cell office:value-type="float" office:value="-92.6" calcext:value-type="float">
            <text:p>-92,6</text:p>
          </table:table-cell>
          <table:table-cell office:value-type="float" office:value="-91.3" calcext:value-type="float">
            <text:p>-91,3</text:p>
          </table:table-cell>
          <table:table-cell office:value-type="float" office:value="-97" calcext:value-type="float">
            <text:p>-97</text:p>
          </table:table-cell>
          <table:table-cell office:value-type="float" office:value="-100" calcext:value-type="float">
            <text:p>-100</text:p>
          </table:table-cell>
          <table:table-cell office:value-type="float" office:value="-98.6" calcext:value-type="float">
            <text:p>-98,6</text:p>
          </table:table-cell>
          <table:table-cell office:value-type="float" office:value="-74.7" calcext:value-type="float">
            <text:p>-74,7</text:p>
          </table:table-cell>
          <table:table-cell office:value-type="float" office:value="-92.5" calcext:value-type="float">
            <text:p>-92,5</text:p>
          </table:table-cell>
          <table:table-cell office:value-type="float" office:value="-97.8" calcext:value-type="float">
            <text:p>-97,8</text:p>
          </table:table-cell>
          <table:table-cell office:value-type="float" office:value="-99.6" calcext:value-type="float">
            <text:p>-99,6</text:p>
          </table:table-cell>
          <table:table-cell table:number-columns-repeated="1010"/>
        </table:table-row>
        <table:table-row table:style-name="ro8">
          <table:table-cell office:value-type="float" office:value="-100" calcext:value-type="float">
            <text:p>-100</text:p>
          </table:table-cell>
          <table:table-cell office:value-type="float" office:value="-90.5" calcext:value-type="float">
            <text:p>-90,5</text:p>
          </table:table-cell>
          <table:table-cell office:value-type="float" office:value="-95.8" calcext:value-type="float">
            <text:p>-95,8</text:p>
          </table:table-cell>
          <table:table-cell office:value-type="float" office:value="-90.8" calcext:value-type="float">
            <text:p>-90,8</text:p>
          </table:table-cell>
          <table:table-cell office:value-type="float" office:value="-92.3" calcext:value-type="float">
            <text:p>-92,3</text:p>
          </table:table-cell>
          <table:table-cell office:value-type="float" office:value="-96.8" calcext:value-type="float">
            <text:p>-96,8</text:p>
          </table:table-cell>
          <table:table-cell office:value-type="float" office:value="-100" calcext:value-type="float">
            <text:p>-100</text:p>
          </table:table-cell>
          <table:table-cell office:value-type="float" office:value="-97.85714" calcext:value-type="float">
            <text:p>-97,85714</text:p>
          </table:table-cell>
          <table:table-cell office:value-type="float" office:value="-76.5" calcext:value-type="float">
            <text:p>-76,5</text:p>
          </table:table-cell>
          <table:table-cell office:value-type="float" office:value="-90.3" calcext:value-type="float">
            <text:p>-90,3</text:p>
          </table:table-cell>
          <table:table-cell office:value-type="float" office:value="-97.7" calcext:value-type="float">
            <text:p>-97,7</text:p>
          </table:table-cell>
          <table:table-cell office:value-type="float" office:value="-99.6" calcext:value-type="float">
            <text:p>-99,6</text:p>
          </table:table-cell>
          <table:table-cell table:number-columns-repeated="1010"/>
        </table:table-row>
        <table:table-row table:style-name="ro8">
          <table:table-cell office:value-type="float" office:value="-100" calcext:value-type="float">
            <text:p>-100</text:p>
          </table:table-cell>
          <table:table-cell office:value-type="float" office:value="-92.7" calcext:value-type="float">
            <text:p>-92,7</text:p>
          </table:table-cell>
          <table:table-cell office:value-type="float" office:value="-94.8" calcext:value-type="float">
            <text:p>-94,8</text:p>
          </table:table-cell>
          <table:table-cell office:value-type="float" office:value="-90.5" calcext:value-type="float">
            <text:p>-90,5</text:p>
          </table:table-cell>
          <table:table-cell office:value-type="float" office:value="-92.5" calcext:value-type="float">
            <text:p>-92,5</text:p>
          </table:table-cell>
          <table:table-cell office:value-type="float" office:value="-96.8" calcext:value-type="float">
            <text:p>-96,8</text:p>
          </table:table-cell>
          <table:table-cell/>
          <table:table-cell office:value-type="float" office:value="-97.85714" calcext:value-type="float">
            <text:p>-97,85714</text:p>
          </table:table-cell>
          <table:table-cell office:value-type="float" office:value="-80.9" calcext:value-type="float">
            <text:p>-80,9</text:p>
          </table:table-cell>
          <table:table-cell office:value-type="float" office:value="-87.9" calcext:value-type="float">
            <text:p>-87,9</text:p>
          </table:table-cell>
          <table:table-cell office:value-type="float" office:value="-97.3" calcext:value-type="float">
            <text:p>-97,3</text:p>
          </table:table-cell>
          <table:table-cell office:value-type="float" office:value="-99.833336" calcext:value-type="float">
            <text:p>-99,833336</text:p>
          </table:table-cell>
          <table:table-cell table:number-columns-repeated="1010"/>
        </table:table-row>
        <table:table-row table:style-name="ro8">
          <table:table-cell office:value-type="float" office:value="-100" calcext:value-type="float">
            <text:p>-100</text:p>
          </table:table-cell>
          <table:table-cell office:value-type="float" office:value="-93.8" calcext:value-type="float">
            <text:p>-93,8</text:p>
          </table:table-cell>
          <table:table-cell office:value-type="float" office:value="-92.5" calcext:value-type="float">
            <text:p>-92,5</text:p>
          </table:table-cell>
          <table:table-cell office:value-type="float" office:value="-90" calcext:value-type="float">
            <text:p>-90</text:p>
          </table:table-cell>
          <table:table-cell office:value-type="float" office:value="-93.5" calcext:value-type="float">
            <text:p>-93,5</text:p>
          </table:table-cell>
          <table:table-cell office:value-type="float" office:value="-96.9" calcext:value-type="float">
            <text:p>-96,9</text:p>
          </table:table-cell>
          <table:table-cell/>
          <table:table-cell office:value-type="float" office:value="-98.4" calcext:value-type="float">
            <text:p>-98,4</text:p>
          </table:table-cell>
          <table:table-cell office:value-type="float" office:value="-81.7" calcext:value-type="float">
            <text:p>-81,7</text:p>
          </table:table-cell>
          <table:table-cell office:value-type="float" office:value="-85.7" calcext:value-type="float">
            <text:p>-85,7</text:p>
          </table:table-cell>
          <table:table-cell office:value-type="float" office:value="-97.4" calcext:value-type="float">
            <text:p>-97,4</text:p>
          </table:table-cell>
          <table:table-cell office:value-type="float" office:value="-101.333336" calcext:value-type="float">
            <text:p>-101,333336</text:p>
          </table:table-cell>
          <table:table-cell table:number-columns-repeated="1010"/>
        </table:table-row>
        <table:table-row table:style-name="ro8">
          <table:table-cell office:value-type="float" office:value="-99.666664" calcext:value-type="float">
            <text:p>-99,666664</text:p>
          </table:table-cell>
          <table:table-cell office:value-type="float" office:value="-94.2" calcext:value-type="float">
            <text:p>-94,2</text:p>
          </table:table-cell>
          <table:table-cell office:value-type="float" office:value="-92.3" calcext:value-type="float">
            <text:p>-92,3</text:p>
          </table:table-cell>
          <table:table-cell office:value-type="float" office:value="-86.7" calcext:value-type="float">
            <text:p>-86,7</text:p>
          </table:table-cell>
          <table:table-cell office:value-type="float" office:value="-95.6" calcext:value-type="float">
            <text:p>-95,6</text:p>
          </table:table-cell>
          <table:table-cell office:value-type="float" office:value="-96.5" calcext:value-type="float">
            <text:p>-96,5</text:p>
          </table:table-cell>
          <table:table-cell/>
          <table:table-cell office:value-type="float" office:value="-98.4" calcext:value-type="float">
            <text:p>-98,4</text:p>
          </table:table-cell>
          <table:table-cell office:value-type="float" office:value="-82.9" calcext:value-type="float">
            <text:p>-82,9</text:p>
          </table:table-cell>
          <table:table-cell office:value-type="float" office:value="-85.4" calcext:value-type="float">
            <text:p>-85,4</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9.666664" calcext:value-type="float">
            <text:p>-99,666664</text:p>
          </table:table-cell>
          <table:table-cell office:value-type="float" office:value="-92.5" calcext:value-type="float">
            <text:p>-92,5</text:p>
          </table:table-cell>
          <table:table-cell office:value-type="float" office:value="-91.4" calcext:value-type="float">
            <text:p>-91,4</text:p>
          </table:table-cell>
          <table:table-cell office:value-type="float" office:value="-86.2" calcext:value-type="float">
            <text:p>-86,2</text:p>
          </table:table-cell>
          <table:table-cell office:value-type="float" office:value="-93.9" calcext:value-type="float">
            <text:p>-93,9</text:p>
          </table:table-cell>
          <table:table-cell office:value-type="float" office:value="-97.6" calcext:value-type="float">
            <text:p>-97,6</text:p>
          </table:table-cell>
          <table:table-cell/>
          <table:table-cell office:value-type="float" office:value="-98.75" calcext:value-type="float">
            <text:p>-98,75</text:p>
          </table:table-cell>
          <table:table-cell office:value-type="float" office:value="-84.9" calcext:value-type="float">
            <text:p>-84,9</text:p>
          </table:table-cell>
          <table:table-cell office:value-type="float" office:value="-84.5" calcext:value-type="float">
            <text:p>-84,5</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8.666664" calcext:value-type="float">
            <text:p>-98,666664</text:p>
          </table:table-cell>
          <table:table-cell office:value-type="float" office:value="-92.6" calcext:value-type="float">
            <text:p>-92,6</text:p>
          </table:table-cell>
          <table:table-cell office:value-type="float" office:value="-88.9" calcext:value-type="float">
            <text:p>-88,9</text:p>
          </table:table-cell>
          <table:table-cell office:value-type="float" office:value="-83.5" calcext:value-type="float">
            <text:p>-83,5</text:p>
          </table:table-cell>
          <table:table-cell office:value-type="float" office:value="-93.8" calcext:value-type="float">
            <text:p>-93,8</text:p>
          </table:table-cell>
          <table:table-cell office:value-type="float" office:value="-98.6" calcext:value-type="float">
            <text:p>-98,6</text:p>
          </table:table-cell>
          <table:table-cell/>
          <table:table-cell office:value-type="float" office:value="-99" calcext:value-type="float">
            <text:p>-99</text:p>
          </table:table-cell>
          <table:table-cell office:value-type="float" office:value="-85.6" calcext:value-type="float">
            <text:p>-85,6</text:p>
          </table:table-cell>
          <table:table-cell office:value-type="float" office:value="-84.8" calcext:value-type="float">
            <text:p>-84,8</text:p>
          </table:table-cell>
          <table:table-cell office:value-type="float" office:value="-97.4" calcext:value-type="float">
            <text:p>-97,4</text:p>
          </table:table-cell>
          <table:table-cell office:value-type="float" office:value="-100.4" calcext:value-type="float">
            <text:p>-100,4</text:p>
          </table:table-cell>
          <table:table-cell table:number-columns-repeated="1010"/>
        </table:table-row>
        <table:table-row table:style-name="ro8">
          <table:table-cell office:value-type="float" office:value="-98" calcext:value-type="float">
            <text:p>-98</text:p>
          </table:table-cell>
          <table:table-cell office:value-type="float" office:value="-92.1" calcext:value-type="float">
            <text:p>-92,1</text:p>
          </table:table-cell>
          <table:table-cell office:value-type="float" office:value="-86.8" calcext:value-type="float">
            <text:p>-86,8</text:p>
          </table:table-cell>
          <table:table-cell office:value-type="float" office:value="-83.8" calcext:value-type="float">
            <text:p>-83,8</text:p>
          </table:table-cell>
          <table:table-cell office:value-type="float" office:value="-92.7" calcext:value-type="float">
            <text:p>-92,7</text:p>
          </table:table-cell>
          <table:table-cell office:value-type="float" office:value="-98.1" calcext:value-type="float">
            <text:p>-98,1</text:p>
          </table:table-cell>
          <table:table-cell/>
          <table:table-cell office:value-type="float" office:value="-89.7" calcext:value-type="float">
            <text:p>-89,7</text:p>
          </table:table-cell>
          <table:table-cell/>
          <table:table-cell office:value-type="float" office:value="-84.4" calcext:value-type="float">
            <text:p>-84,4</text:p>
          </table:table-cell>
          <table:table-cell office:value-type="float" office:value="-96.5" calcext:value-type="float">
            <text:p>-96,5</text:p>
          </table:table-cell>
          <table:table-cell office:value-type="float" office:value="-100.5" calcext:value-type="float">
            <text:p>-100,5</text:p>
          </table:table-cell>
          <table:table-cell table:number-columns-repeated="1010"/>
        </table:table-row>
        <table:table-row table:style-name="ro8">
          <table:table-cell office:value-type="float" office:value="-99.5" calcext:value-type="float">
            <text:p>-99,5</text:p>
          </table:table-cell>
          <table:table-cell office:value-type="float" office:value="-94.1" calcext:value-type="float">
            <text:p>-94,1</text:p>
          </table:table-cell>
          <table:table-cell office:value-type="float" office:value="-86.1" calcext:value-type="float">
            <text:p>-86,1</text:p>
          </table:table-cell>
          <table:table-cell office:value-type="float" office:value="-83.3" calcext:value-type="float">
            <text:p>-83,3</text:p>
          </table:table-cell>
          <table:table-cell office:value-type="float" office:value="-93.3" calcext:value-type="float">
            <text:p>-93,3</text:p>
          </table:table-cell>
          <table:table-cell office:value-type="float" office:value="-97.3" calcext:value-type="float">
            <text:p>-97,3</text:p>
          </table:table-cell>
          <table:table-cell/>
          <table:table-cell office:value-type="float" office:value="-91.7" calcext:value-type="float">
            <text:p>-91,7</text:p>
          </table:table-cell>
          <table:table-cell/>
          <table:table-cell office:value-type="float" office:value="-81.4" calcext:value-type="float">
            <text:p>-81,4</text:p>
          </table:table-cell>
          <table:table-cell office:value-type="float" office:value="-96.9" calcext:value-type="float">
            <text:p>-96,9</text:p>
          </table:table-cell>
          <table:table-cell office:value-type="float" office:value="-100.2" calcext:value-type="float">
            <text:p>-100,2</text:p>
          </table:table-cell>
          <table:table-cell table:number-columns-repeated="1010"/>
        </table:table-row>
        <table:table-row table:style-name="ro8">
          <table:table-cell office:value-type="float" office:value="-99.5" calcext:value-type="float">
            <text:p>-99,5</text:p>
          </table:table-cell>
          <table:table-cell office:value-type="float" office:value="-94.7" calcext:value-type="float">
            <text:p>-94,7</text:p>
          </table:table-cell>
          <table:table-cell office:value-type="float" office:value="-87.5" calcext:value-type="float">
            <text:p>-87,5</text:p>
          </table:table-cell>
          <table:table-cell office:value-type="float" office:value="-81.9" calcext:value-type="float">
            <text:p>-81,9</text:p>
          </table:table-cell>
          <table:table-cell office:value-type="float" office:value="-96.2" calcext:value-type="float">
            <text:p>-96,2</text:p>
          </table:table-cell>
          <table:table-cell office:value-type="float" office:value="-97.8" calcext:value-type="float">
            <text:p>-97,8</text:p>
          </table:table-cell>
          <table:table-cell/>
          <table:table-cell office:value-type="float" office:value="-93.2" calcext:value-type="float">
            <text:p>-93,2</text:p>
          </table:table-cell>
          <table:table-cell/>
          <table:table-cell office:value-type="float" office:value="-79.8" calcext:value-type="float">
            <text:p>-79,8</text:p>
          </table:table-cell>
          <table:table-cell office:value-type="float" office:value="-96.9" calcext:value-type="float">
            <text:p>-96,9</text:p>
          </table:table-cell>
          <table:table-cell office:value-type="float" office:value="-100.2" calcext:value-type="float">
            <text:p>-100,2</text:p>
          </table:table-cell>
          <table:table-cell table:number-columns-repeated="1010"/>
        </table:table-row>
        <table:table-row table:style-name="ro8">
          <table:table-cell office:value-type="float" office:value="-98.666664" calcext:value-type="float">
            <text:p>-98,666664</text:p>
          </table:table-cell>
          <table:table-cell office:value-type="float" office:value="-95.4" calcext:value-type="float">
            <text:p>-95,4</text:p>
          </table:table-cell>
          <table:table-cell office:value-type="float" office:value="-89.3" calcext:value-type="float">
            <text:p>-89,3</text:p>
          </table:table-cell>
          <table:table-cell office:value-type="float" office:value="-80.5" calcext:value-type="float">
            <text:p>-80,5</text:p>
          </table:table-cell>
          <table:table-cell office:value-type="float" office:value="-97.5" calcext:value-type="float">
            <text:p>-97,5</text:p>
          </table:table-cell>
          <table:table-cell office:value-type="float" office:value="-97.75" calcext:value-type="float">
            <text:p>-97,75</text:p>
          </table:table-cell>
          <table:table-cell/>
          <table:table-cell office:value-type="float" office:value="-95.6" calcext:value-type="float">
            <text:p>-95,6</text:p>
          </table:table-cell>
          <table:table-cell/>
          <table:table-cell office:value-type="float" office:value="-80.1" calcext:value-type="float">
            <text:p>-80,1</text:p>
          </table:table-cell>
          <table:table-cell office:value-type="float" office:value="-97.2" calcext:value-type="float">
            <text:p>-97,2</text:p>
          </table:table-cell>
          <table:table-cell office:value-type="float" office:value="-99.4" calcext:value-type="float">
            <text:p>-99,4</text:p>
          </table:table-cell>
          <table:table-cell table:number-columns-repeated="1010"/>
        </table:table-row>
        <table:table-row table:style-name="ro8">
          <table:table-cell office:value-type="float" office:value="-98.25" calcext:value-type="float">
            <text:p>-98,25</text:p>
          </table:table-cell>
          <table:table-cell office:value-type="float" office:value="-93.9" calcext:value-type="float">
            <text:p>-93,9</text:p>
          </table:table-cell>
          <table:table-cell office:value-type="float" office:value="-87.3" calcext:value-type="float">
            <text:p>-87,3</text:p>
          </table:table-cell>
          <table:table-cell office:value-type="float" office:value="-79.3" calcext:value-type="float">
            <text:p>-79,3</text:p>
          </table:table-cell>
          <table:table-cell office:value-type="float" office:value="-97.3" calcext:value-type="float">
            <text:p>-97,3</text:p>
          </table:table-cell>
          <table:table-cell office:value-type="float" office:value="-97.375" calcext:value-type="float">
            <text:p>-97,375</text:p>
          </table:table-cell>
          <table:table-cell/>
          <table:table-cell office:value-type="float" office:value="-97.1" calcext:value-type="float">
            <text:p>-97,1</text:p>
          </table:table-cell>
          <table:table-cell/>
          <table:table-cell office:value-type="float" office:value="-83.4" calcext:value-type="float">
            <text:p>-83,4</text:p>
          </table:table-cell>
          <table:table-cell office:value-type="float" office:value="-98.6" calcext:value-type="float">
            <text:p>-98,6</text:p>
          </table:table-cell>
          <table:table-cell office:value-type="float" office:value="-98.5" calcext:value-type="float">
            <text:p>-98,5</text:p>
          </table:table-cell>
          <table:table-cell table:number-columns-repeated="1010"/>
        </table:table-row>
        <table:table-row table:style-name="ro8">
          <table:table-cell office:value-type="float" office:value="-97.6" calcext:value-type="float">
            <text:p>-97,6</text:p>
          </table:table-cell>
          <table:table-cell office:value-type="float" office:value="-93.7" calcext:value-type="float">
            <text:p>-93,7</text:p>
          </table:table-cell>
          <table:table-cell office:value-type="float" office:value="-84.3" calcext:value-type="float">
            <text:p>-84,3</text:p>
          </table:table-cell>
          <table:table-cell office:value-type="float" office:value="-81.3" calcext:value-type="float">
            <text:p>-81,3</text:p>
          </table:table-cell>
          <table:table-cell office:value-type="float" office:value="-96.4" calcext:value-type="float">
            <text:p>-96,4</text:p>
          </table:table-cell>
          <table:table-cell office:value-type="float" office:value="-97.2" calcext:value-type="float">
            <text:p>-97,2</text:p>
          </table:table-cell>
          <table:table-cell/>
          <table:table-cell office:value-type="float" office:value="-97.1" calcext:value-type="float">
            <text:p>-97,1</text:p>
          </table:table-cell>
          <table:table-cell/>
          <table:table-cell office:value-type="float" office:value="-84.1" calcext:value-type="float">
            <text:p>-84,1</text:p>
          </table:table-cell>
          <table:table-cell office:value-type="float" office:value="-98.3" calcext:value-type="float">
            <text:p>-98,3</text:p>
          </table:table-cell>
          <table:table-cell office:value-type="float" office:value="-98.333336" calcext:value-type="float">
            <text:p>-98,333336</text:p>
          </table:table-cell>
          <table:table-cell table:number-columns-repeated="1010"/>
        </table:table-row>
        <table:table-row table:style-name="ro8">
          <table:table-cell office:value-type="float" office:value="-97.85714" calcext:value-type="float">
            <text:p>-97,85714</text:p>
          </table:table-cell>
          <table:table-cell office:value-type="float" office:value="-94.2" calcext:value-type="float">
            <text:p>-94,2</text:p>
          </table:table-cell>
          <table:table-cell office:value-type="float" office:value="-81.8" calcext:value-type="float">
            <text:p>-81,8</text:p>
          </table:table-cell>
          <table:table-cell office:value-type="float" office:value="-82.2" calcext:value-type="float">
            <text:p>-82,2</text:p>
          </table:table-cell>
          <table:table-cell office:value-type="float" office:value="-96.4" calcext:value-type="float">
            <text:p>-96,4</text:p>
          </table:table-cell>
          <table:table-cell office:value-type="float" office:value="-97.5" calcext:value-type="float">
            <text:p>-97,5</text:p>
          </table:table-cell>
          <table:table-cell/>
          <table:table-cell office:value-type="float" office:value="-97.7" calcext:value-type="float">
            <text:p>-97,7</text:p>
          </table:table-cell>
          <table:table-cell/>
          <table:table-cell office:value-type="float" office:value="-83.1" calcext:value-type="float">
            <text:p>-83,1</text:p>
          </table:table-cell>
          <table:table-cell office:value-type="float" office:value="-97.9" calcext:value-type="float">
            <text:p>-97,9</text:p>
          </table:table-cell>
          <table:table-cell office:value-type="float" office:value="-98.333336" calcext:value-type="float">
            <text:p>-98,333336</text:p>
          </table:table-cell>
          <table:table-cell table:number-columns-repeated="1010"/>
        </table:table-row>
        <table:table-row table:style-name="ro8">
          <table:table-cell office:value-type="float" office:value="-98.77778" calcext:value-type="float">
            <text:p>-98,77778</text:p>
          </table:table-cell>
          <table:table-cell office:value-type="float" office:value="-96.1" calcext:value-type="float">
            <text:p>-96,1</text:p>
          </table:table-cell>
          <table:table-cell office:value-type="float" office:value="-79.9" calcext:value-type="float">
            <text:p>-79,9</text:p>
          </table:table-cell>
          <table:table-cell office:value-type="float" office:value="-82.7" calcext:value-type="float">
            <text:p>-82,7</text:p>
          </table:table-cell>
          <table:table-cell office:value-type="float" office:value="-97" calcext:value-type="float">
            <text:p>-97</text:p>
          </table:table-cell>
          <table:table-cell office:value-type="float" office:value="-97.8" calcext:value-type="float">
            <text:p>-97,8</text:p>
          </table:table-cell>
          <table:table-cell/>
          <table:table-cell office:value-type="float" office:value="-97.77778" calcext:value-type="float">
            <text:p>-97,77778</text:p>
          </table:table-cell>
          <table:table-cell/>
          <table:table-cell office:value-type="float" office:value="-85.2" calcext:value-type="float">
            <text:p>-85,2</text:p>
          </table:table-cell>
          <table:table-cell office:value-type="float" office:value="-97.4" calcext:value-type="float">
            <text:p>-97,4</text:p>
          </table:table-cell>
          <table:table-cell office:value-type="float" office:value="-98.333336" calcext:value-type="float">
            <text:p>-98,333336</text:p>
          </table:table-cell>
          <table:table-cell table:number-columns-repeated="1010"/>
        </table:table-row>
        <table:table-row table:style-name="ro8">
          <table:table-cell office:value-type="float" office:value="-98.6" calcext:value-type="float">
            <text:p>-98,6</text:p>
          </table:table-cell>
          <table:table-cell office:value-type="float" office:value="-96.5" calcext:value-type="float">
            <text:p>-96,5</text:p>
          </table:table-cell>
          <table:table-cell office:value-type="float" office:value="-78.2" calcext:value-type="float">
            <text:p>-78,2</text:p>
          </table:table-cell>
          <table:table-cell office:value-type="float" office:value="-82.8" calcext:value-type="float">
            <text:p>-82,8</text:p>
          </table:table-cell>
          <table:table-cell office:value-type="float" office:value="-96.9" calcext:value-type="float">
            <text:p>-96,9</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2.4" calcext:value-type="float">
            <text:p>-82,4</text:p>
          </table:table-cell>
          <table:table-cell office:value-type="float" office:value="-97.6" calcext:value-type="float">
            <text:p>-97,6</text:p>
          </table:table-cell>
          <table:table-cell office:value-type="float" office:value="-98.8" calcext:value-type="float">
            <text:p>-98,8</text:p>
          </table:table-cell>
          <table:table-cell table:number-columns-repeated="1010"/>
        </table:table-row>
        <table:table-row table:style-name="ro8">
          <table:table-cell office:value-type="float" office:value="-98.4" calcext:value-type="float">
            <text:p>-98,4</text:p>
          </table:table-cell>
          <table:table-cell office:value-type="float" office:value="-97.3" calcext:value-type="float">
            <text:p>-97,3</text:p>
          </table:table-cell>
          <table:table-cell office:value-type="float" office:value="-76" calcext:value-type="float">
            <text:p>-76</text:p>
          </table:table-cell>
          <table:table-cell office:value-type="float" office:value="-82.6" calcext:value-type="float">
            <text:p>-82,6</text:p>
          </table:table-cell>
          <table:table-cell office:value-type="float" office:value="-97.2" calcext:value-type="float">
            <text:p>-97,2</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2.5" calcext:value-type="float">
            <text:p>-82,5</text:p>
          </table:table-cell>
          <table:table-cell office:value-type="float" office:value="-98.111115" calcext:value-type="float">
            <text:p>-98,111115</text:p>
          </table:table-cell>
          <table:table-cell office:value-type="float" office:value="-98.75" calcext:value-type="float">
            <text:p>-98,75</text:p>
          </table:table-cell>
          <table:table-cell table:number-columns-repeated="1010"/>
        </table:table-row>
        <table:table-row table:style-name="ro8">
          <table:table-cell office:value-type="float" office:value="-98.4" calcext:value-type="float">
            <text:p>-98,4</text:p>
          </table:table-cell>
          <table:table-cell office:value-type="float" office:value="-96.9" calcext:value-type="float">
            <text:p>-96,9</text:p>
          </table:table-cell>
          <table:table-cell office:value-type="float" office:value="-77.3" calcext:value-type="float">
            <text:p>-77,3</text:p>
          </table:table-cell>
          <table:table-cell office:value-type="float" office:value="-86.1" calcext:value-type="float">
            <text:p>-86,1</text:p>
          </table:table-cell>
          <table:table-cell office:value-type="float" office:value="-98.3" calcext:value-type="float">
            <text:p>-98,3</text:p>
          </table:table-cell>
          <table:table-cell office:value-type="float" office:value="-97.3" calcext:value-type="float">
            <text:p>-97,3</text:p>
          </table:table-cell>
          <table:table-cell/>
          <table:table-cell office:value-type="float" office:value="-98" calcext:value-type="float">
            <text:p>-98</text:p>
          </table:table-cell>
          <table:table-cell/>
          <table:table-cell office:value-type="float" office:value="-87.4" calcext:value-type="float">
            <text:p>-87,4</text:p>
          </table:table-cell>
          <table:table-cell office:value-type="float" office:value="-98.5" calcext:value-type="float">
            <text:p>-98,5</text:p>
          </table:table-cell>
          <table:table-cell office:value-type="float" office:value="-98.75" calcext:value-type="float">
            <text:p>-98,75</text:p>
          </table:table-cell>
          <table:table-cell table:number-columns-repeated="1010"/>
        </table:table-row>
        <table:table-row table:style-name="ro8">
          <table:table-cell office:value-type="float" office:value="-98.3" calcext:value-type="float">
            <text:p>-98,3</text:p>
          </table:table-cell>
          <table:table-cell office:value-type="float" office:value="-96.9" calcext:value-type="float">
            <text:p>-96,9</text:p>
          </table:table-cell>
          <table:table-cell office:value-type="float" office:value="-78.6" calcext:value-type="float">
            <text:p>-78,6</text:p>
          </table:table-cell>
          <table:table-cell office:value-type="float" office:value="-88.5" calcext:value-type="float">
            <text:p>-88,5</text:p>
          </table:table-cell>
          <table:table-cell office:value-type="float" office:value="-98.7" calcext:value-type="float">
            <text:p>-98,7</text:p>
          </table:table-cell>
          <table:table-cell office:value-type="float" office:value="-96.8" calcext:value-type="float">
            <text:p>-96,8</text:p>
          </table:table-cell>
          <table:table-cell/>
          <table:table-cell office:value-type="float" office:value="-98" calcext:value-type="float">
            <text:p>-98</text:p>
          </table:table-cell>
          <table:table-cell/>
          <table:table-cell office:value-type="float" office:value="-89.5" calcext:value-type="float">
            <text:p>-89,5</text:p>
          </table:table-cell>
          <table:table-cell office:value-type="float" office:value="-98.833336" calcext:value-type="float">
            <text:p>-98,833336</text:p>
          </table:table-cell>
          <table:table-cell office:value-type="float" office:value="-99.333336" calcext:value-type="float">
            <text:p>-99,333336</text:p>
          </table:table-cell>
          <table:table-cell table:number-columns-repeated="1010"/>
        </table:table-row>
        <table:table-row table:style-name="ro8">
          <table:table-cell office:value-type="float" office:value="-98.2" calcext:value-type="float">
            <text:p>-98,2</text:p>
          </table:table-cell>
          <table:table-cell office:value-type="float" office:value="-97" calcext:value-type="float">
            <text:p>-97</text:p>
          </table:table-cell>
          <table:table-cell office:value-type="float" office:value="-80.5" calcext:value-type="float">
            <text:p>-80,5</text:p>
          </table:table-cell>
          <table:table-cell office:value-type="float" office:value="-88.4" calcext:value-type="float">
            <text:p>-88,4</text:p>
          </table:table-cell>
          <table:table-cell office:value-type="float" office:value="-98.6" calcext:value-type="float">
            <text:p>-98,6</text:p>
          </table:table-cell>
          <table:table-cell office:value-type="float" office:value="-96.5" calcext:value-type="float">
            <text:p>-96,5</text:p>
          </table:table-cell>
          <table:table-cell/>
          <table:table-cell office:value-type="float" office:value="-96.666664" calcext:value-type="float">
            <text:p>-96,666664</text:p>
          </table:table-cell>
          <table:table-cell/>
          <table:table-cell office:value-type="float" office:value="-92.7" calcext:value-type="float">
            <text:p>-92,7</text:p>
          </table:table-cell>
          <table:table-cell office:value-type="float" office:value="-98.6" calcext:value-type="float">
            <text:p>-98,6</text:p>
          </table:table-cell>
          <table:table-cell office:value-type="float" office:value="-99.333336" calcext:value-type="float">
            <text:p>-99,333336</text:p>
          </table:table-cell>
          <table:table-cell table:number-columns-repeated="1010"/>
        </table:table-row>
        <table:table-row table:style-name="ro8">
          <table:table-cell office:value-type="float" office:value="-98.5" calcext:value-type="float">
            <text:p>-98,5</text:p>
          </table:table-cell>
          <table:table-cell office:value-type="float" office:value="-96.5" calcext:value-type="float">
            <text:p>-96,5</text:p>
          </table:table-cell>
          <table:table-cell office:value-type="float" office:value="-80.8" calcext:value-type="float">
            <text:p>-80,8</text:p>
          </table:table-cell>
          <table:table-cell office:value-type="float" office:value="-88.8" calcext:value-type="float">
            <text:p>-88,8</text:p>
          </table:table-cell>
          <table:table-cell office:value-type="float" office:value="-98.6" calcext:value-type="float">
            <text:p>-98,6</text:p>
          </table:table-cell>
          <table:table-cell office:value-type="float" office:value="-97.1" calcext:value-type="float">
            <text:p>-97,1</text:p>
          </table:table-cell>
          <table:table-cell/>
          <table:table-cell office:value-type="float" office:value="-97.14286" calcext:value-type="float">
            <text:p>-97,14286</text:p>
          </table:table-cell>
          <table:table-cell/>
          <table:table-cell office:value-type="float" office:value="-91.5" calcext:value-type="float">
            <text:p>-91,5</text:p>
          </table:table-cell>
          <table:table-cell office:value-type="float" office:value="-99" calcext:value-type="float">
            <text:p>-99</text:p>
          </table:table-cell>
          <table:table-cell office:value-type="float" office:value="-99.5" calcext:value-type="float">
            <text:p>-99,5</text:p>
          </table:table-cell>
          <table:table-cell table:number-columns-repeated="1010"/>
        </table:table-row>
        <table:table-row table:style-name="ro8">
          <table:table-cell office:value-type="float" office:value="-98.6" calcext:value-type="float">
            <text:p>-98,6</text:p>
          </table:table-cell>
          <table:table-cell office:value-type="float" office:value="-97.4" calcext:value-type="float">
            <text:p>-97,4</text:p>
          </table:table-cell>
          <table:table-cell office:value-type="float" office:value="-84.3" calcext:value-type="float">
            <text:p>-84,3</text:p>
          </table:table-cell>
          <table:table-cell office:value-type="float" office:value="-91.7" calcext:value-type="float">
            <text:p>-91,7</text:p>
          </table:table-cell>
          <table:table-cell office:value-type="float" office:value="-98.6" calcext:value-type="float">
            <text:p>-98,6</text:p>
          </table:table-cell>
          <table:table-cell office:value-type="float" office:value="-97.3" calcext:value-type="float">
            <text:p>-97,3</text:p>
          </table:table-cell>
          <table:table-cell/>
          <table:table-cell office:value-type="float" office:value="-97" calcext:value-type="float">
            <text:p>-97</text:p>
          </table:table-cell>
          <table:table-cell/>
          <table:table-cell office:value-type="float" office:value="-90.3" calcext:value-type="float">
            <text:p>-90,3</text:p>
          </table:table-cell>
          <table:table-cell office:value-type="float" office:value="-100" calcext:value-type="float">
            <text:p>-100</text:p>
          </table:table-cell>
          <table:table-cell office:value-type="float" office:value="-99.5" calcext:value-type="float">
            <text:p>-99,5</text:p>
          </table:table-cell>
          <table:table-cell table:number-columns-repeated="1010"/>
        </table:table-row>
        <table:table-row table:style-name="ro8">
          <table:table-cell office:value-type="float" office:value="-97.8" calcext:value-type="float">
            <text:p>-97,8</text:p>
          </table:table-cell>
          <table:table-cell office:value-type="float" office:value="-98.1" calcext:value-type="float">
            <text:p>-98,1</text:p>
          </table:table-cell>
          <table:table-cell office:value-type="float" office:value="-83.7" calcext:value-type="float">
            <text:p>-83,7</text:p>
          </table:table-cell>
          <table:table-cell office:value-type="float" office:value="-92.4" calcext:value-type="float">
            <text:p>-92,4</text:p>
          </table:table-cell>
          <table:table-cell office:value-type="float" office:value="-98.5" calcext:value-type="float">
            <text:p>-98,5</text:p>
          </table:table-cell>
          <table:table-cell office:value-type="float" office:value="-97.4" calcext:value-type="float">
            <text:p>-97,4</text:p>
          </table:table-cell>
          <table:table-cell/>
          <table:table-cell office:value-type="float" office:value="-97" calcext:value-type="float">
            <text:p>-97</text:p>
          </table:table-cell>
          <table:table-cell/>
          <table:table-cell office:value-type="float" office:value="-92.4" calcext:value-type="float">
            <text:p>-92,4</text:p>
          </table:table-cell>
          <table:table-cell office:value-type="float" office:value="-99" calcext:value-type="float">
            <text:p>-99</text:p>
          </table:table-cell>
          <table:table-cell office:value-type="float" office:value="-99.5" calcext:value-type="float">
            <text:p>-99,5</text:p>
          </table:table-cell>
          <table:table-cell table:number-columns-repeated="1010"/>
        </table:table-row>
        <table:table-row table:style-name="ro8">
          <table:table-cell office:value-type="float" office:value="-98.875" calcext:value-type="float">
            <text:p>-98,875</text:p>
          </table:table-cell>
          <table:table-cell office:value-type="float" office:value="-98.4" calcext:value-type="float">
            <text:p>-98,4</text:p>
          </table:table-cell>
          <table:table-cell office:value-type="float" office:value="-84" calcext:value-type="float">
            <text:p>-84</text:p>
          </table:table-cell>
          <table:table-cell office:value-type="float" office:value="-95.2" calcext:value-type="float">
            <text:p>-95,2</text:p>
          </table:table-cell>
          <table:table-cell office:value-type="float" office:value="-98.5" calcext:value-type="float">
            <text:p>-98,5</text:p>
          </table:table-cell>
          <table:table-cell office:value-type="float" office:value="-97.71429" calcext:value-type="float">
            <text:p>-97,71429</text:p>
          </table:table-cell>
          <table:table-cell/>
          <table:table-cell office:value-type="float" office:value="-97" calcext:value-type="float">
            <text:p>-97</text:p>
          </table:table-cell>
          <table:table-cell/>
          <table:table-cell office:value-type="float" office:value="-94.4" calcext:value-type="float">
            <text:p>-94,4</text:p>
          </table:table-cell>
          <table:table-cell table:number-columns-repeated="1012"/>
        </table:table-row>
        <table:table-row table:style-name="ro8">
          <table:table-cell office:value-type="float" office:value="-99.111115" calcext:value-type="float">
            <text:p>-99,111115</text:p>
          </table:table-cell>
          <table:table-cell office:value-type="float" office:value="-98.8" calcext:value-type="float">
            <text:p>-98,8</text:p>
          </table:table-cell>
          <table:table-cell office:value-type="float" office:value="-84.8" calcext:value-type="float">
            <text:p>-84,8</text:p>
          </table:table-cell>
          <table:table-cell office:value-type="float" office:value="-97.7" calcext:value-type="float">
            <text:p>-97,7</text:p>
          </table:table-cell>
          <table:table-cell office:value-type="float" office:value="-98.7" calcext:value-type="float">
            <text:p>-98,7</text:p>
          </table:table-cell>
          <table:table-cell office:value-type="float" office:value="-97.666664" calcext:value-type="float">
            <text:p>-97,666664</text:p>
          </table:table-cell>
          <table:table-cell/>
          <table:table-cell office:value-type="float" office:value="-97" calcext:value-type="float">
            <text:p>-97</text:p>
          </table:table-cell>
          <table:table-cell/>
          <table:table-cell office:value-type="float" office:value="-94.1" calcext:value-type="float">
            <text:p>-94,1</text:p>
          </table:table-cell>
          <table:table-cell table:number-columns-repeated="1012"/>
        </table:table-row>
        <table:table-row table:style-name="ro8">
          <table:table-cell office:value-type="float" office:value="-99.2" calcext:value-type="float">
            <text:p>-99,2</text:p>
          </table:table-cell>
          <table:table-cell office:value-type="float" office:value="-98.75" calcext:value-type="float">
            <text:p>-98,75</text:p>
          </table:table-cell>
          <table:table-cell office:value-type="float" office:value="-87.2" calcext:value-type="float">
            <text:p>-87,2</text:p>
          </table:table-cell>
          <table:table-cell office:value-type="float" office:value="-98" calcext:value-type="float">
            <text:p>-98</text:p>
          </table:table-cell>
          <table:table-cell office:value-type="float" office:value="-98.2" calcext:value-type="float">
            <text:p>-98,2</text:p>
          </table:table-cell>
          <table:table-cell office:value-type="float" office:value="-97.8" calcext:value-type="float">
            <text:p>-97,8</text:p>
          </table:table-cell>
          <table:table-cell/>
          <table:table-cell office:value-type="float" office:value="-97" calcext:value-type="float">
            <text:p>-97</text:p>
          </table:table-cell>
          <table:table-cell/>
          <table:table-cell office:value-type="float" office:value="-95.7" calcext:value-type="float">
            <text:p>-95,7</text:p>
          </table:table-cell>
          <table:table-cell table:number-columns-repeated="1012"/>
        </table:table-row>
        <table:table-row table:style-name="ro8">
          <table:table-cell office:value-type="float" office:value="-99.666664" calcext:value-type="float">
            <text:p>-99,666664</text:p>
          </table:table-cell>
          <table:table-cell office:value-type="float" office:value="-98.75" calcext:value-type="float">
            <text:p>-98,75</text:p>
          </table:table-cell>
          <table:table-cell office:value-type="float" office:value="-88.2" calcext:value-type="float">
            <text:p>-88,2</text:p>
          </table:table-cell>
          <table:table-cell office:value-type="float" office:value="-96.6" calcext:value-type="float">
            <text:p>-96,6</text:p>
          </table:table-cell>
          <table:table-cell office:value-type="float" office:value="-98.2" calcext:value-type="float">
            <text:p>-98,2</text:p>
          </table:table-cell>
          <table:table-cell office:value-type="float" office:value="-97.5" calcext:value-type="float">
            <text:p>-97,5</text:p>
          </table:table-cell>
          <table:table-cell/>
          <table:table-cell office:value-type="float" office:value="-97" calcext:value-type="float">
            <text:p>-97</text:p>
          </table:table-cell>
          <table:table-cell/>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8.833336" calcext:value-type="float">
            <text:p>-98,833336</text:p>
          </table:table-cell>
          <table:table-cell office:value-type="float" office:value="-86.8" calcext:value-type="float">
            <text:p>-86,8</text:p>
          </table:table-cell>
          <table:table-cell office:value-type="float" office:value="-97.5" calcext:value-type="float">
            <text:p>-97,5</text:p>
          </table:table-cell>
          <table:table-cell office:value-type="float" office:value="-99.3" calcext:value-type="float">
            <text:p>-99,3</text:p>
          </table:table-cell>
          <table:table-cell office:value-type="float" office:value="-98" calcext:value-type="float">
            <text:p>-98</text:p>
          </table:table-cell>
          <table:table-cell/>
          <table:table-cell office:value-type="float" office:value="-97.5" calcext:value-type="float">
            <text:p>-97,5</text:p>
          </table:table-cell>
          <table:table-cell/>
          <table:table-cell office:value-type="float" office:value="-97.2" calcext:value-type="float">
            <text:p>-97,2</text:p>
          </table:table-cell>
          <table:table-cell table:number-columns-repeated="1012"/>
        </table:table-row>
        <table:table-row table:style-name="ro8">
          <table:table-cell office:value-type="float" office:value="-99.666664" calcext:value-type="float">
            <text:p>-99,666664</text:p>
          </table:table-cell>
          <table:table-cell office:value-type="float" office:value="-99.14286" calcext:value-type="float">
            <text:p>-99,14286</text:p>
          </table:table-cell>
          <table:table-cell office:value-type="float" office:value="-86.7" calcext:value-type="float">
            <text:p>-86,7</text:p>
          </table:table-cell>
          <table:table-cell office:value-type="float" office:value="-97.5" calcext:value-type="float">
            <text:p>-97,5</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8.5" calcext:value-type="float">
            <text:p>-98,5</text:p>
          </table:table-cell>
          <table:table-cell office:value-type="float" office:value="-86.6" calcext:value-type="float">
            <text:p>-86,6</text:p>
          </table:table-cell>
          <table:table-cell office:value-type="float" office:value="-95" calcext:value-type="float">
            <text:p>-95</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7" calcext:value-type="float">
            <text:p>-96,7</text:p>
          </table:table-cell>
          <table:table-cell table:number-columns-repeated="1012"/>
        </table:table-row>
        <table:table-row table:style-name="ro8">
          <table:table-cell office:value-type="float" office:value="-99.666664" calcext:value-type="float">
            <text:p>-99,666664</text:p>
          </table:table-cell>
          <table:table-cell office:value-type="float" office:value="-97.6" calcext:value-type="float">
            <text:p>-97,6</text:p>
          </table:table-cell>
          <table:table-cell office:value-type="float" office:value="-88.6" calcext:value-type="float">
            <text:p>-88,6</text:p>
          </table:table-cell>
          <table:table-cell office:value-type="float" office:value="-94.4" calcext:value-type="float">
            <text:p>-94,4</text:p>
          </table:table-cell>
          <table:table-cell office:value-type="float" office:value="-100.14286" calcext:value-type="float">
            <text:p>-100,14286</text:p>
          </table:table-cell>
          <table:table-cell office:value-type="float" office:value="-98.5" calcext:value-type="float">
            <text:p>-98,5</text:p>
          </table:table-cell>
          <table:table-cell table:number-columns-repeated="3"/>
          <table:table-cell office:value-type="float" office:value="-96" calcext:value-type="float">
            <text:p>-96</text:p>
          </table:table-cell>
          <table:table-cell table:number-columns-repeated="1012"/>
        </table:table-row>
        <table:table-row table:style-name="ro8">
          <table:table-cell office:value-type="float" office:value="-99.5" calcext:value-type="float">
            <text:p>-99,5</text:p>
          </table:table-cell>
          <table:table-cell office:value-type="float" office:value="-98.4" calcext:value-type="float">
            <text:p>-98,4</text:p>
          </table:table-cell>
          <table:table-cell office:value-type="float" office:value="-89.2" calcext:value-type="float">
            <text:p>-89,2</text:p>
          </table:table-cell>
          <table:table-cell office:value-type="float" office:value="-94.8" calcext:value-type="float">
            <text:p>-94,8</text:p>
          </table:table-cell>
          <table:table-cell office:value-type="float" office:value="-100.5" calcext:value-type="float">
            <text:p>-100,5</text:p>
          </table:table-cell>
          <table:table-cell office:value-type="float" office:value="-98.5" calcext:value-type="float">
            <text:p>-98,5</text:p>
          </table:table-cell>
          <table:table-cell table:number-columns-repeated="3"/>
          <table:table-cell office:value-type="float" office:value="-95.1" calcext:value-type="float">
            <text:p>-95,1</text:p>
          </table:table-cell>
          <table:table-cell table:number-columns-repeated="1012"/>
        </table:table-row>
        <table:table-row table:style-name="ro8">
          <table:table-cell/>
          <table:table-cell office:value-type="float" office:value="-98.6" calcext:value-type="float">
            <text:p>-98,6</text:p>
          </table:table-cell>
          <table:table-cell office:value-type="float" office:value="-89.4" calcext:value-type="float">
            <text:p>-89,4</text:p>
          </table:table-cell>
          <table:table-cell office:value-type="float" office:value="-94.4" calcext:value-type="float">
            <text:p>-94,4</text:p>
          </table:table-cell>
          <table:table-cell office:value-type="float" office:value="-100.333336" calcext:value-type="float">
            <text:p>-100,333336</text:p>
          </table:table-cell>
          <table:table-cell office:value-type="float" office:value="-98.5" calcext:value-type="float">
            <text:p>-98,5</text:p>
          </table:table-cell>
          <table:table-cell table:number-columns-repeated="3"/>
          <table:table-cell office:value-type="float" office:value="-94.2" calcext:value-type="float">
            <text:p>-94,2</text:p>
          </table:table-cell>
          <table:table-cell table:number-columns-repeated="1012"/>
        </table:table-row>
        <table:table-row table:style-name="ro8">
          <table:table-cell/>
          <table:table-cell office:value-type="float" office:value="-99" calcext:value-type="float">
            <text:p>-99</text:p>
          </table:table-cell>
          <table:table-cell office:value-type="float" office:value="-93.4" calcext:value-type="float">
            <text:p>-93,4</text:p>
          </table:table-cell>
          <table:table-cell office:value-type="float" office:value="-95.4" calcext:value-type="float">
            <text:p>-95,4</text:p>
          </table:table-cell>
          <table:table-cell office:value-type="float" office:value="-100.333336" calcext:value-type="float">
            <text:p>-100,333336</text:p>
          </table:table-cell>
          <table:table-cell office:value-type="float" office:value="-97" calcext:value-type="float">
            <text:p>-97</text:p>
          </table:table-cell>
          <table:table-cell table:number-columns-repeated="3"/>
          <table:table-cell office:value-type="float" office:value="-93.6" calcext:value-type="float">
            <text:p>-93,6</text:p>
          </table:table-cell>
          <table:table-cell table:number-columns-repeated="1012"/>
        </table:table-row>
        <table:table-row table:style-name="ro8">
          <table:table-cell/>
          <table:table-cell office:value-type="float" office:value="-99" calcext:value-type="float">
            <text:p>-99</text:p>
          </table:table-cell>
          <table:table-cell office:value-type="float" office:value="-94.1" calcext:value-type="float">
            <text:p>-94,1</text:p>
          </table:table-cell>
          <table:table-cell office:value-type="float" office:value="-96.2" calcext:value-type="float">
            <text:p>-96,2</text:p>
          </table:table-cell>
          <table:table-cell table:number-columns-repeated="2" office:value-type="float" office:value="-100" calcext:value-type="float">
            <text:p>-100</text:p>
          </table:table-cell>
          <table:table-cell table:number-columns-repeated="3"/>
          <table:table-cell office:value-type="float" office:value="-94.6" calcext:value-type="float">
            <text:p>-94,6</text:p>
          </table:table-cell>
          <table:table-cell table:number-columns-repeated="1012"/>
        </table:table-row>
        <table:table-row table:style-name="ro8">
          <table:table-cell/>
          <table:table-cell office:value-type="float" office:value="-98.77778" calcext:value-type="float">
            <text:p>-98,77778</text:p>
          </table:table-cell>
          <table:table-cell office:value-type="float" office:value="-92.6" calcext:value-type="float">
            <text:p>-92,6</text:p>
          </table:table-cell>
          <table:table-cell office:value-type="float" office:value="-97.1" calcext:value-type="float">
            <text:p>-97,1</text:p>
          </table:table-cell>
          <table:table-cell office:value-type="float" office:value="-98.5" calcext:value-type="float">
            <text:p>-98,5</text:p>
          </table:table-cell>
          <table:table-cell office:value-type="float" office:value="-103" calcext:value-type="float">
            <text:p>-103</text:p>
          </table:table-cell>
          <table:table-cell table:number-columns-repeated="3"/>
          <table:table-cell office:value-type="float" office:value="-97.6" calcext:value-type="float">
            <text:p>-97,6</text:p>
          </table:table-cell>
          <table:table-cell office:value-type="float" office:value="-101" calcext:value-type="float">
            <text:p>-101</text:p>
          </table:table-cell>
          <table:table-cell table:number-columns-repeated="1011"/>
        </table:table-row>
        <table:table-row table:style-name="ro8">
          <table:table-cell/>
          <table:table-cell office:value-type="float" office:value="-99.111115" calcext:value-type="float">
            <text:p>-99,111115</text:p>
          </table:table-cell>
          <table:table-cell office:value-type="float" office:value="-90.8" calcext:value-type="float">
            <text:p>-90,8</text:p>
          </table:table-cell>
          <table:table-cell office:value-type="float" office:value="-96.8" calcext:value-type="float">
            <text:p>-96,8</text:p>
          </table:table-cell>
          <table:table-cell office:value-type="float" office:value="-98.42857" calcext:value-type="float">
            <text:p>-98,42857</text:p>
          </table:table-cell>
          <table:table-cell office:value-type="float" office:value="-103" calcext:value-type="float">
            <text:p>-103</text:p>
          </table:table-cell>
          <table:table-cell table:number-columns-repeated="3"/>
          <table:table-cell office:value-type="float" office:value="-98.3" calcext:value-type="float">
            <text:p>-98,3</text:p>
          </table:table-cell>
          <table:table-cell office:value-type="float" office:value="-101" calcext:value-type="float">
            <text:p>-101</text:p>
          </table:table-cell>
          <table:table-cell table:number-columns-repeated="1011"/>
        </table:table-row>
        <table:table-row table:style-name="ro8">
          <table:table-cell/>
          <table:table-cell office:value-type="float" office:value="-99.71429" calcext:value-type="float">
            <text:p>-99,71429</text:p>
          </table:table-cell>
          <table:table-cell office:value-type="float" office:value="-92.4" calcext:value-type="float">
            <text:p>-92,4</text:p>
          </table:table-cell>
          <table:table-cell office:value-type="float" office:value="-96.8" calcext:value-type="float">
            <text:p>-96,8</text:p>
          </table:table-cell>
          <table:table-cell office:value-type="float" office:value="-98.77778" calcext:value-type="float">
            <text:p>-98,77778</text:p>
          </table:table-cell>
          <table:table-cell office:value-type="float" office:value="-103" calcext:value-type="float">
            <text:p>-103</text:p>
          </table:table-cell>
          <table:table-cell table:number-columns-repeated="3"/>
          <table:table-cell office:value-type="float" office:value="-97.4" calcext:value-type="float">
            <text:p>-97,4</text:p>
          </table:table-cell>
          <table:table-cell office:value-type="float" office:value="-101" calcext:value-type="float">
            <text:p>-101</text:p>
          </table:table-cell>
          <table:table-cell table:number-columns-repeated="1011"/>
        </table:table-row>
        <table:table-row table:style-name="ro8">
          <table:table-cell/>
          <table:table-cell office:value-type="float" office:value="-99.71429" calcext:value-type="float">
            <text:p>-99,71429</text:p>
          </table:table-cell>
          <table:table-cell office:value-type="float" office:value="-94.2" calcext:value-type="float">
            <text:p>-94,2</text:p>
          </table:table-cell>
          <table:table-cell office:value-type="float" office:value="-97.8" calcext:value-type="float">
            <text:p>-97,8</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6.5" calcext:value-type="float">
            <text:p>-96,5</text:p>
          </table:table-cell>
          <table:table-cell office:value-type="float" office:value="-101" calcext:value-type="float">
            <text:p>-101</text:p>
          </table:table-cell>
          <table:table-cell table:number-columns-repeated="1011"/>
        </table:table-row>
        <table:table-row table:style-name="ro8">
          <table:table-cell/>
          <table:table-cell office:value-type="float" office:value="-99.833336" calcext:value-type="float">
            <text:p>-99,833336</text:p>
          </table:table-cell>
          <table:table-cell office:value-type="float" office:value="-94.3" calcext:value-type="float">
            <text:p>-94,3</text:p>
          </table:table-cell>
          <table:table-cell office:value-type="float" office:value="-98.1" calcext:value-type="float">
            <text:p>-98,1</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5.3" calcext:value-type="float">
            <text:p>-95,3</text:p>
          </table:table-cell>
          <table:table-cell office:value-type="float" office:value="-101" calcext:value-type="float">
            <text:p>-101</text:p>
          </table:table-cell>
          <table:table-cell table:number-columns-repeated="1011"/>
        </table:table-row>
        <table:table-row table:style-name="ro8">
          <table:table-cell/>
          <table:table-cell office:value-type="float" office:value="-100" calcext:value-type="float">
            <text:p>-100</text:p>
          </table:table-cell>
          <table:table-cell office:value-type="float" office:value="-95" calcext:value-type="float">
            <text:p>-95</text:p>
          </table:table-cell>
          <table:table-cell office:value-type="float" office:value="-97.1" calcext:value-type="float">
            <text:p>-97,1</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5.8" calcext:value-type="float">
            <text:p>-95,8</text:p>
          </table:table-cell>
          <table:table-cell office:value-type="float" office:value="-101" calcext:value-type="float">
            <text:p>-101</text:p>
          </table:table-cell>
          <table:table-cell table:number-columns-repeated="1011"/>
        </table:table-row>
        <table:table-row table:style-name="ro8">
          <table:table-cell/>
          <table:table-cell office:value-type="float" office:value="-101" calcext:value-type="float">
            <text:p>-101</text:p>
          </table:table-cell>
          <table:table-cell office:value-type="float" office:value="-94" calcext:value-type="float">
            <text:p>-94</text:p>
          </table:table-cell>
          <table:table-cell office:value-type="float" office:value="-97" calcext:value-type="float">
            <text:p>-97</text:p>
          </table:table-cell>
          <table:table-cell office:value-type="float" office:value="-98.8" calcext:value-type="float">
            <text:p>-98,8</text:p>
          </table:table-cell>
          <table:table-cell office:value-type="float" office:value="-103" calcext:value-type="float">
            <text:p>-103</text:p>
          </table:table-cell>
          <table:table-cell table:number-columns-repeated="3"/>
          <table:table-cell office:value-type="float" office:value="-96.6" calcext:value-type="float">
            <text:p>-96,6</text:p>
          </table:table-cell>
          <table:table-cell office:value-type="float" office:value="-103" calcext:value-type="float">
            <text:p>-103</text:p>
          </table:table-cell>
          <table:table-cell office:value-type="float" office:value="-101" calcext:value-type="float">
            <text:p>-101</text:p>
          </table:table-cell>
          <table:table-cell table:number-columns-repeated="1010"/>
        </table:table-row>
        <table:table-row table:style-name="ro8">
          <table:table-cell/>
          <table:table-cell office:value-type="float" office:value="-101.5" calcext:value-type="float">
            <text:p>-101,5</text:p>
          </table:table-cell>
          <table:table-cell office:value-type="float" office:value="-94.6" calcext:value-type="float">
            <text:p>-94,6</text:p>
          </table:table-cell>
          <table:table-cell office:value-type="float" office:value="-97" calcext:value-type="float">
            <text:p>-97</text:p>
          </table:table-cell>
          <table:table-cell office:value-type="float" office:value="-98.6" calcext:value-type="float">
            <text:p>-98,6</text:p>
          </table:table-cell>
          <table:table-cell table:number-columns-repeated="4"/>
          <table:table-cell office:value-type="float" office:value="-97.6" calcext:value-type="float">
            <text:p>-97,6</text:p>
          </table:table-cell>
          <table:table-cell office:value-type="float" office:value="-103" calcext:value-type="float">
            <text:p>-103</text:p>
          </table:table-cell>
          <table:table-cell office:value-type="float" office:value="-101" calcext:value-type="float">
            <text:p>-101</text:p>
          </table:table-cell>
          <table:table-cell table:number-columns-repeated="1010"/>
        </table:table-row>
        <table:table-row table:style-name="ro8">
          <table:table-cell/>
          <table:table-cell office:value-type="float" office:value="-103" calcext:value-type="float">
            <text:p>-103</text:p>
          </table:table-cell>
          <table:table-cell office:value-type="float" office:value="-95" calcext:value-type="float">
            <text:p>-95</text:p>
          </table:table-cell>
          <table:table-cell office:value-type="float" office:value="-96.1" calcext:value-type="float">
            <text:p>-96,1</text:p>
          </table:table-cell>
          <table:table-cell office:value-type="float" office:value="-99.1" calcext:value-type="float">
            <text:p>-99,1</text:p>
          </table:table-cell>
          <table:table-cell table:number-columns-repeated="4"/>
          <table:table-cell office:value-type="float" office:value="-98.2" calcext:value-type="float">
            <text:p>-98,2</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5.9" calcext:value-type="float">
            <text:p>-95,9</text:p>
          </table:table-cell>
          <table:table-cell office:value-type="float" office:value="-96.6" calcext:value-type="float">
            <text:p>-96,6</text:p>
          </table:table-cell>
          <table:table-cell office:value-type="float" office:value="-98.7" calcext:value-type="float">
            <text:p>-98,7</text:p>
          </table:table-cell>
          <table:table-cell table:number-columns-repeated="4"/>
          <table:table-cell office:value-type="float" office:value="-98.2" calcext:value-type="float">
            <text:p>-98,2</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1" calcext:value-type="float">
            <text:p>-97,1</text:p>
          </table:table-cell>
          <table:table-cell office:value-type="float" office:value="-96.6" calcext:value-type="float">
            <text:p>-96,6</text:p>
          </table:table-cell>
          <table:table-cell office:value-type="float" office:value="-98.375" calcext:value-type="float">
            <text:p>-98,375</text:p>
          </table:table-cell>
          <table:table-cell table:number-columns-repeated="4"/>
          <table:table-cell office:value-type="float" office:value="-97.7" calcext:value-type="float">
            <text:p>-97,7</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8" calcext:value-type="float">
            <text:p>-97,8</text:p>
          </table:table-cell>
          <table:table-cell office:value-type="float" office:value="-97.3" calcext:value-type="float">
            <text:p>-97,3</text:p>
          </table:table-cell>
          <table:table-cell office:value-type="float" office:value="-98.25" calcext:value-type="float">
            <text:p>-98,25</text:p>
          </table:table-cell>
          <table:table-cell table:number-columns-repeated="4"/>
          <table:table-cell office:value-type="float" office:value="-97.7" calcext:value-type="float">
            <text:p>-97,7</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5" calcext:value-type="float">
            <text:p>-97,5</text:p>
          </table:table-cell>
          <table:table-cell office:value-type="float" office:value="-97.2" calcext:value-type="float">
            <text:p>-97,2</text:p>
          </table:table-cell>
          <table:table-cell office:value-type="float" office:value="-97" calcext:value-type="float">
            <text:p>-97</text:p>
          </table:table-cell>
          <table:table-cell table:number-columns-repeated="4"/>
          <table:table-cell office:value-type="float" office:value="-97.5" calcext:value-type="float">
            <text:p>-97,5</text:p>
          </table:table-cell>
          <table:table-cell office:value-type="float" office:value="-103" calcext:value-type="float">
            <text:p>-103</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3" calcext:value-type="float">
            <text:p>-97,3</text:p>
          </table:table-cell>
          <table:table-cell office:value-type="float" office:value="-97.14286" calcext:value-type="float">
            <text:p>-97,14286</text:p>
          </table:table-cell>
          <table:table-cell office:value-type="float" office:value="-96" calcext:value-type="float">
            <text:p>-96</text:p>
          </table:table-cell>
          <table:table-cell table:number-columns-repeated="4"/>
          <table:table-cell office:value-type="float" office:value="-97.1" calcext:value-type="float">
            <text:p>-97,1</text:p>
          </table:table-cell>
          <table:table-cell office:value-type="float" office:value="-103" calcext:value-type="float">
            <text:p>-103</text:p>
          </table:table-cell>
          <table:table-cell table:number-columns-repeated="1011"/>
        </table:table-row>
        <table:table-row table:style-name="ro8">
          <table:table-cell/>
          <table:table-cell office:value-type="float" office:value="-97" calcext:value-type="float">
            <text:p>-97</text:p>
          </table:table-cell>
          <table:table-cell/>
          <table:table-cell office:value-type="float" office:value="-96.75" calcext:value-type="float">
            <text:p>-96,75</text:p>
          </table:table-cell>
          <table:table-cell table:number-columns-repeated="5"/>
          <table:table-cell office:value-type="float" office:value="-98" calcext:value-type="float">
            <text:p>-98</text:p>
          </table:table-cell>
          <table:table-cell table:number-columns-repeated="1012"/>
        </table:table-row>
        <table:table-row table:style-name="ro8">
          <table:table-cell/>
          <table:table-cell office:value-type="float" office:value="-96.888885" calcext:value-type="float">
            <text:p>-96,888885</text:p>
          </table:table-cell>
          <table:table-cell/>
          <table:table-cell office:value-type="float" office:value="-98" calcext:value-type="float">
            <text:p>-98</text:p>
          </table:table-cell>
          <table:table-cell table:number-columns-repeated="5"/>
          <table:table-cell office:value-type="float" office:value="-98.2" calcext:value-type="float">
            <text:p>-98,2</text:p>
          </table:table-cell>
          <table:table-cell table:number-columns-repeated="1012"/>
        </table:table-row>
        <table:table-row table:style-name="ro8">
          <table:table-cell/>
          <table:table-cell office:value-type="float" office:value="-97.42857" calcext:value-type="float">
            <text:p>-97,42857</text:p>
          </table:table-cell>
          <table:table-cell table:number-columns-repeated="7"/>
          <table:table-cell office:value-type="float" office:value="-97.625" calcext:value-type="float">
            <text:p>-97,625</text:p>
          </table:table-cell>
          <table:table-cell table:number-columns-repeated="1012"/>
        </table:table-row>
        <table:table-row table:style-name="ro8">
          <table:table-cell/>
          <table:table-cell office:value-type="float" office:value="-97" calcext:value-type="float">
            <text:p>-97</text:p>
          </table:table-cell>
          <table:table-cell table:number-columns-repeated="7"/>
          <table:table-cell office:value-type="float" office:value="-97.6" calcext:value-type="float">
            <text:p>-97,6</text:p>
          </table:table-cell>
          <table:table-cell table:number-columns-repeated="1012"/>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2" calcext:value-type="float">
            <text:p>-97,2</text:p>
          </table:table-cell>
          <table:table-cell table:number-columns-repeated="1020"/>
        </table:table-row>
        <table:table-row table:style-name="ro8">
          <table:table-cell/>
          <table:table-cell office:value-type="float" office:value="-97.666664" calcext:value-type="float">
            <text:p>-97,666664</text:p>
          </table:table-cell>
          <table:table-cell table:number-columns-repeated="1020"/>
        </table:table-row>
        <table:table-row table:style-name="ro8">
          <table:table-cell/>
          <table:table-cell office:value-type="float" office:value="-98.5" calcext:value-type="float">
            <text:p>-98,5</text:p>
          </table:table-cell>
          <table:table-cell table:number-columns-repeated="1020"/>
        </table:table-row>
        <table:table-row table:style-name="ro8">
          <table:table-cell/>
          <table:table-cell office:value-type="float" office:value="-98.666664" calcext:value-type="float">
            <text:p>-98,666664</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25" calcext:value-type="float">
            <text:p>-98,25</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1018"/>
        </table:table-row>
        <table:table-row table:style-name="ro8">
          <table:table-cell/>
          <table:table-cell office:value-type="float" office:value="-98" calcext:value-type="float">
            <text:p>-98</text:p>
          </table:table-cell>
          <table:table-cell/>
          <table:table-cell office:value-type="float" office:value="-101" calcext:value-type="float">
            <text:p>-101</text:p>
          </table:table-cell>
          <table:table-cell table:number-columns-repeated="1018"/>
        </table:table-row>
        <table:table-row table:style-name="ro8">
          <table:table-cell/>
          <table:table-cell office:value-type="float" office:value="-97" calcext:value-type="float">
            <text:p>-97</text:p>
          </table:table-cell>
          <table:table-cell/>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1.8" calcext:value-type="float">
            <text:p>-101,8</text:p>
          </table:table-cell>
          <table:table-cell table:number-columns-repeated="1018"/>
        </table:table-row>
        <table:table-row table:style-name="ro8">
          <table:table-cell table:number-columns-repeated="3"/>
          <table:table-cell office:value-type="float" office:value="-101.666664" calcext:value-type="float">
            <text:p>-101,666664</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
      <table:table table:name="#11 3beacons walk pocket" table:style-name="ta1">
        <table:table-column table:style-name="co8" table:default-cell-style-name="Default"/>
        <table:table-column table:style-name="co13" table:default-cell-style-name="Default"/>
        <table:table-column table:style-name="co10" table:number-columns-repeated="5" table:default-cell-style-name="Default"/>
        <table:table-column table:style-name="co11" table:default-cell-style-name="Default"/>
        <table:table-column table:style-name="co10" table:default-cell-style-name="Default"/>
        <table:table-column table:style-name="co12" table:default-cell-style-name="Default"/>
        <table:table-column table:style-name="co5" table:number-columns-repeated="1012" table:default-cell-style-name="Default"/>
        <table:table-row table:style-name="ro19">
          <table:table-cell table:style-name="ce1" table:formula="of:=['Test cases'.A13]" office:value-type="string" office:string-value="Test case number" calcext:value-type="string">
            <text:p>Test case number</text:p>
          </table:table-cell>
          <table:table-cell table:style-name="ce1" table:formula="of:=['Test cases'.B13]" office:value-type="string" office:string-value="Description" calcext:value-type="string">
            <text:p>Description</text:p>
          </table:table-cell>
          <table:table-cell table:style-name="ce1" table:formula="of:=['Test cases'.C13]" office:value-type="string" office:string-value="Measurement" calcext:value-type="string">
            <text:p>Measurement</text:p>
          </table:table-cell>
          <table:table-cell table:style-name="ce1" table:formula="of:=['Test cases'.D13]" office:value-type="string" office:string-value="Receiver distance from transmitter" calcext:value-type="string">
            <text:p>Receiver distance from transmitter</text:p>
          </table:table-cell>
          <table:table-cell table:style-name="ce1" table:formula="of:=['Test cases'.E13]" office:value-type="string" office:string-value="Receiver orientation" calcext:value-type="string">
            <text:p>Receiver orientation</text:p>
          </table:table-cell>
          <table:table-cell table:style-name="ce1" table:formula="of:=['Test cases'.F13]" office:value-type="string" office:string-value="Receiver type" calcext:value-type="string">
            <text:p>Receiver type</text:p>
          </table:table-cell>
          <table:table-cell table:style-name="ce1" table:formula="of:=['Test cases'.G13]" office:value-type="string" office:string-value="Transmitter type" calcext:value-type="string">
            <text:p>Transmitter type</text:p>
          </table:table-cell>
          <table:table-cell table:style-name="ce1" table:formula="of:=['Test cases'.H13]" office:value-type="string" office:string-value="Transmitter power" calcext:value-type="string">
            <text:p>Transmitter power</text:p>
          </table:table-cell>
          <table:table-cell table:style-name="ce1" table:formula="of:=['Test cases'.I13]" office:value-type="string" office:string-value="Transmitter placement" calcext:value-type="string">
            <text:p>Transmitter placement</text:p>
          </table:table-cell>
          <table:table-cell table:style-name="ce1" table:formula="of:=['Test cases'.J13]" office:value-type="string" office:string-value="Transmitter antenna direction" calcext:value-type="string">
            <text:p>Transmitter antenna direction</text:p>
          </table:table-cell>
          <table:table-cell table:style-name="ce1" table:formula="of:=['Test cases'.K13]" office:value-type="string" office:string-value="Amount of transmitters" calcext:value-type="string">
            <text:p>Amount of transmitters</text:p>
          </table:table-cell>
          <table:table-cell table:style-name="ce1" table:formula="of:=['Test cases'.L13]" office:value-type="string" office:string-value="Distance between transmitters" calcext:value-type="string">
            <text:p>Distance between transmitters</text:p>
          </table:table-cell>
          <table:table-cell table:number-columns-repeated="1010"/>
        </table:table-row>
        <table:table-row table:style-name="ro20">
          <table:table-cell table:style-name="ce2"/>
          <table:table-cell table:style-name="ce8"/>
          <table:table-cell table:style-name="ce2" table:formula="of:=['Test cases'.C14]" office:value-type="string" office:string-value="[hh:mm]" calcext:value-type="string">
            <text:p>[hh:mm]</text:p>
          </table:table-cell>
          <table:table-cell table:style-name="ce2" table:formula="of:=['Test cases'.D14]" office:value-type="string" office:string-value="[m]" calcext:value-type="string">
            <text:p>[m]</text:p>
          </table:table-cell>
          <table:table-cell table:style-name="ce2" table:formula="of:=['Test cases'.E14]" office:value-type="string" office:string-value="{ |, F-, B-, P} " calcext:value-type="string">
            <text:p>{ |, F-, B-, P} </text:p>
          </table:table-cell>
          <table:table-cell table:style-name="ce2" table:formula="of:=['Test cases'.F14]" office:value-type="string" office:string-value="{B, S}" calcext:value-type="string">
            <text:p>{B, S}</text:p>
          </table:table-cell>
          <table:table-cell table:style-name="ce2" table:formula="of:=['Test cases'.G14]" office:value-type="string" office:string-value="{B1, B2, B3, B4}" calcext:value-type="string">
            <text:p>{B1, B2, B3, B4}</text:p>
          </table:table-cell>
          <table:table-cell table:style-name="ce2" table:formula="of:=['Test cases'.H14]" office:value-type="string" office:string-value="[dBm]" calcext:value-type="string">
            <text:p>[dBm]</text:p>
          </table:table-cell>
          <table:table-cell table:style-name="ce2" table:formula="of:=['Test cases'.I14]" office:value-type="string" office:string-value="{Ceiling, Wall}" calcext:value-type="string">
            <text:p>{Ceiling, Wall}</text:p>
          </table:table-cell>
          <table:table-cell table:style-name="ce2" table:formula="of:=['Test cases'.J14]" office:value-type="string" office:string-value="{↓, →)" calcext:value-type="string">
            <text:p>{↓, →)</text:p>
          </table:table-cell>
          <table:table-cell table:style-name="ce2" table:formula="of:=['Test cases'.K14]" office:value-type="string" office:string-value="{1, 3}" calcext:value-type="string">
            <text:p>{1, 3}</text:p>
          </table:table-cell>
          <table:table-cell table:style-name="ce2" table:formula="of:=['Test cases'.L14]" office:value-type="string" office:string-value="{-, 10m, 15m}" calcext:value-type="string">
            <text:p>{-, 10m, 15m}</text:p>
          </table:table-cell>
          <table:table-cell table:style-name="ce2" table:number-columns-repeated="1010"/>
        </table:table-row>
        <table:table-row table:style-name="ro22">
          <table:table-cell table:style-name="ce1" table:formula="of:=['Test cases'.A59]" office:value-type="float" office:value="11" calcext:value-type="float">
            <text:p>11</text:p>
          </table:table-cell>
          <table:table-cell table:style-name="ce1" table:formula="of:=['Test cases'.B59]" office:value-type="string" office:string-value="Dynamic tests with 3 beacons. Tested two orientations of receiver. Tests start with 5s measurement of signal strength 20m before first transmitter, consists of walk along corridor (70m), ends with 5s measurement of signal strength 20m after last transmitter" calcext:value-type="string">
            <text:p>Dynamic tests with 3 beacons. Tested two orientations of receiver. Tests start with 5s measurement of signal strength 20m before first transmitter, consists of walk along corridor (70m), ends with 5s measurement of signal strength 20m after last transmitter</text:p>
          </table:table-cell>
          <table:table-cell table:style-name="ce1"/>
          <table:table-cell table:style-name="ce1" table:formula="of:=['Test cases'.D59]" office:value-type="string" office:string-value="20m before first tx – 20m after last tx (beacon)" calcext:value-type="string">
            <text:p>20m before first tx – 20m after last tx (beacon)</text:p>
          </table:table-cell>
          <table:table-cell table:style-name="ce1" table:formula="of:=['Test cases'.E59]" office:value-type="string" office:string-value="TEST" calcext:value-type="string">
            <text:p>TEST</text:p>
          </table:table-cell>
          <table:table-cell table:style-name="ce1" table:formula="of:=['Test cases'.F59]" office:value-type="string" office:string-value="S" calcext:value-type="string">
            <text:p>S</text:p>
          </table:table-cell>
          <table:table-cell table:style-name="ce1" table:formula="of:=['Test cases'.G59]" office:value-type="string" office:string-value="B1" calcext:value-type="string">
            <text:p>B1</text:p>
          </table:table-cell>
          <table:table-cell table:style-name="ce1" table:formula="of:=['Test cases'.H59]" office:value-type="string" office:string-value="-16dBm" calcext:value-type="string">
            <text:p>-16dBm</text:p>
          </table:table-cell>
          <table:table-cell table:style-name="ce1" table:formula="of:=['Test cases'.I59]" office:value-type="string" office:string-value="Wall" calcext:value-type="string">
            <text:p>Wall</text:p>
          </table:table-cell>
          <table:table-cell table:style-name="ce1" table:formula="of:=['Test cases'.J59]" office:value-type="string" office:string-value="↓" calcext:value-type="string">
            <text:p>↓</text:p>
          </table:table-cell>
          <table:table-cell table:style-name="ce1" table:formula="of:=['Test cases'.K59]" office:value-type="float" office:value="3" calcext:value-type="float">
            <text:p>3</text:p>
          </table:table-cell>
          <table:table-cell table:style-name="ce1" table:formula="of:=['Test cases'.L59]" office:value-type="string" office:string-value="10m" calcext:value-type="string">
            <text:p>10m</text:p>
          </table:table-cell>
          <table:table-cell table:style-name="ce9" table:number-columns-repeated="1010"/>
        </table:table-row>
        <table:table-row table:style-name="ro6">
          <table:table-cell table:style-name="ce1" table:formula="of:=['Test cases'.A60]" office:value-type="float" office:value="11.1" calcext:value-type="float">
            <text:p>11,1</text:p>
          </table:table-cell>
          <table:table-cell table:style-name="ce1" table:formula="of:=['Test cases'.B60]" office:value-type="string" office:string-value="* F-/B- (due to movement) rx orientation" calcext:value-type="string">
            <text:p>* F-/B- (due to movement) rx orientation</text:p>
          </table:table-cell>
          <table:table-cell table:style-name="ce1" table:formula="of:=['Test cases'.C60]" office:value-type="string" office:string-value="16:38, 16:40" calcext:value-type="string">
            <text:p>16:38, 16:40</text:p>
          </table:table-cell>
          <table:table-cell table:style-name="ce1"/>
          <table:table-cell table:style-name="ce1" table:formula="of:=['Test cases'.E60]" office:value-type="string" office:string-value="F-/B-" calcext:value-type="string">
            <text:p>F-/B-</text:p>
          </table:table-cell>
          <table:table-cell table:style-name="ce1" table:number-columns-repeated="7"/>
          <table:table-cell table:number-columns-repeated="1010"/>
        </table:table-row>
        <table:table-row table:style-name="ro11">
          <table:table-cell table:style-name="ce1" table:formula="of:=['Test cases'.A61]" office:value-type="float" office:value="11.2" calcext:value-type="float">
            <text:p>11,2</text:p>
          </table:table-cell>
          <table:table-cell table:style-name="ce1" table:formula="of:=['Test cases'.B61]" office:value-type="string" office:string-value="* P rx orientation" calcext:value-type="string">
            <text:p>* P rx orientation</text:p>
          </table:table-cell>
          <table:table-cell table:style-name="ce1" table:formula="of:=['Test cases'.C61]" office:value-type="string" office:string-value="16:42, 16:44" calcext:value-type="string">
            <text:p>16:42, 16:44</text:p>
          </table:table-cell>
          <table:table-cell table:style-name="ce1"/>
          <table:table-cell table:style-name="ce1" table:formula="of:=['Test cases'.E61]" office:value-type="string" office:string-value="P" calcext:value-type="string">
            <text:p>P</text:p>
          </table:table-cell>
          <table:table-cell table:style-name="ce1" table:number-columns-repeated="7"/>
          <table:table-cell table:number-columns-repeated="1010"/>
        </table:table-row>
        <table:table-row table:style-name="ro8" table:number-rows-repeated="2">
          <table:table-cell table:style-name="ce1" table:number-columns-repeated="10"/>
          <table:table-cell table:number-columns-repeated="1012"/>
        </table:table-row>
        <table:table-row table:style-name="ro8">
          <table:table-cell table:number-columns-repeated="1022"/>
        </table:table-row>
        <table:table-row table:style-name="ro8">
          <table:table-cell table:style-name="ce14"/>
          <table:table-cell table:number-columns-repeated="1021"/>
        </table:table-row>
        <table:table-row table:style-name="ro8">
          <table:table-cell table:style-name="ce5" office:value-type="string" calcext:value-type="string">
            <text:p>Data</text:p>
          </table:table-cell>
          <table:table-cell table:style-name="ce9"/>
          <table:table-cell table:number-columns-repeated="1020"/>
        </table:table-row>
        <table:table-row table:style-name="ro11">
          <table:table-cell table:style-name="ce1" office:value-type="string" calcext:value-type="string">
            <text:p>Test case 11,1</text:p>
          </table:table-cell>
          <table:table-cell table:style-name="ce9"/>
          <table:table-cell table:number-columns-repeated="4"/>
          <table:table-cell table:style-name="ce9" office:value-type="string" calcext:value-type="string">
            <text:p>Test case 11,2</text:p>
          </table:table-cell>
          <table:table-cell table:number-columns-repeated="1015"/>
        </table:table-row>
        <table:table-row table:style-name="ro8">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2"/>
          <table:table-cell table:style-name="ce5" office:value-type="string" calcext:value-type="string">
            <text:p>Serie 1</text:p>
          </table:table-cell>
          <table:table-cell table:style-name="ce9"/>
          <table:table-cell/>
          <table:table-cell table:style-name="ce14" office:value-type="string" calcext:value-type="string">
            <text:p>Serie 2</text:p>
          </table:table-cell>
          <table:table-cell table:number-columns-repeated="1012"/>
        </table:table-row>
        <table:table-row table:style-name="ro8">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office:value-type="string" calcext:value-type="string">
            <text:p>B1(3)</text:p>
          </table:table-cell>
          <table:table-cell office:value-type="string" calcext:value-type="string">
            <text:p>B1(1)</text:p>
          </table:table-cell>
          <table:table-cell office:value-type="string" calcext:value-type="string">
            <text:p>B1(2)</text:p>
          </table:table-cell>
          <table:table-cell table:number-columns-repeated="1010"/>
        </table:table-row>
        <table:table-row table:style-name="ro8">
          <table:table-cell table:style-name="ce18" office:value-type="float" office:value="-97.85714" calcext:value-type="float">
            <text:p>-97,85714</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 calcext:value-type="float">
            <text:p>-98,2</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25" calcext:value-type="float">
            <text:p>-98,25</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8.333336" calcext:value-type="float">
            <text:p>-98,333336</text:p>
          </table:table-cell>
          <table:table-cell office:value-type="float" office:value="-100" calcext:value-type="float">
            <text:p>-100</text:p>
          </table:table-cell>
          <table:table-cell table:number-columns-repeated="1020"/>
        </table:table-row>
        <table:table-row table:style-name="ro8">
          <table:table-cell table:style-name="ce18" office:value-type="float" office:value="-96" calcext:value-type="float">
            <text:p>-96</text:p>
          </table:table-cell>
          <table:table-cell table:number-columns-repeated="1021"/>
        </table:table-row>
        <table:table-row table:style-name="ro8" table:number-rows-repeated="13">
          <table:table-cell table:style-name="ce14"/>
          <table:table-cell table:number-columns-repeated="1021"/>
        </table:table-row>
        <table:table-row table:style-name="ro8">
          <table:table-cell table:style-name="ce14"/>
          <table:table-cell table:number-columns-repeated="9"/>
          <table:table-cell office:value-type="float" office:value="-96" calcext:value-type="float">
            <text:p>-96</text:p>
          </table:table-cell>
          <table:table-cell table:number-columns-repeated="1011"/>
        </table:table-row>
        <table:table-row table:style-name="ro8">
          <table:table-cell table:style-name="ce14"/>
          <table:table-cell table:number-columns-repeated="9"/>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number-columns-repeated="5"/>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99" calcext:value-type="float">
            <text:p>-99</text:p>
          </table:table-cell>
          <table:table-cell table:number-columns-repeated="5"/>
          <table:table-cell office:value-type="float" office:value="-96" calcext:value-type="float">
            <text:p>-96</text:p>
          </table:table-cell>
          <table:table-cell table:number-columns-repeated="1011"/>
        </table:table-row>
        <table:table-row table:style-name="ro8">
          <table:table-cell table:style-name="ce14"/>
          <table:table-cell table:number-columns-repeated="3"/>
          <table:table-cell office:value-type="float" office:value="-100" calcext:value-type="float">
            <text:p>-100</text:p>
          </table:table-cell>
          <table:table-cell table:number-columns-repeated="5"/>
          <table:table-cell office:value-type="float" office:value="-96.2" calcext:value-type="float">
            <text:p>-96,2</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number-columns-repeated="5"/>
          <table:table-cell office:value-type="float" office:value="-96.166664" calcext:value-type="float">
            <text:p>-96,166664</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100" calcext:value-type="float">
            <text:p>-100</text:p>
          </table:table-cell>
          <table:table-cell table:number-columns-repeated="5"/>
          <table:table-cell office:value-type="float" office:value="-96.28571" calcext:value-type="float">
            <text:p>-96,28571</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75" calcext:value-type="float">
            <text:p>-99,75</text:p>
          </table:table-cell>
          <table:table-cell table:number-columns-repeated="5"/>
          <table:table-cell office:value-type="float" office:value="-96.1" calcext:value-type="float">
            <text:p>-96,1</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number-columns-repeated="5"/>
          <table:table-cell office:value-type="float" office:value="-96.111115" calcext:value-type="float">
            <text:p>-96,1111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9.4" calcext:value-type="float">
            <text:p>-99,4</text:p>
          </table:table-cell>
          <table:table-cell/>
          <table:table-cell office:value-type="float" office:value="-101" calcext:value-type="float">
            <text:p>-101</text:p>
          </table:table-cell>
          <table:table-cell table:number-columns-repeated="3"/>
          <table:table-cell office:value-type="float" office:value="-96.111115" calcext:value-type="float">
            <text:p>-96,111115</text:p>
          </table:table-cell>
          <table:table-cell table:number-columns-repeated="1011"/>
        </table:table-row>
        <table:table-row table:style-name="ro8">
          <table:table-cell table:style-name="ce18" office:value-type="float" office:value="-98" calcext:value-type="float">
            <text:p>-98</text:p>
          </table:table-cell>
          <table:table-cell table:number-columns-repeated="3"/>
          <table:table-cell office:value-type="float" office:value="-98.833336" calcext:value-type="float">
            <text:p>-98,833336</text:p>
          </table:table-cell>
          <table:table-cell/>
          <table:table-cell office:value-type="float" office:value="-101" calcext:value-type="float">
            <text:p>-101</text:p>
          </table:table-cell>
          <table:table-cell table:number-columns-repeated="3"/>
          <table:table-cell office:value-type="float" office:value="-96.9" calcext:value-type="float">
            <text:p>-96,9</text:p>
          </table:table-cell>
          <table:table-cell table:number-columns-repeated="1011"/>
        </table:table-row>
        <table:table-row table:style-name="ro8">
          <table:table-cell table:style-name="ce18" office:value-type="float" office:value="-97.333336" calcext:value-type="float">
            <text:p>-97,333336</text:p>
          </table:table-cell>
          <table:table-cell table:number-columns-repeated="3"/>
          <table:table-cell office:value-type="float" office:value="-99.25" calcext:value-type="float">
            <text:p>-99,25</text:p>
          </table:table-cell>
          <table:table-cell/>
          <table:table-cell office:value-type="float" office:value="-100" calcext:value-type="float">
            <text:p>-100</text:p>
          </table:table-cell>
          <table:table-cell table:number-columns-repeated="3"/>
          <table:table-cell office:value-type="float" office:value="-96.9" calcext:value-type="float">
            <text:p>-96,9</text:p>
          </table:table-cell>
          <table:table-cell table:number-columns-repeated="1011"/>
        </table:table-row>
        <table:table-row table:style-name="ro8">
          <table:table-cell table:style-name="ce18" office:value-type="float" office:value="-98.5" calcext:value-type="float">
            <text:p>-98,5</text:p>
          </table:table-cell>
          <table:table-cell table:number-columns-repeated="3"/>
          <table:table-cell office:value-type="float" office:value="-98.888885" calcext:value-type="float">
            <text:p>-98,888885</text:p>
          </table:table-cell>
          <table:table-cell/>
          <table:table-cell office:value-type="float" office:value="-99" calcext:value-type="float">
            <text:p>-99</text:p>
          </table:table-cell>
          <table:table-cell table:number-columns-repeated="3"/>
          <table:table-cell office:value-type="float" office:value="-97.85714" calcext:value-type="float">
            <text:p>-97,85714</text:p>
          </table:table-cell>
          <table:table-cell table:number-columns-repeated="1011"/>
        </table:table-row>
        <table:table-row table:style-name="ro8">
          <table:table-cell table:style-name="ce18" office:value-type="float" office:value="-98.6" calcext:value-type="float">
            <text:p>-98,6</text:p>
          </table:table-cell>
          <table:table-cell table:number-columns-repeated="3"/>
          <table:table-cell office:value-type="float" office:value="-99" calcext:value-type="float">
            <text:p>-99</text:p>
          </table:table-cell>
          <table:table-cell/>
          <table:table-cell office:value-type="float" office:value="-99.5" calcext:value-type="float">
            <text:p>-99,5</text:p>
          </table:table-cell>
          <table:table-cell table:number-columns-repeated="3"/>
          <table:table-cell office:value-type="float" office:value="-97.28571" calcext:value-type="float">
            <text:p>-97,28571</text:p>
          </table:table-cell>
          <table:table-cell table:number-columns-repeated="1011"/>
        </table:table-row>
        <table:table-row table:style-name="ro8">
          <table:table-cell table:style-name="ce18" office:value-type="float" office:value="-99" calcext:value-type="float">
            <text:p>-99</text:p>
          </table:table-cell>
          <table:table-cell table:number-columns-repeated="3"/>
          <table:table-cell office:value-type="float" office:value="-99" calcext:value-type="float">
            <text:p>-99</text:p>
          </table:table-cell>
          <table:table-cell/>
          <table:table-cell office:value-type="float" office:value="-99.5" calcext:value-type="float">
            <text:p>-99,5</text:p>
          </table:table-cell>
          <table:table-cell table:number-columns-repeated="3"/>
          <table:table-cell office:value-type="float" office:value="-97.3" calcext:value-type="float">
            <text:p>-97,3</text:p>
          </table:table-cell>
          <table:table-cell table:number-columns-repeated="1011"/>
        </table:table-row>
        <table:table-row table:style-name="ro8">
          <table:table-cell table:style-name="ce18" office:value-type="float" office:value="-98.666664" calcext:value-type="float">
            <text:p>-98,666664</text:p>
          </table:table-cell>
          <table:table-cell table:number-columns-repeated="3"/>
          <table:table-cell office:value-type="float" office:value="-98.9" calcext:value-type="float">
            <text:p>-98,9</text:p>
          </table:table-cell>
          <table:table-cell/>
          <table:table-cell office:value-type="float" office:value="-100.14286" calcext:value-type="float">
            <text:p>-100,14286</text:p>
          </table:table-cell>
          <table:table-cell table:number-columns-repeated="3"/>
          <table:table-cell office:value-type="float" office:value="-97.1" calcext:value-type="float">
            <text:p>-97,1</text:p>
          </table:table-cell>
          <table:table-cell table:number-columns-repeated="1011"/>
        </table:table-row>
        <table:table-row table:style-name="ro8">
          <table:table-cell table:style-name="ce18" office:value-type="float" office:value="-98.71429" calcext:value-type="float">
            <text:p>-98,71429</text:p>
          </table:table-cell>
          <table:table-cell table:number-columns-repeated="3"/>
          <table:table-cell office:value-type="float" office:value="-98.8" calcext:value-type="float">
            <text:p>-98,8</text:p>
          </table:table-cell>
          <table:table-cell/>
          <table:table-cell office:value-type="float" office:value="-99.666664" calcext:value-type="float">
            <text:p>-99,666664</text:p>
          </table:table-cell>
          <table:table-cell table:number-columns-repeated="3"/>
          <table:table-cell office:value-type="float" office:value="-97.1" calcext:value-type="float">
            <text:p>-97,1</text:p>
          </table:table-cell>
          <table:table-cell table:number-columns-repeated="1011"/>
        </table:table-row>
        <table:table-row table:style-name="ro8">
          <table:table-cell table:style-name="ce18" office:value-type="float" office:value="-98.125" calcext:value-type="float">
            <text:p>-98,125</text:p>
          </table:table-cell>
          <table:table-cell table:number-columns-repeated="3"/>
          <table:table-cell office:value-type="float" office:value="-98.8" calcext:value-type="float">
            <text:p>-98,8</text:p>
          </table:table-cell>
          <table:table-cell/>
          <table:table-cell office:value-type="float" office:value="-99.44444" calcext:value-type="float">
            <text:p>-99,44444</text:p>
          </table:table-cell>
          <table:table-cell office:value-type="float" office:value="-101" calcext:value-type="float">
            <text:p>-101</text:p>
          </table:table-cell>
          <table:table-cell table:number-columns-repeated="2"/>
          <table:table-cell office:value-type="float" office:value="-97.1" calcext:value-type="float">
            <text:p>-97,1</text:p>
          </table:table-cell>
          <table:table-cell table:number-columns-repeated="1011"/>
        </table:table-row>
        <table:table-row table:style-name="ro8">
          <table:table-cell office:value-type="float" office:value="-97.9" calcext:value-type="float">
            <text:p>-97,9</text:p>
          </table:table-cell>
          <table:table-cell table:number-columns-repeated="3"/>
          <table:table-cell office:value-type="float" office:value="-98" calcext:value-type="float">
            <text:p>-98</text:p>
          </table:table-cell>
          <table:table-cell office:value-type="float" office:value="-98.3" calcext:value-type="float">
            <text:p>-98,3</text:p>
          </table:table-cell>
          <table:table-cell office:value-type="float" office:value="-98.9" calcext:value-type="float">
            <text:p>-98,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4" calcext:value-type="float">
            <text:p>-96,4</text:p>
          </table:table-cell>
          <table:table-cell table:number-columns-repeated="1011"/>
        </table:table-row>
        <table:table-row table:style-name="ro8">
          <table:table-cell table:style-name="ce18" office:value-type="float" office:value="-98.1" calcext:value-type="float">
            <text:p>-98,1</text:p>
          </table:table-cell>
          <table:table-cell table:number-columns-repeated="3"/>
          <table:table-cell office:value-type="float" office:value="-98" calcext:value-type="float">
            <text:p>-98</text:p>
          </table:table-cell>
          <table:table-cell office:value-type="float" office:value="-96.9" calcext:value-type="float">
            <text:p>-96,9</text:p>
          </table:table-cell>
          <table:table-cell office:value-type="float" office:value="-98.9" calcext:value-type="float">
            <text:p>-98,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4" calcext:value-type="float">
            <text:p>-96,4</text:p>
          </table:table-cell>
          <table:table-cell table:number-columns-repeated="1011"/>
        </table:table-row>
        <table:table-row table:style-name="ro8">
          <table:table-cell table:style-name="ce18" office:value-type="float" office:value="-97.1" calcext:value-type="float">
            <text:p>-97,1</text:p>
          </table:table-cell>
          <table:table-cell table:number-columns-repeated="3"/>
          <table:table-cell office:value-type="float" office:value="-98" calcext:value-type="float">
            <text:p>-98</text:p>
          </table:table-cell>
          <table:table-cell office:value-type="float" office:value="-95.8" calcext:value-type="float">
            <text:p>-95,8</text:p>
          </table:table-cell>
          <table:table-cell office:value-type="float" office:value="-99.1" calcext:value-type="float">
            <text:p>-99,1</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2" calcext:value-type="float">
            <text:p>-96,2</text:p>
          </table:table-cell>
          <table:table-cell table:number-columns-repeated="1011"/>
        </table:table-row>
        <table:table-row table:style-name="ro8">
          <table:table-cell table:style-name="ce18" office:value-type="float" office:value="-97.1" calcext:value-type="float">
            <text:p>-97,1</text:p>
          </table:table-cell>
          <table:table-cell table:number-columns-repeated="3"/>
          <table:table-cell office:value-type="float" office:value="-99.333336" calcext:value-type="float">
            <text:p>-99,333336</text:p>
          </table:table-cell>
          <table:table-cell office:value-type="float" office:value="-94.8" calcext:value-type="float">
            <text:p>-94,8</text:p>
          </table:table-cell>
          <table:table-cell office:value-type="float" office:value="-97.9" calcext:value-type="float">
            <text:p>-97,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6.7" calcext:value-type="float">
            <text:p>-96,7</text:p>
          </table:table-cell>
          <table:table-cell table:number-columns-repeated="1011"/>
        </table:table-row>
        <table:table-row table:style-name="ro8">
          <table:table-cell table:style-name="ce18" office:value-type="float" office:value="-96.2" calcext:value-type="float">
            <text:p>-96,2</text:p>
          </table:table-cell>
          <table:table-cell table:number-columns-repeated="3"/>
          <table:table-cell office:value-type="float" office:value="-99.333336" calcext:value-type="float">
            <text:p>-99,333336</text:p>
          </table:table-cell>
          <table:table-cell office:value-type="float" office:value="-94.4" calcext:value-type="float">
            <text:p>-94,4</text:p>
          </table:table-cell>
          <table:table-cell office:value-type="float" office:value="-97.9" calcext:value-type="float">
            <text:p>-97,9</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95.7" calcext:value-type="float">
            <text:p>-95,7</text:p>
          </table:table-cell>
          <table:table-cell table:number-columns-repeated="1011"/>
        </table:table-row>
        <table:table-row table:style-name="ro8">
          <table:table-cell table:style-name="ce18" office:value-type="float" office:value="-95.9" calcext:value-type="float">
            <text:p>-95,9</text:p>
          </table:table-cell>
          <table:table-cell table:number-columns-repeated="3"/>
          <table:table-cell office:value-type="float" office:value="-99.333336" calcext:value-type="float">
            <text:p>-99,333336</text:p>
          </table:table-cell>
          <table:table-cell office:value-type="float" office:value="-94.6" calcext:value-type="float">
            <text:p>-94,6</text:p>
          </table:table-cell>
          <table:table-cell office:value-type="float" office:value="-97" calcext:value-type="float">
            <text:p>-97</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100" calcext:value-type="float">
            <text:p>-100</text:p>
          </table:table-cell>
          <table:table-cell office:value-type="float" office:value="-94.8" calcext:value-type="float">
            <text:p>-94,8</text:p>
          </table:table-cell>
          <table:table-cell table:number-columns-repeated="1010"/>
        </table:table-row>
        <table:table-row table:style-name="ro8">
          <table:table-cell table:style-name="ce18" office:value-type="float" office:value="-95.6" calcext:value-type="float">
            <text:p>-95,6</text:p>
          </table:table-cell>
          <table:table-cell office:value-type="float" office:value="-101" calcext:value-type="float">
            <text:p>-101</text:p>
          </table:table-cell>
          <table:table-cell table:number-columns-repeated="2"/>
          <table:table-cell office:value-type="float" office:value="-99.333336" calcext:value-type="float">
            <text:p>-99,333336</text:p>
          </table:table-cell>
          <table:table-cell office:value-type="float" office:value="-95.1" calcext:value-type="float">
            <text:p>-95,1</text:p>
          </table:table-cell>
          <table:table-cell office:value-type="float" office:value="-96.4" calcext:value-type="float">
            <text:p>-96,4</text:p>
          </table:table-cell>
          <table:table-cell office:value-type="float" office:value="-100.5" calcext:value-type="float">
            <text:p>-100,5</text:p>
          </table:table-cell>
          <table:table-cell/>
          <table:table-cell office:value-type="float" office:value="-102" calcext:value-type="float">
            <text:p>-102</text:p>
          </table:table-cell>
          <table:table-cell office:value-type="float" office:value="-100" calcext:value-type="float">
            <text:p>-100</text:p>
          </table:table-cell>
          <table:table-cell office:value-type="float" office:value="-93.5" calcext:value-type="float">
            <text:p>-93,5</text:p>
          </table:table-cell>
          <table:table-cell table:number-columns-repeated="1010"/>
        </table:table-row>
        <table:table-row table:style-name="ro8">
          <table:table-cell table:style-name="ce18" office:value-type="float" office:value="-96" calcext:value-type="float">
            <text:p>-96</text:p>
          </table:table-cell>
          <table:table-cell office:value-type="float" office:value="-100.5" calcext:value-type="float">
            <text:p>-100,5</text:p>
          </table:table-cell>
          <table:table-cell table:number-columns-repeated="2"/>
          <table:table-cell office:value-type="float" office:value="-99.333336" calcext:value-type="float">
            <text:p>-99,333336</text:p>
          </table:table-cell>
          <table:table-cell office:value-type="float" office:value="-92.3" calcext:value-type="float">
            <text:p>-92,3</text:p>
          </table:table-cell>
          <table:table-cell office:value-type="float" office:value="-95.8" calcext:value-type="float">
            <text:p>-95,8</text:p>
          </table:table-cell>
          <table:table-cell office:value-type="float" office:value="-100" calcext:value-type="float">
            <text:p>-100</text:p>
          </table:table-cell>
          <table:table-cell/>
          <table:table-cell office:value-type="float" office:value="-102" calcext:value-type="float">
            <text:p>-102</text:p>
          </table:table-cell>
          <table:table-cell office:value-type="float" office:value="-99.666664" calcext:value-type="float">
            <text:p>-99,666664</text:p>
          </table:table-cell>
          <table:table-cell office:value-type="float" office:value="-93.8" calcext:value-type="float">
            <text:p>-93,8</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100.5" calcext:value-type="float">
            <text:p>-100,5</text:p>
          </table:table-cell>
          <table:table-cell table:number-columns-repeated="2"/>
          <table:table-cell office:value-type="float" office:value="-100" calcext:value-type="float">
            <text:p>-100</text:p>
          </table:table-cell>
          <table:table-cell office:value-type="float" office:value="-87.5" calcext:value-type="float">
            <text:p>-87,5</text:p>
          </table:table-cell>
          <table:table-cell office:value-type="float" office:value="-95.5" calcext:value-type="float">
            <text:p>-95,5</text:p>
          </table:table-cell>
          <table:table-cell table:number-columns-repeated="3"/>
          <table:table-cell office:value-type="float" office:value="-99.666664" calcext:value-type="float">
            <text:p>-99,666664</text:p>
          </table:table-cell>
          <table:table-cell office:value-type="float" office:value="-93.9" calcext:value-type="float">
            <text:p>-93,9</text:p>
          </table:table-cell>
          <table:table-cell table:number-columns-repeated="1010"/>
        </table:table-row>
        <table:table-row table:style-name="ro8">
          <table:table-cell table:style-name="ce18" office:value-type="float" office:value="-95.8" calcext:value-type="float">
            <text:p>-95,8</text:p>
          </table:table-cell>
          <table:table-cell office:value-type="float" office:value="-99.666664" calcext:value-type="float">
            <text:p>-99,666664</text:p>
          </table:table-cell>
          <table:table-cell table:number-columns-repeated="2"/>
          <table:table-cell office:value-type="float" office:value="-100" calcext:value-type="float">
            <text:p>-100</text:p>
          </table:table-cell>
          <table:table-cell office:value-type="float" office:value="-85.1" calcext:value-type="float">
            <text:p>-85,1</text:p>
          </table:table-cell>
          <table:table-cell office:value-type="float" office:value="-95.6" calcext:value-type="float">
            <text:p>-95,6</text:p>
          </table:table-cell>
          <table:table-cell table:number-columns-repeated="3"/>
          <table:table-cell office:value-type="float" office:value="-99.5" calcext:value-type="float">
            <text:p>-99,5</text:p>
          </table:table-cell>
          <table:table-cell office:value-type="float" office:value="-92.7" calcext:value-type="float">
            <text:p>-92,7</text:p>
          </table:table-cell>
          <table:table-cell table:number-columns-repeated="1010"/>
        </table:table-row>
        <table:table-row table:style-name="ro8">
          <table:table-cell table:style-name="ce18" office:value-type="float" office:value="-95.4" calcext:value-type="float">
            <text:p>-95,4</text:p>
          </table:table-cell>
          <table:table-cell office:value-type="float" office:value="-99.666664" calcext:value-type="float">
            <text:p>-99,666664</text:p>
          </table:table-cell>
          <table:table-cell table:number-columns-repeated="2"/>
          <table:table-cell office:value-type="float" office:value="-98.333336" calcext:value-type="float">
            <text:p>-98,333336</text:p>
          </table:table-cell>
          <table:table-cell office:value-type="float" office:value="-85.9" calcext:value-type="float">
            <text:p>-85,9</text:p>
          </table:table-cell>
          <table:table-cell office:value-type="float" office:value="-94.2" calcext:value-type="float">
            <text:p>-94,2</text:p>
          </table:table-cell>
          <table:table-cell table:number-columns-repeated="2"/>
          <table:table-cell office:value-type="float" office:value="-100" calcext:value-type="float">
            <text:p>-100</text:p>
          </table:table-cell>
          <table:table-cell office:value-type="float" office:value="-99.5" calcext:value-type="float">
            <text:p>-99,5</text:p>
          </table:table-cell>
          <table:table-cell office:value-type="float" office:value="-89.6" calcext:value-type="float">
            <text:p>-89,6</text:p>
          </table:table-cell>
          <table:table-cell table:number-columns-repeated="1010"/>
        </table:table-row>
        <table:table-row table:style-name="ro8">
          <table:table-cell table:style-name="ce18" office:value-type="float" office:value="-94.5" calcext:value-type="float">
            <text:p>-94,5</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1" calcext:value-type="float">
            <text:p>-88,1</text:p>
          </table:table-cell>
          <table:table-cell office:value-type="float" office:value="-94" calcext:value-type="float">
            <text:p>-94</text:p>
          </table:table-cell>
          <table:table-cell table:number-columns-repeated="2"/>
          <table:table-cell office:value-type="float" office:value="-100" calcext:value-type="float">
            <text:p>-100</text:p>
          </table:table-cell>
          <table:table-cell office:value-type="float" office:value="-99.5" calcext:value-type="float">
            <text:p>-99,5</text:p>
          </table:table-cell>
          <table:table-cell office:value-type="float" office:value="-87.1" calcext:value-type="float">
            <text:p>-87,1</text:p>
          </table:table-cell>
          <table:table-cell table:number-columns-repeated="1010"/>
        </table:table-row>
        <table:table-row table:style-name="ro8">
          <table:table-cell table:style-name="ce18" office:value-type="float" office:value="-95.1" calcext:value-type="float">
            <text:p>-95,1</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8" calcext:value-type="float">
            <text:p>-88</text:p>
          </table:table-cell>
          <table:table-cell office:value-type="float" office:value="-91.2" calcext:value-type="float">
            <text:p>-91,2</text:p>
          </table:table-cell>
          <table:table-cell table:number-columns-repeated="2"/>
          <table:table-cell office:value-type="float" office:value="-100" calcext:value-type="float">
            <text:p>-100</text:p>
          </table:table-cell>
          <table:table-cell office:value-type="float" office:value="-99.25" calcext:value-type="float">
            <text:p>-99,25</text:p>
          </table:table-cell>
          <table:table-cell office:value-type="float" office:value="-85" calcext:value-type="float">
            <text:p>-85</text:p>
          </table:table-cell>
          <table:table-cell table:number-columns-repeated="1010"/>
        </table:table-row>
        <table:table-row table:style-name="ro8">
          <table:table-cell office:value-type="float" office:value="-94.9" calcext:value-type="float">
            <text:p>-94,9</text:p>
          </table:table-cell>
          <table:table-cell office:value-type="float" office:value="-99.666664" calcext:value-type="float">
            <text:p>-99,666664</text:p>
          </table:table-cell>
          <table:table-cell table:number-columns-repeated="2"/>
          <table:table-cell office:value-type="float" office:value="-97" calcext:value-type="float">
            <text:p>-97</text:p>
          </table:table-cell>
          <table:table-cell office:value-type="float" office:value="-89.2" calcext:value-type="float">
            <text:p>-89,2</text:p>
          </table:table-cell>
          <table:table-cell office:value-type="float" office:value="-92.2" calcext:value-type="float">
            <text:p>-92,2</text:p>
          </table:table-cell>
          <table:table-cell table:number-columns-repeated="2"/>
          <table:table-cell office:value-type="float" office:value="-100" calcext:value-type="float">
            <text:p>-100</text:p>
          </table:table-cell>
          <table:table-cell office:value-type="float" office:value="-98.1" calcext:value-type="float">
            <text:p>-98,1</text:p>
          </table:table-cell>
          <table:table-cell office:value-type="float" office:value="-82.7" calcext:value-type="float">
            <text:p>-82,7</text:p>
          </table:table-cell>
          <table:table-cell table:number-columns-repeated="1010"/>
        </table:table-row>
        <table:table-row table:style-name="ro8">
          <table:table-cell office:value-type="float" office:value="-93.4" calcext:value-type="float">
            <text:p>-93,4</text:p>
          </table:table-cell>
          <table:table-cell office:value-type="float" office:value="-99.333336" calcext:value-type="float">
            <text:p>-99,333336</text:p>
          </table:table-cell>
          <table:table-cell table:number-columns-repeated="2"/>
          <table:table-cell office:value-type="float" office:value="-97.666664" calcext:value-type="float">
            <text:p>-97,666664</text:p>
          </table:table-cell>
          <table:table-cell office:value-type="float" office:value="-88.9" calcext:value-type="float">
            <text:p>-88,9</text:p>
          </table:table-cell>
          <table:table-cell office:value-type="float" office:value="-91.4" calcext:value-type="float">
            <text:p>-91,4</text:p>
          </table:table-cell>
          <table:table-cell office:value-type="float" office:value="-100" calcext:value-type="float">
            <text:p>-100</text:p>
          </table:table-cell>
          <table:table-cell/>
          <table:table-cell office:value-type="float" office:value="-100" calcext:value-type="float">
            <text:p>-100</text:p>
          </table:table-cell>
          <table:table-cell office:value-type="float" office:value="-98.1" calcext:value-type="float">
            <text:p>-98,1</text:p>
          </table:table-cell>
          <table:table-cell office:value-type="float" office:value="-82.8" calcext:value-type="float">
            <text:p>-82,8</text:p>
          </table:table-cell>
          <table:table-cell table:number-columns-repeated="1010"/>
        </table:table-row>
        <table:table-row table:style-name="ro8">
          <table:table-cell office:value-type="float" office:value="-89.1" calcext:value-type="float">
            <text:p>-89,1</text:p>
          </table:table-cell>
          <table:table-cell office:value-type="float" office:value="-99" calcext:value-type="float">
            <text:p>-99</text:p>
          </table:table-cell>
          <table:table-cell table:number-columns-repeated="2"/>
          <table:table-cell office:value-type="float" office:value="-98" calcext:value-type="float">
            <text:p>-98</text:p>
          </table:table-cell>
          <table:table-cell office:value-type="float" office:value="-88" calcext:value-type="float">
            <text:p>-88</text:p>
          </table:table-cell>
          <table:table-cell office:value-type="float" office:value="-90.5" calcext:value-type="float">
            <text:p>-90,5</text:p>
          </table:table-cell>
          <table:table-cell office:value-type="float" office:value="-97.333336" calcext:value-type="float">
            <text:p>-97,333336</text:p>
          </table:table-cell>
          <table:table-cell/>
          <table:table-cell office:value-type="float" office:value="-100" calcext:value-type="float">
            <text:p>-100</text:p>
          </table:table-cell>
          <table:table-cell office:value-type="float" office:value="-98" calcext:value-type="float">
            <text:p>-98</text:p>
          </table:table-cell>
          <table:table-cell office:value-type="float" office:value="-84.3" calcext:value-type="float">
            <text:p>-84,3</text:p>
          </table:table-cell>
          <table:table-cell table:number-columns-repeated="1010"/>
        </table:table-row>
        <table:table-row table:style-name="ro8">
          <table:table-cell office:value-type="float" office:value="-86.1" calcext:value-type="float">
            <text:p>-86,1</text:p>
          </table:table-cell>
          <table:table-cell office:value-type="float" office:value="-100.75" calcext:value-type="float">
            <text:p>-100,75</text:p>
          </table:table-cell>
          <table:table-cell table:number-columns-repeated="2"/>
          <table:table-cell office:value-type="float" office:value="-98" calcext:value-type="float">
            <text:p>-98</text:p>
          </table:table-cell>
          <table:table-cell office:value-type="float" office:value="-82.5" calcext:value-type="float">
            <text:p>-82,5</text:p>
          </table:table-cell>
          <table:table-cell office:value-type="float" office:value="-88.1" calcext:value-type="float">
            <text:p>-88,1</text:p>
          </table:table-cell>
          <table:table-cell office:value-type="float" office:value="-97.333336" calcext:value-type="float">
            <text:p>-97,333336</text:p>
          </table:table-cell>
          <table:table-cell/>
          <table:table-cell office:value-type="float" office:value="-100" calcext:value-type="float">
            <text:p>-100</text:p>
          </table:table-cell>
          <table:table-cell office:value-type="float" office:value="-98" calcext:value-type="float">
            <text:p>-98</text:p>
          </table:table-cell>
          <table:table-cell office:value-type="float" office:value="-85.9" calcext:value-type="float">
            <text:p>-85,9</text:p>
          </table:table-cell>
          <table:table-cell table:number-columns-repeated="1010"/>
        </table:table-row>
        <table:table-row table:style-name="ro8">
          <table:table-cell office:value-type="float" office:value="-84.3" calcext:value-type="float">
            <text:p>-84,3</text:p>
          </table:table-cell>
          <table:table-cell office:value-type="float" office:value="-100.25" calcext:value-type="float">
            <text:p>-100,25</text:p>
          </table:table-cell>
          <table:table-cell table:number-columns-repeated="2"/>
          <table:table-cell office:value-type="float" office:value="-98.2" calcext:value-type="float">
            <text:p>-98,2</text:p>
          </table:table-cell>
          <table:table-cell office:value-type="float" office:value="-80" calcext:value-type="float">
            <text:p>-80</text:p>
          </table:table-cell>
          <table:table-cell office:value-type="float" office:value="-83" calcext:value-type="float">
            <text:p>-83</text:p>
          </table:table-cell>
          <table:table-cell office:value-type="float" office:value="-97.2" calcext:value-type="float">
            <text:p>-97,2</text:p>
          </table:table-cell>
          <table:table-cell/>
          <table:table-cell office:value-type="float" office:value="-100" calcext:value-type="float">
            <text:p>-100</text:p>
          </table:table-cell>
          <table:table-cell office:value-type="float" office:value="-97.8" calcext:value-type="float">
            <text:p>-97,8</text:p>
          </table:table-cell>
          <table:table-cell office:value-type="float" office:value="-85.6" calcext:value-type="float">
            <text:p>-85,6</text:p>
          </table:table-cell>
          <table:table-cell table:number-columns-repeated="1010"/>
        </table:table-row>
        <table:table-row table:style-name="ro8">
          <table:table-cell office:value-type="float" office:value="-85.6" calcext:value-type="float">
            <text:p>-85,6</text:p>
          </table:table-cell>
          <table:table-cell office:value-type="float" office:value="-99.166664" calcext:value-type="float">
            <text:p>-99,166664</text:p>
          </table:table-cell>
          <table:table-cell table:number-columns-repeated="2"/>
          <table:table-cell office:value-type="float" office:value="-97.833336" calcext:value-type="float">
            <text:p>-97,833336</text:p>
          </table:table-cell>
          <table:table-cell office:value-type="float" office:value="-78.6" calcext:value-type="float">
            <text:p>-78,6</text:p>
          </table:table-cell>
          <table:table-cell office:value-type="float" office:value="-79.2" calcext:value-type="float">
            <text:p>-79,2</text:p>
          </table:table-cell>
          <table:table-cell office:value-type="float" office:value="-98" calcext:value-type="float">
            <text:p>-98</text:p>
          </table:table-cell>
          <table:table-cell table:number-columns-repeated="2"/>
          <table:table-cell office:value-type="float" office:value="-97.1" calcext:value-type="float">
            <text:p>-97,1</text:p>
          </table:table-cell>
          <table:table-cell office:value-type="float" office:value="-83.3" calcext:value-type="float">
            <text:p>-83,3</text:p>
          </table:table-cell>
          <table:table-cell table:number-columns-repeated="1010"/>
        </table:table-row>
        <table:table-row table:style-name="ro8">
          <table:table-cell office:value-type="float" office:value="-87.6" calcext:value-type="float">
            <text:p>-87,6</text:p>
          </table:table-cell>
          <table:table-cell office:value-type="float" office:value="-98.85714" calcext:value-type="float">
            <text:p>-98,85714</text:p>
          </table:table-cell>
          <table:table-cell table:number-columns-repeated="2"/>
          <table:table-cell office:value-type="float" office:value="-97.57143" calcext:value-type="float">
            <text:p>-97,57143</text:p>
          </table:table-cell>
          <table:table-cell office:value-type="float" office:value="-79.7" calcext:value-type="float">
            <text:p>-79,7</text:p>
          </table:table-cell>
          <table:table-cell office:value-type="float" office:value="-78.8" calcext:value-type="float">
            <text:p>-78,8</text:p>
          </table:table-cell>
          <table:table-cell office:value-type="float" office:value="-98" calcext:value-type="float">
            <text:p>-98</text:p>
          </table:table-cell>
          <table:table-cell office:value-type="float" office:value="-103" calcext:value-type="float">
            <text:p>-103</text:p>
          </table:table-cell>
          <table:table-cell/>
          <table:table-cell office:value-type="float" office:value="-97.1" calcext:value-type="float">
            <text:p>-97,1</text:p>
          </table:table-cell>
          <table:table-cell office:value-type="float" office:value="-80.8" calcext:value-type="float">
            <text:p>-80,8</text:p>
          </table:table-cell>
          <table:table-cell table:number-columns-repeated="1010"/>
        </table:table-row>
        <table:table-row table:style-name="ro8">
          <table:table-cell office:value-type="float" office:value="-86.3" calcext:value-type="float">
            <text:p>-86,3</text:p>
          </table:table-cell>
          <table:table-cell office:value-type="float" office:value="-98.2" calcext:value-type="float">
            <text:p>-98,2</text:p>
          </table:table-cell>
          <table:table-cell table:number-columns-repeated="2"/>
          <table:table-cell office:value-type="float" office:value="-97.57143" calcext:value-type="float">
            <text:p>-97,57143</text:p>
          </table:table-cell>
          <table:table-cell office:value-type="float" office:value="-80.9" calcext:value-type="float">
            <text:p>-80,9</text:p>
          </table:table-cell>
          <table:table-cell office:value-type="float" office:value="-80.8" calcext:value-type="float">
            <text:p>-80,8</text:p>
          </table:table-cell>
          <table:table-cell office:value-type="float" office:value="-98" calcext:value-type="float">
            <text:p>-98</text:p>
          </table:table-cell>
          <table:table-cell office:value-type="float" office:value="-103" calcext:value-type="float">
            <text:p>-103</text:p>
          </table:table-cell>
          <table:table-cell/>
          <table:table-cell office:value-type="float" office:value="-96.8" calcext:value-type="float">
            <text:p>-96,8</text:p>
          </table:table-cell>
          <table:table-cell office:value-type="float" office:value="-82" calcext:value-type="float">
            <text:p>-82</text:p>
          </table:table-cell>
          <table:table-cell table:number-columns-repeated="1010"/>
        </table:table-row>
        <table:table-row table:style-name="ro8">
          <table:table-cell office:value-type="float" office:value="-79.8" calcext:value-type="float">
            <text:p>-79,8</text:p>
          </table:table-cell>
          <table:table-cell office:value-type="float" office:value="-98.2" calcext:value-type="float">
            <text:p>-98,2</text:p>
          </table:table-cell>
          <table:table-cell office:value-type="float" office:value="-100" calcext:value-type="float">
            <text:p>-100</text:p>
          </table:table-cell>
          <table:table-cell/>
          <table:table-cell office:value-type="float" office:value="-97.57143" calcext:value-type="float">
            <text:p>-97,57143</text:p>
          </table:table-cell>
          <table:table-cell office:value-type="float" office:value="-84.4" calcext:value-type="float">
            <text:p>-84,4</text:p>
          </table:table-cell>
          <table:table-cell office:value-type="float" office:value="-82.8" calcext:value-type="float">
            <text:p>-82,8</text:p>
          </table:table-cell>
          <table:table-cell office:value-type="float" office:value="-97.625" calcext:value-type="float">
            <text:p>-97,625</text:p>
          </table:table-cell>
          <table:table-cell office:value-type="float" office:value="-103" calcext:value-type="float">
            <text:p>-103</text:p>
          </table:table-cell>
          <table:table-cell/>
          <table:table-cell office:value-type="float" office:value="-97.1" calcext:value-type="float">
            <text:p>-97,1</text:p>
          </table:table-cell>
          <table:table-cell office:value-type="float" office:value="-82" calcext:value-type="float">
            <text:p>-82</text:p>
          </table:table-cell>
          <table:table-cell table:number-columns-repeated="1010"/>
        </table:table-row>
        <table:table-row table:style-name="ro8">
          <table:table-cell office:value-type="float" office:value="-77.8" calcext:value-type="float">
            <text:p>-77,8</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7.333336" calcext:value-type="float">
            <text:p>-97,333336</text:p>
          </table:table-cell>
          <table:table-cell office:value-type="float" office:value="-87.7" calcext:value-type="float">
            <text:p>-87,7</text:p>
          </table:table-cell>
          <table:table-cell office:value-type="float" office:value="-84" calcext:value-type="float">
            <text:p>-84</text:p>
          </table:table-cell>
          <table:table-cell office:value-type="float" office:value="-97.28571" calcext:value-type="float">
            <text:p>-97,28571</text:p>
          </table:table-cell>
          <table:table-cell office:value-type="float" office:value="-103" calcext:value-type="float">
            <text:p>-103</text:p>
          </table:table-cell>
          <table:table-cell office:value-type="float" office:value="-101" calcext:value-type="float">
            <text:p>-101</text:p>
          </table:table-cell>
          <table:table-cell office:value-type="float" office:value="-96.3" calcext:value-type="float">
            <text:p>-96,3</text:p>
          </table:table-cell>
          <table:table-cell office:value-type="float" office:value="-83.8" calcext:value-type="float">
            <text:p>-83,8</text:p>
          </table:table-cell>
          <table:table-cell table:number-columns-repeated="1010"/>
        </table:table-row>
        <table:table-row table:style-name="ro8">
          <table:table-cell office:value-type="float" office:value="-78.9" calcext:value-type="float">
            <text:p>-78,9</text:p>
          </table:table-cell>
          <table:table-cell office:value-type="float" office:value="-97.8" calcext:value-type="float">
            <text:p>-97,8</text:p>
          </table:table-cell>
          <table:table-cell office:value-type="float" office:value="-100" calcext:value-type="float">
            <text:p>-100</text:p>
          </table:table-cell>
          <table:table-cell/>
          <table:table-cell office:value-type="float" office:value="-96.71429" calcext:value-type="float">
            <text:p>-96,71429</text:p>
          </table:table-cell>
          <table:table-cell office:value-type="float" office:value="-86.1" calcext:value-type="float">
            <text:p>-86,1</text:p>
          </table:table-cell>
          <table:table-cell office:value-type="float" office:value="-85.2" calcext:value-type="float">
            <text:p>-85,2</text:p>
          </table:table-cell>
          <table:table-cell office:value-type="float" office:value="-98" calcext:value-type="float">
            <text:p>-98</text:p>
          </table:table-cell>
          <table:table-cell office:value-type="float" office:value="-102" calcext:value-type="float">
            <text:p>-102</text:p>
          </table:table-cell>
          <table:table-cell office:value-type="float" office:value="-99.333336" calcext:value-type="float">
            <text:p>-99,333336</text:p>
          </table:table-cell>
          <table:table-cell office:value-type="float" office:value="-95.3" calcext:value-type="float">
            <text:p>-95,3</text:p>
          </table:table-cell>
          <table:table-cell office:value-type="float" office:value="-86.1" calcext:value-type="float">
            <text:p>-86,1</text:p>
          </table:table-cell>
          <table:table-cell table:number-columns-repeated="1010"/>
        </table:table-row>
        <table:table-row table:style-name="ro8">
          <table:table-cell office:value-type="float" office:value="-80.3" calcext:value-type="float">
            <text:p>-80,3</text:p>
          </table:table-cell>
          <table:table-cell office:value-type="float" office:value="-96.9" calcext:value-type="float">
            <text:p>-96,9</text:p>
          </table:table-cell>
          <table:table-cell office:value-type="float" office:value="-100" calcext:value-type="float">
            <text:p>-100</text:p>
          </table:table-cell>
          <table:table-cell/>
          <table:table-cell office:value-type="float" office:value="-96.2" calcext:value-type="float">
            <text:p>-96,2</text:p>
          </table:table-cell>
          <table:table-cell office:value-type="float" office:value="-86.9" calcext:value-type="float">
            <text:p>-86,9</text:p>
          </table:table-cell>
          <table:table-cell office:value-type="float" office:value="-82.9" calcext:value-type="float">
            <text:p>-82,9</text:p>
          </table:table-cell>
          <table:table-cell office:value-type="float" office:value="-98.14286" calcext:value-type="float">
            <text:p>-98,14286</text:p>
          </table:table-cell>
          <table:table-cell office:value-type="float" office:value="-102" calcext:value-type="float">
            <text:p>-102</text:p>
          </table:table-cell>
          <table:table-cell office:value-type="float" office:value="-99.333336" calcext:value-type="float">
            <text:p>-99,333336</text:p>
          </table:table-cell>
          <table:table-cell office:value-type="float" office:value="-95.6" calcext:value-type="float">
            <text:p>-95,6</text:p>
          </table:table-cell>
          <table:table-cell office:value-type="float" office:value="-87.3" calcext:value-type="float">
            <text:p>-87,3</text:p>
          </table:table-cell>
          <table:table-cell table:number-columns-repeated="1010"/>
        </table:table-row>
        <table:table-row table:style-name="ro8">
          <table:table-cell office:value-type="float" office:value="-81.1" calcext:value-type="float">
            <text:p>-81,1</text:p>
          </table:table-cell>
          <table:table-cell office:value-type="float" office:value="-96.6" calcext:value-type="float">
            <text:p>-96,6</text:p>
          </table:table-cell>
          <table:table-cell office:value-type="float" office:value="-100" calcext:value-type="float">
            <text:p>-100</text:p>
          </table:table-cell>
          <table:table-cell/>
          <table:table-cell office:value-type="float" office:value="-95.9" calcext:value-type="float">
            <text:p>-95,9</text:p>
          </table:table-cell>
          <table:table-cell office:value-type="float" office:value="-90.3" calcext:value-type="float">
            <text:p>-90,3</text:p>
          </table:table-cell>
          <table:table-cell office:value-type="float" office:value="-79.8" calcext:value-type="float">
            <text:p>-79,8</text:p>
          </table:table-cell>
          <table:table-cell office:value-type="float" office:value="-97.875" calcext:value-type="float">
            <text:p>-97,875</text:p>
          </table:table-cell>
          <table:table-cell office:value-type="float" office:value="-102" calcext:value-type="float">
            <text:p>-102</text:p>
          </table:table-cell>
          <table:table-cell office:value-type="float" office:value="-99.25" calcext:value-type="float">
            <text:p>-99,25</text:p>
          </table:table-cell>
          <table:table-cell office:value-type="float" office:value="-95.8" calcext:value-type="float">
            <text:p>-95,8</text:p>
          </table:table-cell>
          <table:table-cell office:value-type="float" office:value="-88.5" calcext:value-type="float">
            <text:p>-88,5</text:p>
          </table:table-cell>
          <table:table-cell table:number-columns-repeated="1010"/>
        </table:table-row>
        <table:table-row table:style-name="ro8">
          <table:table-cell office:value-type="float" office:value="-84.8" calcext:value-type="float">
            <text:p>-84,8</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5.3" calcext:value-type="float">
            <text:p>-95,3</text:p>
          </table:table-cell>
          <table:table-cell office:value-type="float" office:value="-87.5" calcext:value-type="float">
            <text:p>-87,5</text:p>
          </table:table-cell>
          <table:table-cell office:value-type="float" office:value="-79.1" calcext:value-type="float">
            <text:p>-79,1</text:p>
          </table:table-cell>
          <table:table-cell office:value-type="float" office:value="-97.8" calcext:value-type="float">
            <text:p>-97,8</text:p>
          </table:table-cell>
          <table:table-cell office:value-type="float" office:value="-102" calcext:value-type="float">
            <text:p>-102</text:p>
          </table:table-cell>
          <table:table-cell office:value-type="float" office:value="-99.25" calcext:value-type="float">
            <text:p>-99,25</text:p>
          </table:table-cell>
          <table:table-cell office:value-type="float" office:value="-95.8" calcext:value-type="float">
            <text:p>-95,8</text:p>
          </table:table-cell>
          <table:table-cell office:value-type="float" office:value="-88.1" calcext:value-type="float">
            <text:p>-88,1</text:p>
          </table:table-cell>
          <table:table-cell table:number-columns-repeated="1010"/>
        </table:table-row>
        <table:table-row table:style-name="ro8">
          <table:table-cell office:value-type="float" office:value="-84.3" calcext:value-type="float">
            <text:p>-84,3</text:p>
          </table:table-cell>
          <table:table-cell office:value-type="float" office:value="-96.7" calcext:value-type="float">
            <text:p>-96,7</text:p>
          </table:table-cell>
          <table:table-cell office:value-type="float" office:value="-100" calcext:value-type="float">
            <text:p>-100</text:p>
          </table:table-cell>
          <table:table-cell/>
          <table:table-cell office:value-type="float" office:value="-94.6" calcext:value-type="float">
            <text:p>-94,6</text:p>
          </table:table-cell>
          <table:table-cell office:value-type="float" office:value="-83.2" calcext:value-type="float">
            <text:p>-83,2</text:p>
          </table:table-cell>
          <table:table-cell office:value-type="float" office:value="-80.2" calcext:value-type="float">
            <text:p>-80,2</text:p>
          </table:table-cell>
          <table:table-cell office:value-type="float" office:value="-97.8" calcext:value-type="float">
            <text:p>-97,8</text:p>
          </table:table-cell>
          <table:table-cell office:value-type="float" office:value="-101" calcext:value-type="float">
            <text:p>-101</text:p>
          </table:table-cell>
          <table:table-cell office:value-type="float" office:value="-100.14286" calcext:value-type="float">
            <text:p>-100,14286</text:p>
          </table:table-cell>
          <table:table-cell office:value-type="float" office:value="-96.2" calcext:value-type="float">
            <text:p>-96,2</text:p>
          </table:table-cell>
          <table:table-cell office:value-type="float" office:value="-87.2" calcext:value-type="float">
            <text:p>-87,2</text:p>
          </table:table-cell>
          <table:table-cell table:number-columns-repeated="1010"/>
        </table:table-row>
        <table:table-row table:style-name="ro8">
          <table:table-cell office:value-type="float" office:value="-85.3" calcext:value-type="float">
            <text:p>-85,3</text:p>
          </table:table-cell>
          <table:table-cell office:value-type="float" office:value="-96.6" calcext:value-type="float">
            <text:p>-96,6</text:p>
          </table:table-cell>
          <table:table-cell office:value-type="float" office:value="-100" calcext:value-type="float">
            <text:p>-100</text:p>
          </table:table-cell>
          <table:table-cell office:value-type="float" office:value="-98.5" calcext:value-type="float">
            <text:p>-98,5</text:p>
          </table:table-cell>
          <table:table-cell office:value-type="float" office:value="-94.6" calcext:value-type="float">
            <text:p>-94,6</text:p>
          </table:table-cell>
          <table:table-cell office:value-type="float" office:value="-86.5" calcext:value-type="float">
            <text:p>-86,5</text:p>
          </table:table-cell>
          <table:table-cell office:value-type="float" office:value="-80.7" calcext:value-type="float">
            <text:p>-80,7</text:p>
          </table:table-cell>
          <table:table-cell office:value-type="float" office:value="-97.8" calcext:value-type="float">
            <text:p>-97,8</text:p>
          </table:table-cell>
          <table:table-cell office:value-type="float" office:value="-101" calcext:value-type="float">
            <text:p>-101</text:p>
          </table:table-cell>
          <table:table-cell office:value-type="float" office:value="-100.111115" calcext:value-type="float">
            <text:p>-100,111115</text:p>
          </table:table-cell>
          <table:table-cell office:value-type="float" office:value="-96.2" calcext:value-type="float">
            <text:p>-96,2</text:p>
          </table:table-cell>
          <table:table-cell office:value-type="float" office:value="-87" calcext:value-type="float">
            <text:p>-87</text:p>
          </table:table-cell>
          <table:table-cell table:number-columns-repeated="1010"/>
        </table:table-row>
        <table:table-row table:style-name="ro8">
          <table:table-cell office:value-type="float" office:value="-87.7" calcext:value-type="float">
            <text:p>-87,7</text:p>
          </table:table-cell>
          <table:table-cell office:value-type="float" office:value="-96.1" calcext:value-type="float">
            <text:p>-96,1</text:p>
          </table:table-cell>
          <table:table-cell office:value-type="float" office:value="-101" calcext:value-type="float">
            <text:p>-101</text:p>
          </table:table-cell>
          <table:table-cell office:value-type="float" office:value="-98.5" calcext:value-type="float">
            <text:p>-98,5</text:p>
          </table:table-cell>
          <table:table-cell office:value-type="float" office:value="-94.6" calcext:value-type="float">
            <text:p>-94,6</text:p>
          </table:table-cell>
          <table:table-cell office:value-type="float" office:value="-90.4" calcext:value-type="float">
            <text:p>-90,4</text:p>
          </table:table-cell>
          <table:table-cell office:value-type="float" office:value="-81.7" calcext:value-type="float">
            <text:p>-81,7</text:p>
          </table:table-cell>
          <table:table-cell office:value-type="float" office:value="-98" calcext:value-type="float">
            <text:p>-98</text:p>
          </table:table-cell>
          <table:table-cell office:value-type="float" office:value="-101" calcext:value-type="float">
            <text:p>-101</text:p>
          </table:table-cell>
          <table:table-cell office:value-type="float" office:value="-100.111115" calcext:value-type="float">
            <text:p>-100,111115</text:p>
          </table:table-cell>
          <table:table-cell office:value-type="float" office:value="-95.7" calcext:value-type="float">
            <text:p>-95,7</text:p>
          </table:table-cell>
          <table:table-cell office:value-type="float" office:value="-87.8" calcext:value-type="float">
            <text:p>-87,8</text:p>
          </table:table-cell>
          <table:table-cell table:number-columns-repeated="1010"/>
        </table:table-row>
        <table:table-row table:style-name="ro8">
          <table:table-cell office:value-type="float" office:value="-86.7" calcext:value-type="float">
            <text:p>-86,7</text:p>
          </table:table-cell>
          <table:table-cell office:value-type="float" office:value="-96.8" calcext:value-type="float">
            <text:p>-96,8</text:p>
          </table:table-cell>
          <table:table-cell table:number-columns-repeated="2" office:value-type="float" office:value="-98.5" calcext:value-type="float">
            <text:p>-98,5</text:p>
          </table:table-cell>
          <table:table-cell office:value-type="float" office:value="-94.6" calcext:value-type="float">
            <text:p>-94,6</text:p>
          </table:table-cell>
          <table:table-cell office:value-type="float" office:value="-90.1" calcext:value-type="float">
            <text:p>-90,1</text:p>
          </table:table-cell>
          <table:table-cell office:value-type="float" office:value="-84.5" calcext:value-type="float">
            <text:p>-84,5</text:p>
          </table:table-cell>
          <table:table-cell office:value-type="float" office:value="-98" calcext:value-type="float">
            <text:p>-98</text:p>
          </table:table-cell>
          <table:table-cell office:value-type="float" office:value="-101" calcext:value-type="float">
            <text:p>-101</text:p>
          </table:table-cell>
          <table:table-cell office:value-type="float" office:value="-100" calcext:value-type="float">
            <text:p>-100</text:p>
          </table:table-cell>
          <table:table-cell office:value-type="float" office:value="-94.4" calcext:value-type="float">
            <text:p>-94,4</text:p>
          </table:table-cell>
          <table:table-cell office:value-type="float" office:value="-90.5" calcext:value-type="float">
            <text:p>-90,5</text:p>
          </table:table-cell>
          <table:table-cell table:number-columns-repeated="1010"/>
        </table:table-row>
        <table:table-row table:style-name="ro8">
          <table:table-cell office:value-type="float" office:value="-85.7" calcext:value-type="float">
            <text:p>-85,7</text:p>
          </table:table-cell>
          <table:table-cell office:value-type="float" office:value="-96.1" calcext:value-type="float">
            <text:p>-96,1</text:p>
          </table:table-cell>
          <table:table-cell office:value-type="float" office:value="-98.8" calcext:value-type="float">
            <text:p>-98,8</text:p>
          </table:table-cell>
          <table:table-cell office:value-type="float" office:value="-98.5" calcext:value-type="float">
            <text:p>-98,5</text:p>
          </table:table-cell>
          <table:table-cell office:value-type="float" office:value="-95.1" calcext:value-type="float">
            <text:p>-95,1</text:p>
          </table:table-cell>
          <table:table-cell office:value-type="float" office:value="-91.4" calcext:value-type="float">
            <text:p>-91,4</text:p>
          </table:table-cell>
          <table:table-cell office:value-type="float" office:value="-85.8" calcext:value-type="float">
            <text:p>-85,8</text:p>
          </table:table-cell>
          <table:table-cell office:value-type="float" office:value="-97.7" calcext:value-type="float">
            <text:p>-97,7</text:p>
          </table:table-cell>
          <table:table-cell office:value-type="float" office:value="-100.5" calcext:value-type="float">
            <text:p>-100,5</text:p>
          </table:table-cell>
          <table:table-cell office:value-type="float" office:value="-99.875" calcext:value-type="float">
            <text:p>-99,875</text:p>
          </table:table-cell>
          <table:table-cell office:value-type="float" office:value="-94.1" calcext:value-type="float">
            <text:p>-94,1</text:p>
          </table:table-cell>
          <table:table-cell office:value-type="float" office:value="-92.4" calcext:value-type="float">
            <text:p>-92,4</text:p>
          </table:table-cell>
          <table:table-cell table:number-columns-repeated="1010"/>
        </table:table-row>
        <table:table-row table:style-name="ro8">
          <table:table-cell office:value-type="float" office:value="-88.7" calcext:value-type="float">
            <text:p>-88,7</text:p>
          </table:table-cell>
          <table:table-cell office:value-type="float" office:value="-94.8" calcext:value-type="float">
            <text:p>-94,8</text:p>
          </table:table-cell>
          <table:table-cell office:value-type="float" office:value="-98.8" calcext:value-type="float">
            <text:p>-98,8</text:p>
          </table:table-cell>
          <table:table-cell office:value-type="float" office:value="-99" calcext:value-type="float">
            <text:p>-99</text:p>
          </table:table-cell>
          <table:table-cell office:value-type="float" office:value="-95.5" calcext:value-type="float">
            <text:p>-95,5</text:p>
          </table:table-cell>
          <table:table-cell office:value-type="float" office:value="-89" calcext:value-type="float">
            <text:p>-89</text:p>
          </table:table-cell>
          <table:table-cell office:value-type="float" office:value="-84.7" calcext:value-type="float">
            <text:p>-84,7</text:p>
          </table:table-cell>
          <table:table-cell office:value-type="float" office:value="-97.4" calcext:value-type="float">
            <text:p>-97,4</text:p>
          </table:table-cell>
          <table:table-cell office:value-type="float" office:value="-100.5" calcext:value-type="float">
            <text:p>-100,5</text:p>
          </table:table-cell>
          <table:table-cell office:value-type="float" office:value="-99.22222" calcext:value-type="float">
            <text:p>-99,22222</text:p>
          </table:table-cell>
          <table:table-cell office:value-type="float" office:value="-92.9" calcext:value-type="float">
            <text:p>-92,9</text:p>
          </table:table-cell>
          <table:table-cell office:value-type="float" office:value="-94.9" calcext:value-type="float">
            <text:p>-94,9</text:p>
          </table:table-cell>
          <table:table-cell table:number-columns-repeated="1010"/>
        </table:table-row>
        <table:table-row table:style-name="ro8">
          <table:table-cell office:value-type="float" office:value="-90.5" calcext:value-type="float">
            <text:p>-90,5</text:p>
          </table:table-cell>
          <table:table-cell office:value-type="float" office:value="-94.3" calcext:value-type="float">
            <text:p>-94,3</text:p>
          </table:table-cell>
          <table:table-cell office:value-type="float" office:value="-98.833336" calcext:value-type="float">
            <text:p>-98,833336</text:p>
          </table:table-cell>
          <table:table-cell office:value-type="float" office:value="-99" calcext:value-type="float">
            <text:p>-99</text:p>
          </table:table-cell>
          <table:table-cell office:value-type="float" office:value="-94.6" calcext:value-type="float">
            <text:p>-94,6</text:p>
          </table:table-cell>
          <table:table-cell office:value-type="float" office:value="-90.4" calcext:value-type="float">
            <text:p>-90,4</text:p>
          </table:table-cell>
          <table:table-cell office:value-type="float" office:value="-85.3" calcext:value-type="float">
            <text:p>-85,3</text:p>
          </table:table-cell>
          <table:table-cell office:value-type="float" office:value="-96.7" calcext:value-type="float">
            <text:p>-96,7</text:p>
          </table:table-cell>
          <table:table-cell office:value-type="float" office:value="-100.5" calcext:value-type="float">
            <text:p>-100,5</text:p>
          </table:table-cell>
          <table:table-cell office:value-type="float" office:value="-98.6" calcext:value-type="float">
            <text:p>-98,6</text:p>
          </table:table-cell>
          <table:table-cell office:value-type="float" office:value="-92" calcext:value-type="float">
            <text:p>-92</text:p>
          </table:table-cell>
          <table:table-cell office:value-type="float" office:value="-95.3" calcext:value-type="float">
            <text:p>-95,3</text:p>
          </table:table-cell>
          <table:table-cell table:number-columns-repeated="1010"/>
        </table:table-row>
        <table:table-row table:style-name="ro8">
          <table:table-cell office:value-type="float" office:value="-88.6" calcext:value-type="float">
            <text:p>-88,6</text:p>
          </table:table-cell>
          <table:table-cell office:value-type="float" office:value="-93.8" calcext:value-type="float">
            <text:p>-93,8</text:p>
          </table:table-cell>
          <table:table-cell office:value-type="float" office:value="-98.625" calcext:value-type="float">
            <text:p>-98,625</text:p>
          </table:table-cell>
          <table:table-cell office:value-type="float" office:value="-99" calcext:value-type="float">
            <text:p>-99</text:p>
          </table:table-cell>
          <table:table-cell office:value-type="float" office:value="-92.2" calcext:value-type="float">
            <text:p>-92,2</text:p>
          </table:table-cell>
          <table:table-cell office:value-type="float" office:value="-91.6" calcext:value-type="float">
            <text:p>-91,6</text:p>
          </table:table-cell>
          <table:table-cell office:value-type="float" office:value="-86.5" calcext:value-type="float">
            <text:p>-86,5</text:p>
          </table:table-cell>
          <table:table-cell office:value-type="float" office:value="-94.1" calcext:value-type="float">
            <text:p>-94,1</text:p>
          </table:table-cell>
          <table:table-cell office:value-type="float" office:value="-99" calcext:value-type="float">
            <text:p>-99</text:p>
          </table:table-cell>
          <table:table-cell office:value-type="float" office:value="-98.6" calcext:value-type="float">
            <text:p>-98,6</text:p>
          </table:table-cell>
          <table:table-cell office:value-type="float" office:value="-92.2" calcext:value-type="float">
            <text:p>-92,2</text:p>
          </table:table-cell>
          <table:table-cell office:value-type="float" office:value="-93.1" calcext:value-type="float">
            <text:p>-93,1</text:p>
          </table:table-cell>
          <table:table-cell table:number-columns-repeated="1010"/>
        </table:table-row>
        <table:table-row table:style-name="ro8">
          <table:table-cell office:value-type="float" office:value="-90.3" calcext:value-type="float">
            <text:p>-90,3</text:p>
          </table:table-cell>
          <table:table-cell office:value-type="float" office:value="-92.3" calcext:value-type="float">
            <text:p>-92,3</text:p>
          </table:table-cell>
          <table:table-cell table:number-columns-repeated="2" office:value-type="float" office:value="-99" calcext:value-type="float">
            <text:p>-99</text:p>
          </table:table-cell>
          <table:table-cell office:value-type="float" office:value="-91.3" calcext:value-type="float">
            <text:p>-91,3</text:p>
          </table:table-cell>
          <table:table-cell office:value-type="float" office:value="-90.1" calcext:value-type="float">
            <text:p>-90,1</text:p>
          </table:table-cell>
          <table:table-cell office:value-type="float" office:value="-89" calcext:value-type="float">
            <text:p>-89</text:p>
          </table:table-cell>
          <table:table-cell office:value-type="float" office:value="-93.3" calcext:value-type="float">
            <text:p>-93,3</text:p>
          </table:table-cell>
          <table:table-cell/>
          <table:table-cell office:value-type="float" office:value="-95.9" calcext:value-type="float">
            <text:p>-95,9</text:p>
          </table:table-cell>
          <table:table-cell office:value-type="float" office:value="-92.1" calcext:value-type="float">
            <text:p>-92,1</text:p>
          </table:table-cell>
          <table:table-cell office:value-type="float" office:value="-90.6" calcext:value-type="float">
            <text:p>-90,6</text:p>
          </table:table-cell>
          <table:table-cell table:number-columns-repeated="1010"/>
        </table:table-row>
        <table:table-row table:style-name="ro8">
          <table:table-cell office:value-type="float" office:value="-94" calcext:value-type="float">
            <text:p>-94</text:p>
          </table:table-cell>
          <table:table-cell office:value-type="float" office:value="-92.7" calcext:value-type="float">
            <text:p>-92,7</text:p>
          </table:table-cell>
          <table:table-cell office:value-type="float" office:value="-99" calcext:value-type="float">
            <text:p>-99</text:p>
          </table:table-cell>
          <table:table-cell office:value-type="float" office:value="-99.333336" calcext:value-type="float">
            <text:p>-99,333336</text:p>
          </table:table-cell>
          <table:table-cell office:value-type="float" office:value="-90.7" calcext:value-type="float">
            <text:p>-90,7</text:p>
          </table:table-cell>
          <table:table-cell office:value-type="float" office:value="-89.5" calcext:value-type="float">
            <text:p>-89,5</text:p>
          </table:table-cell>
          <table:table-cell office:value-type="float" office:value="-90.2" calcext:value-type="float">
            <text:p>-90,2</text:p>
          </table:table-cell>
          <table:table-cell office:value-type="float" office:value="-92.4" calcext:value-type="float">
            <text:p>-92,4</text:p>
          </table:table-cell>
          <table:table-cell office:value-type="float" office:value="-99" calcext:value-type="float">
            <text:p>-99</text:p>
          </table:table-cell>
          <table:table-cell office:value-type="float" office:value="-94.6" calcext:value-type="float">
            <text:p>-94,6</text:p>
          </table:table-cell>
          <table:table-cell office:value-type="float" office:value="-89.7" calcext:value-type="float">
            <text:p>-89,7</text:p>
          </table:table-cell>
          <table:table-cell office:value-type="float" office:value="-90.2" calcext:value-type="float">
            <text:p>-90,2</text:p>
          </table:table-cell>
          <table:table-cell table:number-columns-repeated="1010"/>
        </table:table-row>
        <table:table-row table:style-name="ro8">
          <table:table-cell office:value-type="float" office:value="-93.1" calcext:value-type="float">
            <text:p>-93,1</text:p>
          </table:table-cell>
          <table:table-cell office:value-type="float" office:value="-92.4" calcext:value-type="float">
            <text:p>-92,4</text:p>
          </table:table-cell>
          <table:table-cell office:value-type="float" office:value="-98.8" calcext:value-type="float">
            <text:p>-98,8</text:p>
          </table:table-cell>
          <table:table-cell office:value-type="float" office:value="-97.28571" calcext:value-type="float">
            <text:p>-97,28571</text:p>
          </table:table-cell>
          <table:table-cell office:value-type="float" office:value="-90" calcext:value-type="float">
            <text:p>-90</text:p>
          </table:table-cell>
          <table:table-cell office:value-type="float" office:value="-90.6" calcext:value-type="float">
            <text:p>-90,6</text:p>
          </table:table-cell>
          <table:table-cell office:value-type="float" office:value="-91.8" calcext:value-type="float">
            <text:p>-91,8</text:p>
          </table:table-cell>
          <table:table-cell office:value-type="float" office:value="-93.3" calcext:value-type="float">
            <text:p>-93,3</text:p>
          </table:table-cell>
          <table:table-cell office:value-type="float" office:value="-99" calcext:value-type="float">
            <text:p>-99</text:p>
          </table:table-cell>
          <table:table-cell office:value-type="float" office:value="-94.6" calcext:value-type="float">
            <text:p>-94,6</text:p>
          </table:table-cell>
          <table:table-cell office:value-type="float" office:value="-84.4" calcext:value-type="float">
            <text:p>-84,4</text:p>
          </table:table-cell>
          <table:table-cell office:value-type="float" office:value="-93.7" calcext:value-type="float">
            <text:p>-93,7</text:p>
          </table:table-cell>
          <table:table-cell table:number-columns-repeated="1010"/>
        </table:table-row>
        <table:table-row table:style-name="ro8">
          <table:table-cell office:value-type="float" office:value="-93.6" calcext:value-type="float">
            <text:p>-93,6</text:p>
          </table:table-cell>
          <table:table-cell office:value-type="float" office:value="-92.9" calcext:value-type="float">
            <text:p>-92,9</text:p>
          </table:table-cell>
          <table:table-cell office:value-type="float" office:value="-99.2" calcext:value-type="float">
            <text:p>-99,2</text:p>
          </table:table-cell>
          <table:table-cell office:value-type="float" office:value="-97.28571" calcext:value-type="float">
            <text:p>-97,28571</text:p>
          </table:table-cell>
          <table:table-cell office:value-type="float" office:value="-88.6" calcext:value-type="float">
            <text:p>-88,6</text:p>
          </table:table-cell>
          <table:table-cell office:value-type="float" office:value="-93.3" calcext:value-type="float">
            <text:p>-93,3</text:p>
          </table:table-cell>
          <table:table-cell office:value-type="float" office:value="-91.3" calcext:value-type="float">
            <text:p>-91,3</text:p>
          </table:table-cell>
          <table:table-cell office:value-type="float" office:value="-93.3" calcext:value-type="float">
            <text:p>-93,3</text:p>
          </table:table-cell>
          <table:table-cell office:value-type="float" office:value="-97.8" calcext:value-type="float">
            <text:p>-97,8</text:p>
          </table:table-cell>
          <table:table-cell office:value-type="float" office:value="-94.6" calcext:value-type="float">
            <text:p>-94,6</text:p>
          </table:table-cell>
          <table:table-cell office:value-type="float" office:value="-83.5" calcext:value-type="float">
            <text:p>-83,5</text:p>
          </table:table-cell>
          <table:table-cell office:value-type="float" office:value="-94.8" calcext:value-type="float">
            <text:p>-94,8</text:p>
          </table:table-cell>
          <table:table-cell table:number-columns-repeated="1010"/>
        </table:table-row>
        <table:table-row table:style-name="ro8">
          <table:table-cell office:value-type="float" office:value="-91.6" calcext:value-type="float">
            <text:p>-91,6</text:p>
          </table:table-cell>
          <table:table-cell office:value-type="float" office:value="-91" calcext:value-type="float">
            <text:p>-91</text:p>
          </table:table-cell>
          <table:table-cell office:value-type="float" office:value="-98.9" calcext:value-type="float">
            <text:p>-98,9</text:p>
          </table:table-cell>
          <table:table-cell office:value-type="float" office:value="-96.8" calcext:value-type="float">
            <text:p>-96,8</text:p>
          </table:table-cell>
          <table:table-cell office:value-type="float" office:value="-88.3" calcext:value-type="float">
            <text:p>-88,3</text:p>
          </table:table-cell>
          <table:table-cell office:value-type="float" office:value="-93.6" calcext:value-type="float">
            <text:p>-93,6</text:p>
          </table:table-cell>
          <table:table-cell office:value-type="float" office:value="-91.5" calcext:value-type="float">
            <text:p>-91,5</text:p>
          </table:table-cell>
          <table:table-cell office:value-type="float" office:value="-93" calcext:value-type="float">
            <text:p>-93</text:p>
          </table:table-cell>
          <table:table-cell office:value-type="float" office:value="-97.8" calcext:value-type="float">
            <text:p>-97,8</text:p>
          </table:table-cell>
          <table:table-cell office:value-type="float" office:value="-95.1" calcext:value-type="float">
            <text:p>-95,1</text:p>
          </table:table-cell>
          <table:table-cell office:value-type="float" office:value="-86" calcext:value-type="float">
            <text:p>-86</text:p>
          </table:table-cell>
          <table:table-cell office:value-type="float" office:value="-95.1" calcext:value-type="float">
            <text:p>-95,1</text:p>
          </table:table-cell>
          <table:table-cell table:number-columns-repeated="1010"/>
        </table:table-row>
        <table:table-row table:style-name="ro8">
          <table:table-cell office:value-type="float" office:value="-91.3" calcext:value-type="float">
            <text:p>-91,3</text:p>
          </table:table-cell>
          <table:table-cell office:value-type="float" office:value="-88.5" calcext:value-type="float">
            <text:p>-88,5</text:p>
          </table:table-cell>
          <table:table-cell office:value-type="float" office:value="-98.9" calcext:value-type="float">
            <text:p>-98,9</text:p>
          </table:table-cell>
          <table:table-cell office:value-type="float" office:value="-96.2" calcext:value-type="float">
            <text:p>-96,2</text:p>
          </table:table-cell>
          <table:table-cell office:value-type="float" office:value="-87.9" calcext:value-type="float">
            <text:p>-87,9</text:p>
          </table:table-cell>
          <table:table-cell office:value-type="float" office:value="-94.3" calcext:value-type="float">
            <text:p>-94,3</text:p>
          </table:table-cell>
          <table:table-cell office:value-type="float" office:value="-89.6" calcext:value-type="float">
            <text:p>-89,6</text:p>
          </table:table-cell>
          <table:table-cell office:value-type="float" office:value="-90.6" calcext:value-type="float">
            <text:p>-90,6</text:p>
          </table:table-cell>
          <table:table-cell office:value-type="float" office:value="-97.8" calcext:value-type="float">
            <text:p>-97,8</text:p>
          </table:table-cell>
          <table:table-cell office:value-type="float" office:value="-95.5" calcext:value-type="float">
            <text:p>-95,5</text:p>
          </table:table-cell>
          <table:table-cell office:value-type="float" office:value="-88" calcext:value-type="float">
            <text:p>-88</text:p>
          </table:table-cell>
          <table:table-cell office:value-type="float" office:value="-95.8" calcext:value-type="float">
            <text:p>-95,8</text:p>
          </table:table-cell>
          <table:table-cell table:number-columns-repeated="1010"/>
        </table:table-row>
        <table:table-row table:style-name="ro8">
          <table:table-cell office:value-type="float" office:value="-92" calcext:value-type="float">
            <text:p>-92</text:p>
          </table:table-cell>
          <table:table-cell office:value-type="float" office:value="-87.5" calcext:value-type="float">
            <text:p>-87,5</text:p>
          </table:table-cell>
          <table:table-cell office:value-type="float" office:value="-98.8" calcext:value-type="float">
            <text:p>-98,8</text:p>
          </table:table-cell>
          <table:table-cell office:value-type="float" office:value="-96.2" calcext:value-type="float">
            <text:p>-96,2</text:p>
          </table:table-cell>
          <table:table-cell office:value-type="float" office:value="-89.1" calcext:value-type="float">
            <text:p>-89,1</text:p>
          </table:table-cell>
          <table:table-cell office:value-type="float" office:value="-92.5" calcext:value-type="float">
            <text:p>-92,5</text:p>
          </table:table-cell>
          <table:table-cell office:value-type="float" office:value="-88.8" calcext:value-type="float">
            <text:p>-88,8</text:p>
          </table:table-cell>
          <table:table-cell office:value-type="float" office:value="-87.5" calcext:value-type="float">
            <text:p>-87,5</text:p>
          </table:table-cell>
          <table:table-cell office:value-type="float" office:value="-97.666664" calcext:value-type="float">
            <text:p>-97,666664</text:p>
          </table:table-cell>
          <table:table-cell office:value-type="float" office:value="-96.1" calcext:value-type="float">
            <text:p>-96,1</text:p>
          </table:table-cell>
          <table:table-cell office:value-type="float" office:value="-88.2" calcext:value-type="float">
            <text:p>-88,2</text:p>
          </table:table-cell>
          <table:table-cell office:value-type="float" office:value="-97.1" calcext:value-type="float">
            <text:p>-97,1</text:p>
          </table:table-cell>
          <table:table-cell table:number-columns-repeated="1010"/>
        </table:table-row>
        <table:table-row table:style-name="ro8">
          <table:table-cell office:value-type="float" office:value="-93.5" calcext:value-type="float">
            <text:p>-93,5</text:p>
          </table:table-cell>
          <table:table-cell office:value-type="float" office:value="-88.2" calcext:value-type="float">
            <text:p>-88,2</text:p>
          </table:table-cell>
          <table:table-cell office:value-type="float" office:value="-99.2" calcext:value-type="float">
            <text:p>-99,2</text:p>
          </table:table-cell>
          <table:table-cell office:value-type="float" office:value="-96.2" calcext:value-type="float">
            <text:p>-96,2</text:p>
          </table:table-cell>
          <table:table-cell office:value-type="float" office:value="-87.2" calcext:value-type="float">
            <text:p>-87,2</text:p>
          </table:table-cell>
          <table:table-cell office:value-type="float" office:value="-92.4" calcext:value-type="float">
            <text:p>-92,4</text:p>
          </table:table-cell>
          <table:table-cell office:value-type="float" office:value="-87.5" calcext:value-type="float">
            <text:p>-87,5</text:p>
          </table:table-cell>
          <table:table-cell office:value-type="float" office:value="-84.8" calcext:value-type="float">
            <text:p>-84,8</text:p>
          </table:table-cell>
          <table:table-cell office:value-type="float" office:value="-98" calcext:value-type="float">
            <text:p>-98</text:p>
          </table:table-cell>
          <table:table-cell office:value-type="float" office:value="-97.2" calcext:value-type="float">
            <text:p>-97,2</text:p>
          </table:table-cell>
          <table:table-cell office:value-type="float" office:value="-88.8" calcext:value-type="float">
            <text:p>-88,8</text:p>
          </table:table-cell>
          <table:table-cell office:value-type="float" office:value="-97.4" calcext:value-type="float">
            <text:p>-97,4</text:p>
          </table:table-cell>
          <table:table-cell table:number-columns-repeated="1010"/>
        </table:table-row>
        <table:table-row table:style-name="ro8">
          <table:table-cell office:value-type="float" office:value="-94.8" calcext:value-type="float">
            <text:p>-94,8</text:p>
          </table:table-cell>
          <table:table-cell office:value-type="float" office:value="-87" calcext:value-type="float">
            <text:p>-87</text:p>
          </table:table-cell>
          <table:table-cell office:value-type="float" office:value="-98.3" calcext:value-type="float">
            <text:p>-98,3</text:p>
          </table:table-cell>
          <table:table-cell office:value-type="float" office:value="-96.2" calcext:value-type="float">
            <text:p>-96,2</text:p>
          </table:table-cell>
          <table:table-cell office:value-type="float" office:value="-87.5" calcext:value-type="float">
            <text:p>-87,5</text:p>
          </table:table-cell>
          <table:table-cell office:value-type="float" office:value="-90.8" calcext:value-type="float">
            <text:p>-90,8</text:p>
          </table:table-cell>
          <table:table-cell office:value-type="float" office:value="-88.7" calcext:value-type="float">
            <text:p>-88,7</text:p>
          </table:table-cell>
          <table:table-cell office:value-type="float" office:value="-82.3" calcext:value-type="float">
            <text:p>-82,3</text:p>
          </table:table-cell>
          <table:table-cell office:value-type="float" office:value="-97.7" calcext:value-type="float">
            <text:p>-97,7</text:p>
          </table:table-cell>
          <table:table-cell office:value-type="float" office:value="-98.6" calcext:value-type="float">
            <text:p>-98,6</text:p>
          </table:table-cell>
          <table:table-cell office:value-type="float" office:value="-87.2" calcext:value-type="float">
            <text:p>-87,2</text:p>
          </table:table-cell>
          <table:table-cell office:value-type="float" office:value="-97.1" calcext:value-type="float">
            <text:p>-97,1</text:p>
          </table:table-cell>
          <table:table-cell table:number-columns-repeated="1010"/>
        </table:table-row>
        <table:table-row table:style-name="ro8">
          <table:table-cell office:value-type="float" office:value="-94.5" calcext:value-type="float">
            <text:p>-94,5</text:p>
          </table:table-cell>
          <table:table-cell office:value-type="float" office:value="-86.5" calcext:value-type="float">
            <text:p>-86,5</text:p>
          </table:table-cell>
          <table:table-cell office:value-type="float" office:value="-97.8" calcext:value-type="float">
            <text:p>-97,8</text:p>
          </table:table-cell>
          <table:table-cell office:value-type="float" office:value="-95.6" calcext:value-type="float">
            <text:p>-95,6</text:p>
          </table:table-cell>
          <table:table-cell office:value-type="float" office:value="-86.2" calcext:value-type="float">
            <text:p>-86,2</text:p>
          </table:table-cell>
          <table:table-cell office:value-type="float" office:value="-91" calcext:value-type="float">
            <text:p>-91</text:p>
          </table:table-cell>
          <table:table-cell office:value-type="float" office:value="-92.2" calcext:value-type="float">
            <text:p>-92,2</text:p>
          </table:table-cell>
          <table:table-cell office:value-type="float" office:value="-79.9" calcext:value-type="float">
            <text:p>-79,9</text:p>
          </table:table-cell>
          <table:table-cell office:value-type="float" office:value="-97.375" calcext:value-type="float">
            <text:p>-97,375</text:p>
          </table:table-cell>
          <table:table-cell office:value-type="float" office:value="-97.6" calcext:value-type="float">
            <text:p>-97,6</text:p>
          </table:table-cell>
          <table:table-cell office:value-type="float" office:value="-89.1" calcext:value-type="float">
            <text:p>-89,1</text:p>
          </table:table-cell>
          <table:table-cell office:value-type="float" office:value="-96.1" calcext:value-type="float">
            <text:p>-96,1</text:p>
          </table:table-cell>
          <table:table-cell table:number-columns-repeated="1010"/>
        </table:table-row>
        <table:table-row table:style-name="ro8">
          <table:table-cell office:value-type="float" office:value="-94.3" calcext:value-type="float">
            <text:p>-94,3</text:p>
          </table:table-cell>
          <table:table-cell office:value-type="float" office:value="-88.1" calcext:value-type="float">
            <text:p>-88,1</text:p>
          </table:table-cell>
          <table:table-cell office:value-type="float" office:value="-97.3" calcext:value-type="float">
            <text:p>-97,3</text:p>
          </table:table-cell>
          <table:table-cell office:value-type="float" office:value="-95.4" calcext:value-type="float">
            <text:p>-95,4</text:p>
          </table:table-cell>
          <table:table-cell office:value-type="float" office:value="-83.6" calcext:value-type="float">
            <text:p>-83,6</text:p>
          </table:table-cell>
          <table:table-cell office:value-type="float" office:value="-93.2" calcext:value-type="float">
            <text:p>-93,2</text:p>
          </table:table-cell>
          <table:table-cell office:value-type="float" office:value="-91.9" calcext:value-type="float">
            <text:p>-91,9</text:p>
          </table:table-cell>
          <table:table-cell office:value-type="float" office:value="-80.2" calcext:value-type="float">
            <text:p>-80,2</text:p>
          </table:table-cell>
          <table:table-cell office:value-type="float" office:value="-97.9" calcext:value-type="float">
            <text:p>-97,9</text:p>
          </table:table-cell>
          <table:table-cell office:value-type="float" office:value="-97.6" calcext:value-type="float">
            <text:p>-97,6</text:p>
          </table:table-cell>
          <table:table-cell office:value-type="float" office:value="-89.4" calcext:value-type="float">
            <text:p>-89,4</text:p>
          </table:table-cell>
          <table:table-cell office:value-type="float" office:value="-96.6" calcext:value-type="float">
            <text:p>-96,6</text:p>
          </table:table-cell>
          <table:table-cell table:number-columns-repeated="1010"/>
        </table:table-row>
        <table:table-row table:style-name="ro8">
          <table:table-cell office:value-type="float" office:value="-94.3" calcext:value-type="float">
            <text:p>-94,3</text:p>
          </table:table-cell>
          <table:table-cell office:value-type="float" office:value="-87.7" calcext:value-type="float">
            <text:p>-87,7</text:p>
          </table:table-cell>
          <table:table-cell office:value-type="float" office:value="-96.55556" calcext:value-type="float">
            <text:p>-96,55556</text:p>
          </table:table-cell>
          <table:table-cell office:value-type="float" office:value="-95.4" calcext:value-type="float">
            <text:p>-95,4</text:p>
          </table:table-cell>
          <table:table-cell office:value-type="float" office:value="-83.1" calcext:value-type="float">
            <text:p>-83,1</text:p>
          </table:table-cell>
          <table:table-cell office:value-type="float" office:value="-95.6" calcext:value-type="float">
            <text:p>-95,6</text:p>
          </table:table-cell>
          <table:table-cell office:value-type="float" office:value="-91.9" calcext:value-type="float">
            <text:p>-91,9</text:p>
          </table:table-cell>
          <table:table-cell office:value-type="float" office:value="-84.8" calcext:value-type="float">
            <text:p>-84,8</text:p>
          </table:table-cell>
          <table:table-cell office:value-type="float" office:value="-98" calcext:value-type="float">
            <text:p>-98</text:p>
          </table:table-cell>
          <table:table-cell office:value-type="float" office:value="-95.4" calcext:value-type="float">
            <text:p>-95,4</text:p>
          </table:table-cell>
          <table:table-cell office:value-type="float" office:value="-90.5" calcext:value-type="float">
            <text:p>-90,5</text:p>
          </table:table-cell>
          <table:table-cell office:value-type="float" office:value="-96.8" calcext:value-type="float">
            <text:p>-96,8</text:p>
          </table:table-cell>
          <table:table-cell table:number-columns-repeated="1010"/>
        </table:table-row>
        <table:table-row table:style-name="ro8">
          <table:table-cell office:value-type="float" office:value="-94.1" calcext:value-type="float">
            <text:p>-94,1</text:p>
          </table:table-cell>
          <table:table-cell office:value-type="float" office:value="-83.6" calcext:value-type="float">
            <text:p>-83,6</text:p>
          </table:table-cell>
          <table:table-cell office:value-type="float" office:value="-96.8" calcext:value-type="float">
            <text:p>-96,8</text:p>
          </table:table-cell>
          <table:table-cell office:value-type="float" office:value="-95.7" calcext:value-type="float">
            <text:p>-95,7</text:p>
          </table:table-cell>
          <table:table-cell office:value-type="float" office:value="-84.1" calcext:value-type="float">
            <text:p>-84,1</text:p>
          </table:table-cell>
          <table:table-cell office:value-type="float" office:value="-96.2" calcext:value-type="float">
            <text:p>-96,2</text:p>
          </table:table-cell>
          <table:table-cell office:value-type="float" office:value="-93.2" calcext:value-type="float">
            <text:p>-93,2</text:p>
          </table:table-cell>
          <table:table-cell office:value-type="float" office:value="-87.6" calcext:value-type="float">
            <text:p>-87,6</text:p>
          </table:table-cell>
          <table:table-cell office:value-type="float" office:value="-98" calcext:value-type="float">
            <text:p>-98</text:p>
          </table:table-cell>
          <table:table-cell office:value-type="float" office:value="-94.6" calcext:value-type="float">
            <text:p>-94,6</text:p>
          </table:table-cell>
          <table:table-cell office:value-type="float" office:value="-87.1" calcext:value-type="float">
            <text:p>-87,1</text:p>
          </table:table-cell>
          <table:table-cell office:value-type="float" office:value="-94.9" calcext:value-type="float">
            <text:p>-94,9</text:p>
          </table:table-cell>
          <table:table-cell table:number-columns-repeated="1010"/>
        </table:table-row>
        <table:table-row table:style-name="ro8">
          <table:table-cell office:value-type="float" office:value="-94.6" calcext:value-type="float">
            <text:p>-94,6</text:p>
          </table:table-cell>
          <table:table-cell office:value-type="float" office:value="-77.4" calcext:value-type="float">
            <text:p>-77,4</text:p>
          </table:table-cell>
          <table:table-cell office:value-type="float" office:value="-96.9" calcext:value-type="float">
            <text:p>-96,9</text:p>
          </table:table-cell>
          <table:table-cell office:value-type="float" office:value="-96" calcext:value-type="float">
            <text:p>-96</text:p>
          </table:table-cell>
          <table:table-cell office:value-type="float" office:value="-84.4" calcext:value-type="float">
            <text:p>-84,4</text:p>
          </table:table-cell>
          <table:table-cell office:value-type="float" office:value="-96.4" calcext:value-type="float">
            <text:p>-96,4</text:p>
          </table:table-cell>
          <table:table-cell office:value-type="float" office:value="-92.6" calcext:value-type="float">
            <text:p>-92,6</text:p>
          </table:table-cell>
          <table:table-cell office:value-type="float" office:value="-89.4" calcext:value-type="float">
            <text:p>-89,4</text:p>
          </table:table-cell>
          <table:table-cell office:value-type="float" office:value="-98" calcext:value-type="float">
            <text:p>-98</text:p>
          </table:table-cell>
          <table:table-cell office:value-type="float" office:value="-93.5" calcext:value-type="float">
            <text:p>-93,5</text:p>
          </table:table-cell>
          <table:table-cell office:value-type="float" office:value="-84.4" calcext:value-type="float">
            <text:p>-84,4</text:p>
          </table:table-cell>
          <table:table-cell office:value-type="float" office:value="-94.2" calcext:value-type="float">
            <text:p>-94,2</text:p>
          </table:table-cell>
          <table:table-cell table:number-columns-repeated="1010"/>
        </table:table-row>
        <table:table-row table:style-name="ro8">
          <table:table-cell office:value-type="float" office:value="-94.9" calcext:value-type="float">
            <text:p>-94,9</text:p>
          </table:table-cell>
          <table:table-cell office:value-type="float" office:value="-77.8" calcext:value-type="float">
            <text:p>-77,8</text:p>
          </table:table-cell>
          <table:table-cell office:value-type="float" office:value="-96.9" calcext:value-type="float">
            <text:p>-96,9</text:p>
          </table:table-cell>
          <table:table-cell office:value-type="float" office:value="-96.4" calcext:value-type="float">
            <text:p>-96,4</text:p>
          </table:table-cell>
          <table:table-cell office:value-type="float" office:value="-84.3" calcext:value-type="float">
            <text:p>-84,3</text:p>
          </table:table-cell>
          <table:table-cell office:value-type="float" office:value="-95.5" calcext:value-type="float">
            <text:p>-95,5</text:p>
          </table:table-cell>
          <table:table-cell office:value-type="float" office:value="-93.6" calcext:value-type="float">
            <text:p>-93,6</text:p>
          </table:table-cell>
          <table:table-cell office:value-type="float" office:value="-90.8" calcext:value-type="float">
            <text:p>-90,8</text:p>
          </table:table-cell>
          <table:table-cell office:value-type="float" office:value="-97.8" calcext:value-type="float">
            <text:p>-97,8</text:p>
          </table:table-cell>
          <table:table-cell office:value-type="float" office:value="-94" calcext:value-type="float">
            <text:p>-94</text:p>
          </table:table-cell>
          <table:table-cell office:value-type="float" office:value="-81" calcext:value-type="float">
            <text:p>-81</text:p>
          </table:table-cell>
          <table:table-cell office:value-type="float" office:value="-92.5" calcext:value-type="float">
            <text:p>-92,5</text:p>
          </table:table-cell>
          <table:table-cell table:number-columns-repeated="1010"/>
        </table:table-row>
        <table:table-row table:style-name="ro8">
          <table:table-cell office:value-type="float" office:value="-95.7" calcext:value-type="float">
            <text:p>-95,7</text:p>
          </table:table-cell>
          <table:table-cell office:value-type="float" office:value="-78.1" calcext:value-type="float">
            <text:p>-78,1</text:p>
          </table:table-cell>
          <table:table-cell office:value-type="float" office:value="-96.7" calcext:value-type="float">
            <text:p>-96,7</text:p>
          </table:table-cell>
          <table:table-cell office:value-type="float" office:value="-96.3" calcext:value-type="float">
            <text:p>-96,3</text:p>
          </table:table-cell>
          <table:table-cell office:value-type="float" office:value="-82.4" calcext:value-type="float">
            <text:p>-82,4</text:p>
          </table:table-cell>
          <table:table-cell office:value-type="float" office:value="-95.2" calcext:value-type="float">
            <text:p>-95,2</text:p>
          </table:table-cell>
          <table:table-cell office:value-type="float" office:value="-95.4" calcext:value-type="float">
            <text:p>-95,4</text:p>
          </table:table-cell>
          <table:table-cell office:value-type="float" office:value="-91.3" calcext:value-type="float">
            <text:p>-91,3</text:p>
          </table:table-cell>
          <table:table-cell office:value-type="float" office:value="-97.6" calcext:value-type="float">
            <text:p>-97,6</text:p>
          </table:table-cell>
          <table:table-cell office:value-type="float" office:value="-93.8" calcext:value-type="float">
            <text:p>-93,8</text:p>
          </table:table-cell>
          <table:table-cell office:value-type="float" office:value="-84.2" calcext:value-type="float">
            <text:p>-84,2</text:p>
          </table:table-cell>
          <table:table-cell office:value-type="float" office:value="-95.2" calcext:value-type="float">
            <text:p>-95,2</text:p>
          </table:table-cell>
          <table:table-cell table:number-columns-repeated="1010"/>
        </table:table-row>
        <table:table-row table:style-name="ro8">
          <table:table-cell office:value-type="float" office:value="-96" calcext:value-type="float">
            <text:p>-96</text:p>
          </table:table-cell>
          <table:table-cell office:value-type="float" office:value="-81.4" calcext:value-type="float">
            <text:p>-81,4</text:p>
          </table:table-cell>
          <table:table-cell office:value-type="float" office:value="-96.9" calcext:value-type="float">
            <text:p>-96,9</text:p>
          </table:table-cell>
          <table:table-cell office:value-type="float" office:value="-97.1" calcext:value-type="float">
            <text:p>-97,1</text:p>
          </table:table-cell>
          <table:table-cell office:value-type="float" office:value="-82.1" calcext:value-type="float">
            <text:p>-82,1</text:p>
          </table:table-cell>
          <table:table-cell office:value-type="float" office:value="-94.9" calcext:value-type="float">
            <text:p>-94,9</text:p>
          </table:table-cell>
          <table:table-cell office:value-type="float" office:value="-96.3" calcext:value-type="float">
            <text:p>-96,3</text:p>
          </table:table-cell>
          <table:table-cell office:value-type="float" office:value="-92.4" calcext:value-type="float">
            <text:p>-92,4</text:p>
          </table:table-cell>
          <table:table-cell office:value-type="float" office:value="-97.4" calcext:value-type="float">
            <text:p>-97,4</text:p>
          </table:table-cell>
          <table:table-cell office:value-type="float" office:value="-94" calcext:value-type="float">
            <text:p>-94</text:p>
          </table:table-cell>
          <table:table-cell office:value-type="float" office:value="-87.3" calcext:value-type="float">
            <text:p>-87,3</text:p>
          </table:table-cell>
          <table:table-cell office:value-type="float" office:value="-96.7" calcext:value-type="float">
            <text:p>-96,7</text:p>
          </table:table-cell>
          <table:table-cell table:number-columns-repeated="1010"/>
        </table:table-row>
        <table:table-row table:style-name="ro8">
          <table:table-cell office:value-type="float" office:value="-96" calcext:value-type="float">
            <text:p>-96</text:p>
          </table:table-cell>
          <table:table-cell office:value-type="float" office:value="-82.2" calcext:value-type="float">
            <text:p>-82,2</text:p>
          </table:table-cell>
          <table:table-cell office:value-type="float" office:value="-97.2" calcext:value-type="float">
            <text:p>-97,2</text:p>
          </table:table-cell>
          <table:table-cell office:value-type="float" office:value="-96.8" calcext:value-type="float">
            <text:p>-96,8</text:p>
          </table:table-cell>
          <table:table-cell office:value-type="float" office:value="-86.2" calcext:value-type="float">
            <text:p>-86,2</text:p>
          </table:table-cell>
          <table:table-cell office:value-type="float" office:value="-94.6" calcext:value-type="float">
            <text:p>-94,6</text:p>
          </table:table-cell>
          <table:table-cell office:value-type="float" office:value="-97.125" calcext:value-type="float">
            <text:p>-97,125</text:p>
          </table:table-cell>
          <table:table-cell office:value-type="float" office:value="-91.2" calcext:value-type="float">
            <text:p>-91,2</text:p>
          </table:table-cell>
          <table:table-cell office:value-type="float" office:value="-97.4" calcext:value-type="float">
            <text:p>-97,4</text:p>
          </table:table-cell>
          <table:table-cell office:value-type="float" office:value="-94.5" calcext:value-type="float">
            <text:p>-94,5</text:p>
          </table:table-cell>
          <table:table-cell office:value-type="float" office:value="-87.3" calcext:value-type="float">
            <text:p>-87,3</text:p>
          </table:table-cell>
          <table:table-cell office:value-type="float" office:value="-96.8" calcext:value-type="float">
            <text:p>-96,8</text:p>
          </table:table-cell>
          <table:table-cell table:number-columns-repeated="1010"/>
        </table:table-row>
        <table:table-row table:style-name="ro8">
          <table:table-cell office:value-type="float" office:value="-95.8" calcext:value-type="float">
            <text:p>-95,8</text:p>
          </table:table-cell>
          <table:table-cell office:value-type="float" office:value="-82.2" calcext:value-type="float">
            <text:p>-82,2</text:p>
          </table:table-cell>
          <table:table-cell office:value-type="float" office:value="-97.8" calcext:value-type="float">
            <text:p>-97,8</text:p>
          </table:table-cell>
          <table:table-cell office:value-type="float" office:value="-97.4" calcext:value-type="float">
            <text:p>-97,4</text:p>
          </table:table-cell>
          <table:table-cell office:value-type="float" office:value="-88.4" calcext:value-type="float">
            <text:p>-88,4</text:p>
          </table:table-cell>
          <table:table-cell office:value-type="float" office:value="-95.1" calcext:value-type="float">
            <text:p>-95,1</text:p>
          </table:table-cell>
          <table:table-cell office:value-type="float" office:value="-97.71429" calcext:value-type="float">
            <text:p>-97,71429</text:p>
          </table:table-cell>
          <table:table-cell office:value-type="float" office:value="-89.6" calcext:value-type="float">
            <text:p>-89,6</text:p>
          </table:table-cell>
          <table:table-cell office:value-type="float" office:value="-96.9" calcext:value-type="float">
            <text:p>-96,9</text:p>
          </table:table-cell>
          <table:table-cell office:value-type="float" office:value="-95.4" calcext:value-type="float">
            <text:p>-95,4</text:p>
          </table:table-cell>
          <table:table-cell office:value-type="float" office:value="-86.3" calcext:value-type="float">
            <text:p>-86,3</text:p>
          </table:table-cell>
          <table:table-cell office:value-type="float" office:value="-96.1" calcext:value-type="float">
            <text:p>-96,1</text:p>
          </table:table-cell>
          <table:table-cell table:number-columns-repeated="1010"/>
        </table:table-row>
        <table:table-row table:style-name="ro8">
          <table:table-cell office:value-type="float" office:value="-95.3" calcext:value-type="float">
            <text:p>-95,3</text:p>
          </table:table-cell>
          <table:table-cell office:value-type="float" office:value="-82.7" calcext:value-type="float">
            <text:p>-82,7</text:p>
          </table:table-cell>
          <table:table-cell office:value-type="float" office:value="-97.5" calcext:value-type="float">
            <text:p>-97,5</text:p>
          </table:table-cell>
          <table:table-cell office:value-type="float" office:value="-96.9" calcext:value-type="float">
            <text:p>-96,9</text:p>
          </table:table-cell>
          <table:table-cell office:value-type="float" office:value="-88.2" calcext:value-type="float">
            <text:p>-88,2</text:p>
          </table:table-cell>
          <table:table-cell office:value-type="float" office:value="-94" calcext:value-type="float">
            <text:p>-94</text:p>
          </table:table-cell>
          <table:table-cell office:value-type="float" office:value="-97.2" calcext:value-type="float">
            <text:p>-97,2</text:p>
          </table:table-cell>
          <table:table-cell office:value-type="float" office:value="-86.7" calcext:value-type="float">
            <text:p>-86,7</text:p>
          </table:table-cell>
          <table:table-cell office:value-type="float" office:value="-95.7" calcext:value-type="float">
            <text:p>-95,7</text:p>
          </table:table-cell>
          <table:table-cell office:value-type="float" office:value="-94.2" calcext:value-type="float">
            <text:p>-94,2</text:p>
          </table:table-cell>
          <table:table-cell office:value-type="float" office:value="-88" calcext:value-type="float">
            <text:p>-88</text:p>
          </table:table-cell>
          <table:table-cell office:value-type="float" office:value="-93.7" calcext:value-type="float">
            <text:p>-93,7</text:p>
          </table:table-cell>
          <table:table-cell table:number-columns-repeated="1010"/>
        </table:table-row>
        <table:table-row table:style-name="ro8">
          <table:table-cell office:value-type="float" office:value="-95.1" calcext:value-type="float">
            <text:p>-95,1</text:p>
          </table:table-cell>
          <table:table-cell office:value-type="float" office:value="-83.2" calcext:value-type="float">
            <text:p>-83,2</text:p>
          </table:table-cell>
          <table:table-cell office:value-type="float" office:value="-96.3" calcext:value-type="float">
            <text:p>-96,3</text:p>
          </table:table-cell>
          <table:table-cell office:value-type="float" office:value="-96.5" calcext:value-type="float">
            <text:p>-96,5</text:p>
          </table:table-cell>
          <table:table-cell office:value-type="float" office:value="-88.2" calcext:value-type="float">
            <text:p>-88,2</text:p>
          </table:table-cell>
          <table:table-cell office:value-type="float" office:value="-94.9" calcext:value-type="float">
            <text:p>-94,9</text:p>
          </table:table-cell>
          <table:table-cell office:value-type="float" office:value="-96.55556" calcext:value-type="float">
            <text:p>-96,55556</text:p>
          </table:table-cell>
          <table:table-cell office:value-type="float" office:value="-85.6" calcext:value-type="float">
            <text:p>-85,6</text:p>
          </table:table-cell>
          <table:table-cell office:value-type="float" office:value="-95.4" calcext:value-type="float">
            <text:p>-95,4</text:p>
          </table:table-cell>
          <table:table-cell office:value-type="float" office:value="-93.8" calcext:value-type="float">
            <text:p>-93,8</text:p>
          </table:table-cell>
          <table:table-cell office:value-type="float" office:value="-89.5" calcext:value-type="float">
            <text:p>-89,5</text:p>
          </table:table-cell>
          <table:table-cell office:value-type="float" office:value="-93.7" calcext:value-type="float">
            <text:p>-93,7</text:p>
          </table:table-cell>
          <table:table-cell table:number-columns-repeated="1010"/>
        </table:table-row>
        <table:table-row table:style-name="ro8">
          <table:table-cell office:value-type="float" office:value="-95.6" calcext:value-type="float">
            <text:p>-95,6</text:p>
          </table:table-cell>
          <table:table-cell office:value-type="float" office:value="-85.3" calcext:value-type="float">
            <text:p>-85,3</text:p>
          </table:table-cell>
          <table:table-cell office:value-type="float" office:value="-95.6" calcext:value-type="float">
            <text:p>-95,6</text:p>
          </table:table-cell>
          <table:table-cell office:value-type="float" office:value="-95.9" calcext:value-type="float">
            <text:p>-95,9</text:p>
          </table:table-cell>
          <table:table-cell office:value-type="float" office:value="-91.2" calcext:value-type="float">
            <text:p>-91,2</text:p>
          </table:table-cell>
          <table:table-cell office:value-type="float" office:value="-95.9" calcext:value-type="float">
            <text:p>-95,9</text:p>
          </table:table-cell>
          <table:table-cell office:value-type="float" office:value="-96.333336" calcext:value-type="float">
            <text:p>-96,333336</text:p>
          </table:table-cell>
          <table:table-cell office:value-type="float" office:value="-85.3" calcext:value-type="float">
            <text:p>-85,3</text:p>
          </table:table-cell>
          <table:table-cell office:value-type="float" office:value="-95.4" calcext:value-type="float">
            <text:p>-95,4</text:p>
          </table:table-cell>
          <table:table-cell office:value-type="float" office:value="-93.4" calcext:value-type="float">
            <text:p>-93,4</text:p>
          </table:table-cell>
          <table:table-cell office:value-type="float" office:value="-91.2" calcext:value-type="float">
            <text:p>-91,2</text:p>
          </table:table-cell>
          <table:table-cell office:value-type="float" office:value="-92.4" calcext:value-type="float">
            <text:p>-92,4</text:p>
          </table:table-cell>
          <table:table-cell table:number-columns-repeated="1010"/>
        </table:table-row>
        <table:table-row table:style-name="ro8">
          <table:table-cell office:value-type="float" office:value="-96.3" calcext:value-type="float">
            <text:p>-96,3</text:p>
          </table:table-cell>
          <table:table-cell office:value-type="float" office:value="-87.2" calcext:value-type="float">
            <text:p>-87,2</text:p>
          </table:table-cell>
          <table:table-cell office:value-type="float" office:value="-95.6" calcext:value-type="float">
            <text:p>-95,6</text:p>
          </table:table-cell>
          <table:table-cell office:value-type="float" office:value="-94.4" calcext:value-type="float">
            <text:p>-94,4</text:p>
          </table:table-cell>
          <table:table-cell office:value-type="float" office:value="-91.9" calcext:value-type="float">
            <text:p>-91,9</text:p>
          </table:table-cell>
          <table:table-cell office:value-type="float" office:value="-97" calcext:value-type="float">
            <text:p>-97</text:p>
          </table:table-cell>
          <table:table-cell office:value-type="float" office:value="-96.6" calcext:value-type="float">
            <text:p>-96,6</text:p>
          </table:table-cell>
          <table:table-cell office:value-type="float" office:value="-86.4" calcext:value-type="float">
            <text:p>-86,4</text:p>
          </table:table-cell>
          <table:table-cell office:value-type="float" office:value="-95" calcext:value-type="float">
            <text:p>-95</text:p>
          </table:table-cell>
          <table:table-cell office:value-type="float" office:value="-93.7" calcext:value-type="float">
            <text:p>-93,7</text:p>
          </table:table-cell>
          <table:table-cell office:value-type="float" office:value="-92.1" calcext:value-type="float">
            <text:p>-92,1</text:p>
          </table:table-cell>
          <table:table-cell office:value-type="float" office:value="-92.2" calcext:value-type="float">
            <text:p>-92,2</text:p>
          </table:table-cell>
          <table:table-cell table:number-columns-repeated="1010"/>
        </table:table-row>
        <table:table-row table:style-name="ro8">
          <table:table-cell office:value-type="float" office:value="-98.3" calcext:value-type="float">
            <text:p>-98,3</text:p>
          </table:table-cell>
          <table:table-cell office:value-type="float" office:value="-90.3" calcext:value-type="float">
            <text:p>-90,3</text:p>
          </table:table-cell>
          <table:table-cell office:value-type="float" office:value="-94.8" calcext:value-type="float">
            <text:p>-94,8</text:p>
          </table:table-cell>
          <table:table-cell office:value-type="float" office:value="-94.4" calcext:value-type="float">
            <text:p>-94,4</text:p>
          </table:table-cell>
          <table:table-cell office:value-type="float" office:value="-92.2" calcext:value-type="float">
            <text:p>-92,2</text:p>
          </table:table-cell>
          <table:table-cell office:value-type="float" office:value="-96.7" calcext:value-type="float">
            <text:p>-96,7</text:p>
          </table:table-cell>
          <table:table-cell office:value-type="float" office:value="-96.6" calcext:value-type="float">
            <text:p>-96,6</text:p>
          </table:table-cell>
          <table:table-cell office:value-type="float" office:value="-87.1" calcext:value-type="float">
            <text:p>-87,1</text:p>
          </table:table-cell>
          <table:table-cell office:value-type="float" office:value="-94.6" calcext:value-type="float">
            <text:p>-94,6</text:p>
          </table:table-cell>
          <table:table-cell office:value-type="float" office:value="-93.5" calcext:value-type="float">
            <text:p>-93,5</text:p>
          </table:table-cell>
          <table:table-cell office:value-type="float" office:value="-94.4" calcext:value-type="float">
            <text:p>-94,4</text:p>
          </table:table-cell>
          <table:table-cell office:value-type="float" office:value="-92.2" calcext:value-type="float">
            <text:p>-92,2</text:p>
          </table:table-cell>
          <table:table-cell table:number-columns-repeated="1010"/>
        </table:table-row>
        <table:table-row table:style-name="ro8">
          <table:table-cell office:value-type="float" office:value="-99" calcext:value-type="float">
            <text:p>-99</text:p>
          </table:table-cell>
          <table:table-cell office:value-type="float" office:value="-90.3" calcext:value-type="float">
            <text:p>-90,3</text:p>
          </table:table-cell>
          <table:table-cell office:value-type="float" office:value="-95.3" calcext:value-type="float">
            <text:p>-95,3</text:p>
          </table:table-cell>
          <table:table-cell office:value-type="float" office:value="-93.8" calcext:value-type="float">
            <text:p>-93,8</text:p>
          </table:table-cell>
          <table:table-cell office:value-type="float" office:value="-90.7" calcext:value-type="float">
            <text:p>-90,7</text:p>
          </table:table-cell>
          <table:table-cell table:number-columns-repeated="2" office:value-type="float" office:value="-96.6" calcext:value-type="float">
            <text:p>-96,6</text:p>
          </table:table-cell>
          <table:table-cell office:value-type="float" office:value="-89.4" calcext:value-type="float">
            <text:p>-89,4</text:p>
          </table:table-cell>
          <table:table-cell office:value-type="float" office:value="-93.9" calcext:value-type="float">
            <text:p>-93,9</text:p>
          </table:table-cell>
          <table:table-cell office:value-type="float" office:value="-91.5" calcext:value-type="float">
            <text:p>-91,5</text:p>
          </table:table-cell>
          <table:table-cell office:value-type="float" office:value="-96.9" calcext:value-type="float">
            <text:p>-96,9</text:p>
          </table:table-cell>
          <table:table-cell office:value-type="float" office:value="-93" calcext:value-type="float">
            <text:p>-93</text:p>
          </table:table-cell>
          <table:table-cell table:number-columns-repeated="1010"/>
        </table:table-row>
        <table:table-row table:style-name="ro8">
          <table:table-cell office:value-type="float" office:value="-99.6" calcext:value-type="float">
            <text:p>-99,6</text:p>
          </table:table-cell>
          <table:table-cell office:value-type="float" office:value="-90.3" calcext:value-type="float">
            <text:p>-90,3</text:p>
          </table:table-cell>
          <table:table-cell office:value-type="float" office:value="-95.2" calcext:value-type="float">
            <text:p>-95,2</text:p>
          </table:table-cell>
          <table:table-cell office:value-type="float" office:value="-93.4" calcext:value-type="float">
            <text:p>-93,4</text:p>
          </table:table-cell>
          <table:table-cell office:value-type="float" office:value="-89.7" calcext:value-type="float">
            <text:p>-89,7</text:p>
          </table:table-cell>
          <table:table-cell office:value-type="float" office:value="-97.2" calcext:value-type="float">
            <text:p>-97,2</text:p>
          </table:table-cell>
          <table:table-cell office:value-type="float" office:value="-96.6" calcext:value-type="float">
            <text:p>-96,6</text:p>
          </table:table-cell>
          <table:table-cell office:value-type="float" office:value="-92.5" calcext:value-type="float">
            <text:p>-92,5</text:p>
          </table:table-cell>
          <table:table-cell office:value-type="float" office:value="-94.4" calcext:value-type="float">
            <text:p>-94,4</text:p>
          </table:table-cell>
          <table:table-cell office:value-type="float" office:value="-90.6" calcext:value-type="float">
            <text:p>-90,6</text:p>
          </table:table-cell>
          <table:table-cell office:value-type="float" office:value="-96.7" calcext:value-type="float">
            <text:p>-96,7</text:p>
          </table:table-cell>
          <table:table-cell office:value-type="float" office:value="-95.4" calcext:value-type="float">
            <text:p>-95,4</text:p>
          </table:table-cell>
          <table:table-cell table:number-columns-repeated="1010"/>
        </table:table-row>
        <table:table-row table:style-name="ro8">
          <table:table-cell office:value-type="float" office:value="-100.333336" calcext:value-type="float">
            <text:p>-100,333336</text:p>
          </table:table-cell>
          <table:table-cell office:value-type="float" office:value="-90.1" calcext:value-type="float">
            <text:p>-90,1</text:p>
          </table:table-cell>
          <table:table-cell office:value-type="float" office:value="-96.4" calcext:value-type="float">
            <text:p>-96,4</text:p>
          </table:table-cell>
          <table:table-cell office:value-type="float" office:value="-92.6" calcext:value-type="float">
            <text:p>-92,6</text:p>
          </table:table-cell>
          <table:table-cell office:value-type="float" office:value="-91.3" calcext:value-type="float">
            <text:p>-91,3</text:p>
          </table:table-cell>
          <table:table-cell office:value-type="float" office:value="-97" calcext:value-type="float">
            <text:p>-97</text:p>
          </table:table-cell>
          <table:table-cell office:value-type="float" office:value="-96" calcext:value-type="float">
            <text:p>-96</text:p>
          </table:table-cell>
          <table:table-cell office:value-type="float" office:value="-92.3" calcext:value-type="float">
            <text:p>-92,3</text:p>
          </table:table-cell>
          <table:table-cell office:value-type="float" office:value="-94.2" calcext:value-type="float">
            <text:p>-94,2</text:p>
          </table:table-cell>
          <table:table-cell office:value-type="float" office:value="-88" calcext:value-type="float">
            <text:p>-88</text:p>
          </table:table-cell>
          <table:table-cell office:value-type="float" office:value="-96.4" calcext:value-type="float">
            <text:p>-96,4</text:p>
          </table:table-cell>
          <table:table-cell office:value-type="float" office:value="-93.2" calcext:value-type="float">
            <text:p>-93,2</text:p>
          </table:table-cell>
          <table:table-cell table:number-columns-repeated="1010"/>
        </table:table-row>
        <table:table-row table:style-name="ro8">
          <table:table-cell office:value-type="float" office:value="-100" calcext:value-type="float">
            <text:p>-100</text:p>
          </table:table-cell>
          <table:table-cell office:value-type="float" office:value="-90.5" calcext:value-type="float">
            <text:p>-90,5</text:p>
          </table:table-cell>
          <table:table-cell office:value-type="float" office:value="-95.8" calcext:value-type="float">
            <text:p>-95,8</text:p>
          </table:table-cell>
          <table:table-cell office:value-type="float" office:value="-90.8" calcext:value-type="float">
            <text:p>-90,8</text:p>
          </table:table-cell>
          <table:table-cell office:value-type="float" office:value="-92.3" calcext:value-type="float">
            <text:p>-92,3</text:p>
          </table:table-cell>
          <table:table-cell office:value-type="float" office:value="-96.8" calcext:value-type="float">
            <text:p>-96,8</text:p>
          </table:table-cell>
          <table:table-cell office:value-type="float" office:value="-96" calcext:value-type="float">
            <text:p>-96</text:p>
          </table:table-cell>
          <table:table-cell office:value-type="float" office:value="-93.5" calcext:value-type="float">
            <text:p>-93,5</text:p>
          </table:table-cell>
          <table:table-cell office:value-type="float" office:value="-94.2" calcext:value-type="float">
            <text:p>-94,2</text:p>
          </table:table-cell>
          <table:table-cell office:value-type="float" office:value="-84.9" calcext:value-type="float">
            <text:p>-84,9</text:p>
          </table:table-cell>
          <table:table-cell office:value-type="float" office:value="-95.6" calcext:value-type="float">
            <text:p>-95,6</text:p>
          </table:table-cell>
          <table:table-cell office:value-type="float" office:value="-92.8" calcext:value-type="float">
            <text:p>-92,8</text:p>
          </table:table-cell>
          <table:table-cell table:number-columns-repeated="1010"/>
        </table:table-row>
        <table:table-row table:style-name="ro8">
          <table:table-cell office:value-type="float" office:value="-100" calcext:value-type="float">
            <text:p>-100</text:p>
          </table:table-cell>
          <table:table-cell office:value-type="float" office:value="-92.7" calcext:value-type="float">
            <text:p>-92,7</text:p>
          </table:table-cell>
          <table:table-cell office:value-type="float" office:value="-94.8" calcext:value-type="float">
            <text:p>-94,8</text:p>
          </table:table-cell>
          <table:table-cell office:value-type="float" office:value="-90.5" calcext:value-type="float">
            <text:p>-90,5</text:p>
          </table:table-cell>
          <table:table-cell office:value-type="float" office:value="-92.5" calcext:value-type="float">
            <text:p>-92,5</text:p>
          </table:table-cell>
          <table:table-cell office:value-type="float" office:value="-96.8" calcext:value-type="float">
            <text:p>-96,8</text:p>
          </table:table-cell>
          <table:table-cell office:value-type="float" office:value="-93.2" calcext:value-type="float">
            <text:p>-93,2</text:p>
          </table:table-cell>
          <table:table-cell office:value-type="float" office:value="-92.4" calcext:value-type="float">
            <text:p>-92,4</text:p>
          </table:table-cell>
          <table:table-cell office:value-type="float" office:value="-93.7" calcext:value-type="float">
            <text:p>-93,7</text:p>
          </table:table-cell>
          <table:table-cell office:value-type="float" office:value="-85.2" calcext:value-type="float">
            <text:p>-85,2</text:p>
          </table:table-cell>
          <table:table-cell office:value-type="float" office:value="-95.1" calcext:value-type="float">
            <text:p>-95,1</text:p>
          </table:table-cell>
          <table:table-cell office:value-type="float" office:value="-94.8" calcext:value-type="float">
            <text:p>-94,8</text:p>
          </table:table-cell>
          <table:table-cell table:number-columns-repeated="1010"/>
        </table:table-row>
        <table:table-row table:style-name="ro8">
          <table:table-cell office:value-type="float" office:value="-100" calcext:value-type="float">
            <text:p>-100</text:p>
          </table:table-cell>
          <table:table-cell office:value-type="float" office:value="-93.8" calcext:value-type="float">
            <text:p>-93,8</text:p>
          </table:table-cell>
          <table:table-cell office:value-type="float" office:value="-92.5" calcext:value-type="float">
            <text:p>-92,5</text:p>
          </table:table-cell>
          <table:table-cell office:value-type="float" office:value="-90" calcext:value-type="float">
            <text:p>-90</text:p>
          </table:table-cell>
          <table:table-cell office:value-type="float" office:value="-93.5" calcext:value-type="float">
            <text:p>-93,5</text:p>
          </table:table-cell>
          <table:table-cell office:value-type="float" office:value="-96.9" calcext:value-type="float">
            <text:p>-96,9</text:p>
          </table:table-cell>
          <table:table-cell office:value-type="float" office:value="-90.8" calcext:value-type="float">
            <text:p>-90,8</text:p>
          </table:table-cell>
          <table:table-cell office:value-type="float" office:value="-89.1" calcext:value-type="float">
            <text:p>-89,1</text:p>
          </table:table-cell>
          <table:table-cell office:value-type="float" office:value="-93.4" calcext:value-type="float">
            <text:p>-93,4</text:p>
          </table:table-cell>
          <table:table-cell office:value-type="float" office:value="-87.5" calcext:value-type="float">
            <text:p>-87,5</text:p>
          </table:table-cell>
          <table:table-cell office:value-type="float" office:value="-94.1" calcext:value-type="float">
            <text:p>-94,1</text:p>
          </table:table-cell>
          <table:table-cell office:value-type="float" office:value="-95.9" calcext:value-type="float">
            <text:p>-95,9</text:p>
          </table:table-cell>
          <table:table-cell table:number-columns-repeated="1010"/>
        </table:table-row>
        <table:table-row table:style-name="ro8">
          <table:table-cell office:value-type="float" office:value="-99.666664" calcext:value-type="float">
            <text:p>-99,666664</text:p>
          </table:table-cell>
          <table:table-cell office:value-type="float" office:value="-94.2" calcext:value-type="float">
            <text:p>-94,2</text:p>
          </table:table-cell>
          <table:table-cell office:value-type="float" office:value="-92.3" calcext:value-type="float">
            <text:p>-92,3</text:p>
          </table:table-cell>
          <table:table-cell office:value-type="float" office:value="-86.7" calcext:value-type="float">
            <text:p>-86,7</text:p>
          </table:table-cell>
          <table:table-cell office:value-type="float" office:value="-95.6" calcext:value-type="float">
            <text:p>-95,6</text:p>
          </table:table-cell>
          <table:table-cell office:value-type="float" office:value="-96.5" calcext:value-type="float">
            <text:p>-96,5</text:p>
          </table:table-cell>
          <table:table-cell office:value-type="float" office:value="-88.7" calcext:value-type="float">
            <text:p>-88,7</text:p>
          </table:table-cell>
          <table:table-cell office:value-type="float" office:value="-86.6" calcext:value-type="float">
            <text:p>-86,6</text:p>
          </table:table-cell>
          <table:table-cell office:value-type="float" office:value="-92.7" calcext:value-type="float">
            <text:p>-92,7</text:p>
          </table:table-cell>
          <table:table-cell office:value-type="float" office:value="-85.1" calcext:value-type="float">
            <text:p>-85,1</text:p>
          </table:table-cell>
          <table:table-cell office:value-type="float" office:value="-93.6" calcext:value-type="float">
            <text:p>-93,6</text:p>
          </table:table-cell>
          <table:table-cell office:value-type="float" office:value="-95.8" calcext:value-type="float">
            <text:p>-95,8</text:p>
          </table:table-cell>
          <table:table-cell table:number-columns-repeated="1010"/>
        </table:table-row>
        <table:table-row table:style-name="ro8">
          <table:table-cell office:value-type="float" office:value="-99.666664" calcext:value-type="float">
            <text:p>-99,666664</text:p>
          </table:table-cell>
          <table:table-cell office:value-type="float" office:value="-92.5" calcext:value-type="float">
            <text:p>-92,5</text:p>
          </table:table-cell>
          <table:table-cell office:value-type="float" office:value="-91.4" calcext:value-type="float">
            <text:p>-91,4</text:p>
          </table:table-cell>
          <table:table-cell office:value-type="float" office:value="-86.2" calcext:value-type="float">
            <text:p>-86,2</text:p>
          </table:table-cell>
          <table:table-cell office:value-type="float" office:value="-93.9" calcext:value-type="float">
            <text:p>-93,9</text:p>
          </table:table-cell>
          <table:table-cell office:value-type="float" office:value="-97.6" calcext:value-type="float">
            <text:p>-97,6</text:p>
          </table:table-cell>
          <table:table-cell office:value-type="float" office:value="-89.6" calcext:value-type="float">
            <text:p>-89,6</text:p>
          </table:table-cell>
          <table:table-cell office:value-type="float" office:value="-90.9" calcext:value-type="float">
            <text:p>-90,9</text:p>
          </table:table-cell>
          <table:table-cell office:value-type="float" office:value="-90.2" calcext:value-type="float">
            <text:p>-90,2</text:p>
          </table:table-cell>
          <table:table-cell office:value-type="float" office:value="-84.9" calcext:value-type="float">
            <text:p>-84,9</text:p>
          </table:table-cell>
          <table:table-cell office:value-type="float" office:value="-93.2" calcext:value-type="float">
            <text:p>-93,2</text:p>
          </table:table-cell>
          <table:table-cell office:value-type="float" office:value="-97.2" calcext:value-type="float">
            <text:p>-97,2</text:p>
          </table:table-cell>
          <table:table-cell table:number-columns-repeated="1010"/>
        </table:table-row>
        <table:table-row table:style-name="ro8">
          <table:table-cell office:value-type="float" office:value="-98.666664" calcext:value-type="float">
            <text:p>-98,666664</text:p>
          </table:table-cell>
          <table:table-cell office:value-type="float" office:value="-92.6" calcext:value-type="float">
            <text:p>-92,6</text:p>
          </table:table-cell>
          <table:table-cell office:value-type="float" office:value="-88.9" calcext:value-type="float">
            <text:p>-88,9</text:p>
          </table:table-cell>
          <table:table-cell office:value-type="float" office:value="-83.5" calcext:value-type="float">
            <text:p>-83,5</text:p>
          </table:table-cell>
          <table:table-cell office:value-type="float" office:value="-93.8" calcext:value-type="float">
            <text:p>-93,8</text:p>
          </table:table-cell>
          <table:table-cell office:value-type="float" office:value="-98.6" calcext:value-type="float">
            <text:p>-98,6</text:p>
          </table:table-cell>
          <table:table-cell office:value-type="float" office:value="-89.2" calcext:value-type="float">
            <text:p>-89,2</text:p>
          </table:table-cell>
          <table:table-cell office:value-type="float" office:value="-93.1" calcext:value-type="float">
            <text:p>-93,1</text:p>
          </table:table-cell>
          <table:table-cell office:value-type="float" office:value="-89.4" calcext:value-type="float">
            <text:p>-89,4</text:p>
          </table:table-cell>
          <table:table-cell office:value-type="float" office:value="-85.4" calcext:value-type="float">
            <text:p>-85,4</text:p>
          </table:table-cell>
          <table:table-cell office:value-type="float" office:value="-94" calcext:value-type="float">
            <text:p>-94</text:p>
          </table:table-cell>
          <table:table-cell office:value-type="float" office:value="-97.6" calcext:value-type="float">
            <text:p>-97,6</text:p>
          </table:table-cell>
          <table:table-cell table:number-columns-repeated="1010"/>
        </table:table-row>
        <table:table-row table:style-name="ro8">
          <table:table-cell office:value-type="float" office:value="-98" calcext:value-type="float">
            <text:p>-98</text:p>
          </table:table-cell>
          <table:table-cell office:value-type="float" office:value="-92.1" calcext:value-type="float">
            <text:p>-92,1</text:p>
          </table:table-cell>
          <table:table-cell office:value-type="float" office:value="-86.8" calcext:value-type="float">
            <text:p>-86,8</text:p>
          </table:table-cell>
          <table:table-cell office:value-type="float" office:value="-83.8" calcext:value-type="float">
            <text:p>-83,8</text:p>
          </table:table-cell>
          <table:table-cell office:value-type="float" office:value="-92.7" calcext:value-type="float">
            <text:p>-92,7</text:p>
          </table:table-cell>
          <table:table-cell office:value-type="float" office:value="-98.1" calcext:value-type="float">
            <text:p>-98,1</text:p>
          </table:table-cell>
          <table:table-cell office:value-type="float" office:value="-88.3" calcext:value-type="float">
            <text:p>-88,3</text:p>
          </table:table-cell>
          <table:table-cell office:value-type="float" office:value="-94.1" calcext:value-type="float">
            <text:p>-94,1</text:p>
          </table:table-cell>
          <table:table-cell office:value-type="float" office:value="-85.9" calcext:value-type="float">
            <text:p>-85,9</text:p>
          </table:table-cell>
          <table:table-cell office:value-type="float" office:value="-82.7" calcext:value-type="float">
            <text:p>-82,7</text:p>
          </table:table-cell>
          <table:table-cell office:value-type="float" office:value="-95.6" calcext:value-type="float">
            <text:p>-95,6</text:p>
          </table:table-cell>
          <table:table-cell office:value-type="float" office:value="-97.333336" calcext:value-type="float">
            <text:p>-97,333336</text:p>
          </table:table-cell>
          <table:table-cell table:number-columns-repeated="1010"/>
        </table:table-row>
        <table:table-row table:style-name="ro8">
          <table:table-cell office:value-type="float" office:value="-99.5" calcext:value-type="float">
            <text:p>-99,5</text:p>
          </table:table-cell>
          <table:table-cell office:value-type="float" office:value="-94.1" calcext:value-type="float">
            <text:p>-94,1</text:p>
          </table:table-cell>
          <table:table-cell office:value-type="float" office:value="-86.1" calcext:value-type="float">
            <text:p>-86,1</text:p>
          </table:table-cell>
          <table:table-cell office:value-type="float" office:value="-83.3" calcext:value-type="float">
            <text:p>-83,3</text:p>
          </table:table-cell>
          <table:table-cell office:value-type="float" office:value="-93.3" calcext:value-type="float">
            <text:p>-93,3</text:p>
          </table:table-cell>
          <table:table-cell office:value-type="float" office:value="-97.3" calcext:value-type="float">
            <text:p>-97,3</text:p>
          </table:table-cell>
          <table:table-cell office:value-type="float" office:value="-88.7" calcext:value-type="float">
            <text:p>-88,7</text:p>
          </table:table-cell>
          <table:table-cell office:value-type="float" office:value="-94.5" calcext:value-type="float">
            <text:p>-94,5</text:p>
          </table:table-cell>
          <table:table-cell office:value-type="float" office:value="-80.8" calcext:value-type="float">
            <text:p>-80,8</text:p>
          </table:table-cell>
          <table:table-cell office:value-type="float" office:value="-84.9" calcext:value-type="float">
            <text:p>-84,9</text:p>
          </table:table-cell>
          <table:table-cell office:value-type="float" office:value="-97.2" calcext:value-type="float">
            <text:p>-97,2</text:p>
          </table:table-cell>
          <table:table-cell office:value-type="float" office:value="-97" calcext:value-type="float">
            <text:p>-97</text:p>
          </table:table-cell>
          <table:table-cell table:number-columns-repeated="1010"/>
        </table:table-row>
        <table:table-row table:style-name="ro8">
          <table:table-cell office:value-type="float" office:value="-99.5" calcext:value-type="float">
            <text:p>-99,5</text:p>
          </table:table-cell>
          <table:table-cell office:value-type="float" office:value="-94.7" calcext:value-type="float">
            <text:p>-94,7</text:p>
          </table:table-cell>
          <table:table-cell office:value-type="float" office:value="-87.5" calcext:value-type="float">
            <text:p>-87,5</text:p>
          </table:table-cell>
          <table:table-cell office:value-type="float" office:value="-81.9" calcext:value-type="float">
            <text:p>-81,9</text:p>
          </table:table-cell>
          <table:table-cell office:value-type="float" office:value="-96.2" calcext:value-type="float">
            <text:p>-96,2</text:p>
          </table:table-cell>
          <table:table-cell office:value-type="float" office:value="-97.8" calcext:value-type="float">
            <text:p>-97,8</text:p>
          </table:table-cell>
          <table:table-cell office:value-type="float" office:value="-90.2" calcext:value-type="float">
            <text:p>-90,2</text:p>
          </table:table-cell>
          <table:table-cell office:value-type="float" office:value="-94.8" calcext:value-type="float">
            <text:p>-94,8</text:p>
          </table:table-cell>
          <table:table-cell office:value-type="float" office:value="-79.8" calcext:value-type="float">
            <text:p>-79,8</text:p>
          </table:table-cell>
          <table:table-cell office:value-type="float" office:value="-87.9" calcext:value-type="float">
            <text:p>-87,9</text:p>
          </table:table-cell>
          <table:table-cell office:value-type="float" office:value="-97.2" calcext:value-type="float">
            <text:p>-97,2</text:p>
          </table:table-cell>
          <table:table-cell office:value-type="float" office:value="-97" calcext:value-type="float">
            <text:p>-97</text:p>
          </table:table-cell>
          <table:table-cell table:number-columns-repeated="1010"/>
        </table:table-row>
        <table:table-row table:style-name="ro8">
          <table:table-cell office:value-type="float" office:value="-98.666664" calcext:value-type="float">
            <text:p>-98,666664</text:p>
          </table:table-cell>
          <table:table-cell office:value-type="float" office:value="-95.4" calcext:value-type="float">
            <text:p>-95,4</text:p>
          </table:table-cell>
          <table:table-cell office:value-type="float" office:value="-89.3" calcext:value-type="float">
            <text:p>-89,3</text:p>
          </table:table-cell>
          <table:table-cell office:value-type="float" office:value="-80.5" calcext:value-type="float">
            <text:p>-80,5</text:p>
          </table:table-cell>
          <table:table-cell office:value-type="float" office:value="-97.5" calcext:value-type="float">
            <text:p>-97,5</text:p>
          </table:table-cell>
          <table:table-cell office:value-type="float" office:value="-97.75" calcext:value-type="float">
            <text:p>-97,75</text:p>
          </table:table-cell>
          <table:table-cell office:value-type="float" office:value="-89.6" calcext:value-type="float">
            <text:p>-89,6</text:p>
          </table:table-cell>
          <table:table-cell office:value-type="float" office:value="-95.7" calcext:value-type="float">
            <text:p>-95,7</text:p>
          </table:table-cell>
          <table:table-cell office:value-type="float" office:value="-83.8" calcext:value-type="float">
            <text:p>-83,8</text:p>
          </table:table-cell>
          <table:table-cell office:value-type="float" office:value="-85.5" calcext:value-type="float">
            <text:p>-85,5</text:p>
          </table:table-cell>
          <table:table-cell table:number-columns-repeated="2" office:value-type="float" office:value="-97" calcext:value-type="float">
            <text:p>-97</text:p>
          </table:table-cell>
          <table:table-cell table:number-columns-repeated="1010"/>
        </table:table-row>
        <table:table-row table:style-name="ro8">
          <table:table-cell office:value-type="float" office:value="-98.25" calcext:value-type="float">
            <text:p>-98,25</text:p>
          </table:table-cell>
          <table:table-cell office:value-type="float" office:value="-93.9" calcext:value-type="float">
            <text:p>-93,9</text:p>
          </table:table-cell>
          <table:table-cell office:value-type="float" office:value="-87.3" calcext:value-type="float">
            <text:p>-87,3</text:p>
          </table:table-cell>
          <table:table-cell office:value-type="float" office:value="-79.3" calcext:value-type="float">
            <text:p>-79,3</text:p>
          </table:table-cell>
          <table:table-cell office:value-type="float" office:value="-97.3" calcext:value-type="float">
            <text:p>-97,3</text:p>
          </table:table-cell>
          <table:table-cell office:value-type="float" office:value="-97.375" calcext:value-type="float">
            <text:p>-97,375</text:p>
          </table:table-cell>
          <table:table-cell office:value-type="float" office:value="-89.9" calcext:value-type="float">
            <text:p>-89,9</text:p>
          </table:table-cell>
          <table:table-cell office:value-type="float" office:value="-97.2" calcext:value-type="float">
            <text:p>-97,2</text:p>
          </table:table-cell>
          <table:table-cell office:value-type="float" office:value="-83.8" calcext:value-type="float">
            <text:p>-83,8</text:p>
          </table:table-cell>
          <table:table-cell office:value-type="float" office:value="-87.5" calcext:value-type="float">
            <text:p>-87,5</text:p>
          </table:table-cell>
          <table:table-cell office:value-type="float" office:value="-96.9" calcext:value-type="float">
            <text:p>-96,9</text:p>
          </table:table-cell>
          <table:table-cell office:value-type="float" office:value="-97" calcext:value-type="float">
            <text:p>-97</text:p>
          </table:table-cell>
          <table:table-cell table:number-columns-repeated="1010"/>
        </table:table-row>
        <table:table-row table:style-name="ro8">
          <table:table-cell office:value-type="float" office:value="-97.6" calcext:value-type="float">
            <text:p>-97,6</text:p>
          </table:table-cell>
          <table:table-cell office:value-type="float" office:value="-93.7" calcext:value-type="float">
            <text:p>-93,7</text:p>
          </table:table-cell>
          <table:table-cell office:value-type="float" office:value="-84.3" calcext:value-type="float">
            <text:p>-84,3</text:p>
          </table:table-cell>
          <table:table-cell office:value-type="float" office:value="-81.3" calcext:value-type="float">
            <text:p>-81,3</text:p>
          </table:table-cell>
          <table:table-cell office:value-type="float" office:value="-96.4" calcext:value-type="float">
            <text:p>-96,4</text:p>
          </table:table-cell>
          <table:table-cell office:value-type="float" office:value="-97.2" calcext:value-type="float">
            <text:p>-97,2</text:p>
          </table:table-cell>
          <table:table-cell office:value-type="float" office:value="-92.7" calcext:value-type="float">
            <text:p>-92,7</text:p>
          </table:table-cell>
          <table:table-cell office:value-type="float" office:value="-98.9" calcext:value-type="float">
            <text:p>-98,9</text:p>
          </table:table-cell>
          <table:table-cell office:value-type="float" office:value="-84.3" calcext:value-type="float">
            <text:p>-84,3</text:p>
          </table:table-cell>
          <table:table-cell office:value-type="float" office:value="-88.9" calcext:value-type="float">
            <text:p>-88,9</text:p>
          </table:table-cell>
          <table:table-cell office:value-type="float" office:value="-96.9" calcext:value-type="float">
            <text:p>-96,9</text:p>
          </table:table-cell>
          <table:table-cell office:value-type="float" office:value="-97" calcext:value-type="float">
            <text:p>-97</text:p>
          </table:table-cell>
          <table:table-cell table:number-columns-repeated="1010"/>
        </table:table-row>
        <table:table-row table:style-name="ro8">
          <table:table-cell office:value-type="float" office:value="-97.85714" calcext:value-type="float">
            <text:p>-97,85714</text:p>
          </table:table-cell>
          <table:table-cell office:value-type="float" office:value="-94.2" calcext:value-type="float">
            <text:p>-94,2</text:p>
          </table:table-cell>
          <table:table-cell office:value-type="float" office:value="-81.8" calcext:value-type="float">
            <text:p>-81,8</text:p>
          </table:table-cell>
          <table:table-cell office:value-type="float" office:value="-82.2" calcext:value-type="float">
            <text:p>-82,2</text:p>
          </table:table-cell>
          <table:table-cell office:value-type="float" office:value="-96.4" calcext:value-type="float">
            <text:p>-96,4</text:p>
          </table:table-cell>
          <table:table-cell office:value-type="float" office:value="-97.5" calcext:value-type="float">
            <text:p>-97,5</text:p>
          </table:table-cell>
          <table:table-cell office:value-type="float" office:value="-95.6" calcext:value-type="float">
            <text:p>-95,6</text:p>
          </table:table-cell>
          <table:table-cell office:value-type="float" office:value="-98.9" calcext:value-type="float">
            <text:p>-98,9</text:p>
          </table:table-cell>
          <table:table-cell office:value-type="float" office:value="-87.5" calcext:value-type="float">
            <text:p>-87,5</text:p>
          </table:table-cell>
          <table:table-cell office:value-type="float" office:value="-88.1" calcext:value-type="float">
            <text:p>-88,1</text:p>
          </table:table-cell>
          <table:table-cell office:value-type="float" office:value="-97.8" calcext:value-type="float">
            <text:p>-97,8</text:p>
          </table:table-cell>
          <table:table-cell table:number-columns-repeated="1011"/>
        </table:table-row>
        <table:table-row table:style-name="ro8">
          <table:table-cell office:value-type="float" office:value="-98.77778" calcext:value-type="float">
            <text:p>-98,77778</text:p>
          </table:table-cell>
          <table:table-cell office:value-type="float" office:value="-96.1" calcext:value-type="float">
            <text:p>-96,1</text:p>
          </table:table-cell>
          <table:table-cell office:value-type="float" office:value="-79.9" calcext:value-type="float">
            <text:p>-79,9</text:p>
          </table:table-cell>
          <table:table-cell office:value-type="float" office:value="-82.7" calcext:value-type="float">
            <text:p>-82,7</text:p>
          </table:table-cell>
          <table:table-cell office:value-type="float" office:value="-97" calcext:value-type="float">
            <text:p>-97</text:p>
          </table:table-cell>
          <table:table-cell office:value-type="float" office:value="-97.8" calcext:value-type="float">
            <text:p>-97,8</text:p>
          </table:table-cell>
          <table:table-cell office:value-type="float" office:value="-97.2" calcext:value-type="float">
            <text:p>-97,2</text:p>
          </table:table-cell>
          <table:table-cell office:value-type="float" office:value="-99.1" calcext:value-type="float">
            <text:p>-99,1</text:p>
          </table:table-cell>
          <table:table-cell office:value-type="float" office:value="-87.3" calcext:value-type="float">
            <text:p>-87,3</text:p>
          </table:table-cell>
          <table:table-cell office:value-type="float" office:value="-87.7" calcext:value-type="float">
            <text:p>-87,7</text:p>
          </table:table-cell>
          <table:table-cell office:value-type="float" office:value="-96.8" calcext:value-type="float">
            <text:p>-96,8</text:p>
          </table:table-cell>
          <table:table-cell table:number-columns-repeated="1011"/>
        </table:table-row>
        <table:table-row table:style-name="ro8">
          <table:table-cell office:value-type="float" office:value="-98.6" calcext:value-type="float">
            <text:p>-98,6</text:p>
          </table:table-cell>
          <table:table-cell office:value-type="float" office:value="-96.5" calcext:value-type="float">
            <text:p>-96,5</text:p>
          </table:table-cell>
          <table:table-cell office:value-type="float" office:value="-78.2" calcext:value-type="float">
            <text:p>-78,2</text:p>
          </table:table-cell>
          <table:table-cell office:value-type="float" office:value="-82.8" calcext:value-type="float">
            <text:p>-82,8</text:p>
          </table:table-cell>
          <table:table-cell office:value-type="float" office:value="-96.9" calcext:value-type="float">
            <text:p>-96,9</text:p>
          </table:table-cell>
          <table:table-cell office:value-type="float" office:value="-97.3" calcext:value-type="float">
            <text:p>-97,3</text:p>
          </table:table-cell>
          <table:table-cell office:value-type="float" office:value="-98.2" calcext:value-type="float">
            <text:p>-98,2</text:p>
          </table:table-cell>
          <table:table-cell office:value-type="float" office:value="-99.5" calcext:value-type="float">
            <text:p>-99,5</text:p>
          </table:table-cell>
          <table:table-cell office:value-type="float" office:value="-88.1" calcext:value-type="float">
            <text:p>-88,1</text:p>
          </table:table-cell>
          <table:table-cell office:value-type="float" office:value="-87.8" calcext:value-type="float">
            <text:p>-87,8</text:p>
          </table:table-cell>
          <table:table-cell office:value-type="float" office:value="-96.6" calcext:value-type="float">
            <text:p>-96,6</text:p>
          </table:table-cell>
          <table:table-cell table:number-columns-repeated="1011"/>
        </table:table-row>
        <table:table-row table:style-name="ro8">
          <table:table-cell office:value-type="float" office:value="-98.4" calcext:value-type="float">
            <text:p>-98,4</text:p>
          </table:table-cell>
          <table:table-cell office:value-type="float" office:value="-97.3" calcext:value-type="float">
            <text:p>-97,3</text:p>
          </table:table-cell>
          <table:table-cell office:value-type="float" office:value="-76" calcext:value-type="float">
            <text:p>-76</text:p>
          </table:table-cell>
          <table:table-cell office:value-type="float" office:value="-82.6" calcext:value-type="float">
            <text:p>-82,6</text:p>
          </table:table-cell>
          <table:table-cell office:value-type="float" office:value="-97.2" calcext:value-type="float">
            <text:p>-97,2</text:p>
          </table:table-cell>
          <table:table-cell office:value-type="float" office:value="-97.3" calcext:value-type="float">
            <text:p>-97,3</text:p>
          </table:table-cell>
          <table:table-cell office:value-type="float" office:value="-98.6" calcext:value-type="float">
            <text:p>-98,6</text:p>
          </table:table-cell>
          <table:table-cell office:value-type="float" office:value="-96.8" calcext:value-type="float">
            <text:p>-96,8</text:p>
          </table:table-cell>
          <table:table-cell office:value-type="float" office:value="-89.7" calcext:value-type="float">
            <text:p>-89,7</text:p>
          </table:table-cell>
          <table:table-cell office:value-type="float" office:value="-87.7" calcext:value-type="float">
            <text:p>-87,7</text:p>
          </table:table-cell>
          <table:table-cell office:value-type="float" office:value="-96.2" calcext:value-type="float">
            <text:p>-96,2</text:p>
          </table:table-cell>
          <table:table-cell table:number-columns-repeated="1011"/>
        </table:table-row>
        <table:table-row table:style-name="ro8">
          <table:table-cell office:value-type="float" office:value="-98.4" calcext:value-type="float">
            <text:p>-98,4</text:p>
          </table:table-cell>
          <table:table-cell office:value-type="float" office:value="-96.9" calcext:value-type="float">
            <text:p>-96,9</text:p>
          </table:table-cell>
          <table:table-cell office:value-type="float" office:value="-77.3" calcext:value-type="float">
            <text:p>-77,3</text:p>
          </table:table-cell>
          <table:table-cell office:value-type="float" office:value="-86.1" calcext:value-type="float">
            <text:p>-86,1</text:p>
          </table:table-cell>
          <table:table-cell office:value-type="float" office:value="-98.3" calcext:value-type="float">
            <text:p>-98,3</text:p>
          </table:table-cell>
          <table:table-cell office:value-type="float" office:value="-97.3" calcext:value-type="float">
            <text:p>-97,3</text:p>
          </table:table-cell>
          <table:table-cell office:value-type="float" office:value="-99.1" calcext:value-type="float">
            <text:p>-99,1</text:p>
          </table:table-cell>
          <table:table-cell office:value-type="float" office:value="-95" calcext:value-type="float">
            <text:p>-95</text:p>
          </table:table-cell>
          <table:table-cell office:value-type="float" office:value="-87.5" calcext:value-type="float">
            <text:p>-87,5</text:p>
          </table:table-cell>
          <table:table-cell office:value-type="float" office:value="-88.1" calcext:value-type="float">
            <text:p>-88,1</text:p>
          </table:table-cell>
          <table:table-cell office:value-type="float" office:value="-95.2" calcext:value-type="float">
            <text:p>-95,2</text:p>
          </table:table-cell>
          <table:table-cell table:number-columns-repeated="1011"/>
        </table:table-row>
        <table:table-row table:style-name="ro8">
          <table:table-cell office:value-type="float" office:value="-98.3" calcext:value-type="float">
            <text:p>-98,3</text:p>
          </table:table-cell>
          <table:table-cell office:value-type="float" office:value="-96.9" calcext:value-type="float">
            <text:p>-96,9</text:p>
          </table:table-cell>
          <table:table-cell office:value-type="float" office:value="-78.6" calcext:value-type="float">
            <text:p>-78,6</text:p>
          </table:table-cell>
          <table:table-cell office:value-type="float" office:value="-88.5" calcext:value-type="float">
            <text:p>-88,5</text:p>
          </table:table-cell>
          <table:table-cell office:value-type="float" office:value="-98.7" calcext:value-type="float">
            <text:p>-98,7</text:p>
          </table:table-cell>
          <table:table-cell office:value-type="float" office:value="-96.8" calcext:value-type="float">
            <text:p>-96,8</text:p>
          </table:table-cell>
          <table:table-cell office:value-type="float" office:value="-99.2" calcext:value-type="float">
            <text:p>-99,2</text:p>
          </table:table-cell>
          <table:table-cell office:value-type="float" office:value="-94.9" calcext:value-type="float">
            <text:p>-94,9</text:p>
          </table:table-cell>
          <table:table-cell office:value-type="float" office:value="-86.4" calcext:value-type="float">
            <text:p>-86,4</text:p>
          </table:table-cell>
          <table:table-cell office:value-type="float" office:value="-88.9" calcext:value-type="float">
            <text:p>-88,9</text:p>
          </table:table-cell>
          <table:table-cell office:value-type="float" office:value="-95.7" calcext:value-type="float">
            <text:p>-95,7</text:p>
          </table:table-cell>
          <table:table-cell table:number-columns-repeated="1011"/>
        </table:table-row>
        <table:table-row table:style-name="ro8">
          <table:table-cell office:value-type="float" office:value="-98.2" calcext:value-type="float">
            <text:p>-98,2</text:p>
          </table:table-cell>
          <table:table-cell office:value-type="float" office:value="-97" calcext:value-type="float">
            <text:p>-97</text:p>
          </table:table-cell>
          <table:table-cell office:value-type="float" office:value="-80.5" calcext:value-type="float">
            <text:p>-80,5</text:p>
          </table:table-cell>
          <table:table-cell office:value-type="float" office:value="-88.4" calcext:value-type="float">
            <text:p>-88,4</text:p>
          </table:table-cell>
          <table:table-cell office:value-type="float" office:value="-98.6" calcext:value-type="float">
            <text:p>-98,6</text:p>
          </table:table-cell>
          <table:table-cell office:value-type="float" office:value="-96.5" calcext:value-type="float">
            <text:p>-96,5</text:p>
          </table:table-cell>
          <table:table-cell office:value-type="float" office:value="-99.2" calcext:value-type="float">
            <text:p>-99,2</text:p>
          </table:table-cell>
          <table:table-cell office:value-type="float" office:value="-95.5" calcext:value-type="float">
            <text:p>-95,5</text:p>
          </table:table-cell>
          <table:table-cell office:value-type="float" office:value="-89.6" calcext:value-type="float">
            <text:p>-89,6</text:p>
          </table:table-cell>
          <table:table-cell office:value-type="float" office:value="-89.1" calcext:value-type="float">
            <text:p>-89,1</text:p>
          </table:table-cell>
          <table:table-cell office:value-type="float" office:value="-95.1" calcext:value-type="float">
            <text:p>-95,1</text:p>
          </table:table-cell>
          <table:table-cell table:number-columns-repeated="1011"/>
        </table:table-row>
        <table:table-row table:style-name="ro8">
          <table:table-cell office:value-type="float" office:value="-98.5" calcext:value-type="float">
            <text:p>-98,5</text:p>
          </table:table-cell>
          <table:table-cell office:value-type="float" office:value="-96.5" calcext:value-type="float">
            <text:p>-96,5</text:p>
          </table:table-cell>
          <table:table-cell office:value-type="float" office:value="-80.8" calcext:value-type="float">
            <text:p>-80,8</text:p>
          </table:table-cell>
          <table:table-cell office:value-type="float" office:value="-88.8" calcext:value-type="float">
            <text:p>-88,8</text:p>
          </table:table-cell>
          <table:table-cell office:value-type="float" office:value="-98.6" calcext:value-type="float">
            <text:p>-98,6</text:p>
          </table:table-cell>
          <table:table-cell office:value-type="float" office:value="-97.1" calcext:value-type="float">
            <text:p>-97,1</text:p>
          </table:table-cell>
          <table:table-cell office:value-type="float" office:value="-99.5" calcext:value-type="float">
            <text:p>-99,5</text:p>
          </table:table-cell>
          <table:table-cell office:value-type="float" office:value="-96.8" calcext:value-type="float">
            <text:p>-96,8</text:p>
          </table:table-cell>
          <table:table-cell office:value-type="float" office:value="-91.5" calcext:value-type="float">
            <text:p>-91,5</text:p>
          </table:table-cell>
          <table:table-cell office:value-type="float" office:value="-88.1" calcext:value-type="float">
            <text:p>-88,1</text:p>
          </table:table-cell>
          <table:table-cell office:value-type="float" office:value="-95.3" calcext:value-type="float">
            <text:p>-95,3</text:p>
          </table:table-cell>
          <table:table-cell office:value-type="float" office:value="-98.666664" calcext:value-type="float">
            <text:p>-98,666664</text:p>
          </table:table-cell>
          <table:table-cell table:number-columns-repeated="1010"/>
        </table:table-row>
        <table:table-row table:style-name="ro8">
          <table:table-cell office:value-type="float" office:value="-98.6" calcext:value-type="float">
            <text:p>-98,6</text:p>
          </table:table-cell>
          <table:table-cell office:value-type="float" office:value="-97.4" calcext:value-type="float">
            <text:p>-97,4</text:p>
          </table:table-cell>
          <table:table-cell office:value-type="float" office:value="-84.3" calcext:value-type="float">
            <text:p>-84,3</text:p>
          </table:table-cell>
          <table:table-cell office:value-type="float" office:value="-91.7" calcext:value-type="float">
            <text:p>-91,7</text:p>
          </table:table-cell>
          <table:table-cell office:value-type="float" office:value="-98.6" calcext:value-type="float">
            <text:p>-98,6</text:p>
          </table:table-cell>
          <table:table-cell office:value-type="float" office:value="-97.3" calcext:value-type="float">
            <text:p>-97,3</text:p>
          </table:table-cell>
          <table:table-cell office:value-type="float" office:value="-99.5" calcext:value-type="float">
            <text:p>-99,5</text:p>
          </table:table-cell>
          <table:table-cell office:value-type="float" office:value="-96.8" calcext:value-type="float">
            <text:p>-96,8</text:p>
          </table:table-cell>
          <table:table-cell office:value-type="float" office:value="-92.6" calcext:value-type="float">
            <text:p>-92,6</text:p>
          </table:table-cell>
          <table:table-cell office:value-type="float" office:value="-87.7" calcext:value-type="float">
            <text:p>-87,7</text:p>
          </table:table-cell>
          <table:table-cell office:value-type="float" office:value="-95.7" calcext:value-type="float">
            <text:p>-95,7</text:p>
          </table:table-cell>
          <table:table-cell office:value-type="float" office:value="-98.4" calcext:value-type="float">
            <text:p>-98,4</text:p>
          </table:table-cell>
          <table:table-cell table:number-columns-repeated="1010"/>
        </table:table-row>
        <table:table-row table:style-name="ro8">
          <table:table-cell office:value-type="float" office:value="-97.8" calcext:value-type="float">
            <text:p>-97,8</text:p>
          </table:table-cell>
          <table:table-cell office:value-type="float" office:value="-98.1" calcext:value-type="float">
            <text:p>-98,1</text:p>
          </table:table-cell>
          <table:table-cell office:value-type="float" office:value="-83.7" calcext:value-type="float">
            <text:p>-83,7</text:p>
          </table:table-cell>
          <table:table-cell office:value-type="float" office:value="-92.4" calcext:value-type="float">
            <text:p>-92,4</text:p>
          </table:table-cell>
          <table:table-cell office:value-type="float" office:value="-98.5" calcext:value-type="float">
            <text:p>-98,5</text:p>
          </table:table-cell>
          <table:table-cell office:value-type="float" office:value="-97.4" calcext:value-type="float">
            <text:p>-97,4</text:p>
          </table:table-cell>
          <table:table-cell office:value-type="float" office:value="-99.75" calcext:value-type="float">
            <text:p>-99,75</text:p>
          </table:table-cell>
          <table:table-cell office:value-type="float" office:value="-98.5" calcext:value-type="float">
            <text:p>-98,5</text:p>
          </table:table-cell>
          <table:table-cell office:value-type="float" office:value="-94.7" calcext:value-type="float">
            <text:p>-94,7</text:p>
          </table:table-cell>
          <table:table-cell office:value-type="float" office:value="-90.1" calcext:value-type="float">
            <text:p>-90,1</text:p>
          </table:table-cell>
          <table:table-cell office:value-type="float" office:value="-98.3" calcext:value-type="float">
            <text:p>-98,3</text:p>
          </table:table-cell>
          <table:table-cell office:value-type="float" office:value="-98.4" calcext:value-type="float">
            <text:p>-98,4</text:p>
          </table:table-cell>
          <table:table-cell table:number-columns-repeated="1010"/>
        </table:table-row>
        <table:table-row table:style-name="ro8">
          <table:table-cell office:value-type="float" office:value="-98.875" calcext:value-type="float">
            <text:p>-98,875</text:p>
          </table:table-cell>
          <table:table-cell office:value-type="float" office:value="-98.4" calcext:value-type="float">
            <text:p>-98,4</text:p>
          </table:table-cell>
          <table:table-cell office:value-type="float" office:value="-84" calcext:value-type="float">
            <text:p>-84</text:p>
          </table:table-cell>
          <table:table-cell office:value-type="float" office:value="-95.2" calcext:value-type="float">
            <text:p>-95,2</text:p>
          </table:table-cell>
          <table:table-cell office:value-type="float" office:value="-98.5" calcext:value-type="float">
            <text:p>-98,5</text:p>
          </table:table-cell>
          <table:table-cell office:value-type="float" office:value="-97.71429" calcext:value-type="float">
            <text:p>-97,71429</text:p>
          </table:table-cell>
          <table:table-cell office:value-type="float" office:value="-100.5" calcext:value-type="float">
            <text:p>-100,5</text:p>
          </table:table-cell>
          <table:table-cell office:value-type="float" office:value="-98.9" calcext:value-type="float">
            <text:p>-98,9</text:p>
          </table:table-cell>
          <table:table-cell office:value-type="float" office:value="-92.5" calcext:value-type="float">
            <text:p>-92,5</text:p>
          </table:table-cell>
          <table:table-cell office:value-type="float" office:value="-89.9" calcext:value-type="float">
            <text:p>-89,9</text:p>
          </table:table-cell>
          <table:table-cell office:value-type="float" office:value="-98.6" calcext:value-type="float">
            <text:p>-98,6</text:p>
          </table:table-cell>
          <table:table-cell office:value-type="float" office:value="-98.875" calcext:value-type="float">
            <text:p>-98,875</text:p>
          </table:table-cell>
          <table:table-cell table:number-columns-repeated="1010"/>
        </table:table-row>
        <table:table-row table:style-name="ro8">
          <table:table-cell office:value-type="float" office:value="-99.111115" calcext:value-type="float">
            <text:p>-99,111115</text:p>
          </table:table-cell>
          <table:table-cell office:value-type="float" office:value="-98.8" calcext:value-type="float">
            <text:p>-98,8</text:p>
          </table:table-cell>
          <table:table-cell office:value-type="float" office:value="-84.8" calcext:value-type="float">
            <text:p>-84,8</text:p>
          </table:table-cell>
          <table:table-cell office:value-type="float" office:value="-97.7" calcext:value-type="float">
            <text:p>-97,7</text:p>
          </table:table-cell>
          <table:table-cell office:value-type="float" office:value="-98.7" calcext:value-type="float">
            <text:p>-98,7</text:p>
          </table:table-cell>
          <table:table-cell office:value-type="float" office:value="-97.666664" calcext:value-type="float">
            <text:p>-97,666664</text:p>
          </table:table-cell>
          <table:table-cell office:value-type="float" office:value="-98.666664" calcext:value-type="float">
            <text:p>-98,666664</text:p>
          </table:table-cell>
          <table:table-cell office:value-type="float" office:value="-99.1" calcext:value-type="float">
            <text:p>-99,1</text:p>
          </table:table-cell>
          <table:table-cell office:value-type="float" office:value="-91.2" calcext:value-type="float">
            <text:p>-91,2</text:p>
          </table:table-cell>
          <table:table-cell office:value-type="float" office:value="-87.9" calcext:value-type="float">
            <text:p>-87,9</text:p>
          </table:table-cell>
          <table:table-cell office:value-type="float" office:value="-98.8" calcext:value-type="float">
            <text:p>-98,8</text:p>
          </table:table-cell>
          <table:table-cell office:value-type="float" office:value="-98.875" calcext:value-type="float">
            <text:p>-98,875</text:p>
          </table:table-cell>
          <table:table-cell table:number-columns-repeated="1010"/>
        </table:table-row>
        <table:table-row table:style-name="ro8">
          <table:table-cell office:value-type="float" office:value="-99.2" calcext:value-type="float">
            <text:p>-99,2</text:p>
          </table:table-cell>
          <table:table-cell office:value-type="float" office:value="-98.75" calcext:value-type="float">
            <text:p>-98,75</text:p>
          </table:table-cell>
          <table:table-cell office:value-type="float" office:value="-87.2" calcext:value-type="float">
            <text:p>-87,2</text:p>
          </table:table-cell>
          <table:table-cell office:value-type="float" office:value="-98" calcext:value-type="float">
            <text:p>-98</text:p>
          </table:table-cell>
          <table:table-cell office:value-type="float" office:value="-98.2" calcext:value-type="float">
            <text:p>-98,2</text:p>
          </table:table-cell>
          <table:table-cell office:value-type="float" office:value="-97.8" calcext:value-type="float">
            <text:p>-97,8</text:p>
          </table:table-cell>
          <table:table-cell office:value-type="float" office:value="-98.666664" calcext:value-type="float">
            <text:p>-98,666664</text:p>
          </table:table-cell>
          <table:table-cell office:value-type="float" office:value="-99.1" calcext:value-type="float">
            <text:p>-99,1</text:p>
          </table:table-cell>
          <table:table-cell office:value-type="float" office:value="-90.6" calcext:value-type="float">
            <text:p>-90,6</text:p>
          </table:table-cell>
          <table:table-cell office:value-type="float" office:value="-87.4" calcext:value-type="float">
            <text:p>-87,4</text:p>
          </table:table-cell>
          <table:table-cell office:value-type="float" office:value="-98" calcext:value-type="float">
            <text:p>-98</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8.75" calcext:value-type="float">
            <text:p>-98,75</text:p>
          </table:table-cell>
          <table:table-cell office:value-type="float" office:value="-88.2" calcext:value-type="float">
            <text:p>-88,2</text:p>
          </table:table-cell>
          <table:table-cell office:value-type="float" office:value="-96.6" calcext:value-type="float">
            <text:p>-96,6</text:p>
          </table:table-cell>
          <table:table-cell office:value-type="float" office:value="-98.2" calcext:value-type="float">
            <text:p>-98,2</text:p>
          </table:table-cell>
          <table:table-cell office:value-type="float" office:value="-97.5" calcext:value-type="float">
            <text:p>-97,5</text:p>
          </table:table-cell>
          <table:table-cell office:value-type="float" office:value="-98.666664" calcext:value-type="float">
            <text:p>-98,666664</text:p>
          </table:table-cell>
          <table:table-cell office:value-type="float" office:value="-99.4" calcext:value-type="float">
            <text:p>-99,4</text:p>
          </table:table-cell>
          <table:table-cell office:value-type="float" office:value="-90.6" calcext:value-type="float">
            <text:p>-90,6</text:p>
          </table:table-cell>
          <table:table-cell office:value-type="float" office:value="-87.9" calcext:value-type="float">
            <text:p>-87,9</text:p>
          </table:table-cell>
          <table:table-cell office:value-type="float" office:value="-97.8" calcext:value-type="float">
            <text:p>-97,8</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8.833336" calcext:value-type="float">
            <text:p>-98,833336</text:p>
          </table:table-cell>
          <table:table-cell office:value-type="float" office:value="-86.8" calcext:value-type="float">
            <text:p>-86,8</text:p>
          </table:table-cell>
          <table:table-cell office:value-type="float" office:value="-97.5" calcext:value-type="float">
            <text:p>-97,5</text:p>
          </table:table-cell>
          <table:table-cell office:value-type="float" office:value="-99.3" calcext:value-type="float">
            <text:p>-99,3</text:p>
          </table:table-cell>
          <table:table-cell office:value-type="float" office:value="-98" calcext:value-type="float">
            <text:p>-98</text:p>
          </table:table-cell>
          <table:table-cell office:value-type="float" office:value="-98.666664" calcext:value-type="float">
            <text:p>-98,666664</text:p>
          </table:table-cell>
          <table:table-cell office:value-type="float" office:value="-98.8" calcext:value-type="float">
            <text:p>-98,8</text:p>
          </table:table-cell>
          <table:table-cell office:value-type="float" office:value="-90.6" calcext:value-type="float">
            <text:p>-90,6</text:p>
          </table:table-cell>
          <table:table-cell office:value-type="float" office:value="-91.6" calcext:value-type="float">
            <text:p>-91,6</text:p>
          </table:table-cell>
          <table:table-cell office:value-type="float" office:value="-96.5" calcext:value-type="float">
            <text:p>-96,5</text:p>
          </table:table-cell>
          <table:table-cell office:value-type="float" office:value="-98.875" calcext:value-type="float">
            <text:p>-98,875</text:p>
          </table:table-cell>
          <table:table-cell table:number-columns-repeated="1010"/>
        </table:table-row>
        <table:table-row table:style-name="ro8">
          <table:table-cell office:value-type="float" office:value="-99.666664" calcext:value-type="float">
            <text:p>-99,666664</text:p>
          </table:table-cell>
          <table:table-cell office:value-type="float" office:value="-99.14286" calcext:value-type="float">
            <text:p>-99,14286</text:p>
          </table:table-cell>
          <table:table-cell office:value-type="float" office:value="-86.7" calcext:value-type="float">
            <text:p>-86,7</text:p>
          </table:table-cell>
          <table:table-cell office:value-type="float" office:value="-97.5" calcext:value-type="float">
            <text:p>-97,5</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8.25" calcext:value-type="float">
            <text:p>-98,25</text:p>
          </table:table-cell>
          <table:table-cell office:value-type="float" office:value="-99.5" calcext:value-type="float">
            <text:p>-99,5</text:p>
          </table:table-cell>
          <table:table-cell office:value-type="float" office:value="-91.6" calcext:value-type="float">
            <text:p>-91,6</text:p>
          </table:table-cell>
          <table:table-cell office:value-type="float" office:value="-93.9" calcext:value-type="float">
            <text:p>-93,9</text:p>
          </table:table-cell>
          <table:table-cell office:value-type="float" office:value="-95.9" calcext:value-type="float">
            <text:p>-95,9</text:p>
          </table:table-cell>
          <table:table-cell office:value-type="float" office:value="-99" calcext:value-type="float">
            <text:p>-99</text:p>
          </table:table-cell>
          <table:table-cell table:number-columns-repeated="1010"/>
        </table:table-row>
        <table:table-row table:style-name="ro8">
          <table:table-cell office:value-type="float" office:value="-99.666664" calcext:value-type="float">
            <text:p>-99,666664</text:p>
          </table:table-cell>
          <table:table-cell office:value-type="float" office:value="-98.5" calcext:value-type="float">
            <text:p>-98,5</text:p>
          </table:table-cell>
          <table:table-cell office:value-type="float" office:value="-86.6" calcext:value-type="float">
            <text:p>-86,6</text:p>
          </table:table-cell>
          <table:table-cell office:value-type="float" office:value="-95" calcext:value-type="float">
            <text:p>-95</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7" calcext:value-type="float">
            <text:p>-97</text:p>
          </table:table-cell>
          <table:table-cell office:value-type="float" office:value="-99.8" calcext:value-type="float">
            <text:p>-99,8</text:p>
          </table:table-cell>
          <table:table-cell office:value-type="float" office:value="-93.4" calcext:value-type="float">
            <text:p>-93,4</text:p>
          </table:table-cell>
          <table:table-cell office:value-type="float" office:value="-94.7" calcext:value-type="float">
            <text:p>-94,7</text:p>
          </table:table-cell>
          <table:table-cell office:value-type="float" office:value="-95.6" calcext:value-type="float">
            <text:p>-95,6</text:p>
          </table:table-cell>
          <table:table-cell office:value-type="float" office:value="-99.666664" calcext:value-type="float">
            <text:p>-99,666664</text:p>
          </table:table-cell>
          <table:table-cell table:number-columns-repeated="1010"/>
        </table:table-row>
        <table:table-row table:style-name="ro8">
          <table:table-cell office:value-type="float" office:value="-99.666664" calcext:value-type="float">
            <text:p>-99,666664</text:p>
          </table:table-cell>
          <table:table-cell office:value-type="float" office:value="-97.6" calcext:value-type="float">
            <text:p>-97,6</text:p>
          </table:table-cell>
          <table:table-cell office:value-type="float" office:value="-88.6" calcext:value-type="float">
            <text:p>-88,6</text:p>
          </table:table-cell>
          <table:table-cell office:value-type="float" office:value="-94.4" calcext:value-type="float">
            <text:p>-94,4</text:p>
          </table:table-cell>
          <table:table-cell office:value-type="float" office:value="-100.14286" calcext:value-type="float">
            <text:p>-100,14286</text:p>
          </table:table-cell>
          <table:table-cell office:value-type="float" office:value="-98.5" calcext:value-type="float">
            <text:p>-98,5</text:p>
          </table:table-cell>
          <table:table-cell office:value-type="float" office:value="-97.333336" calcext:value-type="float">
            <text:p>-97,333336</text:p>
          </table:table-cell>
          <table:table-cell office:value-type="float" office:value="-99.8" calcext:value-type="float">
            <text:p>-99,8</text:p>
          </table:table-cell>
          <table:table-cell office:value-type="float" office:value="-93.9" calcext:value-type="float">
            <text:p>-93,9</text:p>
          </table:table-cell>
          <table:table-cell office:value-type="float" office:value="-93.7" calcext:value-type="float">
            <text:p>-93,7</text:p>
          </table:table-cell>
          <table:table-cell office:value-type="float" office:value="-95.6" calcext:value-type="float">
            <text:p>-95,6</text:p>
          </table:table-cell>
          <table:table-cell office:value-type="float" office:value="-99.666664" calcext:value-type="float">
            <text:p>-99,666664</text:p>
          </table:table-cell>
          <table:table-cell table:number-columns-repeated="1010"/>
        </table:table-row>
        <table:table-row table:style-name="ro8">
          <table:table-cell office:value-type="float" office:value="-99.5" calcext:value-type="float">
            <text:p>-99,5</text:p>
          </table:table-cell>
          <table:table-cell office:value-type="float" office:value="-98.4" calcext:value-type="float">
            <text:p>-98,4</text:p>
          </table:table-cell>
          <table:table-cell office:value-type="float" office:value="-89.2" calcext:value-type="float">
            <text:p>-89,2</text:p>
          </table:table-cell>
          <table:table-cell office:value-type="float" office:value="-94.8" calcext:value-type="float">
            <text:p>-94,8</text:p>
          </table:table-cell>
          <table:table-cell office:value-type="float" office:value="-100.5" calcext:value-type="float">
            <text:p>-100,5</text:p>
          </table:table-cell>
          <table:table-cell office:value-type="float" office:value="-98.5" calcext:value-type="float">
            <text:p>-98,5</text:p>
          </table:table-cell>
          <table:table-cell office:value-type="float" office:value="-97.125" calcext:value-type="float">
            <text:p>-97,125</text:p>
          </table:table-cell>
          <table:table-cell office:value-type="float" office:value="-99.8" calcext:value-type="float">
            <text:p>-99,8</text:p>
          </table:table-cell>
          <table:table-cell office:value-type="float" office:value="-91.3" calcext:value-type="float">
            <text:p>-91,3</text:p>
          </table:table-cell>
          <table:table-cell office:value-type="float" office:value="-96.7" calcext:value-type="float">
            <text:p>-96,7</text:p>
          </table:table-cell>
          <table:table-cell office:value-type="float" office:value="-96.6" calcext:value-type="float">
            <text:p>-96,6</text:p>
          </table:table-cell>
          <table:table-cell table:number-columns-repeated="1011"/>
        </table:table-row>
        <table:table-row table:style-name="ro8">
          <table:table-cell/>
          <table:table-cell office:value-type="float" office:value="-98.6" calcext:value-type="float">
            <text:p>-98,6</text:p>
          </table:table-cell>
          <table:table-cell office:value-type="float" office:value="-89.4" calcext:value-type="float">
            <text:p>-89,4</text:p>
          </table:table-cell>
          <table:table-cell office:value-type="float" office:value="-94.4" calcext:value-type="float">
            <text:p>-94,4</text:p>
          </table:table-cell>
          <table:table-cell office:value-type="float" office:value="-100.333336" calcext:value-type="float">
            <text:p>-100,333336</text:p>
          </table:table-cell>
          <table:table-cell office:value-type="float" office:value="-98.5" calcext:value-type="float">
            <text:p>-98,5</text:p>
          </table:table-cell>
          <table:table-cell office:value-type="float" office:value="-97" calcext:value-type="float">
            <text:p>-97</text:p>
          </table:table-cell>
          <table:table-cell office:value-type="float" office:value="-98.8" calcext:value-type="float">
            <text:p>-98,8</text:p>
          </table:table-cell>
          <table:table-cell office:value-type="float" office:value="-91.9" calcext:value-type="float">
            <text:p>-91,9</text:p>
          </table:table-cell>
          <table:table-cell office:value-type="float" office:value="-99" calcext:value-type="float">
            <text:p>-99</text:p>
          </table:table-cell>
          <table:table-cell office:value-type="float" office:value="-96.4" calcext:value-type="float">
            <text:p>-96,4</text:p>
          </table:table-cell>
          <table:table-cell office:value-type="float" office:value="-100" calcext:value-type="float">
            <text:p>-100</text:p>
          </table:table-cell>
          <table:table-cell table:number-columns-repeated="1010"/>
        </table:table-row>
        <table:table-row table:style-name="ro8">
          <table:table-cell/>
          <table:table-cell office:value-type="float" office:value="-99" calcext:value-type="float">
            <text:p>-99</text:p>
          </table:table-cell>
          <table:table-cell office:value-type="float" office:value="-93.4" calcext:value-type="float">
            <text:p>-93,4</text:p>
          </table:table-cell>
          <table:table-cell office:value-type="float" office:value="-95.4" calcext:value-type="float">
            <text:p>-95,4</text:p>
          </table:table-cell>
          <table:table-cell office:value-type="float" office:value="-100.333336" calcext:value-type="float">
            <text:p>-100,333336</text:p>
          </table:table-cell>
          <table:table-cell table:number-columns-repeated="2" office:value-type="float" office:value="-97" calcext:value-type="float">
            <text:p>-97</text:p>
          </table:table-cell>
          <table:table-cell office:value-type="float" office:value="-97.9" calcext:value-type="float">
            <text:p>-97,9</text:p>
          </table:table-cell>
          <table:table-cell office:value-type="float" office:value="-94.4" calcext:value-type="float">
            <text:p>-94,4</text:p>
          </table:table-cell>
          <table:table-cell office:value-type="float" office:value="-99.5" calcext:value-type="float">
            <text:p>-99,5</text:p>
          </table:table-cell>
          <table:table-cell office:value-type="float" office:value="-95.9" calcext:value-type="float">
            <text:p>-95,9</text:p>
          </table:table-cell>
          <table:table-cell office:value-type="float" office:value="-100" calcext:value-type="float">
            <text:p>-100</text:p>
          </table:table-cell>
          <table:table-cell table:number-columns-repeated="1010"/>
        </table:table-row>
        <table:table-row table:style-name="ro8">
          <table:table-cell/>
          <table:table-cell office:value-type="float" office:value="-99" calcext:value-type="float">
            <text:p>-99</text:p>
          </table:table-cell>
          <table:table-cell office:value-type="float" office:value="-94.1" calcext:value-type="float">
            <text:p>-94,1</text:p>
          </table:table-cell>
          <table:table-cell office:value-type="float" office:value="-96.2" calcext:value-type="float">
            <text:p>-96,2</text:p>
          </table:table-cell>
          <table:table-cell table:number-columns-repeated="2" office:value-type="float" office:value="-100" calcext:value-type="float">
            <text:p>-100</text:p>
          </table:table-cell>
          <table:table-cell office:value-type="float" office:value="-97.333336" calcext:value-type="float">
            <text:p>-97,333336</text:p>
          </table:table-cell>
          <table:table-cell office:value-type="float" office:value="-96.5" calcext:value-type="float">
            <text:p>-96,5</text:p>
          </table:table-cell>
          <table:table-cell office:value-type="float" office:value="-93.1" calcext:value-type="float">
            <text:p>-93,1</text:p>
          </table:table-cell>
          <table:table-cell office:value-type="float" office:value="-99.9" calcext:value-type="float">
            <text:p>-99,9</text:p>
          </table:table-cell>
          <table:table-cell office:value-type="float" office:value="-96.8" calcext:value-type="float">
            <text:p>-96,8</text:p>
          </table:table-cell>
          <table:table-cell office:value-type="float" office:value="-100" calcext:value-type="float">
            <text:p>-100</text:p>
          </table:table-cell>
          <table:table-cell table:number-columns-repeated="1010"/>
        </table:table-row>
        <table:table-row table:style-name="ro8">
          <table:table-cell/>
          <table:table-cell office:value-type="float" office:value="-98.77778" calcext:value-type="float">
            <text:p>-98,77778</text:p>
          </table:table-cell>
          <table:table-cell office:value-type="float" office:value="-92.6" calcext:value-type="float">
            <text:p>-92,6</text:p>
          </table:table-cell>
          <table:table-cell office:value-type="float" office:value="-97.1" calcext:value-type="float">
            <text:p>-97,1</text:p>
          </table:table-cell>
          <table:table-cell office:value-type="float" office:value="-98.5" calcext:value-type="float">
            <text:p>-98,5</text:p>
          </table:table-cell>
          <table:table-cell office:value-type="float" office:value="-103" calcext:value-type="float">
            <text:p>-103</text:p>
          </table:table-cell>
          <table:table-cell office:value-type="float" office:value="-97.4" calcext:value-type="float">
            <text:p>-97,4</text:p>
          </table:table-cell>
          <table:table-cell office:value-type="float" office:value="-96.6" calcext:value-type="float">
            <text:p>-96,6</text:p>
          </table:table-cell>
          <table:table-cell office:value-type="float" office:value="-91.9" calcext:value-type="float">
            <text:p>-91,9</text:p>
          </table:table-cell>
          <table:table-cell office:value-type="float" office:value="-99.7" calcext:value-type="float">
            <text:p>-99,7</text:p>
          </table:table-cell>
          <table:table-cell office:value-type="float" office:value="-97.125" calcext:value-type="float">
            <text:p>-97,125</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111115" calcext:value-type="float">
            <text:p>-99,111115</text:p>
          </table:table-cell>
          <table:table-cell office:value-type="float" office:value="-90.8" calcext:value-type="float">
            <text:p>-90,8</text:p>
          </table:table-cell>
          <table:table-cell office:value-type="float" office:value="-96.8" calcext:value-type="float">
            <text:p>-96,8</text:p>
          </table:table-cell>
          <table:table-cell office:value-type="float" office:value="-98.42857" calcext:value-type="float">
            <text:p>-98,42857</text:p>
          </table:table-cell>
          <table:table-cell office:value-type="float" office:value="-103" calcext:value-type="float">
            <text:p>-103</text:p>
          </table:table-cell>
          <table:table-cell office:value-type="float" office:value="-97.5" calcext:value-type="float">
            <text:p>-97,5</text:p>
          </table:table-cell>
          <table:table-cell office:value-type="float" office:value="-97" calcext:value-type="float">
            <text:p>-97</text:p>
          </table:table-cell>
          <table:table-cell office:value-type="float" office:value="-92.3" calcext:value-type="float">
            <text:p>-92,3</text:p>
          </table:table-cell>
          <table:table-cell office:value-type="float" office:value="-99.7" calcext:value-type="float">
            <text:p>-99,7</text:p>
          </table:table-cell>
          <table:table-cell office:value-type="float" office:value="-96.833336" calcext:value-type="float">
            <text:p>-96,833336</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71429" calcext:value-type="float">
            <text:p>-99,71429</text:p>
          </table:table-cell>
          <table:table-cell office:value-type="float" office:value="-92.4" calcext:value-type="float">
            <text:p>-92,4</text:p>
          </table:table-cell>
          <table:table-cell office:value-type="float" office:value="-96.8" calcext:value-type="float">
            <text:p>-96,8</text:p>
          </table:table-cell>
          <table:table-cell office:value-type="float" office:value="-98.77778" calcext:value-type="float">
            <text:p>-98,7777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8" calcext:value-type="float">
            <text:p>-98</text:p>
          </table:table-cell>
          <table:table-cell office:value-type="float" office:value="-93.9" calcext:value-type="float">
            <text:p>-93,9</text:p>
          </table:table-cell>
          <table:table-cell office:value-type="float" office:value="-97.9" calcext:value-type="float">
            <text:p>-97,9</text:p>
          </table:table-cell>
          <table:table-cell office:value-type="float" office:value="-96" calcext:value-type="float">
            <text:p>-96</text:p>
          </table:table-cell>
          <table:table-cell office:value-type="float" office:value="-98.333336" calcext:value-type="float">
            <text:p>-98,333336</text:p>
          </table:table-cell>
          <table:table-cell table:number-columns-repeated="1010"/>
        </table:table-row>
        <table:table-row table:style-name="ro8">
          <table:table-cell/>
          <table:table-cell office:value-type="float" office:value="-99.71429" calcext:value-type="float">
            <text:p>-99,71429</text:p>
          </table:table-cell>
          <table:table-cell office:value-type="float" office:value="-94.2" calcext:value-type="float">
            <text:p>-94,2</text:p>
          </table:table-cell>
          <table:table-cell office:value-type="float" office:value="-97.8" calcext:value-type="float">
            <text:p>-97,8</text:p>
          </table:table-cell>
          <table:table-cell office:value-type="float" office:value="-98.8" calcext:value-type="float">
            <text:p>-98,8</text:p>
          </table:table-cell>
          <table:table-cell office:value-type="float" office:value="-103" calcext:value-type="float">
            <text:p>-103</text:p>
          </table:table-cell>
          <table:table-cell office:value-type="float" office:value="-98.71429" calcext:value-type="float">
            <text:p>-98,71429</text:p>
          </table:table-cell>
          <table:table-cell office:value-type="float" office:value="-98" calcext:value-type="float">
            <text:p>-98</text:p>
          </table:table-cell>
          <table:table-cell office:value-type="float" office:value="-96.2" calcext:value-type="float">
            <text:p>-96,2</text:p>
          </table:table-cell>
          <table:table-cell office:value-type="float" office:value="-97.9" calcext:value-type="float">
            <text:p>-97,9</text:p>
          </table:table-cell>
          <table:table-cell office:value-type="float" office:value="-98.333336" calcext:value-type="float">
            <text:p>-98,333336</text:p>
          </table:table-cell>
          <table:table-cell table:number-columns-repeated="1011"/>
        </table:table-row>
        <table:table-row table:style-name="ro8">
          <table:table-cell/>
          <table:table-cell office:value-type="float" office:value="-99.833336" calcext:value-type="float">
            <text:p>-99,833336</text:p>
          </table:table-cell>
          <table:table-cell office:value-type="float" office:value="-94.3" calcext:value-type="float">
            <text:p>-94,3</text:p>
          </table:table-cell>
          <table:table-cell office:value-type="float" office:value="-98.1" calcext:value-type="float">
            <text:p>-98,1</text:p>
          </table:table-cell>
          <table:table-cell office:value-type="float" office:value="-98.8" calcext:value-type="float">
            <text:p>-98,8</text:p>
          </table:table-cell>
          <table:table-cell office:value-type="float" office:value="-103" calcext:value-type="float">
            <text:p>-103</text:p>
          </table:table-cell>
          <table:table-cell office:value-type="float" office:value="-98.71429" calcext:value-type="float">
            <text:p>-98,71429</text:p>
          </table:table-cell>
          <table:table-cell office:value-type="float" office:value="-98" calcext:value-type="float">
            <text:p>-98</text:p>
          </table:table-cell>
          <table:table-cell office:value-type="float" office:value="-95.9" calcext:value-type="float">
            <text:p>-95,9</text:p>
          </table:table-cell>
          <table:table-cell office:value-type="float" office:value="-97.6" calcext:value-type="float">
            <text:p>-97,6</text:p>
          </table:table-cell>
          <table:table-cell office:value-type="float" office:value="-98.333336" calcext:value-type="float">
            <text:p>-98,333336</text:p>
          </table:table-cell>
          <table:table-cell table:number-columns-repeated="1011"/>
        </table:table-row>
        <table:table-row table:style-name="ro8">
          <table:table-cell/>
          <table:table-cell office:value-type="float" office:value="-100" calcext:value-type="float">
            <text:p>-100</text:p>
          </table:table-cell>
          <table:table-cell office:value-type="float" office:value="-95" calcext:value-type="float">
            <text:p>-95</text:p>
          </table:table-cell>
          <table:table-cell office:value-type="float" office:value="-97.1" calcext:value-type="float">
            <text:p>-97,1</text:p>
          </table:table-cell>
          <table:table-cell office:value-type="float" office:value="-98.8" calcext:value-type="float">
            <text:p>-98,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8" calcext:value-type="float">
            <text:p>-98</text:p>
          </table:table-cell>
          <table:table-cell office:value-type="float" office:value="-94.2" calcext:value-type="float">
            <text:p>-94,2</text:p>
          </table:table-cell>
          <table:table-cell office:value-type="float" office:value="-97.9" calcext:value-type="float">
            <text:p>-97,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1" calcext:value-type="float">
            <text:p>-101</text:p>
          </table:table-cell>
          <table:table-cell office:value-type="float" office:value="-94" calcext:value-type="float">
            <text:p>-94</text:p>
          </table:table-cell>
          <table:table-cell office:value-type="float" office:value="-97" calcext:value-type="float">
            <text:p>-97</text:p>
          </table:table-cell>
          <table:table-cell office:value-type="float" office:value="-98.8" calcext:value-type="float">
            <text:p>-98,8</text:p>
          </table:table-cell>
          <table:table-cell office:value-type="float" office:value="-103" calcext:value-type="float">
            <text:p>-103</text:p>
          </table:table-cell>
          <table:table-cell office:value-type="float" office:value="-98.666664" calcext:value-type="float">
            <text:p>-98,666664</text:p>
          </table:table-cell>
          <table:table-cell office:value-type="float" office:value="-94.9" calcext:value-type="float">
            <text:p>-94,9</text:p>
          </table:table-cell>
          <table:table-cell/>
          <table:table-cell office:value-type="float" office:value="-96.9" calcext:value-type="float">
            <text:p>-96,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1.5" calcext:value-type="float">
            <text:p>-101,5</text:p>
          </table:table-cell>
          <table:table-cell office:value-type="float" office:value="-94.6" calcext:value-type="float">
            <text:p>-94,6</text:p>
          </table:table-cell>
          <table:table-cell office:value-type="float" office:value="-97" calcext:value-type="float">
            <text:p>-97</text:p>
          </table:table-cell>
          <table:table-cell office:value-type="float" office:value="-98.6" calcext:value-type="float">
            <text:p>-98,6</text:p>
          </table:table-cell>
          <table:table-cell/>
          <table:table-cell office:value-type="float" office:value="-98.75" calcext:value-type="float">
            <text:p>-98,75</text:p>
          </table:table-cell>
          <table:table-cell office:value-type="float" office:value="-95" calcext:value-type="float">
            <text:p>-95</text:p>
          </table:table-cell>
          <table:table-cell/>
          <table:table-cell office:value-type="float" office:value="-95.9" calcext:value-type="float">
            <text:p>-95,9</text:p>
          </table:table-cell>
          <table:table-cell office:value-type="float" office:value="-97.5" calcext:value-type="float">
            <text:p>-97,5</text:p>
          </table:table-cell>
          <table:table-cell table:number-columns-repeated="1011"/>
        </table:table-row>
        <table:table-row table:style-name="ro8">
          <table:table-cell/>
          <table:table-cell office:value-type="float" office:value="-103" calcext:value-type="float">
            <text:p>-103</text:p>
          </table:table-cell>
          <table:table-cell office:value-type="float" office:value="-95" calcext:value-type="float">
            <text:p>-95</text:p>
          </table:table-cell>
          <table:table-cell office:value-type="float" office:value="-96.1" calcext:value-type="float">
            <text:p>-96,1</text:p>
          </table:table-cell>
          <table:table-cell office:value-type="float" office:value="-99.1" calcext:value-type="float">
            <text:p>-99,1</text:p>
          </table:table-cell>
          <table:table-cell/>
          <table:table-cell office:value-type="float" office:value="-99.5" calcext:value-type="float">
            <text:p>-99,5</text:p>
          </table:table-cell>
          <table:table-cell office:value-type="float" office:value="-94.166664" calcext:value-type="float">
            <text:p>-94,166664</text:p>
          </table:table-cell>
          <table:table-cell/>
          <table:table-cell office:value-type="float" office:value="-95.6" calcext:value-type="float">
            <text:p>-95,6</text:p>
          </table:table-cell>
          <table:table-cell table:number-columns-repeated="1012"/>
        </table:table-row>
        <table:table-row table:style-name="ro8">
          <table:table-cell/>
          <table:table-cell office:value-type="float" office:value="-102.5" calcext:value-type="float">
            <text:p>-102,5</text:p>
          </table:table-cell>
          <table:table-cell office:value-type="float" office:value="-95.9" calcext:value-type="float">
            <text:p>-95,9</text:p>
          </table:table-cell>
          <table:table-cell office:value-type="float" office:value="-96.6" calcext:value-type="float">
            <text:p>-96,6</text:p>
          </table:table-cell>
          <table:table-cell office:value-type="float" office:value="-98.7" calcext:value-type="float">
            <text:p>-98,7</text:p>
          </table:table-cell>
          <table:table-cell table:number-columns-repeated="2"/>
          <table:table-cell office:value-type="float" office:value="-95" calcext:value-type="float">
            <text:p>-95</text:p>
          </table:table-cell>
          <table:table-cell/>
          <table:table-cell office:value-type="float" office:value="-94.2" calcext:value-type="float">
            <text:p>-94,2</text:p>
          </table:table-cell>
          <table:table-cell table:number-columns-repeated="1012"/>
        </table:table-row>
        <table:table-row table:style-name="ro8">
          <table:table-cell/>
          <table:table-cell office:value-type="float" office:value="-102.5" calcext:value-type="float">
            <text:p>-102,5</text:p>
          </table:table-cell>
          <table:table-cell office:value-type="float" office:value="-97.1" calcext:value-type="float">
            <text:p>-97,1</text:p>
          </table:table-cell>
          <table:table-cell office:value-type="float" office:value="-96.6" calcext:value-type="float">
            <text:p>-96,6</text:p>
          </table:table-cell>
          <table:table-cell office:value-type="float" office:value="-98.375" calcext:value-type="float">
            <text:p>-98,375</text:p>
          </table:table-cell>
          <table:table-cell table:number-columns-repeated="4"/>
          <table:table-cell office:value-type="float" office:value="-94.2" calcext:value-type="float">
            <text:p>-94,2</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8" calcext:value-type="float">
            <text:p>-97,8</text:p>
          </table:table-cell>
          <table:table-cell office:value-type="float" office:value="-97.3" calcext:value-type="float">
            <text:p>-97,3</text:p>
          </table:table-cell>
          <table:table-cell office:value-type="float" office:value="-98.25" calcext:value-type="float">
            <text:p>-98,25</text:p>
          </table:table-cell>
          <table:table-cell table:number-columns-repeated="4"/>
          <table:table-cell office:value-type="float" office:value="-93.5" calcext:value-type="float">
            <text:p>-93,5</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5" calcext:value-type="float">
            <text:p>-97,5</text:p>
          </table:table-cell>
          <table:table-cell office:value-type="float" office:value="-97.2" calcext:value-type="float">
            <text:p>-97,2</text:p>
          </table:table-cell>
          <table:table-cell office:value-type="float" office:value="-97" calcext:value-type="float">
            <text:p>-97</text:p>
          </table:table-cell>
          <table:table-cell table:number-columns-repeated="4"/>
          <table:table-cell office:value-type="float" office:value="-94.4" calcext:value-type="float">
            <text:p>-94,4</text:p>
          </table:table-cell>
          <table:table-cell office:value-type="float" office:value="-102" calcext:value-type="float">
            <text:p>-102</text:p>
          </table:table-cell>
          <table:table-cell table:number-columns-repeated="1011"/>
        </table:table-row>
        <table:table-row table:style-name="ro8">
          <table:table-cell/>
          <table:table-cell office:value-type="float" office:value="-102.5" calcext:value-type="float">
            <text:p>-102,5</text:p>
          </table:table-cell>
          <table:table-cell office:value-type="float" office:value="-97.3" calcext:value-type="float">
            <text:p>-97,3</text:p>
          </table:table-cell>
          <table:table-cell office:value-type="float" office:value="-97.14286" calcext:value-type="float">
            <text:p>-97,14286</text:p>
          </table:table-cell>
          <table:table-cell office:value-type="float" office:value="-96" calcext:value-type="float">
            <text:p>-96</text:p>
          </table:table-cell>
          <table:table-cell table:number-columns-repeated="2"/>
          <table:table-cell office:value-type="float" office:value="-97" calcext:value-type="float">
            <text:p>-97</text:p>
          </table:table-cell>
          <table:table-cell/>
          <table:table-cell office:value-type="float" office:value="-93.4" calcext:value-type="float">
            <text:p>-93,4</text:p>
          </table:table-cell>
          <table:table-cell office:value-type="float" office:value="-102" calcext:value-type="float">
            <text:p>-102</text:p>
          </table:table-cell>
          <table:table-cell table:number-columns-repeated="1011"/>
        </table:table-row>
        <table:table-row table:style-name="ro8">
          <table:table-cell/>
          <table:table-cell office:value-type="float" office:value="-97" calcext:value-type="float">
            <text:p>-97</text:p>
          </table:table-cell>
          <table:table-cell/>
          <table:table-cell office:value-type="float" office:value="-96.75" calcext:value-type="float">
            <text:p>-96,75</text:p>
          </table:table-cell>
          <table:table-cell table:number-columns-repeated="3"/>
          <table:table-cell office:value-type="float" office:value="-98.8" calcext:value-type="float">
            <text:p>-98,8</text:p>
          </table:table-cell>
          <table:table-cell/>
          <table:table-cell office:value-type="float" office:value="-93.8" calcext:value-type="float">
            <text:p>-93,8</text:p>
          </table:table-cell>
          <table:table-cell office:value-type="float" office:value="-102" calcext:value-type="float">
            <text:p>-102</text:p>
          </table:table-cell>
          <table:table-cell table:number-columns-repeated="1011"/>
        </table:table-row>
        <table:table-row table:style-name="ro8">
          <table:table-cell/>
          <table:table-cell office:value-type="float" office:value="-96.888885" calcext:value-type="float">
            <text:p>-96,888885</text:p>
          </table:table-cell>
          <table:table-cell/>
          <table:table-cell office:value-type="float" office:value="-98" calcext:value-type="float">
            <text:p>-98</text:p>
          </table:table-cell>
          <table:table-cell table:number-columns-repeated="3"/>
          <table:table-cell office:value-type="float" office:value="-98.666664" calcext:value-type="float">
            <text:p>-98,666664</text:p>
          </table:table-cell>
          <table:table-cell/>
          <table:table-cell office:value-type="float" office:value="-96.5" calcext:value-type="float">
            <text:p>-96,5</text:p>
          </table:table-cell>
          <table:table-cell office:value-type="float" office:value="-102" calcext:value-type="float">
            <text:p>-102</text:p>
          </table:table-cell>
          <table:table-cell table:number-columns-repeated="1011"/>
        </table:table-row>
        <table:table-row table:style-name="ro8">
          <table:table-cell/>
          <table:table-cell office:value-type="float" office:value="-97.42857" calcext:value-type="float">
            <text:p>-97,42857</text:p>
          </table:table-cell>
          <table:table-cell table:number-columns-repeated="5"/>
          <table:table-cell office:value-type="float" office:value="-98.77778" calcext:value-type="float">
            <text:p>-98,77778</text:p>
          </table:table-cell>
          <table:table-cell/>
          <table:table-cell office:value-type="float" office:value="-97.2" calcext:value-type="float">
            <text:p>-97,2</text:p>
          </table:table-cell>
          <table:table-cell office:value-type="float" office:value="-102" calcext:value-type="float">
            <text:p>-102</text:p>
          </table:table-cell>
          <table:table-cell table:number-columns-repeated="1011"/>
        </table:table-row>
        <table:table-row table:style-name="ro8">
          <table:table-cell/>
          <table:table-cell office:value-type="float" office:value="-97" calcext:value-type="float">
            <text:p>-97</text:p>
          </table:table-cell>
          <table:table-cell table:number-columns-repeated="5"/>
          <table:table-cell office:value-type="float" office:value="-98.77778" calcext:value-type="float">
            <text:p>-98,77778</text:p>
          </table:table-cell>
          <table:table-cell/>
          <table:table-cell office:value-type="float" office:value="-97.1" calcext:value-type="float">
            <text:p>-97,1</text:p>
          </table:table-cell>
          <table:table-cell office:value-type="float" office:value="-102" calcext:value-type="float">
            <text:p>-102</text:p>
          </table:table-cell>
          <table:table-cell table:number-columns-repeated="1011"/>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table-cell office:value-type="float" office:value="-97.55556" calcext:value-type="float">
            <text:p>-97,55556</text:p>
          </table:table-cell>
          <table:table-cell table:number-columns-repeated="1012"/>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table-cell office:value-type="float" office:value="-97.5" calcext:value-type="float">
            <text:p>-97,5</text:p>
          </table:table-cell>
          <table:table-cell table:number-columns-repeated="1012"/>
        </table:table-row>
        <table:table-row table:style-name="ro8">
          <table:table-cell/>
          <table:table-cell office:value-type="float" office:value="-97.2" calcext:value-type="float">
            <text:p>-97,2</text:p>
          </table:table-cell>
          <table:table-cell table:number-columns-repeated="5"/>
          <table:table-cell office:value-type="float" office:value="-99.2" calcext:value-type="float">
            <text:p>-99,2</text:p>
          </table:table-cell>
          <table:table-cell table:number-columns-repeated="1014"/>
        </table:table-row>
        <table:table-row table:style-name="ro8">
          <table:table-cell/>
          <table:table-cell office:value-type="float" office:value="-97.666664" calcext:value-type="float">
            <text:p>-97,666664</text:p>
          </table:table-cell>
          <table:table-cell table:number-columns-repeated="5"/>
          <table:table-cell office:value-type="float" office:value="-100.2" calcext:value-type="float">
            <text:p>-100,2</text:p>
          </table:table-cell>
          <table:table-cell table:number-columns-repeated="1014"/>
        </table:table-row>
        <table:table-row table:style-name="ro8">
          <table:table-cell/>
          <table:table-cell office:value-type="float" office:value="-98.5" calcext:value-type="float">
            <text:p>-98,5</text:p>
          </table:table-cell>
          <table:table-cell table:number-columns-repeated="4"/>
          <table:table-cell office:value-type="float" office:value="-99" calcext:value-type="float">
            <text:p>-99</text:p>
          </table:table-cell>
          <table:table-cell office:value-type="float" office:value="-99.8" calcext:value-type="float">
            <text:p>-99,8</text:p>
          </table:table-cell>
          <table:table-cell table:number-columns-repeated="1014"/>
        </table:table-row>
        <table:table-row table:style-name="ro8">
          <table:table-cell/>
          <table:table-cell office:value-type="float" office:value="-98.666664" calcext:value-type="float">
            <text:p>-98,666664</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25" calcext:value-type="float">
            <text:p>-98,25</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1" calcext:value-type="float">
            <text:p>-100,1</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1" calcext:value-type="float">
            <text:p>-100,1</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99.77778" calcext:value-type="float">
            <text:p>-99,77778</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99.833336" calcext:value-type="float">
            <text:p>-99,833336</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97" calcext:value-type="float">
            <text:p>-97</text:p>
          </table:table-cell>
          <table:table-cell table:number-columns-repeated="2"/>
          <table:table-cell office:value-type="float" office:value="-100.666664" calcext:value-type="float">
            <text:p>-100,666664</text:p>
          </table:table-cell>
          <table:table-cell office:value-type="float" office:value="-100" calcext:value-type="float">
            <text:p>-100</text:p>
          </table:table-cell>
          <table:table-cell table:number-columns-repeated="1014"/>
        </table:table-row>
        <table:table-row table:style-name="ro8">
          <table:table-cell/>
          <table:table-cell office:value-type="float" office:value="-98" calcext:value-type="float">
            <text:p>-98</text:p>
          </table:table-cell>
          <table:table-cell/>
          <table:table-cell office:value-type="float" office:value="-101" calcext:value-type="float">
            <text:p>-101</text:p>
          </table:table-cell>
          <table:table-cell table:number-columns-repeated="2"/>
          <table:table-cell table:number-columns-repeated="2" office:value-type="float" office:value="-101.5" calcext:value-type="float">
            <text:p>-101,5</text:p>
          </table:table-cell>
          <table:table-cell table:number-columns-repeated="1014"/>
        </table:table-row>
        <table:table-row table:style-name="ro8">
          <table:table-cell/>
          <table:table-cell office:value-type="float" office:value="-97" calcext:value-type="float">
            <text:p>-97</text:p>
          </table:table-cell>
          <table:table-cell/>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2" calcext:value-type="float">
            <text:p>-102</text:p>
          </table:table-cell>
          <table:table-cell table:number-columns-repeated="1018"/>
        </table:table-row>
        <table:table-row table:style-name="ro8">
          <table:table-cell table:number-columns-repeated="3"/>
          <table:table-cell office:value-type="float" office:value="-101.8" calcext:value-type="float">
            <text:p>-101,8</text:p>
          </table:table-cell>
          <table:table-cell table:number-columns-repeated="1018"/>
        </table:table-row>
        <table:table-row table:style-name="ro8">
          <table:table-cell table:number-columns-repeated="3"/>
          <table:table-cell office:value-type="float" office:value="-101.666664" calcext:value-type="float">
            <text:p>-101,666664</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row table:style-name="ro8">
          <table:table-cell table:number-columns-repeated="3"/>
          <table:table-cell office:value-type="float" office:value="-101" calcext:value-type="float">
            <text:p>-101</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loext:min-decimal-places="2" number:min-integer-digits="1" number:grouping="true"/>
      <number:text> </number:text>
      <number:currency-symbol number:language="pl" number:country="PL">zł</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 style:data-style-name="N2" text:time-value="12:39:46.489925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ł Sztandera</meta:initial-creator>
    <meta:creation-date>2018-04-20T11:54:06.210319026</meta:creation-date>
    <meta:generator>LibreOffice/5.1.6.2$Linux_X86_64 LibreOffice_project/10m0$Build-2</meta:generator>
    <dc:date>2018-04-25T11:42:57.408825844</dc:date>
    <dc:creator>Rafał Sztandera</dc:creator>
    <meta:editing-duration>P1DT11H28M57S</meta:editing-duration>
    <meta:editing-cycles>64</meta:editing-cycles>
    <meta:document-statistic meta:table-count="12" meta:cell-count="20101" meta:object-count="0"/>
  </office:meta>
</office:document-meta>
</file>